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Best" style:data-style-name="N0">
      <style:table-cell-properties style:vertical-align="automatic" fo:background-color="#00FF00" style:cell-protect="protected"/>
    </style:style>
    <style:style style:name="ce3" style:family="table-cell" style:parent-style-name="cellWorst" style:data-style-name="N0">
      <style:table-cell-properties style:vertical-align="automatic" fo:background-color="#FF0000" style:cell-protect="protected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7.09083333333333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16" table:default-cell-style-name="ce1"/>
        <table:table-column table:style-name="co11" table:number-columns-repeated="16310" table:default-cell-style-name="ce1"/>
        <table:table-row table:style-name="ro1">
          <table:table-cell table:style-name="ce1"/>
          <table:table-cell office:value-type="string" table:style-name="ce1">
            <text:p>clingo-1/setting-hDistanceStart</text:p>
          </table:table-cell>
          <table:table-cell table:number-columns-repeated="3" table:style-name="ce1"/>
          <table:table-cell office:value-type="string" table:style-name="ce1">
            <text:p>clingo-1/setting-hDistanceTime</text:p>
          </table:table-cell>
          <table:table-cell table:number-columns-repeated="3" table:style-name="ce1"/>
          <table:table-cell office:value-type="string" table:style-name="ce1">
            <text:p>clingo-1/setting-hDistance-init</text:p>
          </table:table-cell>
          <table:table-cell table:number-columns-repeated="3" table:style-name="ce1"/>
          <table:table-cell office:value-type="string" table:style-name="ce1">
            <text:p>clingo-1/setting-hForbiddenHorizon</text:p>
          </table:table-cell>
          <table:table-cell table:number-columns-repeated="3" table:style-name="ce1"/>
          <table:table-cell office:value-type="string" table:style-name="ce1">
            <text:p>clingo-1/setting-hForbiddenNodeNegative</text:p>
          </table:table-cell>
          <table:table-cell table:number-columns-repeated="3" table:style-name="ce1"/>
          <table:table-cell office:value-type="string" table:style-name="ce1">
            <text:p>clingo-1/setting-hForbiddenNode-init</text:p>
          </table:table-cell>
          <table:table-cell table:number-columns-repeated="3" table:style-name="ce1"/>
          <table:table-cell office:value-type="string" table:style-name="ce1">
            <text:p>clingo-1/setting-hStrange-AND-hNodecost</text:p>
          </table:table-cell>
          <table:table-cell table:number-columns-repeated="3" table:style-name="ce1"/>
          <table:table-cell office:value-type="string" table:style-name="ce1">
            <text:p>clingo-1/setting-hStrang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PathArea-AND-Distance</text:p>
          </table:table-cell>
          <table:table-cell table:number-columns-repeated="3" table:style-name="ce1"/>
          <table:table-cell office:value-type="string" table:style-name="ce1">
            <text:p>clingo-1/setting-hPathArea-AND-NodeCost</text:p>
          </table:table-cell>
          <table:table-cell table:number-columns-repeated="3" table:style-name="ce1"/>
          <table:table-cell office:value-type="string" table:style-name="ce1">
            <text:p>clingo-1/setting-hPathArea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314" table:style-name="ce1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0_a25.lp</text:p>
          </table:table-cell>
          <table:table-cell office:value-type="float" office:value="48.23" table:style-name="ce1">
            <text:p>48,23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716638" table:style-name="ce1">
            <text:p>716638</text:p>
          </table:table-cell>
          <table:table-cell office:value-type="float" office:value="51367" table:style-name="ce1">
            <text:p>51367</text:p>
          </table:table-cell>
          <table:table-cell office:value-type="float" office:value="40.32" table:style-name="ce1">
            <text:p>40,32</text:p>
          </table:table-cell>
          <table:table-cell office:value-type="float" office:value="24.53" table:style-name="ce1">
            <text:p>24,53</text:p>
          </table:table-cell>
          <table:table-cell office:value-type="float" office:value="419641" table:style-name="ce1">
            <text:p>419641</text:p>
          </table:table-cell>
          <table:table-cell office:value-type="float" office:value="32930" table:style-name="ce1">
            <text:p>32930</text:p>
          </table:table-cell>
          <table:table-cell office:value-type="float" office:value="23.08" table:style-name="ce1">
            <text:p>23,08</text:p>
          </table:table-cell>
          <table:table-cell office:value-type="float" office:value="7.86" table:style-name="ce1">
            <text:p>7,86</text:p>
          </table:table-cell>
          <table:table-cell office:value-type="float" office:value="188456" table:style-name="ce1">
            <text:p>188456</text:p>
          </table:table-cell>
          <table:table-cell office:value-type="float" office:value="10175" table:style-name="ce1">
            <text:p>10175</text:p>
          </table:table-cell>
          <table:table-cell office:value-type="float" office:value="46.63" table:style-name="ce1">
            <text:p>46,63</text:p>
          </table:table-cell>
          <table:table-cell office:value-type="float" office:value="31.19" table:style-name="ce1">
            <text:p>31,19</text:p>
          </table:table-cell>
          <table:table-cell office:value-type="float" office:value="622767" table:style-name="ce1">
            <text:p>622767</text:p>
          </table:table-cell>
          <table:table-cell office:value-type="float" office:value="42005" table:style-name="ce1">
            <text:p>42005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6.26" table:style-name="ce1">
            <text:p>6,26</text:p>
          </table:table-cell>
          <table:table-cell office:value-type="float" office:value="149440" table:style-name="ce1">
            <text:p>149440</text:p>
          </table:table-cell>
          <table:table-cell office:value-type="float" office:value="9358" table:style-name="ce1">
            <text:p>9358</text:p>
          </table:table-cell>
          <table:table-cell office:value-type="float" office:value="28.39" table:style-name="ce1">
            <text:p>28,39</text:p>
          </table:table-cell>
          <table:table-cell office:value-type="float" office:value="13.23" table:style-name="ce1">
            <text:p>13,23</text:p>
          </table:table-cell>
          <table:table-cell office:value-type="float" office:value="270546" table:style-name="ce1">
            <text:p>270546</text:p>
          </table:table-cell>
          <table:table-cell office:value-type="float" office:value="17711" table:style-name="ce1">
            <text:p>17711</text:p>
          </table:table-cell>
          <table:table-cell office:value-type="float" office:value="128.41" table:style-name="ce1">
            <text:p>128,41</text:p>
          </table:table-cell>
          <table:table-cell office:value-type="float" office:value="112.8" table:style-name="ce1">
            <text:p>112,8</text:p>
          </table:table-cell>
          <table:table-cell office:value-type="float" office:value="452941" table:style-name="ce1">
            <text:p>452941</text:p>
          </table:table-cell>
          <table:table-cell office:value-type="float" office:value="151919" table:style-name="ce1">
            <text:p>151919</text:p>
          </table:table-cell>
          <table:table-cell office:value-type="float" office:value="30" table:style-name="ce1">
            <text:p>30</text:p>
          </table:table-cell>
          <table:table-cell office:value-type="float" office:value="14.06" table:style-name="ce1">
            <text:p>14,06</text:p>
          </table:table-cell>
          <table:table-cell office:value-type="float" office:value="56820" table:style-name="ce1">
            <text:p>56820</text:p>
          </table:table-cell>
          <table:table-cell office:value-type="float" office:value="18690" table:style-name="ce1">
            <text:p>18690</text:p>
          </table:table-cell>
          <table:table-cell office:value-type="float" office:value="28.59" table:style-name="ce1">
            <text:p>28,59</text:p>
          </table:table-cell>
          <table:table-cell office:value-type="float" office:value="13.35" table:style-name="ce1">
            <text:p>13,35</text:p>
          </table:table-cell>
          <table:table-cell office:value-type="float" office:value="255410" table:style-name="ce1">
            <text:p>255410</text:p>
          </table:table-cell>
          <table:table-cell office:value-type="float" office:value="19385" table:style-name="ce1">
            <text:p>1938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.09" table:style-name="ce2">
            <text:p>2,09</text:p>
          </table:table-cell>
          <table:table-cell office:value-type="float" office:value="68368" table:style-name="ce1">
            <text:p>68368</text:p>
          </table:table-cell>
          <table:table-cell office:value-type="float" office:value="2072" table:style-name="ce2">
            <text:p>2072</text:p>
          </table:table-cell>
          <table:table-cell office:value-type="float" office:value="18.45" table:style-name="ce1">
            <text:p>18,45</text:p>
          </table:table-cell>
          <table:table-cell office:value-type="float" office:value="2.29" table:style-name="ce1">
            <text:p>2,29</text:p>
          </table:table-cell>
          <table:table-cell office:value-type="float" office:value="46515" table:style-name="ce2">
            <text:p>46515</text:p>
          </table:table-cell>
          <table:table-cell office:value-type="float" office:value="2460" table:style-name="ce1">
            <text:p>2460</text:p>
          </table:table-cell>
          <table:table-cell office:value-type="float" office:value="358.22" table:style-name="ce3">
            <text:p>358,22</text:p>
          </table:table-cell>
          <table:table-cell office:value-type="float" office:value="343.02" table:style-name="ce3">
            <text:p>343,02</text:p>
          </table:table-cell>
          <table:table-cell office:value-type="float" office:value="2929562" table:style-name="ce3">
            <text:p>2929562</text:p>
          </table:table-cell>
          <table:table-cell office:value-type="float" office:value="274215" table:style-name="ce3">
            <text:p>274215</text:p>
          </table:table-cell>
          <table:table-cell office:value-type="float" office:value="92.88" table:style-name="ce1">
            <text:p>92,88</text:p>
          </table:table-cell>
          <table:table-cell office:value-type="float" office:value="8.4" table:style-name="ce1">
            <text:p>8,4</text:p>
          </table:table-cell>
          <table:table-cell office:value-type="float" office:value="154461" table:style-name="ce1">
            <text:p>154461</text:p>
          </table:table-cell>
          <table:table-cell office:value-type="float" office:value="6465" table:style-name="ce1">
            <text:p>6465</text:p>
          </table:table-cell>
          <table:table-cell office:value-type="float" office:value="238.82" table:style-name="ce1">
            <text:p>238,82</text:p>
          </table:table-cell>
          <table:table-cell office:value-type="float" office:value="123.04" table:style-name="ce1">
            <text:p>123,04</text:p>
          </table:table-cell>
          <table:table-cell office:value-type="float" office:value="1891711" table:style-name="ce1">
            <text:p>1891711</text:p>
          </table:table-cell>
          <table:table-cell office:value-type="float" office:value="27968" table:style-name="ce1">
            <text:p>27968</text:p>
          </table:table-cell>
          <table:table-cell office:value-type="float" office:value="41.75" table:style-name="ce1">
            <text:p>41,75</text:p>
          </table:table-cell>
          <table:table-cell office:value-type="float" office:value="26.24" table:style-name="ce1">
            <text:p>26,24</text:p>
          </table:table-cell>
          <table:table-cell office:value-type="float" office:value="505748" table:style-name="ce1">
            <text:p>505748</text:p>
          </table:table-cell>
          <table:table-cell office:value-type="float" office:value="37318" table:style-name="ce1">
            <text:p>37318</text:p>
          </table:table-cell>
          <table:table-cell office:value-type="float" office:value="18.100000000000001" table:formula="of:=MIN([.$B3];[.$F3];[.$J3];[.$N3];[.$R3];[.$V3];[.$Z3];[.$AD3];[.$AH3];[.$AL3];[.$AP3];[.$AT3];[.$AX3];[.$BB3];[.$BF3])" table:style-name="ce1">
            <text:p>18,1</text:p>
          </table:table-cell>
          <table:table-cell office:value-type="float" office:value="2.09" table:formula="of:=MIN([.$C3];[.$G3];[.$K3];[.$O3];[.$S3];[.$W3];[.$AA3];[.$AE3];[.$AI3];[.$AM3];[.$AQ3];[.$AU3];[.$AY3];[.$BC3];[.$BG3])" table:style-name="ce1">
            <text:p>2,09</text:p>
          </table:table-cell>
          <table:table-cell office:value-type="float" office:value="46515" table:formula="of:=MIN([.$D3];[.$H3];[.$L3];[.$P3];[.$T3];[.$X3];[.$AB3];[.$AF3];[.$AJ3];[.$AN3];[.$AR3];[.$AV3];[.$AZ3];[.$BD3];[.$BH3])" table:style-name="ce1">
            <text:p>46515</text:p>
          </table:table-cell>
          <table:table-cell office:value-type="float" office:value="2072" table:formula="of:=MIN([.$E3];[.$I3];[.$M3];[.$Q3];[.$U3];[.$Y3];[.$AC3];[.$AG3];[.$AK3];[.$AO3];[.$AS3];[.$AW3];[.$BA3];[.$BE3];[.$BI3])" table:style-name="ce1">
            <text:p>2072</text:p>
          </table:table-cell>
          <table:table-cell office:value-type="float" office:value="40.32" table:formula="of:=MEDIAN([.$B3];[.$F3];[.$J3];[.$N3];[.$R3];[.$V3];[.$Z3];[.$AD3];[.$AH3];[.$AL3];[.$AP3];[.$AT3];[.$AX3];[.$BB3];[.$BF3])" table:style-name="ce1">
            <text:p>40,32</text:p>
          </table:table-cell>
          <table:table-cell office:value-type="float" office:value="14.06" table:formula="of:=MEDIAN([.$C3];[.$G3];[.$K3];[.$O3];[.$S3];[.$W3];[.$AA3];[.$AE3];[.$AI3];[.$AM3];[.$AQ3];[.$AU3];[.$AY3];[.$BC3];[.$BG3])" table:style-name="ce1">
            <text:p>14,06</text:p>
          </table:table-cell>
          <table:table-cell office:value-type="float" office:value="270546" table:formula="of:=MEDIAN([.$D3];[.$H3];[.$L3];[.$P3];[.$T3];[.$X3];[.$AB3];[.$AF3];[.$AJ3];[.$AN3];[.$AR3];[.$AV3];[.$AZ3];[.$BD3];[.$BH3])" table:style-name="ce1">
            <text:p>270546</text:p>
          </table:table-cell>
          <table:table-cell office:value-type="float" office:value="19385" table:formula="of:=MEDIAN([.$E3];[.$I3];[.$M3];[.$Q3];[.$U3];[.$Y3];[.$AC3];[.$AG3];[.$AK3];[.$AO3];[.$AS3];[.$AW3];[.$BA3];[.$BE3];[.$BI3])" table:style-name="ce1">
            <text:p>19385</text:p>
          </table:table-cell>
          <table:table-cell office:value-type="float" office:value="358.22" table:formula="of:=MAX([.$B3];[.$F3];[.$J3];[.$N3];[.$R3];[.$V3];[.$Z3];[.$AD3];[.$AH3];[.$AL3];[.$AP3];[.$AT3];[.$AX3];[.$BB3];[.$BF3])" table:style-name="ce1">
            <text:p>358,22</text:p>
          </table:table-cell>
          <table:table-cell office:value-type="float" office:value="343.02" table:formula="of:=MAX([.$C3];[.$G3];[.$K3];[.$O3];[.$S3];[.$W3];[.$AA3];[.$AE3];[.$AI3];[.$AM3];[.$AQ3];[.$AU3];[.$AY3];[.$BC3];[.$BG3])" table:style-name="ce1">
            <text:p>343,02</text:p>
          </table:table-cell>
          <table:table-cell office:value-type="float" office:value="2929562" table:formula="of:=MAX([.$D3];[.$H3];[.$L3];[.$P3];[.$T3];[.$X3];[.$AB3];[.$AF3];[.$AJ3];[.$AN3];[.$AR3];[.$AV3];[.$AZ3];[.$BD3];[.$BH3])" table:style-name="ce1">
            <text:p>2929562</text:p>
          </table:table-cell>
          <table:table-cell office:value-type="float" office:value="274215" table:formula="of:=MAX([.$E3];[.$I3];[.$M3];[.$Q3];[.$U3];[.$Y3];[.$AC3];[.$AG3];[.$AK3];[.$AO3];[.$AS3];[.$AW3];[.$BA3];[.$BE3];[.$BI3])" table:style-name="ce1">
            <text:p>27421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0_a30.lp</text:p>
          </table:table-cell>
          <table:table-cell office:value-type="float" office:value="48.69" table:style-name="ce1">
            <text:p>48,69</text:p>
          </table:table-cell>
          <table:table-cell office:value-type="float" office:value="31.23" table:style-name="ce1">
            <text:p>31,23</text:p>
          </table:table-cell>
          <table:table-cell office:value-type="float" office:value="507546" table:style-name="ce1">
            <text:p>507546</text:p>
          </table:table-cell>
          <table:table-cell office:value-type="float" office:value="45438" table:style-name="ce1">
            <text:p>45438</text:p>
          </table:table-cell>
          <table:table-cell office:value-type="float" office:value="24.89" table:style-name="ce2">
            <text:p>24,89</text:p>
          </table:table-cell>
          <table:table-cell office:value-type="float" office:value="6.65" table:style-name="ce1">
            <text:p>6,65</text:p>
          </table:table-cell>
          <table:table-cell office:value-type="float" office:value="126494" table:style-name="ce1">
            <text:p>126494</text:p>
          </table:table-cell>
          <table:table-cell office:value-type="float" office:value="8970" table:style-name="ce1">
            <text:p>8970</text:p>
          </table:table-cell>
          <table:table-cell office:value-type="float" office:value="43.87" table:style-name="ce1">
            <text:p>43,87</text:p>
          </table:table-cell>
          <table:table-cell office:value-type="float" office:value="26.91" table:style-name="ce1">
            <text:p>26,91</text:p>
          </table:table-cell>
          <table:table-cell office:value-type="float" office:value="512314" table:style-name="ce1">
            <text:p>512314</text:p>
          </table:table-cell>
          <table:table-cell office:value-type="float" office:value="40662" table:style-name="ce1">
            <text:p>40662</text:p>
          </table:table-cell>
          <table:table-cell office:value-type="float" office:value="84.02" table:style-name="ce1">
            <text:p>84,02</text:p>
          </table:table-cell>
          <table:table-cell office:value-type="float" office:value="65.010000000000005" table:style-name="ce1">
            <text:p>65,01</text:p>
          </table:table-cell>
          <table:table-cell office:value-type="float" office:value="926134" table:style-name="ce1">
            <text:p>926134</text:p>
          </table:table-cell>
          <table:table-cell office:value-type="float" office:value="84886" table:style-name="ce1">
            <text:p>84886</text:p>
          </table:table-cell>
          <table:table-cell office:value-type="float" office:value="44.31" table:style-name="ce1">
            <text:p>44,31</text:p>
          </table:table-cell>
          <table:table-cell office:value-type="float" office:value="26.56" table:style-name="ce1">
            <text:p>26,56</text:p>
          </table:table-cell>
          <table:table-cell office:value-type="float" office:value="397351" table:style-name="ce1">
            <text:p>397351</text:p>
          </table:table-cell>
          <table:table-cell office:value-type="float" office:value="38658" table:style-name="ce1">
            <text:p>38658</text:p>
          </table:table-cell>
          <table:table-cell office:value-type="float" office:value="32.380000000000003" table:style-name="ce1">
            <text:p>32,38</text:p>
          </table:table-cell>
          <table:table-cell office:value-type="float" office:value="14.43" table:style-name="ce1">
            <text:p>14,43</text:p>
          </table:table-cell>
          <table:table-cell office:value-type="float" office:value="240342" table:style-name="ce1">
            <text:p>240342</text:p>
          </table:table-cell>
          <table:table-cell office:value-type="float" office:value="20162" table:style-name="ce1">
            <text:p>20162</text:p>
          </table:table-cell>
          <table:table-cell office:value-type="float" office:value="314.08" table:style-name="ce1">
            <text:p>314,08</text:p>
          </table:table-cell>
          <table:table-cell office:value-type="float" office:value="295.14" table:style-name="ce1">
            <text:p>295,14</text:p>
          </table:table-cell>
          <table:table-cell office:value-type="float" office:value="828250" table:style-name="ce1">
            <text:p>828250</text:p>
          </table:table-cell>
          <table:table-cell office:value-type="float" office:value="343079" table:style-name="ce1">
            <text:p>343079</text:p>
          </table:table-cell>
          <table:table-cell office:value-type="float" office:value="157.04" table:style-name="ce1">
            <text:p>157,04</text:p>
          </table:table-cell>
          <table:table-cell office:value-type="float" office:value="137.71" table:style-name="ce1">
            <text:p>137,71</text:p>
          </table:table-cell>
          <table:table-cell office:value-type="float" office:value="407612" table:style-name="ce1">
            <text:p>407612</text:p>
          </table:table-cell>
          <table:table-cell office:value-type="float" office:value="172512" table:style-name="ce1">
            <text:p>172512</text:p>
          </table:table-cell>
          <table:table-cell office:value-type="float" office:value="49.41" table:style-name="ce1">
            <text:p>49,41</text:p>
          </table:table-cell>
          <table:table-cell office:value-type="float" office:value="31.29" table:style-name="ce1">
            <text:p>31,29</text:p>
          </table:table-cell>
          <table:table-cell office:value-type="float" office:value="482464" table:style-name="ce1">
            <text:p>482464</text:p>
          </table:table-cell>
          <table:table-cell office:value-type="float" office:value="48939" table:style-name="ce1">
            <text:p>48939</text:p>
          </table:table-cell>
          <table:table-cell office:value-type="float" office:value="34.15" table:style-name="ce1">
            <text:p>34,15</text:p>
          </table:table-cell>
          <table:table-cell office:value-type="float" office:value="14.38" table:style-name="ce1">
            <text:p>14,38</text:p>
          </table:table-cell>
          <table:table-cell office:value-type="float" office:value="211252" table:style-name="ce1">
            <text:p>211252</text:p>
          </table:table-cell>
          <table:table-cell office:value-type="float" office:value="21225" table:style-name="ce1">
            <text:p>21225</text:p>
          </table:table-cell>
          <table:table-cell office:value-type="float" office:value="35.68" table:style-name="ce1">
            <text:p>35,68</text:p>
          </table:table-cell>
          <table:table-cell office:value-type="float" office:value="18.03" table:style-name="ce1">
            <text:p>18,03</text:p>
          </table:table-cell>
          <table:table-cell office:value-type="float" office:value="328485" table:style-name="ce1">
            <text:p>328485</text:p>
          </table:table-cell>
          <table:table-cell office:value-type="float" office:value="28573" table:style-name="ce1">
            <text:p>28573</text:p>
          </table:table-cell>
          <table:table-cell office:value-type="float" office:value="4677.42" table:style-name="ce1">
            <text:p>4677,42</text:p>
          </table:table-cell>
          <table:table-cell office:value-type="float" office:value="4658.74" table:style-name="ce1">
            <text:p>4658,74</text:p>
          </table:table-cell>
          <table:table-cell office:value-type="float" office:value="50697111" table:style-name="ce1">
            <text:p>50697111</text:p>
          </table:table-cell>
          <table:table-cell office:value-type="float" office:value="2896070" table:style-name="ce3">
            <text:p>2896070</text:p>
          </table:table-cell>
          <table:table-cell office:value-type="float" office:value="113.92" table:style-name="ce1">
            <text:p>113,92</text:p>
          </table:table-cell>
          <table:table-cell office:value-type="float" office:value="5.01" table:style-name="ce2">
            <text:p>5,01</text:p>
          </table:table-cell>
          <table:table-cell office:value-type="float" office:value="86610" table:style-name="ce2">
            <text:p>86610</text:p>
          </table:table-cell>
          <table:table-cell office:value-type="float" office:value="2956" table:style-name="ce2">
            <text:p>2956</text:p>
          </table:table-cell>
          <table:table-cell office:value-type="float" office:value="7595.87" table:style-name="ce3">
            <text:p>7595,87</text:p>
          </table:table-cell>
          <table:table-cell office:value-type="float" office:value="7466.73" table:style-name="ce3">
            <text:p>7466,73</text:p>
          </table:table-cell>
          <table:table-cell office:value-type="float" office:value="674188893" table:style-name="ce3">
            <text:p>674188893</text:p>
          </table:table-cell>
          <table:table-cell office:value-type="float" office:value="556690" table:style-name="ce1">
            <text:p>556690</text:p>
          </table:table-cell>
          <table:table-cell office:value-type="float" office:value="44.44" table:style-name="ce1">
            <text:p>44,44</text:p>
          </table:table-cell>
          <table:table-cell office:value-type="float" office:value="25.93" table:style-name="ce1">
            <text:p>25,93</text:p>
          </table:table-cell>
          <table:table-cell office:value-type="float" office:value="417808" table:style-name="ce1">
            <text:p>417808</text:p>
          </table:table-cell>
          <table:table-cell office:value-type="float" office:value="36391" table:style-name="ce1">
            <text:p>36391</text:p>
          </table:table-cell>
          <table:table-cell office:value-type="float" office:value="24.89" table:formula="of:=MIN([.$B4];[.$F4];[.$J4];[.$N4];[.$R4];[.$V4];[.$Z4];[.$AD4];[.$AH4];[.$AL4];[.$AP4];[.$AT4];[.$AX4];[.$BB4];[.$BF4])" table:style-name="ce1">
            <text:p>24,89</text:p>
          </table:table-cell>
          <table:table-cell office:value-type="float" office:value="5.01" table:formula="of:=MIN([.$C4];[.$G4];[.$K4];[.$O4];[.$S4];[.$W4];[.$AA4];[.$AE4];[.$AI4];[.$AM4];[.$AQ4];[.$AU4];[.$AY4];[.$BC4];[.$BG4])" table:style-name="ce1">
            <text:p>5,01</text:p>
          </table:table-cell>
          <table:table-cell office:value-type="float" office:value="86610" table:formula="of:=MIN([.$D4];[.$H4];[.$L4];[.$P4];[.$T4];[.$X4];[.$AB4];[.$AF4];[.$AJ4];[.$AN4];[.$AR4];[.$AV4];[.$AZ4];[.$BD4];[.$BH4])" table:style-name="ce1">
            <text:p>86610</text:p>
          </table:table-cell>
          <table:table-cell office:value-type="float" office:value="2956" table:formula="of:=MIN([.$E4];[.$I4];[.$M4];[.$Q4];[.$U4];[.$Y4];[.$AC4];[.$AG4];[.$AK4];[.$AO4];[.$AS4];[.$AW4];[.$BA4];[.$BE4];[.$BI4])" table:style-name="ce1">
            <text:p>2956</text:p>
          </table:table-cell>
          <table:table-cell office:value-type="float" office:value="48.69" table:formula="of:=MEDIAN([.$B4];[.$F4];[.$J4];[.$N4];[.$R4];[.$V4];[.$Z4];[.$AD4];[.$AH4];[.$AL4];[.$AP4];[.$AT4];[.$AX4];[.$BB4];[.$BF4])" table:style-name="ce1">
            <text:p>48,69</text:p>
          </table:table-cell>
          <table:table-cell office:value-type="float" office:value="26.91" table:formula="of:=MEDIAN([.$C4];[.$G4];[.$K4];[.$O4];[.$S4];[.$W4];[.$AA4];[.$AE4];[.$AI4];[.$AM4];[.$AQ4];[.$AU4];[.$AY4];[.$BC4];[.$BG4])" table:style-name="ce1">
            <text:p>26,91</text:p>
          </table:table-cell>
          <table:table-cell office:value-type="float" office:value="417808" table:formula="of:=MEDIAN([.$D4];[.$H4];[.$L4];[.$P4];[.$T4];[.$X4];[.$AB4];[.$AF4];[.$AJ4];[.$AN4];[.$AR4];[.$AV4];[.$AZ4];[.$BD4];[.$BH4])" table:style-name="ce1">
            <text:p>417808</text:p>
          </table:table-cell>
          <table:table-cell office:value-type="float" office:value="40662" table:formula="of:=MEDIAN([.$E4];[.$I4];[.$M4];[.$Q4];[.$U4];[.$Y4];[.$AC4];[.$AG4];[.$AK4];[.$AO4];[.$AS4];[.$AW4];[.$BA4];[.$BE4];[.$BI4])" table:style-name="ce1">
            <text:p>40662</text:p>
          </table:table-cell>
          <table:table-cell office:value-type="float" office:value="7595.87" table:formula="of:=MAX([.$B4];[.$F4];[.$J4];[.$N4];[.$R4];[.$V4];[.$Z4];[.$AD4];[.$AH4];[.$AL4];[.$AP4];[.$AT4];[.$AX4];[.$BB4];[.$BF4])" table:style-name="ce1">
            <text:p>7595,87</text:p>
          </table:table-cell>
          <table:table-cell office:value-type="float" office:value="7466.73" table:formula="of:=MAX([.$C4];[.$G4];[.$K4];[.$O4];[.$S4];[.$W4];[.$AA4];[.$AE4];[.$AI4];[.$AM4];[.$AQ4];[.$AU4];[.$AY4];[.$BC4];[.$BG4])" table:style-name="ce1">
            <text:p>7466,73</text:p>
          </table:table-cell>
          <table:table-cell office:value-type="float" office:value="674188893" table:formula="of:=MAX([.$D4];[.$H4];[.$L4];[.$P4];[.$T4];[.$X4];[.$AB4];[.$AF4];[.$AJ4];[.$AN4];[.$AR4];[.$AV4];[.$AZ4];[.$BD4];[.$BH4])" table:style-name="ce1">
            <text:p>674188893</text:p>
          </table:table-cell>
          <table:table-cell office:value-type="float" office:value="2896070" table:formula="of:=MAX([.$E4];[.$I4];[.$M4];[.$Q4];[.$U4];[.$Y4];[.$AC4];[.$AG4];[.$AK4];[.$AO4];[.$AS4];[.$AW4];[.$BA4];[.$BE4];[.$BI4])" table:style-name="ce1">
            <text:p>289607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1_a25.lp</text:p>
          </table:table-cell>
          <table:table-cell office:value-type="float" office:value="64.83" table:style-name="ce1">
            <text:p>64,83</text:p>
          </table:table-cell>
          <table:table-cell office:value-type="float" office:value="40.29" table:style-name="ce1">
            <text:p>40,29</text:p>
          </table:table-cell>
          <table:table-cell office:value-type="float" office:value="622910" table:style-name="ce1">
            <text:p>622910</text:p>
          </table:table-cell>
          <table:table-cell office:value-type="float" office:value="52412" table:style-name="ce1">
            <text:p>52412</text:p>
          </table:table-cell>
          <table:table-cell office:value-type="float" office:value="136.85" table:style-name="ce1">
            <text:p>136,85</text:p>
          </table:table-cell>
          <table:table-cell office:value-type="float" office:value="111.26" table:style-name="ce1">
            <text:p>111,26</text:p>
          </table:table-cell>
          <table:table-cell office:value-type="float" office:value="1385154" table:style-name="ce1">
            <text:p>1385154</text:p>
          </table:table-cell>
          <table:table-cell office:value-type="float" office:value="136733" table:style-name="ce1">
            <text:p>136733</text:p>
          </table:table-cell>
          <table:table-cell office:value-type="float" office:value="31.41" table:style-name="ce1">
            <text:p>31,41</text:p>
          </table:table-cell>
          <table:table-cell office:value-type="float" office:value="7.01" table:style-name="ce1">
            <text:p>7,01</text:p>
          </table:table-cell>
          <table:table-cell office:value-type="float" office:value="127041" table:style-name="ce2">
            <text:p>127041</text:p>
          </table:table-cell>
          <table:table-cell office:value-type="float" office:value="8414" table:style-name="ce2">
            <text:p>8414</text:p>
          </table:table-cell>
          <table:table-cell office:value-type="float" office:value="79.62" table:style-name="ce1">
            <text:p>79,62</text:p>
          </table:table-cell>
          <table:table-cell office:value-type="float" office:value="54.81" table:style-name="ce1">
            <text:p>54,81</text:p>
          </table:table-cell>
          <table:table-cell office:value-type="float" office:value="725694" table:style-name="ce1">
            <text:p>725694</text:p>
          </table:table-cell>
          <table:table-cell office:value-type="float" office:value="66564" table:style-name="ce1">
            <text:p>66564</text:p>
          </table:table-cell>
          <table:table-cell office:value-type="float" office:value="66.239999999999995" table:style-name="ce1">
            <text:p>66,24</text:p>
          </table:table-cell>
          <table:table-cell office:value-type="float" office:value="42.78" table:style-name="ce1">
            <text:p>42,78</text:p>
          </table:table-cell>
          <table:table-cell office:value-type="float" office:value="553496" table:style-name="ce1">
            <text:p>553496</text:p>
          </table:table-cell>
          <table:table-cell office:value-type="float" office:value="45207" table:style-name="ce1">
            <text:p>45207</text:p>
          </table:table-cell>
          <table:table-cell office:value-type="float" office:value="138.80000000000001" table:style-name="ce1">
            <text:p>138,8</text:p>
          </table:table-cell>
          <table:table-cell office:value-type="float" office:value="111.66" table:style-name="ce1">
            <text:p>111,66</text:p>
          </table:table-cell>
          <table:table-cell office:value-type="float" office:value="1260040" table:style-name="ce1">
            <text:p>1260040</text:p>
          </table:table-cell>
          <table:table-cell office:value-type="float" office:value="137623" table:style-name="ce1">
            <text:p>137623</text:p>
          </table:table-cell>
          <table:table-cell office:value-type="float" office:value="288.42" table:style-name="ce1">
            <text:p>288,42</text:p>
          </table:table-cell>
          <table:table-cell office:value-type="float" office:value="262.24" table:style-name="ce1">
            <text:p>262,24</text:p>
          </table:table-cell>
          <table:table-cell office:value-type="float" office:value="556370" table:style-name="ce1">
            <text:p>556370</text:p>
          </table:table-cell>
          <table:table-cell office:value-type="float" office:value="278833" table:style-name="ce1">
            <text:p>278833</text:p>
          </table:table-cell>
          <table:table-cell office:value-type="float" office:value="220.8" table:style-name="ce1">
            <text:p>220,8</text:p>
          </table:table-cell>
          <table:table-cell office:value-type="float" office:value="196.54" table:style-name="ce1">
            <text:p>196,54</text:p>
          </table:table-cell>
          <table:table-cell office:value-type="float" office:value="399655" table:style-name="ce1">
            <text:p>399655</text:p>
          </table:table-cell>
          <table:table-cell office:value-type="float" office:value="206780" table:style-name="ce1">
            <text:p>206780</text:p>
          </table:table-cell>
          <table:table-cell office:value-type="float" office:value="83.14" table:style-name="ce1">
            <text:p>83,14</text:p>
          </table:table-cell>
          <table:table-cell office:value-type="float" office:value="57.71" table:style-name="ce1">
            <text:p>57,71</text:p>
          </table:table-cell>
          <table:table-cell office:value-type="float" office:value="801278" table:style-name="ce1">
            <text:p>801278</text:p>
          </table:table-cell>
          <table:table-cell office:value-type="float" office:value="79438" table:style-name="ce1">
            <text:p>79438</text:p>
          </table:table-cell>
          <table:table-cell office:value-type="float" office:value="44.62" table:style-name="ce1">
            <text:p>44,62</text:p>
          </table:table-cell>
          <table:table-cell office:value-type="float" office:value="20.34" table:style-name="ce1">
            <text:p>20,34</text:p>
          </table:table-cell>
          <table:table-cell office:value-type="float" office:value="378739" table:style-name="ce1">
            <text:p>378739</text:p>
          </table:table-cell>
          <table:table-cell office:value-type="float" office:value="28427" table:style-name="ce1">
            <text:p>28427</text:p>
          </table:table-cell>
          <table:table-cell office:value-type="float" office:value="30.98" table:style-name="ce2">
            <text:p>30,98</text:p>
          </table:table-cell>
          <table:table-cell office:value-type="float" office:value="6.64" table:style-name="ce2">
            <text:p>6,64</text:p>
          </table:table-cell>
          <table:table-cell office:value-type="float" office:value="140049" table:style-name="ce1">
            <text:p>140049</text:p>
          </table:table-cell>
          <table:table-cell office:value-type="float" office:value="8746" table:style-name="ce1">
            <text:p>874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76843771" table:style-name="ce1">
            <text:p>76843771</text:p>
          </table:table-cell>
          <table:table-cell office:value-type="float" office:value="12841446" table:style-name="ce3">
            <text:p>12841446</text:p>
          </table:table-cell>
          <table:table-cell office:value-type="float" office:value="174.76" table:style-name="ce1">
            <text:p>174,76</text:p>
          </table:table-cell>
          <table:table-cell office:value-type="float" office:value="21.97" table:style-name="ce1">
            <text:p>21,97</text:p>
          </table:table-cell>
          <table:table-cell office:value-type="float" office:value="214877" table:style-name="ce1">
            <text:p>214877</text:p>
          </table:table-cell>
          <table:table-cell office:value-type="float" office:value="17671" table:style-name="ce1">
            <text:p>17671</text:p>
          </table:table-cell>
          <table:table-cell office:value-type="float" office:value="10644" table:style-name="ce1">
            <text:p>10644</text:p>
          </table:table-cell>
          <table:table-cell office:value-type="float" office:value="10460.379999999999" table:style-name="ce1">
            <text:p>10460,38</text:p>
          </table:table-cell>
          <table:table-cell office:value-type="float" office:value="879841088" table:style-name="ce3">
            <text:p>879841088</text:p>
          </table:table-cell>
          <table:table-cell office:value-type="float" office:value="417639" table:style-name="ce1">
            <text:p>417639</text:p>
          </table:table-cell>
          <table:table-cell office:value-type="float" office:value="95.45" table:style-name="ce1">
            <text:p>95,45</text:p>
          </table:table-cell>
          <table:table-cell office:value-type="float" office:value="71.459999999999994" table:style-name="ce1">
            <text:p>71,46</text:p>
          </table:table-cell>
          <table:table-cell office:value-type="float" office:value="913101" table:style-name="ce1">
            <text:p>913101</text:p>
          </table:table-cell>
          <table:table-cell office:value-type="float" office:value="79726" table:style-name="ce1">
            <text:p>79726</text:p>
          </table:table-cell>
          <table:table-cell office:value-type="float" office:value="30.98" table:formula="of:=MIN([.$B5];[.$F5];[.$J5];[.$N5];[.$R5];[.$V5];[.$Z5];[.$AD5];[.$AH5];[.$AL5];[.$AP5];[.$AT5];[.$AX5];[.$BB5];[.$BF5])" table:style-name="ce1">
            <text:p>30,98</text:p>
          </table:table-cell>
          <table:table-cell office:value-type="float" office:value="6.64" table:formula="of:=MIN([.$C5];[.$G5];[.$K5];[.$O5];[.$S5];[.$W5];[.$AA5];[.$AE5];[.$AI5];[.$AM5];[.$AQ5];[.$AU5];[.$AY5];[.$BC5];[.$BG5])" table:style-name="ce1">
            <text:p>6,64</text:p>
          </table:table-cell>
          <table:table-cell office:value-type="float" office:value="127041" table:formula="of:=MIN([.$D5];[.$H5];[.$L5];[.$P5];[.$T5];[.$X5];[.$AB5];[.$AF5];[.$AJ5];[.$AN5];[.$AR5];[.$AV5];[.$AZ5];[.$BD5];[.$BH5])" table:style-name="ce1">
            <text:p>127041</text:p>
          </table:table-cell>
          <table:table-cell office:value-type="float" office:value="8414" table:formula="of:=MIN([.$E5];[.$I5];[.$M5];[.$Q5];[.$U5];[.$Y5];[.$AC5];[.$AG5];[.$AK5];[.$AO5];[.$AS5];[.$AW5];[.$BA5];[.$BE5];[.$BI5])" table:style-name="ce1">
            <text:p>8414</text:p>
          </table:table-cell>
          <table:table-cell office:value-type="float" office:value="95.45" table:formula="of:=MEDIAN([.$B5];[.$F5];[.$J5];[.$N5];[.$R5];[.$V5];[.$Z5];[.$AD5];[.$AH5];[.$AL5];[.$AP5];[.$AT5];[.$AX5];[.$BB5];[.$BF5])" table:style-name="ce1">
            <text:p>95,45</text:p>
          </table:table-cell>
          <table:table-cell office:value-type="float" office:value="57.71" table:formula="of:=MEDIAN([.$C5];[.$G5];[.$K5];[.$O5];[.$S5];[.$W5];[.$AA5];[.$AE5];[.$AI5];[.$AM5];[.$AQ5];[.$AU5];[.$AY5];[.$BC5];[.$BG5])" table:style-name="ce1">
            <text:p>57,71</text:p>
          </table:table-cell>
          <table:table-cell office:value-type="float" office:value="622910" table:formula="of:=MEDIAN([.$D5];[.$H5];[.$L5];[.$P5];[.$T5];[.$X5];[.$AB5];[.$AF5];[.$AJ5];[.$AN5];[.$AR5];[.$AV5];[.$AZ5];[.$BD5];[.$BH5])" table:style-name="ce1">
            <text:p>622910</text:p>
          </table:table-cell>
          <table:table-cell office:value-type="float" office:value="79438" table:formula="of:=MEDIAN([.$E5];[.$I5];[.$M5];[.$Q5];[.$U5];[.$Y5];[.$AC5];[.$AG5];[.$AK5];[.$AO5];[.$AS5];[.$AW5];[.$BA5];[.$BE5];[.$BI5])" table:style-name="ce1">
            <text:p>79438</text:p>
          </table:table-cell>
          <table:table-cell office:value-type="float" office:value="21600" table:formula="of:=MAX([.$B5];[.$F5];[.$J5];[.$N5];[.$R5];[.$V5];[.$Z5];[.$AD5];[.$AH5];[.$AL5];[.$AP5];[.$AT5];[.$AX5];[.$BB5];[.$BF5])" table:style-name="ce1">
            <text:p>21600</text:p>
          </table:table-cell>
          <table:table-cell office:value-type="float" office:value="21600" table:formula="of:=MAX([.$C5];[.$G5];[.$K5];[.$O5];[.$S5];[.$W5];[.$AA5];[.$AE5];[.$AI5];[.$AM5];[.$AQ5];[.$AU5];[.$AY5];[.$BC5];[.$BG5])" table:style-name="ce1">
            <text:p>21600</text:p>
          </table:table-cell>
          <table:table-cell office:value-type="float" office:value="879841088" table:formula="of:=MAX([.$D5];[.$H5];[.$L5];[.$P5];[.$T5];[.$X5];[.$AB5];[.$AF5];[.$AJ5];[.$AN5];[.$AR5];[.$AV5];[.$AZ5];[.$BD5];[.$BH5])" table:style-name="ce1">
            <text:p>879841088</text:p>
          </table:table-cell>
          <table:table-cell office:value-type="float" office:value="12841446" table:formula="of:=MAX([.$E5];[.$I5];[.$M5];[.$Q5];[.$U5];[.$Y5];[.$AC5];[.$AG5];[.$AK5];[.$AO5];[.$AS5];[.$AW5];[.$BA5];[.$BE5];[.$BI5])" table:style-name="ce1">
            <text:p>1284144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2_a20.lp</text:p>
          </table:table-cell>
          <table:table-cell office:value-type="float" office:value="18.68" table:style-name="ce2">
            <text:p>18,68</text:p>
          </table:table-cell>
          <table:table-cell office:value-type="float" office:value="1.9" table:style-name="ce2">
            <text:p>1,9</text:p>
          </table:table-cell>
          <table:table-cell office:value-type="float" office:value="19268" table:style-name="ce2">
            <text:p>19268</text:p>
          </table:table-cell>
          <table:table-cell office:value-type="float" office:value="2874" table:style-name="ce2">
            <text:p>2874</text:p>
          </table:table-cell>
          <table:table-cell office:value-type="float" office:value="29.34" table:style-name="ce1">
            <text:p>29,34</text:p>
          </table:table-cell>
          <table:table-cell office:value-type="float" office:value="10.98" table:style-name="ce1">
            <text:p>10,98</text:p>
          </table:table-cell>
          <table:table-cell office:value-type="float" office:value="34892" table:style-name="ce1">
            <text:p>34892</text:p>
          </table:table-cell>
          <table:table-cell office:value-type="float" office:value="14818" table:style-name="ce1">
            <text:p>14818</text:p>
          </table:table-cell>
          <table:table-cell office:value-type="float" office:value="27.49" table:style-name="ce1">
            <text:p>27,49</text:p>
          </table:table-cell>
          <table:table-cell office:value-type="float" office:value="9.24" table:style-name="ce1">
            <text:p>9,24</text:p>
          </table:table-cell>
          <table:table-cell office:value-type="float" office:value="93089" table:style-name="ce1">
            <text:p>93089</text:p>
          </table:table-cell>
          <table:table-cell office:value-type="float" office:value="13151" table:style-name="ce1">
            <text:p>13151</text:p>
          </table:table-cell>
          <table:table-cell office:value-type="float" office:value="25.58" table:style-name="ce1">
            <text:p>25,58</text:p>
          </table:table-cell>
          <table:table-cell office:value-type="float" office:value="7.25" table:style-name="ce1">
            <text:p>7,25</text:p>
          </table:table-cell>
          <table:table-cell office:value-type="float" office:value="32242" table:style-name="ce1">
            <text:p>32242</text:p>
          </table:table-cell>
          <table:table-cell office:value-type="float" office:value="10480" table:style-name="ce1">
            <text:p>10480</text:p>
          </table:table-cell>
          <table:table-cell office:value-type="float" office:value="40.22" table:style-name="ce1">
            <text:p>40,22</text:p>
          </table:table-cell>
          <table:table-cell office:value-type="float" office:value="23.16" table:style-name="ce1">
            <text:p>23,16</text:p>
          </table:table-cell>
          <table:table-cell office:value-type="float" office:value="83431" table:style-name="ce1">
            <text:p>83431</text:p>
          </table:table-cell>
          <table:table-cell office:value-type="float" office:value="34648" table:style-name="ce1">
            <text:p>34648</text:p>
          </table:table-cell>
          <table:table-cell office:value-type="float" office:value="80.69" table:style-name="ce1">
            <text:p>80,69</text:p>
          </table:table-cell>
          <table:table-cell office:value-type="float" office:value="61.95" table:style-name="ce1">
            <text:p>61,95</text:p>
          </table:table-cell>
          <table:table-cell office:value-type="float" office:value="129724" table:style-name="ce1">
            <text:p>129724</text:p>
          </table:table-cell>
          <table:table-cell office:value-type="float" office:value="76987" table:style-name="ce1">
            <text:p>76987</text:p>
          </table:table-cell>
          <table:table-cell office:value-type="float" office:value="65.84" table:style-name="ce1">
            <text:p>65,84</text:p>
          </table:table-cell>
          <table:table-cell office:value-type="float" office:value="47.47" table:style-name="ce1">
            <text:p>47,47</text:p>
          </table:table-cell>
          <table:table-cell office:value-type="float" office:value="98325" table:style-name="ce1">
            <text:p>98325</text:p>
          </table:table-cell>
          <table:table-cell office:value-type="float" office:value="66117" table:style-name="ce1">
            <text:p>66117</text:p>
          </table:table-cell>
          <table:table-cell office:value-type="float" office:value="41.42" table:style-name="ce1">
            <text:p>41,42</text:p>
          </table:table-cell>
          <table:table-cell office:value-type="float" office:value="23.82" table:style-name="ce1">
            <text:p>23,82</text:p>
          </table:table-cell>
          <table:table-cell office:value-type="float" office:value="56017" table:style-name="ce1">
            <text:p>56017</text:p>
          </table:table-cell>
          <table:table-cell office:value-type="float" office:value="36909" table:style-name="ce1">
            <text:p>36909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19.11" table:style-name="ce1">
            <text:p>19,11</text:p>
          </table:table-cell>
          <table:table-cell office:value-type="float" office:value="99666" table:style-name="ce1">
            <text:p>99666</text:p>
          </table:table-cell>
          <table:table-cell office:value-type="float" office:value="29803" table:style-name="ce1">
            <text:p>29803</text:p>
          </table:table-cell>
          <table:table-cell office:value-type="float" office:value="89.64" table:style-name="ce1">
            <text:p>89,64</text:p>
          </table:table-cell>
          <table:table-cell office:value-type="float" office:value="71.39" table:style-name="ce1">
            <text:p>71,39</text:p>
          </table:table-cell>
          <table:table-cell office:value-type="float" office:value="194648" table:style-name="ce1">
            <text:p>194648</text:p>
          </table:table-cell>
          <table:table-cell office:value-type="float" office:value="102004" table:style-name="ce1">
            <text:p>102004</text:p>
          </table:table-cell>
          <table:table-cell office:value-type="float" office:value="84.59" table:style-name="ce1">
            <text:p>84,59</text:p>
          </table:table-cell>
          <table:table-cell office:value-type="float" office:value="68.2" table:style-name="ce1">
            <text:p>68,2</text:p>
          </table:table-cell>
          <table:table-cell office:value-type="float" office:value="199309" table:style-name="ce1">
            <text:p>199309</text:p>
          </table:table-cell>
          <table:table-cell office:value-type="float" office:value="99256" table:style-name="ce1">
            <text:p>99256</text:p>
          </table:table-cell>
          <table:table-cell office:value-type="float" office:value="2425.77" table:style-name="ce1">
            <text:p>2425,77</text:p>
          </table:table-cell>
          <table:table-cell office:value-type="float" office:value="2409.02" table:style-name="ce1">
            <text:p>2409,02</text:p>
          </table:table-cell>
          <table:table-cell office:value-type="float" office:value="15358977" table:style-name="ce1">
            <text:p>15358977</text:p>
          </table:table-cell>
          <table:table-cell office:value-type="float" office:value="1920627" table:style-name="ce3">
            <text:p>1920627</text:p>
          </table:table-cell>
          <table:table-cell office:value-type="float" office:value="157.97" table:style-name="ce1">
            <text:p>157,97</text:p>
          </table:table-cell>
          <table:table-cell office:value-type="float" office:value="21.55" table:style-name="ce1">
            <text:p>21,55</text:p>
          </table:table-cell>
          <table:table-cell office:value-type="float" office:value="212110" table:style-name="ce1">
            <text:p>212110</text:p>
          </table:table-cell>
          <table:table-cell office:value-type="float" office:value="19852" table:style-name="ce1">
            <text:p>19852</text:p>
          </table:table-cell>
          <table:table-cell office:value-type="float" office:value="5702.9" table:style-name="ce3">
            <text:p>5702,9</text:p>
          </table:table-cell>
          <table:table-cell office:value-type="float" office:value="5576.51" table:style-name="ce3">
            <text:p>5576,51</text:p>
          </table:table-cell>
          <table:table-cell office:value-type="float" office:value="635581320" table:style-name="ce3">
            <text:p>635581320</text:p>
          </table:table-cell>
          <table:table-cell office:value-type="float" office:value="690022" table:style-name="ce1">
            <text:p>690022</text:p>
          </table:table-cell>
          <table:table-cell office:value-type="float" office:value="44.66" table:style-name="ce1">
            <text:p>44,66</text:p>
          </table:table-cell>
          <table:table-cell office:value-type="float" office:value="27.14" table:style-name="ce1">
            <text:p>27,14</text:p>
          </table:table-cell>
          <table:table-cell office:value-type="float" office:value="103316" table:style-name="ce1">
            <text:p>103316</text:p>
          </table:table-cell>
          <table:table-cell office:value-type="float" office:value="39471" table:style-name="ce1">
            <text:p>39471</text:p>
          </table:table-cell>
          <table:table-cell office:value-type="float" office:value="18.68" table:formula="of:=MIN([.$B6];[.$F6];[.$J6];[.$N6];[.$R6];[.$V6];[.$Z6];[.$AD6];[.$AH6];[.$AL6];[.$AP6];[.$AT6];[.$AX6];[.$BB6];[.$BF6])" table:style-name="ce1">
            <text:p>18,68</text:p>
          </table:table-cell>
          <table:table-cell office:value-type="float" office:value="1.9" table:formula="of:=MIN([.$C6];[.$G6];[.$K6];[.$O6];[.$S6];[.$W6];[.$AA6];[.$AE6];[.$AI6];[.$AM6];[.$AQ6];[.$AU6];[.$AY6];[.$BC6];[.$BG6])" table:style-name="ce1">
            <text:p>1,9</text:p>
          </table:table-cell>
          <table:table-cell office:value-type="float" office:value="19268" table:formula="of:=MIN([.$D6];[.$H6];[.$L6];[.$P6];[.$T6];[.$X6];[.$AB6];[.$AF6];[.$AJ6];[.$AN6];[.$AR6];[.$AV6];[.$AZ6];[.$BD6];[.$BH6])" table:style-name="ce1">
            <text:p>19268</text:p>
          </table:table-cell>
          <table:table-cell office:value-type="float" office:value="2874" table:formula="of:=MIN([.$E6];[.$I6];[.$M6];[.$Q6];[.$U6];[.$Y6];[.$AC6];[.$AG6];[.$AK6];[.$AO6];[.$AS6];[.$AW6];[.$BA6];[.$BE6];[.$BI6])" table:style-name="ce1">
            <text:p>2874</text:p>
          </table:table-cell>
          <table:table-cell office:value-type="float" office:value="44.66" table:formula="of:=MEDIAN([.$B6];[.$F6];[.$J6];[.$N6];[.$R6];[.$V6];[.$Z6];[.$AD6];[.$AH6];[.$AL6];[.$AP6];[.$AT6];[.$AX6];[.$BB6];[.$BF6])" table:style-name="ce1">
            <text:p>44,66</text:p>
          </table:table-cell>
          <table:table-cell office:value-type="float" office:value="23.82" table:formula="of:=MEDIAN([.$C6];[.$G6];[.$K6];[.$O6];[.$S6];[.$W6];[.$AA6];[.$AE6];[.$AI6];[.$AM6];[.$AQ6];[.$AU6];[.$AY6];[.$BC6];[.$BG6])" table:style-name="ce1">
            <text:p>23,82</text:p>
          </table:table-cell>
          <table:table-cell office:value-type="float" office:value="99666" table:formula="of:=MEDIAN([.$D6];[.$H6];[.$L6];[.$P6];[.$T6];[.$X6];[.$AB6];[.$AF6];[.$AJ6];[.$AN6];[.$AR6];[.$AV6];[.$AZ6];[.$BD6];[.$BH6])" table:style-name="ce1">
            <text:p>99666</text:p>
          </table:table-cell>
          <table:table-cell office:value-type="float" office:value="36909" table:formula="of:=MEDIAN([.$E6];[.$I6];[.$M6];[.$Q6];[.$U6];[.$Y6];[.$AC6];[.$AG6];[.$AK6];[.$AO6];[.$AS6];[.$AW6];[.$BA6];[.$BE6];[.$BI6])" table:style-name="ce1">
            <text:p>36909</text:p>
          </table:table-cell>
          <table:table-cell office:value-type="float" office:value="5702.9" table:formula="of:=MAX([.$B6];[.$F6];[.$J6];[.$N6];[.$R6];[.$V6];[.$Z6];[.$AD6];[.$AH6];[.$AL6];[.$AP6];[.$AT6];[.$AX6];[.$BB6];[.$BF6])" table:style-name="ce1">
            <text:p>5702,9</text:p>
          </table:table-cell>
          <table:table-cell office:value-type="float" office:value="5576.51" table:formula="of:=MAX([.$C6];[.$G6];[.$K6];[.$O6];[.$S6];[.$W6];[.$AA6];[.$AE6];[.$AI6];[.$AM6];[.$AQ6];[.$AU6];[.$AY6];[.$BC6];[.$BG6])" table:style-name="ce1">
            <text:p>5576,51</text:p>
          </table:table-cell>
          <table:table-cell office:value-type="float" office:value="635581320" table:formula="of:=MAX([.$D6];[.$H6];[.$L6];[.$P6];[.$T6];[.$X6];[.$AB6];[.$AF6];[.$AJ6];[.$AN6];[.$AR6];[.$AV6];[.$AZ6];[.$BD6];[.$BH6])" table:style-name="ce1">
            <text:p>635581320</text:p>
          </table:table-cell>
          <table:table-cell office:value-type="float" office:value="1920627" table:formula="of:=MAX([.$E6];[.$I6];[.$M6];[.$Q6];[.$U6];[.$Y6];[.$AC6];[.$AG6];[.$AK6];[.$AO6];[.$AS6];[.$AW6];[.$BA6];[.$BE6];[.$BI6])" table:style-name="ce1">
            <text:p>192062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2_a25.lp</text:p>
          </table:table-cell>
          <table:table-cell office:value-type="float" office:value="64.84" table:style-name="ce1">
            <text:p>64,84</text:p>
          </table:table-cell>
          <table:table-cell office:value-type="float" office:value="40.68" table:style-name="ce1">
            <text:p>40,68</text:p>
          </table:table-cell>
          <table:table-cell office:value-type="float" office:value="462581" table:style-name="ce1">
            <text:p>462581</text:p>
          </table:table-cell>
          <table:table-cell office:value-type="float" office:value="51452" table:style-name="ce1">
            <text:p>51452</text:p>
          </table:table-cell>
          <table:table-cell office:value-type="float" office:value="53.97" table:style-name="ce1">
            <text:p>53,97</text:p>
          </table:table-cell>
          <table:table-cell office:value-type="float" office:value="30.15" table:style-name="ce1">
            <text:p>30,15</text:p>
          </table:table-cell>
          <table:table-cell office:value-type="float" office:value="336375" table:style-name="ce1">
            <text:p>336375</text:p>
          </table:table-cell>
          <table:table-cell office:value-type="float" office:value="38356" table:style-name="ce1">
            <text:p>38356</text:p>
          </table:table-cell>
          <table:table-cell office:value-type="float" office:value="48.7" table:style-name="ce1">
            <text:p>48,7</text:p>
          </table:table-cell>
          <table:table-cell office:value-type="float" office:value="23.52" table:style-name="ce1">
            <text:p>23,52</text:p>
          </table:table-cell>
          <table:table-cell office:value-type="float" office:value="286594" table:style-name="ce1">
            <text:p>286594</text:p>
          </table:table-cell>
          <table:table-cell office:value-type="float" office:value="29943" table:style-name="ce1">
            <text:p>29943</text:p>
          </table:table-cell>
          <table:table-cell office:value-type="float" office:value="82.32" table:style-name="ce1">
            <text:p>82,32</text:p>
          </table:table-cell>
          <table:table-cell office:value-type="float" office:value="56.31" table:style-name="ce1">
            <text:p>56,31</text:p>
          </table:table-cell>
          <table:table-cell office:value-type="float" office:value="535690" table:style-name="ce1">
            <text:p>535690</text:p>
          </table:table-cell>
          <table:table-cell office:value-type="float" office:value="69741" table:style-name="ce1">
            <text:p>69741</text:p>
          </table:table-cell>
          <table:table-cell office:value-type="float" office:value="94.52" table:style-name="ce1">
            <text:p>94,52</text:p>
          </table:table-cell>
          <table:table-cell office:value-type="float" office:value="69.16" table:style-name="ce1">
            <text:p>69,16</text:p>
          </table:table-cell>
          <table:table-cell office:value-type="float" office:value="706322" table:style-name="ce1">
            <text:p>706322</text:p>
          </table:table-cell>
          <table:table-cell office:value-type="float" office:value="88904" table:style-name="ce1">
            <text:p>88904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14.17" table:style-name="ce1">
            <text:p>14,17</text:p>
          </table:table-cell>
          <table:table-cell office:value-type="float" office:value="163661" table:style-name="ce1">
            <text:p>163661</text:p>
          </table:table-cell>
          <table:table-cell office:value-type="float" office:value="16479" table:style-name="ce1">
            <text:p>16479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11.35" table:style-name="ce1">
            <text:p>11,35</text:p>
          </table:table-cell>
          <table:table-cell office:value-type="float" office:value="25405" table:style-name="ce2">
            <text:p>25405</text:p>
          </table:table-cell>
          <table:table-cell office:value-type="float" office:value="11757" table:style-name="ce1">
            <text:p>11757</text:p>
          </table:table-cell>
          <table:table-cell office:value-type="float" office:value="342.26" table:style-name="ce1">
            <text:p>342,26</text:p>
          </table:table-cell>
          <table:table-cell office:value-type="float" office:value="317.91000000000003" table:style-name="ce1">
            <text:p>317,91</text:p>
          </table:table-cell>
          <table:table-cell office:value-type="float" office:value="611290" table:style-name="ce1">
            <text:p>611290</text:p>
          </table:table-cell>
          <table:table-cell office:value-type="float" office:value="363993" table:style-name="ce1">
            <text:p>363993</text:p>
          </table:table-cell>
          <table:table-cell office:value-type="float" office:value="61.19" table:style-name="ce1">
            <text:p>61,19</text:p>
          </table:table-cell>
          <table:table-cell office:value-type="float" office:value="34.64" table:style-name="ce1">
            <text:p>34,64</text:p>
          </table:table-cell>
          <table:table-cell office:value-type="float" office:value="349273" table:style-name="ce1">
            <text:p>349273</text:p>
          </table:table-cell>
          <table:table-cell office:value-type="float" office:value="38819" table:style-name="ce1">
            <text:p>38819</text:p>
          </table:table-cell>
          <table:table-cell office:value-type="float" office:value="69.8" table:style-name="ce1">
            <text:p>69,8</text:p>
          </table:table-cell>
          <table:table-cell office:value-type="float" office:value="45.48" table:style-name="ce1">
            <text:p>45,48</text:p>
          </table:table-cell>
          <table:table-cell office:value-type="float" office:value="452435" table:style-name="ce1">
            <text:p>452435</text:p>
          </table:table-cell>
          <table:table-cell office:value-type="float" office:value="62763" table:style-name="ce1">
            <text:p>62763</text:p>
          </table:table-cell>
          <table:table-cell office:value-type="float" office:value="32.11" table:style-name="ce2">
            <text:p>32,11</text:p>
          </table:table-cell>
          <table:table-cell office:value-type="float" office:value="7.39" table:style-name="ce2">
            <text:p>7,39</text:p>
          </table:table-cell>
          <table:table-cell office:value-type="float" office:value="85478" table:style-name="ce1">
            <text:p>85478</text:p>
          </table:table-cell>
          <table:table-cell office:value-type="float" office:value="8452" table:style-name="ce2">
            <text:p>8452</text:p>
          </table:table-cell>
          <table:table-cell office:value-type="float" office:value="1995.57" table:style-name="ce1">
            <text:p>1995,57</text:p>
          </table:table-cell>
          <table:table-cell office:value-type="float" office:value="1971.41" table:style-name="ce1">
            <text:p>1971,41</text:p>
          </table:table-cell>
          <table:table-cell office:value-type="float" office:value="8152362" table:style-name="ce1">
            <text:p>8152362</text:p>
          </table:table-cell>
          <table:table-cell office:value-type="float" office:value="1726793" table:style-name="ce3">
            <text:p>1726793</text:p>
          </table:table-cell>
          <table:table-cell office:value-type="float" office:value="240.43" table:style-name="ce1">
            <text:p>240,43</text:p>
          </table:table-cell>
          <table:table-cell office:value-type="float" office:value="52.44" table:style-name="ce1">
            <text:p>52,44</text:p>
          </table:table-cell>
          <table:table-cell office:value-type="float" office:value="1084369" table:style-name="ce1">
            <text:p>1084369</text:p>
          </table:table-cell>
          <table:table-cell office:value-type="float" office:value="41205" table:style-name="ce1">
            <text:p>41205</text:p>
          </table:table-cell>
          <table:table-cell office:value-type="float" office:value="10980.54" table:style-name="ce3">
            <text:p>10980,54</text:p>
          </table:table-cell>
          <table:table-cell office:value-type="float" office:value="10759.97" table:style-name="ce3">
            <text:p>10759,97</text:p>
          </table:table-cell>
          <table:table-cell office:value-type="float" office:value="1216708291" table:style-name="ce3">
            <text:p>1216708291</text:p>
          </table:table-cell>
          <table:table-cell office:value-type="float" office:value="885675" table:style-name="ce1">
            <text:p>885675</text:p>
          </table:table-cell>
          <table:table-cell office:value-type="float" office:value="55.68" table:style-name="ce1">
            <text:p>55,68</text:p>
          </table:table-cell>
          <table:table-cell office:value-type="float" office:value="30.23" table:style-name="ce1">
            <text:p>30,23</text:p>
          </table:table-cell>
          <table:table-cell office:value-type="float" office:value="339572" table:style-name="ce1">
            <text:p>339572</text:p>
          </table:table-cell>
          <table:table-cell office:value-type="float" office:value="35161" table:style-name="ce1">
            <text:p>35161</text:p>
          </table:table-cell>
          <table:table-cell office:value-type="float" office:value="32.11" table:formula="of:=MIN([.$B7];[.$F7];[.$J7];[.$N7];[.$R7];[.$V7];[.$Z7];[.$AD7];[.$AH7];[.$AL7];[.$AP7];[.$AT7];[.$AX7];[.$BB7];[.$BF7])" table:style-name="ce1">
            <text:p>32,11</text:p>
          </table:table-cell>
          <table:table-cell office:value-type="float" office:value="7.39" table:formula="of:=MIN([.$C7];[.$G7];[.$K7];[.$O7];[.$S7];[.$W7];[.$AA7];[.$AE7];[.$AI7];[.$AM7];[.$AQ7];[.$AU7];[.$AY7];[.$BC7];[.$BG7])" table:style-name="ce1">
            <text:p>7,39</text:p>
          </table:table-cell>
          <table:table-cell office:value-type="float" office:value="25405" table:formula="of:=MIN([.$D7];[.$H7];[.$L7];[.$P7];[.$T7];[.$X7];[.$AB7];[.$AF7];[.$AJ7];[.$AN7];[.$AR7];[.$AV7];[.$AZ7];[.$BD7];[.$BH7])" table:style-name="ce1">
            <text:p>25405</text:p>
          </table:table-cell>
          <table:table-cell office:value-type="float" office:value="8452" table:formula="of:=MIN([.$E7];[.$I7];[.$M7];[.$Q7];[.$U7];[.$Y7];[.$AC7];[.$AG7];[.$AK7];[.$AO7];[.$AS7];[.$AW7];[.$BA7];[.$BE7];[.$BI7])" table:style-name="ce1">
            <text:p>8452</text:p>
          </table:table-cell>
          <table:table-cell office:value-type="float" office:value="64.84" table:formula="of:=MEDIAN([.$B7];[.$F7];[.$J7];[.$N7];[.$R7];[.$V7];[.$Z7];[.$AD7];[.$AH7];[.$AL7];[.$AP7];[.$AT7];[.$AX7];[.$BB7];[.$BF7])" table:style-name="ce1">
            <text:p>64,84</text:p>
          </table:table-cell>
          <table:table-cell office:value-type="float" office:value="40.68" table:formula="of:=MEDIAN([.$C7];[.$G7];[.$K7];[.$O7];[.$S7];[.$W7];[.$AA7];[.$AE7];[.$AI7];[.$AM7];[.$AQ7];[.$AU7];[.$AY7];[.$BC7];[.$BG7])" table:style-name="ce1">
            <text:p>40,68</text:p>
          </table:table-cell>
          <table:table-cell office:value-type="float" office:value="452435" table:formula="of:=MEDIAN([.$D7];[.$H7];[.$L7];[.$P7];[.$T7];[.$X7];[.$AB7];[.$AF7];[.$AJ7];[.$AN7];[.$AR7];[.$AV7];[.$AZ7];[.$BD7];[.$BH7])" table:style-name="ce1">
            <text:p>452435</text:p>
          </table:table-cell>
          <table:table-cell office:value-type="float" office:value="41205" table:formula="of:=MEDIAN([.$E7];[.$I7];[.$M7];[.$Q7];[.$U7];[.$Y7];[.$AC7];[.$AG7];[.$AK7];[.$AO7];[.$AS7];[.$AW7];[.$BA7];[.$BE7];[.$BI7])" table:style-name="ce1">
            <text:p>41205</text:p>
          </table:table-cell>
          <table:table-cell office:value-type="float" office:value="10980.54" table:formula="of:=MAX([.$B7];[.$F7];[.$J7];[.$N7];[.$R7];[.$V7];[.$Z7];[.$AD7];[.$AH7];[.$AL7];[.$AP7];[.$AT7];[.$AX7];[.$BB7];[.$BF7])" table:style-name="ce1">
            <text:p>10980,54</text:p>
          </table:table-cell>
          <table:table-cell office:value-type="float" office:value="10759.97" table:formula="of:=MAX([.$C7];[.$G7];[.$K7];[.$O7];[.$S7];[.$W7];[.$AA7];[.$AE7];[.$AI7];[.$AM7];[.$AQ7];[.$AU7];[.$AY7];[.$BC7];[.$BG7])" table:style-name="ce1">
            <text:p>10759,97</text:p>
          </table:table-cell>
          <table:table-cell office:value-type="float" office:value="1216708291" table:formula="of:=MAX([.$D7];[.$H7];[.$L7];[.$P7];[.$T7];[.$X7];[.$AB7];[.$AF7];[.$AJ7];[.$AN7];[.$AR7];[.$AV7];[.$AZ7];[.$BD7];[.$BH7])" table:style-name="ce1">
            <text:p>1216708291</text:p>
          </table:table-cell>
          <table:table-cell office:value-type="float" office:value="1726793" table:formula="of:=MAX([.$E7];[.$I7];[.$M7];[.$Q7];[.$U7];[.$Y7];[.$AC7];[.$AG7];[.$AK7];[.$AO7];[.$AS7];[.$AW7];[.$BA7];[.$BE7];[.$BI7])" table:style-name="ce1">
            <text:p>172679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2_a30.lp</text:p>
          </table:table-cell>
          <table:table-cell office:value-type="float" office:value="275.48" table:style-name="ce1">
            <text:p>275,48</text:p>
          </table:table-cell>
          <table:table-cell office:value-type="float" office:value="239.11" table:style-name="ce1">
            <text:p>239,11</text:p>
          </table:table-cell>
          <table:table-cell office:value-type="float" office:value="2903142" table:style-name="ce1">
            <text:p>2903142</text:p>
          </table:table-cell>
          <table:table-cell office:value-type="float" office:value="205945" table:style-name="ce1">
            <text:p>205945</text:p>
          </table:table-cell>
          <table:table-cell office:value-type="float" office:value="61.09" table:style-name="ce1">
            <text:p>61,09</text:p>
          </table:table-cell>
          <table:table-cell office:value-type="float" office:value="23.77" table:style-name="ce1">
            <text:p>23,77</text:p>
          </table:table-cell>
          <table:table-cell office:value-type="float" office:value="295967" table:style-name="ce1">
            <text:p>295967</text:p>
          </table:table-cell>
          <table:table-cell office:value-type="float" office:value="21377" table:style-name="ce1">
            <text:p>21377</text:p>
          </table:table-cell>
          <table:table-cell office:value-type="float" office:value="125.62" table:style-name="ce1">
            <text:p>125,62</text:p>
          </table:table-cell>
          <table:table-cell office:value-type="float" office:value="87.94" table:style-name="ce1">
            <text:p>87,94</text:p>
          </table:table-cell>
          <table:table-cell office:value-type="float" office:value="1073710" table:style-name="ce1">
            <text:p>1073710</text:p>
          </table:table-cell>
          <table:table-cell office:value-type="float" office:value="64402" table:style-name="ce1">
            <text:p>64402</text:p>
          </table:table-cell>
          <table:table-cell office:value-type="float" office:value="255.62" table:style-name="ce1">
            <text:p>255,62</text:p>
          </table:table-cell>
          <table:table-cell office:value-type="float" office:value="213.59" table:style-name="ce1">
            <text:p>213,59</text:p>
          </table:table-cell>
          <table:table-cell office:value-type="float" office:value="2184601" table:style-name="ce1">
            <text:p>2184601</text:p>
          </table:table-cell>
          <table:table-cell office:value-type="float" office:value="157948" table:style-name="ce1">
            <text:p>157948</text:p>
          </table:table-cell>
          <table:table-cell office:value-type="float" office:value="131.04" table:style-name="ce1">
            <text:p>131,04</text:p>
          </table:table-cell>
          <table:table-cell office:value-type="float" office:value="90.79" table:style-name="ce1">
            <text:p>90,79</text:p>
          </table:table-cell>
          <table:table-cell office:value-type="float" office:value="1100493" table:style-name="ce1">
            <text:p>1100493</text:p>
          </table:table-cell>
          <table:table-cell office:value-type="float" office:value="67465" table:style-name="ce1">
            <text:p>67465</text:p>
          </table:table-cell>
          <table:table-cell office:value-type="float" office:value="68.209999999999994" table:style-name="ce1">
            <text:p>68,21</text:p>
          </table:table-cell>
          <table:table-cell office:value-type="float" office:value="29.49" table:style-name="ce1">
            <text:p>29,49</text:p>
          </table:table-cell>
          <table:table-cell office:value-type="float" office:value="400065" table:style-name="ce1">
            <text:p>400065</text:p>
          </table:table-cell>
          <table:table-cell office:value-type="float" office:value="24995" table:style-name="ce1">
            <text:p>24995</text:p>
          </table:table-cell>
          <table:table-cell office:value-type="float" office:value="1516.93" table:style-name="ce1">
            <text:p>1516,93</text:p>
          </table:table-cell>
          <table:table-cell office:value-type="float" office:value="1473.45" table:style-name="ce1">
            <text:p>1473,45</text:p>
          </table:table-cell>
          <table:table-cell office:value-type="float" office:value="2159922" table:style-name="ce1">
            <text:p>2159922</text:p>
          </table:table-cell>
          <table:table-cell office:value-type="float" office:value="1024769" table:style-name="ce1">
            <text:p>1024769</text:p>
          </table:table-cell>
          <table:table-cell office:value-type="float" office:value="416.83" table:style-name="ce1">
            <text:p>416,83</text:p>
          </table:table-cell>
          <table:table-cell office:value-type="float" office:value="381.13" table:style-name="ce1">
            <text:p>381,13</text:p>
          </table:table-cell>
          <table:table-cell office:value-type="float" office:value="613346" table:style-name="ce1">
            <text:p>613346</text:p>
          </table:table-cell>
          <table:table-cell office:value-type="float" office:value="276511" table:style-name="ce1">
            <text:p>276511</text:p>
          </table:table-cell>
          <table:table-cell office:value-type="float" office:value="115.52" table:style-name="ce1">
            <text:p>115,52</text:p>
          </table:table-cell>
          <table:table-cell office:value-type="float" office:value="77.23" table:style-name="ce1">
            <text:p>77,23</text:p>
          </table:table-cell>
          <table:table-cell office:value-type="float" office:value="881566" table:style-name="ce1">
            <text:p>881566</text:p>
          </table:table-cell>
          <table:table-cell office:value-type="float" office:value="64517" table:style-name="ce1">
            <text:p>64517</text:p>
          </table:table-cell>
          <table:table-cell office:value-type="float" office:value="74.41" table:style-name="ce1">
            <text:p>74,41</text:p>
          </table:table-cell>
          <table:table-cell office:value-type="float" office:value="31.23" table:style-name="ce1">
            <text:p>31,23</text:p>
          </table:table-cell>
          <table:table-cell office:value-type="float" office:value="353539" table:style-name="ce1">
            <text:p>353539</text:p>
          </table:table-cell>
          <table:table-cell office:value-type="float" office:value="24162" table:style-name="ce1">
            <text:p>24162</text:p>
          </table:table-cell>
          <table:table-cell office:value-type="float" office:value="44.71" table:style-name="ce2">
            <text:p>44,71</text:p>
          </table:table-cell>
          <table:table-cell office:value-type="float" office:value="4.49" table:style-name="ce2">
            <text:p>4,49</text:p>
          </table:table-cell>
          <table:table-cell office:value-type="float" office:value="85739" table:style-name="ce2">
            <text:p>85739</text:p>
          </table:table-cell>
          <table:table-cell office:value-type="float" office:value="2997" table:style-name="ce2">
            <text:p>2997</text:p>
          </table:table-cell>
          <table:table-cell office:value-type="float" office:value="3749.63" table:style-name="ce1">
            <text:p>3749,63</text:p>
          </table:table-cell>
          <table:table-cell office:value-type="float" office:value="3709.36" table:style-name="ce1">
            <text:p>3709,36</text:p>
          </table:table-cell>
          <table:table-cell office:value-type="float" office:value="16836646" table:style-name="ce1">
            <text:p>16836646</text:p>
          </table:table-cell>
          <table:table-cell office:value-type="float" office:value="2725578" table:style-name="ce3">
            <text:p>2725578</text:p>
          </table:table-cell>
          <table:table-cell office:value-type="float" office:value="473.56" table:style-name="ce1">
            <text:p>473,56</text:p>
          </table:table-cell>
          <table:table-cell office:value-type="float" office:value="208.36" table:style-name="ce1">
            <text:p>208,36</text:p>
          </table:table-cell>
          <table:table-cell office:value-type="float" office:value="2237053" table:style-name="ce1">
            <text:p>2237053</text:p>
          </table:table-cell>
          <table:table-cell office:value-type="float" office:value="96123" table:style-name="ce1">
            <text:p>96123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2001790823" table:style-name="ce3">
            <text:p>2001790823</text:p>
          </table:table-cell>
          <table:table-cell office:value-type="float" office:value="862724" table:style-name="ce1">
            <text:p>862724</text:p>
          </table:table-cell>
          <table:table-cell office:value-type="float" office:value="180.96" table:style-name="ce1">
            <text:p>180,96</text:p>
          </table:table-cell>
          <table:table-cell office:value-type="float" office:value="142.27000000000001" table:style-name="ce1">
            <text:p>142,27</text:p>
          </table:table-cell>
          <table:table-cell office:value-type="float" office:value="1519195" table:style-name="ce1">
            <text:p>1519195</text:p>
          </table:table-cell>
          <table:table-cell office:value-type="float" office:value="115442" table:style-name="ce1">
            <text:p>115442</text:p>
          </table:table-cell>
          <table:table-cell office:value-type="float" office:value="44.71" table:formula="of:=MIN([.$B8];[.$F8];[.$J8];[.$N8];[.$R8];[.$V8];[.$Z8];[.$AD8];[.$AH8];[.$AL8];[.$AP8];[.$AT8];[.$AX8];[.$BB8];[.$BF8])" table:style-name="ce1">
            <text:p>44,71</text:p>
          </table:table-cell>
          <table:table-cell office:value-type="float" office:value="4.49" table:formula="of:=MIN([.$C8];[.$G8];[.$K8];[.$O8];[.$S8];[.$W8];[.$AA8];[.$AE8];[.$AI8];[.$AM8];[.$AQ8];[.$AU8];[.$AY8];[.$BC8];[.$BG8])" table:style-name="ce1">
            <text:p>4,49</text:p>
          </table:table-cell>
          <table:table-cell office:value-type="float" office:value="85739" table:formula="of:=MIN([.$D8];[.$H8];[.$L8];[.$P8];[.$T8];[.$X8];[.$AB8];[.$AF8];[.$AJ8];[.$AN8];[.$AR8];[.$AV8];[.$AZ8];[.$BD8];[.$BH8])" table:style-name="ce1">
            <text:p>85739</text:p>
          </table:table-cell>
          <table:table-cell office:value-type="float" office:value="2997" table:formula="of:=MIN([.$E8];[.$I8];[.$M8];[.$Q8];[.$U8];[.$Y8];[.$AC8];[.$AG8];[.$AK8];[.$AO8];[.$AS8];[.$AW8];[.$BA8];[.$BE8];[.$BI8])" table:style-name="ce1">
            <text:p>2997</text:p>
          </table:table-cell>
          <table:table-cell office:value-type="float" office:value="180.96" table:formula="of:=MEDIAN([.$B8];[.$F8];[.$J8];[.$N8];[.$R8];[.$V8];[.$Z8];[.$AD8];[.$AH8];[.$AL8];[.$AP8];[.$AT8];[.$AX8];[.$BB8];[.$BF8])" table:style-name="ce1">
            <text:p>180,96</text:p>
          </table:table-cell>
          <table:table-cell office:value-type="float" office:value="142.27000000000001" table:formula="of:=MEDIAN([.$C8];[.$G8];[.$K8];[.$O8];[.$S8];[.$W8];[.$AA8];[.$AE8];[.$AI8];[.$AM8];[.$AQ8];[.$AU8];[.$AY8];[.$BC8];[.$BG8])" table:style-name="ce1">
            <text:p>142,27</text:p>
          </table:table-cell>
          <table:table-cell office:value-type="float" office:value="1100493" table:formula="of:=MEDIAN([.$D8];[.$H8];[.$L8];[.$P8];[.$T8];[.$X8];[.$AB8];[.$AF8];[.$AJ8];[.$AN8];[.$AR8];[.$AV8];[.$AZ8];[.$BD8];[.$BH8])" table:style-name="ce1">
            <text:p>1100493</text:p>
          </table:table-cell>
          <table:table-cell office:value-type="float" office:value="96123" table:formula="of:=MEDIAN([.$E8];[.$I8];[.$M8];[.$Q8];[.$U8];[.$Y8];[.$AC8];[.$AG8];[.$AK8];[.$AO8];[.$AS8];[.$AW8];[.$BA8];[.$BE8];[.$BI8])" table:style-name="ce1">
            <text:p>96123</text:p>
          </table:table-cell>
          <table:table-cell office:value-type="float" office:value="21600" table:formula="of:=MAX([.$B8];[.$F8];[.$J8];[.$N8];[.$R8];[.$V8];[.$Z8];[.$AD8];[.$AH8];[.$AL8];[.$AP8];[.$AT8];[.$AX8];[.$BB8];[.$BF8])" table:style-name="ce1">
            <text:p>21600</text:p>
          </table:table-cell>
          <table:table-cell office:value-type="float" office:value="21600" table:formula="of:=MAX([.$C8];[.$G8];[.$K8];[.$O8];[.$S8];[.$W8];[.$AA8];[.$AE8];[.$AI8];[.$AM8];[.$AQ8];[.$AU8];[.$AY8];[.$BC8];[.$BG8])" table:style-name="ce1">
            <text:p>21600</text:p>
          </table:table-cell>
          <table:table-cell office:value-type="float" office:value="2001790823" table:formula="of:=MAX([.$D8];[.$H8];[.$L8];[.$P8];[.$T8];[.$X8];[.$AB8];[.$AF8];[.$AJ8];[.$AN8];[.$AR8];[.$AV8];[.$AZ8];[.$BD8];[.$BH8])" table:style-name="ce1">
            <text:p>2001790823</text:p>
          </table:table-cell>
          <table:table-cell office:value-type="float" office:value="2725578" table:formula="of:=MAX([.$E8];[.$I8];[.$M8];[.$Q8];[.$U8];[.$Y8];[.$AC8];[.$AG8];[.$AK8];[.$AO8];[.$AS8];[.$AW8];[.$BA8];[.$BE8];[.$BI8])" table:style-name="ce1">
            <text:p>272557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3_a20.lp</text:p>
          </table:table-cell>
          <table:table-cell office:value-type="float" office:value="1978.06" table:style-name="ce1">
            <text:p>1978,06</text:p>
          </table:table-cell>
          <table:table-cell office:value-type="float" office:value="1963.22" table:style-name="ce1">
            <text:p>1963,22</text:p>
          </table:table-cell>
          <table:table-cell office:value-type="float" office:value="10922836" table:style-name="ce1">
            <text:p>10922836</text:p>
          </table:table-cell>
          <table:table-cell office:value-type="float" office:value="2809471" table:style-name="ce1">
            <text:p>2809471</text:p>
          </table:table-cell>
          <table:table-cell office:value-type="float" office:value="448.55" table:style-name="ce1">
            <text:p>448,55</text:p>
          </table:table-cell>
          <table:table-cell office:value-type="float" office:value="433.82" table:style-name="ce1">
            <text:p>433,82</text:p>
          </table:table-cell>
          <table:table-cell office:value-type="float" office:value="4008873" table:style-name="ce1">
            <text:p>4008873</text:p>
          </table:table-cell>
          <table:table-cell office:value-type="float" office:value="848502" table:style-name="ce1">
            <text:p>848502</text:p>
          </table:table-cell>
          <table:table-cell office:value-type="float" office:value="492.63" table:style-name="ce1">
            <text:p>492,63</text:p>
          </table:table-cell>
          <table:table-cell office:value-type="float" office:value="477.45" table:style-name="ce1">
            <text:p>477,45</text:p>
          </table:table-cell>
          <table:table-cell office:value-type="float" office:value="3964654" table:style-name="ce1">
            <text:p>3964654</text:p>
          </table:table-cell>
          <table:table-cell office:value-type="float" office:value="893575" table:style-name="ce1">
            <text:p>893575</text:p>
          </table:table-cell>
          <table:table-cell office:value-type="float" office:value="774.28" table:style-name="ce1">
            <text:p>774,28</text:p>
          </table:table-cell>
          <table:table-cell office:value-type="float" office:value="759.89" table:style-name="ce1">
            <text:p>759,89</text:p>
          </table:table-cell>
          <table:table-cell office:value-type="float" office:value="5730890" table:style-name="ce1">
            <text:p>5730890</text:p>
          </table:table-cell>
          <table:table-cell office:value-type="float" office:value="1373290" table:style-name="ce1">
            <text:p>1373290</text:p>
          </table:table-cell>
          <table:table-cell office:value-type="float" office:value="381.9" table:style-name="ce1">
            <text:p>381,9</text:p>
          </table:table-cell>
          <table:table-cell office:value-type="float" office:value="368.64" table:style-name="ce1">
            <text:p>368,64</text:p>
          </table:table-cell>
          <table:table-cell office:value-type="float" office:value="3211684" table:style-name="ce1">
            <text:p>3211684</text:p>
          </table:table-cell>
          <table:table-cell office:value-type="float" office:value="738106" table:style-name="ce1">
            <text:p>738106</text:p>
          </table:table-cell>
          <table:table-cell office:value-type="float" office:value="632.05999999999995" table:style-name="ce1">
            <text:p>632,06</text:p>
          </table:table-cell>
          <table:table-cell office:value-type="float" office:value="618.38" table:style-name="ce1">
            <text:p>618,38</text:p>
          </table:table-cell>
          <table:table-cell office:value-type="float" office:value="5014776" table:style-name="ce1">
            <text:p>5014776</text:p>
          </table:table-cell>
          <table:table-cell office:value-type="float" office:value="1160069" table:style-name="ce1">
            <text:p>1160069</text:p>
          </table:table-cell>
          <table:table-cell office:value-type="float" office:value="287.48" table:style-name="ce1">
            <text:p>287,48</text:p>
          </table:table-cell>
          <table:table-cell office:value-type="float" office:value="273.02999999999997" table:style-name="ce1">
            <text:p>273,03</text:p>
          </table:table-cell>
          <table:table-cell office:value-type="float" office:value="582024" table:style-name="ce1">
            <text:p>582024</text:p>
          </table:table-cell>
          <table:table-cell office:value-type="float" office:value="426229" table:style-name="ce1">
            <text:p>426229</text:p>
          </table:table-cell>
          <table:table-cell office:value-type="float" office:value="120.53" table:style-name="ce2">
            <text:p>120,53</text:p>
          </table:table-cell>
          <table:table-cell office:value-type="float" office:value="107.11" table:style-name="ce2">
            <text:p>107,11</text:p>
          </table:table-cell>
          <table:table-cell office:value-type="float" office:value="268689" table:style-name="ce2">
            <text:p>268689</text:p>
          </table:table-cell>
          <table:table-cell office:value-type="float" office:value="184443" table:style-name="ce2">
            <text:p>184443</text:p>
          </table:table-cell>
          <table:table-cell office:value-type="float" office:value="517.35" table:style-name="ce1">
            <text:p>517,35</text:p>
          </table:table-cell>
          <table:table-cell office:value-type="float" office:value="503.2" table:style-name="ce1">
            <text:p>503,2</text:p>
          </table:table-cell>
          <table:table-cell office:value-type="float" office:value="3956838" table:style-name="ce1">
            <text:p>3956838</text:p>
          </table:table-cell>
          <table:table-cell office:value-type="float" office:value="892307" table:style-name="ce1">
            <text:p>892307</text:p>
          </table:table-cell>
          <table:table-cell office:value-type="float" office:value="718.72" table:style-name="ce1">
            <text:p>718,72</text:p>
          </table:table-cell>
          <table:table-cell office:value-type="float" office:value="703.93" table:style-name="ce1">
            <text:p>703,93</text:p>
          </table:table-cell>
          <table:table-cell office:value-type="float" office:value="3407087" table:style-name="ce1">
            <text:p>3407087</text:p>
          </table:table-cell>
          <table:table-cell office:value-type="float" office:value="1078569" table:style-name="ce1">
            <text:p>1078569</text:p>
          </table:table-cell>
          <table:table-cell office:value-type="float" office:value="549.41" table:style-name="ce1">
            <text:p>549,41</text:p>
          </table:table-cell>
          <table:table-cell office:value-type="float" office:value="535.23" table:style-name="ce1">
            <text:p>535,23</text:p>
          </table:table-cell>
          <table:table-cell office:value-type="float" office:value="3264298" table:style-name="ce1">
            <text:p>3264298</text:p>
          </table:table-cell>
          <table:table-cell office:value-type="float" office:value="954468" table:style-name="ce1">
            <text:p>95446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78724621" table:style-name="ce1">
            <text:p>178724621</text:p>
          </table:table-cell>
          <table:table-cell office:value-type="float" office:value="22784114" table:style-name="ce3">
            <text:p>22784114</text:p>
          </table:table-cell>
          <table:table-cell office:value-type="float" office:value="825.26" table:style-name="ce1">
            <text:p>825,26</text:p>
          </table:table-cell>
          <table:table-cell office:value-type="float" office:value="698.19" table:style-name="ce1">
            <text:p>698,19</text:p>
          </table:table-cell>
          <table:table-cell office:value-type="float" office:value="4269000" table:style-name="ce1">
            <text:p>4269000</text:p>
          </table:table-cell>
          <table:table-cell office:value-type="float" office:value="859925" table:style-name="ce1">
            <text:p>859925</text:p>
          </table:table-cell>
          <table:table-cell office:value-type="float" office:value="3987.6" table:style-name="ce1">
            <text:p>3987,6</text:p>
          </table:table-cell>
          <table:table-cell office:value-type="float" office:value="3836.64" table:style-name="ce1">
            <text:p>3836,64</text:p>
          </table:table-cell>
          <table:table-cell office:value-type="float" office:value="313344199" table:style-name="ce3">
            <text:p>313344199</text:p>
          </table:table-cell>
          <table:table-cell office:value-type="float" office:value="1881559" table:style-name="ce1">
            <text:p>1881559</text:p>
          </table:table-cell>
          <table:table-cell office:value-type="float" office:value="352.35" table:style-name="ce1">
            <text:p>352,35</text:p>
          </table:table-cell>
          <table:table-cell office:value-type="float" office:value="338.11" table:style-name="ce1">
            <text:p>338,11</text:p>
          </table:table-cell>
          <table:table-cell office:value-type="float" office:value="3304649" table:style-name="ce1">
            <text:p>3304649</text:p>
          </table:table-cell>
          <table:table-cell office:value-type="float" office:value="698794" table:style-name="ce1">
            <text:p>698794</text:p>
          </table:table-cell>
          <table:table-cell office:value-type="float" office:value="120.53" table:formula="of:=MIN([.$B9];[.$F9];[.$J9];[.$N9];[.$R9];[.$V9];[.$Z9];[.$AD9];[.$AH9];[.$AL9];[.$AP9];[.$AT9];[.$AX9];[.$BB9];[.$BF9])" table:style-name="ce1">
            <text:p>120,53</text:p>
          </table:table-cell>
          <table:table-cell office:value-type="float" office:value="107.11" table:formula="of:=MIN([.$C9];[.$G9];[.$K9];[.$O9];[.$S9];[.$W9];[.$AA9];[.$AE9];[.$AI9];[.$AM9];[.$AQ9];[.$AU9];[.$AY9];[.$BC9];[.$BG9])" table:style-name="ce1">
            <text:p>107,11</text:p>
          </table:table-cell>
          <table:table-cell office:value-type="float" office:value="268689" table:formula="of:=MIN([.$D9];[.$H9];[.$L9];[.$P9];[.$T9];[.$X9];[.$AB9];[.$AF9];[.$AJ9];[.$AN9];[.$AR9];[.$AV9];[.$AZ9];[.$BD9];[.$BH9])" table:style-name="ce1">
            <text:p>268689</text:p>
          </table:table-cell>
          <table:table-cell office:value-type="float" office:value="184443" table:formula="of:=MIN([.$E9];[.$I9];[.$M9];[.$Q9];[.$U9];[.$Y9];[.$AC9];[.$AG9];[.$AK9];[.$AO9];[.$AS9];[.$AW9];[.$BA9];[.$BE9];[.$BI9])" table:style-name="ce1">
            <text:p>184443</text:p>
          </table:table-cell>
          <table:table-cell office:value-type="float" office:value="549.41" table:formula="of:=MEDIAN([.$B9];[.$F9];[.$J9];[.$N9];[.$R9];[.$V9];[.$Z9];[.$AD9];[.$AH9];[.$AL9];[.$AP9];[.$AT9];[.$AX9];[.$BB9];[.$BF9])" table:style-name="ce1">
            <text:p>549,41</text:p>
          </table:table-cell>
          <table:table-cell office:value-type="float" office:value="535.23" table:formula="of:=MEDIAN([.$C9];[.$G9];[.$K9];[.$O9];[.$S9];[.$W9];[.$AA9];[.$AE9];[.$AI9];[.$AM9];[.$AQ9];[.$AU9];[.$AY9];[.$BC9];[.$BG9])" table:style-name="ce1">
            <text:p>535,23</text:p>
          </table:table-cell>
          <table:table-cell office:value-type="float" office:value="3964654" table:formula="of:=MEDIAN([.$D9];[.$H9];[.$L9];[.$P9];[.$T9];[.$X9];[.$AB9];[.$AF9];[.$AJ9];[.$AN9];[.$AR9];[.$AV9];[.$AZ9];[.$BD9];[.$BH9])" table:style-name="ce1">
            <text:p>3964654</text:p>
          </table:table-cell>
          <table:table-cell office:value-type="float" office:value="893575" table:formula="of:=MEDIAN([.$E9];[.$I9];[.$M9];[.$Q9];[.$U9];[.$Y9];[.$AC9];[.$AG9];[.$AK9];[.$AO9];[.$AS9];[.$AW9];[.$BA9];[.$BE9];[.$BI9])" table:style-name="ce1">
            <text:p>893575</text:p>
          </table:table-cell>
          <table:table-cell office:value-type="float" office:value="21600" table:formula="of:=MAX([.$B9];[.$F9];[.$J9];[.$N9];[.$R9];[.$V9];[.$Z9];[.$AD9];[.$AH9];[.$AL9];[.$AP9];[.$AT9];[.$AX9];[.$BB9];[.$BF9])" table:style-name="ce1">
            <text:p>21600</text:p>
          </table:table-cell>
          <table:table-cell office:value-type="float" office:value="21600" table:formula="of:=MAX([.$C9];[.$G9];[.$K9];[.$O9];[.$S9];[.$W9];[.$AA9];[.$AE9];[.$AI9];[.$AM9];[.$AQ9];[.$AU9];[.$AY9];[.$BC9];[.$BG9])" table:style-name="ce1">
            <text:p>21600</text:p>
          </table:table-cell>
          <table:table-cell office:value-type="float" office:value="313344199" table:formula="of:=MAX([.$D9];[.$H9];[.$L9];[.$P9];[.$T9];[.$X9];[.$AB9];[.$AF9];[.$AJ9];[.$AN9];[.$AR9];[.$AV9];[.$AZ9];[.$BD9];[.$BH9])" table:style-name="ce1">
            <text:p>313344199</text:p>
          </table:table-cell>
          <table:table-cell office:value-type="float" office:value="22784114" table:formula="of:=MAX([.$E9];[.$I9];[.$M9];[.$Q9];[.$U9];[.$Y9];[.$AC9];[.$AG9];[.$AK9];[.$AO9];[.$AS9];[.$AW9];[.$BA9];[.$BE9];[.$BI9])" table:style-name="ce1">
            <text:p>2278411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3_a25.lp</text:p>
          </table:table-cell>
          <table:table-cell office:value-type="float" office:value="339.66" table:style-name="ce1">
            <text:p>339,66</text:p>
          </table:table-cell>
          <table:table-cell office:value-type="float" office:value="310.66000000000003" table:style-name="ce1">
            <text:p>310,66</text:p>
          </table:table-cell>
          <table:table-cell office:value-type="float" office:value="3278732" table:style-name="ce1">
            <text:p>3278732</text:p>
          </table:table-cell>
          <table:table-cell office:value-type="float" office:value="619186" table:style-name="ce1">
            <text:p>619186</text:p>
          </table:table-cell>
          <table:table-cell office:value-type="float" office:value="123.68" table:style-name="ce1">
            <text:p>123,68</text:p>
          </table:table-cell>
          <table:table-cell office:value-type="float" office:value="94.52" table:style-name="ce1">
            <text:p>94,52</text:p>
          </table:table-cell>
          <table:table-cell office:value-type="float" office:value="1414476" table:style-name="ce1">
            <text:p>1414476</text:p>
          </table:table-cell>
          <table:table-cell office:value-type="float" office:value="213372" table:style-name="ce1">
            <text:p>213372</text:p>
          </table:table-cell>
          <table:table-cell office:value-type="float" office:value="409.97" table:style-name="ce1">
            <text:p>409,97</text:p>
          </table:table-cell>
          <table:table-cell office:value-type="float" office:value="380.36" table:style-name="ce1">
            <text:p>380,36</text:p>
          </table:table-cell>
          <table:table-cell office:value-type="float" office:value="4039102" table:style-name="ce1">
            <text:p>4039102</text:p>
          </table:table-cell>
          <table:table-cell office:value-type="float" office:value="716977" table:style-name="ce1">
            <text:p>716977</text:p>
          </table:table-cell>
          <table:table-cell office:value-type="float" office:value="192.14" table:style-name="ce1">
            <text:p>192,14</text:p>
          </table:table-cell>
          <table:table-cell office:value-type="float" office:value="163.68" table:style-name="ce1">
            <text:p>163,68</text:p>
          </table:table-cell>
          <table:table-cell office:value-type="float" office:value="2206807" table:style-name="ce1">
            <text:p>2206807</text:p>
          </table:table-cell>
          <table:table-cell office:value-type="float" office:value="368029" table:style-name="ce1">
            <text:p>368029</text:p>
          </table:table-cell>
          <table:table-cell office:value-type="float" office:value="929.64" table:style-name="ce1">
            <text:p>929,64</text:p>
          </table:table-cell>
          <table:table-cell office:value-type="float" office:value="903.12" table:style-name="ce1">
            <text:p>903,12</text:p>
          </table:table-cell>
          <table:table-cell office:value-type="float" office:value="8444186" table:style-name="ce1">
            <text:p>8444186</text:p>
          </table:table-cell>
          <table:table-cell office:value-type="float" office:value="1563253" table:style-name="ce1">
            <text:p>1563253</text:p>
          </table:table-cell>
          <table:table-cell office:value-type="float" office:value="38.18" table:style-name="ce2">
            <text:p>38,18</text:p>
          </table:table-cell>
          <table:table-cell office:value-type="float" office:value="7.47" table:style-name="ce2">
            <text:p>7,47</text:p>
          </table:table-cell>
          <table:table-cell office:value-type="float" office:value="148656" table:style-name="ce2">
            <text:p>148656</text:p>
          </table:table-cell>
          <table:table-cell office:value-type="float" office:value="19911" table:style-name="ce2">
            <text:p>19911</text:p>
          </table:table-cell>
          <table:table-cell office:value-type="float" office:value="588.38" table:style-name="ce1">
            <text:p>588,38</text:p>
          </table:table-cell>
          <table:table-cell office:value-type="float" office:value="556.34" table:style-name="ce1">
            <text:p>556,34</text:p>
          </table:table-cell>
          <table:table-cell office:value-type="float" office:value="1494447" table:style-name="ce1">
            <text:p>1494447</text:p>
          </table:table-cell>
          <table:table-cell office:value-type="float" office:value="896594" table:style-name="ce1">
            <text:p>896594</text:p>
          </table:table-cell>
          <table:table-cell office:value-type="float" office:value="2604.63" table:style-name="ce1">
            <text:p>2604,63</text:p>
          </table:table-cell>
          <table:table-cell office:value-type="float" office:value="2575.56" table:style-name="ce1">
            <text:p>2575,56</text:p>
          </table:table-cell>
          <table:table-cell office:value-type="float" office:value="5545425" table:style-name="ce1">
            <text:p>5545425</text:p>
          </table:table-cell>
          <table:table-cell office:value-type="float" office:value="3598046" table:style-name="ce1">
            <text:p>3598046</text:p>
          </table:table-cell>
          <table:table-cell office:value-type="float" office:value="812.34" table:style-name="ce1">
            <text:p>812,34</text:p>
          </table:table-cell>
          <table:table-cell office:value-type="float" office:value="785.64" table:style-name="ce1">
            <text:p>785,64</text:p>
          </table:table-cell>
          <table:table-cell office:value-type="float" office:value="7345240" table:style-name="ce1">
            <text:p>7345240</text:p>
          </table:table-cell>
          <table:table-cell office:value-type="float" office:value="1370661" table:style-name="ce1">
            <text:p>1370661</text:p>
          </table:table-cell>
          <table:table-cell office:value-type="float" office:value="443.09" table:style-name="ce1">
            <text:p>443,09</text:p>
          </table:table-cell>
          <table:table-cell office:value-type="float" office:value="412.48" table:style-name="ce1">
            <text:p>412,48</text:p>
          </table:table-cell>
          <table:table-cell office:value-type="float" office:value="3376962" table:style-name="ce1">
            <text:p>3376962</text:p>
          </table:table-cell>
          <table:table-cell office:value-type="float" office:value="720173" table:style-name="ce1">
            <text:p>720173</text:p>
          </table:table-cell>
          <table:table-cell office:value-type="float" office:value="121.86" table:style-name="ce1">
            <text:p>121,86</text:p>
          </table:table-cell>
          <table:table-cell office:value-type="float" office:value="94.84" table:style-name="ce1">
            <text:p>94,84</text:p>
          </table:table-cell>
          <table:table-cell office:value-type="float" office:value="1069904" table:style-name="ce1">
            <text:p>1069904</text:p>
          </table:table-cell>
          <table:table-cell office:value-type="float" office:value="212862" table:style-name="ce1">
            <text:p>21286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13758977" table:style-name="ce1">
            <text:p>113758977</text:p>
          </table:table-cell>
          <table:table-cell office:value-type="float" office:value="34240460" table:style-name="ce3">
            <text:p>34240460</text:p>
          </table:table-cell>
          <table:table-cell office:value-type="float" office:value="355.57" table:style-name="ce1">
            <text:p>355,57</text:p>
          </table:table-cell>
          <table:table-cell office:value-type="float" office:value="138.06" table:style-name="ce1">
            <text:p>138,06</text:p>
          </table:table-cell>
          <table:table-cell office:value-type="float" office:value="2237662" table:style-name="ce1">
            <text:p>2237662</text:p>
          </table:table-cell>
          <table:table-cell office:value-type="float" office:value="211175" table:style-name="ce1">
            <text:p>211175</text:p>
          </table:table-cell>
          <table:table-cell office:value-type="float" office:value="12486.05" table:style-name="ce1">
            <text:p>12486,05</text:p>
          </table:table-cell>
          <table:table-cell office:value-type="float" office:value="12206.1" table:style-name="ce1">
            <text:p>12206,1</text:p>
          </table:table-cell>
          <table:table-cell office:value-type="float" office:value="1169661587" table:style-name="ce3">
            <text:p>1169661587</text:p>
          </table:table-cell>
          <table:table-cell office:value-type="float" office:value="1305603" table:style-name="ce1">
            <text:p>1305603</text:p>
          </table:table-cell>
          <table:table-cell office:value-type="float" office:value="511.72" table:style-name="ce1">
            <text:p>511,72</text:p>
          </table:table-cell>
          <table:table-cell office:value-type="float" office:value="483.44" table:style-name="ce1">
            <text:p>483,44</text:p>
          </table:table-cell>
          <table:table-cell office:value-type="float" office:value="5739158" table:style-name="ce1">
            <text:p>5739158</text:p>
          </table:table-cell>
          <table:table-cell office:value-type="float" office:value="995533" table:style-name="ce1">
            <text:p>995533</text:p>
          </table:table-cell>
          <table:table-cell office:value-type="float" office:value="38.18" table:formula="of:=MIN([.$B10];[.$F10];[.$J10];[.$N10];[.$R10];[.$V10];[.$Z10];[.$AD10];[.$AH10];[.$AL10];[.$AP10];[.$AT10];[.$AX10];[.$BB10];[.$BF10])" table:style-name="ce1">
            <text:p>38,18</text:p>
          </table:table-cell>
          <table:table-cell office:value-type="float" office:value="7.47" table:formula="of:=MIN([.$C10];[.$G10];[.$K10];[.$O10];[.$S10];[.$W10];[.$AA10];[.$AE10];[.$AI10];[.$AM10];[.$AQ10];[.$AU10];[.$AY10];[.$BC10];[.$BG10])" table:style-name="ce1">
            <text:p>7,47</text:p>
          </table:table-cell>
          <table:table-cell office:value-type="float" office:value="148656" table:formula="of:=MIN([.$D10];[.$H10];[.$L10];[.$P10];[.$T10];[.$X10];[.$AB10];[.$AF10];[.$AJ10];[.$AN10];[.$AR10];[.$AV10];[.$AZ10];[.$BD10];[.$BH10])" table:style-name="ce1">
            <text:p>148656</text:p>
          </table:table-cell>
          <table:table-cell office:value-type="float" office:value="19911" table:formula="of:=MIN([.$E10];[.$I10];[.$M10];[.$Q10];[.$U10];[.$Y10];[.$AC10];[.$AG10];[.$AK10];[.$AO10];[.$AS10];[.$AW10];[.$BA10];[.$BE10];[.$BI10])" table:style-name="ce1">
            <text:p>19911</text:p>
          </table:table-cell>
          <table:table-cell office:value-type="float" office:value="443.09" table:formula="of:=MEDIAN([.$B10];[.$F10];[.$J10];[.$N10];[.$R10];[.$V10];[.$Z10];[.$AD10];[.$AH10];[.$AL10];[.$AP10];[.$AT10];[.$AX10];[.$BB10];[.$BF10])" table:style-name="ce1">
            <text:p>443,09</text:p>
          </table:table-cell>
          <table:table-cell office:value-type="float" office:value="412.48" table:formula="of:=MEDIAN([.$C10];[.$G10];[.$K10];[.$O10];[.$S10];[.$W10];[.$AA10];[.$AE10];[.$AI10];[.$AM10];[.$AQ10];[.$AU10];[.$AY10];[.$BC10];[.$BG10])" table:style-name="ce1">
            <text:p>412,48</text:p>
          </table:table-cell>
          <table:table-cell office:value-type="float" office:value="3376962" table:formula="of:=MEDIAN([.$D10];[.$H10];[.$L10];[.$P10];[.$T10];[.$X10];[.$AB10];[.$AF10];[.$AJ10];[.$AN10];[.$AR10];[.$AV10];[.$AZ10];[.$BD10];[.$BH10])" table:style-name="ce1">
            <text:p>3376962</text:p>
          </table:table-cell>
          <table:table-cell office:value-type="float" office:value="720173" table:formula="of:=MEDIAN([.$E10];[.$I10];[.$M10];[.$Q10];[.$U10];[.$Y10];[.$AC10];[.$AG10];[.$AK10];[.$AO10];[.$AS10];[.$AW10];[.$BA10];[.$BE10];[.$BI10])" table:style-name="ce1">
            <text:p>720173</text:p>
          </table:table-cell>
          <table:table-cell office:value-type="float" office:value="21600" table:formula="of:=MAX([.$B10];[.$F10];[.$J10];[.$N10];[.$R10];[.$V10];[.$Z10];[.$AD10];[.$AH10];[.$AL10];[.$AP10];[.$AT10];[.$AX10];[.$BB10];[.$BF10])" table:style-name="ce1">
            <text:p>21600</text:p>
          </table:table-cell>
          <table:table-cell office:value-type="float" office:value="21600" table:formula="of:=MAX([.$C10];[.$G10];[.$K10];[.$O10];[.$S10];[.$W10];[.$AA10];[.$AE10];[.$AI10];[.$AM10];[.$AQ10];[.$AU10];[.$AY10];[.$BC10];[.$BG10])" table:style-name="ce1">
            <text:p>21600</text:p>
          </table:table-cell>
          <table:table-cell office:value-type="float" office:value="1169661587" table:formula="of:=MAX([.$D10];[.$H10];[.$L10];[.$P10];[.$T10];[.$X10];[.$AB10];[.$AF10];[.$AJ10];[.$AN10];[.$AR10];[.$AV10];[.$AZ10];[.$BD10];[.$BH10])" table:style-name="ce1">
            <text:p>1169661587</text:p>
          </table:table-cell>
          <table:table-cell office:value-type="float" office:value="34240460" table:formula="of:=MAX([.$E10];[.$I10];[.$M10];[.$Q10];[.$U10];[.$Y10];[.$AC10];[.$AG10];[.$AK10];[.$AO10];[.$AS10];[.$AW10];[.$BA10];[.$BE10];[.$BI10])" table:style-name="ce1">
            <text:p>3424046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3_a30.lp</text:p>
          </table:table-cell>
          <table:table-cell office:value-type="float" office:value="92.3" table:style-name="ce1">
            <text:p>92,3</text:p>
          </table:table-cell>
          <table:table-cell office:value-type="float" office:value="44.02" table:style-name="ce1">
            <text:p>44,02</text:p>
          </table:table-cell>
          <table:table-cell office:value-type="float" office:value="784710" table:style-name="ce1">
            <text:p>784710</text:p>
          </table:table-cell>
          <table:table-cell office:value-type="float" office:value="89820" table:style-name="ce1">
            <text:p>89820</text:p>
          </table:table-cell>
          <table:table-cell office:value-type="float" office:value="47.25" table:style-name="ce2">
            <text:p>47,25</text:p>
          </table:table-cell>
          <table:table-cell office:value-type="float" office:value="1.74" table:style-name="ce2">
            <text:p>1,74</text:p>
          </table:table-cell>
          <table:table-cell office:value-type="float" office:value="37628" table:style-name="ce2">
            <text:p>37628</text:p>
          </table:table-cell>
          <table:table-cell office:value-type="float" office:value="1538" table:style-name="ce2">
            <text:p>1538</text:p>
          </table:table-cell>
          <table:table-cell office:value-type="float" office:value="69.84" table:style-name="ce1">
            <text:p>69,84</text:p>
          </table:table-cell>
          <table:table-cell office:value-type="float" office:value="23.38" table:style-name="ce1">
            <text:p>23,38</text:p>
          </table:table-cell>
          <table:table-cell office:value-type="float" office:value="463668" table:style-name="ce1">
            <text:p>463668</text:p>
          </table:table-cell>
          <table:table-cell office:value-type="float" office:value="49023" table:style-name="ce1">
            <text:p>49023</text:p>
          </table:table-cell>
          <table:table-cell office:value-type="float" office:value="73.45" table:style-name="ce1">
            <text:p>73,45</text:p>
          </table:table-cell>
          <table:table-cell office:value-type="float" office:value="24.18" table:style-name="ce1">
            <text:p>24,18</text:p>
          </table:table-cell>
          <table:table-cell office:value-type="float" office:value="425355" table:style-name="ce1">
            <text:p>425355</text:p>
          </table:table-cell>
          <table:table-cell office:value-type="float" office:value="51669" table:style-name="ce1">
            <text:p>51669</text:p>
          </table:table-cell>
          <table:table-cell office:value-type="float" office:value="54.3" table:style-name="ce1">
            <text:p>54,3</text:p>
          </table:table-cell>
          <table:table-cell office:value-type="float" office:value="9.56" table:style-name="ce1">
            <text:p>9,56</text:p>
          </table:table-cell>
          <table:table-cell office:value-type="float" office:value="259212" table:style-name="ce1">
            <text:p>259212</text:p>
          </table:table-cell>
          <table:table-cell office:value-type="float" office:value="20828" table:style-name="ce1">
            <text:p>20828</text:p>
          </table:table-cell>
          <table:table-cell office:value-type="float" office:value="50.53" table:style-name="ce1">
            <text:p>50,53</text:p>
          </table:table-cell>
          <table:table-cell office:value-type="float" office:value="3.56" table:style-name="ce1">
            <text:p>3,56</text:p>
          </table:table-cell>
          <table:table-cell office:value-type="float" office:value="114538" table:style-name="ce1">
            <text:p>114538</text:p>
          </table:table-cell>
          <table:table-cell office:value-type="float" office:value="3682" table:style-name="ce1">
            <text:p>3682</text:p>
          </table:table-cell>
          <table:table-cell office:value-type="float" office:value="57.21" table:style-name="ce1">
            <text:p>57,21</text:p>
          </table:table-cell>
          <table:table-cell office:value-type="float" office:value="11.79" table:style-name="ce1">
            <text:p>11,79</text:p>
          </table:table-cell>
          <table:table-cell office:value-type="float" office:value="52669" table:style-name="ce1">
            <text:p>52669</text:p>
          </table:table-cell>
          <table:table-cell office:value-type="float" office:value="19007" table:style-name="ce1">
            <text:p>19007</text:p>
          </table:table-cell>
          <table:table-cell office:value-type="float" office:value="96.21" table:style-name="ce1">
            <text:p>96,21</text:p>
          </table:table-cell>
          <table:table-cell office:value-type="float" office:value="49.72" table:style-name="ce1">
            <text:p>49,72</text:p>
          </table:table-cell>
          <table:table-cell office:value-type="float" office:value="235769" table:style-name="ce1">
            <text:p>235769</text:p>
          </table:table-cell>
          <table:table-cell office:value-type="float" office:value="116005" table:style-name="ce1">
            <text:p>116005</text:p>
          </table:table-cell>
          <table:table-cell office:value-type="float" office:value="60.58" table:style-name="ce1">
            <text:p>60,58</text:p>
          </table:table-cell>
          <table:table-cell office:value-type="float" office:value="11.22" table:style-name="ce1">
            <text:p>11,22</text:p>
          </table:table-cell>
          <table:table-cell office:value-type="float" office:value="239342" table:style-name="ce1">
            <text:p>239342</text:p>
          </table:table-cell>
          <table:table-cell office:value-type="float" office:value="18146" table:style-name="ce1">
            <text:p>18146</text:p>
          </table:table-cell>
          <table:table-cell office:value-type="float" office:value="54.4" table:style-name="ce1">
            <text:p>54,4</text:p>
          </table:table-cell>
          <table:table-cell office:value-type="float" office:value="6.53" table:style-name="ce1">
            <text:p>6,53</text:p>
          </table:table-cell>
          <table:table-cell office:value-type="float" office:value="141025" table:style-name="ce1">
            <text:p>141025</text:p>
          </table:table-cell>
          <table:table-cell office:value-type="float" office:value="10045" table:style-name="ce1">
            <text:p>10045</text:p>
          </table:table-cell>
          <table:table-cell office:value-type="float" office:value="50.32" table:style-name="ce1">
            <text:p>50,32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06983" table:style-name="ce1">
            <text:p>106983</text:p>
          </table:table-cell>
          <table:table-cell office:value-type="float" office:value="5873" table:style-name="ce1">
            <text:p>5873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77954080" table:style-name="ce3">
            <text:p>77954080</text:p>
          </table:table-cell>
          <table:table-cell office:value-type="float" office:value="37414147" table:style-name="ce3">
            <text:p>37414147</text:p>
          </table:table-cell>
          <table:table-cell office:value-type="float" office:value="342.61" table:style-name="ce1">
            <text:p>342,61</text:p>
          </table:table-cell>
          <table:table-cell office:value-type="float" office:value="30.12" table:style-name="ce1">
            <text:p>30,12</text:p>
          </table:table-cell>
          <table:table-cell office:value-type="float" office:value="1100261" table:style-name="ce1">
            <text:p>1100261</text:p>
          </table:table-cell>
          <table:table-cell office:value-type="float" office:value="35815" table:style-name="ce1">
            <text:p>35815</text:p>
          </table:table-cell>
          <table:table-cell office:value-type="float" office:value="483.46" table:style-name="ce1">
            <text:p>483,46</text:p>
          </table:table-cell>
          <table:table-cell office:value-type="float" office:value="105.27" table:style-name="ce1">
            <text:p>105,27</text:p>
          </table:table-cell>
          <table:table-cell office:value-type="float" office:value="680803" table:style-name="ce1">
            <text:p>680803</text:p>
          </table:table-cell>
          <table:table-cell office:value-type="float" office:value="10326" table:style-name="ce1">
            <text:p>10326</text:p>
          </table:table-cell>
          <table:table-cell office:value-type="float" office:value="59.24" table:style-name="ce1">
            <text:p>59,24</text:p>
          </table:table-cell>
          <table:table-cell office:value-type="float" office:value="11.79" table:style-name="ce1">
            <text:p>11,79</text:p>
          </table:table-cell>
          <table:table-cell office:value-type="float" office:value="289851" table:style-name="ce1">
            <text:p>289851</text:p>
          </table:table-cell>
          <table:table-cell office:value-type="float" office:value="23445" table:style-name="ce1">
            <text:p>23445</text:p>
          </table:table-cell>
          <table:table-cell office:value-type="float" office:value="47.25" table:formula="of:=MIN([.$B11];[.$F11];[.$J11];[.$N11];[.$R11];[.$V11];[.$Z11];[.$AD11];[.$AH11];[.$AL11];[.$AP11];[.$AT11];[.$AX11];[.$BB11];[.$BF11])" table:style-name="ce1">
            <text:p>47,25</text:p>
          </table:table-cell>
          <table:table-cell office:value-type="float" office:value="1.74" table:formula="of:=MIN([.$C11];[.$G11];[.$K11];[.$O11];[.$S11];[.$W11];[.$AA11];[.$AE11];[.$AI11];[.$AM11];[.$AQ11];[.$AU11];[.$AY11];[.$BC11];[.$BG11])" table:style-name="ce1">
            <text:p>1,74</text:p>
          </table:table-cell>
          <table:table-cell office:value-type="float" office:value="37628" table:formula="of:=MIN([.$D11];[.$H11];[.$L11];[.$P11];[.$T11];[.$X11];[.$AB11];[.$AF11];[.$AJ11];[.$AN11];[.$AR11];[.$AV11];[.$AZ11];[.$BD11];[.$BH11])" table:style-name="ce1">
            <text:p>37628</text:p>
          </table:table-cell>
          <table:table-cell office:value-type="float" office:value="1538" table:formula="of:=MIN([.$E11];[.$I11];[.$M11];[.$Q11];[.$U11];[.$Y11];[.$AC11];[.$AG11];[.$AK11];[.$AO11];[.$AS11];[.$AW11];[.$BA11];[.$BE11];[.$BI11])" table:style-name="ce1">
            <text:p>1538</text:p>
          </table:table-cell>
          <table:table-cell office:value-type="float" office:value="60.58" table:formula="of:=MEDIAN([.$B11];[.$F11];[.$J11];[.$N11];[.$R11];[.$V11];[.$Z11];[.$AD11];[.$AH11];[.$AL11];[.$AP11];[.$AT11];[.$AX11];[.$BB11];[.$BF11])" table:style-name="ce1">
            <text:p>60,58</text:p>
          </table:table-cell>
          <table:table-cell office:value-type="float" office:value="11.79" table:formula="of:=MEDIAN([.$C11];[.$G11];[.$K11];[.$O11];[.$S11];[.$W11];[.$AA11];[.$AE11];[.$AI11];[.$AM11];[.$AQ11];[.$AU11];[.$AY11];[.$BC11];[.$BG11])" table:style-name="ce1">
            <text:p>11,79</text:p>
          </table:table-cell>
          <table:table-cell office:value-type="float" office:value="259212" table:formula="of:=MEDIAN([.$D11];[.$H11];[.$L11];[.$P11];[.$T11];[.$X11];[.$AB11];[.$AF11];[.$AJ11];[.$AN11];[.$AR11];[.$AV11];[.$AZ11];[.$BD11];[.$BH11])" table:style-name="ce1">
            <text:p>259212</text:p>
          </table:table-cell>
          <table:table-cell office:value-type="float" office:value="20828" table:formula="of:=MEDIAN([.$E11];[.$I11];[.$M11];[.$Q11];[.$U11];[.$Y11];[.$AC11];[.$AG11];[.$AK11];[.$AO11];[.$AS11];[.$AW11];[.$BA11];[.$BE11];[.$BI11])" table:style-name="ce1">
            <text:p>20828</text:p>
          </table:table-cell>
          <table:table-cell office:value-type="float" office:value="21600" table:formula="of:=MAX([.$B11];[.$F11];[.$J11];[.$N11];[.$R11];[.$V11];[.$Z11];[.$AD11];[.$AH11];[.$AL11];[.$AP11];[.$AT11];[.$AX11];[.$BB11];[.$BF11])" table:style-name="ce1">
            <text:p>21600</text:p>
          </table:table-cell>
          <table:table-cell office:value-type="float" office:value="21600" table:formula="of:=MAX([.$C11];[.$G11];[.$K11];[.$O11];[.$S11];[.$W11];[.$AA11];[.$AE11];[.$AI11];[.$AM11];[.$AQ11];[.$AU11];[.$AY11];[.$BC11];[.$BG11])" table:style-name="ce1">
            <text:p>21600</text:p>
          </table:table-cell>
          <table:table-cell office:value-type="float" office:value="77954080" table:formula="of:=MAX([.$D11];[.$H11];[.$L11];[.$P11];[.$T11];[.$X11];[.$AB11];[.$AF11];[.$AJ11];[.$AN11];[.$AR11];[.$AV11];[.$AZ11];[.$BD11];[.$BH11])" table:style-name="ce1">
            <text:p>77954080</text:p>
          </table:table-cell>
          <table:table-cell office:value-type="float" office:value="37414147" table:formula="of:=MAX([.$E11];[.$I11];[.$M11];[.$Q11];[.$U11];[.$Y11];[.$AC11];[.$AG11];[.$AK11];[.$AO11];[.$AS11];[.$AW11];[.$BA11];[.$BE11];[.$BI11])" table:style-name="ce1">
            <text:p>3741414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4_a15.lp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10.56" table:style-name="ce1">
            <text:p>10,56</text:p>
          </table:table-cell>
          <table:table-cell office:value-type="float" office:value="55311" table:style-name="ce1">
            <text:p>55311</text:p>
          </table:table-cell>
          <table:table-cell office:value-type="float" office:value="12457" table:style-name="ce1">
            <text:p>12457</text:p>
          </table:table-cell>
          <table:table-cell office:value-type="float" office:value="50.62" table:style-name="ce1">
            <text:p>50,62</text:p>
          </table:table-cell>
          <table:table-cell office:value-type="float" office:value="19.739999999999998" table:style-name="ce1">
            <text:p>19,74</text:p>
          </table:table-cell>
          <table:table-cell office:value-type="float" office:value="144524" table:style-name="ce1">
            <text:p>144524</text:p>
          </table:table-cell>
          <table:table-cell office:value-type="float" office:value="18546" table:style-name="ce1">
            <text:p>18546</text:p>
          </table:table-cell>
          <table:table-cell office:value-type="float" office:value="37.46" table:style-name="ce1">
            <text:p>37,46</text:p>
          </table:table-cell>
          <table:table-cell office:value-type="float" office:value="5.96" table:style-name="ce2">
            <text:p>5,96</text:p>
          </table:table-cell>
          <table:table-cell office:value-type="float" office:value="55102" table:style-name="ce1">
            <text:p>55102</text:p>
          </table:table-cell>
          <table:table-cell office:value-type="float" office:value="6829" table:style-name="ce2">
            <text:p>6829</text:p>
          </table:table-cell>
          <table:table-cell office:value-type="float" office:value="42.32" table:style-name="ce1">
            <text:p>42,32</text:p>
          </table:table-cell>
          <table:table-cell office:value-type="float" office:value="11.1" table:style-name="ce1">
            <text:p>11,1</text:p>
          </table:table-cell>
          <table:table-cell office:value-type="float" office:value="75738" table:style-name="ce1">
            <text:p>75738</text:p>
          </table:table-cell>
          <table:table-cell office:value-type="float" office:value="12427" table:style-name="ce1">
            <text:p>12427</text:p>
          </table:table-cell>
          <table:table-cell office:value-type="float" office:value="42.3" table:style-name="ce1">
            <text:p>42,3</text:p>
          </table:table-cell>
          <table:table-cell office:value-type="float" office:value="12.5" table:style-name="ce1">
            <text:p>12,5</text:p>
          </table:table-cell>
          <table:table-cell office:value-type="float" office:value="110458" table:style-name="ce1">
            <text:p>110458</text:p>
          </table:table-cell>
          <table:table-cell office:value-type="float" office:value="15514" table:style-name="ce1">
            <text:p>15514</text:p>
          </table:table-cell>
          <table:table-cell office:value-type="float" office:value="41.02" table:style-name="ce1">
            <text:p>41,02</text:p>
          </table:table-cell>
          <table:table-cell office:value-type="float" office:value="8.93" table:style-name="ce1">
            <text:p>8,93</text:p>
          </table:table-cell>
          <table:table-cell office:value-type="float" office:value="60338" table:style-name="ce1">
            <text:p>60338</text:p>
          </table:table-cell>
          <table:table-cell office:value-type="float" office:value="10293" table:style-name="ce1">
            <text:p>10293</text:p>
          </table:table-cell>
          <table:table-cell office:value-type="float" office:value="46.22" table:style-name="ce1">
            <text:p>46,22</text:p>
          </table:table-cell>
          <table:table-cell office:value-type="float" office:value="15" table:style-name="ce1">
            <text:p>15</text:p>
          </table:table-cell>
          <table:table-cell office:value-type="float" office:value="22981" table:style-name="ce1">
            <text:p>22981</text:p>
          </table:table-cell>
          <table:table-cell office:value-type="float" office:value="15034" table:style-name="ce1">
            <text:p>15034</text:p>
          </table:table-cell>
          <table:table-cell office:value-type="float" office:value="39.39" table:style-name="ce1">
            <text:p>39,39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13314" table:style-name="ce2">
            <text:p>13314</text:p>
          </table:table-cell>
          <table:table-cell office:value-type="float" office:value="8795" table:style-name="ce1">
            <text:p>8795</text:p>
          </table:table-cell>
          <table:table-cell office:value-type="float" office:value="49.12" table:style-name="ce1">
            <text:p>49,12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48454" table:style-name="ce1">
            <text:p>148454</text:p>
          </table:table-cell>
          <table:table-cell office:value-type="float" office:value="18735" table:style-name="ce1">
            <text:p>18735</text:p>
          </table:table-cell>
          <table:table-cell office:value-type="float" office:value="53.67" table:style-name="ce1">
            <text:p>53,67</text:p>
          </table:table-cell>
          <table:table-cell office:value-type="float" office:value="21.08" table:style-name="ce1">
            <text:p>21,08</text:p>
          </table:table-cell>
          <table:table-cell office:value-type="float" office:value="158600" table:style-name="ce1">
            <text:p>158600</text:p>
          </table:table-cell>
          <table:table-cell office:value-type="float" office:value="21816" table:style-name="ce1">
            <text:p>21816</text:p>
          </table:table-cell>
          <table:table-cell office:value-type="float" office:value="55.5" table:style-name="ce1">
            <text:p>55,5</text:p>
          </table:table-cell>
          <table:table-cell office:value-type="float" office:value="25.05" table:style-name="ce1">
            <text:p>25,05</text:p>
          </table:table-cell>
          <table:table-cell office:value-type="float" office:value="144459" table:style-name="ce1">
            <text:p>144459</text:p>
          </table:table-cell>
          <table:table-cell office:value-type="float" office:value="26797" table:style-name="ce1">
            <text:p>2679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76599927" table:style-name="ce3">
            <text:p>76599927</text:p>
          </table:table-cell>
          <table:table-cell office:value-type="float" office:value="3848538" table:style-name="ce3">
            <text:p>3848538</text:p>
          </table:table-cell>
          <table:table-cell office:value-type="float" office:value="316.06" table:style-name="ce1">
            <text:p>316,06</text:p>
          </table:table-cell>
          <table:table-cell office:value-type="float" office:value="38.14" table:style-name="ce1">
            <text:p>38,14</text:p>
          </table:table-cell>
          <table:table-cell office:value-type="float" office:value="840175" table:style-name="ce1">
            <text:p>840175</text:p>
          </table:table-cell>
          <table:table-cell office:value-type="float" office:value="29572" table:style-name="ce1">
            <text:p>29572</text:p>
          </table:table-cell>
          <table:table-cell office:value-type="float" office:value="450.96" table:style-name="ce1">
            <text:p>450,96</text:p>
          </table:table-cell>
          <table:table-cell office:value-type="float" office:value="110.56" table:style-name="ce1">
            <text:p>110,56</text:p>
          </table:table-cell>
          <table:table-cell office:value-type="float" office:value="501944" table:style-name="ce1">
            <text:p>501944</text:p>
          </table:table-cell>
          <table:table-cell office:value-type="float" office:value="8959" table:style-name="ce1">
            <text:p>8959</text:p>
          </table:table-cell>
          <table:table-cell office:value-type="float" office:value="35.520000000000003" table:style-name="ce2">
            <text:p>35,52</text:p>
          </table:table-cell>
          <table:table-cell office:value-type="float" office:value="6.38" table:style-name="ce1">
            <text:p>6,38</text:p>
          </table:table-cell>
          <table:table-cell office:value-type="float" office:value="105558" table:style-name="ce1">
            <text:p>105558</text:p>
          </table:table-cell>
          <table:table-cell office:value-type="float" office:value="8279" table:style-name="ce1">
            <text:p>8279</text:p>
          </table:table-cell>
          <table:table-cell office:value-type="float" office:value="35.520000000000003" table:formula="of:=MIN([.$B12];[.$F12];[.$J12];[.$N12];[.$R12];[.$V12];[.$Z12];[.$AD12];[.$AH12];[.$AL12];[.$AP12];[.$AT12];[.$AX12];[.$BB12];[.$BF12])" table:style-name="ce1">
            <text:p>35,52</text:p>
          </table:table-cell>
          <table:table-cell office:value-type="float" office:value="5.96" table:formula="of:=MIN([.$C12];[.$G12];[.$K12];[.$O12];[.$S12];[.$W12];[.$AA12];[.$AE12];[.$AI12];[.$AM12];[.$AQ12];[.$AU12];[.$AY12];[.$BC12];[.$BG12])" table:style-name="ce1">
            <text:p>5,96</text:p>
          </table:table-cell>
          <table:table-cell office:value-type="float" office:value="13314" table:formula="of:=MIN([.$D12];[.$H12];[.$L12];[.$P12];[.$T12];[.$X12];[.$AB12];[.$AF12];[.$AJ12];[.$AN12];[.$AR12];[.$AV12];[.$AZ12];[.$BD12];[.$BH12])" table:style-name="ce1">
            <text:p>13314</text:p>
          </table:table-cell>
          <table:table-cell office:value-type="float" office:value="6829" table:formula="of:=MIN([.$E12];[.$I12];[.$M12];[.$Q12];[.$U12];[.$Y12];[.$AC12];[.$AG12];[.$AK12];[.$AO12];[.$AS12];[.$AW12];[.$BA12];[.$BE12];[.$BI12])" table:style-name="ce1">
            <text:p>6829</text:p>
          </table:table-cell>
          <table:table-cell office:value-type="float" office:value="46.22" table:formula="of:=MEDIAN([.$B12];[.$F12];[.$J12];[.$N12];[.$R12];[.$V12];[.$Z12];[.$AD12];[.$AH12];[.$AL12];[.$AP12];[.$AT12];[.$AX12];[.$BB12];[.$BF12])" table:style-name="ce1">
            <text:p>46,22</text:p>
          </table:table-cell>
          <table:table-cell office:value-type="float" office:value="15" table:formula="of:=MEDIAN([.$C12];[.$G12];[.$K12];[.$O12];[.$S12];[.$W12];[.$AA12];[.$AE12];[.$AI12];[.$AM12];[.$AQ12];[.$AU12];[.$AY12];[.$BC12];[.$BG12])" table:style-name="ce1">
            <text:p>15</text:p>
          </table:table-cell>
          <table:table-cell office:value-type="float" office:value="110458" table:formula="of:=MEDIAN([.$D12];[.$H12];[.$L12];[.$P12];[.$T12];[.$X12];[.$AB12];[.$AF12];[.$AJ12];[.$AN12];[.$AR12];[.$AV12];[.$AZ12];[.$BD12];[.$BH12])" table:style-name="ce1">
            <text:p>110458</text:p>
          </table:table-cell>
          <table:table-cell office:value-type="float" office:value="15034" table:formula="of:=MEDIAN([.$E12];[.$I12];[.$M12];[.$Q12];[.$U12];[.$Y12];[.$AC12];[.$AG12];[.$AK12];[.$AO12];[.$AS12];[.$AW12];[.$BA12];[.$BE12];[.$BI12])" table:style-name="ce1">
            <text:p>15034</text:p>
          </table:table-cell>
          <table:table-cell office:value-type="float" office:value="21600" table:formula="of:=MAX([.$B12];[.$F12];[.$J12];[.$N12];[.$R12];[.$V12];[.$Z12];[.$AD12];[.$AH12];[.$AL12];[.$AP12];[.$AT12];[.$AX12];[.$BB12];[.$BF12])" table:style-name="ce1">
            <text:p>21600</text:p>
          </table:table-cell>
          <table:table-cell office:value-type="float" office:value="21600" table:formula="of:=MAX([.$C12];[.$G12];[.$K12];[.$O12];[.$S12];[.$W12];[.$AA12];[.$AE12];[.$AI12];[.$AM12];[.$AQ12];[.$AU12];[.$AY12];[.$BC12];[.$BG12])" table:style-name="ce1">
            <text:p>21600</text:p>
          </table:table-cell>
          <table:table-cell office:value-type="float" office:value="76599927" table:formula="of:=MAX([.$D12];[.$H12];[.$L12];[.$P12];[.$T12];[.$X12];[.$AB12];[.$AF12];[.$AJ12];[.$AN12];[.$AR12];[.$AV12];[.$AZ12];[.$BD12];[.$BH12])" table:style-name="ce1">
            <text:p>76599927</text:p>
          </table:table-cell>
          <table:table-cell office:value-type="float" office:value="3848538" table:formula="of:=MAX([.$E12];[.$I12];[.$M12];[.$Q12];[.$U12];[.$Y12];[.$AC12];[.$AG12];[.$AK12];[.$AO12];[.$AS12];[.$AW12];[.$BA12];[.$BE12];[.$BI12])" table:style-name="ce1">
            <text:p>384853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4_a20.lp</text:p>
          </table:table-cell>
          <table:table-cell office:value-type="float" office:value="41.31" table:style-name="ce2">
            <text:p>41,31</text:p>
          </table:table-cell>
          <table:table-cell office:value-type="float" office:value="0.61" table:style-name="ce2">
            <text:p>0,61</text:p>
          </table:table-cell>
          <table:table-cell office:value-type="float" office:value="39207" table:style-name="ce1">
            <text:p>39207</text:p>
          </table:table-cell>
          <table:table-cell office:value-type="float" office:value="333" table:style-name="ce2">
            <text:p>333</text:p>
          </table:table-cell>
          <table:table-cell office:value-type="float" office:value="52.85" table:style-name="ce1">
            <text:p>52,85</text:p>
          </table:table-cell>
          <table:table-cell office:value-type="float" office:value="8.35" table:style-name="ce1">
            <text:p>8,35</text:p>
          </table:table-cell>
          <table:table-cell office:value-type="float" office:value="58311" table:style-name="ce1">
            <text:p>58311</text:p>
          </table:table-cell>
          <table:table-cell office:value-type="float" office:value="11679" table:style-name="ce1">
            <text:p>11679</text:p>
          </table:table-cell>
          <table:table-cell office:value-type="float" office:value="84.7" table:style-name="ce1">
            <text:p>84,7</text:p>
          </table:table-cell>
          <table:table-cell office:value-type="float" office:value="40.5" table:style-name="ce1">
            <text:p>40,5</text:p>
          </table:table-cell>
          <table:table-cell office:value-type="float" office:value="207412" table:style-name="ce1">
            <text:p>207412</text:p>
          </table:table-cell>
          <table:table-cell office:value-type="float" office:value="46577" table:style-name="ce1">
            <text:p>46577</text:p>
          </table:table-cell>
          <table:table-cell office:value-type="float" office:value="47.43" table:style-name="ce1">
            <text:p>47,43</text:p>
          </table:table-cell>
          <table:table-cell office:value-type="float" office:value="1.42" table:style-name="ce1">
            <text:p>1,42</text:p>
          </table:table-cell>
          <table:table-cell office:value-type="float" office:value="10184" table:style-name="ce1">
            <text:p>10184</text:p>
          </table:table-cell>
          <table:table-cell office:value-type="float" office:value="471" table:style-name="ce1">
            <text:p>471</text:p>
          </table:table-cell>
          <table:table-cell office:value-type="float" office:value="48.99" table:style-name="ce1">
            <text:p>48,99</text:p>
          </table:table-cell>
          <table:table-cell office:value-type="float" office:value="9.58" table:style-name="ce1">
            <text:p>9,58</text:p>
          </table:table-cell>
          <table:table-cell office:value-type="float" office:value="100265" table:style-name="ce1">
            <text:p>100265</text:p>
          </table:table-cell>
          <table:table-cell office:value-type="float" office:value="13060" table:style-name="ce1">
            <text:p>13060</text:p>
          </table:table-cell>
          <table:table-cell office:value-type="float" office:value="49.01" table:style-name="ce1">
            <text:p>49,01</text:p>
          </table:table-cell>
          <table:table-cell office:value-type="float" office:value="5.29" table:style-name="ce1">
            <text:p>5,29</text:p>
          </table:table-cell>
          <table:table-cell office:value-type="float" office:value="37666" table:style-name="ce1">
            <text:p>37666</text:p>
          </table:table-cell>
          <table:table-cell office:value-type="float" office:value="6376" table:style-name="ce1">
            <text:p>6376</text:p>
          </table:table-cell>
          <table:table-cell office:value-type="float" office:value="48.4" table:style-name="ce1">
            <text:p>48,4</text:p>
          </table:table-cell>
          <table:table-cell office:value-type="float" office:value="3.3" table:style-name="ce1">
            <text:p>3,3</text:p>
          </table:table-cell>
          <table:table-cell office:value-type="float" office:value="7359" table:style-name="ce2">
            <text:p>7359</text:p>
          </table:table-cell>
          <table:table-cell office:value-type="float" office:value="4328" table:style-name="ce1">
            <text:p>4328</text:p>
          </table:table-cell>
          <table:table-cell office:value-type="float" office:value="53.74" table:style-name="ce1">
            <text:p>53,74</text:p>
          </table:table-cell>
          <table:table-cell office:value-type="float" office:value="9.98" table:style-name="ce1">
            <text:p>9,98</text:p>
          </table:table-cell>
          <table:table-cell office:value-type="float" office:value="20624" table:style-name="ce1">
            <text:p>20624</text:p>
          </table:table-cell>
          <table:table-cell office:value-type="float" office:value="12814" table:style-name="ce1">
            <text:p>12814</text:p>
          </table:table-cell>
          <table:table-cell office:value-type="float" office:value="49.24" table:style-name="ce1">
            <text:p>49,24</text:p>
          </table:table-cell>
          <table:table-cell office:value-type="float" office:value="6.17" table:style-name="ce1">
            <text:p>6,17</text:p>
          </table:table-cell>
          <table:table-cell office:value-type="float" office:value="45153" table:style-name="ce1">
            <text:p>45153</text:p>
          </table:table-cell>
          <table:table-cell office:value-type="float" office:value="9279" table:style-name="ce1">
            <text:p>9279</text:p>
          </table:table-cell>
          <table:table-cell office:value-type="float" office:value="85.81" table:style-name="ce1">
            <text:p>85,81</text:p>
          </table:table-cell>
          <table:table-cell office:value-type="float" office:value="40.96" table:style-name="ce1">
            <text:p>40,96</text:p>
          </table:table-cell>
          <table:table-cell office:value-type="float" office:value="118654" table:style-name="ce1">
            <text:p>118654</text:p>
          </table:table-cell>
          <table:table-cell office:value-type="float" office:value="53461" table:style-name="ce1">
            <text:p>53461</text:p>
          </table:table-cell>
          <table:table-cell office:value-type="float" office:value="53.58" table:style-name="ce1">
            <text:p>53,58</text:p>
          </table:table-cell>
          <table:table-cell office:value-type="float" office:value="10.94" table:style-name="ce1">
            <text:p>10,94</text:p>
          </table:table-cell>
          <table:table-cell office:value-type="float" office:value="54061" table:style-name="ce1">
            <text:p>54061</text:p>
          </table:table-cell>
          <table:table-cell office:value-type="float" office:value="18329" table:style-name="ce1">
            <text:p>18329</text:p>
          </table:table-cell>
          <table:table-cell office:value-type="float" office:value="58.82" table:style-name="ce1">
            <text:p>58,82</text:p>
          </table:table-cell>
          <table:table-cell office:value-type="float" office:value="15.09" table:style-name="ce1">
            <text:p>15,09</text:p>
          </table:table-cell>
          <table:table-cell office:value-type="float" office:value="103143" table:style-name="ce1">
            <text:p>103143</text:p>
          </table:table-cell>
          <table:table-cell office:value-type="float" office:value="8417" table:style-name="ce1">
            <text:p>8417</text:p>
          </table:table-cell>
          <table:table-cell office:value-type="float" office:value="362.39" table:style-name="ce1">
            <text:p>362,39</text:p>
          </table:table-cell>
          <table:table-cell office:value-type="float" office:value="7.1" table:style-name="ce1">
            <text:p>7,1</text:p>
          </table:table-cell>
          <table:table-cell office:value-type="float" office:value="27905" table:style-name="ce1">
            <text:p>27905</text:p>
          </table:table-cell>
          <table:table-cell office:value-type="float" office:value="5472" table:style-name="ce1">
            <text:p>547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2089800389" table:style-name="ce3">
            <text:p>2089800389</text:p>
          </table:table-cell>
          <table:table-cell office:value-type="float" office:value="335887" table:style-name="ce3">
            <text:p>335887</text:p>
          </table:table-cell>
          <table:table-cell office:value-type="float" office:value="44.02" table:style-name="ce1">
            <text:p>44,02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35865" table:style-name="ce1">
            <text:p>35865</text:p>
          </table:table-cell>
          <table:table-cell office:value-type="float" office:value="3653" table:style-name="ce1">
            <text:p>3653</text:p>
          </table:table-cell>
          <table:table-cell office:value-type="float" office:value="41.31" table:formula="of:=MIN([.$B13];[.$F13];[.$J13];[.$N13];[.$R13];[.$V13];[.$Z13];[.$AD13];[.$AH13];[.$AL13];[.$AP13];[.$AT13];[.$AX13];[.$BB13];[.$BF13])" table:style-name="ce1">
            <text:p>41,31</text:p>
          </table:table-cell>
          <table:table-cell office:value-type="float" office:value="0.61" table:formula="of:=MIN([.$C13];[.$G13];[.$K13];[.$O13];[.$S13];[.$W13];[.$AA13];[.$AE13];[.$AI13];[.$AM13];[.$AQ13];[.$AU13];[.$AY13];[.$BC13];[.$BG13])" table:style-name="ce1">
            <text:p>0,61</text:p>
          </table:table-cell>
          <table:table-cell office:value-type="float" office:value="7359" table:formula="of:=MIN([.$D13];[.$H13];[.$L13];[.$P13];[.$T13];[.$X13];[.$AB13];[.$AF13];[.$AJ13];[.$AN13];[.$AR13];[.$AV13];[.$AZ13];[.$BD13];[.$BH13])" table:style-name="ce1">
            <text:p>7359</text:p>
          </table:table-cell>
          <table:table-cell office:value-type="float" office:value="333" table:formula="of:=MIN([.$E13];[.$I13];[.$M13];[.$Q13];[.$U13];[.$Y13];[.$AC13];[.$AG13];[.$AK13];[.$AO13];[.$AS13];[.$AW13];[.$BA13];[.$BE13];[.$BI13])" table:style-name="ce1">
            <text:p>333</text:p>
          </table:table-cell>
          <table:table-cell office:value-type="float" office:value="52.85" table:formula="of:=MEDIAN([.$B13];[.$F13];[.$J13];[.$N13];[.$R13];[.$V13];[.$Z13];[.$AD13];[.$AH13];[.$AL13];[.$AP13];[.$AT13];[.$AX13];[.$BB13];[.$BF13])" table:style-name="ce1">
            <text:p>52,85</text:p>
          </table:table-cell>
          <table:table-cell office:value-type="float" office:value="8.35" table:formula="of:=MEDIAN([.$C13];[.$G13];[.$K13];[.$O13];[.$S13];[.$W13];[.$AA13];[.$AE13];[.$AI13];[.$AM13];[.$AQ13];[.$AU13];[.$AY13];[.$BC13];[.$BG13])" table:style-name="ce1">
            <text:p>8,35</text:p>
          </table:table-cell>
          <table:table-cell office:value-type="float" office:value="45153" table:formula="of:=MEDIAN([.$D13];[.$H13];[.$L13];[.$P13];[.$T13];[.$X13];[.$AB13];[.$AF13];[.$AJ13];[.$AN13];[.$AR13];[.$AV13];[.$AZ13];[.$BD13];[.$BH13])" table:style-name="ce1">
            <text:p>45153</text:p>
          </table:table-cell>
          <table:table-cell office:value-type="float" office:value="9279" table:formula="of:=MEDIAN([.$E13];[.$I13];[.$M13];[.$Q13];[.$U13];[.$Y13];[.$AC13];[.$AG13];[.$AK13];[.$AO13];[.$AS13];[.$AW13];[.$BA13];[.$BE13];[.$BI13])" table:style-name="ce1">
            <text:p>9279</text:p>
          </table:table-cell>
          <table:table-cell office:value-type="float" office:value="21600" table:formula="of:=MAX([.$B13];[.$F13];[.$J13];[.$N13];[.$R13];[.$V13];[.$Z13];[.$AD13];[.$AH13];[.$AL13];[.$AP13];[.$AT13];[.$AX13];[.$BB13];[.$BF13])" table:style-name="ce1">
            <text:p>21600</text:p>
          </table:table-cell>
          <table:table-cell office:value-type="float" office:value="21600" table:formula="of:=MAX([.$C13];[.$G13];[.$K13];[.$O13];[.$S13];[.$W13];[.$AA13];[.$AE13];[.$AI13];[.$AM13];[.$AQ13];[.$AU13];[.$AY13];[.$BC13];[.$BG13])" table:style-name="ce1">
            <text:p>21600</text:p>
          </table:table-cell>
          <table:table-cell office:value-type="float" office:value="2089800389" table:formula="of:=MAX([.$D13];[.$H13];[.$L13];[.$P13];[.$T13];[.$X13];[.$AB13];[.$AF13];[.$AJ13];[.$AN13];[.$AR13];[.$AV13];[.$AZ13];[.$BD13];[.$BH13])" table:style-name="ce1">
            <text:p>2089800389</text:p>
          </table:table-cell>
          <table:table-cell office:value-type="float" office:value="335887" table:formula="of:=MAX([.$E13];[.$I13];[.$M13];[.$Q13];[.$U13];[.$Y13];[.$AC13];[.$AG13];[.$AK13];[.$AO13];[.$AS13];[.$AW13];[.$BA13];[.$BE13];[.$BI13])" table:style-name="ce1">
            <text:p>33588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4_a25.lp</text:p>
          </table:table-cell>
          <table:table-cell office:value-type="float" office:value="157.47999999999999" table:style-name="ce1">
            <text:p>157,48</text:p>
          </table:table-cell>
          <table:table-cell office:value-type="float" office:value="96.65" table:style-name="ce1">
            <text:p>96,65</text:p>
          </table:table-cell>
          <table:table-cell office:value-type="float" office:value="288460" table:style-name="ce1">
            <text:p>288460</text:p>
          </table:table-cell>
          <table:table-cell office:value-type="float" office:value="97063" table:style-name="ce1">
            <text:p>97063</text:p>
          </table:table-cell>
          <table:table-cell office:value-type="float" office:value="88.29" table:style-name="ce1">
            <text:p>88,29</text:p>
          </table:table-cell>
          <table:table-cell office:value-type="float" office:value="27.83" table:style-name="ce1">
            <text:p>27,83</text:p>
          </table:table-cell>
          <table:table-cell office:value-type="float" office:value="175776" table:style-name="ce1">
            <text:p>175776</text:p>
          </table:table-cell>
          <table:table-cell office:value-type="float" office:value="26624" table:style-name="ce1">
            <text:p>26624</text:p>
          </table:table-cell>
          <table:table-cell office:value-type="float" office:value="72.209999999999994" table:style-name="ce1">
            <text:p>72,21</text:p>
          </table:table-cell>
          <table:table-cell office:value-type="float" office:value="11.32" table:style-name="ce1">
            <text:p>11,32</text:p>
          </table:table-cell>
          <table:table-cell office:value-type="float" office:value="205912" table:style-name="ce1">
            <text:p>205912</text:p>
          </table:table-cell>
          <table:table-cell office:value-type="float" office:value="10627" table:style-name="ce1">
            <text:p>10627</text:p>
          </table:table-cell>
          <table:table-cell office:value-type="float" office:value="131.27000000000001" table:style-name="ce1">
            <text:p>131,27</text:p>
          </table:table-cell>
          <table:table-cell office:value-type="float" office:value="73.540000000000006" table:style-name="ce1">
            <text:p>73,54</text:p>
          </table:table-cell>
          <table:table-cell office:value-type="float" office:value="401689" table:style-name="ce1">
            <text:p>401689</text:p>
          </table:table-cell>
          <table:table-cell office:value-type="float" office:value="79822" table:style-name="ce1">
            <text:p>79822</text:p>
          </table:table-cell>
          <table:table-cell office:value-type="float" office:value="85.36" table:style-name="ce1">
            <text:p>85,36</text:p>
          </table:table-cell>
          <table:table-cell office:value-type="float" office:value="29.82" table:style-name="ce1">
            <text:p>29,82</text:p>
          </table:table-cell>
          <table:table-cell office:value-type="float" office:value="128536" table:style-name="ce1">
            <text:p>128536</text:p>
          </table:table-cell>
          <table:table-cell office:value-type="float" office:value="29264" table:style-name="ce1">
            <text:p>29264</text:p>
          </table:table-cell>
          <table:table-cell office:value-type="float" office:value="82.39" table:style-name="ce1">
            <text:p>82,39</text:p>
          </table:table-cell>
          <table:table-cell office:value-type="float" office:value="22.57" table:style-name="ce1">
            <text:p>22,57</text:p>
          </table:table-cell>
          <table:table-cell office:value-type="float" office:value="170753" table:style-name="ce1">
            <text:p>170753</text:p>
          </table:table-cell>
          <table:table-cell office:value-type="float" office:value="23726" table:style-name="ce1">
            <text:p>2372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19.07" table:style-name="ce1">
            <text:p>19,07</text:p>
          </table:table-cell>
          <table:table-cell office:value-type="float" office:value="34702" table:style-name="ce2">
            <text:p>34702</text:p>
          </table:table-cell>
          <table:table-cell office:value-type="float" office:value="16939" table:style-name="ce1">
            <text:p>16939</text:p>
          </table:table-cell>
          <table:table-cell office:value-type="float" office:value="266.45" table:style-name="ce1">
            <text:p>266,45</text:p>
          </table:table-cell>
          <table:table-cell office:value-type="float" office:value="207.93" table:style-name="ce1">
            <text:p>207,93</text:p>
          </table:table-cell>
          <table:table-cell office:value-type="float" office:value="301925" table:style-name="ce1">
            <text:p>301925</text:p>
          </table:table-cell>
          <table:table-cell office:value-type="float" office:value="191523" table:style-name="ce1">
            <text:p>191523</text:p>
          </table:table-cell>
          <table:table-cell office:value-type="float" office:value="65.94" table:style-name="ce2">
            <text:p>65,94</text:p>
          </table:table-cell>
          <table:table-cell office:value-type="float" office:value="9.14" table:style-name="ce2">
            <text:p>9,14</text:p>
          </table:table-cell>
          <table:table-cell office:value-type="float" office:value="103768" table:style-name="ce1">
            <text:p>103768</text:p>
          </table:table-cell>
          <table:table-cell office:value-type="float" office:value="9728" table:style-name="ce2">
            <text:p>9728</text:p>
          </table:table-cell>
          <table:table-cell office:value-type="float" office:value="98.47" table:style-name="ce1">
            <text:p>98,47</text:p>
          </table:table-cell>
          <table:table-cell office:value-type="float" office:value="43.43" table:style-name="ce1">
            <text:p>43,43</text:p>
          </table:table-cell>
          <table:table-cell office:value-type="float" office:value="207072" table:style-name="ce1">
            <text:p>207072</text:p>
          </table:table-cell>
          <table:table-cell office:value-type="float" office:value="50271" table:style-name="ce1">
            <text:p>50271</text:p>
          </table:table-cell>
          <table:table-cell office:value-type="float" office:value="124.37" table:style-name="ce1">
            <text:p>124,37</text:p>
          </table:table-cell>
          <table:table-cell office:value-type="float" office:value="62.75" table:style-name="ce1">
            <text:p>62,75</text:p>
          </table:table-cell>
          <table:table-cell office:value-type="float" office:value="222611" table:style-name="ce1">
            <text:p>222611</text:p>
          </table:table-cell>
          <table:table-cell office:value-type="float" office:value="64046" table:style-name="ce1">
            <text:p>6404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80635323" table:style-name="ce1">
            <text:p>80635323</text:p>
          </table:table-cell>
          <table:table-cell office:value-type="float" office:value="15048004" table:style-name="ce3">
            <text:p>15048004</text:p>
          </table:table-cell>
          <table:table-cell office:value-type="float" office:value="734.23" table:style-name="ce1">
            <text:p>734,23</text:p>
          </table:table-cell>
          <table:table-cell office:value-type="float" office:value="268.77" table:style-name="ce1">
            <text:p>268,77</text:p>
          </table:table-cell>
          <table:table-cell office:value-type="float" office:value="6854502" table:style-name="ce1">
            <text:p>6854502</text:p>
          </table:table-cell>
          <table:table-cell office:value-type="float" office:value="161209" table:style-name="ce1">
            <text:p>16120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3147091667" table:style-name="ce3">
            <text:p>3147091667</text:p>
          </table:table-cell>
          <table:table-cell office:value-type="float" office:value="145847" table:style-name="ce1">
            <text:p>145847</text:p>
          </table:table-cell>
          <table:table-cell office:value-type="float" office:value="71.67" table:style-name="ce1">
            <text:p>71,67</text:p>
          </table:table-cell>
          <table:table-cell office:value-type="float" office:value="14.45" table:style-name="ce1">
            <text:p>14,45</text:p>
          </table:table-cell>
          <table:table-cell office:value-type="float" office:value="72281" table:style-name="ce1">
            <text:p>72281</text:p>
          </table:table-cell>
          <table:table-cell office:value-type="float" office:value="14879" table:style-name="ce1">
            <text:p>14879</text:p>
          </table:table-cell>
          <table:table-cell office:value-type="float" office:value="65.94" table:formula="of:=MIN([.$B14];[.$F14];[.$J14];[.$N14];[.$R14];[.$V14];[.$Z14];[.$AD14];[.$AH14];[.$AL14];[.$AP14];[.$AT14];[.$AX14];[.$BB14];[.$BF14])" table:style-name="ce1">
            <text:p>65,94</text:p>
          </table:table-cell>
          <table:table-cell office:value-type="float" office:value="9.14" table:formula="of:=MIN([.$C14];[.$G14];[.$K14];[.$O14];[.$S14];[.$W14];[.$AA14];[.$AE14];[.$AI14];[.$AM14];[.$AQ14];[.$AU14];[.$AY14];[.$BC14];[.$BG14])" table:style-name="ce1">
            <text:p>9,14</text:p>
          </table:table-cell>
          <table:table-cell office:value-type="float" office:value="34702" table:formula="of:=MIN([.$D14];[.$H14];[.$L14];[.$P14];[.$T14];[.$X14];[.$AB14];[.$AF14];[.$AJ14];[.$AN14];[.$AR14];[.$AV14];[.$AZ14];[.$BD14];[.$BH14])" table:style-name="ce1">
            <text:p>34702</text:p>
          </table:table-cell>
          <table:table-cell office:value-type="float" office:value="9728" table:formula="of:=MIN([.$E14];[.$I14];[.$M14];[.$Q14];[.$U14];[.$Y14];[.$AC14];[.$AG14];[.$AK14];[.$AO14];[.$AS14];[.$AW14];[.$BA14];[.$BE14];[.$BI14])" table:style-name="ce1">
            <text:p>9728</text:p>
          </table:table-cell>
          <table:table-cell office:value-type="float" office:value="98.47" table:formula="of:=MEDIAN([.$B14];[.$F14];[.$J14];[.$N14];[.$R14];[.$V14];[.$Z14];[.$AD14];[.$AH14];[.$AL14];[.$AP14];[.$AT14];[.$AX14];[.$BB14];[.$BF14])" table:style-name="ce1">
            <text:p>98,47</text:p>
          </table:table-cell>
          <table:table-cell office:value-type="float" office:value="43.43" table:formula="of:=MEDIAN([.$C14];[.$G14];[.$K14];[.$O14];[.$S14];[.$W14];[.$AA14];[.$AE14];[.$AI14];[.$AM14];[.$AQ14];[.$AU14];[.$AY14];[.$BC14];[.$BG14])" table:style-name="ce1">
            <text:p>43,43</text:p>
          </table:table-cell>
          <table:table-cell office:value-type="float" office:value="207072" table:formula="of:=MEDIAN([.$D14];[.$H14];[.$L14];[.$P14];[.$T14];[.$X14];[.$AB14];[.$AF14];[.$AJ14];[.$AN14];[.$AR14];[.$AV14];[.$AZ14];[.$BD14];[.$BH14])" table:style-name="ce1">
            <text:p>207072</text:p>
          </table:table-cell>
          <table:table-cell office:value-type="float" office:value="50271" table:formula="of:=MEDIAN([.$E14];[.$I14];[.$M14];[.$Q14];[.$U14];[.$Y14];[.$AC14];[.$AG14];[.$AK14];[.$AO14];[.$AS14];[.$AW14];[.$BA14];[.$BE14];[.$BI14])" table:style-name="ce1">
            <text:p>50271</text:p>
          </table:table-cell>
          <table:table-cell office:value-type="float" office:value="21600" table:formula="of:=MAX([.$B14];[.$F14];[.$J14];[.$N14];[.$R14];[.$V14];[.$Z14];[.$AD14];[.$AH14];[.$AL14];[.$AP14];[.$AT14];[.$AX14];[.$BB14];[.$BF14])" table:style-name="ce1">
            <text:p>21600</text:p>
          </table:table-cell>
          <table:table-cell office:value-type="float" office:value="21600" table:formula="of:=MAX([.$C14];[.$G14];[.$K14];[.$O14];[.$S14];[.$W14];[.$AA14];[.$AE14];[.$AI14];[.$AM14];[.$AQ14];[.$AU14];[.$AY14];[.$BC14];[.$BG14])" table:style-name="ce1">
            <text:p>21600</text:p>
          </table:table-cell>
          <table:table-cell office:value-type="float" office:value="3147091667" table:formula="of:=MAX([.$D14];[.$H14];[.$L14];[.$P14];[.$T14];[.$X14];[.$AB14];[.$AF14];[.$AJ14];[.$AN14];[.$AR14];[.$AV14];[.$AZ14];[.$BD14];[.$BH14])" table:style-name="ce1">
            <text:p>3147091667</text:p>
          </table:table-cell>
          <table:table-cell office:value-type="float" office:value="15048004" table:formula="of:=MAX([.$E14];[.$I14];[.$M14];[.$Q14];[.$U14];[.$Y14];[.$AC14];[.$AG14];[.$AK14];[.$AO14];[.$AS14];[.$AW14];[.$BA14];[.$BE14];[.$BI14])" table:style-name="ce1">
            <text:p>1504800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4_a30.lp</text:p>
          </table:table-cell>
          <table:table-cell office:value-type="float" office:value="86.03" table:style-name="ce1">
            <text:p>86,03</text:p>
          </table:table-cell>
          <table:table-cell office:value-type="float" office:value="13.16" table:style-name="ce1">
            <text:p>13,16</text:p>
          </table:table-cell>
          <table:table-cell office:value-type="float" office:value="188292" table:style-name="ce1">
            <text:p>188292</text:p>
          </table:table-cell>
          <table:table-cell office:value-type="float" office:value="13283" table:style-name="ce1">
            <text:p>13283</text:p>
          </table:table-cell>
          <table:table-cell office:value-type="float" office:value="80.36" table:style-name="ce1">
            <text:p>80,36</text:p>
          </table:table-cell>
          <table:table-cell office:value-type="float" office:value="12.28" table:style-name="ce1">
            <text:p>12,28</text:p>
          </table:table-cell>
          <table:table-cell office:value-type="float" office:value="90267" table:style-name="ce2">
            <text:p>90267</text:p>
          </table:table-cell>
          <table:table-cell office:value-type="float" office:value="15622" table:style-name="ce1">
            <text:p>15622</text:p>
          </table:table-cell>
          <table:table-cell office:value-type="float" office:value="74.87" table:style-name="ce2">
            <text:p>74,87</text:p>
          </table:table-cell>
          <table:table-cell office:value-type="float" office:value="3.78" table:style-name="ce2">
            <text:p>3,78</text:p>
          </table:table-cell>
          <table:table-cell office:value-type="float" office:value="158785" table:style-name="ce1">
            <text:p>158785</text:p>
          </table:table-cell>
          <table:table-cell office:value-type="float" office:value="3438" table:style-name="ce2">
            <text:p>3438</text:p>
          </table:table-cell>
          <table:table-cell office:value-type="float" office:value="106.52" table:style-name="ce1">
            <text:p>106,52</text:p>
          </table:table-cell>
          <table:table-cell office:value-type="float" office:value="26.31" table:style-name="ce1">
            <text:p>26,31</text:p>
          </table:table-cell>
          <table:table-cell office:value-type="float" office:value="247337" table:style-name="ce1">
            <text:p>247337</text:p>
          </table:table-cell>
          <table:table-cell office:value-type="float" office:value="26099" table:style-name="ce1">
            <text:p>26099</text:p>
          </table:table-cell>
          <table:table-cell office:value-type="float" office:value="78.53" table:style-name="ce1">
            <text:p>78,53</text:p>
          </table:table-cell>
          <table:table-cell office:value-type="float" office:value="5.65" table:style-name="ce1">
            <text:p>5,65</text:p>
          </table:table-cell>
          <table:table-cell office:value-type="float" office:value="98863" table:style-name="ce1">
            <text:p>98863</text:p>
          </table:table-cell>
          <table:table-cell office:value-type="float" office:value="6142" table:style-name="ce1">
            <text:p>6142</text:p>
          </table:table-cell>
          <table:table-cell office:value-type="float" office:value="87.32" table:style-name="ce1">
            <text:p>87,32</text:p>
          </table:table-cell>
          <table:table-cell office:value-type="float" office:value="19.149999999999999" table:style-name="ce1">
            <text:p>19,15</text:p>
          </table:table-cell>
          <table:table-cell office:value-type="float" office:value="154916" table:style-name="ce1">
            <text:p>154916</text:p>
          </table:table-cell>
          <table:table-cell office:value-type="float" office:value="19895" table:style-name="ce1">
            <text:p>19895</text:p>
          </table:table-cell>
          <table:table-cell office:value-type="float" office:value="140.55000000000001" table:style-name="ce1">
            <text:p>140,55</text:p>
          </table:table-cell>
          <table:table-cell office:value-type="float" office:value="66.680000000000007" table:style-name="ce1">
            <text:p>66,68</text:p>
          </table:table-cell>
          <table:table-cell office:value-type="float" office:value="112178" table:style-name="ce1">
            <text:p>112178</text:p>
          </table:table-cell>
          <table:table-cell office:value-type="float" office:value="54520" table:style-name="ce1">
            <text:p>54520</text:p>
          </table:table-cell>
          <table:table-cell office:value-type="float" office:value="141.79" table:style-name="ce1">
            <text:p>141,79</text:p>
          </table:table-cell>
          <table:table-cell office:value-type="float" office:value="65.55" table:style-name="ce1">
            <text:p>65,55</text:p>
          </table:table-cell>
          <table:table-cell office:value-type="float" office:value="112396" table:style-name="ce1">
            <text:p>112396</text:p>
          </table:table-cell>
          <table:table-cell office:value-type="float" office:value="54608" table:style-name="ce1">
            <text:p>54608</text:p>
          </table:table-cell>
          <table:table-cell office:value-type="float" office:value="80.42" table:style-name="ce1">
            <text:p>80,42</text:p>
          </table:table-cell>
          <table:table-cell office:value-type="float" office:value="11.27" table:style-name="ce1">
            <text:p>11,27</text:p>
          </table:table-cell>
          <table:table-cell office:value-type="float" office:value="295500" table:style-name="ce1">
            <text:p>295500</text:p>
          </table:table-cell>
          <table:table-cell office:value-type="float" office:value="11457" table:style-name="ce1">
            <text:p>11457</text:p>
          </table:table-cell>
          <table:table-cell office:value-type="float" office:value="77.61" table:style-name="ce1">
            <text:p>77,61</text:p>
          </table:table-cell>
          <table:table-cell office:value-type="float" office:value="5.28" table:style-name="ce1">
            <text:p>5,28</text:p>
          </table:table-cell>
          <table:table-cell office:value-type="float" office:value="201860" table:style-name="ce1">
            <text:p>201860</text:p>
          </table:table-cell>
          <table:table-cell office:value-type="float" office:value="4467" table:style-name="ce1">
            <text:p>4467</text:p>
          </table:table-cell>
          <table:table-cell office:value-type="float" office:value="94.43" table:style-name="ce1">
            <text:p>94,43</text:p>
          </table:table-cell>
          <table:table-cell office:value-type="float" office:value="20.95" table:style-name="ce1">
            <text:p>20,95</text:p>
          </table:table-cell>
          <table:table-cell office:value-type="float" office:value="301209" table:style-name="ce1">
            <text:p>301209</text:p>
          </table:table-cell>
          <table:table-cell office:value-type="float" office:value="26999" table:style-name="ce1">
            <text:p>26999</text:p>
          </table:table-cell>
          <table:table-cell office:value-type="float" office:value="1359.87" table:style-name="ce1">
            <text:p>1359,87</text:p>
          </table:table-cell>
          <table:table-cell office:value-type="float" office:value="1292.3699999999999" table:style-name="ce1">
            <text:p>1292,37</text:p>
          </table:table-cell>
          <table:table-cell office:value-type="float" office:value="8461914" table:style-name="ce1">
            <text:p>8461914</text:p>
          </table:table-cell>
          <table:table-cell office:value-type="float" office:value="1550945" table:style-name="ce3">
            <text:p>1550945</text:p>
          </table:table-cell>
          <table:table-cell office:value-type="float" office:value="619.14" table:style-name="ce1">
            <text:p>619,14</text:p>
          </table:table-cell>
          <table:table-cell office:value-type="float" office:value="39.18" table:style-name="ce1">
            <text:p>39,18</text:p>
          </table:table-cell>
          <table:table-cell office:value-type="float" office:value="6410841" table:style-name="ce1">
            <text:p>6410841</text:p>
          </table:table-cell>
          <table:table-cell office:value-type="float" office:value="21775" table:style-name="ce1">
            <text:p>21775</text:p>
          </table:table-cell>
          <table:table-cell office:value-type="float" office:value="5218.21" table:style-name="ce3">
            <text:p>5218,21</text:p>
          </table:table-cell>
          <table:table-cell office:value-type="float" office:value="4543.21" table:style-name="ce3">
            <text:p>4543,21</text:p>
          </table:table-cell>
          <table:table-cell office:value-type="float" office:value="37012900" table:style-name="ce3">
            <text:p>37012900</text:p>
          </table:table-cell>
          <table:table-cell office:value-type="float" office:value="377631" table:style-name="ce1">
            <text:p>377631</text:p>
          </table:table-cell>
          <table:table-cell office:value-type="float" office:value="81.209999999999994" table:style-name="ce1">
            <text:p>81,21</text:p>
          </table:table-cell>
          <table:table-cell office:value-type="float" office:value="12.67" table:style-name="ce1">
            <text:p>12,67</text:p>
          </table:table-cell>
          <table:table-cell office:value-type="float" office:value="361866" table:style-name="ce1">
            <text:p>361866</text:p>
          </table:table-cell>
          <table:table-cell office:value-type="float" office:value="9979" table:style-name="ce1">
            <text:p>9979</text:p>
          </table:table-cell>
          <table:table-cell office:value-type="float" office:value="74.87" table:formula="of:=MIN([.$B15];[.$F15];[.$J15];[.$N15];[.$R15];[.$V15];[.$Z15];[.$AD15];[.$AH15];[.$AL15];[.$AP15];[.$AT15];[.$AX15];[.$BB15];[.$BF15])" table:style-name="ce1">
            <text:p>74,87</text:p>
          </table:table-cell>
          <table:table-cell office:value-type="float" office:value="3.78" table:formula="of:=MIN([.$C15];[.$G15];[.$K15];[.$O15];[.$S15];[.$W15];[.$AA15];[.$AE15];[.$AI15];[.$AM15];[.$AQ15];[.$AU15];[.$AY15];[.$BC15];[.$BG15])" table:style-name="ce1">
            <text:p>3,78</text:p>
          </table:table-cell>
          <table:table-cell office:value-type="float" office:value="90267" table:formula="of:=MIN([.$D15];[.$H15];[.$L15];[.$P15];[.$T15];[.$X15];[.$AB15];[.$AF15];[.$AJ15];[.$AN15];[.$AR15];[.$AV15];[.$AZ15];[.$BD15];[.$BH15])" table:style-name="ce1">
            <text:p>90267</text:p>
          </table:table-cell>
          <table:table-cell office:value-type="float" office:value="3438" table:formula="of:=MIN([.$E15];[.$I15];[.$M15];[.$Q15];[.$U15];[.$Y15];[.$AC15];[.$AG15];[.$AK15];[.$AO15];[.$AS15];[.$AW15];[.$BA15];[.$BE15];[.$BI15])" table:style-name="ce1">
            <text:p>3438</text:p>
          </table:table-cell>
          <table:table-cell office:value-type="float" office:value="87.32" table:formula="of:=MEDIAN([.$B15];[.$F15];[.$J15];[.$N15];[.$R15];[.$V15];[.$Z15];[.$AD15];[.$AH15];[.$AL15];[.$AP15];[.$AT15];[.$AX15];[.$BB15];[.$BF15])" table:style-name="ce1">
            <text:p>87,32</text:p>
          </table:table-cell>
          <table:table-cell office:value-type="float" office:value="19.149999999999999" table:formula="of:=MEDIAN([.$C15];[.$G15];[.$K15];[.$O15];[.$S15];[.$W15];[.$AA15];[.$AE15];[.$AI15];[.$AM15];[.$AQ15];[.$AU15];[.$AY15];[.$BC15];[.$BG15])" table:style-name="ce1">
            <text:p>19,15</text:p>
          </table:table-cell>
          <table:table-cell office:value-type="float" office:value="201860" table:formula="of:=MEDIAN([.$D15];[.$H15];[.$L15];[.$P15];[.$T15];[.$X15];[.$AB15];[.$AF15];[.$AJ15];[.$AN15];[.$AR15];[.$AV15];[.$AZ15];[.$BD15];[.$BH15])" table:style-name="ce1">
            <text:p>201860</text:p>
          </table:table-cell>
          <table:table-cell office:value-type="float" office:value="19895" table:formula="of:=MEDIAN([.$E15];[.$I15];[.$M15];[.$Q15];[.$U15];[.$Y15];[.$AC15];[.$AG15];[.$AK15];[.$AO15];[.$AS15];[.$AW15];[.$BA15];[.$BE15];[.$BI15])" table:style-name="ce1">
            <text:p>19895</text:p>
          </table:table-cell>
          <table:table-cell office:value-type="float" office:value="5218.21" table:formula="of:=MAX([.$B15];[.$F15];[.$J15];[.$N15];[.$R15];[.$V15];[.$Z15];[.$AD15];[.$AH15];[.$AL15];[.$AP15];[.$AT15];[.$AX15];[.$BB15];[.$BF15])" table:style-name="ce1">
            <text:p>5218,21</text:p>
          </table:table-cell>
          <table:table-cell office:value-type="float" office:value="4543.21" table:formula="of:=MAX([.$C15];[.$G15];[.$K15];[.$O15];[.$S15];[.$W15];[.$AA15];[.$AE15];[.$AI15];[.$AM15];[.$AQ15];[.$AU15];[.$AY15];[.$BC15];[.$BG15])" table:style-name="ce1">
            <text:p>4543,21</text:p>
          </table:table-cell>
          <table:table-cell office:value-type="float" office:value="37012900" table:formula="of:=MAX([.$D15];[.$H15];[.$L15];[.$P15];[.$T15];[.$X15];[.$AB15];[.$AF15];[.$AJ15];[.$AN15];[.$AR15];[.$AV15];[.$AZ15];[.$BD15];[.$BH15])" table:style-name="ce1">
            <text:p>37012900</text:p>
          </table:table-cell>
          <table:table-cell office:value-type="float" office:value="1550945" table:formula="of:=MAX([.$E15];[.$I15];[.$M15];[.$Q15];[.$U15];[.$Y15];[.$AC15];[.$AG15];[.$AK15];[.$AO15];[.$AS15];[.$AW15];[.$BA15];[.$BE15];[.$BI15])" table:style-name="ce1">
            <text:p>155094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5_a25.lp</text:p>
          </table:table-cell>
          <table:table-cell office:value-type="float" office:value="63.36" table:style-name="ce1">
            <text:p>63,36</text:p>
          </table:table-cell>
          <table:table-cell office:value-type="float" office:value="1.45" table:style-name="ce1">
            <text:p>1,45</text:p>
          </table:table-cell>
          <table:table-cell office:value-type="float" office:value="73051" table:style-name="ce1">
            <text:p>73051</text:p>
          </table:table-cell>
          <table:table-cell office:value-type="float" office:value="487" table:style-name="ce1">
            <text:p>487</text:p>
          </table:table-cell>
          <table:table-cell office:value-type="float" office:value="65.84" table:style-name="ce1">
            <text:p>65,84</text:p>
          </table:table-cell>
          <table:table-cell office:value-type="float" office:value="2.65" table:style-name="ce1">
            <text:p>2,65</text:p>
          </table:table-cell>
          <table:table-cell office:value-type="float" office:value="41031" table:style-name="ce1">
            <text:p>41031</text:p>
          </table:table-cell>
          <table:table-cell office:value-type="float" office:value="937" table:style-name="ce1">
            <text:p>937</text:p>
          </table:table-cell>
          <table:table-cell office:value-type="float" office:value="63.28" table:style-name="ce1">
            <text:p>63,28</text:p>
          </table:table-cell>
          <table:table-cell office:value-type="float" office:value="2.73" table:style-name="ce1">
            <text:p>2,73</text:p>
          </table:table-cell>
          <table:table-cell office:value-type="float" office:value="310852" table:style-name="ce1">
            <text:p>310852</text:p>
          </table:table-cell>
          <table:table-cell office:value-type="float" office:value="1307" table:style-name="ce1">
            <text:p>1307</text:p>
          </table:table-cell>
          <table:table-cell office:value-type="float" office:value="63.07" table:style-name="ce1">
            <text:p>63,07</text:p>
          </table:table-cell>
          <table:table-cell office:value-type="float" office:value="2.64" table:style-name="ce1">
            <text:p>2,64</text:p>
          </table:table-cell>
          <table:table-cell office:value-type="float" office:value="25643" table:style-name="ce1">
            <text:p>25643</text:p>
          </table:table-cell>
          <table:table-cell office:value-type="float" office:value="924" table:style-name="ce1">
            <text:p>924</text:p>
          </table:table-cell>
          <table:table-cell office:value-type="float" office:value="62.97" table:style-name="ce1">
            <text:p>62,97</text:p>
          </table:table-cell>
          <table:table-cell office:value-type="float" office:value="3.01" table:style-name="ce1">
            <text:p>3,01</text:p>
          </table:table-cell>
          <table:table-cell office:value-type="float" office:value="139101" table:style-name="ce1">
            <text:p>139101</text:p>
          </table:table-cell>
          <table:table-cell office:value-type="float" office:value="1645" table:style-name="ce1">
            <text:p>1645</text:p>
          </table:table-cell>
          <table:table-cell office:value-type="float" office:value="67.39" table:style-name="ce1">
            <text:p>67,39</text:p>
          </table:table-cell>
          <table:table-cell office:value-type="float" office:value="4.54" table:style-name="ce1">
            <text:p>4,54</text:p>
          </table:table-cell>
          <table:table-cell office:value-type="float" office:value="227073" table:style-name="ce1">
            <text:p>227073</text:p>
          </table:table-cell>
          <table:table-cell office:value-type="float" office:value="1102" table:style-name="ce1">
            <text:p>1102</text:p>
          </table:table-cell>
          <table:table-cell office:value-type="float" office:value="89.28" table:style-name="ce1">
            <text:p>89,28</text:p>
          </table:table-cell>
          <table:table-cell office:value-type="float" office:value="22.01" table:style-name="ce1">
            <text:p>22,01</text:p>
          </table:table-cell>
          <table:table-cell office:value-type="float" office:value="58520" table:style-name="ce1">
            <text:p>58520</text:p>
          </table:table-cell>
          <table:table-cell office:value-type="float" office:value="10887" table:style-name="ce1">
            <text:p>10887</text:p>
          </table:table-cell>
          <table:table-cell office:value-type="float" office:value="71.23" table:style-name="ce1">
            <text:p>71,23</text:p>
          </table:table-cell>
          <table:table-cell office:value-type="float" office:value="6.12" table:style-name="ce1">
            <text:p>6,12</text:p>
          </table:table-cell>
          <table:table-cell office:value-type="float" office:value="16387" table:style-name="ce2">
            <text:p>16387</text:p>
          </table:table-cell>
          <table:table-cell office:value-type="float" office:value="3019" table:style-name="ce1">
            <text:p>3019</text:p>
          </table:table-cell>
          <table:table-cell office:value-type="float" office:value="67.19" table:style-name="ce1">
            <text:p>67,19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25625" table:style-name="ce1">
            <text:p>125625</text:p>
          </table:table-cell>
          <table:table-cell office:value-type="float" office:value="157" table:style-name="ce2">
            <text:p>157</text:p>
          </table:table-cell>
          <table:table-cell office:value-type="float" office:value="62.48" table:style-name="ce2">
            <text:p>62,48</text:p>
          </table:table-cell>
          <table:table-cell office:value-type="float" office:value="1.67" table:style-name="ce1">
            <text:p>1,67</text:p>
          </table:table-cell>
          <table:table-cell office:value-type="float" office:value="129747" table:style-name="ce1">
            <text:p>129747</text:p>
          </table:table-cell>
          <table:table-cell office:value-type="float" office:value="474" table:style-name="ce1">
            <text:p>474</text:p>
          </table:table-cell>
          <table:table-cell office:value-type="float" office:value="65.290000000000006" table:style-name="ce1">
            <text:p>65,29</text:p>
          </table:table-cell>
          <table:table-cell office:value-type="float" office:value="1.02" table:style-name="ce2">
            <text:p>1,02</text:p>
          </table:table-cell>
          <table:table-cell office:value-type="float" office:value="50711" table:style-name="ce1">
            <text:p>50711</text:p>
          </table:table-cell>
          <table:table-cell office:value-type="float" office:value="242" table:style-name="ce1">
            <text:p>242</text:p>
          </table:table-cell>
          <table:table-cell office:value-type="float" office:value="219.22" table:style-name="ce1">
            <text:p>219,22</text:p>
          </table:table-cell>
          <table:table-cell office:value-type="float" office:value="152.16" table:style-name="ce1">
            <text:p>152,16</text:p>
          </table:table-cell>
          <table:table-cell office:value-type="float" office:value="566130" table:style-name="ce1">
            <text:p>566130</text:p>
          </table:table-cell>
          <table:table-cell office:value-type="float" office:value="208926" table:style-name="ce3">
            <text:p>208926</text:p>
          </table:table-cell>
          <table:table-cell office:value-type="float" office:value="549.66" table:style-name="ce1">
            <text:p>549,66</text:p>
          </table:table-cell>
          <table:table-cell office:value-type="float" office:value="3.8" table:style-name="ce1">
            <text:p>3,8</text:p>
          </table:table-cell>
          <table:table-cell office:value-type="float" office:value="126477" table:style-name="ce1">
            <text:p>126477</text:p>
          </table:table-cell>
          <table:table-cell office:value-type="float" office:value="426" table:style-name="ce1">
            <text:p>426</text:p>
          </table:table-cell>
          <table:table-cell office:value-type="float" office:value="985.47" table:style-name="ce3">
            <text:p>985,47</text:p>
          </table:table-cell>
          <table:table-cell office:value-type="float" office:value="306.14" table:style-name="ce3">
            <text:p>306,14</text:p>
          </table:table-cell>
          <table:table-cell office:value-type="float" office:value="2050267" table:style-name="ce3">
            <text:p>2050267</text:p>
          </table:table-cell>
          <table:table-cell office:value-type="float" office:value="10872" table:style-name="ce1">
            <text:p>10872</text:p>
          </table:table-cell>
          <table:table-cell office:value-type="float" office:value="67.47" table:style-name="ce1">
            <text:p>67,4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69644" table:style-name="ce1">
            <text:p>169644</text:p>
          </table:table-cell>
          <table:table-cell office:value-type="float" office:value="1872" table:style-name="ce1">
            <text:p>1872</text:p>
          </table:table-cell>
          <table:table-cell office:value-type="float" office:value="62.48" table:formula="of:=MIN([.$B16];[.$F16];[.$J16];[.$N16];[.$R16];[.$V16];[.$Z16];[.$AD16];[.$AH16];[.$AL16];[.$AP16];[.$AT16];[.$AX16];[.$BB16];[.$BF16])" table:style-name="ce1">
            <text:p>62,48</text:p>
          </table:table-cell>
          <table:table-cell office:value-type="float" office:value="1.02" table:formula="of:=MIN([.$C16];[.$G16];[.$K16];[.$O16];[.$S16];[.$W16];[.$AA16];[.$AE16];[.$AI16];[.$AM16];[.$AQ16];[.$AU16];[.$AY16];[.$BC16];[.$BG16])" table:style-name="ce1">
            <text:p>1,02</text:p>
          </table:table-cell>
          <table:table-cell office:value-type="float" office:value="16387" table:formula="of:=MIN([.$D16];[.$H16];[.$L16];[.$P16];[.$T16];[.$X16];[.$AB16];[.$AF16];[.$AJ16];[.$AN16];[.$AR16];[.$AV16];[.$AZ16];[.$BD16];[.$BH16])" table:style-name="ce1">
            <text:p>16387</text:p>
          </table:table-cell>
          <table:table-cell office:value-type="float" office:value="157" table:formula="of:=MIN([.$E16];[.$I16];[.$M16];[.$Q16];[.$U16];[.$Y16];[.$AC16];[.$AG16];[.$AK16];[.$AO16];[.$AS16];[.$AW16];[.$BA16];[.$BE16];[.$BI16])" table:style-name="ce1">
            <text:p>157</text:p>
          </table:table-cell>
          <table:table-cell office:value-type="float" office:value="67.19" table:formula="of:=MEDIAN([.$B16];[.$F16];[.$J16];[.$N16];[.$R16];[.$V16];[.$Z16];[.$AD16];[.$AH16];[.$AL16];[.$AP16];[.$AT16];[.$AX16];[.$BB16];[.$BF16])" table:style-name="ce1">
            <text:p>67,19</text:p>
          </table:table-cell>
          <table:table-cell office:value-type="float" office:value="3.01" table:formula="of:=MEDIAN([.$C16];[.$G16];[.$K16];[.$O16];[.$S16];[.$W16];[.$AA16];[.$AE16];[.$AI16];[.$AM16];[.$AQ16];[.$AU16];[.$AY16];[.$BC16];[.$BG16])" table:style-name="ce1">
            <text:p>3,01</text:p>
          </table:table-cell>
          <table:table-cell office:value-type="float" office:value="126477" table:formula="of:=MEDIAN([.$D16];[.$H16];[.$L16];[.$P16];[.$T16];[.$X16];[.$AB16];[.$AF16];[.$AJ16];[.$AN16];[.$AR16];[.$AV16];[.$AZ16];[.$BD16];[.$BH16])" table:style-name="ce1">
            <text:p>126477</text:p>
          </table:table-cell>
          <table:table-cell office:value-type="float" office:value="1102" table:formula="of:=MEDIAN([.$E16];[.$I16];[.$M16];[.$Q16];[.$U16];[.$Y16];[.$AC16];[.$AG16];[.$AK16];[.$AO16];[.$AS16];[.$AW16];[.$BA16];[.$BE16];[.$BI16])" table:style-name="ce1">
            <text:p>1102</text:p>
          </table:table-cell>
          <table:table-cell office:value-type="float" office:value="985.47" table:formula="of:=MAX([.$B16];[.$F16];[.$J16];[.$N16];[.$R16];[.$V16];[.$Z16];[.$AD16];[.$AH16];[.$AL16];[.$AP16];[.$AT16];[.$AX16];[.$BB16];[.$BF16])" table:style-name="ce1">
            <text:p>985,47</text:p>
          </table:table-cell>
          <table:table-cell office:value-type="float" office:value="306.14" table:formula="of:=MAX([.$C16];[.$G16];[.$K16];[.$O16];[.$S16];[.$W16];[.$AA16];[.$AE16];[.$AI16];[.$AM16];[.$AQ16];[.$AU16];[.$AY16];[.$BC16];[.$BG16])" table:style-name="ce1">
            <text:p>306,14</text:p>
          </table:table-cell>
          <table:table-cell office:value-type="float" office:value="2050267" table:formula="of:=MAX([.$D16];[.$H16];[.$L16];[.$P16];[.$T16];[.$X16];[.$AB16];[.$AF16];[.$AJ16];[.$AN16];[.$AR16];[.$AV16];[.$AZ16];[.$BD16];[.$BH16])" table:style-name="ce1">
            <text:p>2050267</text:p>
          </table:table-cell>
          <table:table-cell office:value-type="float" office:value="208926" table:formula="of:=MAX([.$E16];[.$I16];[.$M16];[.$Q16];[.$U16];[.$Y16];[.$AC16];[.$AG16];[.$AK16];[.$AO16];[.$AS16];[.$AW16];[.$BA16];[.$BE16];[.$BI16])" table:style-name="ce1">
            <text:p>20892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5_a30.lp</text:p>
          </table:table-cell>
          <table:table-cell office:value-type="float" office:value="83.32" table:style-name="ce1">
            <text:p>83,32</text:p>
          </table:table-cell>
          <table:table-cell office:value-type="float" office:value="2.08" table:style-name="ce2">
            <text:p>2,08</text:p>
          </table:table-cell>
          <table:table-cell office:value-type="float" office:value="150602" table:style-name="ce1">
            <text:p>150602</text:p>
          </table:table-cell>
          <table:table-cell office:value-type="float" office:value="1148" table:style-name="ce1">
            <text:p>1148</text:p>
          </table:table-cell>
          <table:table-cell office:value-type="float" office:value="84.59" table:style-name="ce1">
            <text:p>84,59</text:p>
          </table:table-cell>
          <table:table-cell office:value-type="float" office:value="4.24" table:style-name="ce1">
            <text:p>4,24</text:p>
          </table:table-cell>
          <table:table-cell office:value-type="float" office:value="59682" table:style-name="ce1">
            <text:p>59682</text:p>
          </table:table-cell>
          <table:table-cell office:value-type="float" office:value="998" table:style-name="ce1">
            <text:p>998</text:p>
          </table:table-cell>
          <table:table-cell office:value-type="float" office:value="80.48" table:style-name="ce2">
            <text:p>80,48</text:p>
          </table:table-cell>
          <table:table-cell office:value-type="float" office:value="2.97" table:style-name="ce1">
            <text:p>2,97</text:p>
          </table:table-cell>
          <table:table-cell office:value-type="float" office:value="191429" table:style-name="ce1">
            <text:p>191429</text:p>
          </table:table-cell>
          <table:table-cell office:value-type="float" office:value="1764" table:style-name="ce1">
            <text:p>1764</text:p>
          </table:table-cell>
          <table:table-cell office:value-type="float" office:value="86.81" table:style-name="ce1">
            <text:p>86,81</text:p>
          </table:table-cell>
          <table:table-cell office:value-type="float" office:value="2.84" table:style-name="ce1">
            <text:p>2,84</text:p>
          </table:table-cell>
          <table:table-cell office:value-type="float" office:value="28287" table:style-name="ce2">
            <text:p>28287</text:p>
          </table:table-cell>
          <table:table-cell office:value-type="float" office:value="652" table:style-name="ce1">
            <text:p>652</text:p>
          </table:table-cell>
          <table:table-cell office:value-type="float" office:value="94.1" table:style-name="ce1">
            <text:p>94,1</text:p>
          </table:table-cell>
          <table:table-cell office:value-type="float" office:value="6.45" table:style-name="ce1">
            <text:p>6,45</text:p>
          </table:table-cell>
          <table:table-cell office:value-type="float" office:value="308176" table:style-name="ce1">
            <text:p>308176</text:p>
          </table:table-cell>
          <table:table-cell office:value-type="float" office:value="1459" table:style-name="ce1">
            <text:p>1459</text:p>
          </table:table-cell>
          <table:table-cell office:value-type="float" office:value="95.35" table:style-name="ce1">
            <text:p>95,35</text:p>
          </table:table-cell>
          <table:table-cell office:value-type="float" office:value="8.24" table:style-name="ce1">
            <text:p>8,24</text:p>
          </table:table-cell>
          <table:table-cell office:value-type="float" office:value="226266" table:style-name="ce1">
            <text:p>226266</text:p>
          </table:table-cell>
          <table:table-cell office:value-type="float" office:value="3168" table:style-name="ce1">
            <text:p>3168</text:p>
          </table:table-cell>
          <table:table-cell office:value-type="float" office:value="103.85" table:style-name="ce1">
            <text:p>103,85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49939" table:style-name="ce1">
            <text:p>49939</text:p>
          </table:table-cell>
          <table:table-cell office:value-type="float" office:value="10058" table:style-name="ce1">
            <text:p>10058</text:p>
          </table:table-cell>
          <table:table-cell office:value-type="float" office:value="103.73" table:style-name="ce1">
            <text:p>103,73</text:p>
          </table:table-cell>
          <table:table-cell office:value-type="float" office:value="15.74" table:style-name="ce1">
            <text:p>15,74</text:p>
          </table:table-cell>
          <table:table-cell office:value-type="float" office:value="36760" table:style-name="ce1">
            <text:p>36760</text:p>
          </table:table-cell>
          <table:table-cell office:value-type="float" office:value="6515" table:style-name="ce1">
            <text:p>6515</text:p>
          </table:table-cell>
          <table:table-cell office:value-type="float" office:value="84.8" table:style-name="ce1">
            <text:p>84,8</text:p>
          </table:table-cell>
          <table:table-cell office:value-type="float" office:value="3.59" table:style-name="ce1">
            <text:p>3,59</text:p>
          </table:table-cell>
          <table:table-cell office:value-type="float" office:value="244102" table:style-name="ce1">
            <text:p>244102</text:p>
          </table:table-cell>
          <table:table-cell office:value-type="float" office:value="598" table:style-name="ce2">
            <text:p>598</text:p>
          </table:table-cell>
          <table:table-cell office:value-type="float" office:value="89.29" table:style-name="ce1">
            <text:p>89,29</text:p>
          </table:table-cell>
          <table:table-cell office:value-type="float" office:value="5.65" table:style-name="ce1">
            <text:p>5,65</text:p>
          </table:table-cell>
          <table:table-cell office:value-type="float" office:value="269187" table:style-name="ce1">
            <text:p>269187</text:p>
          </table:table-cell>
          <table:table-cell office:value-type="float" office:value="2205" table:style-name="ce1">
            <text:p>2205</text:p>
          </table:table-cell>
          <table:table-cell office:value-type="float" office:value="87.6" table:style-name="ce1">
            <text:p>87,6</text:p>
          </table:table-cell>
          <table:table-cell office:value-type="float" office:value="4.08" table:style-name="ce1">
            <text:p>4,08</text:p>
          </table:table-cell>
          <table:table-cell office:value-type="float" office:value="182584" table:style-name="ce1">
            <text:p>182584</text:p>
          </table:table-cell>
          <table:table-cell office:value-type="float" office:value="2001" table:style-name="ce1">
            <text:p>2001</text:p>
          </table:table-cell>
          <table:table-cell office:value-type="float" office:value="263.89999999999998" table:style-name="ce1">
            <text:p>263,9</text:p>
          </table:table-cell>
          <table:table-cell office:value-type="float" office:value="175.15" table:style-name="ce1">
            <text:p>175,15</text:p>
          </table:table-cell>
          <table:table-cell office:value-type="float" office:value="725767" table:style-name="ce1">
            <text:p>725767</text:p>
          </table:table-cell>
          <table:table-cell office:value-type="float" office:value="347532" table:style-name="ce3">
            <text:p>347532</text:p>
          </table:table-cell>
          <table:table-cell office:value-type="float" office:value="655.79" table:style-name="ce1">
            <text:p>655,79</text:p>
          </table:table-cell>
          <table:table-cell office:value-type="float" office:value="6.29" table:style-name="ce1">
            <text:p>6,29</text:p>
          </table:table-cell>
          <table:table-cell office:value-type="float" office:value="219292" table:style-name="ce1">
            <text:p>219292</text:p>
          </table:table-cell>
          <table:table-cell office:value-type="float" office:value="1024" table:style-name="ce1">
            <text:p>1024</text:p>
          </table:table-cell>
          <table:table-cell office:value-type="float" office:value="1210.4100000000001" table:style-name="ce3">
            <text:p>1210,41</text:p>
          </table:table-cell>
          <table:table-cell office:value-type="float" office:value="476.56" table:style-name="ce3">
            <text:p>476,56</text:p>
          </table:table-cell>
          <table:table-cell office:value-type="float" office:value="3842411" table:style-name="ce3">
            <text:p>3842411</text:p>
          </table:table-cell>
          <table:table-cell office:value-type="float" office:value="14294" table:style-name="ce1">
            <text:p>14294</text:p>
          </table:table-cell>
          <table:table-cell office:value-type="float" office:value="86.67" table:style-name="ce1">
            <text:p>86,67</text:p>
          </table:table-cell>
          <table:table-cell office:value-type="float" office:value="5.2" table:style-name="ce1">
            <text:p>5,2</text:p>
          </table:table-cell>
          <table:table-cell office:value-type="float" office:value="250425" table:style-name="ce1">
            <text:p>250425</text:p>
          </table:table-cell>
          <table:table-cell office:value-type="float" office:value="1353" table:style-name="ce1">
            <text:p>1353</text:p>
          </table:table-cell>
          <table:table-cell office:value-type="float" office:value="80.48" table:formula="of:=MIN([.$B17];[.$F17];[.$J17];[.$N17];[.$R17];[.$V17];[.$Z17];[.$AD17];[.$AH17];[.$AL17];[.$AP17];[.$AT17];[.$AX17];[.$BB17];[.$BF17])" table:style-name="ce1">
            <text:p>80,48</text:p>
          </table:table-cell>
          <table:table-cell office:value-type="float" office:value="2.08" table:formula="of:=MIN([.$C17];[.$G17];[.$K17];[.$O17];[.$S17];[.$W17];[.$AA17];[.$AE17];[.$AI17];[.$AM17];[.$AQ17];[.$AU17];[.$AY17];[.$BC17];[.$BG17])" table:style-name="ce1">
            <text:p>2,08</text:p>
          </table:table-cell>
          <table:table-cell office:value-type="float" office:value="28287" table:formula="of:=MIN([.$D17];[.$H17];[.$L17];[.$P17];[.$T17];[.$X17];[.$AB17];[.$AF17];[.$AJ17];[.$AN17];[.$AR17];[.$AV17];[.$AZ17];[.$BD17];[.$BH17])" table:style-name="ce1">
            <text:p>28287</text:p>
          </table:table-cell>
          <table:table-cell office:value-type="float" office:value="598" table:formula="of:=MIN([.$E17];[.$I17];[.$M17];[.$Q17];[.$U17];[.$Y17];[.$AC17];[.$AG17];[.$AK17];[.$AO17];[.$AS17];[.$AW17];[.$BA17];[.$BE17];[.$BI17])" table:style-name="ce1">
            <text:p>598</text:p>
          </table:table-cell>
          <table:table-cell office:value-type="float" office:value="89.29" table:formula="of:=MEDIAN([.$B17];[.$F17];[.$J17];[.$N17];[.$R17];[.$V17];[.$Z17];[.$AD17];[.$AH17];[.$AL17];[.$AP17];[.$AT17];[.$AX17];[.$BB17];[.$BF17])" table:style-name="ce1">
            <text:p>89,29</text:p>
          </table:table-cell>
          <table:table-cell office:value-type="float" office:value="5.65" table:formula="of:=MEDIAN([.$C17];[.$G17];[.$K17];[.$O17];[.$S17];[.$W17];[.$AA17];[.$AE17];[.$AI17];[.$AM17];[.$AQ17];[.$AU17];[.$AY17];[.$BC17];[.$BG17])" table:style-name="ce1">
            <text:p>5,65</text:p>
          </table:table-cell>
          <table:table-cell office:value-type="float" office:value="219292" table:formula="of:=MEDIAN([.$D17];[.$H17];[.$L17];[.$P17];[.$T17];[.$X17];[.$AB17];[.$AF17];[.$AJ17];[.$AN17];[.$AR17];[.$AV17];[.$AZ17];[.$BD17];[.$BH17])" table:style-name="ce1">
            <text:p>219292</text:p>
          </table:table-cell>
          <table:table-cell office:value-type="float" office:value="1764" table:formula="of:=MEDIAN([.$E17];[.$I17];[.$M17];[.$Q17];[.$U17];[.$Y17];[.$AC17];[.$AG17];[.$AK17];[.$AO17];[.$AS17];[.$AW17];[.$BA17];[.$BE17];[.$BI17])" table:style-name="ce1">
            <text:p>1764</text:p>
          </table:table-cell>
          <table:table-cell office:value-type="float" office:value="1210.4100000000001" table:formula="of:=MAX([.$B17];[.$F17];[.$J17];[.$N17];[.$R17];[.$V17];[.$Z17];[.$AD17];[.$AH17];[.$AL17];[.$AP17];[.$AT17];[.$AX17];[.$BB17];[.$BF17])" table:style-name="ce1">
            <text:p>1210,41</text:p>
          </table:table-cell>
          <table:table-cell office:value-type="float" office:value="476.56" table:formula="of:=MAX([.$C17];[.$G17];[.$K17];[.$O17];[.$S17];[.$W17];[.$AA17];[.$AE17];[.$AI17];[.$AM17];[.$AQ17];[.$AU17];[.$AY17];[.$BC17];[.$BG17])" table:style-name="ce1">
            <text:p>476,56</text:p>
          </table:table-cell>
          <table:table-cell office:value-type="float" office:value="3842411" table:formula="of:=MAX([.$D17];[.$H17];[.$L17];[.$P17];[.$T17];[.$X17];[.$AB17];[.$AF17];[.$AJ17];[.$AN17];[.$AR17];[.$AV17];[.$AZ17];[.$BD17];[.$BH17])" table:style-name="ce1">
            <text:p>3842411</text:p>
          </table:table-cell>
          <table:table-cell office:value-type="float" office:value="347532" table:formula="of:=MAX([.$E17];[.$I17];[.$M17];[.$Q17];[.$U17];[.$Y17];[.$AC17];[.$AG17];[.$AK17];[.$AO17];[.$AS17];[.$AW17];[.$BA17];[.$BE17];[.$BI17])" table:style-name="ce1">
            <text:p>34753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6_a25.lp</text:p>
          </table:table-cell>
          <table:table-cell office:value-type="float" office:value="104.57" table:style-name="ce1">
            <text:p>104,57</text:p>
          </table:table-cell>
          <table:table-cell office:value-type="float" office:value="54.96" table:style-name="ce1">
            <text:p>54,96</text:p>
          </table:table-cell>
          <table:table-cell office:value-type="float" office:value="127982" table:style-name="ce1">
            <text:p>127982</text:p>
          </table:table-cell>
          <table:table-cell office:value-type="float" office:value="43191" table:style-name="ce1">
            <text:p>43191</text:p>
          </table:table-cell>
          <table:table-cell office:value-type="float" office:value="74.92" table:style-name="ce1">
            <text:p>74,92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23108" table:style-name="ce1">
            <text:p>23108</text:p>
          </table:table-cell>
          <table:table-cell office:value-type="float" office:value="11536" table:style-name="ce1">
            <text:p>11536</text:p>
          </table:table-cell>
          <table:table-cell office:value-type="float" office:value="59.4" table:style-name="ce2">
            <text:p>59,4</text:p>
          </table:table-cell>
          <table:table-cell office:value-type="float" office:value="4.46" table:style-name="ce2">
            <text:p>4,46</text:p>
          </table:table-cell>
          <table:table-cell office:value-type="float" office:value="36981" table:style-name="ce1">
            <text:p>36981</text:p>
          </table:table-cell>
          <table:table-cell office:value-type="float" office:value="3463" table:style-name="ce2">
            <text:p>3463</text:p>
          </table:table-cell>
          <table:table-cell office:value-type="float" office:value="64.02" table:style-name="ce1">
            <text:p>64,02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15836" table:style-name="ce1">
            <text:p>15836</text:p>
          </table:table-cell>
          <table:table-cell office:value-type="float" office:value="6658" table:style-name="ce1">
            <text:p>6658</text:p>
          </table:table-cell>
          <table:table-cell office:value-type="float" office:value="225.02" table:style-name="ce1">
            <text:p>225,02</text:p>
          </table:table-cell>
          <table:table-cell office:value-type="float" office:value="173.88" table:style-name="ce1">
            <text:p>173,88</text:p>
          </table:table-cell>
          <table:table-cell office:value-type="float" office:value="194394" table:style-name="ce1">
            <text:p>194394</text:p>
          </table:table-cell>
          <table:table-cell office:value-type="float" office:value="112325" table:style-name="ce1">
            <text:p>112325</text:p>
          </table:table-cell>
          <table:table-cell office:value-type="float" office:value="91.83" table:style-name="ce1">
            <text:p>91,83</text:p>
          </table:table-cell>
          <table:table-cell office:value-type="float" office:value="37.79" table:style-name="ce1">
            <text:p>37,79</text:p>
          </table:table-cell>
          <table:table-cell office:value-type="float" office:value="46382" table:style-name="ce1">
            <text:p>46382</text:p>
          </table:table-cell>
          <table:table-cell office:value-type="float" office:value="27748" table:style-name="ce1">
            <text:p>27748</text:p>
          </table:table-cell>
          <table:table-cell office:value-type="float" office:value="67.87" table:style-name="ce1">
            <text:p>67,87</text:p>
          </table:table-cell>
          <table:table-cell office:value-type="float" office:value="11.97" table:style-name="ce1">
            <text:p>11,97</text:p>
          </table:table-cell>
          <table:table-cell office:value-type="float" office:value="14221" table:style-name="ce2">
            <text:p>14221</text:p>
          </table:table-cell>
          <table:table-cell office:value-type="float" office:value="9394" table:style-name="ce1">
            <text:p>9394</text:p>
          </table:table-cell>
          <table:table-cell office:value-type="float" office:value="89.37" table:style-name="ce1">
            <text:p>89,37</text:p>
          </table:table-cell>
          <table:table-cell office:value-type="float" office:value="30.71" table:style-name="ce1">
            <text:p>30,71</text:p>
          </table:table-cell>
          <table:table-cell office:value-type="float" office:value="32793" table:style-name="ce1">
            <text:p>32793</text:p>
          </table:table-cell>
          <table:table-cell office:value-type="float" office:value="22055" table:style-name="ce1">
            <text:p>22055</text:p>
          </table:table-cell>
          <table:table-cell office:value-type="float" office:value="88.32" table:style-name="ce1">
            <text:p>88,32</text:p>
          </table:table-cell>
          <table:table-cell office:value-type="float" office:value="34.049999999999997" table:style-name="ce1">
            <text:p>34,05</text:p>
          </table:table-cell>
          <table:table-cell office:value-type="float" office:value="64288" table:style-name="ce1">
            <text:p>64288</text:p>
          </table:table-cell>
          <table:table-cell office:value-type="float" office:value="26684" table:style-name="ce1">
            <text:p>26684</text:p>
          </table:table-cell>
          <table:table-cell office:value-type="float" office:value="85.05" table:style-name="ce1">
            <text:p>85,05</text:p>
          </table:table-cell>
          <table:table-cell office:value-type="float" office:value="31.49" table:style-name="ce1">
            <text:p>31,49</text:p>
          </table:table-cell>
          <table:table-cell office:value-type="float" office:value="58648" table:style-name="ce1">
            <text:p>58648</text:p>
          </table:table-cell>
          <table:table-cell office:value-type="float" office:value="24638" table:style-name="ce1">
            <text:p>24638</text:p>
          </table:table-cell>
          <table:table-cell office:value-type="float" office:value="97.24" table:style-name="ce1">
            <text:p>97,24</text:p>
          </table:table-cell>
          <table:table-cell office:value-type="float" office:value="40.11" table:style-name="ce1">
            <text:p>40,11</text:p>
          </table:table-cell>
          <table:table-cell office:value-type="float" office:value="59194" table:style-name="ce1">
            <text:p>59194</text:p>
          </table:table-cell>
          <table:table-cell office:value-type="float" office:value="29918" table:style-name="ce1">
            <text:p>2991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64390303" table:style-name="ce3">
            <text:p>64390303</text:p>
          </table:table-cell>
          <table:table-cell office:value-type="float" office:value="6642352" table:style-name="ce3">
            <text:p>6642352</text:p>
          </table:table-cell>
          <table:table-cell office:value-type="float" office:value="728.66" table:style-name="ce1">
            <text:p>728,66</text:p>
          </table:table-cell>
          <table:table-cell office:value-type="float" office:value="219.35" table:style-name="ce1">
            <text:p>219,35</text:p>
          </table:table-cell>
          <table:table-cell office:value-type="float" office:value="1210443" table:style-name="ce1">
            <text:p>1210443</text:p>
          </table:table-cell>
          <table:table-cell office:value-type="float" office:value="95332" table:style-name="ce1">
            <text:p>95332</text:p>
          </table:table-cell>
          <table:table-cell office:value-type="float" office:value="670.37" table:style-name="ce1">
            <text:p>670,37</text:p>
          </table:table-cell>
          <table:table-cell office:value-type="float" office:value="59.89" table:style-name="ce1">
            <text:p>59,89</text:p>
          </table:table-cell>
          <table:table-cell office:value-type="float" office:value="108886" table:style-name="ce1">
            <text:p>108886</text:p>
          </table:table-cell>
          <table:table-cell office:value-type="float" office:value="6186" table:style-name="ce1">
            <text:p>6186</text:p>
          </table:table-cell>
          <table:table-cell office:value-type="float" office:value="81.760000000000005" table:style-name="ce1">
            <text:p>81,76</text:p>
          </table:table-cell>
          <table:table-cell office:value-type="float" office:value="26.9" table:style-name="ce1">
            <text:p>26,9</text:p>
          </table:table-cell>
          <table:table-cell office:value-type="float" office:value="38364" table:style-name="ce1">
            <text:p>38364</text:p>
          </table:table-cell>
          <table:table-cell office:value-type="float" office:value="19448" table:style-name="ce1">
            <text:p>19448</text:p>
          </table:table-cell>
          <table:table-cell office:value-type="float" office:value="59.4" table:formula="of:=MIN([.$B18];[.$F18];[.$J18];[.$N18];[.$R18];[.$V18];[.$Z18];[.$AD18];[.$AH18];[.$AL18];[.$AP18];[.$AT18];[.$AX18];[.$BB18];[.$BF18])" table:style-name="ce1">
            <text:p>59,4</text:p>
          </table:table-cell>
          <table:table-cell office:value-type="float" office:value="4.46" table:formula="of:=MIN([.$C18];[.$G18];[.$K18];[.$O18];[.$S18];[.$W18];[.$AA18];[.$AE18];[.$AI18];[.$AM18];[.$AQ18];[.$AU18];[.$AY18];[.$BC18];[.$BG18])" table:style-name="ce1">
            <text:p>4,46</text:p>
          </table:table-cell>
          <table:table-cell office:value-type="float" office:value="14221" table:formula="of:=MIN([.$D18];[.$H18];[.$L18];[.$P18];[.$T18];[.$X18];[.$AB18];[.$AF18];[.$AJ18];[.$AN18];[.$AR18];[.$AV18];[.$AZ18];[.$BD18];[.$BH18])" table:style-name="ce1">
            <text:p>14221</text:p>
          </table:table-cell>
          <table:table-cell office:value-type="float" office:value="3463" table:formula="of:=MIN([.$E18];[.$I18];[.$M18];[.$Q18];[.$U18];[.$Y18];[.$AC18];[.$AG18];[.$AK18];[.$AO18];[.$AS18];[.$AW18];[.$BA18];[.$BE18];[.$BI18])" table:style-name="ce1">
            <text:p>3463</text:p>
          </table:table-cell>
          <table:table-cell office:value-type="float" office:value="89.37" table:formula="of:=MEDIAN([.$B18];[.$F18];[.$J18];[.$N18];[.$R18];[.$V18];[.$Z18];[.$AD18];[.$AH18];[.$AL18];[.$AP18];[.$AT18];[.$AX18];[.$BB18];[.$BF18])" table:style-name="ce1">
            <text:p>89,37</text:p>
          </table:table-cell>
          <table:table-cell office:value-type="float" office:value="34.049999999999997" table:formula="of:=MEDIAN([.$C18];[.$G18];[.$K18];[.$O18];[.$S18];[.$W18];[.$AA18];[.$AE18];[.$AI18];[.$AM18];[.$AQ18];[.$AU18];[.$AY18];[.$BC18];[.$BG18])" table:style-name="ce1">
            <text:p>34,05</text:p>
          </table:table-cell>
          <table:table-cell office:value-type="float" office:value="58648" table:formula="of:=MEDIAN([.$D18];[.$H18];[.$L18];[.$P18];[.$T18];[.$X18];[.$AB18];[.$AF18];[.$AJ18];[.$AN18];[.$AR18];[.$AV18];[.$AZ18];[.$BD18];[.$BH18])" table:style-name="ce1">
            <text:p>58648</text:p>
          </table:table-cell>
          <table:table-cell office:value-type="float" office:value="24638" table:formula="of:=MEDIAN([.$E18];[.$I18];[.$M18];[.$Q18];[.$U18];[.$Y18];[.$AC18];[.$AG18];[.$AK18];[.$AO18];[.$AS18];[.$AW18];[.$BA18];[.$BE18];[.$BI18])" table:style-name="ce1">
            <text:p>24638</text:p>
          </table:table-cell>
          <table:table-cell office:value-type="float" office:value="21600" table:formula="of:=MAX([.$B18];[.$F18];[.$J18];[.$N18];[.$R18];[.$V18];[.$Z18];[.$AD18];[.$AH18];[.$AL18];[.$AP18];[.$AT18];[.$AX18];[.$BB18];[.$BF18])" table:style-name="ce1">
            <text:p>21600</text:p>
          </table:table-cell>
          <table:table-cell office:value-type="float" office:value="21600" table:formula="of:=MAX([.$C18];[.$G18];[.$K18];[.$O18];[.$S18];[.$W18];[.$AA18];[.$AE18];[.$AI18];[.$AM18];[.$AQ18];[.$AU18];[.$AY18];[.$BC18];[.$BG18])" table:style-name="ce1">
            <text:p>21600</text:p>
          </table:table-cell>
          <table:table-cell office:value-type="float" office:value="64390303" table:formula="of:=MAX([.$D18];[.$H18];[.$L18];[.$P18];[.$T18];[.$X18];[.$AB18];[.$AF18];[.$AJ18];[.$AN18];[.$AR18];[.$AV18];[.$AZ18];[.$BD18];[.$BH18])" table:style-name="ce1">
            <text:p>64390303</text:p>
          </table:table-cell>
          <table:table-cell office:value-type="float" office:value="6642352" table:formula="of:=MAX([.$E18];[.$I18];[.$M18];[.$Q18];[.$U18];[.$Y18];[.$AC18];[.$AG18];[.$AK18];[.$AO18];[.$AS18];[.$AW18];[.$BA18];[.$BE18];[.$BI18])" table:style-name="ce1">
            <text:p>664235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6_a30.lp</text:p>
          </table:table-cell>
          <table:table-cell office:value-type="float" office:value="89.28" table:style-name="ce1">
            <text:p>89,28</text:p>
          </table:table-cell>
          <table:table-cell office:value-type="float" office:value="2.81" table:style-name="ce2">
            <text:p>2,81</text:p>
          </table:table-cell>
          <table:table-cell office:value-type="float" office:value="61515" table:style-name="ce1">
            <text:p>61515</text:p>
          </table:table-cell>
          <table:table-cell office:value-type="float" office:value="1330" table:style-name="ce1">
            <text:p>1330</text:p>
          </table:table-cell>
          <table:table-cell office:value-type="float" office:value="90.42" table:style-name="ce1">
            <text:p>90,42</text:p>
          </table:table-cell>
          <table:table-cell office:value-type="float" office:value="12.05" table:style-name="ce1">
            <text:p>12,05</text:p>
          </table:table-cell>
          <table:table-cell office:value-type="float" office:value="102701" table:style-name="ce1">
            <text:p>102701</text:p>
          </table:table-cell>
          <table:table-cell office:value-type="float" office:value="6602" table:style-name="ce1">
            <text:p>6602</text:p>
          </table:table-cell>
          <table:table-cell office:value-type="float" office:value="98.63" table:style-name="ce1">
            <text:p>98,63</text:p>
          </table:table-cell>
          <table:table-cell office:value-type="float" office:value="19.55" table:style-name="ce1">
            <text:p>19,55</text:p>
          </table:table-cell>
          <table:table-cell office:value-type="float" office:value="178908" table:style-name="ce1">
            <text:p>178908</text:p>
          </table:table-cell>
          <table:table-cell office:value-type="float" office:value="10424" table:style-name="ce1">
            <text:p>10424</text:p>
          </table:table-cell>
          <table:table-cell office:value-type="float" office:value="109.31" table:style-name="ce1">
            <text:p>109,31</text:p>
          </table:table-cell>
          <table:table-cell office:value-type="float" office:value="24.43" table:style-name="ce1">
            <text:p>24,43</text:p>
          </table:table-cell>
          <table:table-cell office:value-type="float" office:value="159098" table:style-name="ce1">
            <text:p>159098</text:p>
          </table:table-cell>
          <table:table-cell office:value-type="float" office:value="13812" table:style-name="ce1">
            <text:p>13812</text:p>
          </table:table-cell>
          <table:table-cell office:value-type="float" office:value="89.55" table:style-name="ce1">
            <text:p>89,55</text:p>
          </table:table-cell>
          <table:table-cell office:value-type="float" office:value="11.2" table:style-name="ce1">
            <text:p>11,2</text:p>
          </table:table-cell>
          <table:table-cell office:value-type="float" office:value="107006" table:style-name="ce1">
            <text:p>107006</text:p>
          </table:table-cell>
          <table:table-cell office:value-type="float" office:value="6617" table:style-name="ce1">
            <text:p>6617</text:p>
          </table:table-cell>
          <table:table-cell office:value-type="float" office:value="100.35" table:style-name="ce1">
            <text:p>100,35</text:p>
          </table:table-cell>
          <table:table-cell office:value-type="float" office:value="13.68" table:style-name="ce1">
            <text:p>13,68</text:p>
          </table:table-cell>
          <table:table-cell office:value-type="float" office:value="116875" table:style-name="ce1">
            <text:p>116875</text:p>
          </table:table-cell>
          <table:table-cell office:value-type="float" office:value="7310" table:style-name="ce1">
            <text:p>7310</text:p>
          </table:table-cell>
          <table:table-cell office:value-type="float" office:value="164.87" table:style-name="ce1">
            <text:p>164,87</text:p>
          </table:table-cell>
          <table:table-cell office:value-type="float" office:value="75.53" table:style-name="ce1">
            <text:p>75,53</text:p>
          </table:table-cell>
          <table:table-cell office:value-type="float" office:value="74334" table:style-name="ce1">
            <text:p>74334</text:p>
          </table:table-cell>
          <table:table-cell office:value-type="float" office:value="42172" table:style-name="ce1">
            <text:p>42172</text:p>
          </table:table-cell>
          <table:table-cell office:value-type="float" office:value="157.51" table:style-name="ce1">
            <text:p>157,51</text:p>
          </table:table-cell>
          <table:table-cell office:value-type="float" office:value="70.27" table:style-name="ce1">
            <text:p>70,27</text:p>
          </table:table-cell>
          <table:table-cell office:value-type="float" office:value="71206" table:style-name="ce1">
            <text:p>71206</text:p>
          </table:table-cell>
          <table:table-cell office:value-type="float" office:value="38021" table:style-name="ce1">
            <text:p>38021</text:p>
          </table:table-cell>
          <table:table-cell office:value-type="float" office:value="105.43" table:style-name="ce1">
            <text:p>105,43</text:p>
          </table:table-cell>
          <table:table-cell office:value-type="float" office:value="15.33" table:style-name="ce1">
            <text:p>15,33</text:p>
          </table:table-cell>
          <table:table-cell office:value-type="float" office:value="137368" table:style-name="ce1">
            <text:p>137368</text:p>
          </table:table-cell>
          <table:table-cell office:value-type="float" office:value="8440" table:style-name="ce1">
            <text:p>8440</text:p>
          </table:table-cell>
          <table:table-cell office:value-type="float" office:value="88.61" table:style-name="ce2">
            <text:p>88,61</text:p>
          </table:table-cell>
          <table:table-cell office:value-type="float" office:value="5.05" table:style-name="ce1">
            <text:p>5,05</text:p>
          </table:table-cell>
          <table:table-cell office:value-type="float" office:value="62348" table:style-name="ce1">
            <text:p>62348</text:p>
          </table:table-cell>
          <table:table-cell office:value-type="float" office:value="2905" table:style-name="ce1">
            <text:p>2905</text:p>
          </table:table-cell>
          <table:table-cell office:value-type="float" office:value="116.42" table:style-name="ce1">
            <text:p>116,42</text:p>
          </table:table-cell>
          <table:table-cell office:value-type="float" office:value="24.8" table:style-name="ce1">
            <text:p>24,8</text:p>
          </table:table-cell>
          <table:table-cell office:value-type="float" office:value="160788" table:style-name="ce1">
            <text:p>160788</text:p>
          </table:table-cell>
          <table:table-cell office:value-type="float" office:value="13828" table:style-name="ce1">
            <text:p>13828</text:p>
          </table:table-cell>
          <table:table-cell office:value-type="float" office:value="915.22" table:style-name="ce1">
            <text:p>915,22</text:p>
          </table:table-cell>
          <table:table-cell office:value-type="float" office:value="829.36" table:style-name="ce3">
            <text:p>829,36</text:p>
          </table:table-cell>
          <table:table-cell office:value-type="float" office:value="3326990" table:style-name="ce3">
            <text:p>3326990</text:p>
          </table:table-cell>
          <table:table-cell office:value-type="float" office:value="310115" table:style-name="ce3">
            <text:p>310115</text:p>
          </table:table-cell>
          <table:table-cell office:value-type="float" office:value="782.72" table:style-name="ce1">
            <text:p>782,72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48618" table:style-name="ce2">
            <text:p>48618</text:p>
          </table:table-cell>
          <table:table-cell office:value-type="float" office:value="779" table:style-name="ce2">
            <text:p>779</text:p>
          </table:table-cell>
          <table:table-cell office:value-type="float" office:value="994.44" table:style-name="ce3">
            <text:p>994,44</text:p>
          </table:table-cell>
          <table:table-cell office:value-type="float" office:value="174.47" table:style-name="ce1">
            <text:p>174,47</text:p>
          </table:table-cell>
          <table:table-cell office:value-type="float" office:value="979153" table:style-name="ce1">
            <text:p>979153</text:p>
          </table:table-cell>
          <table:table-cell office:value-type="float" office:value="9836" table:style-name="ce1">
            <text:p>9836</text:p>
          </table:table-cell>
          <table:table-cell office:value-type="float" office:value="93.4" table:style-name="ce1">
            <text:p>93,4</text:p>
          </table:table-cell>
          <table:table-cell office:value-type="float" office:value="10.37" table:style-name="ce1">
            <text:p>10,37</text:p>
          </table:table-cell>
          <table:table-cell office:value-type="float" office:value="104699" table:style-name="ce1">
            <text:p>104699</text:p>
          </table:table-cell>
          <table:table-cell office:value-type="float" office:value="6621" table:style-name="ce1">
            <text:p>6621</text:p>
          </table:table-cell>
          <table:table-cell office:value-type="float" office:value="88.61" table:formula="of:=MIN([.$B19];[.$F19];[.$J19];[.$N19];[.$R19];[.$V19];[.$Z19];[.$AD19];[.$AH19];[.$AL19];[.$AP19];[.$AT19];[.$AX19];[.$BB19];[.$BF19])" table:style-name="ce1">
            <text:p>88,61</text:p>
          </table:table-cell>
          <table:table-cell office:value-type="float" office:value="2.81" table:formula="of:=MIN([.$C19];[.$G19];[.$K19];[.$O19];[.$S19];[.$W19];[.$AA19];[.$AE19];[.$AI19];[.$AM19];[.$AQ19];[.$AU19];[.$AY19];[.$BC19];[.$BG19])" table:style-name="ce1">
            <text:p>2,81</text:p>
          </table:table-cell>
          <table:table-cell office:value-type="float" office:value="48618" table:formula="of:=MIN([.$D19];[.$H19];[.$L19];[.$P19];[.$T19];[.$X19];[.$AB19];[.$AF19];[.$AJ19];[.$AN19];[.$AR19];[.$AV19];[.$AZ19];[.$BD19];[.$BH19])" table:style-name="ce1">
            <text:p>48618</text:p>
          </table:table-cell>
          <table:table-cell office:value-type="float" office:value="779" table:formula="of:=MIN([.$E19];[.$I19];[.$M19];[.$Q19];[.$U19];[.$Y19];[.$AC19];[.$AG19];[.$AK19];[.$AO19];[.$AS19];[.$AW19];[.$BA19];[.$BE19];[.$BI19])" table:style-name="ce1">
            <text:p>779</text:p>
          </table:table-cell>
          <table:table-cell office:value-type="float" office:value="105.43" table:formula="of:=MEDIAN([.$B19];[.$F19];[.$J19];[.$N19];[.$R19];[.$V19];[.$Z19];[.$AD19];[.$AH19];[.$AL19];[.$AP19];[.$AT19];[.$AX19];[.$BB19];[.$BF19])" table:style-name="ce1">
            <text:p>105,43</text:p>
          </table:table-cell>
          <table:table-cell office:value-type="float" office:value="15.33" table:formula="of:=MEDIAN([.$C19];[.$G19];[.$K19];[.$O19];[.$S19];[.$W19];[.$AA19];[.$AE19];[.$AI19];[.$AM19];[.$AQ19];[.$AU19];[.$AY19];[.$BC19];[.$BG19])" table:style-name="ce1">
            <text:p>15,33</text:p>
          </table:table-cell>
          <table:table-cell office:value-type="float" office:value="107006" table:formula="of:=MEDIAN([.$D19];[.$H19];[.$L19];[.$P19];[.$T19];[.$X19];[.$AB19];[.$AF19];[.$AJ19];[.$AN19];[.$AR19];[.$AV19];[.$AZ19];[.$BD19];[.$BH19])" table:style-name="ce1">
            <text:p>107006</text:p>
          </table:table-cell>
          <table:table-cell office:value-type="float" office:value="8440" table:formula="of:=MEDIAN([.$E19];[.$I19];[.$M19];[.$Q19];[.$U19];[.$Y19];[.$AC19];[.$AG19];[.$AK19];[.$AO19];[.$AS19];[.$AW19];[.$BA19];[.$BE19];[.$BI19])" table:style-name="ce1">
            <text:p>8440</text:p>
          </table:table-cell>
          <table:table-cell office:value-type="float" office:value="994.44" table:formula="of:=MAX([.$B19];[.$F19];[.$J19];[.$N19];[.$R19];[.$V19];[.$Z19];[.$AD19];[.$AH19];[.$AL19];[.$AP19];[.$AT19];[.$AX19];[.$BB19];[.$BF19])" table:style-name="ce1">
            <text:p>994,44</text:p>
          </table:table-cell>
          <table:table-cell office:value-type="float" office:value="829.36" table:formula="of:=MAX([.$C19];[.$G19];[.$K19];[.$O19];[.$S19];[.$W19];[.$AA19];[.$AE19];[.$AI19];[.$AM19];[.$AQ19];[.$AU19];[.$AY19];[.$BC19];[.$BG19])" table:style-name="ce1">
            <text:p>829,36</text:p>
          </table:table-cell>
          <table:table-cell office:value-type="float" office:value="3326990" table:formula="of:=MAX([.$D19];[.$H19];[.$L19];[.$P19];[.$T19];[.$X19];[.$AB19];[.$AF19];[.$AJ19];[.$AN19];[.$AR19];[.$AV19];[.$AZ19];[.$BD19];[.$BH19])" table:style-name="ce1">
            <text:p>3326990</text:p>
          </table:table-cell>
          <table:table-cell office:value-type="float" office:value="310115" table:formula="of:=MAX([.$E19];[.$I19];[.$M19];[.$Q19];[.$U19];[.$Y19];[.$AC19];[.$AG19];[.$AK19];[.$AO19];[.$AS19];[.$AW19];[.$BA19];[.$BE19];[.$BI19])" table:style-name="ce1">
            <text:p>31011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7_a20.lp</text:p>
          </table:table-cell>
          <table:table-cell office:value-type="float" office:value="86.42" table:style-name="ce1">
            <text:p>86,42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98143" table:style-name="ce1">
            <text:p>98143</text:p>
          </table:table-cell>
          <table:table-cell office:value-type="float" office:value="967" table:style-name="ce1">
            <text:p>967</text:p>
          </table:table-cell>
          <table:table-cell office:value-type="float" office:value="83.9" table:style-name="ce1">
            <text:p>83,9</text:p>
          </table:table-cell>
          <table:table-cell office:value-type="float" office:value="2.11" table:style-name="ce1">
            <text:p>2,11</text:p>
          </table:table-cell>
          <table:table-cell office:value-type="float" office:value="26508" table:style-name="ce1">
            <text:p>26508</text:p>
          </table:table-cell>
          <table:table-cell office:value-type="float" office:value="329" table:style-name="ce1">
            <text:p>329</text:p>
          </table:table-cell>
          <table:table-cell office:value-type="float" office:value="83.53" table:style-name="ce1">
            <text:p>83,53</text:p>
          </table:table-cell>
          <table:table-cell office:value-type="float" office:value="7.54" table:style-name="ce1">
            <text:p>7,54</text:p>
          </table:table-cell>
          <table:table-cell office:value-type="float" office:value="219402" table:style-name="ce1">
            <text:p>219402</text:p>
          </table:table-cell>
          <table:table-cell office:value-type="float" office:value="5701" table:style-name="ce1">
            <text:p>5701</text:p>
          </table:table-cell>
          <table:table-cell office:value-type="float" office:value="115.91" table:style-name="ce1">
            <text:p>115,91</text:p>
          </table:table-cell>
          <table:table-cell office:value-type="float" office:value="21.92" table:style-name="ce1">
            <text:p>21,92</text:p>
          </table:table-cell>
          <table:table-cell office:value-type="float" office:value="170826" table:style-name="ce1">
            <text:p>170826</text:p>
          </table:table-cell>
          <table:table-cell office:value-type="float" office:value="13924" table:style-name="ce1">
            <text:p>13924</text:p>
          </table:table-cell>
          <table:table-cell office:value-type="float" office:value="85.62" table:style-name="ce1">
            <text:p>85,62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134844" table:style-name="ce1">
            <text:p>134844</text:p>
          </table:table-cell>
          <table:table-cell office:value-type="float" office:value="3156" table:style-name="ce1">
            <text:p>3156</text:p>
          </table:table-cell>
          <table:table-cell office:value-type="float" office:value="88.35" table:style-name="ce1">
            <text:p>88,35</text:p>
          </table:table-cell>
          <table:table-cell office:value-type="float" office:value="2.12" table:style-name="ce1">
            <text:p>2,12</text:p>
          </table:table-cell>
          <table:table-cell office:value-type="float" office:value="28744" table:style-name="ce1">
            <text:p>28744</text:p>
          </table:table-cell>
          <table:table-cell office:value-type="float" office:value="1042" table:style-name="ce1">
            <text:p>1042</text:p>
          </table:table-cell>
          <table:table-cell office:value-type="float" office:value="171.46" table:style-name="ce1">
            <text:p>171,46</text:p>
          </table:table-cell>
          <table:table-cell office:value-type="float" office:value="85.11" table:style-name="ce1">
            <text:p>85,11</text:p>
          </table:table-cell>
          <table:table-cell office:value-type="float" office:value="134109" table:style-name="ce1">
            <text:p>134109</text:p>
          </table:table-cell>
          <table:table-cell office:value-type="float" office:value="64719" table:style-name="ce3">
            <text:p>64719</text:p>
          </table:table-cell>
          <table:table-cell office:value-type="float" office:value="82.86" table:style-name="ce1">
            <text:p>82,86</text:p>
          </table:table-cell>
          <table:table-cell office:value-type="float" office:value="0.7" table:style-name="ce2">
            <text:p>0,7</text:p>
          </table:table-cell>
          <table:table-cell office:value-type="float" office:value="3121" table:style-name="ce2">
            <text:p>3121</text:p>
          </table:table-cell>
          <table:table-cell office:value-type="float" office:value="94" table:style-name="ce2">
            <text:p>94</text:p>
          </table:table-cell>
          <table:table-cell office:value-type="float" office:value="91.18" table:style-name="ce1">
            <text:p>91,18</text:p>
          </table:table-cell>
          <table:table-cell office:value-type="float" office:value="9.93" table:style-name="ce1">
            <text:p>9,93</text:p>
          </table:table-cell>
          <table:table-cell office:value-type="float" office:value="190733" table:style-name="ce1">
            <text:p>190733</text:p>
          </table:table-cell>
          <table:table-cell office:value-type="float" office:value="8195" table:style-name="ce1">
            <text:p>8195</text:p>
          </table:table-cell>
          <table:table-cell office:value-type="float" office:value="80.47" table:style-name="ce2">
            <text:p>80,47</text:p>
          </table:table-cell>
          <table:table-cell office:value-type="float" office:value="1.64" table:style-name="ce1">
            <text:p>1,64</text:p>
          </table:table-cell>
          <table:table-cell office:value-type="float" office:value="80036" table:style-name="ce1">
            <text:p>80036</text:p>
          </table:table-cell>
          <table:table-cell office:value-type="float" office:value="710" table:style-name="ce1">
            <text:p>710</text:p>
          </table:table-cell>
          <table:table-cell office:value-type="float" office:value="93.9" table:style-name="ce1">
            <text:p>93,9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162866" table:style-name="ce1">
            <text:p>162866</text:p>
          </table:table-cell>
          <table:table-cell office:value-type="float" office:value="5592" table:style-name="ce1">
            <text:p>5592</text:p>
          </table:table-cell>
          <table:table-cell office:value-type="float" office:value="105.96" table:style-name="ce1">
            <text:p>105,96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50171" table:style-name="ce1">
            <text:p>150171</text:p>
          </table:table-cell>
          <table:table-cell office:value-type="float" office:value="17951" table:style-name="ce1">
            <text:p>17951</text:p>
          </table:table-cell>
          <table:table-cell office:value-type="float" office:value="916.92" table:style-name="ce1">
            <text:p>916,92</text:p>
          </table:table-cell>
          <table:table-cell office:value-type="float" office:value="25.33" table:style-name="ce1">
            <text:p>25,33</text:p>
          </table:table-cell>
          <table:table-cell office:value-type="float" office:value="285577" table:style-name="ce1">
            <text:p>285577</text:p>
          </table:table-cell>
          <table:table-cell office:value-type="float" office:value="12552" table:style-name="ce1">
            <text:p>12552</text:p>
          </table:table-cell>
          <table:table-cell office:value-type="float" office:value="1372.98" table:style-name="ce3">
            <text:p>1372,98</text:p>
          </table:table-cell>
          <table:table-cell office:value-type="float" office:value="249.79" table:style-name="ce3">
            <text:p>249,79</text:p>
          </table:table-cell>
          <table:table-cell office:value-type="float" office:value="612457" table:style-name="ce3">
            <text:p>612457</text:p>
          </table:table-cell>
          <table:table-cell office:value-type="float" office:value="4312" table:style-name="ce1">
            <text:p>4312</text:p>
          </table:table-cell>
          <table:table-cell office:value-type="float" office:value="81.98" table:style-name="ce1">
            <text:p>81,98</text:p>
          </table:table-cell>
          <table:table-cell office:value-type="float" office:value="3.21" table:style-name="ce1">
            <text:p>3,21</text:p>
          </table:table-cell>
          <table:table-cell office:value-type="float" office:value="124214" table:style-name="ce1">
            <text:p>124214</text:p>
          </table:table-cell>
          <table:table-cell office:value-type="float" office:value="1472" table:style-name="ce1">
            <text:p>1472</text:p>
          </table:table-cell>
          <table:table-cell office:value-type="float" office:value="80.47" table:formula="of:=MIN([.$B20];[.$F20];[.$J20];[.$N20];[.$R20];[.$V20];[.$Z20];[.$AD20];[.$AH20];[.$AL20];[.$AP20];[.$AT20];[.$AX20];[.$BB20];[.$BF20])" table:style-name="ce1">
            <text:p>80,47</text:p>
          </table:table-cell>
          <table:table-cell office:value-type="float" office:value="0.7" table:formula="of:=MIN([.$C20];[.$G20];[.$K20];[.$O20];[.$S20];[.$W20];[.$AA20];[.$AE20];[.$AI20];[.$AM20];[.$AQ20];[.$AU20];[.$AY20];[.$BC20];[.$BG20])" table:style-name="ce1">
            <text:p>0,7</text:p>
          </table:table-cell>
          <table:table-cell office:value-type="float" office:value="3121" table:formula="of:=MIN([.$D20];[.$H20];[.$L20];[.$P20];[.$T20];[.$X20];[.$AB20];[.$AF20];[.$AJ20];[.$AN20];[.$AR20];[.$AV20];[.$AZ20];[.$BD20];[.$BH20])" table:style-name="ce1">
            <text:p>3121</text:p>
          </table:table-cell>
          <table:table-cell office:value-type="float" office:value="94" table:formula="of:=MIN([.$E20];[.$I20];[.$M20];[.$Q20];[.$U20];[.$Y20];[.$AC20];[.$AG20];[.$AK20];[.$AO20];[.$AS20];[.$AW20];[.$BA20];[.$BE20];[.$BI20])" table:style-name="ce1">
            <text:p>94</text:p>
          </table:table-cell>
          <table:table-cell office:value-type="float" office:value="88.35" table:formula="of:=MEDIAN([.$B20];[.$F20];[.$J20];[.$N20];[.$R20];[.$V20];[.$Z20];[.$AD20];[.$AH20];[.$AL20];[.$AP20];[.$AT20];[.$AX20];[.$BB20];[.$BF20])" table:style-name="ce1">
            <text:p>88,35</text:p>
          </table:table-cell>
          <table:table-cell office:value-type="float" office:value="7.54" table:formula="of:=MEDIAN([.$C20];[.$G20];[.$K20];[.$O20];[.$S20];[.$W20];[.$AA20];[.$AE20];[.$AI20];[.$AM20];[.$AQ20];[.$AU20];[.$AY20];[.$BC20];[.$BG20])" table:style-name="ce1">
            <text:p>7,54</text:p>
          </table:table-cell>
          <table:table-cell office:value-type="float" office:value="134844" table:formula="of:=MEDIAN([.$D20];[.$H20];[.$L20];[.$P20];[.$T20];[.$X20];[.$AB20];[.$AF20];[.$AJ20];[.$AN20];[.$AR20];[.$AV20];[.$AZ20];[.$BD20];[.$BH20])" table:style-name="ce1">
            <text:p>134844</text:p>
          </table:table-cell>
          <table:table-cell office:value-type="float" office:value="4312" table:formula="of:=MEDIAN([.$E20];[.$I20];[.$M20];[.$Q20];[.$U20];[.$Y20];[.$AC20];[.$AG20];[.$AK20];[.$AO20];[.$AS20];[.$AW20];[.$BA20];[.$BE20];[.$BI20])" table:style-name="ce1">
            <text:p>4312</text:p>
          </table:table-cell>
          <table:table-cell office:value-type="float" office:value="1372.98" table:formula="of:=MAX([.$B20];[.$F20];[.$J20];[.$N20];[.$R20];[.$V20];[.$Z20];[.$AD20];[.$AH20];[.$AL20];[.$AP20];[.$AT20];[.$AX20];[.$BB20];[.$BF20])" table:style-name="ce1">
            <text:p>1372,98</text:p>
          </table:table-cell>
          <table:table-cell office:value-type="float" office:value="249.79" table:formula="of:=MAX([.$C20];[.$G20];[.$K20];[.$O20];[.$S20];[.$W20];[.$AA20];[.$AE20];[.$AI20];[.$AM20];[.$AQ20];[.$AU20];[.$AY20];[.$BC20];[.$BG20])" table:style-name="ce1">
            <text:p>249,79</text:p>
          </table:table-cell>
          <table:table-cell office:value-type="float" office:value="612457" table:formula="of:=MAX([.$D20];[.$H20];[.$L20];[.$P20];[.$T20];[.$X20];[.$AB20];[.$AF20];[.$AJ20];[.$AN20];[.$AR20];[.$AV20];[.$AZ20];[.$BD20];[.$BH20])" table:style-name="ce1">
            <text:p>612457</text:p>
          </table:table-cell>
          <table:table-cell office:value-type="float" office:value="64719" table:formula="of:=MAX([.$E20];[.$I20];[.$M20];[.$Q20];[.$U20];[.$Y20];[.$AC20];[.$AG20];[.$AK20];[.$AO20];[.$AS20];[.$AW20];[.$BA20];[.$BE20];[.$BI20])" table:style-name="ce1">
            <text:p>6471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7_a25.lp</text:p>
          </table:table-cell>
          <table:table-cell office:value-type="float" office:value="124" table:style-name="ce1">
            <text:p>124</text:p>
          </table:table-cell>
          <table:table-cell office:value-type="float" office:value="3.15" table:style-name="ce1">
            <text:p>3,15</text:p>
          </table:table-cell>
          <table:table-cell office:value-type="float" office:value="193862" table:style-name="ce1">
            <text:p>193862</text:p>
          </table:table-cell>
          <table:table-cell office:value-type="float" office:value="1623" table:style-name="ce1">
            <text:p>1623</text:p>
          </table:table-cell>
          <table:table-cell office:value-type="float" office:value="124.27" table:style-name="ce1">
            <text:p>124,27</text:p>
          </table:table-cell>
          <table:table-cell office:value-type="float" office:value="1.6" table:style-name="ce2">
            <text:p>1,6</text:p>
          </table:table-cell>
          <table:table-cell office:value-type="float" office:value="16393" table:style-name="ce1">
            <text:p>16393</text:p>
          </table:table-cell>
          <table:table-cell office:value-type="float" office:value="211" table:style-name="ce1">
            <text:p>211</text:p>
          </table:table-cell>
          <table:table-cell office:value-type="float" office:value="124.89" table:style-name="ce1">
            <text:p>124,89</text:p>
          </table:table-cell>
          <table:table-cell office:value-type="float" office:value="3.84" table:style-name="ce1">
            <text:p>3,84</text:p>
          </table:table-cell>
          <table:table-cell office:value-type="float" office:value="194869" table:style-name="ce1">
            <text:p>194869</text:p>
          </table:table-cell>
          <table:table-cell office:value-type="float" office:value="3005" table:style-name="ce1">
            <text:p>3005</text:p>
          </table:table-cell>
          <table:table-cell office:value-type="float" office:value="114.77" table:style-name="ce1">
            <text:p>114,77</text:p>
          </table:table-cell>
          <table:table-cell office:value-type="float" office:value="1.84" table:style-name="ce1">
            <text:p>1,84</text:p>
          </table:table-cell>
          <table:table-cell office:value-type="float" office:value="13600" table:style-name="ce2">
            <text:p>13600</text:p>
          </table:table-cell>
          <table:table-cell office:value-type="float" office:value="210" table:style-name="ce1">
            <text:p>210</text:p>
          </table:table-cell>
          <table:table-cell office:value-type="float" office:value="115.31" table:style-name="ce1">
            <text:p>115,31</text:p>
          </table:table-cell>
          <table:table-cell office:value-type="float" office:value="3.82" table:style-name="ce1">
            <text:p>3,82</text:p>
          </table:table-cell>
          <table:table-cell office:value-type="float" office:value="186325" table:style-name="ce1">
            <text:p>186325</text:p>
          </table:table-cell>
          <table:table-cell office:value-type="float" office:value="2006" table:style-name="ce1">
            <text:p>2006</text:p>
          </table:table-cell>
          <table:table-cell office:value-type="float" office:value="123.69" table:style-name="ce1">
            <text:p>123,69</text:p>
          </table:table-cell>
          <table:table-cell office:value-type="float" office:value="4.18" table:style-name="ce1">
            <text:p>4,18</text:p>
          </table:table-cell>
          <table:table-cell office:value-type="float" office:value="151615" table:style-name="ce1">
            <text:p>151615</text:p>
          </table:table-cell>
          <table:table-cell office:value-type="float" office:value="1555" table:style-name="ce1">
            <text:p>1555</text:p>
          </table:table-cell>
          <table:table-cell office:value-type="float" office:value="126.11" table:style-name="ce1">
            <text:p>126,11</text:p>
          </table:table-cell>
          <table:table-cell office:value-type="float" office:value="6.53" table:style-name="ce1">
            <text:p>6,53</text:p>
          </table:table-cell>
          <table:table-cell office:value-type="float" office:value="18797" table:style-name="ce1">
            <text:p>18797</text:p>
          </table:table-cell>
          <table:table-cell office:value-type="float" office:value="2379" table:style-name="ce1">
            <text:p>2379</text:p>
          </table:table-cell>
          <table:table-cell office:value-type="float" office:value="141.56" table:style-name="ce1">
            <text:p>141,56</text:p>
          </table:table-cell>
          <table:table-cell office:value-type="float" office:value="19.07" table:style-name="ce1">
            <text:p>19,07</text:p>
          </table:table-cell>
          <table:table-cell office:value-type="float" office:value="45410" table:style-name="ce1">
            <text:p>45410</text:p>
          </table:table-cell>
          <table:table-cell office:value-type="float" office:value="7578" table:style-name="ce1">
            <text:p>7578</text:p>
          </table:table-cell>
          <table:table-cell office:value-type="float" office:value="125.96" table:style-name="ce1">
            <text:p>125,96</text:p>
          </table:table-cell>
          <table:table-cell office:value-type="float" office:value="6.71" table:style-name="ce1">
            <text:p>6,71</text:p>
          </table:table-cell>
          <table:table-cell office:value-type="float" office:value="340863" table:style-name="ce1">
            <text:p>340863</text:p>
          </table:table-cell>
          <table:table-cell office:value-type="float" office:value="1925" table:style-name="ce1">
            <text:p>1925</text:p>
          </table:table-cell>
          <table:table-cell office:value-type="float" office:value="114.68" table:style-name="ce2">
            <text:p>114,68</text:p>
          </table:table-cell>
          <table:table-cell office:value-type="float" office:value="2.82" table:style-name="ce1">
            <text:p>2,82</text:p>
          </table:table-cell>
          <table:table-cell office:value-type="float" office:value="109978" table:style-name="ce1">
            <text:p>109978</text:p>
          </table:table-cell>
          <table:table-cell office:value-type="float" office:value="1712" table:style-name="ce1">
            <text:p>1712</text:p>
          </table:table-cell>
          <table:table-cell office:value-type="float" office:value="120.71" table:style-name="ce1">
            <text:p>120,71</text:p>
          </table:table-cell>
          <table:table-cell office:value-type="float" office:value="1.86" table:style-name="ce1">
            <text:p>1,86</text:p>
          </table:table-cell>
          <table:table-cell office:value-type="float" office:value="182808" table:style-name="ce1">
            <text:p>182808</text:p>
          </table:table-cell>
          <table:table-cell office:value-type="float" office:value="354" table:style-name="ce1">
            <text:p>354</text:p>
          </table:table-cell>
          <table:table-cell office:value-type="float" office:value="275.3" table:style-name="ce1">
            <text:p>275,3</text:p>
          </table:table-cell>
          <table:table-cell office:value-type="float" office:value="156.76" table:style-name="ce1">
            <text:p>156,76</text:p>
          </table:table-cell>
          <table:table-cell office:value-type="float" office:value="821129" table:style-name="ce3">
            <text:p>821129</text:p>
          </table:table-cell>
          <table:table-cell office:value-type="float" office:value="153453" table:style-name="ce3">
            <text:p>153453</text:p>
          </table:table-cell>
          <table:table-cell office:value-type="float" office:value="1118.03" table:style-name="ce1">
            <text:p>1118,03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67061" table:style-name="ce1">
            <text:p>67061</text:p>
          </table:table-cell>
          <table:table-cell office:value-type="float" office:value="81" table:style-name="ce2">
            <text:p>8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32.03" table:style-name="ce1">
            <text:p>132,03</text:p>
          </table:table-cell>
          <table:table-cell office:value-type="float" office:value="14.34" table:style-name="ce1">
            <text:p>14,34</text:p>
          </table:table-cell>
          <table:table-cell office:value-type="float" office:value="302309" table:style-name="ce1">
            <text:p>302309</text:p>
          </table:table-cell>
          <table:table-cell office:value-type="float" office:value="8530" table:style-name="ce1">
            <text:p>8530</text:p>
          </table:table-cell>
          <table:table-cell office:value-type="float" office:value="114.68" table:formula="of:=MIN([.$B21];[.$F21];[.$J21];[.$N21];[.$R21];[.$V21];[.$Z21];[.$AD21];[.$AH21];[.$AL21];[.$AP21];[.$AT21];[.$AX21];[.$BB21];[.$BF21])" table:style-name="ce1">
            <text:p>114,68</text:p>
          </table:table-cell>
          <table:table-cell office:value-type="float" office:value="1.6" table:formula="of:=MIN([.$C21];[.$G21];[.$K21];[.$O21];[.$S21];[.$W21];[.$AA21];[.$AE21];[.$AI21];[.$AM21];[.$AQ21];[.$AU21];[.$AY21];[.$BC21];[.$BG21])" table:style-name="ce1">
            <text:p>1,6</text:p>
          </table:table-cell>
          <table:table-cell office:value-type="float" office:value="13600" table:formula="of:=MIN([.$D21];[.$H21];[.$L21];[.$P21];[.$T21];[.$X21];[.$AB21];[.$AF21];[.$AJ21];[.$AN21];[.$AR21];[.$AV21];[.$AZ21];[.$BD21];[.$BH21])" table:style-name="ce1">
            <text:p>13600</text:p>
          </table:table-cell>
          <table:table-cell office:value-type="float" office:value="81" table:formula="of:=MIN([.$E21];[.$I21];[.$M21];[.$Q21];[.$U21];[.$Y21];[.$AC21];[.$AG21];[.$AK21];[.$AO21];[.$AS21];[.$AW21];[.$BA21];[.$BE21];[.$BI21])" table:style-name="ce1">
            <text:p>81</text:p>
          </table:table-cell>
          <table:table-cell office:value-type="float" office:value="124.89" table:formula="of:=MEDIAN([.$B21];[.$F21];[.$J21];[.$N21];[.$R21];[.$V21];[.$Z21];[.$AD21];[.$AH21];[.$AL21];[.$AP21];[.$AT21];[.$AX21];[.$BB21];[.$BF21])" table:style-name="ce1">
            <text:p>124,89</text:p>
          </table:table-cell>
          <table:table-cell office:value-type="float" office:value="3.84" table:formula="of:=MEDIAN([.$C21];[.$G21];[.$K21];[.$O21];[.$S21];[.$W21];[.$AA21];[.$AE21];[.$AI21];[.$AM21];[.$AQ21];[.$AU21];[.$AY21];[.$BC21];[.$BG21])" table:style-name="ce1">
            <text:p>3,84</text:p>
          </table:table-cell>
          <table:table-cell office:value-type="float" office:value="167211.5" table:formula="of:=MEDIAN([.$D21];[.$H21];[.$L21];[.$P21];[.$T21];[.$X21];[.$AB21];[.$AF21];[.$AJ21];[.$AN21];[.$AR21];[.$AV21];[.$AZ21];[.$BD21];[.$BH21])" table:style-name="ce1">
            <text:p>167211,5</text:p>
          </table:table-cell>
          <table:table-cell office:value-type="float" office:value="1818.5" table:formula="of:=MEDIAN([.$E21];[.$I21];[.$M21];[.$Q21];[.$U21];[.$Y21];[.$AC21];[.$AG21];[.$AK21];[.$AO21];[.$AS21];[.$AW21];[.$BA21];[.$BE21];[.$BI21])" table:style-name="ce1">
            <text:p>1818,5</text:p>
          </table:table-cell>
          <table:table-cell office:value-type="float" office:value="21600" table:formula="of:=MAX([.$B21];[.$F21];[.$J21];[.$N21];[.$R21];[.$V21];[.$Z21];[.$AD21];[.$AH21];[.$AL21];[.$AP21];[.$AT21];[.$AX21];[.$BB21];[.$BF21])" table:style-name="ce1">
            <text:p>21600</text:p>
          </table:table-cell>
          <table:table-cell office:value-type="float" office:value="21600" table:formula="of:=MAX([.$C21];[.$G21];[.$K21];[.$O21];[.$S21];[.$W21];[.$AA21];[.$AE21];[.$AI21];[.$AM21];[.$AQ21];[.$AU21];[.$AY21];[.$BC21];[.$BG21])" table:style-name="ce1">
            <text:p>21600</text:p>
          </table:table-cell>
          <table:table-cell office:value-type="float" office:value="821129" table:formula="of:=MAX([.$D21];[.$H21];[.$L21];[.$P21];[.$T21];[.$X21];[.$AB21];[.$AF21];[.$AJ21];[.$AN21];[.$AR21];[.$AV21];[.$AZ21];[.$BD21];[.$BH21])" table:style-name="ce1">
            <text:p>821129</text:p>
          </table:table-cell>
          <table:table-cell office:value-type="float" office:value="153453" table:formula="of:=MAX([.$E21];[.$I21];[.$M21];[.$Q21];[.$U21];[.$Y21];[.$AC21];[.$AG21];[.$AK21];[.$AO21];[.$AS21];[.$AW21];[.$BA21];[.$BE21];[.$BI21])" table:style-name="ce1">
            <text:p>15345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7_a30.lp</text:p>
          </table:table-cell>
          <table:table-cell office:value-type="float" office:value="148.07" table:style-name="ce1">
            <text:p>148,07</text:p>
          </table:table-cell>
          <table:table-cell office:value-type="float" office:value="8.4" table:style-name="ce1">
            <text:p>8,4</text:p>
          </table:table-cell>
          <table:table-cell office:value-type="float" office:value="157502" table:style-name="ce1">
            <text:p>157502</text:p>
          </table:table-cell>
          <table:table-cell office:value-type="float" office:value="4744" table:style-name="ce1">
            <text:p>4744</text:p>
          </table:table-cell>
          <table:table-cell office:value-type="float" office:value="153.88" table:style-name="ce1">
            <text:p>153,88</text:p>
          </table:table-cell>
          <table:table-cell office:value-type="float" office:value="26.94" table:style-name="ce1">
            <text:p>26,94</text:p>
          </table:table-cell>
          <table:table-cell office:value-type="float" office:value="319803" table:style-name="ce1">
            <text:p>319803</text:p>
          </table:table-cell>
          <table:table-cell office:value-type="float" office:value="15899" table:style-name="ce1">
            <text:p>15899</text:p>
          </table:table-cell>
          <table:table-cell office:value-type="float" office:value="198" table:style-name="ce1">
            <text:p>198</text:p>
          </table:table-cell>
          <table:table-cell office:value-type="float" office:value="61.29" table:style-name="ce1">
            <text:p>61,29</text:p>
          </table:table-cell>
          <table:table-cell office:value-type="float" office:value="776025" table:style-name="ce3">
            <text:p>776025</text:p>
          </table:table-cell>
          <table:table-cell office:value-type="float" office:value="48227" table:style-name="ce1">
            <text:p>48227</text:p>
          </table:table-cell>
          <table:table-cell office:value-type="float" office:value="133.33000000000001" table:style-name="ce2">
            <text:p>133,33</text:p>
          </table:table-cell>
          <table:table-cell office:value-type="float" office:value="11.75" table:style-name="ce1">
            <text:p>11,75</text:p>
          </table:table-cell>
          <table:table-cell office:value-type="float" office:value="126806" table:style-name="ce1">
            <text:p>126806</text:p>
          </table:table-cell>
          <table:table-cell office:value-type="float" office:value="5691" table:style-name="ce1">
            <text:p>5691</text:p>
          </table:table-cell>
          <table:table-cell office:value-type="float" office:value="146.30000000000001" table:style-name="ce1">
            <text:p>146,3</text:p>
          </table:table-cell>
          <table:table-cell office:value-type="float" office:value="14.59" table:style-name="ce1">
            <text:p>14,59</text:p>
          </table:table-cell>
          <table:table-cell office:value-type="float" office:value="231407" table:style-name="ce1">
            <text:p>231407</text:p>
          </table:table-cell>
          <table:table-cell office:value-type="float" office:value="7992" table:style-name="ce1">
            <text:p>7992</text:p>
          </table:table-cell>
          <table:table-cell office:value-type="float" office:value="147.05000000000001" table:style-name="ce1">
            <text:p>147,05</text:p>
          </table:table-cell>
          <table:table-cell office:value-type="float" office:value="13.1" table:style-name="ce1">
            <text:p>13,1</text:p>
          </table:table-cell>
          <table:table-cell office:value-type="float" office:value="158084" table:style-name="ce1">
            <text:p>158084</text:p>
          </table:table-cell>
          <table:table-cell office:value-type="float" office:value="8722" table:style-name="ce1">
            <text:p>8722</text:p>
          </table:table-cell>
          <table:table-cell office:value-type="float" office:value="162.07" table:style-name="ce1">
            <text:p>162,07</text:p>
          </table:table-cell>
          <table:table-cell office:value-type="float" office:value="15.7" table:style-name="ce1">
            <text:p>15,7</text:p>
          </table:table-cell>
          <table:table-cell office:value-type="float" office:value="40226" table:style-name="ce1">
            <text:p>40226</text:p>
          </table:table-cell>
          <table:table-cell office:value-type="float" office:value="7672" table:style-name="ce1">
            <text:p>7672</text:p>
          </table:table-cell>
          <table:table-cell office:value-type="float" office:value="157.62" table:style-name="ce1">
            <text:p>157,62</text:p>
          </table:table-cell>
          <table:table-cell office:value-type="float" office:value="15.94" table:style-name="ce1">
            <text:p>15,94</text:p>
          </table:table-cell>
          <table:table-cell office:value-type="float" office:value="37864" table:style-name="ce2">
            <text:p>37864</text:p>
          </table:table-cell>
          <table:table-cell office:value-type="float" office:value="7381" table:style-name="ce1">
            <text:p>7381</text:p>
          </table:table-cell>
          <table:table-cell office:value-type="float" office:value="139.57" table:style-name="ce1">
            <text:p>139,57</text:p>
          </table:table-cell>
          <table:table-cell office:value-type="float" office:value="9.43" table:style-name="ce1">
            <text:p>9,43</text:p>
          </table:table-cell>
          <table:table-cell office:value-type="float" office:value="205567" table:style-name="ce1">
            <text:p>205567</text:p>
          </table:table-cell>
          <table:table-cell office:value-type="float" office:value="3598" table:style-name="ce1">
            <text:p>3598</text:p>
          </table:table-cell>
          <table:table-cell office:value-type="float" office:value="136.79" table:style-name="ce1">
            <text:p>136,79</text:p>
          </table:table-cell>
          <table:table-cell office:value-type="float" office:value="3.37" table:style-name="ce2">
            <text:p>3,37</text:p>
          </table:table-cell>
          <table:table-cell office:value-type="float" office:value="141710" table:style-name="ce1">
            <text:p>141710</text:p>
          </table:table-cell>
          <table:table-cell office:value-type="float" office:value="1018" table:style-name="ce2">
            <text:p>1018</text:p>
          </table:table-cell>
          <table:table-cell office:value-type="float" office:value="153.21" table:style-name="ce1">
            <text:p>153,21</text:p>
          </table:table-cell>
          <table:table-cell office:value-type="float" office:value="10.35" table:style-name="ce1">
            <text:p>10,35</text:p>
          </table:table-cell>
          <table:table-cell office:value-type="float" office:value="166378" table:style-name="ce1">
            <text:p>166378</text:p>
          </table:table-cell>
          <table:table-cell office:value-type="float" office:value="5677" table:style-name="ce1">
            <text:p>5677</text:p>
          </table:table-cell>
          <table:table-cell office:value-type="float" office:value="212.38" table:style-name="ce1">
            <text:p>212,38</text:p>
          </table:table-cell>
          <table:table-cell office:value-type="float" office:value="70.64" table:style-name="ce1">
            <text:p>70,64</text:p>
          </table:table-cell>
          <table:table-cell office:value-type="float" office:value="352583" table:style-name="ce1">
            <text:p>352583</text:p>
          </table:table-cell>
          <table:table-cell office:value-type="float" office:value="99695" table:style-name="ce3">
            <text:p>9969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41.88999999999999" table:style-name="ce1">
            <text:p>141,89</text:p>
          </table:table-cell>
          <table:table-cell office:value-type="float" office:value="16.47" table:style-name="ce1">
            <text:p>16,47</text:p>
          </table:table-cell>
          <table:table-cell office:value-type="float" office:value="377358" table:style-name="ce1">
            <text:p>377358</text:p>
          </table:table-cell>
          <table:table-cell office:value-type="float" office:value="6968" table:style-name="ce1">
            <text:p>6968</text:p>
          </table:table-cell>
          <table:table-cell office:value-type="float" office:value="133.33000000000001" table:formula="of:=MIN([.$B22];[.$F22];[.$J22];[.$N22];[.$R22];[.$V22];[.$Z22];[.$AD22];[.$AH22];[.$AL22];[.$AP22];[.$AT22];[.$AX22];[.$BB22];[.$BF22])" table:style-name="ce1">
            <text:p>133,33</text:p>
          </table:table-cell>
          <table:table-cell office:value-type="float" office:value="3.37" table:formula="of:=MIN([.$C22];[.$G22];[.$K22];[.$O22];[.$S22];[.$W22];[.$AA22];[.$AE22];[.$AI22];[.$AM22];[.$AQ22];[.$AU22];[.$AY22];[.$BC22];[.$BG22])" table:style-name="ce1">
            <text:p>3,37</text:p>
          </table:table-cell>
          <table:table-cell office:value-type="float" office:value="37864" table:formula="of:=MIN([.$D22];[.$H22];[.$L22];[.$P22];[.$T22];[.$X22];[.$AB22];[.$AF22];[.$AJ22];[.$AN22];[.$AR22];[.$AV22];[.$AZ22];[.$BD22];[.$BH22])" table:style-name="ce1">
            <text:p>37864</text:p>
          </table:table-cell>
          <table:table-cell office:value-type="float" office:value="1018" table:formula="of:=MIN([.$E22];[.$I22];[.$M22];[.$Q22];[.$U22];[.$Y22];[.$AC22];[.$AG22];[.$AK22];[.$AO22];[.$AS22];[.$AW22];[.$BA22];[.$BE22];[.$BI22])" table:style-name="ce1">
            <text:p>1018</text:p>
          </table:table-cell>
          <table:table-cell office:value-type="float" office:value="153.21" table:formula="of:=MEDIAN([.$B22];[.$F22];[.$J22];[.$N22];[.$R22];[.$V22];[.$Z22];[.$AD22];[.$AH22];[.$AL22];[.$AP22];[.$AT22];[.$AX22];[.$BB22];[.$BF22])" table:style-name="ce1">
            <text:p>153,21</text:p>
          </table:table-cell>
          <table:table-cell office:value-type="float" office:value="15.7" table:formula="of:=MEDIAN([.$C22];[.$G22];[.$K22];[.$O22];[.$S22];[.$W22];[.$AA22];[.$AE22];[.$AI22];[.$AM22];[.$AQ22];[.$AU22];[.$AY22];[.$BC22];[.$BG22])" table:style-name="ce1">
            <text:p>15,7</text:p>
          </table:table-cell>
          <table:table-cell office:value-type="float" office:value="166378" table:formula="of:=MEDIAN([.$D22];[.$H22];[.$L22];[.$P22];[.$T22];[.$X22];[.$AB22];[.$AF22];[.$AJ22];[.$AN22];[.$AR22];[.$AV22];[.$AZ22];[.$BD22];[.$BH22])" table:style-name="ce1">
            <text:p>166378</text:p>
          </table:table-cell>
          <table:table-cell office:value-type="float" office:value="7381" table:formula="of:=MEDIAN([.$E22];[.$I22];[.$M22];[.$Q22];[.$U22];[.$Y22];[.$AC22];[.$AG22];[.$AK22];[.$AO22];[.$AS22];[.$AW22];[.$BA22];[.$BE22];[.$BI22])" table:style-name="ce1">
            <text:p>7381</text:p>
          </table:table-cell>
          <table:table-cell office:value-type="float" office:value="21600" table:formula="of:=MAX([.$B22];[.$F22];[.$J22];[.$N22];[.$R22];[.$V22];[.$Z22];[.$AD22];[.$AH22];[.$AL22];[.$AP22];[.$AT22];[.$AX22];[.$BB22];[.$BF22])" table:style-name="ce1">
            <text:p>21600</text:p>
          </table:table-cell>
          <table:table-cell office:value-type="float" office:value="21600" table:formula="of:=MAX([.$C22];[.$G22];[.$K22];[.$O22];[.$S22];[.$W22];[.$AA22];[.$AE22];[.$AI22];[.$AM22];[.$AQ22];[.$AU22];[.$AY22];[.$BC22];[.$BG22])" table:style-name="ce1">
            <text:p>21600</text:p>
          </table:table-cell>
          <table:table-cell office:value-type="float" office:value="776025" table:formula="of:=MAX([.$D22];[.$H22];[.$L22];[.$P22];[.$T22];[.$X22];[.$AB22];[.$AF22];[.$AJ22];[.$AN22];[.$AR22];[.$AV22];[.$AZ22];[.$BD22];[.$BH22])" table:style-name="ce1">
            <text:p>776025</text:p>
          </table:table-cell>
          <table:table-cell office:value-type="float" office:value="99695" table:formula="of:=MAX([.$E22];[.$I22];[.$M22];[.$Q22];[.$U22];[.$Y22];[.$AC22];[.$AG22];[.$AK22];[.$AO22];[.$AS22];[.$AW22];[.$BA22];[.$BE22];[.$BI22])" table:style-name="ce1">
            <text:p>9969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8_a20.lp</text:p>
          </table:table-cell>
          <table:table-cell office:value-type="float" office:value="170.6" table:style-name="ce1">
            <text:p>170,6</text:p>
          </table:table-cell>
          <table:table-cell office:value-type="float" office:value="32.03" table:style-name="ce1">
            <text:p>32,03</text:p>
          </table:table-cell>
          <table:table-cell office:value-type="float" office:value="756681" table:style-name="ce1">
            <text:p>756681</text:p>
          </table:table-cell>
          <table:table-cell office:value-type="float" office:value="10175" table:style-name="ce1">
            <text:p>10175</text:p>
          </table:table-cell>
          <table:table-cell office:value-type="float" office:value="161.84" table:style-name="ce1">
            <text:p>161,84</text:p>
          </table:table-cell>
          <table:table-cell office:value-type="float" office:value="26.94" table:style-name="ce1">
            <text:p>26,94</text:p>
          </table:table-cell>
          <table:table-cell office:value-type="float" office:value="267390" table:style-name="ce1">
            <text:p>267390</text:p>
          </table:table-cell>
          <table:table-cell office:value-type="float" office:value="12674" table:style-name="ce1">
            <text:p>12674</text:p>
          </table:table-cell>
          <table:table-cell office:value-type="float" office:value="136.74" table:style-name="ce1">
            <text:p>136,74</text:p>
          </table:table-cell>
          <table:table-cell office:value-type="float" office:value="4.43" table:style-name="ce1">
            <text:p>4,43</text:p>
          </table:table-cell>
          <table:table-cell office:value-type="float" office:value="194002" table:style-name="ce1">
            <text:p>194002</text:p>
          </table:table-cell>
          <table:table-cell office:value-type="float" office:value="1402" table:style-name="ce1">
            <text:p>1402</text:p>
          </table:table-cell>
          <table:table-cell office:value-type="float" office:value="157.18" table:style-name="ce1">
            <text:p>157,18</text:p>
          </table:table-cell>
          <table:table-cell office:value-type="float" office:value="27.46" table:style-name="ce1">
            <text:p>27,46</text:p>
          </table:table-cell>
          <table:table-cell office:value-type="float" office:value="253825" table:style-name="ce1">
            <text:p>253825</text:p>
          </table:table-cell>
          <table:table-cell office:value-type="float" office:value="8904" table:style-name="ce1">
            <text:p>8904</text:p>
          </table:table-cell>
          <table:table-cell office:value-type="float" office:value="148.05000000000001" table:style-name="ce1">
            <text:p>148,05</text:p>
          </table:table-cell>
          <table:table-cell office:value-type="float" office:value="17.68" table:style-name="ce1">
            <text:p>17,68</text:p>
          </table:table-cell>
          <table:table-cell office:value-type="float" office:value="1024479" table:style-name="ce1">
            <text:p>1024479</text:p>
          </table:table-cell>
          <table:table-cell office:value-type="float" office:value="10631" table:style-name="ce1">
            <text:p>10631</text:p>
          </table:table-cell>
          <table:table-cell office:value-type="float" office:value="164.23" table:style-name="ce1">
            <text:p>164,23</text:p>
          </table:table-cell>
          <table:table-cell office:value-type="float" office:value="34.409999999999997" table:style-name="ce1">
            <text:p>34,41</text:p>
          </table:table-cell>
          <table:table-cell office:value-type="float" office:value="701275" table:style-name="ce1">
            <text:p>701275</text:p>
          </table:table-cell>
          <table:table-cell office:value-type="float" office:value="16118" table:style-name="ce1">
            <text:p>16118</text:p>
          </table:table-cell>
          <table:table-cell office:value-type="float" office:value="158.87" table:style-name="ce1">
            <text:p>158,87</text:p>
          </table:table-cell>
          <table:table-cell office:value-type="float" office:value="10.72" table:style-name="ce1">
            <text:p>10,72</text:p>
          </table:table-cell>
          <table:table-cell office:value-type="float" office:value="24558" table:style-name="ce1">
            <text:p>24558</text:p>
          </table:table-cell>
          <table:table-cell office:value-type="float" office:value="3074" table:style-name="ce1">
            <text:p>3074</text:p>
          </table:table-cell>
          <table:table-cell office:value-type="float" office:value="134.52000000000001" table:style-name="ce2">
            <text:p>134,52</text:p>
          </table:table-cell>
          <table:table-cell office:value-type="float" office:value="2.21" table:style-name="ce2">
            <text:p>2,21</text:p>
          </table:table-cell>
          <table:table-cell office:value-type="float" office:value="5045" table:style-name="ce2">
            <text:p>5045</text:p>
          </table:table-cell>
          <table:table-cell office:value-type="float" office:value="236" table:style-name="ce2">
            <text:p>236</text:p>
          </table:table-cell>
          <table:table-cell office:value-type="float" office:value="143.47999999999999" table:style-name="ce1">
            <text:p>143,48</text:p>
          </table:table-cell>
          <table:table-cell office:value-type="float" office:value="8.01" table:style-name="ce1">
            <text:p>8,01</text:p>
          </table:table-cell>
          <table:table-cell office:value-type="float" office:value="508037" table:style-name="ce1">
            <text:p>508037</text:p>
          </table:table-cell>
          <table:table-cell office:value-type="float" office:value="2944" table:style-name="ce1">
            <text:p>2944</text:p>
          </table:table-cell>
          <table:table-cell office:value-type="float" office:value="149.04" table:style-name="ce1">
            <text:p>149,04</text:p>
          </table:table-cell>
          <table:table-cell office:value-type="float" office:value="5.31" table:style-name="ce1">
            <text:p>5,31</text:p>
          </table:table-cell>
          <table:table-cell office:value-type="float" office:value="405999" table:style-name="ce1">
            <text:p>405999</text:p>
          </table:table-cell>
          <table:table-cell office:value-type="float" office:value="944" table:style-name="ce1">
            <text:p>944</text:p>
          </table:table-cell>
          <table:table-cell office:value-type="float" office:value="152.04" table:style-name="ce1">
            <text:p>152,04</text:p>
          </table:table-cell>
          <table:table-cell office:value-type="float" office:value="7.77" table:style-name="ce1">
            <text:p>7,77</text:p>
          </table:table-cell>
          <table:table-cell office:value-type="float" office:value="356236" table:style-name="ce1">
            <text:p>356236</text:p>
          </table:table-cell>
          <table:table-cell office:value-type="float" office:value="1108" table:style-name="ce1">
            <text:p>110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35950369" table:style-name="ce3">
            <text:p>35950369</text:p>
          </table:table-cell>
          <table:table-cell office:value-type="float" office:value="3791719" table:style-name="ce3">
            <text:p>379171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81.95" table:style-name="ce1">
            <text:p>181,95</text:p>
          </table:table-cell>
          <table:table-cell office:value-type="float" office:value="58.26" table:style-name="ce1">
            <text:p>58,26</text:p>
          </table:table-cell>
          <table:table-cell office:value-type="float" office:value="1010869" table:style-name="ce1">
            <text:p>1010869</text:p>
          </table:table-cell>
          <table:table-cell office:value-type="float" office:value="37106" table:style-name="ce1">
            <text:p>37106</text:p>
          </table:table-cell>
          <table:table-cell office:value-type="float" office:value="134.52000000000001" table:formula="of:=MIN([.$B23];[.$F23];[.$J23];[.$N23];[.$R23];[.$V23];[.$Z23];[.$AD23];[.$AH23];[.$AL23];[.$AP23];[.$AT23];[.$AX23];[.$BB23];[.$BF23])" table:style-name="ce1">
            <text:p>134,52</text:p>
          </table:table-cell>
          <table:table-cell office:value-type="float" office:value="2.21" table:formula="of:=MIN([.$C23];[.$G23];[.$K23];[.$O23];[.$S23];[.$W23];[.$AA23];[.$AE23];[.$AI23];[.$AM23];[.$AQ23];[.$AU23];[.$AY23];[.$BC23];[.$BG23])" table:style-name="ce1">
            <text:p>2,21</text:p>
          </table:table-cell>
          <table:table-cell office:value-type="float" office:value="5045" table:formula="of:=MIN([.$D23];[.$H23];[.$L23];[.$P23];[.$T23];[.$X23];[.$AB23];[.$AF23];[.$AJ23];[.$AN23];[.$AR23];[.$AV23];[.$AZ23];[.$BD23];[.$BH23])" table:style-name="ce1">
            <text:p>5045</text:p>
          </table:table-cell>
          <table:table-cell office:value-type="float" office:value="236" table:formula="of:=MIN([.$E23];[.$I23];[.$M23];[.$Q23];[.$U23];[.$Y23];[.$AC23];[.$AG23];[.$AK23];[.$AO23];[.$AS23];[.$AW23];[.$BA23];[.$BE23];[.$BI23])" table:style-name="ce1">
            <text:p>236</text:p>
          </table:table-cell>
          <table:table-cell office:value-type="float" office:value="158.87" table:formula="of:=MEDIAN([.$B23];[.$F23];[.$J23];[.$N23];[.$R23];[.$V23];[.$Z23];[.$AD23];[.$AH23];[.$AL23];[.$AP23];[.$AT23];[.$AX23];[.$BB23];[.$BF23])" table:style-name="ce1">
            <text:p>158,87</text:p>
          </table:table-cell>
          <table:table-cell office:value-type="float" office:value="26.94" table:formula="of:=MEDIAN([.$C23];[.$G23];[.$K23];[.$O23];[.$S23];[.$W23];[.$AA23];[.$AE23];[.$AI23];[.$AM23];[.$AQ23];[.$AU23];[.$AY23];[.$BC23];[.$BG23])" table:style-name="ce1">
            <text:p>26,94</text:p>
          </table:table-cell>
          <table:table-cell office:value-type="float" office:value="405999" table:formula="of:=MEDIAN([.$D23];[.$H23];[.$L23];[.$P23];[.$T23];[.$X23];[.$AB23];[.$AF23];[.$AJ23];[.$AN23];[.$AR23];[.$AV23];[.$AZ23];[.$BD23];[.$BH23])" table:style-name="ce1">
            <text:p>405999</text:p>
          </table:table-cell>
          <table:table-cell office:value-type="float" office:value="8904" table:formula="of:=MEDIAN([.$E23];[.$I23];[.$M23];[.$Q23];[.$U23];[.$Y23];[.$AC23];[.$AG23];[.$AK23];[.$AO23];[.$AS23];[.$AW23];[.$BA23];[.$BE23];[.$BI23])" table:style-name="ce1">
            <text:p>8904</text:p>
          </table:table-cell>
          <table:table-cell office:value-type="float" office:value="21600" table:formula="of:=MAX([.$B23];[.$F23];[.$J23];[.$N23];[.$R23];[.$V23];[.$Z23];[.$AD23];[.$AH23];[.$AL23];[.$AP23];[.$AT23];[.$AX23];[.$BB23];[.$BF23])" table:style-name="ce1">
            <text:p>21600</text:p>
          </table:table-cell>
          <table:table-cell office:value-type="float" office:value="21600" table:formula="of:=MAX([.$C23];[.$G23];[.$K23];[.$O23];[.$S23];[.$W23];[.$AA23];[.$AE23];[.$AI23];[.$AM23];[.$AQ23];[.$AU23];[.$AY23];[.$BC23];[.$BG23])" table:style-name="ce1">
            <text:p>21600</text:p>
          </table:table-cell>
          <table:table-cell office:value-type="float" office:value="35950369" table:formula="of:=MAX([.$D23];[.$H23];[.$L23];[.$P23];[.$T23];[.$X23];[.$AB23];[.$AF23];[.$AJ23];[.$AN23];[.$AR23];[.$AV23];[.$AZ23];[.$BD23];[.$BH23])" table:style-name="ce1">
            <text:p>35950369</text:p>
          </table:table-cell>
          <table:table-cell office:value-type="float" office:value="3791719" table:formula="of:=MAX([.$E23];[.$I23];[.$M23];[.$Q23];[.$U23];[.$Y23];[.$AC23];[.$AG23];[.$AK23];[.$AO23];[.$AS23];[.$AW23];[.$BA23];[.$BE23];[.$BI23])" table:style-name="ce1">
            <text:p>379171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8_a25.lp</text:p>
          </table:table-cell>
          <table:table-cell office:value-type="float" office:value="170" table:style-name="ce1">
            <text:p>170</text:p>
          </table:table-cell>
          <table:table-cell office:value-type="float" office:value="11.15" table:style-name="ce1">
            <text:p>11,15</text:p>
          </table:table-cell>
          <table:table-cell office:value-type="float" office:value="615320" table:style-name="ce1">
            <text:p>615320</text:p>
          </table:table-cell>
          <table:table-cell office:value-type="float" office:value="1207" table:style-name="ce1">
            <text:p>1207</text:p>
          </table:table-cell>
          <table:table-cell office:value-type="float" office:value="164.13" table:style-name="ce1">
            <text:p>164,13</text:p>
          </table:table-cell>
          <table:table-cell office:value-type="float" office:value="2.98" table:style-name="ce1">
            <text:p>2,98</text:p>
          </table:table-cell>
          <table:table-cell office:value-type="float" office:value="24734" table:style-name="ce1">
            <text:p>24734</text:p>
          </table:table-cell>
          <table:table-cell office:value-type="float" office:value="159" table:style-name="ce2">
            <text:p>159</text:p>
          </table:table-cell>
          <table:table-cell office:value-type="float" office:value="174.13" table:style-name="ce1">
            <text:p>174,13</text:p>
          </table:table-cell>
          <table:table-cell office:value-type="float" office:value="4.67" table:style-name="ce1">
            <text:p>4,67</text:p>
          </table:table-cell>
          <table:table-cell office:value-type="float" office:value="232368" table:style-name="ce1">
            <text:p>232368</text:p>
          </table:table-cell>
          <table:table-cell office:value-type="float" office:value="2445" table:style-name="ce1">
            <text:p>2445</text:p>
          </table:table-cell>
          <table:table-cell office:value-type="float" office:value="312.08" table:style-name="ce1">
            <text:p>312,08</text:p>
          </table:table-cell>
          <table:table-cell office:value-type="float" office:value="128.09" table:style-name="ce1">
            <text:p>128,09</text:p>
          </table:table-cell>
          <table:table-cell office:value-type="float" office:value="1449706" table:style-name="ce1">
            <text:p>1449706</text:p>
          </table:table-cell>
          <table:table-cell office:value-type="float" office:value="39729" table:style-name="ce1">
            <text:p>39729</text:p>
          </table:table-cell>
          <table:table-cell office:value-type="float" office:value="182.76" table:style-name="ce1">
            <text:p>182,76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892572" table:style-name="ce1">
            <text:p>892572</text:p>
          </table:table-cell>
          <table:table-cell office:value-type="float" office:value="7621" table:style-name="ce1">
            <text:p>7621</text:p>
          </table:table-cell>
          <table:table-cell office:value-type="float" office:value="191.49" table:style-name="ce1">
            <text:p>191,49</text:p>
          </table:table-cell>
          <table:table-cell office:value-type="float" office:value="26.52" table:style-name="ce1">
            <text:p>26,52</text:p>
          </table:table-cell>
          <table:table-cell office:value-type="float" office:value="690804" table:style-name="ce1">
            <text:p>690804</text:p>
          </table:table-cell>
          <table:table-cell office:value-type="float" office:value="8211" table:style-name="ce1">
            <text:p>8211</text:p>
          </table:table-cell>
          <table:table-cell office:value-type="float" office:value="168.43" table:style-name="ce1">
            <text:p>168,43</text:p>
          </table:table-cell>
          <table:table-cell office:value-type="float" office:value="1.36" table:style-name="ce2">
            <text:p>1,36</text:p>
          </table:table-cell>
          <table:table-cell office:value-type="float" office:value="3461" table:style-name="ce2">
            <text:p>3461</text:p>
          </table:table-cell>
          <table:table-cell office:value-type="float" office:value="163" table:style-name="ce1">
            <text:p>163</text:p>
          </table:table-cell>
          <table:table-cell office:value-type="float" office:value="277.2" table:style-name="ce1">
            <text:p>277,2</text:p>
          </table:table-cell>
          <table:table-cell office:value-type="float" office:value="115.32" table:style-name="ce1">
            <text:p>115,32</text:p>
          </table:table-cell>
          <table:table-cell office:value-type="float" office:value="237436" table:style-name="ce1">
            <text:p>237436</text:p>
          </table:table-cell>
          <table:table-cell office:value-type="float" office:value="50085" table:style-name="ce1">
            <text:p>50085</text:p>
          </table:table-cell>
          <table:table-cell office:value-type="float" office:value="181.03" table:style-name="ce1">
            <text:p>181,03</text:p>
          </table:table-cell>
          <table:table-cell office:value-type="float" office:value="13.95" table:style-name="ce1">
            <text:p>13,95</text:p>
          </table:table-cell>
          <table:table-cell office:value-type="float" office:value="468957" table:style-name="ce1">
            <text:p>468957</text:p>
          </table:table-cell>
          <table:table-cell office:value-type="float" office:value="4983" table:style-name="ce1">
            <text:p>4983</text:p>
          </table:table-cell>
          <table:table-cell office:value-type="float" office:value="184.08" table:style-name="ce1">
            <text:p>184,08</text:p>
          </table:table-cell>
          <table:table-cell office:value-type="float" office:value="14.58" table:style-name="ce1">
            <text:p>14,58</text:p>
          </table:table-cell>
          <table:table-cell office:value-type="float" office:value="582211" table:style-name="ce1">
            <text:p>582211</text:p>
          </table:table-cell>
          <table:table-cell office:value-type="float" office:value="2492" table:style-name="ce1">
            <text:p>2492</text:p>
          </table:table-cell>
          <table:table-cell office:value-type="float" office:value="222.51" table:style-name="ce1">
            <text:p>222,51</text:p>
          </table:table-cell>
          <table:table-cell office:value-type="float" office:value="45.82" table:style-name="ce1">
            <text:p>45,82</text:p>
          </table:table-cell>
          <table:table-cell office:value-type="float" office:value="873529" table:style-name="ce1">
            <text:p>873529</text:p>
          </table:table-cell>
          <table:table-cell office:value-type="float" office:value="14884" table:style-name="ce1">
            <text:p>14884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40514214" table:style-name="ce3">
            <text:p>40514214</text:p>
          </table:table-cell>
          <table:table-cell office:value-type="float" office:value="5266636" table:style-name="ce3">
            <text:p>526663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59.55000000000001" table:style-name="ce2">
            <text:p>159,55</text:p>
          </table:table-cell>
          <table:table-cell office:value-type="float" office:value="3.81" table:style-name="ce1">
            <text:p>3,81</text:p>
          </table:table-cell>
          <table:table-cell office:value-type="float" office:value="229691" table:style-name="ce1">
            <text:p>229691</text:p>
          </table:table-cell>
          <table:table-cell office:value-type="float" office:value="727" table:style-name="ce1">
            <text:p>727</text:p>
          </table:table-cell>
          <table:table-cell office:value-type="float" office:value="159.55000000000001" table:formula="of:=MIN([.$B24];[.$F24];[.$J24];[.$N24];[.$R24];[.$V24];[.$Z24];[.$AD24];[.$AH24];[.$AL24];[.$AP24];[.$AT24];[.$AX24];[.$BB24];[.$BF24])" table:style-name="ce1">
            <text:p>159,55</text:p>
          </table:table-cell>
          <table:table-cell office:value-type="float" office:value="1.36" table:formula="of:=MIN([.$C24];[.$G24];[.$K24];[.$O24];[.$S24];[.$W24];[.$AA24];[.$AE24];[.$AI24];[.$AM24];[.$AQ24];[.$AU24];[.$AY24];[.$BC24];[.$BG24])" table:style-name="ce1">
            <text:p>1,36</text:p>
          </table:table-cell>
          <table:table-cell office:value-type="float" office:value="3461" table:formula="of:=MIN([.$D24];[.$H24];[.$L24];[.$P24];[.$T24];[.$X24];[.$AB24];[.$AF24];[.$AJ24];[.$AN24];[.$AR24];[.$AV24];[.$AZ24];[.$BD24];[.$BH24])" table:style-name="ce1">
            <text:p>3461</text:p>
          </table:table-cell>
          <table:table-cell office:value-type="float" office:value="159" table:formula="of:=MIN([.$E24];[.$I24];[.$M24];[.$Q24];[.$U24];[.$Y24];[.$AC24];[.$AG24];[.$AK24];[.$AO24];[.$AS24];[.$AW24];[.$BA24];[.$BE24];[.$BI24])" table:style-name="ce1">
            <text:p>159</text:p>
          </table:table-cell>
          <table:table-cell office:value-type="float" office:value="184.08" table:formula="of:=MEDIAN([.$B24];[.$F24];[.$J24];[.$N24];[.$R24];[.$V24];[.$Z24];[.$AD24];[.$AH24];[.$AL24];[.$AP24];[.$AT24];[.$AX24];[.$BB24];[.$BF24])" table:style-name="ce1">
            <text:p>184,08</text:p>
          </table:table-cell>
          <table:table-cell office:value-type="float" office:value="17.760000000000002" table:formula="of:=MEDIAN([.$C24];[.$G24];[.$K24];[.$O24];[.$S24];[.$W24];[.$AA24];[.$AE24];[.$AI24];[.$AM24];[.$AQ24];[.$AU24];[.$AY24];[.$BC24];[.$BG24])" table:style-name="ce1">
            <text:p>17,76</text:p>
          </table:table-cell>
          <table:table-cell office:value-type="float" office:value="582211" table:formula="of:=MEDIAN([.$D24];[.$H24];[.$L24];[.$P24];[.$T24];[.$X24];[.$AB24];[.$AF24];[.$AJ24];[.$AN24];[.$AR24];[.$AV24];[.$AZ24];[.$BD24];[.$BH24])" table:style-name="ce1">
            <text:p>582211</text:p>
          </table:table-cell>
          <table:table-cell office:value-type="float" office:value="4983" table:formula="of:=MEDIAN([.$E24];[.$I24];[.$M24];[.$Q24];[.$U24];[.$Y24];[.$AC24];[.$AG24];[.$AK24];[.$AO24];[.$AS24];[.$AW24];[.$BA24];[.$BE24];[.$BI24])" table:style-name="ce1">
            <text:p>4983</text:p>
          </table:table-cell>
          <table:table-cell office:value-type="float" office:value="21600" table:formula="of:=MAX([.$B24];[.$F24];[.$J24];[.$N24];[.$R24];[.$V24];[.$Z24];[.$AD24];[.$AH24];[.$AL24];[.$AP24];[.$AT24];[.$AX24];[.$BB24];[.$BF24])" table:style-name="ce1">
            <text:p>21600</text:p>
          </table:table-cell>
          <table:table-cell office:value-type="float" office:value="21600" table:formula="of:=MAX([.$C24];[.$G24];[.$K24];[.$O24];[.$S24];[.$W24];[.$AA24];[.$AE24];[.$AI24];[.$AM24];[.$AQ24];[.$AU24];[.$AY24];[.$BC24];[.$BG24])" table:style-name="ce1">
            <text:p>21600</text:p>
          </table:table-cell>
          <table:table-cell office:value-type="float" office:value="40514214" table:formula="of:=MAX([.$D24];[.$H24];[.$L24];[.$P24];[.$T24];[.$X24];[.$AB24];[.$AF24];[.$AJ24];[.$AN24];[.$AR24];[.$AV24];[.$AZ24];[.$BD24];[.$BH24])" table:style-name="ce1">
            <text:p>40514214</text:p>
          </table:table-cell>
          <table:table-cell office:value-type="float" office:value="5266636" table:formula="of:=MAX([.$E24];[.$I24];[.$M24];[.$Q24];[.$U24];[.$Y24];[.$AC24];[.$AG24];[.$AK24];[.$AO24];[.$AS24];[.$AW24];[.$BA24];[.$BE24];[.$BI24])" table:style-name="ce1">
            <text:p>526663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19_a20.lp</text:p>
          </table:table-cell>
          <table:table-cell office:value-type="float" office:value="183.98" table:style-name="ce1">
            <text:p>183,98</text:p>
          </table:table-cell>
          <table:table-cell office:value-type="float" office:value="5.51" table:style-name="ce1">
            <text:p>5,51</text:p>
          </table:table-cell>
          <table:table-cell office:value-type="float" office:value="267028" table:style-name="ce1">
            <text:p>267028</text:p>
          </table:table-cell>
          <table:table-cell office:value-type="float" office:value="831" table:style-name="ce1">
            <text:p>831</text:p>
          </table:table-cell>
          <table:table-cell office:value-type="float" office:value="189.03" table:style-name="ce1">
            <text:p>189,03</text:p>
          </table:table-cell>
          <table:table-cell office:value-type="float" office:value="21.57" table:style-name="ce1">
            <text:p>21,57</text:p>
          </table:table-cell>
          <table:table-cell office:value-type="float" office:value="167458" table:style-name="ce1">
            <text:p>167458</text:p>
          </table:table-cell>
          <table:table-cell office:value-type="float" office:value="8551" table:style-name="ce3">
            <text:p>8551</text:p>
          </table:table-cell>
          <table:table-cell office:value-type="float" office:value="170.51" table:style-name="ce1">
            <text:p>170,51</text:p>
          </table:table-cell>
          <table:table-cell office:value-type="float" office:value="8.92" table:style-name="ce1">
            <text:p>8,92</text:p>
          </table:table-cell>
          <table:table-cell office:value-type="float" office:value="596114" table:style-name="ce3">
            <text:p>596114</text:p>
          </table:table-cell>
          <table:table-cell office:value-type="float" office:value="1492" table:style-name="ce1">
            <text:p>1492</text:p>
          </table:table-cell>
          <table:table-cell office:value-type="float" office:value="170.06" table:style-name="ce1">
            <text:p>170,06</text:p>
          </table:table-cell>
          <table:table-cell office:value-type="float" office:value="5.65" table:style-name="ce1">
            <text:p>5,65</text:p>
          </table:table-cell>
          <table:table-cell office:value-type="float" office:value="28061" table:style-name="ce1">
            <text:p>28061</text:p>
          </table:table-cell>
          <table:table-cell office:value-type="float" office:value="388" table:style-name="ce1">
            <text:p>388</text:p>
          </table:table-cell>
          <table:table-cell office:value-type="float" office:value="173.12" table:style-name="ce1">
            <text:p>173,12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359873" table:style-name="ce1">
            <text:p>359873</text:p>
          </table:table-cell>
          <table:table-cell office:value-type="float" office:value="264" table:style-name="ce1">
            <text:p>264</text:p>
          </table:table-cell>
          <table:table-cell office:value-type="float" office:value="191.86" table:style-name="ce1">
            <text:p>191,86</text:p>
          </table:table-cell>
          <table:table-cell office:value-type="float" office:value="15.35" table:style-name="ce1">
            <text:p>15,35</text:p>
          </table:table-cell>
          <table:table-cell office:value-type="float" office:value="311935" table:style-name="ce1">
            <text:p>311935</text:p>
          </table:table-cell>
          <table:table-cell office:value-type="float" office:value="2494" table:style-name="ce1">
            <text:p>2494</text:p>
          </table:table-cell>
          <table:table-cell office:value-type="float" office:value="175.31" table:style-name="ce1">
            <text:p>175,31</text:p>
          </table:table-cell>
          <table:table-cell office:value-type="float" office:value="0.97" table:style-name="ce2">
            <text:p>0,97</text:p>
          </table:table-cell>
          <table:table-cell office:value-type="float" office:value="2172" table:style-name="ce2">
            <text:p>2172</text:p>
          </table:table-cell>
          <table:table-cell office:value-type="float" office:value="1" table:style-name="ce2">
            <text:p>1</text:p>
          </table:table-cell>
          <table:table-cell office:value-type="float" office:value="200.46" table:style-name="ce1">
            <text:p>200,46</text:p>
          </table:table-cell>
          <table:table-cell office:value-type="float" office:value="30.08" table:style-name="ce1">
            <text:p>30,08</text:p>
          </table:table-cell>
          <table:table-cell office:value-type="float" office:value="45243" table:style-name="ce1">
            <text:p>45243</text:p>
          </table:table-cell>
          <table:table-cell office:value-type="float" office:value="5440" table:style-name="ce1">
            <text:p>5440</text:p>
          </table:table-cell>
          <table:table-cell office:value-type="float" office:value="180.49" table:style-name="ce1">
            <text:p>180,49</text:p>
          </table:table-cell>
          <table:table-cell office:value-type="float" office:value="3.4" table:style-name="ce1">
            <text:p>3,4</text:p>
          </table:table-cell>
          <table:table-cell office:value-type="float" office:value="309243" table:style-name="ce1">
            <text:p>309243</text:p>
          </table:table-cell>
          <table:table-cell office:value-type="float" office:value="383" table:style-name="ce1">
            <text:p>383</text:p>
          </table:table-cell>
          <table:table-cell office:value-type="float" office:value="169.22" table:style-name="ce1">
            <text:p>169,22</text:p>
          </table:table-cell>
          <table:table-cell office:value-type="float" office:value="2.97" table:style-name="ce1">
            <text:p>2,97</text:p>
          </table:table-cell>
          <table:table-cell office:value-type="float" office:value="272633" table:style-name="ce1">
            <text:p>272633</text:p>
          </table:table-cell>
          <table:table-cell office:value-type="float" office:value="304" table:style-name="ce1">
            <text:p>304</text:p>
          </table:table-cell>
          <table:table-cell office:value-type="float" office:value="182.83" table:style-name="ce1">
            <text:p>182,83</text:p>
          </table:table-cell>
          <table:table-cell office:value-type="float" office:value="5.55" table:style-name="ce1">
            <text:p>5,55</text:p>
          </table:table-cell>
          <table:table-cell office:value-type="float" office:value="494053" table:style-name="ce1">
            <text:p>494053</text:p>
          </table:table-cell>
          <table:table-cell office:value-type="float" office:value="1001" table:style-name="ce1">
            <text:p>1001</text:p>
          </table:table-cell>
          <table:table-cell office:value-type="float" office:value="187.91" table:style-name="ce1">
            <text:p>187,91</text:p>
          </table:table-cell>
          <table:table-cell office:value-type="float" office:value="12.29" table:style-name="ce1">
            <text:p>12,29</text:p>
          </table:table-cell>
          <table:table-cell office:value-type="float" office:value="48692" table:style-name="ce1">
            <text:p>48692</text:p>
          </table:table-cell>
          <table:table-cell office:value-type="float" office:value="5486" table:style-name="ce1">
            <text:p>548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62.44999999999999" table:style-name="ce2">
            <text:p>162,45</text:p>
          </table:table-cell>
          <table:table-cell office:value-type="float" office:value="7.05" table:style-name="ce1">
            <text:p>7,05</text:p>
          </table:table-cell>
          <table:table-cell office:value-type="float" office:value="417705" table:style-name="ce1">
            <text:p>417705</text:p>
          </table:table-cell>
          <table:table-cell office:value-type="float" office:value="2890" table:style-name="ce1">
            <text:p>2890</text:p>
          </table:table-cell>
          <table:table-cell office:value-type="float" office:value="162.44999999999999" table:formula="of:=MIN([.$B25];[.$F25];[.$J25];[.$N25];[.$R25];[.$V25];[.$Z25];[.$AD25];[.$AH25];[.$AL25];[.$AP25];[.$AT25];[.$AX25];[.$BB25];[.$BF25])" table:style-name="ce1">
            <text:p>162,45</text:p>
          </table:table-cell>
          <table:table-cell office:value-type="float" office:value="0.97" table:formula="of:=MIN([.$C25];[.$G25];[.$K25];[.$O25];[.$S25];[.$W25];[.$AA25];[.$AE25];[.$AI25];[.$AM25];[.$AQ25];[.$AU25];[.$AY25];[.$BC25];[.$BG25])" table:style-name="ce1">
            <text:p>0,97</text:p>
          </table:table-cell>
          <table:table-cell office:value-type="float" office:value="2172" table:formula="of:=MIN([.$D25];[.$H25];[.$L25];[.$P25];[.$T25];[.$X25];[.$AB25];[.$AF25];[.$AJ25];[.$AN25];[.$AR25];[.$AV25];[.$AZ25];[.$BD25];[.$BH25])" table:style-name="ce1">
            <text:p>2172</text:p>
          </table:table-cell>
          <table:table-cell office:value-type="float" office:value="1" table:formula="of:=MIN([.$E25];[.$I25];[.$M25];[.$Q25];[.$U25];[.$Y25];[.$AC25];[.$AG25];[.$AK25];[.$AO25];[.$AS25];[.$AW25];[.$BA25];[.$BE25];[.$BI25])" table:style-name="ce1">
            <text:p>1</text:p>
          </table:table-cell>
          <table:table-cell office:value-type="float" office:value="182.83" table:formula="of:=MEDIAN([.$B25];[.$F25];[.$J25];[.$N25];[.$R25];[.$V25];[.$Z25];[.$AD25];[.$AH25];[.$AL25];[.$AP25];[.$AT25];[.$AX25];[.$BB25];[.$BF25])" table:style-name="ce1">
            <text:p>182,83</text:p>
          </table:table-cell>
          <table:table-cell office:value-type="float" office:value="7.05" table:formula="of:=MEDIAN([.$C25];[.$G25];[.$K25];[.$O25];[.$S25];[.$W25];[.$AA25];[.$AE25];[.$AI25];[.$AM25];[.$AQ25];[.$AU25];[.$AY25];[.$BC25];[.$BG25])" table:style-name="ce1">
            <text:p>7,05</text:p>
          </table:table-cell>
          <table:table-cell office:value-type="float" office:value="272633" table:formula="of:=MEDIAN([.$D25];[.$H25];[.$L25];[.$P25];[.$T25];[.$X25];[.$AB25];[.$AF25];[.$AJ25];[.$AN25];[.$AR25];[.$AV25];[.$AZ25];[.$BD25];[.$BH25])" table:style-name="ce1">
            <text:p>272633</text:p>
          </table:table-cell>
          <table:table-cell office:value-type="float" office:value="1001" table:formula="of:=MEDIAN([.$E25];[.$I25];[.$M25];[.$Q25];[.$U25];[.$Y25];[.$AC25];[.$AG25];[.$AK25];[.$AO25];[.$AS25];[.$AW25];[.$BA25];[.$BE25];[.$BI25])" table:style-name="ce1">
            <text:p>1001</text:p>
          </table:table-cell>
          <table:table-cell office:value-type="float" office:value="21600" table:formula="of:=MAX([.$B25];[.$F25];[.$J25];[.$N25];[.$R25];[.$V25];[.$Z25];[.$AD25];[.$AH25];[.$AL25];[.$AP25];[.$AT25];[.$AX25];[.$BB25];[.$BF25])" table:style-name="ce1">
            <text:p>21600</text:p>
          </table:table-cell>
          <table:table-cell office:value-type="float" office:value="21600" table:formula="of:=MAX([.$C25];[.$G25];[.$K25];[.$O25];[.$S25];[.$W25];[.$AA25];[.$AE25];[.$AI25];[.$AM25];[.$AQ25];[.$AU25];[.$AY25];[.$BC25];[.$BG25])" table:style-name="ce1">
            <text:p>21600</text:p>
          </table:table-cell>
          <table:table-cell office:value-type="float" office:value="596114" table:formula="of:=MAX([.$D25];[.$H25];[.$L25];[.$P25];[.$T25];[.$X25];[.$AB25];[.$AF25];[.$AJ25];[.$AN25];[.$AR25];[.$AV25];[.$AZ25];[.$BD25];[.$BH25])" table:style-name="ce1">
            <text:p>596114</text:p>
          </table:table-cell>
          <table:table-cell office:value-type="float" office:value="8551" table:formula="of:=MAX([.$E25];[.$I25];[.$M25];[.$Q25];[.$U25];[.$Y25];[.$AC25];[.$AG25];[.$AK25];[.$AO25];[.$AS25];[.$AW25];[.$BA25];[.$BE25];[.$BI25])" table:style-name="ce1">
            <text:p>855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21_a15.lp</text:p>
          </table:table-cell>
          <table:table-cell office:value-type="float" office:value="152.31" table:style-name="ce1">
            <text:p>152,31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259368" table:style-name="ce1">
            <text:p>259368</text:p>
          </table:table-cell>
          <table:table-cell office:value-type="float" office:value="553" table:style-name="ce1">
            <text:p>553</text:p>
          </table:table-cell>
          <table:table-cell office:value-type="float" office:value="148.47999999999999" table:style-name="ce1">
            <text:p>148,48</text:p>
          </table:table-cell>
          <table:table-cell office:value-type="float" office:value="11.5" table:style-name="ce1">
            <text:p>11,5</text:p>
          </table:table-cell>
          <table:table-cell office:value-type="float" office:value="102896" table:style-name="ce1">
            <text:p>102896</text:p>
          </table:table-cell>
          <table:table-cell office:value-type="float" office:value="6728" table:style-name="ce1">
            <text:p>6728</text:p>
          </table:table-cell>
          <table:table-cell office:value-type="float" office:value="141.97999999999999" table:style-name="ce1">
            <text:p>141,98</text:p>
          </table:table-cell>
          <table:table-cell office:value-type="float" office:value="8.19" table:style-name="ce1">
            <text:p>8,19</text:p>
          </table:table-cell>
          <table:table-cell office:value-type="float" office:value="203090" table:style-name="ce1">
            <text:p>203090</text:p>
          </table:table-cell>
          <table:table-cell office:value-type="float" office:value="7801" table:style-name="ce1">
            <text:p>7801</text:p>
          </table:table-cell>
          <table:table-cell office:value-type="float" office:value="158.65" table:style-name="ce1">
            <text:p>158,65</text:p>
          </table:table-cell>
          <table:table-cell office:value-type="float" office:value="10.41" table:style-name="ce1">
            <text:p>10,41</text:p>
          </table:table-cell>
          <table:table-cell office:value-type="float" office:value="57551" table:style-name="ce1">
            <text:p>57551</text:p>
          </table:table-cell>
          <table:table-cell office:value-type="float" office:value="2875" table:style-name="ce1">
            <text:p>2875</text:p>
          </table:table-cell>
          <table:table-cell office:value-type="float" office:value="144.02000000000001" table:style-name="ce1">
            <text:p>144,02</text:p>
          </table:table-cell>
          <table:table-cell office:value-type="float" office:value="8.14" table:style-name="ce1">
            <text:p>8,14</text:p>
          </table:table-cell>
          <table:table-cell office:value-type="float" office:value="244261" table:style-name="ce1">
            <text:p>244261</text:p>
          </table:table-cell>
          <table:table-cell office:value-type="float" office:value="5275" table:style-name="ce1">
            <text:p>5275</text:p>
          </table:table-cell>
          <table:table-cell office:value-type="float" office:value="146.75" table:style-name="ce1">
            <text:p>146,75</text:p>
          </table:table-cell>
          <table:table-cell office:value-type="float" office:value="7.04" table:style-name="ce1">
            <text:p>7,04</text:p>
          </table:table-cell>
          <table:table-cell office:value-type="float" office:value="173994" table:style-name="ce1">
            <text:p>173994</text:p>
          </table:table-cell>
          <table:table-cell office:value-type="float" office:value="2409" table:style-name="ce1">
            <text:p>2409</text:p>
          </table:table-cell>
          <table:table-cell office:value-type="float" office:value="142.15" table:style-name="ce1">
            <text:p>142,15</text:p>
          </table:table-cell>
          <table:table-cell office:value-type="float" office:value="0.72" table:style-name="ce2">
            <text:p>0,72</text:p>
          </table:table-cell>
          <table:table-cell office:value-type="float" office:value="1245" table:style-name="ce1">
            <text:p>1245</text:p>
          </table:table-cell>
          <table:table-cell office:value-type="float" office:value="1" table:style-name="ce2">
            <text:p>1</text:p>
          </table:table-cell>
          <table:table-cell office:value-type="float" office:value="150.06" table:style-name="ce1">
            <text:p>150,06</text:p>
          </table:table-cell>
          <table:table-cell office:value-type="float" office:value="0.75" table:style-name="ce1">
            <text:p>0,75</text:p>
          </table:table-cell>
          <table:table-cell office:value-type="float" office:value="1228" table:style-name="ce2">
            <text:p>1228</text:p>
          </table:table-cell>
          <table:table-cell office:value-type="float" office:value="1" table:style-name="ce2">
            <text:p>1</text:p>
          </table:table-cell>
          <table:table-cell office:value-type="float" office:value="146.21" table:style-name="ce1">
            <text:p>146,21</text:p>
          </table:table-cell>
          <table:table-cell office:value-type="float" office:value="3.23" table:style-name="ce1">
            <text:p>3,23</text:p>
          </table:table-cell>
          <table:table-cell office:value-type="float" office:value="205427" table:style-name="ce1">
            <text:p>205427</text:p>
          </table:table-cell>
          <table:table-cell office:value-type="float" office:value="583" table:style-name="ce1">
            <text:p>583</text:p>
          </table:table-cell>
          <table:table-cell office:value-type="float" office:value="140.51" table:style-name="ce1">
            <text:p>140,51</text:p>
          </table:table-cell>
          <table:table-cell office:value-type="float" office:value="5.51" table:style-name="ce1">
            <text:p>5,51</text:p>
          </table:table-cell>
          <table:table-cell office:value-type="float" office:value="433497" table:style-name="ce1">
            <text:p>433497</text:p>
          </table:table-cell>
          <table:table-cell office:value-type="float" office:value="1642" table:style-name="ce1">
            <text:p>1642</text:p>
          </table:table-cell>
          <table:table-cell office:value-type="float" office:value="138.71" table:style-name="ce2">
            <text:p>138,71</text:p>
          </table:table-cell>
          <table:table-cell office:value-type="float" office:value="3.77" table:style-name="ce1">
            <text:p>3,77</text:p>
          </table:table-cell>
          <table:table-cell office:value-type="float" office:value="246586" table:style-name="ce1">
            <text:p>246586</text:p>
          </table:table-cell>
          <table:table-cell office:value-type="float" office:value="1097" table:style-name="ce1">
            <text:p>1097</text:p>
          </table:table-cell>
          <table:table-cell office:value-type="float" office:value="14955.75" table:style-name="ce1">
            <text:p>14955,75</text:p>
          </table:table-cell>
          <table:table-cell office:value-type="float" office:value="14813.8" table:style-name="ce1">
            <text:p>14813,8</text:p>
          </table:table-cell>
          <table:table-cell office:value-type="float" office:value="68814658" table:style-name="ce3">
            <text:p>68814658</text:p>
          </table:table-cell>
          <table:table-cell office:value-type="float" office:value="12580542" table:style-name="ce3">
            <text:p>1258054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41.21" table:style-name="ce1">
            <text:p>141,21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186102" table:style-name="ce1">
            <text:p>186102</text:p>
          </table:table-cell>
          <table:table-cell office:value-type="float" office:value="669" table:style-name="ce1">
            <text:p>669</text:p>
          </table:table-cell>
          <table:table-cell office:value-type="float" office:value="138.71" table:formula="of:=MIN([.$B26];[.$F26];[.$J26];[.$N26];[.$R26];[.$V26];[.$Z26];[.$AD26];[.$AH26];[.$AL26];[.$AP26];[.$AT26];[.$AX26];[.$BB26];[.$BF26])" table:style-name="ce1">
            <text:p>138,71</text:p>
          </table:table-cell>
          <table:table-cell office:value-type="float" office:value="0.72" table:formula="of:=MIN([.$C26];[.$G26];[.$K26];[.$O26];[.$S26];[.$W26];[.$AA26];[.$AE26];[.$AI26];[.$AM26];[.$AQ26];[.$AU26];[.$AY26];[.$BC26];[.$BG26])" table:style-name="ce1">
            <text:p>0,72</text:p>
          </table:table-cell>
          <table:table-cell office:value-type="float" office:value="1228" table:formula="of:=MIN([.$D26];[.$H26];[.$L26];[.$P26];[.$T26];[.$X26];[.$AB26];[.$AF26];[.$AJ26];[.$AN26];[.$AR26];[.$AV26];[.$AZ26];[.$BD26];[.$BH26])" table:style-name="ce1">
            <text:p>1228</text:p>
          </table:table-cell>
          <table:table-cell office:value-type="float" office:value="1" table:formula="of:=MIN([.$E26];[.$I26];[.$M26];[.$Q26];[.$U26];[.$Y26];[.$AC26];[.$AG26];[.$AK26];[.$AO26];[.$AS26];[.$AW26];[.$BA26];[.$BE26];[.$BI26])" table:style-name="ce1">
            <text:p>1</text:p>
          </table:table-cell>
          <table:table-cell office:value-type="float" office:value="146.75" table:formula="of:=MEDIAN([.$B26];[.$F26];[.$J26];[.$N26];[.$R26];[.$V26];[.$Z26];[.$AD26];[.$AH26];[.$AL26];[.$AP26];[.$AT26];[.$AX26];[.$BB26];[.$BF26])" table:style-name="ce1">
            <text:p>146,75</text:p>
          </table:table-cell>
          <table:table-cell office:value-type="float" office:value="7.04" table:formula="of:=MEDIAN([.$C26];[.$G26];[.$K26];[.$O26];[.$S26];[.$W26];[.$AA26];[.$AE26];[.$AI26];[.$AM26];[.$AQ26];[.$AU26];[.$AY26];[.$BC26];[.$BG26])" table:style-name="ce1">
            <text:p>7,04</text:p>
          </table:table-cell>
          <table:table-cell office:value-type="float" office:value="203090" table:formula="of:=MEDIAN([.$D26];[.$H26];[.$L26];[.$P26];[.$T26];[.$X26];[.$AB26];[.$AF26];[.$AJ26];[.$AN26];[.$AR26];[.$AV26];[.$AZ26];[.$BD26];[.$BH26])" table:style-name="ce1">
            <text:p>203090</text:p>
          </table:table-cell>
          <table:table-cell office:value-type="float" office:value="1642" table:formula="of:=MEDIAN([.$E26];[.$I26];[.$M26];[.$Q26];[.$U26];[.$Y26];[.$AC26];[.$AG26];[.$AK26];[.$AO26];[.$AS26];[.$AW26];[.$BA26];[.$BE26];[.$BI26])" table:style-name="ce1">
            <text:p>1642</text:p>
          </table:table-cell>
          <table:table-cell office:value-type="float" office:value="21600" table:formula="of:=MAX([.$B26];[.$F26];[.$J26];[.$N26];[.$R26];[.$V26];[.$Z26];[.$AD26];[.$AH26];[.$AL26];[.$AP26];[.$AT26];[.$AX26];[.$BB26];[.$BF26])" table:style-name="ce1">
            <text:p>21600</text:p>
          </table:table-cell>
          <table:table-cell office:value-type="float" office:value="21600" table:formula="of:=MAX([.$C26];[.$G26];[.$K26];[.$O26];[.$S26];[.$W26];[.$AA26];[.$AE26];[.$AI26];[.$AM26];[.$AQ26];[.$AU26];[.$AY26];[.$BC26];[.$BG26])" table:style-name="ce1">
            <text:p>21600</text:p>
          </table:table-cell>
          <table:table-cell office:value-type="float" office:value="68814658" table:formula="of:=MAX([.$D26];[.$H26];[.$L26];[.$P26];[.$T26];[.$X26];[.$AB26];[.$AF26];[.$AJ26];[.$AN26];[.$AR26];[.$AV26];[.$AZ26];[.$BD26];[.$BH26])" table:style-name="ce1">
            <text:p>68814658</text:p>
          </table:table-cell>
          <table:table-cell office:value-type="float" office:value="12580542" table:formula="of:=MAX([.$E26];[.$I26];[.$M26];[.$Q26];[.$U26];[.$Y26];[.$AC26];[.$AG26];[.$AK26];[.$AO26];[.$AS26];[.$AW26];[.$BA26];[.$BE26];[.$BI26])" table:style-name="ce1">
            <text:p>1258054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maze_s21_a20.lp</text:p>
          </table:table-cell>
          <table:table-cell office:value-type="float" office:value="169.8" table:style-name="ce2">
            <text:p>169,8</text:p>
          </table:table-cell>
          <table:table-cell office:value-type="float" office:value="1.37" table:style-name="ce1">
            <text:p>1,37</text:p>
          </table:table-cell>
          <table:table-cell office:value-type="float" office:value="90523" table:style-name="ce1">
            <text:p>90523</text:p>
          </table:table-cell>
          <table:table-cell office:value-type="float" office:value="182" table:style-name="ce1">
            <text:p>182</text:p>
          </table:table-cell>
          <table:table-cell office:value-type="float" office:value="176.81" table:style-name="ce1">
            <text:p>176,81</text:p>
          </table:table-cell>
          <table:table-cell office:value-type="float" office:value="2.62" table:style-name="ce1">
            <text:p>2,62</text:p>
          </table:table-cell>
          <table:table-cell office:value-type="float" office:value="24808" table:style-name="ce1">
            <text:p>24808</text:p>
          </table:table-cell>
          <table:table-cell office:value-type="float" office:value="256" table:style-name="ce1">
            <text:p>256</text:p>
          </table:table-cell>
          <table:table-cell office:value-type="float" office:value="182.31" table:style-name="ce1">
            <text:p>182,31</text:p>
          </table:table-cell>
          <table:table-cell office:value-type="float" office:value="3.02" table:style-name="ce1">
            <text:p>3,02</text:p>
          </table:table-cell>
          <table:table-cell office:value-type="float" office:value="166208" table:style-name="ce1">
            <text:p>166208</text:p>
          </table:table-cell>
          <table:table-cell office:value-type="float" office:value="1353" table:style-name="ce1">
            <text:p>1353</text:p>
          </table:table-cell>
          <table:table-cell office:value-type="float" office:value="180.55" table:style-name="ce1">
            <text:p>180,55</text:p>
          </table:table-cell>
          <table:table-cell office:value-type="float" office:value="1.73" table:style-name="ce1">
            <text:p>1,73</text:p>
          </table:table-cell>
          <table:table-cell office:value-type="float" office:value="8859" table:style-name="ce1">
            <text:p>8859</text:p>
          </table:table-cell>
          <table:table-cell office:value-type="float" office:value="200" table:style-name="ce1">
            <text:p>200</text:p>
          </table:table-cell>
          <table:table-cell office:value-type="float" office:value="183.48" table:style-name="ce1">
            <text:p>183,48</text:p>
          </table:table-cell>
          <table:table-cell office:value-type="float" office:value="2.79" table:style-name="ce1">
            <text:p>2,79</text:p>
          </table:table-cell>
          <table:table-cell office:value-type="float" office:value="411610" table:style-name="ce3">
            <text:p>411610</text:p>
          </table:table-cell>
          <table:table-cell office:value-type="float" office:value="192" table:style-name="ce1">
            <text:p>192</text:p>
          </table:table-cell>
          <table:table-cell office:value-type="float" office:value="183.82" table:style-name="ce1">
            <text:p>183,82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225376" table:style-name="ce1">
            <text:p>225376</text:p>
          </table:table-cell>
          <table:table-cell office:value-type="float" office:value="3987" table:style-name="ce1">
            <text:p>3987</text:p>
          </table:table-cell>
          <table:table-cell office:value-type="float" office:value="188.36" table:style-name="ce1">
            <text:p>188,36</text:p>
          </table:table-cell>
          <table:table-cell office:value-type="float" office:value="0.65" table:style-name="ce2">
            <text:p>0,65</text:p>
          </table:table-cell>
          <table:table-cell office:value-type="float" office:value="1102" table:style-name="ce1">
            <text:p>1102</text:p>
          </table:table-cell>
          <table:table-cell office:value-type="float" office:value="4" table:style-name="ce1">
            <text:p>4</text:p>
          </table:table-cell>
          <table:table-cell office:value-type="float" office:value="190.15" table:style-name="ce1">
            <text:p>190,15</text:p>
          </table:table-cell>
          <table:table-cell office:value-type="float" office:value="0.65" table:style-name="ce2">
            <text:p>0,65</text:p>
          </table:table-cell>
          <table:table-cell office:value-type="float" office:value="1078" table:style-name="ce2">
            <text:p>1078</text:p>
          </table:table-cell>
          <table:table-cell office:value-type="float" office:value="3" table:style-name="ce2">
            <text:p>3</text:p>
          </table:table-cell>
          <table:table-cell office:value-type="float" office:value="197.85" table:style-name="ce1">
            <text:p>197,85</text:p>
          </table:table-cell>
          <table:table-cell office:value-type="float" office:value="3.33" table:style-name="ce1">
            <text:p>3,33</text:p>
          </table:table-cell>
          <table:table-cell office:value-type="float" office:value="318694" table:style-name="ce1">
            <text:p>318694</text:p>
          </table:table-cell>
          <table:table-cell office:value-type="float" office:value="709" table:style-name="ce1">
            <text:p>709</text:p>
          </table:table-cell>
          <table:table-cell office:value-type="float" office:value="176" table:style-name="ce1">
            <text:p>176</text:p>
          </table:table-cell>
          <table:table-cell office:value-type="float" office:value="0.88" table:style-name="ce1">
            <text:p>0,88</text:p>
          </table:table-cell>
          <table:table-cell office:value-type="float" office:value="60122" table:style-name="ce1">
            <text:p>60122</text:p>
          </table:table-cell>
          <table:table-cell office:value-type="float" office:value="92" table:style-name="ce1">
            <text:p>92</text:p>
          </table:table-cell>
          <table:table-cell office:value-type="float" office:value="180.73" table:style-name="ce1">
            <text:p>180,73</text:p>
          </table:table-cell>
          <table:table-cell office:value-type="float" office:value="0.89" table:style-name="ce1">
            <text:p>0,89</text:p>
          </table:table-cell>
          <table:table-cell office:value-type="float" office:value="60644" table:style-name="ce1">
            <text:p>60644</text:p>
          </table:table-cell>
          <table:table-cell office:value-type="float" office:value="75" table:style-name="ce1">
            <text:p>75</text:p>
          </table:table-cell>
          <table:table-cell office:value-type="float" office:value="197.66" table:style-name="ce1">
            <text:p>197,66</text:p>
          </table:table-cell>
          <table:table-cell office:value-type="float" office:value="12.83" table:style-name="ce1">
            <text:p>12,83</text:p>
          </table:table-cell>
          <table:table-cell office:value-type="float" office:value="48194" table:style-name="ce1">
            <text:p>48194</text:p>
          </table:table-cell>
          <table:table-cell office:value-type="float" office:value="10652" table:style-name="ce3">
            <text:p>1065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79" table:style-name="ce1">
            <text:p>179</text:p>
          </table:table-cell>
          <table:table-cell office:value-type="float" office:value="3.05" table:style-name="ce1">
            <text:p>3,05</text:p>
          </table:table-cell>
          <table:table-cell office:value-type="float" office:value="278913" table:style-name="ce1">
            <text:p>278913</text:p>
          </table:table-cell>
          <table:table-cell office:value-type="float" office:value="717" table:style-name="ce1">
            <text:p>717</text:p>
          </table:table-cell>
          <table:table-cell office:value-type="float" office:value="169.8" table:formula="of:=MIN([.$B27];[.$F27];[.$J27];[.$N27];[.$R27];[.$V27];[.$Z27];[.$AD27];[.$AH27];[.$AL27];[.$AP27];[.$AT27];[.$AX27];[.$BB27];[.$BF27])" table:style-name="ce1">
            <text:p>169,8</text:p>
          </table:table-cell>
          <table:table-cell office:value-type="float" office:value="0.65" table:formula="of:=MIN([.$C27];[.$G27];[.$K27];[.$O27];[.$S27];[.$W27];[.$AA27];[.$AE27];[.$AI27];[.$AM27];[.$AQ27];[.$AU27];[.$AY27];[.$BC27];[.$BG27])" table:style-name="ce1">
            <text:p>0,65</text:p>
          </table:table-cell>
          <table:table-cell office:value-type="float" office:value="1078" table:formula="of:=MIN([.$D27];[.$H27];[.$L27];[.$P27];[.$T27];[.$X27];[.$AB27];[.$AF27];[.$AJ27];[.$AN27];[.$AR27];[.$AV27];[.$AZ27];[.$BD27];[.$BH27])" table:style-name="ce1">
            <text:p>1078</text:p>
          </table:table-cell>
          <table:table-cell office:value-type="float" office:value="3" table:formula="of:=MIN([.$E27];[.$I27];[.$M27];[.$Q27];[.$U27];[.$Y27];[.$AC27];[.$AG27];[.$AK27];[.$AO27];[.$AS27];[.$AW27];[.$BA27];[.$BE27];[.$BI27])" table:style-name="ce1">
            <text:p>3</text:p>
          </table:table-cell>
          <table:table-cell office:value-type="float" office:value="183.48" table:formula="of:=MEDIAN([.$B27];[.$F27];[.$J27];[.$N27];[.$R27];[.$V27];[.$Z27];[.$AD27];[.$AH27];[.$AL27];[.$AP27];[.$AT27];[.$AX27];[.$BB27];[.$BF27])" table:style-name="ce1">
            <text:p>183,48</text:p>
          </table:table-cell>
          <table:table-cell office:value-type="float" office:value="2.79" table:formula="of:=MEDIAN([.$C27];[.$G27];[.$K27];[.$O27];[.$S27];[.$W27];[.$AA27];[.$AE27];[.$AI27];[.$AM27];[.$AQ27];[.$AU27];[.$AY27];[.$BC27];[.$BG27])" table:style-name="ce1">
            <text:p>2,79</text:p>
          </table:table-cell>
          <table:table-cell office:value-type="float" office:value="60644" table:formula="of:=MEDIAN([.$D27];[.$H27];[.$L27];[.$P27];[.$T27];[.$X27];[.$AB27];[.$AF27];[.$AJ27];[.$AN27];[.$AR27];[.$AV27];[.$AZ27];[.$BD27];[.$BH27])" table:style-name="ce1">
            <text:p>60644</text:p>
          </table:table-cell>
          <table:table-cell office:value-type="float" office:value="200" table:formula="of:=MEDIAN([.$E27];[.$I27];[.$M27];[.$Q27];[.$U27];[.$Y27];[.$AC27];[.$AG27];[.$AK27];[.$AO27];[.$AS27];[.$AW27];[.$BA27];[.$BE27];[.$BI27])" table:style-name="ce1">
            <text:p>200</text:p>
          </table:table-cell>
          <table:table-cell office:value-type="float" office:value="21600" table:formula="of:=MAX([.$B27];[.$F27];[.$J27];[.$N27];[.$R27];[.$V27];[.$Z27];[.$AD27];[.$AH27];[.$AL27];[.$AP27];[.$AT27];[.$AX27];[.$BB27];[.$BF27])" table:style-name="ce1">
            <text:p>21600</text:p>
          </table:table-cell>
          <table:table-cell office:value-type="float" office:value="21600" table:formula="of:=MAX([.$C27];[.$G27];[.$K27];[.$O27];[.$S27];[.$W27];[.$AA27];[.$AE27];[.$AI27];[.$AM27];[.$AQ27];[.$AU27];[.$AY27];[.$BC27];[.$BG27])" table:style-name="ce1">
            <text:p>21600</text:p>
          </table:table-cell>
          <table:table-cell office:value-type="float" office:value="411610" table:formula="of:=MAX([.$D27];[.$H27];[.$L27];[.$P27];[.$T27];[.$X27];[.$AB27];[.$AF27];[.$AJ27];[.$AN27];[.$AR27];[.$AV27];[.$AZ27];[.$BD27];[.$BH27])" table:style-name="ce1">
            <text:p>411610</text:p>
          </table:table-cell>
          <table:table-cell office:value-type="float" office:value="10652" table:formula="of:=MAX([.$E27];[.$I27];[.$M27];[.$Q27];[.$U27];[.$Y27];[.$AC27];[.$AG27];[.$AK27];[.$AO27];[.$AS27];[.$AW27];[.$BA27];[.$BE27];[.$BI27])" table:style-name="ce1">
            <text:p>1065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0_a15_c50.lp</text:p>
          </table:table-cell>
          <table:table-cell office:value-type="float" office:value="4.42" table:style-name="ce2">
            <text:p>4,42</text:p>
          </table:table-cell>
          <table:table-cell office:value-type="float" office:value="3.12" table:style-name="ce2">
            <text:p>3,12</text:p>
          </table:table-cell>
          <table:table-cell office:value-type="float" office:value="23172" table:style-name="ce2">
            <text:p>23172</text:p>
          </table:table-cell>
          <table:table-cell office:value-type="float" office:value="9594" table:style-name="ce2">
            <text:p>9594</text:p>
          </table:table-cell>
          <table:table-cell office:value-type="float" office:value="7.09" table:style-name="ce1">
            <text:p>7,09</text:p>
          </table:table-cell>
          <table:table-cell office:value-type="float" office:value="5.82" table:style-name="ce1">
            <text:p>5,82</text:p>
          </table:table-cell>
          <table:table-cell office:value-type="float" office:value="50884" table:style-name="ce1">
            <text:p>50884</text:p>
          </table:table-cell>
          <table:table-cell office:value-type="float" office:value="21817" table:style-name="ce1">
            <text:p>21817</text:p>
          </table:table-cell>
          <table:table-cell office:value-type="float" office:value="17.93" table:style-name="ce1">
            <text:p>17,93</text:p>
          </table:table-cell>
          <table:table-cell office:value-type="float" office:value="16.72" table:style-name="ce1">
            <text:p>16,72</text:p>
          </table:table-cell>
          <table:table-cell office:value-type="float" office:value="105662" table:style-name="ce1">
            <text:p>105662</text:p>
          </table:table-cell>
          <table:table-cell office:value-type="float" office:value="62819" table:style-name="ce1">
            <text:p>62819</text:p>
          </table:table-cell>
          <table:table-cell office:value-type="float" office:value="8.1" table:style-name="ce1">
            <text:p>8,1</text:p>
          </table:table-cell>
          <table:table-cell office:value-type="float" office:value="6.89" table:style-name="ce1">
            <text:p>6,89</text:p>
          </table:table-cell>
          <table:table-cell office:value-type="float" office:value="33902" table:style-name="ce1">
            <text:p>33902</text:p>
          </table:table-cell>
          <table:table-cell office:value-type="float" office:value="23287" table:style-name="ce1">
            <text:p>23287</text:p>
          </table:table-cell>
          <table:table-cell office:value-type="float" office:value="12.34" table:style-name="ce1">
            <text:p>12,34</text:p>
          </table:table-cell>
          <table:table-cell office:value-type="float" office:value="11.3" table:style-name="ce1">
            <text:p>11,3</text:p>
          </table:table-cell>
          <table:table-cell office:value-type="float" office:value="92421" table:style-name="ce1">
            <text:p>92421</text:p>
          </table:table-cell>
          <table:table-cell office:value-type="float" office:value="49421" table:style-name="ce1">
            <text:p>49421</text:p>
          </table:table-cell>
          <table:table-cell office:value-type="float" office:value="20.23" table:style-name="ce1">
            <text:p>20,23</text:p>
          </table:table-cell>
          <table:table-cell office:value-type="float" office:value="19" table:style-name="ce1">
            <text:p>19</text:p>
          </table:table-cell>
          <table:table-cell office:value-type="float" office:value="97963" table:style-name="ce1">
            <text:p>97963</text:p>
          </table:table-cell>
          <table:table-cell office:value-type="float" office:value="73840" table:style-name="ce1">
            <text:p>73840</text:p>
          </table:table-cell>
          <table:table-cell office:value-type="float" office:value="9.91" table:style-name="ce1">
            <text:p>9,91</text:p>
          </table:table-cell>
          <table:table-cell office:value-type="float" office:value="8.59" table:style-name="ce1">
            <text:p>8,59</text:p>
          </table:table-cell>
          <table:table-cell office:value-type="float" office:value="44086" table:style-name="ce1">
            <text:p>44086</text:p>
          </table:table-cell>
          <table:table-cell office:value-type="float" office:value="30942" table:style-name="ce1">
            <text:p>30942</text:p>
          </table:table-cell>
          <table:table-cell office:value-type="float" office:value="32.57" table:style-name="ce1">
            <text:p>32,57</text:p>
          </table:table-cell>
          <table:table-cell office:value-type="float" office:value="31.29" table:style-name="ce1">
            <text:p>31,29</text:p>
          </table:table-cell>
          <table:table-cell office:value-type="float" office:value="125422" table:style-name="ce1">
            <text:p>125422</text:p>
          </table:table-cell>
          <table:table-cell office:value-type="float" office:value="96492" table:style-name="ce1">
            <text:p>96492</text:p>
          </table:table-cell>
          <table:table-cell office:value-type="float" office:value="9.16" table:style-name="ce1">
            <text:p>9,16</text:p>
          </table:table-cell>
          <table:table-cell office:value-type="float" office:value="7.86" table:style-name="ce1">
            <text:p>7,86</text:p>
          </table:table-cell>
          <table:table-cell office:value-type="float" office:value="41117" table:style-name="ce1">
            <text:p>41117</text:p>
          </table:table-cell>
          <table:table-cell office:value-type="float" office:value="27497" table:style-name="ce1">
            <text:p>27497</text:p>
          </table:table-cell>
          <table:table-cell office:value-type="float" office:value="26.88" table:style-name="ce1">
            <text:p>26,88</text:p>
          </table:table-cell>
          <table:table-cell office:value-type="float" office:value="25.57" table:style-name="ce1">
            <text:p>25,57</text:p>
          </table:table-cell>
          <table:table-cell office:value-type="float" office:value="161575" table:style-name="ce1">
            <text:p>161575</text:p>
          </table:table-cell>
          <table:table-cell office:value-type="float" office:value="85681" table:style-name="ce1">
            <text:p>85681</text:p>
          </table:table-cell>
          <table:table-cell office:value-type="float" office:value="27.17" table:style-name="ce1">
            <text:p>27,17</text:p>
          </table:table-cell>
          <table:table-cell office:value-type="float" office:value="25.97" table:style-name="ce1">
            <text:p>25,97</text:p>
          </table:table-cell>
          <table:table-cell office:value-type="float" office:value="175320" table:style-name="ce1">
            <text:p>175320</text:p>
          </table:table-cell>
          <table:table-cell office:value-type="float" office:value="96674" table:style-name="ce1">
            <text:p>96674</text:p>
          </table:table-cell>
          <table:table-cell office:value-type="float" office:value="102.14" table:style-name="ce3">
            <text:p>102,14</text:p>
          </table:table-cell>
          <table:table-cell office:value-type="float" office:value="100.86" table:style-name="ce3">
            <text:p>100,86</text:p>
          </table:table-cell>
          <table:table-cell office:value-type="float" office:value="1474584" table:style-name="ce3">
            <text:p>1474584</text:p>
          </table:table-cell>
          <table:table-cell office:value-type="float" office:value="179044" table:style-name="ce3">
            <text:p>179044</text:p>
          </table:table-cell>
          <table:table-cell office:value-type="float" office:value="13.04" table:style-name="ce1">
            <text:p>13,04</text:p>
          </table:table-cell>
          <table:table-cell office:value-type="float" office:value="9.27" table:style-name="ce1">
            <text:p>9,27</text:p>
          </table:table-cell>
          <table:table-cell office:value-type="float" office:value="59121" table:style-name="ce1">
            <text:p>59121</text:p>
          </table:table-cell>
          <table:table-cell office:value-type="float" office:value="23332" table:style-name="ce1">
            <text:p>23332</text:p>
          </table:table-cell>
          <table:table-cell office:value-type="float" office:value="32.93" table:style-name="ce1">
            <text:p>32,93</text:p>
          </table:table-cell>
          <table:table-cell office:value-type="float" office:value="28.14" table:style-name="ce1">
            <text:p>28,14</text:p>
          </table:table-cell>
          <table:table-cell office:value-type="float" office:value="1260653" table:style-name="ce1">
            <text:p>1260653</text:p>
          </table:table-cell>
          <table:table-cell office:value-type="float" office:value="59226" table:style-name="ce1">
            <text:p>59226</text:p>
          </table:table-cell>
          <table:table-cell office:value-type="float" office:value="19.88" table:style-name="ce1">
            <text:p>19,88</text:p>
          </table:table-cell>
          <table:table-cell office:value-type="float" office:value="18.68" table:style-name="ce1">
            <text:p>18,68</text:p>
          </table:table-cell>
          <table:table-cell office:value-type="float" office:value="113851" table:style-name="ce1">
            <text:p>113851</text:p>
          </table:table-cell>
          <table:table-cell office:value-type="float" office:value="62722" table:style-name="ce1">
            <text:p>62722</text:p>
          </table:table-cell>
          <table:table-cell office:value-type="float" office:value="4.42" table:formula="of:=MIN([.$B28];[.$F28];[.$J28];[.$N28];[.$R28];[.$V28];[.$Z28];[.$AD28];[.$AH28];[.$AL28];[.$AP28];[.$AT28];[.$AX28];[.$BB28];[.$BF28])" table:style-name="ce1">
            <text:p>4,42</text:p>
          </table:table-cell>
          <table:table-cell office:value-type="float" office:value="3.12" table:formula="of:=MIN([.$C28];[.$G28];[.$K28];[.$O28];[.$S28];[.$W28];[.$AA28];[.$AE28];[.$AI28];[.$AM28];[.$AQ28];[.$AU28];[.$AY28];[.$BC28];[.$BG28])" table:style-name="ce1">
            <text:p>3,12</text:p>
          </table:table-cell>
          <table:table-cell office:value-type="float" office:value="23172" table:formula="of:=MIN([.$D28];[.$H28];[.$L28];[.$P28];[.$T28];[.$X28];[.$AB28];[.$AF28];[.$AJ28];[.$AN28];[.$AR28];[.$AV28];[.$AZ28];[.$BD28];[.$BH28])" table:style-name="ce1">
            <text:p>23172</text:p>
          </table:table-cell>
          <table:table-cell office:value-type="float" office:value="9594" table:formula="of:=MIN([.$E28];[.$I28];[.$M28];[.$Q28];[.$U28];[.$Y28];[.$AC28];[.$AG28];[.$AK28];[.$AO28];[.$AS28];[.$AW28];[.$BA28];[.$BE28];[.$BI28])" table:style-name="ce1">
            <text:p>9594</text:p>
          </table:table-cell>
          <table:table-cell office:value-type="float" office:value="17.93" table:formula="of:=MEDIAN([.$B28];[.$F28];[.$J28];[.$N28];[.$R28];[.$V28];[.$Z28];[.$AD28];[.$AH28];[.$AL28];[.$AP28];[.$AT28];[.$AX28];[.$BB28];[.$BF28])" table:style-name="ce1">
            <text:p>17,93</text:p>
          </table:table-cell>
          <table:table-cell office:value-type="float" office:value="16.72" table:formula="of:=MEDIAN([.$C28];[.$G28];[.$K28];[.$O28];[.$S28];[.$W28];[.$AA28];[.$AE28];[.$AI28];[.$AM28];[.$AQ28];[.$AU28];[.$AY28];[.$BC28];[.$BG28])" table:style-name="ce1">
            <text:p>16,72</text:p>
          </table:table-cell>
          <table:table-cell office:value-type="float" office:value="97963" table:formula="of:=MEDIAN([.$D28];[.$H28];[.$L28];[.$P28];[.$T28];[.$X28];[.$AB28];[.$AF28];[.$AJ28];[.$AN28];[.$AR28];[.$AV28];[.$AZ28];[.$BD28];[.$BH28])" table:style-name="ce1">
            <text:p>97963</text:p>
          </table:table-cell>
          <table:table-cell office:value-type="float" office:value="59226" table:formula="of:=MEDIAN([.$E28];[.$I28];[.$M28];[.$Q28];[.$U28];[.$Y28];[.$AC28];[.$AG28];[.$AK28];[.$AO28];[.$AS28];[.$AW28];[.$BA28];[.$BE28];[.$BI28])" table:style-name="ce1">
            <text:p>59226</text:p>
          </table:table-cell>
          <table:table-cell office:value-type="float" office:value="102.14" table:formula="of:=MAX([.$B28];[.$F28];[.$J28];[.$N28];[.$R28];[.$V28];[.$Z28];[.$AD28];[.$AH28];[.$AL28];[.$AP28];[.$AT28];[.$AX28];[.$BB28];[.$BF28])" table:style-name="ce1">
            <text:p>102,14</text:p>
          </table:table-cell>
          <table:table-cell office:value-type="float" office:value="100.86" table:formula="of:=MAX([.$C28];[.$G28];[.$K28];[.$O28];[.$S28];[.$W28];[.$AA28];[.$AE28];[.$AI28];[.$AM28];[.$AQ28];[.$AU28];[.$AY28];[.$BC28];[.$BG28])" table:style-name="ce1">
            <text:p>100,86</text:p>
          </table:table-cell>
          <table:table-cell office:value-type="float" office:value="1474584" table:formula="of:=MAX([.$D28];[.$H28];[.$L28];[.$P28];[.$T28];[.$X28];[.$AB28];[.$AF28];[.$AJ28];[.$AN28];[.$AR28];[.$AV28];[.$AZ28];[.$BD28];[.$BH28])" table:style-name="ce1">
            <text:p>1474584</text:p>
          </table:table-cell>
          <table:table-cell office:value-type="float" office:value="179044" table:formula="of:=MAX([.$E28];[.$I28];[.$M28];[.$Q28];[.$U28];[.$Y28];[.$AC28];[.$AG28];[.$AK28];[.$AO28];[.$AS28];[.$AW28];[.$BA28];[.$BE28];[.$BI28])" table:style-name="ce1">
            <text:p>17904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0_a20_c55.lp</text:p>
          </table:table-cell>
          <table:table-cell office:value-type="float" office:value="6.99" table:style-name="ce1">
            <text:p>6,99</text:p>
          </table:table-cell>
          <table:table-cell office:value-type="float" office:value="5.73" table:style-name="ce1">
            <text:p>5,73</text:p>
          </table:table-cell>
          <table:table-cell office:value-type="float" office:value="52981" table:style-name="ce1">
            <text:p>52981</text:p>
          </table:table-cell>
          <table:table-cell office:value-type="float" office:value="19372" table:style-name="ce1">
            <text:p>19372</text:p>
          </table:table-cell>
          <table:table-cell office:value-type="float" office:value="14.73" table:style-name="ce1">
            <text:p>14,73</text:p>
          </table:table-cell>
          <table:table-cell office:value-type="float" office:value="13.41" table:style-name="ce1">
            <text:p>13,41</text:p>
          </table:table-cell>
          <table:table-cell office:value-type="float" office:value="103760" table:style-name="ce1">
            <text:p>103760</text:p>
          </table:table-cell>
          <table:table-cell office:value-type="float" office:value="41433" table:style-name="ce1">
            <text:p>41433</text:p>
          </table:table-cell>
          <table:table-cell office:value-type="float" office:value="6.7" table:style-name="ce2">
            <text:p>6,7</text:p>
          </table:table-cell>
          <table:table-cell office:value-type="float" office:value="5.37" table:style-name="ce2">
            <text:p>5,37</text:p>
          </table:table-cell>
          <table:table-cell office:value-type="float" office:value="45635" table:style-name="ce1">
            <text:p>45635</text:p>
          </table:table-cell>
          <table:table-cell office:value-type="float" office:value="19000" table:style-name="ce2">
            <text:p>19000</text:p>
          </table:table-cell>
          <table:table-cell office:value-type="float" office:value="7.24" table:style-name="ce1">
            <text:p>7,24</text:p>
          </table:table-cell>
          <table:table-cell office:value-type="float" office:value="5.97" table:style-name="ce1">
            <text:p>5,97</text:p>
          </table:table-cell>
          <table:table-cell office:value-type="float" office:value="52073" table:style-name="ce1">
            <text:p>52073</text:p>
          </table:table-cell>
          <table:table-cell office:value-type="float" office:value="20874" table:style-name="ce1">
            <text:p>20874</text:p>
          </table:table-cell>
          <table:table-cell office:value-type="float" office:value="49.11" table:style-name="ce1">
            <text:p>49,11</text:p>
          </table:table-cell>
          <table:table-cell office:value-type="float" office:value="47.84" table:style-name="ce1">
            <text:p>47,84</text:p>
          </table:table-cell>
          <table:table-cell office:value-type="float" office:value="263523" table:style-name="ce1">
            <text:p>263523</text:p>
          </table:table-cell>
          <table:table-cell office:value-type="float" office:value="116693" table:style-name="ce1">
            <text:p>116693</text:p>
          </table:table-cell>
          <table:table-cell office:value-type="float" office:value="9.64" table:style-name="ce1">
            <text:p>9,64</text:p>
          </table:table-cell>
          <table:table-cell office:value-type="float" office:value="8.36" table:style-name="ce1">
            <text:p>8,36</text:p>
          </table:table-cell>
          <table:table-cell office:value-type="float" office:value="34749" table:style-name="ce2">
            <text:p>34749</text:p>
          </table:table-cell>
          <table:table-cell office:value-type="float" office:value="26894" table:style-name="ce1">
            <text:p>26894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34.01" table:style-name="ce1">
            <text:p>34,01</text:p>
          </table:table-cell>
          <table:table-cell office:value-type="float" office:value="116784" table:style-name="ce1">
            <text:p>116784</text:p>
          </table:table-cell>
          <table:table-cell office:value-type="float" office:value="96751" table:style-name="ce1">
            <text:p>96751</text:p>
          </table:table-cell>
          <table:table-cell office:value-type="float" office:value="16.38" table:style-name="ce1">
            <text:p>16,38</text:p>
          </table:table-cell>
          <table:table-cell office:value-type="float" office:value="15.02" table:style-name="ce1">
            <text:p>15,02</text:p>
          </table:table-cell>
          <table:table-cell office:value-type="float" office:value="59637" table:style-name="ce1">
            <text:p>59637</text:p>
          </table:table-cell>
          <table:table-cell office:value-type="float" office:value="47721" table:style-name="ce1">
            <text:p>47721</text:p>
          </table:table-cell>
          <table:table-cell office:value-type="float" office:value="61" table:style-name="ce1">
            <text:p>61</text:p>
          </table:table-cell>
          <table:table-cell office:value-type="float" office:value="59.67" table:style-name="ce1">
            <text:p>59,67</text:p>
          </table:table-cell>
          <table:table-cell office:value-type="float" office:value="268708" table:style-name="ce1">
            <text:p>268708</text:p>
          </table:table-cell>
          <table:table-cell office:value-type="float" office:value="148585" table:style-name="ce1">
            <text:p>148585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6.93" table:style-name="ce1">
            <text:p>6,93</text:p>
          </table:table-cell>
          <table:table-cell office:value-type="float" office:value="46496" table:style-name="ce1">
            <text:p>46496</text:p>
          </table:table-cell>
          <table:table-cell office:value-type="float" office:value="24002" table:style-name="ce1">
            <text:p>24002</text:p>
          </table:table-cell>
          <table:table-cell office:value-type="float" office:value="30.05" table:style-name="ce1">
            <text:p>30,05</text:p>
          </table:table-cell>
          <table:table-cell office:value-type="float" office:value="28.7" table:style-name="ce1">
            <text:p>28,7</text:p>
          </table:table-cell>
          <table:table-cell office:value-type="float" office:value="149480" table:style-name="ce1">
            <text:p>149480</text:p>
          </table:table-cell>
          <table:table-cell office:value-type="float" office:value="82790" table:style-name="ce1">
            <text:p>82790</text:p>
          </table:table-cell>
          <table:table-cell office:value-type="float" office:value="19.96" table:style-name="ce1">
            <text:p>19,96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85793" table:style-name="ce1">
            <text:p>85793</text:p>
          </table:table-cell>
          <table:table-cell office:value-type="float" office:value="69113" table:style-name="ce1">
            <text:p>69113</text:p>
          </table:table-cell>
          <table:table-cell office:value-type="float" office:value="71.3" table:style-name="ce3">
            <text:p>71,3</text:p>
          </table:table-cell>
          <table:table-cell office:value-type="float" office:value="68.16" table:style-name="ce3">
            <text:p>68,16</text:p>
          </table:table-cell>
          <table:table-cell office:value-type="float" office:value="291676" table:style-name="ce1">
            <text:p>291676</text:p>
          </table:table-cell>
          <table:table-cell office:value-type="float" office:value="184788" table:style-name="ce3">
            <text:p>184788</text:p>
          </table:table-cell>
          <table:table-cell office:value-type="float" office:value="57.87" table:style-name="ce1">
            <text:p>57,87</text:p>
          </table:table-cell>
          <table:table-cell office:value-type="float" office:value="53.56" table:style-name="ce1">
            <text:p>53,56</text:p>
          </table:table-cell>
          <table:table-cell office:value-type="float" office:value="1695940" table:style-name="ce3">
            <text:p>1695940</text:p>
          </table:table-cell>
          <table:table-cell office:value-type="float" office:value="138782" table:style-name="ce1">
            <text:p>138782</text:p>
          </table:table-cell>
          <table:table-cell office:value-type="float" office:value="32.08" table:style-name="ce1">
            <text:p>32,08</text:p>
          </table:table-cell>
          <table:table-cell office:value-type="float" office:value="31.01" table:style-name="ce1">
            <text:p>31,01</text:p>
          </table:table-cell>
          <table:table-cell office:value-type="float" office:value="163399" table:style-name="ce1">
            <text:p>163399</text:p>
          </table:table-cell>
          <table:table-cell office:value-type="float" office:value="93463" table:style-name="ce1">
            <text:p>93463</text:p>
          </table:table-cell>
          <table:table-cell office:value-type="float" office:value="6.7" table:formula="of:=MIN([.$B29];[.$F29];[.$J29];[.$N29];[.$R29];[.$V29];[.$Z29];[.$AD29];[.$AH29];[.$AL29];[.$AP29];[.$AT29];[.$AX29];[.$BB29];[.$BF29])" table:style-name="ce1">
            <text:p>6,7</text:p>
          </table:table-cell>
          <table:table-cell office:value-type="float" office:value="5.37" table:formula="of:=MIN([.$C29];[.$G29];[.$K29];[.$O29];[.$S29];[.$W29];[.$AA29];[.$AE29];[.$AI29];[.$AM29];[.$AQ29];[.$AU29];[.$AY29];[.$BC29];[.$BG29])" table:style-name="ce1">
            <text:p>5,37</text:p>
          </table:table-cell>
          <table:table-cell office:value-type="float" office:value="34749" table:formula="of:=MIN([.$D29];[.$H29];[.$L29];[.$P29];[.$T29];[.$X29];[.$AB29];[.$AF29];[.$AJ29];[.$AN29];[.$AR29];[.$AV29];[.$AZ29];[.$BD29];[.$BH29])" table:style-name="ce1">
            <text:p>34749</text:p>
          </table:table-cell>
          <table:table-cell office:value-type="float" office:value="19000" table:formula="of:=MIN([.$E29];[.$I29];[.$M29];[.$Q29];[.$U29];[.$Y29];[.$AC29];[.$AG29];[.$AK29];[.$AO29];[.$AS29];[.$AW29];[.$BA29];[.$BE29];[.$BI29])" table:style-name="ce1">
            <text:p>19000</text:p>
          </table:table-cell>
          <table:table-cell office:value-type="float" office:value="19.96" table:formula="of:=MEDIAN([.$B29];[.$F29];[.$J29];[.$N29];[.$R29];[.$V29];[.$Z29];[.$AD29];[.$AH29];[.$AL29];[.$AP29];[.$AT29];[.$AX29];[.$BB29];[.$BF29])" table:style-name="ce1">
            <text:p>19,96</text:p>
          </table:table-cell>
          <table:table-cell office:value-type="float" office:value="18.690000000000001" table:formula="of:=MEDIAN([.$C29];[.$G29];[.$K29];[.$O29];[.$S29];[.$W29];[.$AA29];[.$AE29];[.$AI29];[.$AM29];[.$AQ29];[.$AU29];[.$AY29];[.$BC29];[.$BG29])" table:style-name="ce1">
            <text:p>18,69</text:p>
          </table:table-cell>
          <table:table-cell office:value-type="float" office:value="103760" table:formula="of:=MEDIAN([.$D29];[.$H29];[.$L29];[.$P29];[.$T29];[.$X29];[.$AB29];[.$AF29];[.$AJ29];[.$AN29];[.$AR29];[.$AV29];[.$AZ29];[.$BD29];[.$BH29])" table:style-name="ce1">
            <text:p>103760</text:p>
          </table:table-cell>
          <table:table-cell office:value-type="float" office:value="69113" table:formula="of:=MEDIAN([.$E29];[.$I29];[.$M29];[.$Q29];[.$U29];[.$Y29];[.$AC29];[.$AG29];[.$AK29];[.$AO29];[.$AS29];[.$AW29];[.$BA29];[.$BE29];[.$BI29])" table:style-name="ce1">
            <text:p>69113</text:p>
          </table:table-cell>
          <table:table-cell office:value-type="float" office:value="71.3" table:formula="of:=MAX([.$B29];[.$F29];[.$J29];[.$N29];[.$R29];[.$V29];[.$Z29];[.$AD29];[.$AH29];[.$AL29];[.$AP29];[.$AT29];[.$AX29];[.$BB29];[.$BF29])" table:style-name="ce1">
            <text:p>71,3</text:p>
          </table:table-cell>
          <table:table-cell office:value-type="float" office:value="68.16" table:formula="of:=MAX([.$C29];[.$G29];[.$K29];[.$O29];[.$S29];[.$W29];[.$AA29];[.$AE29];[.$AI29];[.$AM29];[.$AQ29];[.$AU29];[.$AY29];[.$BC29];[.$BG29])" table:style-name="ce1">
            <text:p>68,16</text:p>
          </table:table-cell>
          <table:table-cell office:value-type="float" office:value="1695940" table:formula="of:=MAX([.$D29];[.$H29];[.$L29];[.$P29];[.$T29];[.$X29];[.$AB29];[.$AF29];[.$AJ29];[.$AN29];[.$AR29];[.$AV29];[.$AZ29];[.$BD29];[.$BH29])" table:style-name="ce1">
            <text:p>1695940</text:p>
          </table:table-cell>
          <table:table-cell office:value-type="float" office:value="184788" table:formula="of:=MAX([.$E29];[.$I29];[.$M29];[.$Q29];[.$U29];[.$Y29];[.$AC29];[.$AG29];[.$AK29];[.$AO29];[.$AS29];[.$AW29];[.$BA29];[.$BE29];[.$BI29])" table:style-name="ce1">
            <text:p>18478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0_a25_c60.lp</text:p>
          </table:table-cell>
          <table:table-cell office:value-type="float" office:value="6.35" table:style-name="ce1">
            <text:p>6,35</text:p>
          </table:table-cell>
          <table:table-cell office:value-type="float" office:value="5.03" table:style-name="ce1">
            <text:p>5,03</text:p>
          </table:table-cell>
          <table:table-cell office:value-type="float" office:value="27533" table:style-name="ce1">
            <text:p>27533</text:p>
          </table:table-cell>
          <table:table-cell office:value-type="float" office:value="14892" table:style-name="ce1">
            <text:p>14892</text:p>
          </table:table-cell>
          <table:table-cell office:value-type="float" office:value="3.9" table:style-name="ce1">
            <text:p>3,9</text:p>
          </table:table-cell>
          <table:table-cell office:value-type="float" office:value="2.63" table:style-name="ce1">
            <text:p>2,63</text:p>
          </table:table-cell>
          <table:table-cell office:value-type="float" office:value="20939" table:style-name="ce1">
            <text:p>20939</text:p>
          </table:table-cell>
          <table:table-cell office:value-type="float" office:value="8064" table:style-name="ce1">
            <text:p>8064</text:p>
          </table:table-cell>
          <table:table-cell office:value-type="float" office:value="2.5" table:style-name="ce1">
            <text:p>2,5</text:p>
          </table:table-cell>
          <table:table-cell office:value-type="float" office:value="1.19" table:style-name="ce1">
            <text:p>1,19</text:p>
          </table:table-cell>
          <table:table-cell office:value-type="float" office:value="8754" table:style-name="ce1">
            <text:p>8754</text:p>
          </table:table-cell>
          <table:table-cell office:value-type="float" office:value="3718" table:style-name="ce1">
            <text:p>3718</text:p>
          </table:table-cell>
          <table:table-cell office:value-type="float" office:value="3.29" table:style-name="ce1">
            <text:p>3,29</text:p>
          </table:table-cell>
          <table:table-cell office:value-type="float" office:value="1.95" table:style-name="ce1">
            <text:p>1,95</text:p>
          </table:table-cell>
          <table:table-cell office:value-type="float" office:value="8741" table:style-name="ce1">
            <text:p>8741</text:p>
          </table:table-cell>
          <table:table-cell office:value-type="float" office:value="6291" table:style-name="ce1">
            <text:p>6291</text:p>
          </table:table-cell>
          <table:table-cell office:value-type="float" office:value="1.65" table:style-name="ce2">
            <text:p>1,65</text:p>
          </table:table-cell>
          <table:table-cell office:value-type="float" office:value="0.34" table:style-name="ce2">
            <text:p>0,34</text:p>
          </table:table-cell>
          <table:table-cell office:value-type="float" office:value="3966" table:style-name="ce2">
            <text:p>3966</text:p>
          </table:table-cell>
          <table:table-cell office:value-type="float" office:value="1280" table:style-name="ce2">
            <text:p>1280</text:p>
          </table:table-cell>
          <table:table-cell office:value-type="float" office:value="29.68" table:style-name="ce1">
            <text:p>29,68</text:p>
          </table:table-cell>
          <table:table-cell office:value-type="float" office:value="28.41" table:style-name="ce1">
            <text:p>28,41</text:p>
          </table:table-cell>
          <table:table-cell office:value-type="float" office:value="129066" table:style-name="ce1">
            <text:p>129066</text:p>
          </table:table-cell>
          <table:table-cell office:value-type="float" office:value="75239" table:style-name="ce1">
            <text:p>75239</text:p>
          </table:table-cell>
          <table:table-cell office:value-type="float" office:value="15.6" table:style-name="ce1">
            <text:p>15,6</text:p>
          </table:table-cell>
          <table:table-cell office:value-type="float" office:value="14.31" table:style-name="ce1">
            <text:p>14,31</text:p>
          </table:table-cell>
          <table:table-cell office:value-type="float" office:value="45239" table:style-name="ce1">
            <text:p>45239</text:p>
          </table:table-cell>
          <table:table-cell office:value-type="float" office:value="38258" table:style-name="ce1">
            <text:p>38258</text:p>
          </table:table-cell>
          <table:table-cell office:value-type="float" office:value="15.35" table:style-name="ce1">
            <text:p>15,35</text:p>
          </table:table-cell>
          <table:table-cell office:value-type="float" office:value="14.08" table:style-name="ce1">
            <text:p>14,08</text:p>
          </table:table-cell>
          <table:table-cell office:value-type="float" office:value="60599" table:style-name="ce1">
            <text:p>60599</text:p>
          </table:table-cell>
          <table:table-cell office:value-type="float" office:value="51025" table:style-name="ce1">
            <text:p>51025</text:p>
          </table:table-cell>
          <table:table-cell office:value-type="float" office:value="43.33" table:style-name="ce1">
            <text:p>43,33</text:p>
          </table:table-cell>
          <table:table-cell office:value-type="float" office:value="41.95" table:style-name="ce1">
            <text:p>41,95</text:p>
          </table:table-cell>
          <table:table-cell office:value-type="float" office:value="155587" table:style-name="ce1">
            <text:p>155587</text:p>
          </table:table-cell>
          <table:table-cell office:value-type="float" office:value="103767" table:style-name="ce1">
            <text:p>103767</text:p>
          </table:table-cell>
          <table:table-cell office:value-type="float" office:value="1.76" table:style-name="ce1">
            <text:p>1,76</text:p>
          </table:table-cell>
          <table:table-cell office:value-type="float" office:value="0.45" table:style-name="ce1">
            <text:p>0,45</text:p>
          </table:table-cell>
          <table:table-cell office:value-type="float" office:value="4832" table:style-name="ce1">
            <text:p>4832</text:p>
          </table:table-cell>
          <table:table-cell office:value-type="float" office:value="1716" table:style-name="ce1">
            <text:p>1716</text:p>
          </table:table-cell>
          <table:table-cell office:value-type="float" office:value="2.1" table:style-name="ce1">
            <text:p>2,1</text:p>
          </table:table-cell>
          <table:table-cell office:value-type="float" office:value="0.76" table:style-name="ce1">
            <text:p>0,76</text:p>
          </table:table-cell>
          <table:table-cell office:value-type="float" office:value="6173" table:style-name="ce1">
            <text:p>6173</text:p>
          </table:table-cell>
          <table:table-cell office:value-type="float" office:value="2703" table:style-name="ce1">
            <text:p>2703</text:p>
          </table:table-cell>
          <table:table-cell office:value-type="float" office:value="116.8" table:style-name="ce3">
            <text:p>116,8</text:p>
          </table:table-cell>
          <table:table-cell office:value-type="float" office:value="115.49" table:style-name="ce3">
            <text:p>115,49</text:p>
          </table:table-cell>
          <table:table-cell office:value-type="float" office:value="468391" table:style-name="ce3">
            <text:p>468391</text:p>
          </table:table-cell>
          <table:table-cell office:value-type="float" office:value="346377" table:style-name="ce3">
            <text:p>346377</text:p>
          </table:table-cell>
          <table:table-cell office:value-type="float" office:value="25.88" table:style-name="ce1">
            <text:p>25,88</text:p>
          </table:table-cell>
          <table:table-cell office:value-type="float" office:value="21.9" table:style-name="ce1">
            <text:p>21,9</text:p>
          </table:table-cell>
          <table:table-cell office:value-type="float" office:value="70936" table:style-name="ce1">
            <text:p>70936</text:p>
          </table:table-cell>
          <table:table-cell office:value-type="float" office:value="35985" table:style-name="ce1">
            <text:p>35985</text:p>
          </table:table-cell>
          <table:table-cell office:value-type="float" office:value="7.13" table:style-name="ce1">
            <text:p>7,13</text:p>
          </table:table-cell>
          <table:table-cell office:value-type="float" office:value="2.29" table:style-name="ce1">
            <text:p>2,29</text:p>
          </table:table-cell>
          <table:table-cell office:value-type="float" office:value="33728" table:style-name="ce1">
            <text:p>33728</text:p>
          </table:table-cell>
          <table:table-cell office:value-type="float" office:value="6053" table:style-name="ce1">
            <text:p>6053</text:p>
          </table:table-cell>
          <table:table-cell office:value-type="float" office:value="1.95" table:style-name="ce1">
            <text:p>1,95</text:p>
          </table:table-cell>
          <table:table-cell office:value-type="float" office:value="0.76" table:style-name="ce1">
            <text:p>0,76</text:p>
          </table:table-cell>
          <table:table-cell office:value-type="float" office:value="6616" table:style-name="ce1">
            <text:p>6616</text:p>
          </table:table-cell>
          <table:table-cell office:value-type="float" office:value="2770" table:style-name="ce1">
            <text:p>2770</text:p>
          </table:table-cell>
          <table:table-cell office:value-type="float" office:value="1.65" table:formula="of:=MIN([.$B30];[.$F30];[.$J30];[.$N30];[.$R30];[.$V30];[.$Z30];[.$AD30];[.$AH30];[.$AL30];[.$AP30];[.$AT30];[.$AX30];[.$BB30];[.$BF30])" table:style-name="ce1">
            <text:p>1,65</text:p>
          </table:table-cell>
          <table:table-cell office:value-type="float" office:value="0.34" table:formula="of:=MIN([.$C30];[.$G30];[.$K30];[.$O30];[.$S30];[.$W30];[.$AA30];[.$AE30];[.$AI30];[.$AM30];[.$AQ30];[.$AU30];[.$AY30];[.$BC30];[.$BG30])" table:style-name="ce1">
            <text:p>0,34</text:p>
          </table:table-cell>
          <table:table-cell office:value-type="float" office:value="3966" table:formula="of:=MIN([.$D30];[.$H30];[.$L30];[.$P30];[.$T30];[.$X30];[.$AB30];[.$AF30];[.$AJ30];[.$AN30];[.$AR30];[.$AV30];[.$AZ30];[.$BD30];[.$BH30])" table:style-name="ce1">
            <text:p>3966</text:p>
          </table:table-cell>
          <table:table-cell office:value-type="float" office:value="1280" table:formula="of:=MIN([.$E30];[.$I30];[.$M30];[.$Q30];[.$U30];[.$Y30];[.$AC30];[.$AG30];[.$AK30];[.$AO30];[.$AS30];[.$AW30];[.$BA30];[.$BE30];[.$BI30])" table:style-name="ce1">
            <text:p>1280</text:p>
          </table:table-cell>
          <table:table-cell office:value-type="float" office:value="6.35" table:formula="of:=MEDIAN([.$B30];[.$F30];[.$J30];[.$N30];[.$R30];[.$V30];[.$Z30];[.$AD30];[.$AH30];[.$AL30];[.$AP30];[.$AT30];[.$AX30];[.$BB30];[.$BF30])" table:style-name="ce1">
            <text:p>6,35</text:p>
          </table:table-cell>
          <table:table-cell office:value-type="float" office:value="2.63" table:formula="of:=MEDIAN([.$C30];[.$G30];[.$K30];[.$O30];[.$S30];[.$W30];[.$AA30];[.$AE30];[.$AI30];[.$AM30];[.$AQ30];[.$AU30];[.$AY30];[.$BC30];[.$BG30])" table:style-name="ce1">
            <text:p>2,63</text:p>
          </table:table-cell>
          <table:table-cell office:value-type="float" office:value="27533" table:formula="of:=MEDIAN([.$D30];[.$H30];[.$L30];[.$P30];[.$T30];[.$X30];[.$AB30];[.$AF30];[.$AJ30];[.$AN30];[.$AR30];[.$AV30];[.$AZ30];[.$BD30];[.$BH30])" table:style-name="ce1">
            <text:p>27533</text:p>
          </table:table-cell>
          <table:table-cell office:value-type="float" office:value="8064" table:formula="of:=MEDIAN([.$E30];[.$I30];[.$M30];[.$Q30];[.$U30];[.$Y30];[.$AC30];[.$AG30];[.$AK30];[.$AO30];[.$AS30];[.$AW30];[.$BA30];[.$BE30];[.$BI30])" table:style-name="ce1">
            <text:p>8064</text:p>
          </table:table-cell>
          <table:table-cell office:value-type="float" office:value="116.8" table:formula="of:=MAX([.$B30];[.$F30];[.$J30];[.$N30];[.$R30];[.$V30];[.$Z30];[.$AD30];[.$AH30];[.$AL30];[.$AP30];[.$AT30];[.$AX30];[.$BB30];[.$BF30])" table:style-name="ce1">
            <text:p>116,8</text:p>
          </table:table-cell>
          <table:table-cell office:value-type="float" office:value="115.49" table:formula="of:=MAX([.$C30];[.$G30];[.$K30];[.$O30];[.$S30];[.$W30];[.$AA30];[.$AE30];[.$AI30];[.$AM30];[.$AQ30];[.$AU30];[.$AY30];[.$BC30];[.$BG30])" table:style-name="ce1">
            <text:p>115,49</text:p>
          </table:table-cell>
          <table:table-cell office:value-type="float" office:value="468391" table:formula="of:=MAX([.$D30];[.$H30];[.$L30];[.$P30];[.$T30];[.$X30];[.$AB30];[.$AF30];[.$AJ30];[.$AN30];[.$AR30];[.$AV30];[.$AZ30];[.$BD30];[.$BH30])" table:style-name="ce1">
            <text:p>468391</text:p>
          </table:table-cell>
          <table:table-cell office:value-type="float" office:value="346377" table:formula="of:=MAX([.$E30];[.$I30];[.$M30];[.$Q30];[.$U30];[.$Y30];[.$AC30];[.$AG30];[.$AK30];[.$AO30];[.$AS30];[.$AW30];[.$BA30];[.$BE30];[.$BI30])" table:style-name="ce1">
            <text:p>34637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0_a25_c70.lp</text:p>
          </table:table-cell>
          <table:table-cell office:value-type="float" office:value="14.39" table:style-name="ce1">
            <text:p>14,39</text:p>
          </table:table-cell>
          <table:table-cell office:value-type="float" office:value="12.39" table:style-name="ce1">
            <text:p>12,39</text:p>
          </table:table-cell>
          <table:table-cell office:value-type="float" office:value="123404" table:style-name="ce1">
            <text:p>123404</text:p>
          </table:table-cell>
          <table:table-cell office:value-type="float" office:value="33700" table:style-name="ce1">
            <text:p>33700</text:p>
          </table:table-cell>
          <table:table-cell office:value-type="float" office:value="8.43" table:style-name="ce1">
            <text:p>8,43</text:p>
          </table:table-cell>
          <table:table-cell office:value-type="float" office:value="6.38" table:style-name="ce1">
            <text:p>6,38</text:p>
          </table:table-cell>
          <table:table-cell office:value-type="float" office:value="36988" table:style-name="ce1">
            <text:p>36988</text:p>
          </table:table-cell>
          <table:table-cell office:value-type="float" office:value="14665" table:style-name="ce1">
            <text:p>14665</text:p>
          </table:table-cell>
          <table:table-cell office:value-type="float" office:value="11.32" table:style-name="ce1">
            <text:p>11,32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73732" table:style-name="ce1">
            <text:p>73732</text:p>
          </table:table-cell>
          <table:table-cell office:value-type="float" office:value="23499" table:style-name="ce1">
            <text:p>23499</text:p>
          </table:table-cell>
          <table:table-cell office:value-type="float" office:value="9.14" table:style-name="ce1">
            <text:p>9,14</text:p>
          </table:table-cell>
          <table:table-cell office:value-type="float" office:value="7.1" table:style-name="ce1">
            <text:p>7,1</text:p>
          </table:table-cell>
          <table:table-cell office:value-type="float" office:value="23082" table:style-name="ce1">
            <text:p>23082</text:p>
          </table:table-cell>
          <table:table-cell office:value-type="float" office:value="15429" table:style-name="ce1">
            <text:p>15429</text:p>
          </table:table-cell>
          <table:table-cell office:value-type="float" office:value="14.73" table:style-name="ce1">
            <text:p>14,73</text:p>
          </table:table-cell>
          <table:table-cell office:value-type="float" office:value="12.75" table:style-name="ce1">
            <text:p>12,75</text:p>
          </table:table-cell>
          <table:table-cell office:value-type="float" office:value="96675" table:style-name="ce1">
            <text:p>96675</text:p>
          </table:table-cell>
          <table:table-cell office:value-type="float" office:value="29320" table:style-name="ce1">
            <text:p>29320</text:p>
          </table:table-cell>
          <table:table-cell office:value-type="float" office:value="18.149999999999999" table:style-name="ce1">
            <text:p>18,15</text:p>
          </table:table-cell>
          <table:table-cell office:value-type="float" office:value="16.34" table:style-name="ce1">
            <text:p>16,34</text:p>
          </table:table-cell>
          <table:table-cell office:value-type="float" office:value="92236" table:style-name="ce1">
            <text:p>92236</text:p>
          </table:table-cell>
          <table:table-cell office:value-type="float" office:value="40135" table:style-name="ce1">
            <text:p>40135</text:p>
          </table:table-cell>
          <table:table-cell office:value-type="float" office:value="3.02" table:style-name="ce1">
            <text:p>3,02</text:p>
          </table:table-cell>
          <table:table-cell office:value-type="float" office:value="0.97" table:style-name="ce1">
            <text:p>0,97</text:p>
          </table:table-cell>
          <table:table-cell office:value-type="float" office:value="3775" table:style-name="ce2">
            <text:p>3775</text:p>
          </table:table-cell>
          <table:table-cell office:value-type="float" office:value="2402" table:style-name="ce2">
            <text:p>2402</text:p>
          </table:table-cell>
          <table:table-cell office:value-type="float" office:value="10.34" table:style-name="ce1">
            <text:p>10,34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24050" table:style-name="ce1">
            <text:p>24050</text:p>
          </table:table-cell>
          <table:table-cell office:value-type="float" office:value="17671" table:style-name="ce1">
            <text:p>17671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18305" table:style-name="ce1">
            <text:p>18305</text:p>
          </table:table-cell>
          <table:table-cell office:value-type="float" office:value="5186" table:style-name="ce1">
            <text:p>5186</text:p>
          </table:table-cell>
          <table:table-cell office:value-type="float" office:value="6.37" table:style-name="ce1">
            <text:p>6,37</text:p>
          </table:table-cell>
          <table:table-cell office:value-type="float" office:value="4.41" table:style-name="ce1">
            <text:p>4,41</text:p>
          </table:table-cell>
          <table:table-cell office:value-type="float" office:value="37439" table:style-name="ce1">
            <text:p>37439</text:p>
          </table:table-cell>
          <table:table-cell office:value-type="float" office:value="10008" table:style-name="ce1">
            <text:p>10008</text:p>
          </table:table-cell>
          <table:table-cell office:value-type="float" office:value="6.56" table:style-name="ce1">
            <text:p>6,56</text:p>
          </table:table-cell>
          <table:table-cell office:value-type="float" office:value="4.55" table:style-name="ce1">
            <text:p>4,55</text:p>
          </table:table-cell>
          <table:table-cell office:value-type="float" office:value="40423" table:style-name="ce1">
            <text:p>40423</text:p>
          </table:table-cell>
          <table:table-cell office:value-type="float" office:value="10981" table:style-name="ce1">
            <text:p>10981</text:p>
          </table:table-cell>
          <table:table-cell office:value-type="float" office:value="984.91" table:style-name="ce3">
            <text:p>984,91</text:p>
          </table:table-cell>
          <table:table-cell office:value-type="float" office:value="982.86" table:style-name="ce3">
            <text:p>982,86</text:p>
          </table:table-cell>
          <table:table-cell office:value-type="float" office:value="6308606" table:style-name="ce1">
            <text:p>6308606</text:p>
          </table:table-cell>
          <table:table-cell office:value-type="float" office:value="1514880" table:style-name="ce3">
            <text:p>1514880</text:p>
          </table:table-cell>
          <table:table-cell office:value-type="float" office:value="24.68" table:style-name="ce1">
            <text:p>24,68</text:p>
          </table:table-cell>
          <table:table-cell office:value-type="float" office:value="18.18" table:style-name="ce1">
            <text:p>18,18</text:p>
          </table:table-cell>
          <table:table-cell office:value-type="float" office:value="121323" table:style-name="ce1">
            <text:p>121323</text:p>
          </table:table-cell>
          <table:table-cell office:value-type="float" office:value="25013" table:style-name="ce1">
            <text:p>25013</text:p>
          </table:table-cell>
          <table:table-cell office:value-type="float" office:value="251.84" table:style-name="ce1">
            <text:p>251,84</text:p>
          </table:table-cell>
          <table:table-cell office:value-type="float" office:value="244.24" table:style-name="ce1">
            <text:p>244,24</text:p>
          </table:table-cell>
          <table:table-cell office:value-type="float" office:value="28477856" table:style-name="ce3">
            <text:p>28477856</text:p>
          </table:table-cell>
          <table:table-cell office:value-type="float" office:value="125689" table:style-name="ce1">
            <text:p>125689</text:p>
          </table:table-cell>
          <table:table-cell office:value-type="float" office:value="2.59" table:style-name="ce2">
            <text:p>2,59</text:p>
          </table:table-cell>
          <table:table-cell office:value-type="float" office:value="0.96" table:style-name="ce2">
            <text:p>0,96</text:p>
          </table:table-cell>
          <table:table-cell office:value-type="float" office:value="9427" table:style-name="ce1">
            <text:p>9427</text:p>
          </table:table-cell>
          <table:table-cell office:value-type="float" office:value="2892" table:style-name="ce1">
            <text:p>2892</text:p>
          </table:table-cell>
          <table:table-cell office:value-type="float" office:value="2.59" table:formula="of:=MIN([.$B31];[.$F31];[.$J31];[.$N31];[.$R31];[.$V31];[.$Z31];[.$AD31];[.$AH31];[.$AL31];[.$AP31];[.$AT31];[.$AX31];[.$BB31];[.$BF31])" table:style-name="ce1">
            <text:p>2,59</text:p>
          </table:table-cell>
          <table:table-cell office:value-type="float" office:value="0.96" table:formula="of:=MIN([.$C31];[.$G31];[.$K31];[.$O31];[.$S31];[.$W31];[.$AA31];[.$AE31];[.$AI31];[.$AM31];[.$AQ31];[.$AU31];[.$AY31];[.$BC31];[.$BG31])" table:style-name="ce1">
            <text:p>0,96</text:p>
          </table:table-cell>
          <table:table-cell office:value-type="float" office:value="3775" table:formula="of:=MIN([.$D31];[.$H31];[.$L31];[.$P31];[.$T31];[.$X31];[.$AB31];[.$AF31];[.$AJ31];[.$AN31];[.$AR31];[.$AV31];[.$AZ31];[.$BD31];[.$BH31])" table:style-name="ce1">
            <text:p>3775</text:p>
          </table:table-cell>
          <table:table-cell office:value-type="float" office:value="2402" table:formula="of:=MIN([.$E31];[.$I31];[.$M31];[.$Q31];[.$U31];[.$Y31];[.$AC31];[.$AG31];[.$AK31];[.$AO31];[.$AS31];[.$AW31];[.$BA31];[.$BE31];[.$BI31])" table:style-name="ce1">
            <text:p>2402</text:p>
          </table:table-cell>
          <table:table-cell office:value-type="float" office:value="10.34" table:formula="of:=MEDIAN([.$B31];[.$F31];[.$J31];[.$N31];[.$R31];[.$V31];[.$Z31];[.$AD31];[.$AH31];[.$AL31];[.$AP31];[.$AT31];[.$AX31];[.$BB31];[.$BF31])" table:style-name="ce1">
            <text:p>10,34</text:p>
          </table:table-cell>
          <table:table-cell office:value-type="float" office:value="8.4499999999999993" table:formula="of:=MEDIAN([.$C31];[.$G31];[.$K31];[.$O31];[.$S31];[.$W31];[.$AA31];[.$AE31];[.$AI31];[.$AM31];[.$AQ31];[.$AU31];[.$AY31];[.$BC31];[.$BG31])" table:style-name="ce1">
            <text:p>8,45</text:p>
          </table:table-cell>
          <table:table-cell office:value-type="float" office:value="40423" table:formula="of:=MEDIAN([.$D31];[.$H31];[.$L31];[.$P31];[.$T31];[.$X31];[.$AB31];[.$AF31];[.$AJ31];[.$AN31];[.$AR31];[.$AV31];[.$AZ31];[.$BD31];[.$BH31])" table:style-name="ce1">
            <text:p>40423</text:p>
          </table:table-cell>
          <table:table-cell office:value-type="float" office:value="17671" table:formula="of:=MEDIAN([.$E31];[.$I31];[.$M31];[.$Q31];[.$U31];[.$Y31];[.$AC31];[.$AG31];[.$AK31];[.$AO31];[.$AS31];[.$AW31];[.$BA31];[.$BE31];[.$BI31])" table:style-name="ce1">
            <text:p>17671</text:p>
          </table:table-cell>
          <table:table-cell office:value-type="float" office:value="984.91" table:formula="of:=MAX([.$B31];[.$F31];[.$J31];[.$N31];[.$R31];[.$V31];[.$Z31];[.$AD31];[.$AH31];[.$AL31];[.$AP31];[.$AT31];[.$AX31];[.$BB31];[.$BF31])" table:style-name="ce1">
            <text:p>984,91</text:p>
          </table:table-cell>
          <table:table-cell office:value-type="float" office:value="982.86" table:formula="of:=MAX([.$C31];[.$G31];[.$K31];[.$O31];[.$S31];[.$W31];[.$AA31];[.$AE31];[.$AI31];[.$AM31];[.$AQ31];[.$AU31];[.$AY31];[.$BC31];[.$BG31])" table:style-name="ce1">
            <text:p>982,86</text:p>
          </table:table-cell>
          <table:table-cell office:value-type="float" office:value="28477856" table:formula="of:=MAX([.$D31];[.$H31];[.$L31];[.$P31];[.$T31];[.$X31];[.$AB31];[.$AF31];[.$AJ31];[.$AN31];[.$AR31];[.$AV31];[.$AZ31];[.$BD31];[.$BH31])" table:style-name="ce1">
            <text:p>28477856</text:p>
          </table:table-cell>
          <table:table-cell office:value-type="float" office:value="1514880" table:formula="of:=MAX([.$E31];[.$I31];[.$M31];[.$Q31];[.$U31];[.$Y31];[.$AC31];[.$AG31];[.$AK31];[.$AO31];[.$AS31];[.$AW31];[.$BA31];[.$BE31];[.$BI31])" table:style-name="ce1">
            <text:p>151488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0_a30_c60.lp</text:p>
          </table:table-cell>
          <table:table-cell office:value-type="float" office:value="132.01" table:style-name="ce1">
            <text:p>132,01</text:p>
          </table:table-cell>
          <table:table-cell office:value-type="float" office:value="130.99" table:style-name="ce1">
            <text:p>130,99</text:p>
          </table:table-cell>
          <table:table-cell office:value-type="float" office:value="1332798" table:style-name="ce1">
            <text:p>1332798</text:p>
          </table:table-cell>
          <table:table-cell office:value-type="float" office:value="743642" table:style-name="ce1">
            <text:p>743642</text:p>
          </table:table-cell>
          <table:table-cell office:value-type="float" office:value="46.04" table:style-name="ce1">
            <text:p>46,04</text:p>
          </table:table-cell>
          <table:table-cell office:value-type="float" office:value="44.94" table:style-name="ce1">
            <text:p>44,94</text:p>
          </table:table-cell>
          <table:table-cell office:value-type="float" office:value="334744" table:style-name="ce1">
            <text:p>334744</text:p>
          </table:table-cell>
          <table:table-cell office:value-type="float" office:value="237615" table:style-name="ce1">
            <text:p>237615</text:p>
          </table:table-cell>
          <table:table-cell office:value-type="float" office:value="9.26" table:style-name="ce2">
            <text:p>9,26</text:p>
          </table:table-cell>
          <table:table-cell office:value-type="float" office:value="8.15" table:style-name="ce2">
            <text:p>8,15</text:p>
          </table:table-cell>
          <table:table-cell office:value-type="float" office:value="181492" table:style-name="ce1">
            <text:p>181492</text:p>
          </table:table-cell>
          <table:table-cell office:value-type="float" office:value="47697" table:style-name="ce1">
            <text:p>47697</text:p>
          </table:table-cell>
          <table:table-cell office:value-type="float" office:value="450.47" table:style-name="ce1">
            <text:p>450,47</text:p>
          </table:table-cell>
          <table:table-cell office:value-type="float" office:value="449.47" table:style-name="ce1">
            <text:p>449,47</text:p>
          </table:table-cell>
          <table:table-cell office:value-type="float" office:value="2912189" table:style-name="ce1">
            <text:p>2912189</text:p>
          </table:table-cell>
          <table:table-cell office:value-type="float" office:value="2288205" table:style-name="ce1">
            <text:p>2288205</text:p>
          </table:table-cell>
          <table:table-cell office:value-type="float" office:value="158.24" table:style-name="ce1">
            <text:p>158,24</text:p>
          </table:table-cell>
          <table:table-cell office:value-type="float" office:value="157.13" table:style-name="ce1">
            <text:p>157,13</text:p>
          </table:table-cell>
          <table:table-cell office:value-type="float" office:value="1012114" table:style-name="ce1">
            <text:p>1012114</text:p>
          </table:table-cell>
          <table:table-cell office:value-type="float" office:value="755124" table:style-name="ce1">
            <text:p>755124</text:p>
          </table:table-cell>
          <table:table-cell office:value-type="float" office:value="11.06" table:style-name="ce1">
            <text:p>11,06</text:p>
          </table:table-cell>
          <table:table-cell office:value-type="float" office:value="10" table:style-name="ce1">
            <text:p>10</text:p>
          </table:table-cell>
          <table:table-cell office:value-type="float" office:value="97696" table:style-name="ce2">
            <text:p>97696</text:p>
          </table:table-cell>
          <table:table-cell office:value-type="float" office:value="62323" table:style-name="ce1">
            <text:p>62323</text:p>
          </table:table-cell>
          <table:table-cell office:value-type="float" office:value="693.99" table:style-name="ce1">
            <text:p>693,99</text:p>
          </table:table-cell>
          <table:table-cell office:value-type="float" office:value="692.73" table:style-name="ce1">
            <text:p>692,73</text:p>
          </table:table-cell>
          <table:table-cell office:value-type="float" office:value="3878008" table:style-name="ce1">
            <text:p>3878008</text:p>
          </table:table-cell>
          <table:table-cell office:value-type="float" office:value="3053289" table:style-name="ce1">
            <text:p>3053289</text:p>
          </table:table-cell>
          <table:table-cell office:value-type="float" office:value="826.68" table:style-name="ce3">
            <text:p>826,68</text:p>
          </table:table-cell>
          <table:table-cell office:value-type="float" office:value="825.67" table:style-name="ce3">
            <text:p>825,67</text:p>
          </table:table-cell>
          <table:table-cell office:value-type="float" office:value="4713547" table:style-name="ce1">
            <text:p>4713547</text:p>
          </table:table-cell>
          <table:table-cell office:value-type="float" office:value="3730066" table:style-name="ce3">
            <text:p>3730066</text:p>
          </table:table-cell>
          <table:table-cell office:value-type="float" office:value="78.05" table:style-name="ce1">
            <text:p>78,05</text:p>
          </table:table-cell>
          <table:table-cell office:value-type="float" office:value="77.010000000000005" table:style-name="ce1">
            <text:p>77,01</text:p>
          </table:table-cell>
          <table:table-cell office:value-type="float" office:value="1405289" table:style-name="ce1">
            <text:p>1405289</text:p>
          </table:table-cell>
          <table:table-cell office:value-type="float" office:value="426229" table:style-name="ce1">
            <text:p>426229</text:p>
          </table:table-cell>
          <table:table-cell office:value-type="float" office:value="241.53" table:style-name="ce1">
            <text:p>241,53</text:p>
          </table:table-cell>
          <table:table-cell office:value-type="float" office:value="240.52" table:style-name="ce1">
            <text:p>240,52</text:p>
          </table:table-cell>
          <table:table-cell office:value-type="float" office:value="1543004" table:style-name="ce1">
            <text:p>1543004</text:p>
          </table:table-cell>
          <table:table-cell office:value-type="float" office:value="1183046" table:style-name="ce1">
            <text:p>1183046</text:p>
          </table:table-cell>
          <table:table-cell office:value-type="float" office:value="162.71" table:style-name="ce1">
            <text:p>162,71</text:p>
          </table:table-cell>
          <table:table-cell office:value-type="float" office:value="161.63" table:style-name="ce1">
            <text:p>161,63</text:p>
          </table:table-cell>
          <table:table-cell office:value-type="float" office:value="1189374" table:style-name="ce1">
            <text:p>1189374</text:p>
          </table:table-cell>
          <table:table-cell office:value-type="float" office:value="889515" table:style-name="ce1">
            <text:p>889515</text:p>
          </table:table-cell>
          <table:table-cell office:value-type="float" office:value="714.87" table:style-name="ce1">
            <text:p>714,87</text:p>
          </table:table-cell>
          <table:table-cell office:value-type="float" office:value="713.62" table:style-name="ce1">
            <text:p>713,62</text:p>
          </table:table-cell>
          <table:table-cell office:value-type="float" office:value="5232002" table:style-name="ce1">
            <text:p>5232002</text:p>
          </table:table-cell>
          <table:table-cell office:value-type="float" office:value="2721681" table:style-name="ce1">
            <text:p>2721681</text:p>
          </table:table-cell>
          <table:table-cell office:value-type="float" office:value="15.45" table:style-name="ce1">
            <text:p>15,45</text:p>
          </table:table-cell>
          <table:table-cell office:value-type="float" office:value="11.79" table:style-name="ce1">
            <text:p>11,79</text:p>
          </table:table-cell>
          <table:table-cell office:value-type="float" office:value="174889" table:style-name="ce1">
            <text:p>174889</text:p>
          </table:table-cell>
          <table:table-cell office:value-type="float" office:value="39477" table:style-name="ce2">
            <text:p>39477</text:p>
          </table:table-cell>
          <table:table-cell office:value-type="float" office:value="192.82" table:style-name="ce1">
            <text:p>192,82</text:p>
          </table:table-cell>
          <table:table-cell office:value-type="float" office:value="188.48" table:style-name="ce1">
            <text:p>188,48</text:p>
          </table:table-cell>
          <table:table-cell office:value-type="float" office:value="12219299" table:style-name="ce3">
            <text:p>12219299</text:p>
          </table:table-cell>
          <table:table-cell office:value-type="float" office:value="738466" table:style-name="ce1">
            <text:p>738466</text:p>
          </table:table-cell>
          <table:table-cell office:value-type="float" office:value="42.11" table:style-name="ce1">
            <text:p>42,11</text:p>
          </table:table-cell>
          <table:table-cell office:value-type="float" office:value="41.13" table:style-name="ce1">
            <text:p>41,13</text:p>
          </table:table-cell>
          <table:table-cell office:value-type="float" office:value="363469" table:style-name="ce1">
            <text:p>363469</text:p>
          </table:table-cell>
          <table:table-cell office:value-type="float" office:value="259174" table:style-name="ce1">
            <text:p>259174</text:p>
          </table:table-cell>
          <table:table-cell office:value-type="float" office:value="9.26" table:formula="of:=MIN([.$B32];[.$F32];[.$J32];[.$N32];[.$R32];[.$V32];[.$Z32];[.$AD32];[.$AH32];[.$AL32];[.$AP32];[.$AT32];[.$AX32];[.$BB32];[.$BF32])" table:style-name="ce1">
            <text:p>9,26</text:p>
          </table:table-cell>
          <table:table-cell office:value-type="float" office:value="8.15" table:formula="of:=MIN([.$C32];[.$G32];[.$K32];[.$O32];[.$S32];[.$W32];[.$AA32];[.$AE32];[.$AI32];[.$AM32];[.$AQ32];[.$AU32];[.$AY32];[.$BC32];[.$BG32])" table:style-name="ce1">
            <text:p>8,15</text:p>
          </table:table-cell>
          <table:table-cell office:value-type="float" office:value="97696" table:formula="of:=MIN([.$D32];[.$H32];[.$L32];[.$P32];[.$T32];[.$X32];[.$AB32];[.$AF32];[.$AJ32];[.$AN32];[.$AR32];[.$AV32];[.$AZ32];[.$BD32];[.$BH32])" table:style-name="ce1">
            <text:p>97696</text:p>
          </table:table-cell>
          <table:table-cell office:value-type="float" office:value="39477" table:formula="of:=MIN([.$E32];[.$I32];[.$M32];[.$Q32];[.$U32];[.$Y32];[.$AC32];[.$AG32];[.$AK32];[.$AO32];[.$AS32];[.$AW32];[.$BA32];[.$BE32];[.$BI32])" table:style-name="ce1">
            <text:p>39477</text:p>
          </table:table-cell>
          <table:table-cell office:value-type="float" office:value="158.24" table:formula="of:=MEDIAN([.$B32];[.$F32];[.$J32];[.$N32];[.$R32];[.$V32];[.$Z32];[.$AD32];[.$AH32];[.$AL32];[.$AP32];[.$AT32];[.$AX32];[.$BB32];[.$BF32])" table:style-name="ce1">
            <text:p>158,24</text:p>
          </table:table-cell>
          <table:table-cell office:value-type="float" office:value="157.13" table:formula="of:=MEDIAN([.$C32];[.$G32];[.$K32];[.$O32];[.$S32];[.$W32];[.$AA32];[.$AE32];[.$AI32];[.$AM32];[.$AQ32];[.$AU32];[.$AY32];[.$BC32];[.$BG32])" table:style-name="ce1">
            <text:p>157,13</text:p>
          </table:table-cell>
          <table:table-cell office:value-type="float" office:value="1332798" table:formula="of:=MEDIAN([.$D32];[.$H32];[.$L32];[.$P32];[.$T32];[.$X32];[.$AB32];[.$AF32];[.$AJ32];[.$AN32];[.$AR32];[.$AV32];[.$AZ32];[.$BD32];[.$BH32])" table:style-name="ce1">
            <text:p>1332798</text:p>
          </table:table-cell>
          <table:table-cell office:value-type="float" office:value="743642" table:formula="of:=MEDIAN([.$E32];[.$I32];[.$M32];[.$Q32];[.$U32];[.$Y32];[.$AC32];[.$AG32];[.$AK32];[.$AO32];[.$AS32];[.$AW32];[.$BA32];[.$BE32];[.$BI32])" table:style-name="ce1">
            <text:p>743642</text:p>
          </table:table-cell>
          <table:table-cell office:value-type="float" office:value="826.68" table:formula="of:=MAX([.$B32];[.$F32];[.$J32];[.$N32];[.$R32];[.$V32];[.$Z32];[.$AD32];[.$AH32];[.$AL32];[.$AP32];[.$AT32];[.$AX32];[.$BB32];[.$BF32])" table:style-name="ce1">
            <text:p>826,68</text:p>
          </table:table-cell>
          <table:table-cell office:value-type="float" office:value="825.67" table:formula="of:=MAX([.$C32];[.$G32];[.$K32];[.$O32];[.$S32];[.$W32];[.$AA32];[.$AE32];[.$AI32];[.$AM32];[.$AQ32];[.$AU32];[.$AY32];[.$BC32];[.$BG32])" table:style-name="ce1">
            <text:p>825,67</text:p>
          </table:table-cell>
          <table:table-cell office:value-type="float" office:value="12219299" table:formula="of:=MAX([.$D32];[.$H32];[.$L32];[.$P32];[.$T32];[.$X32];[.$AB32];[.$AF32];[.$AJ32];[.$AN32];[.$AR32];[.$AV32];[.$AZ32];[.$BD32];[.$BH32])" table:style-name="ce1">
            <text:p>12219299</text:p>
          </table:table-cell>
          <table:table-cell office:value-type="float" office:value="3730066" table:formula="of:=MAX([.$E32];[.$I32];[.$M32];[.$Q32];[.$U32];[.$Y32];[.$AC32];[.$AG32];[.$AK32];[.$AO32];[.$AS32];[.$AW32];[.$BA32];[.$BE32];[.$BI32])" table:style-name="ce1">
            <text:p>373006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0_a35_c70.lp</text:p>
          </table:table-cell>
          <table:table-cell office:value-type="float" office:value="19.22" table:style-name="ce1">
            <text:p>19,22</text:p>
          </table:table-cell>
          <table:table-cell office:value-type="float" office:value="16.8" table:style-name="ce1">
            <text:p>16,8</text:p>
          </table:table-cell>
          <table:table-cell office:value-type="float" office:value="46336" table:style-name="ce1">
            <text:p>46336</text:p>
          </table:table-cell>
          <table:table-cell office:value-type="float" office:value="27929" table:style-name="ce1">
            <text:p>27929</text:p>
          </table:table-cell>
          <table:table-cell office:value-type="float" office:value="10.61" table:style-name="ce1">
            <text:p>10,61</text:p>
          </table:table-cell>
          <table:table-cell office:value-type="float" office:value="8.15" table:style-name="ce1">
            <text:p>8,15</text:p>
          </table:table-cell>
          <table:table-cell office:value-type="float" office:value="23222" table:style-name="ce1">
            <text:p>23222</text:p>
          </table:table-cell>
          <table:table-cell office:value-type="float" office:value="13940" table:style-name="ce1">
            <text:p>13940</text:p>
          </table:table-cell>
          <table:table-cell office:value-type="float" office:value="13.35" table:style-name="ce1">
            <text:p>13,35</text:p>
          </table:table-cell>
          <table:table-cell office:value-type="float" office:value="10.97" table:style-name="ce1">
            <text:p>10,97</text:p>
          </table:table-cell>
          <table:table-cell office:value-type="float" office:value="72742" table:style-name="ce1">
            <text:p>72742</text:p>
          </table:table-cell>
          <table:table-cell office:value-type="float" office:value="22233" table:style-name="ce1">
            <text:p>22233</text:p>
          </table:table-cell>
          <table:table-cell office:value-type="float" office:value="3.52" table:style-name="ce1">
            <text:p>3,52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4955" table:style-name="ce2">
            <text:p>4955</text:p>
          </table:table-cell>
          <table:table-cell office:value-type="float" office:value="2177" table:style-name="ce1">
            <text:p>2177</text:p>
          </table:table-cell>
          <table:table-cell office:value-type="float" office:value="3.39" table:style-name="ce1">
            <text:p>3,3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8724" table:style-name="ce1">
            <text:p>8724</text:p>
          </table:table-cell>
          <table:table-cell office:value-type="float" office:value="2420" table:style-name="ce1">
            <text:p>2420</text:p>
          </table:table-cell>
          <table:table-cell office:value-type="float" office:value="11.64" table:style-name="ce1">
            <text:p>11,64</text:p>
          </table:table-cell>
          <table:table-cell office:value-type="float" office:value="9.14" table:style-name="ce1">
            <text:p>9,14</text:p>
          </table:table-cell>
          <table:table-cell office:value-type="float" office:value="24872" table:style-name="ce1">
            <text:p>24872</text:p>
          </table:table-cell>
          <table:table-cell office:value-type="float" office:value="15274" table:style-name="ce1">
            <text:p>15274</text:p>
          </table:table-cell>
          <table:table-cell office:value-type="float" office:value="11.85" table:style-name="ce1">
            <text:p>11,85</text:p>
          </table:table-cell>
          <table:table-cell office:value-type="float" office:value="9.51" table:style-name="ce1">
            <text:p>9,51</text:p>
          </table:table-cell>
          <table:table-cell office:value-type="float" office:value="27233" table:style-name="ce1">
            <text:p>27233</text:p>
          </table:table-cell>
          <table:table-cell office:value-type="float" office:value="17727" table:style-name="ce1">
            <text:p>17727</text:p>
          </table:table-cell>
          <table:table-cell office:value-type="float" office:value="5.72" table:style-name="ce1">
            <text:p>5,72</text:p>
          </table:table-cell>
          <table:table-cell office:value-type="float" office:value="3.34" table:style-name="ce1">
            <text:p>3,34</text:p>
          </table:table-cell>
          <table:table-cell office:value-type="float" office:value="10374" table:style-name="ce1">
            <text:p>10374</text:p>
          </table:table-cell>
          <table:table-cell office:value-type="float" office:value="6119" table:style-name="ce1">
            <text:p>6119</text:p>
          </table:table-cell>
          <table:table-cell office:value-type="float" office:value="5.93" table:style-name="ce1">
            <text:p>5,93</text:p>
          </table:table-cell>
          <table:table-cell office:value-type="float" office:value="3.77" table:style-name="ce1">
            <text:p>3,77</text:p>
          </table:table-cell>
          <table:table-cell office:value-type="float" office:value="21609" table:style-name="ce1">
            <text:p>21609</text:p>
          </table:table-cell>
          <table:table-cell office:value-type="float" office:value="8684" table:style-name="ce1">
            <text:p>8684</text:p>
          </table:table-cell>
          <table:table-cell office:value-type="float" office:value="3.3" table:style-name="ce2">
            <text:p>3,3</text:p>
          </table:table-cell>
          <table:table-cell office:value-type="float" office:value="0.95" table:style-name="ce2">
            <text:p>0,95</text:p>
          </table:table-cell>
          <table:table-cell office:value-type="float" office:value="6547" table:style-name="ce1">
            <text:p>6547</text:p>
          </table:table-cell>
          <table:table-cell office:value-type="float" office:value="1915" table:style-name="ce2">
            <text:p>1915</text:p>
          </table:table-cell>
          <table:table-cell office:value-type="float" office:value="8.6" table:style-name="ce1">
            <text:p>8,6</text:p>
          </table:table-cell>
          <table:table-cell office:value-type="float" office:value="6.3" table:style-name="ce1">
            <text:p>6,3</text:p>
          </table:table-cell>
          <table:table-cell office:value-type="float" office:value="25537" table:style-name="ce1">
            <text:p>25537</text:p>
          </table:table-cell>
          <table:table-cell office:value-type="float" office:value="12732" table:style-name="ce1">
            <text:p>12732</text:p>
          </table:table-cell>
          <table:table-cell office:value-type="float" office:value="75.22" table:style-name="ce3">
            <text:p>75,22</text:p>
          </table:table-cell>
          <table:table-cell office:value-type="float" office:value="72.900000000000006" table:style-name="ce3">
            <text:p>72,9</text:p>
          </table:table-cell>
          <table:table-cell office:value-type="float" office:value="694766" table:style-name="ce3">
            <text:p>694766</text:p>
          </table:table-cell>
          <table:table-cell office:value-type="float" office:value="104206" table:style-name="ce3">
            <text:p>104206</text:p>
          </table:table-cell>
          <table:table-cell office:value-type="float" office:value="11.27" table:style-name="ce1">
            <text:p>11,27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35848" table:style-name="ce1">
            <text:p>35848</text:p>
          </table:table-cell>
          <table:table-cell office:value-type="float" office:value="6931" table:style-name="ce1">
            <text:p>6931</text:p>
          </table:table-cell>
          <table:table-cell office:value-type="float" office:value="13.69" table:style-name="ce1">
            <text:p>13,69</text:p>
          </table:table-cell>
          <table:table-cell office:value-type="float" office:value="4.74" table:style-name="ce1">
            <text:p>4,74</text:p>
          </table:table-cell>
          <table:table-cell office:value-type="float" office:value="92258" table:style-name="ce1">
            <text:p>92258</text:p>
          </table:table-cell>
          <table:table-cell office:value-type="float" office:value="6158" table:style-name="ce1">
            <text:p>6158</text:p>
          </table:table-cell>
          <table:table-cell office:value-type="float" office:value="25.83" table:style-name="ce1">
            <text:p>25,83</text:p>
          </table:table-cell>
          <table:table-cell office:value-type="float" office:value="23.54" table:style-name="ce1">
            <text:p>23,54</text:p>
          </table:table-cell>
          <table:table-cell office:value-type="float" office:value="83098" table:style-name="ce1">
            <text:p>83098</text:p>
          </table:table-cell>
          <table:table-cell office:value-type="float" office:value="42021" table:style-name="ce1">
            <text:p>42021</text:p>
          </table:table-cell>
          <table:table-cell office:value-type="float" office:value="3.3" table:formula="of:=MIN([.$B33];[.$F33];[.$J33];[.$N33];[.$R33];[.$V33];[.$Z33];[.$AD33];[.$AH33];[.$AL33];[.$AP33];[.$AT33];[.$AX33];[.$BB33];[.$BF33])" table:style-name="ce1">
            <text:p>3,3</text:p>
          </table:table-cell>
          <table:table-cell office:value-type="float" office:value="0.95" table:formula="of:=MIN([.$C33];[.$G33];[.$K33];[.$O33];[.$S33];[.$W33];[.$AA33];[.$AE33];[.$AI33];[.$AM33];[.$AQ33];[.$AU33];[.$AY33];[.$BC33];[.$BG33])" table:style-name="ce1">
            <text:p>0,95</text:p>
          </table:table-cell>
          <table:table-cell office:value-type="float" office:value="4955" table:formula="of:=MIN([.$D33];[.$H33];[.$L33];[.$P33];[.$T33];[.$X33];[.$AB33];[.$AF33];[.$AJ33];[.$AN33];[.$AR33];[.$AV33];[.$AZ33];[.$BD33];[.$BH33])" table:style-name="ce1">
            <text:p>4955</text:p>
          </table:table-cell>
          <table:table-cell office:value-type="float" office:value="1915" table:formula="of:=MIN([.$E33];[.$I33];[.$M33];[.$Q33];[.$U33];[.$Y33];[.$AC33];[.$AG33];[.$AK33];[.$AO33];[.$AS33];[.$AW33];[.$BA33];[.$BE33];[.$BI33])" table:style-name="ce1">
            <text:p>1915</text:p>
          </table:table-cell>
          <table:table-cell office:value-type="float" office:value="11.27" table:formula="of:=MEDIAN([.$B33];[.$F33];[.$J33];[.$N33];[.$R33];[.$V33];[.$Z33];[.$AD33];[.$AH33];[.$AL33];[.$AP33];[.$AT33];[.$AX33];[.$BB33];[.$BF33])" table:style-name="ce1">
            <text:p>11,27</text:p>
          </table:table-cell>
          <table:table-cell office:value-type="float" office:value="6.3" table:formula="of:=MEDIAN([.$C33];[.$G33];[.$K33];[.$O33];[.$S33];[.$W33];[.$AA33];[.$AE33];[.$AI33];[.$AM33];[.$AQ33];[.$AU33];[.$AY33];[.$BC33];[.$BG33])" table:style-name="ce1">
            <text:p>6,3</text:p>
          </table:table-cell>
          <table:table-cell office:value-type="float" office:value="25537" table:formula="of:=MEDIAN([.$D33];[.$H33];[.$L33];[.$P33];[.$T33];[.$X33];[.$AB33];[.$AF33];[.$AJ33];[.$AN33];[.$AR33];[.$AV33];[.$AZ33];[.$BD33];[.$BH33])" table:style-name="ce1">
            <text:p>25537</text:p>
          </table:table-cell>
          <table:table-cell office:value-type="float" office:value="12732" table:formula="of:=MEDIAN([.$E33];[.$I33];[.$M33];[.$Q33];[.$U33];[.$Y33];[.$AC33];[.$AG33];[.$AK33];[.$AO33];[.$AS33];[.$AW33];[.$BA33];[.$BE33];[.$BI33])" table:style-name="ce1">
            <text:p>12732</text:p>
          </table:table-cell>
          <table:table-cell office:value-type="float" office:value="75.22" table:formula="of:=MAX([.$B33];[.$F33];[.$J33];[.$N33];[.$R33];[.$V33];[.$Z33];[.$AD33];[.$AH33];[.$AL33];[.$AP33];[.$AT33];[.$AX33];[.$BB33];[.$BF33])" table:style-name="ce1">
            <text:p>75,22</text:p>
          </table:table-cell>
          <table:table-cell office:value-type="float" office:value="72.900000000000006" table:formula="of:=MAX([.$C33];[.$G33];[.$K33];[.$O33];[.$S33];[.$W33];[.$AA33];[.$AE33];[.$AI33];[.$AM33];[.$AQ33];[.$AU33];[.$AY33];[.$BC33];[.$BG33])" table:style-name="ce1">
            <text:p>72,9</text:p>
          </table:table-cell>
          <table:table-cell office:value-type="float" office:value="694766" table:formula="of:=MAX([.$D33];[.$H33];[.$L33];[.$P33];[.$T33];[.$X33];[.$AB33];[.$AF33];[.$AJ33];[.$AN33];[.$AR33];[.$AV33];[.$AZ33];[.$BD33];[.$BH33])" table:style-name="ce1">
            <text:p>694766</text:p>
          </table:table-cell>
          <table:table-cell office:value-type="float" office:value="104206" table:formula="of:=MAX([.$E33];[.$I33];[.$M33];[.$Q33];[.$U33];[.$Y33];[.$AC33];[.$AG33];[.$AK33];[.$AO33];[.$AS33];[.$AW33];[.$BA33];[.$BE33];[.$BI33])" table:style-name="ce1">
            <text:p>10420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15_c60.lp</text:p>
          </table:table-cell>
          <table:table-cell office:value-type="float" office:value="3.44" table:style-name="ce2">
            <text:p>3,44</text:p>
          </table:table-cell>
          <table:table-cell office:value-type="float" office:value="1.86" table:style-name="ce2">
            <text:p>1,86</text:p>
          </table:table-cell>
          <table:table-cell office:value-type="float" office:value="20128" table:style-name="ce1">
            <text:p>20128</text:p>
          </table:table-cell>
          <table:table-cell office:value-type="float" office:value="4615" table:style-name="ce2">
            <text:p>4615</text:p>
          </table:table-cell>
          <table:table-cell office:value-type="float" office:value="13.4" table:style-name="ce1">
            <text:p>13,4</text:p>
          </table:table-cell>
          <table:table-cell office:value-type="float" office:value="11.79" table:style-name="ce1">
            <text:p>11,79</text:p>
          </table:table-cell>
          <table:table-cell office:value-type="float" office:value="58018" table:style-name="ce1">
            <text:p>58018</text:p>
          </table:table-cell>
          <table:table-cell office:value-type="float" office:value="30652" table:style-name="ce1">
            <text:p>30652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6.35" table:style-name="ce1">
            <text:p>6,35</text:p>
          </table:table-cell>
          <table:table-cell office:value-type="float" office:value="42598" table:style-name="ce1">
            <text:p>42598</text:p>
          </table:table-cell>
          <table:table-cell office:value-type="float" office:value="15804" table:style-name="ce1">
            <text:p>15804</text:p>
          </table:table-cell>
          <table:table-cell office:value-type="float" office:value="7.28" table:style-name="ce1">
            <text:p>7,28</text:p>
          </table:table-cell>
          <table:table-cell office:value-type="float" office:value="5.75" table:style-name="ce1">
            <text:p>5,75</text:p>
          </table:table-cell>
          <table:table-cell office:value-type="float" office:value="23270" table:style-name="ce1">
            <text:p>23270</text:p>
          </table:table-cell>
          <table:table-cell office:value-type="float" office:value="17447" table:style-name="ce1">
            <text:p>17447</text:p>
          </table:table-cell>
          <table:table-cell office:value-type="float" office:value="5.81" table:style-name="ce1">
            <text:p>5,81</text:p>
          </table:table-cell>
          <table:table-cell office:value-type="float" office:value="4.13" table:style-name="ce1">
            <text:p>4,13</text:p>
          </table:table-cell>
          <table:table-cell office:value-type="float" office:value="24111" table:style-name="ce1">
            <text:p>24111</text:p>
          </table:table-cell>
          <table:table-cell office:value-type="float" office:value="12288" table:style-name="ce1">
            <text:p>12288</text:p>
          </table:table-cell>
          <table:table-cell office:value-type="float" office:value="12.53" table:style-name="ce1">
            <text:p>12,53</text:p>
          </table:table-cell>
          <table:table-cell office:value-type="float" office:value="10.98" table:style-name="ce1">
            <text:p>10,98</text:p>
          </table:table-cell>
          <table:table-cell office:value-type="float" office:value="32971" table:style-name="ce1">
            <text:p>32971</text:p>
          </table:table-cell>
          <table:table-cell office:value-type="float" office:value="25844" table:style-name="ce1">
            <text:p>25844</text:p>
          </table:table-cell>
          <table:table-cell office:value-type="float" office:value="6.52" table:style-name="ce1">
            <text:p>6,52</text:p>
          </table:table-cell>
          <table:table-cell office:value-type="float" office:value="4.68" table:style-name="ce1">
            <text:p>4,68</text:p>
          </table:table-cell>
          <table:table-cell office:value-type="float" office:value="14649" table:style-name="ce1">
            <text:p>14649</text:p>
          </table:table-cell>
          <table:table-cell office:value-type="float" office:value="10883" table:style-name="ce1">
            <text:p>10883</text:p>
          </table:table-cell>
          <table:table-cell office:value-type="float" office:value="5.64" table:style-name="ce1">
            <text:p>5,64</text:p>
          </table:table-cell>
          <table:table-cell office:value-type="float" office:value="4.01" table:style-name="ce1">
            <text:p>4,01</text:p>
          </table:table-cell>
          <table:table-cell office:value-type="float" office:value="14036" table:style-name="ce2">
            <text:p>14036</text:p>
          </table:table-cell>
          <table:table-cell office:value-type="float" office:value="10469" table:style-name="ce1">
            <text:p>10469</text:p>
          </table:table-cell>
          <table:table-cell office:value-type="float" office:value="25.17" table:style-name="ce3">
            <text:p>25,17</text:p>
          </table:table-cell>
          <table:table-cell office:value-type="float" office:value="23.42" table:style-name="ce3">
            <text:p>23,42</text:p>
          </table:table-cell>
          <table:table-cell office:value-type="float" office:value="92885" table:style-name="ce3">
            <text:p>92885</text:p>
          </table:table-cell>
          <table:table-cell office:value-type="float" office:value="49507" table:style-name="ce3">
            <text:p>49507</text:p>
          </table:table-cell>
          <table:table-cell office:value-type="float" office:value="7.59" table:style-name="ce1">
            <text:p>7,59</text:p>
          </table:table-cell>
          <table:table-cell office:value-type="float" office:value="5.93" table:style-name="ce1">
            <text:p>5,93</text:p>
          </table:table-cell>
          <table:table-cell office:value-type="float" office:value="24414" table:style-name="ce1">
            <text:p>24414</text:p>
          </table:table-cell>
          <table:table-cell office:value-type="float" office:value="13737" table:style-name="ce1">
            <text:p>13737</text:p>
          </table:table-cell>
          <table:table-cell office:value-type="float" office:value="5.47" table:style-name="ce1">
            <text:p>5,47</text:p>
          </table:table-cell>
          <table:table-cell office:value-type="float" office:value="3.69" table:style-name="ce1">
            <text:p>3,69</text:p>
          </table:table-cell>
          <table:table-cell office:value-type="float" office:value="16725" table:style-name="ce1">
            <text:p>16725</text:p>
          </table:table-cell>
          <table:table-cell office:value-type="float" office:value="8401" table:style-name="ce1">
            <text:p>8401</text:p>
          </table:table-cell>
          <table:table-cell office:value-type="float" office:value="9.86" table:style-name="ce1">
            <text:p>9,86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37440" table:style-name="ce1">
            <text:p>37440</text:p>
          </table:table-cell>
          <table:table-cell office:value-type="float" office:value="21780" table:style-name="ce1">
            <text:p>21780</text:p>
          </table:table-cell>
          <table:table-cell office:value-type="float" office:value="14.41" table:style-name="ce1">
            <text:p>14,41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5674" table:style-name="ce1">
            <text:p>25674</text:p>
          </table:table-cell>
          <table:table-cell office:value-type="float" office:value="13073" table:style-name="ce1">
            <text:p>13073</text:p>
          </table:table-cell>
          <table:table-cell office:value-type="float" office:value="7.75" table:style-name="ce1">
            <text:p>7,75</text:p>
          </table:table-cell>
          <table:table-cell office:value-type="float" office:value="2.25" table:style-name="ce1">
            <text:p>2,25</text:p>
          </table:table-cell>
          <table:table-cell office:value-type="float" office:value="60429" table:style-name="ce1">
            <text:p>60429</text:p>
          </table:table-cell>
          <table:table-cell office:value-type="float" office:value="5396" table:style-name="ce1">
            <text:p>5396</text:p>
          </table:table-cell>
          <table:table-cell office:value-type="float" office:value="12.58" table:style-name="ce1">
            <text:p>12,58</text:p>
          </table:table-cell>
          <table:table-cell office:value-type="float" office:value="10.91" table:style-name="ce1">
            <text:p>10,91</text:p>
          </table:table-cell>
          <table:table-cell office:value-type="float" office:value="38495" table:style-name="ce1">
            <text:p>38495</text:p>
          </table:table-cell>
          <table:table-cell office:value-type="float" office:value="26880" table:style-name="ce1">
            <text:p>26880</text:p>
          </table:table-cell>
          <table:table-cell office:value-type="float" office:value="3.44" table:formula="of:=MIN([.$B34];[.$F34];[.$J34];[.$N34];[.$R34];[.$V34];[.$Z34];[.$AD34];[.$AH34];[.$AL34];[.$AP34];[.$AT34];[.$AX34];[.$BB34];[.$BF34])" table:style-name="ce1">
            <text:p>3,44</text:p>
          </table:table-cell>
          <table:table-cell office:value-type="float" office:value="1.86" table:formula="of:=MIN([.$C34];[.$G34];[.$K34];[.$O34];[.$S34];[.$W34];[.$AA34];[.$AE34];[.$AI34];[.$AM34];[.$AQ34];[.$AU34];[.$AY34];[.$BC34];[.$BG34])" table:style-name="ce1">
            <text:p>1,86</text:p>
          </table:table-cell>
          <table:table-cell office:value-type="float" office:value="14036" table:formula="of:=MIN([.$D34];[.$H34];[.$L34];[.$P34];[.$T34];[.$X34];[.$AB34];[.$AF34];[.$AJ34];[.$AN34];[.$AR34];[.$AV34];[.$AZ34];[.$BD34];[.$BH34])" table:style-name="ce1">
            <text:p>14036</text:p>
          </table:table-cell>
          <table:table-cell office:value-type="float" office:value="4615" table:formula="of:=MIN([.$E34];[.$I34];[.$M34];[.$Q34];[.$U34];[.$Y34];[.$AC34];[.$AG34];[.$AK34];[.$AO34];[.$AS34];[.$AW34];[.$BA34];[.$BE34];[.$BI34])" table:style-name="ce1">
            <text:p>4615</text:p>
          </table:table-cell>
          <table:table-cell office:value-type="float" office:value="7.75" table:formula="of:=MEDIAN([.$B34];[.$F34];[.$J34];[.$N34];[.$R34];[.$V34];[.$Z34];[.$AD34];[.$AH34];[.$AL34];[.$AP34];[.$AT34];[.$AX34];[.$BB34];[.$BF34])" table:style-name="ce1">
            <text:p>7,75</text:p>
          </table:table-cell>
          <table:table-cell office:value-type="float" office:value="5.93" table:formula="of:=MEDIAN([.$C34];[.$G34];[.$K34];[.$O34];[.$S34];[.$W34];[.$AA34];[.$AE34];[.$AI34];[.$AM34];[.$AQ34];[.$AU34];[.$AY34];[.$BC34];[.$BG34])" table:style-name="ce1">
            <text:p>5,93</text:p>
          </table:table-cell>
          <table:table-cell office:value-type="float" office:value="25674" table:formula="of:=MEDIAN([.$D34];[.$H34];[.$L34];[.$P34];[.$T34];[.$X34];[.$AB34];[.$AF34];[.$AJ34];[.$AN34];[.$AR34];[.$AV34];[.$AZ34];[.$BD34];[.$BH34])" table:style-name="ce1">
            <text:p>25674</text:p>
          </table:table-cell>
          <table:table-cell office:value-type="float" office:value="13737" table:formula="of:=MEDIAN([.$E34];[.$I34];[.$M34];[.$Q34];[.$U34];[.$Y34];[.$AC34];[.$AG34];[.$AK34];[.$AO34];[.$AS34];[.$AW34];[.$BA34];[.$BE34];[.$BI34])" table:style-name="ce1">
            <text:p>13737</text:p>
          </table:table-cell>
          <table:table-cell office:value-type="float" office:value="25.17" table:formula="of:=MAX([.$B34];[.$F34];[.$J34];[.$N34];[.$R34];[.$V34];[.$Z34];[.$AD34];[.$AH34];[.$AL34];[.$AP34];[.$AT34];[.$AX34];[.$BB34];[.$BF34])" table:style-name="ce1">
            <text:p>25,17</text:p>
          </table:table-cell>
          <table:table-cell office:value-type="float" office:value="23.42" table:formula="of:=MAX([.$C34];[.$G34];[.$K34];[.$O34];[.$S34];[.$W34];[.$AA34];[.$AE34];[.$AI34];[.$AM34];[.$AQ34];[.$AU34];[.$AY34];[.$BC34];[.$BG34])" table:style-name="ce1">
            <text:p>23,42</text:p>
          </table:table-cell>
          <table:table-cell office:value-type="float" office:value="92885" table:formula="of:=MAX([.$D34];[.$H34];[.$L34];[.$P34];[.$T34];[.$X34];[.$AB34];[.$AF34];[.$AJ34];[.$AN34];[.$AR34];[.$AV34];[.$AZ34];[.$BD34];[.$BH34])" table:style-name="ce1">
            <text:p>92885</text:p>
          </table:table-cell>
          <table:table-cell office:value-type="float" office:value="49507" table:formula="of:=MAX([.$E34];[.$I34];[.$M34];[.$Q34];[.$U34];[.$Y34];[.$AC34];[.$AG34];[.$AK34];[.$AO34];[.$AS34];[.$AW34];[.$BA34];[.$BE34];[.$BI34])" table:style-name="ce1">
            <text:p>4950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20_c50.lp</text:p>
          </table:table-cell>
          <table:table-cell office:value-type="float" office:value="25.85" table:style-name="ce1">
            <text:p>25,85</text:p>
          </table:table-cell>
          <table:table-cell office:value-type="float" office:value="24.46" table:style-name="ce1">
            <text:p>24,46</text:p>
          </table:table-cell>
          <table:table-cell office:value-type="float" office:value="282945" table:style-name="ce1">
            <text:p>282945</text:p>
          </table:table-cell>
          <table:table-cell office:value-type="float" office:value="48180" table:style-name="ce1">
            <text:p>48180</text:p>
          </table:table-cell>
          <table:table-cell office:value-type="float" office:value="223.27" table:style-name="ce3">
            <text:p>223,27</text:p>
          </table:table-cell>
          <table:table-cell office:value-type="float" office:value="221.8" table:style-name="ce3">
            <text:p>221,8</text:p>
          </table:table-cell>
          <table:table-cell office:value-type="float" office:value="965534" table:style-name="ce1">
            <text:p>965534</text:p>
          </table:table-cell>
          <table:table-cell office:value-type="float" office:value="366350" table:style-name="ce3">
            <text:p>366350</text:p>
          </table:table-cell>
          <table:table-cell office:value-type="float" office:value="20.13" table:style-name="ce1">
            <text:p>20,13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07993" table:style-name="ce1">
            <text:p>107993</text:p>
          </table:table-cell>
          <table:table-cell office:value-type="float" office:value="38261" table:style-name="ce1">
            <text:p>38261</text:p>
          </table:table-cell>
          <table:table-cell office:value-type="float" office:value="48.44" table:style-name="ce1">
            <text:p>48,44</text:p>
          </table:table-cell>
          <table:table-cell office:value-type="float" office:value="47.08" table:style-name="ce1">
            <text:p>47,08</text:p>
          </table:table-cell>
          <table:table-cell office:value-type="float" office:value="94486" table:style-name="ce1">
            <text:p>94486</text:p>
          </table:table-cell>
          <table:table-cell office:value-type="float" office:value="75972" table:style-name="ce1">
            <text:p>75972</text:p>
          </table:table-cell>
          <table:table-cell office:value-type="float" office:value="115.74" table:style-name="ce1">
            <text:p>115,74</text:p>
          </table:table-cell>
          <table:table-cell office:value-type="float" office:value="114.21" table:style-name="ce1">
            <text:p>114,21</text:p>
          </table:table-cell>
          <table:table-cell office:value-type="float" office:value="455961" table:style-name="ce1">
            <text:p>455961</text:p>
          </table:table-cell>
          <table:table-cell office:value-type="float" office:value="194074" table:style-name="ce1">
            <text:p>194074</text:p>
          </table:table-cell>
          <table:table-cell office:value-type="float" office:value="45.63" table:style-name="ce1">
            <text:p>45,63</text:p>
          </table:table-cell>
          <table:table-cell office:value-type="float" office:value="44.04" table:style-name="ce1">
            <text:p>44,04</text:p>
          </table:table-cell>
          <table:table-cell office:value-type="float" office:value="125733" table:style-name="ce1">
            <text:p>125733</text:p>
          </table:table-cell>
          <table:table-cell office:value-type="float" office:value="80242" table:style-name="ce1">
            <text:p>80242</text:p>
          </table:table-cell>
          <table:table-cell office:value-type="float" office:value="172.03" table:style-name="ce1">
            <text:p>172,03</text:p>
          </table:table-cell>
          <table:table-cell office:value-type="float" office:value="170.45" table:style-name="ce1">
            <text:p>170,45</text:p>
          </table:table-cell>
          <table:table-cell office:value-type="float" office:value="350634" table:style-name="ce1">
            <text:p>350634</text:p>
          </table:table-cell>
          <table:table-cell office:value-type="float" office:value="287421" table:style-name="ce1">
            <text:p>287421</text:p>
          </table:table-cell>
          <table:table-cell office:value-type="float" office:value="75.52" table:style-name="ce1">
            <text:p>75,52</text:p>
          </table:table-cell>
          <table:table-cell office:value-type="float" office:value="73.89" table:style-name="ce1">
            <text:p>73,89</text:p>
          </table:table-cell>
          <table:table-cell office:value-type="float" office:value="131642" table:style-name="ce1">
            <text:p>131642</text:p>
          </table:table-cell>
          <table:table-cell office:value-type="float" office:value="106310" table:style-name="ce1">
            <text:p>106310</text:p>
          </table:table-cell>
          <table:table-cell office:value-type="float" office:value="3.76" table:style-name="ce2">
            <text:p>3,76</text:p>
          </table:table-cell>
          <table:table-cell office:value-type="float" office:value="2.0699999999999998" table:style-name="ce2">
            <text:p>2,07</text:p>
          </table:table-cell>
          <table:table-cell office:value-type="float" office:value="15077" table:style-name="ce2">
            <text:p>15077</text:p>
          </table:table-cell>
          <table:table-cell office:value-type="float" office:value="4264" table:style-name="ce2">
            <text:p>4264</text:p>
          </table:table-cell>
          <table:table-cell office:value-type="float" office:value="102.66" table:style-name="ce1">
            <text:p>102,66</text:p>
          </table:table-cell>
          <table:table-cell office:value-type="float" office:value="101.29" table:style-name="ce1">
            <text:p>101,29</text:p>
          </table:table-cell>
          <table:table-cell office:value-type="float" office:value="389050" table:style-name="ce1">
            <text:p>389050</text:p>
          </table:table-cell>
          <table:table-cell office:value-type="float" office:value="193135" table:style-name="ce1">
            <text:p>193135</text:p>
          </table:table-cell>
          <table:table-cell office:value-type="float" office:value="193.34" table:style-name="ce1">
            <text:p>193,34</text:p>
          </table:table-cell>
          <table:table-cell office:value-type="float" office:value="191.67" table:style-name="ce1">
            <text:p>191,67</text:p>
          </table:table-cell>
          <table:table-cell office:value-type="float" office:value="716806" table:style-name="ce1">
            <text:p>716806</text:p>
          </table:table-cell>
          <table:table-cell office:value-type="float" office:value="360667" table:style-name="ce1">
            <text:p>360667</text:p>
          </table:table-cell>
          <table:table-cell office:value-type="float" office:value="182.62" table:style-name="ce1">
            <text:p>182,62</text:p>
          </table:table-cell>
          <table:table-cell office:value-type="float" office:value="180.97" table:style-name="ce1">
            <text:p>180,97</text:p>
          </table:table-cell>
          <table:table-cell office:value-type="float" office:value="481882" table:style-name="ce1">
            <text:p>481882</text:p>
          </table:table-cell>
          <table:table-cell office:value-type="float" office:value="319235" table:style-name="ce1">
            <text:p>319235</text:p>
          </table:table-cell>
          <table:table-cell office:value-type="float" office:value="45.28" table:style-name="ce1">
            <text:p>45,28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381701" table:style-name="ce1">
            <text:p>381701</text:p>
          </table:table-cell>
          <table:table-cell office:value-type="float" office:value="50835" table:style-name="ce1">
            <text:p>50835</text:p>
          </table:table-cell>
          <table:table-cell office:value-type="float" office:value="70.28" table:style-name="ce1">
            <text:p>70,28</text:p>
          </table:table-cell>
          <table:table-cell office:value-type="float" office:value="64.64" table:style-name="ce1">
            <text:p>64,64</text:p>
          </table:table-cell>
          <table:table-cell office:value-type="float" office:value="4182292" table:style-name="ce3">
            <text:p>4182292</text:p>
          </table:table-cell>
          <table:table-cell office:value-type="float" office:value="76737" table:style-name="ce1">
            <text:p>76737</text:p>
          </table:table-cell>
          <table:table-cell office:value-type="float" office:value="24.42" table:style-name="ce1">
            <text:p>24,42</text:p>
          </table:table-cell>
          <table:table-cell office:value-type="float" office:value="22.92" table:style-name="ce1">
            <text:p>22,92</text:p>
          </table:table-cell>
          <table:table-cell office:value-type="float" office:value="96522" table:style-name="ce1">
            <text:p>96522</text:p>
          </table:table-cell>
          <table:table-cell office:value-type="float" office:value="40756" table:style-name="ce1">
            <text:p>40756</text:p>
          </table:table-cell>
          <table:table-cell office:value-type="float" office:value="3.76" table:formula="of:=MIN([.$B35];[.$F35];[.$J35];[.$N35];[.$R35];[.$V35];[.$Z35];[.$AD35];[.$AH35];[.$AL35];[.$AP35];[.$AT35];[.$AX35];[.$BB35];[.$BF35])" table:style-name="ce1">
            <text:p>3,76</text:p>
          </table:table-cell>
          <table:table-cell office:value-type="float" office:value="2.0699999999999998" table:formula="of:=MIN([.$C35];[.$G35];[.$K35];[.$O35];[.$S35];[.$W35];[.$AA35];[.$AE35];[.$AI35];[.$AM35];[.$AQ35];[.$AU35];[.$AY35];[.$BC35];[.$BG35])" table:style-name="ce1">
            <text:p>2,07</text:p>
          </table:table-cell>
          <table:table-cell office:value-type="float" office:value="15077" table:formula="of:=MIN([.$D35];[.$H35];[.$L35];[.$P35];[.$T35];[.$X35];[.$AB35];[.$AF35];[.$AJ35];[.$AN35];[.$AR35];[.$AV35];[.$AZ35];[.$BD35];[.$BH35])" table:style-name="ce1">
            <text:p>15077</text:p>
          </table:table-cell>
          <table:table-cell office:value-type="float" office:value="4264" table:formula="of:=MIN([.$E35];[.$I35];[.$M35];[.$Q35];[.$U35];[.$Y35];[.$AC35];[.$AG35];[.$AK35];[.$AO35];[.$AS35];[.$AW35];[.$BA35];[.$BE35];[.$BI35])" table:style-name="ce1">
            <text:p>4264</text:p>
          </table:table-cell>
          <table:table-cell office:value-type="float" office:value="70.28" table:formula="of:=MEDIAN([.$B35];[.$F35];[.$J35];[.$N35];[.$R35];[.$V35];[.$Z35];[.$AD35];[.$AH35];[.$AL35];[.$AP35];[.$AT35];[.$AX35];[.$BB35];[.$BF35])" table:style-name="ce1">
            <text:p>70,28</text:p>
          </table:table-cell>
          <table:table-cell office:value-type="float" office:value="64.64" table:formula="of:=MEDIAN([.$C35];[.$G35];[.$K35];[.$O35];[.$S35];[.$W35];[.$AA35];[.$AE35];[.$AI35];[.$AM35];[.$AQ35];[.$AU35];[.$AY35];[.$BC35];[.$BG35])" table:style-name="ce1">
            <text:p>64,64</text:p>
          </table:table-cell>
          <table:table-cell office:value-type="float" office:value="350634" table:formula="of:=MEDIAN([.$D35];[.$H35];[.$L35];[.$P35];[.$T35];[.$X35];[.$AB35];[.$AF35];[.$AJ35];[.$AN35];[.$AR35];[.$AV35];[.$AZ35];[.$BD35];[.$BH35])" table:style-name="ce1">
            <text:p>350634</text:p>
          </table:table-cell>
          <table:table-cell office:value-type="float" office:value="80242" table:formula="of:=MEDIAN([.$E35];[.$I35];[.$M35];[.$Q35];[.$U35];[.$Y35];[.$AC35];[.$AG35];[.$AK35];[.$AO35];[.$AS35];[.$AW35];[.$BA35];[.$BE35];[.$BI35])" table:style-name="ce1">
            <text:p>80242</text:p>
          </table:table-cell>
          <table:table-cell office:value-type="float" office:value="223.27" table:formula="of:=MAX([.$B35];[.$F35];[.$J35];[.$N35];[.$R35];[.$V35];[.$Z35];[.$AD35];[.$AH35];[.$AL35];[.$AP35];[.$AT35];[.$AX35];[.$BB35];[.$BF35])" table:style-name="ce1">
            <text:p>223,27</text:p>
          </table:table-cell>
          <table:table-cell office:value-type="float" office:value="221.8" table:formula="of:=MAX([.$C35];[.$G35];[.$K35];[.$O35];[.$S35];[.$W35];[.$AA35];[.$AE35];[.$AI35];[.$AM35];[.$AQ35];[.$AU35];[.$AY35];[.$BC35];[.$BG35])" table:style-name="ce1">
            <text:p>221,8</text:p>
          </table:table-cell>
          <table:table-cell office:value-type="float" office:value="4182292" table:formula="of:=MAX([.$D35];[.$H35];[.$L35];[.$P35];[.$T35];[.$X35];[.$AB35];[.$AF35];[.$AJ35];[.$AN35];[.$AR35];[.$AV35];[.$AZ35];[.$BD35];[.$BH35])" table:style-name="ce1">
            <text:p>4182292</text:p>
          </table:table-cell>
          <table:table-cell office:value-type="float" office:value="366350" table:formula="of:=MAX([.$E35];[.$I35];[.$M35];[.$Q35];[.$U35];[.$Y35];[.$AC35];[.$AG35];[.$AK35];[.$AO35];[.$AS35];[.$AW35];[.$BA35];[.$BE35];[.$BI35])" table:style-name="ce1">
            <text:p>36635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20_c55.lp</text:p>
          </table:table-cell>
          <table:table-cell office:value-type="float" office:value="23.99" table:style-name="ce1">
            <text:p>23,99</text:p>
          </table:table-cell>
          <table:table-cell office:value-type="float" office:value="22.09" table:style-name="ce1">
            <text:p>22,09</text:p>
          </table:table-cell>
          <table:table-cell office:value-type="float" office:value="100341" table:style-name="ce1">
            <text:p>100341</text:p>
          </table:table-cell>
          <table:table-cell office:value-type="float" office:value="61475" table:style-name="ce1">
            <text:p>61475</text:p>
          </table:table-cell>
          <table:table-cell office:value-type="float" office:value="23.63" table:style-name="ce1">
            <text:p>23,63</text:p>
          </table:table-cell>
          <table:table-cell office:value-type="float" office:value="21.65" table:style-name="ce1">
            <text:p>21,65</text:p>
          </table:table-cell>
          <table:table-cell office:value-type="float" office:value="208758" table:style-name="ce1">
            <text:p>208758</text:p>
          </table:table-cell>
          <table:table-cell office:value-type="float" office:value="73700" table:style-name="ce1">
            <text:p>73700</text:p>
          </table:table-cell>
          <table:table-cell office:value-type="float" office:value="46.86" table:style-name="ce1">
            <text:p>46,86</text:p>
          </table:table-cell>
          <table:table-cell office:value-type="float" office:value="45.08" table:style-name="ce1">
            <text:p>45,08</text:p>
          </table:table-cell>
          <table:table-cell office:value-type="float" office:value="217203" table:style-name="ce1">
            <text:p>217203</text:p>
          </table:table-cell>
          <table:table-cell office:value-type="float" office:value="119714" table:style-name="ce1">
            <text:p>119714</text:p>
          </table:table-cell>
          <table:table-cell office:value-type="float" office:value="247.02" table:style-name="ce3">
            <text:p>247,02</text:p>
          </table:table-cell>
          <table:table-cell office:value-type="float" office:value="245.02" table:style-name="ce3">
            <text:p>245,02</text:p>
          </table:table-cell>
          <table:table-cell office:value-type="float" office:value="1510585" table:style-name="ce1">
            <text:p>1510585</text:p>
          </table:table-cell>
          <table:table-cell office:value-type="float" office:value="544274" table:style-name="ce3">
            <text:p>544274</text:p>
          </table:table-cell>
          <table:table-cell office:value-type="float" office:value="15.56" table:style-name="ce2">
            <text:p>15,56</text:p>
          </table:table-cell>
          <table:table-cell office:value-type="float" office:value="13.69" table:style-name="ce2">
            <text:p>13,69</text:p>
          </table:table-cell>
          <table:table-cell office:value-type="float" office:value="89310" table:style-name="ce1">
            <text:p>89310</text:p>
          </table:table-cell>
          <table:table-cell office:value-type="float" office:value="39650" table:style-name="ce1">
            <text:p>39650</text:p>
          </table:table-cell>
          <table:table-cell office:value-type="float" office:value="53.59" table:style-name="ce1">
            <text:p>53,59</text:p>
          </table:table-cell>
          <table:table-cell office:value-type="float" office:value="51.59" table:style-name="ce1">
            <text:p>51,59</text:p>
          </table:table-cell>
          <table:table-cell office:value-type="float" office:value="480542" table:style-name="ce1">
            <text:p>480542</text:p>
          </table:table-cell>
          <table:table-cell office:value-type="float" office:value="142647" table:style-name="ce1">
            <text:p>142647</text:p>
          </table:table-cell>
          <table:table-cell office:value-type="float" office:value="24.55" table:style-name="ce1">
            <text:p>24,55</text:p>
          </table:table-cell>
          <table:table-cell office:value-type="float" office:value="22.51" table:style-name="ce1">
            <text:p>22,51</text:p>
          </table:table-cell>
          <table:table-cell office:value-type="float" office:value="86286" table:style-name="ce2">
            <text:p>86286</text:p>
          </table:table-cell>
          <table:table-cell office:value-type="float" office:value="60507" table:style-name="ce1">
            <text:p>60507</text:p>
          </table:table-cell>
          <table:table-cell office:value-type="float" office:value="94.18" table:style-name="ce1">
            <text:p>94,18</text:p>
          </table:table-cell>
          <table:table-cell office:value-type="float" office:value="92.12" table:style-name="ce1">
            <text:p>92,12</text:p>
          </table:table-cell>
          <table:table-cell office:value-type="float" office:value="271076" table:style-name="ce1">
            <text:p>271076</text:p>
          </table:table-cell>
          <table:table-cell office:value-type="float" office:value="203920" table:style-name="ce1">
            <text:p>203920</text:p>
          </table:table-cell>
          <table:table-cell office:value-type="float" office:value="44.42" table:style-name="ce1">
            <text:p>44,42</text:p>
          </table:table-cell>
          <table:table-cell office:value-type="float" office:value="42.42" table:style-name="ce1">
            <text:p>42,42</text:p>
          </table:table-cell>
          <table:table-cell office:value-type="float" office:value="231364" table:style-name="ce1">
            <text:p>231364</text:p>
          </table:table-cell>
          <table:table-cell office:value-type="float" office:value="111129" table:style-name="ce1">
            <text:p>111129</text:p>
          </table:table-cell>
          <table:table-cell office:value-type="float" office:value="25.68" table:style-name="ce1">
            <text:p>25,68</text:p>
          </table:table-cell>
          <table:table-cell office:value-type="float" office:value="23.79" table:style-name="ce1">
            <text:p>23,79</text:p>
          </table:table-cell>
          <table:table-cell office:value-type="float" office:value="159242" table:style-name="ce1">
            <text:p>159242</text:p>
          </table:table-cell>
          <table:table-cell office:value-type="float" office:value="82660" table:style-name="ce1">
            <text:p>82660</text:p>
          </table:table-cell>
          <table:table-cell office:value-type="float" office:value="25.94" table:style-name="ce1">
            <text:p>25,94</text:p>
          </table:table-cell>
          <table:table-cell office:value-type="float" office:value="23.89" table:style-name="ce1">
            <text:p>23,89</text:p>
          </table:table-cell>
          <table:table-cell office:value-type="float" office:value="139605" table:style-name="ce1">
            <text:p>139605</text:p>
          </table:table-cell>
          <table:table-cell office:value-type="float" office:value="67923" table:style-name="ce1">
            <text:p>67923</text:p>
          </table:table-cell>
          <table:table-cell office:value-type="float" office:value="53.74" table:style-name="ce1">
            <text:p>53,74</text:p>
          </table:table-cell>
          <table:table-cell office:value-type="float" office:value="51.68" table:style-name="ce1">
            <text:p>51,68</text:p>
          </table:table-cell>
          <table:table-cell office:value-type="float" office:value="532395" table:style-name="ce1">
            <text:p>532395</text:p>
          </table:table-cell>
          <table:table-cell office:value-type="float" office:value="124076" table:style-name="ce1">
            <text:p>124076</text:p>
          </table:table-cell>
          <table:table-cell office:value-type="float" office:value="26.19" table:style-name="ce1">
            <text:p>26,19</text:p>
          </table:table-cell>
          <table:table-cell office:value-type="float" office:value="19.84" table:style-name="ce1">
            <text:p>19,84</text:p>
          </table:table-cell>
          <table:table-cell office:value-type="float" office:value="121513" table:style-name="ce1">
            <text:p>121513</text:p>
          </table:table-cell>
          <table:table-cell office:value-type="float" office:value="32961" table:style-name="ce2">
            <text:p>32961</text:p>
          </table:table-cell>
          <table:table-cell office:value-type="float" office:value="136.94" table:style-name="ce1">
            <text:p>136,94</text:p>
          </table:table-cell>
          <table:table-cell office:value-type="float" office:value="129.11000000000001" table:style-name="ce1">
            <text:p>129,11</text:p>
          </table:table-cell>
          <table:table-cell office:value-type="float" office:value="7626592" table:style-name="ce3">
            <text:p>7626592</text:p>
          </table:table-cell>
          <table:table-cell office:value-type="float" office:value="342815" table:style-name="ce1">
            <text:p>342815</text:p>
          </table:table-cell>
          <table:table-cell office:value-type="float" office:value="80.7" table:style-name="ce1">
            <text:p>80,7</text:p>
          </table:table-cell>
          <table:table-cell office:value-type="float" office:value="78.760000000000005" table:style-name="ce1">
            <text:p>78,76</text:p>
          </table:table-cell>
          <table:table-cell office:value-type="float" office:value="365703" table:style-name="ce1">
            <text:p>365703</text:p>
          </table:table-cell>
          <table:table-cell office:value-type="float" office:value="204581" table:style-name="ce1">
            <text:p>204581</text:p>
          </table:table-cell>
          <table:table-cell office:value-type="float" office:value="15.56" table:formula="of:=MIN([.$B36];[.$F36];[.$J36];[.$N36];[.$R36];[.$V36];[.$Z36];[.$AD36];[.$AH36];[.$AL36];[.$AP36];[.$AT36];[.$AX36];[.$BB36];[.$BF36])" table:style-name="ce1">
            <text:p>15,56</text:p>
          </table:table-cell>
          <table:table-cell office:value-type="float" office:value="13.69" table:formula="of:=MIN([.$C36];[.$G36];[.$K36];[.$O36];[.$S36];[.$W36];[.$AA36];[.$AE36];[.$AI36];[.$AM36];[.$AQ36];[.$AU36];[.$AY36];[.$BC36];[.$BG36])" table:style-name="ce1">
            <text:p>13,69</text:p>
          </table:table-cell>
          <table:table-cell office:value-type="float" office:value="86286" table:formula="of:=MIN([.$D36];[.$H36];[.$L36];[.$P36];[.$T36];[.$X36];[.$AB36];[.$AF36];[.$AJ36];[.$AN36];[.$AR36];[.$AV36];[.$AZ36];[.$BD36];[.$BH36])" table:style-name="ce1">
            <text:p>86286</text:p>
          </table:table-cell>
          <table:table-cell office:value-type="float" office:value="32961" table:formula="of:=MIN([.$E36];[.$I36];[.$M36];[.$Q36];[.$U36];[.$Y36];[.$AC36];[.$AG36];[.$AK36];[.$AO36];[.$AS36];[.$AW36];[.$BA36];[.$BE36];[.$BI36])" table:style-name="ce1">
            <text:p>32961</text:p>
          </table:table-cell>
          <table:table-cell office:value-type="float" office:value="44.42" table:formula="of:=MEDIAN([.$B36];[.$F36];[.$J36];[.$N36];[.$R36];[.$V36];[.$Z36];[.$AD36];[.$AH36];[.$AL36];[.$AP36];[.$AT36];[.$AX36];[.$BB36];[.$BF36])" table:style-name="ce1">
            <text:p>44,42</text:p>
          </table:table-cell>
          <table:table-cell office:value-type="float" office:value="42.42" table:formula="of:=MEDIAN([.$C36];[.$G36];[.$K36];[.$O36];[.$S36];[.$W36];[.$AA36];[.$AE36];[.$AI36];[.$AM36];[.$AQ36];[.$AU36];[.$AY36];[.$BC36];[.$BG36])" table:style-name="ce1">
            <text:p>42,42</text:p>
          </table:table-cell>
          <table:table-cell office:value-type="float" office:value="217203" table:formula="of:=MEDIAN([.$D36];[.$H36];[.$L36];[.$P36];[.$T36];[.$X36];[.$AB36];[.$AF36];[.$AJ36];[.$AN36];[.$AR36];[.$AV36];[.$AZ36];[.$BD36];[.$BH36])" table:style-name="ce1">
            <text:p>217203</text:p>
          </table:table-cell>
          <table:table-cell office:value-type="float" office:value="111129" table:formula="of:=MEDIAN([.$E36];[.$I36];[.$M36];[.$Q36];[.$U36];[.$Y36];[.$AC36];[.$AG36];[.$AK36];[.$AO36];[.$AS36];[.$AW36];[.$BA36];[.$BE36];[.$BI36])" table:style-name="ce1">
            <text:p>111129</text:p>
          </table:table-cell>
          <table:table-cell office:value-type="float" office:value="247.02" table:formula="of:=MAX([.$B36];[.$F36];[.$J36];[.$N36];[.$R36];[.$V36];[.$Z36];[.$AD36];[.$AH36];[.$AL36];[.$AP36];[.$AT36];[.$AX36];[.$BB36];[.$BF36])" table:style-name="ce1">
            <text:p>247,02</text:p>
          </table:table-cell>
          <table:table-cell office:value-type="float" office:value="245.02" table:formula="of:=MAX([.$C36];[.$G36];[.$K36];[.$O36];[.$S36];[.$W36];[.$AA36];[.$AE36];[.$AI36];[.$AM36];[.$AQ36];[.$AU36];[.$AY36];[.$BC36];[.$BG36])" table:style-name="ce1">
            <text:p>245,02</text:p>
          </table:table-cell>
          <table:table-cell office:value-type="float" office:value="7626592" table:formula="of:=MAX([.$D36];[.$H36];[.$L36];[.$P36];[.$T36];[.$X36];[.$AB36];[.$AF36];[.$AJ36];[.$AN36];[.$AR36];[.$AV36];[.$AZ36];[.$BD36];[.$BH36])" table:style-name="ce1">
            <text:p>7626592</text:p>
          </table:table-cell>
          <table:table-cell office:value-type="float" office:value="544274" table:formula="of:=MAX([.$E36];[.$I36];[.$M36];[.$Q36];[.$U36];[.$Y36];[.$AC36];[.$AG36];[.$AK36];[.$AO36];[.$AS36];[.$AW36];[.$BA36];[.$BE36];[.$BI36])" table:style-name="ce1">
            <text:p>54427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20_c60.lp</text:p>
          </table:table-cell>
          <table:table-cell office:value-type="float" office:value="5.88" table:style-name="ce1">
            <text:p>5,88</text:p>
          </table:table-cell>
          <table:table-cell office:value-type="float" office:value="3.76" table:style-name="ce1">
            <text:p>3,76</text:p>
          </table:table-cell>
          <table:table-cell office:value-type="float" office:value="24411" table:style-name="ce1">
            <text:p>24411</text:p>
          </table:table-cell>
          <table:table-cell office:value-type="float" office:value="11341" table:style-name="ce1">
            <text:p>11341</text:p>
          </table:table-cell>
          <table:table-cell office:value-type="float" office:value="32.19" table:style-name="ce1">
            <text:p>32,19</text:p>
          </table:table-cell>
          <table:table-cell office:value-type="float" office:value="29.91" table:style-name="ce1">
            <text:p>29,91</text:p>
          </table:table-cell>
          <table:table-cell office:value-type="float" office:value="108120" table:style-name="ce1">
            <text:p>108120</text:p>
          </table:table-cell>
          <table:table-cell office:value-type="float" office:value="71843" table:style-name="ce1">
            <text:p>71843</text:p>
          </table:table-cell>
          <table:table-cell office:value-type="float" office:value="2.12" table:style-name="ce2">
            <text:p>2,12</text:p>
          </table:table-cell>
          <table:table-cell office:value-type="float" office:value="0.11" table:style-name="ce2">
            <text:p>0,11</text:p>
          </table:table-cell>
          <table:table-cell office:value-type="float" office:value="6866" table:style-name="ce1">
            <text:p>6866</text:p>
          </table:table-cell>
          <table:table-cell office:value-type="float" office:value="413" table:style-name="ce1">
            <text:p>413</text:p>
          </table:table-cell>
          <table:table-cell office:value-type="float" office:value="13.4" table:style-name="ce1">
            <text:p>13,4</text:p>
          </table:table-cell>
          <table:table-cell office:value-type="float" office:value="11.08" table:style-name="ce1">
            <text:p>11,08</text:p>
          </table:table-cell>
          <table:table-cell office:value-type="float" office:value="34675" table:style-name="ce1">
            <text:p>34675</text:p>
          </table:table-cell>
          <table:table-cell office:value-type="float" office:value="27257" table:style-name="ce1">
            <text:p>27257</text:p>
          </table:table-cell>
          <table:table-cell office:value-type="float" office:value="9.67" table:style-name="ce1">
            <text:p>9,67</text:p>
          </table:table-cell>
          <table:table-cell office:value-type="float" office:value="7.52" table:style-name="ce1">
            <text:p>7,52</text:p>
          </table:table-cell>
          <table:table-cell office:value-type="float" office:value="41467" table:style-name="ce1">
            <text:p>41467</text:p>
          </table:table-cell>
          <table:table-cell office:value-type="float" office:value="21494" table:style-name="ce1">
            <text:p>21494</text:p>
          </table:table-cell>
          <table:table-cell office:value-type="float" office:value="2.99" table:style-name="ce1">
            <text:p>2,99</text:p>
          </table:table-cell>
          <table:table-cell office:value-type="float" office:value="0.64" table:style-name="ce1">
            <text:p>0,64</text:p>
          </table:table-cell>
          <table:table-cell office:value-type="float" office:value="5045" table:style-name="ce1">
            <text:p>5045</text:p>
          </table:table-cell>
          <table:table-cell office:value-type="float" office:value="1736" table:style-name="ce1">
            <text:p>1736</text:p>
          </table:table-cell>
          <table:table-cell office:value-type="float" office:value="13.14" table:style-name="ce1">
            <text:p>13,14</text:p>
          </table:table-cell>
          <table:table-cell office:value-type="float" office:value="10.85" table:style-name="ce1">
            <text:p>10,85</text:p>
          </table:table-cell>
          <table:table-cell office:value-type="float" office:value="34582" table:style-name="ce1">
            <text:p>34582</text:p>
          </table:table-cell>
          <table:table-cell office:value-type="float" office:value="27435" table:style-name="ce1">
            <text:p>27435</text:p>
          </table:table-cell>
          <table:table-cell office:value-type="float" office:value="10.5" table:style-name="ce1">
            <text:p>10,5</text:p>
          </table:table-cell>
          <table:table-cell office:value-type="float" office:value="8.44" table:style-name="ce1">
            <text:p>8,44</text:p>
          </table:table-cell>
          <table:table-cell office:value-type="float" office:value="26892" table:style-name="ce1">
            <text:p>26892</text:p>
          </table:table-cell>
          <table:table-cell office:value-type="float" office:value="21555" table:style-name="ce1">
            <text:p>21555</text:p>
          </table:table-cell>
          <table:table-cell office:value-type="float" office:value="6.25" table:style-name="ce1">
            <text:p>6,25</text:p>
          </table:table-cell>
          <table:table-cell office:value-type="float" office:value="4" table:style-name="ce1">
            <text:p>4</text:p>
          </table:table-cell>
          <table:table-cell office:value-type="float" office:value="35165" table:style-name="ce1">
            <text:p>35165</text:p>
          </table:table-cell>
          <table:table-cell office:value-type="float" office:value="11170" table:style-name="ce1">
            <text:p>11170</text:p>
          </table:table-cell>
          <table:table-cell office:value-type="float" office:value="23.44" table:style-name="ce1">
            <text:p>23,44</text:p>
          </table:table-cell>
          <table:table-cell office:value-type="float" office:value="21.15" table:style-name="ce1">
            <text:p>21,15</text:p>
          </table:table-cell>
          <table:table-cell office:value-type="float" office:value="70306" table:style-name="ce1">
            <text:p>70306</text:p>
          </table:table-cell>
          <table:table-cell office:value-type="float" office:value="51325" table:style-name="ce1">
            <text:p>5132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0.13" table:style-name="ce1">
            <text:p>0,13</text:p>
          </table:table-cell>
          <table:table-cell office:value-type="float" office:value="3099" table:style-name="ce2">
            <text:p>3099</text:p>
          </table:table-cell>
          <table:table-cell office:value-type="float" office:value="342" table:style-name="ce2">
            <text:p>342</text:p>
          </table:table-cell>
          <table:table-cell office:value-type="float" office:value="8.34" table:style-name="ce1">
            <text:p>8,34</text:p>
          </table:table-cell>
          <table:table-cell office:value-type="float" office:value="6.15" table:style-name="ce1">
            <text:p>6,15</text:p>
          </table:table-cell>
          <table:table-cell office:value-type="float" office:value="96068" table:style-name="ce1">
            <text:p>96068</text:p>
          </table:table-cell>
          <table:table-cell office:value-type="float" office:value="12060" table:style-name="ce1">
            <text:p>12060</text:p>
          </table:table-cell>
          <table:table-cell office:value-type="float" office:value="11.79" table:style-name="ce1">
            <text:p>11,79</text:p>
          </table:table-cell>
          <table:table-cell office:value-type="float" office:value="4.08" table:style-name="ce1">
            <text:p>4,08</text:p>
          </table:table-cell>
          <table:table-cell office:value-type="float" office:value="15105" table:style-name="ce1">
            <text:p>15105</text:p>
          </table:table-cell>
          <table:table-cell office:value-type="float" office:value="6253" table:style-name="ce1">
            <text:p>6253</text:p>
          </table:table-cell>
          <table:table-cell office:value-type="float" office:value="84.79" table:style-name="ce3">
            <text:p>84,79</text:p>
          </table:table-cell>
          <table:table-cell office:value-type="float" office:value="75.760000000000005" table:style-name="ce3">
            <text:p>75,76</text:p>
          </table:table-cell>
          <table:table-cell office:value-type="float" office:value="5285432" table:style-name="ce3">
            <text:p>5285432</text:p>
          </table:table-cell>
          <table:table-cell office:value-type="float" office:value="96852" table:style-name="ce3">
            <text:p>9685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.84" table:style-name="ce1">
            <text:p>2,84</text:p>
          </table:table-cell>
          <table:table-cell office:value-type="float" office:value="18534" table:style-name="ce1">
            <text:p>18534</text:p>
          </table:table-cell>
          <table:table-cell office:value-type="float" office:value="9046" table:style-name="ce1">
            <text:p>9046</text:p>
          </table:table-cell>
          <table:table-cell office:value-type="float" office:value="2.12" table:formula="of:=MIN([.$B37];[.$F37];[.$J37];[.$N37];[.$R37];[.$V37];[.$Z37];[.$AD37];[.$AH37];[.$AL37];[.$AP37];[.$AT37];[.$AX37];[.$BB37];[.$BF37])" table:style-name="ce1">
            <text:p>2,12</text:p>
          </table:table-cell>
          <table:table-cell office:value-type="float" office:value="0.11" table:formula="of:=MIN([.$C37];[.$G37];[.$K37];[.$O37];[.$S37];[.$W37];[.$AA37];[.$AE37];[.$AI37];[.$AM37];[.$AQ37];[.$AU37];[.$AY37];[.$BC37];[.$BG37])" table:style-name="ce1">
            <text:p>0,11</text:p>
          </table:table-cell>
          <table:table-cell office:value-type="float" office:value="3099" table:formula="of:=MIN([.$D37];[.$H37];[.$L37];[.$P37];[.$T37];[.$X37];[.$AB37];[.$AF37];[.$AJ37];[.$AN37];[.$AR37];[.$AV37];[.$AZ37];[.$BD37];[.$BH37])" table:style-name="ce1">
            <text:p>3099</text:p>
          </table:table-cell>
          <table:table-cell office:value-type="float" office:value="342" table:formula="of:=MIN([.$E37];[.$I37];[.$M37];[.$Q37];[.$U37];[.$Y37];[.$AC37];[.$AG37];[.$AK37];[.$AO37];[.$AS37];[.$AW37];[.$BA37];[.$BE37];[.$BI37])" table:style-name="ce1">
            <text:p>342</text:p>
          </table:table-cell>
          <table:table-cell office:value-type="float" office:value="9.67" table:formula="of:=MEDIAN([.$B37];[.$F37];[.$J37];[.$N37];[.$R37];[.$V37];[.$Z37];[.$AD37];[.$AH37];[.$AL37];[.$AP37];[.$AT37];[.$AX37];[.$BB37];[.$BF37])" table:style-name="ce1">
            <text:p>9,67</text:p>
          </table:table-cell>
          <table:table-cell office:value-type="float" office:value="6.15" table:formula="of:=MEDIAN([.$C37];[.$G37];[.$K37];[.$O37];[.$S37];[.$W37];[.$AA37];[.$AE37];[.$AI37];[.$AM37];[.$AQ37];[.$AU37];[.$AY37];[.$BC37];[.$BG37])" table:style-name="ce1">
            <text:p>6,15</text:p>
          </table:table-cell>
          <table:table-cell office:value-type="float" office:value="34582" table:formula="of:=MEDIAN([.$D37];[.$H37];[.$L37];[.$P37];[.$T37];[.$X37];[.$AB37];[.$AF37];[.$AJ37];[.$AN37];[.$AR37];[.$AV37];[.$AZ37];[.$BD37];[.$BH37])" table:style-name="ce1">
            <text:p>34582</text:p>
          </table:table-cell>
          <table:table-cell office:value-type="float" office:value="12060" table:formula="of:=MEDIAN([.$E37];[.$I37];[.$M37];[.$Q37];[.$U37];[.$Y37];[.$AC37];[.$AG37];[.$AK37];[.$AO37];[.$AS37];[.$AW37];[.$BA37];[.$BE37];[.$BI37])" table:style-name="ce1">
            <text:p>12060</text:p>
          </table:table-cell>
          <table:table-cell office:value-type="float" office:value="84.79" table:formula="of:=MAX([.$B37];[.$F37];[.$J37];[.$N37];[.$R37];[.$V37];[.$Z37];[.$AD37];[.$AH37];[.$AL37];[.$AP37];[.$AT37];[.$AX37];[.$BB37];[.$BF37])" table:style-name="ce1">
            <text:p>84,79</text:p>
          </table:table-cell>
          <table:table-cell office:value-type="float" office:value="75.760000000000005" table:formula="of:=MAX([.$C37];[.$G37];[.$K37];[.$O37];[.$S37];[.$W37];[.$AA37];[.$AE37];[.$AI37];[.$AM37];[.$AQ37];[.$AU37];[.$AY37];[.$BC37];[.$BG37])" table:style-name="ce1">
            <text:p>75,76</text:p>
          </table:table-cell>
          <table:table-cell office:value-type="float" office:value="5285432" table:formula="of:=MAX([.$D37];[.$H37];[.$L37];[.$P37];[.$T37];[.$X37];[.$AB37];[.$AF37];[.$AJ37];[.$AN37];[.$AR37];[.$AV37];[.$AZ37];[.$BD37];[.$BH37])" table:style-name="ce1">
            <text:p>5285432</text:p>
          </table:table-cell>
          <table:table-cell office:value-type="float" office:value="96852" table:formula="of:=MAX([.$E37];[.$I37];[.$M37];[.$Q37];[.$U37];[.$Y37];[.$AC37];[.$AG37];[.$AK37];[.$AO37];[.$AS37];[.$AW37];[.$BA37];[.$BE37];[.$BI37])" table:style-name="ce1">
            <text:p>9685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25_c50.lp</text:p>
          </table:table-cell>
          <table:table-cell office:value-type="float" office:value="39.9" table:style-name="ce1">
            <text:p>39,9</text:p>
          </table:table-cell>
          <table:table-cell office:value-type="float" office:value="38.57" table:style-name="ce1">
            <text:p>38,57</text:p>
          </table:table-cell>
          <table:table-cell office:value-type="float" office:value="317398" table:style-name="ce1">
            <text:p>317398</text:p>
          </table:table-cell>
          <table:table-cell office:value-type="float" office:value="67268" table:style-name="ce1">
            <text:p>67268</text:p>
          </table:table-cell>
          <table:table-cell office:value-type="float" office:value="36.61" table:style-name="ce1">
            <text:p>36,61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329351" table:style-name="ce1">
            <text:p>329351</text:p>
          </table:table-cell>
          <table:table-cell office:value-type="float" office:value="58642" table:style-name="ce1">
            <text:p>58642</text:p>
          </table:table-cell>
          <table:table-cell office:value-type="float" office:value="19.29" table:style-name="ce1">
            <text:p>19,29</text:p>
          </table:table-cell>
          <table:table-cell office:value-type="float" office:value="17.72" table:style-name="ce1">
            <text:p>17,72</text:p>
          </table:table-cell>
          <table:table-cell office:value-type="float" office:value="92451" table:style-name="ce1">
            <text:p>92451</text:p>
          </table:table-cell>
          <table:table-cell office:value-type="float" office:value="31781" table:style-name="ce1">
            <text:p>31781</text:p>
          </table:table-cell>
          <table:table-cell office:value-type="float" office:value="17.77" table:style-name="ce1">
            <text:p>17,77</text:p>
          </table:table-cell>
          <table:table-cell office:value-type="float" office:value="16.3" table:style-name="ce1">
            <text:p>16,3</text:p>
          </table:table-cell>
          <table:table-cell office:value-type="float" office:value="94144" table:style-name="ce1">
            <text:p>94144</text:p>
          </table:table-cell>
          <table:table-cell office:value-type="float" office:value="33833" table:style-name="ce1">
            <text:p>33833</text:p>
          </table:table-cell>
          <table:table-cell office:value-type="float" office:value="18.27" table:style-name="ce1">
            <text:p>18,27</text:p>
          </table:table-cell>
          <table:table-cell office:value-type="float" office:value="16.7" table:style-name="ce1">
            <text:p>16,7</text:p>
          </table:table-cell>
          <table:table-cell office:value-type="float" office:value="53244" table:style-name="ce2">
            <text:p>53244</text:p>
          </table:table-cell>
          <table:table-cell office:value-type="float" office:value="29651" table:style-name="ce1">
            <text:p>29651</text:p>
          </table:table-cell>
          <table:table-cell office:value-type="float" office:value="137.66" table:style-name="ce1">
            <text:p>137,66</text:p>
          </table:table-cell>
          <table:table-cell office:value-type="float" office:value="136.12" table:style-name="ce1">
            <text:p>136,12</text:p>
          </table:table-cell>
          <table:table-cell office:value-type="float" office:value="322026" table:style-name="ce1">
            <text:p>322026</text:p>
          </table:table-cell>
          <table:table-cell office:value-type="float" office:value="191635" table:style-name="ce1">
            <text:p>191635</text:p>
          </table:table-cell>
          <table:table-cell office:value-type="float" office:value="155.09" table:style-name="ce1">
            <text:p>155,09</text:p>
          </table:table-cell>
          <table:table-cell office:value-type="float" office:value="153.41" table:style-name="ce1">
            <text:p>153,41</text:p>
          </table:table-cell>
          <table:table-cell office:value-type="float" office:value="267897" table:style-name="ce1">
            <text:p>267897</text:p>
          </table:table-cell>
          <table:table-cell office:value-type="float" office:value="217245" table:style-name="ce1">
            <text:p>217245</text:p>
          </table:table-cell>
          <table:table-cell office:value-type="float" office:value="126.27" table:style-name="ce1">
            <text:p>126,27</text:p>
          </table:table-cell>
          <table:table-cell office:value-type="float" office:value="124.64" table:style-name="ce1">
            <text:p>124,64</text:p>
          </table:table-cell>
          <table:table-cell office:value-type="float" office:value="240765" table:style-name="ce1">
            <text:p>240765</text:p>
          </table:table-cell>
          <table:table-cell office:value-type="float" office:value="197274" table:style-name="ce1">
            <text:p>197274</text:p>
          </table:table-cell>
          <table:table-cell office:value-type="float" office:value="21.3" table:style-name="ce1">
            <text:p>21,3</text:p>
          </table:table-cell>
          <table:table-cell office:value-type="float" office:value="19.79" table:style-name="ce1">
            <text:p>19,79</text:p>
          </table:table-cell>
          <table:table-cell office:value-type="float" office:value="202228" table:style-name="ce1">
            <text:p>202228</text:p>
          </table:table-cell>
          <table:table-cell office:value-type="float" office:value="35387" table:style-name="ce1">
            <text:p>35387</text:p>
          </table:table-cell>
          <table:table-cell office:value-type="float" office:value="14.84" table:style-name="ce2">
            <text:p>14,84</text:p>
          </table:table-cell>
          <table:table-cell office:value-type="float" office:value="13.24" table:style-name="ce2">
            <text:p>13,24</text:p>
          </table:table-cell>
          <table:table-cell office:value-type="float" office:value="62899" table:style-name="ce1">
            <text:p>62899</text:p>
          </table:table-cell>
          <table:table-cell office:value-type="float" office:value="25581" table:style-name="ce2">
            <text:p>25581</text:p>
          </table:table-cell>
          <table:table-cell office:value-type="float" office:value="62.53" table:style-name="ce1">
            <text:p>62,53</text:p>
          </table:table-cell>
          <table:table-cell office:value-type="float" office:value="60.93" table:style-name="ce1">
            <text:p>60,93</text:p>
          </table:table-cell>
          <table:table-cell office:value-type="float" office:value="169026" table:style-name="ce1">
            <text:p>169026</text:p>
          </table:table-cell>
          <table:table-cell office:value-type="float" office:value="95661" table:style-name="ce1">
            <text:p>95661</text:p>
          </table:table-cell>
          <table:table-cell office:value-type="float" office:value="348.47" table:style-name="ce3">
            <text:p>348,47</text:p>
          </table:table-cell>
          <table:table-cell office:value-type="float" office:value="346.8" table:style-name="ce3">
            <text:p>346,8</text:p>
          </table:table-cell>
          <table:table-cell office:value-type="float" office:value="1074029" table:style-name="ce1">
            <text:p>1074029</text:p>
          </table:table-cell>
          <table:table-cell office:value-type="float" office:value="587019" table:style-name="ce3">
            <text:p>587019</text:p>
          </table:table-cell>
          <table:table-cell office:value-type="float" office:value="133.59" table:style-name="ce1">
            <text:p>133,59</text:p>
          </table:table-cell>
          <table:table-cell office:value-type="float" office:value="128.44" table:style-name="ce1">
            <text:p>128,44</text:p>
          </table:table-cell>
          <table:table-cell office:value-type="float" office:value="266629" table:style-name="ce1">
            <text:p>266629</text:p>
          </table:table-cell>
          <table:table-cell office:value-type="float" office:value="110341" table:style-name="ce1">
            <text:p>110341</text:p>
          </table:table-cell>
          <table:table-cell office:value-type="float" office:value="257.42" table:style-name="ce1">
            <text:p>257,42</text:p>
          </table:table-cell>
          <table:table-cell office:value-type="float" office:value="252.6" table:style-name="ce1">
            <text:p>252,6</text:p>
          </table:table-cell>
          <table:table-cell office:value-type="float" office:value="23590901" table:style-name="ce3">
            <text:p>23590901</text:p>
          </table:table-cell>
          <table:table-cell office:value-type="float" office:value="326497" table:style-name="ce1">
            <text:p>326497</text:p>
          </table:table-cell>
          <table:table-cell office:value-type="float" office:value="30.84" table:style-name="ce1">
            <text:p>30,84</text:p>
          </table:table-cell>
          <table:table-cell office:value-type="float" office:value="29.24" table:style-name="ce1">
            <text:p>29,24</text:p>
          </table:table-cell>
          <table:table-cell office:value-type="float" office:value="165396" table:style-name="ce1">
            <text:p>165396</text:p>
          </table:table-cell>
          <table:table-cell office:value-type="float" office:value="58673" table:style-name="ce1">
            <text:p>58673</text:p>
          </table:table-cell>
          <table:table-cell office:value-type="float" office:value="14.84" table:formula="of:=MIN([.$B38];[.$F38];[.$J38];[.$N38];[.$R38];[.$V38];[.$Z38];[.$AD38];[.$AH38];[.$AL38];[.$AP38];[.$AT38];[.$AX38];[.$BB38];[.$BF38])" table:style-name="ce1">
            <text:p>14,84</text:p>
          </table:table-cell>
          <table:table-cell office:value-type="float" office:value="13.24" table:formula="of:=MIN([.$C38];[.$G38];[.$K38];[.$O38];[.$S38];[.$W38];[.$AA38];[.$AE38];[.$AI38];[.$AM38];[.$AQ38];[.$AU38];[.$AY38];[.$BC38];[.$BG38])" table:style-name="ce1">
            <text:p>13,24</text:p>
          </table:table-cell>
          <table:table-cell office:value-type="float" office:value="53244" table:formula="of:=MIN([.$D38];[.$H38];[.$L38];[.$P38];[.$T38];[.$X38];[.$AB38];[.$AF38];[.$AJ38];[.$AN38];[.$AR38];[.$AV38];[.$AZ38];[.$BD38];[.$BH38])" table:style-name="ce1">
            <text:p>53244</text:p>
          </table:table-cell>
          <table:table-cell office:value-type="float" office:value="25581" table:formula="of:=MIN([.$E38];[.$I38];[.$M38];[.$Q38];[.$U38];[.$Y38];[.$AC38];[.$AG38];[.$AK38];[.$AO38];[.$AS38];[.$AW38];[.$BA38];[.$BE38];[.$BI38])" table:style-name="ce1">
            <text:p>25581</text:p>
          </table:table-cell>
          <table:table-cell office:value-type="float" office:value="39.9" table:formula="of:=MEDIAN([.$B38];[.$F38];[.$J38];[.$N38];[.$R38];[.$V38];[.$Z38];[.$AD38];[.$AH38];[.$AL38];[.$AP38];[.$AT38];[.$AX38];[.$BB38];[.$BF38])" table:style-name="ce1">
            <text:p>39,9</text:p>
          </table:table-cell>
          <table:table-cell office:value-type="float" office:value="38.57" table:formula="of:=MEDIAN([.$C38];[.$G38];[.$K38];[.$O38];[.$S38];[.$W38];[.$AA38];[.$AE38];[.$AI38];[.$AM38];[.$AQ38];[.$AU38];[.$AY38];[.$BC38];[.$BG38])" table:style-name="ce1">
            <text:p>38,57</text:p>
          </table:table-cell>
          <table:table-cell office:value-type="float" office:value="240765" table:formula="of:=MEDIAN([.$D38];[.$H38];[.$L38];[.$P38];[.$T38];[.$X38];[.$AB38];[.$AF38];[.$AJ38];[.$AN38];[.$AR38];[.$AV38];[.$AZ38];[.$BD38];[.$BH38])" table:style-name="ce1">
            <text:p>240765</text:p>
          </table:table-cell>
          <table:table-cell office:value-type="float" office:value="67268" table:formula="of:=MEDIAN([.$E38];[.$I38];[.$M38];[.$Q38];[.$U38];[.$Y38];[.$AC38];[.$AG38];[.$AK38];[.$AO38];[.$AS38];[.$AW38];[.$BA38];[.$BE38];[.$BI38])" table:style-name="ce1">
            <text:p>67268</text:p>
          </table:table-cell>
          <table:table-cell office:value-type="float" office:value="348.47" table:formula="of:=MAX([.$B38];[.$F38];[.$J38];[.$N38];[.$R38];[.$V38];[.$Z38];[.$AD38];[.$AH38];[.$AL38];[.$AP38];[.$AT38];[.$AX38];[.$BB38];[.$BF38])" table:style-name="ce1">
            <text:p>348,47</text:p>
          </table:table-cell>
          <table:table-cell office:value-type="float" office:value="346.8" table:formula="of:=MAX([.$C38];[.$G38];[.$K38];[.$O38];[.$S38];[.$W38];[.$AA38];[.$AE38];[.$AI38];[.$AM38];[.$AQ38];[.$AU38];[.$AY38];[.$BC38];[.$BG38])" table:style-name="ce1">
            <text:p>346,8</text:p>
          </table:table-cell>
          <table:table-cell office:value-type="float" office:value="23590901" table:formula="of:=MAX([.$D38];[.$H38];[.$L38];[.$P38];[.$T38];[.$X38];[.$AB38];[.$AF38];[.$AJ38];[.$AN38];[.$AR38];[.$AV38];[.$AZ38];[.$BD38];[.$BH38])" table:style-name="ce1">
            <text:p>23590901</text:p>
          </table:table-cell>
          <table:table-cell office:value-type="float" office:value="587019" table:formula="of:=MAX([.$E38];[.$I38];[.$M38];[.$Q38];[.$U38];[.$Y38];[.$AC38];[.$AG38];[.$AK38];[.$AO38];[.$AS38];[.$AW38];[.$BA38];[.$BE38];[.$BI38])" table:style-name="ce1">
            <text:p>58701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25_c55.lp</text:p>
          </table:table-cell>
          <table:table-cell office:value-type="float" office:value="244.31" table:style-name="ce1">
            <text:p>244,31</text:p>
          </table:table-cell>
          <table:table-cell office:value-type="float" office:value="241.47" table:style-name="ce1">
            <text:p>241,47</text:p>
          </table:table-cell>
          <table:table-cell office:value-type="float" office:value="1416069" table:style-name="ce1">
            <text:p>1416069</text:p>
          </table:table-cell>
          <table:table-cell office:value-type="float" office:value="440512" table:style-name="ce1">
            <text:p>440512</text:p>
          </table:table-cell>
          <table:table-cell office:value-type="float" office:value="124.49" table:style-name="ce1">
            <text:p>124,49</text:p>
          </table:table-cell>
          <table:table-cell office:value-type="float" office:value="121.59" table:style-name="ce1">
            <text:p>121,59</text:p>
          </table:table-cell>
          <table:table-cell office:value-type="float" office:value="441328" table:style-name="ce1">
            <text:p>441328</text:p>
          </table:table-cell>
          <table:table-cell office:value-type="float" office:value="239854" table:style-name="ce1">
            <text:p>239854</text:p>
          </table:table-cell>
          <table:table-cell office:value-type="float" office:value="22.55" table:style-name="ce1">
            <text:p>22,55</text:p>
          </table:table-cell>
          <table:table-cell office:value-type="float" office:value="19.75" table:style-name="ce1">
            <text:p>19,75</text:p>
          </table:table-cell>
          <table:table-cell office:value-type="float" office:value="137070" table:style-name="ce1">
            <text:p>137070</text:p>
          </table:table-cell>
          <table:table-cell office:value-type="float" office:value="44815" table:style-name="ce1">
            <text:p>44815</text:p>
          </table:table-cell>
          <table:table-cell office:value-type="float" office:value="113.83" table:style-name="ce1">
            <text:p>113,83</text:p>
          </table:table-cell>
          <table:table-cell office:value-type="float" office:value="111.01" table:style-name="ce1">
            <text:p>111,01</text:p>
          </table:table-cell>
          <table:table-cell office:value-type="float" office:value="453480" table:style-name="ce1">
            <text:p>453480</text:p>
          </table:table-cell>
          <table:table-cell office:value-type="float" office:value="223823" table:style-name="ce1">
            <text:p>223823</text:p>
          </table:table-cell>
          <table:table-cell office:value-type="float" office:value="44.73" table:style-name="ce1">
            <text:p>44,73</text:p>
          </table:table-cell>
          <table:table-cell office:value-type="float" office:value="42.14" table:style-name="ce1">
            <text:p>42,14</text:p>
          </table:table-cell>
          <table:table-cell office:value-type="float" office:value="143629" table:style-name="ce1">
            <text:p>143629</text:p>
          </table:table-cell>
          <table:table-cell office:value-type="float" office:value="92219" table:style-name="ce1">
            <text:p>92219</text:p>
          </table:table-cell>
          <table:table-cell office:value-type="float" office:value="58.16" table:style-name="ce1">
            <text:p>58,16</text:p>
          </table:table-cell>
          <table:table-cell office:value-type="float" office:value="55.66" table:style-name="ce1">
            <text:p>55,66</text:p>
          </table:table-cell>
          <table:table-cell office:value-type="float" office:value="232677" table:style-name="ce1">
            <text:p>232677</text:p>
          </table:table-cell>
          <table:table-cell office:value-type="float" office:value="116716" table:style-name="ce1">
            <text:p>116716</text:p>
          </table:table-cell>
          <table:table-cell office:value-type="float" office:value="81.56" table:style-name="ce1">
            <text:p>81,56</text:p>
          </table:table-cell>
          <table:table-cell office:value-type="float" office:value="78.58" table:style-name="ce1">
            <text:p>78,58</text:p>
          </table:table-cell>
          <table:table-cell office:value-type="float" office:value="198154" table:style-name="ce1">
            <text:p>198154</text:p>
          </table:table-cell>
          <table:table-cell office:value-type="float" office:value="145633" table:style-name="ce1">
            <text:p>145633</text:p>
          </table:table-cell>
          <table:table-cell office:value-type="float" office:value="4.83" table:style-name="ce2">
            <text:p>4,83</text:p>
          </table:table-cell>
          <table:table-cell office:value-type="float" office:value="2.0499999999999998" table:style-name="ce2">
            <text:p>2,05</text:p>
          </table:table-cell>
          <table:table-cell office:value-type="float" office:value="9162" table:style-name="ce2">
            <text:p>9162</text:p>
          </table:table-cell>
          <table:table-cell office:value-type="float" office:value="4665" table:style-name="ce2">
            <text:p>4665</text:p>
          </table:table-cell>
          <table:table-cell office:value-type="float" office:value="83.77" table:style-name="ce1">
            <text:p>83,77</text:p>
          </table:table-cell>
          <table:table-cell office:value-type="float" office:value="80.97" table:style-name="ce1">
            <text:p>80,97</text:p>
          </table:table-cell>
          <table:table-cell office:value-type="float" office:value="325219" table:style-name="ce1">
            <text:p>325219</text:p>
          </table:table-cell>
          <table:table-cell office:value-type="float" office:value="173435" table:style-name="ce1">
            <text:p>173435</text:p>
          </table:table-cell>
          <table:table-cell office:value-type="float" office:value="14.41" table:style-name="ce1">
            <text:p>14,41</text:p>
          </table:table-cell>
          <table:table-cell office:value-type="float" office:value="11.37" table:style-name="ce1">
            <text:p>11,37</text:p>
          </table:table-cell>
          <table:table-cell office:value-type="float" office:value="48349" table:style-name="ce1">
            <text:p>48349</text:p>
          </table:table-cell>
          <table:table-cell office:value-type="float" office:value="27024" table:style-name="ce1">
            <text:p>27024</text:p>
          </table:table-cell>
          <table:table-cell office:value-type="float" office:value="126.88" table:style-name="ce1">
            <text:p>126,88</text:p>
          </table:table-cell>
          <table:table-cell office:value-type="float" office:value="123.87" table:style-name="ce1">
            <text:p>123,87</text:p>
          </table:table-cell>
          <table:table-cell office:value-type="float" office:value="359013" table:style-name="ce1">
            <text:p>359013</text:p>
          </table:table-cell>
          <table:table-cell office:value-type="float" office:value="240699" table:style-name="ce1">
            <text:p>24069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96197356" table:style-name="ce3">
            <text:p>96197356</text:p>
          </table:table-cell>
          <table:table-cell office:value-type="float" office:value="29209186" table:style-name="ce3">
            <text:p>29209186</text:p>
          </table:table-cell>
          <table:table-cell office:value-type="float" office:value="326.98" table:style-name="ce1">
            <text:p>326,98</text:p>
          </table:table-cell>
          <table:table-cell office:value-type="float" office:value="317.08999999999997" table:style-name="ce1">
            <text:p>317,09</text:p>
          </table:table-cell>
          <table:table-cell office:value-type="float" office:value="1341760" table:style-name="ce1">
            <text:p>1341760</text:p>
          </table:table-cell>
          <table:table-cell office:value-type="float" office:value="380675" table:style-name="ce1">
            <text:p>380675</text:p>
          </table:table-cell>
          <table:table-cell office:value-type="float" office:value="476.46" table:style-name="ce1">
            <text:p>476,46</text:p>
          </table:table-cell>
          <table:table-cell office:value-type="float" office:value="465.33" table:style-name="ce1">
            <text:p>465,33</text:p>
          </table:table-cell>
          <table:table-cell office:value-type="float" office:value="41940261" table:style-name="ce1">
            <text:p>41940261</text:p>
          </table:table-cell>
          <table:table-cell office:value-type="float" office:value="310834" table:style-name="ce1">
            <text:p>310834</text:p>
          </table:table-cell>
          <table:table-cell office:value-type="float" office:value="90.89" table:style-name="ce1">
            <text:p>90,89</text:p>
          </table:table-cell>
          <table:table-cell office:value-type="float" office:value="88.22" table:style-name="ce1">
            <text:p>88,22</text:p>
          </table:table-cell>
          <table:table-cell office:value-type="float" office:value="644084" table:style-name="ce1">
            <text:p>644084</text:p>
          </table:table-cell>
          <table:table-cell office:value-type="float" office:value="181359" table:style-name="ce1">
            <text:p>181359</text:p>
          </table:table-cell>
          <table:table-cell office:value-type="float" office:value="4.83" table:formula="of:=MIN([.$B39];[.$F39];[.$J39];[.$N39];[.$R39];[.$V39];[.$Z39];[.$AD39];[.$AH39];[.$AL39];[.$AP39];[.$AT39];[.$AX39];[.$BB39];[.$BF39])" table:style-name="ce1">
            <text:p>4,83</text:p>
          </table:table-cell>
          <table:table-cell office:value-type="float" office:value="2.0499999999999998" table:formula="of:=MIN([.$C39];[.$G39];[.$K39];[.$O39];[.$S39];[.$W39];[.$AA39];[.$AE39];[.$AI39];[.$AM39];[.$AQ39];[.$AU39];[.$AY39];[.$BC39];[.$BG39])" table:style-name="ce1">
            <text:p>2,05</text:p>
          </table:table-cell>
          <table:table-cell office:value-type="float" office:value="9162" table:formula="of:=MIN([.$D39];[.$H39];[.$L39];[.$P39];[.$T39];[.$X39];[.$AB39];[.$AF39];[.$AJ39];[.$AN39];[.$AR39];[.$AV39];[.$AZ39];[.$BD39];[.$BH39])" table:style-name="ce1">
            <text:p>9162</text:p>
          </table:table-cell>
          <table:table-cell office:value-type="float" office:value="4665" table:formula="of:=MIN([.$E39];[.$I39];[.$M39];[.$Q39];[.$U39];[.$Y39];[.$AC39];[.$AG39];[.$AK39];[.$AO39];[.$AS39];[.$AW39];[.$BA39];[.$BE39];[.$BI39])" table:style-name="ce1">
            <text:p>4665</text:p>
          </table:table-cell>
          <table:table-cell office:value-type="float" office:value="90.89" table:formula="of:=MEDIAN([.$B39];[.$F39];[.$J39];[.$N39];[.$R39];[.$V39];[.$Z39];[.$AD39];[.$AH39];[.$AL39];[.$AP39];[.$AT39];[.$AX39];[.$BB39];[.$BF39])" table:style-name="ce1">
            <text:p>90,89</text:p>
          </table:table-cell>
          <table:table-cell office:value-type="float" office:value="88.22" table:formula="of:=MEDIAN([.$C39];[.$G39];[.$K39];[.$O39];[.$S39];[.$W39];[.$AA39];[.$AE39];[.$AI39];[.$AM39];[.$AQ39];[.$AU39];[.$AY39];[.$BC39];[.$BG39])" table:style-name="ce1">
            <text:p>88,22</text:p>
          </table:table-cell>
          <table:table-cell office:value-type="float" office:value="359013" table:formula="of:=MEDIAN([.$D39];[.$H39];[.$L39];[.$P39];[.$T39];[.$X39];[.$AB39];[.$AF39];[.$AJ39];[.$AN39];[.$AR39];[.$AV39];[.$AZ39];[.$BD39];[.$BH39])" table:style-name="ce1">
            <text:p>359013</text:p>
          </table:table-cell>
          <table:table-cell office:value-type="float" office:value="181359" table:formula="of:=MEDIAN([.$E39];[.$I39];[.$M39];[.$Q39];[.$U39];[.$Y39];[.$AC39];[.$AG39];[.$AK39];[.$AO39];[.$AS39];[.$AW39];[.$BA39];[.$BE39];[.$BI39])" table:style-name="ce1">
            <text:p>181359</text:p>
          </table:table-cell>
          <table:table-cell office:value-type="float" office:value="21600" table:formula="of:=MAX([.$B39];[.$F39];[.$J39];[.$N39];[.$R39];[.$V39];[.$Z39];[.$AD39];[.$AH39];[.$AL39];[.$AP39];[.$AT39];[.$AX39];[.$BB39];[.$BF39])" table:style-name="ce1">
            <text:p>21600</text:p>
          </table:table-cell>
          <table:table-cell office:value-type="float" office:value="21600" table:formula="of:=MAX([.$C39];[.$G39];[.$K39];[.$O39];[.$S39];[.$W39];[.$AA39];[.$AE39];[.$AI39];[.$AM39];[.$AQ39];[.$AU39];[.$AY39];[.$BC39];[.$BG39])" table:style-name="ce1">
            <text:p>21600</text:p>
          </table:table-cell>
          <table:table-cell office:value-type="float" office:value="96197356" table:formula="of:=MAX([.$D39];[.$H39];[.$L39];[.$P39];[.$T39];[.$X39];[.$AB39];[.$AF39];[.$AJ39];[.$AN39];[.$AR39];[.$AV39];[.$AZ39];[.$BD39];[.$BH39])" table:style-name="ce1">
            <text:p>96197356</text:p>
          </table:table-cell>
          <table:table-cell office:value-type="float" office:value="29209186" table:formula="of:=MAX([.$E39];[.$I39];[.$M39];[.$Q39];[.$U39];[.$Y39];[.$AC39];[.$AG39];[.$AK39];[.$AO39];[.$AS39];[.$AW39];[.$BA39];[.$BE39];[.$BI39])" table:style-name="ce1">
            <text:p>2920918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25_c65.lp</text:p>
          </table:table-cell>
          <table:table-cell office:value-type="float" office:value="254" table:style-name="ce1">
            <text:p>254</text:p>
          </table:table-cell>
          <table:table-cell office:value-type="float" office:value="252.14" table:style-name="ce1">
            <text:p>252,14</text:p>
          </table:table-cell>
          <table:table-cell office:value-type="float" office:value="838512" table:style-name="ce1">
            <text:p>838512</text:p>
          </table:table-cell>
          <table:table-cell office:value-type="float" office:value="567852" table:style-name="ce1">
            <text:p>567852</text:p>
          </table:table-cell>
          <table:table-cell office:value-type="float" office:value="32.57" table:style-name="ce1">
            <text:p>32,57</text:p>
          </table:table-cell>
          <table:table-cell office:value-type="float" office:value="30.76" table:style-name="ce1">
            <text:p>30,76</text:p>
          </table:table-cell>
          <table:table-cell office:value-type="float" office:value="96238" table:style-name="ce2">
            <text:p>96238</text:p>
          </table:table-cell>
          <table:table-cell office:value-type="float" office:value="73765" table:style-name="ce1">
            <text:p>73765</text:p>
          </table:table-cell>
          <table:table-cell office:value-type="float" office:value="612.74" table:style-name="ce1">
            <text:p>612,74</text:p>
          </table:table-cell>
          <table:table-cell office:value-type="float" office:value="610.89" table:style-name="ce1">
            <text:p>610,89</text:p>
          </table:table-cell>
          <table:table-cell office:value-type="float" office:value="2090665" table:style-name="ce1">
            <text:p>2090665</text:p>
          </table:table-cell>
          <table:table-cell office:value-type="float" office:value="1282346" table:style-name="ce1">
            <text:p>1282346</text:p>
          </table:table-cell>
          <table:table-cell office:value-type="float" office:value="248.77" table:style-name="ce1">
            <text:p>248,77</text:p>
          </table:table-cell>
          <table:table-cell office:value-type="float" office:value="247.04" table:style-name="ce1">
            <text:p>247,04</text:p>
          </table:table-cell>
          <table:table-cell office:value-type="float" office:value="580707" table:style-name="ce1">
            <text:p>580707</text:p>
          </table:table-cell>
          <table:table-cell office:value-type="float" office:value="487594" table:style-name="ce1">
            <text:p>487594</text:p>
          </table:table-cell>
          <table:table-cell office:value-type="float" office:value="17.13" table:style-name="ce2">
            <text:p>17,13</text:p>
          </table:table-cell>
          <table:table-cell office:value-type="float" office:value="15.18" table:style-name="ce2">
            <text:p>15,18</text:p>
          </table:table-cell>
          <table:table-cell office:value-type="float" office:value="102777" table:style-name="ce1">
            <text:p>102777</text:p>
          </table:table-cell>
          <table:table-cell office:value-type="float" office:value="39260" table:style-name="ce2">
            <text:p>39260</text:p>
          </table:table-cell>
          <table:table-cell office:value-type="float" office:value="150.05000000000001" table:style-name="ce1">
            <text:p>150,05</text:p>
          </table:table-cell>
          <table:table-cell office:value-type="float" office:value="148.06" table:style-name="ce1">
            <text:p>148,06</text:p>
          </table:table-cell>
          <table:table-cell office:value-type="float" office:value="502839" table:style-name="ce1">
            <text:p>502839</text:p>
          </table:table-cell>
          <table:table-cell office:value-type="float" office:value="307468" table:style-name="ce1">
            <text:p>307468</text:p>
          </table:table-cell>
          <table:table-cell office:value-type="float" office:value="65.63" table:style-name="ce1">
            <text:p>65,63</text:p>
          </table:table-cell>
          <table:table-cell office:value-type="float" office:value="63.61" table:style-name="ce1">
            <text:p>63,61</text:p>
          </table:table-cell>
          <table:table-cell office:value-type="float" office:value="167975" table:style-name="ce1">
            <text:p>167975</text:p>
          </table:table-cell>
          <table:table-cell office:value-type="float" office:value="136064" table:style-name="ce1">
            <text:p>136064</text:p>
          </table:table-cell>
          <table:table-cell office:value-type="float" office:value="74.25" table:style-name="ce1">
            <text:p>74,25</text:p>
          </table:table-cell>
          <table:table-cell office:value-type="float" office:value="72.41" table:style-name="ce1">
            <text:p>72,41</text:p>
          </table:table-cell>
          <table:table-cell office:value-type="float" office:value="197086" table:style-name="ce1">
            <text:p>197086</text:p>
          </table:table-cell>
          <table:table-cell office:value-type="float" office:value="159648" table:style-name="ce1">
            <text:p>159648</text:p>
          </table:table-cell>
          <table:table-cell office:value-type="float" office:value="322.85000000000002" table:style-name="ce1">
            <text:p>322,85</text:p>
          </table:table-cell>
          <table:table-cell office:value-type="float" office:value="320.98" table:style-name="ce1">
            <text:p>320,98</text:p>
          </table:table-cell>
          <table:table-cell office:value-type="float" office:value="1514140" table:style-name="ce1">
            <text:p>1514140</text:p>
          </table:table-cell>
          <table:table-cell office:value-type="float" office:value="749631" table:style-name="ce1">
            <text:p>749631</text:p>
          </table:table-cell>
          <table:table-cell office:value-type="float" office:value="144.68" table:style-name="ce1">
            <text:p>144,68</text:p>
          </table:table-cell>
          <table:table-cell office:value-type="float" office:value="142.66" table:style-name="ce1">
            <text:p>142,66</text:p>
          </table:table-cell>
          <table:table-cell office:value-type="float" office:value="603604" table:style-name="ce1">
            <text:p>603604</text:p>
          </table:table-cell>
          <table:table-cell office:value-type="float" office:value="333806" table:style-name="ce1">
            <text:p>333806</text:p>
          </table:table-cell>
          <table:table-cell office:value-type="float" office:value="57.6" table:style-name="ce1">
            <text:p>57,6</text:p>
          </table:table-cell>
          <table:table-cell office:value-type="float" office:value="55.68" table:style-name="ce1">
            <text:p>55,68</text:p>
          </table:table-cell>
          <table:table-cell office:value-type="float" office:value="276159" table:style-name="ce1">
            <text:p>276159</text:p>
          </table:table-cell>
          <table:table-cell office:value-type="float" office:value="128157" table:style-name="ce1">
            <text:p>128157</text:p>
          </table:table-cell>
          <table:table-cell office:value-type="float" office:value="48.59" table:style-name="ce1">
            <text:p>48,59</text:p>
          </table:table-cell>
          <table:table-cell office:value-type="float" office:value="46.67" table:style-name="ce1">
            <text:p>46,67</text:p>
          </table:table-cell>
          <table:table-cell office:value-type="float" office:value="266897" table:style-name="ce1">
            <text:p>266897</text:p>
          </table:table-cell>
          <table:table-cell office:value-type="float" office:value="142229" table:style-name="ce1">
            <text:p>142229</text:p>
          </table:table-cell>
          <table:table-cell office:value-type="float" office:value="238.54" table:style-name="ce1">
            <text:p>238,54</text:p>
          </table:table-cell>
          <table:table-cell office:value-type="float" office:value="232.01" table:style-name="ce1">
            <text:p>232,01</text:p>
          </table:table-cell>
          <table:table-cell office:value-type="float" office:value="1090896" table:style-name="ce1">
            <text:p>1090896</text:p>
          </table:table-cell>
          <table:table-cell office:value-type="float" office:value="324505" table:style-name="ce1">
            <text:p>324505</text:p>
          </table:table-cell>
          <table:table-cell office:value-type="float" office:value="2566.5100000000002" table:style-name="ce3">
            <text:p>2566,51</text:p>
          </table:table-cell>
          <table:table-cell office:value-type="float" office:value="2558.36" table:style-name="ce3">
            <text:p>2558,36</text:p>
          </table:table-cell>
          <table:table-cell office:value-type="float" office:value="33045408" table:style-name="ce3">
            <text:p>33045408</text:p>
          </table:table-cell>
          <table:table-cell office:value-type="float" office:value="3877842" table:style-name="ce3">
            <text:p>3877842</text:p>
          </table:table-cell>
          <table:table-cell office:value-type="float" office:value="109.16" table:style-name="ce1">
            <text:p>109,16</text:p>
          </table:table-cell>
          <table:table-cell office:value-type="float" office:value="107.38" table:style-name="ce1">
            <text:p>107,38</text:p>
          </table:table-cell>
          <table:table-cell office:value-type="float" office:value="345302" table:style-name="ce1">
            <text:p>345302</text:p>
          </table:table-cell>
          <table:table-cell office:value-type="float" office:value="240509" table:style-name="ce1">
            <text:p>240509</text:p>
          </table:table-cell>
          <table:table-cell office:value-type="float" office:value="17.13" table:formula="of:=MIN([.$B40];[.$F40];[.$J40];[.$N40];[.$R40];[.$V40];[.$Z40];[.$AD40];[.$AH40];[.$AL40];[.$AP40];[.$AT40];[.$AX40];[.$BB40];[.$BF40])" table:style-name="ce1">
            <text:p>17,13</text:p>
          </table:table-cell>
          <table:table-cell office:value-type="float" office:value="15.18" table:formula="of:=MIN([.$C40];[.$G40];[.$K40];[.$O40];[.$S40];[.$W40];[.$AA40];[.$AE40];[.$AI40];[.$AM40];[.$AQ40];[.$AU40];[.$AY40];[.$BC40];[.$BG40])" table:style-name="ce1">
            <text:p>15,18</text:p>
          </table:table-cell>
          <table:table-cell office:value-type="float" office:value="96238" table:formula="of:=MIN([.$D40];[.$H40];[.$L40];[.$P40];[.$T40];[.$X40];[.$AB40];[.$AF40];[.$AJ40];[.$AN40];[.$AR40];[.$AV40];[.$AZ40];[.$BD40];[.$BH40])" table:style-name="ce1">
            <text:p>96238</text:p>
          </table:table-cell>
          <table:table-cell office:value-type="float" office:value="39260" table:formula="of:=MIN([.$E40];[.$I40];[.$M40];[.$Q40];[.$U40];[.$Y40];[.$AC40];[.$AG40];[.$AK40];[.$AO40];[.$AS40];[.$AW40];[.$BA40];[.$BE40];[.$BI40])" table:style-name="ce1">
            <text:p>39260</text:p>
          </table:table-cell>
          <table:table-cell office:value-type="float" office:value="144.68" table:formula="of:=MEDIAN([.$B40];[.$F40];[.$J40];[.$N40];[.$R40];[.$V40];[.$Z40];[.$AD40];[.$AH40];[.$AL40];[.$AP40];[.$AT40];[.$AX40];[.$BB40];[.$BF40])" table:style-name="ce1">
            <text:p>144,68</text:p>
          </table:table-cell>
          <table:table-cell office:value-type="float" office:value="142.66" table:formula="of:=MEDIAN([.$C40];[.$G40];[.$K40];[.$O40];[.$S40];[.$W40];[.$AA40];[.$AE40];[.$AI40];[.$AM40];[.$AQ40];[.$AU40];[.$AY40];[.$BC40];[.$BG40])" table:style-name="ce1">
            <text:p>142,66</text:p>
          </table:table-cell>
          <table:table-cell office:value-type="float" office:value="502839" table:formula="of:=MEDIAN([.$D40];[.$H40];[.$L40];[.$P40];[.$T40];[.$X40];[.$AB40];[.$AF40];[.$AJ40];[.$AN40];[.$AR40];[.$AV40];[.$AZ40];[.$BD40];[.$BH40])" table:style-name="ce1">
            <text:p>502839</text:p>
          </table:table-cell>
          <table:table-cell office:value-type="float" office:value="307468" table:formula="of:=MEDIAN([.$E40];[.$I40];[.$M40];[.$Q40];[.$U40];[.$Y40];[.$AC40];[.$AG40];[.$AK40];[.$AO40];[.$AS40];[.$AW40];[.$BA40];[.$BE40];[.$BI40])" table:style-name="ce1">
            <text:p>307468</text:p>
          </table:table-cell>
          <table:table-cell office:value-type="float" office:value="2566.5100000000002" table:formula="of:=MAX([.$B40];[.$F40];[.$J40];[.$N40];[.$R40];[.$V40];[.$Z40];[.$AD40];[.$AH40];[.$AL40];[.$AP40];[.$AT40];[.$AX40];[.$BB40];[.$BF40])" table:style-name="ce1">
            <text:p>2566,51</text:p>
          </table:table-cell>
          <table:table-cell office:value-type="float" office:value="2558.36" table:formula="of:=MAX([.$C40];[.$G40];[.$K40];[.$O40];[.$S40];[.$W40];[.$AA40];[.$AE40];[.$AI40];[.$AM40];[.$AQ40];[.$AU40];[.$AY40];[.$BC40];[.$BG40])" table:style-name="ce1">
            <text:p>2558,36</text:p>
          </table:table-cell>
          <table:table-cell office:value-type="float" office:value="33045408" table:formula="of:=MAX([.$D40];[.$H40];[.$L40];[.$P40];[.$T40];[.$X40];[.$AB40];[.$AF40];[.$AJ40];[.$AN40];[.$AR40];[.$AV40];[.$AZ40];[.$BD40];[.$BH40])" table:style-name="ce1">
            <text:p>33045408</text:p>
          </table:table-cell>
          <table:table-cell office:value-type="float" office:value="3877842" table:formula="of:=MAX([.$E40];[.$I40];[.$M40];[.$Q40];[.$U40];[.$Y40];[.$AC40];[.$AG40];[.$AK40];[.$AO40];[.$AS40];[.$AW40];[.$BA40];[.$BE40];[.$BI40])" table:style-name="ce1">
            <text:p>387784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30_c55.lp</text:p>
          </table:table-cell>
          <table:table-cell office:value-type="float" office:value="107.71" table:style-name="ce1">
            <text:p>107,71</text:p>
          </table:table-cell>
          <table:table-cell office:value-type="float" office:value="104.43" table:style-name="ce1">
            <text:p>104,43</text:p>
          </table:table-cell>
          <table:table-cell office:value-type="float" office:value="1091397" table:style-name="ce1">
            <text:p>1091397</text:p>
          </table:table-cell>
          <table:table-cell office:value-type="float" office:value="221728" table:style-name="ce1">
            <text:p>221728</text:p>
          </table:table-cell>
          <table:table-cell office:value-type="float" office:value="77.959999999999994" table:style-name="ce1">
            <text:p>77,96</text:p>
          </table:table-cell>
          <table:table-cell office:value-type="float" office:value="75.22" table:style-name="ce1">
            <text:p>75,22</text:p>
          </table:table-cell>
          <table:table-cell office:value-type="float" office:value="797640" table:style-name="ce1">
            <text:p>797640</text:p>
          </table:table-cell>
          <table:table-cell office:value-type="float" office:value="169237" table:style-name="ce1">
            <text:p>169237</text:p>
          </table:table-cell>
          <table:table-cell office:value-type="float" office:value="84.83" table:style-name="ce1">
            <text:p>84,83</text:p>
          </table:table-cell>
          <table:table-cell office:value-type="float" office:value="81.42" table:style-name="ce1">
            <text:p>81,42</text:p>
          </table:table-cell>
          <table:table-cell office:value-type="float" office:value="544513" table:style-name="ce1">
            <text:p>544513</text:p>
          </table:table-cell>
          <table:table-cell office:value-type="float" office:value="148009" table:style-name="ce1">
            <text:p>148009</text:p>
          </table:table-cell>
          <table:table-cell office:value-type="float" office:value="221.95" table:style-name="ce1">
            <text:p>221,95</text:p>
          </table:table-cell>
          <table:table-cell office:value-type="float" office:value="218.65" table:style-name="ce1">
            <text:p>218,65</text:p>
          </table:table-cell>
          <table:table-cell office:value-type="float" office:value="814227" table:style-name="ce1">
            <text:p>814227</text:p>
          </table:table-cell>
          <table:table-cell office:value-type="float" office:value="377464" table:style-name="ce1">
            <text:p>377464</text:p>
          </table:table-cell>
          <table:table-cell office:value-type="float" office:value="167.41" table:style-name="ce1">
            <text:p>167,41</text:p>
          </table:table-cell>
          <table:table-cell office:value-type="float" office:value="164.16" table:style-name="ce1">
            <text:p>164,16</text:p>
          </table:table-cell>
          <table:table-cell office:value-type="float" office:value="434910" table:style-name="ce1">
            <text:p>434910</text:p>
          </table:table-cell>
          <table:table-cell office:value-type="float" office:value="277342" table:style-name="ce1">
            <text:p>277342</text:p>
          </table:table-cell>
          <table:table-cell office:value-type="float" office:value="167.23" table:style-name="ce1">
            <text:p>167,23</text:p>
          </table:table-cell>
          <table:table-cell office:value-type="float" office:value="164.14" table:style-name="ce1">
            <text:p>164,14</text:p>
          </table:table-cell>
          <table:table-cell office:value-type="float" office:value="500968" table:style-name="ce1">
            <text:p>500968</text:p>
          </table:table-cell>
          <table:table-cell office:value-type="float" office:value="281973" table:style-name="ce1">
            <text:p>281973</text:p>
          </table:table-cell>
          <table:table-cell office:value-type="float" office:value="218.91" table:style-name="ce1">
            <text:p>218,91</text:p>
          </table:table-cell>
          <table:table-cell office:value-type="float" office:value="215.53" table:style-name="ce1">
            <text:p>215,53</text:p>
          </table:table-cell>
          <table:table-cell office:value-type="float" office:value="473083" table:style-name="ce1">
            <text:p>473083</text:p>
          </table:table-cell>
          <table:table-cell office:value-type="float" office:value="343924" table:style-name="ce1">
            <text:p>343924</text:p>
          </table:table-cell>
          <table:table-cell office:value-type="float" office:value="111.79" table:style-name="ce1">
            <text:p>111,79</text:p>
          </table:table-cell>
          <table:table-cell office:value-type="float" office:value="108.55" table:style-name="ce1">
            <text:p>108,55</text:p>
          </table:table-cell>
          <table:table-cell office:value-type="float" office:value="266038" table:style-name="ce1">
            <text:p>266038</text:p>
          </table:table-cell>
          <table:table-cell office:value-type="float" office:value="185397" table:style-name="ce1">
            <text:p>185397</text:p>
          </table:table-cell>
          <table:table-cell office:value-type="float" office:value="47.01" table:style-name="ce2">
            <text:p>47,01</text:p>
          </table:table-cell>
          <table:table-cell office:value-type="float" office:value="43.62" table:style-name="ce2">
            <text:p>43,62</text:p>
          </table:table-cell>
          <table:table-cell office:value-type="float" office:value="188036" table:style-name="ce2">
            <text:p>188036</text:p>
          </table:table-cell>
          <table:table-cell office:value-type="float" office:value="84819" table:style-name="ce2">
            <text:p>84819</text:p>
          </table:table-cell>
          <table:table-cell office:value-type="float" office:value="133.04" table:style-name="ce1">
            <text:p>133,04</text:p>
          </table:table-cell>
          <table:table-cell office:value-type="float" office:value="129.88" table:style-name="ce1">
            <text:p>129,88</text:p>
          </table:table-cell>
          <table:table-cell office:value-type="float" office:value="560344" table:style-name="ce1">
            <text:p>560344</text:p>
          </table:table-cell>
          <table:table-cell office:value-type="float" office:value="248924" table:style-name="ce1">
            <text:p>248924</text:p>
          </table:table-cell>
          <table:table-cell office:value-type="float" office:value="68.819999999999993" table:style-name="ce1">
            <text:p>68,82</text:p>
          </table:table-cell>
          <table:table-cell office:value-type="float" office:value="65.87" table:style-name="ce1">
            <text:p>65,87</text:p>
          </table:table-cell>
          <table:table-cell office:value-type="float" office:value="228777" table:style-name="ce1">
            <text:p>228777</text:p>
          </table:table-cell>
          <table:table-cell office:value-type="float" office:value="124115" table:style-name="ce1">
            <text:p>12411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75736210" table:style-name="ce3">
            <text:p>75736210</text:p>
          </table:table-cell>
          <table:table-cell office:value-type="float" office:value="24221538" table:style-name="ce3">
            <text:p>24221538</text:p>
          </table:table-cell>
          <table:table-cell office:value-type="float" office:value="371.74" table:style-name="ce1">
            <text:p>371,74</text:p>
          </table:table-cell>
          <table:table-cell office:value-type="float" office:value="361.64" table:style-name="ce1">
            <text:p>361,64</text:p>
          </table:table-cell>
          <table:table-cell office:value-type="float" office:value="1628895" table:style-name="ce1">
            <text:p>1628895</text:p>
          </table:table-cell>
          <table:table-cell office:value-type="float" office:value="401471" table:style-name="ce1">
            <text:p>401471</text:p>
          </table:table-cell>
          <table:table-cell office:value-type="float" office:value="804.36" table:style-name="ce1">
            <text:p>804,36</text:p>
          </table:table-cell>
          <table:table-cell office:value-type="float" office:value="791.54" table:style-name="ce1">
            <text:p>791,54</text:p>
          </table:table-cell>
          <table:table-cell office:value-type="float" office:value="61377165" table:style-name="ce1">
            <text:p>61377165</text:p>
          </table:table-cell>
          <table:table-cell office:value-type="float" office:value="605273" table:style-name="ce1">
            <text:p>605273</text:p>
          </table:table-cell>
          <table:table-cell office:value-type="float" office:value="302.47000000000003" table:style-name="ce1">
            <text:p>302,47</text:p>
          </table:table-cell>
          <table:table-cell office:value-type="float" office:value="299.26" table:style-name="ce1">
            <text:p>299,26</text:p>
          </table:table-cell>
          <table:table-cell office:value-type="float" office:value="2336235" table:style-name="ce1">
            <text:p>2336235</text:p>
          </table:table-cell>
          <table:table-cell office:value-type="float" office:value="541560" table:style-name="ce1">
            <text:p>541560</text:p>
          </table:table-cell>
          <table:table-cell office:value-type="float" office:value="47.01" table:formula="of:=MIN([.$B41];[.$F41];[.$J41];[.$N41];[.$R41];[.$V41];[.$Z41];[.$AD41];[.$AH41];[.$AL41];[.$AP41];[.$AT41];[.$AX41];[.$BB41];[.$BF41])" table:style-name="ce1">
            <text:p>47,01</text:p>
          </table:table-cell>
          <table:table-cell office:value-type="float" office:value="43.62" table:formula="of:=MIN([.$C41];[.$G41];[.$K41];[.$O41];[.$S41];[.$W41];[.$AA41];[.$AE41];[.$AI41];[.$AM41];[.$AQ41];[.$AU41];[.$AY41];[.$BC41];[.$BG41])" table:style-name="ce1">
            <text:p>43,62</text:p>
          </table:table-cell>
          <table:table-cell office:value-type="float" office:value="188036" table:formula="of:=MIN([.$D41];[.$H41];[.$L41];[.$P41];[.$T41];[.$X41];[.$AB41];[.$AF41];[.$AJ41];[.$AN41];[.$AR41];[.$AV41];[.$AZ41];[.$BD41];[.$BH41])" table:style-name="ce1">
            <text:p>188036</text:p>
          </table:table-cell>
          <table:table-cell office:value-type="float" office:value="84819" table:formula="of:=MIN([.$E41];[.$I41];[.$M41];[.$Q41];[.$U41];[.$Y41];[.$AC41];[.$AG41];[.$AK41];[.$AO41];[.$AS41];[.$AW41];[.$BA41];[.$BE41];[.$BI41])" table:style-name="ce1">
            <text:p>84819</text:p>
          </table:table-cell>
          <table:table-cell office:value-type="float" office:value="167.23" table:formula="of:=MEDIAN([.$B41];[.$F41];[.$J41];[.$N41];[.$R41];[.$V41];[.$Z41];[.$AD41];[.$AH41];[.$AL41];[.$AP41];[.$AT41];[.$AX41];[.$BB41];[.$BF41])" table:style-name="ce1">
            <text:p>167,23</text:p>
          </table:table-cell>
          <table:table-cell office:value-type="float" office:value="164.14" table:formula="of:=MEDIAN([.$C41];[.$G41];[.$K41];[.$O41];[.$S41];[.$W41];[.$AA41];[.$AE41];[.$AI41];[.$AM41];[.$AQ41];[.$AU41];[.$AY41];[.$BC41];[.$BG41])" table:style-name="ce1">
            <text:p>164,14</text:p>
          </table:table-cell>
          <table:table-cell office:value-type="float" office:value="560344" table:formula="of:=MEDIAN([.$D41];[.$H41];[.$L41];[.$P41];[.$T41];[.$X41];[.$AB41];[.$AF41];[.$AJ41];[.$AN41];[.$AR41];[.$AV41];[.$AZ41];[.$BD41];[.$BH41])" table:style-name="ce1">
            <text:p>560344</text:p>
          </table:table-cell>
          <table:table-cell office:value-type="float" office:value="277342" table:formula="of:=MEDIAN([.$E41];[.$I41];[.$M41];[.$Q41];[.$U41];[.$Y41];[.$AC41];[.$AG41];[.$AK41];[.$AO41];[.$AS41];[.$AW41];[.$BA41];[.$BE41];[.$BI41])" table:style-name="ce1">
            <text:p>277342</text:p>
          </table:table-cell>
          <table:table-cell office:value-type="float" office:value="21600" table:formula="of:=MAX([.$B41];[.$F41];[.$J41];[.$N41];[.$R41];[.$V41];[.$Z41];[.$AD41];[.$AH41];[.$AL41];[.$AP41];[.$AT41];[.$AX41];[.$BB41];[.$BF41])" table:style-name="ce1">
            <text:p>21600</text:p>
          </table:table-cell>
          <table:table-cell office:value-type="float" office:value="21600" table:formula="of:=MAX([.$C41];[.$G41];[.$K41];[.$O41];[.$S41];[.$W41];[.$AA41];[.$AE41];[.$AI41];[.$AM41];[.$AQ41];[.$AU41];[.$AY41];[.$BC41];[.$BG41])" table:style-name="ce1">
            <text:p>21600</text:p>
          </table:table-cell>
          <table:table-cell office:value-type="float" office:value="75736210" table:formula="of:=MAX([.$D41];[.$H41];[.$L41];[.$P41];[.$T41];[.$X41];[.$AB41];[.$AF41];[.$AJ41];[.$AN41];[.$AR41];[.$AV41];[.$AZ41];[.$BD41];[.$BH41])" table:style-name="ce1">
            <text:p>75736210</text:p>
          </table:table-cell>
          <table:table-cell office:value-type="float" office:value="24221538" table:formula="of:=MAX([.$E41];[.$I41];[.$M41];[.$Q41];[.$U41];[.$Y41];[.$AC41];[.$AG41];[.$AK41];[.$AO41];[.$AS41];[.$AW41];[.$BA41];[.$BE41];[.$BI41])" table:style-name="ce1">
            <text:p>2422153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30_c60.lp</text:p>
          </table:table-cell>
          <table:table-cell office:value-type="float" office:value="447.53" table:style-name="ce1">
            <text:p>447,53</text:p>
          </table:table-cell>
          <table:table-cell office:value-type="float" office:value="445.28" table:style-name="ce1">
            <text:p>445,28</text:p>
          </table:table-cell>
          <table:table-cell office:value-type="float" office:value="6109942" table:style-name="ce1">
            <text:p>6109942</text:p>
          </table:table-cell>
          <table:table-cell office:value-type="float" office:value="1969423" table:style-name="ce1">
            <text:p>1969423</text:p>
          </table:table-cell>
          <table:table-cell office:value-type="float" office:value="1231.98" table:style-name="ce1">
            <text:p>1231,98</text:p>
          </table:table-cell>
          <table:table-cell office:value-type="float" office:value="1229.53" table:style-name="ce1">
            <text:p>1229,53</text:p>
          </table:table-cell>
          <table:table-cell office:value-type="float" office:value="5956781" table:style-name="ce1">
            <text:p>5956781</text:p>
          </table:table-cell>
          <table:table-cell office:value-type="float" office:value="4061936" table:style-name="ce1">
            <text:p>4061936</text:p>
          </table:table-cell>
          <table:table-cell office:value-type="float" office:value="259.64999999999998" table:style-name="ce1">
            <text:p>259,65</text:p>
          </table:table-cell>
          <table:table-cell office:value-type="float" office:value="257.27999999999997" table:style-name="ce1">
            <text:p>257,28</text:p>
          </table:table-cell>
          <table:table-cell office:value-type="float" office:value="1646606" table:style-name="ce1">
            <text:p>1646606</text:p>
          </table:table-cell>
          <table:table-cell office:value-type="float" office:value="915130" table:style-name="ce1">
            <text:p>915130</text:p>
          </table:table-cell>
          <table:table-cell office:value-type="float" office:value="120.22" table:style-name="ce2">
            <text:p>120,22</text:p>
          </table:table-cell>
          <table:table-cell office:value-type="float" office:value="117.72" table:style-name="ce2">
            <text:p>117,72</text:p>
          </table:table-cell>
          <table:table-cell office:value-type="float" office:value="1596654" table:style-name="ce1">
            <text:p>1596654</text:p>
          </table:table-cell>
          <table:table-cell office:value-type="float" office:value="402202" table:style-name="ce2">
            <text:p>402202</text:p>
          </table:table-cell>
          <table:table-cell office:value-type="float" office:value="646.78" table:style-name="ce1">
            <text:p>646,78</text:p>
          </table:table-cell>
          <table:table-cell office:value-type="float" office:value="644.51" table:style-name="ce1">
            <text:p>644,51</text:p>
          </table:table-cell>
          <table:table-cell office:value-type="float" office:value="3090117" table:style-name="ce1">
            <text:p>3090117</text:p>
          </table:table-cell>
          <table:table-cell office:value-type="float" office:value="2238123" table:style-name="ce1">
            <text:p>2238123</text:p>
          </table:table-cell>
          <table:table-cell office:value-type="float" office:value="690.06" table:style-name="ce1">
            <text:p>690,06</text:p>
          </table:table-cell>
          <table:table-cell office:value-type="float" office:value="687.89" table:style-name="ce1">
            <text:p>687,89</text:p>
          </table:table-cell>
          <table:table-cell office:value-type="float" office:value="7901984" table:style-name="ce1">
            <text:p>7901984</text:p>
          </table:table-cell>
          <table:table-cell office:value-type="float" office:value="2702438" table:style-name="ce1">
            <text:p>2702438</text:p>
          </table:table-cell>
          <table:table-cell office:value-type="float" office:value="4028.69" table:style-name="ce1">
            <text:p>4028,69</text:p>
          </table:table-cell>
          <table:table-cell office:value-type="float" office:value="4026.22" table:style-name="ce1">
            <text:p>4026,22</text:p>
          </table:table-cell>
          <table:table-cell office:value-type="float" office:value="14593116" table:style-name="ce1">
            <text:p>14593116</text:p>
          </table:table-cell>
          <table:table-cell office:value-type="float" office:value="12205793" table:style-name="ce1">
            <text:p>12205793</text:p>
          </table:table-cell>
          <table:table-cell office:value-type="float" office:value="3479.33" table:style-name="ce1">
            <text:p>3479,33</text:p>
          </table:table-cell>
          <table:table-cell office:value-type="float" office:value="3476.84" table:style-name="ce1">
            <text:p>3476,84</text:p>
          </table:table-cell>
          <table:table-cell office:value-type="float" office:value="12559914" table:style-name="ce1">
            <text:p>12559914</text:p>
          </table:table-cell>
          <table:table-cell office:value-type="float" office:value="10433557" table:style-name="ce1">
            <text:p>10433557</text:p>
          </table:table-cell>
          <table:table-cell office:value-type="float" office:value="210.98" table:style-name="ce1">
            <text:p>210,98</text:p>
          </table:table-cell>
          <table:table-cell office:value-type="float" office:value="208.42" table:style-name="ce1">
            <text:p>208,42</text:p>
          </table:table-cell>
          <table:table-cell office:value-type="float" office:value="2150065" table:style-name="ce1">
            <text:p>2150065</text:p>
          </table:table-cell>
          <table:table-cell office:value-type="float" office:value="767303" table:style-name="ce1">
            <text:p>767303</text:p>
          </table:table-cell>
          <table:table-cell office:value-type="float" office:value="328.31" table:style-name="ce1">
            <text:p>328,31</text:p>
          </table:table-cell>
          <table:table-cell office:value-type="float" office:value="325.86" table:style-name="ce1">
            <text:p>325,86</text:p>
          </table:table-cell>
          <table:table-cell office:value-type="float" office:value="2471410" table:style-name="ce1">
            <text:p>2471410</text:p>
          </table:table-cell>
          <table:table-cell office:value-type="float" office:value="1174324" table:style-name="ce1">
            <text:p>1174324</text:p>
          </table:table-cell>
          <table:table-cell office:value-type="float" office:value="274.11" table:style-name="ce1">
            <text:p>274,11</text:p>
          </table:table-cell>
          <table:table-cell office:value-type="float" office:value="272.01" table:style-name="ce1">
            <text:p>272,01</text:p>
          </table:table-cell>
          <table:table-cell office:value-type="float" office:value="3072939" table:style-name="ce1">
            <text:p>3072939</text:p>
          </table:table-cell>
          <table:table-cell office:value-type="float" office:value="1147993" table:style-name="ce1">
            <text:p>1147993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89229874" table:style-name="ce3">
            <text:p>89229874</text:p>
          </table:table-cell>
          <table:table-cell office:value-type="float" office:value="42253982" table:style-name="ce3">
            <text:p>42253982</text:p>
          </table:table-cell>
          <table:table-cell office:value-type="float" office:value="278.01" table:style-name="ce1">
            <text:p>278,01</text:p>
          </table:table-cell>
          <table:table-cell office:value-type="float" office:value="269.77" table:style-name="ce1">
            <text:p>269,77</text:p>
          </table:table-cell>
          <table:table-cell office:value-type="float" office:value="1362370" table:style-name="ce2">
            <text:p>1362370</text:p>
          </table:table-cell>
          <table:table-cell office:value-type="float" office:value="646899" table:style-name="ce1">
            <text:p>646899</text:p>
          </table:table-cell>
          <table:table-cell office:value-type="float" office:value="1459.73" table:style-name="ce1">
            <text:p>1459,73</text:p>
          </table:table-cell>
          <table:table-cell office:value-type="float" office:value="1450.64" table:style-name="ce1">
            <text:p>1450,64</text:p>
          </table:table-cell>
          <table:table-cell office:value-type="float" office:value="36952023" table:style-name="ce1">
            <text:p>36952023</text:p>
          </table:table-cell>
          <table:table-cell office:value-type="float" office:value="4169352" table:style-name="ce1">
            <text:p>4169352</text:p>
          </table:table-cell>
          <table:table-cell office:value-type="float" office:value="288.22000000000003" table:style-name="ce1">
            <text:p>288,22</text:p>
          </table:table-cell>
          <table:table-cell office:value-type="float" office:value="286.23" table:style-name="ce1">
            <text:p>286,23</text:p>
          </table:table-cell>
          <table:table-cell office:value-type="float" office:value="2385461" table:style-name="ce1">
            <text:p>2385461</text:p>
          </table:table-cell>
          <table:table-cell office:value-type="float" office:value="1021883" table:style-name="ce1">
            <text:p>1021883</text:p>
          </table:table-cell>
          <table:table-cell office:value-type="float" office:value="120.22" table:formula="of:=MIN([.$B42];[.$F42];[.$J42];[.$N42];[.$R42];[.$V42];[.$Z42];[.$AD42];[.$AH42];[.$AL42];[.$AP42];[.$AT42];[.$AX42];[.$BB42];[.$BF42])" table:style-name="ce1">
            <text:p>120,22</text:p>
          </table:table-cell>
          <table:table-cell office:value-type="float" office:value="117.72" table:formula="of:=MIN([.$C42];[.$G42];[.$K42];[.$O42];[.$S42];[.$W42];[.$AA42];[.$AE42];[.$AI42];[.$AM42];[.$AQ42];[.$AU42];[.$AY42];[.$BC42];[.$BG42])" table:style-name="ce1">
            <text:p>117,72</text:p>
          </table:table-cell>
          <table:table-cell office:value-type="float" office:value="1362370" table:formula="of:=MIN([.$D42];[.$H42];[.$L42];[.$P42];[.$T42];[.$X42];[.$AB42];[.$AF42];[.$AJ42];[.$AN42];[.$AR42];[.$AV42];[.$AZ42];[.$BD42];[.$BH42])" table:style-name="ce1">
            <text:p>1362370</text:p>
          </table:table-cell>
          <table:table-cell office:value-type="float" office:value="402202" table:formula="of:=MIN([.$E42];[.$I42];[.$M42];[.$Q42];[.$U42];[.$Y42];[.$AC42];[.$AG42];[.$AK42];[.$AO42];[.$AS42];[.$AW42];[.$BA42];[.$BE42];[.$BI42])" table:style-name="ce1">
            <text:p>402202</text:p>
          </table:table-cell>
          <table:table-cell office:value-type="float" office:value="447.53" table:formula="of:=MEDIAN([.$B42];[.$F42];[.$J42];[.$N42];[.$R42];[.$V42];[.$Z42];[.$AD42];[.$AH42];[.$AL42];[.$AP42];[.$AT42];[.$AX42];[.$BB42];[.$BF42])" table:style-name="ce1">
            <text:p>447,53</text:p>
          </table:table-cell>
          <table:table-cell office:value-type="float" office:value="445.28" table:formula="of:=MEDIAN([.$C42];[.$G42];[.$K42];[.$O42];[.$S42];[.$W42];[.$AA42];[.$AE42];[.$AI42];[.$AM42];[.$AQ42];[.$AU42];[.$AY42];[.$BC42];[.$BG42])" table:style-name="ce1">
            <text:p>445,28</text:p>
          </table:table-cell>
          <table:table-cell office:value-type="float" office:value="3090117" table:formula="of:=MEDIAN([.$D42];[.$H42];[.$L42];[.$P42];[.$T42];[.$X42];[.$AB42];[.$AF42];[.$AJ42];[.$AN42];[.$AR42];[.$AV42];[.$AZ42];[.$BD42];[.$BH42])" table:style-name="ce1">
            <text:p>3090117</text:p>
          </table:table-cell>
          <table:table-cell office:value-type="float" office:value="1969423" table:formula="of:=MEDIAN([.$E42];[.$I42];[.$M42];[.$Q42];[.$U42];[.$Y42];[.$AC42];[.$AG42];[.$AK42];[.$AO42];[.$AS42];[.$AW42];[.$BA42];[.$BE42];[.$BI42])" table:style-name="ce1">
            <text:p>1969423</text:p>
          </table:table-cell>
          <table:table-cell office:value-type="float" office:value="21600" table:formula="of:=MAX([.$B42];[.$F42];[.$J42];[.$N42];[.$R42];[.$V42];[.$Z42];[.$AD42];[.$AH42];[.$AL42];[.$AP42];[.$AT42];[.$AX42];[.$BB42];[.$BF42])" table:style-name="ce1">
            <text:p>21600</text:p>
          </table:table-cell>
          <table:table-cell office:value-type="float" office:value="21600" table:formula="of:=MAX([.$C42];[.$G42];[.$K42];[.$O42];[.$S42];[.$W42];[.$AA42];[.$AE42];[.$AI42];[.$AM42];[.$AQ42];[.$AU42];[.$AY42];[.$BC42];[.$BG42])" table:style-name="ce1">
            <text:p>21600</text:p>
          </table:table-cell>
          <table:table-cell office:value-type="float" office:value="89229874" table:formula="of:=MAX([.$D42];[.$H42];[.$L42];[.$P42];[.$T42];[.$X42];[.$AB42];[.$AF42];[.$AJ42];[.$AN42];[.$AR42];[.$AV42];[.$AZ42];[.$BD42];[.$BH42])" table:style-name="ce1">
            <text:p>89229874</text:p>
          </table:table-cell>
          <table:table-cell office:value-type="float" office:value="42253982" table:formula="of:=MAX([.$E42];[.$I42];[.$M42];[.$Q42];[.$U42];[.$Y42];[.$AC42];[.$AG42];[.$AK42];[.$AO42];[.$AS42];[.$AW42];[.$BA42];[.$BE42];[.$BI42])" table:style-name="ce1">
            <text:p>4225398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30_c65.lp</text:p>
          </table:table-cell>
          <table:table-cell office:value-type="float" office:value="7.88" table:style-name="ce2">
            <text:p>7,88</text:p>
          </table:table-cell>
          <table:table-cell office:value-type="float" office:value="5.87" table:style-name="ce2">
            <text:p>5,87</text:p>
          </table:table-cell>
          <table:table-cell office:value-type="float" office:value="123573" table:style-name="ce1">
            <text:p>123573</text:p>
          </table:table-cell>
          <table:table-cell office:value-type="float" office:value="26340" table:style-name="ce2">
            <text:p>26340</text:p>
          </table:table-cell>
          <table:table-cell office:value-type="float" office:value="43.3" table:style-name="ce1">
            <text:p>43,3</text:p>
          </table:table-cell>
          <table:table-cell office:value-type="float" office:value="41.3" table:style-name="ce1">
            <text:p>41,3</text:p>
          </table:table-cell>
          <table:table-cell office:value-type="float" office:value="307307" table:style-name="ce1">
            <text:p>307307</text:p>
          </table:table-cell>
          <table:table-cell office:value-type="float" office:value="137942" table:style-name="ce1">
            <text:p>137942</text:p>
          </table:table-cell>
          <table:table-cell office:value-type="float" office:value="21.29" table:style-name="ce1">
            <text:p>21,29</text:p>
          </table:table-cell>
          <table:table-cell office:value-type="float" office:value="19.22" table:style-name="ce1">
            <text:p>19,22</text:p>
          </table:table-cell>
          <table:table-cell office:value-type="float" office:value="148393" table:style-name="ce1">
            <text:p>148393</text:p>
          </table:table-cell>
          <table:table-cell office:value-type="float" office:value="69711" table:style-name="ce1">
            <text:p>69711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4.85" table:style-name="ce1">
            <text:p>34,85</text:p>
          </table:table-cell>
          <table:table-cell office:value-type="float" office:value="178688" table:style-name="ce1">
            <text:p>178688</text:p>
          </table:table-cell>
          <table:table-cell office:value-type="float" office:value="118619" table:style-name="ce1">
            <text:p>118619</text:p>
          </table:table-cell>
          <table:table-cell office:value-type="float" office:value="29.93" table:style-name="ce1">
            <text:p>29,93</text:p>
          </table:table-cell>
          <table:table-cell office:value-type="float" office:value="27.92" table:style-name="ce1">
            <text:p>27,92</text:p>
          </table:table-cell>
          <table:table-cell office:value-type="float" office:value="221027" table:style-name="ce1">
            <text:p>221027</text:p>
          </table:table-cell>
          <table:table-cell office:value-type="float" office:value="108051" table:style-name="ce1">
            <text:p>108051</text:p>
          </table:table-cell>
          <table:table-cell office:value-type="float" office:value="41.49" table:style-name="ce1">
            <text:p>41,49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220257" table:style-name="ce1">
            <text:p>220257</text:p>
          </table:table-cell>
          <table:table-cell office:value-type="float" office:value="137957" table:style-name="ce1">
            <text:p>137957</text:p>
          </table:table-cell>
          <table:table-cell office:value-type="float" office:value="19.739999999999998" table:style-name="ce1">
            <text:p>19,74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25004" table:style-name="ce1">
            <text:p>125004</text:p>
          </table:table-cell>
          <table:table-cell office:value-type="float" office:value="82262" table:style-name="ce1">
            <text:p>82262</text:p>
          </table:table-cell>
          <table:table-cell office:value-type="float" office:value="20.97" table:style-name="ce1">
            <text:p>20,97</text:p>
          </table:table-cell>
          <table:table-cell office:value-type="float" office:value="18.86" table:style-name="ce1">
            <text:p>18,86</text:p>
          </table:table-cell>
          <table:table-cell office:value-type="float" office:value="98525" table:style-name="ce1">
            <text:p>98525</text:p>
          </table:table-cell>
          <table:table-cell office:value-type="float" office:value="63940" table:style-name="ce1">
            <text:p>63940</text:p>
          </table:table-cell>
          <table:table-cell office:value-type="float" office:value="28.83" table:style-name="ce1">
            <text:p>28,83</text:p>
          </table:table-cell>
          <table:table-cell office:value-type="float" office:value="26.71" table:style-name="ce1">
            <text:p>26,71</text:p>
          </table:table-cell>
          <table:table-cell office:value-type="float" office:value="231225" table:style-name="ce1">
            <text:p>231225</text:p>
          </table:table-cell>
          <table:table-cell office:value-type="float" office:value="92724" table:style-name="ce1">
            <text:p>92724</text:p>
          </table:table-cell>
          <table:table-cell office:value-type="float" office:value="13.5" table:style-name="ce1">
            <text:p>13,5</text:p>
          </table:table-cell>
          <table:table-cell office:value-type="float" office:value="11.33" table:style-name="ce1">
            <text:p>11,33</text:p>
          </table:table-cell>
          <table:table-cell office:value-type="float" office:value="90651" table:style-name="ce1">
            <text:p>90651</text:p>
          </table:table-cell>
          <table:table-cell office:value-type="float" office:value="41091" table:style-name="ce1">
            <text:p>41091</text:p>
          </table:table-cell>
          <table:table-cell office:value-type="float" office:value="11.56" table:style-name="ce1">
            <text:p>11,56</text:p>
          </table:table-cell>
          <table:table-cell office:value-type="float" office:value="9.52" table:style-name="ce1">
            <text:p>9,52</text:p>
          </table:table-cell>
          <table:table-cell office:value-type="float" office:value="83621" table:style-name="ce2">
            <text:p>83621</text:p>
          </table:table-cell>
          <table:table-cell office:value-type="float" office:value="35911" table:style-name="ce1">
            <text:p>35911</text:p>
          </table:table-cell>
          <table:table-cell office:value-type="float" office:value="704.49" table:style-name="ce3">
            <text:p>704,49</text:p>
          </table:table-cell>
          <table:table-cell office:value-type="float" office:value="702.34" table:style-name="ce3">
            <text:p>702,34</text:p>
          </table:table-cell>
          <table:table-cell office:value-type="float" office:value="7000490" table:style-name="ce1">
            <text:p>7000490</text:p>
          </table:table-cell>
          <table:table-cell office:value-type="float" office:value="1377380" table:style-name="ce3">
            <text:p>1377380</text:p>
          </table:table-cell>
          <table:table-cell office:value-type="float" office:value="28.09" table:style-name="ce1">
            <text:p>28,09</text:p>
          </table:table-cell>
          <table:table-cell office:value-type="float" office:value="20.8" table:style-name="ce1">
            <text:p>20,8</text:p>
          </table:table-cell>
          <table:table-cell office:value-type="float" office:value="140698" table:style-name="ce1">
            <text:p>140698</text:p>
          </table:table-cell>
          <table:table-cell office:value-type="float" office:value="45344" table:style-name="ce1">
            <text:p>45344</text:p>
          </table:table-cell>
          <table:table-cell office:value-type="float" office:value="313.33999999999997" table:style-name="ce1">
            <text:p>313,34</text:p>
          </table:table-cell>
          <table:table-cell office:value-type="float" office:value="304.27" table:style-name="ce1">
            <text:p>304,27</text:p>
          </table:table-cell>
          <table:table-cell office:value-type="float" office:value="32685292" table:style-name="ce3">
            <text:p>32685292</text:p>
          </table:table-cell>
          <table:table-cell office:value-type="float" office:value="362226" table:style-name="ce1">
            <text:p>362226</text:p>
          </table:table-cell>
          <table:table-cell office:value-type="float" office:value="22.15" table:style-name="ce1">
            <text:p>22,15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332267" table:style-name="ce1">
            <text:p>332267</text:p>
          </table:table-cell>
          <table:table-cell office:value-type="float" office:value="80351" table:style-name="ce1">
            <text:p>80351</text:p>
          </table:table-cell>
          <table:table-cell office:value-type="float" office:value="7.88" table:formula="of:=MIN([.$B43];[.$F43];[.$J43];[.$N43];[.$R43];[.$V43];[.$Z43];[.$AD43];[.$AH43];[.$AL43];[.$AP43];[.$AT43];[.$AX43];[.$BB43];[.$BF43])" table:style-name="ce1">
            <text:p>7,88</text:p>
          </table:table-cell>
          <table:table-cell office:value-type="float" office:value="5.87" table:formula="of:=MIN([.$C43];[.$G43];[.$K43];[.$O43];[.$S43];[.$W43];[.$AA43];[.$AE43];[.$AI43];[.$AM43];[.$AQ43];[.$AU43];[.$AY43];[.$BC43];[.$BG43])" table:style-name="ce1">
            <text:p>5,87</text:p>
          </table:table-cell>
          <table:table-cell office:value-type="float" office:value="83621" table:formula="of:=MIN([.$D43];[.$H43];[.$L43];[.$P43];[.$T43];[.$X43];[.$AB43];[.$AF43];[.$AJ43];[.$AN43];[.$AR43];[.$AV43];[.$AZ43];[.$BD43];[.$BH43])" table:style-name="ce1">
            <text:p>83621</text:p>
          </table:table-cell>
          <table:table-cell office:value-type="float" office:value="26340" table:formula="of:=MIN([.$E43];[.$I43];[.$M43];[.$Q43];[.$U43];[.$Y43];[.$AC43];[.$AG43];[.$AK43];[.$AO43];[.$AS43];[.$AW43];[.$BA43];[.$BE43];[.$BI43])" table:style-name="ce1">
            <text:p>26340</text:p>
          </table:table-cell>
          <table:table-cell office:value-type="float" office:value="28.09" table:formula="of:=MEDIAN([.$B43];[.$F43];[.$J43];[.$N43];[.$R43];[.$V43];[.$Z43];[.$AD43];[.$AH43];[.$AL43];[.$AP43];[.$AT43];[.$AX43];[.$BB43];[.$BF43])" table:style-name="ce1">
            <text:p>28,09</text:p>
          </table:table-cell>
          <table:table-cell office:value-type="float" office:value="20.8" table:formula="of:=MEDIAN([.$C43];[.$G43];[.$K43];[.$O43];[.$S43];[.$W43];[.$AA43];[.$AE43];[.$AI43];[.$AM43];[.$AQ43];[.$AU43];[.$AY43];[.$BC43];[.$BG43])" table:style-name="ce1">
            <text:p>20,8</text:p>
          </table:table-cell>
          <table:table-cell office:value-type="float" office:value="178688" table:formula="of:=MEDIAN([.$D43];[.$H43];[.$L43];[.$P43];[.$T43];[.$X43];[.$AB43];[.$AF43];[.$AJ43];[.$AN43];[.$AR43];[.$AV43];[.$AZ43];[.$BD43];[.$BH43])" table:style-name="ce1">
            <text:p>178688</text:p>
          </table:table-cell>
          <table:table-cell office:value-type="float" office:value="82262" table:formula="of:=MEDIAN([.$E43];[.$I43];[.$M43];[.$Q43];[.$U43];[.$Y43];[.$AC43];[.$AG43];[.$AK43];[.$AO43];[.$AS43];[.$AW43];[.$BA43];[.$BE43];[.$BI43])" table:style-name="ce1">
            <text:p>82262</text:p>
          </table:table-cell>
          <table:table-cell office:value-type="float" office:value="704.49" table:formula="of:=MAX([.$B43];[.$F43];[.$J43];[.$N43];[.$R43];[.$V43];[.$Z43];[.$AD43];[.$AH43];[.$AL43];[.$AP43];[.$AT43];[.$AX43];[.$BB43];[.$BF43])" table:style-name="ce1">
            <text:p>704,49</text:p>
          </table:table-cell>
          <table:table-cell office:value-type="float" office:value="702.34" table:formula="of:=MAX([.$C43];[.$G43];[.$K43];[.$O43];[.$S43];[.$W43];[.$AA43];[.$AE43];[.$AI43];[.$AM43];[.$AQ43];[.$AU43];[.$AY43];[.$BC43];[.$BG43])" table:style-name="ce1">
            <text:p>702,34</text:p>
          </table:table-cell>
          <table:table-cell office:value-type="float" office:value="32685292" table:formula="of:=MAX([.$D43];[.$H43];[.$L43];[.$P43];[.$T43];[.$X43];[.$AB43];[.$AF43];[.$AJ43];[.$AN43];[.$AR43];[.$AV43];[.$AZ43];[.$BD43];[.$BH43])" table:style-name="ce1">
            <text:p>32685292</text:p>
          </table:table-cell>
          <table:table-cell office:value-type="float" office:value="1377380" table:formula="of:=MAX([.$E43];[.$I43];[.$M43];[.$Q43];[.$U43];[.$Y43];[.$AC43];[.$AG43];[.$AK43];[.$AO43];[.$AS43];[.$AW43];[.$BA43];[.$BE43];[.$BI43])" table:style-name="ce1">
            <text:p>137738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35_c65.lp</text:p>
          </table:table-cell>
          <table:table-cell office:value-type="float" office:value="28.37" table:style-name="ce1">
            <text:p>28,37</text:p>
          </table:table-cell>
          <table:table-cell office:value-type="float" office:value="26.19" table:style-name="ce1">
            <text:p>26,19</text:p>
          </table:table-cell>
          <table:table-cell office:value-type="float" office:value="200063" table:style-name="ce1">
            <text:p>200063</text:p>
          </table:table-cell>
          <table:table-cell office:value-type="float" office:value="124187" table:style-name="ce1">
            <text:p>124187</text:p>
          </table:table-cell>
          <table:table-cell office:value-type="float" office:value="132.16999999999999" table:style-name="ce1">
            <text:p>132,17</text:p>
          </table:table-cell>
          <table:table-cell office:value-type="float" office:value="129.77000000000001" table:style-name="ce1">
            <text:p>129,77</text:p>
          </table:table-cell>
          <table:table-cell office:value-type="float" office:value="801524" table:style-name="ce1">
            <text:p>801524</text:p>
          </table:table-cell>
          <table:table-cell office:value-type="float" office:value="496845" table:style-name="ce1">
            <text:p>496845</text:p>
          </table:table-cell>
          <table:table-cell office:value-type="float" office:value="22.42" table:style-name="ce1">
            <text:p>22,42</text:p>
          </table:table-cell>
          <table:table-cell office:value-type="float" office:value="20.37" table:style-name="ce1">
            <text:p>20,37</text:p>
          </table:table-cell>
          <table:table-cell office:value-type="float" office:value="260372" table:style-name="ce1">
            <text:p>260372</text:p>
          </table:table-cell>
          <table:table-cell office:value-type="float" office:value="96502" table:style-name="ce1">
            <text:p>96502</text:p>
          </table:table-cell>
          <table:table-cell office:value-type="float" office:value="79.98" table:style-name="ce1">
            <text:p>79,98</text:p>
          </table:table-cell>
          <table:table-cell office:value-type="float" office:value="77.78" table:style-name="ce1">
            <text:p>77,78</text:p>
          </table:table-cell>
          <table:table-cell office:value-type="float" office:value="422649" table:style-name="ce1">
            <text:p>422649</text:p>
          </table:table-cell>
          <table:table-cell office:value-type="float" office:value="316274" table:style-name="ce1">
            <text:p>316274</text:p>
          </table:table-cell>
          <table:table-cell office:value-type="float" office:value="54.76" table:style-name="ce1">
            <text:p>54,76</text:p>
          </table:table-cell>
          <table:table-cell office:value-type="float" office:value="52.4" table:style-name="ce1">
            <text:p>52,4</text:p>
          </table:table-cell>
          <table:table-cell office:value-type="float" office:value="291192" table:style-name="ce1">
            <text:p>291192</text:p>
          </table:table-cell>
          <table:table-cell office:value-type="float" office:value="201220" table:style-name="ce1">
            <text:p>201220</text:p>
          </table:table-cell>
          <table:table-cell office:value-type="float" office:value="64.12" table:style-name="ce1">
            <text:p>64,12</text:p>
          </table:table-cell>
          <table:table-cell office:value-type="float" office:value="61.76" table:style-name="ce1">
            <text:p>61,76</text:p>
          </table:table-cell>
          <table:table-cell office:value-type="float" office:value="335491" table:style-name="ce1">
            <text:p>335491</text:p>
          </table:table-cell>
          <table:table-cell office:value-type="float" office:value="248953" table:style-name="ce1">
            <text:p>248953</text:p>
          </table:table-cell>
          <table:table-cell office:value-type="float" office:value="18.16" table:style-name="ce2">
            <text:p>18,16</text:p>
          </table:table-cell>
          <table:table-cell office:value-type="float" office:value="15.65" table:style-name="ce2">
            <text:p>15,65</text:p>
          </table:table-cell>
          <table:table-cell office:value-type="float" office:value="93026" table:style-name="ce2">
            <text:p>93026</text:p>
          </table:table-cell>
          <table:table-cell office:value-type="float" office:value="64550" table:style-name="ce2">
            <text:p>64550</text:p>
          </table:table-cell>
          <table:table-cell office:value-type="float" office:value="33.33" table:style-name="ce1">
            <text:p>33,33</text:p>
          </table:table-cell>
          <table:table-cell office:value-type="float" office:value="31.22" table:style-name="ce1">
            <text:p>31,22</text:p>
          </table:table-cell>
          <table:table-cell office:value-type="float" office:value="191443" table:style-name="ce1">
            <text:p>191443</text:p>
          </table:table-cell>
          <table:table-cell office:value-type="float" office:value="142454" table:style-name="ce1">
            <text:p>142454</text:p>
          </table:table-cell>
          <table:table-cell office:value-type="float" office:value="107.97" table:style-name="ce1">
            <text:p>107,97</text:p>
          </table:table-cell>
          <table:table-cell office:value-type="float" office:value="105.61" table:style-name="ce1">
            <text:p>105,61</text:p>
          </table:table-cell>
          <table:table-cell office:value-type="float" office:value="552026" table:style-name="ce1">
            <text:p>552026</text:p>
          </table:table-cell>
          <table:table-cell office:value-type="float" office:value="413117" table:style-name="ce1">
            <text:p>413117</text:p>
          </table:table-cell>
          <table:table-cell office:value-type="float" office:value="31.02" table:style-name="ce1">
            <text:p>31,02</text:p>
          </table:table-cell>
          <table:table-cell office:value-type="float" office:value="28.52" table:style-name="ce1">
            <text:p>28,52</text:p>
          </table:table-cell>
          <table:table-cell office:value-type="float" office:value="171764" table:style-name="ce1">
            <text:p>171764</text:p>
          </table:table-cell>
          <table:table-cell office:value-type="float" office:value="122538" table:style-name="ce1">
            <text:p>122538</text:p>
          </table:table-cell>
          <table:table-cell office:value-type="float" office:value="42.37" table:style-name="ce1">
            <text:p>42,37</text:p>
          </table:table-cell>
          <table:table-cell office:value-type="float" office:value="39.94" table:style-name="ce1">
            <text:p>39,94</text:p>
          </table:table-cell>
          <table:table-cell office:value-type="float" office:value="259707" table:style-name="ce1">
            <text:p>259707</text:p>
          </table:table-cell>
          <table:table-cell office:value-type="float" office:value="185231" table:style-name="ce1">
            <text:p>185231</text:p>
          </table:table-cell>
          <table:table-cell office:value-type="float" office:value="395.56" table:style-name="ce1">
            <text:p>395,56</text:p>
          </table:table-cell>
          <table:table-cell office:value-type="float" office:value="393.25" table:style-name="ce1">
            <text:p>393,25</text:p>
          </table:table-cell>
          <table:table-cell office:value-type="float" office:value="3995945" table:style-name="ce1">
            <text:p>3995945</text:p>
          </table:table-cell>
          <table:table-cell office:value-type="float" office:value="1039772" table:style-name="ce1">
            <text:p>1039772</text:p>
          </table:table-cell>
          <table:table-cell office:value-type="float" office:value="80.72" table:style-name="ce1">
            <text:p>80,72</text:p>
          </table:table-cell>
          <table:table-cell office:value-type="float" office:value="72.2" table:style-name="ce1">
            <text:p>72,2</text:p>
          </table:table-cell>
          <table:table-cell office:value-type="float" office:value="331243" table:style-name="ce1">
            <text:p>331243</text:p>
          </table:table-cell>
          <table:table-cell office:value-type="float" office:value="211354" table:style-name="ce1">
            <text:p>211354</text:p>
          </table:table-cell>
          <table:table-cell office:value-type="float" office:value="1603.83" table:style-name="ce3">
            <text:p>1603,83</text:p>
          </table:table-cell>
          <table:table-cell office:value-type="float" office:value="1594.39" table:style-name="ce3">
            <text:p>1594,39</text:p>
          </table:table-cell>
          <table:table-cell office:value-type="float" office:value="42478336" table:style-name="ce3">
            <text:p>42478336</text:p>
          </table:table-cell>
          <table:table-cell office:value-type="float" office:value="4947838" table:style-name="ce3">
            <text:p>4947838</text:p>
          </table:table-cell>
          <table:table-cell office:value-type="float" office:value="154.36000000000001" table:style-name="ce1">
            <text:p>154,36</text:p>
          </table:table-cell>
          <table:table-cell office:value-type="float" office:value="152.06" table:style-name="ce1">
            <text:p>152,06</text:p>
          </table:table-cell>
          <table:table-cell office:value-type="float" office:value="742127" table:style-name="ce1">
            <text:p>742127</text:p>
          </table:table-cell>
          <table:table-cell office:value-type="float" office:value="578261" table:style-name="ce1">
            <text:p>578261</text:p>
          </table:table-cell>
          <table:table-cell office:value-type="float" office:value="18.16" table:formula="of:=MIN([.$B44];[.$F44];[.$J44];[.$N44];[.$R44];[.$V44];[.$Z44];[.$AD44];[.$AH44];[.$AL44];[.$AP44];[.$AT44];[.$AX44];[.$BB44];[.$BF44])" table:style-name="ce1">
            <text:p>18,16</text:p>
          </table:table-cell>
          <table:table-cell office:value-type="float" office:value="15.65" table:formula="of:=MIN([.$C44];[.$G44];[.$K44];[.$O44];[.$S44];[.$W44];[.$AA44];[.$AE44];[.$AI44];[.$AM44];[.$AQ44];[.$AU44];[.$AY44];[.$BC44];[.$BG44])" table:style-name="ce1">
            <text:p>15,65</text:p>
          </table:table-cell>
          <table:table-cell office:value-type="float" office:value="93026" table:formula="of:=MIN([.$D44];[.$H44];[.$L44];[.$P44];[.$T44];[.$X44];[.$AB44];[.$AF44];[.$AJ44];[.$AN44];[.$AR44];[.$AV44];[.$AZ44];[.$BD44];[.$BH44])" table:style-name="ce1">
            <text:p>93026</text:p>
          </table:table-cell>
          <table:table-cell office:value-type="float" office:value="64550" table:formula="of:=MIN([.$E44];[.$I44];[.$M44];[.$Q44];[.$U44];[.$Y44];[.$AC44];[.$AG44];[.$AK44];[.$AO44];[.$AS44];[.$AW44];[.$BA44];[.$BE44];[.$BI44])" table:style-name="ce1">
            <text:p>64550</text:p>
          </table:table-cell>
          <table:table-cell office:value-type="float" office:value="64.12" table:formula="of:=MEDIAN([.$B44];[.$F44];[.$J44];[.$N44];[.$R44];[.$V44];[.$Z44];[.$AD44];[.$AH44];[.$AL44];[.$AP44];[.$AT44];[.$AX44];[.$BB44];[.$BF44])" table:style-name="ce1">
            <text:p>64,12</text:p>
          </table:table-cell>
          <table:table-cell office:value-type="float" office:value="61.76" table:formula="of:=MEDIAN([.$C44];[.$G44];[.$K44];[.$O44];[.$S44];[.$W44];[.$AA44];[.$AE44];[.$AI44];[.$AM44];[.$AQ44];[.$AU44];[.$AY44];[.$BC44];[.$BG44])" table:style-name="ce1">
            <text:p>61,76</text:p>
          </table:table-cell>
          <table:table-cell office:value-type="float" office:value="331243" table:formula="of:=MEDIAN([.$D44];[.$H44];[.$L44];[.$P44];[.$T44];[.$X44];[.$AB44];[.$AF44];[.$AJ44];[.$AN44];[.$AR44];[.$AV44];[.$AZ44];[.$BD44];[.$BH44])" table:style-name="ce1">
            <text:p>331243</text:p>
          </table:table-cell>
          <table:table-cell office:value-type="float" office:value="211354" table:formula="of:=MEDIAN([.$E44];[.$I44];[.$M44];[.$Q44];[.$U44];[.$Y44];[.$AC44];[.$AG44];[.$AK44];[.$AO44];[.$AS44];[.$AW44];[.$BA44];[.$BE44];[.$BI44])" table:style-name="ce1">
            <text:p>211354</text:p>
          </table:table-cell>
          <table:table-cell office:value-type="float" office:value="1603.83" table:formula="of:=MAX([.$B44];[.$F44];[.$J44];[.$N44];[.$R44];[.$V44];[.$Z44];[.$AD44];[.$AH44];[.$AL44];[.$AP44];[.$AT44];[.$AX44];[.$BB44];[.$BF44])" table:style-name="ce1">
            <text:p>1603,83</text:p>
          </table:table-cell>
          <table:table-cell office:value-type="float" office:value="1594.39" table:formula="of:=MAX([.$C44];[.$G44];[.$K44];[.$O44];[.$S44];[.$W44];[.$AA44];[.$AE44];[.$AI44];[.$AM44];[.$AQ44];[.$AU44];[.$AY44];[.$BC44];[.$BG44])" table:style-name="ce1">
            <text:p>1594,39</text:p>
          </table:table-cell>
          <table:table-cell office:value-type="float" office:value="42478336" table:formula="of:=MAX([.$D44];[.$H44];[.$L44];[.$P44];[.$T44];[.$X44];[.$AB44];[.$AF44];[.$AJ44];[.$AN44];[.$AR44];[.$AV44];[.$AZ44];[.$BD44];[.$BH44])" table:style-name="ce1">
            <text:p>42478336</text:p>
          </table:table-cell>
          <table:table-cell office:value-type="float" office:value="4947838" table:formula="of:=MAX([.$E44];[.$I44];[.$M44];[.$Q44];[.$U44];[.$Y44];[.$AC44];[.$AG44];[.$AK44];[.$AO44];[.$AS44];[.$AW44];[.$BA44];[.$BE44];[.$BI44])" table:style-name="ce1">
            <text:p>494783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1_a35_c70.lp</text:p>
          </table:table-cell>
          <table:table-cell office:value-type="float" office:value="1207.95" table:style-name="ce1">
            <text:p>1207,95</text:p>
          </table:table-cell>
          <table:table-cell office:value-type="float" office:value="1205.4100000000001" table:style-name="ce1">
            <text:p>1205,41</text:p>
          </table:table-cell>
          <table:table-cell office:value-type="float" office:value="2843894" table:style-name="ce1">
            <text:p>2843894</text:p>
          </table:table-cell>
          <table:table-cell office:value-type="float" office:value="1593996" table:style-name="ce1">
            <text:p>1593996</text:p>
          </table:table-cell>
          <table:table-cell office:value-type="float" office:value="3586.92" table:style-name="ce3">
            <text:p>3586,92</text:p>
          </table:table-cell>
          <table:table-cell office:value-type="float" office:value="3584.08" table:style-name="ce3">
            <text:p>3584,08</text:p>
          </table:table-cell>
          <table:table-cell office:value-type="float" office:value="7702233" table:style-name="ce1">
            <text:p>7702233</text:p>
          </table:table-cell>
          <table:table-cell office:value-type="float" office:value="4053053" table:style-name="ce3">
            <text:p>4053053</text:p>
          </table:table-cell>
          <table:table-cell office:value-type="float" office:value="169.1" table:style-name="ce1">
            <text:p>169,1</text:p>
          </table:table-cell>
          <table:table-cell office:value-type="float" office:value="166.32" table:style-name="ce1">
            <text:p>166,32</text:p>
          </table:table-cell>
          <table:table-cell office:value-type="float" office:value="553206" table:style-name="ce1">
            <text:p>553206</text:p>
          </table:table-cell>
          <table:table-cell office:value-type="float" office:value="271131" table:style-name="ce1">
            <text:p>271131</text:p>
          </table:table-cell>
          <table:table-cell office:value-type="float" office:value="384.85" table:style-name="ce1">
            <text:p>384,85</text:p>
          </table:table-cell>
          <table:table-cell office:value-type="float" office:value="382.2" table:style-name="ce1">
            <text:p>382,2</text:p>
          </table:table-cell>
          <table:table-cell office:value-type="float" office:value="665447" table:style-name="ce1">
            <text:p>665447</text:p>
          </table:table-cell>
          <table:table-cell office:value-type="float" office:value="538206" table:style-name="ce1">
            <text:p>538206</text:p>
          </table:table-cell>
          <table:table-cell office:value-type="float" office:value="293.22000000000003" table:style-name="ce1">
            <text:p>293,22</text:p>
          </table:table-cell>
          <table:table-cell office:value-type="float" office:value="290.47000000000003" table:style-name="ce1">
            <text:p>290,47</text:p>
          </table:table-cell>
          <table:table-cell office:value-type="float" office:value="683361" table:style-name="ce1">
            <text:p>683361</text:p>
          </table:table-cell>
          <table:table-cell office:value-type="float" office:value="376510" table:style-name="ce1">
            <text:p>376510</text:p>
          </table:table-cell>
          <table:table-cell office:value-type="float" office:value="2302.38" table:style-name="ce1">
            <text:p>2302,38</text:p>
          </table:table-cell>
          <table:table-cell office:value-type="float" office:value="2299.7600000000002" table:style-name="ce1">
            <text:p>2299,76</text:p>
          </table:table-cell>
          <table:table-cell office:value-type="float" office:value="4552624" table:style-name="ce1">
            <text:p>4552624</text:p>
          </table:table-cell>
          <table:table-cell office:value-type="float" office:value="2750391" table:style-name="ce1">
            <text:p>2750391</text:p>
          </table:table-cell>
          <table:table-cell office:value-type="float" office:value="450.87" table:style-name="ce1">
            <text:p>450,87</text:p>
          </table:table-cell>
          <table:table-cell office:value-type="float" office:value="448.07" table:style-name="ce1">
            <text:p>448,07</text:p>
          </table:table-cell>
          <table:table-cell office:value-type="float" office:value="729263" table:style-name="ce1">
            <text:p>729263</text:p>
          </table:table-cell>
          <table:table-cell office:value-type="float" office:value="585042" table:style-name="ce1">
            <text:p>585042</text:p>
          </table:table-cell>
          <table:table-cell office:value-type="float" office:value="266.57" table:style-name="ce1">
            <text:p>266,57</text:p>
          </table:table-cell>
          <table:table-cell office:value-type="float" office:value="264.01" table:style-name="ce1">
            <text:p>264,01</text:p>
          </table:table-cell>
          <table:table-cell office:value-type="float" office:value="445888" table:style-name="ce1">
            <text:p>445888</text:p>
          </table:table-cell>
          <table:table-cell office:value-type="float" office:value="351199" table:style-name="ce1">
            <text:p>351199</text:p>
          </table:table-cell>
          <table:table-cell office:value-type="float" office:value="422.62" table:style-name="ce1">
            <text:p>422,62</text:p>
          </table:table-cell>
          <table:table-cell office:value-type="float" office:value="419.84" table:style-name="ce1">
            <text:p>419,84</text:p>
          </table:table-cell>
          <table:table-cell office:value-type="float" office:value="775362" table:style-name="ce1">
            <text:p>775362</text:p>
          </table:table-cell>
          <table:table-cell office:value-type="float" office:value="558685" table:style-name="ce1">
            <text:p>558685</text:p>
          </table:table-cell>
          <table:table-cell office:value-type="float" office:value="171.6" table:style-name="ce1">
            <text:p>171,6</text:p>
          </table:table-cell>
          <table:table-cell office:value-type="float" office:value="169.08" table:style-name="ce1">
            <text:p>169,08</text:p>
          </table:table-cell>
          <table:table-cell office:value-type="float" office:value="456218" table:style-name="ce1">
            <text:p>456218</text:p>
          </table:table-cell>
          <table:table-cell office:value-type="float" office:value="263096" table:style-name="ce1">
            <text:p>263096</text:p>
          </table:table-cell>
          <table:table-cell office:value-type="float" office:value="166.63" table:style-name="ce2">
            <text:p>166,63</text:p>
          </table:table-cell>
          <table:table-cell office:value-type="float" office:value="163.89" table:style-name="ce2">
            <text:p>163,89</text:p>
          </table:table-cell>
          <table:table-cell office:value-type="float" office:value="412906" table:style-name="ce2">
            <text:p>412906</text:p>
          </table:table-cell>
          <table:table-cell office:value-type="float" office:value="234784" table:style-name="ce2">
            <text:p>234784</text:p>
          </table:table-cell>
          <table:table-cell office:value-type="float" office:value="2685.6" table:style-name="ce1">
            <text:p>2685,6</text:p>
          </table:table-cell>
          <table:table-cell office:value-type="float" office:value="2682.8" table:style-name="ce1">
            <text:p>2682,8</text:p>
          </table:table-cell>
          <table:table-cell office:value-type="float" office:value="3490865" table:style-name="ce1">
            <text:p>3490865</text:p>
          </table:table-cell>
          <table:table-cell office:value-type="float" office:value="2922830" table:style-name="ce1">
            <text:p>2922830</text:p>
          </table:table-cell>
          <table:table-cell office:value-type="float" office:value="1383.86" table:style-name="ce1">
            <text:p>1383,86</text:p>
          </table:table-cell>
          <table:table-cell office:value-type="float" office:value="1373.87" table:style-name="ce1">
            <text:p>1373,87</text:p>
          </table:table-cell>
          <table:table-cell office:value-type="float" office:value="1991964" table:style-name="ce1">
            <text:p>1991964</text:p>
          </table:table-cell>
          <table:table-cell office:value-type="float" office:value="1101495" table:style-name="ce1">
            <text:p>1101495</text:p>
          </table:table-cell>
          <table:table-cell office:value-type="float" office:value="2235.1799999999998" table:style-name="ce1">
            <text:p>2235,18</text:p>
          </table:table-cell>
          <table:table-cell office:value-type="float" office:value="2224.33" table:style-name="ce1">
            <text:p>2224,33</text:p>
          </table:table-cell>
          <table:table-cell office:value-type="float" office:value="93148845" table:style-name="ce3">
            <text:p>93148845</text:p>
          </table:table-cell>
          <table:table-cell office:value-type="float" office:value="2357651" table:style-name="ce1">
            <text:p>2357651</text:p>
          </table:table-cell>
          <table:table-cell office:value-type="float" office:value="383.39" table:style-name="ce1">
            <text:p>383,39</text:p>
          </table:table-cell>
          <table:table-cell office:value-type="float" office:value="380.78" table:style-name="ce1">
            <text:p>380,78</text:p>
          </table:table-cell>
          <table:table-cell office:value-type="float" office:value="1009436" table:style-name="ce1">
            <text:p>1009436</text:p>
          </table:table-cell>
          <table:table-cell office:value-type="float" office:value="488610" table:style-name="ce1">
            <text:p>488610</text:p>
          </table:table-cell>
          <table:table-cell office:value-type="float" office:value="166.63" table:formula="of:=MIN([.$B45];[.$F45];[.$J45];[.$N45];[.$R45];[.$V45];[.$Z45];[.$AD45];[.$AH45];[.$AL45];[.$AP45];[.$AT45];[.$AX45];[.$BB45];[.$BF45])" table:style-name="ce1">
            <text:p>166,63</text:p>
          </table:table-cell>
          <table:table-cell office:value-type="float" office:value="163.89" table:formula="of:=MIN([.$C45];[.$G45];[.$K45];[.$O45];[.$S45];[.$W45];[.$AA45];[.$AE45];[.$AI45];[.$AM45];[.$AQ45];[.$AU45];[.$AY45];[.$BC45];[.$BG45])" table:style-name="ce1">
            <text:p>163,89</text:p>
          </table:table-cell>
          <table:table-cell office:value-type="float" office:value="412906" table:formula="of:=MIN([.$D45];[.$H45];[.$L45];[.$P45];[.$T45];[.$X45];[.$AB45];[.$AF45];[.$AJ45];[.$AN45];[.$AR45];[.$AV45];[.$AZ45];[.$BD45];[.$BH45])" table:style-name="ce1">
            <text:p>412906</text:p>
          </table:table-cell>
          <table:table-cell office:value-type="float" office:value="234784" table:formula="of:=MIN([.$E45];[.$I45];[.$M45];[.$Q45];[.$U45];[.$Y45];[.$AC45];[.$AG45];[.$AK45];[.$AO45];[.$AS45];[.$AW45];[.$BA45];[.$BE45];[.$BI45])" table:style-name="ce1">
            <text:p>234784</text:p>
          </table:table-cell>
          <table:table-cell office:value-type="float" office:value="422.62" table:formula="of:=MEDIAN([.$B45];[.$F45];[.$J45];[.$N45];[.$R45];[.$V45];[.$Z45];[.$AD45];[.$AH45];[.$AL45];[.$AP45];[.$AT45];[.$AX45];[.$BB45];[.$BF45])" table:style-name="ce1">
            <text:p>422,62</text:p>
          </table:table-cell>
          <table:table-cell office:value-type="float" office:value="419.84" table:formula="of:=MEDIAN([.$C45];[.$G45];[.$K45];[.$O45];[.$S45];[.$W45];[.$AA45];[.$AE45];[.$AI45];[.$AM45];[.$AQ45];[.$AU45];[.$AY45];[.$BC45];[.$BG45])" table:style-name="ce1">
            <text:p>419,84</text:p>
          </table:table-cell>
          <table:table-cell office:value-type="float" office:value="775362" table:formula="of:=MEDIAN([.$D45];[.$H45];[.$L45];[.$P45];[.$T45];[.$X45];[.$AB45];[.$AF45];[.$AJ45];[.$AN45];[.$AR45];[.$AV45];[.$AZ45];[.$BD45];[.$BH45])" table:style-name="ce1">
            <text:p>775362</text:p>
          </table:table-cell>
          <table:table-cell office:value-type="float" office:value="558685" table:formula="of:=MEDIAN([.$E45];[.$I45];[.$M45];[.$Q45];[.$U45];[.$Y45];[.$AC45];[.$AG45];[.$AK45];[.$AO45];[.$AS45];[.$AW45];[.$BA45];[.$BE45];[.$BI45])" table:style-name="ce1">
            <text:p>558685</text:p>
          </table:table-cell>
          <table:table-cell office:value-type="float" office:value="3586.92" table:formula="of:=MAX([.$B45];[.$F45];[.$J45];[.$N45];[.$R45];[.$V45];[.$Z45];[.$AD45];[.$AH45];[.$AL45];[.$AP45];[.$AT45];[.$AX45];[.$BB45];[.$BF45])" table:style-name="ce1">
            <text:p>3586,92</text:p>
          </table:table-cell>
          <table:table-cell office:value-type="float" office:value="3584.08" table:formula="of:=MAX([.$C45];[.$G45];[.$K45];[.$O45];[.$S45];[.$W45];[.$AA45];[.$AE45];[.$AI45];[.$AM45];[.$AQ45];[.$AU45];[.$AY45];[.$BC45];[.$BG45])" table:style-name="ce1">
            <text:p>3584,08</text:p>
          </table:table-cell>
          <table:table-cell office:value-type="float" office:value="93148845" table:formula="of:=MAX([.$D45];[.$H45];[.$L45];[.$P45];[.$T45];[.$X45];[.$AB45];[.$AF45];[.$AJ45];[.$AN45];[.$AR45];[.$AV45];[.$AZ45];[.$BD45];[.$BH45])" table:style-name="ce1">
            <text:p>93148845</text:p>
          </table:table-cell>
          <table:table-cell office:value-type="float" office:value="4053053" table:formula="of:=MAX([.$E45];[.$I45];[.$M45];[.$Q45];[.$U45];[.$Y45];[.$AC45];[.$AG45];[.$AK45];[.$AO45];[.$AS45];[.$AW45];[.$BA45];[.$BE45];[.$BI45])" table:style-name="ce1">
            <text:p>405305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15_c60.lp</text:p>
          </table:table-cell>
          <table:table-cell office:value-type="float" office:value="1713.53" table:style-name="ce1">
            <text:p>1713,53</text:p>
          </table:table-cell>
          <table:table-cell office:value-type="float" office:value="1711.9" table:style-name="ce1">
            <text:p>1711,9</text:p>
          </table:table-cell>
          <table:table-cell office:value-type="float" office:value="5537514" table:style-name="ce1">
            <text:p>5537514</text:p>
          </table:table-cell>
          <table:table-cell office:value-type="float" office:value="4020061" table:style-name="ce1">
            <text:p>4020061</text:p>
          </table:table-cell>
          <table:table-cell office:value-type="float" office:value="468.13" table:style-name="ce1">
            <text:p>468,13</text:p>
          </table:table-cell>
          <table:table-cell office:value-type="float" office:value="466.43" table:style-name="ce1">
            <text:p>466,43</text:p>
          </table:table-cell>
          <table:table-cell office:value-type="float" office:value="1162452" table:style-name="ce1">
            <text:p>1162452</text:p>
          </table:table-cell>
          <table:table-cell office:value-type="float" office:value="1055352" table:style-name="ce1">
            <text:p>1055352</text:p>
          </table:table-cell>
          <table:table-cell office:value-type="float" office:value="661.05" table:style-name="ce1">
            <text:p>661,05</text:p>
          </table:table-cell>
          <table:table-cell office:value-type="float" office:value="659.53" table:style-name="ce1">
            <text:p>659,53</text:p>
          </table:table-cell>
          <table:table-cell office:value-type="float" office:value="1806946" table:style-name="ce1">
            <text:p>1806946</text:p>
          </table:table-cell>
          <table:table-cell office:value-type="float" office:value="1519995" table:style-name="ce1">
            <text:p>1519995</text:p>
          </table:table-cell>
          <table:table-cell office:value-type="float" office:value="271.91000000000003" table:style-name="ce2">
            <text:p>271,91</text:p>
          </table:table-cell>
          <table:table-cell office:value-type="float" office:value="270.41000000000003" table:style-name="ce2">
            <text:p>270,41</text:p>
          </table:table-cell>
          <table:table-cell office:value-type="float" office:value="777030" table:style-name="ce2">
            <text:p>777030</text:p>
          </table:table-cell>
          <table:table-cell office:value-type="float" office:value="698246" table:style-name="ce2">
            <text:p>698246</text:p>
          </table:table-cell>
          <table:table-cell office:value-type="float" office:value="619.86" table:style-name="ce1">
            <text:p>619,86</text:p>
          </table:table-cell>
          <table:table-cell office:value-type="float" office:value="618.55999999999995" table:style-name="ce1">
            <text:p>618,56</text:p>
          </table:table-cell>
          <table:table-cell office:value-type="float" office:value="1903976" table:style-name="ce1">
            <text:p>1903976</text:p>
          </table:table-cell>
          <table:table-cell office:value-type="float" office:value="1477130" table:style-name="ce1">
            <text:p>1477130</text:p>
          </table:table-cell>
          <table:table-cell office:value-type="float" office:value="405.15" table:style-name="ce1">
            <text:p>405,15</text:p>
          </table:table-cell>
          <table:table-cell office:value-type="float" office:value="403.56" table:style-name="ce1">
            <text:p>403,56</text:p>
          </table:table-cell>
          <table:table-cell office:value-type="float" office:value="992796" table:style-name="ce1">
            <text:p>992796</text:p>
          </table:table-cell>
          <table:table-cell office:value-type="float" office:value="904498" table:style-name="ce1">
            <text:p>904498</text:p>
          </table:table-cell>
          <table:table-cell office:value-type="float" office:value="372.22" table:style-name="ce1">
            <text:p>372,22</text:p>
          </table:table-cell>
          <table:table-cell office:value-type="float" office:value="370.43" table:style-name="ce1">
            <text:p>370,43</text:p>
          </table:table-cell>
          <table:table-cell office:value-type="float" office:value="929124" table:style-name="ce1">
            <text:p>929124</text:p>
          </table:table-cell>
          <table:table-cell office:value-type="float" office:value="843081" table:style-name="ce1">
            <text:p>843081</text:p>
          </table:table-cell>
          <table:table-cell office:value-type="float" office:value="475.58" table:style-name="ce1">
            <text:p>475,58</text:p>
          </table:table-cell>
          <table:table-cell office:value-type="float" office:value="473.82" table:style-name="ce1">
            <text:p>473,82</text:p>
          </table:table-cell>
          <table:table-cell office:value-type="float" office:value="1166307" table:style-name="ce1">
            <text:p>1166307</text:p>
          </table:table-cell>
          <table:table-cell office:value-type="float" office:value="1058233" table:style-name="ce1">
            <text:p>1058233</text:p>
          </table:table-cell>
          <table:table-cell office:value-type="float" office:value="1960.75" table:style-name="ce1">
            <text:p>1960,75</text:p>
          </table:table-cell>
          <table:table-cell office:value-type="float" office:value="1959.06" table:style-name="ce1">
            <text:p>1959,06</text:p>
          </table:table-cell>
          <table:table-cell office:value-type="float" office:value="5996054" table:style-name="ce1">
            <text:p>5996054</text:p>
          </table:table-cell>
          <table:table-cell office:value-type="float" office:value="4302424" table:style-name="ce1">
            <text:p>4302424</text:p>
          </table:table-cell>
          <table:table-cell office:value-type="float" office:value="663.41" table:style-name="ce1">
            <text:p>663,41</text:p>
          </table:table-cell>
          <table:table-cell office:value-type="float" office:value="661.7" table:style-name="ce1">
            <text:p>661,7</text:p>
          </table:table-cell>
          <table:table-cell office:value-type="float" office:value="1827299" table:style-name="ce1">
            <text:p>1827299</text:p>
          </table:table-cell>
          <table:table-cell office:value-type="float" office:value="1467645" table:style-name="ce1">
            <text:p>1467645</text:p>
          </table:table-cell>
          <table:table-cell office:value-type="float" office:value="1140.6199999999999" table:style-name="ce1">
            <text:p>1140,62</text:p>
          </table:table-cell>
          <table:table-cell office:value-type="float" office:value="1138.8900000000001" table:style-name="ce1">
            <text:p>1138,89</text:p>
          </table:table-cell>
          <table:table-cell office:value-type="float" office:value="2635857" table:style-name="ce1">
            <text:p>2635857</text:p>
          </table:table-cell>
          <table:table-cell office:value-type="float" office:value="2188730" table:style-name="ce1">
            <text:p>2188730</text:p>
          </table:table-cell>
          <table:table-cell office:value-type="float" office:value="1242.83" table:style-name="ce1">
            <text:p>1242,83</text:p>
          </table:table-cell>
          <table:table-cell office:value-type="float" office:value="1241.1400000000001" table:style-name="ce1">
            <text:p>1241,14</text:p>
          </table:table-cell>
          <table:table-cell office:value-type="float" office:value="3555177" table:style-name="ce1">
            <text:p>3555177</text:p>
          </table:table-cell>
          <table:table-cell office:value-type="float" office:value="3025295" table:style-name="ce1">
            <text:p>3025295</text:p>
          </table:table-cell>
          <table:table-cell office:value-type="float" office:value="811.2" table:style-name="ce1">
            <text:p>811,2</text:p>
          </table:table-cell>
          <table:table-cell office:value-type="float" office:value="805.46" table:style-name="ce1">
            <text:p>805,46</text:p>
          </table:table-cell>
          <table:table-cell office:value-type="float" office:value="1384152" table:style-name="ce1">
            <text:p>1384152</text:p>
          </table:table-cell>
          <table:table-cell office:value-type="float" office:value="1170269" table:style-name="ce1">
            <text:p>1170269</text:p>
          </table:table-cell>
          <table:table-cell office:value-type="float" office:value="5780.27" table:style-name="ce3">
            <text:p>5780,27</text:p>
          </table:table-cell>
          <table:table-cell office:value-type="float" office:value="5773.1" table:style-name="ce3">
            <text:p>5773,1</text:p>
          </table:table-cell>
          <table:table-cell office:value-type="float" office:value="17896049" table:style-name="ce3">
            <text:p>17896049</text:p>
          </table:table-cell>
          <table:table-cell office:value-type="float" office:value="9922474" table:style-name="ce3">
            <text:p>9922474</text:p>
          </table:table-cell>
          <table:table-cell office:value-type="float" office:value="1222.44" table:style-name="ce1">
            <text:p>1222,44</text:p>
          </table:table-cell>
          <table:table-cell office:value-type="float" office:value="1220.8399999999999" table:style-name="ce1">
            <text:p>1220,84</text:p>
          </table:table-cell>
          <table:table-cell office:value-type="float" office:value="3441613" table:style-name="ce1">
            <text:p>3441613</text:p>
          </table:table-cell>
          <table:table-cell office:value-type="float" office:value="2342531" table:style-name="ce1">
            <text:p>2342531</text:p>
          </table:table-cell>
          <table:table-cell office:value-type="float" office:value="271.91000000000003" table:formula="of:=MIN([.$B46];[.$F46];[.$J46];[.$N46];[.$R46];[.$V46];[.$Z46];[.$AD46];[.$AH46];[.$AL46];[.$AP46];[.$AT46];[.$AX46];[.$BB46];[.$BF46])" table:style-name="ce1">
            <text:p>271,91</text:p>
          </table:table-cell>
          <table:table-cell office:value-type="float" office:value="270.41000000000003" table:formula="of:=MIN([.$C46];[.$G46];[.$K46];[.$O46];[.$S46];[.$W46];[.$AA46];[.$AE46];[.$AI46];[.$AM46];[.$AQ46];[.$AU46];[.$AY46];[.$BC46];[.$BG46])" table:style-name="ce1">
            <text:p>270,41</text:p>
          </table:table-cell>
          <table:table-cell office:value-type="float" office:value="777030" table:formula="of:=MIN([.$D46];[.$H46];[.$L46];[.$P46];[.$T46];[.$X46];[.$AB46];[.$AF46];[.$AJ46];[.$AN46];[.$AR46];[.$AV46];[.$AZ46];[.$BD46];[.$BH46])" table:style-name="ce1">
            <text:p>777030</text:p>
          </table:table-cell>
          <table:table-cell office:value-type="float" office:value="698246" table:formula="of:=MIN([.$E46];[.$I46];[.$M46];[.$Q46];[.$U46];[.$Y46];[.$AC46];[.$AG46];[.$AK46];[.$AO46];[.$AS46];[.$AW46];[.$BA46];[.$BE46];[.$BI46])" table:style-name="ce1">
            <text:p>698246</text:p>
          </table:table-cell>
          <table:table-cell office:value-type="float" office:value="663.41" table:formula="of:=MEDIAN([.$B46];[.$F46];[.$J46];[.$N46];[.$R46];[.$V46];[.$Z46];[.$AD46];[.$AH46];[.$AL46];[.$AP46];[.$AT46];[.$AX46];[.$BB46];[.$BF46])" table:style-name="ce1">
            <text:p>663,41</text:p>
          </table:table-cell>
          <table:table-cell office:value-type="float" office:value="661.7" table:formula="of:=MEDIAN([.$C46];[.$G46];[.$K46];[.$O46];[.$S46];[.$W46];[.$AA46];[.$AE46];[.$AI46];[.$AM46];[.$AQ46];[.$AU46];[.$AY46];[.$BC46];[.$BG46])" table:style-name="ce1">
            <text:p>661,7</text:p>
          </table:table-cell>
          <table:table-cell office:value-type="float" office:value="1827299" table:formula="of:=MEDIAN([.$D46];[.$H46];[.$L46];[.$P46];[.$T46];[.$X46];[.$AB46];[.$AF46];[.$AJ46];[.$AN46];[.$AR46];[.$AV46];[.$AZ46];[.$BD46];[.$BH46])" table:style-name="ce1">
            <text:p>1827299</text:p>
          </table:table-cell>
          <table:table-cell office:value-type="float" office:value="1477130" table:formula="of:=MEDIAN([.$E46];[.$I46];[.$M46];[.$Q46];[.$U46];[.$Y46];[.$AC46];[.$AG46];[.$AK46];[.$AO46];[.$AS46];[.$AW46];[.$BA46];[.$BE46];[.$BI46])" table:style-name="ce1">
            <text:p>1477130</text:p>
          </table:table-cell>
          <table:table-cell office:value-type="float" office:value="5780.27" table:formula="of:=MAX([.$B46];[.$F46];[.$J46];[.$N46];[.$R46];[.$V46];[.$Z46];[.$AD46];[.$AH46];[.$AL46];[.$AP46];[.$AT46];[.$AX46];[.$BB46];[.$BF46])" table:style-name="ce1">
            <text:p>5780,27</text:p>
          </table:table-cell>
          <table:table-cell office:value-type="float" office:value="5773.1" table:formula="of:=MAX([.$C46];[.$G46];[.$K46];[.$O46];[.$S46];[.$W46];[.$AA46];[.$AE46];[.$AI46];[.$AM46];[.$AQ46];[.$AU46];[.$AY46];[.$BC46];[.$BG46])" table:style-name="ce1">
            <text:p>5773,1</text:p>
          </table:table-cell>
          <table:table-cell office:value-type="float" office:value="17896049" table:formula="of:=MAX([.$D46];[.$H46];[.$L46];[.$P46];[.$T46];[.$X46];[.$AB46];[.$AF46];[.$AJ46];[.$AN46];[.$AR46];[.$AV46];[.$AZ46];[.$BD46];[.$BH46])" table:style-name="ce1">
            <text:p>17896049</text:p>
          </table:table-cell>
          <table:table-cell office:value-type="float" office:value="9922474" table:formula="of:=MAX([.$E46];[.$I46];[.$M46];[.$Q46];[.$U46];[.$Y46];[.$AC46];[.$AG46];[.$AK46];[.$AO46];[.$AS46];[.$AW46];[.$BA46];[.$BE46];[.$BI46])" table:style-name="ce1">
            <text:p>992247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15_c65.lp</text:p>
          </table:table-cell>
          <table:table-cell office:value-type="float" office:value="83.82" table:style-name="ce3">
            <text:p>83,82</text:p>
          </table:table-cell>
          <table:table-cell office:value-type="float" office:value="82.1" table:style-name="ce3">
            <text:p>82,1</text:p>
          </table:table-cell>
          <table:table-cell office:value-type="float" office:value="349259" table:style-name="ce1">
            <text:p>349259</text:p>
          </table:table-cell>
          <table:table-cell office:value-type="float" office:value="221151" table:style-name="ce1">
            <text:p>221151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6.68" table:style-name="ce1">
            <text:p>6,68</text:p>
          </table:table-cell>
          <table:table-cell office:value-type="float" office:value="30056" table:style-name="ce1">
            <text:p>30056</text:p>
          </table:table-cell>
          <table:table-cell office:value-type="float" office:value="22633" table:style-name="ce1">
            <text:p>22633</text:p>
          </table:table-cell>
          <table:table-cell office:value-type="float" office:value="2.1" table:style-name="ce2">
            <text:p>2,1</text:p>
          </table:table-cell>
          <table:table-cell office:value-type="float" office:value="0.55000000000000004" table:style-name="ce2">
            <text:p>0,55</text:p>
          </table:table-cell>
          <table:table-cell office:value-type="float" office:value="8056" table:style-name="ce2">
            <text:p>8056</text:p>
          </table:table-cell>
          <table:table-cell office:value-type="float" office:value="2438" table:style-name="ce2">
            <text:p>2438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7.34" table:style-name="ce1">
            <text:p>7,34</text:p>
          </table:table-cell>
          <table:table-cell office:value-type="float" office:value="33966" table:style-name="ce1">
            <text:p>33966</text:p>
          </table:table-cell>
          <table:table-cell office:value-type="float" office:value="26144" table:style-name="ce1">
            <text:p>26144</text:p>
          </table:table-cell>
          <table:table-cell office:value-type="float" office:value="12.25" table:style-name="ce1">
            <text:p>12,25</text:p>
          </table:table-cell>
          <table:table-cell office:value-type="float" office:value="10.51" table:style-name="ce1">
            <text:p>10,51</text:p>
          </table:table-cell>
          <table:table-cell office:value-type="float" office:value="47407" table:style-name="ce1">
            <text:p>47407</text:p>
          </table:table-cell>
          <table:table-cell office:value-type="float" office:value="34049" table:style-name="ce1">
            <text:p>34049</text:p>
          </table:table-cell>
          <table:table-cell office:value-type="float" office:value="6.53" table:style-name="ce1">
            <text:p>6,53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2336" table:style-name="ce1">
            <text:p>22336</text:p>
          </table:table-cell>
          <table:table-cell office:value-type="float" office:value="16888" table:style-name="ce1">
            <text:p>16888</text:p>
          </table:table-cell>
          <table:table-cell office:value-type="float" office:value="7.16" table:style-name="ce1">
            <text:p>7,16</text:p>
          </table:table-cell>
          <table:table-cell office:value-type="float" office:value="5.25" table:style-name="ce1">
            <text:p>5,25</text:p>
          </table:table-cell>
          <table:table-cell office:value-type="float" office:value="22276" table:style-name="ce1">
            <text:p>22276</text:p>
          </table:table-cell>
          <table:table-cell office:value-type="float" office:value="16684" table:style-name="ce1">
            <text:p>16684</text:p>
          </table:table-cell>
          <table:table-cell office:value-type="float" office:value="6.45" table:style-name="ce1">
            <text:p>6,45</text:p>
          </table:table-cell>
          <table:table-cell office:value-type="float" office:value="4.57" table:style-name="ce1">
            <text:p>4,57</text:p>
          </table:table-cell>
          <table:table-cell office:value-type="float" office:value="19950" table:style-name="ce1">
            <text:p>19950</text:p>
          </table:table-cell>
          <table:table-cell office:value-type="float" office:value="14915" table:style-name="ce1">
            <text:p>14915</text:p>
          </table:table-cell>
          <table:table-cell office:value-type="float" office:value="83.31" table:style-name="ce1">
            <text:p>83,31</text:p>
          </table:table-cell>
          <table:table-cell office:value-type="float" office:value="81.42" table:style-name="ce1">
            <text:p>81,42</text:p>
          </table:table-cell>
          <table:table-cell office:value-type="float" office:value="295029" table:style-name="ce1">
            <text:p>295029</text:p>
          </table:table-cell>
          <table:table-cell office:value-type="float" office:value="240096" table:style-name="ce3">
            <text:p>240096</text:p>
          </table:table-cell>
          <table:table-cell office:value-type="float" office:value="3.77" table:style-name="ce1">
            <text:p>3,77</text:p>
          </table:table-cell>
          <table:table-cell office:value-type="float" office:value="1.9" table:style-name="ce1">
            <text:p>1,9</text:p>
          </table:table-cell>
          <table:table-cell office:value-type="float" office:value="12557" table:style-name="ce1">
            <text:p>12557</text:p>
          </table:table-cell>
          <table:table-cell office:value-type="float" office:value="6941" table:style-name="ce1">
            <text:p>6941</text:p>
          </table:table-cell>
          <table:table-cell office:value-type="float" office:value="26.93" table:style-name="ce1">
            <text:p>26,93</text:p>
          </table:table-cell>
          <table:table-cell office:value-type="float" office:value="25.23" table:style-name="ce1">
            <text:p>25,23</text:p>
          </table:table-cell>
          <table:table-cell office:value-type="float" office:value="141668" table:style-name="ce1">
            <text:p>141668</text:p>
          </table:table-cell>
          <table:table-cell office:value-type="float" office:value="82187" table:style-name="ce1">
            <text:p>82187</text:p>
          </table:table-cell>
          <table:table-cell office:value-type="float" office:value="12.71" table:style-name="ce1">
            <text:p>12,71</text:p>
          </table:table-cell>
          <table:table-cell office:value-type="float" office:value="10.96" table:style-name="ce1">
            <text:p>10,96</text:p>
          </table:table-cell>
          <table:table-cell office:value-type="float" office:value="56033" table:style-name="ce1">
            <text:p>56033</text:p>
          </table:table-cell>
          <table:table-cell office:value-type="float" office:value="42348" table:style-name="ce1">
            <text:p>42348</text:p>
          </table:table-cell>
          <table:table-cell office:value-type="float" office:value="23.62" table:style-name="ce1">
            <text:p>23,62</text:p>
          </table:table-cell>
          <table:table-cell office:value-type="float" office:value="17.23" table:style-name="ce1">
            <text:p>17,23</text:p>
          </table:table-cell>
          <table:table-cell office:value-type="float" office:value="91584" table:style-name="ce1">
            <text:p>91584</text:p>
          </table:table-cell>
          <table:table-cell office:value-type="float" office:value="34173" table:style-name="ce1">
            <text:p>34173</text:p>
          </table:table-cell>
          <table:table-cell office:value-type="float" office:value="35.85" table:style-name="ce1">
            <text:p>35,85</text:p>
          </table:table-cell>
          <table:table-cell office:value-type="float" office:value="28.58" table:style-name="ce1">
            <text:p>28,58</text:p>
          </table:table-cell>
          <table:table-cell office:value-type="float" office:value="998647" table:style-name="ce3">
            <text:p>998647</text:p>
          </table:table-cell>
          <table:table-cell office:value-type="float" office:value="58449" table:style-name="ce1">
            <text:p>58449</text:p>
          </table:table-cell>
          <table:table-cell office:value-type="float" office:value="24" table:style-name="ce1">
            <text:p>24</text:p>
          </table:table-cell>
          <table:table-cell office:value-type="float" office:value="22.26" table:style-name="ce1">
            <text:p>22,26</text:p>
          </table:table-cell>
          <table:table-cell office:value-type="float" office:value="242180" table:style-name="ce1">
            <text:p>242180</text:p>
          </table:table-cell>
          <table:table-cell office:value-type="float" office:value="68954" table:style-name="ce1">
            <text:p>68954</text:p>
          </table:table-cell>
          <table:table-cell office:value-type="float" office:value="2.1" table:formula="of:=MIN([.$B47];[.$F47];[.$J47];[.$N47];[.$R47];[.$V47];[.$Z47];[.$AD47];[.$AH47];[.$AL47];[.$AP47];[.$AT47];[.$AX47];[.$BB47];[.$BF47])" table:style-name="ce1">
            <text:p>2,1</text:p>
          </table:table-cell>
          <table:table-cell office:value-type="float" office:value="0.55000000000000004" table:formula="of:=MIN([.$C47];[.$G47];[.$K47];[.$O47];[.$S47];[.$W47];[.$AA47];[.$AE47];[.$AI47];[.$AM47];[.$AQ47];[.$AU47];[.$AY47];[.$BC47];[.$BG47])" table:style-name="ce1">
            <text:p>0,55</text:p>
          </table:table-cell>
          <table:table-cell office:value-type="float" office:value="8056" table:formula="of:=MIN([.$D47];[.$H47];[.$L47];[.$P47];[.$T47];[.$X47];[.$AB47];[.$AF47];[.$AJ47];[.$AN47];[.$AR47];[.$AV47];[.$AZ47];[.$BD47];[.$BH47])" table:style-name="ce1">
            <text:p>8056</text:p>
          </table:table-cell>
          <table:table-cell office:value-type="float" office:value="2438" table:formula="of:=MIN([.$E47];[.$I47];[.$M47];[.$Q47];[.$U47];[.$Y47];[.$AC47];[.$AG47];[.$AK47];[.$AO47];[.$AS47];[.$AW47];[.$BA47];[.$BE47];[.$BI47])" table:style-name="ce1">
            <text:p>2438</text:p>
          </table:table-cell>
          <table:table-cell office:value-type="float" office:value="12.25" table:formula="of:=MEDIAN([.$B47];[.$F47];[.$J47];[.$N47];[.$R47];[.$V47];[.$Z47];[.$AD47];[.$AH47];[.$AL47];[.$AP47];[.$AT47];[.$AX47];[.$BB47];[.$BF47])" table:style-name="ce1">
            <text:p>12,25</text:p>
          </table:table-cell>
          <table:table-cell office:value-type="float" office:value="10.51" table:formula="of:=MEDIAN([.$C47];[.$G47];[.$K47];[.$O47];[.$S47];[.$W47];[.$AA47];[.$AE47];[.$AI47];[.$AM47];[.$AQ47];[.$AU47];[.$AY47];[.$BC47];[.$BG47])" table:style-name="ce1">
            <text:p>10,51</text:p>
          </table:table-cell>
          <table:table-cell office:value-type="float" office:value="47407" table:formula="of:=MEDIAN([.$D47];[.$H47];[.$L47];[.$P47];[.$T47];[.$X47];[.$AB47];[.$AF47];[.$AJ47];[.$AN47];[.$AR47];[.$AV47];[.$AZ47];[.$BD47];[.$BH47])" table:style-name="ce1">
            <text:p>47407</text:p>
          </table:table-cell>
          <table:table-cell office:value-type="float" office:value="34049" table:formula="of:=MEDIAN([.$E47];[.$I47];[.$M47];[.$Q47];[.$U47];[.$Y47];[.$AC47];[.$AG47];[.$AK47];[.$AO47];[.$AS47];[.$AW47];[.$BA47];[.$BE47];[.$BI47])" table:style-name="ce1">
            <text:p>34049</text:p>
          </table:table-cell>
          <table:table-cell office:value-type="float" office:value="83.82" table:formula="of:=MAX([.$B47];[.$F47];[.$J47];[.$N47];[.$R47];[.$V47];[.$Z47];[.$AD47];[.$AH47];[.$AL47];[.$AP47];[.$AT47];[.$AX47];[.$BB47];[.$BF47])" table:style-name="ce1">
            <text:p>83,82</text:p>
          </table:table-cell>
          <table:table-cell office:value-type="float" office:value="82.1" table:formula="of:=MAX([.$C47];[.$G47];[.$K47];[.$O47];[.$S47];[.$W47];[.$AA47];[.$AE47];[.$AI47];[.$AM47];[.$AQ47];[.$AU47];[.$AY47];[.$BC47];[.$BG47])" table:style-name="ce1">
            <text:p>82,1</text:p>
          </table:table-cell>
          <table:table-cell office:value-type="float" office:value="998647" table:formula="of:=MAX([.$D47];[.$H47];[.$L47];[.$P47];[.$T47];[.$X47];[.$AB47];[.$AF47];[.$AJ47];[.$AN47];[.$AR47];[.$AV47];[.$AZ47];[.$BD47];[.$BH47])" table:style-name="ce1">
            <text:p>998647</text:p>
          </table:table-cell>
          <table:table-cell office:value-type="float" office:value="240096" table:formula="of:=MAX([.$E47];[.$I47];[.$M47];[.$Q47];[.$U47];[.$Y47];[.$AC47];[.$AG47];[.$AK47];[.$AO47];[.$AS47];[.$AW47];[.$BA47];[.$BE47];[.$BI47])" table:style-name="ce1">
            <text:p>24009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0_c50.lp</text:p>
          </table:table-cell>
          <table:table-cell office:value-type="float" office:value="9.43" table:style-name="ce1">
            <text:p>9,43</text:p>
          </table:table-cell>
          <table:table-cell office:value-type="float" office:value="7.59" table:style-name="ce1">
            <text:p>7,59</text:p>
          </table:table-cell>
          <table:table-cell office:value-type="float" office:value="68510" table:style-name="ce1">
            <text:p>68510</text:p>
          </table:table-cell>
          <table:table-cell office:value-type="float" office:value="25763" table:style-name="ce1">
            <text:p>25763</text:p>
          </table:table-cell>
          <table:table-cell office:value-type="float" office:value="5.39" table:style-name="ce1">
            <text:p>5,39</text:p>
          </table:table-cell>
          <table:table-cell office:value-type="float" office:value="3.57" table:style-name="ce1">
            <text:p>3,57</text:p>
          </table:table-cell>
          <table:table-cell office:value-type="float" office:value="29591" table:style-name="ce1">
            <text:p>29591</text:p>
          </table:table-cell>
          <table:table-cell office:value-type="float" office:value="12313" table:style-name="ce1">
            <text:p>12313</text:p>
          </table:table-cell>
          <table:table-cell office:value-type="float" office:value="2.62" table:style-name="ce1">
            <text:p>2,62</text:p>
          </table:table-cell>
          <table:table-cell office:value-type="float" office:value="0.99" table:style-name="ce1">
            <text:p>0,99</text:p>
          </table:table-cell>
          <table:table-cell office:value-type="float" office:value="8877" table:style-name="ce1">
            <text:p>8877</text:p>
          </table:table-cell>
          <table:table-cell office:value-type="float" office:value="3472" table:style-name="ce1">
            <text:p>3472</text:p>
          </table:table-cell>
          <table:table-cell office:value-type="float" office:value="31.24" table:style-name="ce1">
            <text:p>31,24</text:p>
          </table:table-cell>
          <table:table-cell office:value-type="float" office:value="29.19" table:style-name="ce1">
            <text:p>29,19</text:p>
          </table:table-cell>
          <table:table-cell office:value-type="float" office:value="117172" table:style-name="ce1">
            <text:p>117172</text:p>
          </table:table-cell>
          <table:table-cell office:value-type="float" office:value="83777" table:style-name="ce1">
            <text:p>83777</text:p>
          </table:table-cell>
          <table:table-cell office:value-type="float" office:value="6.85" table:style-name="ce1">
            <text:p>6,85</text:p>
          </table:table-cell>
          <table:table-cell office:value-type="float" office:value="4.96" table:style-name="ce1">
            <text:p>4,96</text:p>
          </table:table-cell>
          <table:table-cell office:value-type="float" office:value="34683" table:style-name="ce1">
            <text:p>34683</text:p>
          </table:table-cell>
          <table:table-cell office:value-type="float" office:value="17248" table:style-name="ce1">
            <text:p>17248</text:p>
          </table:table-cell>
          <table:table-cell office:value-type="float" office:value="52.77" table:style-name="ce1">
            <text:p>52,77</text:p>
          </table:table-cell>
          <table:table-cell office:value-type="float" office:value="50.72" table:style-name="ce1">
            <text:p>50,72</text:p>
          </table:table-cell>
          <table:table-cell office:value-type="float" office:value="216300" table:style-name="ce1">
            <text:p>216300</text:p>
          </table:table-cell>
          <table:table-cell office:value-type="float" office:value="150369" table:style-name="ce1">
            <text:p>150369</text:p>
          </table:table-cell>
          <table:table-cell office:value-type="float" office:value="10.37" table:style-name="ce1">
            <text:p>10,37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36693" table:style-name="ce1">
            <text:p>36693</text:p>
          </table:table-cell>
          <table:table-cell office:value-type="float" office:value="25345" table:style-name="ce1">
            <text:p>25345</text:p>
          </table:table-cell>
          <table:table-cell office:value-type="float" office:value="7.05" table:style-name="ce1">
            <text:p>7,05</text:p>
          </table:table-cell>
          <table:table-cell office:value-type="float" office:value="5.16" table:style-name="ce1">
            <text:p>5,16</text:p>
          </table:table-cell>
          <table:table-cell office:value-type="float" office:value="25778" table:style-name="ce1">
            <text:p>25778</text:p>
          </table:table-cell>
          <table:table-cell office:value-type="float" office:value="17004" table:style-name="ce1">
            <text:p>17004</text:p>
          </table:table-cell>
          <table:table-cell office:value-type="float" office:value="5" table:style-name="ce1">
            <text:p>5</text:p>
          </table:table-cell>
          <table:table-cell office:value-type="float" office:value="3.17" table:style-name="ce1">
            <text:p>3,17</text:p>
          </table:table-cell>
          <table:table-cell office:value-type="float" office:value="21917" table:style-name="ce1">
            <text:p>21917</text:p>
          </table:table-cell>
          <table:table-cell office:value-type="float" office:value="10366" table:style-name="ce1">
            <text:p>10366</text:p>
          </table:table-cell>
          <table:table-cell office:value-type="float" office:value="1.98" table:style-name="ce2">
            <text:p>1,98</text:p>
          </table:table-cell>
          <table:table-cell office:value-type="float" office:value="0.13" table:style-name="ce2">
            <text:p>0,13</text:p>
          </table:table-cell>
          <table:table-cell office:value-type="float" office:value="3259" table:style-name="ce2">
            <text:p>3259</text:p>
          </table:table-cell>
          <table:table-cell office:value-type="float" office:value="413" table:style-name="ce2">
            <text:p>413</text:p>
          </table:table-cell>
          <table:table-cell office:value-type="float" office:value="6.49" table:style-name="ce1">
            <text:p>6,49</text:p>
          </table:table-cell>
          <table:table-cell office:value-type="float" office:value="4.58" table:style-name="ce1">
            <text:p>4,58</text:p>
          </table:table-cell>
          <table:table-cell office:value-type="float" office:value="35204" table:style-name="ce1">
            <text:p>35204</text:p>
          </table:table-cell>
          <table:table-cell office:value-type="float" office:value="12765" table:style-name="ce1">
            <text:p>12765</text:p>
          </table:table-cell>
          <table:table-cell office:value-type="float" office:value="2100.19" table:style-name="ce3">
            <text:p>2100,19</text:p>
          </table:table-cell>
          <table:table-cell office:value-type="float" office:value="2098.37" table:style-name="ce3">
            <text:p>2098,37</text:p>
          </table:table-cell>
          <table:table-cell office:value-type="float" office:value="16587665" table:style-name="ce3">
            <text:p>16587665</text:p>
          </table:table-cell>
          <table:table-cell office:value-type="float" office:value="4185726" table:style-name="ce3">
            <text:p>4185726</text:p>
          </table:table-cell>
          <table:table-cell office:value-type="float" office:value="12.58" table:style-name="ce1">
            <text:p>12,58</text:p>
          </table:table-cell>
          <table:table-cell office:value-type="float" office:value="6.73" table:style-name="ce1">
            <text:p>6,73</text:p>
          </table:table-cell>
          <table:table-cell office:value-type="float" office:value="25166" table:style-name="ce1">
            <text:p>25166</text:p>
          </table:table-cell>
          <table:table-cell office:value-type="float" office:value="13304" table:style-name="ce1">
            <text:p>13304</text:p>
          </table:table-cell>
          <table:table-cell office:value-type="float" office:value="9.49" table:style-name="ce1">
            <text:p>9,49</text:p>
          </table:table-cell>
          <table:table-cell office:value-type="float" office:value="1.39" table:style-name="ce1">
            <text:p>1,39</text:p>
          </table:table-cell>
          <table:table-cell office:value-type="float" office:value="35552" table:style-name="ce1">
            <text:p>35552</text:p>
          </table:table-cell>
          <table:table-cell office:value-type="float" office:value="2435" table:style-name="ce1">
            <text:p>2435</text:p>
          </table:table-cell>
          <table:table-cell office:value-type="float" office:value="15.9" table:style-name="ce1">
            <text:p>15,9</text:p>
          </table:table-cell>
          <table:table-cell office:value-type="float" office:value="14.07" table:style-name="ce1">
            <text:p>14,07</text:p>
          </table:table-cell>
          <table:table-cell office:value-type="float" office:value="75901" table:style-name="ce1">
            <text:p>75901</text:p>
          </table:table-cell>
          <table:table-cell office:value-type="float" office:value="48331" table:style-name="ce1">
            <text:p>48331</text:p>
          </table:table-cell>
          <table:table-cell office:value-type="float" office:value="1.98" table:formula="of:=MIN([.$B48];[.$F48];[.$J48];[.$N48];[.$R48];[.$V48];[.$Z48];[.$AD48];[.$AH48];[.$AL48];[.$AP48];[.$AT48];[.$AX48];[.$BB48];[.$BF48])" table:style-name="ce1">
            <text:p>1,98</text:p>
          </table:table-cell>
          <table:table-cell office:value-type="float" office:value="0.13" table:formula="of:=MIN([.$C48];[.$G48];[.$K48];[.$O48];[.$S48];[.$W48];[.$AA48];[.$AE48];[.$AI48];[.$AM48];[.$AQ48];[.$AU48];[.$AY48];[.$BC48];[.$BG48])" table:style-name="ce1">
            <text:p>0,13</text:p>
          </table:table-cell>
          <table:table-cell office:value-type="float" office:value="3259" table:formula="of:=MIN([.$D48];[.$H48];[.$L48];[.$P48];[.$T48];[.$X48];[.$AB48];[.$AF48];[.$AJ48];[.$AN48];[.$AR48];[.$AV48];[.$AZ48];[.$BD48];[.$BH48])" table:style-name="ce1">
            <text:p>3259</text:p>
          </table:table-cell>
          <table:table-cell office:value-type="float" office:value="413" table:formula="of:=MIN([.$E48];[.$I48];[.$M48];[.$Q48];[.$U48];[.$Y48];[.$AC48];[.$AG48];[.$AK48];[.$AO48];[.$AS48];[.$AW48];[.$BA48];[.$BE48];[.$BI48])" table:style-name="ce1">
            <text:p>413</text:p>
          </table:table-cell>
          <table:table-cell office:value-type="float" office:value="9.43" table:formula="of:=MEDIAN([.$B48];[.$F48];[.$J48];[.$N48];[.$R48];[.$V48];[.$Z48];[.$AD48];[.$AH48];[.$AL48];[.$AP48];[.$AT48];[.$AX48];[.$BB48];[.$BF48])" table:style-name="ce1">
            <text:p>9,43</text:p>
          </table:table-cell>
          <table:table-cell office:value-type="float" office:value="5.16" table:formula="of:=MEDIAN([.$C48];[.$G48];[.$K48];[.$O48];[.$S48];[.$W48];[.$AA48];[.$AE48];[.$AI48];[.$AM48];[.$AQ48];[.$AU48];[.$AY48];[.$BC48];[.$BG48])" table:style-name="ce1">
            <text:p>5,16</text:p>
          </table:table-cell>
          <table:table-cell office:value-type="float" office:value="35204" table:formula="of:=MEDIAN([.$D48];[.$H48];[.$L48];[.$P48];[.$T48];[.$X48];[.$AB48];[.$AF48];[.$AJ48];[.$AN48];[.$AR48];[.$AV48];[.$AZ48];[.$BD48];[.$BH48])" table:style-name="ce1">
            <text:p>35204</text:p>
          </table:table-cell>
          <table:table-cell office:value-type="float" office:value="17004" table:formula="of:=MEDIAN([.$E48];[.$I48];[.$M48];[.$Q48];[.$U48];[.$Y48];[.$AC48];[.$AG48];[.$AK48];[.$AO48];[.$AS48];[.$AW48];[.$BA48];[.$BE48];[.$BI48])" table:style-name="ce1">
            <text:p>17004</text:p>
          </table:table-cell>
          <table:table-cell office:value-type="float" office:value="2100.19" table:formula="of:=MAX([.$B48];[.$F48];[.$J48];[.$N48];[.$R48];[.$V48];[.$Z48];[.$AD48];[.$AH48];[.$AL48];[.$AP48];[.$AT48];[.$AX48];[.$BB48];[.$BF48])" table:style-name="ce1">
            <text:p>2100,19</text:p>
          </table:table-cell>
          <table:table-cell office:value-type="float" office:value="2098.37" table:formula="of:=MAX([.$C48];[.$G48];[.$K48];[.$O48];[.$S48];[.$W48];[.$AA48];[.$AE48];[.$AI48];[.$AM48];[.$AQ48];[.$AU48];[.$AY48];[.$BC48];[.$BG48])" table:style-name="ce1">
            <text:p>2098,37</text:p>
          </table:table-cell>
          <table:table-cell office:value-type="float" office:value="16587665" table:formula="of:=MAX([.$D48];[.$H48];[.$L48];[.$P48];[.$T48];[.$X48];[.$AB48];[.$AF48];[.$AJ48];[.$AN48];[.$AR48];[.$AV48];[.$AZ48];[.$BD48];[.$BH48])" table:style-name="ce1">
            <text:p>16587665</text:p>
          </table:table-cell>
          <table:table-cell office:value-type="float" office:value="4185726" table:formula="of:=MAX([.$E48];[.$I48];[.$M48];[.$Q48];[.$U48];[.$Y48];[.$AC48];[.$AG48];[.$AK48];[.$AO48];[.$AS48];[.$AW48];[.$BA48];[.$BE48];[.$BI48])" table:style-name="ce1">
            <text:p>418572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0_c55.lp</text:p>
          </table:table-cell>
          <table:table-cell office:value-type="float" office:value="29.19" table:style-name="ce1">
            <text:p>29,19</text:p>
          </table:table-cell>
          <table:table-cell office:value-type="float" office:value="27.02" table:style-name="ce1">
            <text:p>27,02</text:p>
          </table:table-cell>
          <table:table-cell office:value-type="float" office:value="115847" table:style-name="ce1">
            <text:p>115847</text:p>
          </table:table-cell>
          <table:table-cell office:value-type="float" office:value="68199" table:style-name="ce1">
            <text:p>68199</text:p>
          </table:table-cell>
          <table:table-cell office:value-type="float" office:value="9.51" table:style-name="ce1">
            <text:p>9,51</text:p>
          </table:table-cell>
          <table:table-cell office:value-type="float" office:value="7.56" table:style-name="ce1">
            <text:p>7,56</text:p>
          </table:table-cell>
          <table:table-cell office:value-type="float" office:value="58336" table:style-name="ce1">
            <text:p>58336</text:p>
          </table:table-cell>
          <table:table-cell office:value-type="float" office:value="27715" table:style-name="ce1">
            <text:p>27715</text:p>
          </table:table-cell>
          <table:table-cell office:value-type="float" office:value="6.36" table:style-name="ce1">
            <text:p>6,36</text:p>
          </table:table-cell>
          <table:table-cell office:value-type="float" office:value="4.55" table:style-name="ce1">
            <text:p>4,55</text:p>
          </table:table-cell>
          <table:table-cell office:value-type="float" office:value="35557" table:style-name="ce1">
            <text:p>35557</text:p>
          </table:table-cell>
          <table:table-cell office:value-type="float" office:value="18601" table:style-name="ce1">
            <text:p>18601</text:p>
          </table:table-cell>
          <table:table-cell office:value-type="float" office:value="4.83" table:style-name="ce1">
            <text:p>4,83</text:p>
          </table:table-cell>
          <table:table-cell office:value-type="float" office:value="2.99" table:style-name="ce1">
            <text:p>2,99</text:p>
          </table:table-cell>
          <table:table-cell office:value-type="float" office:value="16613" table:style-name="ce1">
            <text:p>16613</text:p>
          </table:table-cell>
          <table:table-cell office:value-type="float" office:value="11607" table:style-name="ce1">
            <text:p>11607</text:p>
          </table:table-cell>
          <table:table-cell office:value-type="float" office:value="16.13" table:style-name="ce1">
            <text:p>16,13</text:p>
          </table:table-cell>
          <table:table-cell office:value-type="float" office:value="14.11" table:style-name="ce1">
            <text:p>14,11</text:p>
          </table:table-cell>
          <table:table-cell office:value-type="float" office:value="62112" table:style-name="ce1">
            <text:p>62112</text:p>
          </table:table-cell>
          <table:table-cell office:value-type="float" office:value="42186" table:style-name="ce1">
            <text:p>42186</text:p>
          </table:table-cell>
          <table:table-cell office:value-type="float" office:value="3.61" table:style-name="ce2">
            <text:p>3,61</text:p>
          </table:table-cell>
          <table:table-cell office:value-type="float" office:value="1.49" table:style-name="ce2">
            <text:p>1,49</text:p>
          </table:table-cell>
          <table:table-cell office:value-type="float" office:value="7755" table:style-name="ce2">
            <text:p>7755</text:p>
          </table:table-cell>
          <table:table-cell office:value-type="float" office:value="5362" table:style-name="ce2">
            <text:p>5362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5.11" table:style-name="ce1">
            <text:p>15,11</text:p>
          </table:table-cell>
          <table:table-cell office:value-type="float" office:value="53443" table:style-name="ce1">
            <text:p>53443</text:p>
          </table:table-cell>
          <table:table-cell office:value-type="float" office:value="42372" table:style-name="ce1">
            <text:p>42372</text:p>
          </table:table-cell>
          <table:table-cell office:value-type="float" office:value="11.04" table:style-name="ce1">
            <text:p>11,04</text:p>
          </table:table-cell>
          <table:table-cell office:value-type="float" office:value="8.92" table:style-name="ce1">
            <text:p>8,92</text:p>
          </table:table-cell>
          <table:table-cell office:value-type="float" office:value="34984" table:style-name="ce1">
            <text:p>34984</text:p>
          </table:table-cell>
          <table:table-cell office:value-type="float" office:value="26727" table:style-name="ce1">
            <text:p>26727</text:p>
          </table:table-cell>
          <table:table-cell office:value-type="float" office:value="10.07" table:style-name="ce1">
            <text:p>10,07</text:p>
          </table:table-cell>
          <table:table-cell office:value-type="float" office:value="7.84" table:style-name="ce1">
            <text:p>7,84</text:p>
          </table:table-cell>
          <table:table-cell office:value-type="float" office:value="48496" table:style-name="ce1">
            <text:p>48496</text:p>
          </table:table-cell>
          <table:table-cell office:value-type="float" office:value="23550" table:style-name="ce1">
            <text:p>23550</text:p>
          </table:table-cell>
          <table:table-cell office:value-type="float" office:value="7.49" table:style-name="ce1">
            <text:p>7,49</text:p>
          </table:table-cell>
          <table:table-cell office:value-type="float" office:value="5.39" table:style-name="ce1">
            <text:p>5,39</text:p>
          </table:table-cell>
          <table:table-cell office:value-type="float" office:value="42969" table:style-name="ce1">
            <text:p>42969</text:p>
          </table:table-cell>
          <table:table-cell office:value-type="float" office:value="29213" table:style-name="ce1">
            <text:p>29213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2.27" table:style-name="ce1">
            <text:p>2,27</text:p>
          </table:table-cell>
          <table:table-cell office:value-type="float" office:value="17665" table:style-name="ce1">
            <text:p>17665</text:p>
          </table:table-cell>
          <table:table-cell office:value-type="float" office:value="7728" table:style-name="ce1">
            <text:p>7728</text:p>
          </table:table-cell>
          <table:table-cell office:value-type="float" office:value="26.84" table:style-name="ce1">
            <text:p>26,84</text:p>
          </table:table-cell>
          <table:table-cell office:value-type="float" office:value="24.74" table:style-name="ce1">
            <text:p>24,74</text:p>
          </table:table-cell>
          <table:table-cell office:value-type="float" office:value="127763" table:style-name="ce1">
            <text:p>127763</text:p>
          </table:table-cell>
          <table:table-cell office:value-type="float" office:value="71199" table:style-name="ce1">
            <text:p>71199</text:p>
          </table:table-cell>
          <table:table-cell office:value-type="float" office:value="25.42" table:style-name="ce1">
            <text:p>25,42</text:p>
          </table:table-cell>
          <table:table-cell office:value-type="float" office:value="18.04" table:style-name="ce1">
            <text:p>18,04</text:p>
          </table:table-cell>
          <table:table-cell office:value-type="float" office:value="81740" table:style-name="ce1">
            <text:p>81740</text:p>
          </table:table-cell>
          <table:table-cell office:value-type="float" office:value="31201" table:style-name="ce1">
            <text:p>31201</text:p>
          </table:table-cell>
          <table:table-cell office:value-type="float" office:value="101.9" table:style-name="ce3">
            <text:p>101,9</text:p>
          </table:table-cell>
          <table:table-cell office:value-type="float" office:value="92.82" table:style-name="ce3">
            <text:p>92,82</text:p>
          </table:table-cell>
          <table:table-cell office:value-type="float" office:value="6495558" table:style-name="ce3">
            <text:p>6495558</text:p>
          </table:table-cell>
          <table:table-cell office:value-type="float" office:value="104187" table:style-name="ce3">
            <text:p>104187</text:p>
          </table:table-cell>
          <table:table-cell office:value-type="float" office:value="13.24" table:style-name="ce1">
            <text:p>13,24</text:p>
          </table:table-cell>
          <table:table-cell office:value-type="float" office:value="11.28" table:style-name="ce1">
            <text:p>11,28</text:p>
          </table:table-cell>
          <table:table-cell office:value-type="float" office:value="55546" table:style-name="ce1">
            <text:p>55546</text:p>
          </table:table-cell>
          <table:table-cell office:value-type="float" office:value="34686" table:style-name="ce1">
            <text:p>34686</text:p>
          </table:table-cell>
          <table:table-cell office:value-type="float" office:value="3.61" table:formula="of:=MIN([.$B49];[.$F49];[.$J49];[.$N49];[.$R49];[.$V49];[.$Z49];[.$AD49];[.$AH49];[.$AL49];[.$AP49];[.$AT49];[.$AX49];[.$BB49];[.$BF49])" table:style-name="ce1">
            <text:p>3,61</text:p>
          </table:table-cell>
          <table:table-cell office:value-type="float" office:value="1.49" table:formula="of:=MIN([.$C49];[.$G49];[.$K49];[.$O49];[.$S49];[.$W49];[.$AA49];[.$AE49];[.$AI49];[.$AM49];[.$AQ49];[.$AU49];[.$AY49];[.$BC49];[.$BG49])" table:style-name="ce1">
            <text:p>1,49</text:p>
          </table:table-cell>
          <table:table-cell office:value-type="float" office:value="7755" table:formula="of:=MIN([.$D49];[.$H49];[.$L49];[.$P49];[.$T49];[.$X49];[.$AB49];[.$AF49];[.$AJ49];[.$AN49];[.$AR49];[.$AV49];[.$AZ49];[.$BD49];[.$BH49])" table:style-name="ce1">
            <text:p>7755</text:p>
          </table:table-cell>
          <table:table-cell office:value-type="float" office:value="5362" table:formula="of:=MIN([.$E49];[.$I49];[.$M49];[.$Q49];[.$U49];[.$Y49];[.$AC49];[.$AG49];[.$AK49];[.$AO49];[.$AS49];[.$AW49];[.$BA49];[.$BE49];[.$BI49])" table:style-name="ce1">
            <text:p>5362</text:p>
          </table:table-cell>
          <table:table-cell office:value-type="float" office:value="11.04" table:formula="of:=MEDIAN([.$B49];[.$F49];[.$J49];[.$N49];[.$R49];[.$V49];[.$Z49];[.$AD49];[.$AH49];[.$AL49];[.$AP49];[.$AT49];[.$AX49];[.$BB49];[.$BF49])" table:style-name="ce1">
            <text:p>11,04</text:p>
          </table:table-cell>
          <table:table-cell office:value-type="float" office:value="8.92" table:formula="of:=MEDIAN([.$C49];[.$G49];[.$K49];[.$O49];[.$S49];[.$W49];[.$AA49];[.$AE49];[.$AI49];[.$AM49];[.$AQ49];[.$AU49];[.$AY49];[.$BC49];[.$BG49])" table:style-name="ce1">
            <text:p>8,92</text:p>
          </table:table-cell>
          <table:table-cell office:value-type="float" office:value="53443" table:formula="of:=MEDIAN([.$D49];[.$H49];[.$L49];[.$P49];[.$T49];[.$X49];[.$AB49];[.$AF49];[.$AJ49];[.$AN49];[.$AR49];[.$AV49];[.$AZ49];[.$BD49];[.$BH49])" table:style-name="ce1">
            <text:p>53443</text:p>
          </table:table-cell>
          <table:table-cell office:value-type="float" office:value="29213" table:formula="of:=MEDIAN([.$E49];[.$I49];[.$M49];[.$Q49];[.$U49];[.$Y49];[.$AC49];[.$AG49];[.$AK49];[.$AO49];[.$AS49];[.$AW49];[.$BA49];[.$BE49];[.$BI49])" table:style-name="ce1">
            <text:p>29213</text:p>
          </table:table-cell>
          <table:table-cell office:value-type="float" office:value="101.9" table:formula="of:=MAX([.$B49];[.$F49];[.$J49];[.$N49];[.$R49];[.$V49];[.$Z49];[.$AD49];[.$AH49];[.$AL49];[.$AP49];[.$AT49];[.$AX49];[.$BB49];[.$BF49])" table:style-name="ce1">
            <text:p>101,9</text:p>
          </table:table-cell>
          <table:table-cell office:value-type="float" office:value="92.82" table:formula="of:=MAX([.$C49];[.$G49];[.$K49];[.$O49];[.$S49];[.$W49];[.$AA49];[.$AE49];[.$AI49];[.$AM49];[.$AQ49];[.$AU49];[.$AY49];[.$BC49];[.$BG49])" table:style-name="ce1">
            <text:p>92,82</text:p>
          </table:table-cell>
          <table:table-cell office:value-type="float" office:value="6495558" table:formula="of:=MAX([.$D49];[.$H49];[.$L49];[.$P49];[.$T49];[.$X49];[.$AB49];[.$AF49];[.$AJ49];[.$AN49];[.$AR49];[.$AV49];[.$AZ49];[.$BD49];[.$BH49])" table:style-name="ce1">
            <text:p>6495558</text:p>
          </table:table-cell>
          <table:table-cell office:value-type="float" office:value="104187" table:formula="of:=MAX([.$E49];[.$I49];[.$M49];[.$Q49];[.$U49];[.$Y49];[.$AC49];[.$AG49];[.$AK49];[.$AO49];[.$AS49];[.$AW49];[.$BA49];[.$BE49];[.$BI49])" table:style-name="ce1">
            <text:p>10418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0_c65.lp</text:p>
          </table:table-cell>
          <table:table-cell office:value-type="float" office:value="4.2" table:style-name="ce1">
            <text:p>4,2</text:p>
          </table:table-cell>
          <table:table-cell office:value-type="float" office:value="1.8" table:style-name="ce1">
            <text:p>1,8</text:p>
          </table:table-cell>
          <table:table-cell office:value-type="float" office:value="12719" table:style-name="ce1">
            <text:p>12719</text:p>
          </table:table-cell>
          <table:table-cell office:value-type="float" office:value="4789" table:style-name="ce1">
            <text:p>4789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6.43" table:style-name="ce1">
            <text:p>6,43</text:p>
          </table:table-cell>
          <table:table-cell office:value-type="float" office:value="27852" table:style-name="ce1">
            <text:p>27852</text:p>
          </table:table-cell>
          <table:table-cell office:value-type="float" office:value="17595" table:style-name="ce1">
            <text:p>17595</text:p>
          </table:table-cell>
          <table:table-cell office:value-type="float" office:value="27.89" table:style-name="ce1">
            <text:p>27,89</text:p>
          </table:table-cell>
          <table:table-cell office:value-type="float" office:value="25.57" table:style-name="ce1">
            <text:p>25,57</text:p>
          </table:table-cell>
          <table:table-cell office:value-type="float" office:value="177107" table:style-name="ce1">
            <text:p>177107</text:p>
          </table:table-cell>
          <table:table-cell office:value-type="float" office:value="56249" table:style-name="ce1">
            <text:p>56249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2.75" table:style-name="ce1">
            <text:p>2,75</text:p>
          </table:table-cell>
          <table:table-cell office:value-type="float" office:value="12751" table:style-name="ce1">
            <text:p>12751</text:p>
          </table:table-cell>
          <table:table-cell office:value-type="float" office:value="7461" table:style-name="ce1">
            <text:p>7461</text:p>
          </table:table-cell>
          <table:table-cell office:value-type="float" office:value="6.77" table:style-name="ce1">
            <text:p>6,77</text:p>
          </table:table-cell>
          <table:table-cell office:value-type="float" office:value="4.42" table:style-name="ce1">
            <text:p>4,42</text:p>
          </table:table-cell>
          <table:table-cell office:value-type="float" office:value="19808" table:style-name="ce1">
            <text:p>19808</text:p>
          </table:table-cell>
          <table:table-cell office:value-type="float" office:value="10586" table:style-name="ce1">
            <text:p>10586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7.86" table:style-name="ce1">
            <text:p>7,86</text:p>
          </table:table-cell>
          <table:table-cell office:value-type="float" office:value="31416" table:style-name="ce1">
            <text:p>31416</text:p>
          </table:table-cell>
          <table:table-cell office:value-type="float" office:value="20030" table:style-name="ce1">
            <text:p>20030</text:p>
          </table:table-cell>
          <table:table-cell office:value-type="float" office:value="11.58" table:style-name="ce1">
            <text:p>11,58</text:p>
          </table:table-cell>
          <table:table-cell office:value-type="float" office:value="9.24" table:style-name="ce1">
            <text:p>9,24</text:p>
          </table:table-cell>
          <table:table-cell office:value-type="float" office:value="34324" table:style-name="ce1">
            <text:p>34324</text:p>
          </table:table-cell>
          <table:table-cell office:value-type="float" office:value="22944" table:style-name="ce1">
            <text:p>22944</text:p>
          </table:table-cell>
          <table:table-cell office:value-type="float" office:value="13.9" table:style-name="ce1">
            <text:p>13,9</text:p>
          </table:table-cell>
          <table:table-cell office:value-type="float" office:value="11.9" table:style-name="ce1">
            <text:p>11,9</text:p>
          </table:table-cell>
          <table:table-cell office:value-type="float" office:value="49670" table:style-name="ce1">
            <text:p>49670</text:p>
          </table:table-cell>
          <table:table-cell office:value-type="float" office:value="32906" table:style-name="ce1">
            <text:p>32906</text:p>
          </table:table-cell>
          <table:table-cell office:value-type="float" office:value="2.64" table:style-name="ce2">
            <text:p>2,64</text:p>
          </table:table-cell>
          <table:table-cell office:value-type="float" office:value="0.56999999999999995" table:style-name="ce2">
            <text:p>0,57</text:p>
          </table:table-cell>
          <table:table-cell office:value-type="float" office:value="5795" table:style-name="ce2">
            <text:p>5795</text:p>
          </table:table-cell>
          <table:table-cell office:value-type="float" office:value="1730" table:style-name="ce2">
            <text:p>1730</text:p>
          </table:table-cell>
          <table:table-cell office:value-type="float" office:value="3.89" table:style-name="ce1">
            <text:p>3,89</text:p>
          </table:table-cell>
          <table:table-cell office:value-type="float" office:value="1.47" table:style-name="ce1">
            <text:p>1,47</text:p>
          </table:table-cell>
          <table:table-cell office:value-type="float" office:value="11650" table:style-name="ce1">
            <text:p>11650</text:p>
          </table:table-cell>
          <table:table-cell office:value-type="float" office:value="3668" table:style-name="ce1">
            <text:p>3668</text:p>
          </table:table-cell>
          <table:table-cell office:value-type="float" office:value="12.29" table:style-name="ce1">
            <text:p>12,29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43756" table:style-name="ce1">
            <text:p>43756</text:p>
          </table:table-cell>
          <table:table-cell office:value-type="float" office:value="25608" table:style-name="ce1">
            <text:p>25608</text:p>
          </table:table-cell>
          <table:table-cell office:value-type="float" office:value="8760.9" table:style-name="ce3">
            <text:p>8760,9</text:p>
          </table:table-cell>
          <table:table-cell office:value-type="float" office:value="8758.5400000000009" table:style-name="ce3">
            <text:p>8758,54</text:p>
          </table:table-cell>
          <table:table-cell office:value-type="float" office:value="44672661" table:style-name="ce3">
            <text:p>44672661</text:p>
          </table:table-cell>
          <table:table-cell office:value-type="float" office:value="12587323" table:style-name="ce3">
            <text:p>12587323</text:p>
          </table:table-cell>
          <table:table-cell office:value-type="float" office:value="13.17" table:style-name="ce1">
            <text:p>13,17</text:p>
          </table:table-cell>
          <table:table-cell office:value-type="float" office:value="4.54" table:style-name="ce1">
            <text:p>4,54</text:p>
          </table:table-cell>
          <table:table-cell office:value-type="float" office:value="16620" table:style-name="ce1">
            <text:p>16620</text:p>
          </table:table-cell>
          <table:table-cell office:value-type="float" office:value="6357" table:style-name="ce1">
            <text:p>6357</text:p>
          </table:table-cell>
          <table:table-cell office:value-type="float" office:value="133.94" table:style-name="ce1">
            <text:p>133,94</text:p>
          </table:table-cell>
          <table:table-cell office:value-type="float" office:value="124.96" table:style-name="ce1">
            <text:p>124,96</text:p>
          </table:table-cell>
          <table:table-cell office:value-type="float" office:value="9898273" table:style-name="ce1">
            <text:p>9898273</text:p>
          </table:table-cell>
          <table:table-cell office:value-type="float" office:value="91251" table:style-name="ce1">
            <text:p>91251</text:p>
          </table:table-cell>
          <table:table-cell office:value-type="float" office:value="23.23" table:style-name="ce1">
            <text:p>23,23</text:p>
          </table:table-cell>
          <table:table-cell office:value-type="float" office:value="21.33" table:style-name="ce1">
            <text:p>21,33</text:p>
          </table:table-cell>
          <table:table-cell office:value-type="float" office:value="83726" table:style-name="ce1">
            <text:p>83726</text:p>
          </table:table-cell>
          <table:table-cell office:value-type="float" office:value="53146" table:style-name="ce1">
            <text:p>53146</text:p>
          </table:table-cell>
          <table:table-cell office:value-type="float" office:value="2.64" table:formula="of:=MIN([.$B50];[.$F50];[.$J50];[.$N50];[.$R50];[.$V50];[.$Z50];[.$AD50];[.$AH50];[.$AL50];[.$AP50];[.$AT50];[.$AX50];[.$BB50];[.$BF50])" table:style-name="ce1">
            <text:p>2,64</text:p>
          </table:table-cell>
          <table:table-cell office:value-type="float" office:value="0.56999999999999995" table:formula="of:=MIN([.$C50];[.$G50];[.$K50];[.$O50];[.$S50];[.$W50];[.$AA50];[.$AE50];[.$AI50];[.$AM50];[.$AQ50];[.$AU50];[.$AY50];[.$BC50];[.$BG50])" table:style-name="ce1">
            <text:p>0,57</text:p>
          </table:table-cell>
          <table:table-cell office:value-type="float" office:value="5795" table:formula="of:=MIN([.$D50];[.$H50];[.$L50];[.$P50];[.$T50];[.$X50];[.$AB50];[.$AF50];[.$AJ50];[.$AN50];[.$AR50];[.$AV50];[.$AZ50];[.$BD50];[.$BH50])" table:style-name="ce1">
            <text:p>5795</text:p>
          </table:table-cell>
          <table:table-cell office:value-type="float" office:value="1730" table:formula="of:=MIN([.$E50];[.$I50];[.$M50];[.$Q50];[.$U50];[.$Y50];[.$AC50];[.$AG50];[.$AK50];[.$AO50];[.$AS50];[.$AW50];[.$BA50];[.$BE50];[.$BI50])" table:style-name="ce1">
            <text:p>1730</text:p>
          </table:table-cell>
          <table:table-cell office:value-type="float" office:value="11.58" table:formula="of:=MEDIAN([.$B50];[.$F50];[.$J50];[.$N50];[.$R50];[.$V50];[.$Z50];[.$AD50];[.$AH50];[.$AL50];[.$AP50];[.$AT50];[.$AX50];[.$BB50];[.$BF50])" table:style-name="ce1">
            <text:p>11,58</text:p>
          </table:table-cell>
          <table:table-cell office:value-type="float" office:value="7.86" table:formula="of:=MEDIAN([.$C50];[.$G50];[.$K50];[.$O50];[.$S50];[.$W50];[.$AA50];[.$AE50];[.$AI50];[.$AM50];[.$AQ50];[.$AU50];[.$AY50];[.$BC50];[.$BG50])" table:style-name="ce1">
            <text:p>7,86</text:p>
          </table:table-cell>
          <table:table-cell office:value-type="float" office:value="31416" table:formula="of:=MEDIAN([.$D50];[.$H50];[.$L50];[.$P50];[.$T50];[.$X50];[.$AB50];[.$AF50];[.$AJ50];[.$AN50];[.$AR50];[.$AV50];[.$AZ50];[.$BD50];[.$BH50])" table:style-name="ce1">
            <text:p>31416</text:p>
          </table:table-cell>
          <table:table-cell office:value-type="float" office:value="20030" table:formula="of:=MEDIAN([.$E50];[.$I50];[.$M50];[.$Q50];[.$U50];[.$Y50];[.$AC50];[.$AG50];[.$AK50];[.$AO50];[.$AS50];[.$AW50];[.$BA50];[.$BE50];[.$BI50])" table:style-name="ce1">
            <text:p>20030</text:p>
          </table:table-cell>
          <table:table-cell office:value-type="float" office:value="8760.9" table:formula="of:=MAX([.$B50];[.$F50];[.$J50];[.$N50];[.$R50];[.$V50];[.$Z50];[.$AD50];[.$AH50];[.$AL50];[.$AP50];[.$AT50];[.$AX50];[.$BB50];[.$BF50])" table:style-name="ce1">
            <text:p>8760,9</text:p>
          </table:table-cell>
          <table:table-cell office:value-type="float" office:value="8758.5400000000009" table:formula="of:=MAX([.$C50];[.$G50];[.$K50];[.$O50];[.$S50];[.$W50];[.$AA50];[.$AE50];[.$AI50];[.$AM50];[.$AQ50];[.$AU50];[.$AY50];[.$BC50];[.$BG50])" table:style-name="ce1">
            <text:p>8758,54</text:p>
          </table:table-cell>
          <table:table-cell office:value-type="float" office:value="44672661" table:formula="of:=MAX([.$D50];[.$H50];[.$L50];[.$P50];[.$T50];[.$X50];[.$AB50];[.$AF50];[.$AJ50];[.$AN50];[.$AR50];[.$AV50];[.$AZ50];[.$BD50];[.$BH50])" table:style-name="ce1">
            <text:p>44672661</text:p>
          </table:table-cell>
          <table:table-cell office:value-type="float" office:value="12587323" table:formula="of:=MAX([.$E50];[.$I50];[.$M50];[.$Q50];[.$U50];[.$Y50];[.$AC50];[.$AG50];[.$AK50];[.$AO50];[.$AS50];[.$AW50];[.$BA50];[.$BE50];[.$BI50])" table:style-name="ce1">
            <text:p>1258732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0_c70.lp</text:p>
          </table:table-cell>
          <table:table-cell office:value-type="float" office:value="40.81" table:style-name="ce1">
            <text:p>40,81</text:p>
          </table:table-cell>
          <table:table-cell office:value-type="float" office:value="38.6" table:style-name="ce1">
            <text:p>38,6</text:p>
          </table:table-cell>
          <table:table-cell office:value-type="float" office:value="167976" table:style-name="ce1">
            <text:p>167976</text:p>
          </table:table-cell>
          <table:table-cell office:value-type="float" office:value="114683" table:style-name="ce1">
            <text:p>114683</text:p>
          </table:table-cell>
          <table:table-cell office:value-type="float" office:value="22.21" table:style-name="ce1">
            <text:p>22,21</text:p>
          </table:table-cell>
          <table:table-cell office:value-type="float" office:value="20.04" table:style-name="ce1">
            <text:p>20,04</text:p>
          </table:table-cell>
          <table:table-cell office:value-type="float" office:value="100430" table:style-name="ce1">
            <text:p>100430</text:p>
          </table:table-cell>
          <table:table-cell office:value-type="float" office:value="59420" table:style-name="ce1">
            <text:p>59420</text:p>
          </table:table-cell>
          <table:table-cell office:value-type="float" office:value="61.11" table:style-name="ce1">
            <text:p>61,11</text:p>
          </table:table-cell>
          <table:table-cell office:value-type="float" office:value="58.92" table:style-name="ce1">
            <text:p>58,92</text:p>
          </table:table-cell>
          <table:table-cell office:value-type="float" office:value="255405" table:style-name="ce1">
            <text:p>255405</text:p>
          </table:table-cell>
          <table:table-cell office:value-type="float" office:value="157442" table:style-name="ce1">
            <text:p>157442</text:p>
          </table:table-cell>
          <table:table-cell office:value-type="float" office:value="111.43" table:style-name="ce1">
            <text:p>111,43</text:p>
          </table:table-cell>
          <table:table-cell office:value-type="float" office:value="109.1" table:style-name="ce1">
            <text:p>109,1</text:p>
          </table:table-cell>
          <table:table-cell office:value-type="float" office:value="378589" table:style-name="ce1">
            <text:p>378589</text:p>
          </table:table-cell>
          <table:table-cell office:value-type="float" office:value="331547" table:style-name="ce1">
            <text:p>331547</text:p>
          </table:table-cell>
          <table:table-cell office:value-type="float" office:value="31.7" table:style-name="ce1">
            <text:p>31,7</text:p>
          </table:table-cell>
          <table:table-cell office:value-type="float" office:value="29.57" table:style-name="ce1">
            <text:p>29,57</text:p>
          </table:table-cell>
          <table:table-cell office:value-type="float" office:value="139090" table:style-name="ce1">
            <text:p>139090</text:p>
          </table:table-cell>
          <table:table-cell office:value-type="float" office:value="88087" table:style-name="ce1">
            <text:p>88087</text:p>
          </table:table-cell>
          <table:table-cell office:value-type="float" office:value="83.35" table:style-name="ce1">
            <text:p>83,35</text:p>
          </table:table-cell>
          <table:table-cell office:value-type="float" office:value="81.180000000000007" table:style-name="ce1">
            <text:p>81,18</text:p>
          </table:table-cell>
          <table:table-cell office:value-type="float" office:value="249349" table:style-name="ce1">
            <text:p>249349</text:p>
          </table:table-cell>
          <table:table-cell office:value-type="float" office:value="216914" table:style-name="ce1">
            <text:p>216914</text:p>
          </table:table-cell>
          <table:table-cell office:value-type="float" office:value="20.73" table:style-name="ce1">
            <text:p>20,73</text:p>
          </table:table-cell>
          <table:table-cell office:value-type="float" office:value="18.78" table:style-name="ce1">
            <text:p>18,78</text:p>
          </table:table-cell>
          <table:table-cell office:value-type="float" office:value="77140" table:style-name="ce1">
            <text:p>77140</text:p>
          </table:table-cell>
          <table:table-cell office:value-type="float" office:value="64509" table:style-name="ce1">
            <text:p>64509</text:p>
          </table:table-cell>
          <table:table-cell office:value-type="float" office:value="21.85" table:style-name="ce1">
            <text:p>21,85</text:p>
          </table:table-cell>
          <table:table-cell office:value-type="float" office:value="19.52" table:style-name="ce1">
            <text:p>19,52</text:p>
          </table:table-cell>
          <table:table-cell office:value-type="float" office:value="65254" table:style-name="ce2">
            <text:p>65254</text:p>
          </table:table-cell>
          <table:table-cell office:value-type="float" office:value="54934" table:style-name="ce2">
            <text:p>54934</text:p>
          </table:table-cell>
          <table:table-cell office:value-type="float" office:value="20.04" table:style-name="ce2">
            <text:p>20,04</text:p>
          </table:table-cell>
          <table:table-cell office:value-type="float" office:value="17.97" table:style-name="ce2">
            <text:p>17,97</text:p>
          </table:table-cell>
          <table:table-cell office:value-type="float" office:value="98925" table:style-name="ce1">
            <text:p>98925</text:p>
          </table:table-cell>
          <table:table-cell office:value-type="float" office:value="58962" table:style-name="ce1">
            <text:p>58962</text:p>
          </table:table-cell>
          <table:table-cell office:value-type="float" office:value="109.89" table:style-name="ce1">
            <text:p>109,89</text:p>
          </table:table-cell>
          <table:table-cell office:value-type="float" office:value="107.58" table:style-name="ce1">
            <text:p>107,58</text:p>
          </table:table-cell>
          <table:table-cell office:value-type="float" office:value="389965" table:style-name="ce1">
            <text:p>389965</text:p>
          </table:table-cell>
          <table:table-cell office:value-type="float" office:value="277321" table:style-name="ce1">
            <text:p>277321</text:p>
          </table:table-cell>
          <table:table-cell office:value-type="float" office:value="80.3" table:style-name="ce1">
            <text:p>80,3</text:p>
          </table:table-cell>
          <table:table-cell office:value-type="float" office:value="77.97" table:style-name="ce1">
            <text:p>77,97</text:p>
          </table:table-cell>
          <table:table-cell office:value-type="float" office:value="313100" table:style-name="ce1">
            <text:p>313100</text:p>
          </table:table-cell>
          <table:table-cell office:value-type="float" office:value="221195" table:style-name="ce1">
            <text:p>221195</text:p>
          </table:table-cell>
          <table:table-cell office:value-type="float" office:value="61.17" table:style-name="ce1">
            <text:p>61,17</text:p>
          </table:table-cell>
          <table:table-cell office:value-type="float" office:value="58.93" table:style-name="ce1">
            <text:p>58,93</text:p>
          </table:table-cell>
          <table:table-cell office:value-type="float" office:value="190440" table:style-name="ce1">
            <text:p>190440</text:p>
          </table:table-cell>
          <table:table-cell office:value-type="float" office:value="162898" table:style-name="ce1">
            <text:p>162898</text:p>
          </table:table-cell>
          <table:table-cell office:value-type="float" office:value="55.04" table:style-name="ce1">
            <text:p>55,04</text:p>
          </table:table-cell>
          <table:table-cell office:value-type="float" office:value="46.67" table:style-name="ce1">
            <text:p>46,67</text:p>
          </table:table-cell>
          <table:table-cell office:value-type="float" office:value="155445" table:style-name="ce1">
            <text:p>155445</text:p>
          </table:table-cell>
          <table:table-cell office:value-type="float" office:value="83849" table:style-name="ce1">
            <text:p>83849</text:p>
          </table:table-cell>
          <table:table-cell office:value-type="float" office:value="323.04000000000002" table:style-name="ce3">
            <text:p>323,04</text:p>
          </table:table-cell>
          <table:table-cell office:value-type="float" office:value="313.63" table:style-name="ce3">
            <text:p>313,63</text:p>
          </table:table-cell>
          <table:table-cell office:value-type="float" office:value="11819497" table:style-name="ce3">
            <text:p>11819497</text:p>
          </table:table-cell>
          <table:table-cell office:value-type="float" office:value="648990" table:style-name="ce3">
            <text:p>648990</text:p>
          </table:table-cell>
          <table:table-cell office:value-type="float" office:value="90.39" table:style-name="ce1">
            <text:p>90,39</text:p>
          </table:table-cell>
          <table:table-cell office:value-type="float" office:value="88.22" table:style-name="ce1">
            <text:p>88,22</text:p>
          </table:table-cell>
          <table:table-cell office:value-type="float" office:value="376120" table:style-name="ce1">
            <text:p>376120</text:p>
          </table:table-cell>
          <table:table-cell office:value-type="float" office:value="257790" table:style-name="ce1">
            <text:p>257790</text:p>
          </table:table-cell>
          <table:table-cell office:value-type="float" office:value="20.04" table:formula="of:=MIN([.$B51];[.$F51];[.$J51];[.$N51];[.$R51];[.$V51];[.$Z51];[.$AD51];[.$AH51];[.$AL51];[.$AP51];[.$AT51];[.$AX51];[.$BB51];[.$BF51])" table:style-name="ce1">
            <text:p>20,04</text:p>
          </table:table-cell>
          <table:table-cell office:value-type="float" office:value="17.97" table:formula="of:=MIN([.$C51];[.$G51];[.$K51];[.$O51];[.$S51];[.$W51];[.$AA51];[.$AE51];[.$AI51];[.$AM51];[.$AQ51];[.$AU51];[.$AY51];[.$BC51];[.$BG51])" table:style-name="ce1">
            <text:p>17,97</text:p>
          </table:table-cell>
          <table:table-cell office:value-type="float" office:value="65254" table:formula="of:=MIN([.$D51];[.$H51];[.$L51];[.$P51];[.$T51];[.$X51];[.$AB51];[.$AF51];[.$AJ51];[.$AN51];[.$AR51];[.$AV51];[.$AZ51];[.$BD51];[.$BH51])" table:style-name="ce1">
            <text:p>65254</text:p>
          </table:table-cell>
          <table:table-cell office:value-type="float" office:value="54934" table:formula="of:=MIN([.$E51];[.$I51];[.$M51];[.$Q51];[.$U51];[.$Y51];[.$AC51];[.$AG51];[.$AK51];[.$AO51];[.$AS51];[.$AW51];[.$BA51];[.$BE51];[.$BI51])" table:style-name="ce1">
            <text:p>54934</text:p>
          </table:table-cell>
          <table:table-cell office:value-type="float" office:value="61.11" table:formula="of:=MEDIAN([.$B51];[.$F51];[.$J51];[.$N51];[.$R51];[.$V51];[.$Z51];[.$AD51];[.$AH51];[.$AL51];[.$AP51];[.$AT51];[.$AX51];[.$BB51];[.$BF51])" table:style-name="ce1">
            <text:p>61,11</text:p>
          </table:table-cell>
          <table:table-cell office:value-type="float" office:value="58.92" table:formula="of:=MEDIAN([.$C51];[.$G51];[.$K51];[.$O51];[.$S51];[.$W51];[.$AA51];[.$AE51];[.$AI51];[.$AM51];[.$AQ51];[.$AU51];[.$AY51];[.$BC51];[.$BG51])" table:style-name="ce1">
            <text:p>58,92</text:p>
          </table:table-cell>
          <table:table-cell office:value-type="float" office:value="190440" table:formula="of:=MEDIAN([.$D51];[.$H51];[.$L51];[.$P51];[.$T51];[.$X51];[.$AB51];[.$AF51];[.$AJ51];[.$AN51];[.$AR51];[.$AV51];[.$AZ51];[.$BD51];[.$BH51])" table:style-name="ce1">
            <text:p>190440</text:p>
          </table:table-cell>
          <table:table-cell office:value-type="float" office:value="157442" table:formula="of:=MEDIAN([.$E51];[.$I51];[.$M51];[.$Q51];[.$U51];[.$Y51];[.$AC51];[.$AG51];[.$AK51];[.$AO51];[.$AS51];[.$AW51];[.$BA51];[.$BE51];[.$BI51])" table:style-name="ce1">
            <text:p>157442</text:p>
          </table:table-cell>
          <table:table-cell office:value-type="float" office:value="323.04000000000002" table:formula="of:=MAX([.$B51];[.$F51];[.$J51];[.$N51];[.$R51];[.$V51];[.$Z51];[.$AD51];[.$AH51];[.$AL51];[.$AP51];[.$AT51];[.$AX51];[.$BB51];[.$BF51])" table:style-name="ce1">
            <text:p>323,04</text:p>
          </table:table-cell>
          <table:table-cell office:value-type="float" office:value="313.63" table:formula="of:=MAX([.$C51];[.$G51];[.$K51];[.$O51];[.$S51];[.$W51];[.$AA51];[.$AE51];[.$AI51];[.$AM51];[.$AQ51];[.$AU51];[.$AY51];[.$BC51];[.$BG51])" table:style-name="ce1">
            <text:p>313,63</text:p>
          </table:table-cell>
          <table:table-cell office:value-type="float" office:value="11819497" table:formula="of:=MAX([.$D51];[.$H51];[.$L51];[.$P51];[.$T51];[.$X51];[.$AB51];[.$AF51];[.$AJ51];[.$AN51];[.$AR51];[.$AV51];[.$AZ51];[.$BD51];[.$BH51])" table:style-name="ce1">
            <text:p>11819497</text:p>
          </table:table-cell>
          <table:table-cell office:value-type="float" office:value="648990" table:formula="of:=MAX([.$E51];[.$I51];[.$M51];[.$Q51];[.$U51];[.$Y51];[.$AC51];[.$AG51];[.$AK51];[.$AO51];[.$AS51];[.$AW51];[.$BA51];[.$BE51];[.$BI51])" table:style-name="ce1">
            <text:p>64899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5_c50.lp</text:p>
          </table:table-cell>
          <table:table-cell office:value-type="float" office:value="17.739999999999998" table:style-name="ce1">
            <text:p>17,74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296030" table:style-name="ce1">
            <text:p>296030</text:p>
          </table:table-cell>
          <table:table-cell office:value-type="float" office:value="54409" table:style-name="ce1">
            <text:p>54409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36.659999999999997" table:style-name="ce1">
            <text:p>36,66</text:p>
          </table:table-cell>
          <table:table-cell office:value-type="float" office:value="475833" table:style-name="ce1">
            <text:p>475833</text:p>
          </table:table-cell>
          <table:table-cell office:value-type="float" office:value="110764" table:style-name="ce1">
            <text:p>110764</text:p>
          </table:table-cell>
          <table:table-cell office:value-type="float" office:value="32.06" table:style-name="ce1">
            <text:p>32,06</text:p>
          </table:table-cell>
          <table:table-cell office:value-type="float" office:value="30.65" table:style-name="ce1">
            <text:p>30,65</text:p>
          </table:table-cell>
          <table:table-cell office:value-type="float" office:value="307794" table:style-name="ce1">
            <text:p>307794</text:p>
          </table:table-cell>
          <table:table-cell office:value-type="float" office:value="121505" table:style-name="ce1">
            <text:p>121505</text:p>
          </table:table-cell>
          <table:table-cell office:value-type="float" office:value="61.03" table:style-name="ce1">
            <text:p>61,03</text:p>
          </table:table-cell>
          <table:table-cell office:value-type="float" office:value="59.33" table:style-name="ce1">
            <text:p>59,33</text:p>
          </table:table-cell>
          <table:table-cell office:value-type="float" office:value="252288" table:style-name="ce1">
            <text:p>252288</text:p>
          </table:table-cell>
          <table:table-cell office:value-type="float" office:value="182534" table:style-name="ce1">
            <text:p>182534</text:p>
          </table:table-cell>
          <table:table-cell office:value-type="float" office:value="8.15" table:style-name="ce1">
            <text:p>8,15</text:p>
          </table:table-cell>
          <table:table-cell office:value-type="float" office:value="6.5" table:style-name="ce1">
            <text:p>6,5</text:p>
          </table:table-cell>
          <table:table-cell office:value-type="float" office:value="95137" table:style-name="ce1">
            <text:p>95137</text:p>
          </table:table-cell>
          <table:table-cell office:value-type="float" office:value="23255" table:style-name="ce1">
            <text:p>23255</text:p>
          </table:table-cell>
          <table:table-cell office:value-type="float" office:value="6.53" table:style-name="ce1">
            <text:p>6,53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94812" table:style-name="ce1">
            <text:p>94812</text:p>
          </table:table-cell>
          <table:table-cell office:value-type="float" office:value="17585" table:style-name="ce1">
            <text:p>17585</text:p>
          </table:table-cell>
          <table:table-cell office:value-type="float" office:value="72.52" table:style-name="ce1">
            <text:p>72,52</text:p>
          </table:table-cell>
          <table:table-cell office:value-type="float" office:value="70.760000000000005" table:style-name="ce1">
            <text:p>70,76</text:p>
          </table:table-cell>
          <table:table-cell office:value-type="float" office:value="288283" table:style-name="ce1">
            <text:p>288283</text:p>
          </table:table-cell>
          <table:table-cell office:value-type="float" office:value="206491" table:style-name="ce1">
            <text:p>206491</text:p>
          </table:table-cell>
          <table:table-cell office:value-type="float" office:value="35.14" table:style-name="ce1">
            <text:p>35,14</text:p>
          </table:table-cell>
          <table:table-cell office:value-type="float" office:value="33.5" table:style-name="ce1">
            <text:p>33,5</text:p>
          </table:table-cell>
          <table:table-cell office:value-type="float" office:value="158817" table:style-name="ce1">
            <text:p>158817</text:p>
          </table:table-cell>
          <table:table-cell office:value-type="float" office:value="110887" table:style-name="ce1">
            <text:p>110887</text:p>
          </table:table-cell>
          <table:table-cell office:value-type="float" office:value="9.51" table:style-name="ce1">
            <text:p>9,51</text:p>
          </table:table-cell>
          <table:table-cell office:value-type="float" office:value="7.96" table:style-name="ce1">
            <text:p>7,96</text:p>
          </table:table-cell>
          <table:table-cell office:value-type="float" office:value="166224" table:style-name="ce1">
            <text:p>166224</text:p>
          </table:table-cell>
          <table:table-cell office:value-type="float" office:value="31313" table:style-name="ce1">
            <text:p>31313</text:p>
          </table:table-cell>
          <table:table-cell office:value-type="float" office:value="42.05" table:style-name="ce1">
            <text:p>42,05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274782" table:style-name="ce1">
            <text:p>274782</text:p>
          </table:table-cell>
          <table:table-cell office:value-type="float" office:value="128062" table:style-name="ce1">
            <text:p>128062</text:p>
          </table:table-cell>
          <table:table-cell office:value-type="float" office:value="5.65" table:style-name="ce2">
            <text:p>5,65</text:p>
          </table:table-cell>
          <table:table-cell office:value-type="float" office:value="4.01" table:style-name="ce2">
            <text:p>4,01</text:p>
          </table:table-cell>
          <table:table-cell office:value-type="float" office:value="66817" table:style-name="ce2">
            <text:p>66817</text:p>
          </table:table-cell>
          <table:table-cell office:value-type="float" office:value="15365" table:style-name="ce2">
            <text:p>1536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37225268" table:style-name="ce3">
            <text:p>137225268</text:p>
          </table:table-cell>
          <table:table-cell office:value-type="float" office:value="37104984" table:style-name="ce3">
            <text:p>37104984</text:p>
          </table:table-cell>
          <table:table-cell office:value-type="float" office:value="66.66" table:style-name="ce1">
            <text:p>66,66</text:p>
          </table:table-cell>
          <table:table-cell office:value-type="float" office:value="61.41" table:style-name="ce1">
            <text:p>61,41</text:p>
          </table:table-cell>
          <table:table-cell office:value-type="float" office:value="451652" table:style-name="ce1">
            <text:p>451652</text:p>
          </table:table-cell>
          <table:table-cell office:value-type="float" office:value="119859" table:style-name="ce1">
            <text:p>119859</text:p>
          </table:table-cell>
          <table:table-cell office:value-type="float" office:value="144.80000000000001" table:style-name="ce1">
            <text:p>144,8</text:p>
          </table:table-cell>
          <table:table-cell office:value-type="float" office:value="138.04" table:style-name="ce1">
            <text:p>138,04</text:p>
          </table:table-cell>
          <table:table-cell office:value-type="float" office:value="13213837" table:style-name="ce1">
            <text:p>13213837</text:p>
          </table:table-cell>
          <table:table-cell office:value-type="float" office:value="231296" table:style-name="ce1">
            <text:p>231296</text:p>
          </table:table-cell>
          <table:table-cell office:value-type="float" office:value="56.48" table:style-name="ce1">
            <text:p>56,48</text:p>
          </table:table-cell>
          <table:table-cell office:value-type="float" office:value="54.88" table:style-name="ce1">
            <text:p>54,88</text:p>
          </table:table-cell>
          <table:table-cell office:value-type="float" office:value="885212" table:style-name="ce1">
            <text:p>885212</text:p>
          </table:table-cell>
          <table:table-cell office:value-type="float" office:value="187681" table:style-name="ce1">
            <text:p>187681</text:p>
          </table:table-cell>
          <table:table-cell office:value-type="float" office:value="5.65" table:formula="of:=MIN([.$B52];[.$F52];[.$J52];[.$N52];[.$R52];[.$V52];[.$Z52];[.$AD52];[.$AH52];[.$AL52];[.$AP52];[.$AT52];[.$AX52];[.$BB52];[.$BF52])" table:style-name="ce1">
            <text:p>5,65</text:p>
          </table:table-cell>
          <table:table-cell office:value-type="float" office:value="4.01" table:formula="of:=MIN([.$C52];[.$G52];[.$K52];[.$O52];[.$S52];[.$W52];[.$AA52];[.$AE52];[.$AI52];[.$AM52];[.$AQ52];[.$AU52];[.$AY52];[.$BC52];[.$BG52])" table:style-name="ce1">
            <text:p>4,01</text:p>
          </table:table-cell>
          <table:table-cell office:value-type="float" office:value="66817" table:formula="of:=MIN([.$D52];[.$H52];[.$L52];[.$P52];[.$T52];[.$X52];[.$AB52];[.$AF52];[.$AJ52];[.$AN52];[.$AR52];[.$AV52];[.$AZ52];[.$BD52];[.$BH52])" table:style-name="ce1">
            <text:p>66817</text:p>
          </table:table-cell>
          <table:table-cell office:value-type="float" office:value="15365" table:formula="of:=MIN([.$E52];[.$I52];[.$M52];[.$Q52];[.$U52];[.$Y52];[.$AC52];[.$AG52];[.$AK52];[.$AO52];[.$AS52];[.$AW52];[.$BA52];[.$BE52];[.$BI52])" table:style-name="ce1">
            <text:p>15365</text:p>
          </table:table-cell>
          <table:table-cell office:value-type="float" office:value="38.340000000000003" table:formula="of:=MEDIAN([.$B52];[.$F52];[.$J52];[.$N52];[.$R52];[.$V52];[.$Z52];[.$AD52];[.$AH52];[.$AL52];[.$AP52];[.$AT52];[.$AX52];[.$BB52];[.$BF52])" table:style-name="ce1">
            <text:p>38,34</text:p>
          </table:table-cell>
          <table:table-cell office:value-type="float" office:value="36.659999999999997" table:formula="of:=MEDIAN([.$C52];[.$G52];[.$K52];[.$O52];[.$S52];[.$W52];[.$AA52];[.$AE52];[.$AI52];[.$AM52];[.$AQ52];[.$AU52];[.$AY52];[.$BC52];[.$BG52])" table:style-name="ce1">
            <text:p>36,66</text:p>
          </table:table-cell>
          <table:table-cell office:value-type="float" office:value="288283" table:formula="of:=MEDIAN([.$D52];[.$H52];[.$L52];[.$P52];[.$T52];[.$X52];[.$AB52];[.$AF52];[.$AJ52];[.$AN52];[.$AR52];[.$AV52];[.$AZ52];[.$BD52];[.$BH52])" table:style-name="ce1">
            <text:p>288283</text:p>
          </table:table-cell>
          <table:table-cell office:value-type="float" office:value="119859" table:formula="of:=MEDIAN([.$E52];[.$I52];[.$M52];[.$Q52];[.$U52];[.$Y52];[.$AC52];[.$AG52];[.$AK52];[.$AO52];[.$AS52];[.$AW52];[.$BA52];[.$BE52];[.$BI52])" table:style-name="ce1">
            <text:p>119859</text:p>
          </table:table-cell>
          <table:table-cell office:value-type="float" office:value="21600" table:formula="of:=MAX([.$B52];[.$F52];[.$J52];[.$N52];[.$R52];[.$V52];[.$Z52];[.$AD52];[.$AH52];[.$AL52];[.$AP52];[.$AT52];[.$AX52];[.$BB52];[.$BF52])" table:style-name="ce1">
            <text:p>21600</text:p>
          </table:table-cell>
          <table:table-cell office:value-type="float" office:value="21600" table:formula="of:=MAX([.$C52];[.$G52];[.$K52];[.$O52];[.$S52];[.$W52];[.$AA52];[.$AE52];[.$AI52];[.$AM52];[.$AQ52];[.$AU52];[.$AY52];[.$BC52];[.$BG52])" table:style-name="ce1">
            <text:p>21600</text:p>
          </table:table-cell>
          <table:table-cell office:value-type="float" office:value="137225268" table:formula="of:=MAX([.$D52];[.$H52];[.$L52];[.$P52];[.$T52];[.$X52];[.$AB52];[.$AF52];[.$AJ52];[.$AN52];[.$AR52];[.$AV52];[.$AZ52];[.$BD52];[.$BH52])" table:style-name="ce1">
            <text:p>137225268</text:p>
          </table:table-cell>
          <table:table-cell office:value-type="float" office:value="37104984" table:formula="of:=MAX([.$E52];[.$I52];[.$M52];[.$Q52];[.$U52];[.$Y52];[.$AC52];[.$AG52];[.$AK52];[.$AO52];[.$AS52];[.$AW52];[.$BA52];[.$BE52];[.$BI52])" table:style-name="ce1">
            <text:p>3710498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5_c55.lp</text:p>
          </table:table-cell>
          <table:table-cell office:value-type="float" office:value="24.28" table:style-name="ce1">
            <text:p>24,28</text:p>
          </table:table-cell>
          <table:table-cell office:value-type="float" office:value="21.87" table:style-name="ce1">
            <text:p>21,87</text:p>
          </table:table-cell>
          <table:table-cell office:value-type="float" office:value="196231" table:style-name="ce1">
            <text:p>196231</text:p>
          </table:table-cell>
          <table:table-cell office:value-type="float" office:value="48901" table:style-name="ce1">
            <text:p>48901</text:p>
          </table:table-cell>
          <table:table-cell office:value-type="float" office:value="50.43" table:style-name="ce1">
            <text:p>50,43</text:p>
          </table:table-cell>
          <table:table-cell office:value-type="float" office:value="47.64" table:style-name="ce1">
            <text:p>47,64</text:p>
          </table:table-cell>
          <table:table-cell office:value-type="float" office:value="277482" table:style-name="ce1">
            <text:p>277482</text:p>
          </table:table-cell>
          <table:table-cell office:value-type="float" office:value="101168" table:style-name="ce1">
            <text:p>101168</text:p>
          </table:table-cell>
          <table:table-cell office:value-type="float" office:value="62.2" table:style-name="ce1">
            <text:p>62,2</text:p>
          </table:table-cell>
          <table:table-cell office:value-type="float" office:value="59.39" table:style-name="ce1">
            <text:p>59,39</text:p>
          </table:table-cell>
          <table:table-cell office:value-type="float" office:value="225211" table:style-name="ce1">
            <text:p>225211</text:p>
          </table:table-cell>
          <table:table-cell office:value-type="float" office:value="116043" table:style-name="ce1">
            <text:p>116043</text:p>
          </table:table-cell>
          <table:table-cell office:value-type="float" office:value="32.33" table:style-name="ce1">
            <text:p>32,33</text:p>
          </table:table-cell>
          <table:table-cell office:value-type="float" office:value="29.49" table:style-name="ce1">
            <text:p>29,49</text:p>
          </table:table-cell>
          <table:table-cell office:value-type="float" office:value="187451" table:style-name="ce1">
            <text:p>187451</text:p>
          </table:table-cell>
          <table:table-cell office:value-type="float" office:value="69155" table:style-name="ce1">
            <text:p>69155</text:p>
          </table:table-cell>
          <table:table-cell office:value-type="float" office:value="9.61" table:style-name="ce1">
            <text:p>9,61</text:p>
          </table:table-cell>
          <table:table-cell office:value-type="float" office:value="6.98" table:style-name="ce1">
            <text:p>6,98</text:p>
          </table:table-cell>
          <table:table-cell office:value-type="float" office:value="107361" table:style-name="ce1">
            <text:p>107361</text:p>
          </table:table-cell>
          <table:table-cell office:value-type="float" office:value="19191" table:style-name="ce1">
            <text:p>19191</text:p>
          </table:table-cell>
          <table:table-cell office:value-type="float" office:value="3.23" table:style-name="ce2">
            <text:p>3,23</text:p>
          </table:table-cell>
          <table:table-cell office:value-type="float" office:value="0.53" table:style-name="ce2">
            <text:p>0,53</text:p>
          </table:table-cell>
          <table:table-cell office:value-type="float" office:value="6732" table:style-name="ce2">
            <text:p>6732</text:p>
          </table:table-cell>
          <table:table-cell office:value-type="float" office:value="1184" table:style-name="ce2">
            <text:p>1184</text:p>
          </table:table-cell>
          <table:table-cell office:value-type="float" office:value="63.77" table:style-name="ce1">
            <text:p>63,77</text:p>
          </table:table-cell>
          <table:table-cell office:value-type="float" office:value="60.85" table:style-name="ce1">
            <text:p>60,85</text:p>
          </table:table-cell>
          <table:table-cell office:value-type="float" office:value="149870" table:style-name="ce1">
            <text:p>149870</text:p>
          </table:table-cell>
          <table:table-cell office:value-type="float" office:value="114784" table:style-name="ce1">
            <text:p>114784</text:p>
          </table:table-cell>
          <table:table-cell office:value-type="float" office:value="59.85" table:style-name="ce1">
            <text:p>59,85</text:p>
          </table:table-cell>
          <table:table-cell office:value-type="float" office:value="57.09" table:style-name="ce1">
            <text:p>57,09</text:p>
          </table:table-cell>
          <table:table-cell office:value-type="float" office:value="146709" table:style-name="ce1">
            <text:p>146709</text:p>
          </table:table-cell>
          <table:table-cell office:value-type="float" office:value="112382" table:style-name="ce1">
            <text:p>112382</text:p>
          </table:table-cell>
          <table:table-cell office:value-type="float" office:value="15.52" table:style-name="ce1">
            <text:p>15,52</text:p>
          </table:table-cell>
          <table:table-cell office:value-type="float" office:value="13.11" table:style-name="ce1">
            <text:p>13,11</text:p>
          </table:table-cell>
          <table:table-cell office:value-type="float" office:value="148497" table:style-name="ce1">
            <text:p>148497</text:p>
          </table:table-cell>
          <table:table-cell office:value-type="float" office:value="28711" table:style-name="ce1">
            <text:p>28711</text:p>
          </table:table-cell>
          <table:table-cell office:value-type="float" office:value="65.63" table:style-name="ce1">
            <text:p>65,63</text:p>
          </table:table-cell>
          <table:table-cell office:value-type="float" office:value="62.97" table:style-name="ce1">
            <text:p>62,97</text:p>
          </table:table-cell>
          <table:table-cell office:value-type="float" office:value="301434" table:style-name="ce1">
            <text:p>301434</text:p>
          </table:table-cell>
          <table:table-cell office:value-type="float" office:value="131059" table:style-name="ce1">
            <text:p>131059</text:p>
          </table:table-cell>
          <table:table-cell office:value-type="float" office:value="78.25" table:style-name="ce1">
            <text:p>78,25</text:p>
          </table:table-cell>
          <table:table-cell office:value-type="float" office:value="76.010000000000005" table:style-name="ce1">
            <text:p>76,01</text:p>
          </table:table-cell>
          <table:table-cell office:value-type="float" office:value="371272" table:style-name="ce1">
            <text:p>371272</text:p>
          </table:table-cell>
          <table:table-cell office:value-type="float" office:value="169371" table:style-name="ce1">
            <text:p>169371</text:p>
          </table:table-cell>
          <table:table-cell office:value-type="float" office:value="54.93" table:style-name="ce1">
            <text:p>54,93</text:p>
          </table:table-cell>
          <table:table-cell office:value-type="float" office:value="52.14" table:style-name="ce1">
            <text:p>52,14</text:p>
          </table:table-cell>
          <table:table-cell office:value-type="float" office:value="200216" table:style-name="ce1">
            <text:p>200216</text:p>
          </table:table-cell>
          <table:table-cell office:value-type="float" office:value="119956" table:style-name="ce1">
            <text:p>119956</text:p>
          </table:table-cell>
          <table:table-cell office:value-type="float" office:value="126.07" table:style-name="ce1">
            <text:p>126,07</text:p>
          </table:table-cell>
          <table:table-cell office:value-type="float" office:value="116.59" table:style-name="ce1">
            <text:p>116,59</text:p>
          </table:table-cell>
          <table:table-cell office:value-type="float" office:value="272318" table:style-name="ce1">
            <text:p>272318</text:p>
          </table:table-cell>
          <table:table-cell office:value-type="float" office:value="147111" table:style-name="ce1">
            <text:p>147111</text:p>
          </table:table-cell>
          <table:table-cell office:value-type="float" office:value="318.13" table:style-name="ce3">
            <text:p>318,13</text:p>
          </table:table-cell>
          <table:table-cell office:value-type="float" office:value="308.77999999999997" table:style-name="ce3">
            <text:p>308,78</text:p>
          </table:table-cell>
          <table:table-cell office:value-type="float" office:value="33993908" table:style-name="ce3">
            <text:p>33993908</text:p>
          </table:table-cell>
          <table:table-cell office:value-type="float" office:value="219688" table:style-name="ce3">
            <text:p>219688</text:p>
          </table:table-cell>
          <table:table-cell office:value-type="float" office:value="29.92" table:style-name="ce1">
            <text:p>29,92</text:p>
          </table:table-cell>
          <table:table-cell office:value-type="float" office:value="27.24" table:style-name="ce1">
            <text:p>27,24</text:p>
          </table:table-cell>
          <table:table-cell office:value-type="float" office:value="353311" table:style-name="ce1">
            <text:p>353311</text:p>
          </table:table-cell>
          <table:table-cell office:value-type="float" office:value="68344" table:style-name="ce1">
            <text:p>68344</text:p>
          </table:table-cell>
          <table:table-cell office:value-type="float" office:value="3.23" table:formula="of:=MIN([.$B53];[.$F53];[.$J53];[.$N53];[.$R53];[.$V53];[.$Z53];[.$AD53];[.$AH53];[.$AL53];[.$AP53];[.$AT53];[.$AX53];[.$BB53];[.$BF53])" table:style-name="ce1">
            <text:p>3,23</text:p>
          </table:table-cell>
          <table:table-cell office:value-type="float" office:value="0.53" table:formula="of:=MIN([.$C53];[.$G53];[.$K53];[.$O53];[.$S53];[.$W53];[.$AA53];[.$AE53];[.$AI53];[.$AM53];[.$AQ53];[.$AU53];[.$AY53];[.$BC53];[.$BG53])" table:style-name="ce1">
            <text:p>0,53</text:p>
          </table:table-cell>
          <table:table-cell office:value-type="float" office:value="6732" table:formula="of:=MIN([.$D53];[.$H53];[.$L53];[.$P53];[.$T53];[.$X53];[.$AB53];[.$AF53];[.$AJ53];[.$AN53];[.$AR53];[.$AV53];[.$AZ53];[.$BD53];[.$BH53])" table:style-name="ce1">
            <text:p>6732</text:p>
          </table:table-cell>
          <table:table-cell office:value-type="float" office:value="1184" table:formula="of:=MIN([.$E53];[.$I53];[.$M53];[.$Q53];[.$U53];[.$Y53];[.$AC53];[.$AG53];[.$AK53];[.$AO53];[.$AS53];[.$AW53];[.$BA53];[.$BE53];[.$BI53])" table:style-name="ce1">
            <text:p>1184</text:p>
          </table:table-cell>
          <table:table-cell office:value-type="float" office:value="54.93" table:formula="of:=MEDIAN([.$B53];[.$F53];[.$J53];[.$N53];[.$R53];[.$V53];[.$Z53];[.$AD53];[.$AH53];[.$AL53];[.$AP53];[.$AT53];[.$AX53];[.$BB53];[.$BF53])" table:style-name="ce1">
            <text:p>54,93</text:p>
          </table:table-cell>
          <table:table-cell office:value-type="float" office:value="52.14" table:formula="of:=MEDIAN([.$C53];[.$G53];[.$K53];[.$O53];[.$S53];[.$W53];[.$AA53];[.$AE53];[.$AI53];[.$AM53];[.$AQ53];[.$AU53];[.$AY53];[.$BC53];[.$BG53])" table:style-name="ce1">
            <text:p>52,14</text:p>
          </table:table-cell>
          <table:table-cell office:value-type="float" office:value="200216" table:formula="of:=MEDIAN([.$D53];[.$H53];[.$L53];[.$P53];[.$T53];[.$X53];[.$AB53];[.$AF53];[.$AJ53];[.$AN53];[.$AR53];[.$AV53];[.$AZ53];[.$BD53];[.$BH53])" table:style-name="ce1">
            <text:p>200216</text:p>
          </table:table-cell>
          <table:table-cell office:value-type="float" office:value="112382" table:formula="of:=MEDIAN([.$E53];[.$I53];[.$M53];[.$Q53];[.$U53];[.$Y53];[.$AC53];[.$AG53];[.$AK53];[.$AO53];[.$AS53];[.$AW53];[.$BA53];[.$BE53];[.$BI53])" table:style-name="ce1">
            <text:p>112382</text:p>
          </table:table-cell>
          <table:table-cell office:value-type="float" office:value="318.13" table:formula="of:=MAX([.$B53];[.$F53];[.$J53];[.$N53];[.$R53];[.$V53];[.$Z53];[.$AD53];[.$AH53];[.$AL53];[.$AP53];[.$AT53];[.$AX53];[.$BB53];[.$BF53])" table:style-name="ce1">
            <text:p>318,13</text:p>
          </table:table-cell>
          <table:table-cell office:value-type="float" office:value="308.77999999999997" table:formula="of:=MAX([.$C53];[.$G53];[.$K53];[.$O53];[.$S53];[.$W53];[.$AA53];[.$AE53];[.$AI53];[.$AM53];[.$AQ53];[.$AU53];[.$AY53];[.$BC53];[.$BG53])" table:style-name="ce1">
            <text:p>308,78</text:p>
          </table:table-cell>
          <table:table-cell office:value-type="float" office:value="33993908" table:formula="of:=MAX([.$D53];[.$H53];[.$L53];[.$P53];[.$T53];[.$X53];[.$AB53];[.$AF53];[.$AJ53];[.$AN53];[.$AR53];[.$AV53];[.$AZ53];[.$BD53];[.$BH53])" table:style-name="ce1">
            <text:p>33993908</text:p>
          </table:table-cell>
          <table:table-cell office:value-type="float" office:value="219688" table:formula="of:=MAX([.$E53];[.$I53];[.$M53];[.$Q53];[.$U53];[.$Y53];[.$AC53];[.$AG53];[.$AK53];[.$AO53];[.$AS53];[.$AW53];[.$BA53];[.$BE53];[.$BI53])" table:style-name="ce1">
            <text:p>21968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5_c65.lp</text:p>
          </table:table-cell>
          <table:table-cell office:value-type="float" office:value="30.42" table:style-name="ce1">
            <text:p>30,42</text:p>
          </table:table-cell>
          <table:table-cell office:value-type="float" office:value="27.57" table:style-name="ce1">
            <text:p>27,57</text:p>
          </table:table-cell>
          <table:table-cell office:value-type="float" office:value="164587" table:style-name="ce1">
            <text:p>164587</text:p>
          </table:table-cell>
          <table:table-cell office:value-type="float" office:value="68087" table:style-name="ce1">
            <text:p>68087</text:p>
          </table:table-cell>
          <table:table-cell office:value-type="float" office:value="34.99" table:style-name="ce1">
            <text:p>34,99</text:p>
          </table:table-cell>
          <table:table-cell office:value-type="float" office:value="32.11" table:style-name="ce1">
            <text:p>32,11</text:p>
          </table:table-cell>
          <table:table-cell office:value-type="float" office:value="224333" table:style-name="ce1">
            <text:p>224333</text:p>
          </table:table-cell>
          <table:table-cell office:value-type="float" office:value="80482" table:style-name="ce1">
            <text:p>80482</text:p>
          </table:table-cell>
          <table:table-cell office:value-type="float" office:value="50.07" table:style-name="ce1">
            <text:p>50,07</text:p>
          </table:table-cell>
          <table:table-cell office:value-type="float" office:value="47.25" table:style-name="ce1">
            <text:p>47,25</text:p>
          </table:table-cell>
          <table:table-cell office:value-type="float" office:value="434388" table:style-name="ce1">
            <text:p>434388</text:p>
          </table:table-cell>
          <table:table-cell office:value-type="float" office:value="86866" table:style-name="ce1">
            <text:p>86866</text:p>
          </table:table-cell>
          <table:table-cell office:value-type="float" office:value="43.21" table:style-name="ce1">
            <text:p>43,21</text:p>
          </table:table-cell>
          <table:table-cell office:value-type="float" office:value="40.68" table:style-name="ce1">
            <text:p>40,68</text:p>
          </table:table-cell>
          <table:table-cell office:value-type="float" office:value="152516" table:style-name="ce1">
            <text:p>152516</text:p>
          </table:table-cell>
          <table:table-cell office:value-type="float" office:value="107394" table:style-name="ce1">
            <text:p>107394</text:p>
          </table:table-cell>
          <table:table-cell office:value-type="float" office:value="39.65" table:style-name="ce1">
            <text:p>39,65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152541" table:style-name="ce1">
            <text:p>152541</text:p>
          </table:table-cell>
          <table:table-cell office:value-type="float" office:value="88960" table:style-name="ce1">
            <text:p>88960</text:p>
          </table:table-cell>
          <table:table-cell office:value-type="float" office:value="14.92" table:style-name="ce2">
            <text:p>14,92</text:p>
          </table:table-cell>
          <table:table-cell office:value-type="float" office:value="12.04" table:style-name="ce2">
            <text:p>12,04</text:p>
          </table:table-cell>
          <table:table-cell office:value-type="float" office:value="98625" table:style-name="ce1">
            <text:p>98625</text:p>
          </table:table-cell>
          <table:table-cell office:value-type="float" office:value="27446" table:style-name="ce2">
            <text:p>27446</text:p>
          </table:table-cell>
          <table:table-cell office:value-type="float" office:value="43.57" table:style-name="ce1">
            <text:p>43,57</text:p>
          </table:table-cell>
          <table:table-cell office:value-type="float" office:value="40.54" table:style-name="ce1">
            <text:p>40,54</text:p>
          </table:table-cell>
          <table:table-cell office:value-type="float" office:value="125675" table:style-name="ce1">
            <text:p>125675</text:p>
          </table:table-cell>
          <table:table-cell office:value-type="float" office:value="89122" table:style-name="ce1">
            <text:p>89122</text:p>
          </table:table-cell>
          <table:table-cell office:value-type="float" office:value="228.88" table:style-name="ce1">
            <text:p>228,88</text:p>
          </table:table-cell>
          <table:table-cell office:value-type="float" office:value="225.93" table:style-name="ce1">
            <text:p>225,93</text:p>
          </table:table-cell>
          <table:table-cell office:value-type="float" office:value="604808" table:style-name="ce1">
            <text:p>604808</text:p>
          </table:table-cell>
          <table:table-cell office:value-type="float" office:value="445728" table:style-name="ce1">
            <text:p>445728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4.81" table:style-name="ce1">
            <text:p>34,81</text:p>
          </table:table-cell>
          <table:table-cell office:value-type="float" office:value="176084" table:style-name="ce1">
            <text:p>176084</text:p>
          </table:table-cell>
          <table:table-cell office:value-type="float" office:value="78933" table:style-name="ce1">
            <text:p>78933</text:p>
          </table:table-cell>
          <table:table-cell office:value-type="float" office:value="22.55" table:style-name="ce1">
            <text:p>22,55</text:p>
          </table:table-cell>
          <table:table-cell office:value-type="float" office:value="20.11" table:style-name="ce1">
            <text:p>20,11</text:p>
          </table:table-cell>
          <table:table-cell office:value-type="float" office:value="97356" table:style-name="ce2">
            <text:p>97356</text:p>
          </table:table-cell>
          <table:table-cell office:value-type="float" office:value="44112" table:style-name="ce1">
            <text:p>44112</text:p>
          </table:table-cell>
          <table:table-cell office:value-type="float" office:value="136.56" table:style-name="ce1">
            <text:p>136,56</text:p>
          </table:table-cell>
          <table:table-cell office:value-type="float" office:value="133.52000000000001" table:style-name="ce1">
            <text:p>133,52</text:p>
          </table:table-cell>
          <table:table-cell office:value-type="float" office:value="470083" table:style-name="ce1">
            <text:p>470083</text:p>
          </table:table-cell>
          <table:table-cell office:value-type="float" office:value="246918" table:style-name="ce1">
            <text:p>246918</text:p>
          </table:table-cell>
          <table:table-cell office:value-type="float" office:value="4968.34" table:style-name="ce3">
            <text:p>4968,34</text:p>
          </table:table-cell>
          <table:table-cell office:value-type="float" office:value="4965.29" table:style-name="ce3">
            <text:p>4965,29</text:p>
          </table:table-cell>
          <table:table-cell office:value-type="float" office:value="48844158" table:style-name="ce1">
            <text:p>48844158</text:p>
          </table:table-cell>
          <table:table-cell office:value-type="float" office:value="5686079" table:style-name="ce3">
            <text:p>5686079</text:p>
          </table:table-cell>
          <table:table-cell office:value-type="float" office:value="237.57" table:style-name="ce1">
            <text:p>237,57</text:p>
          </table:table-cell>
          <table:table-cell office:value-type="float" office:value="227.05" table:style-name="ce1">
            <text:p>227,05</text:p>
          </table:table-cell>
          <table:table-cell office:value-type="float" office:value="557108" table:style-name="ce1">
            <text:p>557108</text:p>
          </table:table-cell>
          <table:table-cell office:value-type="float" office:value="273118" table:style-name="ce1">
            <text:p>273118</text:p>
          </table:table-cell>
          <table:table-cell office:value-type="float" office:value="607.92999999999995" table:style-name="ce1">
            <text:p>607,93</text:p>
          </table:table-cell>
          <table:table-cell office:value-type="float" office:value="595.34" table:style-name="ce1">
            <text:p>595,34</text:p>
          </table:table-cell>
          <table:table-cell office:value-type="float" office:value="50676852" table:style-name="ce3">
            <text:p>50676852</text:p>
          </table:table-cell>
          <table:table-cell office:value-type="float" office:value="564709" table:style-name="ce1">
            <text:p>564709</text:p>
          </table:table-cell>
          <table:table-cell office:value-type="float" office:value="66.97" table:style-name="ce1">
            <text:p>66,97</text:p>
          </table:table-cell>
          <table:table-cell office:value-type="float" office:value="64.06" table:style-name="ce1">
            <text:p>64,06</text:p>
          </table:table-cell>
          <table:table-cell office:value-type="float" office:value="258841" table:style-name="ce1">
            <text:p>258841</text:p>
          </table:table-cell>
          <table:table-cell office:value-type="float" office:value="139735" table:style-name="ce1">
            <text:p>139735</text:p>
          </table:table-cell>
          <table:table-cell office:value-type="float" office:value="14.92" table:formula="of:=MIN([.$B54];[.$F54];[.$J54];[.$N54];[.$R54];[.$V54];[.$Z54];[.$AD54];[.$AH54];[.$AL54];[.$AP54];[.$AT54];[.$AX54];[.$BB54];[.$BF54])" table:style-name="ce1">
            <text:p>14,92</text:p>
          </table:table-cell>
          <table:table-cell office:value-type="float" office:value="12.04" table:formula="of:=MIN([.$C54];[.$G54];[.$K54];[.$O54];[.$S54];[.$W54];[.$AA54];[.$AE54];[.$AI54];[.$AM54];[.$AQ54];[.$AU54];[.$AY54];[.$BC54];[.$BG54])" table:style-name="ce1">
            <text:p>12,04</text:p>
          </table:table-cell>
          <table:table-cell office:value-type="float" office:value="97356" table:formula="of:=MIN([.$D54];[.$H54];[.$L54];[.$P54];[.$T54];[.$X54];[.$AB54];[.$AF54];[.$AJ54];[.$AN54];[.$AR54];[.$AV54];[.$AZ54];[.$BD54];[.$BH54])" table:style-name="ce1">
            <text:p>97356</text:p>
          </table:table-cell>
          <table:table-cell office:value-type="float" office:value="27446" table:formula="of:=MIN([.$E54];[.$I54];[.$M54];[.$Q54];[.$U54];[.$Y54];[.$AC54];[.$AG54];[.$AK54];[.$AO54];[.$AS54];[.$AW54];[.$BA54];[.$BE54];[.$BI54])" table:style-name="ce1">
            <text:p>27446</text:p>
          </table:table-cell>
          <table:table-cell office:value-type="float" office:value="43.57" table:formula="of:=MEDIAN([.$B54];[.$F54];[.$J54];[.$N54];[.$R54];[.$V54];[.$Z54];[.$AD54];[.$AH54];[.$AL54];[.$AP54];[.$AT54];[.$AX54];[.$BB54];[.$BF54])" table:style-name="ce1">
            <text:p>43,57</text:p>
          </table:table-cell>
          <table:table-cell office:value-type="float" office:value="40.68" table:formula="of:=MEDIAN([.$C54];[.$G54];[.$K54];[.$O54];[.$S54];[.$W54];[.$AA54];[.$AE54];[.$AI54];[.$AM54];[.$AQ54];[.$AU54];[.$AY54];[.$BC54];[.$BG54])" table:style-name="ce1">
            <text:p>40,68</text:p>
          </table:table-cell>
          <table:table-cell office:value-type="float" office:value="224333" table:formula="of:=MEDIAN([.$D54];[.$H54];[.$L54];[.$P54];[.$T54];[.$X54];[.$AB54];[.$AF54];[.$AJ54];[.$AN54];[.$AR54];[.$AV54];[.$AZ54];[.$BD54];[.$BH54])" table:style-name="ce1">
            <text:p>224333</text:p>
          </table:table-cell>
          <table:table-cell office:value-type="float" office:value="89122" table:formula="of:=MEDIAN([.$E54];[.$I54];[.$M54];[.$Q54];[.$U54];[.$Y54];[.$AC54];[.$AG54];[.$AK54];[.$AO54];[.$AS54];[.$AW54];[.$BA54];[.$BE54];[.$BI54])" table:style-name="ce1">
            <text:p>89122</text:p>
          </table:table-cell>
          <table:table-cell office:value-type="float" office:value="4968.34" table:formula="of:=MAX([.$B54];[.$F54];[.$J54];[.$N54];[.$R54];[.$V54];[.$Z54];[.$AD54];[.$AH54];[.$AL54];[.$AP54];[.$AT54];[.$AX54];[.$BB54];[.$BF54])" table:style-name="ce1">
            <text:p>4968,34</text:p>
          </table:table-cell>
          <table:table-cell office:value-type="float" office:value="4965.29" table:formula="of:=MAX([.$C54];[.$G54];[.$K54];[.$O54];[.$S54];[.$W54];[.$AA54];[.$AE54];[.$AI54];[.$AM54];[.$AQ54];[.$AU54];[.$AY54];[.$BC54];[.$BG54])" table:style-name="ce1">
            <text:p>4965,29</text:p>
          </table:table-cell>
          <table:table-cell office:value-type="float" office:value="50676852" table:formula="of:=MAX([.$D54];[.$H54];[.$L54];[.$P54];[.$T54];[.$X54];[.$AB54];[.$AF54];[.$AJ54];[.$AN54];[.$AR54];[.$AV54];[.$AZ54];[.$BD54];[.$BH54])" table:style-name="ce1">
            <text:p>50676852</text:p>
          </table:table-cell>
          <table:table-cell office:value-type="float" office:value="5686079" table:formula="of:=MAX([.$E54];[.$I54];[.$M54];[.$Q54];[.$U54];[.$Y54];[.$AC54];[.$AG54];[.$AK54];[.$AO54];[.$AS54];[.$AW54];[.$BA54];[.$BE54];[.$BI54])" table:style-name="ce1">
            <text:p>568607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25_c70.lp</text:p>
          </table:table-cell>
          <table:table-cell office:value-type="float" office:value="127.72" table:style-name="ce1">
            <text:p>127,72</text:p>
          </table:table-cell>
          <table:table-cell office:value-type="float" office:value="125.26" table:style-name="ce1">
            <text:p>125,26</text:p>
          </table:table-cell>
          <table:table-cell office:value-type="float" office:value="401949" table:style-name="ce1">
            <text:p>401949</text:p>
          </table:table-cell>
          <table:table-cell office:value-type="float" office:value="275018" table:style-name="ce1">
            <text:p>275018</text:p>
          </table:table-cell>
          <table:table-cell office:value-type="float" office:value="24.24" table:style-name="ce1">
            <text:p>24,24</text:p>
          </table:table-cell>
          <table:table-cell office:value-type="float" office:value="21.72" table:style-name="ce1">
            <text:p>21,72</text:p>
          </table:table-cell>
          <table:table-cell office:value-type="float" office:value="90548" table:style-name="ce1">
            <text:p>90548</text:p>
          </table:table-cell>
          <table:table-cell office:value-type="float" office:value="71666" table:style-name="ce1">
            <text:p>71666</text:p>
          </table:table-cell>
          <table:table-cell office:value-type="float" office:value="14.09" table:style-name="ce2">
            <text:p>14,09</text:p>
          </table:table-cell>
          <table:table-cell office:value-type="float" office:value="11.34" table:style-name="ce2">
            <text:p>11,34</text:p>
          </table:table-cell>
          <table:table-cell office:value-type="float" office:value="74472" table:style-name="ce2">
            <text:p>74472</text:p>
          </table:table-cell>
          <table:table-cell office:value-type="float" office:value="41419" table:style-name="ce2">
            <text:p>41419</text:p>
          </table:table-cell>
          <table:table-cell office:value-type="float" office:value="106.54" table:style-name="ce1">
            <text:p>106,54</text:p>
          </table:table-cell>
          <table:table-cell office:value-type="float" office:value="103.75" table:style-name="ce1">
            <text:p>103,75</text:p>
          </table:table-cell>
          <table:table-cell office:value-type="float" office:value="280154" table:style-name="ce1">
            <text:p>280154</text:p>
          </table:table-cell>
          <table:table-cell office:value-type="float" office:value="231156" table:style-name="ce1">
            <text:p>231156</text:p>
          </table:table-cell>
          <table:table-cell office:value-type="float" office:value="15403.61" table:style-name="ce3">
            <text:p>15403,61</text:p>
          </table:table-cell>
          <table:table-cell office:value-type="float" office:value="15401.01" table:style-name="ce3">
            <text:p>15401,01</text:p>
          </table:table-cell>
          <table:table-cell office:value-type="float" office:value="35459775" table:style-name="ce1">
            <text:p>35459775</text:p>
          </table:table-cell>
          <table:table-cell office:value-type="float" office:value="24755252" table:style-name="ce3">
            <text:p>24755252</text:p>
          </table:table-cell>
          <table:table-cell office:value-type="float" office:value="50.06" table:style-name="ce1">
            <text:p>50,06</text:p>
          </table:table-cell>
          <table:table-cell office:value-type="float" office:value="47.49" table:style-name="ce1">
            <text:p>47,49</text:p>
          </table:table-cell>
          <table:table-cell office:value-type="float" office:value="140708" table:style-name="ce1">
            <text:p>140708</text:p>
          </table:table-cell>
          <table:table-cell office:value-type="float" office:value="113696" table:style-name="ce1">
            <text:p>113696</text:p>
          </table:table-cell>
          <table:table-cell office:value-type="float" office:value="72.58" table:style-name="ce1">
            <text:p>72,58</text:p>
          </table:table-cell>
          <table:table-cell office:value-type="float" office:value="70.040000000000006" table:style-name="ce1">
            <text:p>70,04</text:p>
          </table:table-cell>
          <table:table-cell office:value-type="float" office:value="216697" table:style-name="ce1">
            <text:p>216697</text:p>
          </table:table-cell>
          <table:table-cell office:value-type="float" office:value="176304" table:style-name="ce1">
            <text:p>176304</text:p>
          </table:table-cell>
          <table:table-cell office:value-type="float" office:value="47.31" table:style-name="ce1">
            <text:p>47,31</text:p>
          </table:table-cell>
          <table:table-cell office:value-type="float" office:value="44.68" table:style-name="ce1">
            <text:p>44,68</text:p>
          </table:table-cell>
          <table:table-cell office:value-type="float" office:value="136825" table:style-name="ce1">
            <text:p>136825</text:p>
          </table:table-cell>
          <table:table-cell office:value-type="float" office:value="110633" table:style-name="ce1">
            <text:p>110633</text:p>
          </table:table-cell>
          <table:table-cell office:value-type="float" office:value="178.5" table:style-name="ce1">
            <text:p>178,5</text:p>
          </table:table-cell>
          <table:table-cell office:value-type="float" office:value="175.81" table:style-name="ce1">
            <text:p>175,81</text:p>
          </table:table-cell>
          <table:table-cell office:value-type="float" office:value="745614" table:style-name="ce1">
            <text:p>745614</text:p>
          </table:table-cell>
          <table:table-cell office:value-type="float" office:value="461083" table:style-name="ce1">
            <text:p>461083</text:p>
          </table:table-cell>
          <table:table-cell office:value-type="float" office:value="44.82" table:style-name="ce1">
            <text:p>44,82</text:p>
          </table:table-cell>
          <table:table-cell office:value-type="float" office:value="42.43" table:style-name="ce1">
            <text:p>42,43</text:p>
          </table:table-cell>
          <table:table-cell office:value-type="float" office:value="159882" table:style-name="ce1">
            <text:p>159882</text:p>
          </table:table-cell>
          <table:table-cell office:value-type="float" office:value="110598" table:style-name="ce1">
            <text:p>110598</text:p>
          </table:table-cell>
          <table:table-cell office:value-type="float" office:value="114.98" table:style-name="ce1">
            <text:p>114,98</text:p>
          </table:table-cell>
          <table:table-cell office:value-type="float" office:value="112.24" table:style-name="ce1">
            <text:p>112,24</text:p>
          </table:table-cell>
          <table:table-cell office:value-type="float" office:value="346791" table:style-name="ce1">
            <text:p>346791</text:p>
          </table:table-cell>
          <table:table-cell office:value-type="float" office:value="251724" table:style-name="ce1">
            <text:p>251724</text:p>
          </table:table-cell>
          <table:table-cell office:value-type="float" office:value="455.97" table:style-name="ce1">
            <text:p>455,97</text:p>
          </table:table-cell>
          <table:table-cell office:value-type="float" office:value="453.42" table:style-name="ce1">
            <text:p>453,42</text:p>
          </table:table-cell>
          <table:table-cell office:value-type="float" office:value="1392122" table:style-name="ce1">
            <text:p>1392122</text:p>
          </table:table-cell>
          <table:table-cell office:value-type="float" office:value="1109462" table:style-name="ce1">
            <text:p>1109462</text:p>
          </table:table-cell>
          <table:table-cell office:value-type="float" office:value="77.040000000000006" table:style-name="ce1">
            <text:p>77,04</text:p>
          </table:table-cell>
          <table:table-cell office:value-type="float" office:value="67.25" table:style-name="ce1">
            <text:p>67,25</text:p>
          </table:table-cell>
          <table:table-cell office:value-type="float" office:value="214596" table:style-name="ce1">
            <text:p>214596</text:p>
          </table:table-cell>
          <table:table-cell office:value-type="float" office:value="104475" table:style-name="ce1">
            <text:p>104475</text:p>
          </table:table-cell>
          <table:table-cell office:value-type="float" office:value="1400.85" table:style-name="ce1">
            <text:p>1400,85</text:p>
          </table:table-cell>
          <table:table-cell office:value-type="float" office:value="1389.18" table:style-name="ce1">
            <text:p>1389,18</text:p>
          </table:table-cell>
          <table:table-cell office:value-type="float" office:value="68758664" table:style-name="ce3">
            <text:p>68758664</text:p>
          </table:table-cell>
          <table:table-cell office:value-type="float" office:value="2421678" table:style-name="ce1">
            <text:p>2421678</text:p>
          </table:table-cell>
          <table:table-cell office:value-type="float" office:value="61.32" table:style-name="ce1">
            <text:p>61,32</text:p>
          </table:table-cell>
          <table:table-cell office:value-type="float" office:value="58.67" table:style-name="ce1">
            <text:p>58,67</text:p>
          </table:table-cell>
          <table:table-cell office:value-type="float" office:value="210699" table:style-name="ce1">
            <text:p>210699</text:p>
          </table:table-cell>
          <table:table-cell office:value-type="float" office:value="144139" table:style-name="ce1">
            <text:p>144139</text:p>
          </table:table-cell>
          <table:table-cell office:value-type="float" office:value="14.09" table:formula="of:=MIN([.$B55];[.$F55];[.$J55];[.$N55];[.$R55];[.$V55];[.$Z55];[.$AD55];[.$AH55];[.$AL55];[.$AP55];[.$AT55];[.$AX55];[.$BB55];[.$BF55])" table:style-name="ce1">
            <text:p>14,09</text:p>
          </table:table-cell>
          <table:table-cell office:value-type="float" office:value="11.34" table:formula="of:=MIN([.$C55];[.$G55];[.$K55];[.$O55];[.$S55];[.$W55];[.$AA55];[.$AE55];[.$AI55];[.$AM55];[.$AQ55];[.$AU55];[.$AY55];[.$BC55];[.$BG55])" table:style-name="ce1">
            <text:p>11,34</text:p>
          </table:table-cell>
          <table:table-cell office:value-type="float" office:value="74472" table:formula="of:=MIN([.$D55];[.$H55];[.$L55];[.$P55];[.$T55];[.$X55];[.$AB55];[.$AF55];[.$AJ55];[.$AN55];[.$AR55];[.$AV55];[.$AZ55];[.$BD55];[.$BH55])" table:style-name="ce1">
            <text:p>74472</text:p>
          </table:table-cell>
          <table:table-cell office:value-type="float" office:value="41419" table:formula="of:=MIN([.$E55];[.$I55];[.$M55];[.$Q55];[.$U55];[.$Y55];[.$AC55];[.$AG55];[.$AK55];[.$AO55];[.$AS55];[.$AW55];[.$BA55];[.$BE55];[.$BI55])" table:style-name="ce1">
            <text:p>41419</text:p>
          </table:table-cell>
          <table:table-cell office:value-type="float" office:value="77.040000000000006" table:formula="of:=MEDIAN([.$B55];[.$F55];[.$J55];[.$N55];[.$R55];[.$V55];[.$Z55];[.$AD55];[.$AH55];[.$AL55];[.$AP55];[.$AT55];[.$AX55];[.$BB55];[.$BF55])" table:style-name="ce1">
            <text:p>77,04</text:p>
          </table:table-cell>
          <table:table-cell office:value-type="float" office:value="70.040000000000006" table:formula="of:=MEDIAN([.$C55];[.$G55];[.$K55];[.$O55];[.$S55];[.$W55];[.$AA55];[.$AE55];[.$AI55];[.$AM55];[.$AQ55];[.$AU55];[.$AY55];[.$BC55];[.$BG55])" table:style-name="ce1">
            <text:p>70,04</text:p>
          </table:table-cell>
          <table:table-cell office:value-type="float" office:value="216697" table:formula="of:=MEDIAN([.$D55];[.$H55];[.$L55];[.$P55];[.$T55];[.$X55];[.$AB55];[.$AF55];[.$AJ55];[.$AN55];[.$AR55];[.$AV55];[.$AZ55];[.$BD55];[.$BH55])" table:style-name="ce1">
            <text:p>216697</text:p>
          </table:table-cell>
          <table:table-cell office:value-type="float" office:value="176304" table:formula="of:=MEDIAN([.$E55];[.$I55];[.$M55];[.$Q55];[.$U55];[.$Y55];[.$AC55];[.$AG55];[.$AK55];[.$AO55];[.$AS55];[.$AW55];[.$BA55];[.$BE55];[.$BI55])" table:style-name="ce1">
            <text:p>176304</text:p>
          </table:table-cell>
          <table:table-cell office:value-type="float" office:value="15403.61" table:formula="of:=MAX([.$B55];[.$F55];[.$J55];[.$N55];[.$R55];[.$V55];[.$Z55];[.$AD55];[.$AH55];[.$AL55];[.$AP55];[.$AT55];[.$AX55];[.$BB55];[.$BF55])" table:style-name="ce1">
            <text:p>15403,61</text:p>
          </table:table-cell>
          <table:table-cell office:value-type="float" office:value="15401.01" table:formula="of:=MAX([.$C55];[.$G55];[.$K55];[.$O55];[.$S55];[.$W55];[.$AA55];[.$AE55];[.$AI55];[.$AM55];[.$AQ55];[.$AU55];[.$AY55];[.$BC55];[.$BG55])" table:style-name="ce1">
            <text:p>15401,01</text:p>
          </table:table-cell>
          <table:table-cell office:value-type="float" office:value="68758664" table:formula="of:=MAX([.$D55];[.$H55];[.$L55];[.$P55];[.$T55];[.$X55];[.$AB55];[.$AF55];[.$AJ55];[.$AN55];[.$AR55];[.$AV55];[.$AZ55];[.$BD55];[.$BH55])" table:style-name="ce1">
            <text:p>68758664</text:p>
          </table:table-cell>
          <table:table-cell office:value-type="float" office:value="24755252" table:formula="of:=MAX([.$E55];[.$I55];[.$M55];[.$Q55];[.$U55];[.$Y55];[.$AC55];[.$AG55];[.$AK55];[.$AO55];[.$AS55];[.$AW55];[.$BA55];[.$BE55];[.$BI55])" table:style-name="ce1">
            <text:p>2475525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30_c50.lp</text:p>
          </table:table-cell>
          <table:table-cell office:value-type="float" office:value="495.02" table:style-name="ce1">
            <text:p>495,02</text:p>
          </table:table-cell>
          <table:table-cell office:value-type="float" office:value="492.63" table:style-name="ce1">
            <text:p>492,63</text:p>
          </table:table-cell>
          <table:table-cell office:value-type="float" office:value="5756857" table:style-name="ce1">
            <text:p>5756857</text:p>
          </table:table-cell>
          <table:table-cell office:value-type="float" office:value="1539562" table:style-name="ce1">
            <text:p>1539562</text:p>
          </table:table-cell>
          <table:table-cell office:value-type="float" office:value="183.53" table:style-name="ce1">
            <text:p>183,53</text:p>
          </table:table-cell>
          <table:table-cell office:value-type="float" office:value="181.16" table:style-name="ce1">
            <text:p>181,16</text:p>
          </table:table-cell>
          <table:table-cell office:value-type="float" office:value="2531749" table:style-name="ce1">
            <text:p>2531749</text:p>
          </table:table-cell>
          <table:table-cell office:value-type="float" office:value="623205" table:style-name="ce1">
            <text:p>623205</text:p>
          </table:table-cell>
          <table:table-cell office:value-type="float" office:value="60.51" table:style-name="ce1">
            <text:p>60,51</text:p>
          </table:table-cell>
          <table:table-cell office:value-type="float" office:value="58.11" table:style-name="ce1">
            <text:p>58,11</text:p>
          </table:table-cell>
          <table:table-cell office:value-type="float" office:value="839771" table:style-name="ce1">
            <text:p>839771</text:p>
          </table:table-cell>
          <table:table-cell office:value-type="float" office:value="190471" table:style-name="ce1">
            <text:p>190471</text:p>
          </table:table-cell>
          <table:table-cell office:value-type="float" office:value="426.36" table:style-name="ce1">
            <text:p>426,36</text:p>
          </table:table-cell>
          <table:table-cell office:value-type="float" office:value="424.12" table:style-name="ce1">
            <text:p>424,12</text:p>
          </table:table-cell>
          <table:table-cell office:value-type="float" office:value="1771046" table:style-name="ce1">
            <text:p>1771046</text:p>
          </table:table-cell>
          <table:table-cell office:value-type="float" office:value="1236213" table:style-name="ce1">
            <text:p>1236213</text:p>
          </table:table-cell>
          <table:table-cell office:value-type="float" office:value="201.61" table:style-name="ce1">
            <text:p>201,61</text:p>
          </table:table-cell>
          <table:table-cell office:value-type="float" office:value="199.36" table:style-name="ce1">
            <text:p>199,36</text:p>
          </table:table-cell>
          <table:table-cell office:value-type="float" office:value="2534422" table:style-name="ce1">
            <text:p>2534422</text:p>
          </table:table-cell>
          <table:table-cell office:value-type="float" office:value="653682" table:style-name="ce1">
            <text:p>653682</text:p>
          </table:table-cell>
          <table:table-cell office:value-type="float" office:value="173.34" table:style-name="ce1">
            <text:p>173,34</text:p>
          </table:table-cell>
          <table:table-cell office:value-type="float" office:value="171.1" table:style-name="ce1">
            <text:p>171,1</text:p>
          </table:table-cell>
          <table:table-cell office:value-type="float" office:value="1210352" table:style-name="ce1">
            <text:p>1210352</text:p>
          </table:table-cell>
          <table:table-cell office:value-type="float" office:value="586543" table:style-name="ce1">
            <text:p>586543</text:p>
          </table:table-cell>
          <table:table-cell office:value-type="float" office:value="250.22" table:style-name="ce1">
            <text:p>250,22</text:p>
          </table:table-cell>
          <table:table-cell office:value-type="float" office:value="247.67" table:style-name="ce1">
            <text:p>247,67</text:p>
          </table:table-cell>
          <table:table-cell office:value-type="float" office:value="1046563" table:style-name="ce1">
            <text:p>1046563</text:p>
          </table:table-cell>
          <table:table-cell office:value-type="float" office:value="693907" table:style-name="ce1">
            <text:p>693907</text:p>
          </table:table-cell>
          <table:table-cell office:value-type="float" office:value="1545.27" table:style-name="ce1">
            <text:p>1545,27</text:p>
          </table:table-cell>
          <table:table-cell office:value-type="float" office:value="1542.89" table:style-name="ce1">
            <text:p>1542,89</text:p>
          </table:table-cell>
          <table:table-cell office:value-type="float" office:value="5370116" table:style-name="ce1">
            <text:p>5370116</text:p>
          </table:table-cell>
          <table:table-cell office:value-type="float" office:value="3919755" table:style-name="ce1">
            <text:p>3919755</text:p>
          </table:table-cell>
          <table:table-cell office:value-type="float" office:value="66.02" table:style-name="ce1">
            <text:p>66,02</text:p>
          </table:table-cell>
          <table:table-cell office:value-type="float" office:value="63.65" table:style-name="ce1">
            <text:p>63,65</text:p>
          </table:table-cell>
          <table:table-cell office:value-type="float" office:value="989073" table:style-name="ce1">
            <text:p>989073</text:p>
          </table:table-cell>
          <table:table-cell office:value-type="float" office:value="223606" table:style-name="ce1">
            <text:p>223606</text:p>
          </table:table-cell>
          <table:table-cell office:value-type="float" office:value="231.08" table:style-name="ce1">
            <text:p>231,08</text:p>
          </table:table-cell>
          <table:table-cell office:value-type="float" office:value="228.91" table:style-name="ce1">
            <text:p>228,91</text:p>
          </table:table-cell>
          <table:table-cell office:value-type="float" office:value="2490033" table:style-name="ce1">
            <text:p>2490033</text:p>
          </table:table-cell>
          <table:table-cell office:value-type="float" office:value="715591" table:style-name="ce1">
            <text:p>715591</text:p>
          </table:table-cell>
          <table:table-cell office:value-type="float" office:value="24.57" table:style-name="ce2">
            <text:p>24,57</text:p>
          </table:table-cell>
          <table:table-cell office:value-type="float" office:value="22.11" table:style-name="ce2">
            <text:p>22,11</text:p>
          </table:table-cell>
          <table:table-cell office:value-type="float" office:value="319117" table:style-name="ce2">
            <text:p>319117</text:p>
          </table:table-cell>
          <table:table-cell office:value-type="float" office:value="78247" table:style-name="ce2">
            <text:p>7824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77638510" table:style-name="ce3">
            <text:p>77638510</text:p>
          </table:table-cell>
          <table:table-cell office:value-type="float" office:value="29794196" table:style-name="ce3">
            <text:p>29794196</text:p>
          </table:table-cell>
          <table:table-cell office:value-type="float" office:value="839.27" table:style-name="ce1">
            <text:p>839,27</text:p>
          </table:table-cell>
          <table:table-cell office:value-type="float" office:value="830.79" table:style-name="ce1">
            <text:p>830,79</text:p>
          </table:table-cell>
          <table:table-cell office:value-type="float" office:value="5777018" table:style-name="ce1">
            <text:p>5777018</text:p>
          </table:table-cell>
          <table:table-cell office:value-type="float" office:value="1528551" table:style-name="ce1">
            <text:p>1528551</text:p>
          </table:table-cell>
          <table:table-cell office:value-type="float" office:value="365.55" table:style-name="ce1">
            <text:p>365,55</text:p>
          </table:table-cell>
          <table:table-cell office:value-type="float" office:value="355.3" table:style-name="ce1">
            <text:p>355,3</text:p>
          </table:table-cell>
          <table:table-cell office:value-type="float" office:value="28347945" table:style-name="ce1">
            <text:p>28347945</text:p>
          </table:table-cell>
          <table:table-cell office:value-type="float" office:value="351816" table:style-name="ce1">
            <text:p>351816</text:p>
          </table:table-cell>
          <table:table-cell office:value-type="float" office:value="69.16" table:style-name="ce1">
            <text:p>69,16</text:p>
          </table:table-cell>
          <table:table-cell office:value-type="float" office:value="66.87" table:style-name="ce1">
            <text:p>66,87</text:p>
          </table:table-cell>
          <table:table-cell office:value-type="float" office:value="954335" table:style-name="ce1">
            <text:p>954335</text:p>
          </table:table-cell>
          <table:table-cell office:value-type="float" office:value="226291" table:style-name="ce1">
            <text:p>226291</text:p>
          </table:table-cell>
          <table:table-cell office:value-type="float" office:value="24.57" table:formula="of:=MIN([.$B56];[.$F56];[.$J56];[.$N56];[.$R56];[.$V56];[.$Z56];[.$AD56];[.$AH56];[.$AL56];[.$AP56];[.$AT56];[.$AX56];[.$BB56];[.$BF56])" table:style-name="ce1">
            <text:p>24,57</text:p>
          </table:table-cell>
          <table:table-cell office:value-type="float" office:value="22.11" table:formula="of:=MIN([.$C56];[.$G56];[.$K56];[.$O56];[.$S56];[.$W56];[.$AA56];[.$AE56];[.$AI56];[.$AM56];[.$AQ56];[.$AU56];[.$AY56];[.$BC56];[.$BG56])" table:style-name="ce1">
            <text:p>22,11</text:p>
          </table:table-cell>
          <table:table-cell office:value-type="float" office:value="319117" table:formula="of:=MIN([.$D56];[.$H56];[.$L56];[.$P56];[.$T56];[.$X56];[.$AB56];[.$AF56];[.$AJ56];[.$AN56];[.$AR56];[.$AV56];[.$AZ56];[.$BD56];[.$BH56])" table:style-name="ce1">
            <text:p>319117</text:p>
          </table:table-cell>
          <table:table-cell office:value-type="float" office:value="78247" table:formula="of:=MIN([.$E56];[.$I56];[.$M56];[.$Q56];[.$U56];[.$Y56];[.$AC56];[.$AG56];[.$AK56];[.$AO56];[.$AS56];[.$AW56];[.$BA56];[.$BE56];[.$BI56])" table:style-name="ce1">
            <text:p>78247</text:p>
          </table:table-cell>
          <table:table-cell office:value-type="float" office:value="231.08" table:formula="of:=MEDIAN([.$B56];[.$F56];[.$J56];[.$N56];[.$R56];[.$V56];[.$Z56];[.$AD56];[.$AH56];[.$AL56];[.$AP56];[.$AT56];[.$AX56];[.$BB56];[.$BF56])" table:style-name="ce1">
            <text:p>231,08</text:p>
          </table:table-cell>
          <table:table-cell office:value-type="float" office:value="228.91" table:formula="of:=MEDIAN([.$C56];[.$G56];[.$K56];[.$O56];[.$S56];[.$W56];[.$AA56];[.$AE56];[.$AI56];[.$AM56];[.$AQ56];[.$AU56];[.$AY56];[.$BC56];[.$BG56])" table:style-name="ce1">
            <text:p>228,91</text:p>
          </table:table-cell>
          <table:table-cell office:value-type="float" office:value="2490033" table:formula="of:=MEDIAN([.$D56];[.$H56];[.$L56];[.$P56];[.$T56];[.$X56];[.$AB56];[.$AF56];[.$AJ56];[.$AN56];[.$AR56];[.$AV56];[.$AZ56];[.$BD56];[.$BH56])" table:style-name="ce1">
            <text:p>2490033</text:p>
          </table:table-cell>
          <table:table-cell office:value-type="float" office:value="653682" table:formula="of:=MEDIAN([.$E56];[.$I56];[.$M56];[.$Q56];[.$U56];[.$Y56];[.$AC56];[.$AG56];[.$AK56];[.$AO56];[.$AS56];[.$AW56];[.$BA56];[.$BE56];[.$BI56])" table:style-name="ce1">
            <text:p>653682</text:p>
          </table:table-cell>
          <table:table-cell office:value-type="float" office:value="21600" table:formula="of:=MAX([.$B56];[.$F56];[.$J56];[.$N56];[.$R56];[.$V56];[.$Z56];[.$AD56];[.$AH56];[.$AL56];[.$AP56];[.$AT56];[.$AX56];[.$BB56];[.$BF56])" table:style-name="ce1">
            <text:p>21600</text:p>
          </table:table-cell>
          <table:table-cell office:value-type="float" office:value="21600" table:formula="of:=MAX([.$C56];[.$G56];[.$K56];[.$O56];[.$S56];[.$W56];[.$AA56];[.$AE56];[.$AI56];[.$AM56];[.$AQ56];[.$AU56];[.$AY56];[.$BC56];[.$BG56])" table:style-name="ce1">
            <text:p>21600</text:p>
          </table:table-cell>
          <table:table-cell office:value-type="float" office:value="77638510" table:formula="of:=MAX([.$D56];[.$H56];[.$L56];[.$P56];[.$T56];[.$X56];[.$AB56];[.$AF56];[.$AJ56];[.$AN56];[.$AR56];[.$AV56];[.$AZ56];[.$BD56];[.$BH56])" table:style-name="ce1">
            <text:p>77638510</text:p>
          </table:table-cell>
          <table:table-cell office:value-type="float" office:value="29794196" table:formula="of:=MAX([.$E56];[.$I56];[.$M56];[.$Q56];[.$U56];[.$Y56];[.$AC56];[.$AG56];[.$AK56];[.$AO56];[.$AS56];[.$AW56];[.$BA56];[.$BE56];[.$BI56])" table:style-name="ce1">
            <text:p>2979419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30_c55.lp</text:p>
          </table:table-cell>
          <table:table-cell office:value-type="float" office:value="3.45" table:style-name="ce1">
            <text:p>3,45</text:p>
          </table:table-cell>
          <table:table-cell office:value-type="float" office:value="1.06" table:style-name="ce2">
            <text:p>1,06</text:p>
          </table:table-cell>
          <table:table-cell office:value-type="float" office:value="13621" table:style-name="ce2">
            <text:p>13621</text:p>
          </table:table-cell>
          <table:table-cell office:value-type="float" office:value="3864" table:style-name="ce1">
            <text:p>3864</text:p>
          </table:table-cell>
          <table:table-cell office:value-type="float" office:value="9.44" table:style-name="ce1">
            <text:p>9,44</text:p>
          </table:table-cell>
          <table:table-cell office:value-type="float" office:value="6.77" table:style-name="ce1">
            <text:p>6,77</text:p>
          </table:table-cell>
          <table:table-cell office:value-type="float" office:value="82076" table:style-name="ce1">
            <text:p>82076</text:p>
          </table:table-cell>
          <table:table-cell office:value-type="float" office:value="20445" table:style-name="ce1">
            <text:p>20445</text:p>
          </table:table-cell>
          <table:table-cell office:value-type="float" office:value="4.62" table:style-name="ce1">
            <text:p>4,62</text:p>
          </table:table-cell>
          <table:table-cell office:value-type="float" office:value="2.04" table:style-name="ce1">
            <text:p>2,04</text:p>
          </table:table-cell>
          <table:table-cell office:value-type="float" office:value="43959" table:style-name="ce1">
            <text:p>43959</text:p>
          </table:table-cell>
          <table:table-cell office:value-type="float" office:value="6592" table:style-name="ce1">
            <text:p>6592</text:p>
          </table:table-cell>
          <table:table-cell office:value-type="float" office:value="3.2" table:style-name="ce2">
            <text:p>3,2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8618" table:style-name="ce1">
            <text:p>18618</text:p>
          </table:table-cell>
          <table:table-cell office:value-type="float" office:value="4443" table:style-name="ce1">
            <text:p>4443</text:p>
          </table:table-cell>
          <table:table-cell office:value-type="float" office:value="6.96" table:style-name="ce1">
            <text:p>6,96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97051" table:style-name="ce1">
            <text:p>97051</text:p>
          </table:table-cell>
          <table:table-cell office:value-type="float" office:value="14937" table:style-name="ce1">
            <text:p>14937</text:p>
          </table:table-cell>
          <table:table-cell office:value-type="float" office:value="3.47" table:style-name="ce1">
            <text:p>3,47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8196" table:style-name="ce1">
            <text:p>18196</text:p>
          </table:table-cell>
          <table:table-cell office:value-type="float" office:value="3026" table:style-name="ce1">
            <text:p>3026</text:p>
          </table:table-cell>
          <table:table-cell office:value-type="float" office:value="10.74" table:style-name="ce1">
            <text:p>10,74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51200" table:style-name="ce1">
            <text:p>51200</text:p>
          </table:table-cell>
          <table:table-cell office:value-type="float" office:value="24770" table:style-name="ce1">
            <text:p>24770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09514" table:style-name="ce1">
            <text:p>109514</text:p>
          </table:table-cell>
          <table:table-cell office:value-type="float" office:value="57397" table:style-name="ce1">
            <text:p>57397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.4" table:style-name="ce1">
            <text:p>2,4</text:p>
          </table:table-cell>
          <table:table-cell office:value-type="float" office:value="55609" table:style-name="ce1">
            <text:p>55609</text:p>
          </table:table-cell>
          <table:table-cell office:value-type="float" office:value="7681" table:style-name="ce1">
            <text:p>7681</text:p>
          </table:table-cell>
          <table:table-cell office:value-type="float" office:value="4.21" table:style-name="ce1">
            <text:p>4,21</text:p>
          </table:table-cell>
          <table:table-cell office:value-type="float" office:value="1.61" table:style-name="ce1">
            <text:p>1,61</text:p>
          </table:table-cell>
          <table:table-cell office:value-type="float" office:value="29876" table:style-name="ce1">
            <text:p>29876</text:p>
          </table:table-cell>
          <table:table-cell office:value-type="float" office:value="4633" table:style-name="ce1">
            <text:p>4633</text:p>
          </table:table-cell>
          <table:table-cell office:value-type="float" office:value="5.91" table:style-name="ce1">
            <text:p>5,91</text:p>
          </table:table-cell>
          <table:table-cell office:value-type="float" office:value="3.38" table:style-name="ce1">
            <text:p>3,38</text:p>
          </table:table-cell>
          <table:table-cell office:value-type="float" office:value="36281" table:style-name="ce1">
            <text:p>36281</text:p>
          </table:table-cell>
          <table:table-cell office:value-type="float" office:value="10965" table:style-name="ce1">
            <text:p>10965</text:p>
          </table:table-cell>
          <table:table-cell office:value-type="float" office:value="305.44" table:style-name="ce3">
            <text:p>305,44</text:p>
          </table:table-cell>
          <table:table-cell office:value-type="float" office:value="302.94" table:style-name="ce3">
            <text:p>302,94</text:p>
          </table:table-cell>
          <table:table-cell office:value-type="float" office:value="2845787" table:style-name="ce3">
            <text:p>2845787</text:p>
          </table:table-cell>
          <table:table-cell office:value-type="float" office:value="690783" table:style-name="ce3">
            <text:p>690783</text:p>
          </table:table-cell>
          <table:table-cell office:value-type="float" office:value="12.7" table:style-name="ce1">
            <text:p>12,7</text:p>
          </table:table-cell>
          <table:table-cell office:value-type="float" office:value="4.24" table:style-name="ce1">
            <text:p>4,24</text:p>
          </table:table-cell>
          <table:table-cell office:value-type="float" office:value="22634" table:style-name="ce1">
            <text:p>22634</text:p>
          </table:table-cell>
          <table:table-cell office:value-type="float" office:value="7787" table:style-name="ce1">
            <text:p>7787</text:p>
          </table:table-cell>
          <table:table-cell office:value-type="float" office:value="12.7" table:style-name="ce1">
            <text:p>12,7</text:p>
          </table:table-cell>
          <table:table-cell office:value-type="float" office:value="1.54" table:style-name="ce1">
            <text:p>1,54</text:p>
          </table:table-cell>
          <table:table-cell office:value-type="float" office:value="43256" table:style-name="ce1">
            <text:p>43256</text:p>
          </table:table-cell>
          <table:table-cell office:value-type="float" office:value="2289" table:style-name="ce2">
            <text:p>2289</text:p>
          </table:table-cell>
          <table:table-cell office:value-type="float" office:value="4.18" table:style-name="ce1">
            <text:p>4,18</text:p>
          </table:table-cell>
          <table:table-cell office:value-type="float" office:value="1.73" table:style-name="ce1">
            <text:p>1,73</text:p>
          </table:table-cell>
          <table:table-cell office:value-type="float" office:value="19158" table:style-name="ce1">
            <text:p>19158</text:p>
          </table:table-cell>
          <table:table-cell office:value-type="float" office:value="4764" table:style-name="ce1">
            <text:p>4764</text:p>
          </table:table-cell>
          <table:table-cell office:value-type="float" office:value="3.2" table:formula="of:=MIN([.$B57];[.$F57];[.$J57];[.$N57];[.$R57];[.$V57];[.$Z57];[.$AD57];[.$AH57];[.$AL57];[.$AP57];[.$AT57];[.$AX57];[.$BB57];[.$BF57])" table:style-name="ce1">
            <text:p>3,2</text:p>
          </table:table-cell>
          <table:table-cell office:value-type="float" office:value="1.06" table:formula="of:=MIN([.$C57];[.$G57];[.$K57];[.$O57];[.$S57];[.$W57];[.$AA57];[.$AE57];[.$AI57];[.$AM57];[.$AQ57];[.$AU57];[.$AY57];[.$BC57];[.$BG57])" table:style-name="ce1">
            <text:p>1,06</text:p>
          </table:table-cell>
          <table:table-cell office:value-type="float" office:value="13621" table:formula="of:=MIN([.$D57];[.$H57];[.$L57];[.$P57];[.$T57];[.$X57];[.$AB57];[.$AF57];[.$AJ57];[.$AN57];[.$AR57];[.$AV57];[.$AZ57];[.$BD57];[.$BH57])" table:style-name="ce1">
            <text:p>13621</text:p>
          </table:table-cell>
          <table:table-cell office:value-type="float" office:value="2289" table:formula="of:=MIN([.$E57];[.$I57];[.$M57];[.$Q57];[.$U57];[.$Y57];[.$AC57];[.$AG57];[.$AK57];[.$AO57];[.$AS57];[.$AW57];[.$BA57];[.$BE57];[.$BI57])" table:style-name="ce1">
            <text:p>2289</text:p>
          </table:table-cell>
          <table:table-cell office:value-type="float" office:value="5.91" table:formula="of:=MEDIAN([.$B57];[.$F57];[.$J57];[.$N57];[.$R57];[.$V57];[.$Z57];[.$AD57];[.$AH57];[.$AL57];[.$AP57];[.$AT57];[.$AX57];[.$BB57];[.$BF57])" table:style-name="ce1">
            <text:p>5,91</text:p>
          </table:table-cell>
          <table:table-cell office:value-type="float" office:value="2.4" table:formula="of:=MEDIAN([.$C57];[.$G57];[.$K57];[.$O57];[.$S57];[.$W57];[.$AA57];[.$AE57];[.$AI57];[.$AM57];[.$AQ57];[.$AU57];[.$AY57];[.$BC57];[.$BG57])" table:style-name="ce1">
            <text:p>2,4</text:p>
          </table:table-cell>
          <table:table-cell office:value-type="float" office:value="43256" table:formula="of:=MEDIAN([.$D57];[.$H57];[.$L57];[.$P57];[.$T57];[.$X57];[.$AB57];[.$AF57];[.$AJ57];[.$AN57];[.$AR57];[.$AV57];[.$AZ57];[.$BD57];[.$BH57])" table:style-name="ce1">
            <text:p>43256</text:p>
          </table:table-cell>
          <table:table-cell office:value-type="float" office:value="7681" table:formula="of:=MEDIAN([.$E57];[.$I57];[.$M57];[.$Q57];[.$U57];[.$Y57];[.$AC57];[.$AG57];[.$AK57];[.$AO57];[.$AS57];[.$AW57];[.$BA57];[.$BE57];[.$BI57])" table:style-name="ce1">
            <text:p>7681</text:p>
          </table:table-cell>
          <table:table-cell office:value-type="float" office:value="305.44" table:formula="of:=MAX([.$B57];[.$F57];[.$J57];[.$N57];[.$R57];[.$V57];[.$Z57];[.$AD57];[.$AH57];[.$AL57];[.$AP57];[.$AT57];[.$AX57];[.$BB57];[.$BF57])" table:style-name="ce1">
            <text:p>305,44</text:p>
          </table:table-cell>
          <table:table-cell office:value-type="float" office:value="302.94" table:formula="of:=MAX([.$C57];[.$G57];[.$K57];[.$O57];[.$S57];[.$W57];[.$AA57];[.$AE57];[.$AI57];[.$AM57];[.$AQ57];[.$AU57];[.$AY57];[.$BC57];[.$BG57])" table:style-name="ce1">
            <text:p>302,94</text:p>
          </table:table-cell>
          <table:table-cell office:value-type="float" office:value="2845787" table:formula="of:=MAX([.$D57];[.$H57];[.$L57];[.$P57];[.$T57];[.$X57];[.$AB57];[.$AF57];[.$AJ57];[.$AN57];[.$AR57];[.$AV57];[.$AZ57];[.$BD57];[.$BH57])" table:style-name="ce1">
            <text:p>2845787</text:p>
          </table:table-cell>
          <table:table-cell office:value-type="float" office:value="690783" table:formula="of:=MAX([.$E57];[.$I57];[.$M57];[.$Q57];[.$U57];[.$Y57];[.$AC57];[.$AG57];[.$AK57];[.$AO57];[.$AS57];[.$AW57];[.$BA57];[.$BE57];[.$BI57])" table:style-name="ce1">
            <text:p>69078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30_c65.lp</text:p>
          </table:table-cell>
          <table:table-cell office:value-type="float" office:value="5.81" table:style-name="ce1">
            <text:p>5,81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29280" table:style-name="ce1">
            <text:p>29280</text:p>
          </table:table-cell>
          <table:table-cell office:value-type="float" office:value="6667" table:style-name="ce1">
            <text:p>6667</text:p>
          </table:table-cell>
          <table:table-cell office:value-type="float" office:value="9.43" table:style-name="ce1">
            <text:p>9,43</text:p>
          </table:table-cell>
          <table:table-cell office:value-type="float" office:value="5.44" table:style-name="ce1">
            <text:p>5,44</text:p>
          </table:table-cell>
          <table:table-cell office:value-type="float" office:value="25167" table:style-name="ce1">
            <text:p>25167</text:p>
          </table:table-cell>
          <table:table-cell office:value-type="float" office:value="11779" table:style-name="ce1">
            <text:p>11779</text:p>
          </table:table-cell>
          <table:table-cell office:value-type="float" office:value="4.34" table:style-name="ce2">
            <text:p>4,34</text:p>
          </table:table-cell>
          <table:table-cell office:value-type="float" office:value="0.48" table:style-name="ce2">
            <text:p>0,48</text:p>
          </table:table-cell>
          <table:table-cell office:value-type="float" office:value="14673" table:style-name="ce2">
            <text:p>14673</text:p>
          </table:table-cell>
          <table:table-cell office:value-type="float" office:value="1025" table:style-name="ce2">
            <text:p>1025</text:p>
          </table:table-cell>
          <table:table-cell office:value-type="float" office:value="8.4" table:style-name="ce1">
            <text:p>8,4</text:p>
          </table:table-cell>
          <table:table-cell office:value-type="float" office:value="5.14" table:style-name="ce1">
            <text:p>5,14</text:p>
          </table:table-cell>
          <table:table-cell office:value-type="float" office:value="37423" table:style-name="ce1">
            <text:p>37423</text:p>
          </table:table-cell>
          <table:table-cell office:value-type="float" office:value="15336" table:style-name="ce1">
            <text:p>15336</text:p>
          </table:table-cell>
          <table:table-cell office:value-type="float" office:value="5.57" table:style-name="ce1">
            <text:p>5,57</text:p>
          </table:table-cell>
          <table:table-cell office:value-type="float" office:value="2.11" table:style-name="ce1">
            <text:p>2,11</text:p>
          </table:table-cell>
          <table:table-cell office:value-type="float" office:value="23517" table:style-name="ce1">
            <text:p>23517</text:p>
          </table:table-cell>
          <table:table-cell office:value-type="float" office:value="5178" table:style-name="ce1">
            <text:p>5178</text:p>
          </table:table-cell>
          <table:table-cell office:value-type="float" office:value="10.62" table:style-name="ce1">
            <text:p>10,62</text:p>
          </table:table-cell>
          <table:table-cell office:value-type="float" office:value="6.91" table:style-name="ce1">
            <text:p>6,91</text:p>
          </table:table-cell>
          <table:table-cell office:value-type="float" office:value="73627" table:style-name="ce1">
            <text:p>73627</text:p>
          </table:table-cell>
          <table:table-cell office:value-type="float" office:value="15816" table:style-name="ce1">
            <text:p>15816</text:p>
          </table:table-cell>
          <table:table-cell office:value-type="float" office:value="10.09" table:style-name="ce1">
            <text:p>10,09</text:p>
          </table:table-cell>
          <table:table-cell office:value-type="float" office:value="6.04" table:style-name="ce1">
            <text:p>6,04</text:p>
          </table:table-cell>
          <table:table-cell office:value-type="float" office:value="23935" table:style-name="ce1">
            <text:p>23935</text:p>
          </table:table-cell>
          <table:table-cell office:value-type="float" office:value="12310" table:style-name="ce1">
            <text:p>12310</text:p>
          </table:table-cell>
          <table:table-cell office:value-type="float" office:value="13.18" table:style-name="ce1">
            <text:p>13,18</text:p>
          </table:table-cell>
          <table:table-cell office:value-type="float" office:value="9.58" table:style-name="ce1">
            <text:p>9,58</text:p>
          </table:table-cell>
          <table:table-cell office:value-type="float" office:value="39263" table:style-name="ce1">
            <text:p>39263</text:p>
          </table:table-cell>
          <table:table-cell office:value-type="float" office:value="23122" table:style-name="ce1">
            <text:p>23122</text:p>
          </table:table-cell>
          <table:table-cell office:value-type="float" office:value="13.7" table:style-name="ce1">
            <text:p>13,7</text:p>
          </table:table-cell>
          <table:table-cell office:value-type="float" office:value="9.74" table:style-name="ce1">
            <text:p>9,74</text:p>
          </table:table-cell>
          <table:table-cell office:value-type="float" office:value="99296" table:style-name="ce1">
            <text:p>99296</text:p>
          </table:table-cell>
          <table:table-cell office:value-type="float" office:value="24256" table:style-name="ce1">
            <text:p>24256</text:p>
          </table:table-cell>
          <table:table-cell office:value-type="float" office:value="15.12" table:style-name="ce1">
            <text:p>15,12</text:p>
          </table:table-cell>
          <table:table-cell office:value-type="float" office:value="11.17" table:style-name="ce1">
            <text:p>11,17</text:p>
          </table:table-cell>
          <table:table-cell office:value-type="float" office:value="75013" table:style-name="ce1">
            <text:p>75013</text:p>
          </table:table-cell>
          <table:table-cell office:value-type="float" office:value="29424" table:style-name="ce1">
            <text:p>29424</text:p>
          </table:table-cell>
          <table:table-cell office:value-type="float" office:value="5.17" table:style-name="ce1">
            <text:p>5,17</text:p>
          </table:table-cell>
          <table:table-cell office:value-type="float" office:value="1.4" table:style-name="ce1">
            <text:p>1,4</text:p>
          </table:table-cell>
          <table:table-cell office:value-type="float" office:value="15076" table:style-name="ce1">
            <text:p>15076</text:p>
          </table:table-cell>
          <table:table-cell office:value-type="float" office:value="2562" table:style-name="ce1">
            <text:p>2562</text:p>
          </table:table-cell>
          <table:table-cell office:value-type="float" office:value="142.02000000000001" table:style-name="ce3">
            <text:p>142,02</text:p>
          </table:table-cell>
          <table:table-cell office:value-type="float" office:value="138.63999999999999" table:style-name="ce3">
            <text:p>138,64</text:p>
          </table:table-cell>
          <table:table-cell office:value-type="float" office:value="1694314" table:style-name="ce3">
            <text:p>1694314</text:p>
          </table:table-cell>
          <table:table-cell office:value-type="float" office:value="228164" table:style-name="ce3">
            <text:p>228164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5.2" table:style-name="ce1">
            <text:p>5,2</text:p>
          </table:table-cell>
          <table:table-cell office:value-type="float" office:value="18433" table:style-name="ce1">
            <text:p>18433</text:p>
          </table:table-cell>
          <table:table-cell office:value-type="float" office:value="5540" table:style-name="ce1">
            <text:p>5540</text:p>
          </table:table-cell>
          <table:table-cell office:value-type="float" office:value="25.86" table:style-name="ce1">
            <text:p>25,86</text:p>
          </table:table-cell>
          <table:table-cell office:value-type="float" office:value="8.93" table:style-name="ce1">
            <text:p>8,93</text:p>
          </table:table-cell>
          <table:table-cell office:value-type="float" office:value="224291" table:style-name="ce1">
            <text:p>224291</text:p>
          </table:table-cell>
          <table:table-cell office:value-type="float" office:value="11292" table:style-name="ce1">
            <text:p>11292</text:p>
          </table:table-cell>
          <table:table-cell office:value-type="float" office:value="6.09" table:style-name="ce1">
            <text:p>6,09</text:p>
          </table:table-cell>
          <table:table-cell office:value-type="float" office:value="2.39" table:style-name="ce1">
            <text:p>2,39</text:p>
          </table:table-cell>
          <table:table-cell office:value-type="float" office:value="26183" table:style-name="ce1">
            <text:p>26183</text:p>
          </table:table-cell>
          <table:table-cell office:value-type="float" office:value="4507" table:style-name="ce1">
            <text:p>4507</text:p>
          </table:table-cell>
          <table:table-cell office:value-type="float" office:value="4.34" table:formula="of:=MIN([.$B58];[.$F58];[.$J58];[.$N58];[.$R58];[.$V58];[.$Z58];[.$AD58];[.$AH58];[.$AL58];[.$AP58];[.$AT58];[.$AX58];[.$BB58];[.$BF58])" table:style-name="ce1">
            <text:p>4,34</text:p>
          </table:table-cell>
          <table:table-cell office:value-type="float" office:value="0.48" table:formula="of:=MIN([.$C58];[.$G58];[.$K58];[.$O58];[.$S58];[.$W58];[.$AA58];[.$AE58];[.$AI58];[.$AM58];[.$AQ58];[.$AU58];[.$AY58];[.$BC58];[.$BG58])" table:style-name="ce1">
            <text:p>0,48</text:p>
          </table:table-cell>
          <table:table-cell office:value-type="float" office:value="14673" table:formula="of:=MIN([.$D58];[.$H58];[.$L58];[.$P58];[.$T58];[.$X58];[.$AB58];[.$AF58];[.$AJ58];[.$AN58];[.$AR58];[.$AV58];[.$AZ58];[.$BD58];[.$BH58])" table:style-name="ce1">
            <text:p>14673</text:p>
          </table:table-cell>
          <table:table-cell office:value-type="float" office:value="1025" table:formula="of:=MIN([.$E58];[.$I58];[.$M58];[.$Q58];[.$U58];[.$Y58];[.$AC58];[.$AG58];[.$AK58];[.$AO58];[.$AS58];[.$AW58];[.$BA58];[.$BE58];[.$BI58])" table:style-name="ce1">
            <text:p>1025</text:p>
          </table:table-cell>
          <table:table-cell office:value-type="float" office:value="10.09" table:formula="of:=MEDIAN([.$B58];[.$F58];[.$J58];[.$N58];[.$R58];[.$V58];[.$Z58];[.$AD58];[.$AH58];[.$AL58];[.$AP58];[.$AT58];[.$AX58];[.$BB58];[.$BF58])" table:style-name="ce1">
            <text:p>10,09</text:p>
          </table:table-cell>
          <table:table-cell office:value-type="float" office:value="5.44" table:formula="of:=MEDIAN([.$C58];[.$G58];[.$K58];[.$O58];[.$S58];[.$W58];[.$AA58];[.$AE58];[.$AI58];[.$AM58];[.$AQ58];[.$AU58];[.$AY58];[.$BC58];[.$BG58])" table:style-name="ce1">
            <text:p>5,44</text:p>
          </table:table-cell>
          <table:table-cell office:value-type="float" office:value="29280" table:formula="of:=MEDIAN([.$D58];[.$H58];[.$L58];[.$P58];[.$T58];[.$X58];[.$AB58];[.$AF58];[.$AJ58];[.$AN58];[.$AR58];[.$AV58];[.$AZ58];[.$BD58];[.$BH58])" table:style-name="ce1">
            <text:p>29280</text:p>
          </table:table-cell>
          <table:table-cell office:value-type="float" office:value="11779" table:formula="of:=MEDIAN([.$E58];[.$I58];[.$M58];[.$Q58];[.$U58];[.$Y58];[.$AC58];[.$AG58];[.$AK58];[.$AO58];[.$AS58];[.$AW58];[.$BA58];[.$BE58];[.$BI58])" table:style-name="ce1">
            <text:p>11779</text:p>
          </table:table-cell>
          <table:table-cell office:value-type="float" office:value="142.02000000000001" table:formula="of:=MAX([.$B58];[.$F58];[.$J58];[.$N58];[.$R58];[.$V58];[.$Z58];[.$AD58];[.$AH58];[.$AL58];[.$AP58];[.$AT58];[.$AX58];[.$BB58];[.$BF58])" table:style-name="ce1">
            <text:p>142,02</text:p>
          </table:table-cell>
          <table:table-cell office:value-type="float" office:value="138.63999999999999" table:formula="of:=MAX([.$C58];[.$G58];[.$K58];[.$O58];[.$S58];[.$W58];[.$AA58];[.$AE58];[.$AI58];[.$AM58];[.$AQ58];[.$AU58];[.$AY58];[.$BC58];[.$BG58])" table:style-name="ce1">
            <text:p>138,64</text:p>
          </table:table-cell>
          <table:table-cell office:value-type="float" office:value="1694314" table:formula="of:=MAX([.$D58];[.$H58];[.$L58];[.$P58];[.$T58];[.$X58];[.$AB58];[.$AF58];[.$AJ58];[.$AN58];[.$AR58];[.$AV58];[.$AZ58];[.$BD58];[.$BH58])" table:style-name="ce1">
            <text:p>1694314</text:p>
          </table:table-cell>
          <table:table-cell office:value-type="float" office:value="228164" table:formula="of:=MAX([.$E58];[.$I58];[.$M58];[.$Q58];[.$U58];[.$Y58];[.$AC58];[.$AG58];[.$AK58];[.$AO58];[.$AS58];[.$AW58];[.$BA58];[.$BE58];[.$BI58])" table:style-name="ce1">
            <text:p>22816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35_c55.lp</text:p>
          </table:table-cell>
          <table:table-cell office:value-type="float" office:value="575.36" table:style-name="ce1">
            <text:p>575,36</text:p>
          </table:table-cell>
          <table:table-cell office:value-type="float" office:value="572.41" table:style-name="ce1">
            <text:p>572,41</text:p>
          </table:table-cell>
          <table:table-cell office:value-type="float" office:value="2719732" table:style-name="ce1">
            <text:p>2719732</text:p>
          </table:table-cell>
          <table:table-cell office:value-type="float" office:value="1937407" table:style-name="ce1">
            <text:p>1937407</text:p>
          </table:table-cell>
          <table:table-cell office:value-type="float" office:value="550.64" table:style-name="ce1">
            <text:p>550,64</text:p>
          </table:table-cell>
          <table:table-cell office:value-type="float" office:value="548.16999999999996" table:style-name="ce1">
            <text:p>548,17</text:p>
          </table:table-cell>
          <table:table-cell office:value-type="float" office:value="2630466" table:style-name="ce1">
            <text:p>2630466</text:p>
          </table:table-cell>
          <table:table-cell office:value-type="float" office:value="1960739" table:style-name="ce1">
            <text:p>1960739</text:p>
          </table:table-cell>
          <table:table-cell office:value-type="float" office:value="311.7" table:style-name="ce1">
            <text:p>311,7</text:p>
          </table:table-cell>
          <table:table-cell office:value-type="float" office:value="308.85000000000002" table:style-name="ce1">
            <text:p>308,85</text:p>
          </table:table-cell>
          <table:table-cell office:value-type="float" office:value="3477437" table:style-name="ce1">
            <text:p>3477437</text:p>
          </table:table-cell>
          <table:table-cell office:value-type="float" office:value="1007585" table:style-name="ce1">
            <text:p>1007585</text:p>
          </table:table-cell>
          <table:table-cell office:value-type="float" office:value="300.10000000000002" table:style-name="ce1">
            <text:p>300,1</text:p>
          </table:table-cell>
          <table:table-cell office:value-type="float" office:value="297.36" table:style-name="ce1">
            <text:p>297,36</text:p>
          </table:table-cell>
          <table:table-cell office:value-type="float" office:value="1441596" table:style-name="ce2">
            <text:p>1441596</text:p>
          </table:table-cell>
          <table:table-cell office:value-type="float" office:value="1059007" table:style-name="ce1">
            <text:p>1059007</text:p>
          </table:table-cell>
          <table:table-cell office:value-type="float" office:value="201.13" table:style-name="ce1">
            <text:p>201,13</text:p>
          </table:table-cell>
          <table:table-cell office:value-type="float" office:value="198.46" table:style-name="ce1">
            <text:p>198,46</text:p>
          </table:table-cell>
          <table:table-cell office:value-type="float" office:value="2300076" table:style-name="ce1">
            <text:p>2300076</text:p>
          </table:table-cell>
          <table:table-cell office:value-type="float" office:value="608674" table:style-name="ce1">
            <text:p>608674</text:p>
          </table:table-cell>
          <table:table-cell office:value-type="float" office:value="1417.49" table:style-name="ce1">
            <text:p>1417,49</text:p>
          </table:table-cell>
          <table:table-cell office:value-type="float" office:value="1414.64" table:style-name="ce1">
            <text:p>1414,64</text:p>
          </table:table-cell>
          <table:table-cell office:value-type="float" office:value="7148297" table:style-name="ce1">
            <text:p>7148297</text:p>
          </table:table-cell>
          <table:table-cell office:value-type="float" office:value="4285099" table:style-name="ce1">
            <text:p>4285099</text:p>
          </table:table-cell>
          <table:table-cell office:value-type="float" office:value="4054.42" table:style-name="ce1">
            <text:p>4054,42</text:p>
          </table:table-cell>
          <table:table-cell office:value-type="float" office:value="4051.39" table:style-name="ce1">
            <text:p>4051,39</text:p>
          </table:table-cell>
          <table:table-cell office:value-type="float" office:value="13974795" table:style-name="ce1">
            <text:p>13974795</text:p>
          </table:table-cell>
          <table:table-cell office:value-type="float" office:value="11215580" table:style-name="ce1">
            <text:p>11215580</text:p>
          </table:table-cell>
          <table:table-cell office:value-type="float" office:value="442.03" table:style-name="ce1">
            <text:p>442,03</text:p>
          </table:table-cell>
          <table:table-cell office:value-type="float" office:value="439.21" table:style-name="ce1">
            <text:p>439,21</text:p>
          </table:table-cell>
          <table:table-cell office:value-type="float" office:value="1999510" table:style-name="ce1">
            <text:p>1999510</text:p>
          </table:table-cell>
          <table:table-cell office:value-type="float" office:value="1493236" table:style-name="ce1">
            <text:p>1493236</text:p>
          </table:table-cell>
          <table:table-cell office:value-type="float" office:value="467.79" table:style-name="ce1">
            <text:p>467,79</text:p>
          </table:table-cell>
          <table:table-cell office:value-type="float" office:value="464.86" table:style-name="ce1">
            <text:p>464,86</text:p>
          </table:table-cell>
          <table:table-cell office:value-type="float" office:value="5187996" table:style-name="ce1">
            <text:p>5187996</text:p>
          </table:table-cell>
          <table:table-cell office:value-type="float" office:value="1446025" table:style-name="ce1">
            <text:p>1446025</text:p>
          </table:table-cell>
          <table:table-cell office:value-type="float" office:value="159.18" table:style-name="ce2">
            <text:p>159,18</text:p>
          </table:table-cell>
          <table:table-cell office:value-type="float" office:value="156.24" table:style-name="ce2">
            <text:p>156,24</text:p>
          </table:table-cell>
          <table:table-cell office:value-type="float" office:value="1681580" table:style-name="ce1">
            <text:p>1681580</text:p>
          </table:table-cell>
          <table:table-cell office:value-type="float" office:value="547165" table:style-name="ce2">
            <text:p>547165</text:p>
          </table:table-cell>
          <table:table-cell office:value-type="float" office:value="455.76" table:style-name="ce1">
            <text:p>455,76</text:p>
          </table:table-cell>
          <table:table-cell office:value-type="float" office:value="452.66" table:style-name="ce1">
            <text:p>452,66</text:p>
          </table:table-cell>
          <table:table-cell office:value-type="float" office:value="3214832" table:style-name="ce1">
            <text:p>3214832</text:p>
          </table:table-cell>
          <table:table-cell office:value-type="float" office:value="1526399" table:style-name="ce1">
            <text:p>1526399</text:p>
          </table:table-cell>
          <table:table-cell office:value-type="float" office:value="7056.95" table:style-name="ce3">
            <text:p>7056,95</text:p>
          </table:table-cell>
          <table:table-cell office:value-type="float" office:value="7054.1" table:style-name="ce3">
            <text:p>7054,1</text:p>
          </table:table-cell>
          <table:table-cell office:value-type="float" office:value="48445775" table:style-name="ce3">
            <text:p>48445775</text:p>
          </table:table-cell>
          <table:table-cell office:value-type="float" office:value="14504488" table:style-name="ce3">
            <text:p>14504488</text:p>
          </table:table-cell>
          <table:table-cell office:value-type="float" office:value="700.15" table:style-name="ce1">
            <text:p>700,15</text:p>
          </table:table-cell>
          <table:table-cell office:value-type="float" office:value="690.94" table:style-name="ce1">
            <text:p>690,94</text:p>
          </table:table-cell>
          <table:table-cell office:value-type="float" office:value="5877320" table:style-name="ce1">
            <text:p>5877320</text:p>
          </table:table-cell>
          <table:table-cell office:value-type="float" office:value="1854759" table:style-name="ce1">
            <text:p>1854759</text:p>
          </table:table-cell>
          <table:table-cell office:value-type="float" office:value="509.73" table:style-name="ce1">
            <text:p>509,73</text:p>
          </table:table-cell>
          <table:table-cell office:value-type="float" office:value="497.03" table:style-name="ce1">
            <text:p>497,03</text:p>
          </table:table-cell>
          <table:table-cell office:value-type="float" office:value="32843440" table:style-name="ce1">
            <text:p>32843440</text:p>
          </table:table-cell>
          <table:table-cell office:value-type="float" office:value="1227934" table:style-name="ce1">
            <text:p>1227934</text:p>
          </table:table-cell>
          <table:table-cell office:value-type="float" office:value="1034.21" table:style-name="ce1">
            <text:p>1034,21</text:p>
          </table:table-cell>
          <table:table-cell office:value-type="float" office:value="1031.46" table:style-name="ce1">
            <text:p>1031,46</text:p>
          </table:table-cell>
          <table:table-cell office:value-type="float" office:value="4641461" table:style-name="ce1">
            <text:p>4641461</text:p>
          </table:table-cell>
          <table:table-cell office:value-type="float" office:value="3296626" table:style-name="ce1">
            <text:p>3296626</text:p>
          </table:table-cell>
          <table:table-cell office:value-type="float" office:value="159.18" table:formula="of:=MIN([.$B59];[.$F59];[.$J59];[.$N59];[.$R59];[.$V59];[.$Z59];[.$AD59];[.$AH59];[.$AL59];[.$AP59];[.$AT59];[.$AX59];[.$BB59];[.$BF59])" table:style-name="ce1">
            <text:p>159,18</text:p>
          </table:table-cell>
          <table:table-cell office:value-type="float" office:value="156.24" table:formula="of:=MIN([.$C59];[.$G59];[.$K59];[.$O59];[.$S59];[.$W59];[.$AA59];[.$AE59];[.$AI59];[.$AM59];[.$AQ59];[.$AU59];[.$AY59];[.$BC59];[.$BG59])" table:style-name="ce1">
            <text:p>156,24</text:p>
          </table:table-cell>
          <table:table-cell office:value-type="float" office:value="1441596" table:formula="of:=MIN([.$D59];[.$H59];[.$L59];[.$P59];[.$T59];[.$X59];[.$AB59];[.$AF59];[.$AJ59];[.$AN59];[.$AR59];[.$AV59];[.$AZ59];[.$BD59];[.$BH59])" table:style-name="ce1">
            <text:p>1441596</text:p>
          </table:table-cell>
          <table:table-cell office:value-type="float" office:value="547165" table:formula="of:=MIN([.$E59];[.$I59];[.$M59];[.$Q59];[.$U59];[.$Y59];[.$AC59];[.$AG59];[.$AK59];[.$AO59];[.$AS59];[.$AW59];[.$BA59];[.$BE59];[.$BI59])" table:style-name="ce1">
            <text:p>547165</text:p>
          </table:table-cell>
          <table:table-cell office:value-type="float" office:value="509.73" table:formula="of:=MEDIAN([.$B59];[.$F59];[.$J59];[.$N59];[.$R59];[.$V59];[.$Z59];[.$AD59];[.$AH59];[.$AL59];[.$AP59];[.$AT59];[.$AX59];[.$BB59];[.$BF59])" table:style-name="ce1">
            <text:p>509,73</text:p>
          </table:table-cell>
          <table:table-cell office:value-type="float" office:value="497.03" table:formula="of:=MEDIAN([.$C59];[.$G59];[.$K59];[.$O59];[.$S59];[.$W59];[.$AA59];[.$AE59];[.$AI59];[.$AM59];[.$AQ59];[.$AU59];[.$AY59];[.$BC59];[.$BG59])" table:style-name="ce1">
            <text:p>497,03</text:p>
          </table:table-cell>
          <table:table-cell office:value-type="float" office:value="3477437" table:formula="of:=MEDIAN([.$D59];[.$H59];[.$L59];[.$P59];[.$T59];[.$X59];[.$AB59];[.$AF59];[.$AJ59];[.$AN59];[.$AR59];[.$AV59];[.$AZ59];[.$BD59];[.$BH59])" table:style-name="ce1">
            <text:p>3477437</text:p>
          </table:table-cell>
          <table:table-cell office:value-type="float" office:value="1526399" table:formula="of:=MEDIAN([.$E59];[.$I59];[.$M59];[.$Q59];[.$U59];[.$Y59];[.$AC59];[.$AG59];[.$AK59];[.$AO59];[.$AS59];[.$AW59];[.$BA59];[.$BE59];[.$BI59])" table:style-name="ce1">
            <text:p>1526399</text:p>
          </table:table-cell>
          <table:table-cell office:value-type="float" office:value="7056.95" table:formula="of:=MAX([.$B59];[.$F59];[.$J59];[.$N59];[.$R59];[.$V59];[.$Z59];[.$AD59];[.$AH59];[.$AL59];[.$AP59];[.$AT59];[.$AX59];[.$BB59];[.$BF59])" table:style-name="ce1">
            <text:p>7056,95</text:p>
          </table:table-cell>
          <table:table-cell office:value-type="float" office:value="7054.1" table:formula="of:=MAX([.$C59];[.$G59];[.$K59];[.$O59];[.$S59];[.$W59];[.$AA59];[.$AE59];[.$AI59];[.$AM59];[.$AQ59];[.$AU59];[.$AY59];[.$BC59];[.$BG59])" table:style-name="ce1">
            <text:p>7054,1</text:p>
          </table:table-cell>
          <table:table-cell office:value-type="float" office:value="48445775" table:formula="of:=MAX([.$D59];[.$H59];[.$L59];[.$P59];[.$T59];[.$X59];[.$AB59];[.$AF59];[.$AJ59];[.$AN59];[.$AR59];[.$AV59];[.$AZ59];[.$BD59];[.$BH59])" table:style-name="ce1">
            <text:p>48445775</text:p>
          </table:table-cell>
          <table:table-cell office:value-type="float" office:value="14504488" table:formula="of:=MAX([.$E59];[.$I59];[.$M59];[.$Q59];[.$U59];[.$Y59];[.$AC59];[.$AG59];[.$AK59];[.$AO59];[.$AS59];[.$AW59];[.$BA59];[.$BE59];[.$BI59])" table:style-name="ce1">
            <text:p>1450448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2_a35_c65.lp</text:p>
          </table:table-cell>
          <table:table-cell office:value-type="float" office:value="66.05" table:style-name="ce1">
            <text:p>66,05</text:p>
          </table:table-cell>
          <table:table-cell office:value-type="float" office:value="61.47" table:style-name="ce1">
            <text:p>61,47</text:p>
          </table:table-cell>
          <table:table-cell office:value-type="float" office:value="179285" table:style-name="ce1">
            <text:p>179285</text:p>
          </table:table-cell>
          <table:table-cell office:value-type="float" office:value="80018" table:style-name="ce1">
            <text:p>80018</text:p>
          </table:table-cell>
          <table:table-cell office:value-type="float" office:value="160.27000000000001" table:style-name="ce1">
            <text:p>160,27</text:p>
          </table:table-cell>
          <table:table-cell office:value-type="float" office:value="155.25" table:style-name="ce1">
            <text:p>155,25</text:p>
          </table:table-cell>
          <table:table-cell office:value-type="float" office:value="369925" table:style-name="ce1">
            <text:p>369925</text:p>
          </table:table-cell>
          <table:table-cell office:value-type="float" office:value="155055" table:style-name="ce1">
            <text:p>155055</text:p>
          </table:table-cell>
          <table:table-cell office:value-type="float" office:value="396.74" table:style-name="ce1">
            <text:p>396,74</text:p>
          </table:table-cell>
          <table:table-cell office:value-type="float" office:value="392.22" table:style-name="ce1">
            <text:p>392,22</text:p>
          </table:table-cell>
          <table:table-cell office:value-type="float" office:value="2526843" table:style-name="ce1">
            <text:p>2526843</text:p>
          </table:table-cell>
          <table:table-cell office:value-type="float" office:value="425103" table:style-name="ce1">
            <text:p>425103</text:p>
          </table:table-cell>
          <table:table-cell office:value-type="float" office:value="44.35" table:style-name="ce2">
            <text:p>44,35</text:p>
          </table:table-cell>
          <table:table-cell office:value-type="float" office:value="40.01" table:style-name="ce2">
            <text:p>40,01</text:p>
          </table:table-cell>
          <table:table-cell office:value-type="float" office:value="118352" table:style-name="ce1">
            <text:p>118352</text:p>
          </table:table-cell>
          <table:table-cell office:value-type="float" office:value="48077" table:style-name="ce2">
            <text:p>48077</text:p>
          </table:table-cell>
          <table:table-cell office:value-type="float" office:value="538.78" table:style-name="ce1">
            <text:p>538,78</text:p>
          </table:table-cell>
          <table:table-cell office:value-type="float" office:value="534.08000000000004" table:style-name="ce1">
            <text:p>534,08</text:p>
          </table:table-cell>
          <table:table-cell office:value-type="float" office:value="2849721" table:style-name="ce1">
            <text:p>2849721</text:p>
          </table:table-cell>
          <table:table-cell office:value-type="float" office:value="533577" table:style-name="ce1">
            <text:p>533577</text:p>
          </table:table-cell>
          <table:table-cell office:value-type="float" office:value="174.3" table:style-name="ce1">
            <text:p>174,3</text:p>
          </table:table-cell>
          <table:table-cell office:value-type="float" office:value="169.77" table:style-name="ce1">
            <text:p>169,77</text:p>
          </table:table-cell>
          <table:table-cell office:value-type="float" office:value="564676" table:style-name="ce1">
            <text:p>564676</text:p>
          </table:table-cell>
          <table:table-cell office:value-type="float" office:value="184729" table:style-name="ce1">
            <text:p>184729</text:p>
          </table:table-cell>
          <table:table-cell office:value-type="float" office:value="410.07" table:style-name="ce1">
            <text:p>410,07</text:p>
          </table:table-cell>
          <table:table-cell office:value-type="float" office:value="405.5" table:style-name="ce1">
            <text:p>405,5</text:p>
          </table:table-cell>
          <table:table-cell office:value-type="float" office:value="867743" table:style-name="ce1">
            <text:p>867743</text:p>
          </table:table-cell>
          <table:table-cell office:value-type="float" office:value="585662" table:style-name="ce1">
            <text:p>585662</text:p>
          </table:table-cell>
          <table:table-cell office:value-type="float" office:value="69.12" table:style-name="ce1">
            <text:p>69,12</text:p>
          </table:table-cell>
          <table:table-cell office:value-type="float" office:value="64.34" table:style-name="ce1">
            <text:p>64,34</text:p>
          </table:table-cell>
          <table:table-cell office:value-type="float" office:value="92513" table:style-name="ce2">
            <text:p>92513</text:p>
          </table:table-cell>
          <table:table-cell office:value-type="float" office:value="69629" table:style-name="ce1">
            <text:p>69629</text:p>
          </table:table-cell>
          <table:table-cell office:value-type="float" office:value="581.32000000000005" table:style-name="ce1">
            <text:p>581,32</text:p>
          </table:table-cell>
          <table:table-cell office:value-type="float" office:value="576.82000000000005" table:style-name="ce1">
            <text:p>576,82</text:p>
          </table:table-cell>
          <table:table-cell office:value-type="float" office:value="3373104" table:style-name="ce1">
            <text:p>3373104</text:p>
          </table:table-cell>
          <table:table-cell office:value-type="float" office:value="594141" table:style-name="ce1">
            <text:p>594141</text:p>
          </table:table-cell>
          <table:table-cell office:value-type="float" office:value="162.11000000000001" table:style-name="ce1">
            <text:p>162,11</text:p>
          </table:table-cell>
          <table:table-cell office:value-type="float" office:value="157.44" table:style-name="ce1">
            <text:p>157,44</text:p>
          </table:table-cell>
          <table:table-cell office:value-type="float" office:value="363098" table:style-name="ce1">
            <text:p>363098</text:p>
          </table:table-cell>
          <table:table-cell office:value-type="float" office:value="171849" table:style-name="ce1">
            <text:p>171849</text:p>
          </table:table-cell>
          <table:table-cell office:value-type="float" office:value="311.17" table:style-name="ce1">
            <text:p>311,17</text:p>
          </table:table-cell>
          <table:table-cell office:value-type="float" office:value="306.12" table:style-name="ce1">
            <text:p>306,12</text:p>
          </table:table-cell>
          <table:table-cell office:value-type="float" office:value="1530099" table:style-name="ce1">
            <text:p>1530099</text:p>
          </table:table-cell>
          <table:table-cell office:value-type="float" office:value="325614" table:style-name="ce1">
            <text:p>325614</text:p>
          </table:table-cell>
          <table:table-cell office:value-type="float" office:value="985.8" table:style-name="ce1">
            <text:p>985,8</text:p>
          </table:table-cell>
          <table:table-cell office:value-type="float" office:value="981.01" table:style-name="ce1">
            <text:p>981,01</text:p>
          </table:table-cell>
          <table:table-cell office:value-type="float" office:value="9100196" table:style-name="ce1">
            <text:p>9100196</text:p>
          </table:table-cell>
          <table:table-cell office:value-type="float" office:value="964805" table:style-name="ce3">
            <text:p>964805</text:p>
          </table:table-cell>
          <table:table-cell office:value-type="float" office:value="173.81" table:style-name="ce1">
            <text:p>173,81</text:p>
          </table:table-cell>
          <table:table-cell office:value-type="float" office:value="154.62" table:style-name="ce1">
            <text:p>154,62</text:p>
          </table:table-cell>
          <table:table-cell office:value-type="float" office:value="324794" table:style-name="ce1">
            <text:p>324794</text:p>
          </table:table-cell>
          <table:table-cell office:value-type="float" office:value="108786" table:style-name="ce1">
            <text:p>108786</text:p>
          </table:table-cell>
          <table:table-cell office:value-type="float" office:value="1460.9" table:style-name="ce3">
            <text:p>1460,9</text:p>
          </table:table-cell>
          <table:table-cell office:value-type="float" office:value="1440.43" table:style-name="ce3">
            <text:p>1440,43</text:p>
          </table:table-cell>
          <table:table-cell office:value-type="float" office:value="161917328" table:style-name="ce3">
            <text:p>161917328</text:p>
          </table:table-cell>
          <table:table-cell office:value-type="float" office:value="404196" table:style-name="ce1">
            <text:p>404196</text:p>
          </table:table-cell>
          <table:table-cell office:value-type="float" office:value="134.25" table:style-name="ce1">
            <text:p>134,25</text:p>
          </table:table-cell>
          <table:table-cell office:value-type="float" office:value="129.61000000000001" table:style-name="ce1">
            <text:p>129,61</text:p>
          </table:table-cell>
          <table:table-cell office:value-type="float" office:value="347829" table:style-name="ce1">
            <text:p>347829</text:p>
          </table:table-cell>
          <table:table-cell office:value-type="float" office:value="146360" table:style-name="ce1">
            <text:p>146360</text:p>
          </table:table-cell>
          <table:table-cell office:value-type="float" office:value="44.35" table:formula="of:=MIN([.$B60];[.$F60];[.$J60];[.$N60];[.$R60];[.$V60];[.$Z60];[.$AD60];[.$AH60];[.$AL60];[.$AP60];[.$AT60];[.$AX60];[.$BB60];[.$BF60])" table:style-name="ce1">
            <text:p>44,35</text:p>
          </table:table-cell>
          <table:table-cell office:value-type="float" office:value="40.01" table:formula="of:=MIN([.$C60];[.$G60];[.$K60];[.$O60];[.$S60];[.$W60];[.$AA60];[.$AE60];[.$AI60];[.$AM60];[.$AQ60];[.$AU60];[.$AY60];[.$BC60];[.$BG60])" table:style-name="ce1">
            <text:p>40,01</text:p>
          </table:table-cell>
          <table:table-cell office:value-type="float" office:value="92513" table:formula="of:=MIN([.$D60];[.$H60];[.$L60];[.$P60];[.$T60];[.$X60];[.$AB60];[.$AF60];[.$AJ60];[.$AN60];[.$AR60];[.$AV60];[.$AZ60];[.$BD60];[.$BH60])" table:style-name="ce1">
            <text:p>92513</text:p>
          </table:table-cell>
          <table:table-cell office:value-type="float" office:value="48077" table:formula="of:=MIN([.$E60];[.$I60];[.$M60];[.$Q60];[.$U60];[.$Y60];[.$AC60];[.$AG60];[.$AK60];[.$AO60];[.$AS60];[.$AW60];[.$BA60];[.$BE60];[.$BI60])" table:style-name="ce1">
            <text:p>48077</text:p>
          </table:table-cell>
          <table:table-cell office:value-type="float" office:value="174.3" table:formula="of:=MEDIAN([.$B60];[.$F60];[.$J60];[.$N60];[.$R60];[.$V60];[.$Z60];[.$AD60];[.$AH60];[.$AL60];[.$AP60];[.$AT60];[.$AX60];[.$BB60];[.$BF60])" table:style-name="ce1">
            <text:p>174,3</text:p>
          </table:table-cell>
          <table:table-cell office:value-type="float" office:value="169.77" table:formula="of:=MEDIAN([.$C60];[.$G60];[.$K60];[.$O60];[.$S60];[.$W60];[.$AA60];[.$AE60];[.$AI60];[.$AM60];[.$AQ60];[.$AU60];[.$AY60];[.$BC60];[.$BG60])" table:style-name="ce1">
            <text:p>169,77</text:p>
          </table:table-cell>
          <table:table-cell office:value-type="float" office:value="564676" table:formula="of:=MEDIAN([.$D60];[.$H60];[.$L60];[.$P60];[.$T60];[.$X60];[.$AB60];[.$AF60];[.$AJ60];[.$AN60];[.$AR60];[.$AV60];[.$AZ60];[.$BD60];[.$BH60])" table:style-name="ce1">
            <text:p>564676</text:p>
          </table:table-cell>
          <table:table-cell office:value-type="float" office:value="184729" table:formula="of:=MEDIAN([.$E60];[.$I60];[.$M60];[.$Q60];[.$U60];[.$Y60];[.$AC60];[.$AG60];[.$AK60];[.$AO60];[.$AS60];[.$AW60];[.$BA60];[.$BE60];[.$BI60])" table:style-name="ce1">
            <text:p>184729</text:p>
          </table:table-cell>
          <table:table-cell office:value-type="float" office:value="1460.9" table:formula="of:=MAX([.$B60];[.$F60];[.$J60];[.$N60];[.$R60];[.$V60];[.$Z60];[.$AD60];[.$AH60];[.$AL60];[.$AP60];[.$AT60];[.$AX60];[.$BB60];[.$BF60])" table:style-name="ce1">
            <text:p>1460,9</text:p>
          </table:table-cell>
          <table:table-cell office:value-type="float" office:value="1440.43" table:formula="of:=MAX([.$C60];[.$G60];[.$K60];[.$O60];[.$S60];[.$W60];[.$AA60];[.$AE60];[.$AI60];[.$AM60];[.$AQ60];[.$AU60];[.$AY60];[.$BC60];[.$BG60])" table:style-name="ce1">
            <text:p>1440,43</text:p>
          </table:table-cell>
          <table:table-cell office:value-type="float" office:value="161917328" table:formula="of:=MAX([.$D60];[.$H60];[.$L60];[.$P60];[.$T60];[.$X60];[.$AB60];[.$AF60];[.$AJ60];[.$AN60];[.$AR60];[.$AV60];[.$AZ60];[.$BD60];[.$BH60])" table:style-name="ce1">
            <text:p>161917328</text:p>
          </table:table-cell>
          <table:table-cell office:value-type="float" office:value="964805" table:formula="of:=MAX([.$E60];[.$I60];[.$M60];[.$Q60];[.$U60];[.$Y60];[.$AC60];[.$AG60];[.$AK60];[.$AO60];[.$AS60];[.$AW60];[.$BA60];[.$BE60];[.$BI60])" table:style-name="ce1">
            <text:p>96480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15_c60.lp</text:p>
          </table:table-cell>
          <table:table-cell office:value-type="float" office:value="7.87" table:style-name="ce2">
            <text:p>7,87</text:p>
          </table:table-cell>
          <table:table-cell office:value-type="float" office:value="5.51" table:style-name="ce2">
            <text:p>5,51</text:p>
          </table:table-cell>
          <table:table-cell office:value-type="float" office:value="67149" table:style-name="ce1">
            <text:p>67149</text:p>
          </table:table-cell>
          <table:table-cell office:value-type="float" office:value="12893" table:style-name="ce2">
            <text:p>12893</text:p>
          </table:table-cell>
          <table:table-cell office:value-type="float" office:value="104.53" table:style-name="ce1">
            <text:p>104,53</text:p>
          </table:table-cell>
          <table:table-cell office:value-type="float" office:value="101.82" table:style-name="ce1">
            <text:p>101,82</text:p>
          </table:table-cell>
          <table:table-cell office:value-type="float" office:value="192914" table:style-name="ce1">
            <text:p>192914</text:p>
          </table:table-cell>
          <table:table-cell office:value-type="float" office:value="155231" table:style-name="ce1">
            <text:p>155231</text:p>
          </table:table-cell>
          <table:table-cell office:value-type="float" office:value="14.09" table:style-name="ce1">
            <text:p>14,09</text:p>
          </table:table-cell>
          <table:table-cell office:value-type="float" office:value="11.3" table:style-name="ce1">
            <text:p>11,3</text:p>
          </table:table-cell>
          <table:table-cell office:value-type="float" office:value="74965" table:style-name="ce1">
            <text:p>74965</text:p>
          </table:table-cell>
          <table:table-cell office:value-type="float" office:value="22765" table:style-name="ce1">
            <text:p>22765</text:p>
          </table:table-cell>
          <table:table-cell office:value-type="float" office:value="45.56" table:style-name="ce1">
            <text:p>45,56</text:p>
          </table:table-cell>
          <table:table-cell office:value-type="float" office:value="42.95" table:style-name="ce1">
            <text:p>42,95</text:p>
          </table:table-cell>
          <table:table-cell office:value-type="float" office:value="90997" table:style-name="ce1">
            <text:p>90997</text:p>
          </table:table-cell>
          <table:table-cell office:value-type="float" office:value="68730" table:style-name="ce1">
            <text:p>68730</text:p>
          </table:table-cell>
          <table:table-cell office:value-type="float" office:value="32.47" table:style-name="ce1">
            <text:p>32,47</text:p>
          </table:table-cell>
          <table:table-cell office:value-type="float" office:value="29.81" table:style-name="ce1">
            <text:p>29,81</text:p>
          </table:table-cell>
          <table:table-cell office:value-type="float" office:value="96728" table:style-name="ce1">
            <text:p>96728</text:p>
          </table:table-cell>
          <table:table-cell office:value-type="float" office:value="48688" table:style-name="ce1">
            <text:p>48688</text:p>
          </table:table-cell>
          <table:table-cell office:value-type="float" office:value="18.34" table:style-name="ce1">
            <text:p>18,34</text:p>
          </table:table-cell>
          <table:table-cell office:value-type="float" office:value="15.78" table:style-name="ce1">
            <text:p>15,78</text:p>
          </table:table-cell>
          <table:table-cell office:value-type="float" office:value="70557" table:style-name="ce1">
            <text:p>70557</text:p>
          </table:table-cell>
          <table:table-cell office:value-type="float" office:value="26886" table:style-name="ce1">
            <text:p>26886</text:p>
          </table:table-cell>
          <table:table-cell office:value-type="float" office:value="54.24" table:style-name="ce1">
            <text:p>54,24</text:p>
          </table:table-cell>
          <table:table-cell office:value-type="float" office:value="51.45" table:style-name="ce1">
            <text:p>51,45</text:p>
          </table:table-cell>
          <table:table-cell office:value-type="float" office:value="103771" table:style-name="ce1">
            <text:p>103771</text:p>
          </table:table-cell>
          <table:table-cell office:value-type="float" office:value="80969" table:style-name="ce1">
            <text:p>80969</text:p>
          </table:table-cell>
          <table:table-cell office:value-type="float" office:value="17.77" table:style-name="ce1">
            <text:p>17,77</text:p>
          </table:table-cell>
          <table:table-cell office:value-type="float" office:value="15.24" table:style-name="ce1">
            <text:p>15,24</text:p>
          </table:table-cell>
          <table:table-cell office:value-type="float" office:value="36472" table:style-name="ce2">
            <text:p>36472</text:p>
          </table:table-cell>
          <table:table-cell office:value-type="float" office:value="26125" table:style-name="ce1">
            <text:p>26125</text:p>
          </table:table-cell>
          <table:table-cell office:value-type="float" office:value="22.74" table:style-name="ce1">
            <text:p>22,74</text:p>
          </table:table-cell>
          <table:table-cell office:value-type="float" office:value="20.41" table:style-name="ce1">
            <text:p>20,41</text:p>
          </table:table-cell>
          <table:table-cell office:value-type="float" office:value="137309" table:style-name="ce1">
            <text:p>137309</text:p>
          </table:table-cell>
          <table:table-cell office:value-type="float" office:value="41114" table:style-name="ce1">
            <text:p>41114</text:p>
          </table:table-cell>
          <table:table-cell office:value-type="float" office:value="105.46" table:style-name="ce1">
            <text:p>105,46</text:p>
          </table:table-cell>
          <table:table-cell office:value-type="float" office:value="102.84" table:style-name="ce1">
            <text:p>102,84</text:p>
          </table:table-cell>
          <table:table-cell office:value-type="float" office:value="207961" table:style-name="ce1">
            <text:p>207961</text:p>
          </table:table-cell>
          <table:table-cell office:value-type="float" office:value="149489" table:style-name="ce1">
            <text:p>149489</text:p>
          </table:table-cell>
          <table:table-cell office:value-type="float" office:value="43.26" table:style-name="ce1">
            <text:p>43,26</text:p>
          </table:table-cell>
          <table:table-cell office:value-type="float" office:value="40.64" table:style-name="ce1">
            <text:p>40,64</text:p>
          </table:table-cell>
          <table:table-cell office:value-type="float" office:value="103022" table:style-name="ce1">
            <text:p>103022</text:p>
          </table:table-cell>
          <table:table-cell office:value-type="float" office:value="63403" table:style-name="ce1">
            <text:p>63403</text:p>
          </table:table-cell>
          <table:table-cell office:value-type="float" office:value="128.65" table:style-name="ce1">
            <text:p>128,65</text:p>
          </table:table-cell>
          <table:table-cell office:value-type="float" office:value="126" table:style-name="ce1">
            <text:p>126</text:p>
          </table:table-cell>
          <table:table-cell office:value-type="float" office:value="378618" table:style-name="ce1">
            <text:p>378618</text:p>
          </table:table-cell>
          <table:table-cell office:value-type="float" office:value="246269" table:style-name="ce3">
            <text:p>246269</text:p>
          </table:table-cell>
          <table:table-cell office:value-type="float" office:value="145.91" table:style-name="ce3">
            <text:p>145,91</text:p>
          </table:table-cell>
          <table:table-cell office:value-type="float" office:value="135.27000000000001" table:style-name="ce3">
            <text:p>135,27</text:p>
          </table:table-cell>
          <table:table-cell office:value-type="float" office:value="379984" table:style-name="ce1">
            <text:p>379984</text:p>
          </table:table-cell>
          <table:table-cell office:value-type="float" office:value="125954" table:style-name="ce1">
            <text:p>125954</text:p>
          </table:table-cell>
          <table:table-cell office:value-type="float" office:value="87.21" table:style-name="ce1">
            <text:p>87,21</text:p>
          </table:table-cell>
          <table:table-cell office:value-type="float" office:value="76.16" table:style-name="ce1">
            <text:p>76,16</text:p>
          </table:table-cell>
          <table:table-cell office:value-type="float" office:value="1864310" table:style-name="ce3">
            <text:p>1864310</text:p>
          </table:table-cell>
          <table:table-cell office:value-type="float" office:value="72559" table:style-name="ce1">
            <text:p>72559</text:p>
          </table:table-cell>
          <table:table-cell office:value-type="float" office:value="40.93" table:style-name="ce1">
            <text:p>40,93</text:p>
          </table:table-cell>
          <table:table-cell office:value-type="float" office:value="38.57" table:style-name="ce1">
            <text:p>38,57</text:p>
          </table:table-cell>
          <table:table-cell office:value-type="float" office:value="102612" table:style-name="ce1">
            <text:p>102612</text:p>
          </table:table-cell>
          <table:table-cell office:value-type="float" office:value="67546" table:style-name="ce1">
            <text:p>67546</text:p>
          </table:table-cell>
          <table:table-cell office:value-type="float" office:value="7.87" table:formula="of:=MIN([.$B61];[.$F61];[.$J61];[.$N61];[.$R61];[.$V61];[.$Z61];[.$AD61];[.$AH61];[.$AL61];[.$AP61];[.$AT61];[.$AX61];[.$BB61];[.$BF61])" table:style-name="ce1">
            <text:p>7,87</text:p>
          </table:table-cell>
          <table:table-cell office:value-type="float" office:value="5.51" table:formula="of:=MIN([.$C61];[.$G61];[.$K61];[.$O61];[.$S61];[.$W61];[.$AA61];[.$AE61];[.$AI61];[.$AM61];[.$AQ61];[.$AU61];[.$AY61];[.$BC61];[.$BG61])" table:style-name="ce1">
            <text:p>5,51</text:p>
          </table:table-cell>
          <table:table-cell office:value-type="float" office:value="36472" table:formula="of:=MIN([.$D61];[.$H61];[.$L61];[.$P61];[.$T61];[.$X61];[.$AB61];[.$AF61];[.$AJ61];[.$AN61];[.$AR61];[.$AV61];[.$AZ61];[.$BD61];[.$BH61])" table:style-name="ce1">
            <text:p>36472</text:p>
          </table:table-cell>
          <table:table-cell office:value-type="float" office:value="12893" table:formula="of:=MIN([.$E61];[.$I61];[.$M61];[.$Q61];[.$U61];[.$Y61];[.$AC61];[.$AG61];[.$AK61];[.$AO61];[.$AS61];[.$AW61];[.$BA61];[.$BE61];[.$BI61])" table:style-name="ce1">
            <text:p>12893</text:p>
          </table:table-cell>
          <table:table-cell office:value-type="float" office:value="43.26" table:formula="of:=MEDIAN([.$B61];[.$F61];[.$J61];[.$N61];[.$R61];[.$V61];[.$Z61];[.$AD61];[.$AH61];[.$AL61];[.$AP61];[.$AT61];[.$AX61];[.$BB61];[.$BF61])" table:style-name="ce1">
            <text:p>43,26</text:p>
          </table:table-cell>
          <table:table-cell office:value-type="float" office:value="40.64" table:formula="of:=MEDIAN([.$C61];[.$G61];[.$K61];[.$O61];[.$S61];[.$W61];[.$AA61];[.$AE61];[.$AI61];[.$AM61];[.$AQ61];[.$AU61];[.$AY61];[.$BC61];[.$BG61])" table:style-name="ce1">
            <text:p>40,64</text:p>
          </table:table-cell>
          <table:table-cell office:value-type="float" office:value="103022" table:formula="of:=MEDIAN([.$D61];[.$H61];[.$L61];[.$P61];[.$T61];[.$X61];[.$AB61];[.$AF61];[.$AJ61];[.$AN61];[.$AR61];[.$AV61];[.$AZ61];[.$BD61];[.$BH61])" table:style-name="ce1">
            <text:p>103022</text:p>
          </table:table-cell>
          <table:table-cell office:value-type="float" office:value="67546" table:formula="of:=MEDIAN([.$E61];[.$I61];[.$M61];[.$Q61];[.$U61];[.$Y61];[.$AC61];[.$AG61];[.$AK61];[.$AO61];[.$AS61];[.$AW61];[.$BA61];[.$BE61];[.$BI61])" table:style-name="ce1">
            <text:p>67546</text:p>
          </table:table-cell>
          <table:table-cell office:value-type="float" office:value="145.91" table:formula="of:=MAX([.$B61];[.$F61];[.$J61];[.$N61];[.$R61];[.$V61];[.$Z61];[.$AD61];[.$AH61];[.$AL61];[.$AP61];[.$AT61];[.$AX61];[.$BB61];[.$BF61])" table:style-name="ce1">
            <text:p>145,91</text:p>
          </table:table-cell>
          <table:table-cell office:value-type="float" office:value="135.27000000000001" table:formula="of:=MAX([.$C61];[.$G61];[.$K61];[.$O61];[.$S61];[.$W61];[.$AA61];[.$AE61];[.$AI61];[.$AM61];[.$AQ61];[.$AU61];[.$AY61];[.$BC61];[.$BG61])" table:style-name="ce1">
            <text:p>135,27</text:p>
          </table:table-cell>
          <table:table-cell office:value-type="float" office:value="1864310" table:formula="of:=MAX([.$D61];[.$H61];[.$L61];[.$P61];[.$T61];[.$X61];[.$AB61];[.$AF61];[.$AJ61];[.$AN61];[.$AR61];[.$AV61];[.$AZ61];[.$BD61];[.$BH61])" table:style-name="ce1">
            <text:p>1864310</text:p>
          </table:table-cell>
          <table:table-cell office:value-type="float" office:value="246269" table:formula="of:=MAX([.$E61];[.$I61];[.$M61];[.$Q61];[.$U61];[.$Y61];[.$AC61];[.$AG61];[.$AK61];[.$AO61];[.$AS61];[.$AW61];[.$BA61];[.$BE61];[.$BI61])" table:style-name="ce1">
            <text:p>24626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20_c50.lp</text:p>
          </table:table-cell>
          <table:table-cell office:value-type="float" office:value="141.33000000000001" table:style-name="ce1">
            <text:p>141,33</text:p>
          </table:table-cell>
          <table:table-cell office:value-type="float" office:value="139.29" table:style-name="ce1">
            <text:p>139,29</text:p>
          </table:table-cell>
          <table:table-cell office:value-type="float" office:value="535785" table:style-name="ce1">
            <text:p>535785</text:p>
          </table:table-cell>
          <table:table-cell office:value-type="float" office:value="293975" table:style-name="ce1">
            <text:p>293975</text:p>
          </table:table-cell>
          <table:table-cell office:value-type="float" office:value="80.650000000000006" table:style-name="ce1">
            <text:p>80,65</text:p>
          </table:table-cell>
          <table:table-cell office:value-type="float" office:value="78.78" table:style-name="ce1">
            <text:p>78,78</text:p>
          </table:table-cell>
          <table:table-cell office:value-type="float" office:value="181212" table:style-name="ce1">
            <text:p>181212</text:p>
          </table:table-cell>
          <table:table-cell office:value-type="float" office:value="153540" table:style-name="ce1">
            <text:p>153540</text:p>
          </table:table-cell>
          <table:table-cell office:value-type="float" office:value="17.260000000000002" table:style-name="ce2">
            <text:p>17,26</text:p>
          </table:table-cell>
          <table:table-cell office:value-type="float" office:value="15.4" table:style-name="ce2">
            <text:p>15,4</text:p>
          </table:table-cell>
          <table:table-cell office:value-type="float" office:value="166016" table:style-name="ce1">
            <text:p>166016</text:p>
          </table:table-cell>
          <table:table-cell office:value-type="float" office:value="47687" table:style-name="ce2">
            <text:p>47687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78537" table:style-name="ce2">
            <text:p>78537</text:p>
          </table:table-cell>
          <table:table-cell office:value-type="float" office:value="65562" table:style-name="ce1">
            <text:p>65562</text:p>
          </table:table-cell>
          <table:table-cell office:value-type="float" office:value="131.88" table:style-name="ce1">
            <text:p>131,88</text:p>
          </table:table-cell>
          <table:table-cell office:value-type="float" office:value="130.01" table:style-name="ce1">
            <text:p>130,01</text:p>
          </table:table-cell>
          <table:table-cell office:value-type="float" office:value="312721" table:style-name="ce1">
            <text:p>312721</text:p>
          </table:table-cell>
          <table:table-cell office:value-type="float" office:value="240255" table:style-name="ce1">
            <text:p>240255</text:p>
          </table:table-cell>
          <table:table-cell office:value-type="float" office:value="76.7" table:style-name="ce1">
            <text:p>76,7</text:p>
          </table:table-cell>
          <table:table-cell office:value-type="float" office:value="74.650000000000006" table:style-name="ce1">
            <text:p>74,65</text:p>
          </table:table-cell>
          <table:table-cell office:value-type="float" office:value="160577" table:style-name="ce1">
            <text:p>160577</text:p>
          </table:table-cell>
          <table:table-cell office:value-type="float" office:value="134433" table:style-name="ce1">
            <text:p>134433</text:p>
          </table:table-cell>
          <table:table-cell office:value-type="float" office:value="136.15" table:style-name="ce1">
            <text:p>136,15</text:p>
          </table:table-cell>
          <table:table-cell office:value-type="float" office:value="134.05000000000001" table:style-name="ce1">
            <text:p>134,05</text:p>
          </table:table-cell>
          <table:table-cell office:value-type="float" office:value="280114" table:style-name="ce1">
            <text:p>280114</text:p>
          </table:table-cell>
          <table:table-cell office:value-type="float" office:value="237586" table:style-name="ce1">
            <text:p>237586</text:p>
          </table:table-cell>
          <table:table-cell office:value-type="float" office:value="125.22" table:style-name="ce1">
            <text:p>125,22</text:p>
          </table:table-cell>
          <table:table-cell office:value-type="float" office:value="123.18" table:style-name="ce1">
            <text:p>123,18</text:p>
          </table:table-cell>
          <table:table-cell office:value-type="float" office:value="278374" table:style-name="ce1">
            <text:p>278374</text:p>
          </table:table-cell>
          <table:table-cell office:value-type="float" office:value="233672" table:style-name="ce1">
            <text:p>233672</text:p>
          </table:table-cell>
          <table:table-cell office:value-type="float" office:value="47.1" table:style-name="ce1">
            <text:p>47,1</text:p>
          </table:table-cell>
          <table:table-cell office:value-type="float" office:value="45.04" table:style-name="ce1">
            <text:p>45,04</text:p>
          </table:table-cell>
          <table:table-cell office:value-type="float" office:value="190106" table:style-name="ce1">
            <text:p>190106</text:p>
          </table:table-cell>
          <table:table-cell office:value-type="float" office:value="108309" table:style-name="ce1">
            <text:p>108309</text:p>
          </table:table-cell>
          <table:table-cell office:value-type="float" office:value="61.91" table:style-name="ce1">
            <text:p>61,91</text:p>
          </table:table-cell>
          <table:table-cell office:value-type="float" office:value="59.8" table:style-name="ce1">
            <text:p>59,8</text:p>
          </table:table-cell>
          <table:table-cell office:value-type="float" office:value="148432" table:style-name="ce1">
            <text:p>148432</text:p>
          </table:table-cell>
          <table:table-cell office:value-type="float" office:value="109578" table:style-name="ce1">
            <text:p>109578</text:p>
          </table:table-cell>
          <table:table-cell office:value-type="float" office:value="203.4" table:style-name="ce1">
            <text:p>203,4</text:p>
          </table:table-cell>
          <table:table-cell office:value-type="float" office:value="201.51" table:style-name="ce1">
            <text:p>201,51</text:p>
          </table:table-cell>
          <table:table-cell office:value-type="float" office:value="500170" table:style-name="ce1">
            <text:p>500170</text:p>
          </table:table-cell>
          <table:table-cell office:value-type="float" office:value="379091" table:style-name="ce1">
            <text:p>37909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99344159" table:style-name="ce3">
            <text:p>99344159</text:p>
          </table:table-cell>
          <table:table-cell office:value-type="float" office:value="32187342" table:style-name="ce3">
            <text:p>32187342</text:p>
          </table:table-cell>
          <table:table-cell office:value-type="float" office:value="76.930000000000007" table:style-name="ce1">
            <text:p>76,93</text:p>
          </table:table-cell>
          <table:table-cell office:value-type="float" office:value="69.75" table:style-name="ce1">
            <text:p>69,75</text:p>
          </table:table-cell>
          <table:table-cell office:value-type="float" office:value="167346" table:style-name="ce1">
            <text:p>167346</text:p>
          </table:table-cell>
          <table:table-cell office:value-type="float" office:value="89503" table:style-name="ce1">
            <text:p>89503</text:p>
          </table:table-cell>
          <table:table-cell office:value-type="float" office:value="205.15" table:style-name="ce1">
            <text:p>205,15</text:p>
          </table:table-cell>
          <table:table-cell office:value-type="float" office:value="196.37" table:style-name="ce1">
            <text:p>196,37</text:p>
          </table:table-cell>
          <table:table-cell office:value-type="float" office:value="17569362" table:style-name="ce1">
            <text:p>17569362</text:p>
          </table:table-cell>
          <table:table-cell office:value-type="float" office:value="174730" table:style-name="ce1">
            <text:p>174730</text:p>
          </table:table-cell>
          <table:table-cell office:value-type="float" office:value="103.41" table:style-name="ce1">
            <text:p>103,41</text:p>
          </table:table-cell>
          <table:table-cell office:value-type="float" office:value="101.66" table:style-name="ce1">
            <text:p>101,66</text:p>
          </table:table-cell>
          <table:table-cell office:value-type="float" office:value="374469" table:style-name="ce1">
            <text:p>374469</text:p>
          </table:table-cell>
          <table:table-cell office:value-type="float" office:value="226720" table:style-name="ce1">
            <text:p>226720</text:p>
          </table:table-cell>
          <table:table-cell office:value-type="float" office:value="17.260000000000002" table:formula="of:=MIN([.$B62];[.$F62];[.$J62];[.$N62];[.$R62];[.$V62];[.$Z62];[.$AD62];[.$AH62];[.$AL62];[.$AP62];[.$AT62];[.$AX62];[.$BB62];[.$BF62])" table:style-name="ce1">
            <text:p>17,26</text:p>
          </table:table-cell>
          <table:table-cell office:value-type="float" office:value="15.4" table:formula="of:=MIN([.$C62];[.$G62];[.$K62];[.$O62];[.$S62];[.$W62];[.$AA62];[.$AE62];[.$AI62];[.$AM62];[.$AQ62];[.$AU62];[.$AY62];[.$BC62];[.$BG62])" table:style-name="ce1">
            <text:p>15,4</text:p>
          </table:table-cell>
          <table:table-cell office:value-type="float" office:value="78537" table:formula="of:=MIN([.$D62];[.$H62];[.$L62];[.$P62];[.$T62];[.$X62];[.$AB62];[.$AF62];[.$AJ62];[.$AN62];[.$AR62];[.$AV62];[.$AZ62];[.$BD62];[.$BH62])" table:style-name="ce1">
            <text:p>78537</text:p>
          </table:table-cell>
          <table:table-cell office:value-type="float" office:value="47687" table:formula="of:=MIN([.$E62];[.$I62];[.$M62];[.$Q62];[.$U62];[.$Y62];[.$AC62];[.$AG62];[.$AK62];[.$AO62];[.$AS62];[.$AW62];[.$BA62];[.$BE62];[.$BI62])" table:style-name="ce1">
            <text:p>47687</text:p>
          </table:table-cell>
          <table:table-cell office:value-type="float" office:value="103.41" table:formula="of:=MEDIAN([.$B62];[.$F62];[.$J62];[.$N62];[.$R62];[.$V62];[.$Z62];[.$AD62];[.$AH62];[.$AL62];[.$AP62];[.$AT62];[.$AX62];[.$BB62];[.$BF62])" table:style-name="ce1">
            <text:p>103,41</text:p>
          </table:table-cell>
          <table:table-cell office:value-type="float" office:value="101.66" table:formula="of:=MEDIAN([.$C62];[.$G62];[.$K62];[.$O62];[.$S62];[.$W62];[.$AA62];[.$AE62];[.$AI62];[.$AM62];[.$AQ62];[.$AU62];[.$AY62];[.$BC62];[.$BG62])" table:style-name="ce1">
            <text:p>101,66</text:p>
          </table:table-cell>
          <table:table-cell office:value-type="float" office:value="278374" table:formula="of:=MEDIAN([.$D62];[.$H62];[.$L62];[.$P62];[.$T62];[.$X62];[.$AB62];[.$AF62];[.$AJ62];[.$AN62];[.$AR62];[.$AV62];[.$AZ62];[.$BD62];[.$BH62])" table:style-name="ce1">
            <text:p>278374</text:p>
          </table:table-cell>
          <table:table-cell office:value-type="float" office:value="174730" table:formula="of:=MEDIAN([.$E62];[.$I62];[.$M62];[.$Q62];[.$U62];[.$Y62];[.$AC62];[.$AG62];[.$AK62];[.$AO62];[.$AS62];[.$AW62];[.$BA62];[.$BE62];[.$BI62])" table:style-name="ce1">
            <text:p>174730</text:p>
          </table:table-cell>
          <table:table-cell office:value-type="float" office:value="21600" table:formula="of:=MAX([.$B62];[.$F62];[.$J62];[.$N62];[.$R62];[.$V62];[.$Z62];[.$AD62];[.$AH62];[.$AL62];[.$AP62];[.$AT62];[.$AX62];[.$BB62];[.$BF62])" table:style-name="ce1">
            <text:p>21600</text:p>
          </table:table-cell>
          <table:table-cell office:value-type="float" office:value="21600" table:formula="of:=MAX([.$C62];[.$G62];[.$K62];[.$O62];[.$S62];[.$W62];[.$AA62];[.$AE62];[.$AI62];[.$AM62];[.$AQ62];[.$AU62];[.$AY62];[.$BC62];[.$BG62])" table:style-name="ce1">
            <text:p>21600</text:p>
          </table:table-cell>
          <table:table-cell office:value-type="float" office:value="99344159" table:formula="of:=MAX([.$D62];[.$H62];[.$L62];[.$P62];[.$T62];[.$X62];[.$AB62];[.$AF62];[.$AJ62];[.$AN62];[.$AR62];[.$AV62];[.$AZ62];[.$BD62];[.$BH62])" table:style-name="ce1">
            <text:p>99344159</text:p>
          </table:table-cell>
          <table:table-cell office:value-type="float" office:value="32187342" table:formula="of:=MAX([.$E62];[.$I62];[.$M62];[.$Q62];[.$U62];[.$Y62];[.$AC62];[.$AG62];[.$AK62];[.$AO62];[.$AS62];[.$AW62];[.$BA62];[.$BE62];[.$BI62])" table:style-name="ce1">
            <text:p>3218734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20_c60.lp</text:p>
          </table:table-cell>
          <table:table-cell office:value-type="float" office:value="5.38" table:style-name="ce1">
            <text:p>5,38</text:p>
          </table:table-cell>
          <table:table-cell office:value-type="float" office:value="1.18" table:style-name="ce1">
            <text:p>1,18</text:p>
          </table:table-cell>
          <table:table-cell office:value-type="float" office:value="38217" table:style-name="ce1">
            <text:p>38217</text:p>
          </table:table-cell>
          <table:table-cell office:value-type="float" office:value="2082" table:style-name="ce1">
            <text:p>2082</text:p>
          </table:table-cell>
          <table:table-cell office:value-type="float" office:value="4.97" table:style-name="ce2">
            <text:p>4,97</text:p>
          </table:table-cell>
          <table:table-cell office:value-type="float" office:value="0.47" table:style-name="ce2">
            <text:p>0,47</text:p>
          </table:table-cell>
          <table:table-cell office:value-type="float" office:value="12129" table:style-name="ce2">
            <text:p>12129</text:p>
          </table:table-cell>
          <table:table-cell office:value-type="float" office:value="595" table:style-name="ce2">
            <text:p>595</text:p>
          </table:table-cell>
          <table:table-cell office:value-type="float" office:value="5.95" table:style-name="ce1">
            <text:p>5,95</text:p>
          </table:table-cell>
          <table:table-cell office:value-type="float" office:value="1.58" table:style-name="ce1">
            <text:p>1,58</text:p>
          </table:table-cell>
          <table:table-cell office:value-type="float" office:value="40331" table:style-name="ce1">
            <text:p>40331</text:p>
          </table:table-cell>
          <table:table-cell office:value-type="float" office:value="2834" table:style-name="ce1">
            <text:p>2834</text:p>
          </table:table-cell>
          <table:table-cell office:value-type="float" office:value="10.01" table:style-name="ce1">
            <text:p>10,01</text:p>
          </table:table-cell>
          <table:table-cell office:value-type="float" office:value="5.99" table:style-name="ce1">
            <text:p>5,99</text:p>
          </table:table-cell>
          <table:table-cell office:value-type="float" office:value="122546" table:style-name="ce1">
            <text:p>122546</text:p>
          </table:table-cell>
          <table:table-cell office:value-type="float" office:value="13334" table:style-name="ce1">
            <text:p>13334</text:p>
          </table:table-cell>
          <table:table-cell office:value-type="float" office:value="5.8" table:style-name="ce1">
            <text:p>5,8</text:p>
          </table:table-cell>
          <table:table-cell office:value-type="float" office:value="1.79" table:style-name="ce1">
            <text:p>1,79</text:p>
          </table:table-cell>
          <table:table-cell office:value-type="float" office:value="43667" table:style-name="ce1">
            <text:p>43667</text:p>
          </table:table-cell>
          <table:table-cell office:value-type="float" office:value="3549" table:style-name="ce1">
            <text:p>3549</text:p>
          </table:table-cell>
          <table:table-cell office:value-type="float" office:value="8.17" table:style-name="ce1">
            <text:p>8,17</text:p>
          </table:table-cell>
          <table:table-cell office:value-type="float" office:value="4.01" table:style-name="ce1">
            <text:p>4,01</text:p>
          </table:table-cell>
          <table:table-cell office:value-type="float" office:value="75107" table:style-name="ce1">
            <text:p>75107</text:p>
          </table:table-cell>
          <table:table-cell office:value-type="float" office:value="9135" table:style-name="ce1">
            <text:p>9135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4.25" table:style-name="ce1">
            <text:p>4,25</text:p>
          </table:table-cell>
          <table:table-cell office:value-type="float" office:value="21598" table:style-name="ce1">
            <text:p>21598</text:p>
          </table:table-cell>
          <table:table-cell office:value-type="float" office:value="9078" table:style-name="ce1">
            <text:p>9078</text:p>
          </table:table-cell>
          <table:table-cell office:value-type="float" office:value="11.35" table:style-name="ce1">
            <text:p>11,35</text:p>
          </table:table-cell>
          <table:table-cell office:value-type="float" office:value="6.79" table:style-name="ce1">
            <text:p>6,79</text:p>
          </table:table-cell>
          <table:table-cell office:value-type="float" office:value="30387" table:style-name="ce1">
            <text:p>30387</text:p>
          </table:table-cell>
          <table:table-cell office:value-type="float" office:value="12201" table:style-name="ce1">
            <text:p>12201</text:p>
          </table:table-cell>
          <table:table-cell office:value-type="float" office:value="10.02" table:style-name="ce1">
            <text:p>10,02</text:p>
          </table:table-cell>
          <table:table-cell office:value-type="float" office:value="5.64" table:style-name="ce1">
            <text:p>5,64</text:p>
          </table:table-cell>
          <table:table-cell office:value-type="float" office:value="102395" table:style-name="ce1">
            <text:p>102395</text:p>
          </table:table-cell>
          <table:table-cell office:value-type="float" office:value="11957" table:style-name="ce1">
            <text:p>11957</text:p>
          </table:table-cell>
          <table:table-cell office:value-type="float" office:value="5.13" table:style-name="ce1">
            <text:p>5,1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32425" table:style-name="ce1">
            <text:p>32425</text:p>
          </table:table-cell>
          <table:table-cell office:value-type="float" office:value="2559" table:style-name="ce1">
            <text:p>2559</text:p>
          </table:table-cell>
          <table:table-cell office:value-type="float" office:value="5.16" table:style-name="ce1">
            <text:p>5,16</text:p>
          </table:table-cell>
          <table:table-cell office:value-type="float" office:value="1.21" table:style-name="ce1">
            <text:p>1,21</text:p>
          </table:table-cell>
          <table:table-cell office:value-type="float" office:value="29373" table:style-name="ce1">
            <text:p>29373</text:p>
          </table:table-cell>
          <table:table-cell office:value-type="float" office:value="2492" table:style-name="ce1">
            <text:p>2492</text:p>
          </table:table-cell>
          <table:table-cell office:value-type="float" office:value="49.95" table:style-name="ce3">
            <text:p>49,95</text:p>
          </table:table-cell>
          <table:table-cell office:value-type="float" office:value="45.58" table:style-name="ce3">
            <text:p>45,58</text:p>
          </table:table-cell>
          <table:table-cell office:value-type="float" office:value="335170" table:style-name="ce3">
            <text:p>335170</text:p>
          </table:table-cell>
          <table:table-cell office:value-type="float" office:value="72868" table:style-name="ce3">
            <text:p>72868</text:p>
          </table:table-cell>
          <table:table-cell office:value-type="float" office:value="21.52" table:style-name="ce1">
            <text:p>21,52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62003" table:style-name="ce1">
            <text:p>62003</text:p>
          </table:table-cell>
          <table:table-cell office:value-type="float" office:value="5715" table:style-name="ce1">
            <text:p>5715</text:p>
          </table:table-cell>
          <table:table-cell office:value-type="float" office:value="23.53" table:style-name="ce1">
            <text:p>23,53</text:p>
          </table:table-cell>
          <table:table-cell office:value-type="float" office:value="3.68" table:style-name="ce1">
            <text:p>3,68</text:p>
          </table:table-cell>
          <table:table-cell office:value-type="float" office:value="226009" table:style-name="ce1">
            <text:p>226009</text:p>
          </table:table-cell>
          <table:table-cell office:value-type="float" office:value="1477" table:style-name="ce1">
            <text:p>1477</text:p>
          </table:table-cell>
          <table:table-cell office:value-type="float" office:value="5.49" table:style-name="ce1">
            <text:p>5,49</text:p>
          </table:table-cell>
          <table:table-cell office:value-type="float" office:value="1.35" table:style-name="ce1">
            <text:p>1,35</text:p>
          </table:table-cell>
          <table:table-cell office:value-type="float" office:value="36083" table:style-name="ce1">
            <text:p>36083</text:p>
          </table:table-cell>
          <table:table-cell office:value-type="float" office:value="2488" table:style-name="ce1">
            <text:p>2488</text:p>
          </table:table-cell>
          <table:table-cell office:value-type="float" office:value="4.97" table:formula="of:=MIN([.$B63];[.$F63];[.$J63];[.$N63];[.$R63];[.$V63];[.$Z63];[.$AD63];[.$AH63];[.$AL63];[.$AP63];[.$AT63];[.$AX63];[.$BB63];[.$BF63])" table:style-name="ce1">
            <text:p>4,97</text:p>
          </table:table-cell>
          <table:table-cell office:value-type="float" office:value="0.47" table:formula="of:=MIN([.$C63];[.$G63];[.$K63];[.$O63];[.$S63];[.$W63];[.$AA63];[.$AE63];[.$AI63];[.$AM63];[.$AQ63];[.$AU63];[.$AY63];[.$BC63];[.$BG63])" table:style-name="ce1">
            <text:p>0,47</text:p>
          </table:table-cell>
          <table:table-cell office:value-type="float" office:value="12129" table:formula="of:=MIN([.$D63];[.$H63];[.$L63];[.$P63];[.$T63];[.$X63];[.$AB63];[.$AF63];[.$AJ63];[.$AN63];[.$AR63];[.$AV63];[.$AZ63];[.$BD63];[.$BH63])" table:style-name="ce1">
            <text:p>12129</text:p>
          </table:table-cell>
          <table:table-cell office:value-type="float" office:value="595" table:formula="of:=MIN([.$E63];[.$I63];[.$M63];[.$Q63];[.$U63];[.$Y63];[.$AC63];[.$AG63];[.$AK63];[.$AO63];[.$AS63];[.$AW63];[.$BA63];[.$BE63];[.$BI63])" table:style-name="ce1">
            <text:p>595</text:p>
          </table:table-cell>
          <table:table-cell office:value-type="float" office:value="8.17" table:formula="of:=MEDIAN([.$B63];[.$F63];[.$J63];[.$N63];[.$R63];[.$V63];[.$Z63];[.$AD63];[.$AH63];[.$AL63];[.$AP63];[.$AT63];[.$AX63];[.$BB63];[.$BF63])" table:style-name="ce1">
            <text:p>8,17</text:p>
          </table:table-cell>
          <table:table-cell office:value-type="float" office:value="3.68" table:formula="of:=MEDIAN([.$C63];[.$G63];[.$K63];[.$O63];[.$S63];[.$W63];[.$AA63];[.$AE63];[.$AI63];[.$AM63];[.$AQ63];[.$AU63];[.$AY63];[.$BC63];[.$BG63])" table:style-name="ce1">
            <text:p>3,68</text:p>
          </table:table-cell>
          <table:table-cell office:value-type="float" office:value="40331" table:formula="of:=MEDIAN([.$D63];[.$H63];[.$L63];[.$P63];[.$T63];[.$X63];[.$AB63];[.$AF63];[.$AJ63];[.$AN63];[.$AR63];[.$AV63];[.$AZ63];[.$BD63];[.$BH63])" table:style-name="ce1">
            <text:p>40331</text:p>
          </table:table-cell>
          <table:table-cell office:value-type="float" office:value="3549" table:formula="of:=MEDIAN([.$E63];[.$I63];[.$M63];[.$Q63];[.$U63];[.$Y63];[.$AC63];[.$AG63];[.$AK63];[.$AO63];[.$AS63];[.$AW63];[.$BA63];[.$BE63];[.$BI63])" table:style-name="ce1">
            <text:p>3549</text:p>
          </table:table-cell>
          <table:table-cell office:value-type="float" office:value="49.95" table:formula="of:=MAX([.$B63];[.$F63];[.$J63];[.$N63];[.$R63];[.$V63];[.$Z63];[.$AD63];[.$AH63];[.$AL63];[.$AP63];[.$AT63];[.$AX63];[.$BB63];[.$BF63])" table:style-name="ce1">
            <text:p>49,95</text:p>
          </table:table-cell>
          <table:table-cell office:value-type="float" office:value="45.58" table:formula="of:=MAX([.$C63];[.$G63];[.$K63];[.$O63];[.$S63];[.$W63];[.$AA63];[.$AE63];[.$AI63];[.$AM63];[.$AQ63];[.$AU63];[.$AY63];[.$BC63];[.$BG63])" table:style-name="ce1">
            <text:p>45,58</text:p>
          </table:table-cell>
          <table:table-cell office:value-type="float" office:value="335170" table:formula="of:=MAX([.$D63];[.$H63];[.$L63];[.$P63];[.$T63];[.$X63];[.$AB63];[.$AF63];[.$AJ63];[.$AN63];[.$AR63];[.$AV63];[.$AZ63];[.$BD63];[.$BH63])" table:style-name="ce1">
            <text:p>335170</text:p>
          </table:table-cell>
          <table:table-cell office:value-type="float" office:value="72868" table:formula="of:=MAX([.$E63];[.$I63];[.$M63];[.$Q63];[.$U63];[.$Y63];[.$AC63];[.$AG63];[.$AK63];[.$AO63];[.$AS63];[.$AW63];[.$BA63];[.$BE63];[.$BI63])" table:style-name="ce1">
            <text:p>7286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25_c50.lp</text:p>
          </table:table-cell>
          <table:table-cell office:value-type="float" office:value="28.74" table:style-name="ce1">
            <text:p>28,74</text:p>
          </table:table-cell>
          <table:table-cell office:value-type="float" office:value="26.67" table:style-name="ce1">
            <text:p>26,67</text:p>
          </table:table-cell>
          <table:table-cell office:value-type="float" office:value="120584" table:style-name="ce1">
            <text:p>120584</text:p>
          </table:table-cell>
          <table:table-cell office:value-type="float" office:value="53534" table:style-name="ce1">
            <text:p>53534</text:p>
          </table:table-cell>
          <table:table-cell office:value-type="float" office:value="40.04" table:style-name="ce1">
            <text:p>40,04</text:p>
          </table:table-cell>
          <table:table-cell office:value-type="float" office:value="38" table:style-name="ce1">
            <text:p>38</text:p>
          </table:table-cell>
          <table:table-cell office:value-type="float" office:value="139129" table:style-name="ce1">
            <text:p>139129</text:p>
          </table:table-cell>
          <table:table-cell office:value-type="float" office:value="99032" table:style-name="ce1">
            <text:p>99032</text:p>
          </table:table-cell>
          <table:table-cell office:value-type="float" office:value="80.94" table:style-name="ce1">
            <text:p>80,94</text:p>
          </table:table-cell>
          <table:table-cell office:value-type="float" office:value="78.760000000000005" table:style-name="ce1">
            <text:p>78,76</text:p>
          </table:table-cell>
          <table:table-cell office:value-type="float" office:value="330224" table:style-name="ce1">
            <text:p>330224</text:p>
          </table:table-cell>
          <table:table-cell office:value-type="float" office:value="179029" table:style-name="ce1">
            <text:p>179029</text:p>
          </table:table-cell>
          <table:table-cell office:value-type="float" office:value="17.5" table:style-name="ce2">
            <text:p>17,5</text:p>
          </table:table-cell>
          <table:table-cell office:value-type="float" office:value="15.58" table:style-name="ce2">
            <text:p>15,58</text:p>
          </table:table-cell>
          <table:table-cell office:value-type="float" office:value="47986" table:style-name="ce2">
            <text:p>47986</text:p>
          </table:table-cell>
          <table:table-cell office:value-type="float" office:value="35336" table:style-name="ce2">
            <text:p>35336</text:p>
          </table:table-cell>
          <table:table-cell office:value-type="float" office:value="42.95" table:style-name="ce1">
            <text:p>42,95</text:p>
          </table:table-cell>
          <table:table-cell office:value-type="float" office:value="40.96" table:style-name="ce1">
            <text:p>40,96</text:p>
          </table:table-cell>
          <table:table-cell office:value-type="float" office:value="204457" table:style-name="ce1">
            <text:p>204457</text:p>
          </table:table-cell>
          <table:table-cell office:value-type="float" office:value="100494" table:style-name="ce1">
            <text:p>100494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38.4" table:style-name="ce1">
            <text:p>38,4</text:p>
          </table:table-cell>
          <table:table-cell office:value-type="float" office:value="135872" table:style-name="ce1">
            <text:p>135872</text:p>
          </table:table-cell>
          <table:table-cell office:value-type="float" office:value="76644" table:style-name="ce1">
            <text:p>76644</text:p>
          </table:table-cell>
          <table:table-cell office:value-type="float" office:value="28.43" table:style-name="ce1">
            <text:p>28,43</text:p>
          </table:table-cell>
          <table:table-cell office:value-type="float" office:value="26.17" table:style-name="ce1">
            <text:p>26,17</text:p>
          </table:table-cell>
          <table:table-cell office:value-type="float" office:value="76695" table:style-name="ce1">
            <text:p>76695</text:p>
          </table:table-cell>
          <table:table-cell office:value-type="float" office:value="56260" table:style-name="ce1">
            <text:p>56260</text:p>
          </table:table-cell>
          <table:table-cell office:value-type="float" office:value="20.010000000000002" table:style-name="ce1">
            <text:p>20,01</text:p>
          </table:table-cell>
          <table:table-cell office:value-type="float" office:value="17.88" table:style-name="ce1">
            <text:p>17,88</text:p>
          </table:table-cell>
          <table:table-cell office:value-type="float" office:value="55421" table:style-name="ce1">
            <text:p>55421</text:p>
          </table:table-cell>
          <table:table-cell office:value-type="float" office:value="39871" table:style-name="ce1">
            <text:p>39871</text:p>
          </table:table-cell>
          <table:table-cell office:value-type="float" office:value="23.14" table:style-name="ce1">
            <text:p>23,14</text:p>
          </table:table-cell>
          <table:table-cell office:value-type="float" office:value="20.86" table:style-name="ce1">
            <text:p>20,86</text:p>
          </table:table-cell>
          <table:table-cell office:value-type="float" office:value="129902" table:style-name="ce1">
            <text:p>129902</text:p>
          </table:table-cell>
          <table:table-cell office:value-type="float" office:value="58525" table:style-name="ce1">
            <text:p>58525</text:p>
          </table:table-cell>
          <table:table-cell office:value-type="float" office:value="20.56" table:style-name="ce1">
            <text:p>20,56</text:p>
          </table:table-cell>
          <table:table-cell office:value-type="float" office:value="18.36" table:style-name="ce1">
            <text:p>18,36</text:p>
          </table:table-cell>
          <table:table-cell office:value-type="float" office:value="72673" table:style-name="ce1">
            <text:p>72673</text:p>
          </table:table-cell>
          <table:table-cell office:value-type="float" office:value="46759" table:style-name="ce1">
            <text:p>46759</text:p>
          </table:table-cell>
          <table:table-cell office:value-type="float" office:value="69.13" table:style-name="ce1">
            <text:p>69,13</text:p>
          </table:table-cell>
          <table:table-cell office:value-type="float" office:value="66.92" table:style-name="ce1">
            <text:p>66,92</text:p>
          </table:table-cell>
          <table:table-cell office:value-type="float" office:value="220538" table:style-name="ce1">
            <text:p>220538</text:p>
          </table:table-cell>
          <table:table-cell office:value-type="float" office:value="142687" table:style-name="ce1">
            <text:p>14268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65935350" table:style-name="ce3">
            <text:p>165935350</text:p>
          </table:table-cell>
          <table:table-cell office:value-type="float" office:value="31764291" table:style-name="ce3">
            <text:p>31764291</text:p>
          </table:table-cell>
          <table:table-cell office:value-type="float" office:value="73" table:style-name="ce1">
            <text:p>73</text:p>
          </table:table-cell>
          <table:table-cell office:value-type="float" office:value="65.319999999999993" table:style-name="ce1">
            <text:p>65,32</text:p>
          </table:table-cell>
          <table:table-cell office:value-type="float" office:value="188789" table:style-name="ce1">
            <text:p>188789</text:p>
          </table:table-cell>
          <table:table-cell office:value-type="float" office:value="108032" table:style-name="ce1">
            <text:p>108032</text:p>
          </table:table-cell>
          <table:table-cell office:value-type="float" office:value="359.83" table:style-name="ce1">
            <text:p>359,83</text:p>
          </table:table-cell>
          <table:table-cell office:value-type="float" office:value="349.82" table:style-name="ce1">
            <text:p>349,82</text:p>
          </table:table-cell>
          <table:table-cell office:value-type="float" office:value="27440576" table:style-name="ce1">
            <text:p>27440576</text:p>
          </table:table-cell>
          <table:table-cell office:value-type="float" office:value="544002" table:style-name="ce1">
            <text:p>544002</text:p>
          </table:table-cell>
          <table:table-cell office:value-type="float" office:value="46.49" table:style-name="ce1">
            <text:p>46,49</text:p>
          </table:table-cell>
          <table:table-cell office:value-type="float" office:value="44.71" table:style-name="ce1">
            <text:p>44,71</text:p>
          </table:table-cell>
          <table:table-cell office:value-type="float" office:value="223430" table:style-name="ce1">
            <text:p>223430</text:p>
          </table:table-cell>
          <table:table-cell office:value-type="float" office:value="136999" table:style-name="ce1">
            <text:p>136999</text:p>
          </table:table-cell>
          <table:table-cell office:value-type="float" office:value="17.5" table:formula="of:=MIN([.$B64];[.$F64];[.$J64];[.$N64];[.$R64];[.$V64];[.$Z64];[.$AD64];[.$AH64];[.$AL64];[.$AP64];[.$AT64];[.$AX64];[.$BB64];[.$BF64])" table:style-name="ce1">
            <text:p>17,5</text:p>
          </table:table-cell>
          <table:table-cell office:value-type="float" office:value="15.58" table:formula="of:=MIN([.$C64];[.$G64];[.$K64];[.$O64];[.$S64];[.$W64];[.$AA64];[.$AE64];[.$AI64];[.$AM64];[.$AQ64];[.$AU64];[.$AY64];[.$BC64];[.$BG64])" table:style-name="ce1">
            <text:p>15,58</text:p>
          </table:table-cell>
          <table:table-cell office:value-type="float" office:value="47986" table:formula="of:=MIN([.$D64];[.$H64];[.$L64];[.$P64];[.$T64];[.$X64];[.$AB64];[.$AF64];[.$AJ64];[.$AN64];[.$AR64];[.$AV64];[.$AZ64];[.$BD64];[.$BH64])" table:style-name="ce1">
            <text:p>47986</text:p>
          </table:table-cell>
          <table:table-cell office:value-type="float" office:value="35336" table:formula="of:=MIN([.$E64];[.$I64];[.$M64];[.$Q64];[.$U64];[.$Y64];[.$AC64];[.$AG64];[.$AK64];[.$AO64];[.$AS64];[.$AW64];[.$BA64];[.$BE64];[.$BI64])" table:style-name="ce1">
            <text:p>35336</text:p>
          </table:table-cell>
          <table:table-cell office:value-type="float" office:value="40.549999999999997" table:formula="of:=MEDIAN([.$B64];[.$F64];[.$J64];[.$N64];[.$R64];[.$V64];[.$Z64];[.$AD64];[.$AH64];[.$AL64];[.$AP64];[.$AT64];[.$AX64];[.$BB64];[.$BF64])" table:style-name="ce1">
            <text:p>40,55</text:p>
          </table:table-cell>
          <table:table-cell office:value-type="float" office:value="38.4" table:formula="of:=MEDIAN([.$C64];[.$G64];[.$K64];[.$O64];[.$S64];[.$W64];[.$AA64];[.$AE64];[.$AI64];[.$AM64];[.$AQ64];[.$AU64];[.$AY64];[.$BC64];[.$BG64])" table:style-name="ce1">
            <text:p>38,4</text:p>
          </table:table-cell>
          <table:table-cell office:value-type="float" office:value="139129" table:formula="of:=MEDIAN([.$D64];[.$H64];[.$L64];[.$P64];[.$T64];[.$X64];[.$AB64];[.$AF64];[.$AJ64];[.$AN64];[.$AR64];[.$AV64];[.$AZ64];[.$BD64];[.$BH64])" table:style-name="ce1">
            <text:p>139129</text:p>
          </table:table-cell>
          <table:table-cell office:value-type="float" office:value="99032" table:formula="of:=MEDIAN([.$E64];[.$I64];[.$M64];[.$Q64];[.$U64];[.$Y64];[.$AC64];[.$AG64];[.$AK64];[.$AO64];[.$AS64];[.$AW64];[.$BA64];[.$BE64];[.$BI64])" table:style-name="ce1">
            <text:p>99032</text:p>
          </table:table-cell>
          <table:table-cell office:value-type="float" office:value="21600" table:formula="of:=MAX([.$B64];[.$F64];[.$J64];[.$N64];[.$R64];[.$V64];[.$Z64];[.$AD64];[.$AH64];[.$AL64];[.$AP64];[.$AT64];[.$AX64];[.$BB64];[.$BF64])" table:style-name="ce1">
            <text:p>21600</text:p>
          </table:table-cell>
          <table:table-cell office:value-type="float" office:value="21600" table:formula="of:=MAX([.$C64];[.$G64];[.$K64];[.$O64];[.$S64];[.$W64];[.$AA64];[.$AE64];[.$AI64];[.$AM64];[.$AQ64];[.$AU64];[.$AY64];[.$BC64];[.$BG64])" table:style-name="ce1">
            <text:p>21600</text:p>
          </table:table-cell>
          <table:table-cell office:value-type="float" office:value="165935350" table:formula="of:=MAX([.$D64];[.$H64];[.$L64];[.$P64];[.$T64];[.$X64];[.$AB64];[.$AF64];[.$AJ64];[.$AN64];[.$AR64];[.$AV64];[.$AZ64];[.$BD64];[.$BH64])" table:style-name="ce1">
            <text:p>165935350</text:p>
          </table:table-cell>
          <table:table-cell office:value-type="float" office:value="31764291" table:formula="of:=MAX([.$E64];[.$I64];[.$M64];[.$Q64];[.$U64];[.$Y64];[.$AC64];[.$AG64];[.$AK64];[.$AO64];[.$AS64];[.$AW64];[.$BA64];[.$BE64];[.$BI64])" table:style-name="ce1">
            <text:p>3176429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25_c55.lp</text:p>
          </table:table-cell>
          <table:table-cell office:value-type="float" office:value="6.27" table:style-name="ce1">
            <text:p>6,27</text:p>
          </table:table-cell>
          <table:table-cell office:value-type="float" office:value="3.49" table:style-name="ce1">
            <text:p>3,49</text:p>
          </table:table-cell>
          <table:table-cell office:value-type="float" office:value="34301" table:style-name="ce1">
            <text:p>34301</text:p>
          </table:table-cell>
          <table:table-cell office:value-type="float" office:value="8455" table:style-name="ce1">
            <text:p>8455</text:p>
          </table:table-cell>
          <table:table-cell office:value-type="float" office:value="14.45" table:style-name="ce1">
            <text:p>14,45</text:p>
          </table:table-cell>
          <table:table-cell office:value-type="float" office:value="11.78" table:style-name="ce1">
            <text:p>11,78</text:p>
          </table:table-cell>
          <table:table-cell office:value-type="float" office:value="97202" table:style-name="ce1">
            <text:p>97202</text:p>
          </table:table-cell>
          <table:table-cell office:value-type="float" office:value="31319" table:style-name="ce1">
            <text:p>31319</text:p>
          </table:table-cell>
          <table:table-cell office:value-type="float" office:value="18.36" table:style-name="ce1">
            <text:p>18,36</text:p>
          </table:table-cell>
          <table:table-cell office:value-type="float" office:value="15.44" table:style-name="ce1">
            <text:p>15,44</text:p>
          </table:table-cell>
          <table:table-cell office:value-type="float" office:value="192281" table:style-name="ce1">
            <text:p>192281</text:p>
          </table:table-cell>
          <table:table-cell office:value-type="float" office:value="28682" table:style-name="ce1">
            <text:p>28682</text:p>
          </table:table-cell>
          <table:table-cell office:value-type="float" office:value="28.31" table:style-name="ce1">
            <text:p>28,31</text:p>
          </table:table-cell>
          <table:table-cell office:value-type="float" office:value="25.53" table:style-name="ce1">
            <text:p>25,53</text:p>
          </table:table-cell>
          <table:table-cell office:value-type="float" office:value="81761" table:style-name="ce1">
            <text:p>81761</text:p>
          </table:table-cell>
          <table:table-cell office:value-type="float" office:value="55967" table:style-name="ce1">
            <text:p>55967</text:p>
          </table:table-cell>
          <table:table-cell office:value-type="float" office:value="9.82" table:style-name="ce1">
            <text:p>9,82</text:p>
          </table:table-cell>
          <table:table-cell office:value-type="float" office:value="7.21" table:style-name="ce1">
            <text:p>7,21</text:p>
          </table:table-cell>
          <table:table-cell office:value-type="float" office:value="55457" table:style-name="ce1">
            <text:p>55457</text:p>
          </table:table-cell>
          <table:table-cell office:value-type="float" office:value="15925" table:style-name="ce1">
            <text:p>15925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36.9" table:style-name="ce1">
            <text:p>36,9</text:p>
          </table:table-cell>
          <table:table-cell office:value-type="float" office:value="391904" table:style-name="ce1">
            <text:p>391904</text:p>
          </table:table-cell>
          <table:table-cell office:value-type="float" office:value="71564" table:style-name="ce1">
            <text:p>71564</text:p>
          </table:table-cell>
          <table:table-cell office:value-type="float" office:value="32.75" table:style-name="ce1">
            <text:p>32,75</text:p>
          </table:table-cell>
          <table:table-cell office:value-type="float" office:value="29.76" table:style-name="ce1">
            <text:p>29,76</text:p>
          </table:table-cell>
          <table:table-cell office:value-type="float" office:value="83805" table:style-name="ce1">
            <text:p>83805</text:p>
          </table:table-cell>
          <table:table-cell office:value-type="float" office:value="57277" table:style-name="ce1">
            <text:p>57277</text:p>
          </table:table-cell>
          <table:table-cell office:value-type="float" office:value="74.760000000000005" table:style-name="ce1">
            <text:p>74,76</text:p>
          </table:table-cell>
          <table:table-cell office:value-type="float" office:value="72.02" table:style-name="ce1">
            <text:p>72,02</text:p>
          </table:table-cell>
          <table:table-cell office:value-type="float" office:value="179737" table:style-name="ce1">
            <text:p>179737</text:p>
          </table:table-cell>
          <table:table-cell office:value-type="float" office:value="128347" table:style-name="ce1">
            <text:p>128347</text:p>
          </table:table-cell>
          <table:table-cell office:value-type="float" office:value="43.58" table:style-name="ce1">
            <text:p>43,58</text:p>
          </table:table-cell>
          <table:table-cell office:value-type="float" office:value="40.56" table:style-name="ce1">
            <text:p>40,56</text:p>
          </table:table-cell>
          <table:table-cell office:value-type="float" office:value="234477" table:style-name="ce1">
            <text:p>234477</text:p>
          </table:table-cell>
          <table:table-cell office:value-type="float" office:value="79423" table:style-name="ce1">
            <text:p>79423</text:p>
          </table:table-cell>
          <table:table-cell office:value-type="float" office:value="4.42" table:style-name="ce1">
            <text:p>4,42</text:p>
          </table:table-cell>
          <table:table-cell office:value-type="float" office:value="1.69" table:style-name="ce1">
            <text:p>1,69</text:p>
          </table:table-cell>
          <table:table-cell office:value-type="float" office:value="17060" table:style-name="ce1">
            <text:p>17060</text:p>
          </table:table-cell>
          <table:table-cell office:value-type="float" office:value="4639" table:style-name="ce1">
            <text:p>4639</text:p>
          </table:table-cell>
          <table:table-cell office:value-type="float" office:value="3.77" table:style-name="ce2">
            <text:p>3,77</text:p>
          </table:table-cell>
          <table:table-cell office:value-type="float" office:value="1.1599999999999999" table:style-name="ce2">
            <text:p>1,16</text:p>
          </table:table-cell>
          <table:table-cell office:value-type="float" office:value="10682" table:style-name="ce2">
            <text:p>10682</text:p>
          </table:table-cell>
          <table:table-cell office:value-type="float" office:value="3256" table:style-name="ce2">
            <text:p>3256</text:p>
          </table:table-cell>
          <table:table-cell office:value-type="float" office:value="48.57" table:style-name="ce1">
            <text:p>48,57</text:p>
          </table:table-cell>
          <table:table-cell office:value-type="float" office:value="45.9" table:style-name="ce1">
            <text:p>45,9</text:p>
          </table:table-cell>
          <table:table-cell office:value-type="float" office:value="398580" table:style-name="ce1">
            <text:p>398580</text:p>
          </table:table-cell>
          <table:table-cell office:value-type="float" office:value="106349" table:style-name="ce1">
            <text:p>106349</text:p>
          </table:table-cell>
          <table:table-cell office:value-type="float" office:value="23.82" table:style-name="ce1">
            <text:p>23,82</text:p>
          </table:table-cell>
          <table:table-cell office:value-type="float" office:value="12.74" table:style-name="ce1">
            <text:p>12,74</text:p>
          </table:table-cell>
          <table:table-cell office:value-type="float" office:value="57418" table:style-name="ce1">
            <text:p>57418</text:p>
          </table:table-cell>
          <table:table-cell office:value-type="float" office:value="16528" table:style-name="ce1">
            <text:p>16528</text:p>
          </table:table-cell>
          <table:table-cell office:value-type="float" office:value="416.92" table:style-name="ce3">
            <text:p>416,92</text:p>
          </table:table-cell>
          <table:table-cell office:value-type="float" office:value="406.02" table:style-name="ce3">
            <text:p>406,02</text:p>
          </table:table-cell>
          <table:table-cell office:value-type="float" office:value="41113926" table:style-name="ce3">
            <text:p>41113926</text:p>
          </table:table-cell>
          <table:table-cell office:value-type="float" office:value="275941" table:style-name="ce3">
            <text:p>275941</text:p>
          </table:table-cell>
          <table:table-cell office:value-type="float" office:value="42.5" table:style-name="ce1">
            <text:p>42,5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451295" table:style-name="ce1">
            <text:p>451295</text:p>
          </table:table-cell>
          <table:table-cell office:value-type="float" office:value="74768" table:style-name="ce1">
            <text:p>74768</text:p>
          </table:table-cell>
          <table:table-cell office:value-type="float" office:value="3.77" table:formula="of:=MIN([.$B65];[.$F65];[.$J65];[.$N65];[.$R65];[.$V65];[.$Z65];[.$AD65];[.$AH65];[.$AL65];[.$AP65];[.$AT65];[.$AX65];[.$BB65];[.$BF65])" table:style-name="ce1">
            <text:p>3,77</text:p>
          </table:table-cell>
          <table:table-cell office:value-type="float" office:value="1.1599999999999999" table:formula="of:=MIN([.$C65];[.$G65];[.$K65];[.$O65];[.$S65];[.$W65];[.$AA65];[.$AE65];[.$AI65];[.$AM65];[.$AQ65];[.$AU65];[.$AY65];[.$BC65];[.$BG65])" table:style-name="ce1">
            <text:p>1,16</text:p>
          </table:table-cell>
          <table:table-cell office:value-type="float" office:value="10682" table:formula="of:=MIN([.$D65];[.$H65];[.$L65];[.$P65];[.$T65];[.$X65];[.$AB65];[.$AF65];[.$AJ65];[.$AN65];[.$AR65];[.$AV65];[.$AZ65];[.$BD65];[.$BH65])" table:style-name="ce1">
            <text:p>10682</text:p>
          </table:table-cell>
          <table:table-cell office:value-type="float" office:value="3256" table:formula="of:=MIN([.$E65];[.$I65];[.$M65];[.$Q65];[.$U65];[.$Y65];[.$AC65];[.$AG65];[.$AK65];[.$AO65];[.$AS65];[.$AW65];[.$BA65];[.$BE65];[.$BI65])" table:style-name="ce1">
            <text:p>3256</text:p>
          </table:table-cell>
          <table:table-cell office:value-type="float" office:value="28.31" table:formula="of:=MEDIAN([.$B65];[.$F65];[.$J65];[.$N65];[.$R65];[.$V65];[.$Z65];[.$AD65];[.$AH65];[.$AL65];[.$AP65];[.$AT65];[.$AX65];[.$BB65];[.$BF65])" table:style-name="ce1">
            <text:p>28,31</text:p>
          </table:table-cell>
          <table:table-cell office:value-type="float" office:value="25.53" table:formula="of:=MEDIAN([.$C65];[.$G65];[.$K65];[.$O65];[.$S65];[.$W65];[.$AA65];[.$AE65];[.$AI65];[.$AM65];[.$AQ65];[.$AU65];[.$AY65];[.$BC65];[.$BG65])" table:style-name="ce1">
            <text:p>25,53</text:p>
          </table:table-cell>
          <table:table-cell office:value-type="float" office:value="97202" table:formula="of:=MEDIAN([.$D65];[.$H65];[.$L65];[.$P65];[.$T65];[.$X65];[.$AB65];[.$AF65];[.$AJ65];[.$AN65];[.$AR65];[.$AV65];[.$AZ65];[.$BD65];[.$BH65])" table:style-name="ce1">
            <text:p>97202</text:p>
          </table:table-cell>
          <table:table-cell office:value-type="float" office:value="55967" table:formula="of:=MEDIAN([.$E65];[.$I65];[.$M65];[.$Q65];[.$U65];[.$Y65];[.$AC65];[.$AG65];[.$AK65];[.$AO65];[.$AS65];[.$AW65];[.$BA65];[.$BE65];[.$BI65])" table:style-name="ce1">
            <text:p>55967</text:p>
          </table:table-cell>
          <table:table-cell office:value-type="float" office:value="416.92" table:formula="of:=MAX([.$B65];[.$F65];[.$J65];[.$N65];[.$R65];[.$V65];[.$Z65];[.$AD65];[.$AH65];[.$AL65];[.$AP65];[.$AT65];[.$AX65];[.$BB65];[.$BF65])" table:style-name="ce1">
            <text:p>416,92</text:p>
          </table:table-cell>
          <table:table-cell office:value-type="float" office:value="406.02" table:formula="of:=MAX([.$C65];[.$G65];[.$K65];[.$O65];[.$S65];[.$W65];[.$AA65];[.$AE65];[.$AI65];[.$AM65];[.$AQ65];[.$AU65];[.$AY65];[.$BC65];[.$BG65])" table:style-name="ce1">
            <text:p>406,02</text:p>
          </table:table-cell>
          <table:table-cell office:value-type="float" office:value="41113926" table:formula="of:=MAX([.$D65];[.$H65];[.$L65];[.$P65];[.$T65];[.$X65];[.$AB65];[.$AF65];[.$AJ65];[.$AN65];[.$AR65];[.$AV65];[.$AZ65];[.$BD65];[.$BH65])" table:style-name="ce1">
            <text:p>41113926</text:p>
          </table:table-cell>
          <table:table-cell office:value-type="float" office:value="275941" table:formula="of:=MAX([.$E65];[.$I65];[.$M65];[.$Q65];[.$U65];[.$Y65];[.$AC65];[.$AG65];[.$AK65];[.$AO65];[.$AS65];[.$AW65];[.$BA65];[.$BE65];[.$BI65])" table:style-name="ce1">
            <text:p>27594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25_c60.lp</text:p>
          </table:table-cell>
          <table:table-cell office:value-type="float" office:value="81.09" table:style-name="ce1">
            <text:p>81,09</text:p>
          </table:table-cell>
          <table:table-cell office:value-type="float" office:value="77.03" table:style-name="ce1">
            <text:p>77,03</text:p>
          </table:table-cell>
          <table:table-cell office:value-type="float" office:value="985950" table:style-name="ce1">
            <text:p>985950</text:p>
          </table:table-cell>
          <table:table-cell office:value-type="float" office:value="216599" table:style-name="ce1">
            <text:p>216599</text:p>
          </table:table-cell>
          <table:table-cell office:value-type="float" office:value="120.9" table:style-name="ce1">
            <text:p>120,9</text:p>
          </table:table-cell>
          <table:table-cell office:value-type="float" office:value="116.42" table:style-name="ce1">
            <text:p>116,42</text:p>
          </table:table-cell>
          <table:table-cell office:value-type="float" office:value="1496555" table:style-name="ce1">
            <text:p>1496555</text:p>
          </table:table-cell>
          <table:table-cell office:value-type="float" office:value="333396" table:style-name="ce1">
            <text:p>333396</text:p>
          </table:table-cell>
          <table:table-cell office:value-type="float" office:value="481.53" table:style-name="ce1">
            <text:p>481,53</text:p>
          </table:table-cell>
          <table:table-cell office:value-type="float" office:value="477.01" table:style-name="ce1">
            <text:p>477,01</text:p>
          </table:table-cell>
          <table:table-cell office:value-type="float" office:value="5125663" table:style-name="ce1">
            <text:p>5125663</text:p>
          </table:table-cell>
          <table:table-cell office:value-type="float" office:value="1350293" table:style-name="ce1">
            <text:p>1350293</text:p>
          </table:table-cell>
          <table:table-cell office:value-type="float" office:value="336.23" table:style-name="ce1">
            <text:p>336,23</text:p>
          </table:table-cell>
          <table:table-cell office:value-type="float" office:value="331.98" table:style-name="ce1">
            <text:p>331,98</text:p>
          </table:table-cell>
          <table:table-cell office:value-type="float" office:value="3997356" table:style-name="ce1">
            <text:p>3997356</text:p>
          </table:table-cell>
          <table:table-cell office:value-type="float" office:value="997198" table:style-name="ce1">
            <text:p>997198</text:p>
          </table:table-cell>
          <table:table-cell office:value-type="float" office:value="106.49" table:style-name="ce1">
            <text:p>106,49</text:p>
          </table:table-cell>
          <table:table-cell office:value-type="float" office:value="102.7" table:style-name="ce1">
            <text:p>102,7</text:p>
          </table:table-cell>
          <table:table-cell office:value-type="float" office:value="1440758" table:style-name="ce1">
            <text:p>1440758</text:p>
          </table:table-cell>
          <table:table-cell office:value-type="float" office:value="339148" table:style-name="ce1">
            <text:p>339148</text:p>
          </table:table-cell>
          <table:table-cell office:value-type="float" office:value="2445.34" table:style-name="ce1">
            <text:p>2445,34</text:p>
          </table:table-cell>
          <table:table-cell office:value-type="float" office:value="2441.04" table:style-name="ce1">
            <text:p>2441,04</text:p>
          </table:table-cell>
          <table:table-cell office:value-type="float" office:value="8476055" table:style-name="ce1">
            <text:p>8476055</text:p>
          </table:table-cell>
          <table:table-cell office:value-type="float" office:value="6038926" table:style-name="ce1">
            <text:p>6038926</text:p>
          </table:table-cell>
          <table:table-cell office:value-type="float" office:value="2787.22" table:style-name="ce3">
            <text:p>2787,22</text:p>
          </table:table-cell>
          <table:table-cell office:value-type="float" office:value="2782.49" table:style-name="ce3">
            <text:p>2782,49</text:p>
          </table:table-cell>
          <table:table-cell office:value-type="float" office:value="9491806" table:style-name="ce1">
            <text:p>9491806</text:p>
          </table:table-cell>
          <table:table-cell office:value-type="float" office:value="6911746" table:style-name="ce3">
            <text:p>6911746</text:p>
          </table:table-cell>
          <table:table-cell office:value-type="float" office:value="757.38" table:style-name="ce1">
            <text:p>757,38</text:p>
          </table:table-cell>
          <table:table-cell office:value-type="float" office:value="753.41" table:style-name="ce1">
            <text:p>753,41</text:p>
          </table:table-cell>
          <table:table-cell office:value-type="float" office:value="3071721" table:style-name="ce1">
            <text:p>3071721</text:p>
          </table:table-cell>
          <table:table-cell office:value-type="float" office:value="2104191" table:style-name="ce1">
            <text:p>2104191</text:p>
          </table:table-cell>
          <table:table-cell office:value-type="float" office:value="139.04" table:style-name="ce1">
            <text:p>139,04</text:p>
          </table:table-cell>
          <table:table-cell office:value-type="float" office:value="134.59" table:style-name="ce1">
            <text:p>134,59</text:p>
          </table:table-cell>
          <table:table-cell office:value-type="float" office:value="1809062" table:style-name="ce1">
            <text:p>1809062</text:p>
          </table:table-cell>
          <table:table-cell office:value-type="float" office:value="393936" table:style-name="ce1">
            <text:p>393936</text:p>
          </table:table-cell>
          <table:table-cell office:value-type="float" office:value="338.32" table:style-name="ce1">
            <text:p>338,32</text:p>
          </table:table-cell>
          <table:table-cell office:value-type="float" office:value="334" table:style-name="ce1">
            <text:p>334</text:p>
          </table:table-cell>
          <table:table-cell office:value-type="float" office:value="3213685" table:style-name="ce1">
            <text:p>3213685</text:p>
          </table:table-cell>
          <table:table-cell office:value-type="float" office:value="874381" table:style-name="ce1">
            <text:p>874381</text:p>
          </table:table-cell>
          <table:table-cell office:value-type="float" office:value="345.93" table:style-name="ce1">
            <text:p>345,93</text:p>
          </table:table-cell>
          <table:table-cell office:value-type="float" office:value="341.66" table:style-name="ce1">
            <text:p>341,66</text:p>
          </table:table-cell>
          <table:table-cell office:value-type="float" office:value="3463839" table:style-name="ce1">
            <text:p>3463839</text:p>
          </table:table-cell>
          <table:table-cell office:value-type="float" office:value="1004385" table:style-name="ce1">
            <text:p>1004385</text:p>
          </table:table-cell>
          <table:table-cell office:value-type="float" office:value="2310.62" table:style-name="ce1">
            <text:p>2310,62</text:p>
          </table:table-cell>
          <table:table-cell office:value-type="float" office:value="2306.13" table:style-name="ce1">
            <text:p>2306,13</text:p>
          </table:table-cell>
          <table:table-cell office:value-type="float" office:value="17067609" table:style-name="ce1">
            <text:p>17067609</text:p>
          </table:table-cell>
          <table:table-cell office:value-type="float" office:value="4097583" table:style-name="ce1">
            <text:p>4097583</text:p>
          </table:table-cell>
          <table:table-cell office:value-type="float" office:value="325.57" table:style-name="ce1">
            <text:p>325,57</text:p>
          </table:table-cell>
          <table:table-cell office:value-type="float" office:value="307.45999999999998" table:style-name="ce1">
            <text:p>307,46</text:p>
          </table:table-cell>
          <table:table-cell office:value-type="float" office:value="2425402" table:style-name="ce1">
            <text:p>2425402</text:p>
          </table:table-cell>
          <table:table-cell office:value-type="float" office:value="565228" table:style-name="ce1">
            <text:p>565228</text:p>
          </table:table-cell>
          <table:table-cell office:value-type="float" office:value="838.49" table:style-name="ce1">
            <text:p>838,49</text:p>
          </table:table-cell>
          <table:table-cell office:value-type="float" office:value="817.82" table:style-name="ce1">
            <text:p>817,82</text:p>
          </table:table-cell>
          <table:table-cell office:value-type="float" office:value="86659270" table:style-name="ce3">
            <text:p>86659270</text:p>
          </table:table-cell>
          <table:table-cell office:value-type="float" office:value="386296" table:style-name="ce1">
            <text:p>386296</text:p>
          </table:table-cell>
          <table:table-cell office:value-type="float" office:value="35.65" table:style-name="ce2">
            <text:p>35,65</text:p>
          </table:table-cell>
          <table:table-cell office:value-type="float" office:value="31.31" table:style-name="ce2">
            <text:p>31,31</text:p>
          </table:table-cell>
          <table:table-cell office:value-type="float" office:value="488571" table:style-name="ce2">
            <text:p>488571</text:p>
          </table:table-cell>
          <table:table-cell office:value-type="float" office:value="98289" table:style-name="ce2">
            <text:p>98289</text:p>
          </table:table-cell>
          <table:table-cell office:value-type="float" office:value="35.65" table:formula="of:=MIN([.$B66];[.$F66];[.$J66];[.$N66];[.$R66];[.$V66];[.$Z66];[.$AD66];[.$AH66];[.$AL66];[.$AP66];[.$AT66];[.$AX66];[.$BB66];[.$BF66])" table:style-name="ce1">
            <text:p>35,65</text:p>
          </table:table-cell>
          <table:table-cell office:value-type="float" office:value="31.31" table:formula="of:=MIN([.$C66];[.$G66];[.$K66];[.$O66];[.$S66];[.$W66];[.$AA66];[.$AE66];[.$AI66];[.$AM66];[.$AQ66];[.$AU66];[.$AY66];[.$BC66];[.$BG66])" table:style-name="ce1">
            <text:p>31,31</text:p>
          </table:table-cell>
          <table:table-cell office:value-type="float" office:value="488571" table:formula="of:=MIN([.$D66];[.$H66];[.$L66];[.$P66];[.$T66];[.$X66];[.$AB66];[.$AF66];[.$AJ66];[.$AN66];[.$AR66];[.$AV66];[.$AZ66];[.$BD66];[.$BH66])" table:style-name="ce1">
            <text:p>488571</text:p>
          </table:table-cell>
          <table:table-cell office:value-type="float" office:value="98289" table:formula="of:=MIN([.$E66];[.$I66];[.$M66];[.$Q66];[.$U66];[.$Y66];[.$AC66];[.$AG66];[.$AK66];[.$AO66];[.$AS66];[.$AW66];[.$BA66];[.$BE66];[.$BI66])" table:style-name="ce1">
            <text:p>98289</text:p>
          </table:table-cell>
          <table:table-cell office:value-type="float" office:value="338.32" table:formula="of:=MEDIAN([.$B66];[.$F66];[.$J66];[.$N66];[.$R66];[.$V66];[.$Z66];[.$AD66];[.$AH66];[.$AL66];[.$AP66];[.$AT66];[.$AX66];[.$BB66];[.$BF66])" table:style-name="ce1">
            <text:p>338,32</text:p>
          </table:table-cell>
          <table:table-cell office:value-type="float" office:value="334" table:formula="of:=MEDIAN([.$C66];[.$G66];[.$K66];[.$O66];[.$S66];[.$W66];[.$AA66];[.$AE66];[.$AI66];[.$AM66];[.$AQ66];[.$AU66];[.$AY66];[.$BC66];[.$BG66])" table:style-name="ce1">
            <text:p>334</text:p>
          </table:table-cell>
          <table:table-cell office:value-type="float" office:value="3213685" table:formula="of:=MEDIAN([.$D66];[.$H66];[.$L66];[.$P66];[.$T66];[.$X66];[.$AB66];[.$AF66];[.$AJ66];[.$AN66];[.$AR66];[.$AV66];[.$AZ66];[.$BD66];[.$BH66])" table:style-name="ce1">
            <text:p>3213685</text:p>
          </table:table-cell>
          <table:table-cell office:value-type="float" office:value="874381" table:formula="of:=MEDIAN([.$E66];[.$I66];[.$M66];[.$Q66];[.$U66];[.$Y66];[.$AC66];[.$AG66];[.$AK66];[.$AO66];[.$AS66];[.$AW66];[.$BA66];[.$BE66];[.$BI66])" table:style-name="ce1">
            <text:p>874381</text:p>
          </table:table-cell>
          <table:table-cell office:value-type="float" office:value="2787.22" table:formula="of:=MAX([.$B66];[.$F66];[.$J66];[.$N66];[.$R66];[.$V66];[.$Z66];[.$AD66];[.$AH66];[.$AL66];[.$AP66];[.$AT66];[.$AX66];[.$BB66];[.$BF66])" table:style-name="ce1">
            <text:p>2787,22</text:p>
          </table:table-cell>
          <table:table-cell office:value-type="float" office:value="2782.49" table:formula="of:=MAX([.$C66];[.$G66];[.$K66];[.$O66];[.$S66];[.$W66];[.$AA66];[.$AE66];[.$AI66];[.$AM66];[.$AQ66];[.$AU66];[.$AY66];[.$BC66];[.$BG66])" table:style-name="ce1">
            <text:p>2782,49</text:p>
          </table:table-cell>
          <table:table-cell office:value-type="float" office:value="86659270" table:formula="of:=MAX([.$D66];[.$H66];[.$L66];[.$P66];[.$T66];[.$X66];[.$AB66];[.$AF66];[.$AJ66];[.$AN66];[.$AR66];[.$AV66];[.$AZ66];[.$BD66];[.$BH66])" table:style-name="ce1">
            <text:p>86659270</text:p>
          </table:table-cell>
          <table:table-cell office:value-type="float" office:value="6911746" table:formula="of:=MAX([.$E66];[.$I66];[.$M66];[.$Q66];[.$U66];[.$Y66];[.$AC66];[.$AG66];[.$AK66];[.$AO66];[.$AS66];[.$AW66];[.$BA66];[.$BE66];[.$BI66])" table:style-name="ce1">
            <text:p>691174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25_c65.lp</text:p>
          </table:table-cell>
          <table:table-cell office:value-type="float" office:value="1116.3599999999999" table:style-name="ce3">
            <text:p>1116,36</text:p>
          </table:table-cell>
          <table:table-cell office:value-type="float" office:value="1112.96" table:style-name="ce3">
            <text:p>1112,96</text:p>
          </table:table-cell>
          <table:table-cell office:value-type="float" office:value="3295179" table:style-name="ce1">
            <text:p>3295179</text:p>
          </table:table-cell>
          <table:table-cell office:value-type="float" office:value="1464719" table:style-name="ce3">
            <text:p>1464719</text:p>
          </table:table-cell>
          <table:table-cell office:value-type="float" office:value="5.65" table:style-name="ce2">
            <text:p>5,65</text:p>
          </table:table-cell>
          <table:table-cell office:value-type="float" office:value="2.5" table:style-name="ce2">
            <text:p>2,5</text:p>
          </table:table-cell>
          <table:table-cell office:value-type="float" office:value="17383" table:style-name="ce2">
            <text:p>17383</text:p>
          </table:table-cell>
          <table:table-cell office:value-type="float" office:value="5681" table:style-name="ce2">
            <text:p>5681</text:p>
          </table:table-cell>
          <table:table-cell office:value-type="float" office:value="102.63" table:style-name="ce1">
            <text:p>102,63</text:p>
          </table:table-cell>
          <table:table-cell office:value-type="float" office:value="99.14" table:style-name="ce1">
            <text:p>99,14</text:p>
          </table:table-cell>
          <table:table-cell office:value-type="float" office:value="899550" table:style-name="ce1">
            <text:p>899550</text:p>
          </table:table-cell>
          <table:table-cell office:value-type="float" office:value="172487" table:style-name="ce1">
            <text:p>172487</text:p>
          </table:table-cell>
          <table:table-cell office:value-type="float" office:value="184.45" table:style-name="ce1">
            <text:p>184,45</text:p>
          </table:table-cell>
          <table:table-cell office:value-type="float" office:value="180.98" table:style-name="ce1">
            <text:p>180,98</text:p>
          </table:table-cell>
          <table:table-cell office:value-type="float" office:value="377572" table:style-name="ce1">
            <text:p>377572</text:p>
          </table:table-cell>
          <table:table-cell office:value-type="float" office:value="283964" table:style-name="ce1">
            <text:p>283964</text:p>
          </table:table-cell>
          <table:table-cell office:value-type="float" office:value="18.91" table:style-name="ce1">
            <text:p>18,91</text:p>
          </table:table-cell>
          <table:table-cell office:value-type="float" office:value="15.65" table:style-name="ce1">
            <text:p>15,65</text:p>
          </table:table-cell>
          <table:table-cell office:value-type="float" office:value="74811" table:style-name="ce1">
            <text:p>74811</text:p>
          </table:table-cell>
          <table:table-cell office:value-type="float" office:value="32518" table:style-name="ce1">
            <text:p>32518</text:p>
          </table:table-cell>
          <table:table-cell office:value-type="float" office:value="138.80000000000001" table:style-name="ce1">
            <text:p>138,8</text:p>
          </table:table-cell>
          <table:table-cell office:value-type="float" office:value="135.59" table:style-name="ce1">
            <text:p>135,59</text:p>
          </table:table-cell>
          <table:table-cell office:value-type="float" office:value="322523" table:style-name="ce1">
            <text:p>322523</text:p>
          </table:table-cell>
          <table:table-cell office:value-type="float" office:value="241532" table:style-name="ce1">
            <text:p>241532</text:p>
          </table:table-cell>
          <table:table-cell office:value-type="float" office:value="159.72" table:style-name="ce1">
            <text:p>159,72</text:p>
          </table:table-cell>
          <table:table-cell office:value-type="float" office:value="156.05000000000001" table:style-name="ce1">
            <text:p>156,05</text:p>
          </table:table-cell>
          <table:table-cell office:value-type="float" office:value="334171" table:style-name="ce1">
            <text:p>334171</text:p>
          </table:table-cell>
          <table:table-cell office:value-type="float" office:value="247985" table:style-name="ce1">
            <text:p>247985</text:p>
          </table:table-cell>
          <table:table-cell office:value-type="float" office:value="137.47" table:style-name="ce1">
            <text:p>137,47</text:p>
          </table:table-cell>
          <table:table-cell office:value-type="float" office:value="133.97" table:style-name="ce1">
            <text:p>133,97</text:p>
          </table:table-cell>
          <table:table-cell office:value-type="float" office:value="290995" table:style-name="ce1">
            <text:p>290995</text:p>
          </table:table-cell>
          <table:table-cell office:value-type="float" office:value="216348" table:style-name="ce1">
            <text:p>216348</text:p>
          </table:table-cell>
          <table:table-cell office:value-type="float" office:value="229.73" table:style-name="ce1">
            <text:p>229,73</text:p>
          </table:table-cell>
          <table:table-cell office:value-type="float" office:value="226.49" table:style-name="ce1">
            <text:p>226,49</text:p>
          </table:table-cell>
          <table:table-cell office:value-type="float" office:value="1094442" table:style-name="ce1">
            <text:p>1094442</text:p>
          </table:table-cell>
          <table:table-cell office:value-type="float" office:value="374391" table:style-name="ce1">
            <text:p>374391</text:p>
          </table:table-cell>
          <table:table-cell office:value-type="float" office:value="31.07" table:style-name="ce1">
            <text:p>31,07</text:p>
          </table:table-cell>
          <table:table-cell office:value-type="float" office:value="27.8" table:style-name="ce1">
            <text:p>27,8</text:p>
          </table:table-cell>
          <table:table-cell office:value-type="float" office:value="137583" table:style-name="ce1">
            <text:p>137583</text:p>
          </table:table-cell>
          <table:table-cell office:value-type="float" office:value="59914" table:style-name="ce1">
            <text:p>59914</text:p>
          </table:table-cell>
          <table:table-cell office:value-type="float" office:value="276.62" table:style-name="ce1">
            <text:p>276,62</text:p>
          </table:table-cell>
          <table:table-cell office:value-type="float" office:value="273.16000000000003" table:style-name="ce1">
            <text:p>273,16</text:p>
          </table:table-cell>
          <table:table-cell office:value-type="float" office:value="910984" table:style-name="ce1">
            <text:p>910984</text:p>
          </table:table-cell>
          <table:table-cell office:value-type="float" office:value="494403" table:style-name="ce1">
            <text:p>494403</text:p>
          </table:table-cell>
          <table:table-cell office:value-type="float" office:value="59.21" table:style-name="ce1">
            <text:p>59,21</text:p>
          </table:table-cell>
          <table:table-cell office:value-type="float" office:value="56.23" table:style-name="ce1">
            <text:p>56,23</text:p>
          </table:table-cell>
          <table:table-cell office:value-type="float" office:value="205796" table:style-name="ce1">
            <text:p>205796</text:p>
          </table:table-cell>
          <table:table-cell office:value-type="float" office:value="114162" table:style-name="ce1">
            <text:p>114162</text:p>
          </table:table-cell>
          <table:table-cell office:value-type="float" office:value="239.02" table:style-name="ce1">
            <text:p>239,02</text:p>
          </table:table-cell>
          <table:table-cell office:value-type="float" office:value="224.99" table:style-name="ce1">
            <text:p>224,99</text:p>
          </table:table-cell>
          <table:table-cell office:value-type="float" office:value="601858" table:style-name="ce1">
            <text:p>601858</text:p>
          </table:table-cell>
          <table:table-cell office:value-type="float" office:value="247764" table:style-name="ce1">
            <text:p>247764</text:p>
          </table:table-cell>
          <table:table-cell office:value-type="float" office:value="613.80999999999995" table:style-name="ce1">
            <text:p>613,81</text:p>
          </table:table-cell>
          <table:table-cell office:value-type="float" office:value="597.91" table:style-name="ce1">
            <text:p>597,91</text:p>
          </table:table-cell>
          <table:table-cell office:value-type="float" office:value="69619672" table:style-name="ce3">
            <text:p>69619672</text:p>
          </table:table-cell>
          <table:table-cell office:value-type="float" office:value="258705" table:style-name="ce1">
            <text:p>258705</text:p>
          </table:table-cell>
          <table:table-cell office:value-type="float" office:value="22.46" table:style-name="ce1">
            <text:p>22,46</text:p>
          </table:table-cell>
          <table:table-cell office:value-type="float" office:value="19.18" table:style-name="ce1">
            <text:p>19,18</text:p>
          </table:table-cell>
          <table:table-cell office:value-type="float" office:value="83653" table:style-name="ce1">
            <text:p>83653</text:p>
          </table:table-cell>
          <table:table-cell office:value-type="float" office:value="38825" table:style-name="ce1">
            <text:p>38825</text:p>
          </table:table-cell>
          <table:table-cell office:value-type="float" office:value="5.65" table:formula="of:=MIN([.$B67];[.$F67];[.$J67];[.$N67];[.$R67];[.$V67];[.$Z67];[.$AD67];[.$AH67];[.$AL67];[.$AP67];[.$AT67];[.$AX67];[.$BB67];[.$BF67])" table:style-name="ce1">
            <text:p>5,65</text:p>
          </table:table-cell>
          <table:table-cell office:value-type="float" office:value="2.5" table:formula="of:=MIN([.$C67];[.$G67];[.$K67];[.$O67];[.$S67];[.$W67];[.$AA67];[.$AE67];[.$AI67];[.$AM67];[.$AQ67];[.$AU67];[.$AY67];[.$BC67];[.$BG67])" table:style-name="ce1">
            <text:p>2,5</text:p>
          </table:table-cell>
          <table:table-cell office:value-type="float" office:value="17383" table:formula="of:=MIN([.$D67];[.$H67];[.$L67];[.$P67];[.$T67];[.$X67];[.$AB67];[.$AF67];[.$AJ67];[.$AN67];[.$AR67];[.$AV67];[.$AZ67];[.$BD67];[.$BH67])" table:style-name="ce1">
            <text:p>17383</text:p>
          </table:table-cell>
          <table:table-cell office:value-type="float" office:value="5681" table:formula="of:=MIN([.$E67];[.$I67];[.$M67];[.$Q67];[.$U67];[.$Y67];[.$AC67];[.$AG67];[.$AK67];[.$AO67];[.$AS67];[.$AW67];[.$BA67];[.$BE67];[.$BI67])" table:style-name="ce1">
            <text:p>5681</text:p>
          </table:table-cell>
          <table:table-cell office:value-type="float" office:value="138.80000000000001" table:formula="of:=MEDIAN([.$B67];[.$F67];[.$J67];[.$N67];[.$R67];[.$V67];[.$Z67];[.$AD67];[.$AH67];[.$AL67];[.$AP67];[.$AT67];[.$AX67];[.$BB67];[.$BF67])" table:style-name="ce1">
            <text:p>138,8</text:p>
          </table:table-cell>
          <table:table-cell office:value-type="float" office:value="135.59" table:formula="of:=MEDIAN([.$C67];[.$G67];[.$K67];[.$O67];[.$S67];[.$W67];[.$AA67];[.$AE67];[.$AI67];[.$AM67];[.$AQ67];[.$AU67];[.$AY67];[.$BC67];[.$BG67])" table:style-name="ce1">
            <text:p>135,59</text:p>
          </table:table-cell>
          <table:table-cell office:value-type="float" office:value="334171" table:formula="of:=MEDIAN([.$D67];[.$H67];[.$L67];[.$P67];[.$T67];[.$X67];[.$AB67];[.$AF67];[.$AJ67];[.$AN67];[.$AR67];[.$AV67];[.$AZ67];[.$BD67];[.$BH67])" table:style-name="ce1">
            <text:p>334171</text:p>
          </table:table-cell>
          <table:table-cell office:value-type="float" office:value="241532" table:formula="of:=MEDIAN([.$E67];[.$I67];[.$M67];[.$Q67];[.$U67];[.$Y67];[.$AC67];[.$AG67];[.$AK67];[.$AO67];[.$AS67];[.$AW67];[.$BA67];[.$BE67];[.$BI67])" table:style-name="ce1">
            <text:p>241532</text:p>
          </table:table-cell>
          <table:table-cell office:value-type="float" office:value="1116.3599999999999" table:formula="of:=MAX([.$B67];[.$F67];[.$J67];[.$N67];[.$R67];[.$V67];[.$Z67];[.$AD67];[.$AH67];[.$AL67];[.$AP67];[.$AT67];[.$AX67];[.$BB67];[.$BF67])" table:style-name="ce1">
            <text:p>1116,36</text:p>
          </table:table-cell>
          <table:table-cell office:value-type="float" office:value="1112.96" table:formula="of:=MAX([.$C67];[.$G67];[.$K67];[.$O67];[.$S67];[.$W67];[.$AA67];[.$AE67];[.$AI67];[.$AM67];[.$AQ67];[.$AU67];[.$AY67];[.$BC67];[.$BG67])" table:style-name="ce1">
            <text:p>1112,96</text:p>
          </table:table-cell>
          <table:table-cell office:value-type="float" office:value="69619672" table:formula="of:=MAX([.$D67];[.$H67];[.$L67];[.$P67];[.$T67];[.$X67];[.$AB67];[.$AF67];[.$AJ67];[.$AN67];[.$AR67];[.$AV67];[.$AZ67];[.$BD67];[.$BH67])" table:style-name="ce1">
            <text:p>69619672</text:p>
          </table:table-cell>
          <table:table-cell office:value-type="float" office:value="1464719" table:formula="of:=MAX([.$E67];[.$I67];[.$M67];[.$Q67];[.$U67];[.$Y67];[.$AC67];[.$AG67];[.$AK67];[.$AO67];[.$AS67];[.$AW67];[.$BA67];[.$BE67];[.$BI67])" table:style-name="ce1">
            <text:p>146471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25_c70.lp</text:p>
          </table:table-cell>
          <table:table-cell office:value-type="float" office:value="36.58" table:style-name="ce1">
            <text:p>36,58</text:p>
          </table:table-cell>
          <table:table-cell office:value-type="float" office:value="32.83" table:style-name="ce1">
            <text:p>32,83</text:p>
          </table:table-cell>
          <table:table-cell office:value-type="float" office:value="114803" table:style-name="ce1">
            <text:p>114803</text:p>
          </table:table-cell>
          <table:table-cell office:value-type="float" office:value="69083" table:style-name="ce1">
            <text:p>69083</text:p>
          </table:table-cell>
          <table:table-cell office:value-type="float" office:value="46.09" table:style-name="ce1">
            <text:p>46,09</text:p>
          </table:table-cell>
          <table:table-cell office:value-type="float" office:value="42.58" table:style-name="ce1">
            <text:p>42,58</text:p>
          </table:table-cell>
          <table:table-cell office:value-type="float" office:value="92390" table:style-name="ce1">
            <text:p>92390</text:p>
          </table:table-cell>
          <table:table-cell office:value-type="float" office:value="84279" table:style-name="ce1">
            <text:p>84279</text:p>
          </table:table-cell>
          <table:table-cell office:value-type="float" office:value="38.49" table:style-name="ce1">
            <text:p>38,49</text:p>
          </table:table-cell>
          <table:table-cell office:value-type="float" office:value="34.82" table:style-name="ce1">
            <text:p>34,82</text:p>
          </table:table-cell>
          <table:table-cell office:value-type="float" office:value="110341" table:style-name="ce1">
            <text:p>110341</text:p>
          </table:table-cell>
          <table:table-cell office:value-type="float" office:value="73870" table:style-name="ce1">
            <text:p>73870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30.34" table:style-name="ce1">
            <text:p>30,34</text:p>
          </table:table-cell>
          <table:table-cell office:value-type="float" office:value="63622" table:style-name="ce1">
            <text:p>63622</text:p>
          </table:table-cell>
          <table:table-cell office:value-type="float" office:value="57546" table:style-name="ce1">
            <text:p>57546</text:p>
          </table:table-cell>
          <table:table-cell office:value-type="float" office:value="43.76" table:style-name="ce1">
            <text:p>43,76</text:p>
          </table:table-cell>
          <table:table-cell office:value-type="float" office:value="40.14" table:style-name="ce1">
            <text:p>40,14</text:p>
          </table:table-cell>
          <table:table-cell office:value-type="float" office:value="107505" table:style-name="ce1">
            <text:p>107505</text:p>
          </table:table-cell>
          <table:table-cell office:value-type="float" office:value="84298" table:style-name="ce1">
            <text:p>84298</text:p>
          </table:table-cell>
          <table:table-cell office:value-type="float" office:value="23.38" table:style-name="ce2">
            <text:p>23,38</text:p>
          </table:table-cell>
          <table:table-cell office:value-type="float" office:value="19.14" table:style-name="ce1">
            <text:p>19,14</text:p>
          </table:table-cell>
          <table:table-cell office:value-type="float" office:value="62827" table:style-name="ce1">
            <text:p>62827</text:p>
          </table:table-cell>
          <table:table-cell office:value-type="float" office:value="45524" table:style-name="ce1">
            <text:p>45524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8.46" table:style-name="ce1">
            <text:p>28,46</text:p>
          </table:table-cell>
          <table:table-cell office:value-type="float" office:value="59754" table:style-name="ce2">
            <text:p>59754</text:p>
          </table:table-cell>
          <table:table-cell office:value-type="float" office:value="54250" table:style-name="ce1">
            <text:p>54250</text:p>
          </table:table-cell>
          <table:table-cell office:value-type="float" office:value="35.06" table:style-name="ce1">
            <text:p>35,06</text:p>
          </table:table-cell>
          <table:table-cell office:value-type="float" office:value="31.31" table:style-name="ce1">
            <text:p>31,31</text:p>
          </table:table-cell>
          <table:table-cell office:value-type="float" office:value="76147" table:style-name="ce1">
            <text:p>76147</text:p>
          </table:table-cell>
          <table:table-cell office:value-type="float" office:value="69813" table:style-name="ce1">
            <text:p>69813</text:p>
          </table:table-cell>
          <table:table-cell office:value-type="float" office:value="70.099999999999994" table:style-name="ce1">
            <text:p>70,1</text:p>
          </table:table-cell>
          <table:table-cell office:value-type="float" office:value="66.72" table:style-name="ce1">
            <text:p>66,72</text:p>
          </table:table-cell>
          <table:table-cell office:value-type="float" office:value="225046" table:style-name="ce1">
            <text:p>225046</text:p>
          </table:table-cell>
          <table:table-cell office:value-type="float" office:value="149122" table:style-name="ce1">
            <text:p>149122</text:p>
          </table:table-cell>
          <table:table-cell office:value-type="float" office:value="87.53" table:style-name="ce1">
            <text:p>87,53</text:p>
          </table:table-cell>
          <table:table-cell office:value-type="float" office:value="83.92" table:style-name="ce1">
            <text:p>83,92</text:p>
          </table:table-cell>
          <table:table-cell office:value-type="float" office:value="346066" table:style-name="ce3">
            <text:p>346066</text:p>
          </table:table-cell>
          <table:table-cell office:value-type="float" office:value="181162" table:style-name="ce1">
            <text:p>181162</text:p>
          </table:table-cell>
          <table:table-cell office:value-type="float" office:value="49.95" table:style-name="ce1">
            <text:p>49,95</text:p>
          </table:table-cell>
          <table:table-cell office:value-type="float" office:value="46.57" table:style-name="ce1">
            <text:p>46,57</text:p>
          </table:table-cell>
          <table:table-cell office:value-type="float" office:value="161474" table:style-name="ce1">
            <text:p>161474</text:p>
          </table:table-cell>
          <table:table-cell office:value-type="float" office:value="100381" table:style-name="ce1">
            <text:p>100381</text:p>
          </table:table-cell>
          <table:table-cell office:value-type="float" office:value="101.93" table:style-name="ce1">
            <text:p>101,93</text:p>
          </table:table-cell>
          <table:table-cell office:value-type="float" office:value="98.3" table:style-name="ce1">
            <text:p>98,3</text:p>
          </table:table-cell>
          <table:table-cell office:value-type="float" office:value="303037" table:style-name="ce1">
            <text:p>303037</text:p>
          </table:table-cell>
          <table:table-cell office:value-type="float" office:value="232275" table:style-name="ce3">
            <text:p>232275</text:p>
          </table:table-cell>
          <table:table-cell office:value-type="float" office:value="125.18" table:style-name="ce3">
            <text:p>125,18</text:p>
          </table:table-cell>
          <table:table-cell office:value-type="float" office:value="110.62" table:style-name="ce3">
            <text:p>110,62</text:p>
          </table:table-cell>
          <table:table-cell office:value-type="float" office:value="187036" table:style-name="ce1">
            <text:p>187036</text:p>
          </table:table-cell>
          <table:table-cell office:value-type="float" office:value="139246" table:style-name="ce1">
            <text:p>139246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17.82" table:style-name="ce2">
            <text:p>17,82</text:p>
          </table:table-cell>
          <table:table-cell office:value-type="float" office:value="66560" table:style-name="ce1">
            <text:p>66560</text:p>
          </table:table-cell>
          <table:table-cell office:value-type="float" office:value="44733" table:style-name="ce2">
            <text:p>44733</text:p>
          </table:table-cell>
          <table:table-cell office:value-type="float" office:value="43.24" table:style-name="ce1">
            <text:p>43,24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114565" table:style-name="ce1">
            <text:p>114565</text:p>
          </table:table-cell>
          <table:table-cell office:value-type="float" office:value="83816" table:style-name="ce1">
            <text:p>83816</text:p>
          </table:table-cell>
          <table:table-cell office:value-type="float" office:value="23.38" table:formula="of:=MIN([.$B68];[.$F68];[.$J68];[.$N68];[.$R68];[.$V68];[.$Z68];[.$AD68];[.$AH68];[.$AL68];[.$AP68];[.$AT68];[.$AX68];[.$BB68];[.$BF68])" table:style-name="ce1">
            <text:p>23,38</text:p>
          </table:table-cell>
          <table:table-cell office:value-type="float" office:value="17.82" table:formula="of:=MIN([.$C68];[.$G68];[.$K68];[.$O68];[.$S68];[.$W68];[.$AA68];[.$AE68];[.$AI68];[.$AM68];[.$AQ68];[.$AU68];[.$AY68];[.$BC68];[.$BG68])" table:style-name="ce1">
            <text:p>17,82</text:p>
          </table:table-cell>
          <table:table-cell office:value-type="float" office:value="59754" table:formula="of:=MIN([.$D68];[.$H68];[.$L68];[.$P68];[.$T68];[.$X68];[.$AB68];[.$AF68];[.$AJ68];[.$AN68];[.$AR68];[.$AV68];[.$AZ68];[.$BD68];[.$BH68])" table:style-name="ce1">
            <text:p>59754</text:p>
          </table:table-cell>
          <table:table-cell office:value-type="float" office:value="44733" table:formula="of:=MIN([.$E68];[.$I68];[.$M68];[.$Q68];[.$U68];[.$Y68];[.$AC68];[.$AG68];[.$AK68];[.$AO68];[.$AS68];[.$AW68];[.$BA68];[.$BE68];[.$BI68])" table:style-name="ce1">
            <text:p>44733</text:p>
          </table:table-cell>
          <table:table-cell office:value-type="float" office:value="43.24" table:formula="of:=MEDIAN([.$B68];[.$F68];[.$J68];[.$N68];[.$R68];[.$V68];[.$Z68];[.$AD68];[.$AH68];[.$AL68];[.$AP68];[.$AT68];[.$AX68];[.$BB68];[.$BF68])" table:style-name="ce1">
            <text:p>43,24</text:p>
          </table:table-cell>
          <table:table-cell office:value-type="float" office:value="39.700000000000003" table:formula="of:=MEDIAN([.$C68];[.$G68];[.$K68];[.$O68];[.$S68];[.$W68];[.$AA68];[.$AE68];[.$AI68];[.$AM68];[.$AQ68];[.$AU68];[.$AY68];[.$BC68];[.$BG68])" table:style-name="ce1">
            <text:p>39,7</text:p>
          </table:table-cell>
          <table:table-cell office:value-type="float" office:value="110341" table:formula="of:=MEDIAN([.$D68];[.$H68];[.$L68];[.$P68];[.$T68];[.$X68];[.$AB68];[.$AF68];[.$AJ68];[.$AN68];[.$AR68];[.$AV68];[.$AZ68];[.$BD68];[.$BH68])" table:style-name="ce1">
            <text:p>110341</text:p>
          </table:table-cell>
          <table:table-cell office:value-type="float" office:value="83816" table:formula="of:=MEDIAN([.$E68];[.$I68];[.$M68];[.$Q68];[.$U68];[.$Y68];[.$AC68];[.$AG68];[.$AK68];[.$AO68];[.$AS68];[.$AW68];[.$BA68];[.$BE68];[.$BI68])" table:style-name="ce1">
            <text:p>83816</text:p>
          </table:table-cell>
          <table:table-cell office:value-type="float" office:value="125.18" table:formula="of:=MAX([.$B68];[.$F68];[.$J68];[.$N68];[.$R68];[.$V68];[.$Z68];[.$AD68];[.$AH68];[.$AL68];[.$AP68];[.$AT68];[.$AX68];[.$BB68];[.$BF68])" table:style-name="ce1">
            <text:p>125,18</text:p>
          </table:table-cell>
          <table:table-cell office:value-type="float" office:value="110.62" table:formula="of:=MAX([.$C68];[.$G68];[.$K68];[.$O68];[.$S68];[.$W68];[.$AA68];[.$AE68];[.$AI68];[.$AM68];[.$AQ68];[.$AU68];[.$AY68];[.$BC68];[.$BG68])" table:style-name="ce1">
            <text:p>110,62</text:p>
          </table:table-cell>
          <table:table-cell office:value-type="float" office:value="346066" table:formula="of:=MAX([.$D68];[.$H68];[.$L68];[.$P68];[.$T68];[.$X68];[.$AB68];[.$AF68];[.$AJ68];[.$AN68];[.$AR68];[.$AV68];[.$AZ68];[.$BD68];[.$BH68])" table:style-name="ce1">
            <text:p>346066</text:p>
          </table:table-cell>
          <table:table-cell office:value-type="float" office:value="232275" table:formula="of:=MAX([.$E68];[.$I68];[.$M68];[.$Q68];[.$U68];[.$Y68];[.$AC68];[.$AG68];[.$AK68];[.$AO68];[.$AS68];[.$AW68];[.$BA68];[.$BE68];[.$BI68])" table:style-name="ce1">
            <text:p>23227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30_c50.lp</text:p>
          </table:table-cell>
          <table:table-cell office:value-type="float" office:value="25.79" table:style-name="ce1">
            <text:p>25,79</text:p>
          </table:table-cell>
          <table:table-cell office:value-type="float" office:value="22.58" table:style-name="ce1">
            <text:p>22,58</text:p>
          </table:table-cell>
          <table:table-cell office:value-type="float" office:value="228681" table:style-name="ce1">
            <text:p>228681</text:p>
          </table:table-cell>
          <table:table-cell office:value-type="float" office:value="40433" table:style-name="ce1">
            <text:p>40433</text:p>
          </table:table-cell>
          <table:table-cell office:value-type="float" office:value="5.29" table:style-name="ce1">
            <text:p>5,29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7494" table:style-name="ce1">
            <text:p>17494</text:p>
          </table:table-cell>
          <table:table-cell office:value-type="float" office:value="3354" table:style-name="ce1">
            <text:p>3354</text:p>
          </table:table-cell>
          <table:table-cell office:value-type="float" office:value="3.97" table:style-name="ce2">
            <text:p>3,97</text:p>
          </table:table-cell>
          <table:table-cell office:value-type="float" office:value="0.79" table:style-name="ce2">
            <text:p>0,79</text:p>
          </table:table-cell>
          <table:table-cell office:value-type="float" office:value="16893" table:style-name="ce2">
            <text:p>16893</text:p>
          </table:table-cell>
          <table:table-cell office:value-type="float" office:value="1533" table:style-name="ce2">
            <text:p>1533</text:p>
          </table:table-cell>
          <table:table-cell office:value-type="float" office:value="61.89" table:style-name="ce1">
            <text:p>61,89</text:p>
          </table:table-cell>
          <table:table-cell office:value-type="float" office:value="59.09" table:style-name="ce1">
            <text:p>59,09</text:p>
          </table:table-cell>
          <table:table-cell office:value-type="float" office:value="226613" table:style-name="ce1">
            <text:p>226613</text:p>
          </table:table-cell>
          <table:table-cell office:value-type="float" office:value="95375" table:style-name="ce1">
            <text:p>95375</text:p>
          </table:table-cell>
          <table:table-cell office:value-type="float" office:value="70.45" table:style-name="ce1">
            <text:p>70,45</text:p>
          </table:table-cell>
          <table:table-cell office:value-type="float" office:value="67.510000000000005" table:style-name="ce1">
            <text:p>67,51</text:p>
          </table:table-cell>
          <table:table-cell office:value-type="float" office:value="519168" table:style-name="ce1">
            <text:p>519168</text:p>
          </table:table-cell>
          <table:table-cell office:value-type="float" office:value="101911" table:style-name="ce1">
            <text:p>101911</text:p>
          </table:table-cell>
          <table:table-cell office:value-type="float" office:value="151.24" table:style-name="ce1">
            <text:p>151,24</text:p>
          </table:table-cell>
          <table:table-cell office:value-type="float" office:value="148.31" table:style-name="ce1">
            <text:p>148,31</text:p>
          </table:table-cell>
          <table:table-cell office:value-type="float" office:value="596917" table:style-name="ce1">
            <text:p>596917</text:p>
          </table:table-cell>
          <table:table-cell office:value-type="float" office:value="269205" table:style-name="ce1">
            <text:p>269205</text:p>
          </table:table-cell>
          <table:table-cell office:value-type="float" office:value="371.08" table:style-name="ce1">
            <text:p>371,08</text:p>
          </table:table-cell>
          <table:table-cell office:value-type="float" office:value="367.76" table:style-name="ce1">
            <text:p>367,76</text:p>
          </table:table-cell>
          <table:table-cell office:value-type="float" office:value="709904" table:style-name="ce1">
            <text:p>709904</text:p>
          </table:table-cell>
          <table:table-cell office:value-type="float" office:value="570617" table:style-name="ce1">
            <text:p>570617</text:p>
          </table:table-cell>
          <table:table-cell office:value-type="float" office:value="411.94" table:style-name="ce1">
            <text:p>411,94</text:p>
          </table:table-cell>
          <table:table-cell office:value-type="float" office:value="409.13" table:style-name="ce1">
            <text:p>409,13</text:p>
          </table:table-cell>
          <table:table-cell office:value-type="float" office:value="756588" table:style-name="ce1">
            <text:p>756588</text:p>
          </table:table-cell>
          <table:table-cell office:value-type="float" office:value="608562" table:style-name="ce1">
            <text:p>608562</text:p>
          </table:table-cell>
          <table:table-cell office:value-type="float" office:value="91.54" table:style-name="ce1">
            <text:p>91,54</text:p>
          </table:table-cell>
          <table:table-cell office:value-type="float" office:value="88.35" table:style-name="ce1">
            <text:p>88,35</text:p>
          </table:table-cell>
          <table:table-cell office:value-type="float" office:value="231583" table:style-name="ce1">
            <text:p>231583</text:p>
          </table:table-cell>
          <table:table-cell office:value-type="float" office:value="150988" table:style-name="ce1">
            <text:p>150988</text:p>
          </table:table-cell>
          <table:table-cell office:value-type="float" office:value="89.33" table:style-name="ce1">
            <text:p>89,33</text:p>
          </table:table-cell>
          <table:table-cell office:value-type="float" office:value="86.34" table:style-name="ce1">
            <text:p>86,34</text:p>
          </table:table-cell>
          <table:table-cell office:value-type="float" office:value="272258" table:style-name="ce1">
            <text:p>272258</text:p>
          </table:table-cell>
          <table:table-cell office:value-type="float" office:value="139543" table:style-name="ce1">
            <text:p>139543</text:p>
          </table:table-cell>
          <table:table-cell office:value-type="float" office:value="311.64999999999998" table:style-name="ce1">
            <text:p>311,65</text:p>
          </table:table-cell>
          <table:table-cell office:value-type="float" office:value="308.42" table:style-name="ce1">
            <text:p>308,42</text:p>
          </table:table-cell>
          <table:table-cell office:value-type="float" office:value="632431" table:style-name="ce1">
            <text:p>632431</text:p>
          </table:table-cell>
          <table:table-cell office:value-type="float" office:value="435088" table:style-name="ce1">
            <text:p>43508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0278442" table:style-name="ce3">
            <text:p>120278442</text:p>
          </table:table-cell>
          <table:table-cell office:value-type="float" office:value="22622939" table:style-name="ce3">
            <text:p>22622939</text:p>
          </table:table-cell>
          <table:table-cell office:value-type="float" office:value="444.12" table:style-name="ce1">
            <text:p>444,12</text:p>
          </table:table-cell>
          <table:table-cell office:value-type="float" office:value="432.91" table:style-name="ce1">
            <text:p>432,91</text:p>
          </table:table-cell>
          <table:table-cell office:value-type="float" office:value="511163" table:style-name="ce1">
            <text:p>511163</text:p>
          </table:table-cell>
          <table:table-cell office:value-type="float" office:value="376687" table:style-name="ce1">
            <text:p>376687</text:p>
          </table:table-cell>
          <table:table-cell office:value-type="float" office:value="529.45000000000005" table:style-name="ce1">
            <text:p>529,45</text:p>
          </table:table-cell>
          <table:table-cell office:value-type="float" office:value="515.25" table:style-name="ce1">
            <text:p>515,25</text:p>
          </table:table-cell>
          <table:table-cell office:value-type="float" office:value="58990704" table:style-name="ce1">
            <text:p>58990704</text:p>
          </table:table-cell>
          <table:table-cell office:value-type="float" office:value="273584" table:style-name="ce1">
            <text:p>273584</text:p>
          </table:table-cell>
          <table:table-cell office:value-type="float" office:value="141.5" table:style-name="ce1">
            <text:p>141,5</text:p>
          </table:table-cell>
          <table:table-cell office:value-type="float" office:value="138.44" table:style-name="ce1">
            <text:p>138,44</text:p>
          </table:table-cell>
          <table:table-cell office:value-type="float" office:value="466925" table:style-name="ce1">
            <text:p>466925</text:p>
          </table:table-cell>
          <table:table-cell office:value-type="float" office:value="238088" table:style-name="ce1">
            <text:p>238088</text:p>
          </table:table-cell>
          <table:table-cell office:value-type="float" office:value="3.97" table:formula="of:=MIN([.$B69];[.$F69];[.$J69];[.$N69];[.$R69];[.$V69];[.$Z69];[.$AD69];[.$AH69];[.$AL69];[.$AP69];[.$AT69];[.$AX69];[.$BB69];[.$BF69])" table:style-name="ce1">
            <text:p>3,97</text:p>
          </table:table-cell>
          <table:table-cell office:value-type="float" office:value="0.79" table:formula="of:=MIN([.$C69];[.$G69];[.$K69];[.$O69];[.$S69];[.$W69];[.$AA69];[.$AE69];[.$AI69];[.$AM69];[.$AQ69];[.$AU69];[.$AY69];[.$BC69];[.$BG69])" table:style-name="ce1">
            <text:p>0,79</text:p>
          </table:table-cell>
          <table:table-cell office:value-type="float" office:value="16893" table:formula="of:=MIN([.$D69];[.$H69];[.$L69];[.$P69];[.$T69];[.$X69];[.$AB69];[.$AF69];[.$AJ69];[.$AN69];[.$AR69];[.$AV69];[.$AZ69];[.$BD69];[.$BH69])" table:style-name="ce1">
            <text:p>16893</text:p>
          </table:table-cell>
          <table:table-cell office:value-type="float" office:value="1533" table:formula="of:=MIN([.$E69];[.$I69];[.$M69];[.$Q69];[.$U69];[.$Y69];[.$AC69];[.$AG69];[.$AK69];[.$AO69];[.$AS69];[.$AW69];[.$BA69];[.$BE69];[.$BI69])" table:style-name="ce1">
            <text:p>1533</text:p>
          </table:table-cell>
          <table:table-cell office:value-type="float" office:value="141.5" table:formula="of:=MEDIAN([.$B69];[.$F69];[.$J69];[.$N69];[.$R69];[.$V69];[.$Z69];[.$AD69];[.$AH69];[.$AL69];[.$AP69];[.$AT69];[.$AX69];[.$BB69];[.$BF69])" table:style-name="ce1">
            <text:p>141,5</text:p>
          </table:table-cell>
          <table:table-cell office:value-type="float" office:value="138.44" table:formula="of:=MEDIAN([.$C69];[.$G69];[.$K69];[.$O69];[.$S69];[.$W69];[.$AA69];[.$AE69];[.$AI69];[.$AM69];[.$AQ69];[.$AU69];[.$AY69];[.$BC69];[.$BG69])" table:style-name="ce1">
            <text:p>138,44</text:p>
          </table:table-cell>
          <table:table-cell office:value-type="float" office:value="511163" table:formula="of:=MEDIAN([.$D69];[.$H69];[.$L69];[.$P69];[.$T69];[.$X69];[.$AB69];[.$AF69];[.$AJ69];[.$AN69];[.$AR69];[.$AV69];[.$AZ69];[.$BD69];[.$BH69])" table:style-name="ce1">
            <text:p>511163</text:p>
          </table:table-cell>
          <table:table-cell office:value-type="float" office:value="238088" table:formula="of:=MEDIAN([.$E69];[.$I69];[.$M69];[.$Q69];[.$U69];[.$Y69];[.$AC69];[.$AG69];[.$AK69];[.$AO69];[.$AS69];[.$AW69];[.$BA69];[.$BE69];[.$BI69])" table:style-name="ce1">
            <text:p>238088</text:p>
          </table:table-cell>
          <table:table-cell office:value-type="float" office:value="21600" table:formula="of:=MAX([.$B69];[.$F69];[.$J69];[.$N69];[.$R69];[.$V69];[.$Z69];[.$AD69];[.$AH69];[.$AL69];[.$AP69];[.$AT69];[.$AX69];[.$BB69];[.$BF69])" table:style-name="ce1">
            <text:p>21600</text:p>
          </table:table-cell>
          <table:table-cell office:value-type="float" office:value="21600" table:formula="of:=MAX([.$C69];[.$G69];[.$K69];[.$O69];[.$S69];[.$W69];[.$AA69];[.$AE69];[.$AI69];[.$AM69];[.$AQ69];[.$AU69];[.$AY69];[.$BC69];[.$BG69])" table:style-name="ce1">
            <text:p>21600</text:p>
          </table:table-cell>
          <table:table-cell office:value-type="float" office:value="120278442" table:formula="of:=MAX([.$D69];[.$H69];[.$L69];[.$P69];[.$T69];[.$X69];[.$AB69];[.$AF69];[.$AJ69];[.$AN69];[.$AR69];[.$AV69];[.$AZ69];[.$BD69];[.$BH69])" table:style-name="ce1">
            <text:p>120278442</text:p>
          </table:table-cell>
          <table:table-cell office:value-type="float" office:value="22622939" table:formula="of:=MAX([.$E69];[.$I69];[.$M69];[.$Q69];[.$U69];[.$Y69];[.$AC69];[.$AG69];[.$AK69];[.$AO69];[.$AS69];[.$AW69];[.$BA69];[.$BE69];[.$BI69])" table:style-name="ce1">
            <text:p>2262293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30_c55.lp</text:p>
          </table:table-cell>
          <table:table-cell office:value-type="float" office:value="22.54" table:style-name="ce1">
            <text:p>22,54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72489" table:style-name="ce1">
            <text:p>172489</text:p>
          </table:table-cell>
          <table:table-cell office:value-type="float" office:value="56220" table:style-name="ce1">
            <text:p>56220</text:p>
          </table:table-cell>
          <table:table-cell office:value-type="float" office:value="21.82" table:style-name="ce1">
            <text:p>21,82</text:p>
          </table:table-cell>
          <table:table-cell office:value-type="float" office:value="18.93" table:style-name="ce1">
            <text:p>18,93</text:p>
          </table:table-cell>
          <table:table-cell office:value-type="float" office:value="69070" table:style-name="ce1">
            <text:p>69070</text:p>
          </table:table-cell>
          <table:table-cell office:value-type="float" office:value="48311" table:style-name="ce1">
            <text:p>48311</text:p>
          </table:table-cell>
          <table:table-cell office:value-type="float" office:value="74.69" table:style-name="ce1">
            <text:p>74,69</text:p>
          </table:table-cell>
          <table:table-cell office:value-type="float" office:value="72.010000000000005" table:style-name="ce1">
            <text:p>72,01</text:p>
          </table:table-cell>
          <table:table-cell office:value-type="float" office:value="363777" table:style-name="ce1">
            <text:p>363777</text:p>
          </table:table-cell>
          <table:table-cell office:value-type="float" office:value="225990" table:style-name="ce1">
            <text:p>225990</text:p>
          </table:table-cell>
          <table:table-cell office:value-type="float" office:value="51.79" table:style-name="ce1">
            <text:p>51,79</text:p>
          </table:table-cell>
          <table:table-cell office:value-type="float" office:value="48.76" table:style-name="ce1">
            <text:p>48,76</text:p>
          </table:table-cell>
          <table:table-cell office:value-type="float" office:value="164548" table:style-name="ce1">
            <text:p>164548</text:p>
          </table:table-cell>
          <table:table-cell office:value-type="float" office:value="120381" table:style-name="ce1">
            <text:p>120381</text:p>
          </table:table-cell>
          <table:table-cell office:value-type="float" office:value="30.65" table:style-name="ce1">
            <text:p>30,65</text:p>
          </table:table-cell>
          <table:table-cell office:value-type="float" office:value="28.06" table:style-name="ce1">
            <text:p>28,06</text:p>
          </table:table-cell>
          <table:table-cell office:value-type="float" office:value="128540" table:style-name="ce1">
            <text:p>128540</text:p>
          </table:table-cell>
          <table:table-cell office:value-type="float" office:value="72715" table:style-name="ce1">
            <text:p>72715</text:p>
          </table:table-cell>
          <table:table-cell office:value-type="float" office:value="8.23" table:style-name="ce1">
            <text:p>8,23</text:p>
          </table:table-cell>
          <table:table-cell office:value-type="float" office:value="5.58" table:style-name="ce1">
            <text:p>5,58</text:p>
          </table:table-cell>
          <table:table-cell office:value-type="float" office:value="45507" table:style-name="ce1">
            <text:p>45507</text:p>
          </table:table-cell>
          <table:table-cell office:value-type="float" office:value="15773" table:style-name="ce1">
            <text:p>15773</text:p>
          </table:table-cell>
          <table:table-cell office:value-type="float" office:value="64.3" table:style-name="ce1">
            <text:p>64,3</text:p>
          </table:table-cell>
          <table:table-cell office:value-type="float" office:value="61.46" table:style-name="ce1">
            <text:p>61,46</text:p>
          </table:table-cell>
          <table:table-cell office:value-type="float" office:value="208706" table:style-name="ce1">
            <text:p>208706</text:p>
          </table:table-cell>
          <table:table-cell office:value-type="float" office:value="155946" table:style-name="ce1">
            <text:p>155946</text:p>
          </table:table-cell>
          <table:table-cell office:value-type="float" office:value="15.16" table:style-name="ce1">
            <text:p>15,16</text:p>
          </table:table-cell>
          <table:table-cell office:value-type="float" office:value="12.18" table:style-name="ce1">
            <text:p>12,18</text:p>
          </table:table-cell>
          <table:table-cell office:value-type="float" office:value="44208" table:style-name="ce1">
            <text:p>44208</text:p>
          </table:table-cell>
          <table:table-cell office:value-type="float" office:value="30554" table:style-name="ce1">
            <text:p>30554</text:p>
          </table:table-cell>
          <table:table-cell office:value-type="float" office:value="62.26" table:style-name="ce1">
            <text:p>62,26</text:p>
          </table:table-cell>
          <table:table-cell office:value-type="float" office:value="59.42" table:style-name="ce1">
            <text:p>59,42</text:p>
          </table:table-cell>
          <table:table-cell office:value-type="float" office:value="323267" table:style-name="ce1">
            <text:p>323267</text:p>
          </table:table-cell>
          <table:table-cell office:value-type="float" office:value="167406" table:style-name="ce1">
            <text:p>167406</text:p>
          </table:table-cell>
          <table:table-cell office:value-type="float" office:value="52.18" table:style-name="ce1">
            <text:p>52,18</text:p>
          </table:table-cell>
          <table:table-cell office:value-type="float" office:value="49.45" table:style-name="ce1">
            <text:p>49,45</text:p>
          </table:table-cell>
          <table:table-cell office:value-type="float" office:value="259293" table:style-name="ce1">
            <text:p>259293</text:p>
          </table:table-cell>
          <table:table-cell office:value-type="float" office:value="132022" table:style-name="ce1">
            <text:p>132022</text:p>
          </table:table-cell>
          <table:table-cell office:value-type="float" office:value="7.92" table:style-name="ce2">
            <text:p>7,92</text:p>
          </table:table-cell>
          <table:table-cell office:value-type="float" office:value="5.18" table:style-name="ce2">
            <text:p>5,18</text:p>
          </table:table-cell>
          <table:table-cell office:value-type="float" office:value="32389" table:style-name="ce2">
            <text:p>32389</text:p>
          </table:table-cell>
          <table:table-cell office:value-type="float" office:value="14096" table:style-name="ce2">
            <text:p>14096</text:p>
          </table:table-cell>
          <table:table-cell office:value-type="float" office:value="1904.69" table:style-name="ce3">
            <text:p>1904,69</text:p>
          </table:table-cell>
          <table:table-cell office:value-type="float" office:value="1901.95" table:style-name="ce3">
            <text:p>1901,95</text:p>
          </table:table-cell>
          <table:table-cell office:value-type="float" office:value="24945243" table:style-name="ce1">
            <text:p>24945243</text:p>
          </table:table-cell>
          <table:table-cell office:value-type="float" office:value="3255790" table:style-name="ce3">
            <text:p>3255790</text:p>
          </table:table-cell>
          <table:table-cell office:value-type="float" office:value="44.97" table:style-name="ce1">
            <text:p>44,97</text:p>
          </table:table-cell>
          <table:table-cell office:value-type="float" office:value="35.119999999999997" table:style-name="ce1">
            <text:p>35,12</text:p>
          </table:table-cell>
          <table:table-cell office:value-type="float" office:value="352179" table:style-name="ce1">
            <text:p>352179</text:p>
          </table:table-cell>
          <table:table-cell office:value-type="float" office:value="62023" table:style-name="ce1">
            <text:p>62023</text:p>
          </table:table-cell>
          <table:table-cell office:value-type="float" office:value="463.28" table:style-name="ce1">
            <text:p>463,28</text:p>
          </table:table-cell>
          <table:table-cell office:value-type="float" office:value="449.98" table:style-name="ce1">
            <text:p>449,98</text:p>
          </table:table-cell>
          <table:table-cell office:value-type="float" office:value="40774639" table:style-name="ce3">
            <text:p>40774639</text:p>
          </table:table-cell>
          <table:table-cell office:value-type="float" office:value="1827547" table:style-name="ce1">
            <text:p>1827547</text:p>
          </table:table-cell>
          <table:table-cell office:value-type="float" office:value="28.19" table:style-name="ce1">
            <text:p>28,19</text:p>
          </table:table-cell>
          <table:table-cell office:value-type="float" office:value="25.45" table:style-name="ce1">
            <text:p>25,45</text:p>
          </table:table-cell>
          <table:table-cell office:value-type="float" office:value="154252" table:style-name="ce1">
            <text:p>154252</text:p>
          </table:table-cell>
          <table:table-cell office:value-type="float" office:value="74145" table:style-name="ce1">
            <text:p>74145</text:p>
          </table:table-cell>
          <table:table-cell office:value-type="float" office:value="7.92" table:formula="of:=MIN([.$B70];[.$F70];[.$J70];[.$N70];[.$R70];[.$V70];[.$Z70];[.$AD70];[.$AH70];[.$AL70];[.$AP70];[.$AT70];[.$AX70];[.$BB70];[.$BF70])" table:style-name="ce1">
            <text:p>7,92</text:p>
          </table:table-cell>
          <table:table-cell office:value-type="float" office:value="5.18" table:formula="of:=MIN([.$C70];[.$G70];[.$K70];[.$O70];[.$S70];[.$W70];[.$AA70];[.$AE70];[.$AI70];[.$AM70];[.$AQ70];[.$AU70];[.$AY70];[.$BC70];[.$BG70])" table:style-name="ce1">
            <text:p>5,18</text:p>
          </table:table-cell>
          <table:table-cell office:value-type="float" office:value="32389" table:formula="of:=MIN([.$D70];[.$H70];[.$L70];[.$P70];[.$T70];[.$X70];[.$AB70];[.$AF70];[.$AJ70];[.$AN70];[.$AR70];[.$AV70];[.$AZ70];[.$BD70];[.$BH70])" table:style-name="ce1">
            <text:p>32389</text:p>
          </table:table-cell>
          <table:table-cell office:value-type="float" office:value="14096" table:formula="of:=MIN([.$E70];[.$I70];[.$M70];[.$Q70];[.$U70];[.$Y70];[.$AC70];[.$AG70];[.$AK70];[.$AO70];[.$AS70];[.$AW70];[.$BA70];[.$BE70];[.$BI70])" table:style-name="ce1">
            <text:p>14096</text:p>
          </table:table-cell>
          <table:table-cell office:value-type="float" office:value="44.97" table:formula="of:=MEDIAN([.$B70];[.$F70];[.$J70];[.$N70];[.$R70];[.$V70];[.$Z70];[.$AD70];[.$AH70];[.$AL70];[.$AP70];[.$AT70];[.$AX70];[.$BB70];[.$BF70])" table:style-name="ce1">
            <text:p>44,97</text:p>
          </table:table-cell>
          <table:table-cell office:value-type="float" office:value="35.119999999999997" table:formula="of:=MEDIAN([.$C70];[.$G70];[.$K70];[.$O70];[.$S70];[.$W70];[.$AA70];[.$AE70];[.$AI70];[.$AM70];[.$AQ70];[.$AU70];[.$AY70];[.$BC70];[.$BG70])" table:style-name="ce1">
            <text:p>35,12</text:p>
          </table:table-cell>
          <table:table-cell office:value-type="float" office:value="172489" table:formula="of:=MEDIAN([.$D70];[.$H70];[.$L70];[.$P70];[.$T70];[.$X70];[.$AB70];[.$AF70];[.$AJ70];[.$AN70];[.$AR70];[.$AV70];[.$AZ70];[.$BD70];[.$BH70])" table:style-name="ce1">
            <text:p>172489</text:p>
          </table:table-cell>
          <table:table-cell office:value-type="float" office:value="74145" table:formula="of:=MEDIAN([.$E70];[.$I70];[.$M70];[.$Q70];[.$U70];[.$Y70];[.$AC70];[.$AG70];[.$AK70];[.$AO70];[.$AS70];[.$AW70];[.$BA70];[.$BE70];[.$BI70])" table:style-name="ce1">
            <text:p>74145</text:p>
          </table:table-cell>
          <table:table-cell office:value-type="float" office:value="1904.69" table:formula="of:=MAX([.$B70];[.$F70];[.$J70];[.$N70];[.$R70];[.$V70];[.$Z70];[.$AD70];[.$AH70];[.$AL70];[.$AP70];[.$AT70];[.$AX70];[.$BB70];[.$BF70])" table:style-name="ce1">
            <text:p>1904,69</text:p>
          </table:table-cell>
          <table:table-cell office:value-type="float" office:value="1901.95" table:formula="of:=MAX([.$C70];[.$G70];[.$K70];[.$O70];[.$S70];[.$W70];[.$AA70];[.$AE70];[.$AI70];[.$AM70];[.$AQ70];[.$AU70];[.$AY70];[.$BC70];[.$BG70])" table:style-name="ce1">
            <text:p>1901,95</text:p>
          </table:table-cell>
          <table:table-cell office:value-type="float" office:value="40774639" table:formula="of:=MAX([.$D70];[.$H70];[.$L70];[.$P70];[.$T70];[.$X70];[.$AB70];[.$AF70];[.$AJ70];[.$AN70];[.$AR70];[.$AV70];[.$AZ70];[.$BD70];[.$BH70])" table:style-name="ce1">
            <text:p>40774639</text:p>
          </table:table-cell>
          <table:table-cell office:value-type="float" office:value="3255790" table:formula="of:=MAX([.$E70];[.$I70];[.$M70];[.$Q70];[.$U70];[.$Y70];[.$AC70];[.$AG70];[.$AK70];[.$AO70];[.$AS70];[.$AW70];[.$BA70];[.$BE70];[.$BI70])" table:style-name="ce1">
            <text:p>325579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30_c60.lp</text:p>
          </table:table-cell>
          <table:table-cell office:value-type="float" office:value="69.39" table:style-name="ce1">
            <text:p>69,39</text:p>
          </table:table-cell>
          <table:table-cell office:value-type="float" office:value="63.5" table:style-name="ce1">
            <text:p>63,5</text:p>
          </table:table-cell>
          <table:table-cell office:value-type="float" office:value="634357" table:style-name="ce1">
            <text:p>634357</text:p>
          </table:table-cell>
          <table:table-cell office:value-type="float" office:value="98202" table:style-name="ce1">
            <text:p>98202</text:p>
          </table:table-cell>
          <table:table-cell office:value-type="float" office:value="79.95" table:style-name="ce1">
            <text:p>79,95</text:p>
          </table:table-cell>
          <table:table-cell office:value-type="float" office:value="73.56" table:style-name="ce1">
            <text:p>73,56</text:p>
          </table:table-cell>
          <table:table-cell office:value-type="float" office:value="706600" table:style-name="ce1">
            <text:p>706600</text:p>
          </table:table-cell>
          <table:table-cell office:value-type="float" office:value="104209" table:style-name="ce1">
            <text:p>104209</text:p>
          </table:table-cell>
          <table:table-cell office:value-type="float" office:value="69.67" table:style-name="ce1">
            <text:p>69,67</text:p>
          </table:table-cell>
          <table:table-cell office:value-type="float" office:value="63.9" table:style-name="ce1">
            <text:p>63,9</text:p>
          </table:table-cell>
          <table:table-cell office:value-type="float" office:value="403527" table:style-name="ce1">
            <text:p>403527</text:p>
          </table:table-cell>
          <table:table-cell office:value-type="float" office:value="88484" table:style-name="ce1">
            <text:p>88484</text:p>
          </table:table-cell>
          <table:table-cell office:value-type="float" office:value="73.61" table:style-name="ce1">
            <text:p>73,61</text:p>
          </table:table-cell>
          <table:table-cell office:value-type="float" office:value="68.260000000000005" table:style-name="ce1">
            <text:p>68,26</text:p>
          </table:table-cell>
          <table:table-cell office:value-type="float" office:value="347853" table:style-name="ce1">
            <text:p>347853</text:p>
          </table:table-cell>
          <table:table-cell office:value-type="float" office:value="106664" table:style-name="ce1">
            <text:p>106664</text:p>
          </table:table-cell>
          <table:table-cell office:value-type="float" office:value="88.53" table:style-name="ce1">
            <text:p>88,53</text:p>
          </table:table-cell>
          <table:table-cell office:value-type="float" office:value="82.49" table:style-name="ce1">
            <text:p>82,49</text:p>
          </table:table-cell>
          <table:table-cell office:value-type="float" office:value="258349" table:style-name="ce1">
            <text:p>258349</text:p>
          </table:table-cell>
          <table:table-cell office:value-type="float" office:value="101307" table:style-name="ce1">
            <text:p>101307</text:p>
          </table:table-cell>
          <table:table-cell office:value-type="float" office:value="84.88" table:style-name="ce1">
            <text:p>84,88</text:p>
          </table:table-cell>
          <table:table-cell office:value-type="float" office:value="79.180000000000007" table:style-name="ce1">
            <text:p>79,18</text:p>
          </table:table-cell>
          <table:table-cell office:value-type="float" office:value="591027" table:style-name="ce1">
            <text:p>591027</text:p>
          </table:table-cell>
          <table:table-cell office:value-type="float" office:value="108025" table:style-name="ce1">
            <text:p>108025</text:p>
          </table:table-cell>
          <table:table-cell office:value-type="float" office:value="724.87" table:style-name="ce1">
            <text:p>724,87</text:p>
          </table:table-cell>
          <table:table-cell office:value-type="float" office:value="718.56" table:style-name="ce1">
            <text:p>718,56</text:p>
          </table:table-cell>
          <table:table-cell office:value-type="float" office:value="1103765" table:style-name="ce1">
            <text:p>1103765</text:p>
          </table:table-cell>
          <table:table-cell office:value-type="float" office:value="772573" table:style-name="ce1">
            <text:p>772573</text:p>
          </table:table-cell>
          <table:table-cell office:value-type="float" office:value="474.22" table:style-name="ce1">
            <text:p>474,22</text:p>
          </table:table-cell>
          <table:table-cell office:value-type="float" office:value="468.73" table:style-name="ce1">
            <text:p>468,73</text:p>
          </table:table-cell>
          <table:table-cell office:value-type="float" office:value="730896" table:style-name="ce1">
            <text:p>730896</text:p>
          </table:table-cell>
          <table:table-cell office:value-type="float" office:value="505889" table:style-name="ce1">
            <text:p>505889</text:p>
          </table:table-cell>
          <table:table-cell office:value-type="float" office:value="38.21" table:style-name="ce2">
            <text:p>38,21</text:p>
          </table:table-cell>
          <table:table-cell office:value-type="float" office:value="32.72" table:style-name="ce2">
            <text:p>32,72</text:p>
          </table:table-cell>
          <table:table-cell office:value-type="float" office:value="336255" table:style-name="ce1">
            <text:p>336255</text:p>
          </table:table-cell>
          <table:table-cell office:value-type="float" office:value="59413" table:style-name="ce1">
            <text:p>59413</text:p>
          </table:table-cell>
          <table:table-cell office:value-type="float" office:value="39.5" table:style-name="ce1">
            <text:p>39,5</text:p>
          </table:table-cell>
          <table:table-cell office:value-type="float" office:value="33.72" table:style-name="ce1">
            <text:p>33,72</text:p>
          </table:table-cell>
          <table:table-cell office:value-type="float" office:value="249713" table:style-name="ce1">
            <text:p>249713</text:p>
          </table:table-cell>
          <table:table-cell office:value-type="float" office:value="48085" table:style-name="ce2">
            <text:p>48085</text:p>
          </table:table-cell>
          <table:table-cell office:value-type="float" office:value="83.01" table:style-name="ce1">
            <text:p>83,01</text:p>
          </table:table-cell>
          <table:table-cell office:value-type="float" office:value="77.010000000000005" table:style-name="ce1">
            <text:p>77,01</text:p>
          </table:table-cell>
          <table:table-cell office:value-type="float" office:value="460369" table:style-name="ce1">
            <text:p>460369</text:p>
          </table:table-cell>
          <table:table-cell office:value-type="float" office:value="94404" table:style-name="ce1">
            <text:p>94404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227980775" table:style-name="ce3">
            <text:p>227980775</text:p>
          </table:table-cell>
          <table:table-cell office:value-type="float" office:value="17576657" table:style-name="ce3">
            <text:p>17576657</text:p>
          </table:table-cell>
          <table:table-cell office:value-type="float" office:value="137.46" table:style-name="ce1">
            <text:p>137,46</text:p>
          </table:table-cell>
          <table:table-cell office:value-type="float" office:value="115.49" table:style-name="ce1">
            <text:p>115,49</text:p>
          </table:table-cell>
          <table:table-cell office:value-type="float" office:value="947763" table:style-name="ce1">
            <text:p>947763</text:p>
          </table:table-cell>
          <table:table-cell office:value-type="float" office:value="114162" table:style-name="ce1">
            <text:p>114162</text:p>
          </table:table-cell>
          <table:table-cell office:value-type="float" office:value="1476.98" table:style-name="ce1">
            <text:p>1476,98</text:p>
          </table:table-cell>
          <table:table-cell office:value-type="float" office:value="1454.99" table:style-name="ce1">
            <text:p>1454,99</text:p>
          </table:table-cell>
          <table:table-cell office:value-type="float" office:value="155222766" table:style-name="ce1">
            <text:p>155222766</text:p>
          </table:table-cell>
          <table:table-cell office:value-type="float" office:value="287964" table:style-name="ce1">
            <text:p>287964</text:p>
          </table:table-cell>
          <table:table-cell office:value-type="float" office:value="76.489999999999995" table:style-name="ce1">
            <text:p>76,49</text:p>
          </table:table-cell>
          <table:table-cell office:value-type="float" office:value="70.739999999999995" table:style-name="ce1">
            <text:p>70,74</text:p>
          </table:table-cell>
          <table:table-cell office:value-type="float" office:value="165765" table:style-name="ce2">
            <text:p>165765</text:p>
          </table:table-cell>
          <table:table-cell office:value-type="float" office:value="88297" table:style-name="ce1">
            <text:p>88297</text:p>
          </table:table-cell>
          <table:table-cell office:value-type="float" office:value="38.21" table:formula="of:=MIN([.$B71];[.$F71];[.$J71];[.$N71];[.$R71];[.$V71];[.$Z71];[.$AD71];[.$AH71];[.$AL71];[.$AP71];[.$AT71];[.$AX71];[.$BB71];[.$BF71])" table:style-name="ce1">
            <text:p>38,21</text:p>
          </table:table-cell>
          <table:table-cell office:value-type="float" office:value="32.72" table:formula="of:=MIN([.$C71];[.$G71];[.$K71];[.$O71];[.$S71];[.$W71];[.$AA71];[.$AE71];[.$AI71];[.$AM71];[.$AQ71];[.$AU71];[.$AY71];[.$BC71];[.$BG71])" table:style-name="ce1">
            <text:p>32,72</text:p>
          </table:table-cell>
          <table:table-cell office:value-type="float" office:value="165765" table:formula="of:=MIN([.$D71];[.$H71];[.$L71];[.$P71];[.$T71];[.$X71];[.$AB71];[.$AF71];[.$AJ71];[.$AN71];[.$AR71];[.$AV71];[.$AZ71];[.$BD71];[.$BH71])" table:style-name="ce1">
            <text:p>165765</text:p>
          </table:table-cell>
          <table:table-cell office:value-type="float" office:value="48085" table:formula="of:=MIN([.$E71];[.$I71];[.$M71];[.$Q71];[.$U71];[.$Y71];[.$AC71];[.$AG71];[.$AK71];[.$AO71];[.$AS71];[.$AW71];[.$BA71];[.$BE71];[.$BI71])" table:style-name="ce1">
            <text:p>48085</text:p>
          </table:table-cell>
          <table:table-cell office:value-type="float" office:value="83.01" table:formula="of:=MEDIAN([.$B71];[.$F71];[.$J71];[.$N71];[.$R71];[.$V71];[.$Z71];[.$AD71];[.$AH71];[.$AL71];[.$AP71];[.$AT71];[.$AX71];[.$BB71];[.$BF71])" table:style-name="ce1">
            <text:p>83,01</text:p>
          </table:table-cell>
          <table:table-cell office:value-type="float" office:value="77.010000000000005" table:formula="of:=MEDIAN([.$C71];[.$G71];[.$K71];[.$O71];[.$S71];[.$W71];[.$AA71];[.$AE71];[.$AI71];[.$AM71];[.$AQ71];[.$AU71];[.$AY71];[.$BC71];[.$BG71])" table:style-name="ce1">
            <text:p>77,01</text:p>
          </table:table-cell>
          <table:table-cell office:value-type="float" office:value="591027" table:formula="of:=MEDIAN([.$D71];[.$H71];[.$L71];[.$P71];[.$T71];[.$X71];[.$AB71];[.$AF71];[.$AJ71];[.$AN71];[.$AR71];[.$AV71];[.$AZ71];[.$BD71];[.$BH71])" table:style-name="ce1">
            <text:p>591027</text:p>
          </table:table-cell>
          <table:table-cell office:value-type="float" office:value="104209" table:formula="of:=MEDIAN([.$E71];[.$I71];[.$M71];[.$Q71];[.$U71];[.$Y71];[.$AC71];[.$AG71];[.$AK71];[.$AO71];[.$AS71];[.$AW71];[.$BA71];[.$BE71];[.$BI71])" table:style-name="ce1">
            <text:p>104209</text:p>
          </table:table-cell>
          <table:table-cell office:value-type="float" office:value="21600" table:formula="of:=MAX([.$B71];[.$F71];[.$J71];[.$N71];[.$R71];[.$V71];[.$Z71];[.$AD71];[.$AH71];[.$AL71];[.$AP71];[.$AT71];[.$AX71];[.$BB71];[.$BF71])" table:style-name="ce1">
            <text:p>21600</text:p>
          </table:table-cell>
          <table:table-cell office:value-type="float" office:value="21600" table:formula="of:=MAX([.$C71];[.$G71];[.$K71];[.$O71];[.$S71];[.$W71];[.$AA71];[.$AE71];[.$AI71];[.$AM71];[.$AQ71];[.$AU71];[.$AY71];[.$BC71];[.$BG71])" table:style-name="ce1">
            <text:p>21600</text:p>
          </table:table-cell>
          <table:table-cell office:value-type="float" office:value="227980775" table:formula="of:=MAX([.$D71];[.$H71];[.$L71];[.$P71];[.$T71];[.$X71];[.$AB71];[.$AF71];[.$AJ71];[.$AN71];[.$AR71];[.$AV71];[.$AZ71];[.$BD71];[.$BH71])" table:style-name="ce1">
            <text:p>227980775</text:p>
          </table:table-cell>
          <table:table-cell office:value-type="float" office:value="17576657" table:formula="of:=MAX([.$E71];[.$I71];[.$M71];[.$Q71];[.$U71];[.$Y71];[.$AC71];[.$AG71];[.$AK71];[.$AO71];[.$AS71];[.$AW71];[.$BA71];[.$BE71];[.$BI71])" table:style-name="ce1">
            <text:p>1757665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30_c65.lp</text:p>
          </table:table-cell>
          <table:table-cell office:value-type="float" office:value="7.78" table:style-name="ce1">
            <text:p>7,78</text:p>
          </table:table-cell>
          <table:table-cell office:value-type="float" office:value="3.7" table:style-name="ce1">
            <text:p>3,7</text:p>
          </table:table-cell>
          <table:table-cell office:value-type="float" office:value="50657" table:style-name="ce1">
            <text:p>50657</text:p>
          </table:table-cell>
          <table:table-cell office:value-type="float" office:value="5976" table:style-name="ce1">
            <text:p>5976</text:p>
          </table:table-cell>
          <table:table-cell office:value-type="float" office:value="15.32" table:style-name="ce1">
            <text:p>15,32</text:p>
          </table:table-cell>
          <table:table-cell office:value-type="float" office:value="11.19" table:style-name="ce1">
            <text:p>11,19</text:p>
          </table:table-cell>
          <table:table-cell office:value-type="float" office:value="28739" table:style-name="ce1">
            <text:p>28739</text:p>
          </table:table-cell>
          <table:table-cell office:value-type="float" office:value="15950" table:style-name="ce1">
            <text:p>15950</text:p>
          </table:table-cell>
          <table:table-cell office:value-type="float" office:value="15.85" table:style-name="ce1">
            <text:p>15,85</text:p>
          </table:table-cell>
          <table:table-cell office:value-type="float" office:value="11.7" table:style-name="ce1">
            <text:p>11,7</text:p>
          </table:table-cell>
          <table:table-cell office:value-type="float" office:value="51290" table:style-name="ce1">
            <text:p>51290</text:p>
          </table:table-cell>
          <table:table-cell office:value-type="float" office:value="17315" table:style-name="ce1">
            <text:p>17315</text:p>
          </table:table-cell>
          <table:table-cell office:value-type="float" office:value="40.82" table:style-name="ce1">
            <text:p>40,82</text:p>
          </table:table-cell>
          <table:table-cell office:value-type="float" office:value="37.11" table:style-name="ce1">
            <text:p>37,11</text:p>
          </table:table-cell>
          <table:table-cell office:value-type="float" office:value="95257" table:style-name="ce1">
            <text:p>95257</text:p>
          </table:table-cell>
          <table:table-cell office:value-type="float" office:value="53215" table:style-name="ce1">
            <text:p>53215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4.92" table:style-name="ce1">
            <text:p>14,92</text:p>
          </table:table-cell>
          <table:table-cell office:value-type="float" office:value="53377" table:style-name="ce1">
            <text:p>53377</text:p>
          </table:table-cell>
          <table:table-cell office:value-type="float" office:value="20574" table:style-name="ce1">
            <text:p>20574</text:p>
          </table:table-cell>
          <table:table-cell office:value-type="float" office:value="53.96" table:style-name="ce1">
            <text:p>53,96</text:p>
          </table:table-cell>
          <table:table-cell office:value-type="float" office:value="50.05" table:style-name="ce1">
            <text:p>50,05</text:p>
          </table:table-cell>
          <table:table-cell office:value-type="float" office:value="311214" table:style-name="ce1">
            <text:p>311214</text:p>
          </table:table-cell>
          <table:table-cell office:value-type="float" office:value="72217" table:style-name="ce1">
            <text:p>72217</text:p>
          </table:table-cell>
          <table:table-cell office:value-type="float" office:value="22.37" table:style-name="ce1">
            <text:p>22,37</text:p>
          </table:table-cell>
          <table:table-cell office:value-type="float" office:value="18.489999999999998" table:style-name="ce1">
            <text:p>18,49</text:p>
          </table:table-cell>
          <table:table-cell office:value-type="float" office:value="44460" table:style-name="ce1">
            <text:p>44460</text:p>
          </table:table-cell>
          <table:table-cell office:value-type="float" office:value="25961" table:style-name="ce1">
            <text:p>25961</text:p>
          </table:table-cell>
          <table:table-cell office:value-type="float" office:value="22.39" table:style-name="ce1">
            <text:p>22,39</text:p>
          </table:table-cell>
          <table:table-cell office:value-type="float" office:value="18.27" table:style-name="ce1">
            <text:p>18,27</text:p>
          </table:table-cell>
          <table:table-cell office:value-type="float" office:value="41612" table:style-name="ce1">
            <text:p>41612</text:p>
          </table:table-cell>
          <table:table-cell office:value-type="float" office:value="23608" table:style-name="ce1">
            <text:p>23608</text:p>
          </table:table-cell>
          <table:table-cell office:value-type="float" office:value="7.05" table:style-name="ce2">
            <text:p>7,05</text:p>
          </table:table-cell>
          <table:table-cell office:value-type="float" office:value="3.09" table:style-name="ce2">
            <text:p>3,09</text:p>
          </table:table-cell>
          <table:table-cell office:value-type="float" office:value="23348" table:style-name="ce1">
            <text:p>23348</text:p>
          </table:table-cell>
          <table:table-cell office:value-type="float" office:value="4370" table:style-name="ce2">
            <text:p>4370</text:p>
          </table:table-cell>
          <table:table-cell office:value-type="float" office:value="7.15" table:style-name="ce1">
            <text:p>7,15</text:p>
          </table:table-cell>
          <table:table-cell office:value-type="float" office:value="3.22" table:style-name="ce1">
            <text:p>3,22</text:p>
          </table:table-cell>
          <table:table-cell office:value-type="float" office:value="15942" table:style-name="ce2">
            <text:p>15942</text:p>
          </table:table-cell>
          <table:table-cell office:value-type="float" office:value="4950" table:style-name="ce1">
            <text:p>4950</text:p>
          </table:table-cell>
          <table:table-cell office:value-type="float" office:value="7.94" table:style-name="ce1">
            <text:p>7,94</text:p>
          </table:table-cell>
          <table:table-cell office:value-type="float" office:value="4.12" table:style-name="ce1">
            <text:p>4,12</text:p>
          </table:table-cell>
          <table:table-cell office:value-type="float" office:value="18977" table:style-name="ce1">
            <text:p>18977</text:p>
          </table:table-cell>
          <table:table-cell office:value-type="float" office:value="8583" table:style-name="ce1">
            <text:p>8583</text:p>
          </table:table-cell>
          <table:table-cell office:value-type="float" office:value="892.1" table:style-name="ce1">
            <text:p>892,1</text:p>
          </table:table-cell>
          <table:table-cell office:value-type="float" office:value="888.11" table:style-name="ce1">
            <text:p>888,11</text:p>
          </table:table-cell>
          <table:table-cell office:value-type="float" office:value="2384771" table:style-name="ce1">
            <text:p>2384771</text:p>
          </table:table-cell>
          <table:table-cell office:value-type="float" office:value="1094665" table:style-name="ce3">
            <text:p>1094665</text:p>
          </table:table-cell>
          <table:table-cell office:value-type="float" office:value="46.39" table:style-name="ce1">
            <text:p>46,39</text:p>
          </table:table-cell>
          <table:table-cell office:value-type="float" office:value="29.68" table:style-name="ce1">
            <text:p>29,68</text:p>
          </table:table-cell>
          <table:table-cell office:value-type="float" office:value="110053" table:style-name="ce1">
            <text:p>110053</text:p>
          </table:table-cell>
          <table:table-cell office:value-type="float" office:value="27802" table:style-name="ce1">
            <text:p>27802</text:p>
          </table:table-cell>
          <table:table-cell office:value-type="float" office:value="936.49" table:style-name="ce3">
            <text:p>936,49</text:p>
          </table:table-cell>
          <table:table-cell office:value-type="float" office:value="918.19" table:style-name="ce3">
            <text:p>918,19</text:p>
          </table:table-cell>
          <table:table-cell office:value-type="float" office:value="107239294" table:style-name="ce3">
            <text:p>107239294</text:p>
          </table:table-cell>
          <table:table-cell office:value-type="float" office:value="348446" table:style-name="ce1">
            <text:p>348446</text:p>
          </table:table-cell>
          <table:table-cell office:value-type="float" office:value="14.57" table:style-name="ce1">
            <text:p>14,57</text:p>
          </table:table-cell>
          <table:table-cell office:value-type="float" office:value="10.67" table:style-name="ce1">
            <text:p>10,67</text:p>
          </table:table-cell>
          <table:table-cell office:value-type="float" office:value="33623" table:style-name="ce1">
            <text:p>33623</text:p>
          </table:table-cell>
          <table:table-cell office:value-type="float" office:value="15686" table:style-name="ce1">
            <text:p>15686</text:p>
          </table:table-cell>
          <table:table-cell office:value-type="float" office:value="7.05" table:formula="of:=MIN([.$B72];[.$F72];[.$J72];[.$N72];[.$R72];[.$V72];[.$Z72];[.$AD72];[.$AH72];[.$AL72];[.$AP72];[.$AT72];[.$AX72];[.$BB72];[.$BF72])" table:style-name="ce1">
            <text:p>7,05</text:p>
          </table:table-cell>
          <table:table-cell office:value-type="float" office:value="3.09" table:formula="of:=MIN([.$C72];[.$G72];[.$K72];[.$O72];[.$S72];[.$W72];[.$AA72];[.$AE72];[.$AI72];[.$AM72];[.$AQ72];[.$AU72];[.$AY72];[.$BC72];[.$BG72])" table:style-name="ce1">
            <text:p>3,09</text:p>
          </table:table-cell>
          <table:table-cell office:value-type="float" office:value="15942" table:formula="of:=MIN([.$D72];[.$H72];[.$L72];[.$P72];[.$T72];[.$X72];[.$AB72];[.$AF72];[.$AJ72];[.$AN72];[.$AR72];[.$AV72];[.$AZ72];[.$BD72];[.$BH72])" table:style-name="ce1">
            <text:p>15942</text:p>
          </table:table-cell>
          <table:table-cell office:value-type="float" office:value="4370" table:formula="of:=MIN([.$E72];[.$I72];[.$M72];[.$Q72];[.$U72];[.$Y72];[.$AC72];[.$AG72];[.$AK72];[.$AO72];[.$AS72];[.$AW72];[.$BA72];[.$BE72];[.$BI72])" table:style-name="ce1">
            <text:p>4370</text:p>
          </table:table-cell>
          <table:table-cell office:value-type="float" office:value="18.850000000000001" table:formula="of:=MEDIAN([.$B72];[.$F72];[.$J72];[.$N72];[.$R72];[.$V72];[.$Z72];[.$AD72];[.$AH72];[.$AL72];[.$AP72];[.$AT72];[.$AX72];[.$BB72];[.$BF72])" table:style-name="ce1">
            <text:p>18,85</text:p>
          </table:table-cell>
          <table:table-cell office:value-type="float" office:value="14.92" table:formula="of:=MEDIAN([.$C72];[.$G72];[.$K72];[.$O72];[.$S72];[.$W72];[.$AA72];[.$AE72];[.$AI72];[.$AM72];[.$AQ72];[.$AU72];[.$AY72];[.$BC72];[.$BG72])" table:style-name="ce1">
            <text:p>14,92</text:p>
          </table:table-cell>
          <table:table-cell office:value-type="float" office:value="50657" table:formula="of:=MEDIAN([.$D72];[.$H72];[.$L72];[.$P72];[.$T72];[.$X72];[.$AB72];[.$AF72];[.$AJ72];[.$AN72];[.$AR72];[.$AV72];[.$AZ72];[.$BD72];[.$BH72])" table:style-name="ce1">
            <text:p>50657</text:p>
          </table:table-cell>
          <table:table-cell office:value-type="float" office:value="20574" table:formula="of:=MEDIAN([.$E72];[.$I72];[.$M72];[.$Q72];[.$U72];[.$Y72];[.$AC72];[.$AG72];[.$AK72];[.$AO72];[.$AS72];[.$AW72];[.$BA72];[.$BE72];[.$BI72])" table:style-name="ce1">
            <text:p>20574</text:p>
          </table:table-cell>
          <table:table-cell office:value-type="float" office:value="936.49" table:formula="of:=MAX([.$B72];[.$F72];[.$J72];[.$N72];[.$R72];[.$V72];[.$Z72];[.$AD72];[.$AH72];[.$AL72];[.$AP72];[.$AT72];[.$AX72];[.$BB72];[.$BF72])" table:style-name="ce1">
            <text:p>936,49</text:p>
          </table:table-cell>
          <table:table-cell office:value-type="float" office:value="918.19" table:formula="of:=MAX([.$C72];[.$G72];[.$K72];[.$O72];[.$S72];[.$W72];[.$AA72];[.$AE72];[.$AI72];[.$AM72];[.$AQ72];[.$AU72];[.$AY72];[.$BC72];[.$BG72])" table:style-name="ce1">
            <text:p>918,19</text:p>
          </table:table-cell>
          <table:table-cell office:value-type="float" office:value="107239294" table:formula="of:=MAX([.$D72];[.$H72];[.$L72];[.$P72];[.$T72];[.$X72];[.$AB72];[.$AF72];[.$AJ72];[.$AN72];[.$AR72];[.$AV72];[.$AZ72];[.$BD72];[.$BH72])" table:style-name="ce1">
            <text:p>107239294</text:p>
          </table:table-cell>
          <table:table-cell office:value-type="float" office:value="1094665" table:formula="of:=MAX([.$E72];[.$I72];[.$M72];[.$Q72];[.$U72];[.$Y72];[.$AC72];[.$AG72];[.$AK72];[.$AO72];[.$AS72];[.$AW72];[.$BA72];[.$BE72];[.$BI72])" table:style-name="ce1">
            <text:p>109466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35_c50.lp</text:p>
          </table:table-cell>
          <table:table-cell office:value-type="float" office:value="128.06" table:style-name="ce1">
            <text:p>128,06</text:p>
          </table:table-cell>
          <table:table-cell office:value-type="float" office:value="124.51" table:style-name="ce1">
            <text:p>124,51</text:p>
          </table:table-cell>
          <table:table-cell office:value-type="float" office:value="1046541" table:style-name="ce1">
            <text:p>1046541</text:p>
          </table:table-cell>
          <table:table-cell office:value-type="float" office:value="207175" table:style-name="ce1">
            <text:p>207175</text:p>
          </table:table-cell>
          <table:table-cell office:value-type="float" office:value="447.51" table:style-name="ce1">
            <text:p>447,51</text:p>
          </table:table-cell>
          <table:table-cell office:value-type="float" office:value="443.91" table:style-name="ce1">
            <text:p>443,91</text:p>
          </table:table-cell>
          <table:table-cell office:value-type="float" office:value="1346186" table:style-name="ce1">
            <text:p>1346186</text:p>
          </table:table-cell>
          <table:table-cell office:value-type="float" office:value="606778" table:style-name="ce1">
            <text:p>606778</text:p>
          </table:table-cell>
          <table:table-cell office:value-type="float" office:value="34.64" table:style-name="ce2">
            <text:p>34,64</text:p>
          </table:table-cell>
          <table:table-cell office:value-type="float" office:value="31.1" table:style-name="ce2">
            <text:p>31,1</text:p>
          </table:table-cell>
          <table:table-cell office:value-type="float" office:value="110852" table:style-name="ce2">
            <text:p>110852</text:p>
          </table:table-cell>
          <table:table-cell office:value-type="float" office:value="52927" table:style-name="ce2">
            <text:p>52927</text:p>
          </table:table-cell>
          <table:table-cell office:value-type="float" office:value="111.4" table:style-name="ce1">
            <text:p>111,4</text:p>
          </table:table-cell>
          <table:table-cell office:value-type="float" office:value="108.37" table:style-name="ce1">
            <text:p>108,37</text:p>
          </table:table-cell>
          <table:table-cell office:value-type="float" office:value="452580" table:style-name="ce1">
            <text:p>452580</text:p>
          </table:table-cell>
          <table:table-cell office:value-type="float" office:value="172878" table:style-name="ce1">
            <text:p>172878</text:p>
          </table:table-cell>
          <table:table-cell office:value-type="float" office:value="59.36" table:style-name="ce1">
            <text:p>59,36</text:p>
          </table:table-cell>
          <table:table-cell office:value-type="float" office:value="55.98" table:style-name="ce1">
            <text:p>55,98</text:p>
          </table:table-cell>
          <table:table-cell office:value-type="float" office:value="211350" table:style-name="ce1">
            <text:p>211350</text:p>
          </table:table-cell>
          <table:table-cell office:value-type="float" office:value="81832" table:style-name="ce1">
            <text:p>81832</text:p>
          </table:table-cell>
          <table:table-cell office:value-type="float" office:value="682.05" table:style-name="ce1">
            <text:p>682,05</text:p>
          </table:table-cell>
          <table:table-cell office:value-type="float" office:value="678.93" table:style-name="ce1">
            <text:p>678,93</text:p>
          </table:table-cell>
          <table:table-cell office:value-type="float" office:value="1454607" table:style-name="ce1">
            <text:p>1454607</text:p>
          </table:table-cell>
          <table:table-cell office:value-type="float" office:value="918019" table:style-name="ce1">
            <text:p>918019</text:p>
          </table:table-cell>
          <table:table-cell office:value-type="float" office:value="1936.36" table:style-name="ce1">
            <text:p>1936,36</text:p>
          </table:table-cell>
          <table:table-cell office:value-type="float" office:value="1932.9" table:style-name="ce1">
            <text:p>1932,9</text:p>
          </table:table-cell>
          <table:table-cell office:value-type="float" office:value="2786597" table:style-name="ce1">
            <text:p>2786597</text:p>
          </table:table-cell>
          <table:table-cell office:value-type="float" office:value="2311841" table:style-name="ce1">
            <text:p>2311841</text:p>
          </table:table-cell>
          <table:table-cell office:value-type="float" office:value="1022.86" table:style-name="ce1">
            <text:p>1022,86</text:p>
          </table:table-cell>
          <table:table-cell office:value-type="float" office:value="1019.24" table:style-name="ce1">
            <text:p>1019,24</text:p>
          </table:table-cell>
          <table:table-cell office:value-type="float" office:value="1461812" table:style-name="ce1">
            <text:p>1461812</text:p>
          </table:table-cell>
          <table:table-cell office:value-type="float" office:value="1211357" table:style-name="ce1">
            <text:p>1211357</text:p>
          </table:table-cell>
          <table:table-cell office:value-type="float" office:value="225.69" table:style-name="ce1">
            <text:p>225,69</text:p>
          </table:table-cell>
          <table:table-cell office:value-type="float" office:value="222.12" table:style-name="ce1">
            <text:p>222,12</text:p>
          </table:table-cell>
          <table:table-cell office:value-type="float" office:value="1249818" table:style-name="ce1">
            <text:p>1249818</text:p>
          </table:table-cell>
          <table:table-cell office:value-type="float" office:value="321935" table:style-name="ce1">
            <text:p>321935</text:p>
          </table:table-cell>
          <table:table-cell office:value-type="float" office:value="1011" table:style-name="ce1">
            <text:p>1011</text:p>
          </table:table-cell>
          <table:table-cell office:value-type="float" office:value="1007.53" table:style-name="ce1">
            <text:p>1007,53</text:p>
          </table:table-cell>
          <table:table-cell office:value-type="float" office:value="2329348" table:style-name="ce1">
            <text:p>2329348</text:p>
          </table:table-cell>
          <table:table-cell office:value-type="float" office:value="1393181" table:style-name="ce1">
            <text:p>1393181</text:p>
          </table:table-cell>
          <table:table-cell office:value-type="float" office:value="441.63" table:style-name="ce1">
            <text:p>441,63</text:p>
          </table:table-cell>
          <table:table-cell office:value-type="float" office:value="438.16" table:style-name="ce1">
            <text:p>438,16</text:p>
          </table:table-cell>
          <table:table-cell office:value-type="float" office:value="1157317" table:style-name="ce1">
            <text:p>1157317</text:p>
          </table:table-cell>
          <table:table-cell office:value-type="float" office:value="647196" table:style-name="ce1">
            <text:p>64719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217648577" table:style-name="ce3">
            <text:p>217648577</text:p>
          </table:table-cell>
          <table:table-cell office:value-type="float" office:value="24188415" table:style-name="ce3">
            <text:p>24188415</text:p>
          </table:table-cell>
          <table:table-cell office:value-type="float" office:value="193.29" table:style-name="ce1">
            <text:p>193,29</text:p>
          </table:table-cell>
          <table:table-cell office:value-type="float" office:value="181.22" table:style-name="ce1">
            <text:p>181,22</text:p>
          </table:table-cell>
          <table:table-cell office:value-type="float" office:value="921813" table:style-name="ce1">
            <text:p>921813</text:p>
          </table:table-cell>
          <table:table-cell office:value-type="float" office:value="170412" table:style-name="ce1">
            <text:p>170412</text:p>
          </table:table-cell>
          <table:table-cell office:value-type="float" office:value="934.49" table:style-name="ce1">
            <text:p>934,49</text:p>
          </table:table-cell>
          <table:table-cell office:value-type="float" office:value="919.28" table:style-name="ce1">
            <text:p>919,28</text:p>
          </table:table-cell>
          <table:table-cell office:value-type="float" office:value="60944357" table:style-name="ce1">
            <text:p>60944357</text:p>
          </table:table-cell>
          <table:table-cell office:value-type="float" office:value="865571" table:style-name="ce1">
            <text:p>865571</text:p>
          </table:table-cell>
          <table:table-cell office:value-type="float" office:value="192.19" table:style-name="ce1">
            <text:p>192,19</text:p>
          </table:table-cell>
          <table:table-cell office:value-type="float" office:value="189.2" table:style-name="ce1">
            <text:p>189,2</text:p>
          </table:table-cell>
          <table:table-cell office:value-type="float" office:value="1245751" table:style-name="ce1">
            <text:p>1245751</text:p>
          </table:table-cell>
          <table:table-cell office:value-type="float" office:value="322221" table:style-name="ce1">
            <text:p>322221</text:p>
          </table:table-cell>
          <table:table-cell office:value-type="float" office:value="34.64" table:formula="of:=MIN([.$B73];[.$F73];[.$J73];[.$N73];[.$R73];[.$V73];[.$Z73];[.$AD73];[.$AH73];[.$AL73];[.$AP73];[.$AT73];[.$AX73];[.$BB73];[.$BF73])" table:style-name="ce1">
            <text:p>34,64</text:p>
          </table:table-cell>
          <table:table-cell office:value-type="float" office:value="31.1" table:formula="of:=MIN([.$C73];[.$G73];[.$K73];[.$O73];[.$S73];[.$W73];[.$AA73];[.$AE73];[.$AI73];[.$AM73];[.$AQ73];[.$AU73];[.$AY73];[.$BC73];[.$BG73])" table:style-name="ce1">
            <text:p>31,1</text:p>
          </table:table-cell>
          <table:table-cell office:value-type="float" office:value="110852" table:formula="of:=MIN([.$D73];[.$H73];[.$L73];[.$P73];[.$T73];[.$X73];[.$AB73];[.$AF73];[.$AJ73];[.$AN73];[.$AR73];[.$AV73];[.$AZ73];[.$BD73];[.$BH73])" table:style-name="ce1">
            <text:p>110852</text:p>
          </table:table-cell>
          <table:table-cell office:value-type="float" office:value="52927" table:formula="of:=MIN([.$E73];[.$I73];[.$M73];[.$Q73];[.$U73];[.$Y73];[.$AC73];[.$AG73];[.$AK73];[.$AO73];[.$AS73];[.$AW73];[.$BA73];[.$BE73];[.$BI73])" table:style-name="ce1">
            <text:p>52927</text:p>
          </table:table-cell>
          <table:table-cell office:value-type="float" office:value="441.63" table:formula="of:=MEDIAN([.$B73];[.$F73];[.$J73];[.$N73];[.$R73];[.$V73];[.$Z73];[.$AD73];[.$AH73];[.$AL73];[.$AP73];[.$AT73];[.$AX73];[.$BB73];[.$BF73])" table:style-name="ce1">
            <text:p>441,63</text:p>
          </table:table-cell>
          <table:table-cell office:value-type="float" office:value="438.16" table:formula="of:=MEDIAN([.$C73];[.$G73];[.$K73];[.$O73];[.$S73];[.$W73];[.$AA73];[.$AE73];[.$AI73];[.$AM73];[.$AQ73];[.$AU73];[.$AY73];[.$BC73];[.$BG73])" table:style-name="ce1">
            <text:p>438,16</text:p>
          </table:table-cell>
          <table:table-cell office:value-type="float" office:value="1249818" table:formula="of:=MEDIAN([.$D73];[.$H73];[.$L73];[.$P73];[.$T73];[.$X73];[.$AB73];[.$AF73];[.$AJ73];[.$AN73];[.$AR73];[.$AV73];[.$AZ73];[.$BD73];[.$BH73])" table:style-name="ce1">
            <text:p>1249818</text:p>
          </table:table-cell>
          <table:table-cell office:value-type="float" office:value="606778" table:formula="of:=MEDIAN([.$E73];[.$I73];[.$M73];[.$Q73];[.$U73];[.$Y73];[.$AC73];[.$AG73];[.$AK73];[.$AO73];[.$AS73];[.$AW73];[.$BA73];[.$BE73];[.$BI73])" table:style-name="ce1">
            <text:p>606778</text:p>
          </table:table-cell>
          <table:table-cell office:value-type="float" office:value="21600" table:formula="of:=MAX([.$B73];[.$F73];[.$J73];[.$N73];[.$R73];[.$V73];[.$Z73];[.$AD73];[.$AH73];[.$AL73];[.$AP73];[.$AT73];[.$AX73];[.$BB73];[.$BF73])" table:style-name="ce1">
            <text:p>21600</text:p>
          </table:table-cell>
          <table:table-cell office:value-type="float" office:value="21600" table:formula="of:=MAX([.$C73];[.$G73];[.$K73];[.$O73];[.$S73];[.$W73];[.$AA73];[.$AE73];[.$AI73];[.$AM73];[.$AQ73];[.$AU73];[.$AY73];[.$BC73];[.$BG73])" table:style-name="ce1">
            <text:p>21600</text:p>
          </table:table-cell>
          <table:table-cell office:value-type="float" office:value="217648577" table:formula="of:=MAX([.$D73];[.$H73];[.$L73];[.$P73];[.$T73];[.$X73];[.$AB73];[.$AF73];[.$AJ73];[.$AN73];[.$AR73];[.$AV73];[.$AZ73];[.$BD73];[.$BH73])" table:style-name="ce1">
            <text:p>217648577</text:p>
          </table:table-cell>
          <table:table-cell office:value-type="float" office:value="24188415" table:formula="of:=MAX([.$E73];[.$I73];[.$M73];[.$Q73];[.$U73];[.$Y73];[.$AC73];[.$AG73];[.$AK73];[.$AO73];[.$AS73];[.$AW73];[.$BA73];[.$BE73];[.$BI73])" table:style-name="ce1">
            <text:p>2418841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35_c55.lp</text:p>
          </table:table-cell>
          <table:table-cell office:value-type="float" office:value="1987.19" table:style-name="ce1">
            <text:p>1987,19</text:p>
          </table:table-cell>
          <table:table-cell office:value-type="float" office:value="1983.19" table:style-name="ce1">
            <text:p>1983,19</text:p>
          </table:table-cell>
          <table:table-cell office:value-type="float" office:value="9284857" table:style-name="ce1">
            <text:p>9284857</text:p>
          </table:table-cell>
          <table:table-cell office:value-type="float" office:value="4354711" table:style-name="ce1">
            <text:p>4354711</text:p>
          </table:table-cell>
          <table:table-cell office:value-type="float" office:value="3786.75" table:style-name="ce1">
            <text:p>3786,75</text:p>
          </table:table-cell>
          <table:table-cell office:value-type="float" office:value="3783.3" table:style-name="ce1">
            <text:p>3783,3</text:p>
          </table:table-cell>
          <table:table-cell office:value-type="float" office:value="7699602" table:style-name="ce1">
            <text:p>7699602</text:p>
          </table:table-cell>
          <table:table-cell office:value-type="float" office:value="6582704" table:style-name="ce1">
            <text:p>6582704</text:p>
          </table:table-cell>
          <table:table-cell office:value-type="float" office:value="709.85" table:style-name="ce1">
            <text:p>709,85</text:p>
          </table:table-cell>
          <table:table-cell office:value-type="float" office:value="706.04" table:style-name="ce1">
            <text:p>706,04</text:p>
          </table:table-cell>
          <table:table-cell office:value-type="float" office:value="3800552" table:style-name="ce1">
            <text:p>3800552</text:p>
          </table:table-cell>
          <table:table-cell office:value-type="float" office:value="1535046" table:style-name="ce1">
            <text:p>1535046</text:p>
          </table:table-cell>
          <table:table-cell office:value-type="float" office:value="410.74" table:style-name="ce1">
            <text:p>410,74</text:p>
          </table:table-cell>
          <table:table-cell office:value-type="float" office:value="407.03" table:style-name="ce1">
            <text:p>407,03</text:p>
          </table:table-cell>
          <table:table-cell office:value-type="float" office:value="858166" table:style-name="ce2">
            <text:p>858166</text:p>
          </table:table-cell>
          <table:table-cell office:value-type="float" office:value="681957" table:style-name="ce2">
            <text:p>681957</text:p>
          </table:table-cell>
          <table:table-cell office:value-type="float" office:value="394.94" table:style-name="ce1">
            <text:p>394,94</text:p>
          </table:table-cell>
          <table:table-cell office:value-type="float" office:value="391.33" table:style-name="ce1">
            <text:p>391,33</text:p>
          </table:table-cell>
          <table:table-cell office:value-type="float" office:value="2787152" table:style-name="ce1">
            <text:p>2787152</text:p>
          </table:table-cell>
          <table:table-cell office:value-type="float" office:value="1270981" table:style-name="ce1">
            <text:p>1270981</text:p>
          </table:table-cell>
          <table:table-cell office:value-type="float" office:value="1037.22" table:style-name="ce1">
            <text:p>1037,22</text:p>
          </table:table-cell>
          <table:table-cell office:value-type="float" office:value="1033.3399999999999" table:style-name="ce1">
            <text:p>1033,34</text:p>
          </table:table-cell>
          <table:table-cell office:value-type="float" office:value="5128152" table:style-name="ce1">
            <text:p>5128152</text:p>
          </table:table-cell>
          <table:table-cell office:value-type="float" office:value="2238317" table:style-name="ce1">
            <text:p>2238317</text:p>
          </table:table-cell>
          <table:table-cell office:value-type="float" office:value="2430.09" table:style-name="ce1">
            <text:p>2430,09</text:p>
          </table:table-cell>
          <table:table-cell office:value-type="float" office:value="2426.12" table:style-name="ce1">
            <text:p>2426,12</text:p>
          </table:table-cell>
          <table:table-cell office:value-type="float" office:value="5129346" table:style-name="ce1">
            <text:p>5129346</text:p>
          </table:table-cell>
          <table:table-cell office:value-type="float" office:value="4458421" table:style-name="ce1">
            <text:p>4458421</text:p>
          </table:table-cell>
          <table:table-cell office:value-type="float" office:value="4619.18" table:style-name="ce1">
            <text:p>4619,18</text:p>
          </table:table-cell>
          <table:table-cell office:value-type="float" office:value="4615.5" table:style-name="ce1">
            <text:p>4615,5</text:p>
          </table:table-cell>
          <table:table-cell office:value-type="float" office:value="9352399" table:style-name="ce1">
            <text:p>9352399</text:p>
          </table:table-cell>
          <table:table-cell office:value-type="float" office:value="8315650" table:style-name="ce1">
            <text:p>8315650</text:p>
          </table:table-cell>
          <table:table-cell office:value-type="float" office:value="487.05" table:style-name="ce1">
            <text:p>487,05</text:p>
          </table:table-cell>
          <table:table-cell office:value-type="float" office:value="483.12" table:style-name="ce1">
            <text:p>483,12</text:p>
          </table:table-cell>
          <table:table-cell office:value-type="float" office:value="2526940" table:style-name="ce1">
            <text:p>2526940</text:p>
          </table:table-cell>
          <table:table-cell office:value-type="float" office:value="1037903" table:style-name="ce1">
            <text:p>1037903</text:p>
          </table:table-cell>
          <table:table-cell office:value-type="float" office:value="1752.84" table:style-name="ce1">
            <text:p>1752,84</text:p>
          </table:table-cell>
          <table:table-cell office:value-type="float" office:value="1749.47" table:style-name="ce1">
            <text:p>1749,47</text:p>
          </table:table-cell>
          <table:table-cell office:value-type="float" office:value="4298202" table:style-name="ce1">
            <text:p>4298202</text:p>
          </table:table-cell>
          <table:table-cell office:value-type="float" office:value="3628802" table:style-name="ce1">
            <text:p>3628802</text:p>
          </table:table-cell>
          <table:table-cell office:value-type="float" office:value="1875.85" table:style-name="ce1">
            <text:p>1875,85</text:p>
          </table:table-cell>
          <table:table-cell office:value-type="float" office:value="1872.09" table:style-name="ce1">
            <text:p>1872,09</text:p>
          </table:table-cell>
          <table:table-cell office:value-type="float" office:value="4891496" table:style-name="ce1">
            <text:p>4891496</text:p>
          </table:table-cell>
          <table:table-cell office:value-type="float" office:value="4065624" table:style-name="ce1">
            <text:p>4065624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246228617" table:style-name="ce3">
            <text:p>246228617</text:p>
          </table:table-cell>
          <table:table-cell office:value-type="float" office:value="26901642" table:style-name="ce3">
            <text:p>26901642</text:p>
          </table:table-cell>
          <table:table-cell office:value-type="float" office:value="1552.96" table:style-name="ce1">
            <text:p>1552,96</text:p>
          </table:table-cell>
          <table:table-cell office:value-type="float" office:value="1538.21" table:style-name="ce1">
            <text:p>1538,21</text:p>
          </table:table-cell>
          <table:table-cell office:value-type="float" office:value="5175542" table:style-name="ce1">
            <text:p>5175542</text:p>
          </table:table-cell>
          <table:table-cell office:value-type="float" office:value="2114150" table:style-name="ce1">
            <text:p>2114150</text:p>
          </table:table-cell>
          <table:table-cell office:value-type="float" office:value="2425.29" table:style-name="ce1">
            <text:p>2425,29</text:p>
          </table:table-cell>
          <table:table-cell office:value-type="float" office:value="2408.4699999999998" table:style-name="ce1">
            <text:p>2408,47</text:p>
          </table:table-cell>
          <table:table-cell office:value-type="float" office:value="64605979" table:style-name="ce1">
            <text:p>64605979</text:p>
          </table:table-cell>
          <table:table-cell office:value-type="float" office:value="5049536" table:style-name="ce1">
            <text:p>5049536</text:p>
          </table:table-cell>
          <table:table-cell office:value-type="float" office:value="368.47" table:style-name="ce2">
            <text:p>368,47</text:p>
          </table:table-cell>
          <table:table-cell office:value-type="float" office:value="365.7" table:style-name="ce2">
            <text:p>365,7</text:p>
          </table:table-cell>
          <table:table-cell office:value-type="float" office:value="2981095" table:style-name="ce1">
            <text:p>2981095</text:p>
          </table:table-cell>
          <table:table-cell office:value-type="float" office:value="1036124" table:style-name="ce1">
            <text:p>1036124</text:p>
          </table:table-cell>
          <table:table-cell office:value-type="float" office:value="368.47" table:formula="of:=MIN([.$B74];[.$F74];[.$J74];[.$N74];[.$R74];[.$V74];[.$Z74];[.$AD74];[.$AH74];[.$AL74];[.$AP74];[.$AT74];[.$AX74];[.$BB74];[.$BF74])" table:style-name="ce1">
            <text:p>368,47</text:p>
          </table:table-cell>
          <table:table-cell office:value-type="float" office:value="365.7" table:formula="of:=MIN([.$C74];[.$G74];[.$K74];[.$O74];[.$S74];[.$W74];[.$AA74];[.$AE74];[.$AI74];[.$AM74];[.$AQ74];[.$AU74];[.$AY74];[.$BC74];[.$BG74])" table:style-name="ce1">
            <text:p>365,7</text:p>
          </table:table-cell>
          <table:table-cell office:value-type="float" office:value="858166" table:formula="of:=MIN([.$D74];[.$H74];[.$L74];[.$P74];[.$T74];[.$X74];[.$AB74];[.$AF74];[.$AJ74];[.$AN74];[.$AR74];[.$AV74];[.$AZ74];[.$BD74];[.$BH74])" table:style-name="ce1">
            <text:p>858166</text:p>
          </table:table-cell>
          <table:table-cell office:value-type="float" office:value="681957" table:formula="of:=MIN([.$E74];[.$I74];[.$M74];[.$Q74];[.$U74];[.$Y74];[.$AC74];[.$AG74];[.$AK74];[.$AO74];[.$AS74];[.$AW74];[.$BA74];[.$BE74];[.$BI74])" table:style-name="ce1">
            <text:p>681957</text:p>
          </table:table-cell>
          <table:table-cell office:value-type="float" office:value="1752.84" table:formula="of:=MEDIAN([.$B74];[.$F74];[.$J74];[.$N74];[.$R74];[.$V74];[.$Z74];[.$AD74];[.$AH74];[.$AL74];[.$AP74];[.$AT74];[.$AX74];[.$BB74];[.$BF74])" table:style-name="ce1">
            <text:p>1752,84</text:p>
          </table:table-cell>
          <table:table-cell office:value-type="float" office:value="1749.47" table:formula="of:=MEDIAN([.$C74];[.$G74];[.$K74];[.$O74];[.$S74];[.$W74];[.$AA74];[.$AE74];[.$AI74];[.$AM74];[.$AQ74];[.$AU74];[.$AY74];[.$BC74];[.$BG74])" table:style-name="ce1">
            <text:p>1749,47</text:p>
          </table:table-cell>
          <table:table-cell office:value-type="float" office:value="5128152" table:formula="of:=MEDIAN([.$D74];[.$H74];[.$L74];[.$P74];[.$T74];[.$X74];[.$AB74];[.$AF74];[.$AJ74];[.$AN74];[.$AR74];[.$AV74];[.$AZ74];[.$BD74];[.$BH74])" table:style-name="ce1">
            <text:p>5128152</text:p>
          </table:table-cell>
          <table:table-cell office:value-type="float" office:value="3628802" table:formula="of:=MEDIAN([.$E74];[.$I74];[.$M74];[.$Q74];[.$U74];[.$Y74];[.$AC74];[.$AG74];[.$AK74];[.$AO74];[.$AS74];[.$AW74];[.$BA74];[.$BE74];[.$BI74])" table:style-name="ce1">
            <text:p>3628802</text:p>
          </table:table-cell>
          <table:table-cell office:value-type="float" office:value="21600" table:formula="of:=MAX([.$B74];[.$F74];[.$J74];[.$N74];[.$R74];[.$V74];[.$Z74];[.$AD74];[.$AH74];[.$AL74];[.$AP74];[.$AT74];[.$AX74];[.$BB74];[.$BF74])" table:style-name="ce1">
            <text:p>21600</text:p>
          </table:table-cell>
          <table:table-cell office:value-type="float" office:value="21600" table:formula="of:=MAX([.$C74];[.$G74];[.$K74];[.$O74];[.$S74];[.$W74];[.$AA74];[.$AE74];[.$AI74];[.$AM74];[.$AQ74];[.$AU74];[.$AY74];[.$BC74];[.$BG74])" table:style-name="ce1">
            <text:p>21600</text:p>
          </table:table-cell>
          <table:table-cell office:value-type="float" office:value="246228617" table:formula="of:=MAX([.$D74];[.$H74];[.$L74];[.$P74];[.$T74];[.$X74];[.$AB74];[.$AF74];[.$AJ74];[.$AN74];[.$AR74];[.$AV74];[.$AZ74];[.$BD74];[.$BH74])" table:style-name="ce1">
            <text:p>246228617</text:p>
          </table:table-cell>
          <table:table-cell office:value-type="float" office:value="26901642" table:formula="of:=MAX([.$E74];[.$I74];[.$M74];[.$Q74];[.$U74];[.$Y74];[.$AC74];[.$AG74];[.$AK74];[.$AO74];[.$AS74];[.$AW74];[.$BA74];[.$BE74];[.$BI74])" table:style-name="ce1">
            <text:p>2690164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3_a35_c65.lp</text:p>
          </table:table-cell>
          <table:table-cell office:value-type="float" office:value="19.36" table:style-name="ce1">
            <text:p>19,36</text:p>
          </table:table-cell>
          <table:table-cell office:value-type="float" office:value="14.53" table:style-name="ce1">
            <text:p>14,53</text:p>
          </table:table-cell>
          <table:table-cell office:value-type="float" office:value="69459" table:style-name="ce1">
            <text:p>69459</text:p>
          </table:table-cell>
          <table:table-cell office:value-type="float" office:value="17877" table:style-name="ce1">
            <text:p>17877</text:p>
          </table:table-cell>
          <table:table-cell office:value-type="float" office:value="1570.87" table:style-name="ce1">
            <text:p>1570,87</text:p>
          </table:table-cell>
          <table:table-cell office:value-type="float" office:value="1566.45" table:style-name="ce1">
            <text:p>1566,45</text:p>
          </table:table-cell>
          <table:table-cell office:value-type="float" office:value="3695944" table:style-name="ce1">
            <text:p>3695944</text:p>
          </table:table-cell>
          <table:table-cell office:value-type="float" office:value="1572778" table:style-name="ce3">
            <text:p>1572778</text:p>
          </table:table-cell>
          <table:table-cell office:value-type="float" office:value="150.56" table:style-name="ce1">
            <text:p>150,56</text:p>
          </table:table-cell>
          <table:table-cell office:value-type="float" office:value="145.83000000000001" table:style-name="ce1">
            <text:p>145,83</text:p>
          </table:table-cell>
          <table:table-cell office:value-type="float" office:value="371475" table:style-name="ce1">
            <text:p>371475</text:p>
          </table:table-cell>
          <table:table-cell office:value-type="float" office:value="159734" table:style-name="ce1">
            <text:p>159734</text:p>
          </table:table-cell>
          <table:table-cell office:value-type="float" office:value="211" table:style-name="ce1">
            <text:p>211</text:p>
          </table:table-cell>
          <table:table-cell office:value-type="float" office:value="207.1" table:style-name="ce1">
            <text:p>207,1</text:p>
          </table:table-cell>
          <table:table-cell office:value-type="float" office:value="380089" table:style-name="ce1">
            <text:p>380089</text:p>
          </table:table-cell>
          <table:table-cell office:value-type="float" office:value="243848" table:style-name="ce1">
            <text:p>243848</text:p>
          </table:table-cell>
          <table:table-cell office:value-type="float" office:value="231.7" table:style-name="ce1">
            <text:p>231,7</text:p>
          </table:table-cell>
          <table:table-cell office:value-type="float" office:value="227.55" table:style-name="ce1">
            <text:p>227,55</text:p>
          </table:table-cell>
          <table:table-cell office:value-type="float" office:value="634886" table:style-name="ce1">
            <text:p>634886</text:p>
          </table:table-cell>
          <table:table-cell office:value-type="float" office:value="276325" table:style-name="ce1">
            <text:p>276325</text:p>
          </table:table-cell>
          <table:table-cell office:value-type="float" office:value="204.99" table:style-name="ce1">
            <text:p>204,99</text:p>
          </table:table-cell>
          <table:table-cell office:value-type="float" office:value="200.85" table:style-name="ce1">
            <text:p>200,85</text:p>
          </table:table-cell>
          <table:table-cell office:value-type="float" office:value="396089" table:style-name="ce1">
            <text:p>396089</text:p>
          </table:table-cell>
          <table:table-cell office:value-type="float" office:value="243341" table:style-name="ce1">
            <text:p>243341</text:p>
          </table:table-cell>
          <table:table-cell office:value-type="float" office:value="152.62" table:style-name="ce1">
            <text:p>152,62</text:p>
          </table:table-cell>
          <table:table-cell office:value-type="float" office:value="147.63999999999999" table:style-name="ce1">
            <text:p>147,64</text:p>
          </table:table-cell>
          <table:table-cell office:value-type="float" office:value="246652" table:style-name="ce1">
            <text:p>246652</text:p>
          </table:table-cell>
          <table:table-cell office:value-type="float" office:value="154654" table:style-name="ce1">
            <text:p>154654</text:p>
          </table:table-cell>
          <table:table-cell office:value-type="float" office:value="115.81" table:style-name="ce1">
            <text:p>115,81</text:p>
          </table:table-cell>
          <table:table-cell office:value-type="float" office:value="110.97" table:style-name="ce1">
            <text:p>110,97</text:p>
          </table:table-cell>
          <table:table-cell office:value-type="float" office:value="191479" table:style-name="ce1">
            <text:p>191479</text:p>
          </table:table-cell>
          <table:table-cell office:value-type="float" office:value="118419" table:style-name="ce1">
            <text:p>118419</text:p>
          </table:table-cell>
          <table:table-cell office:value-type="float" office:value="35.58" table:style-name="ce1">
            <text:p>35,58</text:p>
          </table:table-cell>
          <table:table-cell office:value-type="float" office:value="30.87" table:style-name="ce1">
            <text:p>30,87</text:p>
          </table:table-cell>
          <table:table-cell office:value-type="float" office:value="342075" table:style-name="ce1">
            <text:p>342075</text:p>
          </table:table-cell>
          <table:table-cell office:value-type="float" office:value="37996" table:style-name="ce1">
            <text:p>37996</text:p>
          </table:table-cell>
          <table:table-cell office:value-type="float" office:value="55.11" table:style-name="ce1">
            <text:p>55,11</text:p>
          </table:table-cell>
          <table:table-cell office:value-type="float" office:value="50.13" table:style-name="ce1">
            <text:p>50,13</text:p>
          </table:table-cell>
          <table:table-cell office:value-type="float" office:value="393336" table:style-name="ce1">
            <text:p>393336</text:p>
          </table:table-cell>
          <table:table-cell office:value-type="float" office:value="62198" table:style-name="ce1">
            <text:p>62198</text:p>
          </table:table-cell>
          <table:table-cell office:value-type="float" office:value="4.3600000000000003" table:style-name="ce2">
            <text:p>4,36</text:p>
          </table:table-cell>
          <table:table-cell office:value-type="float" office:value="0.26" table:style-name="ce2">
            <text:p>0,26</text:p>
          </table:table-cell>
          <table:table-cell office:value-type="float" office:value="5632" table:style-name="ce2">
            <text:p>5632</text:p>
          </table:table-cell>
          <table:table-cell office:value-type="float" office:value="331" table:style-name="ce2">
            <text:p>331</text:p>
          </table:table-cell>
          <table:table-cell office:value-type="float" office:value="665.18" table:style-name="ce1">
            <text:p>665,18</text:p>
          </table:table-cell>
          <table:table-cell office:value-type="float" office:value="660.77" table:style-name="ce1">
            <text:p>660,77</text:p>
          </table:table-cell>
          <table:table-cell office:value-type="float" office:value="1557115" table:style-name="ce1">
            <text:p>1557115</text:p>
          </table:table-cell>
          <table:table-cell office:value-type="float" office:value="812180" table:style-name="ce1">
            <text:p>812180</text:p>
          </table:table-cell>
          <table:table-cell office:value-type="float" office:value="85.61" table:style-name="ce1">
            <text:p>85,61</text:p>
          </table:table-cell>
          <table:table-cell office:value-type="float" office:value="66.489999999999995" table:style-name="ce1">
            <text:p>66,49</text:p>
          </table:table-cell>
          <table:table-cell office:value-type="float" office:value="324329" table:style-name="ce1">
            <text:p>324329</text:p>
          </table:table-cell>
          <table:table-cell office:value-type="float" office:value="51035" table:style-name="ce1">
            <text:p>51035</text:p>
          </table:table-cell>
          <table:table-cell office:value-type="float" office:value="2166.14" table:style-name="ce3">
            <text:p>2166,14</text:p>
          </table:table-cell>
          <table:table-cell office:value-type="float" office:value="2143.79" table:style-name="ce3">
            <text:p>2143,79</text:p>
          </table:table-cell>
          <table:table-cell office:value-type="float" office:value="143356474" table:style-name="ce3">
            <text:p>143356474</text:p>
          </table:table-cell>
          <table:table-cell office:value-type="float" office:value="1346968" table:style-name="ce1">
            <text:p>1346968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2.38" table:style-name="ce1">
            <text:p>12,38</text:p>
          </table:table-cell>
          <table:table-cell office:value-type="float" office:value="39335" table:style-name="ce1">
            <text:p>39335</text:p>
          </table:table-cell>
          <table:table-cell office:value-type="float" office:value="15239" table:style-name="ce1">
            <text:p>15239</text:p>
          </table:table-cell>
          <table:table-cell office:value-type="float" office:value="4.3600000000000003" table:formula="of:=MIN([.$B75];[.$F75];[.$J75];[.$N75];[.$R75];[.$V75];[.$Z75];[.$AD75];[.$AH75];[.$AL75];[.$AP75];[.$AT75];[.$AX75];[.$BB75];[.$BF75])" table:style-name="ce1">
            <text:p>4,36</text:p>
          </table:table-cell>
          <table:table-cell office:value-type="float" office:value="0.26" table:formula="of:=MIN([.$C75];[.$G75];[.$K75];[.$O75];[.$S75];[.$W75];[.$AA75];[.$AE75];[.$AI75];[.$AM75];[.$AQ75];[.$AU75];[.$AY75];[.$BC75];[.$BG75])" table:style-name="ce1">
            <text:p>0,26</text:p>
          </table:table-cell>
          <table:table-cell office:value-type="float" office:value="5632" table:formula="of:=MIN([.$D75];[.$H75];[.$L75];[.$P75];[.$T75];[.$X75];[.$AB75];[.$AF75];[.$AJ75];[.$AN75];[.$AR75];[.$AV75];[.$AZ75];[.$BD75];[.$BH75])" table:style-name="ce1">
            <text:p>5632</text:p>
          </table:table-cell>
          <table:table-cell office:value-type="float" office:value="331" table:formula="of:=MIN([.$E75];[.$I75];[.$M75];[.$Q75];[.$U75];[.$Y75];[.$AC75];[.$AG75];[.$AK75];[.$AO75];[.$AS75];[.$AW75];[.$BA75];[.$BE75];[.$BI75])" table:style-name="ce1">
            <text:p>331</text:p>
          </table:table-cell>
          <table:table-cell office:value-type="float" office:value="150.56" table:formula="of:=MEDIAN([.$B75];[.$F75];[.$J75];[.$N75];[.$R75];[.$V75];[.$Z75];[.$AD75];[.$AH75];[.$AL75];[.$AP75];[.$AT75];[.$AX75];[.$BB75];[.$BF75])" table:style-name="ce1">
            <text:p>150,56</text:p>
          </table:table-cell>
          <table:table-cell office:value-type="float" office:value="145.83000000000001" table:formula="of:=MEDIAN([.$C75];[.$G75];[.$K75];[.$O75];[.$S75];[.$W75];[.$AA75];[.$AE75];[.$AI75];[.$AM75];[.$AQ75];[.$AU75];[.$AY75];[.$BC75];[.$BG75])" table:style-name="ce1">
            <text:p>145,83</text:p>
          </table:table-cell>
          <table:table-cell office:value-type="float" office:value="371475" table:formula="of:=MEDIAN([.$D75];[.$H75];[.$L75];[.$P75];[.$T75];[.$X75];[.$AB75];[.$AF75];[.$AJ75];[.$AN75];[.$AR75];[.$AV75];[.$AZ75];[.$BD75];[.$BH75])" table:style-name="ce1">
            <text:p>371475</text:p>
          </table:table-cell>
          <table:table-cell office:value-type="float" office:value="154654" table:formula="of:=MEDIAN([.$E75];[.$I75];[.$M75];[.$Q75];[.$U75];[.$Y75];[.$AC75];[.$AG75];[.$AK75];[.$AO75];[.$AS75];[.$AW75];[.$BA75];[.$BE75];[.$BI75])" table:style-name="ce1">
            <text:p>154654</text:p>
          </table:table-cell>
          <table:table-cell office:value-type="float" office:value="2166.14" table:formula="of:=MAX([.$B75];[.$F75];[.$J75];[.$N75];[.$R75];[.$V75];[.$Z75];[.$AD75];[.$AH75];[.$AL75];[.$AP75];[.$AT75];[.$AX75];[.$BB75];[.$BF75])" table:style-name="ce1">
            <text:p>2166,14</text:p>
          </table:table-cell>
          <table:table-cell office:value-type="float" office:value="2143.79" table:formula="of:=MAX([.$C75];[.$G75];[.$K75];[.$O75];[.$S75];[.$W75];[.$AA75];[.$AE75];[.$AI75];[.$AM75];[.$AQ75];[.$AU75];[.$AY75];[.$BC75];[.$BG75])" table:style-name="ce1">
            <text:p>2143,79</text:p>
          </table:table-cell>
          <table:table-cell office:value-type="float" office:value="143356474" table:formula="of:=MAX([.$D75];[.$H75];[.$L75];[.$P75];[.$T75];[.$X75];[.$AB75];[.$AF75];[.$AJ75];[.$AN75];[.$AR75];[.$AV75];[.$AZ75];[.$BD75];[.$BH75])" table:style-name="ce1">
            <text:p>143356474</text:p>
          </table:table-cell>
          <table:table-cell office:value-type="float" office:value="1572778" table:formula="of:=MAX([.$E75];[.$I75];[.$M75];[.$Q75];[.$U75];[.$Y75];[.$AC75];[.$AG75];[.$AK75];[.$AO75];[.$AS75];[.$AW75];[.$BA75];[.$BE75];[.$BI75])" table:style-name="ce1">
            <text:p>157277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15_c50.lp</text:p>
          </table:table-cell>
          <table:table-cell office:value-type="float" office:value="7.94" table:style-name="ce1">
            <text:p>7,94</text:p>
          </table:table-cell>
          <table:table-cell office:value-type="float" office:value="5.56" table:style-name="ce1">
            <text:p>5,56</text:p>
          </table:table-cell>
          <table:table-cell office:value-type="float" office:value="36539" table:style-name="ce1">
            <text:p>36539</text:p>
          </table:table-cell>
          <table:table-cell office:value-type="float" office:value="13589" table:style-name="ce1">
            <text:p>13589</text:p>
          </table:table-cell>
          <table:table-cell office:value-type="float" office:value="10.47" table:style-name="ce1">
            <text:p>10,47</text:p>
          </table:table-cell>
          <table:table-cell office:value-type="float" office:value="7.9" table:style-name="ce1">
            <text:p>7,9</text:p>
          </table:table-cell>
          <table:table-cell office:value-type="float" office:value="27062" table:style-name="ce1">
            <text:p>27062</text:p>
          </table:table-cell>
          <table:table-cell office:value-type="float" office:value="18500" table:style-name="ce1">
            <text:p>18500</text:p>
          </table:table-cell>
          <table:table-cell office:value-type="float" office:value="5.5" table:style-name="ce1">
            <text:p>5,5</text:p>
          </table:table-cell>
          <table:table-cell office:value-type="float" office:value="2.97" table:style-name="ce1">
            <text:p>2,97</text:p>
          </table:table-cell>
          <table:table-cell office:value-type="float" office:value="14269" table:style-name="ce1">
            <text:p>14269</text:p>
          </table:table-cell>
          <table:table-cell office:value-type="float" office:value="7844" table:style-name="ce1">
            <text:p>7844</text:p>
          </table:table-cell>
          <table:table-cell office:value-type="float" office:value="17" table:style-name="ce1">
            <text:p>17</text:p>
          </table:table-cell>
          <table:table-cell office:value-type="float" office:value="14.44" table:style-name="ce1">
            <text:p>14,44</text:p>
          </table:table-cell>
          <table:table-cell office:value-type="float" office:value="37890" table:style-name="ce1">
            <text:p>37890</text:p>
          </table:table-cell>
          <table:table-cell office:value-type="float" office:value="27757" table:style-name="ce1">
            <text:p>27757</text:p>
          </table:table-cell>
          <table:table-cell office:value-type="float" office:value="19.78" table:style-name="ce1">
            <text:p>19,78</text:p>
          </table:table-cell>
          <table:table-cell office:value-type="float" office:value="17.36" table:style-name="ce1">
            <text:p>17,36</text:p>
          </table:table-cell>
          <table:table-cell office:value-type="float" office:value="78944" table:style-name="ce1">
            <text:p>78944</text:p>
          </table:table-cell>
          <table:table-cell office:value-type="float" office:value="31516" table:style-name="ce1">
            <text:p>31516</text:p>
          </table:table-cell>
          <table:table-cell office:value-type="float" office:value="7.86" table:style-name="ce1">
            <text:p>7,86</text:p>
          </table:table-cell>
          <table:table-cell office:value-type="float" office:value="5.46" table:style-name="ce1">
            <text:p>5,46</text:p>
          </table:table-cell>
          <table:table-cell office:value-type="float" office:value="21291" table:style-name="ce1">
            <text:p>21291</text:p>
          </table:table-cell>
          <table:table-cell office:value-type="float" office:value="14622" table:style-name="ce1">
            <text:p>14622</text:p>
          </table:table-cell>
          <table:table-cell office:value-type="float" office:value="2.4700000000000002" table:style-name="ce2">
            <text:p>2,47</text:p>
          </table:table-cell>
          <table:table-cell office:value-type="float" office:value="0.06" table:style-name="ce2">
            <text:p>0,06</text:p>
          </table:table-cell>
          <table:table-cell office:value-type="float" office:value="789" table:style-name="ce2">
            <text:p>789</text:p>
          </table:table-cell>
          <table:table-cell office:value-type="float" office:value="103" table:style-name="ce2">
            <text:p>103</text:p>
          </table:table-cell>
          <table:table-cell office:value-type="float" office:value="5.18" table:style-name="ce1">
            <text:p>5,18</text:p>
          </table:table-cell>
          <table:table-cell office:value-type="float" office:value="2.73" table:style-name="ce1">
            <text:p>2,73</text:p>
          </table:table-cell>
          <table:table-cell office:value-type="float" office:value="9382" table:style-name="ce1">
            <text:p>9382</text:p>
          </table:table-cell>
          <table:table-cell office:value-type="float" office:value="6527" table:style-name="ce1">
            <text:p>6527</text:p>
          </table:table-cell>
          <table:table-cell office:value-type="float" office:value="8.1" table:style-name="ce1">
            <text:p>8,1</text:p>
          </table:table-cell>
          <table:table-cell office:value-type="float" office:value="5.57" table:style-name="ce1">
            <text:p>5,57</text:p>
          </table:table-cell>
          <table:table-cell office:value-type="float" office:value="18361" table:style-name="ce1">
            <text:p>18361</text:p>
          </table:table-cell>
          <table:table-cell office:value-type="float" office:value="12016" table:style-name="ce1">
            <text:p>12016</text:p>
          </table:table-cell>
          <table:table-cell office:value-type="float" office:value="13.29" table:style-name="ce1">
            <text:p>13,29</text:p>
          </table:table-cell>
          <table:table-cell office:value-type="float" office:value="10.95" table:style-name="ce1">
            <text:p>10,95</text:p>
          </table:table-cell>
          <table:table-cell office:value-type="float" office:value="41447" table:style-name="ce1">
            <text:p>41447</text:p>
          </table:table-cell>
          <table:table-cell office:value-type="float" office:value="22075" table:style-name="ce1">
            <text:p>22075</text:p>
          </table:table-cell>
          <table:table-cell office:value-type="float" office:value="58.44" table:style-name="ce1">
            <text:p>58,44</text:p>
          </table:table-cell>
          <table:table-cell office:value-type="float" office:value="55.9" table:style-name="ce1">
            <text:p>55,9</text:p>
          </table:table-cell>
          <table:table-cell office:value-type="float" office:value="159472" table:style-name="ce1">
            <text:p>159472</text:p>
          </table:table-cell>
          <table:table-cell office:value-type="float" office:value="99173" table:style-name="ce1">
            <text:p>99173</text:p>
          </table:table-cell>
          <table:table-cell office:value-type="float" office:value="71.58" table:style-name="ce3">
            <text:p>71,58</text:p>
          </table:table-cell>
          <table:table-cell office:value-type="float" office:value="69.19" table:style-name="ce3">
            <text:p>69,19</text:p>
          </table:table-cell>
          <table:table-cell office:value-type="float" office:value="320364" table:style-name="ce3">
            <text:p>320364</text:p>
          </table:table-cell>
          <table:table-cell office:value-type="float" office:value="153820" table:style-name="ce3">
            <text:p>153820</text:p>
          </table:table-cell>
          <table:table-cell office:value-type="float" office:value="33.74" table:style-name="ce1">
            <text:p>33,74</text:p>
          </table:table-cell>
          <table:table-cell office:value-type="float" office:value="23.63" table:style-name="ce1">
            <text:p>23,63</text:p>
          </table:table-cell>
          <table:table-cell office:value-type="float" office:value="81283" table:style-name="ce1">
            <text:p>81283</text:p>
          </table:table-cell>
          <table:table-cell office:value-type="float" office:value="29619" table:style-name="ce1">
            <text:p>29619</text:p>
          </table:table-cell>
          <table:table-cell office:value-type="float" office:value="13.26" table:style-name="ce1">
            <text:p>13,26</text:p>
          </table:table-cell>
          <table:table-cell office:value-type="float" office:value="1.67" table:style-name="ce1">
            <text:p>1,67</text:p>
          </table:table-cell>
          <table:table-cell office:value-type="float" office:value="41784" table:style-name="ce1">
            <text:p>41784</text:p>
          </table:table-cell>
          <table:table-cell office:value-type="float" office:value="588" table:style-name="ce1">
            <text:p>588</text:p>
          </table:table-cell>
          <table:table-cell office:value-type="float" office:value="6.06" table:style-name="ce1">
            <text:p>6,06</text:p>
          </table:table-cell>
          <table:table-cell office:value-type="float" office:value="3.62" table:style-name="ce1">
            <text:p>3,62</text:p>
          </table:table-cell>
          <table:table-cell office:value-type="float" office:value="16264" table:style-name="ce1">
            <text:p>16264</text:p>
          </table:table-cell>
          <table:table-cell office:value-type="float" office:value="9672" table:style-name="ce1">
            <text:p>9672</text:p>
          </table:table-cell>
          <table:table-cell office:value-type="float" office:value="2.4700000000000002" table:formula="of:=MIN([.$B76];[.$F76];[.$J76];[.$N76];[.$R76];[.$V76];[.$Z76];[.$AD76];[.$AH76];[.$AL76];[.$AP76];[.$AT76];[.$AX76];[.$BB76];[.$BF76])" table:style-name="ce1">
            <text:p>2,47</text:p>
          </table:table-cell>
          <table:table-cell office:value-type="float" office:value="0.06" table:formula="of:=MIN([.$C76];[.$G76];[.$K76];[.$O76];[.$S76];[.$W76];[.$AA76];[.$AE76];[.$AI76];[.$AM76];[.$AQ76];[.$AU76];[.$AY76];[.$BC76];[.$BG76])" table:style-name="ce1">
            <text:p>0,06</text:p>
          </table:table-cell>
          <table:table-cell office:value-type="float" office:value="789" table:formula="of:=MIN([.$D76];[.$H76];[.$L76];[.$P76];[.$T76];[.$X76];[.$AB76];[.$AF76];[.$AJ76];[.$AN76];[.$AR76];[.$AV76];[.$AZ76];[.$BD76];[.$BH76])" table:style-name="ce1">
            <text:p>789</text:p>
          </table:table-cell>
          <table:table-cell office:value-type="float" office:value="103" table:formula="of:=MIN([.$E76];[.$I76];[.$M76];[.$Q76];[.$U76];[.$Y76];[.$AC76];[.$AG76];[.$AK76];[.$AO76];[.$AS76];[.$AW76];[.$BA76];[.$BE76];[.$BI76])" table:style-name="ce1">
            <text:p>103</text:p>
          </table:table-cell>
          <table:table-cell office:value-type="float" office:value="10.47" table:formula="of:=MEDIAN([.$B76];[.$F76];[.$J76];[.$N76];[.$R76];[.$V76];[.$Z76];[.$AD76];[.$AH76];[.$AL76];[.$AP76];[.$AT76];[.$AX76];[.$BB76];[.$BF76])" table:style-name="ce1">
            <text:p>10,47</text:p>
          </table:table-cell>
          <table:table-cell office:value-type="float" office:value="5.57" table:formula="of:=MEDIAN([.$C76];[.$G76];[.$K76];[.$O76];[.$S76];[.$W76];[.$AA76];[.$AE76];[.$AI76];[.$AM76];[.$AQ76];[.$AU76];[.$AY76];[.$BC76];[.$BG76])" table:style-name="ce1">
            <text:p>5,57</text:p>
          </table:table-cell>
          <table:table-cell office:value-type="float" office:value="36539" table:formula="of:=MEDIAN([.$D76];[.$H76];[.$L76];[.$P76];[.$T76];[.$X76];[.$AB76];[.$AF76];[.$AJ76];[.$AN76];[.$AR76];[.$AV76];[.$AZ76];[.$BD76];[.$BH76])" table:style-name="ce1">
            <text:p>36539</text:p>
          </table:table-cell>
          <table:table-cell office:value-type="float" office:value="14622" table:formula="of:=MEDIAN([.$E76];[.$I76];[.$M76];[.$Q76];[.$U76];[.$Y76];[.$AC76];[.$AG76];[.$AK76];[.$AO76];[.$AS76];[.$AW76];[.$BA76];[.$BE76];[.$BI76])" table:style-name="ce1">
            <text:p>14622</text:p>
          </table:table-cell>
          <table:table-cell office:value-type="float" office:value="71.58" table:formula="of:=MAX([.$B76];[.$F76];[.$J76];[.$N76];[.$R76];[.$V76];[.$Z76];[.$AD76];[.$AH76];[.$AL76];[.$AP76];[.$AT76];[.$AX76];[.$BB76];[.$BF76])" table:style-name="ce1">
            <text:p>71,58</text:p>
          </table:table-cell>
          <table:table-cell office:value-type="float" office:value="69.19" table:formula="of:=MAX([.$C76];[.$G76];[.$K76];[.$O76];[.$S76];[.$W76];[.$AA76];[.$AE76];[.$AI76];[.$AM76];[.$AQ76];[.$AU76];[.$AY76];[.$BC76];[.$BG76])" table:style-name="ce1">
            <text:p>69,19</text:p>
          </table:table-cell>
          <table:table-cell office:value-type="float" office:value="320364" table:formula="of:=MAX([.$D76];[.$H76];[.$L76];[.$P76];[.$T76];[.$X76];[.$AB76];[.$AF76];[.$AJ76];[.$AN76];[.$AR76];[.$AV76];[.$AZ76];[.$BD76];[.$BH76])" table:style-name="ce1">
            <text:p>320364</text:p>
          </table:table-cell>
          <table:table-cell office:value-type="float" office:value="153820" table:formula="of:=MAX([.$E76];[.$I76];[.$M76];[.$Q76];[.$U76];[.$Y76];[.$AC76];[.$AG76];[.$AK76];[.$AO76];[.$AS76];[.$AW76];[.$BA76];[.$BE76];[.$BI76])" table:style-name="ce1">
            <text:p>15382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15_c55.lp</text:p>
          </table:table-cell>
          <table:table-cell office:value-type="float" office:value="60.89" table:style-name="ce1">
            <text:p>60,89</text:p>
          </table:table-cell>
          <table:table-cell office:value-type="float" office:value="58.45" table:style-name="ce1">
            <text:p>58,45</text:p>
          </table:table-cell>
          <table:table-cell office:value-type="float" office:value="239466" table:style-name="ce3">
            <text:p>239466</text:p>
          </table:table-cell>
          <table:table-cell office:value-type="float" office:value="118765" table:style-name="ce3">
            <text:p>118765</text:p>
          </table:table-cell>
          <table:table-cell office:value-type="float" office:value="56.1" table:style-name="ce1">
            <text:p>56,1</text:p>
          </table:table-cell>
          <table:table-cell office:value-type="float" office:value="53.29" table:style-name="ce1">
            <text:p>53,29</text:p>
          </table:table-cell>
          <table:table-cell office:value-type="float" office:value="220776" table:style-name="ce1">
            <text:p>220776</text:p>
          </table:table-cell>
          <table:table-cell office:value-type="float" office:value="117978" table:style-name="ce1">
            <text:p>117978</text:p>
          </table:table-cell>
          <table:table-cell office:value-type="float" office:value="6.04" table:style-name="ce1">
            <text:p>6,04</text:p>
          </table:table-cell>
          <table:table-cell office:value-type="float" office:value="3.41" table:style-name="ce1">
            <text:p>3,41</text:p>
          </table:table-cell>
          <table:table-cell office:value-type="float" office:value="21926" table:style-name="ce1">
            <text:p>21926</text:p>
          </table:table-cell>
          <table:table-cell office:value-type="float" office:value="5765" table:style-name="ce1">
            <text:p>5765</text:p>
          </table:table-cell>
          <table:table-cell office:value-type="float" office:value="15.13" table:style-name="ce1">
            <text:p>15,13</text:p>
          </table:table-cell>
          <table:table-cell office:value-type="float" office:value="12.43" table:style-name="ce1">
            <text:p>12,43</text:p>
          </table:table-cell>
          <table:table-cell office:value-type="float" office:value="37063" table:style-name="ce1">
            <text:p>37063</text:p>
          </table:table-cell>
          <table:table-cell office:value-type="float" office:value="28244" table:style-name="ce1">
            <text:p>28244</text:p>
          </table:table-cell>
          <table:table-cell office:value-type="float" office:value="4.67" table:style-name="ce2">
            <text:p>4,67</text:p>
          </table:table-cell>
          <table:table-cell office:value-type="float" office:value="1.93" table:style-name="ce2">
            <text:p>1,93</text:p>
          </table:table-cell>
          <table:table-cell office:value-type="float" office:value="18128" table:style-name="ce1">
            <text:p>18128</text:p>
          </table:table-cell>
          <table:table-cell office:value-type="float" office:value="4266" table:style-name="ce1">
            <text:p>4266</text:p>
          </table:table-cell>
          <table:table-cell office:value-type="float" office:value="7.34" table:style-name="ce1">
            <text:p>7,34</text:p>
          </table:table-cell>
          <table:table-cell office:value-type="float" office:value="4.43" table:style-name="ce1">
            <text:p>4,43</text:p>
          </table:table-cell>
          <table:table-cell office:value-type="float" office:value="32022" table:style-name="ce1">
            <text:p>32022</text:p>
          </table:table-cell>
          <table:table-cell office:value-type="float" office:value="11998" table:style-name="ce1">
            <text:p>11998</text:p>
          </table:table-cell>
          <table:table-cell office:value-type="float" office:value="34" table:style-name="ce1">
            <text:p>34</text:p>
          </table:table-cell>
          <table:table-cell office:value-type="float" office:value="31.05" table:style-name="ce1">
            <text:p>31,05</text:p>
          </table:table-cell>
          <table:table-cell office:value-type="float" office:value="81248" table:style-name="ce1">
            <text:p>81248</text:p>
          </table:table-cell>
          <table:table-cell office:value-type="float" office:value="65718" table:style-name="ce1">
            <text:p>65718</text:p>
          </table:table-cell>
          <table:table-cell office:value-type="float" office:value="7.2" table:style-name="ce1">
            <text:p>7,2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12585" table:style-name="ce2">
            <text:p>12585</text:p>
          </table:table-cell>
          <table:table-cell office:value-type="float" office:value="9364" table:style-name="ce1">
            <text:p>9364</text:p>
          </table:table-cell>
          <table:table-cell office:value-type="float" office:value="16.02" table:style-name="ce1">
            <text:p>16,02</text:p>
          </table:table-cell>
          <table:table-cell office:value-type="float" office:value="13.2" table:style-name="ce1">
            <text:p>13,2</text:p>
          </table:table-cell>
          <table:table-cell office:value-type="float" office:value="66531" table:style-name="ce1">
            <text:p>66531</text:p>
          </table:table-cell>
          <table:table-cell office:value-type="float" office:value="31056" table:style-name="ce1">
            <text:p>31056</text:p>
          </table:table-cell>
          <table:table-cell office:value-type="float" office:value="26.8" table:style-name="ce1">
            <text:p>26,8</text:p>
          </table:table-cell>
          <table:table-cell office:value-type="float" office:value="23.94" table:style-name="ce1">
            <text:p>23,94</text:p>
          </table:table-cell>
          <table:table-cell office:value-type="float" office:value="87279" table:style-name="ce1">
            <text:p>87279</text:p>
          </table:table-cell>
          <table:table-cell office:value-type="float" office:value="50843" table:style-name="ce1">
            <text:p>50843</text:p>
          </table:table-cell>
          <table:table-cell office:value-type="float" office:value="24.1" table:style-name="ce1">
            <text:p>24,1</text:p>
          </table:table-cell>
          <table:table-cell office:value-type="float" office:value="21.33" table:style-name="ce1">
            <text:p>21,33</text:p>
          </table:table-cell>
          <table:table-cell office:value-type="float" office:value="83148" table:style-name="ce1">
            <text:p>83148</text:p>
          </table:table-cell>
          <table:table-cell office:value-type="float" office:value="47390" table:style-name="ce1">
            <text:p>47390</text:p>
          </table:table-cell>
          <table:table-cell office:value-type="float" office:value="14.27" table:style-name="ce1">
            <text:p>14,27</text:p>
          </table:table-cell>
          <table:table-cell office:value-type="float" office:value="11.36" table:style-name="ce1">
            <text:p>11,36</text:p>
          </table:table-cell>
          <table:table-cell office:value-type="float" office:value="42364" table:style-name="ce1">
            <text:p>42364</text:p>
          </table:table-cell>
          <table:table-cell office:value-type="float" office:value="23666" table:style-name="ce1">
            <text:p>23666</text:p>
          </table:table-cell>
          <table:table-cell office:value-type="float" office:value="80.63" table:style-name="ce3">
            <text:p>80,63</text:p>
          </table:table-cell>
          <table:table-cell office:value-type="float" office:value="69.36" table:style-name="ce3">
            <text:p>69,36</text:p>
          </table:table-cell>
          <table:table-cell office:value-type="float" office:value="181900" table:style-name="ce1">
            <text:p>181900</text:p>
          </table:table-cell>
          <table:table-cell office:value-type="float" office:value="73048" table:style-name="ce1">
            <text:p>73048</text:p>
          </table:table-cell>
          <table:table-cell office:value-type="float" office:value="15.8" table:style-name="ce1">
            <text:p>15,8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43633" table:style-name="ce1">
            <text:p>43633</text:p>
          </table:table-cell>
          <table:table-cell office:value-type="float" office:value="2477" table:style-name="ce2">
            <text:p>2477</text:p>
          </table:table-cell>
          <table:table-cell office:value-type="float" office:value="9.36" table:style-name="ce1">
            <text:p>9,36</text:p>
          </table:table-cell>
          <table:table-cell office:value-type="float" office:value="6.6" table:style-name="ce1">
            <text:p>6,6</text:p>
          </table:table-cell>
          <table:table-cell office:value-type="float" office:value="53236" table:style-name="ce1">
            <text:p>53236</text:p>
          </table:table-cell>
          <table:table-cell office:value-type="float" office:value="11856" table:style-name="ce1">
            <text:p>11856</text:p>
          </table:table-cell>
          <table:table-cell office:value-type="float" office:value="4.67" table:formula="of:=MIN([.$B77];[.$F77];[.$J77];[.$N77];[.$R77];[.$V77];[.$Z77];[.$AD77];[.$AH77];[.$AL77];[.$AP77];[.$AT77];[.$AX77];[.$BB77];[.$BF77])" table:style-name="ce1">
            <text:p>4,67</text:p>
          </table:table-cell>
          <table:table-cell office:value-type="float" office:value="1.93" table:formula="of:=MIN([.$C77];[.$G77];[.$K77];[.$O77];[.$S77];[.$W77];[.$AA77];[.$AE77];[.$AI77];[.$AM77];[.$AQ77];[.$AU77];[.$AY77];[.$BC77];[.$BG77])" table:style-name="ce1">
            <text:p>1,93</text:p>
          </table:table-cell>
          <table:table-cell office:value-type="float" office:value="12585" table:formula="of:=MIN([.$D77];[.$H77];[.$L77];[.$P77];[.$T77];[.$X77];[.$AB77];[.$AF77];[.$AJ77];[.$AN77];[.$AR77];[.$AV77];[.$AZ77];[.$BD77];[.$BH77])" table:style-name="ce1">
            <text:p>12585</text:p>
          </table:table-cell>
          <table:table-cell office:value-type="float" office:value="2477" table:formula="of:=MIN([.$E77];[.$I77];[.$M77];[.$Q77];[.$U77];[.$Y77];[.$AC77];[.$AG77];[.$AK77];[.$AO77];[.$AS77];[.$AW77];[.$BA77];[.$BE77];[.$BI77])" table:style-name="ce1">
            <text:p>2477</text:p>
          </table:table-cell>
          <table:table-cell office:value-type="float" office:value="15.8" table:formula="of:=MEDIAN([.$B77];[.$F77];[.$J77];[.$N77];[.$R77];[.$V77];[.$Z77];[.$AD77];[.$AH77];[.$AL77];[.$AP77];[.$AT77];[.$AX77];[.$BB77];[.$BF77])" table:style-name="ce1">
            <text:p>15,8</text:p>
          </table:table-cell>
          <table:table-cell office:value-type="float" office:value="12.43" table:formula="of:=MEDIAN([.$C77];[.$G77];[.$K77];[.$O77];[.$S77];[.$W77];[.$AA77];[.$AE77];[.$AI77];[.$AM77];[.$AQ77];[.$AU77];[.$AY77];[.$BC77];[.$BG77])" table:style-name="ce1">
            <text:p>12,43</text:p>
          </table:table-cell>
          <table:table-cell office:value-type="float" office:value="53236" table:formula="of:=MEDIAN([.$D77];[.$H77];[.$L77];[.$P77];[.$T77];[.$X77];[.$AB77];[.$AF77];[.$AJ77];[.$AN77];[.$AR77];[.$AV77];[.$AZ77];[.$BD77];[.$BH77])" table:style-name="ce1">
            <text:p>53236</text:p>
          </table:table-cell>
          <table:table-cell office:value-type="float" office:value="28244" table:formula="of:=MEDIAN([.$E77];[.$I77];[.$M77];[.$Q77];[.$U77];[.$Y77];[.$AC77];[.$AG77];[.$AK77];[.$AO77];[.$AS77];[.$AW77];[.$BA77];[.$BE77];[.$BI77])" table:style-name="ce1">
            <text:p>28244</text:p>
          </table:table-cell>
          <table:table-cell office:value-type="float" office:value="80.63" table:formula="of:=MAX([.$B77];[.$F77];[.$J77];[.$N77];[.$R77];[.$V77];[.$Z77];[.$AD77];[.$AH77];[.$AL77];[.$AP77];[.$AT77];[.$AX77];[.$BB77];[.$BF77])" table:style-name="ce1">
            <text:p>80,63</text:p>
          </table:table-cell>
          <table:table-cell office:value-type="float" office:value="69.36" table:formula="of:=MAX([.$C77];[.$G77];[.$K77];[.$O77];[.$S77];[.$W77];[.$AA77];[.$AE77];[.$AI77];[.$AM77];[.$AQ77];[.$AU77];[.$AY77];[.$BC77];[.$BG77])" table:style-name="ce1">
            <text:p>69,36</text:p>
          </table:table-cell>
          <table:table-cell office:value-type="float" office:value="239466" table:formula="of:=MAX([.$D77];[.$H77];[.$L77];[.$P77];[.$T77];[.$X77];[.$AB77];[.$AF77];[.$AJ77];[.$AN77];[.$AR77];[.$AV77];[.$AZ77];[.$BD77];[.$BH77])" table:style-name="ce1">
            <text:p>239466</text:p>
          </table:table-cell>
          <table:table-cell office:value-type="float" office:value="118765" table:formula="of:=MAX([.$E77];[.$I77];[.$M77];[.$Q77];[.$U77];[.$Y77];[.$AC77];[.$AG77];[.$AK77];[.$AO77];[.$AS77];[.$AW77];[.$BA77];[.$BE77];[.$BI77])" table:style-name="ce1">
            <text:p>11876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20_c50.lp</text:p>
          </table:table-cell>
          <table:table-cell office:value-type="float" office:value="6.63" table:style-name="ce1">
            <text:p>6,63</text:p>
          </table:table-cell>
          <table:table-cell office:value-type="float" office:value="3.16" table:style-name="ce1">
            <text:p>3,16</text:p>
          </table:table-cell>
          <table:table-cell office:value-type="float" office:value="32702" table:style-name="ce1">
            <text:p>32702</text:p>
          </table:table-cell>
          <table:table-cell office:value-type="float" office:value="9083" table:style-name="ce1">
            <text:p>9083</text:p>
          </table:table-cell>
          <table:table-cell office:value-type="float" office:value="16.82" table:style-name="ce1">
            <text:p>16,82</text:p>
          </table:table-cell>
          <table:table-cell office:value-type="float" office:value="13.19" table:style-name="ce1">
            <text:p>13,19</text:p>
          </table:table-cell>
          <table:table-cell office:value-type="float" office:value="127092" table:style-name="ce1">
            <text:p>127092</text:p>
          </table:table-cell>
          <table:table-cell office:value-type="float" office:value="28286" table:style-name="ce1">
            <text:p>28286</text:p>
          </table:table-cell>
          <table:table-cell office:value-type="float" office:value="5.98" table:style-name="ce1">
            <text:p>5,98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35933" table:style-name="ce1">
            <text:p>35933</text:p>
          </table:table-cell>
          <table:table-cell office:value-type="float" office:value="6985" table:style-name="ce1">
            <text:p>6985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77.31" table:style-name="ce1">
            <text:p>77,31</text:p>
          </table:table-cell>
          <table:table-cell office:value-type="float" office:value="547996" table:style-name="ce1">
            <text:p>547996</text:p>
          </table:table-cell>
          <table:table-cell office:value-type="float" office:value="241352" table:style-name="ce1">
            <text:p>241352</text:p>
          </table:table-cell>
          <table:table-cell office:value-type="float" office:value="8.34" table:style-name="ce1">
            <text:p>8,34</text:p>
          </table:table-cell>
          <table:table-cell office:value-type="float" office:value="5.01" table:style-name="ce1">
            <text:p>5,01</text:p>
          </table:table-cell>
          <table:table-cell office:value-type="float" office:value="33522" table:style-name="ce1">
            <text:p>33522</text:p>
          </table:table-cell>
          <table:table-cell office:value-type="float" office:value="15722" table:style-name="ce1">
            <text:p>15722</text:p>
          </table:table-cell>
          <table:table-cell office:value-type="float" office:value="239.73" table:style-name="ce1">
            <text:p>239,73</text:p>
          </table:table-cell>
          <table:table-cell office:value-type="float" office:value="236.19" table:style-name="ce1">
            <text:p>236,19</text:p>
          </table:table-cell>
          <table:table-cell office:value-type="float" office:value="661955" table:style-name="ce1">
            <text:p>661955</text:p>
          </table:table-cell>
          <table:table-cell office:value-type="float" office:value="528683" table:style-name="ce1">
            <text:p>528683</text:p>
          </table:table-cell>
          <table:table-cell office:value-type="float" office:value="805.4" table:style-name="ce3">
            <text:p>805,4</text:p>
          </table:table-cell>
          <table:table-cell office:value-type="float" office:value="801.66" table:style-name="ce3">
            <text:p>801,66</text:p>
          </table:table-cell>
          <table:table-cell office:value-type="float" office:value="1821194" table:style-name="ce1">
            <text:p>1821194</text:p>
          </table:table-cell>
          <table:table-cell office:value-type="float" office:value="1501831" table:style-name="ce3">
            <text:p>1501831</text:p>
          </table:table-cell>
          <table:table-cell office:value-type="float" office:value="538.17999999999995" table:style-name="ce1">
            <text:p>538,18</text:p>
          </table:table-cell>
          <table:table-cell office:value-type="float" office:value="534.72" table:style-name="ce1">
            <text:p>534,72</text:p>
          </table:table-cell>
          <table:table-cell office:value-type="float" office:value="1296062" table:style-name="ce1">
            <text:p>1296062</text:p>
          </table:table-cell>
          <table:table-cell office:value-type="float" office:value="1071744" table:style-name="ce1">
            <text:p>1071744</text:p>
          </table:table-cell>
          <table:table-cell office:value-type="float" office:value="123.2" table:style-name="ce1">
            <text:p>123,2</text:p>
          </table:table-cell>
          <table:table-cell office:value-type="float" office:value="119.54" table:style-name="ce1">
            <text:p>119,54</text:p>
          </table:table-cell>
          <table:table-cell office:value-type="float" office:value="516616" table:style-name="ce1">
            <text:p>516616</text:p>
          </table:table-cell>
          <table:table-cell office:value-type="float" office:value="297441" table:style-name="ce1">
            <text:p>297441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1.72" table:style-name="ce2">
            <text:p>1,72</text:p>
          </table:table-cell>
          <table:table-cell office:value-type="float" office:value="16392" table:style-name="ce2">
            <text:p>16392</text:p>
          </table:table-cell>
          <table:table-cell office:value-type="float" office:value="5502" table:style-name="ce2">
            <text:p>5502</text:p>
          </table:table-cell>
          <table:table-cell office:value-type="float" office:value="763.67" table:style-name="ce1">
            <text:p>763,67</text:p>
          </table:table-cell>
          <table:table-cell office:value-type="float" office:value="760.04" table:style-name="ce1">
            <text:p>760,04</text:p>
          </table:table-cell>
          <table:table-cell office:value-type="float" office:value="2355429" table:style-name="ce1">
            <text:p>2355429</text:p>
          </table:table-cell>
          <table:table-cell office:value-type="float" office:value="1442312" table:style-name="ce1">
            <text:p>1442312</text:p>
          </table:table-cell>
          <table:table-cell office:value-type="float" office:value="297.35000000000002" table:style-name="ce1">
            <text:p>297,35</text:p>
          </table:table-cell>
          <table:table-cell office:value-type="float" office:value="293.81" table:style-name="ce1">
            <text:p>293,81</text:p>
          </table:table-cell>
          <table:table-cell office:value-type="float" office:value="1034827" table:style-name="ce1">
            <text:p>1034827</text:p>
          </table:table-cell>
          <table:table-cell office:value-type="float" office:value="662508" table:style-name="ce1">
            <text:p>662508</text:p>
          </table:table-cell>
          <table:table-cell office:value-type="float" office:value="99.82" table:style-name="ce1">
            <text:p>99,82</text:p>
          </table:table-cell>
          <table:table-cell office:value-type="float" office:value="86.03" table:style-name="ce1">
            <text:p>86,03</text:p>
          </table:table-cell>
          <table:table-cell office:value-type="float" office:value="331459" table:style-name="ce1">
            <text:p>331459</text:p>
          </table:table-cell>
          <table:table-cell office:value-type="float" office:value="153101" table:style-name="ce1">
            <text:p>153101</text:p>
          </table:table-cell>
          <table:table-cell office:value-type="float" office:value="396.69" table:style-name="ce1">
            <text:p>396,69</text:p>
          </table:table-cell>
          <table:table-cell office:value-type="float" office:value="380.76" table:style-name="ce1">
            <text:p>380,76</text:p>
          </table:table-cell>
          <table:table-cell office:value-type="float" office:value="20080151" table:style-name="ce3">
            <text:p>20080151</text:p>
          </table:table-cell>
          <table:table-cell office:value-type="float" office:value="490875" table:style-name="ce1">
            <text:p>490875</text:p>
          </table:table-cell>
          <table:table-cell office:value-type="float" office:value="11.11" table:style-name="ce1">
            <text:p>11,11</text:p>
          </table:table-cell>
          <table:table-cell office:value-type="float" office:value="7.65" table:style-name="ce1">
            <text:p>7,65</text:p>
          </table:table-cell>
          <table:table-cell office:value-type="float" office:value="52254" table:style-name="ce1">
            <text:p>52254</text:p>
          </table:table-cell>
          <table:table-cell office:value-type="float" office:value="22295" table:style-name="ce1">
            <text:p>22295</text:p>
          </table:table-cell>
          <table:table-cell office:value-type="float" office:value="5.0999999999999996" table:formula="of:=MIN([.$B78];[.$F78];[.$J78];[.$N78];[.$R78];[.$V78];[.$Z78];[.$AD78];[.$AH78];[.$AL78];[.$AP78];[.$AT78];[.$AX78];[.$BB78];[.$BF78])" table:style-name="ce1">
            <text:p>5,1</text:p>
          </table:table-cell>
          <table:table-cell office:value-type="float" office:value="1.72" table:formula="of:=MIN([.$C78];[.$G78];[.$K78];[.$O78];[.$S78];[.$W78];[.$AA78];[.$AE78];[.$AI78];[.$AM78];[.$AQ78];[.$AU78];[.$AY78];[.$BC78];[.$BG78])" table:style-name="ce1">
            <text:p>1,72</text:p>
          </table:table-cell>
          <table:table-cell office:value-type="float" office:value="16392" table:formula="of:=MIN([.$D78];[.$H78];[.$L78];[.$P78];[.$T78];[.$X78];[.$AB78];[.$AF78];[.$AJ78];[.$AN78];[.$AR78];[.$AV78];[.$AZ78];[.$BD78];[.$BH78])" table:style-name="ce1">
            <text:p>16392</text:p>
          </table:table-cell>
          <table:table-cell office:value-type="float" office:value="5502" table:formula="of:=MIN([.$E78];[.$I78];[.$M78];[.$Q78];[.$U78];[.$Y78];[.$AC78];[.$AG78];[.$AK78];[.$AO78];[.$AS78];[.$AW78];[.$BA78];[.$BE78];[.$BI78])" table:style-name="ce1">
            <text:p>5502</text:p>
          </table:table-cell>
          <table:table-cell office:value-type="float" office:value="99.82" table:formula="of:=MEDIAN([.$B78];[.$F78];[.$J78];[.$N78];[.$R78];[.$V78];[.$Z78];[.$AD78];[.$AH78];[.$AL78];[.$AP78];[.$AT78];[.$AX78];[.$BB78];[.$BF78])" table:style-name="ce1">
            <text:p>99,82</text:p>
          </table:table-cell>
          <table:table-cell office:value-type="float" office:value="86.03" table:formula="of:=MEDIAN([.$C78];[.$G78];[.$K78];[.$O78];[.$S78];[.$W78];[.$AA78];[.$AE78];[.$AI78];[.$AM78];[.$AQ78];[.$AU78];[.$AY78];[.$BC78];[.$BG78])" table:style-name="ce1">
            <text:p>86,03</text:p>
          </table:table-cell>
          <table:table-cell office:value-type="float" office:value="516616" table:formula="of:=MEDIAN([.$D78];[.$H78];[.$L78];[.$P78];[.$T78];[.$X78];[.$AB78];[.$AF78];[.$AJ78];[.$AN78];[.$AR78];[.$AV78];[.$AZ78];[.$BD78];[.$BH78])" table:style-name="ce1">
            <text:p>516616</text:p>
          </table:table-cell>
          <table:table-cell office:value-type="float" office:value="241352" table:formula="of:=MEDIAN([.$E78];[.$I78];[.$M78];[.$Q78];[.$U78];[.$Y78];[.$AC78];[.$AG78];[.$AK78];[.$AO78];[.$AS78];[.$AW78];[.$BA78];[.$BE78];[.$BI78])" table:style-name="ce1">
            <text:p>241352</text:p>
          </table:table-cell>
          <table:table-cell office:value-type="float" office:value="805.4" table:formula="of:=MAX([.$B78];[.$F78];[.$J78];[.$N78];[.$R78];[.$V78];[.$Z78];[.$AD78];[.$AH78];[.$AL78];[.$AP78];[.$AT78];[.$AX78];[.$BB78];[.$BF78])" table:style-name="ce1">
            <text:p>805,4</text:p>
          </table:table-cell>
          <table:table-cell office:value-type="float" office:value="801.66" table:formula="of:=MAX([.$C78];[.$G78];[.$K78];[.$O78];[.$S78];[.$W78];[.$AA78];[.$AE78];[.$AI78];[.$AM78];[.$AQ78];[.$AU78];[.$AY78];[.$BC78];[.$BG78])" table:style-name="ce1">
            <text:p>801,66</text:p>
          </table:table-cell>
          <table:table-cell office:value-type="float" office:value="20080151" table:formula="of:=MAX([.$D78];[.$H78];[.$L78];[.$P78];[.$T78];[.$X78];[.$AB78];[.$AF78];[.$AJ78];[.$AN78];[.$AR78];[.$AV78];[.$AZ78];[.$BD78];[.$BH78])" table:style-name="ce1">
            <text:p>20080151</text:p>
          </table:table-cell>
          <table:table-cell office:value-type="float" office:value="1501831" table:formula="of:=MAX([.$E78];[.$I78];[.$M78];[.$Q78];[.$U78];[.$Y78];[.$AC78];[.$AG78];[.$AK78];[.$AO78];[.$AS78];[.$AW78];[.$BA78];[.$BE78];[.$BI78])" table:style-name="ce1">
            <text:p>150183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20_c55.lp</text:p>
          </table:table-cell>
          <table:table-cell office:value-type="float" office:value="273.19" table:style-name="ce1">
            <text:p>273,19</text:p>
          </table:table-cell>
          <table:table-cell office:value-type="float" office:value="269.39" table:style-name="ce1">
            <text:p>269,39</text:p>
          </table:table-cell>
          <table:table-cell office:value-type="float" office:value="1228434" table:style-name="ce1">
            <text:p>1228434</text:p>
          </table:table-cell>
          <table:table-cell office:value-type="float" office:value="500184" table:style-name="ce1">
            <text:p>500184</text:p>
          </table:table-cell>
          <table:table-cell office:value-type="float" office:value="181.28" table:style-name="ce1">
            <text:p>181,28</text:p>
          </table:table-cell>
          <table:table-cell office:value-type="float" office:value="177.71" table:style-name="ce1">
            <text:p>177,71</text:p>
          </table:table-cell>
          <table:table-cell office:value-type="float" office:value="606541" table:style-name="ce1">
            <text:p>606541</text:p>
          </table:table-cell>
          <table:table-cell office:value-type="float" office:value="359556" table:style-name="ce1">
            <text:p>359556</text:p>
          </table:table-cell>
          <table:table-cell office:value-type="float" office:value="4.38" table:style-name="ce2">
            <text:p>4,38</text:p>
          </table:table-cell>
          <table:table-cell office:value-type="float" office:value="0.24" table:style-name="ce2">
            <text:p>0,24</text:p>
          </table:table-cell>
          <table:table-cell office:value-type="float" office:value="8416" table:style-name="ce2">
            <text:p>8416</text:p>
          </table:table-cell>
          <table:table-cell office:value-type="float" office:value="466" table:style-name="ce2">
            <text:p>466</text:p>
          </table:table-cell>
          <table:table-cell office:value-type="float" office:value="86.29" table:style-name="ce1">
            <text:p>86,29</text:p>
          </table:table-cell>
          <table:table-cell office:value-type="float" office:value="82.31" table:style-name="ce1">
            <text:p>82,31</text:p>
          </table:table-cell>
          <table:table-cell office:value-type="float" office:value="269336" table:style-name="ce1">
            <text:p>269336</text:p>
          </table:table-cell>
          <table:table-cell office:value-type="float" office:value="144831" table:style-name="ce1">
            <text:p>144831</text:p>
          </table:table-cell>
          <table:table-cell office:value-type="float" office:value="39.39" table:style-name="ce1">
            <text:p>39,39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153731" table:style-name="ce1">
            <text:p>153731</text:p>
          </table:table-cell>
          <table:table-cell office:value-type="float" office:value="73761" table:style-name="ce1">
            <text:p>73761</text:p>
          </table:table-cell>
          <table:table-cell office:value-type="float" office:value="84.07" table:style-name="ce1">
            <text:p>84,07</text:p>
          </table:table-cell>
          <table:table-cell office:value-type="float" office:value="80.209999999999994" table:style-name="ce1">
            <text:p>80,21</text:p>
          </table:table-cell>
          <table:table-cell office:value-type="float" office:value="196685" table:style-name="ce1">
            <text:p>196685</text:p>
          </table:table-cell>
          <table:table-cell office:value-type="float" office:value="161711" table:style-name="ce1">
            <text:p>161711</text:p>
          </table:table-cell>
          <table:table-cell office:value-type="float" office:value="36.89" table:style-name="ce1">
            <text:p>36,89</text:p>
          </table:table-cell>
          <table:table-cell office:value-type="float" office:value="32.97" table:style-name="ce1">
            <text:p>32,97</text:p>
          </table:table-cell>
          <table:table-cell office:value-type="float" office:value="84604" table:style-name="ce1">
            <text:p>84604</text:p>
          </table:table-cell>
          <table:table-cell office:value-type="float" office:value="67099" table:style-name="ce1">
            <text:p>67099</text:p>
          </table:table-cell>
          <table:table-cell office:value-type="float" office:value="28.16" table:style-name="ce1">
            <text:p>28,16</text:p>
          </table:table-cell>
          <table:table-cell office:value-type="float" office:value="24.11" table:style-name="ce1">
            <text:p>24,11</text:p>
          </table:table-cell>
          <table:table-cell office:value-type="float" office:value="56452" table:style-name="ce1">
            <text:p>56452</text:p>
          </table:table-cell>
          <table:table-cell office:value-type="float" office:value="44735" table:style-name="ce1">
            <text:p>44735</text:p>
          </table:table-cell>
          <table:table-cell office:value-type="float" office:value="883.46" table:style-name="ce3">
            <text:p>883,46</text:p>
          </table:table-cell>
          <table:table-cell office:value-type="float" office:value="879.58" table:style-name="ce3">
            <text:p>879,58</text:p>
          </table:table-cell>
          <table:table-cell office:value-type="float" office:value="2479112" table:style-name="ce1">
            <text:p>2479112</text:p>
          </table:table-cell>
          <table:table-cell office:value-type="float" office:value="1651970" table:style-name="ce3">
            <text:p>1651970</text:p>
          </table:table-cell>
          <table:table-cell office:value-type="float" office:value="130.55000000000001" table:style-name="ce1">
            <text:p>130,55</text:p>
          </table:table-cell>
          <table:table-cell office:value-type="float" office:value="126.45" table:style-name="ce1">
            <text:p>126,45</text:p>
          </table:table-cell>
          <table:table-cell office:value-type="float" office:value="524287" table:style-name="ce1">
            <text:p>524287</text:p>
          </table:table-cell>
          <table:table-cell office:value-type="float" office:value="285235" table:style-name="ce1">
            <text:p>285235</text:p>
          </table:table-cell>
          <table:table-cell office:value-type="float" office:value="137.1" table:style-name="ce1">
            <text:p>137,1</text:p>
          </table:table-cell>
          <table:table-cell office:value-type="float" office:value="133.44999999999999" table:style-name="ce1">
            <text:p>133,45</text:p>
          </table:table-cell>
          <table:table-cell office:value-type="float" office:value="510909" table:style-name="ce1">
            <text:p>510909</text:p>
          </table:table-cell>
          <table:table-cell office:value-type="float" office:value="272582" table:style-name="ce1">
            <text:p>272582</text:p>
          </table:table-cell>
          <table:table-cell office:value-type="float" office:value="26.01" table:style-name="ce1">
            <text:p>26,01</text:p>
          </table:table-cell>
          <table:table-cell office:value-type="float" office:value="22.08" table:style-name="ce1">
            <text:p>22,08</text:p>
          </table:table-cell>
          <table:table-cell office:value-type="float" office:value="201760" table:style-name="ce1">
            <text:p>201760</text:p>
          </table:table-cell>
          <table:table-cell office:value-type="float" office:value="29412" table:style-name="ce1">
            <text:p>29412</text:p>
          </table:table-cell>
          <table:table-cell office:value-type="float" office:value="328.7" table:style-name="ce1">
            <text:p>328,7</text:p>
          </table:table-cell>
          <table:table-cell office:value-type="float" office:value="313.58" table:style-name="ce1">
            <text:p>313,58</text:p>
          </table:table-cell>
          <table:table-cell office:value-type="float" office:value="673769" table:style-name="ce1">
            <text:p>673769</text:p>
          </table:table-cell>
          <table:table-cell office:value-type="float" office:value="358480" table:style-name="ce1">
            <text:p>358480</text:p>
          </table:table-cell>
          <table:table-cell office:value-type="float" office:value="229.05" table:style-name="ce1">
            <text:p>229,05</text:p>
          </table:table-cell>
          <table:table-cell office:value-type="float" office:value="211.62" table:style-name="ce1">
            <text:p>211,62</text:p>
          </table:table-cell>
          <table:table-cell office:value-type="float" office:value="12582653" table:style-name="ce3">
            <text:p>12582653</text:p>
          </table:table-cell>
          <table:table-cell office:value-type="float" office:value="137569" table:style-name="ce1">
            <text:p>137569</text:p>
          </table:table-cell>
          <table:table-cell office:value-type="float" office:value="14.33" table:style-name="ce1">
            <text:p>14,33</text:p>
          </table:table-cell>
          <table:table-cell office:value-type="float" office:value="10.55" table:style-name="ce1">
            <text:p>10,55</text:p>
          </table:table-cell>
          <table:table-cell office:value-type="float" office:value="59181" table:style-name="ce1">
            <text:p>59181</text:p>
          </table:table-cell>
          <table:table-cell office:value-type="float" office:value="22445" table:style-name="ce1">
            <text:p>22445</text:p>
          </table:table-cell>
          <table:table-cell office:value-type="float" office:value="4.38" table:formula="of:=MIN([.$B79];[.$F79];[.$J79];[.$N79];[.$R79];[.$V79];[.$Z79];[.$AD79];[.$AH79];[.$AL79];[.$AP79];[.$AT79];[.$AX79];[.$BB79];[.$BF79])" table:style-name="ce1">
            <text:p>4,38</text:p>
          </table:table-cell>
          <table:table-cell office:value-type="float" office:value="0.24" table:formula="of:=MIN([.$C79];[.$G79];[.$K79];[.$O79];[.$S79];[.$W79];[.$AA79];[.$AE79];[.$AI79];[.$AM79];[.$AQ79];[.$AU79];[.$AY79];[.$BC79];[.$BG79])" table:style-name="ce1">
            <text:p>0,24</text:p>
          </table:table-cell>
          <table:table-cell office:value-type="float" office:value="8416" table:formula="of:=MIN([.$D79];[.$H79];[.$L79];[.$P79];[.$T79];[.$X79];[.$AB79];[.$AF79];[.$AJ79];[.$AN79];[.$AR79];[.$AV79];[.$AZ79];[.$BD79];[.$BH79])" table:style-name="ce1">
            <text:p>8416</text:p>
          </table:table-cell>
          <table:table-cell office:value-type="float" office:value="466" table:formula="of:=MIN([.$E79];[.$I79];[.$M79];[.$Q79];[.$U79];[.$Y79];[.$AC79];[.$AG79];[.$AK79];[.$AO79];[.$AS79];[.$AW79];[.$BA79];[.$BE79];[.$BI79])" table:style-name="ce1">
            <text:p>466</text:p>
          </table:table-cell>
          <table:table-cell office:value-type="float" office:value="86.29" table:formula="of:=MEDIAN([.$B79];[.$F79];[.$J79];[.$N79];[.$R79];[.$V79];[.$Z79];[.$AD79];[.$AH79];[.$AL79];[.$AP79];[.$AT79];[.$AX79];[.$BB79];[.$BF79])" table:style-name="ce1">
            <text:p>86,29</text:p>
          </table:table-cell>
          <table:table-cell office:value-type="float" office:value="82.31" table:formula="of:=MEDIAN([.$C79];[.$G79];[.$K79];[.$O79];[.$S79];[.$W79];[.$AA79];[.$AE79];[.$AI79];[.$AM79];[.$AQ79];[.$AU79];[.$AY79];[.$BC79];[.$BG79])" table:style-name="ce1">
            <text:p>82,31</text:p>
          </table:table-cell>
          <table:table-cell office:value-type="float" office:value="269336" table:formula="of:=MEDIAN([.$D79];[.$H79];[.$L79];[.$P79];[.$T79];[.$X79];[.$AB79];[.$AF79];[.$AJ79];[.$AN79];[.$AR79];[.$AV79];[.$AZ79];[.$BD79];[.$BH79])" table:style-name="ce1">
            <text:p>269336</text:p>
          </table:table-cell>
          <table:table-cell office:value-type="float" office:value="144831" table:formula="of:=MEDIAN([.$E79];[.$I79];[.$M79];[.$Q79];[.$U79];[.$Y79];[.$AC79];[.$AG79];[.$AK79];[.$AO79];[.$AS79];[.$AW79];[.$BA79];[.$BE79];[.$BI79])" table:style-name="ce1">
            <text:p>144831</text:p>
          </table:table-cell>
          <table:table-cell office:value-type="float" office:value="883.46" table:formula="of:=MAX([.$B79];[.$F79];[.$J79];[.$N79];[.$R79];[.$V79];[.$Z79];[.$AD79];[.$AH79];[.$AL79];[.$AP79];[.$AT79];[.$AX79];[.$BB79];[.$BF79])" table:style-name="ce1">
            <text:p>883,46</text:p>
          </table:table-cell>
          <table:table-cell office:value-type="float" office:value="879.58" table:formula="of:=MAX([.$C79];[.$G79];[.$K79];[.$O79];[.$S79];[.$W79];[.$AA79];[.$AE79];[.$AI79];[.$AM79];[.$AQ79];[.$AU79];[.$AY79];[.$BC79];[.$BG79])" table:style-name="ce1">
            <text:p>879,58</text:p>
          </table:table-cell>
          <table:table-cell office:value-type="float" office:value="12582653" table:formula="of:=MAX([.$D79];[.$H79];[.$L79];[.$P79];[.$T79];[.$X79];[.$AB79];[.$AF79];[.$AJ79];[.$AN79];[.$AR79];[.$AV79];[.$AZ79];[.$BD79];[.$BH79])" table:style-name="ce1">
            <text:p>12582653</text:p>
          </table:table-cell>
          <table:table-cell office:value-type="float" office:value="1651970" table:formula="of:=MAX([.$E79];[.$I79];[.$M79];[.$Q79];[.$U79];[.$Y79];[.$AC79];[.$AG79];[.$AK79];[.$AO79];[.$AS79];[.$AW79];[.$BA79];[.$BE79];[.$BI79])" table:style-name="ce1">
            <text:p>165197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25_c55.lp</text:p>
          </table:table-cell>
          <table:table-cell office:value-type="float" office:value="6.66" table:style-name="ce1">
            <text:p>6,66</text:p>
          </table:table-cell>
          <table:table-cell office:value-type="float" office:value="3.06" table:style-name="ce1">
            <text:p>3,06</text:p>
          </table:table-cell>
          <table:table-cell office:value-type="float" office:value="57139" table:style-name="ce1">
            <text:p>57139</text:p>
          </table:table-cell>
          <table:table-cell office:value-type="float" office:value="7110" table:style-name="ce1">
            <text:p>7110</text:p>
          </table:table-cell>
          <table:table-cell office:value-type="float" office:value="9.35" table:style-name="ce1">
            <text:p>9,35</text:p>
          </table:table-cell>
          <table:table-cell office:value-type="float" office:value="5.82" table:style-name="ce1">
            <text:p>5,82</text:p>
          </table:table-cell>
          <table:table-cell office:value-type="float" office:value="65119" table:style-name="ce1">
            <text:p>65119</text:p>
          </table:table-cell>
          <table:table-cell office:value-type="float" office:value="14305" table:style-name="ce1">
            <text:p>14305</text:p>
          </table:table-cell>
          <table:table-cell office:value-type="float" office:value="8.93" table:style-name="ce1">
            <text:p>8,93</text:p>
          </table:table-cell>
          <table:table-cell office:value-type="float" office:value="5.39" table:style-name="ce1">
            <text:p>5,39</text:p>
          </table:table-cell>
          <table:table-cell office:value-type="float" office:value="80079" table:style-name="ce1">
            <text:p>80079</text:p>
          </table:table-cell>
          <table:table-cell office:value-type="float" office:value="11132" table:style-name="ce1">
            <text:p>11132</text:p>
          </table:table-cell>
          <table:table-cell office:value-type="float" office:value="29.07" table:style-name="ce1">
            <text:p>29,07</text:p>
          </table:table-cell>
          <table:table-cell office:value-type="float" office:value="25.65" table:style-name="ce1">
            <text:p>25,65</text:p>
          </table:table-cell>
          <table:table-cell office:value-type="float" office:value="69748" table:style-name="ce1">
            <text:p>69748</text:p>
          </table:table-cell>
          <table:table-cell office:value-type="float" office:value="52247" table:style-name="ce1">
            <text:p>52247</text:p>
          </table:table-cell>
          <table:table-cell office:value-type="float" office:value="36.1" table:style-name="ce1">
            <text:p>36,1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263223" table:style-name="ce1">
            <text:p>263223</text:p>
          </table:table-cell>
          <table:table-cell office:value-type="float" office:value="80050" table:style-name="ce1">
            <text:p>80050</text:p>
          </table:table-cell>
          <table:table-cell office:value-type="float" office:value="5.51" table:style-name="ce1">
            <text:p>5,51</text:p>
          </table:table-cell>
          <table:table-cell office:value-type="float" office:value="1.95" table:style-name="ce1">
            <text:p>1,95</text:p>
          </table:table-cell>
          <table:table-cell office:value-type="float" office:value="26675" table:style-name="ce1">
            <text:p>26675</text:p>
          </table:table-cell>
          <table:table-cell office:value-type="float" office:value="4806" table:style-name="ce1">
            <text:p>4806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2.66" table:style-name="ce1">
            <text:p>12,66</text:p>
          </table:table-cell>
          <table:table-cell office:value-type="float" office:value="35286" table:style-name="ce1">
            <text:p>35286</text:p>
          </table:table-cell>
          <table:table-cell office:value-type="float" office:value="25529" table:style-name="ce1">
            <text:p>25529</text:p>
          </table:table-cell>
          <table:table-cell office:value-type="float" office:value="4.99" table:style-name="ce2">
            <text:p>4,99</text:p>
          </table:table-cell>
          <table:table-cell office:value-type="float" office:value="1.65" table:style-name="ce2">
            <text:p>1,65</text:p>
          </table:table-cell>
          <table:table-cell office:value-type="float" office:value="6849" table:style-name="ce2">
            <text:p>6849</text:p>
          </table:table-cell>
          <table:table-cell office:value-type="float" office:value="4068" table:style-name="ce2">
            <text:p>4068</text:p>
          </table:table-cell>
          <table:table-cell office:value-type="float" office:value="33.18" table:style-name="ce1">
            <text:p>33,18</text:p>
          </table:table-cell>
          <table:table-cell office:value-type="float" office:value="29.95" table:style-name="ce1">
            <text:p>29,95</text:p>
          </table:table-cell>
          <table:table-cell office:value-type="float" office:value="172254" table:style-name="ce1">
            <text:p>172254</text:p>
          </table:table-cell>
          <table:table-cell office:value-type="float" office:value="66507" table:style-name="ce1">
            <text:p>66507</text:p>
          </table:table-cell>
          <table:table-cell office:value-type="float" office:value="45.18" table:style-name="ce1">
            <text:p>45,18</text:p>
          </table:table-cell>
          <table:table-cell office:value-type="float" office:value="41.65" table:style-name="ce1">
            <text:p>41,65</text:p>
          </table:table-cell>
          <table:table-cell office:value-type="float" office:value="188215" table:style-name="ce1">
            <text:p>188215</text:p>
          </table:table-cell>
          <table:table-cell office:value-type="float" office:value="81620" table:style-name="ce1">
            <text:p>81620</text:p>
          </table:table-cell>
          <table:table-cell office:value-type="float" office:value="182.71" table:style-name="ce1">
            <text:p>182,71</text:p>
          </table:table-cell>
          <table:table-cell office:value-type="float" office:value="179.5" table:style-name="ce1">
            <text:p>179,5</text:p>
          </table:table-cell>
          <table:table-cell office:value-type="float" office:value="748945" table:style-name="ce1">
            <text:p>748945</text:p>
          </table:table-cell>
          <table:table-cell office:value-type="float" office:value="320895" table:style-name="ce1">
            <text:p>32089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0623460" table:style-name="ce3">
            <text:p>120623460</text:p>
          </table:table-cell>
          <table:table-cell office:value-type="float" office:value="24160057" table:style-name="ce3">
            <text:p>24160057</text:p>
          </table:table-cell>
          <table:table-cell office:value-type="float" office:value="26.15" table:style-name="ce1">
            <text:p>26,15</text:p>
          </table:table-cell>
          <table:table-cell office:value-type="float" office:value="11.47" table:style-name="ce1">
            <text:p>11,47</text:p>
          </table:table-cell>
          <table:table-cell office:value-type="float" office:value="60787" table:style-name="ce1">
            <text:p>60787</text:p>
          </table:table-cell>
          <table:table-cell office:value-type="float" office:value="16136" table:style-name="ce1">
            <text:p>16136</text:p>
          </table:table-cell>
          <table:table-cell office:value-type="float" office:value="555.29999999999995" table:style-name="ce1">
            <text:p>555,3</text:p>
          </table:table-cell>
          <table:table-cell office:value-type="float" office:value="538.04999999999995" table:style-name="ce1">
            <text:p>538,05</text:p>
          </table:table-cell>
          <table:table-cell office:value-type="float" office:value="66982714" table:style-name="ce1">
            <text:p>66982714</text:p>
          </table:table-cell>
          <table:table-cell office:value-type="float" office:value="205826" table:style-name="ce1">
            <text:p>205826</text:p>
          </table:table-cell>
          <table:table-cell office:value-type="float" office:value="9.89" table:style-name="ce1">
            <text:p>9,89</text:p>
          </table:table-cell>
          <table:table-cell office:value-type="float" office:value="6.4" table:style-name="ce1">
            <text:p>6,4</text:p>
          </table:table-cell>
          <table:table-cell office:value-type="float" office:value="43868" table:style-name="ce1">
            <text:p>43868</text:p>
          </table:table-cell>
          <table:table-cell office:value-type="float" office:value="14870" table:style-name="ce1">
            <text:p>14870</text:p>
          </table:table-cell>
          <table:table-cell office:value-type="float" office:value="4.99" table:formula="of:=MIN([.$B80];[.$F80];[.$J80];[.$N80];[.$R80];[.$V80];[.$Z80];[.$AD80];[.$AH80];[.$AL80];[.$AP80];[.$AT80];[.$AX80];[.$BB80];[.$BF80])" table:style-name="ce1">
            <text:p>4,99</text:p>
          </table:table-cell>
          <table:table-cell office:value-type="float" office:value="1.65" table:formula="of:=MIN([.$C80];[.$G80];[.$K80];[.$O80];[.$S80];[.$W80];[.$AA80];[.$AE80];[.$AI80];[.$AM80];[.$AQ80];[.$AU80];[.$AY80];[.$BC80];[.$BG80])" table:style-name="ce1">
            <text:p>1,65</text:p>
          </table:table-cell>
          <table:table-cell office:value-type="float" office:value="6849" table:formula="of:=MIN([.$D80];[.$H80];[.$L80];[.$P80];[.$T80];[.$X80];[.$AB80];[.$AF80];[.$AJ80];[.$AN80];[.$AR80];[.$AV80];[.$AZ80];[.$BD80];[.$BH80])" table:style-name="ce1">
            <text:p>6849</text:p>
          </table:table-cell>
          <table:table-cell office:value-type="float" office:value="4068" table:formula="of:=MIN([.$E80];[.$I80];[.$M80];[.$Q80];[.$U80];[.$Y80];[.$AC80];[.$AG80];[.$AK80];[.$AO80];[.$AS80];[.$AW80];[.$BA80];[.$BE80];[.$BI80])" table:style-name="ce1">
            <text:p>4068</text:p>
          </table:table-cell>
          <table:table-cell office:value-type="float" office:value="26.15" table:formula="of:=MEDIAN([.$B80];[.$F80];[.$J80];[.$N80];[.$R80];[.$V80];[.$Z80];[.$AD80];[.$AH80];[.$AL80];[.$AP80];[.$AT80];[.$AX80];[.$BB80];[.$BF80])" table:style-name="ce1">
            <text:p>26,15</text:p>
          </table:table-cell>
          <table:table-cell office:value-type="float" office:value="12.66" table:formula="of:=MEDIAN([.$C80];[.$G80];[.$K80];[.$O80];[.$S80];[.$W80];[.$AA80];[.$AE80];[.$AI80];[.$AM80];[.$AQ80];[.$AU80];[.$AY80];[.$BC80];[.$BG80])" table:style-name="ce1">
            <text:p>12,66</text:p>
          </table:table-cell>
          <table:table-cell office:value-type="float" office:value="69748" table:formula="of:=MEDIAN([.$D80];[.$H80];[.$L80];[.$P80];[.$T80];[.$X80];[.$AB80];[.$AF80];[.$AJ80];[.$AN80];[.$AR80];[.$AV80];[.$AZ80];[.$BD80];[.$BH80])" table:style-name="ce1">
            <text:p>69748</text:p>
          </table:table-cell>
          <table:table-cell office:value-type="float" office:value="25529" table:formula="of:=MEDIAN([.$E80];[.$I80];[.$M80];[.$Q80];[.$U80];[.$Y80];[.$AC80];[.$AG80];[.$AK80];[.$AO80];[.$AS80];[.$AW80];[.$BA80];[.$BE80];[.$BI80])" table:style-name="ce1">
            <text:p>25529</text:p>
          </table:table-cell>
          <table:table-cell office:value-type="float" office:value="21600" table:formula="of:=MAX([.$B80];[.$F80];[.$J80];[.$N80];[.$R80];[.$V80];[.$Z80];[.$AD80];[.$AH80];[.$AL80];[.$AP80];[.$AT80];[.$AX80];[.$BB80];[.$BF80])" table:style-name="ce1">
            <text:p>21600</text:p>
          </table:table-cell>
          <table:table-cell office:value-type="float" office:value="21600" table:formula="of:=MAX([.$C80];[.$G80];[.$K80];[.$O80];[.$S80];[.$W80];[.$AA80];[.$AE80];[.$AI80];[.$AM80];[.$AQ80];[.$AU80];[.$AY80];[.$BC80];[.$BG80])" table:style-name="ce1">
            <text:p>21600</text:p>
          </table:table-cell>
          <table:table-cell office:value-type="float" office:value="120623460" table:formula="of:=MAX([.$D80];[.$H80];[.$L80];[.$P80];[.$T80];[.$X80];[.$AB80];[.$AF80];[.$AJ80];[.$AN80];[.$AR80];[.$AV80];[.$AZ80];[.$BD80];[.$BH80])" table:style-name="ce1">
            <text:p>120623460</text:p>
          </table:table-cell>
          <table:table-cell office:value-type="float" office:value="24160057" table:formula="of:=MAX([.$E80];[.$I80];[.$M80];[.$Q80];[.$U80];[.$Y80];[.$AC80];[.$AG80];[.$AK80];[.$AO80];[.$AS80];[.$AW80];[.$BA80];[.$BE80];[.$BI80])" table:style-name="ce1">
            <text:p>2416005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30_c55.lp</text:p>
          </table:table-cell>
          <table:table-cell office:value-type="float" office:value="31.39" table:style-name="ce1">
            <text:p>31,39</text:p>
          </table:table-cell>
          <table:table-cell office:value-type="float" office:value="26.5" table:style-name="ce1">
            <text:p>26,5</text:p>
          </table:table-cell>
          <table:table-cell office:value-type="float" office:value="457096" table:style-name="ce1">
            <text:p>457096</text:p>
          </table:table-cell>
          <table:table-cell office:value-type="float" office:value="56305" table:style-name="ce1">
            <text:p>56305</text:p>
          </table:table-cell>
          <table:table-cell office:value-type="float" office:value="12.08" table:style-name="ce1">
            <text:p>12,08</text:p>
          </table:table-cell>
          <table:table-cell office:value-type="float" office:value="7.17" table:style-name="ce1">
            <text:p>7,17</text:p>
          </table:table-cell>
          <table:table-cell office:value-type="float" office:value="151173" table:style-name="ce1">
            <text:p>151173</text:p>
          </table:table-cell>
          <table:table-cell office:value-type="float" office:value="15657" table:style-name="ce1">
            <text:p>15657</text:p>
          </table:table-cell>
          <table:table-cell office:value-type="float" office:value="28.07" table:style-name="ce1">
            <text:p>28,07</text:p>
          </table:table-cell>
          <table:table-cell office:value-type="float" office:value="22.12" table:style-name="ce1">
            <text:p>22,12</text:p>
          </table:table-cell>
          <table:table-cell office:value-type="float" office:value="357850" table:style-name="ce1">
            <text:p>357850</text:p>
          </table:table-cell>
          <table:table-cell office:value-type="float" office:value="43717" table:style-name="ce1">
            <text:p>43717</text:p>
          </table:table-cell>
          <table:table-cell office:value-type="float" office:value="42.85" table:style-name="ce1">
            <text:p>42,85</text:p>
          </table:table-cell>
          <table:table-cell office:value-type="float" office:value="37.47" table:style-name="ce1">
            <text:p>37,47</text:p>
          </table:table-cell>
          <table:table-cell office:value-type="float" office:value="693371" table:style-name="ce1">
            <text:p>693371</text:p>
          </table:table-cell>
          <table:table-cell office:value-type="float" office:value="82969" table:style-name="ce1">
            <text:p>82969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3.25" table:style-name="ce2">
            <text:p>3,25</text:p>
          </table:table-cell>
          <table:table-cell office:value-type="float" office:value="68634" table:style-name="ce2">
            <text:p>68634</text:p>
          </table:table-cell>
          <table:table-cell office:value-type="float" office:value="6334" table:style-name="ce2">
            <text:p>6334</text:p>
          </table:table-cell>
          <table:table-cell office:value-type="float" office:value="24.53" table:style-name="ce1">
            <text:p>24,53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299303" table:style-name="ce1">
            <text:p>299303</text:p>
          </table:table-cell>
          <table:table-cell office:value-type="float" office:value="35385" table:style-name="ce1">
            <text:p>35385</text:p>
          </table:table-cell>
          <table:table-cell office:value-type="float" office:value="189.45" table:style-name="ce1">
            <text:p>189,45</text:p>
          </table:table-cell>
          <table:table-cell office:value-type="float" office:value="183.66" table:style-name="ce1">
            <text:p>183,66</text:p>
          </table:table-cell>
          <table:table-cell office:value-type="float" office:value="483692" table:style-name="ce1">
            <text:p>483692</text:p>
          </table:table-cell>
          <table:table-cell office:value-type="float" office:value="307074" table:style-name="ce1">
            <text:p>307074</text:p>
          </table:table-cell>
          <table:table-cell office:value-type="float" office:value="194.03" table:style-name="ce1">
            <text:p>194,03</text:p>
          </table:table-cell>
          <table:table-cell office:value-type="float" office:value="188.57" table:style-name="ce1">
            <text:p>188,57</text:p>
          </table:table-cell>
          <table:table-cell office:value-type="float" office:value="494887" table:style-name="ce1">
            <text:p>494887</text:p>
          </table:table-cell>
          <table:table-cell office:value-type="float" office:value="313440" table:style-name="ce1">
            <text:p>313440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4.24" table:style-name="ce1">
            <text:p>4,24</text:p>
          </table:table-cell>
          <table:table-cell office:value-type="float" office:value="73981" table:style-name="ce1">
            <text:p>73981</text:p>
          </table:table-cell>
          <table:table-cell office:value-type="float" office:value="7747" table:style-name="ce1">
            <text:p>7747</text:p>
          </table:table-cell>
          <table:table-cell office:value-type="float" office:value="18.04" table:style-name="ce1">
            <text:p>18,04</text:p>
          </table:table-cell>
          <table:table-cell office:value-type="float" office:value="12.11" table:style-name="ce1">
            <text:p>12,11</text:p>
          </table:table-cell>
          <table:table-cell office:value-type="float" office:value="168915" table:style-name="ce1">
            <text:p>168915</text:p>
          </table:table-cell>
          <table:table-cell office:value-type="float" office:value="20636" table:style-name="ce1">
            <text:p>20636</text:p>
          </table:table-cell>
          <table:table-cell office:value-type="float" office:value="25.9" table:style-name="ce1">
            <text:p>25,9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255949" table:style-name="ce1">
            <text:p>255949</text:p>
          </table:table-cell>
          <table:table-cell office:value-type="float" office:value="44722" table:style-name="ce1">
            <text:p>4472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01966659" table:style-name="ce1">
            <text:p>101966659</text:p>
          </table:table-cell>
          <table:table-cell office:value-type="float" office:value="24509260" table:style-name="ce3">
            <text:p>24509260</text:p>
          </table:table-cell>
          <table:table-cell office:value-type="float" office:value="62.38" table:style-name="ce1">
            <text:p>62,38</text:p>
          </table:table-cell>
          <table:table-cell office:value-type="float" office:value="40.869999999999997" table:style-name="ce1">
            <text:p>40,87</text:p>
          </table:table-cell>
          <table:table-cell office:value-type="float" office:value="537882" table:style-name="ce1">
            <text:p>537882</text:p>
          </table:table-cell>
          <table:table-cell office:value-type="float" office:value="50456" table:style-name="ce1">
            <text:p>50456</text:p>
          </table:table-cell>
          <table:table-cell office:value-type="float" office:value="1529.57" table:style-name="ce1">
            <text:p>1529,57</text:p>
          </table:table-cell>
          <table:table-cell office:value-type="float" office:value="1503.55" table:style-name="ce1">
            <text:p>1503,55</text:p>
          </table:table-cell>
          <table:table-cell office:value-type="float" office:value="166184584" table:style-name="ce3">
            <text:p>166184584</text:p>
          </table:table-cell>
          <table:table-cell office:value-type="float" office:value="300370" table:style-name="ce1">
            <text:p>300370</text:p>
          </table:table-cell>
          <table:table-cell office:value-type="float" office:value="9.24" table:style-name="ce1">
            <text:p>9,24</text:p>
          </table:table-cell>
          <table:table-cell office:value-type="float" office:value="3.68" table:style-name="ce1">
            <text:p>3,68</text:p>
          </table:table-cell>
          <table:table-cell office:value-type="float" office:value="81593" table:style-name="ce1">
            <text:p>81593</text:p>
          </table:table-cell>
          <table:table-cell office:value-type="float" office:value="6996" table:style-name="ce1">
            <text:p>6996</text:p>
          </table:table-cell>
          <table:table-cell office:value-type="float" office:value="8.8000000000000007" table:formula="of:=MIN([.$B81];[.$F81];[.$J81];[.$N81];[.$R81];[.$V81];[.$Z81];[.$AD81];[.$AH81];[.$AL81];[.$AP81];[.$AT81];[.$AX81];[.$BB81];[.$BF81])" table:style-name="ce1">
            <text:p>8,8</text:p>
          </table:table-cell>
          <table:table-cell office:value-type="float" office:value="3.25" table:formula="of:=MIN([.$C81];[.$G81];[.$K81];[.$O81];[.$S81];[.$W81];[.$AA81];[.$AE81];[.$AI81];[.$AM81];[.$AQ81];[.$AU81];[.$AY81];[.$BC81];[.$BG81])" table:style-name="ce1">
            <text:p>3,25</text:p>
          </table:table-cell>
          <table:table-cell office:value-type="float" office:value="68634" table:formula="of:=MIN([.$D81];[.$H81];[.$L81];[.$P81];[.$T81];[.$X81];[.$AB81];[.$AF81];[.$AJ81];[.$AN81];[.$AR81];[.$AV81];[.$AZ81];[.$BD81];[.$BH81])" table:style-name="ce1">
            <text:p>68634</text:p>
          </table:table-cell>
          <table:table-cell office:value-type="float" office:value="6334" table:formula="of:=MIN([.$E81];[.$I81];[.$M81];[.$Q81];[.$U81];[.$Y81];[.$AC81];[.$AG81];[.$AK81];[.$AO81];[.$AS81];[.$AW81];[.$BA81];[.$BE81];[.$BI81])" table:style-name="ce1">
            <text:p>6334</text:p>
          </table:table-cell>
          <table:table-cell office:value-type="float" office:value="28.07" table:formula="of:=MEDIAN([.$B81];[.$F81];[.$J81];[.$N81];[.$R81];[.$V81];[.$Z81];[.$AD81];[.$AH81];[.$AL81];[.$AP81];[.$AT81];[.$AX81];[.$BB81];[.$BF81])" table:style-name="ce1">
            <text:p>28,07</text:p>
          </table:table-cell>
          <table:table-cell office:value-type="float" office:value="22.12" table:formula="of:=MEDIAN([.$C81];[.$G81];[.$K81];[.$O81];[.$S81];[.$W81];[.$AA81];[.$AE81];[.$AI81];[.$AM81];[.$AQ81];[.$AU81];[.$AY81];[.$BC81];[.$BG81])" table:style-name="ce1">
            <text:p>22,12</text:p>
          </table:table-cell>
          <table:table-cell office:value-type="float" office:value="357850" table:formula="of:=MEDIAN([.$D81];[.$H81];[.$L81];[.$P81];[.$T81];[.$X81];[.$AB81];[.$AF81];[.$AJ81];[.$AN81];[.$AR81];[.$AV81];[.$AZ81];[.$BD81];[.$BH81])" table:style-name="ce1">
            <text:p>357850</text:p>
          </table:table-cell>
          <table:table-cell office:value-type="float" office:value="44722" table:formula="of:=MEDIAN([.$E81];[.$I81];[.$M81];[.$Q81];[.$U81];[.$Y81];[.$AC81];[.$AG81];[.$AK81];[.$AO81];[.$AS81];[.$AW81];[.$BA81];[.$BE81];[.$BI81])" table:style-name="ce1">
            <text:p>44722</text:p>
          </table:table-cell>
          <table:table-cell office:value-type="float" office:value="21600" table:formula="of:=MAX([.$B81];[.$F81];[.$J81];[.$N81];[.$R81];[.$V81];[.$Z81];[.$AD81];[.$AH81];[.$AL81];[.$AP81];[.$AT81];[.$AX81];[.$BB81];[.$BF81])" table:style-name="ce1">
            <text:p>21600</text:p>
          </table:table-cell>
          <table:table-cell office:value-type="float" office:value="21600" table:formula="of:=MAX([.$C81];[.$G81];[.$K81];[.$O81];[.$S81];[.$W81];[.$AA81];[.$AE81];[.$AI81];[.$AM81];[.$AQ81];[.$AU81];[.$AY81];[.$BC81];[.$BG81])" table:style-name="ce1">
            <text:p>21600</text:p>
          </table:table-cell>
          <table:table-cell office:value-type="float" office:value="166184584" table:formula="of:=MAX([.$D81];[.$H81];[.$L81];[.$P81];[.$T81];[.$X81];[.$AB81];[.$AF81];[.$AJ81];[.$AN81];[.$AR81];[.$AV81];[.$AZ81];[.$BD81];[.$BH81])" table:style-name="ce1">
            <text:p>166184584</text:p>
          </table:table-cell>
          <table:table-cell office:value-type="float" office:value="24509260" table:formula="of:=MAX([.$E81];[.$I81];[.$M81];[.$Q81];[.$U81];[.$Y81];[.$AC81];[.$AG81];[.$AK81];[.$AO81];[.$AS81];[.$AW81];[.$BA81];[.$BE81];[.$BI81])" table:style-name="ce1">
            <text:p>2450926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30_c60.lp</text:p>
          </table:table-cell>
          <table:table-cell office:value-type="float" office:value="95.42" table:style-name="ce1">
            <text:p>95,42</text:p>
          </table:table-cell>
          <table:table-cell office:value-type="float" office:value="90.41" table:style-name="ce1">
            <text:p>90,41</text:p>
          </table:table-cell>
          <table:table-cell office:value-type="float" office:value="312532" table:style-name="ce1">
            <text:p>312532</text:p>
          </table:table-cell>
          <table:table-cell office:value-type="float" office:value="88370" table:style-name="ce1">
            <text:p>88370</text:p>
          </table:table-cell>
          <table:table-cell office:value-type="float" office:value="100.18" table:style-name="ce1">
            <text:p>100,18</text:p>
          </table:table-cell>
          <table:table-cell office:value-type="float" office:value="94.49" table:style-name="ce1">
            <text:p>94,49</text:p>
          </table:table-cell>
          <table:table-cell office:value-type="float" office:value="871900" table:style-name="ce1">
            <text:p>871900</text:p>
          </table:table-cell>
          <table:table-cell office:value-type="float" office:value="106453" table:style-name="ce1">
            <text:p>106453</text:p>
          </table:table-cell>
          <table:table-cell office:value-type="float" office:value="15.45" table:style-name="ce2">
            <text:p>15,45</text:p>
          </table:table-cell>
          <table:table-cell office:value-type="float" office:value="9.83" table:style-name="ce2">
            <text:p>9,83</text:p>
          </table:table-cell>
          <table:table-cell office:value-type="float" office:value="66887" table:style-name="ce2">
            <text:p>66887</text:p>
          </table:table-cell>
          <table:table-cell office:value-type="float" office:value="10374" table:style-name="ce2">
            <text:p>10374</text:p>
          </table:table-cell>
          <table:table-cell office:value-type="float" office:value="2666.7" table:style-name="ce1">
            <text:p>2666,7</text:p>
          </table:table-cell>
          <table:table-cell office:value-type="float" office:value="2661.67" table:style-name="ce1">
            <text:p>2661,67</text:p>
          </table:table-cell>
          <table:table-cell office:value-type="float" office:value="2909050" table:style-name="ce1">
            <text:p>2909050</text:p>
          </table:table-cell>
          <table:table-cell office:value-type="float" office:value="2313472" table:style-name="ce1">
            <text:p>2313472</text:p>
          </table:table-cell>
          <table:table-cell office:value-type="float" office:value="588.79" table:style-name="ce1">
            <text:p>588,79</text:p>
          </table:table-cell>
          <table:table-cell office:value-type="float" office:value="583.36" table:style-name="ce1">
            <text:p>583,36</text:p>
          </table:table-cell>
          <table:table-cell office:value-type="float" office:value="3898964" table:style-name="ce1">
            <text:p>3898964</text:p>
          </table:table-cell>
          <table:table-cell office:value-type="float" office:value="622549" table:style-name="ce1">
            <text:p>622549</text:p>
          </table:table-cell>
          <table:table-cell office:value-type="float" office:value="44.32" table:style-name="ce1">
            <text:p>44,32</text:p>
          </table:table-cell>
          <table:table-cell office:value-type="float" office:value="39.31" table:style-name="ce1">
            <text:p>39,31</text:p>
          </table:table-cell>
          <table:table-cell office:value-type="float" office:value="247081" table:style-name="ce1">
            <text:p>247081</text:p>
          </table:table-cell>
          <table:table-cell office:value-type="float" office:value="47399" table:style-name="ce1">
            <text:p>47399</text:p>
          </table:table-cell>
          <table:table-cell office:value-type="float" office:value="817.35" table:style-name="ce1">
            <text:p>817,35</text:p>
          </table:table-cell>
          <table:table-cell office:value-type="float" office:value="811.57" table:style-name="ce1">
            <text:p>811,57</text:p>
          </table:table-cell>
          <table:table-cell office:value-type="float" office:value="904865" table:style-name="ce1">
            <text:p>904865</text:p>
          </table:table-cell>
          <table:table-cell office:value-type="float" office:value="680058" table:style-name="ce1">
            <text:p>680058</text:p>
          </table:table-cell>
          <table:table-cell office:value-type="float" office:value="438.74" table:style-name="ce1">
            <text:p>438,74</text:p>
          </table:table-cell>
          <table:table-cell office:value-type="float" office:value="433.53" table:style-name="ce1">
            <text:p>433,53</text:p>
          </table:table-cell>
          <table:table-cell office:value-type="float" office:value="549237" table:style-name="ce1">
            <text:p>549237</text:p>
          </table:table-cell>
          <table:table-cell office:value-type="float" office:value="404031" table:style-name="ce1">
            <text:p>404031</text:p>
          </table:table-cell>
          <table:table-cell office:value-type="float" office:value="250.39" table:style-name="ce1">
            <text:p>250,39</text:p>
          </table:table-cell>
          <table:table-cell office:value-type="float" office:value="244.93" table:style-name="ce1">
            <text:p>244,93</text:p>
          </table:table-cell>
          <table:table-cell office:value-type="float" office:value="1617903" table:style-name="ce1">
            <text:p>1617903</text:p>
          </table:table-cell>
          <table:table-cell office:value-type="float" office:value="274464" table:style-name="ce1">
            <text:p>274464</text:p>
          </table:table-cell>
          <table:table-cell office:value-type="float" office:value="352.14" table:style-name="ce1">
            <text:p>352,14</text:p>
          </table:table-cell>
          <table:table-cell office:value-type="float" office:value="347.01" table:style-name="ce1">
            <text:p>347,01</text:p>
          </table:table-cell>
          <table:table-cell office:value-type="float" office:value="1805065" table:style-name="ce1">
            <text:p>1805065</text:p>
          </table:table-cell>
          <table:table-cell office:value-type="float" office:value="345174" table:style-name="ce1">
            <text:p>345174</text:p>
          </table:table-cell>
          <table:table-cell office:value-type="float" office:value="337.82" table:style-name="ce1">
            <text:p>337,82</text:p>
          </table:table-cell>
          <table:table-cell office:value-type="float" office:value="332.77" table:style-name="ce1">
            <text:p>332,77</text:p>
          </table:table-cell>
          <table:table-cell office:value-type="float" office:value="1741960" table:style-name="ce1">
            <text:p>1741960</text:p>
          </table:table-cell>
          <table:table-cell office:value-type="float" office:value="364919" table:style-name="ce1">
            <text:p>36491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39942753" table:style-name="ce1">
            <text:p>39942753</text:p>
          </table:table-cell>
          <table:table-cell office:value-type="float" office:value="19317462" table:style-name="ce3">
            <text:p>19317462</text:p>
          </table:table-cell>
          <table:table-cell office:value-type="float" office:value="443.77" table:style-name="ce1">
            <text:p>443,77</text:p>
          </table:table-cell>
          <table:table-cell office:value-type="float" office:value="422.16" table:style-name="ce1">
            <text:p>422,16</text:p>
          </table:table-cell>
          <table:table-cell office:value-type="float" office:value="1654620" table:style-name="ce1">
            <text:p>1654620</text:p>
          </table:table-cell>
          <table:table-cell office:value-type="float" office:value="283506" table:style-name="ce1">
            <text:p>283506</text:p>
          </table:table-cell>
          <table:table-cell office:value-type="float" office:value="3004.96" table:style-name="ce1">
            <text:p>3004,96</text:p>
          </table:table-cell>
          <table:table-cell office:value-type="float" office:value="2979.25" table:style-name="ce1">
            <text:p>2979,25</text:p>
          </table:table-cell>
          <table:table-cell office:value-type="float" office:value="214591625" table:style-name="ce3">
            <text:p>214591625</text:p>
          </table:table-cell>
          <table:table-cell office:value-type="float" office:value="1777634" table:style-name="ce1">
            <text:p>1777634</text:p>
          </table:table-cell>
          <table:table-cell office:value-type="float" office:value="2861.57" table:style-name="ce1">
            <text:p>2861,57</text:p>
          </table:table-cell>
          <table:table-cell office:value-type="float" office:value="2856.2" table:style-name="ce1">
            <text:p>2856,2</text:p>
          </table:table-cell>
          <table:table-cell office:value-type="float" office:value="7279473" table:style-name="ce1">
            <text:p>7279473</text:p>
          </table:table-cell>
          <table:table-cell office:value-type="float" office:value="2609393" table:style-name="ce1">
            <text:p>2609393</text:p>
          </table:table-cell>
          <table:table-cell office:value-type="float" office:value="15.45" table:formula="of:=MIN([.$B82];[.$F82];[.$J82];[.$N82];[.$R82];[.$V82];[.$Z82];[.$AD82];[.$AH82];[.$AL82];[.$AP82];[.$AT82];[.$AX82];[.$BB82];[.$BF82])" table:style-name="ce1">
            <text:p>15,45</text:p>
          </table:table-cell>
          <table:table-cell office:value-type="float" office:value="9.83" table:formula="of:=MIN([.$C82];[.$G82];[.$K82];[.$O82];[.$S82];[.$W82];[.$AA82];[.$AE82];[.$AI82];[.$AM82];[.$AQ82];[.$AU82];[.$AY82];[.$BC82];[.$BG82])" table:style-name="ce1">
            <text:p>9,83</text:p>
          </table:table-cell>
          <table:table-cell office:value-type="float" office:value="66887" table:formula="of:=MIN([.$D82];[.$H82];[.$L82];[.$P82];[.$T82];[.$X82];[.$AB82];[.$AF82];[.$AJ82];[.$AN82];[.$AR82];[.$AV82];[.$AZ82];[.$BD82];[.$BH82])" table:style-name="ce1">
            <text:p>66887</text:p>
          </table:table-cell>
          <table:table-cell office:value-type="float" office:value="10374" table:formula="of:=MIN([.$E82];[.$I82];[.$M82];[.$Q82];[.$U82];[.$Y82];[.$AC82];[.$AG82];[.$AK82];[.$AO82];[.$AS82];[.$AW82];[.$BA82];[.$BE82];[.$BI82])" table:style-name="ce1">
            <text:p>10374</text:p>
          </table:table-cell>
          <table:table-cell office:value-type="float" office:value="438.74" table:formula="of:=MEDIAN([.$B82];[.$F82];[.$J82];[.$N82];[.$R82];[.$V82];[.$Z82];[.$AD82];[.$AH82];[.$AL82];[.$AP82];[.$AT82];[.$AX82];[.$BB82];[.$BF82])" table:style-name="ce1">
            <text:p>438,74</text:p>
          </table:table-cell>
          <table:table-cell office:value-type="float" office:value="422.16" table:formula="of:=MEDIAN([.$C82];[.$G82];[.$K82];[.$O82];[.$S82];[.$W82];[.$AA82];[.$AE82];[.$AI82];[.$AM82];[.$AQ82];[.$AU82];[.$AY82];[.$BC82];[.$BG82])" table:style-name="ce1">
            <text:p>422,16</text:p>
          </table:table-cell>
          <table:table-cell office:value-type="float" office:value="1654620" table:formula="of:=MEDIAN([.$D82];[.$H82];[.$L82];[.$P82];[.$T82];[.$X82];[.$AB82];[.$AF82];[.$AJ82];[.$AN82];[.$AR82];[.$AV82];[.$AZ82];[.$BD82];[.$BH82])" table:style-name="ce1">
            <text:p>1654620</text:p>
          </table:table-cell>
          <table:table-cell office:value-type="float" office:value="364919" table:formula="of:=MEDIAN([.$E82];[.$I82];[.$M82];[.$Q82];[.$U82];[.$Y82];[.$AC82];[.$AG82];[.$AK82];[.$AO82];[.$AS82];[.$AW82];[.$BA82];[.$BE82];[.$BI82])" table:style-name="ce1">
            <text:p>364919</text:p>
          </table:table-cell>
          <table:table-cell office:value-type="float" office:value="21600" table:formula="of:=MAX([.$B82];[.$F82];[.$J82];[.$N82];[.$R82];[.$V82];[.$Z82];[.$AD82];[.$AH82];[.$AL82];[.$AP82];[.$AT82];[.$AX82];[.$BB82];[.$BF82])" table:style-name="ce1">
            <text:p>21600</text:p>
          </table:table-cell>
          <table:table-cell office:value-type="float" office:value="21600" table:formula="of:=MAX([.$C82];[.$G82];[.$K82];[.$O82];[.$S82];[.$W82];[.$AA82];[.$AE82];[.$AI82];[.$AM82];[.$AQ82];[.$AU82];[.$AY82];[.$BC82];[.$BG82])" table:style-name="ce1">
            <text:p>21600</text:p>
          </table:table-cell>
          <table:table-cell office:value-type="float" office:value="214591625" table:formula="of:=MAX([.$D82];[.$H82];[.$L82];[.$P82];[.$T82];[.$X82];[.$AB82];[.$AF82];[.$AJ82];[.$AN82];[.$AR82];[.$AV82];[.$AZ82];[.$BD82];[.$BH82])" table:style-name="ce1">
            <text:p>214591625</text:p>
          </table:table-cell>
          <table:table-cell office:value-type="float" office:value="19317462" table:formula="of:=MAX([.$E82];[.$I82];[.$M82];[.$Q82];[.$U82];[.$Y82];[.$AC82];[.$AG82];[.$AK82];[.$AO82];[.$AS82];[.$AW82];[.$BA82];[.$BE82];[.$BI82])" table:style-name="ce1">
            <text:p>1931746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30_c70.lp</text:p>
          </table:table-cell>
          <table:table-cell office:value-type="float" office:value="103.47" table:style-name="ce1">
            <text:p>103,47</text:p>
          </table:table-cell>
          <table:table-cell office:value-type="float" office:value="99.22" table:style-name="ce1">
            <text:p>99,22</text:p>
          </table:table-cell>
          <table:table-cell office:value-type="float" office:value="499057" table:style-name="ce1">
            <text:p>499057</text:p>
          </table:table-cell>
          <table:table-cell office:value-type="float" office:value="183173" table:style-name="ce1">
            <text:p>183173</text:p>
          </table:table-cell>
          <table:table-cell office:value-type="float" office:value="405.19" table:style-name="ce1">
            <text:p>405,19</text:p>
          </table:table-cell>
          <table:table-cell office:value-type="float" office:value="400.92" table:style-name="ce1">
            <text:p>400,92</text:p>
          </table:table-cell>
          <table:table-cell office:value-type="float" office:value="1094173" table:style-name="ce1">
            <text:p>1094173</text:p>
          </table:table-cell>
          <table:table-cell office:value-type="float" office:value="674587" table:style-name="ce1">
            <text:p>674587</text:p>
          </table:table-cell>
          <table:table-cell office:value-type="float" office:value="28.09" table:style-name="ce2">
            <text:p>28,09</text:p>
          </table:table-cell>
          <table:table-cell office:value-type="float" office:value="23.72" table:style-name="ce2">
            <text:p>23,72</text:p>
          </table:table-cell>
          <table:table-cell office:value-type="float" office:value="102504" table:style-name="ce1">
            <text:p>102504</text:p>
          </table:table-cell>
          <table:table-cell office:value-type="float" office:value="55930" table:style-name="ce2">
            <text:p>55930</text:p>
          </table:table-cell>
          <table:table-cell office:value-type="float" office:value="107.15" table:style-name="ce1">
            <text:p>107,15</text:p>
          </table:table-cell>
          <table:table-cell office:value-type="float" office:value="102.88" table:style-name="ce1">
            <text:p>102,88</text:p>
          </table:table-cell>
          <table:table-cell office:value-type="float" office:value="186512" table:style-name="ce1">
            <text:p>186512</text:p>
          </table:table-cell>
          <table:table-cell office:value-type="float" office:value="164830" table:style-name="ce1">
            <text:p>164830</text:p>
          </table:table-cell>
          <table:table-cell office:value-type="float" office:value="59.54" table:style-name="ce1">
            <text:p>59,54</text:p>
          </table:table-cell>
          <table:table-cell office:value-type="float" office:value="55.46" table:style-name="ce1">
            <text:p>55,46</text:p>
          </table:table-cell>
          <table:table-cell office:value-type="float" office:value="195283" table:style-name="ce1">
            <text:p>195283</text:p>
          </table:table-cell>
          <table:table-cell office:value-type="float" office:value="102089" table:style-name="ce1">
            <text:p>102089</text:p>
          </table:table-cell>
          <table:table-cell office:value-type="float" office:value="284.24" table:style-name="ce1">
            <text:p>284,24</text:p>
          </table:table-cell>
          <table:table-cell office:value-type="float" office:value="280.20999999999998" table:style-name="ce1">
            <text:p>280,21</text:p>
          </table:table-cell>
          <table:table-cell office:value-type="float" office:value="719799" table:style-name="ce1">
            <text:p>719799</text:p>
          </table:table-cell>
          <table:table-cell office:value-type="float" office:value="508895" table:style-name="ce1">
            <text:p>508895</text:p>
          </table:table-cell>
          <table:table-cell office:value-type="float" office:value="75.45" table:style-name="ce1">
            <text:p>75,45</text:p>
          </table:table-cell>
          <table:table-cell office:value-type="float" office:value="71.040000000000006" table:style-name="ce1">
            <text:p>71,04</text:p>
          </table:table-cell>
          <table:table-cell office:value-type="float" office:value="145954" table:style-name="ce1">
            <text:p>145954</text:p>
          </table:table-cell>
          <table:table-cell office:value-type="float" office:value="126426" table:style-name="ce1">
            <text:p>12642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0.89" table:style-name="ce1">
            <text:p>30,89</text:p>
          </table:table-cell>
          <table:table-cell office:value-type="float" office:value="68022" table:style-name="ce2">
            <text:p>68022</text:p>
          </table:table-cell>
          <table:table-cell office:value-type="float" office:value="57721" table:style-name="ce1">
            <text:p>57721</text:p>
          </table:table-cell>
          <table:table-cell office:value-type="float" office:value="227.34" table:style-name="ce1">
            <text:p>227,34</text:p>
          </table:table-cell>
          <table:table-cell office:value-type="float" office:value="223.05" table:style-name="ce1">
            <text:p>223,05</text:p>
          </table:table-cell>
          <table:table-cell office:value-type="float" office:value="439197" table:style-name="ce1">
            <text:p>439197</text:p>
          </table:table-cell>
          <table:table-cell office:value-type="float" office:value="335761" table:style-name="ce1">
            <text:p>335761</text:p>
          </table:table-cell>
          <table:table-cell office:value-type="float" office:value="100.01" table:style-name="ce1">
            <text:p>100,01</text:p>
          </table:table-cell>
          <table:table-cell office:value-type="float" office:value="95.64" table:style-name="ce1">
            <text:p>95,64</text:p>
          </table:table-cell>
          <table:table-cell office:value-type="float" office:value="263645" table:style-name="ce1">
            <text:p>263645</text:p>
          </table:table-cell>
          <table:table-cell office:value-type="float" office:value="161761" table:style-name="ce1">
            <text:p>161761</text:p>
          </table:table-cell>
          <table:table-cell office:value-type="float" office:value="410.7" table:style-name="ce1">
            <text:p>410,7</text:p>
          </table:table-cell>
          <table:table-cell office:value-type="float" office:value="406.34" table:style-name="ce1">
            <text:p>406,34</text:p>
          </table:table-cell>
          <table:table-cell office:value-type="float" office:value="832010" table:style-name="ce1">
            <text:p>832010</text:p>
          </table:table-cell>
          <table:table-cell office:value-type="float" office:value="624960" table:style-name="ce1">
            <text:p>624960</text:p>
          </table:table-cell>
          <table:table-cell office:value-type="float" office:value="3955.91" table:style-name="ce3">
            <text:p>3955,91</text:p>
          </table:table-cell>
          <table:table-cell office:value-type="float" office:value="3951.5" table:style-name="ce3">
            <text:p>3951,5</text:p>
          </table:table-cell>
          <table:table-cell office:value-type="float" office:value="8966923" table:style-name="ce3">
            <text:p>8966923</text:p>
          </table:table-cell>
          <table:table-cell office:value-type="float" office:value="5721948" table:style-name="ce3">
            <text:p>5721948</text:p>
          </table:table-cell>
          <table:table-cell office:value-type="float" office:value="71.77" table:style-name="ce1">
            <text:p>71,77</text:p>
          </table:table-cell>
          <table:table-cell office:value-type="float" office:value="52.08" table:style-name="ce1">
            <text:p>52,08</text:p>
          </table:table-cell>
          <table:table-cell office:value-type="float" office:value="121837" table:style-name="ce1">
            <text:p>121837</text:p>
          </table:table-cell>
          <table:table-cell office:value-type="float" office:value="72522" table:style-name="ce1">
            <text:p>72522</text:p>
          </table:table-cell>
          <table:table-cell office:value-type="float" office:value="61.25" table:style-name="ce1">
            <text:p>61,25</text:p>
          </table:table-cell>
          <table:table-cell office:value-type="float" office:value="38.81" table:style-name="ce1">
            <text:p>38,81</text:p>
          </table:table-cell>
          <table:table-cell office:value-type="float" office:value="124861" table:style-name="ce1">
            <text:p>124861</text:p>
          </table:table-cell>
          <table:table-cell office:value-type="float" office:value="63276" table:style-name="ce1">
            <text:p>63276</text:p>
          </table:table-cell>
          <table:table-cell office:value-type="float" office:value="46.35" table:style-name="ce1">
            <text:p>46,35</text:p>
          </table:table-cell>
          <table:table-cell office:value-type="float" office:value="42.04" table:style-name="ce1">
            <text:p>42,04</text:p>
          </table:table-cell>
          <table:table-cell office:value-type="float" office:value="177772" table:style-name="ce1">
            <text:p>177772</text:p>
          </table:table-cell>
          <table:table-cell office:value-type="float" office:value="76647" table:style-name="ce1">
            <text:p>76647</text:p>
          </table:table-cell>
          <table:table-cell office:value-type="float" office:value="28.09" table:formula="of:=MIN([.$B83];[.$F83];[.$J83];[.$N83];[.$R83];[.$V83];[.$Z83];[.$AD83];[.$AH83];[.$AL83];[.$AP83];[.$AT83];[.$AX83];[.$BB83];[.$BF83])" table:style-name="ce1">
            <text:p>28,09</text:p>
          </table:table-cell>
          <table:table-cell office:value-type="float" office:value="23.72" table:formula="of:=MIN([.$C83];[.$G83];[.$K83];[.$O83];[.$S83];[.$W83];[.$AA83];[.$AE83];[.$AI83];[.$AM83];[.$AQ83];[.$AU83];[.$AY83];[.$BC83];[.$BG83])" table:style-name="ce1">
            <text:p>23,72</text:p>
          </table:table-cell>
          <table:table-cell office:value-type="float" office:value="68022" table:formula="of:=MIN([.$D83];[.$H83];[.$L83];[.$P83];[.$T83];[.$X83];[.$AB83];[.$AF83];[.$AJ83];[.$AN83];[.$AR83];[.$AV83];[.$AZ83];[.$BD83];[.$BH83])" table:style-name="ce1">
            <text:p>68022</text:p>
          </table:table-cell>
          <table:table-cell office:value-type="float" office:value="55930" table:formula="of:=MIN([.$E83];[.$I83];[.$M83];[.$Q83];[.$U83];[.$Y83];[.$AC83];[.$AG83];[.$AK83];[.$AO83];[.$AS83];[.$AW83];[.$BA83];[.$BE83];[.$BI83])" table:style-name="ce1">
            <text:p>55930</text:p>
          </table:table-cell>
          <table:table-cell office:value-type="float" office:value="100.01" table:formula="of:=MEDIAN([.$B83];[.$F83];[.$J83];[.$N83];[.$R83];[.$V83];[.$Z83];[.$AD83];[.$AH83];[.$AL83];[.$AP83];[.$AT83];[.$AX83];[.$BB83];[.$BF83])" table:style-name="ce1">
            <text:p>100,01</text:p>
          </table:table-cell>
          <table:table-cell office:value-type="float" office:value="95.64" table:formula="of:=MEDIAN([.$C83];[.$G83];[.$K83];[.$O83];[.$S83];[.$W83];[.$AA83];[.$AE83];[.$AI83];[.$AM83];[.$AQ83];[.$AU83];[.$AY83];[.$BC83];[.$BG83])" table:style-name="ce1">
            <text:p>95,64</text:p>
          </table:table-cell>
          <table:table-cell office:value-type="float" office:value="195283" table:formula="of:=MEDIAN([.$D83];[.$H83];[.$L83];[.$P83];[.$T83];[.$X83];[.$AB83];[.$AF83];[.$AJ83];[.$AN83];[.$AR83];[.$AV83];[.$AZ83];[.$BD83];[.$BH83])" table:style-name="ce1">
            <text:p>195283</text:p>
          </table:table-cell>
          <table:table-cell office:value-type="float" office:value="161761" table:formula="of:=MEDIAN([.$E83];[.$I83];[.$M83];[.$Q83];[.$U83];[.$Y83];[.$AC83];[.$AG83];[.$AK83];[.$AO83];[.$AS83];[.$AW83];[.$BA83];[.$BE83];[.$BI83])" table:style-name="ce1">
            <text:p>161761</text:p>
          </table:table-cell>
          <table:table-cell office:value-type="float" office:value="3955.91" table:formula="of:=MAX([.$B83];[.$F83];[.$J83];[.$N83];[.$R83];[.$V83];[.$Z83];[.$AD83];[.$AH83];[.$AL83];[.$AP83];[.$AT83];[.$AX83];[.$BB83];[.$BF83])" table:style-name="ce1">
            <text:p>3955,91</text:p>
          </table:table-cell>
          <table:table-cell office:value-type="float" office:value="3951.5" table:formula="of:=MAX([.$C83];[.$G83];[.$K83];[.$O83];[.$S83];[.$W83];[.$AA83];[.$AE83];[.$AI83];[.$AM83];[.$AQ83];[.$AU83];[.$AY83];[.$BC83];[.$BG83])" table:style-name="ce1">
            <text:p>3951,5</text:p>
          </table:table-cell>
          <table:table-cell office:value-type="float" office:value="8966923" table:formula="of:=MAX([.$D83];[.$H83];[.$L83];[.$P83];[.$T83];[.$X83];[.$AB83];[.$AF83];[.$AJ83];[.$AN83];[.$AR83];[.$AV83];[.$AZ83];[.$BD83];[.$BH83])" table:style-name="ce1">
            <text:p>8966923</text:p>
          </table:table-cell>
          <table:table-cell office:value-type="float" office:value="5721948" table:formula="of:=MAX([.$E83];[.$I83];[.$M83];[.$Q83];[.$U83];[.$Y83];[.$AC83];[.$AG83];[.$AK83];[.$AO83];[.$AS83];[.$AW83];[.$BA83];[.$BE83];[.$BI83])" table:style-name="ce1">
            <text:p>572194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35_c55.lp</text:p>
          </table:table-cell>
          <table:table-cell office:value-type="float" office:value="27.42" table:style-name="ce1">
            <text:p>27,42</text:p>
          </table:table-cell>
          <table:table-cell office:value-type="float" office:value="20.77" table:style-name="ce1">
            <text:p>20,77</text:p>
          </table:table-cell>
          <table:table-cell office:value-type="float" office:value="337042" table:style-name="ce1">
            <text:p>337042</text:p>
          </table:table-cell>
          <table:table-cell office:value-type="float" office:value="36357" table:style-name="ce1">
            <text:p>36357</text:p>
          </table:table-cell>
          <table:table-cell office:value-type="float" office:value="120.54" table:style-name="ce1">
            <text:p>120,54</text:p>
          </table:table-cell>
          <table:table-cell office:value-type="float" office:value="113.79" table:style-name="ce1">
            <text:p>113,79</text:p>
          </table:table-cell>
          <table:table-cell office:value-type="float" office:value="1615817" table:style-name="ce1">
            <text:p>1615817</text:p>
          </table:table-cell>
          <table:table-cell office:value-type="float" office:value="239085" table:style-name="ce1">
            <text:p>239085</text:p>
          </table:table-cell>
          <table:table-cell office:value-type="float" office:value="87.55" table:style-name="ce1">
            <text:p>87,55</text:p>
          </table:table-cell>
          <table:table-cell office:value-type="float" office:value="80.430000000000007" table:style-name="ce1">
            <text:p>80,43</text:p>
          </table:table-cell>
          <table:table-cell office:value-type="float" office:value="1101587" table:style-name="ce1">
            <text:p>1101587</text:p>
          </table:table-cell>
          <table:table-cell office:value-type="float" office:value="150616" table:style-name="ce1">
            <text:p>150616</text:p>
          </table:table-cell>
          <table:table-cell office:value-type="float" office:value="36.44" table:style-name="ce1">
            <text:p>36,44</text:p>
          </table:table-cell>
          <table:table-cell office:value-type="float" office:value="29.13" table:style-name="ce1">
            <text:p>29,13</text:p>
          </table:table-cell>
          <table:table-cell office:value-type="float" office:value="374423" table:style-name="ce1">
            <text:p>374423</text:p>
          </table:table-cell>
          <table:table-cell office:value-type="float" office:value="45267" table:style-name="ce1">
            <text:p>45267</text:p>
          </table:table-cell>
          <table:table-cell office:value-type="float" office:value="342.65" table:style-name="ce1">
            <text:p>342,65</text:p>
          </table:table-cell>
          <table:table-cell office:value-type="float" office:value="336.07" table:style-name="ce1">
            <text:p>336,07</text:p>
          </table:table-cell>
          <table:table-cell office:value-type="float" office:value="4404515" table:style-name="ce1">
            <text:p>4404515</text:p>
          </table:table-cell>
          <table:table-cell office:value-type="float" office:value="663767" table:style-name="ce1">
            <text:p>663767</text:p>
          </table:table-cell>
          <table:table-cell office:value-type="float" office:value="86.51" table:style-name="ce1">
            <text:p>86,51</text:p>
          </table:table-cell>
          <table:table-cell office:value-type="float" office:value="79.44" table:style-name="ce1">
            <text:p>79,44</text:p>
          </table:table-cell>
          <table:table-cell office:value-type="float" office:value="1031213" table:style-name="ce1">
            <text:p>1031213</text:p>
          </table:table-cell>
          <table:table-cell office:value-type="float" office:value="144792" table:style-name="ce1">
            <text:p>144792</text:p>
          </table:table-cell>
          <table:table-cell office:value-type="float" office:value="1766.62" table:style-name="ce1">
            <text:p>1766,62</text:p>
          </table:table-cell>
          <table:table-cell office:value-type="float" office:value="1759.35" table:style-name="ce1">
            <text:p>1759,35</text:p>
          </table:table-cell>
          <table:table-cell office:value-type="float" office:value="4622071" table:style-name="ce1">
            <text:p>4622071</text:p>
          </table:table-cell>
          <table:table-cell office:value-type="float" office:value="3085815" table:style-name="ce1">
            <text:p>3085815</text:p>
          </table:table-cell>
          <table:table-cell office:value-type="float" office:value="3141.04" table:style-name="ce1">
            <text:p>3141,04</text:p>
          </table:table-cell>
          <table:table-cell office:value-type="float" office:value="3133.98" table:style-name="ce1">
            <text:p>3133,98</text:p>
          </table:table-cell>
          <table:table-cell office:value-type="float" office:value="8185302" table:style-name="ce1">
            <text:p>8185302</text:p>
          </table:table-cell>
          <table:table-cell office:value-type="float" office:value="5613387" table:style-name="ce1">
            <text:p>5613387</text:p>
          </table:table-cell>
          <table:table-cell office:value-type="float" office:value="285.44" table:style-name="ce1">
            <text:p>285,44</text:p>
          </table:table-cell>
          <table:table-cell office:value-type="float" office:value="278.36" table:style-name="ce1">
            <text:p>278,36</text:p>
          </table:table-cell>
          <table:table-cell office:value-type="float" office:value="3266594" table:style-name="ce1">
            <text:p>3266594</text:p>
          </table:table-cell>
          <table:table-cell office:value-type="float" office:value="516261" table:style-name="ce1">
            <text:p>516261</text:p>
          </table:table-cell>
          <table:table-cell office:value-type="float" office:value="54.14" table:style-name="ce1">
            <text:p>54,14</text:p>
          </table:table-cell>
          <table:table-cell office:value-type="float" office:value="46.48" table:style-name="ce1">
            <text:p>46,48</text:p>
          </table:table-cell>
          <table:table-cell office:value-type="float" office:value="503098" table:style-name="ce1">
            <text:p>503098</text:p>
          </table:table-cell>
          <table:table-cell office:value-type="float" office:value="73551" table:style-name="ce1">
            <text:p>73551</text:p>
          </table:table-cell>
          <table:table-cell office:value-type="float" office:value="18.98" table:style-name="ce2">
            <text:p>18,98</text:p>
          </table:table-cell>
          <table:table-cell office:value-type="float" office:value="11.85" table:style-name="ce2">
            <text:p>11,85</text:p>
          </table:table-cell>
          <table:table-cell office:value-type="float" office:value="173246" table:style-name="ce2">
            <text:p>173246</text:p>
          </table:table-cell>
          <table:table-cell office:value-type="float" office:value="20648" table:style-name="ce2">
            <text:p>2064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2673390" table:style-name="ce1">
            <text:p>122673390</text:p>
          </table:table-cell>
          <table:table-cell office:value-type="float" office:value="25432958" table:style-name="ce3">
            <text:p>25432958</text:p>
          </table:table-cell>
          <table:table-cell office:value-type="float" office:value="112.44" table:style-name="ce1">
            <text:p>112,44</text:p>
          </table:table-cell>
          <table:table-cell office:value-type="float" office:value="82.99" table:style-name="ce1">
            <text:p>82,99</text:p>
          </table:table-cell>
          <table:table-cell office:value-type="float" office:value="818661" table:style-name="ce1">
            <text:p>818661</text:p>
          </table:table-cell>
          <table:table-cell office:value-type="float" office:value="98458" table:style-name="ce1">
            <text:p>98458</text:p>
          </table:table-cell>
          <table:table-cell office:value-type="float" office:value="2304.5100000000002" table:style-name="ce1">
            <text:p>2304,51</text:p>
          </table:table-cell>
          <table:table-cell office:value-type="float" office:value="2271.81" table:style-name="ce1">
            <text:p>2271,81</text:p>
          </table:table-cell>
          <table:table-cell office:value-type="float" office:value="261904162" table:style-name="ce3">
            <text:p>261904162</text:p>
          </table:table-cell>
          <table:table-cell office:value-type="float" office:value="615304" table:style-name="ce1">
            <text:p>615304</text:p>
          </table:table-cell>
          <table:table-cell office:value-type="float" office:value="93.13" table:style-name="ce1">
            <text:p>93,13</text:p>
          </table:table-cell>
          <table:table-cell office:value-type="float" office:value="86.51" table:style-name="ce1">
            <text:p>86,51</text:p>
          </table:table-cell>
          <table:table-cell office:value-type="float" office:value="1281305" table:style-name="ce1">
            <text:p>1281305</text:p>
          </table:table-cell>
          <table:table-cell office:value-type="float" office:value="182809" table:style-name="ce1">
            <text:p>182809</text:p>
          </table:table-cell>
          <table:table-cell office:value-type="float" office:value="18.98" table:formula="of:=MIN([.$B84];[.$F84];[.$J84];[.$N84];[.$R84];[.$V84];[.$Z84];[.$AD84];[.$AH84];[.$AL84];[.$AP84];[.$AT84];[.$AX84];[.$BB84];[.$BF84])" table:style-name="ce1">
            <text:p>18,98</text:p>
          </table:table-cell>
          <table:table-cell office:value-type="float" office:value="11.85" table:formula="of:=MIN([.$C84];[.$G84];[.$K84];[.$O84];[.$S84];[.$W84];[.$AA84];[.$AE84];[.$AI84];[.$AM84];[.$AQ84];[.$AU84];[.$AY84];[.$BC84];[.$BG84])" table:style-name="ce1">
            <text:p>11,85</text:p>
          </table:table-cell>
          <table:table-cell office:value-type="float" office:value="173246" table:formula="of:=MIN([.$D84];[.$H84];[.$L84];[.$P84];[.$T84];[.$X84];[.$AB84];[.$AF84];[.$AJ84];[.$AN84];[.$AR84];[.$AV84];[.$AZ84];[.$BD84];[.$BH84])" table:style-name="ce1">
            <text:p>173246</text:p>
          </table:table-cell>
          <table:table-cell office:value-type="float" office:value="20648" table:formula="of:=MIN([.$E84];[.$I84];[.$M84];[.$Q84];[.$U84];[.$Y84];[.$AC84];[.$AG84];[.$AK84];[.$AO84];[.$AS84];[.$AW84];[.$BA84];[.$BE84];[.$BI84])" table:style-name="ce1">
            <text:p>20648</text:p>
          </table:table-cell>
          <table:table-cell office:value-type="float" office:value="112.44" table:formula="of:=MEDIAN([.$B84];[.$F84];[.$J84];[.$N84];[.$R84];[.$V84];[.$Z84];[.$AD84];[.$AH84];[.$AL84];[.$AP84];[.$AT84];[.$AX84];[.$BB84];[.$BF84])" table:style-name="ce1">
            <text:p>112,44</text:p>
          </table:table-cell>
          <table:table-cell office:value-type="float" office:value="86.51" table:formula="of:=MEDIAN([.$C84];[.$G84];[.$K84];[.$O84];[.$S84];[.$W84];[.$AA84];[.$AE84];[.$AI84];[.$AM84];[.$AQ84];[.$AU84];[.$AY84];[.$BC84];[.$BG84])" table:style-name="ce1">
            <text:p>86,51</text:p>
          </table:table-cell>
          <table:table-cell office:value-type="float" office:value="1281305" table:formula="of:=MEDIAN([.$D84];[.$H84];[.$L84];[.$P84];[.$T84];[.$X84];[.$AB84];[.$AF84];[.$AJ84];[.$AN84];[.$AR84];[.$AV84];[.$AZ84];[.$BD84];[.$BH84])" table:style-name="ce1">
            <text:p>1281305</text:p>
          </table:table-cell>
          <table:table-cell office:value-type="float" office:value="182809" table:formula="of:=MEDIAN([.$E84];[.$I84];[.$M84];[.$Q84];[.$U84];[.$Y84];[.$AC84];[.$AG84];[.$AK84];[.$AO84];[.$AS84];[.$AW84];[.$BA84];[.$BE84];[.$BI84])" table:style-name="ce1">
            <text:p>182809</text:p>
          </table:table-cell>
          <table:table-cell office:value-type="float" office:value="21600" table:formula="of:=MAX([.$B84];[.$F84];[.$J84];[.$N84];[.$R84];[.$V84];[.$Z84];[.$AD84];[.$AH84];[.$AL84];[.$AP84];[.$AT84];[.$AX84];[.$BB84];[.$BF84])" table:style-name="ce1">
            <text:p>21600</text:p>
          </table:table-cell>
          <table:table-cell office:value-type="float" office:value="21600" table:formula="of:=MAX([.$C84];[.$G84];[.$K84];[.$O84];[.$S84];[.$W84];[.$AA84];[.$AE84];[.$AI84];[.$AM84];[.$AQ84];[.$AU84];[.$AY84];[.$BC84];[.$BG84])" table:style-name="ce1">
            <text:p>21600</text:p>
          </table:table-cell>
          <table:table-cell office:value-type="float" office:value="261904162" table:formula="of:=MAX([.$D84];[.$H84];[.$L84];[.$P84];[.$T84];[.$X84];[.$AB84];[.$AF84];[.$AJ84];[.$AN84];[.$AR84];[.$AV84];[.$AZ84];[.$BD84];[.$BH84])" table:style-name="ce1">
            <text:p>261904162</text:p>
          </table:table-cell>
          <table:table-cell office:value-type="float" office:value="25432958" table:formula="of:=MAX([.$E84];[.$I84];[.$M84];[.$Q84];[.$U84];[.$Y84];[.$AC84];[.$AG84];[.$AK84];[.$AO84];[.$AS84];[.$AW84];[.$BA84];[.$BE84];[.$BI84])" table:style-name="ce1">
            <text:p>2543295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4_a35_c60.lp</text:p>
          </table:table-cell>
          <table:table-cell office:value-type="float" office:value="47.82" table:style-name="ce1">
            <text:p>47,82</text:p>
          </table:table-cell>
          <table:table-cell office:value-type="float" office:value="43.29" table:style-name="ce1">
            <text:p>43,29</text:p>
          </table:table-cell>
          <table:table-cell office:value-type="float" office:value="578435" table:style-name="ce1">
            <text:p>578435</text:p>
          </table:table-cell>
          <table:table-cell office:value-type="float" office:value="77763" table:style-name="ce1">
            <text:p>77763</text:p>
          </table:table-cell>
          <table:table-cell office:value-type="float" office:value="54.68" table:style-name="ce1">
            <text:p>54,68</text:p>
          </table:table-cell>
          <table:table-cell office:value-type="float" office:value="50.28" table:style-name="ce1">
            <text:p>50,28</text:p>
          </table:table-cell>
          <table:table-cell office:value-type="float" office:value="607521" table:style-name="ce1">
            <text:p>607521</text:p>
          </table:table-cell>
          <table:table-cell office:value-type="float" office:value="85929" table:style-name="ce1">
            <text:p>85929</text:p>
          </table:table-cell>
          <table:table-cell office:value-type="float" office:value="12.59" table:style-name="ce1">
            <text:p>12,59</text:p>
          </table:table-cell>
          <table:table-cell office:value-type="float" office:value="7.87" table:style-name="ce1">
            <text:p>7,87</text:p>
          </table:table-cell>
          <table:table-cell office:value-type="float" office:value="127419" table:style-name="ce1">
            <text:p>127419</text:p>
          </table:table-cell>
          <table:table-cell office:value-type="float" office:value="15832" table:style-name="ce1">
            <text:p>15832</text:p>
          </table:table-cell>
          <table:table-cell office:value-type="float" office:value="7.92" table:style-name="ce2">
            <text:p>7,92</text:p>
          </table:table-cell>
          <table:table-cell office:value-type="float" office:value="3.54" table:style-name="ce2">
            <text:p>3,54</text:p>
          </table:table-cell>
          <table:table-cell office:value-type="float" office:value="58165" table:style-name="ce2">
            <text:p>58165</text:p>
          </table:table-cell>
          <table:table-cell office:value-type="float" office:value="6157" table:style-name="ce2">
            <text:p>6157</text:p>
          </table:table-cell>
          <table:table-cell office:value-type="float" office:value="12.71" table:style-name="ce1">
            <text:p>12,71</text:p>
          </table:table-cell>
          <table:table-cell office:value-type="float" office:value="8.4" table:style-name="ce1">
            <text:p>8,4</text:p>
          </table:table-cell>
          <table:table-cell office:value-type="float" office:value="110598" table:style-name="ce1">
            <text:p>110598</text:p>
          </table:table-cell>
          <table:table-cell office:value-type="float" office:value="14935" table:style-name="ce1">
            <text:p>14935</text:p>
          </table:table-cell>
          <table:table-cell office:value-type="float" office:value="83.96" table:style-name="ce1">
            <text:p>83,96</text:p>
          </table:table-cell>
          <table:table-cell office:value-type="float" office:value="79.73" table:style-name="ce1">
            <text:p>79,73</text:p>
          </table:table-cell>
          <table:table-cell office:value-type="float" office:value="377294" table:style-name="ce1">
            <text:p>377294</text:p>
          </table:table-cell>
          <table:table-cell office:value-type="float" office:value="148067" table:style-name="ce1">
            <text:p>148067</text:p>
          </table:table-cell>
          <table:table-cell office:value-type="float" office:value="211.1" table:style-name="ce1">
            <text:p>211,1</text:p>
          </table:table-cell>
          <table:table-cell office:value-type="float" office:value="207.28" table:style-name="ce1">
            <text:p>207,28</text:p>
          </table:table-cell>
          <table:table-cell office:value-type="float" office:value="490342" table:style-name="ce1">
            <text:p>490342</text:p>
          </table:table-cell>
          <table:table-cell office:value-type="float" office:value="369566" table:style-name="ce1">
            <text:p>369566</text:p>
          </table:table-cell>
          <table:table-cell office:value-type="float" office:value="390.93" table:style-name="ce1">
            <text:p>390,93</text:p>
          </table:table-cell>
          <table:table-cell office:value-type="float" office:value="386.21" table:style-name="ce1">
            <text:p>386,21</text:p>
          </table:table-cell>
          <table:table-cell office:value-type="float" office:value="702600" table:style-name="ce1">
            <text:p>702600</text:p>
          </table:table-cell>
          <table:table-cell office:value-type="float" office:value="544038" table:style-name="ce1">
            <text:p>544038</text:p>
          </table:table-cell>
          <table:table-cell office:value-type="float" office:value="19.79" table:style-name="ce1">
            <text:p>19,79</text:p>
          </table:table-cell>
          <table:table-cell office:value-type="float" office:value="15.26" table:style-name="ce1">
            <text:p>15,26</text:p>
          </table:table-cell>
          <table:table-cell office:value-type="float" office:value="186521" table:style-name="ce1">
            <text:p>186521</text:p>
          </table:table-cell>
          <table:table-cell office:value-type="float" office:value="26125" table:style-name="ce1">
            <text:p>26125</text:p>
          </table:table-cell>
          <table:table-cell office:value-type="float" office:value="339.48" table:style-name="ce1">
            <text:p>339,48</text:p>
          </table:table-cell>
          <table:table-cell office:value-type="float" office:value="335.24" table:style-name="ce1">
            <text:p>335,24</text:p>
          </table:table-cell>
          <table:table-cell office:value-type="float" office:value="1972537" table:style-name="ce1">
            <text:p>1972537</text:p>
          </table:table-cell>
          <table:table-cell office:value-type="float" office:value="496699" table:style-name="ce1">
            <text:p>496699</text:p>
          </table:table-cell>
          <table:table-cell office:value-type="float" office:value="20.78" table:style-name="ce1">
            <text:p>20,78</text:p>
          </table:table-cell>
          <table:table-cell office:value-type="float" office:value="16.59" table:style-name="ce1">
            <text:p>16,59</text:p>
          </table:table-cell>
          <table:table-cell office:value-type="float" office:value="176301" table:style-name="ce1">
            <text:p>176301</text:p>
          </table:table-cell>
          <table:table-cell office:value-type="float" office:value="34415" table:style-name="ce1">
            <text:p>34415</text:p>
          </table:table-cell>
          <table:table-cell office:value-type="float" office:value="20208.13" table:style-name="ce3">
            <text:p>20208,13</text:p>
          </table:table-cell>
          <table:table-cell office:value-type="float" office:value="20203.439999999999" table:style-name="ce3">
            <text:p>20203,44</text:p>
          </table:table-cell>
          <table:table-cell office:value-type="float" office:value="58022736" table:style-name="ce1">
            <text:p>58022736</text:p>
          </table:table-cell>
          <table:table-cell office:value-type="float" office:value="22256108" table:style-name="ce3">
            <text:p>22256108</text:p>
          </table:table-cell>
          <table:table-cell office:value-type="float" office:value="39.01" table:style-name="ce1">
            <text:p>39,01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231661" table:style-name="ce1">
            <text:p>231661</text:p>
          </table:table-cell>
          <table:table-cell office:value-type="float" office:value="21034" table:style-name="ce1">
            <text:p>21034</text:p>
          </table:table-cell>
          <table:table-cell office:value-type="float" office:value="921.93" table:style-name="ce1">
            <text:p>921,93</text:p>
          </table:table-cell>
          <table:table-cell office:value-type="float" office:value="900.86" table:style-name="ce1">
            <text:p>900,86</text:p>
          </table:table-cell>
          <table:table-cell office:value-type="float" office:value="122933188" table:style-name="ce3">
            <text:p>122933188</text:p>
          </table:table-cell>
          <table:table-cell office:value-type="float" office:value="386269" table:style-name="ce1">
            <text:p>386269</text:p>
          </table:table-cell>
          <table:table-cell office:value-type="float" office:value="55.14" table:style-name="ce1">
            <text:p>55,14</text:p>
          </table:table-cell>
          <table:table-cell office:value-type="float" office:value="50.81" table:style-name="ce1">
            <text:p>50,81</text:p>
          </table:table-cell>
          <table:table-cell office:value-type="float" office:value="612749" table:style-name="ce1">
            <text:p>612749</text:p>
          </table:table-cell>
          <table:table-cell office:value-type="float" office:value="88953" table:style-name="ce1">
            <text:p>88953</text:p>
          </table:table-cell>
          <table:table-cell office:value-type="float" office:value="7.92" table:formula="of:=MIN([.$B85];[.$F85];[.$J85];[.$N85];[.$R85];[.$V85];[.$Z85];[.$AD85];[.$AH85];[.$AL85];[.$AP85];[.$AT85];[.$AX85];[.$BB85];[.$BF85])" table:style-name="ce1">
            <text:p>7,92</text:p>
          </table:table-cell>
          <table:table-cell office:value-type="float" office:value="3.54" table:formula="of:=MIN([.$C85];[.$G85];[.$K85];[.$O85];[.$S85];[.$W85];[.$AA85];[.$AE85];[.$AI85];[.$AM85];[.$AQ85];[.$AU85];[.$AY85];[.$BC85];[.$BG85])" table:style-name="ce1">
            <text:p>3,54</text:p>
          </table:table-cell>
          <table:table-cell office:value-type="float" office:value="58165" table:formula="of:=MIN([.$D85];[.$H85];[.$L85];[.$P85];[.$T85];[.$X85];[.$AB85];[.$AF85];[.$AJ85];[.$AN85];[.$AR85];[.$AV85];[.$AZ85];[.$BD85];[.$BH85])" table:style-name="ce1">
            <text:p>58165</text:p>
          </table:table-cell>
          <table:table-cell office:value-type="float" office:value="6157" table:formula="of:=MIN([.$E85];[.$I85];[.$M85];[.$Q85];[.$U85];[.$Y85];[.$AC85];[.$AG85];[.$AK85];[.$AO85];[.$AS85];[.$AW85];[.$BA85];[.$BE85];[.$BI85])" table:style-name="ce1">
            <text:p>6157</text:p>
          </table:table-cell>
          <table:table-cell office:value-type="float" office:value="54.68" table:formula="of:=MEDIAN([.$B85];[.$F85];[.$J85];[.$N85];[.$R85];[.$V85];[.$Z85];[.$AD85];[.$AH85];[.$AL85];[.$AP85];[.$AT85];[.$AX85];[.$BB85];[.$BF85])" table:style-name="ce1">
            <text:p>54,68</text:p>
          </table:table-cell>
          <table:table-cell office:value-type="float" office:value="50.28" table:formula="of:=MEDIAN([.$C85];[.$G85];[.$K85];[.$O85];[.$S85];[.$W85];[.$AA85];[.$AE85];[.$AI85];[.$AM85];[.$AQ85];[.$AU85];[.$AY85];[.$BC85];[.$BG85])" table:style-name="ce1">
            <text:p>50,28</text:p>
          </table:table-cell>
          <table:table-cell office:value-type="float" office:value="490342" table:formula="of:=MEDIAN([.$D85];[.$H85];[.$L85];[.$P85];[.$T85];[.$X85];[.$AB85];[.$AF85];[.$AJ85];[.$AN85];[.$AR85];[.$AV85];[.$AZ85];[.$BD85];[.$BH85])" table:style-name="ce1">
            <text:p>490342</text:p>
          </table:table-cell>
          <table:table-cell office:value-type="float" office:value="85929" table:formula="of:=MEDIAN([.$E85];[.$I85];[.$M85];[.$Q85];[.$U85];[.$Y85];[.$AC85];[.$AG85];[.$AK85];[.$AO85];[.$AS85];[.$AW85];[.$BA85];[.$BE85];[.$BI85])" table:style-name="ce1">
            <text:p>85929</text:p>
          </table:table-cell>
          <table:table-cell office:value-type="float" office:value="20208.13" table:formula="of:=MAX([.$B85];[.$F85];[.$J85];[.$N85];[.$R85];[.$V85];[.$Z85];[.$AD85];[.$AH85];[.$AL85];[.$AP85];[.$AT85];[.$AX85];[.$BB85];[.$BF85])" table:style-name="ce1">
            <text:p>20208,13</text:p>
          </table:table-cell>
          <table:table-cell office:value-type="float" office:value="20203.439999999999" table:formula="of:=MAX([.$C85];[.$G85];[.$K85];[.$O85];[.$S85];[.$W85];[.$AA85];[.$AE85];[.$AI85];[.$AM85];[.$AQ85];[.$AU85];[.$AY85];[.$BC85];[.$BG85])" table:style-name="ce1">
            <text:p>20203,44</text:p>
          </table:table-cell>
          <table:table-cell office:value-type="float" office:value="122933188" table:formula="of:=MAX([.$D85];[.$H85];[.$L85];[.$P85];[.$T85];[.$X85];[.$AB85];[.$AF85];[.$AJ85];[.$AN85];[.$AR85];[.$AV85];[.$AZ85];[.$BD85];[.$BH85])" table:style-name="ce1">
            <text:p>122933188</text:p>
          </table:table-cell>
          <table:table-cell office:value-type="float" office:value="22256108" table:formula="of:=MAX([.$E85];[.$I85];[.$M85];[.$Q85];[.$U85];[.$Y85];[.$AC85];[.$AG85];[.$AK85];[.$AO85];[.$AS85];[.$AW85];[.$BA85];[.$BE85];[.$BI85])" table:style-name="ce1">
            <text:p>2225610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15_c60.lp</text:p>
          </table:table-cell>
          <table:table-cell office:value-type="float" office:value="11.05" table:style-name="ce1">
            <text:p>11,05</text:p>
          </table:table-cell>
          <table:table-cell office:value-type="float" office:value="7.3" table:style-name="ce1">
            <text:p>7,3</text:p>
          </table:table-cell>
          <table:table-cell office:value-type="float" office:value="35899" table:style-name="ce1">
            <text:p>35899</text:p>
          </table:table-cell>
          <table:table-cell office:value-type="float" office:value="10760" table:style-name="ce1">
            <text:p>10760</text:p>
          </table:table-cell>
          <table:table-cell office:value-type="float" office:value="38.65" table:style-name="ce1">
            <text:p>38,65</text:p>
          </table:table-cell>
          <table:table-cell office:value-type="float" office:value="34.97" table:style-name="ce1">
            <text:p>34,97</text:p>
          </table:table-cell>
          <table:table-cell office:value-type="float" office:value="69599" table:style-name="ce1">
            <text:p>69599</text:p>
          </table:table-cell>
          <table:table-cell office:value-type="float" office:value="55216" table:style-name="ce1">
            <text:p>55216</text:p>
          </table:table-cell>
          <table:table-cell office:value-type="float" office:value="23.06" table:style-name="ce1">
            <text:p>23,06</text:p>
          </table:table-cell>
          <table:table-cell office:value-type="float" office:value="19.52" table:style-name="ce1">
            <text:p>19,52</text:p>
          </table:table-cell>
          <table:table-cell office:value-type="float" office:value="246259" table:style-name="ce1">
            <text:p>246259</text:p>
          </table:table-cell>
          <table:table-cell office:value-type="float" office:value="35670" table:style-name="ce1">
            <text:p>35670</text:p>
          </table:table-cell>
          <table:table-cell office:value-type="float" office:value="47.06" table:style-name="ce1">
            <text:p>47,06</text:p>
          </table:table-cell>
          <table:table-cell office:value-type="float" office:value="43.21" table:style-name="ce1">
            <text:p>43,21</text:p>
          </table:table-cell>
          <table:table-cell office:value-type="float" office:value="83286" table:style-name="ce1">
            <text:p>83286</text:p>
          </table:table-cell>
          <table:table-cell office:value-type="float" office:value="66572" table:style-name="ce1">
            <text:p>66572</text:p>
          </table:table-cell>
          <table:table-cell office:value-type="float" office:value="74.17" table:style-name="ce1">
            <text:p>74,17</text:p>
          </table:table-cell>
          <table:table-cell office:value-type="float" office:value="70.760000000000005" table:style-name="ce1">
            <text:p>70,76</text:p>
          </table:table-cell>
          <table:table-cell office:value-type="float" office:value="189713" table:style-name="ce1">
            <text:p>189713</text:p>
          </table:table-cell>
          <table:table-cell office:value-type="float" office:value="102973" table:style-name="ce1">
            <text:p>102973</text:p>
          </table:table-cell>
          <table:table-cell office:value-type="float" office:value="53.61" table:style-name="ce1">
            <text:p>53,61</text:p>
          </table:table-cell>
          <table:table-cell office:value-type="float" office:value="49.92" table:style-name="ce1">
            <text:p>49,92</text:p>
          </table:table-cell>
          <table:table-cell office:value-type="float" office:value="347842" table:style-name="ce1">
            <text:p>347842</text:p>
          </table:table-cell>
          <table:table-cell office:value-type="float" office:value="69657" table:style-name="ce1">
            <text:p>69657</text:p>
          </table:table-cell>
          <table:table-cell office:value-type="float" office:value="52.67" table:style-name="ce1">
            <text:p>52,67</text:p>
          </table:table-cell>
          <table:table-cell office:value-type="float" office:value="48.77" table:style-name="ce1">
            <text:p>48,77</text:p>
          </table:table-cell>
          <table:table-cell office:value-type="float" office:value="89525" table:style-name="ce1">
            <text:p>89525</text:p>
          </table:table-cell>
          <table:table-cell office:value-type="float" office:value="73070" table:style-name="ce1">
            <text:p>73070</text:p>
          </table:table-cell>
          <table:table-cell office:value-type="float" office:value="43.26" table:style-name="ce1">
            <text:p>43,26</text:p>
          </table:table-cell>
          <table:table-cell office:value-type="float" office:value="39.58" table:style-name="ce1">
            <text:p>39,58</text:p>
          </table:table-cell>
          <table:table-cell office:value-type="float" office:value="69042" table:style-name="ce1">
            <text:p>69042</text:p>
          </table:table-cell>
          <table:table-cell office:value-type="float" office:value="54362" table:style-name="ce1">
            <text:p>54362</text:p>
          </table:table-cell>
          <table:table-cell office:value-type="float" office:value="20.96" table:style-name="ce1">
            <text:p>20,96</text:p>
          </table:table-cell>
          <table:table-cell office:value-type="float" office:value="17.05" table:style-name="ce1">
            <text:p>17,05</text:p>
          </table:table-cell>
          <table:table-cell office:value-type="float" office:value="37971" table:style-name="ce1">
            <text:p>37971</text:p>
          </table:table-cell>
          <table:table-cell office:value-type="float" office:value="28479" table:style-name="ce1">
            <text:p>28479</text:p>
          </table:table-cell>
          <table:table-cell office:value-type="float" office:value="25.83" table:style-name="ce1">
            <text:p>25,83</text:p>
          </table:table-cell>
          <table:table-cell office:value-type="float" office:value="21.95" table:style-name="ce1">
            <text:p>21,95</text:p>
          </table:table-cell>
          <table:table-cell office:value-type="float" office:value="137191" table:style-name="ce1">
            <text:p>137191</text:p>
          </table:table-cell>
          <table:table-cell office:value-type="float" office:value="31391" table:style-name="ce1">
            <text:p>31391</text:p>
          </table:table-cell>
          <table:table-cell office:value-type="float" office:value="5.74" table:style-name="ce2">
            <text:p>5,74</text:p>
          </table:table-cell>
          <table:table-cell office:value-type="float" office:value="1.76" table:style-name="ce2">
            <text:p>1,76</text:p>
          </table:table-cell>
          <table:table-cell office:value-type="float" office:value="12818" table:style-name="ce2">
            <text:p>12818</text:p>
          </table:table-cell>
          <table:table-cell office:value-type="float" office:value="2909" table:style-name="ce2">
            <text:p>2909</text:p>
          </table:table-cell>
          <table:table-cell office:value-type="float" office:value="319.79000000000002" table:style-name="ce3">
            <text:p>319,79</text:p>
          </table:table-cell>
          <table:table-cell office:value-type="float" office:value="316.05" table:style-name="ce3">
            <text:p>316,05</text:p>
          </table:table-cell>
          <table:table-cell office:value-type="float" office:value="1159785" table:style-name="ce1">
            <text:p>1159785</text:p>
          </table:table-cell>
          <table:table-cell office:value-type="float" office:value="560323" table:style-name="ce3">
            <text:p>560323</text:p>
          </table:table-cell>
          <table:table-cell office:value-type="float" office:value="26.58" table:style-name="ce1">
            <text:p>26,58</text:p>
          </table:table-cell>
          <table:table-cell office:value-type="float" office:value="9.01" table:style-name="ce1">
            <text:p>9,01</text:p>
          </table:table-cell>
          <table:table-cell office:value-type="float" office:value="55570" table:style-name="ce1">
            <text:p>55570</text:p>
          </table:table-cell>
          <table:table-cell office:value-type="float" office:value="8659" table:style-name="ce1">
            <text:p>8659</text:p>
          </table:table-cell>
          <table:table-cell office:value-type="float" office:value="103.09" table:style-name="ce1">
            <text:p>103,09</text:p>
          </table:table-cell>
          <table:table-cell office:value-type="float" office:value="85.24" table:style-name="ce1">
            <text:p>85,24</text:p>
          </table:table-cell>
          <table:table-cell office:value-type="float" office:value="1395335" table:style-name="ce3">
            <text:p>1395335</text:p>
          </table:table-cell>
          <table:table-cell office:value-type="float" office:value="93205" table:style-name="ce1">
            <text:p>93205</text:p>
          </table:table-cell>
          <table:table-cell office:value-type="float" office:value="33.15" table:style-name="ce1">
            <text:p>33,15</text:p>
          </table:table-cell>
          <table:table-cell office:value-type="float" office:value="29.64" table:style-name="ce1">
            <text:p>29,64</text:p>
          </table:table-cell>
          <table:table-cell office:value-type="float" office:value="264888" table:style-name="ce1">
            <text:p>264888</text:p>
          </table:table-cell>
          <table:table-cell office:value-type="float" office:value="46494" table:style-name="ce1">
            <text:p>46494</text:p>
          </table:table-cell>
          <table:table-cell office:value-type="float" office:value="5.74" table:formula="of:=MIN([.$B86];[.$F86];[.$J86];[.$N86];[.$R86];[.$V86];[.$Z86];[.$AD86];[.$AH86];[.$AL86];[.$AP86];[.$AT86];[.$AX86];[.$BB86];[.$BF86])" table:style-name="ce1">
            <text:p>5,74</text:p>
          </table:table-cell>
          <table:table-cell office:value-type="float" office:value="1.76" table:formula="of:=MIN([.$C86];[.$G86];[.$K86];[.$O86];[.$S86];[.$W86];[.$AA86];[.$AE86];[.$AI86];[.$AM86];[.$AQ86];[.$AU86];[.$AY86];[.$BC86];[.$BG86])" table:style-name="ce1">
            <text:p>1,76</text:p>
          </table:table-cell>
          <table:table-cell office:value-type="float" office:value="12818" table:formula="of:=MIN([.$D86];[.$H86];[.$L86];[.$P86];[.$T86];[.$X86];[.$AB86];[.$AF86];[.$AJ86];[.$AN86];[.$AR86];[.$AV86];[.$AZ86];[.$BD86];[.$BH86])" table:style-name="ce1">
            <text:p>12818</text:p>
          </table:table-cell>
          <table:table-cell office:value-type="float" office:value="2909" table:formula="of:=MIN([.$E86];[.$I86];[.$M86];[.$Q86];[.$U86];[.$Y86];[.$AC86];[.$AG86];[.$AK86];[.$AO86];[.$AS86];[.$AW86];[.$BA86];[.$BE86];[.$BI86])" table:style-name="ce1">
            <text:p>2909</text:p>
          </table:table-cell>
          <table:table-cell office:value-type="float" office:value="38.65" table:formula="of:=MEDIAN([.$B86];[.$F86];[.$J86];[.$N86];[.$R86];[.$V86];[.$Z86];[.$AD86];[.$AH86];[.$AL86];[.$AP86];[.$AT86];[.$AX86];[.$BB86];[.$BF86])" table:style-name="ce1">
            <text:p>38,65</text:p>
          </table:table-cell>
          <table:table-cell office:value-type="float" office:value="34.97" table:formula="of:=MEDIAN([.$C86];[.$G86];[.$K86];[.$O86];[.$S86];[.$W86];[.$AA86];[.$AE86];[.$AI86];[.$AM86];[.$AQ86];[.$AU86];[.$AY86];[.$BC86];[.$BG86])" table:style-name="ce1">
            <text:p>34,97</text:p>
          </table:table-cell>
          <table:table-cell office:value-type="float" office:value="89525" table:formula="of:=MEDIAN([.$D86];[.$H86];[.$L86];[.$P86];[.$T86];[.$X86];[.$AB86];[.$AF86];[.$AJ86];[.$AN86];[.$AR86];[.$AV86];[.$AZ86];[.$BD86];[.$BH86])" table:style-name="ce1">
            <text:p>89525</text:p>
          </table:table-cell>
          <table:table-cell office:value-type="float" office:value="54362" table:formula="of:=MEDIAN([.$E86];[.$I86];[.$M86];[.$Q86];[.$U86];[.$Y86];[.$AC86];[.$AG86];[.$AK86];[.$AO86];[.$AS86];[.$AW86];[.$BA86];[.$BE86];[.$BI86])" table:style-name="ce1">
            <text:p>54362</text:p>
          </table:table-cell>
          <table:table-cell office:value-type="float" office:value="319.79000000000002" table:formula="of:=MAX([.$B86];[.$F86];[.$J86];[.$N86];[.$R86];[.$V86];[.$Z86];[.$AD86];[.$AH86];[.$AL86];[.$AP86];[.$AT86];[.$AX86];[.$BB86];[.$BF86])" table:style-name="ce1">
            <text:p>319,79</text:p>
          </table:table-cell>
          <table:table-cell office:value-type="float" office:value="316.05" table:formula="of:=MAX([.$C86];[.$G86];[.$K86];[.$O86];[.$S86];[.$W86];[.$AA86];[.$AE86];[.$AI86];[.$AM86];[.$AQ86];[.$AU86];[.$AY86];[.$BC86];[.$BG86])" table:style-name="ce1">
            <text:p>316,05</text:p>
          </table:table-cell>
          <table:table-cell office:value-type="float" office:value="1395335" table:formula="of:=MAX([.$D86];[.$H86];[.$L86];[.$P86];[.$T86];[.$X86];[.$AB86];[.$AF86];[.$AJ86];[.$AN86];[.$AR86];[.$AV86];[.$AZ86];[.$BD86];[.$BH86])" table:style-name="ce1">
            <text:p>1395335</text:p>
          </table:table-cell>
          <table:table-cell office:value-type="float" office:value="560323" table:formula="of:=MAX([.$E86];[.$I86];[.$M86];[.$Q86];[.$U86];[.$Y86];[.$AC86];[.$AG86];[.$AK86];[.$AO86];[.$AS86];[.$AW86];[.$BA86];[.$BE86];[.$BI86])" table:style-name="ce1">
            <text:p>56032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20_c50.lp</text:p>
          </table:table-cell>
          <table:table-cell office:value-type="float" office:value="12.61" table:style-name="ce1">
            <text:p>12,61</text:p>
          </table:table-cell>
          <table:table-cell office:value-type="float" office:value="7.44" table:style-name="ce1">
            <text:p>7,44</text:p>
          </table:table-cell>
          <table:table-cell office:value-type="float" office:value="29500" table:style-name="ce1">
            <text:p>29500</text:p>
          </table:table-cell>
          <table:table-cell office:value-type="float" office:value="9577" table:style-name="ce1">
            <text:p>9577</text:p>
          </table:table-cell>
          <table:table-cell office:value-type="float" office:value="15.03" table:style-name="ce1">
            <text:p>15,03</text:p>
          </table:table-cell>
          <table:table-cell office:value-type="float" office:value="10.07" table:style-name="ce1">
            <text:p>10,07</text:p>
          </table:table-cell>
          <table:table-cell office:value-type="float" office:value="19421" table:style-name="ce1">
            <text:p>19421</text:p>
          </table:table-cell>
          <table:table-cell office:value-type="float" office:value="14648" table:style-name="ce1">
            <text:p>14648</text:p>
          </table:table-cell>
          <table:table-cell office:value-type="float" office:value="12.55" table:style-name="ce1">
            <text:p>12,55</text:p>
          </table:table-cell>
          <table:table-cell office:value-type="float" office:value="7.51" table:style-name="ce1">
            <text:p>7,51</text:p>
          </table:table-cell>
          <table:table-cell office:value-type="float" office:value="29239" table:style-name="ce1">
            <text:p>29239</text:p>
          </table:table-cell>
          <table:table-cell office:value-type="float" office:value="10847" table:style-name="ce1">
            <text:p>10847</text:p>
          </table:table-cell>
          <table:table-cell office:value-type="float" office:value="9.84" table:style-name="ce1">
            <text:p>9,84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9252" table:style-name="ce1">
            <text:p>9252</text:p>
          </table:table-cell>
          <table:table-cell office:value-type="float" office:value="6167" table:style-name="ce1">
            <text:p>6167</text:p>
          </table:table-cell>
          <table:table-cell office:value-type="float" office:value="11.33" table:style-name="ce1">
            <text:p>11,33</text:p>
          </table:table-cell>
          <table:table-cell office:value-type="float" office:value="6.57" table:style-name="ce1">
            <text:p>6,57</text:p>
          </table:table-cell>
          <table:table-cell office:value-type="float" office:value="16450" table:style-name="ce1">
            <text:p>16450</text:p>
          </table:table-cell>
          <table:table-cell office:value-type="float" office:value="8027" table:style-name="ce1">
            <text:p>8027</text:p>
          </table:table-cell>
          <table:table-cell office:value-type="float" office:value="7.08" table:style-name="ce2">
            <text:p>7,08</text:p>
          </table:table-cell>
          <table:table-cell office:value-type="float" office:value="1.92" table:style-name="ce2">
            <text:p>1,92</text:p>
          </table:table-cell>
          <table:table-cell office:value-type="float" office:value="7180" table:style-name="ce2">
            <text:p>7180</text:p>
          </table:table-cell>
          <table:table-cell office:value-type="float" office:value="2917" table:style-name="ce2">
            <text:p>2917</text:p>
          </table:table-cell>
          <table:table-cell office:value-type="float" office:value="17.77" table:style-name="ce1">
            <text:p>17,77</text:p>
          </table:table-cell>
          <table:table-cell office:value-type="float" office:value="12.25" table:style-name="ce1">
            <text:p>12,25</text:p>
          </table:table-cell>
          <table:table-cell office:value-type="float" office:value="18717" table:style-name="ce1">
            <text:p>18717</text:p>
          </table:table-cell>
          <table:table-cell office:value-type="float" office:value="16065" table:style-name="ce1">
            <text:p>16065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4.68" table:style-name="ce1">
            <text:p>4,68</text:p>
          </table:table-cell>
          <table:table-cell office:value-type="float" office:value="7226" table:style-name="ce1">
            <text:p>7226</text:p>
          </table:table-cell>
          <table:table-cell office:value-type="float" office:value="5695" table:style-name="ce1">
            <text:p>5695</text:p>
          </table:table-cell>
          <table:table-cell office:value-type="float" office:value="17.75" table:style-name="ce1">
            <text:p>17,75</text:p>
          </table:table-cell>
          <table:table-cell office:value-type="float" office:value="12.61" table:style-name="ce1">
            <text:p>12,61</text:p>
          </table:table-cell>
          <table:table-cell office:value-type="float" office:value="22049" table:style-name="ce1">
            <text:p>22049</text:p>
          </table:table-cell>
          <table:table-cell office:value-type="float" office:value="17318" table:style-name="ce1">
            <text:p>17318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11653" table:style-name="ce1">
            <text:p>11653</text:p>
          </table:table-cell>
          <table:table-cell office:value-type="float" office:value="5476" table:style-name="ce1">
            <text:p>5476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4.91" table:style-name="ce1">
            <text:p>4,91</text:p>
          </table:table-cell>
          <table:table-cell office:value-type="float" office:value="11102" table:style-name="ce1">
            <text:p>11102</text:p>
          </table:table-cell>
          <table:table-cell office:value-type="float" office:value="5820" table:style-name="ce1">
            <text:p>5820</text:p>
          </table:table-cell>
          <table:table-cell office:value-type="float" office:value="29.12" table:style-name="ce1">
            <text:p>29,12</text:p>
          </table:table-cell>
          <table:table-cell office:value-type="float" office:value="23.75" table:style-name="ce3">
            <text:p>23,75</text:p>
          </table:table-cell>
          <table:table-cell office:value-type="float" office:value="168417" table:style-name="ce3">
            <text:p>168417</text:p>
          </table:table-cell>
          <table:table-cell office:value-type="float" office:value="17946" table:style-name="ce1">
            <text:p>17946</text:p>
          </table:table-cell>
          <table:table-cell office:value-type="float" office:value="38.4" table:style-name="ce3">
            <text:p>38,4</text:p>
          </table:table-cell>
          <table:table-cell office:value-type="float" office:value="20.83" table:style-name="ce1">
            <text:p>20,83</text:p>
          </table:table-cell>
          <table:table-cell office:value-type="float" office:value="109277" table:style-name="ce1">
            <text:p>109277</text:p>
          </table:table-cell>
          <table:table-cell office:value-type="float" office:value="20322" table:style-name="ce3">
            <text:p>20322</text:p>
          </table:table-cell>
          <table:table-cell office:value-type="float" office:value="30.13" table:style-name="ce1">
            <text:p>30,13</text:p>
          </table:table-cell>
          <table:table-cell office:value-type="float" office:value="8.74" table:style-name="ce1">
            <text:p>8,74</text:p>
          </table:table-cell>
          <table:table-cell office:value-type="float" office:value="157740" table:style-name="ce1">
            <text:p>157740</text:p>
          </table:table-cell>
          <table:table-cell office:value-type="float" office:value="9738" table:style-name="ce1">
            <text:p>9738</text:p>
          </table:table-cell>
          <table:table-cell office:value-type="float" office:value="14.16" table:style-name="ce1">
            <text:p>14,16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21583" table:style-name="ce1">
            <text:p>21583</text:p>
          </table:table-cell>
          <table:table-cell office:value-type="float" office:value="12703" table:style-name="ce1">
            <text:p>12703</text:p>
          </table:table-cell>
          <table:table-cell office:value-type="float" office:value="7.08" table:formula="of:=MIN([.$B87];[.$F87];[.$J87];[.$N87];[.$R87];[.$V87];[.$Z87];[.$AD87];[.$AH87];[.$AL87];[.$AP87];[.$AT87];[.$AX87];[.$BB87];[.$BF87])" table:style-name="ce1">
            <text:p>7,08</text:p>
          </table:table-cell>
          <table:table-cell office:value-type="float" office:value="1.92" table:formula="of:=MIN([.$C87];[.$G87];[.$K87];[.$O87];[.$S87];[.$W87];[.$AA87];[.$AE87];[.$AI87];[.$AM87];[.$AQ87];[.$AU87];[.$AY87];[.$BC87];[.$BG87])" table:style-name="ce1">
            <text:p>1,92</text:p>
          </table:table-cell>
          <table:table-cell office:value-type="float" office:value="7180" table:formula="of:=MIN([.$D87];[.$H87];[.$L87];[.$P87];[.$T87];[.$X87];[.$AB87];[.$AF87];[.$AJ87];[.$AN87];[.$AR87];[.$AV87];[.$AZ87];[.$BD87];[.$BH87])" table:style-name="ce1">
            <text:p>7180</text:p>
          </table:table-cell>
          <table:table-cell office:value-type="float" office:value="2917" table:formula="of:=MIN([.$E87];[.$I87];[.$M87];[.$Q87];[.$U87];[.$Y87];[.$AC87];[.$AG87];[.$AK87];[.$AO87];[.$AS87];[.$AW87];[.$BA87];[.$BE87];[.$BI87])" table:style-name="ce1">
            <text:p>2917</text:p>
          </table:table-cell>
          <table:table-cell office:value-type="float" office:value="12.61" table:formula="of:=MEDIAN([.$B87];[.$F87];[.$J87];[.$N87];[.$R87];[.$V87];[.$Z87];[.$AD87];[.$AH87];[.$AL87];[.$AP87];[.$AT87];[.$AX87];[.$BB87];[.$BF87])" table:style-name="ce1">
            <text:p>12,61</text:p>
          </table:table-cell>
          <table:table-cell office:value-type="float" office:value="7.51" table:formula="of:=MEDIAN([.$C87];[.$G87];[.$K87];[.$O87];[.$S87];[.$W87];[.$AA87];[.$AE87];[.$AI87];[.$AM87];[.$AQ87];[.$AU87];[.$AY87];[.$BC87];[.$BG87])" table:style-name="ce1">
            <text:p>7,51</text:p>
          </table:table-cell>
          <table:table-cell office:value-type="float" office:value="19421" table:formula="of:=MEDIAN([.$D87];[.$H87];[.$L87];[.$P87];[.$T87];[.$X87];[.$AB87];[.$AF87];[.$AJ87];[.$AN87];[.$AR87];[.$AV87];[.$AZ87];[.$BD87];[.$BH87])" table:style-name="ce1">
            <text:p>19421</text:p>
          </table:table-cell>
          <table:table-cell office:value-type="float" office:value="9738" table:formula="of:=MEDIAN([.$E87];[.$I87];[.$M87];[.$Q87];[.$U87];[.$Y87];[.$AC87];[.$AG87];[.$AK87];[.$AO87];[.$AS87];[.$AW87];[.$BA87];[.$BE87];[.$BI87])" table:style-name="ce1">
            <text:p>9738</text:p>
          </table:table-cell>
          <table:table-cell office:value-type="float" office:value="38.4" table:formula="of:=MAX([.$B87];[.$F87];[.$J87];[.$N87];[.$R87];[.$V87];[.$Z87];[.$AD87];[.$AH87];[.$AL87];[.$AP87];[.$AT87];[.$AX87];[.$BB87];[.$BF87])" table:style-name="ce1">
            <text:p>38,4</text:p>
          </table:table-cell>
          <table:table-cell office:value-type="float" office:value="23.75" table:formula="of:=MAX([.$C87];[.$G87];[.$K87];[.$O87];[.$S87];[.$W87];[.$AA87];[.$AE87];[.$AI87];[.$AM87];[.$AQ87];[.$AU87];[.$AY87];[.$BC87];[.$BG87])" table:style-name="ce1">
            <text:p>23,75</text:p>
          </table:table-cell>
          <table:table-cell office:value-type="float" office:value="168417" table:formula="of:=MAX([.$D87];[.$H87];[.$L87];[.$P87];[.$T87];[.$X87];[.$AB87];[.$AF87];[.$AJ87];[.$AN87];[.$AR87];[.$AV87];[.$AZ87];[.$BD87];[.$BH87])" table:style-name="ce1">
            <text:p>168417</text:p>
          </table:table-cell>
          <table:table-cell office:value-type="float" office:value="20322" table:formula="of:=MAX([.$E87];[.$I87];[.$M87];[.$Q87];[.$U87];[.$Y87];[.$AC87];[.$AG87];[.$AK87];[.$AO87];[.$AS87];[.$AW87];[.$BA87];[.$BE87];[.$BI87])" table:style-name="ce1">
            <text:p>2032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20_c60.lp</text:p>
          </table:table-cell>
          <table:table-cell office:value-type="float" office:value="21.18" table:style-name="ce1">
            <text:p>21,18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56033" table:style-name="ce1">
            <text:p>56033</text:p>
          </table:table-cell>
          <table:table-cell office:value-type="float" office:value="19426" table:style-name="ce1">
            <text:p>19426</text:p>
          </table:table-cell>
          <table:table-cell office:value-type="float" office:value="22.07" table:style-name="ce1">
            <text:p>22,07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67541" table:style-name="ce1">
            <text:p>67541</text:p>
          </table:table-cell>
          <table:table-cell office:value-type="float" office:value="25825" table:style-name="ce1">
            <text:p>25825</text:p>
          </table:table-cell>
          <table:table-cell office:value-type="float" office:value="17.09" table:style-name="ce1">
            <text:p>17,09</text:p>
          </table:table-cell>
          <table:table-cell office:value-type="float" office:value="12.59" table:style-name="ce1">
            <text:p>12,59</text:p>
          </table:table-cell>
          <table:table-cell office:value-type="float" office:value="191127" table:style-name="ce1">
            <text:p>191127</text:p>
          </table:table-cell>
          <table:table-cell office:value-type="float" office:value="21566" table:style-name="ce1">
            <text:p>21566</text:p>
          </table:table-cell>
          <table:table-cell office:value-type="float" office:value="8.23" table:style-name="ce2">
            <text:p>8,23</text:p>
          </table:table-cell>
          <table:table-cell office:value-type="float" office:value="3.47" table:style-name="ce2">
            <text:p>3,47</text:p>
          </table:table-cell>
          <table:table-cell office:value-type="float" office:value="8685" table:style-name="ce2">
            <text:p>8685</text:p>
          </table:table-cell>
          <table:table-cell office:value-type="float" office:value="4971" table:style-name="ce2">
            <text:p>4971</text:p>
          </table:table-cell>
          <table:table-cell office:value-type="float" office:value="11.63" table:style-name="ce1">
            <text:p>11,63</text:p>
          </table:table-cell>
          <table:table-cell office:value-type="float" office:value="6.91" table:style-name="ce1">
            <text:p>6,91</text:p>
          </table:table-cell>
          <table:table-cell office:value-type="float" office:value="77666" table:style-name="ce1">
            <text:p>77666</text:p>
          </table:table-cell>
          <table:table-cell office:value-type="float" office:value="9762" table:style-name="ce1">
            <text:p>9762</text:p>
          </table:table-cell>
          <table:table-cell office:value-type="float" office:value="13.85" table:style-name="ce1">
            <text:p>13,85</text:p>
          </table:table-cell>
          <table:table-cell office:value-type="float" office:value="8.74" table:style-name="ce1">
            <text:p>8,74</text:p>
          </table:table-cell>
          <table:table-cell office:value-type="float" office:value="17257" table:style-name="ce1">
            <text:p>17257</text:p>
          </table:table-cell>
          <table:table-cell office:value-type="float" office:value="11273" table:style-name="ce1">
            <text:p>11273</text:p>
          </table:table-cell>
          <table:table-cell office:value-type="float" office:value="27.68" table:style-name="ce1">
            <text:p>27,68</text:p>
          </table:table-cell>
          <table:table-cell office:value-type="float" office:value="22.31" table:style-name="ce1">
            <text:p>22,31</text:p>
          </table:table-cell>
          <table:table-cell office:value-type="float" office:value="37571" table:style-name="ce1">
            <text:p>37571</text:p>
          </table:table-cell>
          <table:table-cell office:value-type="float" office:value="28010" table:style-name="ce1">
            <text:p>28010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1.69" table:style-name="ce1">
            <text:p>11,69</text:p>
          </table:table-cell>
          <table:table-cell office:value-type="float" office:value="20464" table:style-name="ce1">
            <text:p>20464</text:p>
          </table:table-cell>
          <table:table-cell office:value-type="float" office:value="15310" table:style-name="ce1">
            <text:p>15310</text:p>
          </table:table-cell>
          <table:table-cell office:value-type="float" office:value="38.6" table:style-name="ce1">
            <text:p>38,6</text:p>
          </table:table-cell>
          <table:table-cell office:value-type="float" office:value="33.36" table:style-name="ce1">
            <text:p>33,36</text:p>
          </table:table-cell>
          <table:table-cell office:value-type="float" office:value="112000" table:style-name="ce1">
            <text:p>112000</text:p>
          </table:table-cell>
          <table:table-cell office:value-type="float" office:value="39955" table:style-name="ce1">
            <text:p>39955</text:p>
          </table:table-cell>
          <table:table-cell office:value-type="float" office:value="114.9" table:style-name="ce1">
            <text:p>114,9</text:p>
          </table:table-cell>
          <table:table-cell office:value-type="float" office:value="109.75" table:style-name="ce1">
            <text:p>109,75</text:p>
          </table:table-cell>
          <table:table-cell office:value-type="float" office:value="217167" table:style-name="ce1">
            <text:p>217167</text:p>
          </table:table-cell>
          <table:table-cell office:value-type="float" office:value="142117" table:style-name="ce1">
            <text:p>142117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28.76" table:style-name="ce1">
            <text:p>28,76</text:p>
          </table:table-cell>
          <table:table-cell office:value-type="float" office:value="54918" table:style-name="ce1">
            <text:p>54918</text:p>
          </table:table-cell>
          <table:table-cell office:value-type="float" office:value="35091" table:style-name="ce1">
            <text:p>35091</text:p>
          </table:table-cell>
          <table:table-cell office:value-type="float" office:value="768.84" table:style-name="ce3">
            <text:p>768,84</text:p>
          </table:table-cell>
          <table:table-cell office:value-type="float" office:value="763.97" table:style-name="ce3">
            <text:p>763,97</text:p>
          </table:table-cell>
          <table:table-cell office:value-type="float" office:value="1975592" table:style-name="ce1">
            <text:p>1975592</text:p>
          </table:table-cell>
          <table:table-cell office:value-type="float" office:value="955797" table:style-name="ce3">
            <text:p>955797</text:p>
          </table:table-cell>
          <table:table-cell office:value-type="float" office:value="61.88" table:style-name="ce1">
            <text:p>61,88</text:p>
          </table:table-cell>
          <table:table-cell office:value-type="float" office:value="41.36" table:style-name="ce1">
            <text:p>41,36</text:p>
          </table:table-cell>
          <table:table-cell office:value-type="float" office:value="227671" table:style-name="ce1">
            <text:p>227671</text:p>
          </table:table-cell>
          <table:table-cell office:value-type="float" office:value="31444" table:style-name="ce1">
            <text:p>31444</text:p>
          </table:table-cell>
          <table:table-cell office:value-type="float" office:value="694.72" table:style-name="ce1">
            <text:p>694,72</text:p>
          </table:table-cell>
          <table:table-cell office:value-type="float" office:value="670.72" table:style-name="ce1">
            <text:p>670,72</text:p>
          </table:table-cell>
          <table:table-cell office:value-type="float" office:value="54956264" table:style-name="ce3">
            <text:p>54956264</text:p>
          </table:table-cell>
          <table:table-cell office:value-type="float" office:value="233167" table:style-name="ce1">
            <text:p>233167</text:p>
          </table:table-cell>
          <table:table-cell office:value-type="float" office:value="27.09" table:style-name="ce1">
            <text:p>27,09</text:p>
          </table:table-cell>
          <table:table-cell office:value-type="float" office:value="22.4" table:style-name="ce1">
            <text:p>22,4</text:p>
          </table:table-cell>
          <table:table-cell office:value-type="float" office:value="134795" table:style-name="ce1">
            <text:p>134795</text:p>
          </table:table-cell>
          <table:table-cell office:value-type="float" office:value="31675" table:style-name="ce1">
            <text:p>31675</text:p>
          </table:table-cell>
          <table:table-cell office:value-type="float" office:value="8.23" table:formula="of:=MIN([.$B88];[.$F88];[.$J88];[.$N88];[.$R88];[.$V88];[.$Z88];[.$AD88];[.$AH88];[.$AL88];[.$AP88];[.$AT88];[.$AX88];[.$BB88];[.$BF88])" table:style-name="ce1">
            <text:p>8,23</text:p>
          </table:table-cell>
          <table:table-cell office:value-type="float" office:value="3.47" table:formula="of:=MIN([.$C88];[.$G88];[.$K88];[.$O88];[.$S88];[.$W88];[.$AA88];[.$AE88];[.$AI88];[.$AM88];[.$AQ88];[.$AU88];[.$AY88];[.$BC88];[.$BG88])" table:style-name="ce1">
            <text:p>3,47</text:p>
          </table:table-cell>
          <table:table-cell office:value-type="float" office:value="8685" table:formula="of:=MIN([.$D88];[.$H88];[.$L88];[.$P88];[.$T88];[.$X88];[.$AB88];[.$AF88];[.$AJ88];[.$AN88];[.$AR88];[.$AV88];[.$AZ88];[.$BD88];[.$BH88])" table:style-name="ce1">
            <text:p>8685</text:p>
          </table:table-cell>
          <table:table-cell office:value-type="float" office:value="4971" table:formula="of:=MIN([.$E88];[.$I88];[.$M88];[.$Q88];[.$U88];[.$Y88];[.$AC88];[.$AG88];[.$AK88];[.$AO88];[.$AS88];[.$AW88];[.$BA88];[.$BE88];[.$BI88])" table:style-name="ce1">
            <text:p>4971</text:p>
          </table:table-cell>
          <table:table-cell office:value-type="float" office:value="27.09" table:formula="of:=MEDIAN([.$B88];[.$F88];[.$J88];[.$N88];[.$R88];[.$V88];[.$Z88];[.$AD88];[.$AH88];[.$AL88];[.$AP88];[.$AT88];[.$AX88];[.$BB88];[.$BF88])" table:style-name="ce1">
            <text:p>27,09</text:p>
          </table:table-cell>
          <table:table-cell office:value-type="float" office:value="22.31" table:formula="of:=MEDIAN([.$C88];[.$G88];[.$K88];[.$O88];[.$S88];[.$W88];[.$AA88];[.$AE88];[.$AI88];[.$AM88];[.$AQ88];[.$AU88];[.$AY88];[.$BC88];[.$BG88])" table:style-name="ce1">
            <text:p>22,31</text:p>
          </table:table-cell>
          <table:table-cell office:value-type="float" office:value="77666" table:formula="of:=MEDIAN([.$D88];[.$H88];[.$L88];[.$P88];[.$T88];[.$X88];[.$AB88];[.$AF88];[.$AJ88];[.$AN88];[.$AR88];[.$AV88];[.$AZ88];[.$BD88];[.$BH88])" table:style-name="ce1">
            <text:p>77666</text:p>
          </table:table-cell>
          <table:table-cell office:value-type="float" office:value="28010" table:formula="of:=MEDIAN([.$E88];[.$I88];[.$M88];[.$Q88];[.$U88];[.$Y88];[.$AC88];[.$AG88];[.$AK88];[.$AO88];[.$AS88];[.$AW88];[.$BA88];[.$BE88];[.$BI88])" table:style-name="ce1">
            <text:p>28010</text:p>
          </table:table-cell>
          <table:table-cell office:value-type="float" office:value="768.84" table:formula="of:=MAX([.$B88];[.$F88];[.$J88];[.$N88];[.$R88];[.$V88];[.$Z88];[.$AD88];[.$AH88];[.$AL88];[.$AP88];[.$AT88];[.$AX88];[.$BB88];[.$BF88])" table:style-name="ce1">
            <text:p>768,84</text:p>
          </table:table-cell>
          <table:table-cell office:value-type="float" office:value="763.97" table:formula="of:=MAX([.$C88];[.$G88];[.$K88];[.$O88];[.$S88];[.$W88];[.$AA88];[.$AE88];[.$AI88];[.$AM88];[.$AQ88];[.$AU88];[.$AY88];[.$BC88];[.$BG88])" table:style-name="ce1">
            <text:p>763,97</text:p>
          </table:table-cell>
          <table:table-cell office:value-type="float" office:value="54956264" table:formula="of:=MAX([.$D88];[.$H88];[.$L88];[.$P88];[.$T88];[.$X88];[.$AB88];[.$AF88];[.$AJ88];[.$AN88];[.$AR88];[.$AV88];[.$AZ88];[.$BD88];[.$BH88])" table:style-name="ce1">
            <text:p>54956264</text:p>
          </table:table-cell>
          <table:table-cell office:value-type="float" office:value="955797" table:formula="of:=MAX([.$E88];[.$I88];[.$M88];[.$Q88];[.$U88];[.$Y88];[.$AC88];[.$AG88];[.$AK88];[.$AO88];[.$AS88];[.$AW88];[.$BA88];[.$BE88];[.$BI88])" table:style-name="ce1">
            <text:p>95579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25_c50.lp</text:p>
          </table:table-cell>
          <table:table-cell office:value-type="float" office:value="14.63" table:style-name="ce1">
            <text:p>14,63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54545" table:style-name="ce1">
            <text:p>54545</text:p>
          </table:table-cell>
          <table:table-cell office:value-type="float" office:value="9198" table:style-name="ce1">
            <text:p>9198</text:p>
          </table:table-cell>
          <table:table-cell office:value-type="float" office:value="12.4" table:style-name="ce1">
            <text:p>12,4</text:p>
          </table:table-cell>
          <table:table-cell office:value-type="float" office:value="6.32" table:style-name="ce1">
            <text:p>6,32</text:p>
          </table:table-cell>
          <table:table-cell office:value-type="float" office:value="13817" table:style-name="ce1">
            <text:p>13817</text:p>
          </table:table-cell>
          <table:table-cell office:value-type="float" office:value="7043" table:style-name="ce1">
            <text:p>7043</text:p>
          </table:table-cell>
          <table:table-cell office:value-type="float" office:value="21.57" table:style-name="ce1">
            <text:p>21,57</text:p>
          </table:table-cell>
          <table:table-cell office:value-type="float" office:value="15" table:style-name="ce1">
            <text:p>15</text:p>
          </table:table-cell>
          <table:table-cell office:value-type="float" office:value="145597" table:style-name="ce1">
            <text:p>145597</text:p>
          </table:table-cell>
          <table:table-cell office:value-type="float" office:value="17218" table:style-name="ce1">
            <text:p>17218</text:p>
          </table:table-cell>
          <table:table-cell office:value-type="float" office:value="22.9" table:style-name="ce1">
            <text:p>22,9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34199" table:style-name="ce1">
            <text:p>34199</text:p>
          </table:table-cell>
          <table:table-cell office:value-type="float" office:value="19035" table:style-name="ce1">
            <text:p>19035</text:p>
          </table:table-cell>
          <table:table-cell office:value-type="float" office:value="12.86" table:style-name="ce1">
            <text:p>12,86</text:p>
          </table:table-cell>
          <table:table-cell office:value-type="float" office:value="6.87" table:style-name="ce1">
            <text:p>6,87</text:p>
          </table:table-cell>
          <table:table-cell office:value-type="float" office:value="35028" table:style-name="ce1">
            <text:p>35028</text:p>
          </table:table-cell>
          <table:table-cell office:value-type="float" office:value="7950" table:style-name="ce1">
            <text:p>7950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27.55" table:style-name="ce1">
            <text:p>27,55</text:p>
          </table:table-cell>
          <table:table-cell office:value-type="float" office:value="49469" table:style-name="ce1">
            <text:p>49469</text:p>
          </table:table-cell>
          <table:table-cell office:value-type="float" office:value="25664" table:style-name="ce1">
            <text:p>25664</text:p>
          </table:table-cell>
          <table:table-cell office:value-type="float" office:value="12.16" table:style-name="ce2">
            <text:p>12,16</text:p>
          </table:table-cell>
          <table:table-cell office:value-type="float" office:value="5.67" table:style-name="ce1">
            <text:p>5,67</text:p>
          </table:table-cell>
          <table:table-cell office:value-type="float" office:value="10901" table:style-name="ce2">
            <text:p>10901</text:p>
          </table:table-cell>
          <table:table-cell office:value-type="float" office:value="6229" table:style-name="ce2">
            <text:p>6229</text:p>
          </table:table-cell>
          <table:table-cell office:value-type="float" office:value="34.43" table:style-name="ce1">
            <text:p>34,43</text:p>
          </table:table-cell>
          <table:table-cell office:value-type="float" office:value="27.77" table:style-name="ce1">
            <text:p>27,77</text:p>
          </table:table-cell>
          <table:table-cell office:value-type="float" office:value="40806" table:style-name="ce1">
            <text:p>40806</text:p>
          </table:table-cell>
          <table:table-cell office:value-type="float" office:value="25259" table:style-name="ce1">
            <text:p>25259</text:p>
          </table:table-cell>
          <table:table-cell office:value-type="float" office:value="13.63" table:style-name="ce1">
            <text:p>13,63</text:p>
          </table:table-cell>
          <table:table-cell office:value-type="float" office:value="7.5" table:style-name="ce1">
            <text:p>7,5</text:p>
          </table:table-cell>
          <table:table-cell office:value-type="float" office:value="74872" table:style-name="ce1">
            <text:p>74872</text:p>
          </table:table-cell>
          <table:table-cell office:value-type="float" office:value="7703" table:style-name="ce1">
            <text:p>7703</text:p>
          </table:table-cell>
          <table:table-cell office:value-type="float" office:value="15.99" table:style-name="ce1">
            <text:p>15,99</text:p>
          </table:table-cell>
          <table:table-cell office:value-type="float" office:value="9.86" table:style-name="ce1">
            <text:p>9,86</text:p>
          </table:table-cell>
          <table:table-cell office:value-type="float" office:value="39462" table:style-name="ce1">
            <text:p>39462</text:p>
          </table:table-cell>
          <table:table-cell office:value-type="float" office:value="10248" table:style-name="ce1">
            <text:p>10248</text:p>
          </table:table-cell>
          <table:table-cell office:value-type="float" office:value="12.19" table:style-name="ce1">
            <text:p>12,19</text:p>
          </table:table-cell>
          <table:table-cell office:value-type="float" office:value="5.66" table:style-name="ce2">
            <text:p>5,66</text:p>
          </table:table-cell>
          <table:table-cell office:value-type="float" office:value="38633" table:style-name="ce1">
            <text:p>38633</text:p>
          </table:table-cell>
          <table:table-cell office:value-type="float" office:value="6995" table:style-name="ce1">
            <text:p>6995</text:p>
          </table:table-cell>
          <table:table-cell office:value-type="float" office:value="276.64999999999998" table:style-name="ce3">
            <text:p>276,65</text:p>
          </table:table-cell>
          <table:table-cell office:value-type="float" office:value="269.83999999999997" table:style-name="ce3">
            <text:p>269,84</text:p>
          </table:table-cell>
          <table:table-cell office:value-type="float" office:value="1456600" table:style-name="ce3">
            <text:p>1456600</text:p>
          </table:table-cell>
          <table:table-cell office:value-type="float" office:value="206948" table:style-name="ce3">
            <text:p>206948</text:p>
          </table:table-cell>
          <table:table-cell office:value-type="float" office:value="45.08" table:style-name="ce1">
            <text:p>45,08</text:p>
          </table:table-cell>
          <table:table-cell office:value-type="float" office:value="19.8" table:style-name="ce1">
            <text:p>19,8</text:p>
          </table:table-cell>
          <table:table-cell office:value-type="float" office:value="32733" table:style-name="ce1">
            <text:p>32733</text:p>
          </table:table-cell>
          <table:table-cell office:value-type="float" office:value="13153" table:style-name="ce1">
            <text:p>13153</text:p>
          </table:table-cell>
          <table:table-cell office:value-type="float" office:value="42.25" table:style-name="ce1">
            <text:p>42,25</text:p>
          </table:table-cell>
          <table:table-cell office:value-type="float" office:value="11.79" table:style-name="ce1">
            <text:p>11,79</text:p>
          </table:table-cell>
          <table:table-cell office:value-type="float" office:value="194342" table:style-name="ce1">
            <text:p>194342</text:p>
          </table:table-cell>
          <table:table-cell office:value-type="float" office:value="7568" table:style-name="ce1">
            <text:p>7568</text:p>
          </table:table-cell>
          <table:table-cell office:value-type="float" office:value="14.37" table:style-name="ce1">
            <text:p>14,37</text:p>
          </table:table-cell>
          <table:table-cell office:value-type="float" office:value="8.27" table:style-name="ce1">
            <text:p>8,27</text:p>
          </table:table-cell>
          <table:table-cell office:value-type="float" office:value="83212" table:style-name="ce1">
            <text:p>83212</text:p>
          </table:table-cell>
          <table:table-cell office:value-type="float" office:value="10340" table:style-name="ce1">
            <text:p>10340</text:p>
          </table:table-cell>
          <table:table-cell office:value-type="float" office:value="12.16" table:formula="of:=MIN([.$B89];[.$F89];[.$J89];[.$N89];[.$R89];[.$V89];[.$Z89];[.$AD89];[.$AH89];[.$AL89];[.$AP89];[.$AT89];[.$AX89];[.$BB89];[.$BF89])" table:style-name="ce1">
            <text:p>12,16</text:p>
          </table:table-cell>
          <table:table-cell office:value-type="float" office:value="5.66" table:formula="of:=MIN([.$C89];[.$G89];[.$K89];[.$O89];[.$S89];[.$W89];[.$AA89];[.$AE89];[.$AI89];[.$AM89];[.$AQ89];[.$AU89];[.$AY89];[.$BC89];[.$BG89])" table:style-name="ce1">
            <text:p>5,66</text:p>
          </table:table-cell>
          <table:table-cell office:value-type="float" office:value="10901" table:formula="of:=MIN([.$D89];[.$H89];[.$L89];[.$P89];[.$T89];[.$X89];[.$AB89];[.$AF89];[.$AJ89];[.$AN89];[.$AR89];[.$AV89];[.$AZ89];[.$BD89];[.$BH89])" table:style-name="ce1">
            <text:p>10901</text:p>
          </table:table-cell>
          <table:table-cell office:value-type="float" office:value="6229" table:formula="of:=MIN([.$E89];[.$I89];[.$M89];[.$Q89];[.$U89];[.$Y89];[.$AC89];[.$AG89];[.$AK89];[.$AO89];[.$AS89];[.$AW89];[.$BA89];[.$BE89];[.$BI89])" table:style-name="ce1">
            <text:p>6229</text:p>
          </table:table-cell>
          <table:table-cell office:value-type="float" office:value="15.99" table:formula="of:=MEDIAN([.$B89];[.$F89];[.$J89];[.$N89];[.$R89];[.$V89];[.$Z89];[.$AD89];[.$AH89];[.$AL89];[.$AP89];[.$AT89];[.$AX89];[.$BB89];[.$BF89])" table:style-name="ce1">
            <text:p>15,99</text:p>
          </table:table-cell>
          <table:table-cell office:value-type="float" office:value="9.86" table:formula="of:=MEDIAN([.$C89];[.$G89];[.$K89];[.$O89];[.$S89];[.$W89];[.$AA89];[.$AE89];[.$AI89];[.$AM89];[.$AQ89];[.$AU89];[.$AY89];[.$BC89];[.$BG89])" table:style-name="ce1">
            <text:p>9,86</text:p>
          </table:table-cell>
          <table:table-cell office:value-type="float" office:value="40806" table:formula="of:=MEDIAN([.$D89];[.$H89];[.$L89];[.$P89];[.$T89];[.$X89];[.$AB89];[.$AF89];[.$AJ89];[.$AN89];[.$AR89];[.$AV89];[.$AZ89];[.$BD89];[.$BH89])" table:style-name="ce1">
            <text:p>40806</text:p>
          </table:table-cell>
          <table:table-cell office:value-type="float" office:value="10248" table:formula="of:=MEDIAN([.$E89];[.$I89];[.$M89];[.$Q89];[.$U89];[.$Y89];[.$AC89];[.$AG89];[.$AK89];[.$AO89];[.$AS89];[.$AW89];[.$BA89];[.$BE89];[.$BI89])" table:style-name="ce1">
            <text:p>10248</text:p>
          </table:table-cell>
          <table:table-cell office:value-type="float" office:value="276.64999999999998" table:formula="of:=MAX([.$B89];[.$F89];[.$J89];[.$N89];[.$R89];[.$V89];[.$Z89];[.$AD89];[.$AH89];[.$AL89];[.$AP89];[.$AT89];[.$AX89];[.$BB89];[.$BF89])" table:style-name="ce1">
            <text:p>276,65</text:p>
          </table:table-cell>
          <table:table-cell office:value-type="float" office:value="269.83999999999997" table:formula="of:=MAX([.$C89];[.$G89];[.$K89];[.$O89];[.$S89];[.$W89];[.$AA89];[.$AE89];[.$AI89];[.$AM89];[.$AQ89];[.$AU89];[.$AY89];[.$BC89];[.$BG89])" table:style-name="ce1">
            <text:p>269,84</text:p>
          </table:table-cell>
          <table:table-cell office:value-type="float" office:value="1456600" table:formula="of:=MAX([.$D89];[.$H89];[.$L89];[.$P89];[.$T89];[.$X89];[.$AB89];[.$AF89];[.$AJ89];[.$AN89];[.$AR89];[.$AV89];[.$AZ89];[.$BD89];[.$BH89])" table:style-name="ce1">
            <text:p>1456600</text:p>
          </table:table-cell>
          <table:table-cell office:value-type="float" office:value="206948" table:formula="of:=MAX([.$E89];[.$I89];[.$M89];[.$Q89];[.$U89];[.$Y89];[.$AC89];[.$AG89];[.$AK89];[.$AO89];[.$AS89];[.$AW89];[.$BA89];[.$BE89];[.$BI89])" table:style-name="ce1">
            <text:p>20694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25_c55.lp</text:p>
          </table:table-cell>
          <table:table-cell office:value-type="float" office:value="13.26" table:style-name="ce1">
            <text:p>13,26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93566" table:style-name="ce1">
            <text:p>93566</text:p>
          </table:table-cell>
          <table:table-cell office:value-type="float" office:value="14112" table:style-name="ce1">
            <text:p>14112</text:p>
          </table:table-cell>
          <table:table-cell office:value-type="float" office:value="14.11" table:style-name="ce1">
            <text:p>14,11</text:p>
          </table:table-cell>
          <table:table-cell office:value-type="float" office:value="9.41" table:style-name="ce1">
            <text:p>9,41</text:p>
          </table:table-cell>
          <table:table-cell office:value-type="float" office:value="23924" table:style-name="ce1">
            <text:p>23924</text:p>
          </table:table-cell>
          <table:table-cell office:value-type="float" office:value="12143" table:style-name="ce1">
            <text:p>12143</text:p>
          </table:table-cell>
          <table:table-cell office:value-type="float" office:value="7.59" table:style-name="ce1">
            <text:p>7,59</text:p>
          </table:table-cell>
          <table:table-cell office:value-type="float" office:value="2.95" table:style-name="ce1">
            <text:p>2,95</text:p>
          </table:table-cell>
          <table:table-cell office:value-type="float" office:value="44618" table:style-name="ce1">
            <text:p>44618</text:p>
          </table:table-cell>
          <table:table-cell office:value-type="float" office:value="4904" table:style-name="ce1">
            <text:p>4904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12.76" table:style-name="ce1">
            <text:p>12,76</text:p>
          </table:table-cell>
          <table:table-cell office:value-type="float" office:value="35068" table:style-name="ce1">
            <text:p>35068</text:p>
          </table:table-cell>
          <table:table-cell office:value-type="float" office:value="19530" table:style-name="ce1">
            <text:p>19530</text:p>
          </table:table-cell>
          <table:table-cell office:value-type="float" office:value="13.22" table:style-name="ce1">
            <text:p>13,22</text:p>
          </table:table-cell>
          <table:table-cell office:value-type="float" office:value="9.11" table:style-name="ce1">
            <text:p>9,11</text:p>
          </table:table-cell>
          <table:table-cell office:value-type="float" office:value="46512" table:style-name="ce1">
            <text:p>46512</text:p>
          </table:table-cell>
          <table:table-cell office:value-type="float" office:value="14842" table:style-name="ce1">
            <text:p>14842</text:p>
          </table:table-cell>
          <table:table-cell office:value-type="float" office:value="13.26" table:style-name="ce1">
            <text:p>13,26</text:p>
          </table:table-cell>
          <table:table-cell office:value-type="float" office:value="8.65" table:style-name="ce1">
            <text:p>8,65</text:p>
          </table:table-cell>
          <table:table-cell office:value-type="float" office:value="24623" table:style-name="ce1">
            <text:p>24623</text:p>
          </table:table-cell>
          <table:table-cell office:value-type="float" office:value="12782" table:style-name="ce1">
            <text:p>12782</text:p>
          </table:table-cell>
          <table:table-cell office:value-type="float" office:value="7.55" table:style-name="ce1">
            <text:p>7,55</text:p>
          </table:table-cell>
          <table:table-cell office:value-type="float" office:value="2.88" table:style-name="ce1">
            <text:p>2,88</text:p>
          </table:table-cell>
          <table:table-cell office:value-type="float" office:value="8604" table:style-name="ce1">
            <text:p>8604</text:p>
          </table:table-cell>
          <table:table-cell office:value-type="float" office:value="4153" table:style-name="ce1">
            <text:p>4153</text:p>
          </table:table-cell>
          <table:table-cell office:value-type="float" office:value="6.27" table:style-name="ce1">
            <text:p>6,27</text:p>
          </table:table-cell>
          <table:table-cell office:value-type="float" office:value="1.7" table:style-name="ce1">
            <text:p>1,7</text:p>
          </table:table-cell>
          <table:table-cell office:value-type="float" office:value="6255" table:style-name="ce2">
            <text:p>6255</text:p>
          </table:table-cell>
          <table:table-cell office:value-type="float" office:value="2839" table:style-name="ce1">
            <text:p>2839</text:p>
          </table:table-cell>
          <table:table-cell office:value-type="float" office:value="17.23" table:style-name="ce1">
            <text:p>17,23</text:p>
          </table:table-cell>
          <table:table-cell office:value-type="float" office:value="12.66" table:style-name="ce1">
            <text:p>12,66</text:p>
          </table:table-cell>
          <table:table-cell office:value-type="float" office:value="39935" table:style-name="ce1">
            <text:p>39935</text:p>
          </table:table-cell>
          <table:table-cell office:value-type="float" office:value="21747" table:style-name="ce1">
            <text:p>21747</text:p>
          </table:table-cell>
          <table:table-cell office:value-type="float" office:value="12.93" table:style-name="ce1">
            <text:p>12,93</text:p>
          </table:table-cell>
          <table:table-cell office:value-type="float" office:value="8.15" table:style-name="ce1">
            <text:p>8,15</text:p>
          </table:table-cell>
          <table:table-cell office:value-type="float" office:value="32929" table:style-name="ce1">
            <text:p>32929</text:p>
          </table:table-cell>
          <table:table-cell office:value-type="float" office:value="10924" table:style-name="ce1">
            <text:p>10924</text:p>
          </table:table-cell>
          <table:table-cell office:value-type="float" office:value="6.18" table:style-name="ce2">
            <text:p>6,18</text:p>
          </table:table-cell>
          <table:table-cell office:value-type="float" office:value="1.66" table:style-name="ce2">
            <text:p>1,66</text:p>
          </table:table-cell>
          <table:table-cell office:value-type="float" office:value="8711" table:style-name="ce1">
            <text:p>8711</text:p>
          </table:table-cell>
          <table:table-cell office:value-type="float" office:value="2722" table:style-name="ce2">
            <text:p>2722</text:p>
          </table:table-cell>
          <table:table-cell office:value-type="float" office:value="10.43" table:style-name="ce1">
            <text:p>10,43</text:p>
          </table:table-cell>
          <table:table-cell office:value-type="float" office:value="6.16" table:style-name="ce1">
            <text:p>6,16</text:p>
          </table:table-cell>
          <table:table-cell office:value-type="float" office:value="30109" table:style-name="ce1">
            <text:p>30109</text:p>
          </table:table-cell>
          <table:table-cell office:value-type="float" office:value="10376" table:style-name="ce1">
            <text:p>10376</text:p>
          </table:table-cell>
          <table:table-cell office:value-type="float" office:value="29.41" table:style-name="ce1">
            <text:p>29,41</text:p>
          </table:table-cell>
          <table:table-cell office:value-type="float" office:value="10.97" table:style-name="ce1">
            <text:p>10,97</text:p>
          </table:table-cell>
          <table:table-cell office:value-type="float" office:value="26649" table:style-name="ce1">
            <text:p>26649</text:p>
          </table:table-cell>
          <table:table-cell office:value-type="float" office:value="11239" table:style-name="ce1">
            <text:p>11239</text:p>
          </table:table-cell>
          <table:table-cell office:value-type="float" office:value="37.979999999999997" table:style-name="ce3">
            <text:p>37,98</text:p>
          </table:table-cell>
          <table:table-cell office:value-type="float" office:value="15.01" table:style-name="ce1">
            <text:p>15,01</text:p>
          </table:table-cell>
          <table:table-cell office:value-type="float" office:value="212409" table:style-name="ce3">
            <text:p>212409</text:p>
          </table:table-cell>
          <table:table-cell office:value-type="float" office:value="13325" table:style-name="ce1">
            <text:p>13325</text:p>
          </table:table-cell>
          <table:table-cell office:value-type="float" office:value="22.88" table:style-name="ce1">
            <text:p>22,88</text:p>
          </table:table-cell>
          <table:table-cell office:value-type="float" office:value="18.559999999999999" table:style-name="ce3">
            <text:p>18,56</text:p>
          </table:table-cell>
          <table:table-cell office:value-type="float" office:value="52242" table:style-name="ce1">
            <text:p>52242</text:p>
          </table:table-cell>
          <table:table-cell office:value-type="float" office:value="28021" table:style-name="ce3">
            <text:p>28021</text:p>
          </table:table-cell>
          <table:table-cell office:value-type="float" office:value="6.18" table:formula="of:=MIN([.$B90];[.$F90];[.$J90];[.$N90];[.$R90];[.$V90];[.$Z90];[.$AD90];[.$AH90];[.$AL90];[.$AP90];[.$AT90];[.$AX90];[.$BB90];[.$BF90])" table:style-name="ce1">
            <text:p>6,18</text:p>
          </table:table-cell>
          <table:table-cell office:value-type="float" office:value="1.66" table:formula="of:=MIN([.$C90];[.$G90];[.$K90];[.$O90];[.$S90];[.$W90];[.$AA90];[.$AE90];[.$AI90];[.$AM90];[.$AQ90];[.$AU90];[.$AY90];[.$BC90];[.$BG90])" table:style-name="ce1">
            <text:p>1,66</text:p>
          </table:table-cell>
          <table:table-cell office:value-type="float" office:value="6255" table:formula="of:=MIN([.$D90];[.$H90];[.$L90];[.$P90];[.$T90];[.$X90];[.$AB90];[.$AF90];[.$AJ90];[.$AN90];[.$AR90];[.$AV90];[.$AZ90];[.$BD90];[.$BH90])" table:style-name="ce1">
            <text:p>6255</text:p>
          </table:table-cell>
          <table:table-cell office:value-type="float" office:value="2722" table:formula="of:=MIN([.$E90];[.$I90];[.$M90];[.$Q90];[.$U90];[.$Y90];[.$AC90];[.$AG90];[.$AK90];[.$AO90];[.$AS90];[.$AW90];[.$BA90];[.$BE90];[.$BI90])" table:style-name="ce1">
            <text:p>2722</text:p>
          </table:table-cell>
          <table:table-cell office:value-type="float" office:value="13.26" table:formula="of:=MEDIAN([.$B90];[.$F90];[.$J90];[.$N90];[.$R90];[.$V90];[.$Z90];[.$AD90];[.$AH90];[.$AL90];[.$AP90];[.$AT90];[.$AX90];[.$BB90];[.$BF90])" table:style-name="ce1">
            <text:p>13,26</text:p>
          </table:table-cell>
          <table:table-cell office:value-type="float" office:value="8.7100000000000009" table:formula="of:=MEDIAN([.$C90];[.$G90];[.$K90];[.$O90];[.$S90];[.$W90];[.$AA90];[.$AE90];[.$AI90];[.$AM90];[.$AQ90];[.$AU90];[.$AY90];[.$BC90];[.$BG90])" table:style-name="ce1">
            <text:p>8,71</text:p>
          </table:table-cell>
          <table:table-cell office:value-type="float" office:value="32929" table:formula="of:=MEDIAN([.$D90];[.$H90];[.$L90];[.$P90];[.$T90];[.$X90];[.$AB90];[.$AF90];[.$AJ90];[.$AN90];[.$AR90];[.$AV90];[.$AZ90];[.$BD90];[.$BH90])" table:style-name="ce1">
            <text:p>32929</text:p>
          </table:table-cell>
          <table:table-cell office:value-type="float" office:value="12143" table:formula="of:=MEDIAN([.$E90];[.$I90];[.$M90];[.$Q90];[.$U90];[.$Y90];[.$AC90];[.$AG90];[.$AK90];[.$AO90];[.$AS90];[.$AW90];[.$BA90];[.$BE90];[.$BI90])" table:style-name="ce1">
            <text:p>12143</text:p>
          </table:table-cell>
          <table:table-cell office:value-type="float" office:value="37.979999999999997" table:formula="of:=MAX([.$B90];[.$F90];[.$J90];[.$N90];[.$R90];[.$V90];[.$Z90];[.$AD90];[.$AH90];[.$AL90];[.$AP90];[.$AT90];[.$AX90];[.$BB90];[.$BF90])" table:style-name="ce1">
            <text:p>37,98</text:p>
          </table:table-cell>
          <table:table-cell office:value-type="float" office:value="18.559999999999999" table:formula="of:=MAX([.$C90];[.$G90];[.$K90];[.$O90];[.$S90];[.$W90];[.$AA90];[.$AE90];[.$AI90];[.$AM90];[.$AQ90];[.$AU90];[.$AY90];[.$BC90];[.$BG90])" table:style-name="ce1">
            <text:p>18,56</text:p>
          </table:table-cell>
          <table:table-cell office:value-type="float" office:value="212409" table:formula="of:=MAX([.$D90];[.$H90];[.$L90];[.$P90];[.$T90];[.$X90];[.$AB90];[.$AF90];[.$AJ90];[.$AN90];[.$AR90];[.$AV90];[.$AZ90];[.$BD90];[.$BH90])" table:style-name="ce1">
            <text:p>212409</text:p>
          </table:table-cell>
          <table:table-cell office:value-type="float" office:value="28021" table:formula="of:=MAX([.$E90];[.$I90];[.$M90];[.$Q90];[.$U90];[.$Y90];[.$AC90];[.$AG90];[.$AK90];[.$AO90];[.$AS90];[.$AW90];[.$BA90];[.$BE90];[.$BI90])" table:style-name="ce1">
            <text:p>2802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25_c65.lp</text:p>
          </table:table-cell>
          <table:table-cell office:value-type="float" office:value="9.08" table:style-name="ce1">
            <text:p>9,08</text:p>
          </table:table-cell>
          <table:table-cell office:value-type="float" office:value="1.88" table:style-name="ce1">
            <text:p>1,88</text:p>
          </table:table-cell>
          <table:table-cell office:value-type="float" office:value="18215" table:style-name="ce1">
            <text:p>18215</text:p>
          </table:table-cell>
          <table:table-cell office:value-type="float" office:value="1693" table:style-name="ce1">
            <text:p>1693</text:p>
          </table:table-cell>
          <table:table-cell office:value-type="float" office:value="11.51" table:style-name="ce1">
            <text:p>11,51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25717" table:style-name="ce1">
            <text:p>25717</text:p>
          </table:table-cell>
          <table:table-cell office:value-type="float" office:value="5301" table:style-name="ce1">
            <text:p>5301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9.5" table:style-name="ce1">
            <text:p>9,5</text:p>
          </table:table-cell>
          <table:table-cell office:value-type="float" office:value="120708" table:style-name="ce1">
            <text:p>120708</text:p>
          </table:table-cell>
          <table:table-cell office:value-type="float" office:value="9007" table:style-name="ce1">
            <text:p>9007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0.11" table:style-name="ce1">
            <text:p>10,11</text:p>
          </table:table-cell>
          <table:table-cell office:value-type="float" office:value="31137" table:style-name="ce1">
            <text:p>31137</text:p>
          </table:table-cell>
          <table:table-cell office:value-type="float" office:value="10313" table:style-name="ce1">
            <text:p>10313</text:p>
          </table:table-cell>
          <table:table-cell office:value-type="float" office:value="11.42" table:style-name="ce1">
            <text:p>11,42</text:p>
          </table:table-cell>
          <table:table-cell office:value-type="float" office:value="4.74" table:style-name="ce1">
            <text:p>4,74</text:p>
          </table:table-cell>
          <table:table-cell office:value-type="float" office:value="26506" table:style-name="ce1">
            <text:p>26506</text:p>
          </table:table-cell>
          <table:table-cell office:value-type="float" office:value="5096" table:style-name="ce1">
            <text:p>5096</text:p>
          </table:table-cell>
          <table:table-cell office:value-type="float" office:value="7.5" table:style-name="ce2">
            <text:p>7,5</text:p>
          </table:table-cell>
          <table:table-cell office:value-type="float" office:value="0.32" table:style-name="ce2">
            <text:p>0,32</text:p>
          </table:table-cell>
          <table:table-cell office:value-type="float" office:value="7411" table:style-name="ce2">
            <text:p>7411</text:p>
          </table:table-cell>
          <table:table-cell office:value-type="float" office:value="373" table:style-name="ce2">
            <text:p>373</text:p>
          </table:table-cell>
          <table:table-cell office:value-type="float" office:value="13.09" table:style-name="ce1">
            <text:p>13,09</text:p>
          </table:table-cell>
          <table:table-cell office:value-type="float" office:value="5.82" table:style-name="ce1">
            <text:p>5,82</text:p>
          </table:table-cell>
          <table:table-cell office:value-type="float" office:value="9222" table:style-name="ce1">
            <text:p>9222</text:p>
          </table:table-cell>
          <table:table-cell office:value-type="float" office:value="6198" table:style-name="ce1">
            <text:p>6198</text:p>
          </table:table-cell>
          <table:table-cell office:value-type="float" office:value="20.81" table:style-name="ce1">
            <text:p>20,81</text:p>
          </table:table-cell>
          <table:table-cell office:value-type="float" office:value="13.52" table:style-name="ce1">
            <text:p>13,52</text:p>
          </table:table-cell>
          <table:table-cell office:value-type="float" office:value="18874" table:style-name="ce1">
            <text:p>18874</text:p>
          </table:table-cell>
          <table:table-cell office:value-type="float" office:value="12662" table:style-name="ce1">
            <text:p>12662</text:p>
          </table:table-cell>
          <table:table-cell office:value-type="float" office:value="7.86" table:style-name="ce1">
            <text:p>7,86</text:p>
          </table:table-cell>
          <table:table-cell office:value-type="float" office:value="0.8" table:style-name="ce1">
            <text:p>0,8</text:p>
          </table:table-cell>
          <table:table-cell office:value-type="float" office:value="10230" table:style-name="ce1">
            <text:p>10230</text:p>
          </table:table-cell>
          <table:table-cell office:value-type="float" office:value="758" table:style-name="ce1">
            <text:p>758</text:p>
          </table:table-cell>
          <table:table-cell office:value-type="float" office:value="7.99" table:style-name="ce1">
            <text:p>7,99</text:p>
          </table:table-cell>
          <table:table-cell office:value-type="float" office:value="0.99" table:style-name="ce1">
            <text:p>0,99</text:p>
          </table:table-cell>
          <table:table-cell office:value-type="float" office:value="16996" table:style-name="ce1">
            <text:p>16996</text:p>
          </table:table-cell>
          <table:table-cell office:value-type="float" office:value="1733" table:style-name="ce1">
            <text:p>1733</text:p>
          </table:table-cell>
          <table:table-cell office:value-type="float" office:value="34.31" table:style-name="ce1">
            <text:p>34,31</text:p>
          </table:table-cell>
          <table:table-cell office:value-type="float" office:value="27.8" table:style-name="ce1">
            <text:p>27,8</text:p>
          </table:table-cell>
          <table:table-cell office:value-type="float" office:value="141050" table:style-name="ce1">
            <text:p>141050</text:p>
          </table:table-cell>
          <table:table-cell office:value-type="float" office:value="24136" table:style-name="ce1">
            <text:p>24136</text:p>
          </table:table-cell>
          <table:table-cell office:value-type="float" office:value="1445.29" table:style-name="ce3">
            <text:p>1445,29</text:p>
          </table:table-cell>
          <table:table-cell office:value-type="float" office:value="1438.25" table:style-name="ce3">
            <text:p>1438,25</text:p>
          </table:table-cell>
          <table:table-cell office:value-type="float" office:value="8861569" table:style-name="ce3">
            <text:p>8861569</text:p>
          </table:table-cell>
          <table:table-cell office:value-type="float" office:value="1350256" table:style-name="ce3">
            <text:p>1350256</text:p>
          </table:table-cell>
          <table:table-cell office:value-type="float" office:value="38" table:style-name="ce1">
            <text:p>38</text:p>
          </table:table-cell>
          <table:table-cell office:value-type="float" office:value="7.64" table:style-name="ce1">
            <text:p>7,64</text:p>
          </table:table-cell>
          <table:table-cell office:value-type="float" office:value="59087" table:style-name="ce1">
            <text:p>59087</text:p>
          </table:table-cell>
          <table:table-cell office:value-type="float" office:value="4980" table:style-name="ce1">
            <text:p>4980</text:p>
          </table:table-cell>
          <table:table-cell office:value-type="float" office:value="95.37" table:style-name="ce1">
            <text:p>95,37</text:p>
          </table:table-cell>
          <table:table-cell office:value-type="float" office:value="62.13" table:style-name="ce1">
            <text:p>62,13</text:p>
          </table:table-cell>
          <table:table-cell office:value-type="float" office:value="2965893" table:style-name="ce1">
            <text:p>2965893</text:p>
          </table:table-cell>
          <table:table-cell office:value-type="float" office:value="30547" table:style-name="ce1">
            <text:p>30547</text:p>
          </table:table-cell>
          <table:table-cell office:value-type="float" office:value="7.85" table:style-name="ce1">
            <text:p>7,85</text:p>
          </table:table-cell>
          <table:table-cell office:value-type="float" office:value="0.79" table:style-name="ce1">
            <text:p>0,79</text:p>
          </table:table-cell>
          <table:table-cell office:value-type="float" office:value="15510" table:style-name="ce1">
            <text:p>15510</text:p>
          </table:table-cell>
          <table:table-cell office:value-type="float" office:value="1095" table:style-name="ce1">
            <text:p>1095</text:p>
          </table:table-cell>
          <table:table-cell office:value-type="float" office:value="7.5" table:formula="of:=MIN([.$B91];[.$F91];[.$J91];[.$N91];[.$R91];[.$V91];[.$Z91];[.$AD91];[.$AH91];[.$AL91];[.$AP91];[.$AT91];[.$AX91];[.$BB91];[.$BF91])" table:style-name="ce1">
            <text:p>7,5</text:p>
          </table:table-cell>
          <table:table-cell office:value-type="float" office:value="0.32" table:formula="of:=MIN([.$C91];[.$G91];[.$K91];[.$O91];[.$S91];[.$W91];[.$AA91];[.$AE91];[.$AI91];[.$AM91];[.$AQ91];[.$AU91];[.$AY91];[.$BC91];[.$BG91])" table:style-name="ce1">
            <text:p>0,32</text:p>
          </table:table-cell>
          <table:table-cell office:value-type="float" office:value="7411" table:formula="of:=MIN([.$D91];[.$H91];[.$L91];[.$P91];[.$T91];[.$X91];[.$AB91];[.$AF91];[.$AJ91];[.$AN91];[.$AR91];[.$AV91];[.$AZ91];[.$BD91];[.$BH91])" table:style-name="ce1">
            <text:p>7411</text:p>
          </table:table-cell>
          <table:table-cell office:value-type="float" office:value="373" table:formula="of:=MIN([.$E91];[.$I91];[.$M91];[.$Q91];[.$U91];[.$Y91];[.$AC91];[.$AG91];[.$AK91];[.$AO91];[.$AS91];[.$AW91];[.$BA91];[.$BE91];[.$BI91])" table:style-name="ce1">
            <text:p>373</text:p>
          </table:table-cell>
          <table:table-cell office:value-type="float" office:value="13.09" table:formula="of:=MEDIAN([.$B91];[.$F91];[.$J91];[.$N91];[.$R91];[.$V91];[.$Z91];[.$AD91];[.$AH91];[.$AL91];[.$AP91];[.$AT91];[.$AX91];[.$BB91];[.$BF91])" table:style-name="ce1">
            <text:p>13,09</text:p>
          </table:table-cell>
          <table:table-cell office:value-type="float" office:value="5.82" table:formula="of:=MEDIAN([.$C91];[.$G91];[.$K91];[.$O91];[.$S91];[.$W91];[.$AA91];[.$AE91];[.$AI91];[.$AM91];[.$AQ91];[.$AU91];[.$AY91];[.$BC91];[.$BG91])" table:style-name="ce1">
            <text:p>5,82</text:p>
          </table:table-cell>
          <table:table-cell office:value-type="float" office:value="25717" table:formula="of:=MEDIAN([.$D91];[.$H91];[.$L91];[.$P91];[.$T91];[.$X91];[.$AB91];[.$AF91];[.$AJ91];[.$AN91];[.$AR91];[.$AV91];[.$AZ91];[.$BD91];[.$BH91])" table:style-name="ce1">
            <text:p>25717</text:p>
          </table:table-cell>
          <table:table-cell office:value-type="float" office:value="5301" table:formula="of:=MEDIAN([.$E91];[.$I91];[.$M91];[.$Q91];[.$U91];[.$Y91];[.$AC91];[.$AG91];[.$AK91];[.$AO91];[.$AS91];[.$AW91];[.$BA91];[.$BE91];[.$BI91])" table:style-name="ce1">
            <text:p>5301</text:p>
          </table:table-cell>
          <table:table-cell office:value-type="float" office:value="1445.29" table:formula="of:=MAX([.$B91];[.$F91];[.$J91];[.$N91];[.$R91];[.$V91];[.$Z91];[.$AD91];[.$AH91];[.$AL91];[.$AP91];[.$AT91];[.$AX91];[.$BB91];[.$BF91])" table:style-name="ce1">
            <text:p>1445,29</text:p>
          </table:table-cell>
          <table:table-cell office:value-type="float" office:value="1438.25" table:formula="of:=MAX([.$C91];[.$G91];[.$K91];[.$O91];[.$S91];[.$W91];[.$AA91];[.$AE91];[.$AI91];[.$AM91];[.$AQ91];[.$AU91];[.$AY91];[.$BC91];[.$BG91])" table:style-name="ce1">
            <text:p>1438,25</text:p>
          </table:table-cell>
          <table:table-cell office:value-type="float" office:value="8861569" table:formula="of:=MAX([.$D91];[.$H91];[.$L91];[.$P91];[.$T91];[.$X91];[.$AB91];[.$AF91];[.$AJ91];[.$AN91];[.$AR91];[.$AV91];[.$AZ91];[.$BD91];[.$BH91])" table:style-name="ce1">
            <text:p>8861569</text:p>
          </table:table-cell>
          <table:table-cell office:value-type="float" office:value="1350256" table:formula="of:=MAX([.$E91];[.$I91];[.$M91];[.$Q91];[.$U91];[.$Y91];[.$AC91];[.$AG91];[.$AK91];[.$AO91];[.$AS91];[.$AW91];[.$BA91];[.$BE91];[.$BI91])" table:style-name="ce1">
            <text:p>135025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30_c50.lp</text:p>
          </table:table-cell>
          <table:table-cell office:value-type="float" office:value="108.46" table:style-name="ce1">
            <text:p>108,46</text:p>
          </table:table-cell>
          <table:table-cell office:value-type="float" office:value="101.45" table:style-name="ce1">
            <text:p>101,45</text:p>
          </table:table-cell>
          <table:table-cell office:value-type="float" office:value="190537" table:style-name="ce1">
            <text:p>190537</text:p>
          </table:table-cell>
          <table:table-cell office:value-type="float" office:value="119877" table:style-name="ce1">
            <text:p>119877</text:p>
          </table:table-cell>
          <table:table-cell office:value-type="float" office:value="49.21" table:style-name="ce1">
            <text:p>49,21</text:p>
          </table:table-cell>
          <table:table-cell office:value-type="float" office:value="42.16" table:style-name="ce1">
            <text:p>42,16</text:p>
          </table:table-cell>
          <table:table-cell office:value-type="float" office:value="104117" table:style-name="ce1">
            <text:p>104117</text:p>
          </table:table-cell>
          <table:table-cell office:value-type="float" office:value="52691" table:style-name="ce1">
            <text:p>52691</text:p>
          </table:table-cell>
          <table:table-cell office:value-type="float" office:value="14.98" table:style-name="ce2">
            <text:p>14,98</text:p>
          </table:table-cell>
          <table:table-cell office:value-type="float" office:value="7.15" table:style-name="ce2">
            <text:p>7,15</text:p>
          </table:table-cell>
          <table:table-cell office:value-type="float" office:value="49609" table:style-name="ce1">
            <text:p>49609</text:p>
          </table:table-cell>
          <table:table-cell office:value-type="float" office:value="8939" table:style-name="ce2">
            <text:p>8939</text:p>
          </table:table-cell>
          <table:table-cell office:value-type="float" office:value="167.99" table:style-name="ce1">
            <text:p>167,99</text:p>
          </table:table-cell>
          <table:table-cell office:value-type="float" office:value="160.81" table:style-name="ce1">
            <text:p>160,81</text:p>
          </table:table-cell>
          <table:table-cell office:value-type="float" office:value="227683" table:style-name="ce1">
            <text:p>227683</text:p>
          </table:table-cell>
          <table:table-cell office:value-type="float" office:value="189135" table:style-name="ce1">
            <text:p>189135</text:p>
          </table:table-cell>
          <table:table-cell office:value-type="float" office:value="105.49" table:style-name="ce1">
            <text:p>105,49</text:p>
          </table:table-cell>
          <table:table-cell office:value-type="float" office:value="97.87" table:style-name="ce1">
            <text:p>97,87</text:p>
          </table:table-cell>
          <table:table-cell office:value-type="float" office:value="184113" table:style-name="ce1">
            <text:p>184113</text:p>
          </table:table-cell>
          <table:table-cell office:value-type="float" office:value="122535" table:style-name="ce1">
            <text:p>122535</text:p>
          </table:table-cell>
          <table:table-cell office:value-type="float" office:value="52.2" table:style-name="ce1">
            <text:p>52,2</text:p>
          </table:table-cell>
          <table:table-cell office:value-type="float" office:value="44.31" table:style-name="ce1">
            <text:p>44,31</text:p>
          </table:table-cell>
          <table:table-cell office:value-type="float" office:value="88198" table:style-name="ce1">
            <text:p>88198</text:p>
          </table:table-cell>
          <table:table-cell office:value-type="float" office:value="49395" table:style-name="ce1">
            <text:p>49395</text:p>
          </table:table-cell>
          <table:table-cell office:value-type="float" office:value="217.46" table:style-name="ce1">
            <text:p>217,46</text:p>
          </table:table-cell>
          <table:table-cell office:value-type="float" office:value="209.7" table:style-name="ce1">
            <text:p>209,7</text:p>
          </table:table-cell>
          <table:table-cell office:value-type="float" office:value="287451" table:style-name="ce1">
            <text:p>287451</text:p>
          </table:table-cell>
          <table:table-cell office:value-type="float" office:value="243492" table:style-name="ce1">
            <text:p>243492</text:p>
          </table:table-cell>
          <table:table-cell office:value-type="float" office:value="225.39" table:style-name="ce1">
            <text:p>225,39</text:p>
          </table:table-cell>
          <table:table-cell office:value-type="float" office:value="217.92" table:style-name="ce1">
            <text:p>217,92</text:p>
          </table:table-cell>
          <table:table-cell office:value-type="float" office:value="279301" table:style-name="ce1">
            <text:p>279301</text:p>
          </table:table-cell>
          <table:table-cell office:value-type="float" office:value="233059" table:style-name="ce1">
            <text:p>233059</text:p>
          </table:table-cell>
          <table:table-cell office:value-type="float" office:value="30.22" table:style-name="ce1">
            <text:p>30,22</text:p>
          </table:table-cell>
          <table:table-cell office:value-type="float" office:value="22.33" table:style-name="ce1">
            <text:p>22,33</text:p>
          </table:table-cell>
          <table:table-cell office:value-type="float" office:value="86915" table:style-name="ce1">
            <text:p>86915</text:p>
          </table:table-cell>
          <table:table-cell office:value-type="float" office:value="28188" table:style-name="ce1">
            <text:p>28188</text:p>
          </table:table-cell>
          <table:table-cell office:value-type="float" office:value="17.34" table:style-name="ce1">
            <text:p>17,34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26129" table:style-name="ce2">
            <text:p>26129</text:p>
          </table:table-cell>
          <table:table-cell office:value-type="float" office:value="11444" table:style-name="ce1">
            <text:p>11444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33.25" table:style-name="ce1">
            <text:p>33,25</text:p>
          </table:table-cell>
          <table:table-cell office:value-type="float" office:value="61736" table:style-name="ce1">
            <text:p>61736</text:p>
          </table:table-cell>
          <table:table-cell office:value-type="float" office:value="36617" table:style-name="ce1">
            <text:p>3661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86076418" table:style-name="ce1">
            <text:p>186076418</text:p>
          </table:table-cell>
          <table:table-cell office:value-type="float" office:value="12472508" table:style-name="ce3">
            <text:p>12472508</text:p>
          </table:table-cell>
          <table:table-cell office:value-type="float" office:value="175.47" table:style-name="ce1">
            <text:p>175,47</text:p>
          </table:table-cell>
          <table:table-cell office:value-type="float" office:value="141.88999999999999" table:style-name="ce1">
            <text:p>141,89</text:p>
          </table:table-cell>
          <table:table-cell office:value-type="float" office:value="1152387" table:style-name="ce1">
            <text:p>1152387</text:p>
          </table:table-cell>
          <table:table-cell office:value-type="float" office:value="99288" table:style-name="ce1">
            <text:p>99288</text:p>
          </table:table-cell>
          <table:table-cell office:value-type="float" office:value="2002.69" table:style-name="ce1">
            <text:p>2002,69</text:p>
          </table:table-cell>
          <table:table-cell office:value-type="float" office:value="1965.17" table:style-name="ce1">
            <text:p>1965,17</text:p>
          </table:table-cell>
          <table:table-cell office:value-type="float" office:value="224476502" table:style-name="ce3">
            <text:p>224476502</text:p>
          </table:table-cell>
          <table:table-cell office:value-type="float" office:value="497477" table:style-name="ce1">
            <text:p>497477</text:p>
          </table:table-cell>
          <table:table-cell office:value-type="float" office:value="41.36" table:style-name="ce1">
            <text:p>41,36</text:p>
          </table:table-cell>
          <table:table-cell office:value-type="float" office:value="35.43" table:style-name="ce1">
            <text:p>35,43</text:p>
          </table:table-cell>
          <table:table-cell office:value-type="float" office:value="82463" table:style-name="ce1">
            <text:p>82463</text:p>
          </table:table-cell>
          <table:table-cell office:value-type="float" office:value="51608" table:style-name="ce1">
            <text:p>51608</text:p>
          </table:table-cell>
          <table:table-cell office:value-type="float" office:value="14.98" table:formula="of:=MIN([.$B92];[.$F92];[.$J92];[.$N92];[.$R92];[.$V92];[.$Z92];[.$AD92];[.$AH92];[.$AL92];[.$AP92];[.$AT92];[.$AX92];[.$BB92];[.$BF92])" table:style-name="ce1">
            <text:p>14,98</text:p>
          </table:table-cell>
          <table:table-cell office:value-type="float" office:value="7.15" table:formula="of:=MIN([.$C92];[.$G92];[.$K92];[.$O92];[.$S92];[.$W92];[.$AA92];[.$AE92];[.$AI92];[.$AM92];[.$AQ92];[.$AU92];[.$AY92];[.$BC92];[.$BG92])" table:style-name="ce1">
            <text:p>7,15</text:p>
          </table:table-cell>
          <table:table-cell office:value-type="float" office:value="26129" table:formula="of:=MIN([.$D92];[.$H92];[.$L92];[.$P92];[.$T92];[.$X92];[.$AB92];[.$AF92];[.$AJ92];[.$AN92];[.$AR92];[.$AV92];[.$AZ92];[.$BD92];[.$BH92])" table:style-name="ce1">
            <text:p>26129</text:p>
          </table:table-cell>
          <table:table-cell office:value-type="float" office:value="8939" table:formula="of:=MIN([.$E92];[.$I92];[.$M92];[.$Q92];[.$U92];[.$Y92];[.$AC92];[.$AG92];[.$AK92];[.$AO92];[.$AS92];[.$AW92];[.$BA92];[.$BE92];[.$BI92])" table:style-name="ce1">
            <text:p>8939</text:p>
          </table:table-cell>
          <table:table-cell office:value-type="float" office:value="105.49" table:formula="of:=MEDIAN([.$B92];[.$F92];[.$J92];[.$N92];[.$R92];[.$V92];[.$Z92];[.$AD92];[.$AH92];[.$AL92];[.$AP92];[.$AT92];[.$AX92];[.$BB92];[.$BF92])" table:style-name="ce1">
            <text:p>105,49</text:p>
          </table:table-cell>
          <table:table-cell office:value-type="float" office:value="97.87" table:formula="of:=MEDIAN([.$C92];[.$G92];[.$K92];[.$O92];[.$S92];[.$W92];[.$AA92];[.$AE92];[.$AI92];[.$AM92];[.$AQ92];[.$AU92];[.$AY92];[.$BC92];[.$BG92])" table:style-name="ce1">
            <text:p>97,87</text:p>
          </table:table-cell>
          <table:table-cell office:value-type="float" office:value="184113" table:formula="of:=MEDIAN([.$D92];[.$H92];[.$L92];[.$P92];[.$T92];[.$X92];[.$AB92];[.$AF92];[.$AJ92];[.$AN92];[.$AR92];[.$AV92];[.$AZ92];[.$BD92];[.$BH92])" table:style-name="ce1">
            <text:p>184113</text:p>
          </table:table-cell>
          <table:table-cell office:value-type="float" office:value="99288" table:formula="of:=MEDIAN([.$E92];[.$I92];[.$M92];[.$Q92];[.$U92];[.$Y92];[.$AC92];[.$AG92];[.$AK92];[.$AO92];[.$AS92];[.$AW92];[.$BA92];[.$BE92];[.$BI92])" table:style-name="ce1">
            <text:p>99288</text:p>
          </table:table-cell>
          <table:table-cell office:value-type="float" office:value="21600" table:formula="of:=MAX([.$B92];[.$F92];[.$J92];[.$N92];[.$R92];[.$V92];[.$Z92];[.$AD92];[.$AH92];[.$AL92];[.$AP92];[.$AT92];[.$AX92];[.$BB92];[.$BF92])" table:style-name="ce1">
            <text:p>21600</text:p>
          </table:table-cell>
          <table:table-cell office:value-type="float" office:value="21600" table:formula="of:=MAX([.$C92];[.$G92];[.$K92];[.$O92];[.$S92];[.$W92];[.$AA92];[.$AE92];[.$AI92];[.$AM92];[.$AQ92];[.$AU92];[.$AY92];[.$BC92];[.$BG92])" table:style-name="ce1">
            <text:p>21600</text:p>
          </table:table-cell>
          <table:table-cell office:value-type="float" office:value="224476502" table:formula="of:=MAX([.$D92];[.$H92];[.$L92];[.$P92];[.$T92];[.$X92];[.$AB92];[.$AF92];[.$AJ92];[.$AN92];[.$AR92];[.$AV92];[.$AZ92];[.$BD92];[.$BH92])" table:style-name="ce1">
            <text:p>224476502</text:p>
          </table:table-cell>
          <table:table-cell office:value-type="float" office:value="12472508" table:formula="of:=MAX([.$E92];[.$I92];[.$M92];[.$Q92];[.$U92];[.$Y92];[.$AC92];[.$AG92];[.$AK92];[.$AO92];[.$AS92];[.$AW92];[.$BA92];[.$BE92];[.$BI92])" table:style-name="ce1">
            <text:p>1247250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30_c55.lp</text:p>
          </table:table-cell>
          <table:table-cell office:value-type="float" office:value="13.93" table:style-name="ce1">
            <text:p>13,93</text:p>
          </table:table-cell>
          <table:table-cell office:value-type="float" office:value="7.47" table:style-name="ce2">
            <text:p>7,47</text:p>
          </table:table-cell>
          <table:table-cell office:value-type="float" office:value="116310" table:style-name="ce2">
            <text:p>116310</text:p>
          </table:table-cell>
          <table:table-cell office:value-type="float" office:value="11010" table:style-name="ce2">
            <text:p>11010</text:p>
          </table:table-cell>
          <table:table-cell office:value-type="float" office:value="46.94" table:style-name="ce1">
            <text:p>46,94</text:p>
          </table:table-cell>
          <table:table-cell office:value-type="float" office:value="40.85" table:style-name="ce1">
            <text:p>40,85</text:p>
          </table:table-cell>
          <table:table-cell office:value-type="float" office:value="606655" table:style-name="ce1">
            <text:p>606655</text:p>
          </table:table-cell>
          <table:table-cell office:value-type="float" office:value="63317" table:style-name="ce1">
            <text:p>63317</text:p>
          </table:table-cell>
          <table:table-cell office:value-type="float" office:value="47.07" table:style-name="ce1">
            <text:p>47,07</text:p>
          </table:table-cell>
          <table:table-cell office:value-type="float" office:value="41.07" table:style-name="ce1">
            <text:p>41,07</text:p>
          </table:table-cell>
          <table:table-cell office:value-type="float" office:value="640238" table:style-name="ce1">
            <text:p>640238</text:p>
          </table:table-cell>
          <table:table-cell office:value-type="float" office:value="63335" table:style-name="ce1">
            <text:p>63335</text:p>
          </table:table-cell>
          <table:table-cell office:value-type="float" office:value="26.36" table:style-name="ce1">
            <text:p>26,36</text:p>
          </table:table-cell>
          <table:table-cell office:value-type="float" office:value="20.03" table:style-name="ce1">
            <text:p>20,03</text:p>
          </table:table-cell>
          <table:table-cell office:value-type="float" office:value="297052" table:style-name="ce1">
            <text:p>297052</text:p>
          </table:table-cell>
          <table:table-cell office:value-type="float" office:value="30178" table:style-name="ce1">
            <text:p>30178</text:p>
          </table:table-cell>
          <table:table-cell office:value-type="float" office:value="34.6" table:style-name="ce1">
            <text:p>34,6</text:p>
          </table:table-cell>
          <table:table-cell office:value-type="float" office:value="28.46" table:style-name="ce1">
            <text:p>28,46</text:p>
          </table:table-cell>
          <table:table-cell office:value-type="float" office:value="422192" table:style-name="ce1">
            <text:p>422192</text:p>
          </table:table-cell>
          <table:table-cell office:value-type="float" office:value="41570" table:style-name="ce1">
            <text:p>41570</text:p>
          </table:table-cell>
          <table:table-cell office:value-type="float" office:value="49.63" table:style-name="ce1">
            <text:p>49,63</text:p>
          </table:table-cell>
          <table:table-cell office:value-type="float" office:value="43.24" table:style-name="ce1">
            <text:p>43,24</text:p>
          </table:table-cell>
          <table:table-cell office:value-type="float" office:value="608855" table:style-name="ce1">
            <text:p>608855</text:p>
          </table:table-cell>
          <table:table-cell office:value-type="float" office:value="64524" table:style-name="ce1">
            <text:p>64524</text:p>
          </table:table-cell>
          <table:table-cell office:value-type="float" office:value="112.44" table:style-name="ce1">
            <text:p>112,44</text:p>
          </table:table-cell>
          <table:table-cell office:value-type="float" office:value="105.67" table:style-name="ce1">
            <text:p>105,67</text:p>
          </table:table-cell>
          <table:table-cell office:value-type="float" office:value="269887" table:style-name="ce1">
            <text:p>269887</text:p>
          </table:table-cell>
          <table:table-cell office:value-type="float" office:value="134194" table:style-name="ce1">
            <text:p>134194</text:p>
          </table:table-cell>
          <table:table-cell office:value-type="float" office:value="149.35" table:style-name="ce1">
            <text:p>149,35</text:p>
          </table:table-cell>
          <table:table-cell office:value-type="float" office:value="142.79" table:style-name="ce1">
            <text:p>142,79</text:p>
          </table:table-cell>
          <table:table-cell office:value-type="float" office:value="339406" table:style-name="ce1">
            <text:p>339406</text:p>
          </table:table-cell>
          <table:table-cell office:value-type="float" office:value="174351" table:style-name="ce1">
            <text:p>174351</text:p>
          </table:table-cell>
          <table:table-cell office:value-type="float" office:value="29.42" table:style-name="ce1">
            <text:p>29,42</text:p>
          </table:table-cell>
          <table:table-cell office:value-type="float" office:value="23.12" table:style-name="ce1">
            <text:p>23,12</text:p>
          </table:table-cell>
          <table:table-cell office:value-type="float" office:value="386605" table:style-name="ce1">
            <text:p>386605</text:p>
          </table:table-cell>
          <table:table-cell office:value-type="float" office:value="36393" table:style-name="ce1">
            <text:p>36393</text:p>
          </table:table-cell>
          <table:table-cell office:value-type="float" office:value="26.85" table:style-name="ce1">
            <text:p>26,85</text:p>
          </table:table-cell>
          <table:table-cell office:value-type="float" office:value="20.28" table:style-name="ce1">
            <text:p>20,28</text:p>
          </table:table-cell>
          <table:table-cell office:value-type="float" office:value="228936" table:style-name="ce1">
            <text:p>228936</text:p>
          </table:table-cell>
          <table:table-cell office:value-type="float" office:value="28825" table:style-name="ce1">
            <text:p>28825</text:p>
          </table:table-cell>
          <table:table-cell office:value-type="float" office:value="13.37" table:style-name="ce2">
            <text:p>13,37</text:p>
          </table:table-cell>
          <table:table-cell office:value-type="float" office:value="7.53" table:style-name="ce1">
            <text:p>7,53</text:p>
          </table:table-cell>
          <table:table-cell office:value-type="float" office:value="120359" table:style-name="ce1">
            <text:p>120359</text:p>
          </table:table-cell>
          <table:table-cell office:value-type="float" office:value="12426" table:style-name="ce1">
            <text:p>1242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94980382" table:style-name="ce1">
            <text:p>94980382</text:p>
          </table:table-cell>
          <table:table-cell office:value-type="float" office:value="14762537" table:style-name="ce3">
            <text:p>14762537</text:p>
          </table:table-cell>
          <table:table-cell office:value-type="float" office:value="44.27" table:style-name="ce1">
            <text:p>44,27</text:p>
          </table:table-cell>
          <table:table-cell office:value-type="float" office:value="22.54" table:style-name="ce1">
            <text:p>22,54</text:p>
          </table:table-cell>
          <table:table-cell office:value-type="float" office:value="378061" table:style-name="ce1">
            <text:p>378061</text:p>
          </table:table-cell>
          <table:table-cell office:value-type="float" office:value="29322" table:style-name="ce1">
            <text:p>29322</text:p>
          </table:table-cell>
          <table:table-cell office:value-type="float" office:value="1716.29" table:style-name="ce1">
            <text:p>1716,29</text:p>
          </table:table-cell>
          <table:table-cell office:value-type="float" office:value="1689.4" table:style-name="ce1">
            <text:p>1689,4</text:p>
          </table:table-cell>
          <table:table-cell office:value-type="float" office:value="200997563" table:style-name="ce3">
            <text:p>200997563</text:p>
          </table:table-cell>
          <table:table-cell office:value-type="float" office:value="357490" table:style-name="ce1">
            <text:p>357490</text:p>
          </table:table-cell>
          <table:table-cell office:value-type="float" office:value="68.77" table:style-name="ce1">
            <text:p>68,77</text:p>
          </table:table-cell>
          <table:table-cell office:value-type="float" office:value="63.11" table:style-name="ce1">
            <text:p>63,11</text:p>
          </table:table-cell>
          <table:table-cell office:value-type="float" office:value="894536" table:style-name="ce1">
            <text:p>894536</text:p>
          </table:table-cell>
          <table:table-cell office:value-type="float" office:value="91398" table:style-name="ce1">
            <text:p>91398</text:p>
          </table:table-cell>
          <table:table-cell office:value-type="float" office:value="13.37" table:formula="of:=MIN([.$B93];[.$F93];[.$J93];[.$N93];[.$R93];[.$V93];[.$Z93];[.$AD93];[.$AH93];[.$AL93];[.$AP93];[.$AT93];[.$AX93];[.$BB93];[.$BF93])" table:style-name="ce1">
            <text:p>13,37</text:p>
          </table:table-cell>
          <table:table-cell office:value-type="float" office:value="7.47" table:formula="of:=MIN([.$C93];[.$G93];[.$K93];[.$O93];[.$S93];[.$W93];[.$AA93];[.$AE93];[.$AI93];[.$AM93];[.$AQ93];[.$AU93];[.$AY93];[.$BC93];[.$BG93])" table:style-name="ce1">
            <text:p>7,47</text:p>
          </table:table-cell>
          <table:table-cell office:value-type="float" office:value="116310" table:formula="of:=MIN([.$D93];[.$H93];[.$L93];[.$P93];[.$T93];[.$X93];[.$AB93];[.$AF93];[.$AJ93];[.$AN93];[.$AR93];[.$AV93];[.$AZ93];[.$BD93];[.$BH93])" table:style-name="ce1">
            <text:p>116310</text:p>
          </table:table-cell>
          <table:table-cell office:value-type="float" office:value="11010" table:formula="of:=MIN([.$E93];[.$I93];[.$M93];[.$Q93];[.$U93];[.$Y93];[.$AC93];[.$AG93];[.$AK93];[.$AO93];[.$AS93];[.$AW93];[.$BA93];[.$BE93];[.$BI93])" table:style-name="ce1">
            <text:p>11010</text:p>
          </table:table-cell>
          <table:table-cell office:value-type="float" office:value="46.94" table:formula="of:=MEDIAN([.$B93];[.$F93];[.$J93];[.$N93];[.$R93];[.$V93];[.$Z93];[.$AD93];[.$AH93];[.$AL93];[.$AP93];[.$AT93];[.$AX93];[.$BB93];[.$BF93])" table:style-name="ce1">
            <text:p>46,94</text:p>
          </table:table-cell>
          <table:table-cell office:value-type="float" office:value="40.85" table:formula="of:=MEDIAN([.$C93];[.$G93];[.$K93];[.$O93];[.$S93];[.$W93];[.$AA93];[.$AE93];[.$AI93];[.$AM93];[.$AQ93];[.$AU93];[.$AY93];[.$BC93];[.$BG93])" table:style-name="ce1">
            <text:p>40,85</text:p>
          </table:table-cell>
          <table:table-cell office:value-type="float" office:value="386605" table:formula="of:=MEDIAN([.$D93];[.$H93];[.$L93];[.$P93];[.$T93];[.$X93];[.$AB93];[.$AF93];[.$AJ93];[.$AN93];[.$AR93];[.$AV93];[.$AZ93];[.$BD93];[.$BH93])" table:style-name="ce1">
            <text:p>386605</text:p>
          </table:table-cell>
          <table:table-cell office:value-type="float" office:value="63317" table:formula="of:=MEDIAN([.$E93];[.$I93];[.$M93];[.$Q93];[.$U93];[.$Y93];[.$AC93];[.$AG93];[.$AK93];[.$AO93];[.$AS93];[.$AW93];[.$BA93];[.$BE93];[.$BI93])" table:style-name="ce1">
            <text:p>63317</text:p>
          </table:table-cell>
          <table:table-cell office:value-type="float" office:value="21600" table:formula="of:=MAX([.$B93];[.$F93];[.$J93];[.$N93];[.$R93];[.$V93];[.$Z93];[.$AD93];[.$AH93];[.$AL93];[.$AP93];[.$AT93];[.$AX93];[.$BB93];[.$BF93])" table:style-name="ce1">
            <text:p>21600</text:p>
          </table:table-cell>
          <table:table-cell office:value-type="float" office:value="21600" table:formula="of:=MAX([.$C93];[.$G93];[.$K93];[.$O93];[.$S93];[.$W93];[.$AA93];[.$AE93];[.$AI93];[.$AM93];[.$AQ93];[.$AU93];[.$AY93];[.$BC93];[.$BG93])" table:style-name="ce1">
            <text:p>21600</text:p>
          </table:table-cell>
          <table:table-cell office:value-type="float" office:value="200997563" table:formula="of:=MAX([.$D93];[.$H93];[.$L93];[.$P93];[.$T93];[.$X93];[.$AB93];[.$AF93];[.$AJ93];[.$AN93];[.$AR93];[.$AV93];[.$AZ93];[.$BD93];[.$BH93])" table:style-name="ce1">
            <text:p>200997563</text:p>
          </table:table-cell>
          <table:table-cell office:value-type="float" office:value="14762537" table:formula="of:=MAX([.$E93];[.$I93];[.$M93];[.$Q93];[.$U93];[.$Y93];[.$AC93];[.$AG93];[.$AK93];[.$AO93];[.$AS93];[.$AW93];[.$BA93];[.$BE93];[.$BI93])" table:style-name="ce1">
            <text:p>1476253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30_c65.lp</text:p>
          </table:table-cell>
          <table:table-cell office:value-type="float" office:value="19.04" table:style-name="ce1">
            <text:p>19,04</text:p>
          </table:table-cell>
          <table:table-cell office:value-type="float" office:value="10.66" table:style-name="ce1">
            <text:p>10,66</text:p>
          </table:table-cell>
          <table:table-cell office:value-type="float" office:value="59628" table:style-name="ce1">
            <text:p>59628</text:p>
          </table:table-cell>
          <table:table-cell office:value-type="float" office:value="11965" table:style-name="ce1">
            <text:p>11965</text:p>
          </table:table-cell>
          <table:table-cell office:value-type="float" office:value="31.32" table:style-name="ce1">
            <text:p>31,32</text:p>
          </table:table-cell>
          <table:table-cell office:value-type="float" office:value="23.65" table:style-name="ce1">
            <text:p>23,65</text:p>
          </table:table-cell>
          <table:table-cell office:value-type="float" office:value="242380" table:style-name="ce1">
            <text:p>242380</text:p>
          </table:table-cell>
          <table:table-cell office:value-type="float" office:value="26119" table:style-name="ce1">
            <text:p>26119</text:p>
          </table:table-cell>
          <table:table-cell office:value-type="float" office:value="26.32" table:style-name="ce1">
            <text:p>26,32</text:p>
          </table:table-cell>
          <table:table-cell office:value-type="float" office:value="18.32" table:style-name="ce1">
            <text:p>18,32</text:p>
          </table:table-cell>
          <table:table-cell office:value-type="float" office:value="96929" table:style-name="ce1">
            <text:p>96929</text:p>
          </table:table-cell>
          <table:table-cell office:value-type="float" office:value="21174" table:style-name="ce1">
            <text:p>21174</text:p>
          </table:table-cell>
          <table:table-cell office:value-type="float" office:value="8.8800000000000008" table:style-name="ce2">
            <text:p>8,88</text:p>
          </table:table-cell>
          <table:table-cell office:value-type="float" office:value="1.1399999999999999" table:style-name="ce2">
            <text:p>1,14</text:p>
          </table:table-cell>
          <table:table-cell office:value-type="float" office:value="6913" table:style-name="ce2">
            <text:p>6913</text:p>
          </table:table-cell>
          <table:table-cell office:value-type="float" office:value="1388" table:style-name="ce2">
            <text:p>1388</text:p>
          </table:table-cell>
          <table:table-cell office:value-type="float" office:value="54.65" table:style-name="ce1">
            <text:p>54,65</text:p>
          </table:table-cell>
          <table:table-cell office:value-type="float" office:value="47.11" table:style-name="ce1">
            <text:p>47,11</text:p>
          </table:table-cell>
          <table:table-cell office:value-type="float" office:value="320347" table:style-name="ce1">
            <text:p>320347</text:p>
          </table:table-cell>
          <table:table-cell office:value-type="float" office:value="42559" table:style-name="ce1">
            <text:p>42559</text:p>
          </table:table-cell>
          <table:table-cell office:value-type="float" office:value="93.82" table:style-name="ce1">
            <text:p>93,82</text:p>
          </table:table-cell>
          <table:table-cell office:value-type="float" office:value="86.1" table:style-name="ce1">
            <text:p>86,1</text:p>
          </table:table-cell>
          <table:table-cell office:value-type="float" office:value="497640" table:style-name="ce3">
            <text:p>497640</text:p>
          </table:table-cell>
          <table:table-cell office:value-type="float" office:value="73410" table:style-name="ce1">
            <text:p>73410</text:p>
          </table:table-cell>
          <table:table-cell office:value-type="float" office:value="37.57" table:style-name="ce1">
            <text:p>37,57</text:p>
          </table:table-cell>
          <table:table-cell office:value-type="float" office:value="29.15" table:style-name="ce1">
            <text:p>29,15</text:p>
          </table:table-cell>
          <table:table-cell office:value-type="float" office:value="44046" table:style-name="ce1">
            <text:p>44046</text:p>
          </table:table-cell>
          <table:table-cell office:value-type="float" office:value="31902" table:style-name="ce1">
            <text:p>31902</text:p>
          </table:table-cell>
          <table:table-cell office:value-type="float" office:value="17.75" table:style-name="ce1">
            <text:p>17,75</text:p>
          </table:table-cell>
          <table:table-cell office:value-type="float" office:value="9.44" table:style-name="ce1">
            <text:p>9,44</text:p>
          </table:table-cell>
          <table:table-cell office:value-type="float" office:value="16954" table:style-name="ce1">
            <text:p>16954</text:p>
          </table:table-cell>
          <table:table-cell office:value-type="float" office:value="11326" table:style-name="ce1">
            <text:p>11326</text:p>
          </table:table-cell>
          <table:table-cell office:value-type="float" office:value="16.13" table:style-name="ce1">
            <text:p>16,13</text:p>
          </table:table-cell>
          <table:table-cell office:value-type="float" office:value="8.81" table:style-name="ce1">
            <text:p>8,81</text:p>
          </table:table-cell>
          <table:table-cell office:value-type="float" office:value="60900" table:style-name="ce1">
            <text:p>60900</text:p>
          </table:table-cell>
          <table:table-cell office:value-type="float" office:value="12125" table:style-name="ce1">
            <text:p>12125</text:p>
          </table:table-cell>
          <table:table-cell office:value-type="float" office:value="19.46" table:style-name="ce1">
            <text:p>19,46</text:p>
          </table:table-cell>
          <table:table-cell office:value-type="float" office:value="11.09" table:style-name="ce1">
            <text:p>11,09</text:p>
          </table:table-cell>
          <table:table-cell office:value-type="float" office:value="73218" table:style-name="ce1">
            <text:p>73218</text:p>
          </table:table-cell>
          <table:table-cell office:value-type="float" office:value="12470" table:style-name="ce1">
            <text:p>12470</text:p>
          </table:table-cell>
          <table:table-cell office:value-type="float" office:value="146.94" table:style-name="ce3">
            <text:p>146,94</text:p>
          </table:table-cell>
          <table:table-cell office:value-type="float" office:value="139.80000000000001" table:style-name="ce3">
            <text:p>139,8</text:p>
          </table:table-cell>
          <table:table-cell office:value-type="float" office:value="239295" table:style-name="ce1">
            <text:p>239295</text:p>
          </table:table-cell>
          <table:table-cell office:value-type="float" office:value="108861" table:style-name="ce3">
            <text:p>108861</text:p>
          </table:table-cell>
          <table:table-cell office:value-type="float" office:value="35.1" table:style-name="ce1">
            <text:p>35,1</text:p>
          </table:table-cell>
          <table:table-cell office:value-type="float" office:value="27.12" table:style-name="ce1">
            <text:p>27,12</text:p>
          </table:table-cell>
          <table:table-cell office:value-type="float" office:value="193522" table:style-name="ce1">
            <text:p>193522</text:p>
          </table:table-cell>
          <table:table-cell office:value-type="float" office:value="44102" table:style-name="ce1">
            <text:p>44102</text:p>
          </table:table-cell>
          <table:table-cell office:value-type="float" office:value="65.73" table:style-name="ce1">
            <text:p>65,73</text:p>
          </table:table-cell>
          <table:table-cell office:value-type="float" office:value="28.03" table:style-name="ce1">
            <text:p>28,03</text:p>
          </table:table-cell>
          <table:table-cell office:value-type="float" office:value="244963" table:style-name="ce1">
            <text:p>244963</text:p>
          </table:table-cell>
          <table:table-cell office:value-type="float" office:value="19905" table:style-name="ce1">
            <text:p>19905</text:p>
          </table:table-cell>
          <table:table-cell office:value-type="float" office:value="49.18" table:style-name="ce1">
            <text:p>49,18</text:p>
          </table:table-cell>
          <table:table-cell office:value-type="float" office:value="9.64" table:style-name="ce1">
            <text:p>9,64</text:p>
          </table:table-cell>
          <table:table-cell office:value-type="float" office:value="362772" table:style-name="ce1">
            <text:p>362772</text:p>
          </table:table-cell>
          <table:table-cell office:value-type="float" office:value="2435" table:style-name="ce1">
            <text:p>2435</text:p>
          </table:table-cell>
          <table:table-cell office:value-type="float" office:value="39.58" table:style-name="ce1">
            <text:p>39,58</text:p>
          </table:table-cell>
          <table:table-cell office:value-type="float" office:value="32.4" table:style-name="ce1">
            <text:p>32,4</text:p>
          </table:table-cell>
          <table:table-cell office:value-type="float" office:value="305270" table:style-name="ce1">
            <text:p>305270</text:p>
          </table:table-cell>
          <table:table-cell office:value-type="float" office:value="32230" table:style-name="ce1">
            <text:p>32230</text:p>
          </table:table-cell>
          <table:table-cell office:value-type="float" office:value="8.8800000000000008" table:formula="of:=MIN([.$B94];[.$F94];[.$J94];[.$N94];[.$R94];[.$V94];[.$Z94];[.$AD94];[.$AH94];[.$AL94];[.$AP94];[.$AT94];[.$AX94];[.$BB94];[.$BF94])" table:style-name="ce1">
            <text:p>8,88</text:p>
          </table:table-cell>
          <table:table-cell office:value-type="float" office:value="1.1399999999999999" table:formula="of:=MIN([.$C94];[.$G94];[.$K94];[.$O94];[.$S94];[.$W94];[.$AA94];[.$AE94];[.$AI94];[.$AM94];[.$AQ94];[.$AU94];[.$AY94];[.$BC94];[.$BG94])" table:style-name="ce1">
            <text:p>1,14</text:p>
          </table:table-cell>
          <table:table-cell office:value-type="float" office:value="6913" table:formula="of:=MIN([.$D94];[.$H94];[.$L94];[.$P94];[.$T94];[.$X94];[.$AB94];[.$AF94];[.$AJ94];[.$AN94];[.$AR94];[.$AV94];[.$AZ94];[.$BD94];[.$BH94])" table:style-name="ce1">
            <text:p>6913</text:p>
          </table:table-cell>
          <table:table-cell office:value-type="float" office:value="1388" table:formula="of:=MIN([.$E94];[.$I94];[.$M94];[.$Q94];[.$U94];[.$Y94];[.$AC94];[.$AG94];[.$AK94];[.$AO94];[.$AS94];[.$AW94];[.$BA94];[.$BE94];[.$BI94])" table:style-name="ce1">
            <text:p>1388</text:p>
          </table:table-cell>
          <table:table-cell office:value-type="float" office:value="35.1" table:formula="of:=MEDIAN([.$B94];[.$F94];[.$J94];[.$N94];[.$R94];[.$V94];[.$Z94];[.$AD94];[.$AH94];[.$AL94];[.$AP94];[.$AT94];[.$AX94];[.$BB94];[.$BF94])" table:style-name="ce1">
            <text:p>35,1</text:p>
          </table:table-cell>
          <table:table-cell office:value-type="float" office:value="23.65" table:formula="of:=MEDIAN([.$C94];[.$G94];[.$K94];[.$O94];[.$S94];[.$W94];[.$AA94];[.$AE94];[.$AI94];[.$AM94];[.$AQ94];[.$AU94];[.$AY94];[.$BC94];[.$BG94])" table:style-name="ce1">
            <text:p>23,65</text:p>
          </table:table-cell>
          <table:table-cell office:value-type="float" office:value="193522" table:formula="of:=MEDIAN([.$D94];[.$H94];[.$L94];[.$P94];[.$T94];[.$X94];[.$AB94];[.$AF94];[.$AJ94];[.$AN94];[.$AR94];[.$AV94];[.$AZ94];[.$BD94];[.$BH94])" table:style-name="ce1">
            <text:p>193522</text:p>
          </table:table-cell>
          <table:table-cell office:value-type="float" office:value="21174" table:formula="of:=MEDIAN([.$E94];[.$I94];[.$M94];[.$Q94];[.$U94];[.$Y94];[.$AC94];[.$AG94];[.$AK94];[.$AO94];[.$AS94];[.$AW94];[.$BA94];[.$BE94];[.$BI94])" table:style-name="ce1">
            <text:p>21174</text:p>
          </table:table-cell>
          <table:table-cell office:value-type="float" office:value="146.94" table:formula="of:=MAX([.$B94];[.$F94];[.$J94];[.$N94];[.$R94];[.$V94];[.$Z94];[.$AD94];[.$AH94];[.$AL94];[.$AP94];[.$AT94];[.$AX94];[.$BB94];[.$BF94])" table:style-name="ce1">
            <text:p>146,94</text:p>
          </table:table-cell>
          <table:table-cell office:value-type="float" office:value="139.80000000000001" table:formula="of:=MAX([.$C94];[.$G94];[.$K94];[.$O94];[.$S94];[.$W94];[.$AA94];[.$AE94];[.$AI94];[.$AM94];[.$AQ94];[.$AU94];[.$AY94];[.$BC94];[.$BG94])" table:style-name="ce1">
            <text:p>139,8</text:p>
          </table:table-cell>
          <table:table-cell office:value-type="float" office:value="497640" table:formula="of:=MAX([.$D94];[.$H94];[.$L94];[.$P94];[.$T94];[.$X94];[.$AB94];[.$AF94];[.$AJ94];[.$AN94];[.$AR94];[.$AV94];[.$AZ94];[.$BD94];[.$BH94])" table:style-name="ce1">
            <text:p>497640</text:p>
          </table:table-cell>
          <table:table-cell office:value-type="float" office:value="108861" table:formula="of:=MAX([.$E94];[.$I94];[.$M94];[.$Q94];[.$U94];[.$Y94];[.$AC94];[.$AG94];[.$AK94];[.$AO94];[.$AS94];[.$AW94];[.$BA94];[.$BE94];[.$BI94])" table:style-name="ce1">
            <text:p>10886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35_c50.lp</text:p>
          </table:table-cell>
          <table:table-cell office:value-type="float" office:value="46" table:style-name="ce1">
            <text:p>46</text:p>
          </table:table-cell>
          <table:table-cell office:value-type="float" office:value="37.020000000000003" table:style-name="ce1">
            <text:p>37,02</text:p>
          </table:table-cell>
          <table:table-cell office:value-type="float" office:value="74916" table:style-name="ce1">
            <text:p>74916</text:p>
          </table:table-cell>
          <table:table-cell office:value-type="float" office:value="28180" table:style-name="ce1">
            <text:p>28180</text:p>
          </table:table-cell>
          <table:table-cell office:value-type="float" office:value="23.79" table:style-name="ce2">
            <text:p>23,79</text:p>
          </table:table-cell>
          <table:table-cell office:value-type="float" office:value="15.52" table:style-name="ce2">
            <text:p>15,52</text:p>
          </table:table-cell>
          <table:table-cell office:value-type="float" office:value="37848" table:style-name="ce2">
            <text:p>37848</text:p>
          </table:table-cell>
          <table:table-cell office:value-type="float" office:value="14921" table:style-name="ce2">
            <text:p>14921</text:p>
          </table:table-cell>
          <table:table-cell office:value-type="float" office:value="46.07" table:style-name="ce1">
            <text:p>46,07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150813" table:style-name="ce1">
            <text:p>150813</text:p>
          </table:table-cell>
          <table:table-cell office:value-type="float" office:value="27765" table:style-name="ce1">
            <text:p>27765</text:p>
          </table:table-cell>
          <table:table-cell office:value-type="float" office:value="40.770000000000003" table:style-name="ce1">
            <text:p>40,77</text:p>
          </table:table-cell>
          <table:table-cell office:value-type="float" office:value="32.97" table:style-name="ce1">
            <text:p>32,97</text:p>
          </table:table-cell>
          <table:table-cell office:value-type="float" office:value="53762" table:style-name="ce1">
            <text:p>53762</text:p>
          </table:table-cell>
          <table:table-cell office:value-type="float" office:value="27611" table:style-name="ce1">
            <text:p>27611</text:p>
          </table:table-cell>
          <table:table-cell office:value-type="float" office:value="32.64" table:style-name="ce1">
            <text:p>32,64</text:p>
          </table:table-cell>
          <table:table-cell office:value-type="float" office:value="24.67" table:style-name="ce1">
            <text:p>24,67</text:p>
          </table:table-cell>
          <table:table-cell office:value-type="float" office:value="73056" table:style-name="ce1">
            <text:p>73056</text:p>
          </table:table-cell>
          <table:table-cell office:value-type="float" office:value="20857" table:style-name="ce1">
            <text:p>20857</text:p>
          </table:table-cell>
          <table:table-cell office:value-type="float" office:value="55.22" table:style-name="ce1">
            <text:p>55,22</text:p>
          </table:table-cell>
          <table:table-cell office:value-type="float" office:value="46.51" table:style-name="ce1">
            <text:p>46,51</text:p>
          </table:table-cell>
          <table:table-cell office:value-type="float" office:value="86042" table:style-name="ce1">
            <text:p>86042</text:p>
          </table:table-cell>
          <table:table-cell office:value-type="float" office:value="32553" table:style-name="ce1">
            <text:p>32553</text:p>
          </table:table-cell>
          <table:table-cell office:value-type="float" office:value="115.39" table:style-name="ce1">
            <text:p>115,39</text:p>
          </table:table-cell>
          <table:table-cell office:value-type="float" office:value="106.21" table:style-name="ce1">
            <text:p>106,21</text:p>
          </table:table-cell>
          <table:table-cell office:value-type="float" office:value="110257" table:style-name="ce1">
            <text:p>110257</text:p>
          </table:table-cell>
          <table:table-cell office:value-type="float" office:value="69869" table:style-name="ce1">
            <text:p>69869</text:p>
          </table:table-cell>
          <table:table-cell office:value-type="float" office:value="139.6" table:style-name="ce1">
            <text:p>139,6</text:p>
          </table:table-cell>
          <table:table-cell office:value-type="float" office:value="130.4" table:style-name="ce1">
            <text:p>130,4</text:p>
          </table:table-cell>
          <table:table-cell office:value-type="float" office:value="195907" table:style-name="ce1">
            <text:p>195907</text:p>
          </table:table-cell>
          <table:table-cell office:value-type="float" office:value="107417" table:style-name="ce1">
            <text:p>107417</text:p>
          </table:table-cell>
          <table:table-cell office:value-type="float" office:value="52.28" table:style-name="ce1">
            <text:p>52,28</text:p>
          </table:table-cell>
          <table:table-cell office:value-type="float" office:value="44.08" table:style-name="ce1">
            <text:p>44,08</text:p>
          </table:table-cell>
          <table:table-cell office:value-type="float" office:value="78827" table:style-name="ce1">
            <text:p>78827</text:p>
          </table:table-cell>
          <table:table-cell office:value-type="float" office:value="34753" table:style-name="ce1">
            <text:p>34753</text:p>
          </table:table-cell>
          <table:table-cell office:value-type="float" office:value="50.71" table:style-name="ce1">
            <text:p>50,71</text:p>
          </table:table-cell>
          <table:table-cell office:value-type="float" office:value="41.68" table:style-name="ce1">
            <text:p>41,68</text:p>
          </table:table-cell>
          <table:table-cell office:value-type="float" office:value="71669" table:style-name="ce1">
            <text:p>71669</text:p>
          </table:table-cell>
          <table:table-cell office:value-type="float" office:value="32187" table:style-name="ce1">
            <text:p>32187</text:p>
          </table:table-cell>
          <table:table-cell office:value-type="float" office:value="63.79" table:style-name="ce1">
            <text:p>63,79</text:p>
          </table:table-cell>
          <table:table-cell office:value-type="float" office:value="55.1" table:style-name="ce1">
            <text:p>55,1</text:p>
          </table:table-cell>
          <table:table-cell office:value-type="float" office:value="110705" table:style-name="ce1">
            <text:p>110705</text:p>
          </table:table-cell>
          <table:table-cell office:value-type="float" office:value="48950" table:style-name="ce1">
            <text:p>48950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202724506" table:style-name="ce1">
            <text:p>202724506</text:p>
          </table:table-cell>
          <table:table-cell office:value-type="float" office:value="13433611" table:style-name="ce3">
            <text:p>13433611</text:p>
          </table:table-cell>
          <table:table-cell office:value-type="float" office:value="118.74" table:style-name="ce1">
            <text:p>118,74</text:p>
          </table:table-cell>
          <table:table-cell office:value-type="float" office:value="85.24" table:style-name="ce1">
            <text:p>85,24</text:p>
          </table:table-cell>
          <table:table-cell office:value-type="float" office:value="637191" table:style-name="ce1">
            <text:p>637191</text:p>
          </table:table-cell>
          <table:table-cell office:value-type="float" office:value="39275" table:style-name="ce1">
            <text:p>39275</text:p>
          </table:table-cell>
          <table:table-cell office:value-type="float" office:value="2471.1" table:style-name="ce1">
            <text:p>2471,1</text:p>
          </table:table-cell>
          <table:table-cell office:value-type="float" office:value="2427.04" table:style-name="ce1">
            <text:p>2427,04</text:p>
          </table:table-cell>
          <table:table-cell office:value-type="float" office:value="251180783" table:style-name="ce3">
            <text:p>251180783</text:p>
          </table:table-cell>
          <table:table-cell office:value-type="float" office:value="305815" table:style-name="ce1">
            <text:p>305815</text:p>
          </table:table-cell>
          <table:table-cell office:value-type="float" office:value="50.2" table:style-name="ce1">
            <text:p>50,2</text:p>
          </table:table-cell>
          <table:table-cell office:value-type="float" office:value="42.24" table:style-name="ce1">
            <text:p>42,24</text:p>
          </table:table-cell>
          <table:table-cell office:value-type="float" office:value="103452" table:style-name="ce1">
            <text:p>103452</text:p>
          </table:table-cell>
          <table:table-cell office:value-type="float" office:value="33522" table:style-name="ce1">
            <text:p>33522</text:p>
          </table:table-cell>
          <table:table-cell office:value-type="float" office:value="23.79" table:formula="of:=MIN([.$B95];[.$F95];[.$J95];[.$N95];[.$R95];[.$V95];[.$Z95];[.$AD95];[.$AH95];[.$AL95];[.$AP95];[.$AT95];[.$AX95];[.$BB95];[.$BF95])" table:style-name="ce1">
            <text:p>23,79</text:p>
          </table:table-cell>
          <table:table-cell office:value-type="float" office:value="15.52" table:formula="of:=MIN([.$C95];[.$G95];[.$K95];[.$O95];[.$S95];[.$W95];[.$AA95];[.$AE95];[.$AI95];[.$AM95];[.$AQ95];[.$AU95];[.$AY95];[.$BC95];[.$BG95])" table:style-name="ce1">
            <text:p>15,52</text:p>
          </table:table-cell>
          <table:table-cell office:value-type="float" office:value="37848" table:formula="of:=MIN([.$D95];[.$H95];[.$L95];[.$P95];[.$T95];[.$X95];[.$AB95];[.$AF95];[.$AJ95];[.$AN95];[.$AR95];[.$AV95];[.$AZ95];[.$BD95];[.$BH95])" table:style-name="ce1">
            <text:p>37848</text:p>
          </table:table-cell>
          <table:table-cell office:value-type="float" office:value="14921" table:formula="of:=MIN([.$E95];[.$I95];[.$M95];[.$Q95];[.$U95];[.$Y95];[.$AC95];[.$AG95];[.$AK95];[.$AO95];[.$AS95];[.$AW95];[.$BA95];[.$BE95];[.$BI95])" table:style-name="ce1">
            <text:p>14921</text:p>
          </table:table-cell>
          <table:table-cell office:value-type="float" office:value="52.28" table:formula="of:=MEDIAN([.$B95];[.$F95];[.$J95];[.$N95];[.$R95];[.$V95];[.$Z95];[.$AD95];[.$AH95];[.$AL95];[.$AP95];[.$AT95];[.$AX95];[.$BB95];[.$BF95])" table:style-name="ce1">
            <text:p>52,28</text:p>
          </table:table-cell>
          <table:table-cell office:value-type="float" office:value="44.08" table:formula="of:=MEDIAN([.$C95];[.$G95];[.$K95];[.$O95];[.$S95];[.$W95];[.$AA95];[.$AE95];[.$AI95];[.$AM95];[.$AQ95];[.$AU95];[.$AY95];[.$BC95];[.$BG95])" table:style-name="ce1">
            <text:p>44,08</text:p>
          </table:table-cell>
          <table:table-cell office:value-type="float" office:value="103452" table:formula="of:=MEDIAN([.$D95];[.$H95];[.$L95];[.$P95];[.$T95];[.$X95];[.$AB95];[.$AF95];[.$AJ95];[.$AN95];[.$AR95];[.$AV95];[.$AZ95];[.$BD95];[.$BH95])" table:style-name="ce1">
            <text:p>103452</text:p>
          </table:table-cell>
          <table:table-cell office:value-type="float" office:value="33522" table:formula="of:=MEDIAN([.$E95];[.$I95];[.$M95];[.$Q95];[.$U95];[.$Y95];[.$AC95];[.$AG95];[.$AK95];[.$AO95];[.$AS95];[.$AW95];[.$BA95];[.$BE95];[.$BI95])" table:style-name="ce1">
            <text:p>33522</text:p>
          </table:table-cell>
          <table:table-cell office:value-type="float" office:value="21600" table:formula="of:=MAX([.$B95];[.$F95];[.$J95];[.$N95];[.$R95];[.$V95];[.$Z95];[.$AD95];[.$AH95];[.$AL95];[.$AP95];[.$AT95];[.$AX95];[.$BB95];[.$BF95])" table:style-name="ce1">
            <text:p>21600</text:p>
          </table:table-cell>
          <table:table-cell office:value-type="float" office:value="21600" table:formula="of:=MAX([.$C95];[.$G95];[.$K95];[.$O95];[.$S95];[.$W95];[.$AA95];[.$AE95];[.$AI95];[.$AM95];[.$AQ95];[.$AU95];[.$AY95];[.$BC95];[.$BG95])" table:style-name="ce1">
            <text:p>21600</text:p>
          </table:table-cell>
          <table:table-cell office:value-type="float" office:value="251180783" table:formula="of:=MAX([.$D95];[.$H95];[.$L95];[.$P95];[.$T95];[.$X95];[.$AB95];[.$AF95];[.$AJ95];[.$AN95];[.$AR95];[.$AV95];[.$AZ95];[.$BD95];[.$BH95])" table:style-name="ce1">
            <text:p>251180783</text:p>
          </table:table-cell>
          <table:table-cell office:value-type="float" office:value="13433611" table:formula="of:=MAX([.$E95];[.$I95];[.$M95];[.$Q95];[.$U95];[.$Y95];[.$AC95];[.$AG95];[.$AK95];[.$AO95];[.$AS95];[.$AW95];[.$BA95];[.$BE95];[.$BI95])" table:style-name="ce1">
            <text:p>1343361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35_c55.lp</text:p>
          </table:table-cell>
          <table:table-cell office:value-type="float" office:value="189" table:style-name="ce1">
            <text:p>189</text:p>
          </table:table-cell>
          <table:table-cell office:value-type="float" office:value="183.58" table:style-name="ce1">
            <text:p>183,58</text:p>
          </table:table-cell>
          <table:table-cell office:value-type="float" office:value="2420175" table:style-name="ce1">
            <text:p>2420175</text:p>
          </table:table-cell>
          <table:table-cell office:value-type="float" office:value="404704" table:style-name="ce1">
            <text:p>404704</text:p>
          </table:table-cell>
          <table:table-cell office:value-type="float" office:value="328.88" table:style-name="ce1">
            <text:p>328,88</text:p>
          </table:table-cell>
          <table:table-cell office:value-type="float" office:value="324.29000000000002" table:style-name="ce1">
            <text:p>324,29</text:p>
          </table:table-cell>
          <table:table-cell office:value-type="float" office:value="3799877" table:style-name="ce1">
            <text:p>3799877</text:p>
          </table:table-cell>
          <table:table-cell office:value-type="float" office:value="716445" table:style-name="ce1">
            <text:p>716445</text:p>
          </table:table-cell>
          <table:table-cell office:value-type="float" office:value="43.79" table:style-name="ce2">
            <text:p>43,79</text:p>
          </table:table-cell>
          <table:table-cell office:value-type="float" office:value="38.65" table:style-name="ce2">
            <text:p>38,65</text:p>
          </table:table-cell>
          <table:table-cell office:value-type="float" office:value="554640" table:style-name="ce2">
            <text:p>554640</text:p>
          </table:table-cell>
          <table:table-cell office:value-type="float" office:value="80911" table:style-name="ce2">
            <text:p>80911</text:p>
          </table:table-cell>
          <table:table-cell office:value-type="float" office:value="250.54" table:style-name="ce1">
            <text:p>250,54</text:p>
          </table:table-cell>
          <table:table-cell office:value-type="float" office:value="245.25" table:style-name="ce1">
            <text:p>245,25</text:p>
          </table:table-cell>
          <table:table-cell office:value-type="float" office:value="2342753" table:style-name="ce1">
            <text:p>2342753</text:p>
          </table:table-cell>
          <table:table-cell office:value-type="float" office:value="438263" table:style-name="ce1">
            <text:p>438263</text:p>
          </table:table-cell>
          <table:table-cell office:value-type="float" office:value="723.57" table:style-name="ce1">
            <text:p>723,57</text:p>
          </table:table-cell>
          <table:table-cell office:value-type="float" office:value="718.4" table:style-name="ce1">
            <text:p>718,4</text:p>
          </table:table-cell>
          <table:table-cell office:value-type="float" office:value="6841307" table:style-name="ce1">
            <text:p>6841307</text:p>
          </table:table-cell>
          <table:table-cell office:value-type="float" office:value="1336075" table:style-name="ce1">
            <text:p>1336075</text:p>
          </table:table-cell>
          <table:table-cell office:value-type="float" office:value="179.49" table:style-name="ce1">
            <text:p>179,49</text:p>
          </table:table-cell>
          <table:table-cell office:value-type="float" office:value="174.24" table:style-name="ce1">
            <text:p>174,24</text:p>
          </table:table-cell>
          <table:table-cell office:value-type="float" office:value="2078893" table:style-name="ce1">
            <text:p>2078893</text:p>
          </table:table-cell>
          <table:table-cell office:value-type="float" office:value="350201" table:style-name="ce1">
            <text:p>350201</text:p>
          </table:table-cell>
          <table:table-cell office:value-type="float" office:value="1255.52" table:style-name="ce1">
            <text:p>1255,52</text:p>
          </table:table-cell>
          <table:table-cell office:value-type="float" office:value="1249.8699999999999" table:style-name="ce1">
            <text:p>1249,87</text:p>
          </table:table-cell>
          <table:table-cell office:value-type="float" office:value="2428188" table:style-name="ce1">
            <text:p>2428188</text:p>
          </table:table-cell>
          <table:table-cell office:value-type="float" office:value="1725480" table:style-name="ce1">
            <text:p>1725480</text:p>
          </table:table-cell>
          <table:table-cell office:value-type="float" office:value="523.23" table:style-name="ce1">
            <text:p>523,23</text:p>
          </table:table-cell>
          <table:table-cell office:value-type="float" office:value="517.78" table:style-name="ce1">
            <text:p>517,78</text:p>
          </table:table-cell>
          <table:table-cell office:value-type="float" office:value="1177547" table:style-name="ce1">
            <text:p>1177547</text:p>
          </table:table-cell>
          <table:table-cell office:value-type="float" office:value="815410" table:style-name="ce1">
            <text:p>815410</text:p>
          </table:table-cell>
          <table:table-cell office:value-type="float" office:value="699.12" table:style-name="ce1">
            <text:p>699,12</text:p>
          </table:table-cell>
          <table:table-cell office:value-type="float" office:value="694.07" table:style-name="ce1">
            <text:p>694,07</text:p>
          </table:table-cell>
          <table:table-cell office:value-type="float" office:value="6678600" table:style-name="ce1">
            <text:p>6678600</text:p>
          </table:table-cell>
          <table:table-cell office:value-type="float" office:value="1340148" table:style-name="ce1">
            <text:p>1340148</text:p>
          </table:table-cell>
          <table:table-cell office:value-type="float" office:value="292.18" table:style-name="ce1">
            <text:p>292,18</text:p>
          </table:table-cell>
          <table:table-cell office:value-type="float" office:value="286.56" table:style-name="ce1">
            <text:p>286,56</text:p>
          </table:table-cell>
          <table:table-cell office:value-type="float" office:value="2214670" table:style-name="ce1">
            <text:p>2214670</text:p>
          </table:table-cell>
          <table:table-cell office:value-type="float" office:value="527379" table:style-name="ce1">
            <text:p>527379</text:p>
          </table:table-cell>
          <table:table-cell office:value-type="float" office:value="112.14" table:style-name="ce1">
            <text:p>112,14</text:p>
          </table:table-cell>
          <table:table-cell office:value-type="float" office:value="107.09" table:style-name="ce1">
            <text:p>107,09</text:p>
          </table:table-cell>
          <table:table-cell office:value-type="float" office:value="970701" table:style-name="ce1">
            <text:p>970701</text:p>
          </table:table-cell>
          <table:table-cell office:value-type="float" office:value="226655" table:style-name="ce1">
            <text:p>22665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32837466" table:style-name="ce1">
            <text:p>132837466</text:p>
          </table:table-cell>
          <table:table-cell office:value-type="float" office:value="22253509" table:style-name="ce3">
            <text:p>22253509</text:p>
          </table:table-cell>
          <table:table-cell office:value-type="float" office:value="311.16000000000003" table:style-name="ce1">
            <text:p>311,16</text:p>
          </table:table-cell>
          <table:table-cell office:value-type="float" office:value="286.83999999999997" table:style-name="ce1">
            <text:p>286,84</text:p>
          </table:table-cell>
          <table:table-cell office:value-type="float" office:value="2258769" table:style-name="ce1">
            <text:p>2258769</text:p>
          </table:table-cell>
          <table:table-cell office:value-type="float" office:value="366733" table:style-name="ce1">
            <text:p>366733</text:p>
          </table:table-cell>
          <table:table-cell office:value-type="float" office:value="1658.98" table:style-name="ce1">
            <text:p>1658,98</text:p>
          </table:table-cell>
          <table:table-cell office:value-type="float" office:value="1633.68" table:style-name="ce1">
            <text:p>1633,68</text:p>
          </table:table-cell>
          <table:table-cell office:value-type="float" office:value="191299773" table:style-name="ce3">
            <text:p>191299773</text:p>
          </table:table-cell>
          <table:table-cell office:value-type="float" office:value="896373" table:style-name="ce1">
            <text:p>896373</text:p>
          </table:table-cell>
          <table:table-cell office:value-type="float" office:value="57.73" table:style-name="ce1">
            <text:p>57,73</text:p>
          </table:table-cell>
          <table:table-cell office:value-type="float" office:value="52.6" table:style-name="ce1">
            <text:p>52,6</text:p>
          </table:table-cell>
          <table:table-cell office:value-type="float" office:value="661471" table:style-name="ce1">
            <text:p>661471</text:p>
          </table:table-cell>
          <table:table-cell office:value-type="float" office:value="119390" table:style-name="ce1">
            <text:p>119390</text:p>
          </table:table-cell>
          <table:table-cell office:value-type="float" office:value="43.79" table:formula="of:=MIN([.$B96];[.$F96];[.$J96];[.$N96];[.$R96];[.$V96];[.$Z96];[.$AD96];[.$AH96];[.$AL96];[.$AP96];[.$AT96];[.$AX96];[.$BB96];[.$BF96])" table:style-name="ce1">
            <text:p>43,79</text:p>
          </table:table-cell>
          <table:table-cell office:value-type="float" office:value="38.65" table:formula="of:=MIN([.$C96];[.$G96];[.$K96];[.$O96];[.$S96];[.$W96];[.$AA96];[.$AE96];[.$AI96];[.$AM96];[.$AQ96];[.$AU96];[.$AY96];[.$BC96];[.$BG96])" table:style-name="ce1">
            <text:p>38,65</text:p>
          </table:table-cell>
          <table:table-cell office:value-type="float" office:value="554640" table:formula="of:=MIN([.$D96];[.$H96];[.$L96];[.$P96];[.$T96];[.$X96];[.$AB96];[.$AF96];[.$AJ96];[.$AN96];[.$AR96];[.$AV96];[.$AZ96];[.$BD96];[.$BH96])" table:style-name="ce1">
            <text:p>554640</text:p>
          </table:table-cell>
          <table:table-cell office:value-type="float" office:value="80911" table:formula="of:=MIN([.$E96];[.$I96];[.$M96];[.$Q96];[.$U96];[.$Y96];[.$AC96];[.$AG96];[.$AK96];[.$AO96];[.$AS96];[.$AW96];[.$BA96];[.$BE96];[.$BI96])" table:style-name="ce1">
            <text:p>80911</text:p>
          </table:table-cell>
          <table:table-cell office:value-type="float" office:value="311.16000000000003" table:formula="of:=MEDIAN([.$B96];[.$F96];[.$J96];[.$N96];[.$R96];[.$V96];[.$Z96];[.$AD96];[.$AH96];[.$AL96];[.$AP96];[.$AT96];[.$AX96];[.$BB96];[.$BF96])" table:style-name="ce1">
            <text:p>311,16</text:p>
          </table:table-cell>
          <table:table-cell office:value-type="float" office:value="286.83999999999997" table:formula="of:=MEDIAN([.$C96];[.$G96];[.$K96];[.$O96];[.$S96];[.$W96];[.$AA96];[.$AE96];[.$AI96];[.$AM96];[.$AQ96];[.$AU96];[.$AY96];[.$BC96];[.$BG96])" table:style-name="ce1">
            <text:p>286,84</text:p>
          </table:table-cell>
          <table:table-cell office:value-type="float" office:value="2342753" table:formula="of:=MEDIAN([.$D96];[.$H96];[.$L96];[.$P96];[.$T96];[.$X96];[.$AB96];[.$AF96];[.$AJ96];[.$AN96];[.$AR96];[.$AV96];[.$AZ96];[.$BD96];[.$BH96])" table:style-name="ce1">
            <text:p>2342753</text:p>
          </table:table-cell>
          <table:table-cell office:value-type="float" office:value="527379" table:formula="of:=MEDIAN([.$E96];[.$I96];[.$M96];[.$Q96];[.$U96];[.$Y96];[.$AC96];[.$AG96];[.$AK96];[.$AO96];[.$AS96];[.$AW96];[.$BA96];[.$BE96];[.$BI96])" table:style-name="ce1">
            <text:p>527379</text:p>
          </table:table-cell>
          <table:table-cell office:value-type="float" office:value="21600" table:formula="of:=MAX([.$B96];[.$F96];[.$J96];[.$N96];[.$R96];[.$V96];[.$Z96];[.$AD96];[.$AH96];[.$AL96];[.$AP96];[.$AT96];[.$AX96];[.$BB96];[.$BF96])" table:style-name="ce1">
            <text:p>21600</text:p>
          </table:table-cell>
          <table:table-cell office:value-type="float" office:value="21600" table:formula="of:=MAX([.$C96];[.$G96];[.$K96];[.$O96];[.$S96];[.$W96];[.$AA96];[.$AE96];[.$AI96];[.$AM96];[.$AQ96];[.$AU96];[.$AY96];[.$BC96];[.$BG96])" table:style-name="ce1">
            <text:p>21600</text:p>
          </table:table-cell>
          <table:table-cell office:value-type="float" office:value="191299773" table:formula="of:=MAX([.$D96];[.$H96];[.$L96];[.$P96];[.$T96];[.$X96];[.$AB96];[.$AF96];[.$AJ96];[.$AN96];[.$AR96];[.$AV96];[.$AZ96];[.$BD96];[.$BH96])" table:style-name="ce1">
            <text:p>191299773</text:p>
          </table:table-cell>
          <table:table-cell office:value-type="float" office:value="22253509" table:formula="of:=MAX([.$E96];[.$I96];[.$M96];[.$Q96];[.$U96];[.$Y96];[.$AC96];[.$AG96];[.$AK96];[.$AO96];[.$AS96];[.$AW96];[.$BA96];[.$BE96];[.$BI96])" table:style-name="ce1">
            <text:p>2225350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35_c65.lp</text:p>
          </table:table-cell>
          <table:table-cell office:value-type="float" office:value="138.22999999999999" table:style-name="ce1">
            <text:p>138,23</text:p>
          </table:table-cell>
          <table:table-cell office:value-type="float" office:value="128.83000000000001" table:style-name="ce1">
            <text:p>128,83</text:p>
          </table:table-cell>
          <table:table-cell office:value-type="float" office:value="158618" table:style-name="ce1">
            <text:p>158618</text:p>
          </table:table-cell>
          <table:table-cell office:value-type="float" office:value="91343" table:style-name="ce1">
            <text:p>91343</text:p>
          </table:table-cell>
          <table:table-cell office:value-type="float" office:value="177.44" table:style-name="ce1">
            <text:p>177,44</text:p>
          </table:table-cell>
          <table:table-cell office:value-type="float" office:value="167.93" table:style-name="ce1">
            <text:p>167,93</text:p>
          </table:table-cell>
          <table:table-cell office:value-type="float" office:value="442352" table:style-name="ce1">
            <text:p>442352</text:p>
          </table:table-cell>
          <table:table-cell office:value-type="float" office:value="125259" table:style-name="ce1">
            <text:p>125259</text:p>
          </table:table-cell>
          <table:table-cell office:value-type="float" office:value="226.94" table:style-name="ce1">
            <text:p>226,94</text:p>
          </table:table-cell>
          <table:table-cell office:value-type="float" office:value="216.55" table:style-name="ce1">
            <text:p>216,55</text:p>
          </table:table-cell>
          <table:table-cell office:value-type="float" office:value="893615" table:style-name="ce1">
            <text:p>893615</text:p>
          </table:table-cell>
          <table:table-cell office:value-type="float" office:value="149088" table:style-name="ce1">
            <text:p>149088</text:p>
          </table:table-cell>
          <table:table-cell office:value-type="float" office:value="138.22" table:style-name="ce1">
            <text:p>138,22</text:p>
          </table:table-cell>
          <table:table-cell office:value-type="float" office:value="128.36000000000001" table:style-name="ce1">
            <text:p>128,36</text:p>
          </table:table-cell>
          <table:table-cell office:value-type="float" office:value="236280" table:style-name="ce1">
            <text:p>236280</text:p>
          </table:table-cell>
          <table:table-cell office:value-type="float" office:value="95013" table:style-name="ce1">
            <text:p>95013</text:p>
          </table:table-cell>
          <table:table-cell office:value-type="float" office:value="225.32" table:style-name="ce1">
            <text:p>225,32</text:p>
          </table:table-cell>
          <table:table-cell office:value-type="float" office:value="215.63" table:style-name="ce1">
            <text:p>215,63</text:p>
          </table:table-cell>
          <table:table-cell office:value-type="float" office:value="891168" table:style-name="ce1">
            <text:p>891168</text:p>
          </table:table-cell>
          <table:table-cell office:value-type="float" office:value="160013" table:style-name="ce1">
            <text:p>160013</text:p>
          </table:table-cell>
          <table:table-cell office:value-type="float" office:value="82.89" table:style-name="ce2">
            <text:p>82,89</text:p>
          </table:table-cell>
          <table:table-cell office:value-type="float" office:value="73.2" table:style-name="ce2">
            <text:p>73,2</text:p>
          </table:table-cell>
          <table:table-cell office:value-type="float" office:value="66697" table:style-name="ce2">
            <text:p>66697</text:p>
          </table:table-cell>
          <table:table-cell office:value-type="float" office:value="54353" table:style-name="ce2">
            <text:p>54353</text:p>
          </table:table-cell>
          <table:table-cell office:value-type="float" office:value="125.7" table:style-name="ce1">
            <text:p>125,7</text:p>
          </table:table-cell>
          <table:table-cell office:value-type="float" office:value="115.83" table:style-name="ce1">
            <text:p>115,83</text:p>
          </table:table-cell>
          <table:table-cell office:value-type="float" office:value="104554" table:style-name="ce1">
            <text:p>104554</text:p>
          </table:table-cell>
          <table:table-cell office:value-type="float" office:value="87028" table:style-name="ce1">
            <text:p>87028</text:p>
          </table:table-cell>
          <table:table-cell office:value-type="float" office:value="101.32" table:style-name="ce1">
            <text:p>101,32</text:p>
          </table:table-cell>
          <table:table-cell office:value-type="float" office:value="91.37" table:style-name="ce1">
            <text:p>91,37</text:p>
          </table:table-cell>
          <table:table-cell office:value-type="float" office:value="80499" table:style-name="ce1">
            <text:p>80499</text:p>
          </table:table-cell>
          <table:table-cell office:value-type="float" office:value="67567" table:style-name="ce1">
            <text:p>67567</text:p>
          </table:table-cell>
          <table:table-cell office:value-type="float" office:value="193.29" table:style-name="ce1">
            <text:p>193,29</text:p>
          </table:table-cell>
          <table:table-cell office:value-type="float" office:value="183.18" table:style-name="ce1">
            <text:p>183,18</text:p>
          </table:table-cell>
          <table:table-cell office:value-type="float" office:value="700648" table:style-name="ce1">
            <text:p>700648</text:p>
          </table:table-cell>
          <table:table-cell office:value-type="float" office:value="138535" table:style-name="ce1">
            <text:p>138535</text:p>
          </table:table-cell>
          <table:table-cell office:value-type="float" office:value="202.36" table:style-name="ce1">
            <text:p>202,36</text:p>
          </table:table-cell>
          <table:table-cell office:value-type="float" office:value="192.18" table:style-name="ce1">
            <text:p>192,18</text:p>
          </table:table-cell>
          <table:table-cell office:value-type="float" office:value="303495" table:style-name="ce1">
            <text:p>303495</text:p>
          </table:table-cell>
          <table:table-cell office:value-type="float" office:value="132388" table:style-name="ce1">
            <text:p>132388</text:p>
          </table:table-cell>
          <table:table-cell office:value-type="float" office:value="436.85" table:style-name="ce1">
            <text:p>436,85</text:p>
          </table:table-cell>
          <table:table-cell office:value-type="float" office:value="426.75" table:style-name="ce1">
            <text:p>426,75</text:p>
          </table:table-cell>
          <table:table-cell office:value-type="float" office:value="782404" table:style-name="ce1">
            <text:p>782404</text:p>
          </table:table-cell>
          <table:table-cell office:value-type="float" office:value="280329" table:style-name="ce1">
            <text:p>28032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59008243" table:style-name="ce3">
            <text:p>59008243</text:p>
          </table:table-cell>
          <table:table-cell office:value-type="float" office:value="17212505" table:style-name="ce3">
            <text:p>17212505</text:p>
          </table:table-cell>
          <table:table-cell office:value-type="float" office:value="299.58999999999997" table:style-name="ce1">
            <text:p>299,59</text:p>
          </table:table-cell>
          <table:table-cell office:value-type="float" office:value="253.46" table:style-name="ce1">
            <text:p>253,46</text:p>
          </table:table-cell>
          <table:table-cell office:value-type="float" office:value="300000" table:style-name="ce1">
            <text:p>300000</text:p>
          </table:table-cell>
          <table:table-cell office:value-type="float" office:value="102442" table:style-name="ce1">
            <text:p>102442</text:p>
          </table:table-cell>
          <table:table-cell office:value-type="float" office:value="246.33" table:style-name="ce1">
            <text:p>246,33</text:p>
          </table:table-cell>
          <table:table-cell office:value-type="float" office:value="201.82" table:style-name="ce1">
            <text:p>201,82</text:p>
          </table:table-cell>
          <table:table-cell office:value-type="float" office:value="899750" table:style-name="ce1">
            <text:p>899750</text:p>
          </table:table-cell>
          <table:table-cell office:value-type="float" office:value="159466" table:style-name="ce1">
            <text:p>159466</text:p>
          </table:table-cell>
          <table:table-cell office:value-type="float" office:value="156.94999999999999" table:style-name="ce1">
            <text:p>156,95</text:p>
          </table:table-cell>
          <table:table-cell office:value-type="float" office:value="147.59" table:style-name="ce1">
            <text:p>147,59</text:p>
          </table:table-cell>
          <table:table-cell office:value-type="float" office:value="233209" table:style-name="ce1">
            <text:p>233209</text:p>
          </table:table-cell>
          <table:table-cell office:value-type="float" office:value="98904" table:style-name="ce1">
            <text:p>98904</text:p>
          </table:table-cell>
          <table:table-cell office:value-type="float" office:value="82.89" table:formula="of:=MIN([.$B97];[.$F97];[.$J97];[.$N97];[.$R97];[.$V97];[.$Z97];[.$AD97];[.$AH97];[.$AL97];[.$AP97];[.$AT97];[.$AX97];[.$BB97];[.$BF97])" table:style-name="ce1">
            <text:p>82,89</text:p>
          </table:table-cell>
          <table:table-cell office:value-type="float" office:value="73.2" table:formula="of:=MIN([.$C97];[.$G97];[.$K97];[.$O97];[.$S97];[.$W97];[.$AA97];[.$AE97];[.$AI97];[.$AM97];[.$AQ97];[.$AU97];[.$AY97];[.$BC97];[.$BG97])" table:style-name="ce1">
            <text:p>73,2</text:p>
          </table:table-cell>
          <table:table-cell office:value-type="float" office:value="66697" table:formula="of:=MIN([.$D97];[.$H97];[.$L97];[.$P97];[.$T97];[.$X97];[.$AB97];[.$AF97];[.$AJ97];[.$AN97];[.$AR97];[.$AV97];[.$AZ97];[.$BD97];[.$BH97])" table:style-name="ce1">
            <text:p>66697</text:p>
          </table:table-cell>
          <table:table-cell office:value-type="float" office:value="54353" table:formula="of:=MIN([.$E97];[.$I97];[.$M97];[.$Q97];[.$U97];[.$Y97];[.$AC97];[.$AG97];[.$AK97];[.$AO97];[.$AS97];[.$AW97];[.$BA97];[.$BE97];[.$BI97])" table:style-name="ce1">
            <text:p>54353</text:p>
          </table:table-cell>
          <table:table-cell office:value-type="float" office:value="193.29" table:formula="of:=MEDIAN([.$B97];[.$F97];[.$J97];[.$N97];[.$R97];[.$V97];[.$Z97];[.$AD97];[.$AH97];[.$AL97];[.$AP97];[.$AT97];[.$AX97];[.$BB97];[.$BF97])" table:style-name="ce1">
            <text:p>193,29</text:p>
          </table:table-cell>
          <table:table-cell office:value-type="float" office:value="183.18" table:formula="of:=MEDIAN([.$C97];[.$G97];[.$K97];[.$O97];[.$S97];[.$W97];[.$AA97];[.$AE97];[.$AI97];[.$AM97];[.$AQ97];[.$AU97];[.$AY97];[.$BC97];[.$BG97])" table:style-name="ce1">
            <text:p>183,18</text:p>
          </table:table-cell>
          <table:table-cell office:value-type="float" office:value="303495" table:formula="of:=MEDIAN([.$D97];[.$H97];[.$L97];[.$P97];[.$T97];[.$X97];[.$AB97];[.$AF97];[.$AJ97];[.$AN97];[.$AR97];[.$AV97];[.$AZ97];[.$BD97];[.$BH97])" table:style-name="ce1">
            <text:p>303495</text:p>
          </table:table-cell>
          <table:table-cell office:value-type="float" office:value="125259" table:formula="of:=MEDIAN([.$E97];[.$I97];[.$M97];[.$Q97];[.$U97];[.$Y97];[.$AC97];[.$AG97];[.$AK97];[.$AO97];[.$AS97];[.$AW97];[.$BA97];[.$BE97];[.$BI97])" table:style-name="ce1">
            <text:p>125259</text:p>
          </table:table-cell>
          <table:table-cell office:value-type="float" office:value="21600" table:formula="of:=MAX([.$B97];[.$F97];[.$J97];[.$N97];[.$R97];[.$V97];[.$Z97];[.$AD97];[.$AH97];[.$AL97];[.$AP97];[.$AT97];[.$AX97];[.$BB97];[.$BF97])" table:style-name="ce1">
            <text:p>21600</text:p>
          </table:table-cell>
          <table:table-cell office:value-type="float" office:value="21600" table:formula="of:=MAX([.$C97];[.$G97];[.$K97];[.$O97];[.$S97];[.$W97];[.$AA97];[.$AE97];[.$AI97];[.$AM97];[.$AQ97];[.$AU97];[.$AY97];[.$BC97];[.$BG97])" table:style-name="ce1">
            <text:p>21600</text:p>
          </table:table-cell>
          <table:table-cell office:value-type="float" office:value="59008243" table:formula="of:=MAX([.$D97];[.$H97];[.$L97];[.$P97];[.$T97];[.$X97];[.$AB97];[.$AF97];[.$AJ97];[.$AN97];[.$AR97];[.$AV97];[.$AZ97];[.$BD97];[.$BH97])" table:style-name="ce1">
            <text:p>59008243</text:p>
          </table:table-cell>
          <table:table-cell office:value-type="float" office:value="17212505" table:formula="of:=MAX([.$E97];[.$I97];[.$M97];[.$Q97];[.$U97];[.$Y97];[.$AC97];[.$AG97];[.$AK97];[.$AO97];[.$AS97];[.$AW97];[.$BA97];[.$BE97];[.$BI97])" table:style-name="ce1">
            <text:p>1721250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5_a35_c70.lp</text:p>
          </table:table-cell>
          <table:table-cell office:value-type="float" office:value="13.52" table:style-name="ce1">
            <text:p>13,52</text:p>
          </table:table-cell>
          <table:table-cell office:value-type="float" office:value="1.38" table:style-name="ce1">
            <text:p>1,38</text:p>
          </table:table-cell>
          <table:table-cell office:value-type="float" office:value="40291" table:style-name="ce1">
            <text:p>40291</text:p>
          </table:table-cell>
          <table:table-cell office:value-type="float" office:value="1456" table:style-name="ce1">
            <text:p>1456</text:p>
          </table:table-cell>
          <table:table-cell office:value-type="float" office:value="13.38" table:style-name="ce2">
            <text:p>13,38</text:p>
          </table:table-cell>
          <table:table-cell office:value-type="float" office:value="1.6" table:style-name="ce1">
            <text:p>1,6</text:p>
          </table:table-cell>
          <table:table-cell office:value-type="float" office:value="34252" table:style-name="ce2">
            <text:p>34252</text:p>
          </table:table-cell>
          <table:table-cell office:value-type="float" office:value="1530" table:style-name="ce1">
            <text:p>1530</text:p>
          </table:table-cell>
          <table:table-cell office:value-type="float" office:value="29.65" table:style-name="ce1">
            <text:p>29,65</text:p>
          </table:table-cell>
          <table:table-cell office:value-type="float" office:value="17.66" table:style-name="ce1">
            <text:p>17,66</text:p>
          </table:table-cell>
          <table:table-cell office:value-type="float" office:value="261196" table:style-name="ce1">
            <text:p>261196</text:p>
          </table:table-cell>
          <table:table-cell office:value-type="float" office:value="20106" table:style-name="ce1">
            <text:p>20106</text:p>
          </table:table-cell>
          <table:table-cell office:value-type="float" office:value="15.35" table:style-name="ce1">
            <text:p>15,35</text:p>
          </table:table-cell>
          <table:table-cell office:value-type="float" office:value="3.39" table:style-name="ce1">
            <text:p>3,39</text:p>
          </table:table-cell>
          <table:table-cell office:value-type="float" office:value="53075" table:style-name="ce1">
            <text:p>53075</text:p>
          </table:table-cell>
          <table:table-cell office:value-type="float" office:value="4359" table:style-name="ce1">
            <text:p>4359</text:p>
          </table:table-cell>
          <table:table-cell office:value-type="float" office:value="23.07" table:style-name="ce1">
            <text:p>23,0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60453" table:style-name="ce1">
            <text:p>160453</text:p>
          </table:table-cell>
          <table:table-cell office:value-type="float" office:value="12822" table:style-name="ce1">
            <text:p>12822</text:p>
          </table:table-cell>
          <table:table-cell office:value-type="float" office:value="20.76" table:style-name="ce1">
            <text:p>20,76</text:p>
          </table:table-cell>
          <table:table-cell office:value-type="float" office:value="7.94" table:style-name="ce1">
            <text:p>7,94</text:p>
          </table:table-cell>
          <table:table-cell office:value-type="float" office:value="129261" table:style-name="ce1">
            <text:p>129261</text:p>
          </table:table-cell>
          <table:table-cell office:value-type="float" office:value="10299" table:style-name="ce1">
            <text:p>10299</text:p>
          </table:table-cell>
          <table:table-cell office:value-type="float" office:value="51.05" table:style-name="ce1">
            <text:p>51,05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75207" table:style-name="ce1">
            <text:p>75207</text:p>
          </table:table-cell>
          <table:table-cell office:value-type="float" office:value="41095" table:style-name="ce1">
            <text:p>41095</text:p>
          </table:table-cell>
          <table:table-cell office:value-type="float" office:value="141.37" table:style-name="ce1">
            <text:p>141,37</text:p>
          </table:table-cell>
          <table:table-cell office:value-type="float" office:value="127.87" table:style-name="ce1">
            <text:p>127,87</text:p>
          </table:table-cell>
          <table:table-cell office:value-type="float" office:value="224337" table:style-name="ce1">
            <text:p>224337</text:p>
          </table:table-cell>
          <table:table-cell office:value-type="float" office:value="140145" table:style-name="ce1">
            <text:p>140145</text:p>
          </table:table-cell>
          <table:table-cell office:value-type="float" office:value="14.19" table:style-name="ce1">
            <text:p>14,19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3259" table:style-name="ce1">
            <text:p>43259</text:p>
          </table:table-cell>
          <table:table-cell office:value-type="float" office:value="1234" table:style-name="ce1">
            <text:p>1234</text:p>
          </table:table-cell>
          <table:table-cell office:value-type="float" office:value="13.83" table:style-name="ce1">
            <text:p>13,83</text:p>
          </table:table-cell>
          <table:table-cell office:value-type="float" office:value="0.86" table:style-name="ce2">
            <text:p>0,86</text:p>
          </table:table-cell>
          <table:table-cell office:value-type="float" office:value="35359" table:style-name="ce1">
            <text:p>35359</text:p>
          </table:table-cell>
          <table:table-cell office:value-type="float" office:value="717" table:style-name="ce2">
            <text:p>717</text:p>
          </table:table-cell>
          <table:table-cell office:value-type="float" office:value="49.63" table:style-name="ce1">
            <text:p>49,63</text:p>
          </table:table-cell>
          <table:table-cell office:value-type="float" office:value="37.270000000000003" table:style-name="ce1">
            <text:p>37,27</text:p>
          </table:table-cell>
          <table:table-cell office:value-type="float" office:value="336798" table:style-name="ce1">
            <text:p>336798</text:p>
          </table:table-cell>
          <table:table-cell office:value-type="float" office:value="47159" table:style-name="ce1">
            <text:p>47159</text:p>
          </table:table-cell>
          <table:table-cell office:value-type="float" office:value="9415.75" table:style-name="ce3">
            <text:p>9415,75</text:p>
          </table:table-cell>
          <table:table-cell office:value-type="float" office:value="9402.31" table:style-name="ce3">
            <text:p>9402,31</text:p>
          </table:table-cell>
          <table:table-cell office:value-type="float" office:value="17989560" table:style-name="ce1">
            <text:p>17989560</text:p>
          </table:table-cell>
          <table:table-cell office:value-type="float" office:value="7573880" table:style-name="ce3">
            <text:p>7573880</text:p>
          </table:table-cell>
          <table:table-cell office:value-type="float" office:value="71.7" table:style-name="ce1">
            <text:p>71,7</text:p>
          </table:table-cell>
          <table:table-cell office:value-type="float" office:value="16.2" table:style-name="ce1">
            <text:p>16,2</text:p>
          </table:table-cell>
          <table:table-cell office:value-type="float" office:value="183184" table:style-name="ce1">
            <text:p>183184</text:p>
          </table:table-cell>
          <table:table-cell office:value-type="float" office:value="11971" table:style-name="ce1">
            <text:p>11971</text:p>
          </table:table-cell>
          <table:table-cell office:value-type="float" office:value="559.96" table:style-name="ce1">
            <text:p>559,96</text:p>
          </table:table-cell>
          <table:table-cell office:value-type="float" office:value="505.75" table:style-name="ce1">
            <text:p>505,75</text:p>
          </table:table-cell>
          <table:table-cell office:value-type="float" office:value="28384681" table:style-name="ce3">
            <text:p>28384681</text:p>
          </table:table-cell>
          <table:table-cell office:value-type="float" office:value="159992" table:style-name="ce1">
            <text:p>159992</text:p>
          </table:table-cell>
          <table:table-cell office:value-type="float" office:value="17.38" table:style-name="ce1">
            <text:p>17,38</text:p>
          </table:table-cell>
          <table:table-cell office:value-type="float" office:value="4.33" table:style-name="ce1">
            <text:p>4,33</text:p>
          </table:table-cell>
          <table:table-cell office:value-type="float" office:value="88567" table:style-name="ce1">
            <text:p>88567</text:p>
          </table:table-cell>
          <table:table-cell office:value-type="float" office:value="6561" table:style-name="ce1">
            <text:p>6561</text:p>
          </table:table-cell>
          <table:table-cell office:value-type="float" office:value="13.38" table:formula="of:=MIN([.$B98];[.$F98];[.$J98];[.$N98];[.$R98];[.$V98];[.$Z98];[.$AD98];[.$AH98];[.$AL98];[.$AP98];[.$AT98];[.$AX98];[.$BB98];[.$BF98])" table:style-name="ce1">
            <text:p>13,38</text:p>
          </table:table-cell>
          <table:table-cell office:value-type="float" office:value="0.86" table:formula="of:=MIN([.$C98];[.$G98];[.$K98];[.$O98];[.$S98];[.$W98];[.$AA98];[.$AE98];[.$AI98];[.$AM98];[.$AQ98];[.$AU98];[.$AY98];[.$BC98];[.$BG98])" table:style-name="ce1">
            <text:p>0,86</text:p>
          </table:table-cell>
          <table:table-cell office:value-type="float" office:value="34252" table:formula="of:=MIN([.$D98];[.$H98];[.$L98];[.$P98];[.$T98];[.$X98];[.$AB98];[.$AF98];[.$AJ98];[.$AN98];[.$AR98];[.$AV98];[.$AZ98];[.$BD98];[.$BH98])" table:style-name="ce1">
            <text:p>34252</text:p>
          </table:table-cell>
          <table:table-cell office:value-type="float" office:value="717" table:formula="of:=MIN([.$E98];[.$I98];[.$M98];[.$Q98];[.$U98];[.$Y98];[.$AC98];[.$AG98];[.$AK98];[.$AO98];[.$AS98];[.$AW98];[.$BA98];[.$BE98];[.$BI98])" table:style-name="ce1">
            <text:p>717</text:p>
          </table:table-cell>
          <table:table-cell office:value-type="float" office:value="23.07" table:formula="of:=MEDIAN([.$B98];[.$F98];[.$J98];[.$N98];[.$R98];[.$V98];[.$Z98];[.$AD98];[.$AH98];[.$AL98];[.$AP98];[.$AT98];[.$AX98];[.$BB98];[.$BF98])" table:style-name="ce1">
            <text:p>23,07</text:p>
          </table:table-cell>
          <table:table-cell office:value-type="float" office:value="10.199999999999999" table:formula="of:=MEDIAN([.$C98];[.$G98];[.$K98];[.$O98];[.$S98];[.$W98];[.$AA98];[.$AE98];[.$AI98];[.$AM98];[.$AQ98];[.$AU98];[.$AY98];[.$BC98];[.$BG98])" table:style-name="ce1">
            <text:p>10,2</text:p>
          </table:table-cell>
          <table:table-cell office:value-type="float" office:value="129261" table:formula="of:=MEDIAN([.$D98];[.$H98];[.$L98];[.$P98];[.$T98];[.$X98];[.$AB98];[.$AF98];[.$AJ98];[.$AN98];[.$AR98];[.$AV98];[.$AZ98];[.$BD98];[.$BH98])" table:style-name="ce1">
            <text:p>129261</text:p>
          </table:table-cell>
          <table:table-cell office:value-type="float" office:value="11971" table:formula="of:=MEDIAN([.$E98];[.$I98];[.$M98];[.$Q98];[.$U98];[.$Y98];[.$AC98];[.$AG98];[.$AK98];[.$AO98];[.$AS98];[.$AW98];[.$BA98];[.$BE98];[.$BI98])" table:style-name="ce1">
            <text:p>11971</text:p>
          </table:table-cell>
          <table:table-cell office:value-type="float" office:value="9415.75" table:formula="of:=MAX([.$B98];[.$F98];[.$J98];[.$N98];[.$R98];[.$V98];[.$Z98];[.$AD98];[.$AH98];[.$AL98];[.$AP98];[.$AT98];[.$AX98];[.$BB98];[.$BF98])" table:style-name="ce1">
            <text:p>9415,75</text:p>
          </table:table-cell>
          <table:table-cell office:value-type="float" office:value="9402.31" table:formula="of:=MAX([.$C98];[.$G98];[.$K98];[.$O98];[.$S98];[.$W98];[.$AA98];[.$AE98];[.$AI98];[.$AM98];[.$AQ98];[.$AU98];[.$AY98];[.$BC98];[.$BG98])" table:style-name="ce1">
            <text:p>9402,31</text:p>
          </table:table-cell>
          <table:table-cell office:value-type="float" office:value="28384681" table:formula="of:=MAX([.$D98];[.$H98];[.$L98];[.$P98];[.$T98];[.$X98];[.$AB98];[.$AF98];[.$AJ98];[.$AN98];[.$AR98];[.$AV98];[.$AZ98];[.$BD98];[.$BH98])" table:style-name="ce1">
            <text:p>28384681</text:p>
          </table:table-cell>
          <table:table-cell office:value-type="float" office:value="7573880" table:formula="of:=MAX([.$E98];[.$I98];[.$M98];[.$Q98];[.$U98];[.$Y98];[.$AC98];[.$AG98];[.$AK98];[.$AO98];[.$AS98];[.$AW98];[.$BA98];[.$BE98];[.$BI98])" table:style-name="ce1">
            <text:p>757388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15_c50.lp</text:p>
          </table:table-cell>
          <table:table-cell office:value-type="float" office:value="6.39" table:style-name="ce2">
            <text:p>6,39</text:p>
          </table:table-cell>
          <table:table-cell office:value-type="float" office:value="1.96" table:style-name="ce2">
            <text:p>1,96</text:p>
          </table:table-cell>
          <table:table-cell office:value-type="float" office:value="42538" table:style-name="ce2">
            <text:p>42538</text:p>
          </table:table-cell>
          <table:table-cell office:value-type="float" office:value="4547" table:style-name="ce1">
            <text:p>4547</text:p>
          </table:table-cell>
          <table:table-cell office:value-type="float" office:value="12.54" table:style-name="ce1">
            <text:p>12,54</text:p>
          </table:table-cell>
          <table:table-cell office:value-type="float" office:value="8" table:style-name="ce1">
            <text:p>8</text:p>
          </table:table-cell>
          <table:table-cell office:value-type="float" office:value="108692" table:style-name="ce1">
            <text:p>108692</text:p>
          </table:table-cell>
          <table:table-cell office:value-type="float" office:value="14932" table:style-name="ce1">
            <text:p>14932</text:p>
          </table:table-cell>
          <table:table-cell office:value-type="float" office:value="28.85" table:style-name="ce1">
            <text:p>28,85</text:p>
          </table:table-cell>
          <table:table-cell office:value-type="float" office:value="24.19" table:style-name="ce1">
            <text:p>24,19</text:p>
          </table:table-cell>
          <table:table-cell office:value-type="float" office:value="309574" table:style-name="ce1">
            <text:p>309574</text:p>
          </table:table-cell>
          <table:table-cell office:value-type="float" office:value="50150" table:style-name="ce1">
            <text:p>50150</text:p>
          </table:table-cell>
          <table:table-cell office:value-type="float" office:value="70.8" table:style-name="ce1">
            <text:p>70,8</text:p>
          </table:table-cell>
          <table:table-cell office:value-type="float" office:value="66.12" table:style-name="ce1">
            <text:p>66,12</text:p>
          </table:table-cell>
          <table:table-cell office:value-type="float" office:value="135120" table:style-name="ce1">
            <text:p>135120</text:p>
          </table:table-cell>
          <table:table-cell office:value-type="float" office:value="98579" table:style-name="ce1">
            <text:p>98579</text:p>
          </table:table-cell>
          <table:table-cell office:value-type="float" office:value="42.47" table:style-name="ce1">
            <text:p>42,47</text:p>
          </table:table-cell>
          <table:table-cell office:value-type="float" office:value="37.869999999999997" table:style-name="ce1">
            <text:p>37,87</text:p>
          </table:table-cell>
          <table:table-cell office:value-type="float" office:value="450080" table:style-name="ce1">
            <text:p>450080</text:p>
          </table:table-cell>
          <table:table-cell office:value-type="float" office:value="67446" table:style-name="ce1">
            <text:p>67446</text:p>
          </table:table-cell>
          <table:table-cell office:value-type="float" office:value="189.04" table:style-name="ce1">
            <text:p>189,04</text:p>
          </table:table-cell>
          <table:table-cell office:value-type="float" office:value="184.58" table:style-name="ce1">
            <text:p>184,58</text:p>
          </table:table-cell>
          <table:table-cell office:value-type="float" office:value="308698" table:style-name="ce1">
            <text:p>308698</text:p>
          </table:table-cell>
          <table:table-cell office:value-type="float" office:value="231577" table:style-name="ce1">
            <text:p>231577</text:p>
          </table:table-cell>
          <table:table-cell office:value-type="float" office:value="30.98" table:style-name="ce1">
            <text:p>30,98</text:p>
          </table:table-cell>
          <table:table-cell office:value-type="float" office:value="26.12" table:style-name="ce1">
            <text:p>26,12</text:p>
          </table:table-cell>
          <table:table-cell office:value-type="float" office:value="56189" table:style-name="ce1">
            <text:p>56189</text:p>
          </table:table-cell>
          <table:table-cell office:value-type="float" office:value="38651" table:style-name="ce1">
            <text:p>38651</text:p>
          </table:table-cell>
          <table:table-cell office:value-type="float" office:value="53.41" table:style-name="ce1">
            <text:p>53,41</text:p>
          </table:table-cell>
          <table:table-cell office:value-type="float" office:value="48.6" table:style-name="ce1">
            <text:p>48,6</text:p>
          </table:table-cell>
          <table:table-cell office:value-type="float" office:value="84315" table:style-name="ce1">
            <text:p>84315</text:p>
          </table:table-cell>
          <table:table-cell office:value-type="float" office:value="60278" table:style-name="ce1">
            <text:p>60278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3.93" table:style-name="ce1">
            <text:p>3,93</text:p>
          </table:table-cell>
          <table:table-cell office:value-type="float" office:value="66672" table:style-name="ce1">
            <text:p>66672</text:p>
          </table:table-cell>
          <table:table-cell office:value-type="float" office:value="9414" table:style-name="ce1">
            <text:p>9414</text:p>
          </table:table-cell>
          <table:table-cell office:value-type="float" office:value="233.33" table:style-name="ce1">
            <text:p>233,33</text:p>
          </table:table-cell>
          <table:table-cell office:value-type="float" office:value="228.77" table:style-name="ce1">
            <text:p>228,77</text:p>
          </table:table-cell>
          <table:table-cell office:value-type="float" office:value="489116" table:style-name="ce1">
            <text:p>489116</text:p>
          </table:table-cell>
          <table:table-cell office:value-type="float" office:value="310771" table:style-name="ce1">
            <text:p>310771</text:p>
          </table:table-cell>
          <table:table-cell office:value-type="float" office:value="464.15" table:style-name="ce1">
            <text:p>464,15</text:p>
          </table:table-cell>
          <table:table-cell office:value-type="float" office:value="459.54" table:style-name="ce1">
            <text:p>459,54</text:p>
          </table:table-cell>
          <table:table-cell office:value-type="float" office:value="806577" table:style-name="ce1">
            <text:p>806577</text:p>
          </table:table-cell>
          <table:table-cell office:value-type="float" office:value="521803" table:style-name="ce1">
            <text:p>521803</text:p>
          </table:table-cell>
          <table:table-cell office:value-type="float" office:value="5486.66" table:style-name="ce3">
            <text:p>5486,66</text:p>
          </table:table-cell>
          <table:table-cell office:value-type="float" office:value="5481.99" table:style-name="ce3">
            <text:p>5481,99</text:p>
          </table:table-cell>
          <table:table-cell office:value-type="float" office:value="14818130" table:style-name="ce3">
            <text:p>14818130</text:p>
          </table:table-cell>
          <table:table-cell office:value-type="float" office:value="5309097" table:style-name="ce3">
            <text:p>5309097</text:p>
          </table:table-cell>
          <table:table-cell office:value-type="float" office:value="50.48" table:style-name="ce1">
            <text:p>50,48</text:p>
          </table:table-cell>
          <table:table-cell office:value-type="float" office:value="30.63" table:style-name="ce1">
            <text:p>30,63</text:p>
          </table:table-cell>
          <table:table-cell office:value-type="float" office:value="271453" table:style-name="ce1">
            <text:p>271453</text:p>
          </table:table-cell>
          <table:table-cell office:value-type="float" office:value="35550" table:style-name="ce1">
            <text:p>35550</text:p>
          </table:table-cell>
          <table:table-cell office:value-type="float" office:value="30.34" table:style-name="ce1">
            <text:p>30,34</text:p>
          </table:table-cell>
          <table:table-cell office:value-type="float" office:value="5.48" table:style-name="ce1">
            <text:p>5,48</text:p>
          </table:table-cell>
          <table:table-cell office:value-type="float" office:value="91904" table:style-name="ce1">
            <text:p>91904</text:p>
          </table:table-cell>
          <table:table-cell office:value-type="float" office:value="3525" table:style-name="ce2">
            <text:p>3525</text:p>
          </table:table-cell>
          <table:table-cell office:value-type="float" office:value="8.48" table:style-name="ce1">
            <text:p>8,48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67107" table:style-name="ce1">
            <text:p>67107</text:p>
          </table:table-cell>
          <table:table-cell office:value-type="float" office:value="8664" table:style-name="ce1">
            <text:p>8664</text:p>
          </table:table-cell>
          <table:table-cell office:value-type="float" office:value="6.39" table:formula="of:=MIN([.$B99];[.$F99];[.$J99];[.$N99];[.$R99];[.$V99];[.$Z99];[.$AD99];[.$AH99];[.$AL99];[.$AP99];[.$AT99];[.$AX99];[.$BB99];[.$BF99])" table:style-name="ce1">
            <text:p>6,39</text:p>
          </table:table-cell>
          <table:table-cell office:value-type="float" office:value="1.96" table:formula="of:=MIN([.$C99];[.$G99];[.$K99];[.$O99];[.$S99];[.$W99];[.$AA99];[.$AE99];[.$AI99];[.$AM99];[.$AQ99];[.$AU99];[.$AY99];[.$BC99];[.$BG99])" table:style-name="ce1">
            <text:p>1,96</text:p>
          </table:table-cell>
          <table:table-cell office:value-type="float" office:value="42538" table:formula="of:=MIN([.$D99];[.$H99];[.$L99];[.$P99];[.$T99];[.$X99];[.$AB99];[.$AF99];[.$AJ99];[.$AN99];[.$AR99];[.$AV99];[.$AZ99];[.$BD99];[.$BH99])" table:style-name="ce1">
            <text:p>42538</text:p>
          </table:table-cell>
          <table:table-cell office:value-type="float" office:value="3525" table:formula="of:=MIN([.$E99];[.$I99];[.$M99];[.$Q99];[.$U99];[.$Y99];[.$AC99];[.$AG99];[.$AK99];[.$AO99];[.$AS99];[.$AW99];[.$BA99];[.$BE99];[.$BI99])" table:style-name="ce1">
            <text:p>3525</text:p>
          </table:table-cell>
          <table:table-cell office:value-type="float" office:value="42.47" table:formula="of:=MEDIAN([.$B99];[.$F99];[.$J99];[.$N99];[.$R99];[.$V99];[.$Z99];[.$AD99];[.$AH99];[.$AL99];[.$AP99];[.$AT99];[.$AX99];[.$BB99];[.$BF99])" table:style-name="ce1">
            <text:p>42,47</text:p>
          </table:table-cell>
          <table:table-cell office:value-type="float" office:value="30.63" table:formula="of:=MEDIAN([.$C99];[.$G99];[.$K99];[.$O99];[.$S99];[.$W99];[.$AA99];[.$AE99];[.$AI99];[.$AM99];[.$AQ99];[.$AU99];[.$AY99];[.$BC99];[.$BG99])" table:style-name="ce1">
            <text:p>30,63</text:p>
          </table:table-cell>
          <table:table-cell office:value-type="float" office:value="135120" table:formula="of:=MEDIAN([.$D99];[.$H99];[.$L99];[.$P99];[.$T99];[.$X99];[.$AB99];[.$AF99];[.$AJ99];[.$AN99];[.$AR99];[.$AV99];[.$AZ99];[.$BD99];[.$BH99])" table:style-name="ce1">
            <text:p>135120</text:p>
          </table:table-cell>
          <table:table-cell office:value-type="float" office:value="50150" table:formula="of:=MEDIAN([.$E99];[.$I99];[.$M99];[.$Q99];[.$U99];[.$Y99];[.$AC99];[.$AG99];[.$AK99];[.$AO99];[.$AS99];[.$AW99];[.$BA99];[.$BE99];[.$BI99])" table:style-name="ce1">
            <text:p>50150</text:p>
          </table:table-cell>
          <table:table-cell office:value-type="float" office:value="5486.66" table:formula="of:=MAX([.$B99];[.$F99];[.$J99];[.$N99];[.$R99];[.$V99];[.$Z99];[.$AD99];[.$AH99];[.$AL99];[.$AP99];[.$AT99];[.$AX99];[.$BB99];[.$BF99])" table:style-name="ce1">
            <text:p>5486,66</text:p>
          </table:table-cell>
          <table:table-cell office:value-type="float" office:value="5481.99" table:formula="of:=MAX([.$C99];[.$G99];[.$K99];[.$O99];[.$S99];[.$W99];[.$AA99];[.$AE99];[.$AI99];[.$AM99];[.$AQ99];[.$AU99];[.$AY99];[.$BC99];[.$BG99])" table:style-name="ce1">
            <text:p>5481,99</text:p>
          </table:table-cell>
          <table:table-cell office:value-type="float" office:value="14818130" table:formula="of:=MAX([.$D99];[.$H99];[.$L99];[.$P99];[.$T99];[.$X99];[.$AB99];[.$AF99];[.$AJ99];[.$AN99];[.$AR99];[.$AV99];[.$AZ99];[.$BD99];[.$BH99])" table:style-name="ce1">
            <text:p>14818130</text:p>
          </table:table-cell>
          <table:table-cell office:value-type="float" office:value="5309097" table:formula="of:=MAX([.$E99];[.$I99];[.$M99];[.$Q99];[.$U99];[.$Y99];[.$AC99];[.$AG99];[.$AK99];[.$AO99];[.$AS99];[.$AW99];[.$BA99];[.$BE99];[.$BI99])" table:style-name="ce1">
            <text:p>530909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20_c50.lp</text:p>
          </table:table-cell>
          <table:table-cell office:value-type="float" office:value="13.11" table:style-name="ce1">
            <text:p>13,11</text:p>
          </table:table-cell>
          <table:table-cell office:value-type="float" office:value="7.46" table:style-name="ce1">
            <text:p>7,46</text:p>
          </table:table-cell>
          <table:table-cell office:value-type="float" office:value="90107" table:style-name="ce1">
            <text:p>90107</text:p>
          </table:table-cell>
          <table:table-cell office:value-type="float" office:value="13719" table:style-name="ce1">
            <text:p>13719</text:p>
          </table:table-cell>
          <table:table-cell office:value-type="float" office:value="58.78" table:style-name="ce1">
            <text:p>58,78</text:p>
          </table:table-cell>
          <table:table-cell office:value-type="float" office:value="53.2" table:style-name="ce1">
            <text:p>53,2</text:p>
          </table:table-cell>
          <table:table-cell office:value-type="float" office:value="249490" table:style-name="ce1">
            <text:p>249490</text:p>
          </table:table-cell>
          <table:table-cell office:value-type="float" office:value="77125" table:style-name="ce1">
            <text:p>77125</text:p>
          </table:table-cell>
          <table:table-cell office:value-type="float" office:value="12.07" table:style-name="ce1">
            <text:p>12,07</text:p>
          </table:table-cell>
          <table:table-cell office:value-type="float" office:value="6.72" table:style-name="ce1">
            <text:p>6,72</text:p>
          </table:table-cell>
          <table:table-cell office:value-type="float" office:value="90193" table:style-name="ce1">
            <text:p>90193</text:p>
          </table:table-cell>
          <table:table-cell office:value-type="float" office:value="12508" table:style-name="ce1">
            <text:p>12508</text:p>
          </table:table-cell>
          <table:table-cell office:value-type="float" office:value="12.7" table:style-name="ce1">
            <text:p>12,7</text:p>
          </table:table-cell>
          <table:table-cell office:value-type="float" office:value="7.68" table:style-name="ce1">
            <text:p>7,68</text:p>
          </table:table-cell>
          <table:table-cell office:value-type="float" office:value="116117" table:style-name="ce1">
            <text:p>116117</text:p>
          </table:table-cell>
          <table:table-cell office:value-type="float" office:value="19289" table:style-name="ce1">
            <text:p>19289</text:p>
          </table:table-cell>
          <table:table-cell office:value-type="float" office:value="46.61" table:style-name="ce1">
            <text:p>46,61</text:p>
          </table:table-cell>
          <table:table-cell office:value-type="float" office:value="41.38" table:style-name="ce1">
            <text:p>41,38</text:p>
          </table:table-cell>
          <table:table-cell office:value-type="float" office:value="108413" table:style-name="ce1">
            <text:p>108413</text:p>
          </table:table-cell>
          <table:table-cell office:value-type="float" office:value="57048" table:style-name="ce1">
            <text:p>57048</text:p>
          </table:table-cell>
          <table:table-cell office:value-type="float" office:value="10.06" table:style-name="ce1">
            <text:p>10,06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57319" table:style-name="ce1">
            <text:p>57319</text:p>
          </table:table-cell>
          <table:table-cell office:value-type="float" office:value="7734" table:style-name="ce2">
            <text:p>7734</text:p>
          </table:table-cell>
          <table:table-cell office:value-type="float" office:value="42.2" table:style-name="ce1">
            <text:p>42,2</text:p>
          </table:table-cell>
          <table:table-cell office:value-type="float" office:value="36.659999999999997" table:style-name="ce1">
            <text:p>36,66</text:p>
          </table:table-cell>
          <table:table-cell office:value-type="float" office:value="65622" table:style-name="ce1">
            <text:p>65622</text:p>
          </table:table-cell>
          <table:table-cell office:value-type="float" office:value="46818" table:style-name="ce1">
            <text:p>46818</text:p>
          </table:table-cell>
          <table:table-cell office:value-type="float" office:value="48.26" table:style-name="ce1">
            <text:p>48,26</text:p>
          </table:table-cell>
          <table:table-cell office:value-type="float" office:value="42.74" table:style-name="ce1">
            <text:p>42,74</text:p>
          </table:table-cell>
          <table:table-cell office:value-type="float" office:value="77209" table:style-name="ce1">
            <text:p>77209</text:p>
          </table:table-cell>
          <table:table-cell office:value-type="float" office:value="55408" table:style-name="ce1">
            <text:p>55408</text:p>
          </table:table-cell>
          <table:table-cell office:value-type="float" office:value="27.76" table:style-name="ce1">
            <text:p>27,76</text:p>
          </table:table-cell>
          <table:table-cell office:value-type="float" office:value="22" table:style-name="ce1">
            <text:p>22</text:p>
          </table:table-cell>
          <table:table-cell office:value-type="float" office:value="75188" table:style-name="ce1">
            <text:p>75188</text:p>
          </table:table-cell>
          <table:table-cell office:value-type="float" office:value="36070" table:style-name="ce1">
            <text:p>36070</text:p>
          </table:table-cell>
          <table:table-cell office:value-type="float" office:value="29.93" table:style-name="ce1">
            <text:p>29,93</text:p>
          </table:table-cell>
          <table:table-cell office:value-type="float" office:value="24.31" table:style-name="ce1">
            <text:p>24,31</text:p>
          </table:table-cell>
          <table:table-cell office:value-type="float" office:value="68665" table:style-name="ce1">
            <text:p>68665</text:p>
          </table:table-cell>
          <table:table-cell office:value-type="float" office:value="35066" table:style-name="ce1">
            <text:p>35066</text:p>
          </table:table-cell>
          <table:table-cell office:value-type="float" office:value="10.050000000000001" table:style-name="ce2">
            <text:p>10,05</text:p>
          </table:table-cell>
          <table:table-cell office:value-type="float" office:value="4.1399999999999997" table:style-name="ce2">
            <text:p>4,14</text:p>
          </table:table-cell>
          <table:table-cell office:value-type="float" office:value="33525" table:style-name="ce2">
            <text:p>33525</text:p>
          </table:table-cell>
          <table:table-cell office:value-type="float" office:value="8206" table:style-name="ce1">
            <text:p>820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37816385" table:style-name="ce1">
            <text:p>37816385</text:p>
          </table:table-cell>
          <table:table-cell office:value-type="float" office:value="16483740" table:style-name="ce3">
            <text:p>16483740</text:p>
          </table:table-cell>
          <table:table-cell office:value-type="float" office:value="75.86" table:style-name="ce1">
            <text:p>75,86</text:p>
          </table:table-cell>
          <table:table-cell office:value-type="float" office:value="50.05" table:style-name="ce1">
            <text:p>50,05</text:p>
          </table:table-cell>
          <table:table-cell office:value-type="float" office:value="199097" table:style-name="ce1">
            <text:p>199097</text:p>
          </table:table-cell>
          <table:table-cell office:value-type="float" office:value="40465" table:style-name="ce1">
            <text:p>40465</text:p>
          </table:table-cell>
          <table:table-cell office:value-type="float" office:value="1118.98" table:style-name="ce1">
            <text:p>1118,98</text:p>
          </table:table-cell>
          <table:table-cell office:value-type="float" office:value="1091.18" table:style-name="ce1">
            <text:p>1091,18</text:p>
          </table:table-cell>
          <table:table-cell office:value-type="float" office:value="95936004" table:style-name="ce3">
            <text:p>95936004</text:p>
          </table:table-cell>
          <table:table-cell office:value-type="float" office:value="198598" table:style-name="ce1">
            <text:p>198598</text:p>
          </table:table-cell>
          <table:table-cell office:value-type="float" office:value="50.97" table:style-name="ce1">
            <text:p>50,97</text:p>
          </table:table-cell>
          <table:table-cell office:value-type="float" office:value="45.54" table:style-name="ce1">
            <text:p>45,54</text:p>
          </table:table-cell>
          <table:table-cell office:value-type="float" office:value="118286" table:style-name="ce1">
            <text:p>118286</text:p>
          </table:table-cell>
          <table:table-cell office:value-type="float" office:value="64079" table:style-name="ce1">
            <text:p>64079</text:p>
          </table:table-cell>
          <table:table-cell office:value-type="float" office:value="10.050000000000001" table:formula="of:=MIN([.$B100];[.$F100];[.$J100];[.$N100];[.$R100];[.$V100];[.$Z100];[.$AD100];[.$AH100];[.$AL100];[.$AP100];[.$AT100];[.$AX100];[.$BB100];[.$BF100])" table:style-name="ce1">
            <text:p>10,05</text:p>
          </table:table-cell>
          <table:table-cell office:value-type="float" office:value="4.1399999999999997" table:formula="of:=MIN([.$C100];[.$G100];[.$K100];[.$O100];[.$S100];[.$W100];[.$AA100];[.$AE100];[.$AI100];[.$AM100];[.$AQ100];[.$AU100];[.$AY100];[.$BC100];[.$BG100])" table:style-name="ce1">
            <text:p>4,14</text:p>
          </table:table-cell>
          <table:table-cell office:value-type="float" office:value="33525" table:formula="of:=MIN([.$D100];[.$H100];[.$L100];[.$P100];[.$T100];[.$X100];[.$AB100];[.$AF100];[.$AJ100];[.$AN100];[.$AR100];[.$AV100];[.$AZ100];[.$BD100];[.$BH100])" table:style-name="ce1">
            <text:p>33525</text:p>
          </table:table-cell>
          <table:table-cell office:value-type="float" office:value="7734" table:formula="of:=MIN([.$E100];[.$I100];[.$M100];[.$Q100];[.$U100];[.$Y100];[.$AC100];[.$AG100];[.$AK100];[.$AO100];[.$AS100];[.$AW100];[.$BA100];[.$BE100];[.$BI100])" table:style-name="ce1">
            <text:p>7734</text:p>
          </table:table-cell>
          <table:table-cell office:value-type="float" office:value="42.2" table:formula="of:=MEDIAN([.$B100];[.$F100];[.$J100];[.$N100];[.$R100];[.$V100];[.$Z100];[.$AD100];[.$AH100];[.$AL100];[.$AP100];[.$AT100];[.$AX100];[.$BB100];[.$BF100])" table:style-name="ce1">
            <text:p>42,2</text:p>
          </table:table-cell>
          <table:table-cell office:value-type="float" office:value="36.659999999999997" table:formula="of:=MEDIAN([.$C100];[.$G100];[.$K100];[.$O100];[.$S100];[.$W100];[.$AA100];[.$AE100];[.$AI100];[.$AM100];[.$AQ100];[.$AU100];[.$AY100];[.$BC100];[.$BG100])" table:style-name="ce1">
            <text:p>36,66</text:p>
          </table:table-cell>
          <table:table-cell office:value-type="float" office:value="90193" table:formula="of:=MEDIAN([.$D100];[.$H100];[.$L100];[.$P100];[.$T100];[.$X100];[.$AB100];[.$AF100];[.$AJ100];[.$AN100];[.$AR100];[.$AV100];[.$AZ100];[.$BD100];[.$BH100])" table:style-name="ce1">
            <text:p>90193</text:p>
          </table:table-cell>
          <table:table-cell office:value-type="float" office:value="40465" table:formula="of:=MEDIAN([.$E100];[.$I100];[.$M100];[.$Q100];[.$U100];[.$Y100];[.$AC100];[.$AG100];[.$AK100];[.$AO100];[.$AS100];[.$AW100];[.$BA100];[.$BE100];[.$BI100])" table:style-name="ce1">
            <text:p>40465</text:p>
          </table:table-cell>
          <table:table-cell office:value-type="float" office:value="21600" table:formula="of:=MAX([.$B100];[.$F100];[.$J100];[.$N100];[.$R100];[.$V100];[.$Z100];[.$AD100];[.$AH100];[.$AL100];[.$AP100];[.$AT100];[.$AX100];[.$BB100];[.$BF100])" table:style-name="ce1">
            <text:p>21600</text:p>
          </table:table-cell>
          <table:table-cell office:value-type="float" office:value="21600" table:formula="of:=MAX([.$C100];[.$G100];[.$K100];[.$O100];[.$S100];[.$W100];[.$AA100];[.$AE100];[.$AI100];[.$AM100];[.$AQ100];[.$AU100];[.$AY100];[.$BC100];[.$BG100])" table:style-name="ce1">
            <text:p>21600</text:p>
          </table:table-cell>
          <table:table-cell office:value-type="float" office:value="95936004" table:formula="of:=MAX([.$D100];[.$H100];[.$L100];[.$P100];[.$T100];[.$X100];[.$AB100];[.$AF100];[.$AJ100];[.$AN100];[.$AR100];[.$AV100];[.$AZ100];[.$BD100];[.$BH100])" table:style-name="ce1">
            <text:p>95936004</text:p>
          </table:table-cell>
          <table:table-cell office:value-type="float" office:value="16483740" table:formula="of:=MAX([.$E100];[.$I100];[.$M100];[.$Q100];[.$U100];[.$Y100];[.$AC100];[.$AG100];[.$AK100];[.$AO100];[.$AS100];[.$AW100];[.$BA100];[.$BE100];[.$BI100])" table:style-name="ce1">
            <text:p>1648374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20_c65.lp</text:p>
          </table:table-cell>
          <table:table-cell office:value-type="float" office:value="10.87" table:style-name="ce1">
            <text:p>10,87</text:p>
          </table:table-cell>
          <table:table-cell office:value-type="float" office:value="3.23" table:style-name="ce1">
            <text:p>3,23</text:p>
          </table:table-cell>
          <table:table-cell office:value-type="float" office:value="29843" table:style-name="ce1">
            <text:p>29843</text:p>
          </table:table-cell>
          <table:table-cell office:value-type="float" office:value="4199" table:style-name="ce1">
            <text:p>4199</text:p>
          </table:table-cell>
          <table:table-cell office:value-type="float" office:value="12.85" table:style-name="ce1">
            <text:p>12,85</text:p>
          </table:table-cell>
          <table:table-cell office:value-type="float" office:value="5.59" table:style-name="ce1">
            <text:p>5,59</text:p>
          </table:table-cell>
          <table:table-cell office:value-type="float" office:value="25209" table:style-name="ce1">
            <text:p>25209</text:p>
          </table:table-cell>
          <table:table-cell office:value-type="float" office:value="9318" table:style-name="ce1">
            <text:p>9318</text:p>
          </table:table-cell>
          <table:table-cell office:value-type="float" office:value="7.98" table:style-name="ce2">
            <text:p>7,98</text:p>
          </table:table-cell>
          <table:table-cell office:value-type="float" office:value="0.62" table:style-name="ce2">
            <text:p>0,62</text:p>
          </table:table-cell>
          <table:table-cell office:value-type="float" office:value="8311" table:style-name="ce1">
            <text:p>8311</text:p>
          </table:table-cell>
          <table:table-cell office:value-type="float" office:value="1104" table:style-name="ce1">
            <text:p>1104</text:p>
          </table:table-cell>
          <table:table-cell office:value-type="float" office:value="13.04" table:style-name="ce1">
            <text:p>13,04</text:p>
          </table:table-cell>
          <table:table-cell office:value-type="float" office:value="5.86" table:style-name="ce1">
            <text:p>5,86</text:p>
          </table:table-cell>
          <table:table-cell office:value-type="float" office:value="14047" table:style-name="ce1">
            <text:p>14047</text:p>
          </table:table-cell>
          <table:table-cell office:value-type="float" office:value="8423" table:style-name="ce1">
            <text:p>8423</text:p>
          </table:table-cell>
          <table:table-cell office:value-type="float" office:value="15.91" table:style-name="ce1">
            <text:p>15,91</text:p>
          </table:table-cell>
          <table:table-cell office:value-type="float" office:value="9.14" table:style-name="ce1">
            <text:p>9,14</text:p>
          </table:table-cell>
          <table:table-cell office:value-type="float" office:value="29930" table:style-name="ce1">
            <text:p>29930</text:p>
          </table:table-cell>
          <table:table-cell office:value-type="float" office:value="13807" table:style-name="ce1">
            <text:p>13807</text:p>
          </table:table-cell>
          <table:table-cell office:value-type="float" office:value="17.29" table:style-name="ce1">
            <text:p>17,29</text:p>
          </table:table-cell>
          <table:table-cell office:value-type="float" office:value="9.92" table:style-name="ce1">
            <text:p>9,92</text:p>
          </table:table-cell>
          <table:table-cell office:value-type="float" office:value="21957" table:style-name="ce1">
            <text:p>21957</text:p>
          </table:table-cell>
          <table:table-cell office:value-type="float" office:value="12903" table:style-name="ce1">
            <text:p>12903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0.7" table:style-name="ce1">
            <text:p>0,7</text:p>
          </table:table-cell>
          <table:table-cell office:value-type="float" office:value="2130" table:style-name="ce2">
            <text:p>2130</text:p>
          </table:table-cell>
          <table:table-cell office:value-type="float" office:value="1022" table:style-name="ce2">
            <text:p>1022</text:p>
          </table:table-cell>
          <table:table-cell office:value-type="float" office:value="11.76" table:style-name="ce1">
            <text:p>11,76</text:p>
          </table:table-cell>
          <table:table-cell office:value-type="float" office:value="3.9" table:style-name="ce1">
            <text:p>3,9</text:p>
          </table:table-cell>
          <table:table-cell office:value-type="float" office:value="9572" table:style-name="ce1">
            <text:p>9572</text:p>
          </table:table-cell>
          <table:table-cell office:value-type="float" office:value="5427" table:style-name="ce1">
            <text:p>5427</text:p>
          </table:table-cell>
          <table:table-cell office:value-type="float" office:value="13.12" table:style-name="ce1">
            <text:p>13,12</text:p>
          </table:table-cell>
          <table:table-cell office:value-type="float" office:value="5.58" table:style-name="ce1">
            <text:p>5,58</text:p>
          </table:table-cell>
          <table:table-cell office:value-type="float" office:value="40303" table:style-name="ce1">
            <text:p>40303</text:p>
          </table:table-cell>
          <table:table-cell office:value-type="float" office:value="9638" table:style-name="ce1">
            <text:p>9638</text:p>
          </table:table-cell>
          <table:table-cell office:value-type="float" office:value="8.93" table:style-name="ce1">
            <text:p>8,93</text:p>
          </table:table-cell>
          <table:table-cell office:value-type="float" office:value="1.63" table:style-name="ce1">
            <text:p>1,63</text:p>
          </table:table-cell>
          <table:table-cell office:value-type="float" office:value="7029" table:style-name="ce1">
            <text:p>7029</text:p>
          </table:table-cell>
          <table:table-cell office:value-type="float" office:value="2361" table:style-name="ce1">
            <text:p>2361</text:p>
          </table:table-cell>
          <table:table-cell office:value-type="float" office:value="16.41" table:style-name="ce1">
            <text:p>16,41</text:p>
          </table:table-cell>
          <table:table-cell office:value-type="float" office:value="8.92" table:style-name="ce1">
            <text:p>8,92</text:p>
          </table:table-cell>
          <table:table-cell office:value-type="float" office:value="38500" table:style-name="ce1">
            <text:p>38500</text:p>
          </table:table-cell>
          <table:table-cell office:value-type="float" office:value="12226" table:style-name="ce1">
            <text:p>12226</text:p>
          </table:table-cell>
          <table:table-cell office:value-type="float" office:value="51.92" table:style-name="ce1">
            <text:p>51,92</text:p>
          </table:table-cell>
          <table:table-cell office:value-type="float" office:value="44.64" table:style-name="ce3">
            <text:p>44,64</text:p>
          </table:table-cell>
          <table:table-cell office:value-type="float" office:value="218641" table:style-name="ce1">
            <text:p>218641</text:p>
          </table:table-cell>
          <table:table-cell office:value-type="float" office:value="59194" table:style-name="ce3">
            <text:p>59194</text:p>
          </table:table-cell>
          <table:table-cell office:value-type="float" office:value="40.85" table:style-name="ce1">
            <text:p>40,85</text:p>
          </table:table-cell>
          <table:table-cell office:value-type="float" office:value="7.74" table:style-name="ce1">
            <text:p>7,74</text:p>
          </table:table-cell>
          <table:table-cell office:value-type="float" office:value="34014" table:style-name="ce1">
            <text:p>34014</text:p>
          </table:table-cell>
          <table:table-cell office:value-type="float" office:value="8614" table:style-name="ce1">
            <text:p>8614</text:p>
          </table:table-cell>
          <table:table-cell office:value-type="float" office:value="59.54" table:style-name="ce3">
            <text:p>59,54</text:p>
          </table:table-cell>
          <table:table-cell office:value-type="float" office:value="20.43" table:style-name="ce1">
            <text:p>20,43</text:p>
          </table:table-cell>
          <table:table-cell office:value-type="float" office:value="579500" table:style-name="ce3">
            <text:p>579500</text:p>
          </table:table-cell>
          <table:table-cell office:value-type="float" office:value="9451" table:style-name="ce1">
            <text:p>9451</text:p>
          </table:table-cell>
          <table:table-cell office:value-type="float" office:value="13.46" table:style-name="ce1">
            <text:p>13,46</text:p>
          </table:table-cell>
          <table:table-cell office:value-type="float" office:value="7.24" table:style-name="ce1">
            <text:p>7,24</text:p>
          </table:table-cell>
          <table:table-cell office:value-type="float" office:value="30322" table:style-name="ce1">
            <text:p>30322</text:p>
          </table:table-cell>
          <table:table-cell office:value-type="float" office:value="13272" table:style-name="ce1">
            <text:p>13272</text:p>
          </table:table-cell>
          <table:table-cell office:value-type="float" office:value="7.98" table:formula="of:=MIN([.$B101];[.$F101];[.$J101];[.$N101];[.$R101];[.$V101];[.$Z101];[.$AD101];[.$AH101];[.$AL101];[.$AP101];[.$AT101];[.$AX101];[.$BB101];[.$BF101])" table:style-name="ce1">
            <text:p>7,98</text:p>
          </table:table-cell>
          <table:table-cell office:value-type="float" office:value="0.62" table:formula="of:=MIN([.$C101];[.$G101];[.$K101];[.$O101];[.$S101];[.$W101];[.$AA101];[.$AE101];[.$AI101];[.$AM101];[.$AQ101];[.$AU101];[.$AY101];[.$BC101];[.$BG101])" table:style-name="ce1">
            <text:p>0,62</text:p>
          </table:table-cell>
          <table:table-cell office:value-type="float" office:value="2130" table:formula="of:=MIN([.$D101];[.$H101];[.$L101];[.$P101];[.$T101];[.$X101];[.$AB101];[.$AF101];[.$AJ101];[.$AN101];[.$AR101];[.$AV101];[.$AZ101];[.$BD101];[.$BH101])" table:style-name="ce1">
            <text:p>2130</text:p>
          </table:table-cell>
          <table:table-cell office:value-type="float" office:value="1022" table:formula="of:=MIN([.$E101];[.$I101];[.$M101];[.$Q101];[.$U101];[.$Y101];[.$AC101];[.$AG101];[.$AK101];[.$AO101];[.$AS101];[.$AW101];[.$BA101];[.$BE101];[.$BI101])" table:style-name="ce1">
            <text:p>1022</text:p>
          </table:table-cell>
          <table:table-cell office:value-type="float" office:value="13.12" table:formula="of:=MEDIAN([.$B101];[.$F101];[.$J101];[.$N101];[.$R101];[.$V101];[.$Z101];[.$AD101];[.$AH101];[.$AL101];[.$AP101];[.$AT101];[.$AX101];[.$BB101];[.$BF101])" table:style-name="ce1">
            <text:p>13,12</text:p>
          </table:table-cell>
          <table:table-cell office:value-type="float" office:value="5.86" table:formula="of:=MEDIAN([.$C101];[.$G101];[.$K101];[.$O101];[.$S101];[.$W101];[.$AA101];[.$AE101];[.$AI101];[.$AM101];[.$AQ101];[.$AU101];[.$AY101];[.$BC101];[.$BG101])" table:style-name="ce1">
            <text:p>5,86</text:p>
          </table:table-cell>
          <table:table-cell office:value-type="float" office:value="29843" table:formula="of:=MEDIAN([.$D101];[.$H101];[.$L101];[.$P101];[.$T101];[.$X101];[.$AB101];[.$AF101];[.$AJ101];[.$AN101];[.$AR101];[.$AV101];[.$AZ101];[.$BD101];[.$BH101])" table:style-name="ce1">
            <text:p>29843</text:p>
          </table:table-cell>
          <table:table-cell office:value-type="float" office:value="9318" table:formula="of:=MEDIAN([.$E101];[.$I101];[.$M101];[.$Q101];[.$U101];[.$Y101];[.$AC101];[.$AG101];[.$AK101];[.$AO101];[.$AS101];[.$AW101];[.$BA101];[.$BE101];[.$BI101])" table:style-name="ce1">
            <text:p>9318</text:p>
          </table:table-cell>
          <table:table-cell office:value-type="float" office:value="59.54" table:formula="of:=MAX([.$B101];[.$F101];[.$J101];[.$N101];[.$R101];[.$V101];[.$Z101];[.$AD101];[.$AH101];[.$AL101];[.$AP101];[.$AT101];[.$AX101];[.$BB101];[.$BF101])" table:style-name="ce1">
            <text:p>59,54</text:p>
          </table:table-cell>
          <table:table-cell office:value-type="float" office:value="44.64" table:formula="of:=MAX([.$C101];[.$G101];[.$K101];[.$O101];[.$S101];[.$W101];[.$AA101];[.$AE101];[.$AI101];[.$AM101];[.$AQ101];[.$AU101];[.$AY101];[.$BC101];[.$BG101])" table:style-name="ce1">
            <text:p>44,64</text:p>
          </table:table-cell>
          <table:table-cell office:value-type="float" office:value="579500" table:formula="of:=MAX([.$D101];[.$H101];[.$L101];[.$P101];[.$T101];[.$X101];[.$AB101];[.$AF101];[.$AJ101];[.$AN101];[.$AR101];[.$AV101];[.$AZ101];[.$BD101];[.$BH101])" table:style-name="ce1">
            <text:p>579500</text:p>
          </table:table-cell>
          <table:table-cell office:value-type="float" office:value="59194" table:formula="of:=MAX([.$E101];[.$I101];[.$M101];[.$Q101];[.$U101];[.$Y101];[.$AC101];[.$AG101];[.$AK101];[.$AO101];[.$AS101];[.$AW101];[.$BA101];[.$BE101];[.$BI101])" table:style-name="ce1">
            <text:p>5919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25_c50.lp</text:p>
          </table:table-cell>
          <table:table-cell office:value-type="float" office:value="11.54" table:style-name="ce1">
            <text:p>11,54</text:p>
          </table:table-cell>
          <table:table-cell office:value-type="float" office:value="4.59" table:style-name="ce1">
            <text:p>4,59</text:p>
          </table:table-cell>
          <table:table-cell office:value-type="float" office:value="70371" table:style-name="ce1">
            <text:p>70371</text:p>
          </table:table-cell>
          <table:table-cell office:value-type="float" office:value="9052" table:style-name="ce1">
            <text:p>9052</text:p>
          </table:table-cell>
          <table:table-cell office:value-type="float" office:value="20.61" table:style-name="ce1">
            <text:p>20,61</text:p>
          </table:table-cell>
          <table:table-cell office:value-type="float" office:value="13.73" table:style-name="ce1">
            <text:p>13,73</text:p>
          </table:table-cell>
          <table:table-cell office:value-type="float" office:value="36518" table:style-name="ce1">
            <text:p>36518</text:p>
          </table:table-cell>
          <table:table-cell office:value-type="float" office:value="22018" table:style-name="ce1">
            <text:p>22018</text:p>
          </table:table-cell>
          <table:table-cell office:value-type="float" office:value="15.11" table:style-name="ce1">
            <text:p>15,11</text:p>
          </table:table-cell>
          <table:table-cell office:value-type="float" office:value="7.62" table:style-name="ce1">
            <text:p>7,62</text:p>
          </table:table-cell>
          <table:table-cell office:value-type="float" office:value="79986" table:style-name="ce1">
            <text:p>79986</text:p>
          </table:table-cell>
          <table:table-cell office:value-type="float" office:value="15868" table:style-name="ce1">
            <text:p>15868</text:p>
          </table:table-cell>
          <table:table-cell office:value-type="float" office:value="11.85" table:style-name="ce1">
            <text:p>11,85</text:p>
          </table:table-cell>
          <table:table-cell office:value-type="float" office:value="4.58" table:style-name="ce1">
            <text:p>4,58</text:p>
          </table:table-cell>
          <table:table-cell office:value-type="float" office:value="38591" table:style-name="ce1">
            <text:p>38591</text:p>
          </table:table-cell>
          <table:table-cell office:value-type="float" office:value="6891" table:style-name="ce1">
            <text:p>6891</text:p>
          </table:table-cell>
          <table:table-cell office:value-type="float" office:value="8.58" table:style-name="ce2">
            <text:p>8,58</text:p>
          </table:table-cell>
          <table:table-cell office:value-type="float" office:value="1.54" table:style-name="ce1">
            <text:p>1,54</text:p>
          </table:table-cell>
          <table:table-cell office:value-type="float" office:value="27732" table:style-name="ce1">
            <text:p>27732</text:p>
          </table:table-cell>
          <table:table-cell office:value-type="float" office:value="3153" table:style-name="ce1">
            <text:p>3153</text:p>
          </table:table-cell>
          <table:table-cell office:value-type="float" office:value="13.05" table:style-name="ce1">
            <text:p>13,05</text:p>
          </table:table-cell>
          <table:table-cell office:value-type="float" office:value="5.49" table:style-name="ce1">
            <text:p>5,49</text:p>
          </table:table-cell>
          <table:table-cell office:value-type="float" office:value="68337" table:style-name="ce1">
            <text:p>68337</text:p>
          </table:table-cell>
          <table:table-cell office:value-type="float" office:value="11212" table:style-name="ce1">
            <text:p>11212</text:p>
          </table:table-cell>
          <table:table-cell office:value-type="float" office:value="46.15" table:style-name="ce1">
            <text:p>46,15</text:p>
          </table:table-cell>
          <table:table-cell office:value-type="float" office:value="38.47" table:style-name="ce1">
            <text:p>38,47</text:p>
          </table:table-cell>
          <table:table-cell office:value-type="float" office:value="77407" table:style-name="ce1">
            <text:p>77407</text:p>
          </table:table-cell>
          <table:table-cell office:value-type="float" office:value="54699" table:style-name="ce1">
            <text:p>54699</text:p>
          </table:table-cell>
          <table:table-cell office:value-type="float" office:value="16.64" table:style-name="ce1">
            <text:p>16,64</text:p>
          </table:table-cell>
          <table:table-cell office:value-type="float" office:value="9.7799999999999994" table:style-name="ce1">
            <text:p>9,78</text:p>
          </table:table-cell>
          <table:table-cell office:value-type="float" office:value="22993" table:style-name="ce1">
            <text:p>22993</text:p>
          </table:table-cell>
          <table:table-cell office:value-type="float" office:value="14663" table:style-name="ce1">
            <text:p>14663</text:p>
          </table:table-cell>
          <table:table-cell office:value-type="float" office:value="9.57" table:style-name="ce1">
            <text:p>9,57</text:p>
          </table:table-cell>
          <table:table-cell office:value-type="float" office:value="1.91" table:style-name="ce1">
            <text:p>1,91</text:p>
          </table:table-cell>
          <table:table-cell office:value-type="float" office:value="19650" table:style-name="ce2">
            <text:p>19650</text:p>
          </table:table-cell>
          <table:table-cell office:value-type="float" office:value="3561" table:style-name="ce1">
            <text:p>3561</text:p>
          </table:table-cell>
          <table:table-cell office:value-type="float" office:value="32.86" table:style-name="ce1">
            <text:p>32,86</text:p>
          </table:table-cell>
          <table:table-cell office:value-type="float" office:value="25.62" table:style-name="ce1">
            <text:p>25,62</text:p>
          </table:table-cell>
          <table:table-cell office:value-type="float" office:value="110758" table:style-name="ce1">
            <text:p>110758</text:p>
          </table:table-cell>
          <table:table-cell office:value-type="float" office:value="50407" table:style-name="ce1">
            <text:p>50407</text:p>
          </table:table-cell>
          <table:table-cell office:value-type="float" office:value="41.29" table:style-name="ce1">
            <text:p>41,29</text:p>
          </table:table-cell>
          <table:table-cell office:value-type="float" office:value="34.35" table:style-name="ce1">
            <text:p>34,35</text:p>
          </table:table-cell>
          <table:table-cell office:value-type="float" office:value="110607" table:style-name="ce1">
            <text:p>110607</text:p>
          </table:table-cell>
          <table:table-cell office:value-type="float" office:value="55698" table:style-name="ce1">
            <text:p>5569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0774953" table:style-name="ce1">
            <text:p>120774953</text:p>
          </table:table-cell>
          <table:table-cell office:value-type="float" office:value="7684851" table:style-name="ce3">
            <text:p>7684851</text:p>
          </table:table-cell>
          <table:table-cell office:value-type="float" office:value="34.93" table:style-name="ce1">
            <text:p>34,93</text:p>
          </table:table-cell>
          <table:table-cell office:value-type="float" office:value="1.27" table:style-name="ce2">
            <text:p>1,27</text:p>
          </table:table-cell>
          <table:table-cell office:value-type="float" office:value="23217" table:style-name="ce1">
            <text:p>23217</text:p>
          </table:table-cell>
          <table:table-cell office:value-type="float" office:value="1035" table:style-name="ce2">
            <text:p>1035</text:p>
          </table:table-cell>
          <table:table-cell office:value-type="float" office:value="1864.64" table:style-name="ce1">
            <text:p>1864,64</text:p>
          </table:table-cell>
          <table:table-cell office:value-type="float" office:value="1831.37" table:style-name="ce1">
            <text:p>1831,37</text:p>
          </table:table-cell>
          <table:table-cell office:value-type="float" office:value="202943637" table:style-name="ce3">
            <text:p>202943637</text:p>
          </table:table-cell>
          <table:table-cell office:value-type="float" office:value="266859" table:style-name="ce1">
            <text:p>266859</text:p>
          </table:table-cell>
          <table:table-cell office:value-type="float" office:value="45.2" table:style-name="ce1">
            <text:p>45,2</text:p>
          </table:table-cell>
          <table:table-cell office:value-type="float" office:value="39.6" table:style-name="ce1">
            <text:p>39,6</text:p>
          </table:table-cell>
          <table:table-cell office:value-type="float" office:value="168486" table:style-name="ce1">
            <text:p>168486</text:p>
          </table:table-cell>
          <table:table-cell office:value-type="float" office:value="73111" table:style-name="ce1">
            <text:p>73111</text:p>
          </table:table-cell>
          <table:table-cell office:value-type="float" office:value="8.58" table:formula="of:=MIN([.$B102];[.$F102];[.$J102];[.$N102];[.$R102];[.$V102];[.$Z102];[.$AD102];[.$AH102];[.$AL102];[.$AP102];[.$AT102];[.$AX102];[.$BB102];[.$BF102])" table:style-name="ce1">
            <text:p>8,58</text:p>
          </table:table-cell>
          <table:table-cell office:value-type="float" office:value="1.27" table:formula="of:=MIN([.$C102];[.$G102];[.$K102];[.$O102];[.$S102];[.$W102];[.$AA102];[.$AE102];[.$AI102];[.$AM102];[.$AQ102];[.$AU102];[.$AY102];[.$BC102];[.$BG102])" table:style-name="ce1">
            <text:p>1,27</text:p>
          </table:table-cell>
          <table:table-cell office:value-type="float" office:value="19650" table:formula="of:=MIN([.$D102];[.$H102];[.$L102];[.$P102];[.$T102];[.$X102];[.$AB102];[.$AF102];[.$AJ102];[.$AN102];[.$AR102];[.$AV102];[.$AZ102];[.$BD102];[.$BH102])" table:style-name="ce1">
            <text:p>19650</text:p>
          </table:table-cell>
          <table:table-cell office:value-type="float" office:value="1035" table:formula="of:=MIN([.$E102];[.$I102];[.$M102];[.$Q102];[.$U102];[.$Y102];[.$AC102];[.$AG102];[.$AK102];[.$AO102];[.$AS102];[.$AW102];[.$BA102];[.$BE102];[.$BI102])" table:style-name="ce1">
            <text:p>1035</text:p>
          </table:table-cell>
          <table:table-cell office:value-type="float" office:value="20.61" table:formula="of:=MEDIAN([.$B102];[.$F102];[.$J102];[.$N102];[.$R102];[.$V102];[.$Z102];[.$AD102];[.$AH102];[.$AL102];[.$AP102];[.$AT102];[.$AX102];[.$BB102];[.$BF102])" table:style-name="ce1">
            <text:p>20,61</text:p>
          </table:table-cell>
          <table:table-cell office:value-type="float" office:value="9.7799999999999994" table:formula="of:=MEDIAN([.$C102];[.$G102];[.$K102];[.$O102];[.$S102];[.$W102];[.$AA102];[.$AE102];[.$AI102];[.$AM102];[.$AQ102];[.$AU102];[.$AY102];[.$BC102];[.$BG102])" table:style-name="ce1">
            <text:p>9,78</text:p>
          </table:table-cell>
          <table:table-cell office:value-type="float" office:value="70371" table:formula="of:=MEDIAN([.$D102];[.$H102];[.$L102];[.$P102];[.$T102];[.$X102];[.$AB102];[.$AF102];[.$AJ102];[.$AN102];[.$AR102];[.$AV102];[.$AZ102];[.$BD102];[.$BH102])" table:style-name="ce1">
            <text:p>70371</text:p>
          </table:table-cell>
          <table:table-cell office:value-type="float" office:value="15868" table:formula="of:=MEDIAN([.$E102];[.$I102];[.$M102];[.$Q102];[.$U102];[.$Y102];[.$AC102];[.$AG102];[.$AK102];[.$AO102];[.$AS102];[.$AW102];[.$BA102];[.$BE102];[.$BI102])" table:style-name="ce1">
            <text:p>15868</text:p>
          </table:table-cell>
          <table:table-cell office:value-type="float" office:value="21600" table:formula="of:=MAX([.$B102];[.$F102];[.$J102];[.$N102];[.$R102];[.$V102];[.$Z102];[.$AD102];[.$AH102];[.$AL102];[.$AP102];[.$AT102];[.$AX102];[.$BB102];[.$BF102])" table:style-name="ce1">
            <text:p>21600</text:p>
          </table:table-cell>
          <table:table-cell office:value-type="float" office:value="21600" table:formula="of:=MAX([.$C102];[.$G102];[.$K102];[.$O102];[.$S102];[.$W102];[.$AA102];[.$AE102];[.$AI102];[.$AM102];[.$AQ102];[.$AU102];[.$AY102];[.$BC102];[.$BG102])" table:style-name="ce1">
            <text:p>21600</text:p>
          </table:table-cell>
          <table:table-cell office:value-type="float" office:value="202943637" table:formula="of:=MAX([.$D102];[.$H102];[.$L102];[.$P102];[.$T102];[.$X102];[.$AB102];[.$AF102];[.$AJ102];[.$AN102];[.$AR102];[.$AV102];[.$AZ102];[.$BD102];[.$BH102])" table:style-name="ce1">
            <text:p>202943637</text:p>
          </table:table-cell>
          <table:table-cell office:value-type="float" office:value="7684851" table:formula="of:=MAX([.$E102];[.$I102];[.$M102];[.$Q102];[.$U102];[.$Y102];[.$AC102];[.$AG102];[.$AK102];[.$AO102];[.$AS102];[.$AW102];[.$BA102];[.$BE102];[.$BI102])" table:style-name="ce1">
            <text:p>768485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30_c50.lp</text:p>
          </table:table-cell>
          <table:table-cell office:value-type="float" office:value="31.81" table:style-name="ce1">
            <text:p>31,81</text:p>
          </table:table-cell>
          <table:table-cell office:value-type="float" office:value="22.92" table:style-name="ce1">
            <text:p>22,92</text:p>
          </table:table-cell>
          <table:table-cell office:value-type="float" office:value="244177" table:style-name="ce1">
            <text:p>244177</text:p>
          </table:table-cell>
          <table:table-cell office:value-type="float" office:value="46844" table:style-name="ce1">
            <text:p>46844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8.92" table:style-name="ce2">
            <text:p>8,92</text:p>
          </table:table-cell>
          <table:table-cell office:value-type="float" office:value="101921" table:style-name="ce1">
            <text:p>101921</text:p>
          </table:table-cell>
          <table:table-cell office:value-type="float" office:value="18085" table:style-name="ce1">
            <text:p>18085</text:p>
          </table:table-cell>
          <table:table-cell office:value-type="float" office:value="38.65" table:style-name="ce1">
            <text:p>38,65</text:p>
          </table:table-cell>
          <table:table-cell office:value-type="float" office:value="30.63" table:style-name="ce1">
            <text:p>30,63</text:p>
          </table:table-cell>
          <table:table-cell office:value-type="float" office:value="340675" table:style-name="ce1">
            <text:p>340675</text:p>
          </table:table-cell>
          <table:table-cell office:value-type="float" office:value="54997" table:style-name="ce1">
            <text:p>54997</text:p>
          </table:table-cell>
          <table:table-cell office:value-type="float" office:value="18.93" table:style-name="ce1">
            <text:p>18,93</text:p>
          </table:table-cell>
          <table:table-cell office:value-type="float" office:value="10.47" table:style-name="ce1">
            <text:p>10,47</text:p>
          </table:table-cell>
          <table:table-cell office:value-type="float" office:value="96022" table:style-name="ce1">
            <text:p>96022</text:p>
          </table:table-cell>
          <table:table-cell office:value-type="float" office:value="14734" table:style-name="ce2">
            <text:p>14734</text:p>
          </table:table-cell>
          <table:table-cell office:value-type="float" office:value="26.08" table:style-name="ce1">
            <text:p>26,08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99680" table:style-name="ce1">
            <text:p>199680</text:p>
          </table:table-cell>
          <table:table-cell office:value-type="float" office:value="27412" table:style-name="ce1">
            <text:p>27412</text:p>
          </table:table-cell>
          <table:table-cell office:value-type="float" office:value="34.33" table:style-name="ce1">
            <text:p>34,33</text:p>
          </table:table-cell>
          <table:table-cell office:value-type="float" office:value="25.95" table:style-name="ce1">
            <text:p>25,95</text:p>
          </table:table-cell>
          <table:table-cell office:value-type="float" office:value="135488" table:style-name="ce1">
            <text:p>135488</text:p>
          </table:table-cell>
          <table:table-cell office:value-type="float" office:value="42430" table:style-name="ce1">
            <text:p>42430</text:p>
          </table:table-cell>
          <table:table-cell office:value-type="float" office:value="61.44" table:style-name="ce1">
            <text:p>61,44</text:p>
          </table:table-cell>
          <table:table-cell office:value-type="float" office:value="52.46" table:style-name="ce1">
            <text:p>52,46</text:p>
          </table:table-cell>
          <table:table-cell office:value-type="float" office:value="93623" table:style-name="ce1">
            <text:p>93623</text:p>
          </table:table-cell>
          <table:table-cell office:value-type="float" office:value="64450" table:style-name="ce1">
            <text:p>64450</text:p>
          </table:table-cell>
          <table:table-cell office:value-type="float" office:value="51.2" table:style-name="ce1">
            <text:p>51,2</text:p>
          </table:table-cell>
          <table:table-cell office:value-type="float" office:value="42.1" table:style-name="ce1">
            <text:p>42,1</text:p>
          </table:table-cell>
          <table:table-cell office:value-type="float" office:value="84949" table:style-name="ce2">
            <text:p>84949</text:p>
          </table:table-cell>
          <table:table-cell office:value-type="float" office:value="56553" table:style-name="ce1">
            <text:p>56553</text:p>
          </table:table-cell>
          <table:table-cell office:value-type="float" office:value="39.64" table:style-name="ce1">
            <text:p>39,64</text:p>
          </table:table-cell>
          <table:table-cell office:value-type="float" office:value="31.73" table:style-name="ce1">
            <text:p>31,73</text:p>
          </table:table-cell>
          <table:table-cell office:value-type="float" office:value="338334" table:style-name="ce1">
            <text:p>338334</text:p>
          </table:table-cell>
          <table:table-cell office:value-type="float" office:value="57286" table:style-name="ce1">
            <text:p>57286</text:p>
          </table:table-cell>
          <table:table-cell office:value-type="float" office:value="62.34" table:style-name="ce1">
            <text:p>62,34</text:p>
          </table:table-cell>
          <table:table-cell office:value-type="float" office:value="54" table:style-name="ce1">
            <text:p>54</text:p>
          </table:table-cell>
          <table:table-cell office:value-type="float" office:value="179288" table:style-name="ce1">
            <text:p>179288</text:p>
          </table:table-cell>
          <table:table-cell office:value-type="float" office:value="80357" table:style-name="ce1">
            <text:p>80357</text:p>
          </table:table-cell>
          <table:table-cell office:value-type="float" office:value="20.53" table:style-name="ce1">
            <text:p>20,53</text:p>
          </table:table-cell>
          <table:table-cell office:value-type="float" office:value="11.67" table:style-name="ce1">
            <text:p>11,67</text:p>
          </table:table-cell>
          <table:table-cell office:value-type="float" office:value="96754" table:style-name="ce1">
            <text:p>96754</text:p>
          </table:table-cell>
          <table:table-cell office:value-type="float" office:value="24194" table:style-name="ce1">
            <text:p>24194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38804516" table:style-name="ce1">
            <text:p>38804516</text:p>
          </table:table-cell>
          <table:table-cell office:value-type="float" office:value="18702370" table:style-name="ce3">
            <text:p>18702370</text:p>
          </table:table-cell>
          <table:table-cell office:value-type="float" office:value="99.94" table:style-name="ce1">
            <text:p>99,94</text:p>
          </table:table-cell>
          <table:table-cell office:value-type="float" office:value="63.42" table:style-name="ce1">
            <text:p>63,42</text:p>
          </table:table-cell>
          <table:table-cell office:value-type="float" office:value="603112" table:style-name="ce1">
            <text:p>603112</text:p>
          </table:table-cell>
          <table:table-cell office:value-type="float" office:value="65114" table:style-name="ce1">
            <text:p>65114</text:p>
          </table:table-cell>
          <table:table-cell office:value-type="float" office:value="1889.41" table:style-name="ce1">
            <text:p>1889,41</text:p>
          </table:table-cell>
          <table:table-cell office:value-type="float" office:value="1840.64" table:style-name="ce1">
            <text:p>1840,64</text:p>
          </table:table-cell>
          <table:table-cell office:value-type="float" office:value="202349013" table:style-name="ce3">
            <text:p>202349013</text:p>
          </table:table-cell>
          <table:table-cell office:value-type="float" office:value="584872" table:style-name="ce1">
            <text:p>584872</text:p>
          </table:table-cell>
          <table:table-cell office:value-type="float" office:value="35.83" table:style-name="ce1">
            <text:p>35,83</text:p>
          </table:table-cell>
          <table:table-cell office:value-type="float" office:value="27.08" table:style-name="ce1">
            <text:p>27,08</text:p>
          </table:table-cell>
          <table:table-cell office:value-type="float" office:value="287532" table:style-name="ce1">
            <text:p>287532</text:p>
          </table:table-cell>
          <table:table-cell office:value-type="float" office:value="50766" table:style-name="ce1">
            <text:p>50766</text:p>
          </table:table-cell>
          <table:table-cell office:value-type="float" office:value="17.600000000000001" table:formula="of:=MIN([.$B103];[.$F103];[.$J103];[.$N103];[.$R103];[.$V103];[.$Z103];[.$AD103];[.$AH103];[.$AL103];[.$AP103];[.$AT103];[.$AX103];[.$BB103];[.$BF103])" table:style-name="ce1">
            <text:p>17,6</text:p>
          </table:table-cell>
          <table:table-cell office:value-type="float" office:value="8.92" table:formula="of:=MIN([.$C103];[.$G103];[.$K103];[.$O103];[.$S103];[.$W103];[.$AA103];[.$AE103];[.$AI103];[.$AM103];[.$AQ103];[.$AU103];[.$AY103];[.$BC103];[.$BG103])" table:style-name="ce1">
            <text:p>8,92</text:p>
          </table:table-cell>
          <table:table-cell office:value-type="float" office:value="84949" table:formula="of:=MIN([.$D103];[.$H103];[.$L103];[.$P103];[.$T103];[.$X103];[.$AB103];[.$AF103];[.$AJ103];[.$AN103];[.$AR103];[.$AV103];[.$AZ103];[.$BD103];[.$BH103])" table:style-name="ce1">
            <text:p>84949</text:p>
          </table:table-cell>
          <table:table-cell office:value-type="float" office:value="14734" table:formula="of:=MIN([.$E103];[.$I103];[.$M103];[.$Q103];[.$U103];[.$Y103];[.$AC103];[.$AG103];[.$AK103];[.$AO103];[.$AS103];[.$AW103];[.$BA103];[.$BE103];[.$BI103])" table:style-name="ce1">
            <text:p>14734</text:p>
          </table:table-cell>
          <table:table-cell office:value-type="float" office:value="38.65" table:formula="of:=MEDIAN([.$B103];[.$F103];[.$J103];[.$N103];[.$R103];[.$V103];[.$Z103];[.$AD103];[.$AH103];[.$AL103];[.$AP103];[.$AT103];[.$AX103];[.$BB103];[.$BF103])" table:style-name="ce1">
            <text:p>38,65</text:p>
          </table:table-cell>
          <table:table-cell office:value-type="float" office:value="30.63" table:formula="of:=MEDIAN([.$C103];[.$G103];[.$K103];[.$O103];[.$S103];[.$W103];[.$AA103];[.$AE103];[.$AI103];[.$AM103];[.$AQ103];[.$AU103];[.$AY103];[.$BC103];[.$BG103])" table:style-name="ce1">
            <text:p>30,63</text:p>
          </table:table-cell>
          <table:table-cell office:value-type="float" office:value="199680" table:formula="of:=MEDIAN([.$D103];[.$H103];[.$L103];[.$P103];[.$T103];[.$X103];[.$AB103];[.$AF103];[.$AJ103];[.$AN103];[.$AR103];[.$AV103];[.$AZ103];[.$BD103];[.$BH103])" table:style-name="ce1">
            <text:p>199680</text:p>
          </table:table-cell>
          <table:table-cell office:value-type="float" office:value="54997" table:formula="of:=MEDIAN([.$E103];[.$I103];[.$M103];[.$Q103];[.$U103];[.$Y103];[.$AC103];[.$AG103];[.$AK103];[.$AO103];[.$AS103];[.$AW103];[.$BA103];[.$BE103];[.$BI103])" table:style-name="ce1">
            <text:p>54997</text:p>
          </table:table-cell>
          <table:table-cell office:value-type="float" office:value="21600" table:formula="of:=MAX([.$B103];[.$F103];[.$J103];[.$N103];[.$R103];[.$V103];[.$Z103];[.$AD103];[.$AH103];[.$AL103];[.$AP103];[.$AT103];[.$AX103];[.$BB103];[.$BF103])" table:style-name="ce1">
            <text:p>21600</text:p>
          </table:table-cell>
          <table:table-cell office:value-type="float" office:value="21600" table:formula="of:=MAX([.$C103];[.$G103];[.$K103];[.$O103];[.$S103];[.$W103];[.$AA103];[.$AE103];[.$AI103];[.$AM103];[.$AQ103];[.$AU103];[.$AY103];[.$BC103];[.$BG103])" table:style-name="ce1">
            <text:p>21600</text:p>
          </table:table-cell>
          <table:table-cell office:value-type="float" office:value="202349013" table:formula="of:=MAX([.$D103];[.$H103];[.$L103];[.$P103];[.$T103];[.$X103];[.$AB103];[.$AF103];[.$AJ103];[.$AN103];[.$AR103];[.$AV103];[.$AZ103];[.$BD103];[.$BH103])" table:style-name="ce1">
            <text:p>202349013</text:p>
          </table:table-cell>
          <table:table-cell office:value-type="float" office:value="18702370" table:formula="of:=MAX([.$E103];[.$I103];[.$M103];[.$Q103];[.$U103];[.$Y103];[.$AC103];[.$AG103];[.$AK103];[.$AO103];[.$AS103];[.$AW103];[.$BA103];[.$BE103];[.$BI103])" table:style-name="ce1">
            <text:p>1870237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30_c60.lp</text:p>
          </table:table-cell>
          <table:table-cell office:value-type="float" office:value="18.25" table:style-name="ce1">
            <text:p>18,25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124784" table:style-name="ce1">
            <text:p>124784</text:p>
          </table:table-cell>
          <table:table-cell office:value-type="float" office:value="12256" table:style-name="ce1">
            <text:p>12256</text:p>
          </table:table-cell>
          <table:table-cell office:value-type="float" office:value="12.6" table:style-name="ce2">
            <text:p>12,6</text:p>
          </table:table-cell>
          <table:table-cell office:value-type="float" office:value="4.05" table:style-name="ce2">
            <text:p>4,05</text:p>
          </table:table-cell>
          <table:table-cell office:value-type="float" office:value="55642" table:style-name="ce2">
            <text:p>55642</text:p>
          </table:table-cell>
          <table:table-cell office:value-type="float" office:value="6464" table:style-name="ce2">
            <text:p>6464</text:p>
          </table:table-cell>
          <table:table-cell office:value-type="float" office:value="47.69" table:style-name="ce1">
            <text:p>47,69</text:p>
          </table:table-cell>
          <table:table-cell office:value-type="float" office:value="38.44" table:style-name="ce1">
            <text:p>38,44</text:p>
          </table:table-cell>
          <table:table-cell office:value-type="float" office:value="391928" table:style-name="ce1">
            <text:p>391928</text:p>
          </table:table-cell>
          <table:table-cell office:value-type="float" office:value="44765" table:style-name="ce1">
            <text:p>44765</text:p>
          </table:table-cell>
          <table:table-cell office:value-type="float" office:value="25.72" table:style-name="ce1">
            <text:p>25,72</text:p>
          </table:table-cell>
          <table:table-cell office:value-type="float" office:value="16.52" table:style-name="ce1">
            <text:p>16,52</text:p>
          </table:table-cell>
          <table:table-cell office:value-type="float" office:value="198070" table:style-name="ce1">
            <text:p>198070</text:p>
          </table:table-cell>
          <table:table-cell office:value-type="float" office:value="20910" table:style-name="ce1">
            <text:p>20910</text:p>
          </table:table-cell>
          <table:table-cell office:value-type="float" office:value="23.54" table:style-name="ce1">
            <text:p>23,54</text:p>
          </table:table-cell>
          <table:table-cell office:value-type="float" office:value="14.81" table:style-name="ce1">
            <text:p>14,81</text:p>
          </table:table-cell>
          <table:table-cell office:value-type="float" office:value="185015" table:style-name="ce1">
            <text:p>185015</text:p>
          </table:table-cell>
          <table:table-cell office:value-type="float" office:value="18131" table:style-name="ce1">
            <text:p>18131</text:p>
          </table:table-cell>
          <table:table-cell office:value-type="float" office:value="103.97" table:style-name="ce1">
            <text:p>103,97</text:p>
          </table:table-cell>
          <table:table-cell office:value-type="float" office:value="94.42" table:style-name="ce1">
            <text:p>94,42</text:p>
          </table:table-cell>
          <table:table-cell office:value-type="float" office:value="143797" table:style-name="ce1">
            <text:p>143797</text:p>
          </table:table-cell>
          <table:table-cell office:value-type="float" office:value="100517" table:style-name="ce1">
            <text:p>100517</text:p>
          </table:table-cell>
          <table:table-cell office:value-type="float" office:value="49.85" table:style-name="ce1">
            <text:p>49,85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61647" table:style-name="ce1">
            <text:p>61647</text:p>
          </table:table-cell>
          <table:table-cell office:value-type="float" office:value="41777" table:style-name="ce1">
            <text:p>41777</text:p>
          </table:table-cell>
          <table:table-cell office:value-type="float" office:value="117.41" table:style-name="ce1">
            <text:p>117,41</text:p>
          </table:table-cell>
          <table:table-cell office:value-type="float" office:value="107.96" table:style-name="ce1">
            <text:p>107,96</text:p>
          </table:table-cell>
          <table:table-cell office:value-type="float" office:value="151630" table:style-name="ce1">
            <text:p>151630</text:p>
          </table:table-cell>
          <table:table-cell office:value-type="float" office:value="104354" table:style-name="ce1">
            <text:p>104354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24.65" table:style-name="ce1">
            <text:p>24,65</text:p>
          </table:table-cell>
          <table:table-cell office:value-type="float" office:value="282611" table:style-name="ce1">
            <text:p>282611</text:p>
          </table:table-cell>
          <table:table-cell office:value-type="float" office:value="29514" table:style-name="ce1">
            <text:p>29514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3.75" table:style-name="ce1">
            <text:p>23,75</text:p>
          </table:table-cell>
          <table:table-cell office:value-type="float" office:value="187909" table:style-name="ce1">
            <text:p>187909</text:p>
          </table:table-cell>
          <table:table-cell office:value-type="float" office:value="27659" table:style-name="ce1">
            <text:p>27659</text:p>
          </table:table-cell>
          <table:table-cell office:value-type="float" office:value="262.70999999999998" table:style-name="ce1">
            <text:p>262,71</text:p>
          </table:table-cell>
          <table:table-cell office:value-type="float" office:value="253.83" table:style-name="ce1">
            <text:p>253,83</text:p>
          </table:table-cell>
          <table:table-cell office:value-type="float" office:value="374658" table:style-name="ce1">
            <text:p>374658</text:p>
          </table:table-cell>
          <table:table-cell office:value-type="float" office:value="241821" table:style-name="ce1">
            <text:p>241821</text:p>
          </table:table-cell>
          <table:table-cell office:value-type="float" office:value="625.11" table:style-name="ce3">
            <text:p>625,11</text:p>
          </table:table-cell>
          <table:table-cell office:value-type="float" office:value="616.03" table:style-name="ce3">
            <text:p>616,03</text:p>
          </table:table-cell>
          <table:table-cell office:value-type="float" office:value="2090704" table:style-name="ce3">
            <text:p>2090704</text:p>
          </table:table-cell>
          <table:table-cell office:value-type="float" office:value="552666" table:style-name="ce3">
            <text:p>552666</text:p>
          </table:table-cell>
          <table:table-cell office:value-type="float" office:value="53.69" table:style-name="ce1">
            <text:p>53,69</text:p>
          </table:table-cell>
          <table:table-cell office:value-type="float" office:value="13.54" table:style-name="ce1">
            <text:p>13,54</text:p>
          </table:table-cell>
          <table:table-cell office:value-type="float" office:value="124995" table:style-name="ce1">
            <text:p>124995</text:p>
          </table:table-cell>
          <table:table-cell office:value-type="float" office:value="11130" table:style-name="ce1">
            <text:p>11130</text:p>
          </table:table-cell>
          <table:table-cell office:value-type="float" office:value="59.33" table:style-name="ce1">
            <text:p>59,33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366198" table:style-name="ce1">
            <text:p>366198</text:p>
          </table:table-cell>
          <table:table-cell office:value-type="float" office:value="15555" table:style-name="ce1">
            <text:p>15555</text:p>
          </table:table-cell>
          <table:table-cell office:value-type="float" office:value="17.09" table:style-name="ce1">
            <text:p>17,09</text:p>
          </table:table-cell>
          <table:table-cell office:value-type="float" office:value="8.14" table:style-name="ce1">
            <text:p>8,14</text:p>
          </table:table-cell>
          <table:table-cell office:value-type="float" office:value="102364" table:style-name="ce1">
            <text:p>102364</text:p>
          </table:table-cell>
          <table:table-cell office:value-type="float" office:value="9929" table:style-name="ce1">
            <text:p>9929</text:p>
          </table:table-cell>
          <table:table-cell office:value-type="float" office:value="12.6" table:formula="of:=MIN([.$B104];[.$F104];[.$J104];[.$N104];[.$R104];[.$V104];[.$Z104];[.$AD104];[.$AH104];[.$AL104];[.$AP104];[.$AT104];[.$AX104];[.$BB104];[.$BF104])" table:style-name="ce1">
            <text:p>12,6</text:p>
          </table:table-cell>
          <table:table-cell office:value-type="float" office:value="4.05" table:formula="of:=MIN([.$C104];[.$G104];[.$K104];[.$O104];[.$S104];[.$W104];[.$AA104];[.$AE104];[.$AI104];[.$AM104];[.$AQ104];[.$AU104];[.$AY104];[.$BC104];[.$BG104])" table:style-name="ce1">
            <text:p>4,05</text:p>
          </table:table-cell>
          <table:table-cell office:value-type="float" office:value="55642" table:formula="of:=MIN([.$D104];[.$H104];[.$L104];[.$P104];[.$T104];[.$X104];[.$AB104];[.$AF104];[.$AJ104];[.$AN104];[.$AR104];[.$AV104];[.$AZ104];[.$BD104];[.$BH104])" table:style-name="ce1">
            <text:p>55642</text:p>
          </table:table-cell>
          <table:table-cell office:value-type="float" office:value="6464" table:formula="of:=MIN([.$E104];[.$I104];[.$M104];[.$Q104];[.$U104];[.$Y104];[.$AC104];[.$AG104];[.$AK104];[.$AO104];[.$AS104];[.$AW104];[.$BA104];[.$BE104];[.$BI104])" table:style-name="ce1">
            <text:p>6464</text:p>
          </table:table-cell>
          <table:table-cell office:value-type="float" office:value="47.69" table:formula="of:=MEDIAN([.$B104];[.$F104];[.$J104];[.$N104];[.$R104];[.$V104];[.$Z104];[.$AD104];[.$AH104];[.$AL104];[.$AP104];[.$AT104];[.$AX104];[.$BB104];[.$BF104])" table:style-name="ce1">
            <text:p>47,69</text:p>
          </table:table-cell>
          <table:table-cell office:value-type="float" office:value="23.75" table:formula="of:=MEDIAN([.$C104];[.$G104];[.$K104];[.$O104];[.$S104];[.$W104];[.$AA104];[.$AE104];[.$AI104];[.$AM104];[.$AQ104];[.$AU104];[.$AY104];[.$BC104];[.$BG104])" table:style-name="ce1">
            <text:p>23,75</text:p>
          </table:table-cell>
          <table:table-cell office:value-type="float" office:value="185015" table:formula="of:=MEDIAN([.$D104];[.$H104];[.$L104];[.$P104];[.$T104];[.$X104];[.$AB104];[.$AF104];[.$AJ104];[.$AN104];[.$AR104];[.$AV104];[.$AZ104];[.$BD104];[.$BH104])" table:style-name="ce1">
            <text:p>185015</text:p>
          </table:table-cell>
          <table:table-cell office:value-type="float" office:value="27659" table:formula="of:=MEDIAN([.$E104];[.$I104];[.$M104];[.$Q104];[.$U104];[.$Y104];[.$AC104];[.$AG104];[.$AK104];[.$AO104];[.$AS104];[.$AW104];[.$BA104];[.$BE104];[.$BI104])" table:style-name="ce1">
            <text:p>27659</text:p>
          </table:table-cell>
          <table:table-cell office:value-type="float" office:value="625.11" table:formula="of:=MAX([.$B104];[.$F104];[.$J104];[.$N104];[.$R104];[.$V104];[.$Z104];[.$AD104];[.$AH104];[.$AL104];[.$AP104];[.$AT104];[.$AX104];[.$BB104];[.$BF104])" table:style-name="ce1">
            <text:p>625,11</text:p>
          </table:table-cell>
          <table:table-cell office:value-type="float" office:value="616.03" table:formula="of:=MAX([.$C104];[.$G104];[.$K104];[.$O104];[.$S104];[.$W104];[.$AA104];[.$AE104];[.$AI104];[.$AM104];[.$AQ104];[.$AU104];[.$AY104];[.$BC104];[.$BG104])" table:style-name="ce1">
            <text:p>616,03</text:p>
          </table:table-cell>
          <table:table-cell office:value-type="float" office:value="2090704" table:formula="of:=MAX([.$D104];[.$H104];[.$L104];[.$P104];[.$T104];[.$X104];[.$AB104];[.$AF104];[.$AJ104];[.$AN104];[.$AR104];[.$AV104];[.$AZ104];[.$BD104];[.$BH104])" table:style-name="ce1">
            <text:p>2090704</text:p>
          </table:table-cell>
          <table:table-cell office:value-type="float" office:value="552666" table:formula="of:=MAX([.$E104];[.$I104];[.$M104];[.$Q104];[.$U104];[.$Y104];[.$AC104];[.$AG104];[.$AK104];[.$AO104];[.$AS104];[.$AW104];[.$BA104];[.$BE104];[.$BI104])" table:style-name="ce1">
            <text:p>55266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30_c70.lp</text:p>
          </table:table-cell>
          <table:table-cell office:value-type="float" office:value="32.93" table:style-name="ce1">
            <text:p>32,93</text:p>
          </table:table-cell>
          <table:table-cell office:value-type="float" office:value="24.91" table:style-name="ce1">
            <text:p>24,91</text:p>
          </table:table-cell>
          <table:table-cell office:value-type="float" office:value="61009" table:style-name="ce1">
            <text:p>61009</text:p>
          </table:table-cell>
          <table:table-cell office:value-type="float" office:value="30915" table:style-name="ce1">
            <text:p>30915</text:p>
          </table:table-cell>
          <table:table-cell office:value-type="float" office:value="28.05" table:style-name="ce1">
            <text:p>28,05</text:p>
          </table:table-cell>
          <table:table-cell office:value-type="float" office:value="20.46" table:style-name="ce1">
            <text:p>20,46</text:p>
          </table:table-cell>
          <table:table-cell office:value-type="float" office:value="54812" table:style-name="ce1">
            <text:p>54812</text:p>
          </table:table-cell>
          <table:table-cell office:value-type="float" office:value="28565" table:style-name="ce1">
            <text:p>28565</text:p>
          </table:table-cell>
          <table:table-cell office:value-type="float" office:value="12.15" table:style-name="ce2">
            <text:p>12,15</text:p>
          </table:table-cell>
          <table:table-cell office:value-type="float" office:value="3.97" table:style-name="ce2">
            <text:p>3,97</text:p>
          </table:table-cell>
          <table:table-cell office:value-type="float" office:value="22973" table:style-name="ce2">
            <text:p>22973</text:p>
          </table:table-cell>
          <table:table-cell office:value-type="float" office:value="5386" table:style-name="ce2">
            <text:p>5386</text:p>
          </table:table-cell>
          <table:table-cell office:value-type="float" office:value="51.92" table:style-name="ce1">
            <text:p>51,92</text:p>
          </table:table-cell>
          <table:table-cell office:value-type="float" office:value="44.33" table:style-name="ce1">
            <text:p>44,33</text:p>
          </table:table-cell>
          <table:table-cell office:value-type="float" office:value="131357" table:style-name="ce1">
            <text:p>131357</text:p>
          </table:table-cell>
          <table:table-cell office:value-type="float" office:value="60022" table:style-name="ce1">
            <text:p>60022</text:p>
          </table:table-cell>
          <table:table-cell office:value-type="float" office:value="39.119999999999997" table:style-name="ce1">
            <text:p>39,12</text:p>
          </table:table-cell>
          <table:table-cell office:value-type="float" office:value="31.59" table:style-name="ce1">
            <text:p>31,59</text:p>
          </table:table-cell>
          <table:table-cell office:value-type="float" office:value="106905" table:style-name="ce1">
            <text:p>106905</text:p>
          </table:table-cell>
          <table:table-cell office:value-type="float" office:value="38351" table:style-name="ce1">
            <text:p>38351</text:p>
          </table:table-cell>
          <table:table-cell office:value-type="float" office:value="65.290000000000006" table:style-name="ce1">
            <text:p>65,29</text:p>
          </table:table-cell>
          <table:table-cell office:value-type="float" office:value="57.6" table:style-name="ce1">
            <text:p>57,6</text:p>
          </table:table-cell>
          <table:table-cell office:value-type="float" office:value="179501" table:style-name="ce1">
            <text:p>179501</text:p>
          </table:table-cell>
          <table:table-cell office:value-type="float" office:value="68387" table:style-name="ce1">
            <text:p>68387</text:p>
          </table:table-cell>
          <table:table-cell office:value-type="float" office:value="46.1" table:style-name="ce1">
            <text:p>46,1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58562" table:style-name="ce1">
            <text:p>58562</text:p>
          </table:table-cell>
          <table:table-cell office:value-type="float" office:value="47910" table:style-name="ce1">
            <text:p>47910</text:p>
          </table:table-cell>
          <table:table-cell office:value-type="float" office:value="48.92" table:style-name="ce1">
            <text:p>48,92</text:p>
          </table:table-cell>
          <table:table-cell office:value-type="float" office:value="40.93" table:style-name="ce1">
            <text:p>40,93</text:p>
          </table:table-cell>
          <table:table-cell office:value-type="float" office:value="64373" table:style-name="ce1">
            <text:p>64373</text:p>
          </table:table-cell>
          <table:table-cell office:value-type="float" office:value="49874" table:style-name="ce1">
            <text:p>49874</text:p>
          </table:table-cell>
          <table:table-cell office:value-type="float" office:value="20.97" table:style-name="ce1">
            <text:p>20,97</text:p>
          </table:table-cell>
          <table:table-cell office:value-type="float" office:value="13.07" table:style-name="ce1">
            <text:p>13,07</text:p>
          </table:table-cell>
          <table:table-cell office:value-type="float" office:value="92160" table:style-name="ce1">
            <text:p>92160</text:p>
          </table:table-cell>
          <table:table-cell office:value-type="float" office:value="17688" table:style-name="ce1">
            <text:p>17688</text:p>
          </table:table-cell>
          <table:table-cell office:value-type="float" office:value="35.85" table:style-name="ce1">
            <text:p>35,85</text:p>
          </table:table-cell>
          <table:table-cell office:value-type="float" office:value="28.17" table:style-name="ce1">
            <text:p>28,17</text:p>
          </table:table-cell>
          <table:table-cell office:value-type="float" office:value="84742" table:style-name="ce1">
            <text:p>84742</text:p>
          </table:table-cell>
          <table:table-cell office:value-type="float" office:value="33718" table:style-name="ce1">
            <text:p>33718</text:p>
          </table:table-cell>
          <table:table-cell office:value-type="float" office:value="38.5" table:style-name="ce1">
            <text:p>38,5</text:p>
          </table:table-cell>
          <table:table-cell office:value-type="float" office:value="30.68" table:style-name="ce1">
            <text:p>30,68</text:p>
          </table:table-cell>
          <table:table-cell office:value-type="float" office:value="79042" table:style-name="ce1">
            <text:p>79042</text:p>
          </table:table-cell>
          <table:table-cell office:value-type="float" office:value="38979" table:style-name="ce1">
            <text:p>3897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14730169" table:style-name="ce1">
            <text:p>114730169</text:p>
          </table:table-cell>
          <table:table-cell office:value-type="float" office:value="15605081" table:style-name="ce3">
            <text:p>15605081</text:p>
          </table:table-cell>
          <table:table-cell office:value-type="float" office:value="94.8" table:style-name="ce1">
            <text:p>94,8</text:p>
          </table:table-cell>
          <table:table-cell office:value-type="float" office:value="51.49" table:style-name="ce1">
            <text:p>51,49</text:p>
          </table:table-cell>
          <table:table-cell office:value-type="float" office:value="211976" table:style-name="ce1">
            <text:p>211976</text:p>
          </table:table-cell>
          <table:table-cell office:value-type="float" office:value="38368" table:style-name="ce1">
            <text:p>38368</text:p>
          </table:table-cell>
          <table:table-cell office:value-type="float" office:value="3243.84" table:style-name="ce1">
            <text:p>3243,84</text:p>
          </table:table-cell>
          <table:table-cell office:value-type="float" office:value="3200.95" table:style-name="ce1">
            <text:p>3200,95</text:p>
          </table:table-cell>
          <table:table-cell office:value-type="float" office:value="460555868" table:style-name="ce3">
            <text:p>460555868</text:p>
          </table:table-cell>
          <table:table-cell office:value-type="float" office:value="840927" table:style-name="ce1">
            <text:p>840927</text:p>
          </table:table-cell>
          <table:table-cell office:value-type="float" office:value="45.57" table:style-name="ce1">
            <text:p>45,57</text:p>
          </table:table-cell>
          <table:table-cell office:value-type="float" office:value="37.75" table:style-name="ce1">
            <text:p>37,75</text:p>
          </table:table-cell>
          <table:table-cell office:value-type="float" office:value="130579" table:style-name="ce1">
            <text:p>130579</text:p>
          </table:table-cell>
          <table:table-cell office:value-type="float" office:value="50823" table:style-name="ce1">
            <text:p>50823</text:p>
          </table:table-cell>
          <table:table-cell office:value-type="float" office:value="12.15" table:formula="of:=MIN([.$B105];[.$F105];[.$J105];[.$N105];[.$R105];[.$V105];[.$Z105];[.$AD105];[.$AH105];[.$AL105];[.$AP105];[.$AT105];[.$AX105];[.$BB105];[.$BF105])" table:style-name="ce1">
            <text:p>12,15</text:p>
          </table:table-cell>
          <table:table-cell office:value-type="float" office:value="3.97" table:formula="of:=MIN([.$C105];[.$G105];[.$K105];[.$O105];[.$S105];[.$W105];[.$AA105];[.$AE105];[.$AI105];[.$AM105];[.$AQ105];[.$AU105];[.$AY105];[.$BC105];[.$BG105])" table:style-name="ce1">
            <text:p>3,97</text:p>
          </table:table-cell>
          <table:table-cell office:value-type="float" office:value="22973" table:formula="of:=MIN([.$D105];[.$H105];[.$L105];[.$P105];[.$T105];[.$X105];[.$AB105];[.$AF105];[.$AJ105];[.$AN105];[.$AR105];[.$AV105];[.$AZ105];[.$BD105];[.$BH105])" table:style-name="ce1">
            <text:p>22973</text:p>
          </table:table-cell>
          <table:table-cell office:value-type="float" office:value="5386" table:formula="of:=MIN([.$E105];[.$I105];[.$M105];[.$Q105];[.$U105];[.$Y105];[.$AC105];[.$AG105];[.$AK105];[.$AO105];[.$AS105];[.$AW105];[.$BA105];[.$BE105];[.$BI105])" table:style-name="ce1">
            <text:p>5386</text:p>
          </table:table-cell>
          <table:table-cell office:value-type="float" office:value="45.57" table:formula="of:=MEDIAN([.$B105];[.$F105];[.$J105];[.$N105];[.$R105];[.$V105];[.$Z105];[.$AD105];[.$AH105];[.$AL105];[.$AP105];[.$AT105];[.$AX105];[.$BB105];[.$BF105])" table:style-name="ce1">
            <text:p>45,57</text:p>
          </table:table-cell>
          <table:table-cell office:value-type="float" office:value="37.75" table:formula="of:=MEDIAN([.$C105];[.$G105];[.$K105];[.$O105];[.$S105];[.$W105];[.$AA105];[.$AE105];[.$AI105];[.$AM105];[.$AQ105];[.$AU105];[.$AY105];[.$BC105];[.$BG105])" table:style-name="ce1">
            <text:p>37,75</text:p>
          </table:table-cell>
          <table:table-cell office:value-type="float" office:value="92160" table:formula="of:=MEDIAN([.$D105];[.$H105];[.$L105];[.$P105];[.$T105];[.$X105];[.$AB105];[.$AF105];[.$AJ105];[.$AN105];[.$AR105];[.$AV105];[.$AZ105];[.$BD105];[.$BH105])" table:style-name="ce1">
            <text:p>92160</text:p>
          </table:table-cell>
          <table:table-cell office:value-type="float" office:value="38979" table:formula="of:=MEDIAN([.$E105];[.$I105];[.$M105];[.$Q105];[.$U105];[.$Y105];[.$AC105];[.$AG105];[.$AK105];[.$AO105];[.$AS105];[.$AW105];[.$BA105];[.$BE105];[.$BI105])" table:style-name="ce1">
            <text:p>38979</text:p>
          </table:table-cell>
          <table:table-cell office:value-type="float" office:value="21600" table:formula="of:=MAX([.$B105];[.$F105];[.$J105];[.$N105];[.$R105];[.$V105];[.$Z105];[.$AD105];[.$AH105];[.$AL105];[.$AP105];[.$AT105];[.$AX105];[.$BB105];[.$BF105])" table:style-name="ce1">
            <text:p>21600</text:p>
          </table:table-cell>
          <table:table-cell office:value-type="float" office:value="21600" table:formula="of:=MAX([.$C105];[.$G105];[.$K105];[.$O105];[.$S105];[.$W105];[.$AA105];[.$AE105];[.$AI105];[.$AM105];[.$AQ105];[.$AU105];[.$AY105];[.$BC105];[.$BG105])" table:style-name="ce1">
            <text:p>21600</text:p>
          </table:table-cell>
          <table:table-cell office:value-type="float" office:value="460555868" table:formula="of:=MAX([.$D105];[.$H105];[.$L105];[.$P105];[.$T105];[.$X105];[.$AB105];[.$AF105];[.$AJ105];[.$AN105];[.$AR105];[.$AV105];[.$AZ105];[.$BD105];[.$BH105])" table:style-name="ce1">
            <text:p>460555868</text:p>
          </table:table-cell>
          <table:table-cell office:value-type="float" office:value="15605081" table:formula="of:=MAX([.$E105];[.$I105];[.$M105];[.$Q105];[.$U105];[.$Y105];[.$AC105];[.$AG105];[.$AK105];[.$AO105];[.$AS105];[.$AW105];[.$BA105];[.$BE105];[.$BI105])" table:style-name="ce1">
            <text:p>1560508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35_c50.lp</text:p>
          </table:table-cell>
          <table:table-cell office:value-type="float" office:value="42.57" table:style-name="ce1">
            <text:p>42,57</text:p>
          </table:table-cell>
          <table:table-cell office:value-type="float" office:value="31.31" table:style-name="ce1">
            <text:p>31,31</text:p>
          </table:table-cell>
          <table:table-cell office:value-type="float" office:value="264306" table:style-name="ce1">
            <text:p>264306</text:p>
          </table:table-cell>
          <table:table-cell office:value-type="float" office:value="33329" table:style-name="ce1">
            <text:p>33329</text:p>
          </table:table-cell>
          <table:table-cell office:value-type="float" office:value="18.52" table:style-name="ce2">
            <text:p>18,52</text:p>
          </table:table-cell>
          <table:table-cell office:value-type="float" office:value="7.06" table:style-name="ce2">
            <text:p>7,06</text:p>
          </table:table-cell>
          <table:table-cell office:value-type="float" office:value="63625" table:style-name="ce2">
            <text:p>63625</text:p>
          </table:table-cell>
          <table:table-cell office:value-type="float" office:value="7938" table:style-name="ce2">
            <text:p>7938</text:p>
          </table:table-cell>
          <table:table-cell office:value-type="float" office:value="29.21" table:style-name="ce1">
            <text:p>29,21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75231" table:style-name="ce1">
            <text:p>175231</text:p>
          </table:table-cell>
          <table:table-cell office:value-type="float" office:value="22823" table:style-name="ce1">
            <text:p>22823</text:p>
          </table:table-cell>
          <table:table-cell office:value-type="float" office:value="21.82" table:style-name="ce1">
            <text:p>21,82</text:p>
          </table:table-cell>
          <table:table-cell office:value-type="float" office:value="10.84" table:style-name="ce1">
            <text:p>10,84</text:p>
          </table:table-cell>
          <table:table-cell office:value-type="float" office:value="64017" table:style-name="ce1">
            <text:p>64017</text:p>
          </table:table-cell>
          <table:table-cell office:value-type="float" office:value="12104" table:style-name="ce1">
            <text:p>12104</text:p>
          </table:table-cell>
          <table:table-cell office:value-type="float" office:value="23.08" table:style-name="ce1">
            <text:p>23,08</text:p>
          </table:table-cell>
          <table:table-cell office:value-type="float" office:value="12.57" table:style-name="ce1">
            <text:p>12,57</text:p>
          </table:table-cell>
          <table:table-cell office:value-type="float" office:value="114524" table:style-name="ce1">
            <text:p>114524</text:p>
          </table:table-cell>
          <table:table-cell office:value-type="float" office:value="16294" table:style-name="ce1">
            <text:p>16294</text:p>
          </table:table-cell>
          <table:table-cell office:value-type="float" office:value="38.47" table:style-name="ce1">
            <text:p>38,47</text:p>
          </table:table-cell>
          <table:table-cell office:value-type="float" office:value="27.69" table:style-name="ce1">
            <text:p>27,69</text:p>
          </table:table-cell>
          <table:table-cell office:value-type="float" office:value="249526" table:style-name="ce1">
            <text:p>249526</text:p>
          </table:table-cell>
          <table:table-cell office:value-type="float" office:value="40443" table:style-name="ce1">
            <text:p>40443</text:p>
          </table:table-cell>
          <table:table-cell office:value-type="float" office:value="214.17" table:style-name="ce1">
            <text:p>214,17</text:p>
          </table:table-cell>
          <table:table-cell office:value-type="float" office:value="202.97" table:style-name="ce1">
            <text:p>202,97</text:p>
          </table:table-cell>
          <table:table-cell office:value-type="float" office:value="251643" table:style-name="ce1">
            <text:p>251643</text:p>
          </table:table-cell>
          <table:table-cell office:value-type="float" office:value="180502" table:style-name="ce1">
            <text:p>180502</text:p>
          </table:table-cell>
          <table:table-cell office:value-type="float" office:value="690.3" table:style-name="ce1">
            <text:p>690,3</text:p>
          </table:table-cell>
          <table:table-cell office:value-type="float" office:value="679.01" table:style-name="ce1">
            <text:p>679,01</text:p>
          </table:table-cell>
          <table:table-cell office:value-type="float" office:value="657664" table:style-name="ce1">
            <text:p>657664</text:p>
          </table:table-cell>
          <table:table-cell office:value-type="float" office:value="485907" table:style-name="ce1">
            <text:p>485907</text:p>
          </table:table-cell>
          <table:table-cell office:value-type="float" office:value="46.11" table:style-name="ce1">
            <text:p>46,11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278594" table:style-name="ce1">
            <text:p>278594</text:p>
          </table:table-cell>
          <table:table-cell office:value-type="float" office:value="40945" table:style-name="ce1">
            <text:p>40945</text:p>
          </table:table-cell>
          <table:table-cell office:value-type="float" office:value="43.48" table:style-name="ce1">
            <text:p>43,48</text:p>
          </table:table-cell>
          <table:table-cell office:value-type="float" office:value="33.19" table:style-name="ce1">
            <text:p>33,19</text:p>
          </table:table-cell>
          <table:table-cell office:value-type="float" office:value="86573" table:style-name="ce1">
            <text:p>86573</text:p>
          </table:table-cell>
          <table:table-cell office:value-type="float" office:value="37181" table:style-name="ce1">
            <text:p>37181</text:p>
          </table:table-cell>
          <table:table-cell office:value-type="float" office:value="40.19" table:style-name="ce1">
            <text:p>40,19</text:p>
          </table:table-cell>
          <table:table-cell office:value-type="float" office:value="29.53" table:style-name="ce1">
            <text:p>29,53</text:p>
          </table:table-cell>
          <table:table-cell office:value-type="float" office:value="132081" table:style-name="ce1">
            <text:p>132081</text:p>
          </table:table-cell>
          <table:table-cell office:value-type="float" office:value="37694" table:style-name="ce1">
            <text:p>37694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48644843" table:style-name="ce1">
            <text:p>148644843</text:p>
          </table:table-cell>
          <table:table-cell office:value-type="float" office:value="14264747" table:style-name="ce3">
            <text:p>14264747</text:p>
          </table:table-cell>
          <table:table-cell office:value-type="float" office:value="127.46" table:style-name="ce1">
            <text:p>127,46</text:p>
          </table:table-cell>
          <table:table-cell office:value-type="float" office:value="79.97" table:style-name="ce1">
            <text:p>79,97</text:p>
          </table:table-cell>
          <table:table-cell office:value-type="float" office:value="740124" table:style-name="ce1">
            <text:p>740124</text:p>
          </table:table-cell>
          <table:table-cell office:value-type="float" office:value="57978" table:style-name="ce1">
            <text:p>57978</text:p>
          </table:table-cell>
          <table:table-cell office:value-type="float" office:value="3188.92" table:style-name="ce1">
            <text:p>3188,92</text:p>
          </table:table-cell>
          <table:table-cell office:value-type="float" office:value="3138.87" table:style-name="ce1">
            <text:p>3138,87</text:p>
          </table:table-cell>
          <table:table-cell office:value-type="float" office:value="344426109" table:style-name="ce3">
            <text:p>344426109</text:p>
          </table:table-cell>
          <table:table-cell office:value-type="float" office:value="540818" table:style-name="ce1">
            <text:p>540818</text:p>
          </table:table-cell>
          <table:table-cell office:value-type="float" office:value="62.81" table:style-name="ce1">
            <text:p>62,81</text:p>
          </table:table-cell>
          <table:table-cell office:value-type="float" office:value="52.02" table:style-name="ce1">
            <text:p>52,02</text:p>
          </table:table-cell>
          <table:table-cell office:value-type="float" office:value="257872" table:style-name="ce1">
            <text:p>257872</text:p>
          </table:table-cell>
          <table:table-cell office:value-type="float" office:value="56793" table:style-name="ce1">
            <text:p>56793</text:p>
          </table:table-cell>
          <table:table-cell office:value-type="float" office:value="18.52" table:formula="of:=MIN([.$B106];[.$F106];[.$J106];[.$N106];[.$R106];[.$V106];[.$Z106];[.$AD106];[.$AH106];[.$AL106];[.$AP106];[.$AT106];[.$AX106];[.$BB106];[.$BF106])" table:style-name="ce1">
            <text:p>18,52</text:p>
          </table:table-cell>
          <table:table-cell office:value-type="float" office:value="7.06" table:formula="of:=MIN([.$C106];[.$G106];[.$K106];[.$O106];[.$S106];[.$W106];[.$AA106];[.$AE106];[.$AI106];[.$AM106];[.$AQ106];[.$AU106];[.$AY106];[.$BC106];[.$BG106])" table:style-name="ce1">
            <text:p>7,06</text:p>
          </table:table-cell>
          <table:table-cell office:value-type="float" office:value="63625" table:formula="of:=MIN([.$D106];[.$H106];[.$L106];[.$P106];[.$T106];[.$X106];[.$AB106];[.$AF106];[.$AJ106];[.$AN106];[.$AR106];[.$AV106];[.$AZ106];[.$BD106];[.$BH106])" table:style-name="ce1">
            <text:p>63625</text:p>
          </table:table-cell>
          <table:table-cell office:value-type="float" office:value="7938" table:formula="of:=MIN([.$E106];[.$I106];[.$M106];[.$Q106];[.$U106];[.$Y106];[.$AC106];[.$AG106];[.$AK106];[.$AO106];[.$AS106];[.$AW106];[.$BA106];[.$BE106];[.$BI106])" table:style-name="ce1">
            <text:p>7938</text:p>
          </table:table-cell>
          <table:table-cell office:value-type="float" office:value="43.48" table:formula="of:=MEDIAN([.$B106];[.$F106];[.$J106];[.$N106];[.$R106];[.$V106];[.$Z106];[.$AD106];[.$AH106];[.$AL106];[.$AP106];[.$AT106];[.$AX106];[.$BB106];[.$BF106])" table:style-name="ce1">
            <text:p>43,48</text:p>
          </table:table-cell>
          <table:table-cell office:value-type="float" office:value="33.19" table:formula="of:=MEDIAN([.$C106];[.$G106];[.$K106];[.$O106];[.$S106];[.$W106];[.$AA106];[.$AE106];[.$AI106];[.$AM106];[.$AQ106];[.$AU106];[.$AY106];[.$BC106];[.$BG106])" table:style-name="ce1">
            <text:p>33,19</text:p>
          </table:table-cell>
          <table:table-cell office:value-type="float" office:value="251643" table:formula="of:=MEDIAN([.$D106];[.$H106];[.$L106];[.$P106];[.$T106];[.$X106];[.$AB106];[.$AF106];[.$AJ106];[.$AN106];[.$AR106];[.$AV106];[.$AZ106];[.$BD106];[.$BH106])" table:style-name="ce1">
            <text:p>251643</text:p>
          </table:table-cell>
          <table:table-cell office:value-type="float" office:value="40443" table:formula="of:=MEDIAN([.$E106];[.$I106];[.$M106];[.$Q106];[.$U106];[.$Y106];[.$AC106];[.$AG106];[.$AK106];[.$AO106];[.$AS106];[.$AW106];[.$BA106];[.$BE106];[.$BI106])" table:style-name="ce1">
            <text:p>40443</text:p>
          </table:table-cell>
          <table:table-cell office:value-type="float" office:value="21600" table:formula="of:=MAX([.$B106];[.$F106];[.$J106];[.$N106];[.$R106];[.$V106];[.$Z106];[.$AD106];[.$AH106];[.$AL106];[.$AP106];[.$AT106];[.$AX106];[.$BB106];[.$BF106])" table:style-name="ce1">
            <text:p>21600</text:p>
          </table:table-cell>
          <table:table-cell office:value-type="float" office:value="21600" table:formula="of:=MAX([.$C106];[.$G106];[.$K106];[.$O106];[.$S106];[.$W106];[.$AA106];[.$AE106];[.$AI106];[.$AM106];[.$AQ106];[.$AU106];[.$AY106];[.$BC106];[.$BG106])" table:style-name="ce1">
            <text:p>21600</text:p>
          </table:table-cell>
          <table:table-cell office:value-type="float" office:value="344426109" table:formula="of:=MAX([.$D106];[.$H106];[.$L106];[.$P106];[.$T106];[.$X106];[.$AB106];[.$AF106];[.$AJ106];[.$AN106];[.$AR106];[.$AV106];[.$AZ106];[.$BD106];[.$BH106])" table:style-name="ce1">
            <text:p>344426109</text:p>
          </table:table-cell>
          <table:table-cell office:value-type="float" office:value="14264747" table:formula="of:=MAX([.$E106];[.$I106];[.$M106];[.$Q106];[.$U106];[.$Y106];[.$AC106];[.$AG106];[.$AK106];[.$AO106];[.$AS106];[.$AW106];[.$BA106];[.$BE106];[.$BI106])" table:style-name="ce1">
            <text:p>1426474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35_c60.lp</text:p>
          </table:table-cell>
          <table:table-cell office:value-type="float" office:value="20.8" table:style-name="ce1">
            <text:p>20,8</text:p>
          </table:table-cell>
          <table:table-cell office:value-type="float" office:value="8.43" table:style-name="ce1">
            <text:p>8,43</text:p>
          </table:table-cell>
          <table:table-cell office:value-type="float" office:value="121967" table:style-name="ce1">
            <text:p>121967</text:p>
          </table:table-cell>
          <table:table-cell office:value-type="float" office:value="7901" table:style-name="ce1">
            <text:p>7901</text:p>
          </table:table-cell>
          <table:table-cell office:value-type="float" office:value="12.25" table:style-name="ce1">
            <text:p>12,25</text:p>
          </table:table-cell>
          <table:table-cell office:value-type="float" office:value="0.95" table:style-name="ce1">
            <text:p>0,95</text:p>
          </table:table-cell>
          <table:table-cell office:value-type="float" office:value="16343" table:style-name="ce1">
            <text:p>16343</text:p>
          </table:table-cell>
          <table:table-cell office:value-type="float" office:value="879" table:style-name="ce1">
            <text:p>879</text:p>
          </table:table-cell>
          <table:table-cell office:value-type="float" office:value="11.57" table:style-name="ce2">
            <text:p>11,57</text:p>
          </table:table-cell>
          <table:table-cell office:value-type="float" office:value="0.63" table:style-name="ce1">
            <text:p>0,63</text:p>
          </table:table-cell>
          <table:table-cell office:value-type="float" office:value="28836" table:style-name="ce1">
            <text:p>28836</text:p>
          </table:table-cell>
          <table:table-cell office:value-type="float" office:value="637" table:style-name="ce1">
            <text:p>637</text:p>
          </table:table-cell>
          <table:table-cell office:value-type="float" office:value="19.78" table:style-name="ce1">
            <text:p>19,78</text:p>
          </table:table-cell>
          <table:table-cell office:value-type="float" office:value="8.94" table:style-name="ce1">
            <text:p>8,94</text:p>
          </table:table-cell>
          <table:table-cell office:value-type="float" office:value="110246" table:style-name="ce1">
            <text:p>110246</text:p>
          </table:table-cell>
          <table:table-cell office:value-type="float" office:value="9575" table:style-name="ce1">
            <text:p>9575</text:p>
          </table:table-cell>
          <table:table-cell office:value-type="float" office:value="17.48" table:style-name="ce1">
            <text:p>17,48</text:p>
          </table:table-cell>
          <table:table-cell office:value-type="float" office:value="5.81" table:style-name="ce1">
            <text:p>5,81</text:p>
          </table:table-cell>
          <table:table-cell office:value-type="float" office:value="85181" table:style-name="ce1">
            <text:p>85181</text:p>
          </table:table-cell>
          <table:table-cell office:value-type="float" office:value="6097" table:style-name="ce1">
            <text:p>6097</text:p>
          </table:table-cell>
          <table:table-cell office:value-type="float" office:value="14.59" table:style-name="ce1">
            <text:p>14,59</text:p>
          </table:table-cell>
          <table:table-cell office:value-type="float" office:value="1.94" table:style-name="ce1">
            <text:p>1,94</text:p>
          </table:table-cell>
          <table:table-cell office:value-type="float" office:value="31118" table:style-name="ce1">
            <text:p>31118</text:p>
          </table:table-cell>
          <table:table-cell office:value-type="float" office:value="2302" table:style-name="ce1">
            <text:p>2302</text:p>
          </table:table-cell>
          <table:table-cell office:value-type="float" office:value="133.79" table:style-name="ce1">
            <text:p>133,79</text:p>
          </table:table-cell>
          <table:table-cell office:value-type="float" office:value="122.79" table:style-name="ce1">
            <text:p>122,79</text:p>
          </table:table-cell>
          <table:table-cell office:value-type="float" office:value="182177" table:style-name="ce1">
            <text:p>182177</text:p>
          </table:table-cell>
          <table:table-cell office:value-type="float" office:value="112280" table:style-name="ce1">
            <text:p>112280</text:p>
          </table:table-cell>
          <table:table-cell office:value-type="float" office:value="162.46" table:style-name="ce3">
            <text:p>162,46</text:p>
          </table:table-cell>
          <table:table-cell office:value-type="float" office:value="150.35" table:style-name="ce3">
            <text:p>150,35</text:p>
          </table:table-cell>
          <table:table-cell office:value-type="float" office:value="215617" table:style-name="ce1">
            <text:p>215617</text:p>
          </table:table-cell>
          <table:table-cell office:value-type="float" office:value="132366" table:style-name="ce3">
            <text:p>132366</text:p>
          </table:table-cell>
          <table:table-cell office:value-type="float" office:value="12.98" table:style-name="ce1">
            <text:p>12,98</text:p>
          </table:table-cell>
          <table:table-cell office:value-type="float" office:value="0.92" table:style-name="ce1">
            <text:p>0,92</text:p>
          </table:table-cell>
          <table:table-cell office:value-type="float" office:value="30242" table:style-name="ce1">
            <text:p>30242</text:p>
          </table:table-cell>
          <table:table-cell office:value-type="float" office:value="769" table:style-name="ce1">
            <text:p>769</text:p>
          </table:table-cell>
          <table:table-cell office:value-type="float" office:value="14.42" table:style-name="ce1">
            <text:p>14,42</text:p>
          </table:table-cell>
          <table:table-cell office:value-type="float" office:value="3.45" table:style-name="ce1">
            <text:p>3,45</text:p>
          </table:table-cell>
          <table:table-cell office:value-type="float" office:value="47231" table:style-name="ce1">
            <text:p>47231</text:p>
          </table:table-cell>
          <table:table-cell office:value-type="float" office:value="3832" table:style-name="ce1">
            <text:p>3832</text:p>
          </table:table-cell>
          <table:table-cell office:value-type="float" office:value="12.99" table:style-name="ce1">
            <text:p>12,99</text:p>
          </table:table-cell>
          <table:table-cell office:value-type="float" office:value="0.56999999999999995" table:style-name="ce2">
            <text:p>0,57</text:p>
          </table:table-cell>
          <table:table-cell office:value-type="float" office:value="12225" table:style-name="ce2">
            <text:p>12225</text:p>
          </table:table-cell>
          <table:table-cell office:value-type="float" office:value="466" table:style-name="ce2">
            <text:p>466</text:p>
          </table:table-cell>
          <table:table-cell office:value-type="float" office:value="57.45" table:style-name="ce1">
            <text:p>57,45</text:p>
          </table:table-cell>
          <table:table-cell office:value-type="float" office:value="44.9" table:style-name="ce1">
            <text:p>44,9</text:p>
          </table:table-cell>
          <table:table-cell office:value-type="float" office:value="270642" table:style-name="ce3">
            <text:p>270642</text:p>
          </table:table-cell>
          <table:table-cell office:value-type="float" office:value="37760" table:style-name="ce1">
            <text:p>37760</text:p>
          </table:table-cell>
          <table:table-cell office:value-type="float" office:value="60.35" table:style-name="ce1">
            <text:p>60,35</text:p>
          </table:table-cell>
          <table:table-cell office:value-type="float" office:value="4.99" table:style-name="ce1">
            <text:p>4,99</text:p>
          </table:table-cell>
          <table:table-cell office:value-type="float" office:value="59814" table:style-name="ce1">
            <text:p>59814</text:p>
          </table:table-cell>
          <table:table-cell office:value-type="float" office:value="2909" table:style-name="ce1">
            <text:p>2909</text:p>
          </table:table-cell>
          <table:table-cell office:value-type="float" office:value="73.48" table:style-name="ce1">
            <text:p>73,48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216853" table:style-name="ce1">
            <text:p>216853</text:p>
          </table:table-cell>
          <table:table-cell office:value-type="float" office:value="587" table:style-name="ce1">
            <text:p>587</text:p>
          </table:table-cell>
          <table:table-cell office:value-type="float" office:value="16.72" table:style-name="ce1">
            <text:p>16,72</text:p>
          </table:table-cell>
          <table:table-cell office:value-type="float" office:value="4.95" table:style-name="ce1">
            <text:p>4,95</text:p>
          </table:table-cell>
          <table:table-cell office:value-type="float" office:value="83477" table:style-name="ce1">
            <text:p>83477</text:p>
          </table:table-cell>
          <table:table-cell office:value-type="float" office:value="4936" table:style-name="ce1">
            <text:p>4936</text:p>
          </table:table-cell>
          <table:table-cell office:value-type="float" office:value="11.57" table:formula="of:=MIN([.$B107];[.$F107];[.$J107];[.$N107];[.$R107];[.$V107];[.$Z107];[.$AD107];[.$AH107];[.$AL107];[.$AP107];[.$AT107];[.$AX107];[.$BB107];[.$BF107])" table:style-name="ce1">
            <text:p>11,57</text:p>
          </table:table-cell>
          <table:table-cell office:value-type="float" office:value="0.56999999999999995" table:formula="of:=MIN([.$C107];[.$G107];[.$K107];[.$O107];[.$S107];[.$W107];[.$AA107];[.$AE107];[.$AI107];[.$AM107];[.$AQ107];[.$AU107];[.$AY107];[.$BC107];[.$BG107])" table:style-name="ce1">
            <text:p>0,57</text:p>
          </table:table-cell>
          <table:table-cell office:value-type="float" office:value="12225" table:formula="of:=MIN([.$D107];[.$H107];[.$L107];[.$P107];[.$T107];[.$X107];[.$AB107];[.$AF107];[.$AJ107];[.$AN107];[.$AR107];[.$AV107];[.$AZ107];[.$BD107];[.$BH107])" table:style-name="ce1">
            <text:p>12225</text:p>
          </table:table-cell>
          <table:table-cell office:value-type="float" office:value="466" table:formula="of:=MIN([.$E107];[.$I107];[.$M107];[.$Q107];[.$U107];[.$Y107];[.$AC107];[.$AG107];[.$AK107];[.$AO107];[.$AS107];[.$AW107];[.$BA107];[.$BE107];[.$BI107])" table:style-name="ce1">
            <text:p>466</text:p>
          </table:table-cell>
          <table:table-cell office:value-type="float" office:value="17.48" table:formula="of:=MEDIAN([.$B107];[.$F107];[.$J107];[.$N107];[.$R107];[.$V107];[.$Z107];[.$AD107];[.$AH107];[.$AL107];[.$AP107];[.$AT107];[.$AX107];[.$BB107];[.$BF107])" table:style-name="ce1">
            <text:p>17,48</text:p>
          </table:table-cell>
          <table:table-cell office:value-type="float" office:value="4.99" table:formula="of:=MEDIAN([.$C107];[.$G107];[.$K107];[.$O107];[.$S107];[.$W107];[.$AA107];[.$AE107];[.$AI107];[.$AM107];[.$AQ107];[.$AU107];[.$AY107];[.$BC107];[.$BG107])" table:style-name="ce1">
            <text:p>4,99</text:p>
          </table:table-cell>
          <table:table-cell office:value-type="float" office:value="83477" table:formula="of:=MEDIAN([.$D107];[.$H107];[.$L107];[.$P107];[.$T107];[.$X107];[.$AB107];[.$AF107];[.$AJ107];[.$AN107];[.$AR107];[.$AV107];[.$AZ107];[.$BD107];[.$BH107])" table:style-name="ce1">
            <text:p>83477</text:p>
          </table:table-cell>
          <table:table-cell office:value-type="float" office:value="3832" table:formula="of:=MEDIAN([.$E107];[.$I107];[.$M107];[.$Q107];[.$U107];[.$Y107];[.$AC107];[.$AG107];[.$AK107];[.$AO107];[.$AS107];[.$AW107];[.$BA107];[.$BE107];[.$BI107])" table:style-name="ce1">
            <text:p>3832</text:p>
          </table:table-cell>
          <table:table-cell office:value-type="float" office:value="162.46" table:formula="of:=MAX([.$B107];[.$F107];[.$J107];[.$N107];[.$R107];[.$V107];[.$Z107];[.$AD107];[.$AH107];[.$AL107];[.$AP107];[.$AT107];[.$AX107];[.$BB107];[.$BF107])" table:style-name="ce1">
            <text:p>162,46</text:p>
          </table:table-cell>
          <table:table-cell office:value-type="float" office:value="150.35" table:formula="of:=MAX([.$C107];[.$G107];[.$K107];[.$O107];[.$S107];[.$W107];[.$AA107];[.$AE107];[.$AI107];[.$AM107];[.$AQ107];[.$AU107];[.$AY107];[.$BC107];[.$BG107])" table:style-name="ce1">
            <text:p>150,35</text:p>
          </table:table-cell>
          <table:table-cell office:value-type="float" office:value="270642" table:formula="of:=MAX([.$D107];[.$H107];[.$L107];[.$P107];[.$T107];[.$X107];[.$AB107];[.$AF107];[.$AJ107];[.$AN107];[.$AR107];[.$AV107];[.$AZ107];[.$BD107];[.$BH107])" table:style-name="ce1">
            <text:p>270642</text:p>
          </table:table-cell>
          <table:table-cell office:value-type="float" office:value="132366" table:formula="of:=MAX([.$E107];[.$I107];[.$M107];[.$Q107];[.$U107];[.$Y107];[.$AC107];[.$AG107];[.$AK107];[.$AO107];[.$AS107];[.$AW107];[.$BA107];[.$BE107];[.$BI107])" table:style-name="ce1">
            <text:p>13236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6_a35_c70.lp</text:p>
          </table:table-cell>
          <table:table-cell office:value-type="float" office:value="17.14" table:style-name="ce1">
            <text:p>17,14</text:p>
          </table:table-cell>
          <table:table-cell office:value-type="float" office:value="11.12" table:style-name="ce1">
            <text:p>11,12</text:p>
          </table:table-cell>
          <table:table-cell office:value-type="float" office:value="98276" table:style-name="ce1">
            <text:p>98276</text:p>
          </table:table-cell>
          <table:table-cell office:value-type="float" office:value="42670" table:style-name="ce1">
            <text:p>42670</text:p>
          </table:table-cell>
          <table:table-cell office:value-type="float" office:value="23.26" table:style-name="ce1">
            <text:p>23,26</text:p>
          </table:table-cell>
          <table:table-cell office:value-type="float" office:value="17.54" table:style-name="ce1">
            <text:p>17,54</text:p>
          </table:table-cell>
          <table:table-cell office:value-type="float" office:value="94175" table:style-name="ce1">
            <text:p>94175</text:p>
          </table:table-cell>
          <table:table-cell office:value-type="float" office:value="56058" table:style-name="ce1">
            <text:p>56058</text:p>
          </table:table-cell>
          <table:table-cell office:value-type="float" office:value="18.02" table:style-name="ce1">
            <text:p>18,02</text:p>
          </table:table-cell>
          <table:table-cell office:value-type="float" office:value="12.28" table:style-name="ce1">
            <text:p>12,28</text:p>
          </table:table-cell>
          <table:table-cell office:value-type="float" office:value="71312" table:style-name="ce1">
            <text:p>71312</text:p>
          </table:table-cell>
          <table:table-cell office:value-type="float" office:value="49522" table:style-name="ce1">
            <text:p>49522</text:p>
          </table:table-cell>
          <table:table-cell office:value-type="float" office:value="9.44" table:style-name="ce1">
            <text:p>9,44</text:p>
          </table:table-cell>
          <table:table-cell office:value-type="float" office:value="3.91" table:style-name="ce1">
            <text:p>3,91</text:p>
          </table:table-cell>
          <table:table-cell office:value-type="float" office:value="25706" table:style-name="ce1">
            <text:p>25706</text:p>
          </table:table-cell>
          <table:table-cell office:value-type="float" office:value="14578" table:style-name="ce1">
            <text:p>14578</text:p>
          </table:table-cell>
          <table:table-cell office:value-type="float" office:value="11.83" table:style-name="ce1">
            <text:p>11,83</text:p>
          </table:table-cell>
          <table:table-cell office:value-type="float" office:value="5.73" table:style-name="ce1">
            <text:p>5,73</text:p>
          </table:table-cell>
          <table:table-cell office:value-type="float" office:value="45227" table:style-name="ce1">
            <text:p>45227</text:p>
          </table:table-cell>
          <table:table-cell office:value-type="float" office:value="22894" table:style-name="ce1">
            <text:p>22894</text:p>
          </table:table-cell>
          <table:table-cell office:value-type="float" office:value="25.05" table:style-name="ce1">
            <text:p>25,05</text:p>
          </table:table-cell>
          <table:table-cell office:value-type="float" office:value="18.37" table:style-name="ce1">
            <text:p>18,37</text:p>
          </table:table-cell>
          <table:table-cell office:value-type="float" office:value="92075" table:style-name="ce1">
            <text:p>92075</text:p>
          </table:table-cell>
          <table:table-cell office:value-type="float" office:value="67847" table:style-name="ce1">
            <text:p>67847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3.82" table:style-name="ce1">
            <text:p>3,82</text:p>
          </table:table-cell>
          <table:table-cell office:value-type="float" office:value="24395" table:style-name="ce1">
            <text:p>24395</text:p>
          </table:table-cell>
          <table:table-cell office:value-type="float" office:value="16837" table:style-name="ce1">
            <text:p>16837</text:p>
          </table:table-cell>
          <table:table-cell office:value-type="float" office:value="41.31" table:style-name="ce1">
            <text:p>41,31</text:p>
          </table:table-cell>
          <table:table-cell office:value-type="float" office:value="35.28" table:style-name="ce1">
            <text:p>35,28</text:p>
          </table:table-cell>
          <table:table-cell office:value-type="float" office:value="163370" table:style-name="ce1">
            <text:p>163370</text:p>
          </table:table-cell>
          <table:table-cell office:value-type="float" office:value="133112" table:style-name="ce1">
            <text:p>133112</text:p>
          </table:table-cell>
          <table:table-cell office:value-type="float" office:value="7.94" table:style-name="ce2">
            <text:p>7,94</text:p>
          </table:table-cell>
          <table:table-cell office:value-type="float" office:value="1.36" table:style-name="ce2">
            <text:p>1,36</text:p>
          </table:table-cell>
          <table:table-cell office:value-type="float" office:value="18724" table:style-name="ce2">
            <text:p>18724</text:p>
          </table:table-cell>
          <table:table-cell office:value-type="float" office:value="4532" table:style-name="ce2">
            <text:p>4532</text:p>
          </table:table-cell>
          <table:table-cell office:value-type="float" office:value="13.66" table:style-name="ce1">
            <text:p>13,66</text:p>
          </table:table-cell>
          <table:table-cell office:value-type="float" office:value="7.2" table:style-name="ce1">
            <text:p>7,2</text:p>
          </table:table-cell>
          <table:table-cell office:value-type="float" office:value="57211" table:style-name="ce1">
            <text:p>57211</text:p>
          </table:table-cell>
          <table:table-cell office:value-type="float" office:value="24581" table:style-name="ce1">
            <text:p>24581</text:p>
          </table:table-cell>
          <table:table-cell office:value-type="float" office:value="14.9" table:style-name="ce1">
            <text:p>14,9</text:p>
          </table:table-cell>
          <table:table-cell office:value-type="float" office:value="8.69" table:style-name="ce1">
            <text:p>8,69</text:p>
          </table:table-cell>
          <table:table-cell office:value-type="float" office:value="87123" table:style-name="ce1">
            <text:p>87123</text:p>
          </table:table-cell>
          <table:table-cell office:value-type="float" office:value="40828" table:style-name="ce1">
            <text:p>40828</text:p>
          </table:table-cell>
          <table:table-cell office:value-type="float" office:value="26.5" table:style-name="ce1">
            <text:p>26,5</text:p>
          </table:table-cell>
          <table:table-cell office:value-type="float" office:value="20.2" table:style-name="ce1">
            <text:p>20,2</text:p>
          </table:table-cell>
          <table:table-cell office:value-type="float" office:value="240713" table:style-name="ce1">
            <text:p>240713</text:p>
          </table:table-cell>
          <table:table-cell office:value-type="float" office:value="71788" table:style-name="ce1">
            <text:p>71788</text:p>
          </table:table-cell>
          <table:table-cell office:value-type="float" office:value="53.3" table:style-name="ce3">
            <text:p>53,3</text:p>
          </table:table-cell>
          <table:table-cell office:value-type="float" office:value="19.84" table:style-name="ce1">
            <text:p>19,84</text:p>
          </table:table-cell>
          <table:table-cell office:value-type="float" office:value="206259" table:style-name="ce1">
            <text:p>206259</text:p>
          </table:table-cell>
          <table:table-cell office:value-type="float" office:value="52778" table:style-name="ce1">
            <text:p>52778</text:p>
          </table:table-cell>
          <table:table-cell office:value-type="float" office:value="44.1" table:style-name="ce1">
            <text:p>44,1</text:p>
          </table:table-cell>
          <table:table-cell office:value-type="float" office:value="12.57" table:style-name="ce1">
            <text:p>12,57</text:p>
          </table:table-cell>
          <table:table-cell office:value-type="float" office:value="638869" table:style-name="ce3">
            <text:p>638869</text:p>
          </table:table-cell>
          <table:table-cell office:value-type="float" office:value="6974" table:style-name="ce1">
            <text:p>6974</text:p>
          </table:table-cell>
          <table:table-cell office:value-type="float" office:value="49.1" table:style-name="ce1">
            <text:p>49,1</text:p>
          </table:table-cell>
          <table:table-cell office:value-type="float" office:value="43.3" table:style-name="ce3">
            <text:p>43,3</text:p>
          </table:table-cell>
          <table:table-cell office:value-type="float" office:value="266968" table:style-name="ce1">
            <text:p>266968</text:p>
          </table:table-cell>
          <table:table-cell office:value-type="float" office:value="150452" table:style-name="ce3">
            <text:p>150452</text:p>
          </table:table-cell>
          <table:table-cell office:value-type="float" office:value="7.94" table:formula="of:=MIN([.$B108];[.$F108];[.$J108];[.$N108];[.$R108];[.$V108];[.$Z108];[.$AD108];[.$AH108];[.$AL108];[.$AP108];[.$AT108];[.$AX108];[.$BB108];[.$BF108])" table:style-name="ce1">
            <text:p>7,94</text:p>
          </table:table-cell>
          <table:table-cell office:value-type="float" office:value="1.36" table:formula="of:=MIN([.$C108];[.$G108];[.$K108];[.$O108];[.$S108];[.$W108];[.$AA108];[.$AE108];[.$AI108];[.$AM108];[.$AQ108];[.$AU108];[.$AY108];[.$BC108];[.$BG108])" table:style-name="ce1">
            <text:p>1,36</text:p>
          </table:table-cell>
          <table:table-cell office:value-type="float" office:value="18724" table:formula="of:=MIN([.$D108];[.$H108];[.$L108];[.$P108];[.$T108];[.$X108];[.$AB108];[.$AF108];[.$AJ108];[.$AN108];[.$AR108];[.$AV108];[.$AZ108];[.$BD108];[.$BH108])" table:style-name="ce1">
            <text:p>18724</text:p>
          </table:table-cell>
          <table:table-cell office:value-type="float" office:value="4532" table:formula="of:=MIN([.$E108];[.$I108];[.$M108];[.$Q108];[.$U108];[.$Y108];[.$AC108];[.$AG108];[.$AK108];[.$AO108];[.$AS108];[.$AW108];[.$BA108];[.$BE108];[.$BI108])" table:style-name="ce1">
            <text:p>4532</text:p>
          </table:table-cell>
          <table:table-cell office:value-type="float" office:value="18.02" table:formula="of:=MEDIAN([.$B108];[.$F108];[.$J108];[.$N108];[.$R108];[.$V108];[.$Z108];[.$AD108];[.$AH108];[.$AL108];[.$AP108];[.$AT108];[.$AX108];[.$BB108];[.$BF108])" table:style-name="ce1">
            <text:p>18,02</text:p>
          </table:table-cell>
          <table:table-cell office:value-type="float" office:value="12.28" table:formula="of:=MEDIAN([.$C108];[.$G108];[.$K108];[.$O108];[.$S108];[.$W108];[.$AA108];[.$AE108];[.$AI108];[.$AM108];[.$AQ108];[.$AU108];[.$AY108];[.$BC108];[.$BG108])" table:style-name="ce1">
            <text:p>12,28</text:p>
          </table:table-cell>
          <table:table-cell office:value-type="float" office:value="92075" table:formula="of:=MEDIAN([.$D108];[.$H108];[.$L108];[.$P108];[.$T108];[.$X108];[.$AB108];[.$AF108];[.$AJ108];[.$AN108];[.$AR108];[.$AV108];[.$AZ108];[.$BD108];[.$BH108])" table:style-name="ce1">
            <text:p>92075</text:p>
          </table:table-cell>
          <table:table-cell office:value-type="float" office:value="42670" table:formula="of:=MEDIAN([.$E108];[.$I108];[.$M108];[.$Q108];[.$U108];[.$Y108];[.$AC108];[.$AG108];[.$AK108];[.$AO108];[.$AS108];[.$AW108];[.$BA108];[.$BE108];[.$BI108])" table:style-name="ce1">
            <text:p>42670</text:p>
          </table:table-cell>
          <table:table-cell office:value-type="float" office:value="53.3" table:formula="of:=MAX([.$B108];[.$F108];[.$J108];[.$N108];[.$R108];[.$V108];[.$Z108];[.$AD108];[.$AH108];[.$AL108];[.$AP108];[.$AT108];[.$AX108];[.$BB108];[.$BF108])" table:style-name="ce1">
            <text:p>53,3</text:p>
          </table:table-cell>
          <table:table-cell office:value-type="float" office:value="43.3" table:formula="of:=MAX([.$C108];[.$G108];[.$K108];[.$O108];[.$S108];[.$W108];[.$AA108];[.$AE108];[.$AI108];[.$AM108];[.$AQ108];[.$AU108];[.$AY108];[.$BC108];[.$BG108])" table:style-name="ce1">
            <text:p>43,3</text:p>
          </table:table-cell>
          <table:table-cell office:value-type="float" office:value="638869" table:formula="of:=MAX([.$D108];[.$H108];[.$L108];[.$P108];[.$T108];[.$X108];[.$AB108];[.$AF108];[.$AJ108];[.$AN108];[.$AR108];[.$AV108];[.$AZ108];[.$BD108];[.$BH108])" table:style-name="ce1">
            <text:p>638869</text:p>
          </table:table-cell>
          <table:table-cell office:value-type="float" office:value="150452" table:formula="of:=MAX([.$E108];[.$I108];[.$M108];[.$Q108];[.$U108];[.$Y108];[.$AC108];[.$AG108];[.$AK108];[.$AO108];[.$AS108];[.$AW108];[.$BA108];[.$BE108];[.$BI108])" table:style-name="ce1">
            <text:p>15045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15_c55.lp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2.91" table:style-name="ce1">
            <text:p>2,91</text:p>
          </table:table-cell>
          <table:table-cell office:value-type="float" office:value="25846" table:style-name="ce1">
            <text:p>25846</text:p>
          </table:table-cell>
          <table:table-cell office:value-type="float" office:value="4923" table:style-name="ce1">
            <text:p>4923</text:p>
          </table:table-cell>
          <table:table-cell office:value-type="float" office:value="9.59" table:style-name="ce1">
            <text:p>9,59</text:p>
          </table:table-cell>
          <table:table-cell office:value-type="float" office:value="3.43" table:style-name="ce1">
            <text:p>3,43</text:p>
          </table:table-cell>
          <table:table-cell office:value-type="float" office:value="16776" table:style-name="ce1">
            <text:p>16776</text:p>
          </table:table-cell>
          <table:table-cell office:value-type="float" office:value="5723" table:style-name="ce1">
            <text:p>5723</text:p>
          </table:table-cell>
          <table:table-cell office:value-type="float" office:value="12.49" table:style-name="ce1">
            <text:p>12,49</text:p>
          </table:table-cell>
          <table:table-cell office:value-type="float" office:value="5.87" table:style-name="ce1">
            <text:p>5,87</text:p>
          </table:table-cell>
          <table:table-cell office:value-type="float" office:value="37213" table:style-name="ce1">
            <text:p>37213</text:p>
          </table:table-cell>
          <table:table-cell office:value-type="float" office:value="8395" table:style-name="ce1">
            <text:p>8395</text:p>
          </table:table-cell>
          <table:table-cell office:value-type="float" office:value="14.74" table:style-name="ce1">
            <text:p>14,74</text:p>
          </table:table-cell>
          <table:table-cell office:value-type="float" office:value="8.01" table:style-name="ce1">
            <text:p>8,01</text:p>
          </table:table-cell>
          <table:table-cell office:value-type="float" office:value="14997" table:style-name="ce1">
            <text:p>14997</text:p>
          </table:table-cell>
          <table:table-cell office:value-type="float" office:value="9409" table:style-name="ce1">
            <text:p>9409</text:p>
          </table:table-cell>
          <table:table-cell office:value-type="float" office:value="14.09" table:style-name="ce1">
            <text:p>14,09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28575" table:style-name="ce1">
            <text:p>28575</text:p>
          </table:table-cell>
          <table:table-cell office:value-type="float" office:value="12230" table:style-name="ce1">
            <text:p>12230</text:p>
          </table:table-cell>
          <table:table-cell office:value-type="float" office:value="12.88" table:style-name="ce1">
            <text:p>12,88</text:p>
          </table:table-cell>
          <table:table-cell office:value-type="float" office:value="6.71" table:style-name="ce1">
            <text:p>6,71</text:p>
          </table:table-cell>
          <table:table-cell office:value-type="float" office:value="15359" table:style-name="ce1">
            <text:p>15359</text:p>
          </table:table-cell>
          <table:table-cell office:value-type="float" office:value="9066" table:style-name="ce1">
            <text:p>9066</text:p>
          </table:table-cell>
          <table:table-cell office:value-type="float" office:value="9.68" table:style-name="ce1">
            <text:p>9,68</text:p>
          </table:table-cell>
          <table:table-cell office:value-type="float" office:value="2.76" table:style-name="ce1">
            <text:p>2,76</text:p>
          </table:table-cell>
          <table:table-cell office:value-type="float" office:value="5958" table:style-name="ce1">
            <text:p>5958</text:p>
          </table:table-cell>
          <table:table-cell office:value-type="float" office:value="3653" table:style-name="ce1">
            <text:p>3653</text:p>
          </table:table-cell>
          <table:table-cell office:value-type="float" office:value="8.4700000000000006" table:style-name="ce2">
            <text:p>8,47</text:p>
          </table:table-cell>
          <table:table-cell office:value-type="float" office:value="1.59" table:style-name="ce2">
            <text:p>1,59</text:p>
          </table:table-cell>
          <table:table-cell office:value-type="float" office:value="3972" table:style-name="ce2">
            <text:p>3972</text:p>
          </table:table-cell>
          <table:table-cell office:value-type="float" office:value="2582" table:style-name="ce2">
            <text:p>2582</text:p>
          </table:table-cell>
          <table:table-cell office:value-type="float" office:value="11.22" table:style-name="ce1">
            <text:p>11,2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7775" table:style-name="ce1">
            <text:p>17775</text:p>
          </table:table-cell>
          <table:table-cell office:value-type="float" office:value="7444" table:style-name="ce1">
            <text:p>7444</text:p>
          </table:table-cell>
          <table:table-cell office:value-type="float" office:value="12.52" table:style-name="ce1">
            <text:p>12,52</text:p>
          </table:table-cell>
          <table:table-cell office:value-type="float" office:value="5.82" table:style-name="ce1">
            <text:p>5,82</text:p>
          </table:table-cell>
          <table:table-cell office:value-type="float" office:value="26392" table:style-name="ce1">
            <text:p>26392</text:p>
          </table:table-cell>
          <table:table-cell office:value-type="float" office:value="10397" table:style-name="ce1">
            <text:p>10397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3.18" table:style-name="ce1">
            <text:p>3,18</text:p>
          </table:table-cell>
          <table:table-cell office:value-type="float" office:value="13998" table:style-name="ce1">
            <text:p>13998</text:p>
          </table:table-cell>
          <table:table-cell office:value-type="float" office:value="4889" table:style-name="ce1">
            <text:p>4889</text:p>
          </table:table-cell>
          <table:table-cell office:value-type="float" office:value="23.6" table:style-name="ce1">
            <text:p>23,6</text:p>
          </table:table-cell>
          <table:table-cell office:value-type="float" office:value="17.04" table:style-name="ce3">
            <text:p>17,04</text:p>
          </table:table-cell>
          <table:table-cell office:value-type="float" office:value="35901" table:style-name="ce1">
            <text:p>35901</text:p>
          </table:table-cell>
          <table:table-cell office:value-type="float" office:value="24187" table:style-name="ce3">
            <text:p>24187</text:p>
          </table:table-cell>
          <table:table-cell office:value-type="float" office:value="43.78" table:style-name="ce3">
            <text:p>43,78</text:p>
          </table:table-cell>
          <table:table-cell office:value-type="float" office:value="15.22" table:style-name="ce1">
            <text:p>15,22</text:p>
          </table:table-cell>
          <table:table-cell office:value-type="float" office:value="20373" table:style-name="ce1">
            <text:p>20373</text:p>
          </table:table-cell>
          <table:table-cell office:value-type="float" office:value="12376" table:style-name="ce1">
            <text:p>12376</text:p>
          </table:table-cell>
          <table:table-cell office:value-type="float" office:value="41.3" table:style-name="ce1">
            <text:p>41,3</text:p>
          </table:table-cell>
          <table:table-cell office:value-type="float" office:value="7.06" table:style-name="ce1">
            <text:p>7,06</text:p>
          </table:table-cell>
          <table:table-cell office:value-type="float" office:value="168127" table:style-name="ce3">
            <text:p>168127</text:p>
          </table:table-cell>
          <table:table-cell office:value-type="float" office:value="2953" table:style-name="ce1">
            <text:p>2953</text:p>
          </table:table-cell>
          <table:table-cell office:value-type="float" office:value="12.95" table:style-name="ce1">
            <text:p>12,95</text:p>
          </table:table-cell>
          <table:table-cell office:value-type="float" office:value="6.7" table:style-name="ce1">
            <text:p>6,7</text:p>
          </table:table-cell>
          <table:table-cell office:value-type="float" office:value="23250" table:style-name="ce1">
            <text:p>23250</text:p>
          </table:table-cell>
          <table:table-cell office:value-type="float" office:value="12836" table:style-name="ce1">
            <text:p>12836</text:p>
          </table:table-cell>
          <table:table-cell office:value-type="float" office:value="8.4700000000000006" table:formula="of:=MIN([.$B109];[.$F109];[.$J109];[.$N109];[.$R109];[.$V109];[.$Z109];[.$AD109];[.$AH109];[.$AL109];[.$AP109];[.$AT109];[.$AX109];[.$BB109];[.$BF109])" table:style-name="ce1">
            <text:p>8,47</text:p>
          </table:table-cell>
          <table:table-cell office:value-type="float" office:value="1.59" table:formula="of:=MIN([.$C109];[.$G109];[.$K109];[.$O109];[.$S109];[.$W109];[.$AA109];[.$AE109];[.$AI109];[.$AM109];[.$AQ109];[.$AU109];[.$AY109];[.$BC109];[.$BG109])" table:style-name="ce1">
            <text:p>1,59</text:p>
          </table:table-cell>
          <table:table-cell office:value-type="float" office:value="3972" table:formula="of:=MIN([.$D109];[.$H109];[.$L109];[.$P109];[.$T109];[.$X109];[.$AB109];[.$AF109];[.$AJ109];[.$AN109];[.$AR109];[.$AV109];[.$AZ109];[.$BD109];[.$BH109])" table:style-name="ce1">
            <text:p>3972</text:p>
          </table:table-cell>
          <table:table-cell office:value-type="float" office:value="2582" table:formula="of:=MIN([.$E109];[.$I109];[.$M109];[.$Q109];[.$U109];[.$Y109];[.$AC109];[.$AG109];[.$AK109];[.$AO109];[.$AS109];[.$AW109];[.$BA109];[.$BE109];[.$BI109])" table:style-name="ce1">
            <text:p>2582</text:p>
          </table:table-cell>
          <table:table-cell office:value-type="float" office:value="12.52" table:formula="of:=MEDIAN([.$B109];[.$F109];[.$J109];[.$N109];[.$R109];[.$V109];[.$Z109];[.$AD109];[.$AH109];[.$AL109];[.$AP109];[.$AT109];[.$AX109];[.$BB109];[.$BF109])" table:style-name="ce1">
            <text:p>12,52</text:p>
          </table:table-cell>
          <table:table-cell office:value-type="float" office:value="5.87" table:formula="of:=MEDIAN([.$C109];[.$G109];[.$K109];[.$O109];[.$S109];[.$W109];[.$AA109];[.$AE109];[.$AI109];[.$AM109];[.$AQ109];[.$AU109];[.$AY109];[.$BC109];[.$BG109])" table:style-name="ce1">
            <text:p>5,87</text:p>
          </table:table-cell>
          <table:table-cell office:value-type="float" office:value="20373" table:formula="of:=MEDIAN([.$D109];[.$H109];[.$L109];[.$P109];[.$T109];[.$X109];[.$AB109];[.$AF109];[.$AJ109];[.$AN109];[.$AR109];[.$AV109];[.$AZ109];[.$BD109];[.$BH109])" table:style-name="ce1">
            <text:p>20373</text:p>
          </table:table-cell>
          <table:table-cell office:value-type="float" office:value="8395" table:formula="of:=MEDIAN([.$E109];[.$I109];[.$M109];[.$Q109];[.$U109];[.$Y109];[.$AC109];[.$AG109];[.$AK109];[.$AO109];[.$AS109];[.$AW109];[.$BA109];[.$BE109];[.$BI109])" table:style-name="ce1">
            <text:p>8395</text:p>
          </table:table-cell>
          <table:table-cell office:value-type="float" office:value="43.78" table:formula="of:=MAX([.$B109];[.$F109];[.$J109];[.$N109];[.$R109];[.$V109];[.$Z109];[.$AD109];[.$AH109];[.$AL109];[.$AP109];[.$AT109];[.$AX109];[.$BB109];[.$BF109])" table:style-name="ce1">
            <text:p>43,78</text:p>
          </table:table-cell>
          <table:table-cell office:value-type="float" office:value="17.04" table:formula="of:=MAX([.$C109];[.$G109];[.$K109];[.$O109];[.$S109];[.$W109];[.$AA109];[.$AE109];[.$AI109];[.$AM109];[.$AQ109];[.$AU109];[.$AY109];[.$BC109];[.$BG109])" table:style-name="ce1">
            <text:p>17,04</text:p>
          </table:table-cell>
          <table:table-cell office:value-type="float" office:value="168127" table:formula="of:=MAX([.$D109];[.$H109];[.$L109];[.$P109];[.$T109];[.$X109];[.$AB109];[.$AF109];[.$AJ109];[.$AN109];[.$AR109];[.$AV109];[.$AZ109];[.$BD109];[.$BH109])" table:style-name="ce1">
            <text:p>168127</text:p>
          </table:table-cell>
          <table:table-cell office:value-type="float" office:value="24187" table:formula="of:=MAX([.$E109];[.$I109];[.$M109];[.$Q109];[.$U109];[.$Y109];[.$AC109];[.$AG109];[.$AK109];[.$AO109];[.$AS109];[.$AW109];[.$BA109];[.$BE109];[.$BI109])" table:style-name="ce1">
            <text:p>2418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20_c50.lp</text:p>
          </table:table-cell>
          <table:table-cell office:value-type="float" office:value="30.37" table:style-name="ce1">
            <text:p>30,37</text:p>
          </table:table-cell>
          <table:table-cell office:value-type="float" office:value="23.09" table:style-name="ce1">
            <text:p>23,09</text:p>
          </table:table-cell>
          <table:table-cell office:value-type="float" office:value="140214" table:style-name="ce1">
            <text:p>140214</text:p>
          </table:table-cell>
          <table:table-cell office:value-type="float" office:value="36621" table:style-name="ce1">
            <text:p>36621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2.35" table:style-name="ce1">
            <text:p>2,35</text:p>
          </table:table-cell>
          <table:table-cell office:value-type="float" office:value="28740" table:style-name="ce1">
            <text:p>28740</text:p>
          </table:table-cell>
          <table:table-cell office:value-type="float" office:value="3992" table:style-name="ce1">
            <text:p>3992</text:p>
          </table:table-cell>
          <table:table-cell office:value-type="float" office:value="10.07" table:style-name="ce1">
            <text:p>10,07</text:p>
          </table:table-cell>
          <table:table-cell office:value-type="float" office:value="3.57" table:style-name="ce1">
            <text:p>3,57</text:p>
          </table:table-cell>
          <table:table-cell office:value-type="float" office:value="24018" table:style-name="ce1">
            <text:p>24018</text:p>
          </table:table-cell>
          <table:table-cell office:value-type="float" office:value="6448" table:style-name="ce1">
            <text:p>6448</text:p>
          </table:table-cell>
          <table:table-cell office:value-type="float" office:value="7.86" table:style-name="ce2">
            <text:p>7,86</text:p>
          </table:table-cell>
          <table:table-cell office:value-type="float" office:value="1.05" table:style-name="ce1">
            <text:p>1,05</text:p>
          </table:table-cell>
          <table:table-cell office:value-type="float" office:value="18574" table:style-name="ce1">
            <text:p>18574</text:p>
          </table:table-cell>
          <table:table-cell office:value-type="float" office:value="2182" table:style-name="ce1">
            <text:p>2182</text:p>
          </table:table-cell>
          <table:table-cell office:value-type="float" office:value="13.68" table:style-name="ce1">
            <text:p>13,68</text:p>
          </table:table-cell>
          <table:table-cell office:value-type="float" office:value="7.49" table:style-name="ce1">
            <text:p>7,49</text:p>
          </table:table-cell>
          <table:table-cell office:value-type="float" office:value="76933" table:style-name="ce1">
            <text:p>76933</text:p>
          </table:table-cell>
          <table:table-cell office:value-type="float" office:value="13024" table:style-name="ce1">
            <text:p>13024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1630" table:style-name="ce1">
            <text:p>21630</text:p>
          </table:table-cell>
          <table:table-cell office:value-type="float" office:value="4553" table:style-name="ce1">
            <text:p>4553</text:p>
          </table:table-cell>
          <table:table-cell office:value-type="float" office:value="16.62" table:style-name="ce1">
            <text:p>16,62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27182" table:style-name="ce1">
            <text:p>27182</text:p>
          </table:table-cell>
          <table:table-cell office:value-type="float" office:value="16717" table:style-name="ce1">
            <text:p>16717</text:p>
          </table:table-cell>
          <table:table-cell office:value-type="float" office:value="35.21" table:style-name="ce1">
            <text:p>35,21</text:p>
          </table:table-cell>
          <table:table-cell office:value-type="float" office:value="28.22" table:style-name="ce1">
            <text:p>28,22</text:p>
          </table:table-cell>
          <table:table-cell office:value-type="float" office:value="69832" table:style-name="ce1">
            <text:p>69832</text:p>
          </table:table-cell>
          <table:table-cell office:value-type="float" office:value="45664" table:style-name="ce1">
            <text:p>45664</text:p>
          </table:table-cell>
          <table:table-cell office:value-type="float" office:value="16.16" table:style-name="ce1">
            <text:p>16,16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58052" table:style-name="ce1">
            <text:p>58052</text:p>
          </table:table-cell>
          <table:table-cell office:value-type="float" office:value="18698" table:style-name="ce1">
            <text:p>18698</text:p>
          </table:table-cell>
          <table:table-cell office:value-type="float" office:value="8.07" table:style-name="ce1">
            <text:p>8,07</text:p>
          </table:table-cell>
          <table:table-cell office:value-type="float" office:value="0.55000000000000004" table:style-name="ce2">
            <text:p>0,55</text:p>
          </table:table-cell>
          <table:table-cell office:value-type="float" office:value="9383" table:style-name="ce2">
            <text:p>9383</text:p>
          </table:table-cell>
          <table:table-cell office:value-type="float" office:value="961" table:style-name="ce2">
            <text:p>961</text:p>
          </table:table-cell>
          <table:table-cell office:value-type="float" office:value="8.59" table:style-name="ce1">
            <text:p>8,59</text:p>
          </table:table-cell>
          <table:table-cell office:value-type="float" office:value="1.95" table:style-name="ce1">
            <text:p>1,95</text:p>
          </table:table-cell>
          <table:table-cell office:value-type="float" office:value="19790" table:style-name="ce1">
            <text:p>19790</text:p>
          </table:table-cell>
          <table:table-cell office:value-type="float" office:value="4000" table:style-name="ce1">
            <text:p>4000</text:p>
          </table:table-cell>
          <table:table-cell office:value-type="float" office:value="69.989999999999995" table:style-name="ce3">
            <text:p>69,99</text:p>
          </table:table-cell>
          <table:table-cell office:value-type="float" office:value="62.42" table:style-name="ce3">
            <text:p>62,42</text:p>
          </table:table-cell>
          <table:table-cell office:value-type="float" office:value="176846" table:style-name="ce1">
            <text:p>176846</text:p>
          </table:table-cell>
          <table:table-cell office:value-type="float" office:value="96792" table:style-name="ce3">
            <text:p>96792</text:p>
          </table:table-cell>
          <table:table-cell office:value-type="float" office:value="41.78" table:style-name="ce1">
            <text:p>41,78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71143" table:style-name="ce1">
            <text:p>71143</text:p>
          </table:table-cell>
          <table:table-cell office:value-type="float" office:value="8906" table:style-name="ce1">
            <text:p>8906</text:p>
          </table:table-cell>
          <table:table-cell office:value-type="float" office:value="55.71" table:style-name="ce1">
            <text:p>55,71</text:p>
          </table:table-cell>
          <table:table-cell office:value-type="float" office:value="14.15" table:style-name="ce1">
            <text:p>14,15</text:p>
          </table:table-cell>
          <table:table-cell office:value-type="float" office:value="305147" table:style-name="ce3">
            <text:p>305147</text:p>
          </table:table-cell>
          <table:table-cell office:value-type="float" office:value="11675" table:style-name="ce1">
            <text:p>11675</text:p>
          </table:table-cell>
          <table:table-cell office:value-type="float" office:value="10.31" table:style-name="ce1">
            <text:p>10,31</text:p>
          </table:table-cell>
          <table:table-cell office:value-type="float" office:value="4.28" table:style-name="ce1">
            <text:p>4,28</text:p>
          </table:table-cell>
          <table:table-cell office:value-type="float" office:value="66391" table:style-name="ce1">
            <text:p>66391</text:p>
          </table:table-cell>
          <table:table-cell office:value-type="float" office:value="10299" table:style-name="ce1">
            <text:p>10299</text:p>
          </table:table-cell>
          <table:table-cell office:value-type="float" office:value="7.86" table:formula="of:=MIN([.$B110];[.$F110];[.$J110];[.$N110];[.$R110];[.$V110];[.$Z110];[.$AD110];[.$AH110];[.$AL110];[.$AP110];[.$AT110];[.$AX110];[.$BB110];[.$BF110])" table:style-name="ce1">
            <text:p>7,86</text:p>
          </table:table-cell>
          <table:table-cell office:value-type="float" office:value="0.55000000000000004" table:formula="of:=MIN([.$C110];[.$G110];[.$K110];[.$O110];[.$S110];[.$W110];[.$AA110];[.$AE110];[.$AI110];[.$AM110];[.$AQ110];[.$AU110];[.$AY110];[.$BC110];[.$BG110])" table:style-name="ce1">
            <text:p>0,55</text:p>
          </table:table-cell>
          <table:table-cell office:value-type="float" office:value="9383" table:formula="of:=MIN([.$D110];[.$H110];[.$L110];[.$P110];[.$T110];[.$X110];[.$AB110];[.$AF110];[.$AJ110];[.$AN110];[.$AR110];[.$AV110];[.$AZ110];[.$BD110];[.$BH110])" table:style-name="ce1">
            <text:p>9383</text:p>
          </table:table-cell>
          <table:table-cell office:value-type="float" office:value="961" table:formula="of:=MIN([.$E110];[.$I110];[.$M110];[.$Q110];[.$U110];[.$Y110];[.$AC110];[.$AG110];[.$AK110];[.$AO110];[.$AS110];[.$AW110];[.$BA110];[.$BE110];[.$BI110])" table:style-name="ce1">
            <text:p>961</text:p>
          </table:table-cell>
          <table:table-cell office:value-type="float" office:value="13.68" table:formula="of:=MEDIAN([.$B110];[.$F110];[.$J110];[.$N110];[.$R110];[.$V110];[.$Z110];[.$AD110];[.$AH110];[.$AL110];[.$AP110];[.$AT110];[.$AX110];[.$BB110];[.$BF110])" table:style-name="ce1">
            <text:p>13,68</text:p>
          </table:table-cell>
          <table:table-cell office:value-type="float" office:value="7.49" table:formula="of:=MEDIAN([.$C110];[.$G110];[.$K110];[.$O110];[.$S110];[.$W110];[.$AA110];[.$AE110];[.$AI110];[.$AM110];[.$AQ110];[.$AU110];[.$AY110];[.$BC110];[.$BG110])" table:style-name="ce1">
            <text:p>7,49</text:p>
          </table:table-cell>
          <table:table-cell office:value-type="float" office:value="58052" table:formula="of:=MEDIAN([.$D110];[.$H110];[.$L110];[.$P110];[.$T110];[.$X110];[.$AB110];[.$AF110];[.$AJ110];[.$AN110];[.$AR110];[.$AV110];[.$AZ110];[.$BD110];[.$BH110])" table:style-name="ce1">
            <text:p>58052</text:p>
          </table:table-cell>
          <table:table-cell office:value-type="float" office:value="10299" table:formula="of:=MEDIAN([.$E110];[.$I110];[.$M110];[.$Q110];[.$U110];[.$Y110];[.$AC110];[.$AG110];[.$AK110];[.$AO110];[.$AS110];[.$AW110];[.$BA110];[.$BE110];[.$BI110])" table:style-name="ce1">
            <text:p>10299</text:p>
          </table:table-cell>
          <table:table-cell office:value-type="float" office:value="69.989999999999995" table:formula="of:=MAX([.$B110];[.$F110];[.$J110];[.$N110];[.$R110];[.$V110];[.$Z110];[.$AD110];[.$AH110];[.$AL110];[.$AP110];[.$AT110];[.$AX110];[.$BB110];[.$BF110])" table:style-name="ce1">
            <text:p>69,99</text:p>
          </table:table-cell>
          <table:table-cell office:value-type="float" office:value="62.42" table:formula="of:=MAX([.$C110];[.$G110];[.$K110];[.$O110];[.$S110];[.$W110];[.$AA110];[.$AE110];[.$AI110];[.$AM110];[.$AQ110];[.$AU110];[.$AY110];[.$BC110];[.$BG110])" table:style-name="ce1">
            <text:p>62,42</text:p>
          </table:table-cell>
          <table:table-cell office:value-type="float" office:value="305147" table:formula="of:=MAX([.$D110];[.$H110];[.$L110];[.$P110];[.$T110];[.$X110];[.$AB110];[.$AF110];[.$AJ110];[.$AN110];[.$AR110];[.$AV110];[.$AZ110];[.$BD110];[.$BH110])" table:style-name="ce1">
            <text:p>305147</text:p>
          </table:table-cell>
          <table:table-cell office:value-type="float" office:value="96792" table:formula="of:=MAX([.$E110];[.$I110];[.$M110];[.$Q110];[.$U110];[.$Y110];[.$AC110];[.$AG110];[.$AK110];[.$AO110];[.$AS110];[.$AW110];[.$BA110];[.$BE110];[.$BI110])" table:style-name="ce1">
            <text:p>9679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20_c55.lp</text:p>
          </table:table-cell>
          <table:table-cell office:value-type="float" office:value="23.78" table:style-name="ce1">
            <text:p>23,78</text:p>
          </table:table-cell>
          <table:table-cell office:value-type="float" office:value="15.95" table:style-name="ce1">
            <text:p>15,95</text:p>
          </table:table-cell>
          <table:table-cell office:value-type="float" office:value="211756" table:style-name="ce1">
            <text:p>211756</text:p>
          </table:table-cell>
          <table:table-cell office:value-type="float" office:value="30977" table:style-name="ce1">
            <text:p>30977</text:p>
          </table:table-cell>
          <table:table-cell office:value-type="float" office:value="54.07" table:style-name="ce1">
            <text:p>54,07</text:p>
          </table:table-cell>
          <table:table-cell office:value-type="float" office:value="45.95" table:style-name="ce1">
            <text:p>45,95</text:p>
          </table:table-cell>
          <table:table-cell office:value-type="float" office:value="518136" table:style-name="ce3">
            <text:p>518136</text:p>
          </table:table-cell>
          <table:table-cell office:value-type="float" office:value="70244" table:style-name="ce1">
            <text:p>70244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26.53" table:style-name="ce1">
            <text:p>26,53</text:p>
          </table:table-cell>
          <table:table-cell office:value-type="float" office:value="220777" table:style-name="ce1">
            <text:p>220777</text:p>
          </table:table-cell>
          <table:table-cell office:value-type="float" office:value="38631" table:style-name="ce1">
            <text:p>38631</text:p>
          </table:table-cell>
          <table:table-cell office:value-type="float" office:value="18.53" table:style-name="ce1">
            <text:p>18,53</text:p>
          </table:table-cell>
          <table:table-cell office:value-type="float" office:value="10.78" table:style-name="ce1">
            <text:p>10,78</text:p>
          </table:table-cell>
          <table:table-cell office:value-type="float" office:value="122836" table:style-name="ce1">
            <text:p>122836</text:p>
          </table:table-cell>
          <table:table-cell office:value-type="float" office:value="21331" table:style-name="ce1">
            <text:p>21331</text:p>
          </table:table-cell>
          <table:table-cell office:value-type="float" office:value="80.37" table:style-name="ce1">
            <text:p>80,37</text:p>
          </table:table-cell>
          <table:table-cell office:value-type="float" office:value="72.52" table:style-name="ce1">
            <text:p>72,52</text:p>
          </table:table-cell>
          <table:table-cell office:value-type="float" office:value="424076" table:style-name="ce1">
            <text:p>424076</text:p>
          </table:table-cell>
          <table:table-cell office:value-type="float" office:value="69652" table:style-name="ce1">
            <text:p>69652</text:p>
          </table:table-cell>
          <table:table-cell office:value-type="float" office:value="13.32" table:style-name="ce2">
            <text:p>13,32</text:p>
          </table:table-cell>
          <table:table-cell office:value-type="float" office:value="5.72" table:style-name="ce2">
            <text:p>5,72</text:p>
          </table:table-cell>
          <table:table-cell office:value-type="float" office:value="62314" table:style-name="ce1">
            <text:p>62314</text:p>
          </table:table-cell>
          <table:table-cell office:value-type="float" office:value="15057" table:style-name="ce1">
            <text:p>15057</text:p>
          </table:table-cell>
          <table:table-cell office:value-type="float" office:value="16.21" table:style-name="ce1">
            <text:p>16,21</text:p>
          </table:table-cell>
          <table:table-cell office:value-type="float" office:value="8.11" table:style-name="ce1">
            <text:p>8,11</text:p>
          </table:table-cell>
          <table:table-cell office:value-type="float" office:value="23232" table:style-name="ce2">
            <text:p>23232</text:p>
          </table:table-cell>
          <table:table-cell office:value-type="float" office:value="14776" table:style-name="ce2">
            <text:p>14776</text:p>
          </table:table-cell>
          <table:table-cell office:value-type="float" office:value="49.04" table:style-name="ce1">
            <text:p>49,04</text:p>
          </table:table-cell>
          <table:table-cell office:value-type="float" office:value="41.26" table:style-name="ce1">
            <text:p>41,26</text:p>
          </table:table-cell>
          <table:table-cell office:value-type="float" office:value="53530" table:style-name="ce1">
            <text:p>53530</text:p>
          </table:table-cell>
          <table:table-cell office:value-type="float" office:value="37083" table:style-name="ce1">
            <text:p>37083</text:p>
          </table:table-cell>
          <table:table-cell office:value-type="float" office:value="25.02" table:style-name="ce1">
            <text:p>25,02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193771" table:style-name="ce1">
            <text:p>193771</text:p>
          </table:table-cell>
          <table:table-cell office:value-type="float" office:value="32348" table:style-name="ce1">
            <text:p>32348</text:p>
          </table:table-cell>
          <table:table-cell office:value-type="float" office:value="20.74" table:style-name="ce1">
            <text:p>20,74</text:p>
          </table:table-cell>
          <table:table-cell office:value-type="float" office:value="12.33" table:style-name="ce1">
            <text:p>12,33</text:p>
          </table:table-cell>
          <table:table-cell office:value-type="float" office:value="64935" table:style-name="ce1">
            <text:p>64935</text:p>
          </table:table-cell>
          <table:table-cell office:value-type="float" office:value="24005" table:style-name="ce1">
            <text:p>24005</text:p>
          </table:table-cell>
          <table:table-cell office:value-type="float" office:value="17.2" table:style-name="ce1">
            <text:p>17,2</text:p>
          </table:table-cell>
          <table:table-cell office:value-type="float" office:value="9.68" table:style-name="ce1">
            <text:p>9,68</text:p>
          </table:table-cell>
          <table:table-cell office:value-type="float" office:value="62161" table:style-name="ce1">
            <text:p>62161</text:p>
          </table:table-cell>
          <table:table-cell office:value-type="float" office:value="18130" table:style-name="ce1">
            <text:p>18130</text:p>
          </table:table-cell>
          <table:table-cell office:value-type="float" office:value="113.7" table:style-name="ce3">
            <text:p>113,7</text:p>
          </table:table-cell>
          <table:table-cell office:value-type="float" office:value="105.55" table:style-name="ce3">
            <text:p>105,55</text:p>
          </table:table-cell>
          <table:table-cell office:value-type="float" office:value="327274" table:style-name="ce1">
            <text:p>327274</text:p>
          </table:table-cell>
          <table:table-cell office:value-type="float" office:value="154933" table:style-name="ce3">
            <text:p>154933</text:p>
          </table:table-cell>
          <table:table-cell office:value-type="float" office:value="59.59" table:style-name="ce1">
            <text:p>59,59</text:p>
          </table:table-cell>
          <table:table-cell office:value-type="float" office:value="17.649999999999999" table:style-name="ce1">
            <text:p>17,65</text:p>
          </table:table-cell>
          <table:table-cell office:value-type="float" office:value="309423" table:style-name="ce1">
            <text:p>309423</text:p>
          </table:table-cell>
          <table:table-cell office:value-type="float" office:value="19541" table:style-name="ce1">
            <text:p>19541</text:p>
          </table:table-cell>
          <table:table-cell office:value-type="float" office:value="59.92" table:style-name="ce1">
            <text:p>59,92</text:p>
          </table:table-cell>
          <table:table-cell office:value-type="float" office:value="12.54" table:style-name="ce1">
            <text:p>12,54</text:p>
          </table:table-cell>
          <table:table-cell office:value-type="float" office:value="250699" table:style-name="ce1">
            <text:p>250699</text:p>
          </table:table-cell>
          <table:table-cell office:value-type="float" office:value="17116" table:style-name="ce1">
            <text:p>17116</text:p>
          </table:table-cell>
          <table:table-cell office:value-type="float" office:value="19.170000000000002" table:style-name="ce1">
            <text:p>19,17</text:p>
          </table:table-cell>
          <table:table-cell office:value-type="float" office:value="12.92" table:style-name="ce1">
            <text:p>12,92</text:p>
          </table:table-cell>
          <table:table-cell office:value-type="float" office:value="182026" table:style-name="ce1">
            <text:p>182026</text:p>
          </table:table-cell>
          <table:table-cell office:value-type="float" office:value="32212" table:style-name="ce1">
            <text:p>32212</text:p>
          </table:table-cell>
          <table:table-cell office:value-type="float" office:value="13.32" table:formula="of:=MIN([.$B111];[.$F111];[.$J111];[.$N111];[.$R111];[.$V111];[.$Z111];[.$AD111];[.$AH111];[.$AL111];[.$AP111];[.$AT111];[.$AX111];[.$BB111];[.$BF111])" table:style-name="ce1">
            <text:p>13,32</text:p>
          </table:table-cell>
          <table:table-cell office:value-type="float" office:value="5.72" table:formula="of:=MIN([.$C111];[.$G111];[.$K111];[.$O111];[.$S111];[.$W111];[.$AA111];[.$AE111];[.$AI111];[.$AM111];[.$AQ111];[.$AU111];[.$AY111];[.$BC111];[.$BG111])" table:style-name="ce1">
            <text:p>5,72</text:p>
          </table:table-cell>
          <table:table-cell office:value-type="float" office:value="23232" table:formula="of:=MIN([.$D111];[.$H111];[.$L111];[.$P111];[.$T111];[.$X111];[.$AB111];[.$AF111];[.$AJ111];[.$AN111];[.$AR111];[.$AV111];[.$AZ111];[.$BD111];[.$BH111])" table:style-name="ce1">
            <text:p>23232</text:p>
          </table:table-cell>
          <table:table-cell office:value-type="float" office:value="14776" table:formula="of:=MIN([.$E111];[.$I111];[.$M111];[.$Q111];[.$U111];[.$Y111];[.$AC111];[.$AG111];[.$AK111];[.$AO111];[.$AS111];[.$AW111];[.$BA111];[.$BE111];[.$BI111])" table:style-name="ce1">
            <text:p>14776</text:p>
          </table:table-cell>
          <table:table-cell office:value-type="float" office:value="25.02" table:formula="of:=MEDIAN([.$B111];[.$F111];[.$J111];[.$N111];[.$R111];[.$V111];[.$Z111];[.$AD111];[.$AH111];[.$AL111];[.$AP111];[.$AT111];[.$AX111];[.$BB111];[.$BF111])" table:style-name="ce1">
            <text:p>25,02</text:p>
          </table:table-cell>
          <table:table-cell office:value-type="float" office:value="15.95" table:formula="of:=MEDIAN([.$C111];[.$G111];[.$K111];[.$O111];[.$S111];[.$W111];[.$AA111];[.$AE111];[.$AI111];[.$AM111];[.$AQ111];[.$AU111];[.$AY111];[.$BC111];[.$BG111])" table:style-name="ce1">
            <text:p>15,95</text:p>
          </table:table-cell>
          <table:table-cell office:value-type="float" office:value="193771" table:formula="of:=MEDIAN([.$D111];[.$H111];[.$L111];[.$P111];[.$T111];[.$X111];[.$AB111];[.$AF111];[.$AJ111];[.$AN111];[.$AR111];[.$AV111];[.$AZ111];[.$BD111];[.$BH111])" table:style-name="ce1">
            <text:p>193771</text:p>
          </table:table-cell>
          <table:table-cell office:value-type="float" office:value="30977" table:formula="of:=MEDIAN([.$E111];[.$I111];[.$M111];[.$Q111];[.$U111];[.$Y111];[.$AC111];[.$AG111];[.$AK111];[.$AO111];[.$AS111];[.$AW111];[.$BA111];[.$BE111];[.$BI111])" table:style-name="ce1">
            <text:p>30977</text:p>
          </table:table-cell>
          <table:table-cell office:value-type="float" office:value="113.7" table:formula="of:=MAX([.$B111];[.$F111];[.$J111];[.$N111];[.$R111];[.$V111];[.$Z111];[.$AD111];[.$AH111];[.$AL111];[.$AP111];[.$AT111];[.$AX111];[.$BB111];[.$BF111])" table:style-name="ce1">
            <text:p>113,7</text:p>
          </table:table-cell>
          <table:table-cell office:value-type="float" office:value="105.55" table:formula="of:=MAX([.$C111];[.$G111];[.$K111];[.$O111];[.$S111];[.$W111];[.$AA111];[.$AE111];[.$AI111];[.$AM111];[.$AQ111];[.$AU111];[.$AY111];[.$BC111];[.$BG111])" table:style-name="ce1">
            <text:p>105,55</text:p>
          </table:table-cell>
          <table:table-cell office:value-type="float" office:value="518136" table:formula="of:=MAX([.$D111];[.$H111];[.$L111];[.$P111];[.$T111];[.$X111];[.$AB111];[.$AF111];[.$AJ111];[.$AN111];[.$AR111];[.$AV111];[.$AZ111];[.$BD111];[.$BH111])" table:style-name="ce1">
            <text:p>518136</text:p>
          </table:table-cell>
          <table:table-cell office:value-type="float" office:value="154933" table:formula="of:=MAX([.$E111];[.$I111];[.$M111];[.$Q111];[.$U111];[.$Y111];[.$AC111];[.$AG111];[.$AK111];[.$AO111];[.$AS111];[.$AW111];[.$BA111];[.$BE111];[.$BI111])" table:style-name="ce1">
            <text:p>15493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20_c60.lp</text:p>
          </table:table-cell>
          <table:table-cell office:value-type="float" office:value="10.66" table:style-name="ce1">
            <text:p>10,6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2083" table:style-name="ce1">
            <text:p>12083</text:p>
          </table:table-cell>
          <table:table-cell office:value-type="float" office:value="2428" table:style-name="ce1">
            <text:p>2428</text:p>
          </table:table-cell>
          <table:table-cell office:value-type="float" office:value="24.98" table:style-name="ce1">
            <text:p>24,98</text:p>
          </table:table-cell>
          <table:table-cell office:value-type="float" office:value="15.99" table:style-name="ce1">
            <text:p>15,99</text:p>
          </table:table-cell>
          <table:table-cell office:value-type="float" office:value="54227" table:style-name="ce1">
            <text:p>54227</text:p>
          </table:table-cell>
          <table:table-cell office:value-type="float" office:value="25902" table:style-name="ce1">
            <text:p>25902</text:p>
          </table:table-cell>
          <table:table-cell office:value-type="float" office:value="42.25" table:style-name="ce1">
            <text:p>42,25</text:p>
          </table:table-cell>
          <table:table-cell office:value-type="float" office:value="32.36" table:style-name="ce1">
            <text:p>32,36</text:p>
          </table:table-cell>
          <table:table-cell office:value-type="float" office:value="115233" table:style-name="ce1">
            <text:p>115233</text:p>
          </table:table-cell>
          <table:table-cell office:value-type="float" office:value="51651" table:style-name="ce1">
            <text:p>51651</text:p>
          </table:table-cell>
          <table:table-cell office:value-type="float" office:value="13.21" table:style-name="ce1">
            <text:p>13,21</text:p>
          </table:table-cell>
          <table:table-cell office:value-type="float" office:value="3.18" table:style-name="ce1">
            <text:p>3,18</text:p>
          </table:table-cell>
          <table:table-cell office:value-type="float" office:value="15088" table:style-name="ce1">
            <text:p>15088</text:p>
          </table:table-cell>
          <table:table-cell office:value-type="float" office:value="4883" table:style-name="ce1">
            <text:p>4883</text:p>
          </table:table-cell>
          <table:table-cell office:value-type="float" office:value="77.36" table:style-name="ce1">
            <text:p>77,36</text:p>
          </table:table-cell>
          <table:table-cell office:value-type="float" office:value="68.06" table:style-name="ce1">
            <text:p>68,06</text:p>
          </table:table-cell>
          <table:table-cell office:value-type="float" office:value="205339" table:style-name="ce1">
            <text:p>205339</text:p>
          </table:table-cell>
          <table:table-cell office:value-type="float" office:value="103821" table:style-name="ce1">
            <text:p>103821</text:p>
          </table:table-cell>
          <table:table-cell office:value-type="float" office:value="13.69" table:style-name="ce1">
            <text:p>13,69</text:p>
          </table:table-cell>
          <table:table-cell office:value-type="float" office:value="4.13" table:style-name="ce1">
            <text:p>4,13</text:p>
          </table:table-cell>
          <table:table-cell office:value-type="float" office:value="12540" table:style-name="ce1">
            <text:p>12540</text:p>
          </table:table-cell>
          <table:table-cell office:value-type="float" office:value="6369" table:style-name="ce1">
            <text:p>6369</text:p>
          </table:table-cell>
          <table:table-cell office:value-type="float" office:value="28.31" table:style-name="ce1">
            <text:p>28,31</text:p>
          </table:table-cell>
          <table:table-cell office:value-type="float" office:value="18.32" table:style-name="ce1">
            <text:p>18,32</text:p>
          </table:table-cell>
          <table:table-cell office:value-type="float" office:value="34486" table:style-name="ce1">
            <text:p>34486</text:p>
          </table:table-cell>
          <table:table-cell office:value-type="float" office:value="27549" table:style-name="ce1">
            <text:p>27549</text:p>
          </table:table-cell>
          <table:table-cell office:value-type="float" office:value="15.03" table:style-name="ce1">
            <text:p>15,03</text:p>
          </table:table-cell>
          <table:table-cell office:value-type="float" office:value="5.5" table:style-name="ce1">
            <text:p>5,5</text:p>
          </table:table-cell>
          <table:table-cell office:value-type="float" office:value="11404" table:style-name="ce2">
            <text:p>11404</text:p>
          </table:table-cell>
          <table:table-cell office:value-type="float" office:value="8412" table:style-name="ce1">
            <text:p>8412</text:p>
          </table:table-cell>
          <table:table-cell office:value-type="float" office:value="12.54" table:style-name="ce1">
            <text:p>12,54</text:p>
          </table:table-cell>
          <table:table-cell office:value-type="float" office:value="3.62" table:style-name="ce1">
            <text:p>3,62</text:p>
          </table:table-cell>
          <table:table-cell office:value-type="float" office:value="27413" table:style-name="ce1">
            <text:p>27413</text:p>
          </table:table-cell>
          <table:table-cell office:value-type="float" office:value="6671" table:style-name="ce1">
            <text:p>6671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.68" table:style-name="ce1">
            <text:p>8,68</text:p>
          </table:table-cell>
          <table:table-cell office:value-type="float" office:value="31343" table:style-name="ce1">
            <text:p>31343</text:p>
          </table:table-cell>
          <table:table-cell office:value-type="float" office:value="13639" table:style-name="ce1">
            <text:p>13639</text:p>
          </table:table-cell>
          <table:table-cell office:value-type="float" office:value="15.87" table:style-name="ce1">
            <text:p>15,87</text:p>
          </table:table-cell>
          <table:table-cell office:value-type="float" office:value="6.28" table:style-name="ce1">
            <text:p>6,28</text:p>
          </table:table-cell>
          <table:table-cell office:value-type="float" office:value="31257" table:style-name="ce1">
            <text:p>31257</text:p>
          </table:table-cell>
          <table:table-cell office:value-type="float" office:value="11218" table:style-name="ce1">
            <text:p>11218</text:p>
          </table:table-cell>
          <table:table-cell office:value-type="float" office:value="7393.2" table:style-name="ce3">
            <text:p>7393,2</text:p>
          </table:table-cell>
          <table:table-cell office:value-type="float" office:value="7384.37" table:style-name="ce3">
            <text:p>7384,37</text:p>
          </table:table-cell>
          <table:table-cell office:value-type="float" office:value="60814039" table:style-name="ce3">
            <text:p>60814039</text:p>
          </table:table-cell>
          <table:table-cell office:value-type="float" office:value="3468379" table:style-name="ce3">
            <text:p>3468379</text:p>
          </table:table-cell>
          <table:table-cell office:value-type="float" office:value="66.150000000000006" table:style-name="ce1">
            <text:p>66,15</text:p>
          </table:table-cell>
          <table:table-cell office:value-type="float" office:value="20.3" table:style-name="ce1">
            <text:p>20,3</text:p>
          </table:table-cell>
          <table:table-cell office:value-type="float" office:value="163445" table:style-name="ce1">
            <text:p>163445</text:p>
          </table:table-cell>
          <table:table-cell office:value-type="float" office:value="19277" table:style-name="ce1">
            <text:p>19277</text:p>
          </table:table-cell>
          <table:table-cell office:value-type="float" office:value="61.04" table:style-name="ce1">
            <text:p>61,04</text:p>
          </table:table-cell>
          <table:table-cell office:value-type="float" office:value="7.87" table:style-name="ce1">
            <text:p>7,87</text:p>
          </table:table-cell>
          <table:table-cell office:value-type="float" office:value="133313" table:style-name="ce1">
            <text:p>133313</text:p>
          </table:table-cell>
          <table:table-cell office:value-type="float" office:value="3677" table:style-name="ce1">
            <text:p>3677</text:p>
          </table:table-cell>
          <table:table-cell office:value-type="float" office:value="8.93" table:style-name="ce2">
            <text:p>8,93</text:p>
          </table:table-cell>
          <table:table-cell office:value-type="float" office:value="0.8" table:style-name="ce2">
            <text:p>0,8</text:p>
          </table:table-cell>
          <table:table-cell office:value-type="float" office:value="15347" table:style-name="ce1">
            <text:p>15347</text:p>
          </table:table-cell>
          <table:table-cell office:value-type="float" office:value="1177" table:style-name="ce2">
            <text:p>1177</text:p>
          </table:table-cell>
          <table:table-cell office:value-type="float" office:value="8.93" table:formula="of:=MIN([.$B112];[.$F112];[.$J112];[.$N112];[.$R112];[.$V112];[.$Z112];[.$AD112];[.$AH112];[.$AL112];[.$AP112];[.$AT112];[.$AX112];[.$BB112];[.$BF112])" table:style-name="ce1">
            <text:p>8,93</text:p>
          </table:table-cell>
          <table:table-cell office:value-type="float" office:value="0.8" table:formula="of:=MIN([.$C112];[.$G112];[.$K112];[.$O112];[.$S112];[.$W112];[.$AA112];[.$AE112];[.$AI112];[.$AM112];[.$AQ112];[.$AU112];[.$AY112];[.$BC112];[.$BG112])" table:style-name="ce1">
            <text:p>0,8</text:p>
          </table:table-cell>
          <table:table-cell office:value-type="float" office:value="11404" table:formula="of:=MIN([.$D112];[.$H112];[.$L112];[.$P112];[.$T112];[.$X112];[.$AB112];[.$AF112];[.$AJ112];[.$AN112];[.$AR112];[.$AV112];[.$AZ112];[.$BD112];[.$BH112])" table:style-name="ce1">
            <text:p>11404</text:p>
          </table:table-cell>
          <table:table-cell office:value-type="float" office:value="1177" table:formula="of:=MIN([.$E112];[.$I112];[.$M112];[.$Q112];[.$U112];[.$Y112];[.$AC112];[.$AG112];[.$AK112];[.$AO112];[.$AS112];[.$AW112];[.$BA112];[.$BE112];[.$BI112])" table:style-name="ce1">
            <text:p>1177</text:p>
          </table:table-cell>
          <table:table-cell office:value-type="float" office:value="19.059999999999999" table:formula="of:=MEDIAN([.$B112];[.$F112];[.$J112];[.$N112];[.$R112];[.$V112];[.$Z112];[.$AD112];[.$AH112];[.$AL112];[.$AP112];[.$AT112];[.$AX112];[.$BB112];[.$BF112])" table:style-name="ce1">
            <text:p>19,06</text:p>
          </table:table-cell>
          <table:table-cell office:value-type="float" office:value="7.87" table:formula="of:=MEDIAN([.$C112];[.$G112];[.$K112];[.$O112];[.$S112];[.$W112];[.$AA112];[.$AE112];[.$AI112];[.$AM112];[.$AQ112];[.$AU112];[.$AY112];[.$BC112];[.$BG112])" table:style-name="ce1">
            <text:p>7,87</text:p>
          </table:table-cell>
          <table:table-cell office:value-type="float" office:value="31343" table:formula="of:=MEDIAN([.$D112];[.$H112];[.$L112];[.$P112];[.$T112];[.$X112];[.$AB112];[.$AF112];[.$AJ112];[.$AN112];[.$AR112];[.$AV112];[.$AZ112];[.$BD112];[.$BH112])" table:style-name="ce1">
            <text:p>31343</text:p>
          </table:table-cell>
          <table:table-cell office:value-type="float" office:value="11218" table:formula="of:=MEDIAN([.$E112];[.$I112];[.$M112];[.$Q112];[.$U112];[.$Y112];[.$AC112];[.$AG112];[.$AK112];[.$AO112];[.$AS112];[.$AW112];[.$BA112];[.$BE112];[.$BI112])" table:style-name="ce1">
            <text:p>11218</text:p>
          </table:table-cell>
          <table:table-cell office:value-type="float" office:value="7393.2" table:formula="of:=MAX([.$B112];[.$F112];[.$J112];[.$N112];[.$R112];[.$V112];[.$Z112];[.$AD112];[.$AH112];[.$AL112];[.$AP112];[.$AT112];[.$AX112];[.$BB112];[.$BF112])" table:style-name="ce1">
            <text:p>7393,2</text:p>
          </table:table-cell>
          <table:table-cell office:value-type="float" office:value="7384.37" table:formula="of:=MAX([.$C112];[.$G112];[.$K112];[.$O112];[.$S112];[.$W112];[.$AA112];[.$AE112];[.$AI112];[.$AM112];[.$AQ112];[.$AU112];[.$AY112];[.$BC112];[.$BG112])" table:style-name="ce1">
            <text:p>7384,37</text:p>
          </table:table-cell>
          <table:table-cell office:value-type="float" office:value="60814039" table:formula="of:=MAX([.$D112];[.$H112];[.$L112];[.$P112];[.$T112];[.$X112];[.$AB112];[.$AF112];[.$AJ112];[.$AN112];[.$AR112];[.$AV112];[.$AZ112];[.$BD112];[.$BH112])" table:style-name="ce1">
            <text:p>60814039</text:p>
          </table:table-cell>
          <table:table-cell office:value-type="float" office:value="3468379" table:formula="of:=MAX([.$E112];[.$I112];[.$M112];[.$Q112];[.$U112];[.$Y112];[.$AC112];[.$AG112];[.$AK112];[.$AO112];[.$AS112];[.$AW112];[.$BA112];[.$BE112];[.$BI112])" table:style-name="ce1">
            <text:p>346837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25_c50.lp</text:p>
          </table:table-cell>
          <table:table-cell office:value-type="float" office:value="10.4" table:style-name="ce1">
            <text:p>10,4</text:p>
          </table:table-cell>
          <table:table-cell office:value-type="float" office:value="1.86" table:style-name="ce1">
            <text:p>1,86</text:p>
          </table:table-cell>
          <table:table-cell office:value-type="float" office:value="31030" table:style-name="ce1">
            <text:p>31030</text:p>
          </table:table-cell>
          <table:table-cell office:value-type="float" office:value="2741" table:style-name="ce2">
            <text:p>2741</text:p>
          </table:table-cell>
          <table:table-cell office:value-type="float" office:value="10.07" table:style-name="ce2">
            <text:p>10,07</text:p>
          </table:table-cell>
          <table:table-cell office:value-type="float" office:value="1.57" table:style-name="ce2">
            <text:p>1,57</text:p>
          </table:table-cell>
          <table:table-cell office:value-type="float" office:value="17765" table:style-name="ce2">
            <text:p>17765</text:p>
          </table:table-cell>
          <table:table-cell office:value-type="float" office:value="3312" table:style-name="ce1">
            <text:p>3312</text:p>
          </table:table-cell>
          <table:table-cell office:value-type="float" office:value="11.31" table:style-name="ce1">
            <text:p>11,31</text:p>
          </table:table-cell>
          <table:table-cell office:value-type="float" office:value="2.86" table:style-name="ce1">
            <text:p>2,86</text:p>
          </table:table-cell>
          <table:table-cell office:value-type="float" office:value="54507" table:style-name="ce1">
            <text:p>54507</text:p>
          </table:table-cell>
          <table:table-cell office:value-type="float" office:value="6959" table:style-name="ce1">
            <text:p>6959</text:p>
          </table:table-cell>
          <table:table-cell office:value-type="float" office:value="17.32" table:style-name="ce1">
            <text:p>17,32</text:p>
          </table:table-cell>
          <table:table-cell office:value-type="float" office:value="8.68" table:style-name="ce1">
            <text:p>8,68</text:p>
          </table:table-cell>
          <table:table-cell office:value-type="float" office:value="124378" table:style-name="ce1">
            <text:p>124378</text:p>
          </table:table-cell>
          <table:table-cell office:value-type="float" office:value="17528" table:style-name="ce1">
            <text:p>17528</text:p>
          </table:table-cell>
          <table:table-cell office:value-type="float" office:value="14.3" table:style-name="ce1">
            <text:p>14,3</text:p>
          </table:table-cell>
          <table:table-cell office:value-type="float" office:value="6" table:style-name="ce1">
            <text:p>6</text:p>
          </table:table-cell>
          <table:table-cell office:value-type="float" office:value="46837" table:style-name="ce1">
            <text:p>46837</text:p>
          </table:table-cell>
          <table:table-cell office:value-type="float" office:value="12553" table:style-name="ce1">
            <text:p>12553</text:p>
          </table:table-cell>
          <table:table-cell office:value-type="float" office:value="11.38" table:style-name="ce1">
            <text:p>11,38</text:p>
          </table:table-cell>
          <table:table-cell office:value-type="float" office:value="3.41" table:style-name="ce1">
            <text:p>3,41</text:p>
          </table:table-cell>
          <table:table-cell office:value-type="float" office:value="56662" table:style-name="ce1">
            <text:p>56662</text:p>
          </table:table-cell>
          <table:table-cell office:value-type="float" office:value="5882" table:style-name="ce1">
            <text:p>5882</text:p>
          </table:table-cell>
          <table:table-cell office:value-type="float" office:value="43.05" table:style-name="ce1">
            <text:p>43,05</text:p>
          </table:table-cell>
          <table:table-cell office:value-type="float" office:value="34.6" table:style-name="ce1">
            <text:p>34,6</text:p>
          </table:table-cell>
          <table:table-cell office:value-type="float" office:value="110733" table:style-name="ce1">
            <text:p>110733</text:p>
          </table:table-cell>
          <table:table-cell office:value-type="float" office:value="59273" table:style-name="ce1">
            <text:p>59273</text:p>
          </table:table-cell>
          <table:table-cell office:value-type="float" office:value="39.56" table:style-name="ce1">
            <text:p>39,56</text:p>
          </table:table-cell>
          <table:table-cell office:value-type="float" office:value="31" table:style-name="ce1">
            <text:p>31</text:p>
          </table:table-cell>
          <table:table-cell office:value-type="float" office:value="88938" table:style-name="ce1">
            <text:p>88938</text:p>
          </table:table-cell>
          <table:table-cell office:value-type="float" office:value="48823" table:style-name="ce1">
            <text:p>48823</text:p>
          </table:table-cell>
          <table:table-cell office:value-type="float" office:value="26.56" table:style-name="ce1">
            <text:p>26,56</text:p>
          </table:table-cell>
          <table:table-cell office:value-type="float" office:value="18.71" table:style-name="ce1">
            <text:p>18,71</text:p>
          </table:table-cell>
          <table:table-cell office:value-type="float" office:value="192837" table:style-name="ce1">
            <text:p>192837</text:p>
          </table:table-cell>
          <table:table-cell office:value-type="float" office:value="36797" table:style-name="ce1">
            <text:p>36797</text:p>
          </table:table-cell>
          <table:table-cell office:value-type="float" office:value="28.88" table:style-name="ce1">
            <text:p>28,88</text:p>
          </table:table-cell>
          <table:table-cell office:value-type="float" office:value="20.5" table:style-name="ce1">
            <text:p>20,5</text:p>
          </table:table-cell>
          <table:table-cell office:value-type="float" office:value="205531" table:style-name="ce1">
            <text:p>205531</text:p>
          </table:table-cell>
          <table:table-cell office:value-type="float" office:value="43369" table:style-name="ce1">
            <text:p>43369</text:p>
          </table:table-cell>
          <table:table-cell office:value-type="float" office:value="17.27" table:style-name="ce1">
            <text:p>17,27</text:p>
          </table:table-cell>
          <table:table-cell office:value-type="float" office:value="9.14" table:style-name="ce1">
            <text:p>9,14</text:p>
          </table:table-cell>
          <table:table-cell office:value-type="float" office:value="101171" table:style-name="ce1">
            <text:p>101171</text:p>
          </table:table-cell>
          <table:table-cell office:value-type="float" office:value="21816" table:style-name="ce1">
            <text:p>21816</text:p>
          </table:table-cell>
          <table:table-cell office:value-type="float" office:value="98.29" table:style-name="ce1">
            <text:p>98,29</text:p>
          </table:table-cell>
          <table:table-cell office:value-type="float" office:value="89.96" table:style-name="ce1">
            <text:p>89,96</text:p>
          </table:table-cell>
          <table:table-cell office:value-type="float" office:value="718443" table:style-name="ce1">
            <text:p>718443</text:p>
          </table:table-cell>
          <table:table-cell office:value-type="float" office:value="143813" table:style-name="ce1">
            <text:p>143813</text:p>
          </table:table-cell>
          <table:table-cell office:value-type="float" office:value="34.46" table:style-name="ce1">
            <text:p>34,46</text:p>
          </table:table-cell>
          <table:table-cell office:value-type="float" office:value="2.6" table:style-name="ce1">
            <text:p>2,6</text:p>
          </table:table-cell>
          <table:table-cell office:value-type="float" office:value="41085" table:style-name="ce1">
            <text:p>41085</text:p>
          </table:table-cell>
          <table:table-cell office:value-type="float" office:value="3862" table:style-name="ce1">
            <text:p>3862</text:p>
          </table:table-cell>
          <table:table-cell office:value-type="float" office:value="2024.5" table:style-name="ce3">
            <text:p>2024,5</text:p>
          </table:table-cell>
          <table:table-cell office:value-type="float" office:value="1974.46" table:style-name="ce3">
            <text:p>1974,46</text:p>
          </table:table-cell>
          <table:table-cell office:value-type="float" office:value="205686519" table:style-name="ce3">
            <text:p>205686519</text:p>
          </table:table-cell>
          <table:table-cell office:value-type="float" office:value="292022" table:style-name="ce3">
            <text:p>292022</text:p>
          </table:table-cell>
          <table:table-cell office:value-type="float" office:value="11.05" table:style-name="ce1">
            <text:p>11,05</text:p>
          </table:table-cell>
          <table:table-cell office:value-type="float" office:value="3.48" table:style-name="ce1">
            <text:p>3,48</text:p>
          </table:table-cell>
          <table:table-cell office:value-type="float" office:value="71915" table:style-name="ce1">
            <text:p>71915</text:p>
          </table:table-cell>
          <table:table-cell office:value-type="float" office:value="6834" table:style-name="ce1">
            <text:p>6834</text:p>
          </table:table-cell>
          <table:table-cell office:value-type="float" office:value="10.07" table:formula="of:=MIN([.$B113];[.$F113];[.$J113];[.$N113];[.$R113];[.$V113];[.$Z113];[.$AD113];[.$AH113];[.$AL113];[.$AP113];[.$AT113];[.$AX113];[.$BB113];[.$BF113])" table:style-name="ce1">
            <text:p>10,07</text:p>
          </table:table-cell>
          <table:table-cell office:value-type="float" office:value="1.57" table:formula="of:=MIN([.$C113];[.$G113];[.$K113];[.$O113];[.$S113];[.$W113];[.$AA113];[.$AE113];[.$AI113];[.$AM113];[.$AQ113];[.$AU113];[.$AY113];[.$BC113];[.$BG113])" table:style-name="ce1">
            <text:p>1,57</text:p>
          </table:table-cell>
          <table:table-cell office:value-type="float" office:value="17765" table:formula="of:=MIN([.$D113];[.$H113];[.$L113];[.$P113];[.$T113];[.$X113];[.$AB113];[.$AF113];[.$AJ113];[.$AN113];[.$AR113];[.$AV113];[.$AZ113];[.$BD113];[.$BH113])" table:style-name="ce1">
            <text:p>17765</text:p>
          </table:table-cell>
          <table:table-cell office:value-type="float" office:value="2741" table:formula="of:=MIN([.$E113];[.$I113];[.$M113];[.$Q113];[.$U113];[.$Y113];[.$AC113];[.$AG113];[.$AK113];[.$AO113];[.$AS113];[.$AW113];[.$BA113];[.$BE113];[.$BI113])" table:style-name="ce1">
            <text:p>2741</text:p>
          </table:table-cell>
          <table:table-cell office:value-type="float" office:value="17.32" table:formula="of:=MEDIAN([.$B113];[.$F113];[.$J113];[.$N113];[.$R113];[.$V113];[.$Z113];[.$AD113];[.$AH113];[.$AL113];[.$AP113];[.$AT113];[.$AX113];[.$BB113];[.$BF113])" table:style-name="ce1">
            <text:p>17,32</text:p>
          </table:table-cell>
          <table:table-cell office:value-type="float" office:value="8.68" table:formula="of:=MEDIAN([.$C113];[.$G113];[.$K113];[.$O113];[.$S113];[.$W113];[.$AA113];[.$AE113];[.$AI113];[.$AM113];[.$AQ113];[.$AU113];[.$AY113];[.$BC113];[.$BG113])" table:style-name="ce1">
            <text:p>8,68</text:p>
          </table:table-cell>
          <table:table-cell office:value-type="float" office:value="88938" table:formula="of:=MEDIAN([.$D113];[.$H113];[.$L113];[.$P113];[.$T113];[.$X113];[.$AB113];[.$AF113];[.$AJ113];[.$AN113];[.$AR113];[.$AV113];[.$AZ113];[.$BD113];[.$BH113])" table:style-name="ce1">
            <text:p>88938</text:p>
          </table:table-cell>
          <table:table-cell office:value-type="float" office:value="17528" table:formula="of:=MEDIAN([.$E113];[.$I113];[.$M113];[.$Q113];[.$U113];[.$Y113];[.$AC113];[.$AG113];[.$AK113];[.$AO113];[.$AS113];[.$AW113];[.$BA113];[.$BE113];[.$BI113])" table:style-name="ce1">
            <text:p>17528</text:p>
          </table:table-cell>
          <table:table-cell office:value-type="float" office:value="2024.5" table:formula="of:=MAX([.$B113];[.$F113];[.$J113];[.$N113];[.$R113];[.$V113];[.$Z113];[.$AD113];[.$AH113];[.$AL113];[.$AP113];[.$AT113];[.$AX113];[.$BB113];[.$BF113])" table:style-name="ce1">
            <text:p>2024,5</text:p>
          </table:table-cell>
          <table:table-cell office:value-type="float" office:value="1974.46" table:formula="of:=MAX([.$C113];[.$G113];[.$K113];[.$O113];[.$S113];[.$W113];[.$AA113];[.$AE113];[.$AI113];[.$AM113];[.$AQ113];[.$AU113];[.$AY113];[.$BC113];[.$BG113])" table:style-name="ce1">
            <text:p>1974,46</text:p>
          </table:table-cell>
          <table:table-cell office:value-type="float" office:value="205686519" table:formula="of:=MAX([.$D113];[.$H113];[.$L113];[.$P113];[.$T113];[.$X113];[.$AB113];[.$AF113];[.$AJ113];[.$AN113];[.$AR113];[.$AV113];[.$AZ113];[.$BD113];[.$BH113])" table:style-name="ce1">
            <text:p>205686519</text:p>
          </table:table-cell>
          <table:table-cell office:value-type="float" office:value="292022" table:formula="of:=MAX([.$E113];[.$I113];[.$M113];[.$Q113];[.$U113];[.$Y113];[.$AC113];[.$AG113];[.$AK113];[.$AO113];[.$AS113];[.$AW113];[.$BA113];[.$BE113];[.$BI113])" table:style-name="ce1">
            <text:p>29202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25_c55.lp</text:p>
          </table:table-cell>
          <table:table-cell office:value-type="float" office:value="26.84" table:style-name="ce1">
            <text:p>26,84</text:p>
          </table:table-cell>
          <table:table-cell office:value-type="float" office:value="15.95" table:style-name="ce1">
            <text:p>15,95</text:p>
          </table:table-cell>
          <table:table-cell office:value-type="float" office:value="262544" table:style-name="ce1">
            <text:p>262544</text:p>
          </table:table-cell>
          <table:table-cell office:value-type="float" office:value="23089" table:style-name="ce1">
            <text:p>23089</text:p>
          </table:table-cell>
          <table:table-cell office:value-type="float" office:value="47.28" table:style-name="ce1">
            <text:p>47,28</text:p>
          </table:table-cell>
          <table:table-cell office:value-type="float" office:value="36.42" table:style-name="ce1">
            <text:p>36,42</text:p>
          </table:table-cell>
          <table:table-cell office:value-type="float" office:value="507833" table:style-name="ce1">
            <text:p>507833</text:p>
          </table:table-cell>
          <table:table-cell office:value-type="float" office:value="58616" table:style-name="ce1">
            <text:p>58616</text:p>
          </table:table-cell>
          <table:table-cell office:value-type="float" office:value="23.82" table:style-name="ce1">
            <text:p>23,82</text:p>
          </table:table-cell>
          <table:table-cell office:value-type="float" office:value="12.44" table:style-name="ce1">
            <text:p>12,44</text:p>
          </table:table-cell>
          <table:table-cell office:value-type="float" office:value="172925" table:style-name="ce1">
            <text:p>172925</text:p>
          </table:table-cell>
          <table:table-cell office:value-type="float" office:value="16350" table:style-name="ce1">
            <text:p>16350</text:p>
          </table:table-cell>
          <table:table-cell office:value-type="float" office:value="21.37" table:style-name="ce1">
            <text:p>21,37</text:p>
          </table:table-cell>
          <table:table-cell office:value-type="float" office:value="8.92" table:style-name="ce1">
            <text:p>8,92</text:p>
          </table:table-cell>
          <table:table-cell office:value-type="float" office:value="133769" table:style-name="ce1">
            <text:p>133769</text:p>
          </table:table-cell>
          <table:table-cell office:value-type="float" office:value="14071" table:style-name="ce1">
            <text:p>14071</text:p>
          </table:table-cell>
          <table:table-cell office:value-type="float" office:value="14.78" table:style-name="ce1">
            <text:p>14,78</text:p>
          </table:table-cell>
          <table:table-cell office:value-type="float" office:value="3.64" table:style-name="ce1">
            <text:p>3,64</text:p>
          </table:table-cell>
          <table:table-cell office:value-type="float" office:value="74801" table:style-name="ce1">
            <text:p>74801</text:p>
          </table:table-cell>
          <table:table-cell office:value-type="float" office:value="4549" table:style-name="ce1">
            <text:p>4549</text:p>
          </table:table-cell>
          <table:table-cell office:value-type="float" office:value="12.5" table:style-name="ce2">
            <text:p>12,5</text:p>
          </table:table-cell>
          <table:table-cell office:value-type="float" office:value="1.89" table:style-name="ce2">
            <text:p>1,89</text:p>
          </table:table-cell>
          <table:table-cell office:value-type="float" office:value="35264" table:style-name="ce1">
            <text:p>35264</text:p>
          </table:table-cell>
          <table:table-cell office:value-type="float" office:value="2869" table:style-name="ce2">
            <text:p>2869</text:p>
          </table:table-cell>
          <table:table-cell office:value-type="float" office:value="18.62" table:style-name="ce1">
            <text:p>18,62</text:p>
          </table:table-cell>
          <table:table-cell office:value-type="float" office:value="7.05" table:style-name="ce1">
            <text:p>7,05</text:p>
          </table:table-cell>
          <table:table-cell office:value-type="float" office:value="21108" table:style-name="ce2">
            <text:p>21108</text:p>
          </table:table-cell>
          <table:table-cell office:value-type="float" office:value="9304" table:style-name="ce1">
            <text:p>9304</text:p>
          </table:table-cell>
          <table:table-cell office:value-type="float" office:value="54.91" table:style-name="ce1">
            <text:p>54,91</text:p>
          </table:table-cell>
          <table:table-cell office:value-type="float" office:value="43.12" table:style-name="ce1">
            <text:p>43,12</text:p>
          </table:table-cell>
          <table:table-cell office:value-type="float" office:value="95210" table:style-name="ce1">
            <text:p>95210</text:p>
          </table:table-cell>
          <table:table-cell office:value-type="float" office:value="49488" table:style-name="ce1">
            <text:p>49488</text:p>
          </table:table-cell>
          <table:table-cell office:value-type="float" office:value="29.49" table:style-name="ce1">
            <text:p>29,49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228874" table:style-name="ce1">
            <text:p>228874</text:p>
          </table:table-cell>
          <table:table-cell office:value-type="float" office:value="25188" table:style-name="ce1">
            <text:p>25188</text:p>
          </table:table-cell>
          <table:table-cell office:value-type="float" office:value="15.91" table:style-name="ce1">
            <text:p>15,91</text:p>
          </table:table-cell>
          <table:table-cell office:value-type="float" office:value="4.46" table:style-name="ce1">
            <text:p>4,46</text:p>
          </table:table-cell>
          <table:table-cell office:value-type="float" office:value="99319" table:style-name="ce1">
            <text:p>99319</text:p>
          </table:table-cell>
          <table:table-cell office:value-type="float" office:value="6825" table:style-name="ce1">
            <text:p>6825</text:p>
          </table:table-cell>
          <table:table-cell office:value-type="float" office:value="14.99" table:style-name="ce1">
            <text:p>14,99</text:p>
          </table:table-cell>
          <table:table-cell office:value-type="float" office:value="3.46" table:style-name="ce1">
            <text:p>3,46</text:p>
          </table:table-cell>
          <table:table-cell office:value-type="float" office:value="70150" table:style-name="ce1">
            <text:p>70150</text:p>
          </table:table-cell>
          <table:table-cell office:value-type="float" office:value="5147" table:style-name="ce1">
            <text:p>5147</text:p>
          </table:table-cell>
          <table:table-cell office:value-type="float" office:value="1828.38" table:style-name="ce3">
            <text:p>1828,38</text:p>
          </table:table-cell>
          <table:table-cell office:value-type="float" office:value="1816.55" table:style-name="ce3">
            <text:p>1816,55</text:p>
          </table:table-cell>
          <table:table-cell office:value-type="float" office:value="10639574" table:style-name="ce3">
            <text:p>10639574</text:p>
          </table:table-cell>
          <table:table-cell office:value-type="float" office:value="1724677" table:style-name="ce3">
            <text:p>1724677</text:p>
          </table:table-cell>
          <table:table-cell office:value-type="float" office:value="72.59" table:style-name="ce1">
            <text:p>72,59</text:p>
          </table:table-cell>
          <table:table-cell office:value-type="float" office:value="17.59" table:style-name="ce1">
            <text:p>17,59</text:p>
          </table:table-cell>
          <table:table-cell office:value-type="float" office:value="188304" table:style-name="ce1">
            <text:p>188304</text:p>
          </table:table-cell>
          <table:table-cell office:value-type="float" office:value="14663" table:style-name="ce1">
            <text:p>14663</text:p>
          </table:table-cell>
          <table:table-cell office:value-type="float" office:value="79.75" table:style-name="ce1">
            <text:p>79,75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434360" table:style-name="ce1">
            <text:p>434360</text:p>
          </table:table-cell>
          <table:table-cell office:value-type="float" office:value="9583" table:style-name="ce1">
            <text:p>9583</text:p>
          </table:table-cell>
          <table:table-cell office:value-type="float" office:value="37.19" table:style-name="ce1">
            <text:p>37,19</text:p>
          </table:table-cell>
          <table:table-cell office:value-type="float" office:value="25.82" table:style-name="ce1">
            <text:p>25,82</text:p>
          </table:table-cell>
          <table:table-cell office:value-type="float" office:value="409107" table:style-name="ce1">
            <text:p>409107</text:p>
          </table:table-cell>
          <table:table-cell office:value-type="float" office:value="39966" table:style-name="ce1">
            <text:p>39966</text:p>
          </table:table-cell>
          <table:table-cell office:value-type="float" office:value="12.5" table:formula="of:=MIN([.$B114];[.$F114];[.$J114];[.$N114];[.$R114];[.$V114];[.$Z114];[.$AD114];[.$AH114];[.$AL114];[.$AP114];[.$AT114];[.$AX114];[.$BB114];[.$BF114])" table:style-name="ce1">
            <text:p>12,5</text:p>
          </table:table-cell>
          <table:table-cell office:value-type="float" office:value="1.89" table:formula="of:=MIN([.$C114];[.$G114];[.$K114];[.$O114];[.$S114];[.$W114];[.$AA114];[.$AE114];[.$AI114];[.$AM114];[.$AQ114];[.$AU114];[.$AY114];[.$BC114];[.$BG114])" table:style-name="ce1">
            <text:p>1,89</text:p>
          </table:table-cell>
          <table:table-cell office:value-type="float" office:value="21108" table:formula="of:=MIN([.$D114];[.$H114];[.$L114];[.$P114];[.$T114];[.$X114];[.$AB114];[.$AF114];[.$AJ114];[.$AN114];[.$AR114];[.$AV114];[.$AZ114];[.$BD114];[.$BH114])" table:style-name="ce1">
            <text:p>21108</text:p>
          </table:table-cell>
          <table:table-cell office:value-type="float" office:value="2869" table:formula="of:=MIN([.$E114];[.$I114];[.$M114];[.$Q114];[.$U114];[.$Y114];[.$AC114];[.$AG114];[.$AK114];[.$AO114];[.$AS114];[.$AW114];[.$BA114];[.$BE114];[.$BI114])" table:style-name="ce1">
            <text:p>2869</text:p>
          </table:table-cell>
          <table:table-cell office:value-type="float" office:value="26.84" table:formula="of:=MEDIAN([.$B114];[.$F114];[.$J114];[.$N114];[.$R114];[.$V114];[.$Z114];[.$AD114];[.$AH114];[.$AL114];[.$AP114];[.$AT114];[.$AX114];[.$BB114];[.$BF114])" table:style-name="ce1">
            <text:p>26,84</text:p>
          </table:table-cell>
          <table:table-cell office:value-type="float" office:value="15.95" table:formula="of:=MEDIAN([.$C114];[.$G114];[.$K114];[.$O114];[.$S114];[.$W114];[.$AA114];[.$AE114];[.$AI114];[.$AM114];[.$AQ114];[.$AU114];[.$AY114];[.$BC114];[.$BG114])" table:style-name="ce1">
            <text:p>15,95</text:p>
          </table:table-cell>
          <table:table-cell office:value-type="float" office:value="172925" table:formula="of:=MEDIAN([.$D114];[.$H114];[.$L114];[.$P114];[.$T114];[.$X114];[.$AB114];[.$AF114];[.$AJ114];[.$AN114];[.$AR114];[.$AV114];[.$AZ114];[.$BD114];[.$BH114])" table:style-name="ce1">
            <text:p>172925</text:p>
          </table:table-cell>
          <table:table-cell office:value-type="float" office:value="14663" table:formula="of:=MEDIAN([.$E114];[.$I114];[.$M114];[.$Q114];[.$U114];[.$Y114];[.$AC114];[.$AG114];[.$AK114];[.$AO114];[.$AS114];[.$AW114];[.$BA114];[.$BE114];[.$BI114])" table:style-name="ce1">
            <text:p>14663</text:p>
          </table:table-cell>
          <table:table-cell office:value-type="float" office:value="1828.38" table:formula="of:=MAX([.$B114];[.$F114];[.$J114];[.$N114];[.$R114];[.$V114];[.$Z114];[.$AD114];[.$AH114];[.$AL114];[.$AP114];[.$AT114];[.$AX114];[.$BB114];[.$BF114])" table:style-name="ce1">
            <text:p>1828,38</text:p>
          </table:table-cell>
          <table:table-cell office:value-type="float" office:value="1816.55" table:formula="of:=MAX([.$C114];[.$G114];[.$K114];[.$O114];[.$S114];[.$W114];[.$AA114];[.$AE114];[.$AI114];[.$AM114];[.$AQ114];[.$AU114];[.$AY114];[.$BC114];[.$BG114])" table:style-name="ce1">
            <text:p>1816,55</text:p>
          </table:table-cell>
          <table:table-cell office:value-type="float" office:value="10639574" table:formula="of:=MAX([.$D114];[.$H114];[.$L114];[.$P114];[.$T114];[.$X114];[.$AB114];[.$AF114];[.$AJ114];[.$AN114];[.$AR114];[.$AV114];[.$AZ114];[.$BD114];[.$BH114])" table:style-name="ce1">
            <text:p>10639574</text:p>
          </table:table-cell>
          <table:table-cell office:value-type="float" office:value="1724677" table:formula="of:=MAX([.$E114];[.$I114];[.$M114];[.$Q114];[.$U114];[.$Y114];[.$AC114];[.$AG114];[.$AK114];[.$AO114];[.$AS114];[.$AW114];[.$BA114];[.$BE114];[.$BI114])" table:style-name="ce1">
            <text:p>172467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25_c65.lp</text:p>
          </table:table-cell>
          <table:table-cell office:value-type="float" office:value="20.27" table:style-name="ce1">
            <text:p>20,27</text:p>
          </table:table-cell>
          <table:table-cell office:value-type="float" office:value="11.38" table:style-name="ce1">
            <text:p>11,38</text:p>
          </table:table-cell>
          <table:table-cell office:value-type="float" office:value="34578" table:style-name="ce1">
            <text:p>34578</text:p>
          </table:table-cell>
          <table:table-cell office:value-type="float" office:value="19805" table:style-name="ce1">
            <text:p>19805</text:p>
          </table:table-cell>
          <table:table-cell office:value-type="float" office:value="24.86" table:style-name="ce1">
            <text:p>24,86</text:p>
          </table:table-cell>
          <table:table-cell office:value-type="float" office:value="15.79" table:style-name="ce1">
            <text:p>15,79</text:p>
          </table:table-cell>
          <table:table-cell office:value-type="float" office:value="29730" table:style-name="ce1">
            <text:p>29730</text:p>
          </table:table-cell>
          <table:table-cell office:value-type="float" office:value="26661" table:style-name="ce1">
            <text:p>26661</text:p>
          </table:table-cell>
          <table:table-cell office:value-type="float" office:value="34.31" table:style-name="ce1">
            <text:p>34,31</text:p>
          </table:table-cell>
          <table:table-cell office:value-type="float" office:value="26.09" table:style-name="ce3">
            <text:p>26,09</text:p>
          </table:table-cell>
          <table:table-cell office:value-type="float" office:value="85280" table:style-name="ce3">
            <text:p>85280</text:p>
          </table:table-cell>
          <table:table-cell office:value-type="float" office:value="46256" table:style-name="ce3">
            <text:p>46256</text:p>
          </table:table-cell>
          <table:table-cell office:value-type="float" office:value="25.66" table:style-name="ce1">
            <text:p>25,66</text:p>
          </table:table-cell>
          <table:table-cell office:value-type="float" office:value="16.309999999999999" table:style-name="ce1">
            <text:p>16,31</text:p>
          </table:table-cell>
          <table:table-cell office:value-type="float" office:value="35747" table:style-name="ce1">
            <text:p>35747</text:p>
          </table:table-cell>
          <table:table-cell office:value-type="float" office:value="32449" table:style-name="ce1">
            <text:p>32449</text:p>
          </table:table-cell>
          <table:table-cell office:value-type="float" office:value="21.02" table:style-name="ce1">
            <text:p>21,02</text:p>
          </table:table-cell>
          <table:table-cell office:value-type="float" office:value="13.14" table:style-name="ce1">
            <text:p>13,14</text:p>
          </table:table-cell>
          <table:table-cell office:value-type="float" office:value="42899" table:style-name="ce1">
            <text:p>42899</text:p>
          </table:table-cell>
          <table:table-cell office:value-type="float" office:value="24421" table:style-name="ce1">
            <text:p>24421</text:p>
          </table:table-cell>
          <table:table-cell office:value-type="float" office:value="27.01" table:style-name="ce1">
            <text:p>27,01</text:p>
          </table:table-cell>
          <table:table-cell office:value-type="float" office:value="18.12" table:style-name="ce1">
            <text:p>18,12</text:p>
          </table:table-cell>
          <table:table-cell office:value-type="float" office:value="33199" table:style-name="ce1">
            <text:p>33199</text:p>
          </table:table-cell>
          <table:table-cell office:value-type="float" office:value="30287" table:style-name="ce1">
            <text:p>30287</text:p>
          </table:table-cell>
          <table:table-cell office:value-type="float" office:value="21.32" table:style-name="ce1">
            <text:p>21,32</text:p>
          </table:table-cell>
          <table:table-cell office:value-type="float" office:value="12.39" table:style-name="ce1">
            <text:p>12,39</text:p>
          </table:table-cell>
          <table:table-cell office:value-type="float" office:value="22226" table:style-name="ce1">
            <text:p>22226</text:p>
          </table:table-cell>
          <table:table-cell office:value-type="float" office:value="20437" table:style-name="ce1">
            <text:p>20437</text:p>
          </table:table-cell>
          <table:table-cell office:value-type="float" office:value="21.75" table:style-name="ce1">
            <text:p>21,75</text:p>
          </table:table-cell>
          <table:table-cell office:value-type="float" office:value="12.39" table:style-name="ce1">
            <text:p>12,39</text:p>
          </table:table-cell>
          <table:table-cell office:value-type="float" office:value="21356" table:style-name="ce1">
            <text:p>21356</text:p>
          </table:table-cell>
          <table:table-cell office:value-type="float" office:value="19284" table:style-name="ce1">
            <text:p>19284</text:p>
          </table:table-cell>
          <table:table-cell office:value-type="float" office:value="26.26" table:style-name="ce1">
            <text:p>26,26</text:p>
          </table:table-cell>
          <table:table-cell office:value-type="float" office:value="16.97" table:style-name="ce1">
            <text:p>16,97</text:p>
          </table:table-cell>
          <table:table-cell office:value-type="float" office:value="51466" table:style-name="ce1">
            <text:p>51466</text:p>
          </table:table-cell>
          <table:table-cell office:value-type="float" office:value="29683" table:style-name="ce1">
            <text:p>29683</text:p>
          </table:table-cell>
          <table:table-cell office:value-type="float" office:value="23.31" table:style-name="ce1">
            <text:p>23,31</text:p>
          </table:table-cell>
          <table:table-cell office:value-type="float" office:value="14.29" table:style-name="ce1">
            <text:p>14,29</text:p>
          </table:table-cell>
          <table:table-cell office:value-type="float" office:value="28843" table:style-name="ce1">
            <text:p>28843</text:p>
          </table:table-cell>
          <table:table-cell office:value-type="float" office:value="23807" table:style-name="ce1">
            <text:p>23807</text:p>
          </table:table-cell>
          <table:table-cell office:value-type="float" office:value="16.98" table:style-name="ce1">
            <text:p>16,98</text:p>
          </table:table-cell>
          <table:table-cell office:value-type="float" office:value="7.64" table:style-name="ce1">
            <text:p>7,64</text:p>
          </table:table-cell>
          <table:table-cell office:value-type="float" office:value="17502" table:style-name="ce1">
            <text:p>17502</text:p>
          </table:table-cell>
          <table:table-cell office:value-type="float" office:value="13186" table:style-name="ce1">
            <text:p>13186</text:p>
          </table:table-cell>
          <table:table-cell office:value-type="float" office:value="14.6" table:style-name="ce2">
            <text:p>14,6</text:p>
          </table:table-cell>
          <table:table-cell office:value-type="float" office:value="5.15" table:style-name="ce2">
            <text:p>5,15</text:p>
          </table:table-cell>
          <table:table-cell office:value-type="float" office:value="10570" table:style-name="ce2">
            <text:p>10570</text:p>
          </table:table-cell>
          <table:table-cell office:value-type="float" office:value="9315" table:style-name="ce2">
            <text:p>9315</text:p>
          </table:table-cell>
          <table:table-cell office:value-type="float" office:value="69.849999999999994" table:style-name="ce3">
            <text:p>69,85</text:p>
          </table:table-cell>
          <table:table-cell office:value-type="float" office:value="22.2" table:style-name="ce1">
            <text:p>22,2</text:p>
          </table:table-cell>
          <table:table-cell office:value-type="float" office:value="50946" table:style-name="ce1">
            <text:p>50946</text:p>
          </table:table-cell>
          <table:table-cell office:value-type="float" office:value="25441" table:style-name="ce1">
            <text:p>25441</text:p>
          </table:table-cell>
          <table:table-cell office:value-type="float" office:value="60.16" table:style-name="ce1">
            <text:p>60,16</text:p>
          </table:table-cell>
          <table:table-cell office:value-type="float" office:value="13.55" table:style-name="ce1">
            <text:p>13,55</text:p>
          </table:table-cell>
          <table:table-cell office:value-type="float" office:value="60896" table:style-name="ce1">
            <text:p>60896</text:p>
          </table:table-cell>
          <table:table-cell office:value-type="float" office:value="30249" table:style-name="ce1">
            <text:p>30249</text:p>
          </table:table-cell>
          <table:table-cell office:value-type="float" office:value="23.59" table:style-name="ce1">
            <text:p>23,59</text:p>
          </table:table-cell>
          <table:table-cell office:value-type="float" office:value="14.73" table:style-name="ce1">
            <text:p>14,73</text:p>
          </table:table-cell>
          <table:table-cell office:value-type="float" office:value="27798" table:style-name="ce1">
            <text:p>27798</text:p>
          </table:table-cell>
          <table:table-cell office:value-type="float" office:value="25114" table:style-name="ce1">
            <text:p>25114</text:p>
          </table:table-cell>
          <table:table-cell office:value-type="float" office:value="14.6" table:formula="of:=MIN([.$B115];[.$F115];[.$J115];[.$N115];[.$R115];[.$V115];[.$Z115];[.$AD115];[.$AH115];[.$AL115];[.$AP115];[.$AT115];[.$AX115];[.$BB115];[.$BF115])" table:style-name="ce1">
            <text:p>14,6</text:p>
          </table:table-cell>
          <table:table-cell office:value-type="float" office:value="5.15" table:formula="of:=MIN([.$C115];[.$G115];[.$K115];[.$O115];[.$S115];[.$W115];[.$AA115];[.$AE115];[.$AI115];[.$AM115];[.$AQ115];[.$AU115];[.$AY115];[.$BC115];[.$BG115])" table:style-name="ce1">
            <text:p>5,15</text:p>
          </table:table-cell>
          <table:table-cell office:value-type="float" office:value="10570" table:formula="of:=MIN([.$D115];[.$H115];[.$L115];[.$P115];[.$T115];[.$X115];[.$AB115];[.$AF115];[.$AJ115];[.$AN115];[.$AR115];[.$AV115];[.$AZ115];[.$BD115];[.$BH115])" table:style-name="ce1">
            <text:p>10570</text:p>
          </table:table-cell>
          <table:table-cell office:value-type="float" office:value="9315" table:formula="of:=MIN([.$E115];[.$I115];[.$M115];[.$Q115];[.$U115];[.$Y115];[.$AC115];[.$AG115];[.$AK115];[.$AO115];[.$AS115];[.$AW115];[.$BA115];[.$BE115];[.$BI115])" table:style-name="ce1">
            <text:p>9315</text:p>
          </table:table-cell>
          <table:table-cell office:value-type="float" office:value="23.59" table:formula="of:=MEDIAN([.$B115];[.$F115];[.$J115];[.$N115];[.$R115];[.$V115];[.$Z115];[.$AD115];[.$AH115];[.$AL115];[.$AP115];[.$AT115];[.$AX115];[.$BB115];[.$BF115])" table:style-name="ce1">
            <text:p>23,59</text:p>
          </table:table-cell>
          <table:table-cell office:value-type="float" office:value="14.29" table:formula="of:=MEDIAN([.$C115];[.$G115];[.$K115];[.$O115];[.$S115];[.$W115];[.$AA115];[.$AE115];[.$AI115];[.$AM115];[.$AQ115];[.$AU115];[.$AY115];[.$BC115];[.$BG115])" table:style-name="ce1">
            <text:p>14,29</text:p>
          </table:table-cell>
          <table:table-cell office:value-type="float" office:value="33199" table:formula="of:=MEDIAN([.$D115];[.$H115];[.$L115];[.$P115];[.$T115];[.$X115];[.$AB115];[.$AF115];[.$AJ115];[.$AN115];[.$AR115];[.$AV115];[.$AZ115];[.$BD115];[.$BH115])" table:style-name="ce1">
            <text:p>33199</text:p>
          </table:table-cell>
          <table:table-cell office:value-type="float" office:value="25114" table:formula="of:=MEDIAN([.$E115];[.$I115];[.$M115];[.$Q115];[.$U115];[.$Y115];[.$AC115];[.$AG115];[.$AK115];[.$AO115];[.$AS115];[.$AW115];[.$BA115];[.$BE115];[.$BI115])" table:style-name="ce1">
            <text:p>25114</text:p>
          </table:table-cell>
          <table:table-cell office:value-type="float" office:value="69.849999999999994" table:formula="of:=MAX([.$B115];[.$F115];[.$J115];[.$N115];[.$R115];[.$V115];[.$Z115];[.$AD115];[.$AH115];[.$AL115];[.$AP115];[.$AT115];[.$AX115];[.$BB115];[.$BF115])" table:style-name="ce1">
            <text:p>69,85</text:p>
          </table:table-cell>
          <table:table-cell office:value-type="float" office:value="26.09" table:formula="of:=MAX([.$C115];[.$G115];[.$K115];[.$O115];[.$S115];[.$W115];[.$AA115];[.$AE115];[.$AI115];[.$AM115];[.$AQ115];[.$AU115];[.$AY115];[.$BC115];[.$BG115])" table:style-name="ce1">
            <text:p>26,09</text:p>
          </table:table-cell>
          <table:table-cell office:value-type="float" office:value="85280" table:formula="of:=MAX([.$D115];[.$H115];[.$L115];[.$P115];[.$T115];[.$X115];[.$AB115];[.$AF115];[.$AJ115];[.$AN115];[.$AR115];[.$AV115];[.$AZ115];[.$BD115];[.$BH115])" table:style-name="ce1">
            <text:p>85280</text:p>
          </table:table-cell>
          <table:table-cell office:value-type="float" office:value="46256" table:formula="of:=MAX([.$E115];[.$I115];[.$M115];[.$Q115];[.$U115];[.$Y115];[.$AC115];[.$AG115];[.$AK115];[.$AO115];[.$AS115];[.$AW115];[.$BA115];[.$BE115];[.$BI115])" table:style-name="ce1">
            <text:p>4625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30_c50.lp</text:p>
          </table:table-cell>
          <table:table-cell office:value-type="float" office:value="103.79" table:style-name="ce1">
            <text:p>103,79</text:p>
          </table:table-cell>
          <table:table-cell office:value-type="float" office:value="92.88" table:style-name="ce1">
            <text:p>92,88</text:p>
          </table:table-cell>
          <table:table-cell office:value-type="float" office:value="1367986" table:style-name="ce1">
            <text:p>1367986</text:p>
          </table:table-cell>
          <table:table-cell office:value-type="float" office:value="185695" table:style-name="ce1">
            <text:p>185695</text:p>
          </table:table-cell>
          <table:table-cell office:value-type="float" office:value="13.05" table:style-name="ce1">
            <text:p>13,05</text:p>
          </table:table-cell>
          <table:table-cell office:value-type="float" office:value="2.99" table:style-name="ce1">
            <text:p>2,99</text:p>
          </table:table-cell>
          <table:table-cell office:value-type="float" office:value="77873" table:style-name="ce1">
            <text:p>77873</text:p>
          </table:table-cell>
          <table:table-cell office:value-type="float" office:value="7297" table:style-name="ce1">
            <text:p>7297</text:p>
          </table:table-cell>
          <table:table-cell office:value-type="float" office:value="42.47" table:style-name="ce1">
            <text:p>42,47</text:p>
          </table:table-cell>
          <table:table-cell office:value-type="float" office:value="32.58" table:style-name="ce1">
            <text:p>32,58</text:p>
          </table:table-cell>
          <table:table-cell office:value-type="float" office:value="520482" table:style-name="ce1">
            <text:p>520482</text:p>
          </table:table-cell>
          <table:table-cell office:value-type="float" office:value="67923" table:style-name="ce1">
            <text:p>67923</text:p>
          </table:table-cell>
          <table:table-cell office:value-type="float" office:value="20.91" table:style-name="ce1">
            <text:p>20,91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185930" table:style-name="ce1">
            <text:p>185930</text:p>
          </table:table-cell>
          <table:table-cell office:value-type="float" office:value="21093" table:style-name="ce1">
            <text:p>21093</text:p>
          </table:table-cell>
          <table:table-cell office:value-type="float" office:value="31.51" table:style-name="ce1">
            <text:p>31,51</text:p>
          </table:table-cell>
          <table:table-cell office:value-type="float" office:value="21.45" table:style-name="ce1">
            <text:p>21,45</text:p>
          </table:table-cell>
          <table:table-cell office:value-type="float" office:value="370274" table:style-name="ce1">
            <text:p>370274</text:p>
          </table:table-cell>
          <table:table-cell office:value-type="float" office:value="41596" table:style-name="ce1">
            <text:p>41596</text:p>
          </table:table-cell>
          <table:table-cell office:value-type="float" office:value="60.28" table:style-name="ce1">
            <text:p>60,28</text:p>
          </table:table-cell>
          <table:table-cell office:value-type="float" office:value="49.27" table:style-name="ce1">
            <text:p>49,27</text:p>
          </table:table-cell>
          <table:table-cell office:value-type="float" office:value="671300" table:style-name="ce1">
            <text:p>671300</text:p>
          </table:table-cell>
          <table:table-cell office:value-type="float" office:value="98752" table:style-name="ce1">
            <text:p>98752</text:p>
          </table:table-cell>
          <table:table-cell office:value-type="float" office:value="445.52" table:style-name="ce1">
            <text:p>445,52</text:p>
          </table:table-cell>
          <table:table-cell office:value-type="float" office:value="434.34" table:style-name="ce1">
            <text:p>434,34</text:p>
          </table:table-cell>
          <table:table-cell office:value-type="float" office:value="1573104" table:style-name="ce1">
            <text:p>1573104</text:p>
          </table:table-cell>
          <table:table-cell office:value-type="float" office:value="875067" table:style-name="ce1">
            <text:p>875067</text:p>
          </table:table-cell>
          <table:table-cell office:value-type="float" office:value="204.69" table:style-name="ce1">
            <text:p>204,69</text:p>
          </table:table-cell>
          <table:table-cell office:value-type="float" office:value="193.54" table:style-name="ce1">
            <text:p>193,54</text:p>
          </table:table-cell>
          <table:table-cell office:value-type="float" office:value="737307" table:style-name="ce1">
            <text:p>737307</text:p>
          </table:table-cell>
          <table:table-cell office:value-type="float" office:value="388973" table:style-name="ce1">
            <text:p>388973</text:p>
          </table:table-cell>
          <table:table-cell office:value-type="float" office:value="12.29" table:style-name="ce2">
            <text:p>12,29</text:p>
          </table:table-cell>
          <table:table-cell office:value-type="float" office:value="1.61" table:style-name="ce2">
            <text:p>1,61</text:p>
          </table:table-cell>
          <table:table-cell office:value-type="float" office:value="38459" table:style-name="ce2">
            <text:p>38459</text:p>
          </table:table-cell>
          <table:table-cell office:value-type="float" office:value="2312" table:style-name="ce2">
            <text:p>2312</text:p>
          </table:table-cell>
          <table:table-cell office:value-type="float" office:value="19.84" table:style-name="ce1">
            <text:p>19,84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161976" table:style-name="ce1">
            <text:p>161976</text:p>
          </table:table-cell>
          <table:table-cell office:value-type="float" office:value="17839" table:style-name="ce1">
            <text:p>17839</text:p>
          </table:table-cell>
          <table:table-cell office:value-type="float" office:value="18.52" table:style-name="ce1">
            <text:p>18,52</text:p>
          </table:table-cell>
          <table:table-cell office:value-type="float" office:value="8.51" table:style-name="ce1">
            <text:p>8,51</text:p>
          </table:table-cell>
          <table:table-cell office:value-type="float" office:value="153452" table:style-name="ce1">
            <text:p>153452</text:p>
          </table:table-cell>
          <table:table-cell office:value-type="float" office:value="15425" table:style-name="ce1">
            <text:p>15425</text:p>
          </table:table-cell>
          <table:table-cell office:value-type="float" office:value="16593.59" table:style-name="ce3">
            <text:p>16593,59</text:p>
          </table:table-cell>
          <table:table-cell office:value-type="float" office:value="16582.88" table:style-name="ce3">
            <text:p>16582,88</text:p>
          </table:table-cell>
          <table:table-cell office:value-type="float" office:value="109624872" table:style-name="ce1">
            <text:p>109624872</text:p>
          </table:table-cell>
          <table:table-cell office:value-type="float" office:value="17558148" table:style-name="ce3">
            <text:p>17558148</text:p>
          </table:table-cell>
          <table:table-cell office:value-type="float" office:value="69.400000000000006" table:style-name="ce1">
            <text:p>69,4</text:p>
          </table:table-cell>
          <table:table-cell office:value-type="float" office:value="20.07" table:style-name="ce1">
            <text:p>20,07</text:p>
          </table:table-cell>
          <table:table-cell office:value-type="float" office:value="396308" table:style-name="ce1">
            <text:p>396308</text:p>
          </table:table-cell>
          <table:table-cell office:value-type="float" office:value="22420" table:style-name="ce1">
            <text:p>22420</text:p>
          </table:table-cell>
          <table:table-cell office:value-type="float" office:value="3127.28" table:style-name="ce1">
            <text:p>3127,28</text:p>
          </table:table-cell>
          <table:table-cell office:value-type="float" office:value="3066.7" table:style-name="ce1">
            <text:p>3066,7</text:p>
          </table:table-cell>
          <table:table-cell office:value-type="float" office:value="303609365" table:style-name="ce3">
            <text:p>303609365</text:p>
          </table:table-cell>
          <table:table-cell office:value-type="float" office:value="368212" table:style-name="ce1">
            <text:p>368212</text:p>
          </table:table-cell>
          <table:table-cell office:value-type="float" office:value="45.01" table:style-name="ce1">
            <text:p>45,01</text:p>
          </table:table-cell>
          <table:table-cell office:value-type="float" office:value="34.56" table:style-name="ce1">
            <text:p>34,56</text:p>
          </table:table-cell>
          <table:table-cell office:value-type="float" office:value="585124" table:style-name="ce1">
            <text:p>585124</text:p>
          </table:table-cell>
          <table:table-cell office:value-type="float" office:value="72307" table:style-name="ce1">
            <text:p>72307</text:p>
          </table:table-cell>
          <table:table-cell office:value-type="float" office:value="12.29" table:formula="of:=MIN([.$B116];[.$F116];[.$J116];[.$N116];[.$R116];[.$V116];[.$Z116];[.$AD116];[.$AH116];[.$AL116];[.$AP116];[.$AT116];[.$AX116];[.$BB116];[.$BF116])" table:style-name="ce1">
            <text:p>12,29</text:p>
          </table:table-cell>
          <table:table-cell office:value-type="float" office:value="1.61" table:formula="of:=MIN([.$C116];[.$G116];[.$K116];[.$O116];[.$S116];[.$W116];[.$AA116];[.$AE116];[.$AI116];[.$AM116];[.$AQ116];[.$AU116];[.$AY116];[.$BC116];[.$BG116])" table:style-name="ce1">
            <text:p>1,61</text:p>
          </table:table-cell>
          <table:table-cell office:value-type="float" office:value="38459" table:formula="of:=MIN([.$D116];[.$H116];[.$L116];[.$P116];[.$T116];[.$X116];[.$AB116];[.$AF116];[.$AJ116];[.$AN116];[.$AR116];[.$AV116];[.$AZ116];[.$BD116];[.$BH116])" table:style-name="ce1">
            <text:p>38459</text:p>
          </table:table-cell>
          <table:table-cell office:value-type="float" office:value="2312" table:formula="of:=MIN([.$E116];[.$I116];[.$M116];[.$Q116];[.$U116];[.$Y116];[.$AC116];[.$AG116];[.$AK116];[.$AO116];[.$AS116];[.$AW116];[.$BA116];[.$BE116];[.$BI116])" table:style-name="ce1">
            <text:p>2312</text:p>
          </table:table-cell>
          <table:table-cell office:value-type="float" office:value="45.01" table:formula="of:=MEDIAN([.$B116];[.$F116];[.$J116];[.$N116];[.$R116];[.$V116];[.$Z116];[.$AD116];[.$AH116];[.$AL116];[.$AP116];[.$AT116];[.$AX116];[.$BB116];[.$BF116])" table:style-name="ce1">
            <text:p>45,01</text:p>
          </table:table-cell>
          <table:table-cell office:value-type="float" office:value="32.58" table:formula="of:=MEDIAN([.$C116];[.$G116];[.$K116];[.$O116];[.$S116];[.$W116];[.$AA116];[.$AE116];[.$AI116];[.$AM116];[.$AQ116];[.$AU116];[.$AY116];[.$BC116];[.$BG116])" table:style-name="ce1">
            <text:p>32,58</text:p>
          </table:table-cell>
          <table:table-cell office:value-type="float" office:value="520482" table:formula="of:=MEDIAN([.$D116];[.$H116];[.$L116];[.$P116];[.$T116];[.$X116];[.$AB116];[.$AF116];[.$AJ116];[.$AN116];[.$AR116];[.$AV116];[.$AZ116];[.$BD116];[.$BH116])" table:style-name="ce1">
            <text:p>520482</text:p>
          </table:table-cell>
          <table:table-cell office:value-type="float" office:value="67923" table:formula="of:=MEDIAN([.$E116];[.$I116];[.$M116];[.$Q116];[.$U116];[.$Y116];[.$AC116];[.$AG116];[.$AK116];[.$AO116];[.$AS116];[.$AW116];[.$BA116];[.$BE116];[.$BI116])" table:style-name="ce1">
            <text:p>67923</text:p>
          </table:table-cell>
          <table:table-cell office:value-type="float" office:value="16593.59" table:formula="of:=MAX([.$B116];[.$F116];[.$J116];[.$N116];[.$R116];[.$V116];[.$Z116];[.$AD116];[.$AH116];[.$AL116];[.$AP116];[.$AT116];[.$AX116];[.$BB116];[.$BF116])" table:style-name="ce1">
            <text:p>16593,59</text:p>
          </table:table-cell>
          <table:table-cell office:value-type="float" office:value="16582.88" table:formula="of:=MAX([.$C116];[.$G116];[.$K116];[.$O116];[.$S116];[.$W116];[.$AA116];[.$AE116];[.$AI116];[.$AM116];[.$AQ116];[.$AU116];[.$AY116];[.$BC116];[.$BG116])" table:style-name="ce1">
            <text:p>16582,88</text:p>
          </table:table-cell>
          <table:table-cell office:value-type="float" office:value="303609365" table:formula="of:=MAX([.$D116];[.$H116];[.$L116];[.$P116];[.$T116];[.$X116];[.$AB116];[.$AF116];[.$AJ116];[.$AN116];[.$AR116];[.$AV116];[.$AZ116];[.$BD116];[.$BH116])" table:style-name="ce1">
            <text:p>303609365</text:p>
          </table:table-cell>
          <table:table-cell office:value-type="float" office:value="17558148" table:formula="of:=MAX([.$E116];[.$I116];[.$M116];[.$Q116];[.$U116];[.$Y116];[.$AC116];[.$AG116];[.$AK116];[.$AO116];[.$AS116];[.$AW116];[.$BA116];[.$BE116];[.$BI116])" table:style-name="ce1">
            <text:p>1755814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30_c55.lp</text:p>
          </table:table-cell>
          <table:table-cell office:value-type="float" office:value="24.69" table:style-name="ce1">
            <text:p>24,69</text:p>
          </table:table-cell>
          <table:table-cell office:value-type="float" office:value="12.17" table:style-name="ce1">
            <text:p>12,17</text:p>
          </table:table-cell>
          <table:table-cell office:value-type="float" office:value="179596" table:style-name="ce1">
            <text:p>179596</text:p>
          </table:table-cell>
          <table:table-cell office:value-type="float" office:value="13899" table:style-name="ce1">
            <text:p>13899</text:p>
          </table:table-cell>
          <table:table-cell office:value-type="float" office:value="28" table:style-name="ce1">
            <text:p>28</text:p>
          </table:table-cell>
          <table:table-cell office:value-type="float" office:value="14.44" table:style-name="ce1">
            <text:p>14,44</text:p>
          </table:table-cell>
          <table:table-cell office:value-type="float" office:value="91177" table:style-name="ce1">
            <text:p>91177</text:p>
          </table:table-cell>
          <table:table-cell office:value-type="float" office:value="12711" table:style-name="ce1">
            <text:p>12711</text:p>
          </table:table-cell>
          <table:table-cell office:value-type="float" office:value="22.4" table:style-name="ce1">
            <text:p>22,4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110695" table:style-name="ce1">
            <text:p>110695</text:p>
          </table:table-cell>
          <table:table-cell office:value-type="float" office:value="7308" table:style-name="ce1">
            <text:p>7308</text:p>
          </table:table-cell>
          <table:table-cell office:value-type="float" office:value="13.79" table:style-name="ce2">
            <text:p>13,79</text:p>
          </table:table-cell>
          <table:table-cell office:value-type="float" office:value="1.6" table:style-name="ce2">
            <text:p>1,6</text:p>
          </table:table-cell>
          <table:table-cell office:value-type="float" office:value="19340" table:style-name="ce2">
            <text:p>19340</text:p>
          </table:table-cell>
          <table:table-cell office:value-type="float" office:value="1426" table:style-name="ce2">
            <text:p>1426</text:p>
          </table:table-cell>
          <table:table-cell office:value-type="float" office:value="24.58" table:style-name="ce1">
            <text:p>24,58</text:p>
          </table:table-cell>
          <table:table-cell office:value-type="float" office:value="11.71" table:style-name="ce1">
            <text:p>11,71</text:p>
          </table:table-cell>
          <table:table-cell office:value-type="float" office:value="143218" table:style-name="ce1">
            <text:p>143218</text:p>
          </table:table-cell>
          <table:table-cell office:value-type="float" office:value="10551" table:style-name="ce1">
            <text:p>10551</text:p>
          </table:table-cell>
          <table:table-cell office:value-type="float" office:value="23.45" table:style-name="ce1">
            <text:p>23,45</text:p>
          </table:table-cell>
          <table:table-cell office:value-type="float" office:value="9.24" table:style-name="ce1">
            <text:p>9,24</text:p>
          </table:table-cell>
          <table:table-cell office:value-type="float" office:value="110280" table:style-name="ce1">
            <text:p>110280</text:p>
          </table:table-cell>
          <table:table-cell office:value-type="float" office:value="8616" table:style-name="ce1">
            <text:p>8616</text:p>
          </table:table-cell>
          <table:table-cell office:value-type="float" office:value="85.85" table:style-name="ce1">
            <text:p>85,85</text:p>
          </table:table-cell>
          <table:table-cell office:value-type="float" office:value="71.81" table:style-name="ce1">
            <text:p>71,81</text:p>
          </table:table-cell>
          <table:table-cell office:value-type="float" office:value="90943" table:style-name="ce1">
            <text:p>90943</text:p>
          </table:table-cell>
          <table:table-cell office:value-type="float" office:value="50786" table:style-name="ce1">
            <text:p>50786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26.55" table:style-name="ce1">
            <text:p>26,55</text:p>
          </table:table-cell>
          <table:table-cell office:value-type="float" office:value="42166" table:style-name="ce1">
            <text:p>42166</text:p>
          </table:table-cell>
          <table:table-cell office:value-type="float" office:value="23179" table:style-name="ce1">
            <text:p>23179</text:p>
          </table:table-cell>
          <table:table-cell office:value-type="float" office:value="25.53" table:style-name="ce1">
            <text:p>25,53</text:p>
          </table:table-cell>
          <table:table-cell office:value-type="float" office:value="11.96" table:style-name="ce1">
            <text:p>11,96</text:p>
          </table:table-cell>
          <table:table-cell office:value-type="float" office:value="128763" table:style-name="ce1">
            <text:p>128763</text:p>
          </table:table-cell>
          <table:table-cell office:value-type="float" office:value="10571" table:style-name="ce1">
            <text:p>10571</text:p>
          </table:table-cell>
          <table:table-cell office:value-type="float" office:value="30.63" table:style-name="ce1">
            <text:p>30,63</text:p>
          </table:table-cell>
          <table:table-cell office:value-type="float" office:value="16.53" table:style-name="ce1">
            <text:p>16,53</text:p>
          </table:table-cell>
          <table:table-cell office:value-type="float" office:value="73558" table:style-name="ce1">
            <text:p>73558</text:p>
          </table:table-cell>
          <table:table-cell office:value-type="float" office:value="14227" table:style-name="ce1">
            <text:p>14227</text:p>
          </table:table-cell>
          <table:table-cell office:value-type="float" office:value="20.98" table:style-name="ce1">
            <text:p>20,98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64777" table:style-name="ce1">
            <text:p>64777</text:p>
          </table:table-cell>
          <table:table-cell office:value-type="float" office:value="6271" table:style-name="ce1">
            <text:p>6271</text:p>
          </table:table-cell>
          <table:table-cell office:value-type="float" office:value="4545.8900000000003" table:style-name="ce3">
            <text:p>4545,89</text:p>
          </table:table-cell>
          <table:table-cell office:value-type="float" office:value="4532.59" table:style-name="ce3">
            <text:p>4532,59</text:p>
          </table:table-cell>
          <table:table-cell office:value-type="float" office:value="49738201" table:style-name="ce3">
            <text:p>49738201</text:p>
          </table:table-cell>
          <table:table-cell office:value-type="float" office:value="2209057" table:style-name="ce3">
            <text:p>2209057</text:p>
          </table:table-cell>
          <table:table-cell office:value-type="float" office:value="83.74" table:style-name="ce1">
            <text:p>83,74</text:p>
          </table:table-cell>
          <table:table-cell office:value-type="float" office:value="17.5" table:style-name="ce1">
            <text:p>17,5</text:p>
          </table:table-cell>
          <table:table-cell office:value-type="float" office:value="119082" table:style-name="ce1">
            <text:p>119082</text:p>
          </table:table-cell>
          <table:table-cell office:value-type="float" office:value="10250" table:style-name="ce1">
            <text:p>10250</text:p>
          </table:table-cell>
          <table:table-cell office:value-type="float" office:value="150.49" table:style-name="ce1">
            <text:p>150,49</text:p>
          </table:table-cell>
          <table:table-cell office:value-type="float" office:value="71.7" table:style-name="ce1">
            <text:p>71,7</text:p>
          </table:table-cell>
          <table:table-cell office:value-type="float" office:value="1947587" table:style-name="ce1">
            <text:p>1947587</text:p>
          </table:table-cell>
          <table:table-cell office:value-type="float" office:value="21918" table:style-name="ce1">
            <text:p>21918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5.61" table:style-name="ce1">
            <text:p>5,61</text:p>
          </table:table-cell>
          <table:table-cell office:value-type="float" office:value="77771" table:style-name="ce1">
            <text:p>77771</text:p>
          </table:table-cell>
          <table:table-cell office:value-type="float" office:value="6062" table:style-name="ce1">
            <text:p>6062</text:p>
          </table:table-cell>
          <table:table-cell office:value-type="float" office:value="13.79" table:formula="of:=MIN([.$B117];[.$F117];[.$J117];[.$N117];[.$R117];[.$V117];[.$Z117];[.$AD117];[.$AH117];[.$AL117];[.$AP117];[.$AT117];[.$AX117];[.$BB117];[.$BF117])" table:style-name="ce1">
            <text:p>13,79</text:p>
          </table:table-cell>
          <table:table-cell office:value-type="float" office:value="1.6" table:formula="of:=MIN([.$C117];[.$G117];[.$K117];[.$O117];[.$S117];[.$W117];[.$AA117];[.$AE117];[.$AI117];[.$AM117];[.$AQ117];[.$AU117];[.$AY117];[.$BC117];[.$BG117])" table:style-name="ce1">
            <text:p>1,6</text:p>
          </table:table-cell>
          <table:table-cell office:value-type="float" office:value="19340" table:formula="of:=MIN([.$D117];[.$H117];[.$L117];[.$P117];[.$T117];[.$X117];[.$AB117];[.$AF117];[.$AJ117];[.$AN117];[.$AR117];[.$AV117];[.$AZ117];[.$BD117];[.$BH117])" table:style-name="ce1">
            <text:p>19340</text:p>
          </table:table-cell>
          <table:table-cell office:value-type="float" office:value="1426" table:formula="of:=MIN([.$E117];[.$I117];[.$M117];[.$Q117];[.$U117];[.$Y117];[.$AC117];[.$AG117];[.$AK117];[.$AO117];[.$AS117];[.$AW117];[.$BA117];[.$BE117];[.$BI117])" table:style-name="ce1">
            <text:p>1426</text:p>
          </table:table-cell>
          <table:table-cell office:value-type="float" office:value="25.53" table:formula="of:=MEDIAN([.$B117];[.$F117];[.$J117];[.$N117];[.$R117];[.$V117];[.$Z117];[.$AD117];[.$AH117];[.$AL117];[.$AP117];[.$AT117];[.$AX117];[.$BB117];[.$BF117])" table:style-name="ce1">
            <text:p>25,53</text:p>
          </table:table-cell>
          <table:table-cell office:value-type="float" office:value="12.17" table:formula="of:=MEDIAN([.$C117];[.$G117];[.$K117];[.$O117];[.$S117];[.$W117];[.$AA117];[.$AE117];[.$AI117];[.$AM117];[.$AQ117];[.$AU117];[.$AY117];[.$BC117];[.$BG117])" table:style-name="ce1">
            <text:p>12,17</text:p>
          </table:table-cell>
          <table:table-cell office:value-type="float" office:value="110280" table:formula="of:=MEDIAN([.$D117];[.$H117];[.$L117];[.$P117];[.$T117];[.$X117];[.$AB117];[.$AF117];[.$AJ117];[.$AN117];[.$AR117];[.$AV117];[.$AZ117];[.$BD117];[.$BH117])" table:style-name="ce1">
            <text:p>110280</text:p>
          </table:table-cell>
          <table:table-cell office:value-type="float" office:value="10571" table:formula="of:=MEDIAN([.$E117];[.$I117];[.$M117];[.$Q117];[.$U117];[.$Y117];[.$AC117];[.$AG117];[.$AK117];[.$AO117];[.$AS117];[.$AW117];[.$BA117];[.$BE117];[.$BI117])" table:style-name="ce1">
            <text:p>10571</text:p>
          </table:table-cell>
          <table:table-cell office:value-type="float" office:value="4545.8900000000003" table:formula="of:=MAX([.$B117];[.$F117];[.$J117];[.$N117];[.$R117];[.$V117];[.$Z117];[.$AD117];[.$AH117];[.$AL117];[.$AP117];[.$AT117];[.$AX117];[.$BB117];[.$BF117])" table:style-name="ce1">
            <text:p>4545,89</text:p>
          </table:table-cell>
          <table:table-cell office:value-type="float" office:value="4532.59" table:formula="of:=MAX([.$C117];[.$G117];[.$K117];[.$O117];[.$S117];[.$W117];[.$AA117];[.$AE117];[.$AI117];[.$AM117];[.$AQ117];[.$AU117];[.$AY117];[.$BC117];[.$BG117])" table:style-name="ce1">
            <text:p>4532,59</text:p>
          </table:table-cell>
          <table:table-cell office:value-type="float" office:value="49738201" table:formula="of:=MAX([.$D117];[.$H117];[.$L117];[.$P117];[.$T117];[.$X117];[.$AB117];[.$AF117];[.$AJ117];[.$AN117];[.$AR117];[.$AV117];[.$AZ117];[.$BD117];[.$BH117])" table:style-name="ce1">
            <text:p>49738201</text:p>
          </table:table-cell>
          <table:table-cell office:value-type="float" office:value="2209057" table:formula="of:=MAX([.$E117];[.$I117];[.$M117];[.$Q117];[.$U117];[.$Y117];[.$AC117];[.$AG117];[.$AK117];[.$AO117];[.$AS117];[.$AW117];[.$BA117];[.$BE117];[.$BI117])" table:style-name="ce1">
            <text:p>220905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30_c65.lp</text:p>
          </table:table-cell>
          <table:table-cell office:value-type="float" office:value="11.56" table:style-name="ce2">
            <text:p>11,56</text:p>
          </table:table-cell>
          <table:table-cell office:value-type="float" office:value="0.68" table:style-name="ce2">
            <text:p>0,68</text:p>
          </table:table-cell>
          <table:table-cell office:value-type="float" office:value="10819" table:style-name="ce1">
            <text:p>10819</text:p>
          </table:table-cell>
          <table:table-cell office:value-type="float" office:value="710" table:style-name="ce2">
            <text:p>710</text:p>
          </table:table-cell>
          <table:table-cell office:value-type="float" office:value="13.81" table:style-name="ce1">
            <text:p>13,81</text:p>
          </table:table-cell>
          <table:table-cell office:value-type="float" office:value="2.35" table:style-name="ce1">
            <text:p>2,35</text:p>
          </table:table-cell>
          <table:table-cell office:value-type="float" office:value="6437" table:style-name="ce2">
            <text:p>6437</text:p>
          </table:table-cell>
          <table:table-cell office:value-type="float" office:value="2110" table:style-name="ce1">
            <text:p>2110</text:p>
          </table:table-cell>
          <table:table-cell office:value-type="float" office:value="69.900000000000006" table:style-name="ce1">
            <text:p>69,9</text:p>
          </table:table-cell>
          <table:table-cell office:value-type="float" office:value="59.21" table:style-name="ce1">
            <text:p>59,21</text:p>
          </table:table-cell>
          <table:table-cell office:value-type="float" office:value="375580" table:style-name="ce1">
            <text:p>375580</text:p>
          </table:table-cell>
          <table:table-cell office:value-type="float" office:value="61713" table:style-name="ce1">
            <text:p>61713</text:p>
          </table:table-cell>
          <table:table-cell office:value-type="float" office:value="32.15" table:style-name="ce1">
            <text:p>32,15</text:p>
          </table:table-cell>
          <table:table-cell office:value-type="float" office:value="20.66" table:style-name="ce1">
            <text:p>20,66</text:p>
          </table:table-cell>
          <table:table-cell office:value-type="float" office:value="34429" table:style-name="ce1">
            <text:p>34429</text:p>
          </table:table-cell>
          <table:table-cell office:value-type="float" office:value="22782" table:style-name="ce1">
            <text:p>22782</text:p>
          </table:table-cell>
          <table:table-cell office:value-type="float" office:value="82.76" table:style-name="ce1">
            <text:p>82,76</text:p>
          </table:table-cell>
          <table:table-cell office:value-type="float" office:value="71.41" table:style-name="ce1">
            <text:p>71,41</text:p>
          </table:table-cell>
          <table:table-cell office:value-type="float" office:value="128805" table:style-name="ce1">
            <text:p>128805</text:p>
          </table:table-cell>
          <table:table-cell office:value-type="float" office:value="64262" table:style-name="ce1">
            <text:p>64262</text:p>
          </table:table-cell>
          <table:table-cell office:value-type="float" office:value="55.34" table:style-name="ce1">
            <text:p>55,34</text:p>
          </table:table-cell>
          <table:table-cell office:value-type="float" office:value="44.63" table:style-name="ce1">
            <text:p>44,63</text:p>
          </table:table-cell>
          <table:table-cell office:value-type="float" office:value="241316" table:style-name="ce1">
            <text:p>241316</text:p>
          </table:table-cell>
          <table:table-cell office:value-type="float" office:value="39963" table:style-name="ce1">
            <text:p>39963</text:p>
          </table:table-cell>
          <table:table-cell office:value-type="float" office:value="38.14" table:style-name="ce1">
            <text:p>38,14</text:p>
          </table:table-cell>
          <table:table-cell office:value-type="float" office:value="26.61" table:style-name="ce1">
            <text:p>26,61</text:p>
          </table:table-cell>
          <table:table-cell office:value-type="float" office:value="36391" table:style-name="ce1">
            <text:p>36391</text:p>
          </table:table-cell>
          <table:table-cell office:value-type="float" office:value="25440" table:style-name="ce1">
            <text:p>25440</text:p>
          </table:table-cell>
          <table:table-cell office:value-type="float" office:value="16.68" table:style-name="ce1">
            <text:p>16,68</text:p>
          </table:table-cell>
          <table:table-cell office:value-type="float" office:value="5.34" table:style-name="ce1">
            <text:p>5,34</text:p>
          </table:table-cell>
          <table:table-cell office:value-type="float" office:value="9727" table:style-name="ce1">
            <text:p>9727</text:p>
          </table:table-cell>
          <table:table-cell office:value-type="float" office:value="5887" table:style-name="ce1">
            <text:p>5887</text:p>
          </table:table-cell>
          <table:table-cell office:value-type="float" office:value="16.309999999999999" table:style-name="ce1">
            <text:p>16,31</text:p>
          </table:table-cell>
          <table:table-cell office:value-type="float" office:value="5.56" table:style-name="ce1">
            <text:p>5,56</text:p>
          </table:table-cell>
          <table:table-cell office:value-type="float" office:value="50877" table:style-name="ce1">
            <text:p>50877</text:p>
          </table:table-cell>
          <table:table-cell office:value-type="float" office:value="6102" table:style-name="ce1">
            <text:p>6102</text:p>
          </table:table-cell>
          <table:table-cell office:value-type="float" office:value="136.63" table:style-name="ce1">
            <text:p>136,63</text:p>
          </table:table-cell>
          <table:table-cell office:value-type="float" office:value="124.83" table:style-name="ce1">
            <text:p>124,83</text:p>
          </table:table-cell>
          <table:table-cell office:value-type="float" office:value="189502" table:style-name="ce1">
            <text:p>189502</text:p>
          </table:table-cell>
          <table:table-cell office:value-type="float" office:value="114656" table:style-name="ce1">
            <text:p>114656</text:p>
          </table:table-cell>
          <table:table-cell office:value-type="float" office:value="102.22" table:style-name="ce1">
            <text:p>102,22</text:p>
          </table:table-cell>
          <table:table-cell office:value-type="float" office:value="90.94" table:style-name="ce1">
            <text:p>90,94</text:p>
          </table:table-cell>
          <table:table-cell office:value-type="float" office:value="138258" table:style-name="ce1">
            <text:p>138258</text:p>
          </table:table-cell>
          <table:table-cell office:value-type="float" office:value="88366" table:style-name="ce1">
            <text:p>88366</text:p>
          </table:table-cell>
          <table:table-cell office:value-type="float" office:value="667.34" table:style-name="ce1">
            <text:p>667,34</text:p>
          </table:table-cell>
          <table:table-cell office:value-type="float" office:value="655.79" table:style-name="ce1">
            <text:p>655,79</text:p>
          </table:table-cell>
          <table:table-cell office:value-type="float" office:value="1940064" table:style-name="ce1">
            <text:p>1940064</text:p>
          </table:table-cell>
          <table:table-cell office:value-type="float" office:value="730774" table:style-name="ce3">
            <text:p>730774</text:p>
          </table:table-cell>
          <table:table-cell office:value-type="float" office:value="205.45" table:style-name="ce1">
            <text:p>205,45</text:p>
          </table:table-cell>
          <table:table-cell office:value-type="float" office:value="151.33000000000001" table:style-name="ce1">
            <text:p>151,33</text:p>
          </table:table-cell>
          <table:table-cell office:value-type="float" office:value="644878" table:style-name="ce1">
            <text:p>644878</text:p>
          </table:table-cell>
          <table:table-cell office:value-type="float" office:value="88064" table:style-name="ce1">
            <text:p>88064</text:p>
          </table:table-cell>
          <table:table-cell office:value-type="float" office:value="4382.66" table:style-name="ce3">
            <text:p>4382,66</text:p>
          </table:table-cell>
          <table:table-cell office:value-type="float" office:value="4322.54" table:style-name="ce3">
            <text:p>4322,54</text:p>
          </table:table-cell>
          <table:table-cell office:value-type="float" office:value="615301461" table:style-name="ce3">
            <text:p>615301461</text:p>
          </table:table-cell>
          <table:table-cell office:value-type="float" office:value="534999" table:style-name="ce1">
            <text:p>534999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7.32" table:style-name="ce1">
            <text:p>7,32</text:p>
          </table:table-cell>
          <table:table-cell office:value-type="float" office:value="16493" table:style-name="ce1">
            <text:p>16493</text:p>
          </table:table-cell>
          <table:table-cell office:value-type="float" office:value="7827" table:style-name="ce1">
            <text:p>7827</text:p>
          </table:table-cell>
          <table:table-cell office:value-type="float" office:value="11.56" table:formula="of:=MIN([.$B118];[.$F118];[.$J118];[.$N118];[.$R118];[.$V118];[.$Z118];[.$AD118];[.$AH118];[.$AL118];[.$AP118];[.$AT118];[.$AX118];[.$BB118];[.$BF118])" table:style-name="ce1">
            <text:p>11,56</text:p>
          </table:table-cell>
          <table:table-cell office:value-type="float" office:value="0.68" table:formula="of:=MIN([.$C118];[.$G118];[.$K118];[.$O118];[.$S118];[.$W118];[.$AA118];[.$AE118];[.$AI118];[.$AM118];[.$AQ118];[.$AU118];[.$AY118];[.$BC118];[.$BG118])" table:style-name="ce1">
            <text:p>0,68</text:p>
          </table:table-cell>
          <table:table-cell office:value-type="float" office:value="6437" table:formula="of:=MIN([.$D118];[.$H118];[.$L118];[.$P118];[.$T118];[.$X118];[.$AB118];[.$AF118];[.$AJ118];[.$AN118];[.$AR118];[.$AV118];[.$AZ118];[.$BD118];[.$BH118])" table:style-name="ce1">
            <text:p>6437</text:p>
          </table:table-cell>
          <table:table-cell office:value-type="float" office:value="710" table:formula="of:=MIN([.$E118];[.$I118];[.$M118];[.$Q118];[.$U118];[.$Y118];[.$AC118];[.$AG118];[.$AK118];[.$AO118];[.$AS118];[.$AW118];[.$BA118];[.$BE118];[.$BI118])" table:style-name="ce1">
            <text:p>710</text:p>
          </table:table-cell>
          <table:table-cell office:value-type="float" office:value="55.34" table:formula="of:=MEDIAN([.$B118];[.$F118];[.$J118];[.$N118];[.$R118];[.$V118];[.$Z118];[.$AD118];[.$AH118];[.$AL118];[.$AP118];[.$AT118];[.$AX118];[.$BB118];[.$BF118])" table:style-name="ce1">
            <text:p>55,34</text:p>
          </table:table-cell>
          <table:table-cell office:value-type="float" office:value="44.63" table:formula="of:=MEDIAN([.$C118];[.$G118];[.$K118];[.$O118];[.$S118];[.$W118];[.$AA118];[.$AE118];[.$AI118];[.$AM118];[.$AQ118];[.$AU118];[.$AY118];[.$BC118];[.$BG118])" table:style-name="ce1">
            <text:p>44,63</text:p>
          </table:table-cell>
          <table:table-cell office:value-type="float" office:value="128805" table:formula="of:=MEDIAN([.$D118];[.$H118];[.$L118];[.$P118];[.$T118];[.$X118];[.$AB118];[.$AF118];[.$AJ118];[.$AN118];[.$AR118];[.$AV118];[.$AZ118];[.$BD118];[.$BH118])" table:style-name="ce1">
            <text:p>128805</text:p>
          </table:table-cell>
          <table:table-cell office:value-type="float" office:value="39963" table:formula="of:=MEDIAN([.$E118];[.$I118];[.$M118];[.$Q118];[.$U118];[.$Y118];[.$AC118];[.$AG118];[.$AK118];[.$AO118];[.$AS118];[.$AW118];[.$BA118];[.$BE118];[.$BI118])" table:style-name="ce1">
            <text:p>39963</text:p>
          </table:table-cell>
          <table:table-cell office:value-type="float" office:value="4382.66" table:formula="of:=MAX([.$B118];[.$F118];[.$J118];[.$N118];[.$R118];[.$V118];[.$Z118];[.$AD118];[.$AH118];[.$AL118];[.$AP118];[.$AT118];[.$AX118];[.$BB118];[.$BF118])" table:style-name="ce1">
            <text:p>4382,66</text:p>
          </table:table-cell>
          <table:table-cell office:value-type="float" office:value="4322.54" table:formula="of:=MAX([.$C118];[.$G118];[.$K118];[.$O118];[.$S118];[.$W118];[.$AA118];[.$AE118];[.$AI118];[.$AM118];[.$AQ118];[.$AU118];[.$AY118];[.$BC118];[.$BG118])" table:style-name="ce1">
            <text:p>4322,54</text:p>
          </table:table-cell>
          <table:table-cell office:value-type="float" office:value="615301461" table:formula="of:=MAX([.$D118];[.$H118];[.$L118];[.$P118];[.$T118];[.$X118];[.$AB118];[.$AF118];[.$AJ118];[.$AN118];[.$AR118];[.$AV118];[.$AZ118];[.$BD118];[.$BH118])" table:style-name="ce1">
            <text:p>615301461</text:p>
          </table:table-cell>
          <table:table-cell office:value-type="float" office:value="730774" table:formula="of:=MAX([.$E118];[.$I118];[.$M118];[.$Q118];[.$U118];[.$Y118];[.$AC118];[.$AG118];[.$AK118];[.$AO118];[.$AS118];[.$AW118];[.$BA118];[.$BE118];[.$BI118])" table:style-name="ce1">
            <text:p>73077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30_c70.lp</text:p>
          </table:table-cell>
          <table:table-cell office:value-type="float" office:value="41.63" table:style-name="ce1">
            <text:p>41,63</text:p>
          </table:table-cell>
          <table:table-cell office:value-type="float" office:value="27.14" table:style-name="ce1">
            <text:p>27,14</text:p>
          </table:table-cell>
          <table:table-cell office:value-type="float" office:value="90903" table:style-name="ce1">
            <text:p>90903</text:p>
          </table:table-cell>
          <table:table-cell office:value-type="float" office:value="32300" table:style-name="ce1">
            <text:p>32300</text:p>
          </table:table-cell>
          <table:table-cell office:value-type="float" office:value="16.47" table:style-name="ce2">
            <text:p>16,47</text:p>
          </table:table-cell>
          <table:table-cell office:value-type="float" office:value="2.15" table:style-name="ce2">
            <text:p>2,15</text:p>
          </table:table-cell>
          <table:table-cell office:value-type="float" office:value="13860" table:style-name="ce2">
            <text:p>13860</text:p>
          </table:table-cell>
          <table:table-cell office:value-type="float" office:value="2572" table:style-name="ce2">
            <text:p>2572</text:p>
          </table:table-cell>
          <table:table-cell office:value-type="float" office:value="22.83" table:style-name="ce1">
            <text:p>22,83</text:p>
          </table:table-cell>
          <table:table-cell office:value-type="float" office:value="7.87" table:style-name="ce1">
            <text:p>7,87</text:p>
          </table:table-cell>
          <table:table-cell office:value-type="float" office:value="72312" table:style-name="ce1">
            <text:p>72312</text:p>
          </table:table-cell>
          <table:table-cell office:value-type="float" office:value="9663" table:style-name="ce1">
            <text:p>9663</text:p>
          </table:table-cell>
          <table:table-cell office:value-type="float" office:value="62.42" table:style-name="ce1">
            <text:p>62,42</text:p>
          </table:table-cell>
          <table:table-cell office:value-type="float" office:value="46.54" table:style-name="ce1">
            <text:p>46,54</text:p>
          </table:table-cell>
          <table:table-cell office:value-type="float" office:value="141908" table:style-name="ce1">
            <text:p>141908</text:p>
          </table:table-cell>
          <table:table-cell office:value-type="float" office:value="56756" table:style-name="ce1">
            <text:p>56756</text:p>
          </table:table-cell>
          <table:table-cell office:value-type="float" office:value="36.49" table:style-name="ce1">
            <text:p>36,49</text:p>
          </table:table-cell>
          <table:table-cell office:value-type="float" office:value="22.92" table:style-name="ce1">
            <text:p>22,92</text:p>
          </table:table-cell>
          <table:table-cell office:value-type="float" office:value="128644" table:style-name="ce1">
            <text:p>128644</text:p>
          </table:table-cell>
          <table:table-cell office:value-type="float" office:value="28064" table:style-name="ce1">
            <text:p>28064</text:p>
          </table:table-cell>
          <table:table-cell office:value-type="float" office:value="34.049999999999997" table:style-name="ce1">
            <text:p>34,05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41640" table:style-name="ce1">
            <text:p>41640</text:p>
          </table:table-cell>
          <table:table-cell office:value-type="float" office:value="27638" table:style-name="ce1">
            <text:p>27638</text:p>
          </table:table-cell>
          <table:table-cell office:value-type="float" office:value="34.83" table:style-name="ce1">
            <text:p>34,83</text:p>
          </table:table-cell>
          <table:table-cell office:value-type="float" office:value="19.98" table:style-name="ce1">
            <text:p>19,98</text:p>
          </table:table-cell>
          <table:table-cell office:value-type="float" office:value="30517" table:style-name="ce1">
            <text:p>30517</text:p>
          </table:table-cell>
          <table:table-cell office:value-type="float" office:value="22995" table:style-name="ce1">
            <text:p>22995</text:p>
          </table:table-cell>
          <table:table-cell office:value-type="float" office:value="23.98" table:style-name="ce1">
            <text:p>23,98</text:p>
          </table:table-cell>
          <table:table-cell office:value-type="float" office:value="10.24" table:style-name="ce1">
            <text:p>10,24</text:p>
          </table:table-cell>
          <table:table-cell office:value-type="float" office:value="19078" table:style-name="ce1">
            <text:p>19078</text:p>
          </table:table-cell>
          <table:table-cell office:value-type="float" office:value="14310" table:style-name="ce1">
            <text:p>14310</text:p>
          </table:table-cell>
          <table:table-cell office:value-type="float" office:value="24.89" table:style-name="ce1">
            <text:p>24,89</text:p>
          </table:table-cell>
          <table:table-cell office:value-type="float" office:value="9.5" table:style-name="ce1">
            <text:p>9,5</text:p>
          </table:table-cell>
          <table:table-cell office:value-type="float" office:value="22461" table:style-name="ce1">
            <text:p>22461</text:p>
          </table:table-cell>
          <table:table-cell office:value-type="float" office:value="12581" table:style-name="ce1">
            <text:p>12581</text:p>
          </table:table-cell>
          <table:table-cell office:value-type="float" office:value="47.5" table:style-name="ce1">
            <text:p>47,5</text:p>
          </table:table-cell>
          <table:table-cell office:value-type="float" office:value="34.17" table:style-name="ce1">
            <text:p>34,17</text:p>
          </table:table-cell>
          <table:table-cell office:value-type="float" office:value="68043" table:style-name="ce1">
            <text:p>68043</text:p>
          </table:table-cell>
          <table:table-cell office:value-type="float" office:value="40386" table:style-name="ce1">
            <text:p>40386</text:p>
          </table:table-cell>
          <table:table-cell office:value-type="float" office:value="37.57" table:style-name="ce1">
            <text:p>37,57</text:p>
          </table:table-cell>
          <table:table-cell office:value-type="float" office:value="22.82" table:style-name="ce1">
            <text:p>22,82</text:p>
          </table:table-cell>
          <table:table-cell office:value-type="float" office:value="49482" table:style-name="ce1">
            <text:p>49482</text:p>
          </table:table-cell>
          <table:table-cell office:value-type="float" office:value="28415" table:style-name="ce1">
            <text:p>2841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12399347" table:style-name="ce3">
            <text:p>112399347</text:p>
          </table:table-cell>
          <table:table-cell office:value-type="float" office:value="10306600" table:style-name="ce3">
            <text:p>10306600</text:p>
          </table:table-cell>
          <table:table-cell office:value-type="float" office:value="87.68" table:style-name="ce1">
            <text:p>87,68</text:p>
          </table:table-cell>
          <table:table-cell office:value-type="float" office:value="14.95" table:style-name="ce1">
            <text:p>14,95</text:p>
          </table:table-cell>
          <table:table-cell office:value-type="float" office:value="41942" table:style-name="ce1">
            <text:p>41942</text:p>
          </table:table-cell>
          <table:table-cell office:value-type="float" office:value="11384" table:style-name="ce1">
            <text:p>11384</text:p>
          </table:table-cell>
          <table:table-cell office:value-type="float" office:value="79.77" table:style-name="ce1">
            <text:p>79,77</text:p>
          </table:table-cell>
          <table:table-cell office:value-type="float" office:value="17.63" table:style-name="ce1">
            <text:p>17,63</text:p>
          </table:table-cell>
          <table:table-cell office:value-type="float" office:value="398161" table:style-name="ce1">
            <text:p>398161</text:p>
          </table:table-cell>
          <table:table-cell office:value-type="float" office:value="11715" table:style-name="ce1">
            <text:p>11715</text:p>
          </table:table-cell>
          <table:table-cell office:value-type="float" office:value="39.340000000000003" table:style-name="ce1">
            <text:p>39,34</text:p>
          </table:table-cell>
          <table:table-cell office:value-type="float" office:value="25.39" table:style-name="ce1">
            <text:p>25,39</text:p>
          </table:table-cell>
          <table:table-cell office:value-type="float" office:value="71111" table:style-name="ce1">
            <text:p>71111</text:p>
          </table:table-cell>
          <table:table-cell office:value-type="float" office:value="39075" table:style-name="ce1">
            <text:p>39075</text:p>
          </table:table-cell>
          <table:table-cell office:value-type="float" office:value="16.47" table:formula="of:=MIN([.$B119];[.$F119];[.$J119];[.$N119];[.$R119];[.$V119];[.$Z119];[.$AD119];[.$AH119];[.$AL119];[.$AP119];[.$AT119];[.$AX119];[.$BB119];[.$BF119])" table:style-name="ce1">
            <text:p>16,47</text:p>
          </table:table-cell>
          <table:table-cell office:value-type="float" office:value="2.15" table:formula="of:=MIN([.$C119];[.$G119];[.$K119];[.$O119];[.$S119];[.$W119];[.$AA119];[.$AE119];[.$AI119];[.$AM119];[.$AQ119];[.$AU119];[.$AY119];[.$BC119];[.$BG119])" table:style-name="ce1">
            <text:p>2,15</text:p>
          </table:table-cell>
          <table:table-cell office:value-type="float" office:value="13860" table:formula="of:=MIN([.$D119];[.$H119];[.$L119];[.$P119];[.$T119];[.$X119];[.$AB119];[.$AF119];[.$AJ119];[.$AN119];[.$AR119];[.$AV119];[.$AZ119];[.$BD119];[.$BH119])" table:style-name="ce1">
            <text:p>13860</text:p>
          </table:table-cell>
          <table:table-cell office:value-type="float" office:value="2572" table:formula="of:=MIN([.$E119];[.$I119];[.$M119];[.$Q119];[.$U119];[.$Y119];[.$AC119];[.$AG119];[.$AK119];[.$AO119];[.$AS119];[.$AW119];[.$BA119];[.$BE119];[.$BI119])" table:style-name="ce1">
            <text:p>2572</text:p>
          </table:table-cell>
          <table:table-cell office:value-type="float" office:value="37.57" table:formula="of:=MEDIAN([.$B119];[.$F119];[.$J119];[.$N119];[.$R119];[.$V119];[.$Z119];[.$AD119];[.$AH119];[.$AL119];[.$AP119];[.$AT119];[.$AX119];[.$BB119];[.$BF119])" table:style-name="ce1">
            <text:p>37,57</text:p>
          </table:table-cell>
          <table:table-cell office:value-type="float" office:value="19.98" table:formula="of:=MEDIAN([.$C119];[.$G119];[.$K119];[.$O119];[.$S119];[.$W119];[.$AA119];[.$AE119];[.$AI119];[.$AM119];[.$AQ119];[.$AU119];[.$AY119];[.$BC119];[.$BG119])" table:style-name="ce1">
            <text:p>19,98</text:p>
          </table:table-cell>
          <table:table-cell office:value-type="float" office:value="68043" table:formula="of:=MEDIAN([.$D119];[.$H119];[.$L119];[.$P119];[.$T119];[.$X119];[.$AB119];[.$AF119];[.$AJ119];[.$AN119];[.$AR119];[.$AV119];[.$AZ119];[.$BD119];[.$BH119])" table:style-name="ce1">
            <text:p>68043</text:p>
          </table:table-cell>
          <table:table-cell office:value-type="float" office:value="27638" table:formula="of:=MEDIAN([.$E119];[.$I119];[.$M119];[.$Q119];[.$U119];[.$Y119];[.$AC119];[.$AG119];[.$AK119];[.$AO119];[.$AS119];[.$AW119];[.$BA119];[.$BE119];[.$BI119])" table:style-name="ce1">
            <text:p>27638</text:p>
          </table:table-cell>
          <table:table-cell office:value-type="float" office:value="21600" table:formula="of:=MAX([.$B119];[.$F119];[.$J119];[.$N119];[.$R119];[.$V119];[.$Z119];[.$AD119];[.$AH119];[.$AL119];[.$AP119];[.$AT119];[.$AX119];[.$BB119];[.$BF119])" table:style-name="ce1">
            <text:p>21600</text:p>
          </table:table-cell>
          <table:table-cell office:value-type="float" office:value="21600" table:formula="of:=MAX([.$C119];[.$G119];[.$K119];[.$O119];[.$S119];[.$W119];[.$AA119];[.$AE119];[.$AI119];[.$AM119];[.$AQ119];[.$AU119];[.$AY119];[.$BC119];[.$BG119])" table:style-name="ce1">
            <text:p>21600</text:p>
          </table:table-cell>
          <table:table-cell office:value-type="float" office:value="112399347" table:formula="of:=MAX([.$D119];[.$H119];[.$L119];[.$P119];[.$T119];[.$X119];[.$AB119];[.$AF119];[.$AJ119];[.$AN119];[.$AR119];[.$AV119];[.$AZ119];[.$BD119];[.$BH119])" table:style-name="ce1">
            <text:p>112399347</text:p>
          </table:table-cell>
          <table:table-cell office:value-type="float" office:value="10306600" table:formula="of:=MAX([.$E119];[.$I119];[.$M119];[.$Q119];[.$U119];[.$Y119];[.$AC119];[.$AG119];[.$AK119];[.$AO119];[.$AS119];[.$AW119];[.$BA119];[.$BE119];[.$BI119])" table:style-name="ce1">
            <text:p>1030660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35_c50.lp</text:p>
          </table:table-cell>
          <table:table-cell office:value-type="float" office:value="13.42" table:style-name="ce1">
            <text:p>13,42</text:p>
          </table:table-cell>
          <table:table-cell office:value-type="float" office:value="2.98" table:style-name="ce1">
            <text:p>2,98</text:p>
          </table:table-cell>
          <table:table-cell office:value-type="float" office:value="56934" table:style-name="ce1">
            <text:p>56934</text:p>
          </table:table-cell>
          <table:table-cell office:value-type="float" office:value="4921" table:style-name="ce1">
            <text:p>4921</text:p>
          </table:table-cell>
          <table:table-cell office:value-type="float" office:value="24.28" table:style-name="ce1">
            <text:p>24,28</text:p>
          </table:table-cell>
          <table:table-cell office:value-type="float" office:value="13.67" table:style-name="ce1">
            <text:p>13,67</text:p>
          </table:table-cell>
          <table:table-cell office:value-type="float" office:value="220561" table:style-name="ce1">
            <text:p>220561</text:p>
          </table:table-cell>
          <table:table-cell office:value-type="float" office:value="23456" table:style-name="ce1">
            <text:p>23456</text:p>
          </table:table-cell>
          <table:table-cell office:value-type="float" office:value="20.239999999999998" table:style-name="ce1">
            <text:p>20,24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155973" table:style-name="ce1">
            <text:p>155973</text:p>
          </table:table-cell>
          <table:table-cell office:value-type="float" office:value="16063" table:style-name="ce1">
            <text:p>16063</text:p>
          </table:table-cell>
          <table:table-cell office:value-type="float" office:value="30.78" table:style-name="ce1">
            <text:p>30,78</text:p>
          </table:table-cell>
          <table:table-cell office:value-type="float" office:value="19.53" table:style-name="ce1">
            <text:p>19,53</text:p>
          </table:table-cell>
          <table:table-cell office:value-type="float" office:value="307730" table:style-name="ce1">
            <text:p>307730</text:p>
          </table:table-cell>
          <table:table-cell office:value-type="float" office:value="38278" table:style-name="ce1">
            <text:p>38278</text:p>
          </table:table-cell>
          <table:table-cell office:value-type="float" office:value="15.16" table:style-name="ce1">
            <text:p>15,16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68538" table:style-name="ce1">
            <text:p>68538</text:p>
          </table:table-cell>
          <table:table-cell office:value-type="float" office:value="6827" table:style-name="ce1">
            <text:p>6827</text:p>
          </table:table-cell>
          <table:table-cell office:value-type="float" office:value="47.33" table:style-name="ce1">
            <text:p>47,33</text:p>
          </table:table-cell>
          <table:table-cell office:value-type="float" office:value="35.97" table:style-name="ce1">
            <text:p>35,97</text:p>
          </table:table-cell>
          <table:table-cell office:value-type="float" office:value="476919" table:style-name="ce1">
            <text:p>476919</text:p>
          </table:table-cell>
          <table:table-cell office:value-type="float" office:value="67016" table:style-name="ce1">
            <text:p>67016</text:p>
          </table:table-cell>
          <table:table-cell office:value-type="float" office:value="56.92" table:style-name="ce1">
            <text:p>56,92</text:p>
          </table:table-cell>
          <table:table-cell office:value-type="float" office:value="45.54" table:style-name="ce1">
            <text:p>45,54</text:p>
          </table:table-cell>
          <table:table-cell office:value-type="float" office:value="177843" table:style-name="ce1">
            <text:p>177843</text:p>
          </table:table-cell>
          <table:table-cell office:value-type="float" office:value="82446" table:style-name="ce1">
            <text:p>82446</text:p>
          </table:table-cell>
          <table:table-cell office:value-type="float" office:value="10.84" table:style-name="ce2">
            <text:p>10,84</text:p>
          </table:table-cell>
          <table:table-cell office:value-type="float" office:value="0.66" table:style-name="ce2">
            <text:p>0,66</text:p>
          </table:table-cell>
          <table:table-cell office:value-type="float" office:value="5279" table:style-name="ce2">
            <text:p>5279</text:p>
          </table:table-cell>
          <table:table-cell office:value-type="float" office:value="1607" table:style-name="ce2">
            <text:p>1607</text:p>
          </table:table-cell>
          <table:table-cell office:value-type="float" office:value="26.17" table:style-name="ce1">
            <text:p>26,17</text:p>
          </table:table-cell>
          <table:table-cell office:value-type="float" office:value="15.08" table:style-name="ce1">
            <text:p>15,08</text:p>
          </table:table-cell>
          <table:table-cell office:value-type="float" office:value="233251" table:style-name="ce1">
            <text:p>233251</text:p>
          </table:table-cell>
          <table:table-cell office:value-type="float" office:value="28530" table:style-name="ce1">
            <text:p>28530</text:p>
          </table:table-cell>
          <table:table-cell office:value-type="float" office:value="16.78" table:style-name="ce1">
            <text:p>16,78</text:p>
          </table:table-cell>
          <table:table-cell office:value-type="float" office:value="5.86" table:style-name="ce1">
            <text:p>5,86</text:p>
          </table:table-cell>
          <table:table-cell office:value-type="float" office:value="103380" table:style-name="ce1">
            <text:p>103380</text:p>
          </table:table-cell>
          <table:table-cell office:value-type="float" office:value="9335" table:style-name="ce1">
            <text:p>9335</text:p>
          </table:table-cell>
          <table:table-cell office:value-type="float" office:value="20.88" table:style-name="ce1">
            <text:p>20,88</text:p>
          </table:table-cell>
          <table:table-cell office:value-type="float" office:value="10.79" table:style-name="ce1">
            <text:p>10,79</text:p>
          </table:table-cell>
          <table:table-cell office:value-type="float" office:value="160555" table:style-name="ce1">
            <text:p>160555</text:p>
          </table:table-cell>
          <table:table-cell office:value-type="float" office:value="21261" table:style-name="ce1">
            <text:p>21261</text:p>
          </table:table-cell>
          <table:table-cell office:value-type="float" office:value="14415.8" table:style-name="ce3">
            <text:p>14415,8</text:p>
          </table:table-cell>
          <table:table-cell office:value-type="float" office:value="14404.37" table:style-name="ce3">
            <text:p>14404,37</text:p>
          </table:table-cell>
          <table:table-cell office:value-type="float" office:value="77881733" table:style-name="ce3">
            <text:p>77881733</text:p>
          </table:table-cell>
          <table:table-cell office:value-type="float" office:value="23344049" table:style-name="ce3">
            <text:p>23344049</text:p>
          </table:table-cell>
          <table:table-cell office:value-type="float" office:value="88.58" table:style-name="ce1">
            <text:p>88,58</text:p>
          </table:table-cell>
          <table:table-cell office:value-type="float" office:value="36.340000000000003" table:style-name="ce1">
            <text:p>36,34</text:p>
          </table:table-cell>
          <table:table-cell office:value-type="float" office:value="561709" table:style-name="ce1">
            <text:p>561709</text:p>
          </table:table-cell>
          <table:table-cell office:value-type="float" office:value="40617" table:style-name="ce1">
            <text:p>40617</text:p>
          </table:table-cell>
          <table:table-cell office:value-type="float" office:value="206.55" table:style-name="ce1">
            <text:p>206,55</text:p>
          </table:table-cell>
          <table:table-cell office:value-type="float" office:value="148.69999999999999" table:style-name="ce1">
            <text:p>148,7</text:p>
          </table:table-cell>
          <table:table-cell office:value-type="float" office:value="5831530" table:style-name="ce1">
            <text:p>5831530</text:p>
          </table:table-cell>
          <table:table-cell office:value-type="float" office:value="105718" table:style-name="ce1">
            <text:p>105718</text:p>
          </table:table-cell>
          <table:table-cell office:value-type="float" office:value="16.559999999999999" table:style-name="ce1">
            <text:p>16,56</text:p>
          </table:table-cell>
          <table:table-cell office:value-type="float" office:value="8.23" table:style-name="ce1">
            <text:p>8,23</text:p>
          </table:table-cell>
          <table:table-cell office:value-type="float" office:value="158676" table:style-name="ce1">
            <text:p>158676</text:p>
          </table:table-cell>
          <table:table-cell office:value-type="float" office:value="17988" table:style-name="ce1">
            <text:p>17988</text:p>
          </table:table-cell>
          <table:table-cell office:value-type="float" office:value="10.84" table:formula="of:=MIN([.$B120];[.$F120];[.$J120];[.$N120];[.$R120];[.$V120];[.$Z120];[.$AD120];[.$AH120];[.$AL120];[.$AP120];[.$AT120];[.$AX120];[.$BB120];[.$BF120])" table:style-name="ce1">
            <text:p>10,84</text:p>
          </table:table-cell>
          <table:table-cell office:value-type="float" office:value="0.66" table:formula="of:=MIN([.$C120];[.$G120];[.$K120];[.$O120];[.$S120];[.$W120];[.$AA120];[.$AE120];[.$AI120];[.$AM120];[.$AQ120];[.$AU120];[.$AY120];[.$BC120];[.$BG120])" table:style-name="ce1">
            <text:p>0,66</text:p>
          </table:table-cell>
          <table:table-cell office:value-type="float" office:value="5279" table:formula="of:=MIN([.$D120];[.$H120];[.$L120];[.$P120];[.$T120];[.$X120];[.$AB120];[.$AF120];[.$AJ120];[.$AN120];[.$AR120];[.$AV120];[.$AZ120];[.$BD120];[.$BH120])" table:style-name="ce1">
            <text:p>5279</text:p>
          </table:table-cell>
          <table:table-cell office:value-type="float" office:value="1607" table:formula="of:=MIN([.$E120];[.$I120];[.$M120];[.$Q120];[.$U120];[.$Y120];[.$AC120];[.$AG120];[.$AK120];[.$AO120];[.$AS120];[.$AW120];[.$BA120];[.$BE120];[.$BI120])" table:style-name="ce1">
            <text:p>1607</text:p>
          </table:table-cell>
          <table:table-cell office:value-type="float" office:value="24.28" table:formula="of:=MEDIAN([.$B120];[.$F120];[.$J120];[.$N120];[.$R120];[.$V120];[.$Z120];[.$AD120];[.$AH120];[.$AL120];[.$AP120];[.$AT120];[.$AX120];[.$BB120];[.$BF120])" table:style-name="ce1">
            <text:p>24,28</text:p>
          </table:table-cell>
          <table:table-cell office:value-type="float" office:value="13.67" table:formula="of:=MEDIAN([.$C120];[.$G120];[.$K120];[.$O120];[.$S120];[.$W120];[.$AA120];[.$AE120];[.$AI120];[.$AM120];[.$AQ120];[.$AU120];[.$AY120];[.$BC120];[.$BG120])" table:style-name="ce1">
            <text:p>13,67</text:p>
          </table:table-cell>
          <table:table-cell office:value-type="float" office:value="177843" table:formula="of:=MEDIAN([.$D120];[.$H120];[.$L120];[.$P120];[.$T120];[.$X120];[.$AB120];[.$AF120];[.$AJ120];[.$AN120];[.$AR120];[.$AV120];[.$AZ120];[.$BD120];[.$BH120])" table:style-name="ce1">
            <text:p>177843</text:p>
          </table:table-cell>
          <table:table-cell office:value-type="float" office:value="23456" table:formula="of:=MEDIAN([.$E120];[.$I120];[.$M120];[.$Q120];[.$U120];[.$Y120];[.$AC120];[.$AG120];[.$AK120];[.$AO120];[.$AS120];[.$AW120];[.$BA120];[.$BE120];[.$BI120])" table:style-name="ce1">
            <text:p>23456</text:p>
          </table:table-cell>
          <table:table-cell office:value-type="float" office:value="14415.8" table:formula="of:=MAX([.$B120];[.$F120];[.$J120];[.$N120];[.$R120];[.$V120];[.$Z120];[.$AD120];[.$AH120];[.$AL120];[.$AP120];[.$AT120];[.$AX120];[.$BB120];[.$BF120])" table:style-name="ce1">
            <text:p>14415,8</text:p>
          </table:table-cell>
          <table:table-cell office:value-type="float" office:value="14404.37" table:formula="of:=MAX([.$C120];[.$G120];[.$K120];[.$O120];[.$S120];[.$W120];[.$AA120];[.$AE120];[.$AI120];[.$AM120];[.$AQ120];[.$AU120];[.$AY120];[.$BC120];[.$BG120])" table:style-name="ce1">
            <text:p>14404,37</text:p>
          </table:table-cell>
          <table:table-cell office:value-type="float" office:value="77881733" table:formula="of:=MAX([.$D120];[.$H120];[.$L120];[.$P120];[.$T120];[.$X120];[.$AB120];[.$AF120];[.$AJ120];[.$AN120];[.$AR120];[.$AV120];[.$AZ120];[.$BD120];[.$BH120])" table:style-name="ce1">
            <text:p>77881733</text:p>
          </table:table-cell>
          <table:table-cell office:value-type="float" office:value="23344049" table:formula="of:=MAX([.$E120];[.$I120];[.$M120];[.$Q120];[.$U120];[.$Y120];[.$AC120];[.$AG120];[.$AK120];[.$AO120];[.$AS120];[.$AW120];[.$BA120];[.$BE120];[.$BI120])" table:style-name="ce1">
            <text:p>2334404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35_c55.lp</text:p>
          </table:table-cell>
          <table:table-cell office:value-type="float" office:value="86.95" table:style-name="ce1">
            <text:p>86,95</text:p>
          </table:table-cell>
          <table:table-cell office:value-type="float" office:value="70.88" table:style-name="ce1">
            <text:p>70,88</text:p>
          </table:table-cell>
          <table:table-cell office:value-type="float" office:value="752451" table:style-name="ce1">
            <text:p>752451</text:p>
          </table:table-cell>
          <table:table-cell office:value-type="float" office:value="81708" table:style-name="ce1">
            <text:p>81708</text:p>
          </table:table-cell>
          <table:table-cell office:value-type="float" office:value="29.87" table:style-name="ce2">
            <text:p>29,87</text:p>
          </table:table-cell>
          <table:table-cell office:value-type="float" office:value="14.01" table:style-name="ce2">
            <text:p>14,01</text:p>
          </table:table-cell>
          <table:table-cell office:value-type="float" office:value="202811" table:style-name="ce2">
            <text:p>202811</text:p>
          </table:table-cell>
          <table:table-cell office:value-type="float" office:value="18438" table:style-name="ce2">
            <text:p>18438</text:p>
          </table:table-cell>
          <table:table-cell office:value-type="float" office:value="74.37" table:style-name="ce1">
            <text:p>74,37</text:p>
          </table:table-cell>
          <table:table-cell office:value-type="float" office:value="56.08" table:style-name="ce1">
            <text:p>56,08</text:p>
          </table:table-cell>
          <table:table-cell office:value-type="float" office:value="614523" table:style-name="ce1">
            <text:p>614523</text:p>
          </table:table-cell>
          <table:table-cell office:value-type="float" office:value="63141" table:style-name="ce1">
            <text:p>63141</text:p>
          </table:table-cell>
          <table:table-cell office:value-type="float" office:value="46.13" table:style-name="ce1">
            <text:p>46,13</text:p>
          </table:table-cell>
          <table:table-cell office:value-type="float" office:value="29.77" table:style-name="ce1">
            <text:p>29,77</text:p>
          </table:table-cell>
          <table:table-cell office:value-type="float" office:value="359196" table:style-name="ce1">
            <text:p>359196</text:p>
          </table:table-cell>
          <table:table-cell office:value-type="float" office:value="34239" table:style-name="ce1">
            <text:p>34239</text:p>
          </table:table-cell>
          <table:table-cell office:value-type="float" office:value="59.87" table:style-name="ce1">
            <text:p>59,87</text:p>
          </table:table-cell>
          <table:table-cell office:value-type="float" office:value="43.24" table:style-name="ce1">
            <text:p>43,24</text:p>
          </table:table-cell>
          <table:table-cell office:value-type="float" office:value="442288" table:style-name="ce1">
            <text:p>442288</text:p>
          </table:table-cell>
          <table:table-cell office:value-type="float" office:value="44312" table:style-name="ce1">
            <text:p>44312</text:p>
          </table:table-cell>
          <table:table-cell office:value-type="float" office:value="40.28" table:style-name="ce1">
            <text:p>40,28</text:p>
          </table:table-cell>
          <table:table-cell office:value-type="float" office:value="24.04" table:style-name="ce1">
            <text:p>24,04</text:p>
          </table:table-cell>
          <table:table-cell office:value-type="float" office:value="289901" table:style-name="ce1">
            <text:p>289901</text:p>
          </table:table-cell>
          <table:table-cell office:value-type="float" office:value="27921" table:style-name="ce1">
            <text:p>27921</text:p>
          </table:table-cell>
          <table:table-cell office:value-type="float" office:value="1368.99" table:style-name="ce1">
            <text:p>1368,99</text:p>
          </table:table-cell>
          <table:table-cell office:value-type="float" office:value="1350.02" table:style-name="ce1">
            <text:p>1350,02</text:p>
          </table:table-cell>
          <table:table-cell office:value-type="float" office:value="1660259" table:style-name="ce1">
            <text:p>1660259</text:p>
          </table:table-cell>
          <table:table-cell office:value-type="float" office:value="1181946" table:style-name="ce1">
            <text:p>1181946</text:p>
          </table:table-cell>
          <table:table-cell office:value-type="float" office:value="1583.33" table:style-name="ce1">
            <text:p>1583,33</text:p>
          </table:table-cell>
          <table:table-cell office:value-type="float" office:value="1565.54" table:style-name="ce1">
            <text:p>1565,54</text:p>
          </table:table-cell>
          <table:table-cell office:value-type="float" office:value="1855177" table:style-name="ce1">
            <text:p>1855177</text:p>
          </table:table-cell>
          <table:table-cell office:value-type="float" office:value="1277942" table:style-name="ce1">
            <text:p>1277942</text:p>
          </table:table-cell>
          <table:table-cell office:value-type="float" office:value="67.28" table:style-name="ce1">
            <text:p>67,28</text:p>
          </table:table-cell>
          <table:table-cell office:value-type="float" office:value="49.62" table:style-name="ce1">
            <text:p>49,62</text:p>
          </table:table-cell>
          <table:table-cell office:value-type="float" office:value="560888" table:style-name="ce1">
            <text:p>560888</text:p>
          </table:table-cell>
          <table:table-cell office:value-type="float" office:value="65940" table:style-name="ce1">
            <text:p>65940</text:p>
          </table:table-cell>
          <table:table-cell office:value-type="float" office:value="51.98" table:style-name="ce1">
            <text:p>51,98</text:p>
          </table:table-cell>
          <table:table-cell office:value-type="float" office:value="33.64" table:style-name="ce1">
            <text:p>33,64</text:p>
          </table:table-cell>
          <table:table-cell office:value-type="float" office:value="309471" table:style-name="ce1">
            <text:p>309471</text:p>
          </table:table-cell>
          <table:table-cell office:value-type="float" office:value="38854" table:style-name="ce1">
            <text:p>38854</text:p>
          </table:table-cell>
          <table:table-cell office:value-type="float" office:value="62.87" table:style-name="ce1">
            <text:p>62,87</text:p>
          </table:table-cell>
          <table:table-cell office:value-type="float" office:value="45.93" table:style-name="ce1">
            <text:p>45,93</text:p>
          </table:table-cell>
          <table:table-cell office:value-type="float" office:value="387198" table:style-name="ce1">
            <text:p>387198</text:p>
          </table:table-cell>
          <table:table-cell office:value-type="float" office:value="50170" table:style-name="ce1">
            <text:p>50170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9845565" table:style-name="ce1">
            <text:p>129845565</text:p>
          </table:table-cell>
          <table:table-cell office:value-type="float" office:value="10558008" table:style-name="ce3">
            <text:p>10558008</text:p>
          </table:table-cell>
          <table:table-cell office:value-type="float" office:value="105.83" table:style-name="ce1">
            <text:p>105,83</text:p>
          </table:table-cell>
          <table:table-cell office:value-type="float" office:value="26.01" table:style-name="ce1">
            <text:p>26,01</text:p>
          </table:table-cell>
          <table:table-cell office:value-type="float" office:value="1063543" table:style-name="ce1">
            <text:p>1063543</text:p>
          </table:table-cell>
          <table:table-cell office:value-type="float" office:value="21149" table:style-name="ce1">
            <text:p>21149</text:p>
          </table:table-cell>
          <table:table-cell office:value-type="float" office:value="8205.4699999999993" table:style-name="ce1">
            <text:p>8205,47</text:p>
          </table:table-cell>
          <table:table-cell office:value-type="float" office:value="8118.01" table:style-name="ce1">
            <text:p>8118,01</text:p>
          </table:table-cell>
          <table:table-cell office:value-type="float" office:value="956535179" table:style-name="ce3">
            <text:p>956535179</text:p>
          </table:table-cell>
          <table:table-cell office:value-type="float" office:value="587420" table:style-name="ce1">
            <text:p>587420</text:p>
          </table:table-cell>
          <table:table-cell office:value-type="float" office:value="50.57" table:style-name="ce1">
            <text:p>50,57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71025" table:style-name="ce1">
            <text:p>371025</text:p>
          </table:table-cell>
          <table:table-cell office:value-type="float" office:value="43467" table:style-name="ce1">
            <text:p>43467</text:p>
          </table:table-cell>
          <table:table-cell office:value-type="float" office:value="29.87" table:formula="of:=MIN([.$B121];[.$F121];[.$J121];[.$N121];[.$R121];[.$V121];[.$Z121];[.$AD121];[.$AH121];[.$AL121];[.$AP121];[.$AT121];[.$AX121];[.$BB121];[.$BF121])" table:style-name="ce1">
            <text:p>29,87</text:p>
          </table:table-cell>
          <table:table-cell office:value-type="float" office:value="14.01" table:formula="of:=MIN([.$C121];[.$G121];[.$K121];[.$O121];[.$S121];[.$W121];[.$AA121];[.$AE121];[.$AI121];[.$AM121];[.$AQ121];[.$AU121];[.$AY121];[.$BC121];[.$BG121])" table:style-name="ce1">
            <text:p>14,01</text:p>
          </table:table-cell>
          <table:table-cell office:value-type="float" office:value="202811" table:formula="of:=MIN([.$D121];[.$H121];[.$L121];[.$P121];[.$T121];[.$X121];[.$AB121];[.$AF121];[.$AJ121];[.$AN121];[.$AR121];[.$AV121];[.$AZ121];[.$BD121];[.$BH121])" table:style-name="ce1">
            <text:p>202811</text:p>
          </table:table-cell>
          <table:table-cell office:value-type="float" office:value="18438" table:formula="of:=MIN([.$E121];[.$I121];[.$M121];[.$Q121];[.$U121];[.$Y121];[.$AC121];[.$AG121];[.$AK121];[.$AO121];[.$AS121];[.$AW121];[.$BA121];[.$BE121];[.$BI121])" table:style-name="ce1">
            <text:p>18438</text:p>
          </table:table-cell>
          <table:table-cell office:value-type="float" office:value="67.28" table:formula="of:=MEDIAN([.$B121];[.$F121];[.$J121];[.$N121];[.$R121];[.$V121];[.$Z121];[.$AD121];[.$AH121];[.$AL121];[.$AP121];[.$AT121];[.$AX121];[.$BB121];[.$BF121])" table:style-name="ce1">
            <text:p>67,28</text:p>
          </table:table-cell>
          <table:table-cell office:value-type="float" office:value="45.93" table:formula="of:=MEDIAN([.$C121];[.$G121];[.$K121];[.$O121];[.$S121];[.$W121];[.$AA121];[.$AE121];[.$AI121];[.$AM121];[.$AQ121];[.$AU121];[.$AY121];[.$BC121];[.$BG121])" table:style-name="ce1">
            <text:p>45,93</text:p>
          </table:table-cell>
          <table:table-cell office:value-type="float" office:value="560888" table:formula="of:=MEDIAN([.$D121];[.$H121];[.$L121];[.$P121];[.$T121];[.$X121];[.$AB121];[.$AF121];[.$AJ121];[.$AN121];[.$AR121];[.$AV121];[.$AZ121];[.$BD121];[.$BH121])" table:style-name="ce1">
            <text:p>560888</text:p>
          </table:table-cell>
          <table:table-cell office:value-type="float" office:value="50170" table:formula="of:=MEDIAN([.$E121];[.$I121];[.$M121];[.$Q121];[.$U121];[.$Y121];[.$AC121];[.$AG121];[.$AK121];[.$AO121];[.$AS121];[.$AW121];[.$BA121];[.$BE121];[.$BI121])" table:style-name="ce1">
            <text:p>50170</text:p>
          </table:table-cell>
          <table:table-cell office:value-type="float" office:value="21600" table:formula="of:=MAX([.$B121];[.$F121];[.$J121];[.$N121];[.$R121];[.$V121];[.$Z121];[.$AD121];[.$AH121];[.$AL121];[.$AP121];[.$AT121];[.$AX121];[.$BB121];[.$BF121])" table:style-name="ce1">
            <text:p>21600</text:p>
          </table:table-cell>
          <table:table-cell office:value-type="float" office:value="21600" table:formula="of:=MAX([.$C121];[.$G121];[.$K121];[.$O121];[.$S121];[.$W121];[.$AA121];[.$AE121];[.$AI121];[.$AM121];[.$AQ121];[.$AU121];[.$AY121];[.$BC121];[.$BG121])" table:style-name="ce1">
            <text:p>21600</text:p>
          </table:table-cell>
          <table:table-cell office:value-type="float" office:value="956535179" table:formula="of:=MAX([.$D121];[.$H121];[.$L121];[.$P121];[.$T121];[.$X121];[.$AB121];[.$AF121];[.$AJ121];[.$AN121];[.$AR121];[.$AV121];[.$AZ121];[.$BD121];[.$BH121])" table:style-name="ce1">
            <text:p>956535179</text:p>
          </table:table-cell>
          <table:table-cell office:value-type="float" office:value="10558008" table:formula="of:=MAX([.$E121];[.$I121];[.$M121];[.$Q121];[.$U121];[.$Y121];[.$AC121];[.$AG121];[.$AK121];[.$AO121];[.$AS121];[.$AW121];[.$BA121];[.$BE121];[.$BI121])" table:style-name="ce1">
            <text:p>1055800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7_a35_c70.lp</text:p>
          </table:table-cell>
          <table:table-cell office:value-type="float" office:value="55.45" table:style-name="ce1">
            <text:p>55,45</text:p>
          </table:table-cell>
          <table:table-cell office:value-type="float" office:value="36.96" table:style-name="ce1">
            <text:p>36,96</text:p>
          </table:table-cell>
          <table:table-cell office:value-type="float" office:value="71333" table:style-name="ce1">
            <text:p>71333</text:p>
          </table:table-cell>
          <table:table-cell office:value-type="float" office:value="30019" table:style-name="ce1">
            <text:p>30019</text:p>
          </table:table-cell>
          <table:table-cell office:value-type="float" office:value="22.51" table:style-name="ce1">
            <text:p>22,51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23760" table:style-name="ce1">
            <text:p>23760</text:p>
          </table:table-cell>
          <table:table-cell office:value-type="float" office:value="3827" table:style-name="ce1">
            <text:p>3827</text:p>
          </table:table-cell>
          <table:table-cell office:value-type="float" office:value="23.16" table:style-name="ce1">
            <text:p>23,16</text:p>
          </table:table-cell>
          <table:table-cell office:value-type="float" office:value="4.01" table:style-name="ce1">
            <text:p>4,01</text:p>
          </table:table-cell>
          <table:table-cell office:value-type="float" office:value="43514" table:style-name="ce1">
            <text:p>43514</text:p>
          </table:table-cell>
          <table:table-cell office:value-type="float" office:value="3775" table:style-name="ce1">
            <text:p>3775</text:p>
          </table:table-cell>
          <table:table-cell office:value-type="float" office:value="37.83" table:style-name="ce1">
            <text:p>37,83</text:p>
          </table:table-cell>
          <table:table-cell office:value-type="float" office:value="21.08" table:style-name="ce1">
            <text:p>21,08</text:p>
          </table:table-cell>
          <table:table-cell office:value-type="float" office:value="25395" table:style-name="ce1">
            <text:p>25395</text:p>
          </table:table-cell>
          <table:table-cell office:value-type="float" office:value="17477" table:style-name="ce1">
            <text:p>17477</text:p>
          </table:table-cell>
          <table:table-cell office:value-type="float" office:value="42.01" table:style-name="ce1">
            <text:p>42,01</text:p>
          </table:table-cell>
          <table:table-cell office:value-type="float" office:value="23.48" table:style-name="ce1">
            <text:p>23,48</text:p>
          </table:table-cell>
          <table:table-cell office:value-type="float" office:value="52506" table:style-name="ce1">
            <text:p>52506</text:p>
          </table:table-cell>
          <table:table-cell office:value-type="float" office:value="18270" table:style-name="ce1">
            <text:p>18270</text:p>
          </table:table-cell>
          <table:table-cell office:value-type="float" office:value="31.51" table:style-name="ce1">
            <text:p>31,51</text:p>
          </table:table-cell>
          <table:table-cell office:value-type="float" office:value="13.12" table:style-name="ce1">
            <text:p>13,12</text:p>
          </table:table-cell>
          <table:table-cell office:value-type="float" office:value="44706" table:style-name="ce1">
            <text:p>44706</text:p>
          </table:table-cell>
          <table:table-cell office:value-type="float" office:value="11137" table:style-name="ce1">
            <text:p>11137</text:p>
          </table:table-cell>
          <table:table-cell office:value-type="float" office:value="32.75" table:style-name="ce1">
            <text:p>32,75</text:p>
          </table:table-cell>
          <table:table-cell office:value-type="float" office:value="14.23" table:style-name="ce1">
            <text:p>14,23</text:p>
          </table:table-cell>
          <table:table-cell office:value-type="float" office:value="17193" table:style-name="ce2">
            <text:p>17193</text:p>
          </table:table-cell>
          <table:table-cell office:value-type="float" office:value="11374" table:style-name="ce1">
            <text:p>11374</text:p>
          </table:table-cell>
          <table:table-cell office:value-type="float" office:value="51.55" table:style-name="ce1">
            <text:p>51,55</text:p>
          </table:table-cell>
          <table:table-cell office:value-type="float" office:value="34.82" table:style-name="ce1">
            <text:p>34,82</text:p>
          </table:table-cell>
          <table:table-cell office:value-type="float" office:value="36355" table:style-name="ce1">
            <text:p>36355</text:p>
          </table:table-cell>
          <table:table-cell office:value-type="float" office:value="26092" table:style-name="ce1">
            <text:p>26092</text:p>
          </table:table-cell>
          <table:table-cell office:value-type="float" office:value="28.54" table:style-name="ce1">
            <text:p>28,54</text:p>
          </table:table-cell>
          <table:table-cell office:value-type="float" office:value="10.82" table:style-name="ce1">
            <text:p>10,82</text:p>
          </table:table-cell>
          <table:table-cell office:value-type="float" office:value="38187" table:style-name="ce1">
            <text:p>38187</text:p>
          </table:table-cell>
          <table:table-cell office:value-type="float" office:value="9439" table:style-name="ce1">
            <text:p>9439</text:p>
          </table:table-cell>
          <table:table-cell office:value-type="float" office:value="28.44" table:style-name="ce1">
            <text:p>28,44</text:p>
          </table:table-cell>
          <table:table-cell office:value-type="float" office:value="10.19" table:style-name="ce1">
            <text:p>10,19</text:p>
          </table:table-cell>
          <table:table-cell office:value-type="float" office:value="26815" table:style-name="ce1">
            <text:p>26815</text:p>
          </table:table-cell>
          <table:table-cell office:value-type="float" office:value="8467" table:style-name="ce1">
            <text:p>8467</text:p>
          </table:table-cell>
          <table:table-cell office:value-type="float" office:value="22.79" table:style-name="ce1">
            <text:p>22,79</text:p>
          </table:table-cell>
          <table:table-cell office:value-type="float" office:value="5.33" table:style-name="ce1">
            <text:p>5,33</text:p>
          </table:table-cell>
          <table:table-cell office:value-type="float" office:value="28497" table:style-name="ce1">
            <text:p>28497</text:p>
          </table:table-cell>
          <table:table-cell office:value-type="float" office:value="4343" table:style-name="ce1">
            <text:p>4343</text:p>
          </table:table-cell>
          <table:table-cell office:value-type="float" office:value="2433.96" table:style-name="ce1">
            <text:p>2433,96</text:p>
          </table:table-cell>
          <table:table-cell office:value-type="float" office:value="2415.75" table:style-name="ce1">
            <text:p>2415,75</text:p>
          </table:table-cell>
          <table:table-cell office:value-type="float" office:value="13249590" table:style-name="ce1">
            <text:p>13249590</text:p>
          </table:table-cell>
          <table:table-cell office:value-type="float" office:value="763447" table:style-name="ce1">
            <text:p>763447</text:p>
          </table:table-cell>
          <table:table-cell office:value-type="float" office:value="111.79" table:style-name="ce1">
            <text:p>111,79</text:p>
          </table:table-cell>
          <table:table-cell office:value-type="float" office:value="25.97" table:style-name="ce1">
            <text:p>25,97</text:p>
          </table:table-cell>
          <table:table-cell office:value-type="float" office:value="77312" table:style-name="ce1">
            <text:p>77312</text:p>
          </table:table-cell>
          <table:table-cell office:value-type="float" office:value="16933" table:style-name="ce1">
            <text:p>16933</text:p>
          </table:table-cell>
          <table:table-cell office:value-type="float" office:value="9662.2999999999993" table:style-name="ce3">
            <text:p>9662,3</text:p>
          </table:table-cell>
          <table:table-cell office:value-type="float" office:value="9567.85" table:style-name="ce3">
            <text:p>9567,85</text:p>
          </table:table-cell>
          <table:table-cell office:value-type="float" office:value="1734074629" table:style-name="ce3">
            <text:p>1734074629</text:p>
          </table:table-cell>
          <table:table-cell office:value-type="float" office:value="1194133" table:style-name="ce3">
            <text:p>1194133</text:p>
          </table:table-cell>
          <table:table-cell office:value-type="float" office:value="20.73" table:style-name="ce2">
            <text:p>20,73</text:p>
          </table:table-cell>
          <table:table-cell office:value-type="float" office:value="3.22" table:style-name="ce2">
            <text:p>3,22</text:p>
          </table:table-cell>
          <table:table-cell office:value-type="float" office:value="36664" table:style-name="ce1">
            <text:p>36664</text:p>
          </table:table-cell>
          <table:table-cell office:value-type="float" office:value="2478" table:style-name="ce2">
            <text:p>2478</text:p>
          </table:table-cell>
          <table:table-cell office:value-type="float" office:value="20.73" table:formula="of:=MIN([.$B122];[.$F122];[.$J122];[.$N122];[.$R122];[.$V122];[.$Z122];[.$AD122];[.$AH122];[.$AL122];[.$AP122];[.$AT122];[.$AX122];[.$BB122];[.$BF122])" table:style-name="ce1">
            <text:p>20,73</text:p>
          </table:table-cell>
          <table:table-cell office:value-type="float" office:value="3.22" table:formula="of:=MIN([.$C122];[.$G122];[.$K122];[.$O122];[.$S122];[.$W122];[.$AA122];[.$AE122];[.$AI122];[.$AM122];[.$AQ122];[.$AU122];[.$AY122];[.$BC122];[.$BG122])" table:style-name="ce1">
            <text:p>3,22</text:p>
          </table:table-cell>
          <table:table-cell office:value-type="float" office:value="17193" table:formula="of:=MIN([.$D122];[.$H122];[.$L122];[.$P122];[.$T122];[.$X122];[.$AB122];[.$AF122];[.$AJ122];[.$AN122];[.$AR122];[.$AV122];[.$AZ122];[.$BD122];[.$BH122])" table:style-name="ce1">
            <text:p>17193</text:p>
          </table:table-cell>
          <table:table-cell office:value-type="float" office:value="2478" table:formula="of:=MIN([.$E122];[.$I122];[.$M122];[.$Q122];[.$U122];[.$Y122];[.$AC122];[.$AG122];[.$AK122];[.$AO122];[.$AS122];[.$AW122];[.$BA122];[.$BE122];[.$BI122])" table:style-name="ce1">
            <text:p>2478</text:p>
          </table:table-cell>
          <table:table-cell office:value-type="float" office:value="32.75" table:formula="of:=MEDIAN([.$B122];[.$F122];[.$J122];[.$N122];[.$R122];[.$V122];[.$Z122];[.$AD122];[.$AH122];[.$AL122];[.$AP122];[.$AT122];[.$AX122];[.$BB122];[.$BF122])" table:style-name="ce1">
            <text:p>32,75</text:p>
          </table:table-cell>
          <table:table-cell office:value-type="float" office:value="14.23" table:formula="of:=MEDIAN([.$C122];[.$G122];[.$K122];[.$O122];[.$S122];[.$W122];[.$AA122];[.$AE122];[.$AI122];[.$AM122];[.$AQ122];[.$AU122];[.$AY122];[.$BC122];[.$BG122])" table:style-name="ce1">
            <text:p>14,23</text:p>
          </table:table-cell>
          <table:table-cell office:value-type="float" office:value="38187" table:formula="of:=MEDIAN([.$D122];[.$H122];[.$L122];[.$P122];[.$T122];[.$X122];[.$AB122];[.$AF122];[.$AJ122];[.$AN122];[.$AR122];[.$AV122];[.$AZ122];[.$BD122];[.$BH122])" table:style-name="ce1">
            <text:p>38187</text:p>
          </table:table-cell>
          <table:table-cell office:value-type="float" office:value="11374" table:formula="of:=MEDIAN([.$E122];[.$I122];[.$M122];[.$Q122];[.$U122];[.$Y122];[.$AC122];[.$AG122];[.$AK122];[.$AO122];[.$AS122];[.$AW122];[.$BA122];[.$BE122];[.$BI122])" table:style-name="ce1">
            <text:p>11374</text:p>
          </table:table-cell>
          <table:table-cell office:value-type="float" office:value="9662.2999999999993" table:formula="of:=MAX([.$B122];[.$F122];[.$J122];[.$N122];[.$R122];[.$V122];[.$Z122];[.$AD122];[.$AH122];[.$AL122];[.$AP122];[.$AT122];[.$AX122];[.$BB122];[.$BF122])" table:style-name="ce1">
            <text:p>9662,3</text:p>
          </table:table-cell>
          <table:table-cell office:value-type="float" office:value="9567.85" table:formula="of:=MAX([.$C122];[.$G122];[.$K122];[.$O122];[.$S122];[.$W122];[.$AA122];[.$AE122];[.$AI122];[.$AM122];[.$AQ122];[.$AU122];[.$AY122];[.$BC122];[.$BG122])" table:style-name="ce1">
            <text:p>9567,85</text:p>
          </table:table-cell>
          <table:table-cell office:value-type="float" office:value="1734074629" table:formula="of:=MAX([.$D122];[.$H122];[.$L122];[.$P122];[.$T122];[.$X122];[.$AB122];[.$AF122];[.$AJ122];[.$AN122];[.$AR122];[.$AV122];[.$AZ122];[.$BD122];[.$BH122])" table:style-name="ce1">
            <text:p>1734074629</text:p>
          </table:table-cell>
          <table:table-cell office:value-type="float" office:value="1194133" table:formula="of:=MAX([.$E122];[.$I122];[.$M122];[.$Q122];[.$U122];[.$Y122];[.$AC122];[.$AG122];[.$AK122];[.$AO122];[.$AS122];[.$AW122];[.$BA122];[.$BE122];[.$BI122])" table:style-name="ce1">
            <text:p>119413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8_a15_c50.lp</text:p>
          </table:table-cell>
          <table:table-cell office:value-type="float" office:value="26.6" table:style-name="ce1">
            <text:p>26,6</text:p>
          </table:table-cell>
          <table:table-cell office:value-type="float" office:value="21.09" table:style-name="ce1">
            <text:p>21,09</text:p>
          </table:table-cell>
          <table:table-cell office:value-type="float" office:value="138778" table:style-name="ce1">
            <text:p>138778</text:p>
          </table:table-cell>
          <table:table-cell office:value-type="float" office:value="29299" table:style-name="ce1">
            <text:p>29299</text:p>
          </table:table-cell>
          <table:table-cell office:value-type="float" office:value="16.43" table:style-name="ce1">
            <text:p>16,43</text:p>
          </table:table-cell>
          <table:table-cell office:value-type="float" office:value="10.98" table:style-name="ce1">
            <text:p>10,98</text:p>
          </table:table-cell>
          <table:table-cell office:value-type="float" office:value="75221" table:style-name="ce1">
            <text:p>75221</text:p>
          </table:table-cell>
          <table:table-cell office:value-type="float" office:value="18763" table:style-name="ce1">
            <text:p>18763</text:p>
          </table:table-cell>
          <table:table-cell office:value-type="float" office:value="24.95" table:style-name="ce1">
            <text:p>24,95</text:p>
          </table:table-cell>
          <table:table-cell office:value-type="float" office:value="19.23" table:style-name="ce1">
            <text:p>19,23</text:p>
          </table:table-cell>
          <table:table-cell office:value-type="float" office:value="79798" table:style-name="ce1">
            <text:p>79798</text:p>
          </table:table-cell>
          <table:table-cell office:value-type="float" office:value="26885" table:style-name="ce1">
            <text:p>26885</text:p>
          </table:table-cell>
          <table:table-cell office:value-type="float" office:value="40.51" table:style-name="ce1">
            <text:p>40,51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62014" table:style-name="ce1">
            <text:p>62014</text:p>
          </table:table-cell>
          <table:table-cell office:value-type="float" office:value="44003" table:style-name="ce1">
            <text:p>44003</text:p>
          </table:table-cell>
          <table:table-cell office:value-type="float" office:value="26.17" table:style-name="ce1">
            <text:p>26,17</text:p>
          </table:table-cell>
          <table:table-cell office:value-type="float" office:value="21.2" table:style-name="ce1">
            <text:p>21,2</text:p>
          </table:table-cell>
          <table:table-cell office:value-type="float" office:value="84800" table:style-name="ce1">
            <text:p>84800</text:p>
          </table:table-cell>
          <table:table-cell office:value-type="float" office:value="32854" table:style-name="ce1">
            <text:p>32854</text:p>
          </table:table-cell>
          <table:table-cell office:value-type="float" office:value="5.73" table:style-name="ce2">
            <text:p>5,73</text:p>
          </table:table-cell>
          <table:table-cell office:value-type="float" office:value="0.4" table:style-name="ce2">
            <text:p>0,4</text:p>
          </table:table-cell>
          <table:table-cell office:value-type="float" office:value="1904" table:style-name="ce2">
            <text:p>1904</text:p>
          </table:table-cell>
          <table:table-cell office:value-type="float" office:value="579" table:style-name="ce2">
            <text:p>579</text:p>
          </table:table-cell>
          <table:table-cell office:value-type="float" office:value="10.9" table:style-name="ce1">
            <text:p>10,9</text:p>
          </table:table-cell>
          <table:table-cell office:value-type="float" office:value="5.24" table:style-name="ce1">
            <text:p>5,24</text:p>
          </table:table-cell>
          <table:table-cell office:value-type="float" office:value="12201" table:style-name="ce1">
            <text:p>12201</text:p>
          </table:table-cell>
          <table:table-cell office:value-type="float" office:value="7876" table:style-name="ce1">
            <text:p>7876</text:p>
          </table:table-cell>
          <table:table-cell office:value-type="float" office:value="25.86" table:style-name="ce1">
            <text:p>25,86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39290" table:style-name="ce1">
            <text:p>39290</text:p>
          </table:table-cell>
          <table:table-cell office:value-type="float" office:value="27508" table:style-name="ce1">
            <text:p>27508</text:p>
          </table:table-cell>
          <table:table-cell office:value-type="float" office:value="23.15" table:style-name="ce1">
            <text:p>23,15</text:p>
          </table:table-cell>
          <table:table-cell office:value-type="float" office:value="17.59" table:style-name="ce1">
            <text:p>17,59</text:p>
          </table:table-cell>
          <table:table-cell office:value-type="float" office:value="78416" table:style-name="ce1">
            <text:p>78416</text:p>
          </table:table-cell>
          <table:table-cell office:value-type="float" office:value="28018" table:style-name="ce1">
            <text:p>28018</text:p>
          </table:table-cell>
          <table:table-cell office:value-type="float" office:value="52.54" table:style-name="ce1">
            <text:p>52,54</text:p>
          </table:table-cell>
          <table:table-cell office:value-type="float" office:value="46.86" table:style-name="ce3">
            <text:p>46,86</text:p>
          </table:table-cell>
          <table:table-cell office:value-type="float" office:value="139314" table:style-name="ce1">
            <text:p>139314</text:p>
          </table:table-cell>
          <table:table-cell office:value-type="float" office:value="66636" table:style-name="ce3">
            <text:p>66636</text:p>
          </table:table-cell>
          <table:table-cell office:value-type="float" office:value="31.98" table:style-name="ce1">
            <text:p>31,98</text:p>
          </table:table-cell>
          <table:table-cell office:value-type="float" office:value="26.39" table:style-name="ce1">
            <text:p>26,39</text:p>
          </table:table-cell>
          <table:table-cell office:value-type="float" office:value="97642" table:style-name="ce1">
            <text:p>97642</text:p>
          </table:table-cell>
          <table:table-cell office:value-type="float" office:value="44850" table:style-name="ce1">
            <text:p>44850</text:p>
          </table:table-cell>
          <table:table-cell office:value-type="float" office:value="12.06" table:style-name="ce1">
            <text:p>12,06</text:p>
          </table:table-cell>
          <table:table-cell office:value-type="float" office:value="6.55" table:style-name="ce1">
            <text:p>6,55</text:p>
          </table:table-cell>
          <table:table-cell office:value-type="float" office:value="25913" table:style-name="ce1">
            <text:p>25913</text:p>
          </table:table-cell>
          <table:table-cell office:value-type="float" office:value="7883" table:style-name="ce1">
            <text:p>7883</text:p>
          </table:table-cell>
          <table:table-cell office:value-type="float" office:value="55.85" table:style-name="ce3">
            <text:p>55,85</text:p>
          </table:table-cell>
          <table:table-cell office:value-type="float" office:value="29.38" table:style-name="ce1">
            <text:p>29,38</text:p>
          </table:table-cell>
          <table:table-cell office:value-type="float" office:value="239800" table:style-name="ce3">
            <text:p>239800</text:p>
          </table:table-cell>
          <table:table-cell office:value-type="float" office:value="28379" table:style-name="ce1">
            <text:p>28379</text:p>
          </table:table-cell>
          <table:table-cell office:value-type="float" office:value="48.84" table:style-name="ce1">
            <text:p>48,84</text:p>
          </table:table-cell>
          <table:table-cell office:value-type="float" office:value="14.34" table:style-name="ce1">
            <text:p>14,34</text:p>
          </table:table-cell>
          <table:table-cell office:value-type="float" office:value="232812" table:style-name="ce1">
            <text:p>232812</text:p>
          </table:table-cell>
          <table:table-cell office:value-type="float" office:value="13901" table:style-name="ce1">
            <text:p>13901</text:p>
          </table:table-cell>
          <table:table-cell office:value-type="float" office:value="11.03" table:style-name="ce1">
            <text:p>11,03</text:p>
          </table:table-cell>
          <table:table-cell office:value-type="float" office:value="5.83" table:style-name="ce1">
            <text:p>5,83</text:p>
          </table:table-cell>
          <table:table-cell office:value-type="float" office:value="26667" table:style-name="ce1">
            <text:p>26667</text:p>
          </table:table-cell>
          <table:table-cell office:value-type="float" office:value="9368" table:style-name="ce1">
            <text:p>9368</text:p>
          </table:table-cell>
          <table:table-cell office:value-type="float" office:value="5.73" table:formula="of:=MIN([.$B123];[.$F123];[.$J123];[.$N123];[.$R123];[.$V123];[.$Z123];[.$AD123];[.$AH123];[.$AL123];[.$AP123];[.$AT123];[.$AX123];[.$BB123];[.$BF123])" table:style-name="ce1">
            <text:p>5,73</text:p>
          </table:table-cell>
          <table:table-cell office:value-type="float" office:value="0.4" table:formula="of:=MIN([.$C123];[.$G123];[.$K123];[.$O123];[.$S123];[.$W123];[.$AA123];[.$AE123];[.$AI123];[.$AM123];[.$AQ123];[.$AU123];[.$AY123];[.$BC123];[.$BG123])" table:style-name="ce1">
            <text:p>0,4</text:p>
          </table:table-cell>
          <table:table-cell office:value-type="float" office:value="1904" table:formula="of:=MIN([.$D123];[.$H123];[.$L123];[.$P123];[.$T123];[.$X123];[.$AB123];[.$AF123];[.$AJ123];[.$AN123];[.$AR123];[.$AV123];[.$AZ123];[.$BD123];[.$BH123])" table:style-name="ce1">
            <text:p>1904</text:p>
          </table:table-cell>
          <table:table-cell office:value-type="float" office:value="579" table:formula="of:=MIN([.$E123];[.$I123];[.$M123];[.$Q123];[.$U123];[.$Y123];[.$AC123];[.$AG123];[.$AK123];[.$AO123];[.$AS123];[.$AW123];[.$BA123];[.$BE123];[.$BI123])" table:style-name="ce1">
            <text:p>579</text:p>
          </table:table-cell>
          <table:table-cell office:value-type="float" office:value="25.86" table:formula="of:=MEDIAN([.$B123];[.$F123];[.$J123];[.$N123];[.$R123];[.$V123];[.$Z123];[.$AD123];[.$AH123];[.$AL123];[.$AP123];[.$AT123];[.$AX123];[.$BB123];[.$BF123])" table:style-name="ce1">
            <text:p>25,86</text:p>
          </table:table-cell>
          <table:table-cell office:value-type="float" office:value="19.23" table:formula="of:=MEDIAN([.$C123];[.$G123];[.$K123];[.$O123];[.$S123];[.$W123];[.$AA123];[.$AE123];[.$AI123];[.$AM123];[.$AQ123];[.$AU123];[.$AY123];[.$BC123];[.$BG123])" table:style-name="ce1">
            <text:p>19,23</text:p>
          </table:table-cell>
          <table:table-cell office:value-type="float" office:value="78416" table:formula="of:=MEDIAN([.$D123];[.$H123];[.$L123];[.$P123];[.$T123];[.$X123];[.$AB123];[.$AF123];[.$AJ123];[.$AN123];[.$AR123];[.$AV123];[.$AZ123];[.$BD123];[.$BH123])" table:style-name="ce1">
            <text:p>78416</text:p>
          </table:table-cell>
          <table:table-cell office:value-type="float" office:value="27508" table:formula="of:=MEDIAN([.$E123];[.$I123];[.$M123];[.$Q123];[.$U123];[.$Y123];[.$AC123];[.$AG123];[.$AK123];[.$AO123];[.$AS123];[.$AW123];[.$BA123];[.$BE123];[.$BI123])" table:style-name="ce1">
            <text:p>27508</text:p>
          </table:table-cell>
          <table:table-cell office:value-type="float" office:value="55.85" table:formula="of:=MAX([.$B123];[.$F123];[.$J123];[.$N123];[.$R123];[.$V123];[.$Z123];[.$AD123];[.$AH123];[.$AL123];[.$AP123];[.$AT123];[.$AX123];[.$BB123];[.$BF123])" table:style-name="ce1">
            <text:p>55,85</text:p>
          </table:table-cell>
          <table:table-cell office:value-type="float" office:value="46.86" table:formula="of:=MAX([.$C123];[.$G123];[.$K123];[.$O123];[.$S123];[.$W123];[.$AA123];[.$AE123];[.$AI123];[.$AM123];[.$AQ123];[.$AU123];[.$AY123];[.$BC123];[.$BG123])" table:style-name="ce1">
            <text:p>46,86</text:p>
          </table:table-cell>
          <table:table-cell office:value-type="float" office:value="239800" table:formula="of:=MAX([.$D123];[.$H123];[.$L123];[.$P123];[.$T123];[.$X123];[.$AB123];[.$AF123];[.$AJ123];[.$AN123];[.$AR123];[.$AV123];[.$AZ123];[.$BD123];[.$BH123])" table:style-name="ce1">
            <text:p>239800</text:p>
          </table:table-cell>
          <table:table-cell office:value-type="float" office:value="66636" table:formula="of:=MAX([.$E123];[.$I123];[.$M123];[.$Q123];[.$U123];[.$Y123];[.$AC123];[.$AG123];[.$AK123];[.$AO123];[.$AS123];[.$AW123];[.$BA123];[.$BE123];[.$BI123])" table:style-name="ce1">
            <text:p>6663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8_a20_c50.lp</text:p>
          </table:table-cell>
          <table:table-cell office:value-type="float" office:value="89.18" table:style-name="ce1">
            <text:p>89,18</text:p>
          </table:table-cell>
          <table:table-cell office:value-type="float" office:value="81.58" table:style-name="ce1">
            <text:p>81,58</text:p>
          </table:table-cell>
          <table:table-cell office:value-type="float" office:value="599284" table:style-name="ce1">
            <text:p>599284</text:p>
          </table:table-cell>
          <table:table-cell office:value-type="float" office:value="63338" table:style-name="ce1">
            <text:p>63338</text:p>
          </table:table-cell>
          <table:table-cell office:value-type="float" office:value="12.23" table:style-name="ce1">
            <text:p>12,23</text:p>
          </table:table-cell>
          <table:table-cell office:value-type="float" office:value="3.69" table:style-name="ce1">
            <text:p>3,69</text:p>
          </table:table-cell>
          <table:table-cell office:value-type="float" office:value="10934" table:style-name="ce1">
            <text:p>10934</text:p>
          </table:table-cell>
          <table:table-cell office:value-type="float" office:value="3485" table:style-name="ce1">
            <text:p>3485</text:p>
          </table:table-cell>
          <table:table-cell office:value-type="float" office:value="8.9" table:style-name="ce2">
            <text:p>8,9</text:p>
          </table:table-cell>
          <table:table-cell office:value-type="float" office:value="0.89" table:style-name="ce2">
            <text:p>0,89</text:p>
          </table:table-cell>
          <table:table-cell office:value-type="float" office:value="15954" table:style-name="ce1">
            <text:p>15954</text:p>
          </table:table-cell>
          <table:table-cell office:value-type="float" office:value="1106" table:style-name="ce2">
            <text:p>1106</text:p>
          </table:table-cell>
          <table:table-cell office:value-type="float" office:value="31.45" table:style-name="ce1">
            <text:p>31,45</text:p>
          </table:table-cell>
          <table:table-cell office:value-type="float" office:value="23.18" table:style-name="ce1">
            <text:p>23,18</text:p>
          </table:table-cell>
          <table:table-cell office:value-type="float" office:value="29468" table:style-name="ce1">
            <text:p>29468</text:p>
          </table:table-cell>
          <table:table-cell office:value-type="float" office:value="20978" table:style-name="ce1">
            <text:p>20978</text:p>
          </table:table-cell>
          <table:table-cell office:value-type="float" office:value="38.36" table:style-name="ce1">
            <text:p>38,36</text:p>
          </table:table-cell>
          <table:table-cell office:value-type="float" office:value="30.95" table:style-name="ce1">
            <text:p>30,95</text:p>
          </table:table-cell>
          <table:table-cell office:value-type="float" office:value="48961" table:style-name="ce1">
            <text:p>48961</text:p>
          </table:table-cell>
          <table:table-cell office:value-type="float" office:value="25718" table:style-name="ce1">
            <text:p>25718</text:p>
          </table:table-cell>
          <table:table-cell office:value-type="float" office:value="15.73" table:style-name="ce1">
            <text:p>15,73</text:p>
          </table:table-cell>
          <table:table-cell office:value-type="float" office:value="7.7" table:style-name="ce1">
            <text:p>7,7</text:p>
          </table:table-cell>
          <table:table-cell office:value-type="float" office:value="12368" table:style-name="ce1">
            <text:p>12368</text:p>
          </table:table-cell>
          <table:table-cell office:value-type="float" office:value="7471" table:style-name="ce1">
            <text:p>7471</text:p>
          </table:table-cell>
          <table:table-cell office:value-type="float" office:value="25.34" table:style-name="ce1">
            <text:p>25,34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19775" table:style-name="ce1">
            <text:p>19775</text:p>
          </table:table-cell>
          <table:table-cell office:value-type="float" office:value="13704" table:style-name="ce1">
            <text:p>13704</text:p>
          </table:table-cell>
          <table:table-cell office:value-type="float" office:value="17.82" table:style-name="ce1">
            <text:p>17,82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10890" table:style-name="ce2">
            <text:p>10890</text:p>
          </table:table-cell>
          <table:table-cell office:value-type="float" office:value="7573" table:style-name="ce1">
            <text:p>7573</text:p>
          </table:table-cell>
          <table:table-cell office:value-type="float" office:value="16.13" table:style-name="ce1">
            <text:p>16,13</text:p>
          </table:table-cell>
          <table:table-cell office:value-type="float" office:value="8.07" table:style-name="ce1">
            <text:p>8,07</text:p>
          </table:table-cell>
          <table:table-cell office:value-type="float" office:value="40601" table:style-name="ce1">
            <text:p>40601</text:p>
          </table:table-cell>
          <table:table-cell office:value-type="float" office:value="7994" table:style-name="ce1">
            <text:p>7994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9.09" table:style-name="ce1">
            <text:p>9,09</text:p>
          </table:table-cell>
          <table:table-cell office:value-type="float" office:value="19630" table:style-name="ce1">
            <text:p>19630</text:p>
          </table:table-cell>
          <table:table-cell office:value-type="float" office:value="8410" table:style-name="ce1">
            <text:p>8410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23.69" table:style-name="ce1">
            <text:p>23,69</text:p>
          </table:table-cell>
          <table:table-cell office:value-type="float" office:value="32391" table:style-name="ce1">
            <text:p>32391</text:p>
          </table:table-cell>
          <table:table-cell office:value-type="float" office:value="18380" table:style-name="ce1">
            <text:p>18380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88022035" table:style-name="ce3">
            <text:p>88022035</text:p>
          </table:table-cell>
          <table:table-cell office:value-type="float" office:value="9881118" table:style-name="ce3">
            <text:p>9881118</text:p>
          </table:table-cell>
          <table:table-cell office:value-type="float" office:value="51.86" table:style-name="ce1">
            <text:p>51,86</text:p>
          </table:table-cell>
          <table:table-cell office:value-type="float" office:value="8.16" table:style-name="ce1">
            <text:p>8,16</text:p>
          </table:table-cell>
          <table:table-cell office:value-type="float" office:value="14919" table:style-name="ce1">
            <text:p>14919</text:p>
          </table:table-cell>
          <table:table-cell office:value-type="float" office:value="5018" table:style-name="ce1">
            <text:p>5018</text:p>
          </table:table-cell>
          <table:table-cell office:value-type="float" office:value="61.11" table:style-name="ce1">
            <text:p>61,11</text:p>
          </table:table-cell>
          <table:table-cell office:value-type="float" office:value="11.55" table:style-name="ce1">
            <text:p>11,55</text:p>
          </table:table-cell>
          <table:table-cell office:value-type="float" office:value="254230" table:style-name="ce1">
            <text:p>254230</text:p>
          </table:table-cell>
          <table:table-cell office:value-type="float" office:value="3826" table:style-name="ce1">
            <text:p>3826</text:p>
          </table:table-cell>
          <table:table-cell office:value-type="float" office:value="25.07" table:style-name="ce1">
            <text:p>25,07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32498" table:style-name="ce1">
            <text:p>32498</text:p>
          </table:table-cell>
          <table:table-cell office:value-type="float" office:value="14209" table:style-name="ce1">
            <text:p>14209</text:p>
          </table:table-cell>
          <table:table-cell office:value-type="float" office:value="8.9" table:formula="of:=MIN([.$B124];[.$F124];[.$J124];[.$N124];[.$R124];[.$V124];[.$Z124];[.$AD124];[.$AH124];[.$AL124];[.$AP124];[.$AT124];[.$AX124];[.$BB124];[.$BF124])" table:style-name="ce1">
            <text:p>8,9</text:p>
          </table:table-cell>
          <table:table-cell office:value-type="float" office:value="0.89" table:formula="of:=MIN([.$C124];[.$G124];[.$K124];[.$O124];[.$S124];[.$W124];[.$AA124];[.$AE124];[.$AI124];[.$AM124];[.$AQ124];[.$AU124];[.$AY124];[.$BC124];[.$BG124])" table:style-name="ce1">
            <text:p>0,89</text:p>
          </table:table-cell>
          <table:table-cell office:value-type="float" office:value="10890" table:formula="of:=MIN([.$D124];[.$H124];[.$L124];[.$P124];[.$T124];[.$X124];[.$AB124];[.$AF124];[.$AJ124];[.$AN124];[.$AR124];[.$AV124];[.$AZ124];[.$BD124];[.$BH124])" table:style-name="ce1">
            <text:p>10890</text:p>
          </table:table-cell>
          <table:table-cell office:value-type="float" office:value="1106" table:formula="of:=MIN([.$E124];[.$I124];[.$M124];[.$Q124];[.$U124];[.$Y124];[.$AC124];[.$AG124];[.$AK124];[.$AO124];[.$AS124];[.$AW124];[.$BA124];[.$BE124];[.$BI124])" table:style-name="ce1">
            <text:p>1106</text:p>
          </table:table-cell>
          <table:table-cell office:value-type="float" office:value="25.34" table:formula="of:=MEDIAN([.$B124];[.$F124];[.$J124];[.$N124];[.$R124];[.$V124];[.$Z124];[.$AD124];[.$AH124];[.$AL124];[.$AP124];[.$AT124];[.$AX124];[.$BB124];[.$BF124])" table:style-name="ce1">
            <text:p>25,34</text:p>
          </table:table-cell>
          <table:table-cell office:value-type="float" office:value="11.55" table:formula="of:=MEDIAN([.$C124];[.$G124];[.$K124];[.$O124];[.$S124];[.$W124];[.$AA124];[.$AE124];[.$AI124];[.$AM124];[.$AQ124];[.$AU124];[.$AY124];[.$BC124];[.$BG124])" table:style-name="ce1">
            <text:p>11,55</text:p>
          </table:table-cell>
          <table:table-cell office:value-type="float" office:value="29468" table:formula="of:=MEDIAN([.$D124];[.$H124];[.$L124];[.$P124];[.$T124];[.$X124];[.$AB124];[.$AF124];[.$AJ124];[.$AN124];[.$AR124];[.$AV124];[.$AZ124];[.$BD124];[.$BH124])" table:style-name="ce1">
            <text:p>29468</text:p>
          </table:table-cell>
          <table:table-cell office:value-type="float" office:value="8410" table:formula="of:=MEDIAN([.$E124];[.$I124];[.$M124];[.$Q124];[.$U124];[.$Y124];[.$AC124];[.$AG124];[.$AK124];[.$AO124];[.$AS124];[.$AW124];[.$BA124];[.$BE124];[.$BI124])" table:style-name="ce1">
            <text:p>8410</text:p>
          </table:table-cell>
          <table:table-cell office:value-type="float" office:value="21600" table:formula="of:=MAX([.$B124];[.$F124];[.$J124];[.$N124];[.$R124];[.$V124];[.$Z124];[.$AD124];[.$AH124];[.$AL124];[.$AP124];[.$AT124];[.$AX124];[.$BB124];[.$BF124])" table:style-name="ce1">
            <text:p>21600</text:p>
          </table:table-cell>
          <table:table-cell office:value-type="float" office:value="21600" table:formula="of:=MAX([.$C124];[.$G124];[.$K124];[.$O124];[.$S124];[.$W124];[.$AA124];[.$AE124];[.$AI124];[.$AM124];[.$AQ124];[.$AU124];[.$AY124];[.$BC124];[.$BG124])" table:style-name="ce1">
            <text:p>21600</text:p>
          </table:table-cell>
          <table:table-cell office:value-type="float" office:value="88022035" table:formula="of:=MAX([.$D124];[.$H124];[.$L124];[.$P124];[.$T124];[.$X124];[.$AB124];[.$AF124];[.$AJ124];[.$AN124];[.$AR124];[.$AV124];[.$AZ124];[.$BD124];[.$BH124])" table:style-name="ce1">
            <text:p>88022035</text:p>
          </table:table-cell>
          <table:table-cell office:value-type="float" office:value="9881118" table:formula="of:=MAX([.$E124];[.$I124];[.$M124];[.$Q124];[.$U124];[.$Y124];[.$AC124];[.$AG124];[.$AK124];[.$AO124];[.$AS124];[.$AW124];[.$BA124];[.$BE124];[.$BI124])" table:style-name="ce1">
            <text:p>988111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8_a25_c50.lp</text:p>
          </table:table-cell>
          <table:table-cell office:value-type="float" office:value="96.15" table:style-name="ce1">
            <text:p>96,15</text:p>
          </table:table-cell>
          <table:table-cell office:value-type="float" office:value="86.61" table:style-name="ce1">
            <text:p>86,61</text:p>
          </table:table-cell>
          <table:table-cell office:value-type="float" office:value="304730" table:style-name="ce1">
            <text:p>304730</text:p>
          </table:table-cell>
          <table:table-cell office:value-type="float" office:value="65220" table:style-name="ce1">
            <text:p>65220</text:p>
          </table:table-cell>
          <table:table-cell office:value-type="float" office:value="18.510000000000002" table:style-name="ce2">
            <text:p>18,51</text:p>
          </table:table-cell>
          <table:table-cell office:value-type="float" office:value="6.85" table:style-name="ce2">
            <text:p>6,85</text:p>
          </table:table-cell>
          <table:table-cell office:value-type="float" office:value="23813" table:style-name="ce2">
            <text:p>23813</text:p>
          </table:table-cell>
          <table:table-cell office:value-type="float" office:value="7354" table:style-name="ce2">
            <text:p>7354</text:p>
          </table:table-cell>
          <table:table-cell office:value-type="float" office:value="64.650000000000006" table:style-name="ce1">
            <text:p>64,65</text:p>
          </table:table-cell>
          <table:table-cell office:value-type="float" office:value="53.42" table:style-name="ce1">
            <text:p>53,42</text:p>
          </table:table-cell>
          <table:table-cell office:value-type="float" office:value="82748" table:style-name="ce1">
            <text:p>82748</text:p>
          </table:table-cell>
          <table:table-cell office:value-type="float" office:value="41234" table:style-name="ce1">
            <text:p>41234</text:p>
          </table:table-cell>
          <table:table-cell office:value-type="float" office:value="90.12" table:style-name="ce1">
            <text:p>90,12</text:p>
          </table:table-cell>
          <table:table-cell office:value-type="float" office:value="79.459999999999994" table:style-name="ce1">
            <text:p>79,46</text:p>
          </table:table-cell>
          <table:table-cell office:value-type="float" office:value="123824" table:style-name="ce1">
            <text:p>123824</text:p>
          </table:table-cell>
          <table:table-cell office:value-type="float" office:value="64735" table:style-name="ce1">
            <text:p>64735</text:p>
          </table:table-cell>
          <table:table-cell office:value-type="float" office:value="24.04" table:style-name="ce1">
            <text:p>24,04</text:p>
          </table:table-cell>
          <table:table-cell office:value-type="float" office:value="13.41" table:style-name="ce1">
            <text:p>13,41</text:p>
          </table:table-cell>
          <table:table-cell office:value-type="float" office:value="64130" table:style-name="ce1">
            <text:p>64130</text:p>
          </table:table-cell>
          <table:table-cell office:value-type="float" office:value="15615" table:style-name="ce1">
            <text:p>15615</text:p>
          </table:table-cell>
          <table:table-cell office:value-type="float" office:value="34.44" table:style-name="ce1">
            <text:p>34,44</text:p>
          </table:table-cell>
          <table:table-cell office:value-type="float" office:value="23.61" table:style-name="ce1">
            <text:p>23,61</text:p>
          </table:table-cell>
          <table:table-cell office:value-type="float" office:value="57147" table:style-name="ce1">
            <text:p>57147</text:p>
          </table:table-cell>
          <table:table-cell office:value-type="float" office:value="21246" table:style-name="ce1">
            <text:p>21246</text:p>
          </table:table-cell>
          <table:table-cell office:value-type="float" office:value="50.12" table:style-name="ce1">
            <text:p>50,12</text:p>
          </table:table-cell>
          <table:table-cell office:value-type="float" office:value="38.22" table:style-name="ce1">
            <text:p>38,22</text:p>
          </table:table-cell>
          <table:table-cell office:value-type="float" office:value="47510" table:style-name="ce1">
            <text:p>47510</text:p>
          </table:table-cell>
          <table:table-cell office:value-type="float" office:value="35858" table:style-name="ce1">
            <text:p>35858</text:p>
          </table:table-cell>
          <table:table-cell office:value-type="float" office:value="66.489999999999995" table:style-name="ce1">
            <text:p>66,49</text:p>
          </table:table-cell>
          <table:table-cell office:value-type="float" office:value="55.25" table:style-name="ce1">
            <text:p>55,25</text:p>
          </table:table-cell>
          <table:table-cell office:value-type="float" office:value="58293" table:style-name="ce1">
            <text:p>58293</text:p>
          </table:table-cell>
          <table:table-cell office:value-type="float" office:value="43930" table:style-name="ce1">
            <text:p>43930</text:p>
          </table:table-cell>
          <table:table-cell office:value-type="float" office:value="25.59" table:style-name="ce1">
            <text:p>25,59</text:p>
          </table:table-cell>
          <table:table-cell office:value-type="float" office:value="14.62" table:style-name="ce1">
            <text:p>14,62</text:p>
          </table:table-cell>
          <table:table-cell office:value-type="float" office:value="26972" table:style-name="ce1">
            <text:p>26972</text:p>
          </table:table-cell>
          <table:table-cell office:value-type="float" office:value="12860" table:style-name="ce1">
            <text:p>12860</text:p>
          </table:table-cell>
          <table:table-cell office:value-type="float" office:value="55.29" table:style-name="ce1">
            <text:p>55,29</text:p>
          </table:table-cell>
          <table:table-cell office:value-type="float" office:value="45" table:style-name="ce1">
            <text:p>45</text:p>
          </table:table-cell>
          <table:table-cell office:value-type="float" office:value="81265" table:style-name="ce1">
            <text:p>81265</text:p>
          </table:table-cell>
          <table:table-cell office:value-type="float" office:value="41049" table:style-name="ce1">
            <text:p>41049</text:p>
          </table:table-cell>
          <table:table-cell office:value-type="float" office:value="20.18" table:style-name="ce1">
            <text:p>20,18</text:p>
          </table:table-cell>
          <table:table-cell office:value-type="float" office:value="9.15" table:style-name="ce1">
            <text:p>9,15</text:p>
          </table:table-cell>
          <table:table-cell office:value-type="float" office:value="32027" table:style-name="ce1">
            <text:p>32027</text:p>
          </table:table-cell>
          <table:table-cell office:value-type="float" office:value="10414" table:style-name="ce1">
            <text:p>10414</text:p>
          </table:table-cell>
          <table:table-cell office:value-type="float" office:value="309.70999999999998" table:style-name="ce3">
            <text:p>309,71</text:p>
          </table:table-cell>
          <table:table-cell office:value-type="float" office:value="299.44" table:style-name="ce3">
            <text:p>299,44</text:p>
          </table:table-cell>
          <table:table-cell office:value-type="float" office:value="1800158" table:style-name="ce3">
            <text:p>1800158</text:p>
          </table:table-cell>
          <table:table-cell office:value-type="float" office:value="183776" table:style-name="ce3">
            <text:p>183776</text:p>
          </table:table-cell>
          <table:table-cell office:value-type="float" office:value="128.85" table:style-name="ce1">
            <text:p>128,85</text:p>
          </table:table-cell>
          <table:table-cell office:value-type="float" office:value="77.47" table:style-name="ce1">
            <text:p>77,47</text:p>
          </table:table-cell>
          <table:table-cell office:value-type="float" office:value="390100" table:style-name="ce1">
            <text:p>390100</text:p>
          </table:table-cell>
          <table:table-cell office:value-type="float" office:value="43763" table:style-name="ce1">
            <text:p>43763</text:p>
          </table:table-cell>
          <table:table-cell office:value-type="float" office:value="92" table:style-name="ce1">
            <text:p>92</text:p>
          </table:table-cell>
          <table:table-cell office:value-type="float" office:value="22.47" table:style-name="ce1">
            <text:p>22,47</text:p>
          </table:table-cell>
          <table:table-cell office:value-type="float" office:value="266907" table:style-name="ce1">
            <text:p>266907</text:p>
          </table:table-cell>
          <table:table-cell office:value-type="float" office:value="13189" table:style-name="ce1">
            <text:p>13189</text:p>
          </table:table-cell>
          <table:table-cell office:value-type="float" office:value="20.47" table:style-name="ce1">
            <text:p>20,47</text:p>
          </table:table-cell>
          <table:table-cell office:value-type="float" office:value="9.75" table:style-name="ce1">
            <text:p>9,75</text:p>
          </table:table-cell>
          <table:table-cell office:value-type="float" office:value="46308" table:style-name="ce1">
            <text:p>46308</text:p>
          </table:table-cell>
          <table:table-cell office:value-type="float" office:value="11262" table:style-name="ce1">
            <text:p>11262</text:p>
          </table:table-cell>
          <table:table-cell office:value-type="float" office:value="18.510000000000002" table:formula="of:=MIN([.$B125];[.$F125];[.$J125];[.$N125];[.$R125];[.$V125];[.$Z125];[.$AD125];[.$AH125];[.$AL125];[.$AP125];[.$AT125];[.$AX125];[.$BB125];[.$BF125])" table:style-name="ce1">
            <text:p>18,51</text:p>
          </table:table-cell>
          <table:table-cell office:value-type="float" office:value="6.85" table:formula="of:=MIN([.$C125];[.$G125];[.$K125];[.$O125];[.$S125];[.$W125];[.$AA125];[.$AE125];[.$AI125];[.$AM125];[.$AQ125];[.$AU125];[.$AY125];[.$BC125];[.$BG125])" table:style-name="ce1">
            <text:p>6,85</text:p>
          </table:table-cell>
          <table:table-cell office:value-type="float" office:value="23813" table:formula="of:=MIN([.$D125];[.$H125];[.$L125];[.$P125];[.$T125];[.$X125];[.$AB125];[.$AF125];[.$AJ125];[.$AN125];[.$AR125];[.$AV125];[.$AZ125];[.$BD125];[.$BH125])" table:style-name="ce1">
            <text:p>23813</text:p>
          </table:table-cell>
          <table:table-cell office:value-type="float" office:value="7354" table:formula="of:=MIN([.$E125];[.$I125];[.$M125];[.$Q125];[.$U125];[.$Y125];[.$AC125];[.$AG125];[.$AK125];[.$AO125];[.$AS125];[.$AW125];[.$BA125];[.$BE125];[.$BI125])" table:style-name="ce1">
            <text:p>7354</text:p>
          </table:table-cell>
          <table:table-cell office:value-type="float" office:value="55.29" table:formula="of:=MEDIAN([.$B125];[.$F125];[.$J125];[.$N125];[.$R125];[.$V125];[.$Z125];[.$AD125];[.$AH125];[.$AL125];[.$AP125];[.$AT125];[.$AX125];[.$BB125];[.$BF125])" table:style-name="ce1">
            <text:p>55,29</text:p>
          </table:table-cell>
          <table:table-cell office:value-type="float" office:value="38.22" table:formula="of:=MEDIAN([.$C125];[.$G125];[.$K125];[.$O125];[.$S125];[.$W125];[.$AA125];[.$AE125];[.$AI125];[.$AM125];[.$AQ125];[.$AU125];[.$AY125];[.$BC125];[.$BG125])" table:style-name="ce1">
            <text:p>38,22</text:p>
          </table:table-cell>
          <table:table-cell office:value-type="float" office:value="64130" table:formula="of:=MEDIAN([.$D125];[.$H125];[.$L125];[.$P125];[.$T125];[.$X125];[.$AB125];[.$AF125];[.$AJ125];[.$AN125];[.$AR125];[.$AV125];[.$AZ125];[.$BD125];[.$BH125])" table:style-name="ce1">
            <text:p>64130</text:p>
          </table:table-cell>
          <table:table-cell office:value-type="float" office:value="35858" table:formula="of:=MEDIAN([.$E125];[.$I125];[.$M125];[.$Q125];[.$U125];[.$Y125];[.$AC125];[.$AG125];[.$AK125];[.$AO125];[.$AS125];[.$AW125];[.$BA125];[.$BE125];[.$BI125])" table:style-name="ce1">
            <text:p>35858</text:p>
          </table:table-cell>
          <table:table-cell office:value-type="float" office:value="309.70999999999998" table:formula="of:=MAX([.$B125];[.$F125];[.$J125];[.$N125];[.$R125];[.$V125];[.$Z125];[.$AD125];[.$AH125];[.$AL125];[.$AP125];[.$AT125];[.$AX125];[.$BB125];[.$BF125])" table:style-name="ce1">
            <text:p>309,71</text:p>
          </table:table-cell>
          <table:table-cell office:value-type="float" office:value="299.44" table:formula="of:=MAX([.$C125];[.$G125];[.$K125];[.$O125];[.$S125];[.$W125];[.$AA125];[.$AE125];[.$AI125];[.$AM125];[.$AQ125];[.$AU125];[.$AY125];[.$BC125];[.$BG125])" table:style-name="ce1">
            <text:p>299,44</text:p>
          </table:table-cell>
          <table:table-cell office:value-type="float" office:value="1800158" table:formula="of:=MAX([.$D125];[.$H125];[.$L125];[.$P125];[.$T125];[.$X125];[.$AB125];[.$AF125];[.$AJ125];[.$AN125];[.$AR125];[.$AV125];[.$AZ125];[.$BD125];[.$BH125])" table:style-name="ce1">
            <text:p>1800158</text:p>
          </table:table-cell>
          <table:table-cell office:value-type="float" office:value="183776" table:formula="of:=MAX([.$E125];[.$I125];[.$M125];[.$Q125];[.$U125];[.$Y125];[.$AC125];[.$AG125];[.$AK125];[.$AO125];[.$AS125];[.$AW125];[.$BA125];[.$BE125];[.$BI125])" table:style-name="ce1">
            <text:p>18377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8_a25_c55.lp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29.25" table:style-name="ce1">
            <text:p>29,25</text:p>
          </table:table-cell>
          <table:table-cell office:value-type="float" office:value="70713" table:style-name="ce1">
            <text:p>70713</text:p>
          </table:table-cell>
          <table:table-cell office:value-type="float" office:value="40375" table:style-name="ce1">
            <text:p>40375</text:p>
          </table:table-cell>
          <table:table-cell office:value-type="float" office:value="45.78" table:style-name="ce1">
            <text:p>45,78</text:p>
          </table:table-cell>
          <table:table-cell office:value-type="float" office:value="39.22" table:style-name="ce1">
            <text:p>39,22</text:p>
          </table:table-cell>
          <table:table-cell office:value-type="float" office:value="76002" table:style-name="ce1">
            <text:p>76002</text:p>
          </table:table-cell>
          <table:table-cell office:value-type="float" office:value="51745" table:style-name="ce1">
            <text:p>51745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27.36" table:style-name="ce1">
            <text:p>27,36</text:p>
          </table:table-cell>
          <table:table-cell office:value-type="float" office:value="289847" table:style-name="ce1">
            <text:p>289847</text:p>
          </table:table-cell>
          <table:table-cell office:value-type="float" office:value="35172" table:style-name="ce1">
            <text:p>35172</text:p>
          </table:table-cell>
          <table:table-cell office:value-type="float" office:value="11.1" table:style-name="ce1">
            <text:p>11,1</text:p>
          </table:table-cell>
          <table:table-cell office:value-type="float" office:value="4.68" table:style-name="ce1">
            <text:p>4,68</text:p>
          </table:table-cell>
          <table:table-cell office:value-type="float" office:value="13946" table:style-name="ce2">
            <text:p>13946</text:p>
          </table:table-cell>
          <table:table-cell office:value-type="float" office:value="7886" table:style-name="ce1">
            <text:p>7886</text:p>
          </table:table-cell>
          <table:table-cell office:value-type="float" office:value="14.02" table:style-name="ce1">
            <text:p>14,02</text:p>
          </table:table-cell>
          <table:table-cell office:value-type="float" office:value="7.2" table:style-name="ce1">
            <text:p>7,2</text:p>
          </table:table-cell>
          <table:table-cell office:value-type="float" office:value="118949" table:style-name="ce1">
            <text:p>118949</text:p>
          </table:table-cell>
          <table:table-cell office:value-type="float" office:value="11243" table:style-name="ce1">
            <text:p>11243</text:p>
          </table:table-cell>
          <table:table-cell office:value-type="float" office:value="63.03" table:style-name="ce1">
            <text:p>63,03</text:p>
          </table:table-cell>
          <table:table-cell office:value-type="float" office:value="55.91" table:style-name="ce1">
            <text:p>55,91</text:p>
          </table:table-cell>
          <table:table-cell office:value-type="float" office:value="93190" table:style-name="ce1">
            <text:p>93190</text:p>
          </table:table-cell>
          <table:table-cell office:value-type="float" office:value="65944" table:style-name="ce1">
            <text:p>65944</text:p>
          </table:table-cell>
          <table:table-cell office:value-type="float" office:value="67.98" table:style-name="ce1">
            <text:p>67,98</text:p>
          </table:table-cell>
          <table:table-cell office:value-type="float" office:value="60.78" table:style-name="ce1">
            <text:p>60,78</text:p>
          </table:table-cell>
          <table:table-cell office:value-type="float" office:value="98581" table:style-name="ce1">
            <text:p>98581</text:p>
          </table:table-cell>
          <table:table-cell office:value-type="float" office:value="68627" table:style-name="ce1">
            <text:p>68627</text:p>
          </table:table-cell>
          <table:table-cell office:value-type="float" office:value="35.090000000000003" table:style-name="ce1">
            <text:p>35,09</text:p>
          </table:table-cell>
          <table:table-cell office:value-type="float" office:value="27.6" table:style-name="ce1">
            <text:p>27,6</text:p>
          </table:table-cell>
          <table:table-cell office:value-type="float" office:value="54626" table:style-name="ce1">
            <text:p>54626</text:p>
          </table:table-cell>
          <table:table-cell office:value-type="float" office:value="36541" table:style-name="ce1">
            <text:p>36541</text:p>
          </table:table-cell>
          <table:table-cell office:value-type="float" office:value="15.24" table:style-name="ce1">
            <text:p>15,24</text:p>
          </table:table-cell>
          <table:table-cell office:value-type="float" office:value="7.96" table:style-name="ce1">
            <text:p>7,96</text:p>
          </table:table-cell>
          <table:table-cell office:value-type="float" office:value="103032" table:style-name="ce1">
            <text:p>103032</text:p>
          </table:table-cell>
          <table:table-cell office:value-type="float" office:value="12207" table:style-name="ce1">
            <text:p>12207</text:p>
          </table:table-cell>
          <table:table-cell office:value-type="float" office:value="9.0299999999999994" table:style-name="ce2">
            <text:p>9,03</text:p>
          </table:table-cell>
          <table:table-cell office:value-type="float" office:value="2.12" table:style-name="ce2">
            <text:p>2,12</text:p>
          </table:table-cell>
          <table:table-cell office:value-type="float" office:value="25407" table:style-name="ce1">
            <text:p>25407</text:p>
          </table:table-cell>
          <table:table-cell office:value-type="float" office:value="3524" table:style-name="ce2">
            <text:p>3524</text:p>
          </table:table-cell>
          <table:table-cell office:value-type="float" office:value="29.08" table:style-name="ce1">
            <text:p>29,08</text:p>
          </table:table-cell>
          <table:table-cell office:value-type="float" office:value="21.98" table:style-name="ce1">
            <text:p>21,98</text:p>
          </table:table-cell>
          <table:table-cell office:value-type="float" office:value="190978" table:style-name="ce1">
            <text:p>190978</text:p>
          </table:table-cell>
          <table:table-cell office:value-type="float" office:value="30340" table:style-name="ce1">
            <text:p>30340</text:p>
          </table:table-cell>
          <table:table-cell office:value-type="float" office:value="324.73" table:style-name="ce1">
            <text:p>324,73</text:p>
          </table:table-cell>
          <table:table-cell office:value-type="float" office:value="317.37" table:style-name="ce1">
            <text:p>317,37</text:p>
          </table:table-cell>
          <table:table-cell office:value-type="float" office:value="790324" table:style-name="ce1">
            <text:p>790324</text:p>
          </table:table-cell>
          <table:table-cell office:value-type="float" office:value="381603" table:style-name="ce3">
            <text:p>381603</text:p>
          </table:table-cell>
          <table:table-cell office:value-type="float" office:value="81.94" table:style-name="ce1">
            <text:p>81,94</text:p>
          </table:table-cell>
          <table:table-cell office:value-type="float" office:value="48.06" table:style-name="ce1">
            <text:p>48,06</text:p>
          </table:table-cell>
          <table:table-cell office:value-type="float" office:value="174738" table:style-name="ce1">
            <text:p>174738</text:p>
          </table:table-cell>
          <table:table-cell office:value-type="float" office:value="36609" table:style-name="ce1">
            <text:p>36609</text:p>
          </table:table-cell>
          <table:table-cell office:value-type="float" office:value="2019.24" table:style-name="ce3">
            <text:p>2019,24</text:p>
          </table:table-cell>
          <table:table-cell office:value-type="float" office:value="1979.28" table:style-name="ce3">
            <text:p>1979,28</text:p>
          </table:table-cell>
          <table:table-cell office:value-type="float" office:value="253068710" table:style-name="ce3">
            <text:p>253068710</text:p>
          </table:table-cell>
          <table:table-cell office:value-type="float" office:value="295372" table:style-name="ce1">
            <text:p>295372</text:p>
          </table:table-cell>
          <table:table-cell office:value-type="float" office:value="13.74" table:style-name="ce1">
            <text:p>13,74</text:p>
          </table:table-cell>
          <table:table-cell office:value-type="float" office:value="6.67" table:style-name="ce1">
            <text:p>6,67</text:p>
          </table:table-cell>
          <table:table-cell office:value-type="float" office:value="89336" table:style-name="ce1">
            <text:p>89336</text:p>
          </table:table-cell>
          <table:table-cell office:value-type="float" office:value="10963" table:style-name="ce1">
            <text:p>10963</text:p>
          </table:table-cell>
          <table:table-cell office:value-type="float" office:value="9.0299999999999994" table:formula="of:=MIN([.$B126];[.$F126];[.$J126];[.$N126];[.$R126];[.$V126];[.$Z126];[.$AD126];[.$AH126];[.$AL126];[.$AP126];[.$AT126];[.$AX126];[.$BB126];[.$BF126])" table:style-name="ce1">
            <text:p>9,03</text:p>
          </table:table-cell>
          <table:table-cell office:value-type="float" office:value="2.12" table:formula="of:=MIN([.$C126];[.$G126];[.$K126];[.$O126];[.$S126];[.$W126];[.$AA126];[.$AE126];[.$AI126];[.$AM126];[.$AQ126];[.$AU126];[.$AY126];[.$BC126];[.$BG126])" table:style-name="ce1">
            <text:p>2,12</text:p>
          </table:table-cell>
          <table:table-cell office:value-type="float" office:value="13946" table:formula="of:=MIN([.$D126];[.$H126];[.$L126];[.$P126];[.$T126];[.$X126];[.$AB126];[.$AF126];[.$AJ126];[.$AN126];[.$AR126];[.$AV126];[.$AZ126];[.$BD126];[.$BH126])" table:style-name="ce1">
            <text:p>13946</text:p>
          </table:table-cell>
          <table:table-cell office:value-type="float" office:value="3524" table:formula="of:=MIN([.$E126];[.$I126];[.$M126];[.$Q126];[.$U126];[.$Y126];[.$AC126];[.$AG126];[.$AK126];[.$AO126];[.$AS126];[.$AW126];[.$BA126];[.$BE126];[.$BI126])" table:style-name="ce1">
            <text:p>3524</text:p>
          </table:table-cell>
          <table:table-cell office:value-type="float" office:value="35.090000000000003" table:formula="of:=MEDIAN([.$B126];[.$F126];[.$J126];[.$N126];[.$R126];[.$V126];[.$Z126];[.$AD126];[.$AH126];[.$AL126];[.$AP126];[.$AT126];[.$AX126];[.$BB126];[.$BF126])" table:style-name="ce1">
            <text:p>35,09</text:p>
          </table:table-cell>
          <table:table-cell office:value-type="float" office:value="27.6" table:formula="of:=MEDIAN([.$C126];[.$G126];[.$K126];[.$O126];[.$S126];[.$W126];[.$AA126];[.$AE126];[.$AI126];[.$AM126];[.$AQ126];[.$AU126];[.$AY126];[.$BC126];[.$BG126])" table:style-name="ce1">
            <text:p>27,6</text:p>
          </table:table-cell>
          <table:table-cell office:value-type="float" office:value="98581" table:formula="of:=MEDIAN([.$D126];[.$H126];[.$L126];[.$P126];[.$T126];[.$X126];[.$AB126];[.$AF126];[.$AJ126];[.$AN126];[.$AR126];[.$AV126];[.$AZ126];[.$BD126];[.$BH126])" table:style-name="ce1">
            <text:p>98581</text:p>
          </table:table-cell>
          <table:table-cell office:value-type="float" office:value="36541" table:formula="of:=MEDIAN([.$E126];[.$I126];[.$M126];[.$Q126];[.$U126];[.$Y126];[.$AC126];[.$AG126];[.$AK126];[.$AO126];[.$AS126];[.$AW126];[.$BA126];[.$BE126];[.$BI126])" table:style-name="ce1">
            <text:p>36541</text:p>
          </table:table-cell>
          <table:table-cell office:value-type="float" office:value="2019.24" table:formula="of:=MAX([.$B126];[.$F126];[.$J126];[.$N126];[.$R126];[.$V126];[.$Z126];[.$AD126];[.$AH126];[.$AL126];[.$AP126];[.$AT126];[.$AX126];[.$BB126];[.$BF126])" table:style-name="ce1">
            <text:p>2019,24</text:p>
          </table:table-cell>
          <table:table-cell office:value-type="float" office:value="1979.28" table:formula="of:=MAX([.$C126];[.$G126];[.$K126];[.$O126];[.$S126];[.$W126];[.$AA126];[.$AE126];[.$AI126];[.$AM126];[.$AQ126];[.$AU126];[.$AY126];[.$BC126];[.$BG126])" table:style-name="ce1">
            <text:p>1979,28</text:p>
          </table:table-cell>
          <table:table-cell office:value-type="float" office:value="253068710" table:formula="of:=MAX([.$D126];[.$H126];[.$L126];[.$P126];[.$T126];[.$X126];[.$AB126];[.$AF126];[.$AJ126];[.$AN126];[.$AR126];[.$AV126];[.$AZ126];[.$BD126];[.$BH126])" table:style-name="ce1">
            <text:p>253068710</text:p>
          </table:table-cell>
          <table:table-cell office:value-type="float" office:value="381603" table:formula="of:=MAX([.$E126];[.$I126];[.$M126];[.$Q126];[.$U126];[.$Y126];[.$AC126];[.$AG126];[.$AK126];[.$AO126];[.$AS126];[.$AW126];[.$BA126];[.$BE126];[.$BI126])" table:style-name="ce1">
            <text:p>38160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8_a30_c50.lp</text:p>
          </table:table-cell>
          <table:table-cell office:value-type="float" office:value="34.19" table:style-name="ce1">
            <text:p>34,19</text:p>
          </table:table-cell>
          <table:table-cell office:value-type="float" office:value="19.79" table:style-name="ce1">
            <text:p>19,79</text:p>
          </table:table-cell>
          <table:table-cell office:value-type="float" office:value="81358" table:style-name="ce1">
            <text:p>81358</text:p>
          </table:table-cell>
          <table:table-cell office:value-type="float" office:value="14261" table:style-name="ce1">
            <text:p>14261</text:p>
          </table:table-cell>
          <table:table-cell office:value-type="float" office:value="21.81" table:style-name="ce2">
            <text:p>21,81</text:p>
          </table:table-cell>
          <table:table-cell office:value-type="float" office:value="8.48" table:style-name="ce1">
            <text:p>8,48</text:p>
          </table:table-cell>
          <table:table-cell office:value-type="float" office:value="31862" table:style-name="ce1">
            <text:p>31862</text:p>
          </table:table-cell>
          <table:table-cell office:value-type="float" office:value="7775" table:style-name="ce2">
            <text:p>7775</text:p>
          </table:table-cell>
          <table:table-cell office:value-type="float" office:value="26.34" table:style-name="ce1">
            <text:p>26,34</text:p>
          </table:table-cell>
          <table:table-cell office:value-type="float" office:value="12.95" table:style-name="ce1">
            <text:p>12,95</text:p>
          </table:table-cell>
          <table:table-cell office:value-type="float" office:value="91596" table:style-name="ce1">
            <text:p>91596</text:p>
          </table:table-cell>
          <table:table-cell office:value-type="float" office:value="12421" table:style-name="ce1">
            <text:p>12421</text:p>
          </table:table-cell>
          <table:table-cell office:value-type="float" office:value="56.55" table:style-name="ce1">
            <text:p>56,55</text:p>
          </table:table-cell>
          <table:table-cell office:value-type="float" office:value="42.66" table:style-name="ce1">
            <text:p>42,66</text:p>
          </table:table-cell>
          <table:table-cell office:value-type="float" office:value="79554" table:style-name="ce1">
            <text:p>79554</text:p>
          </table:table-cell>
          <table:table-cell office:value-type="float" office:value="32272" table:style-name="ce1">
            <text:p>32272</text:p>
          </table:table-cell>
          <table:table-cell office:value-type="float" office:value="22.1" table:style-name="ce1">
            <text:p>22,1</text:p>
          </table:table-cell>
          <table:table-cell office:value-type="float" office:value="8.14" table:style-name="ce2">
            <text:p>8,14</text:p>
          </table:table-cell>
          <table:table-cell office:value-type="float" office:value="36153" table:style-name="ce1">
            <text:p>36153</text:p>
          </table:table-cell>
          <table:table-cell office:value-type="float" office:value="9987" table:style-name="ce1">
            <text:p>9987</text:p>
          </table:table-cell>
          <table:table-cell office:value-type="float" office:value="53.31" table:style-name="ce1">
            <text:p>53,31</text:p>
          </table:table-cell>
          <table:table-cell office:value-type="float" office:value="39.28" table:style-name="ce1">
            <text:p>39,28</text:p>
          </table:table-cell>
          <table:table-cell office:value-type="float" office:value="42140" table:style-name="ce1">
            <text:p>42140</text:p>
          </table:table-cell>
          <table:table-cell office:value-type="float" office:value="26047" table:style-name="ce1">
            <text:p>26047</text:p>
          </table:table-cell>
          <table:table-cell office:value-type="float" office:value="34.979999999999997" table:style-name="ce1">
            <text:p>34,98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21437" table:style-name="ce1">
            <text:p>21437</text:p>
          </table:table-cell>
          <table:table-cell office:value-type="float" office:value="14237" table:style-name="ce1">
            <text:p>14237</text:p>
          </table:table-cell>
          <table:table-cell office:value-type="float" office:value="30.65" table:style-name="ce1">
            <text:p>30,65</text:p>
          </table:table-cell>
          <table:table-cell office:value-type="float" office:value="16.13" table:style-name="ce1">
            <text:p>16,13</text:p>
          </table:table-cell>
          <table:table-cell office:value-type="float" office:value="18089" table:style-name="ce2">
            <text:p>18089</text:p>
          </table:table-cell>
          <table:table-cell office:value-type="float" office:value="12045" table:style-name="ce1">
            <text:p>12045</text:p>
          </table:table-cell>
          <table:table-cell office:value-type="float" office:value="25.2" table:style-name="ce1">
            <text:p>25,2</text:p>
          </table:table-cell>
          <table:table-cell office:value-type="float" office:value="11.42" table:style-name="ce1">
            <text:p>11,42</text:p>
          </table:table-cell>
          <table:table-cell office:value-type="float" office:value="44180" table:style-name="ce1">
            <text:p>44180</text:p>
          </table:table-cell>
          <table:table-cell office:value-type="float" office:value="10842" table:style-name="ce1">
            <text:p>10842</text:p>
          </table:table-cell>
          <table:table-cell office:value-type="float" office:value="29.31" table:style-name="ce1">
            <text:p>29,31</text:p>
          </table:table-cell>
          <table:table-cell office:value-type="float" office:value="15.44" table:style-name="ce1">
            <text:p>15,44</text:p>
          </table:table-cell>
          <table:table-cell office:value-type="float" office:value="61308" table:style-name="ce1">
            <text:p>61308</text:p>
          </table:table-cell>
          <table:table-cell office:value-type="float" office:value="13087" table:style-name="ce1">
            <text:p>13087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24.28" table:style-name="ce1">
            <text:p>24,28</text:p>
          </table:table-cell>
          <table:table-cell office:value-type="float" office:value="66935" table:style-name="ce1">
            <text:p>66935</text:p>
          </table:table-cell>
          <table:table-cell office:value-type="float" office:value="19012" table:style-name="ce1">
            <text:p>1901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8401398" table:style-name="ce1">
            <text:p>128401398</text:p>
          </table:table-cell>
          <table:table-cell office:value-type="float" office:value="7663048" table:style-name="ce3">
            <text:p>7663048</text:p>
          </table:table-cell>
          <table:table-cell office:value-type="float" office:value="83.45" table:style-name="ce1">
            <text:p>83,45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39363" table:style-name="ce1">
            <text:p>39363</text:p>
          </table:table-cell>
          <table:table-cell office:value-type="float" office:value="9217" table:style-name="ce1">
            <text:p>9217</text:p>
          </table:table-cell>
          <table:table-cell office:value-type="float" office:value="6020.15" table:style-name="ce1">
            <text:p>6020,15</text:p>
          </table:table-cell>
          <table:table-cell office:value-type="float" office:value="5939.28" table:style-name="ce1">
            <text:p>5939,28</text:p>
          </table:table-cell>
          <table:table-cell office:value-type="float" office:value="597848481" table:style-name="ce3">
            <text:p>597848481</text:p>
          </table:table-cell>
          <table:table-cell office:value-type="float" office:value="616235" table:style-name="ce1">
            <text:p>616235</text:p>
          </table:table-cell>
          <table:table-cell office:value-type="float" office:value="30.12" table:style-name="ce1">
            <text:p>30,12</text:p>
          </table:table-cell>
          <table:table-cell office:value-type="float" office:value="17.04" table:style-name="ce1">
            <text:p>17,04</text:p>
          </table:table-cell>
          <table:table-cell office:value-type="float" office:value="98464" table:style-name="ce1">
            <text:p>98464</text:p>
          </table:table-cell>
          <table:table-cell office:value-type="float" office:value="17741" table:style-name="ce1">
            <text:p>17741</text:p>
          </table:table-cell>
          <table:table-cell office:value-type="float" office:value="21.81" table:formula="of:=MIN([.$B127];[.$F127];[.$J127];[.$N127];[.$R127];[.$V127];[.$Z127];[.$AD127];[.$AH127];[.$AL127];[.$AP127];[.$AT127];[.$AX127];[.$BB127];[.$BF127])" table:style-name="ce1">
            <text:p>21,81</text:p>
          </table:table-cell>
          <table:table-cell office:value-type="float" office:value="8.14" table:formula="of:=MIN([.$C127];[.$G127];[.$K127];[.$O127];[.$S127];[.$W127];[.$AA127];[.$AE127];[.$AI127];[.$AM127];[.$AQ127];[.$AU127];[.$AY127];[.$BC127];[.$BG127])" table:style-name="ce1">
            <text:p>8,14</text:p>
          </table:table-cell>
          <table:table-cell office:value-type="float" office:value="18089" table:formula="of:=MIN([.$D127];[.$H127];[.$L127];[.$P127];[.$T127];[.$X127];[.$AB127];[.$AF127];[.$AJ127];[.$AN127];[.$AR127];[.$AV127];[.$AZ127];[.$BD127];[.$BH127])" table:style-name="ce1">
            <text:p>18089</text:p>
          </table:table-cell>
          <table:table-cell office:value-type="float" office:value="7775" table:formula="of:=MIN([.$E127];[.$I127];[.$M127];[.$Q127];[.$U127];[.$Y127];[.$AC127];[.$AG127];[.$AK127];[.$AO127];[.$AS127];[.$AW127];[.$BA127];[.$BE127];[.$BI127])" table:style-name="ce1">
            <text:p>7775</text:p>
          </table:table-cell>
          <table:table-cell office:value-type="float" office:value="34.19" table:formula="of:=MEDIAN([.$B127];[.$F127];[.$J127];[.$N127];[.$R127];[.$V127];[.$Z127];[.$AD127];[.$AH127];[.$AL127];[.$AP127];[.$AT127];[.$AX127];[.$BB127];[.$BF127])" table:style-name="ce1">
            <text:p>34,19</text:p>
          </table:table-cell>
          <table:table-cell office:value-type="float" office:value="17.04" table:formula="of:=MEDIAN([.$C127];[.$G127];[.$K127];[.$O127];[.$S127];[.$W127];[.$AA127];[.$AE127];[.$AI127];[.$AM127];[.$AQ127];[.$AU127];[.$AY127];[.$BC127];[.$BG127])" table:style-name="ce1">
            <text:p>17,04</text:p>
          </table:table-cell>
          <table:table-cell office:value-type="float" office:value="61308" table:formula="of:=MEDIAN([.$D127];[.$H127];[.$L127];[.$P127];[.$T127];[.$X127];[.$AB127];[.$AF127];[.$AJ127];[.$AN127];[.$AR127];[.$AV127];[.$AZ127];[.$BD127];[.$BH127])" table:style-name="ce1">
            <text:p>61308</text:p>
          </table:table-cell>
          <table:table-cell office:value-type="float" office:value="14237" table:formula="of:=MEDIAN([.$E127];[.$I127];[.$M127];[.$Q127];[.$U127];[.$Y127];[.$AC127];[.$AG127];[.$AK127];[.$AO127];[.$AS127];[.$AW127];[.$BA127];[.$BE127];[.$BI127])" table:style-name="ce1">
            <text:p>14237</text:p>
          </table:table-cell>
          <table:table-cell office:value-type="float" office:value="21600" table:formula="of:=MAX([.$B127];[.$F127];[.$J127];[.$N127];[.$R127];[.$V127];[.$Z127];[.$AD127];[.$AH127];[.$AL127];[.$AP127];[.$AT127];[.$AX127];[.$BB127];[.$BF127])" table:style-name="ce1">
            <text:p>21600</text:p>
          </table:table-cell>
          <table:table-cell office:value-type="float" office:value="21600" table:formula="of:=MAX([.$C127];[.$G127];[.$K127];[.$O127];[.$S127];[.$W127];[.$AA127];[.$AE127];[.$AI127];[.$AM127];[.$AQ127];[.$AU127];[.$AY127];[.$BC127];[.$BG127])" table:style-name="ce1">
            <text:p>21600</text:p>
          </table:table-cell>
          <table:table-cell office:value-type="float" office:value="597848481" table:formula="of:=MAX([.$D127];[.$H127];[.$L127];[.$P127];[.$T127];[.$X127];[.$AB127];[.$AF127];[.$AJ127];[.$AN127];[.$AR127];[.$AV127];[.$AZ127];[.$BD127];[.$BH127])" table:style-name="ce1">
            <text:p>597848481</text:p>
          </table:table-cell>
          <table:table-cell office:value-type="float" office:value="7663048" table:formula="of:=MAX([.$E127];[.$I127];[.$M127];[.$Q127];[.$U127];[.$Y127];[.$AC127];[.$AG127];[.$AK127];[.$AO127];[.$AS127];[.$AW127];[.$BA127];[.$BE127];[.$BI127])" table:style-name="ce1">
            <text:p>766304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8_a30_c55.lp</text:p>
          </table:table-cell>
          <table:table-cell office:value-type="float" office:value="59.48" table:style-name="ce1">
            <text:p>59,48</text:p>
          </table:table-cell>
          <table:table-cell office:value-type="float" office:value="52.45" table:style-name="ce1">
            <text:p>52,45</text:p>
          </table:table-cell>
          <table:table-cell office:value-type="float" office:value="455131" table:style-name="ce1">
            <text:p>455131</text:p>
          </table:table-cell>
          <table:table-cell office:value-type="float" office:value="66322" table:style-name="ce1">
            <text:p>66322</text:p>
          </table:table-cell>
          <table:table-cell office:value-type="float" office:value="97.5" table:style-name="ce1">
            <text:p>97,5</text:p>
          </table:table-cell>
          <table:table-cell office:value-type="float" office:value="90.63" table:style-name="ce1">
            <text:p>90,63</text:p>
          </table:table-cell>
          <table:table-cell office:value-type="float" office:value="771129" table:style-name="ce1">
            <text:p>771129</text:p>
          </table:table-cell>
          <table:table-cell office:value-type="float" office:value="116344" table:style-name="ce1">
            <text:p>116344</text:p>
          </table:table-cell>
          <table:table-cell office:value-type="float" office:value="40.64" table:style-name="ce1">
            <text:p>40,64</text:p>
          </table:table-cell>
          <table:table-cell office:value-type="float" office:value="34.17" table:style-name="ce1">
            <text:p>34,17</text:p>
          </table:table-cell>
          <table:table-cell office:value-type="float" office:value="395983" table:style-name="ce1">
            <text:p>395983</text:p>
          </table:table-cell>
          <table:table-cell office:value-type="float" office:value="55798" table:style-name="ce1">
            <text:p>55798</text:p>
          </table:table-cell>
          <table:table-cell office:value-type="float" office:value="251.71" table:style-name="ce1">
            <text:p>251,71</text:p>
          </table:table-cell>
          <table:table-cell office:value-type="float" office:value="244.96" table:style-name="ce1">
            <text:p>244,96</text:p>
          </table:table-cell>
          <table:table-cell office:value-type="float" office:value="410813" table:style-name="ce1">
            <text:p>410813</text:p>
          </table:table-cell>
          <table:table-cell office:value-type="float" office:value="325231" table:style-name="ce1">
            <text:p>325231</text:p>
          </table:table-cell>
          <table:table-cell office:value-type="float" office:value="20.440000000000001" table:style-name="ce2">
            <text:p>20,44</text:p>
          </table:table-cell>
          <table:table-cell office:value-type="float" office:value="14.03" table:style-name="ce1">
            <text:p>14,03</text:p>
          </table:table-cell>
          <table:table-cell office:value-type="float" office:value="167636" table:style-name="ce1">
            <text:p>167636</text:p>
          </table:table-cell>
          <table:table-cell office:value-type="float" office:value="22487" table:style-name="ce1">
            <text:p>22487</text:p>
          </table:table-cell>
          <table:table-cell office:value-type="float" office:value="132.15" table:style-name="ce1">
            <text:p>132,15</text:p>
          </table:table-cell>
          <table:table-cell office:value-type="float" office:value="125.14" table:style-name="ce1">
            <text:p>125,14</text:p>
          </table:table-cell>
          <table:table-cell office:value-type="float" office:value="421399" table:style-name="ce1">
            <text:p>421399</text:p>
          </table:table-cell>
          <table:table-cell office:value-type="float" office:value="139749" table:style-name="ce1">
            <text:p>139749</text:p>
          </table:table-cell>
          <table:table-cell office:value-type="float" office:value="47.65" table:style-name="ce1">
            <text:p>47,65</text:p>
          </table:table-cell>
          <table:table-cell office:value-type="float" office:value="40.9" table:style-name="ce1">
            <text:p>40,9</text:p>
          </table:table-cell>
          <table:table-cell office:value-type="float" office:value="72948" table:style-name="ce1">
            <text:p>72948</text:p>
          </table:table-cell>
          <table:table-cell office:value-type="float" office:value="53408" table:style-name="ce1">
            <text:p>53408</text:p>
          </table:table-cell>
          <table:table-cell office:value-type="float" office:value="337.42" table:style-name="ce1">
            <text:p>337,42</text:p>
          </table:table-cell>
          <table:table-cell office:value-type="float" office:value="330.33" table:style-name="ce1">
            <text:p>330,33</text:p>
          </table:table-cell>
          <table:table-cell office:value-type="float" office:value="478786" table:style-name="ce1">
            <text:p>478786</text:p>
          </table:table-cell>
          <table:table-cell office:value-type="float" office:value="379507" table:style-name="ce1">
            <text:p>379507</text:p>
          </table:table-cell>
          <table:table-cell office:value-type="float" office:value="136" table:style-name="ce1">
            <text:p>136</text:p>
          </table:table-cell>
          <table:table-cell office:value-type="float" office:value="128.84" table:style-name="ce1">
            <text:p>128,84</text:p>
          </table:table-cell>
          <table:table-cell office:value-type="float" office:value="1129331" table:style-name="ce1">
            <text:p>1129331</text:p>
          </table:table-cell>
          <table:table-cell office:value-type="float" office:value="181906" table:style-name="ce1">
            <text:p>181906</text:p>
          </table:table-cell>
          <table:table-cell office:value-type="float" office:value="103.19" table:style-name="ce1">
            <text:p>103,19</text:p>
          </table:table-cell>
          <table:table-cell office:value-type="float" office:value="97.22" table:style-name="ce1">
            <text:p>97,22</text:p>
          </table:table-cell>
          <table:table-cell office:value-type="float" office:value="645429" table:style-name="ce1">
            <text:p>645429</text:p>
          </table:table-cell>
          <table:table-cell office:value-type="float" office:value="138267" table:style-name="ce1">
            <text:p>138267</text:p>
          </table:table-cell>
          <table:table-cell office:value-type="float" office:value="73.61" table:style-name="ce1">
            <text:p>73,61</text:p>
          </table:table-cell>
          <table:table-cell office:value-type="float" office:value="66.959999999999994" table:style-name="ce1">
            <text:p>66,96</text:p>
          </table:table-cell>
          <table:table-cell office:value-type="float" office:value="374076" table:style-name="ce1">
            <text:p>374076</text:p>
          </table:table-cell>
          <table:table-cell office:value-type="float" office:value="95343" table:style-name="ce1">
            <text:p>95343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83681001" table:style-name="ce3">
            <text:p>183681001</text:p>
          </table:table-cell>
          <table:table-cell office:value-type="float" office:value="20315079" table:style-name="ce3">
            <text:p>20315079</text:p>
          </table:table-cell>
          <table:table-cell office:value-type="float" office:value="33.65" table:style-name="ce1">
            <text:p>33,65</text:p>
          </table:table-cell>
          <table:table-cell office:value-type="float" office:value="3.97" table:style-name="ce2">
            <text:p>3,97</text:p>
          </table:table-cell>
          <table:table-cell office:value-type="float" office:value="44720" table:style-name="ce2">
            <text:p>44720</text:p>
          </table:table-cell>
          <table:table-cell office:value-type="float" office:value="4401" table:style-name="ce2">
            <text:p>4401</text:p>
          </table:table-cell>
          <table:table-cell office:value-type="float" office:value="59.03" table:style-name="ce1">
            <text:p>59,03</text:p>
          </table:table-cell>
          <table:table-cell office:value-type="float" office:value="17.37" table:style-name="ce1">
            <text:p>17,37</text:p>
          </table:table-cell>
          <table:table-cell office:value-type="float" office:value="597400" table:style-name="ce1">
            <text:p>597400</text:p>
          </table:table-cell>
          <table:table-cell office:value-type="float" office:value="12298" table:style-name="ce1">
            <text:p>12298</text:p>
          </table:table-cell>
          <table:table-cell office:value-type="float" office:value="34" table:style-name="ce1">
            <text:p>34</text:p>
          </table:table-cell>
          <table:table-cell office:value-type="float" office:value="27.41" table:style-name="ce1">
            <text:p>27,41</text:p>
          </table:table-cell>
          <table:table-cell office:value-type="float" office:value="108721" table:style-name="ce1">
            <text:p>108721</text:p>
          </table:table-cell>
          <table:table-cell office:value-type="float" office:value="38553" table:style-name="ce1">
            <text:p>38553</text:p>
          </table:table-cell>
          <table:table-cell office:value-type="float" office:value="20.440000000000001" table:formula="of:=MIN([.$B128];[.$F128];[.$J128];[.$N128];[.$R128];[.$V128];[.$Z128];[.$AD128];[.$AH128];[.$AL128];[.$AP128];[.$AT128];[.$AX128];[.$BB128];[.$BF128])" table:style-name="ce1">
            <text:p>20,44</text:p>
          </table:table-cell>
          <table:table-cell office:value-type="float" office:value="3.97" table:formula="of:=MIN([.$C128];[.$G128];[.$K128];[.$O128];[.$S128];[.$W128];[.$AA128];[.$AE128];[.$AI128];[.$AM128];[.$AQ128];[.$AU128];[.$AY128];[.$BC128];[.$BG128])" table:style-name="ce1">
            <text:p>3,97</text:p>
          </table:table-cell>
          <table:table-cell office:value-type="float" office:value="44720" table:formula="of:=MIN([.$D128];[.$H128];[.$L128];[.$P128];[.$T128];[.$X128];[.$AB128];[.$AF128];[.$AJ128];[.$AN128];[.$AR128];[.$AV128];[.$AZ128];[.$BD128];[.$BH128])" table:style-name="ce1">
            <text:p>44720</text:p>
          </table:table-cell>
          <table:table-cell office:value-type="float" office:value="4401" table:formula="of:=MIN([.$E128];[.$I128];[.$M128];[.$Q128];[.$U128];[.$Y128];[.$AC128];[.$AG128];[.$AK128];[.$AO128];[.$AS128];[.$AW128];[.$BA128];[.$BE128];[.$BI128])" table:style-name="ce1">
            <text:p>4401</text:p>
          </table:table-cell>
          <table:table-cell office:value-type="float" office:value="73.61" table:formula="of:=MEDIAN([.$B128];[.$F128];[.$J128];[.$N128];[.$R128];[.$V128];[.$Z128];[.$AD128];[.$AH128];[.$AL128];[.$AP128];[.$AT128];[.$AX128];[.$BB128];[.$BF128])" table:style-name="ce1">
            <text:p>73,61</text:p>
          </table:table-cell>
          <table:table-cell office:value-type="float" office:value="66.959999999999994" table:formula="of:=MEDIAN([.$C128];[.$G128];[.$K128];[.$O128];[.$S128];[.$W128];[.$AA128];[.$AE128];[.$AI128];[.$AM128];[.$AQ128];[.$AU128];[.$AY128];[.$BC128];[.$BG128])" table:style-name="ce1">
            <text:p>66,96</text:p>
          </table:table-cell>
          <table:table-cell office:value-type="float" office:value="421399" table:formula="of:=MEDIAN([.$D128];[.$H128];[.$L128];[.$P128];[.$T128];[.$X128];[.$AB128];[.$AF128];[.$AJ128];[.$AN128];[.$AR128];[.$AV128];[.$AZ128];[.$BD128];[.$BH128])" table:style-name="ce1">
            <text:p>421399</text:p>
          </table:table-cell>
          <table:table-cell office:value-type="float" office:value="95343" table:formula="of:=MEDIAN([.$E128];[.$I128];[.$M128];[.$Q128];[.$U128];[.$Y128];[.$AC128];[.$AG128];[.$AK128];[.$AO128];[.$AS128];[.$AW128];[.$BA128];[.$BE128];[.$BI128])" table:style-name="ce1">
            <text:p>95343</text:p>
          </table:table-cell>
          <table:table-cell office:value-type="float" office:value="21600" table:formula="of:=MAX([.$B128];[.$F128];[.$J128];[.$N128];[.$R128];[.$V128];[.$Z128];[.$AD128];[.$AH128];[.$AL128];[.$AP128];[.$AT128];[.$AX128];[.$BB128];[.$BF128])" table:style-name="ce1">
            <text:p>21600</text:p>
          </table:table-cell>
          <table:table-cell office:value-type="float" office:value="21600" table:formula="of:=MAX([.$C128];[.$G128];[.$K128];[.$O128];[.$S128];[.$W128];[.$AA128];[.$AE128];[.$AI128];[.$AM128];[.$AQ128];[.$AU128];[.$AY128];[.$BC128];[.$BG128])" table:style-name="ce1">
            <text:p>21600</text:p>
          </table:table-cell>
          <table:table-cell office:value-type="float" office:value="183681001" table:formula="of:=MAX([.$D128];[.$H128];[.$L128];[.$P128];[.$T128];[.$X128];[.$AB128];[.$AF128];[.$AJ128];[.$AN128];[.$AR128];[.$AV128];[.$AZ128];[.$BD128];[.$BH128])" table:style-name="ce1">
            <text:p>183681001</text:p>
          </table:table-cell>
          <table:table-cell office:value-type="float" office:value="20315079" table:formula="of:=MAX([.$E128];[.$I128];[.$M128];[.$Q128];[.$U128];[.$Y128];[.$AC128];[.$AG128];[.$AK128];[.$AO128];[.$AS128];[.$AW128];[.$BA128];[.$BE128];[.$BI128])" table:style-name="ce1">
            <text:p>2031507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8_a35_c50.lp</text:p>
          </table:table-cell>
          <table:table-cell office:value-type="float" office:value="18.350000000000001" table:style-name="ce2">
            <text:p>18,35</text:p>
          </table:table-cell>
          <table:table-cell office:value-type="float" office:value="2.11" table:style-name="ce2">
            <text:p>2,11</text:p>
          </table:table-cell>
          <table:table-cell office:value-type="float" office:value="30522" table:style-name="ce1">
            <text:p>30522</text:p>
          </table:table-cell>
          <table:table-cell office:value-type="float" office:value="1859" table:style-name="ce2">
            <text:p>1859</text:p>
          </table:table-cell>
          <table:table-cell office:value-type="float" office:value="22.67" table:style-name="ce1">
            <text:p>22,67</text:p>
          </table:table-cell>
          <table:table-cell office:value-type="float" office:value="7.17" table:style-name="ce1">
            <text:p>7,17</text:p>
          </table:table-cell>
          <table:table-cell office:value-type="float" office:value="18079" table:style-name="ce1">
            <text:p>18079</text:p>
          </table:table-cell>
          <table:table-cell office:value-type="float" office:value="6494" table:style-name="ce1">
            <text:p>6494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09659" table:style-name="ce1">
            <text:p>109659</text:p>
          </table:table-cell>
          <table:table-cell office:value-type="float" office:value="12418" table:style-name="ce1">
            <text:p>12418</text:p>
          </table:table-cell>
          <table:table-cell office:value-type="float" office:value="18.89" table:style-name="ce1">
            <text:p>18,89</text:p>
          </table:table-cell>
          <table:table-cell office:value-type="float" office:value="3.72" table:style-name="ce1">
            <text:p>3,72</text:p>
          </table:table-cell>
          <table:table-cell office:value-type="float" office:value="8783" table:style-name="ce2">
            <text:p>8783</text:p>
          </table:table-cell>
          <table:table-cell office:value-type="float" office:value="3245" table:style-name="ce1">
            <text:p>3245</text:p>
          </table:table-cell>
          <table:table-cell office:value-type="float" office:value="22.26" table:style-name="ce1">
            <text:p>22,26</text:p>
          </table:table-cell>
          <table:table-cell office:value-type="float" office:value="7.49" table:style-name="ce1">
            <text:p>7,49</text:p>
          </table:table-cell>
          <table:table-cell office:value-type="float" office:value="31192" table:style-name="ce1">
            <text:p>31192</text:p>
          </table:table-cell>
          <table:table-cell office:value-type="float" office:value="6710" table:style-name="ce1">
            <text:p>6710</text:p>
          </table:table-cell>
          <table:table-cell office:value-type="float" office:value="19.5" table:style-name="ce1">
            <text:p>19,5</text:p>
          </table:table-cell>
          <table:table-cell office:value-type="float" office:value="3.75" table:style-name="ce1">
            <text:p>3,75</text:p>
          </table:table-cell>
          <table:table-cell office:value-type="float" office:value="18923" table:style-name="ce1">
            <text:p>18923</text:p>
          </table:table-cell>
          <table:table-cell office:value-type="float" office:value="3932" table:style-name="ce1">
            <text:p>3932</text:p>
          </table:table-cell>
          <table:table-cell office:value-type="float" office:value="58.12" table:style-name="ce1">
            <text:p>58,12</text:p>
          </table:table-cell>
          <table:table-cell office:value-type="float" office:value="42.08" table:style-name="ce1">
            <text:p>42,08</text:p>
          </table:table-cell>
          <table:table-cell office:value-type="float" office:value="52188" table:style-name="ce1">
            <text:p>52188</text:p>
          </table:table-cell>
          <table:table-cell office:value-type="float" office:value="28987" table:style-name="ce1">
            <text:p>28987</text:p>
          </table:table-cell>
          <table:table-cell office:value-type="float" office:value="196.25" table:style-name="ce1">
            <text:p>196,25</text:p>
          </table:table-cell>
          <table:table-cell office:value-type="float" office:value="180.31" table:style-name="ce1">
            <text:p>180,31</text:p>
          </table:table-cell>
          <table:table-cell office:value-type="float" office:value="151306" table:style-name="ce1">
            <text:p>151306</text:p>
          </table:table-cell>
          <table:table-cell office:value-type="float" office:value="97142" table:style-name="ce1">
            <text:p>97142</text:p>
          </table:table-cell>
          <table:table-cell office:value-type="float" office:value="27.34" table:style-name="ce1">
            <text:p>27,34</text:p>
          </table:table-cell>
          <table:table-cell office:value-type="float" office:value="12.62" table:style-name="ce1">
            <text:p>12,62</text:p>
          </table:table-cell>
          <table:table-cell office:value-type="float" office:value="49870" table:style-name="ce1">
            <text:p>49870</text:p>
          </table:table-cell>
          <table:table-cell office:value-type="float" office:value="9810" table:style-name="ce1">
            <text:p>9810</text:p>
          </table:table-cell>
          <table:table-cell office:value-type="float" office:value="23.48" table:style-name="ce1">
            <text:p>23,48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59276" table:style-name="ce1">
            <text:p>59276</text:p>
          </table:table-cell>
          <table:table-cell office:value-type="float" office:value="8435" table:style-name="ce1">
            <text:p>8435</text:p>
          </table:table-cell>
          <table:table-cell office:value-type="float" office:value="31.27" table:style-name="ce1">
            <text:p>31,27</text:p>
          </table:table-cell>
          <table:table-cell office:value-type="float" office:value="16.03" table:style-name="ce1">
            <text:p>16,03</text:p>
          </table:table-cell>
          <table:table-cell office:value-type="float" office:value="74433" table:style-name="ce1">
            <text:p>74433</text:p>
          </table:table-cell>
          <table:table-cell office:value-type="float" office:value="14380" table:style-name="ce1">
            <text:p>14380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35121487" table:style-name="ce3">
            <text:p>135121487</text:p>
          </table:table-cell>
          <table:table-cell office:value-type="float" office:value="10123617" table:style-name="ce3">
            <text:p>10123617</text:p>
          </table:table-cell>
          <table:table-cell office:value-type="float" office:value="80.95" table:style-name="ce1">
            <text:p>80,95</text:p>
          </table:table-cell>
          <table:table-cell office:value-type="float" office:value="9.06" table:style-name="ce1">
            <text:p>9,06</text:p>
          </table:table-cell>
          <table:table-cell office:value-type="float" office:value="66641" table:style-name="ce1">
            <text:p>66641</text:p>
          </table:table-cell>
          <table:table-cell office:value-type="float" office:value="4841" table:style-name="ce1">
            <text:p>4841</text:p>
          </table:table-cell>
          <table:table-cell office:value-type="float" office:value="112.93" table:style-name="ce1">
            <text:p>112,93</text:p>
          </table:table-cell>
          <table:table-cell office:value-type="float" office:value="23.81" table:style-name="ce1">
            <text:p>23,81</text:p>
          </table:table-cell>
          <table:table-cell office:value-type="float" office:value="331619" table:style-name="ce1">
            <text:p>331619</text:p>
          </table:table-cell>
          <table:table-cell office:value-type="float" office:value="8334" table:style-name="ce1">
            <text:p>8334</text:p>
          </table:table-cell>
          <table:table-cell office:value-type="float" office:value="22.9" table:style-name="ce1">
            <text:p>22,9</text:p>
          </table:table-cell>
          <table:table-cell office:value-type="float" office:value="7.41" table:style-name="ce1">
            <text:p>7,41</text:p>
          </table:table-cell>
          <table:table-cell office:value-type="float" office:value="54613" table:style-name="ce1">
            <text:p>54613</text:p>
          </table:table-cell>
          <table:table-cell office:value-type="float" office:value="6953" table:style-name="ce1">
            <text:p>6953</text:p>
          </table:table-cell>
          <table:table-cell office:value-type="float" office:value="18.350000000000001" table:formula="of:=MIN([.$B129];[.$F129];[.$J129];[.$N129];[.$R129];[.$V129];[.$Z129];[.$AD129];[.$AH129];[.$AL129];[.$AP129];[.$AT129];[.$AX129];[.$BB129];[.$BF129])" table:style-name="ce1">
            <text:p>18,35</text:p>
          </table:table-cell>
          <table:table-cell office:value-type="float" office:value="2.11" table:formula="of:=MIN([.$C129];[.$G129];[.$K129];[.$O129];[.$S129];[.$W129];[.$AA129];[.$AE129];[.$AI129];[.$AM129];[.$AQ129];[.$AU129];[.$AY129];[.$BC129];[.$BG129])" table:style-name="ce1">
            <text:p>2,11</text:p>
          </table:table-cell>
          <table:table-cell office:value-type="float" office:value="8783" table:formula="of:=MIN([.$D129];[.$H129];[.$L129];[.$P129];[.$T129];[.$X129];[.$AB129];[.$AF129];[.$AJ129];[.$AN129];[.$AR129];[.$AV129];[.$AZ129];[.$BD129];[.$BH129])" table:style-name="ce1">
            <text:p>8783</text:p>
          </table:table-cell>
          <table:table-cell office:value-type="float" office:value="1859" table:formula="of:=MIN([.$E129];[.$I129];[.$M129];[.$Q129];[.$U129];[.$Y129];[.$AC129];[.$AG129];[.$AK129];[.$AO129];[.$AS129];[.$AW129];[.$BA129];[.$BE129];[.$BI129])" table:style-name="ce1">
            <text:p>1859</text:p>
          </table:table-cell>
          <table:table-cell office:value-type="float" office:value="27.34" table:formula="of:=MEDIAN([.$B129];[.$F129];[.$J129];[.$N129];[.$R129];[.$V129];[.$Z129];[.$AD129];[.$AH129];[.$AL129];[.$AP129];[.$AT129];[.$AX129];[.$BB129];[.$BF129])" table:style-name="ce1">
            <text:p>27,34</text:p>
          </table:table-cell>
          <table:table-cell office:value-type="float" office:value="9.06" table:formula="of:=MEDIAN([.$C129];[.$G129];[.$K129];[.$O129];[.$S129];[.$W129];[.$AA129];[.$AE129];[.$AI129];[.$AM129];[.$AQ129];[.$AU129];[.$AY129];[.$BC129];[.$BG129])" table:style-name="ce1">
            <text:p>9,06</text:p>
          </table:table-cell>
          <table:table-cell office:value-type="float" office:value="54613" table:formula="of:=MEDIAN([.$D129];[.$H129];[.$L129];[.$P129];[.$T129];[.$X129];[.$AB129];[.$AF129];[.$AJ129];[.$AN129];[.$AR129];[.$AV129];[.$AZ129];[.$BD129];[.$BH129])" table:style-name="ce1">
            <text:p>54613</text:p>
          </table:table-cell>
          <table:table-cell office:value-type="float" office:value="8334" table:formula="of:=MEDIAN([.$E129];[.$I129];[.$M129];[.$Q129];[.$U129];[.$Y129];[.$AC129];[.$AG129];[.$AK129];[.$AO129];[.$AS129];[.$AW129];[.$BA129];[.$BE129];[.$BI129])" table:style-name="ce1">
            <text:p>8334</text:p>
          </table:table-cell>
          <table:table-cell office:value-type="float" office:value="21600" table:formula="of:=MAX([.$B129];[.$F129];[.$J129];[.$N129];[.$R129];[.$V129];[.$Z129];[.$AD129];[.$AH129];[.$AL129];[.$AP129];[.$AT129];[.$AX129];[.$BB129];[.$BF129])" table:style-name="ce1">
            <text:p>21600</text:p>
          </table:table-cell>
          <table:table-cell office:value-type="float" office:value="21600" table:formula="of:=MAX([.$C129];[.$G129];[.$K129];[.$O129];[.$S129];[.$W129];[.$AA129];[.$AE129];[.$AI129];[.$AM129];[.$AQ129];[.$AU129];[.$AY129];[.$BC129];[.$BG129])" table:style-name="ce1">
            <text:p>21600</text:p>
          </table:table-cell>
          <table:table-cell office:value-type="float" office:value="135121487" table:formula="of:=MAX([.$D129];[.$H129];[.$L129];[.$P129];[.$T129];[.$X129];[.$AB129];[.$AF129];[.$AJ129];[.$AN129];[.$AR129];[.$AV129];[.$AZ129];[.$BD129];[.$BH129])" table:style-name="ce1">
            <text:p>135121487</text:p>
          </table:table-cell>
          <table:table-cell office:value-type="float" office:value="10123617" table:formula="of:=MAX([.$E129];[.$I129];[.$M129];[.$Q129];[.$U129];[.$Y129];[.$AC129];[.$AG129];[.$AK129];[.$AO129];[.$AS129];[.$AW129];[.$BA129];[.$BE129];[.$BI129])" table:style-name="ce1">
            <text:p>1012361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9_a15_c55.lp</text:p>
          </table:table-cell>
          <table:table-cell office:value-type="float" office:value="51.29" table:style-name="ce1">
            <text:p>51,29</text:p>
          </table:table-cell>
          <table:table-cell office:value-type="float" office:value="43.37" table:style-name="ce1">
            <text:p>43,37</text:p>
          </table:table-cell>
          <table:table-cell office:value-type="float" office:value="210934" table:style-name="ce1">
            <text:p>210934</text:p>
          </table:table-cell>
          <table:table-cell office:value-type="float" office:value="60640" table:style-name="ce1">
            <text:p>60640</text:p>
          </table:table-cell>
          <table:table-cell office:value-type="float" office:value="102.67" table:style-name="ce1">
            <text:p>102,67</text:p>
          </table:table-cell>
          <table:table-cell office:value-type="float" office:value="94.97" table:style-name="ce1">
            <text:p>94,97</text:p>
          </table:table-cell>
          <table:table-cell office:value-type="float" office:value="272270" table:style-name="ce1">
            <text:p>272270</text:p>
          </table:table-cell>
          <table:table-cell office:value-type="float" office:value="146373" table:style-name="ce1">
            <text:p>146373</text:p>
          </table:table-cell>
          <table:table-cell office:value-type="float" office:value="15.96" table:style-name="ce1">
            <text:p>15,96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23394" table:style-name="ce1">
            <text:p>23394</text:p>
          </table:table-cell>
          <table:table-cell office:value-type="float" office:value="13791" table:style-name="ce1">
            <text:p>13791</text:p>
          </table:table-cell>
          <table:table-cell office:value-type="float" office:value="17.55" table:style-name="ce1">
            <text:p>17,55</text:p>
          </table:table-cell>
          <table:table-cell office:value-type="float" office:value="10.32" table:style-name="ce1">
            <text:p>10,32</text:p>
          </table:table-cell>
          <table:table-cell office:value-type="float" office:value="44706" table:style-name="ce1">
            <text:p>44706</text:p>
          </table:table-cell>
          <table:table-cell office:value-type="float" office:value="16783" table:style-name="ce1">
            <text:p>16783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24.61" table:style-name="ce1">
            <text:p>24,61</text:p>
          </table:table-cell>
          <table:table-cell office:value-type="float" office:value="67229" table:style-name="ce1">
            <text:p>67229</text:p>
          </table:table-cell>
          <table:table-cell office:value-type="float" office:value="38705" table:style-name="ce1">
            <text:p>38705</text:p>
          </table:table-cell>
          <table:table-cell office:value-type="float" office:value="78.11" table:style-name="ce1">
            <text:p>78,11</text:p>
          </table:table-cell>
          <table:table-cell office:value-type="float" office:value="70.88" table:style-name="ce1">
            <text:p>70,88</text:p>
          </table:table-cell>
          <table:table-cell office:value-type="float" office:value="147591" table:style-name="ce1">
            <text:p>147591</text:p>
          </table:table-cell>
          <table:table-cell office:value-type="float" office:value="116525" table:style-name="ce1">
            <text:p>116525</text:p>
          </table:table-cell>
          <table:table-cell office:value-type="float" office:value="13.63" table:style-name="ce1">
            <text:p>13,63</text:p>
          </table:table-cell>
          <table:table-cell office:value-type="float" office:value="5.99" table:style-name="ce1">
            <text:p>5,99</text:p>
          </table:table-cell>
          <table:table-cell office:value-type="float" office:value="14170" table:style-name="ce1">
            <text:p>14170</text:p>
          </table:table-cell>
          <table:table-cell office:value-type="float" office:value="10635" table:style-name="ce1">
            <text:p>10635</text:p>
          </table:table-cell>
          <table:table-cell office:value-type="float" office:value="11.13" table:style-name="ce2">
            <text:p>11,13</text:p>
          </table:table-cell>
          <table:table-cell office:value-type="float" office:value="3.8" table:style-name="ce2">
            <text:p>3,8</text:p>
          </table:table-cell>
          <table:table-cell office:value-type="float" office:value="8554" table:style-name="ce2">
            <text:p>8554</text:p>
          </table:table-cell>
          <table:table-cell office:value-type="float" office:value="6267" table:style-name="ce2">
            <text:p>6267</text:p>
          </table:table-cell>
          <table:table-cell office:value-type="float" office:value="82.46" table:style-name="ce1">
            <text:p>82,46</text:p>
          </table:table-cell>
          <table:table-cell office:value-type="float" office:value="75.12" table:style-name="ce1">
            <text:p>75,12</text:p>
          </table:table-cell>
          <table:table-cell office:value-type="float" office:value="171345" table:style-name="ce1">
            <text:p>171345</text:p>
          </table:table-cell>
          <table:table-cell office:value-type="float" office:value="117452" table:style-name="ce1">
            <text:p>117452</text:p>
          </table:table-cell>
          <table:table-cell office:value-type="float" office:value="63.9" table:style-name="ce1">
            <text:p>63,9</text:p>
          </table:table-cell>
          <table:table-cell office:value-type="float" office:value="56.74" table:style-name="ce1">
            <text:p>56,74</text:p>
          </table:table-cell>
          <table:table-cell office:value-type="float" office:value="121437" table:style-name="ce1">
            <text:p>121437</text:p>
          </table:table-cell>
          <table:table-cell office:value-type="float" office:value="91257" table:style-name="ce1">
            <text:p>91257</text:p>
          </table:table-cell>
          <table:table-cell office:value-type="float" office:value="133.57" table:style-name="ce1">
            <text:p>133,57</text:p>
          </table:table-cell>
          <table:table-cell office:value-type="float" office:value="126.96" table:style-name="ce1">
            <text:p>126,96</text:p>
          </table:table-cell>
          <table:table-cell office:value-type="float" office:value="261015" table:style-name="ce1">
            <text:p>261015</text:p>
          </table:table-cell>
          <table:table-cell office:value-type="float" office:value="201208" table:style-name="ce1">
            <text:p>20120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07987750" table:style-name="ce3">
            <text:p>107987750</text:p>
          </table:table-cell>
          <table:table-cell office:value-type="float" office:value="18762371" table:style-name="ce3">
            <text:p>18762371</text:p>
          </table:table-cell>
          <table:table-cell office:value-type="float" office:value="63.16" table:style-name="ce1">
            <text:p>63,16</text:p>
          </table:table-cell>
          <table:table-cell office:value-type="float" office:value="20.88" table:style-name="ce1">
            <text:p>20,88</text:p>
          </table:table-cell>
          <table:table-cell office:value-type="float" office:value="111130" table:style-name="ce1">
            <text:p>111130</text:p>
          </table:table-cell>
          <table:table-cell office:value-type="float" office:value="22374" table:style-name="ce1">
            <text:p>22374</text:p>
          </table:table-cell>
          <table:table-cell office:value-type="float" office:value="167.76" table:style-name="ce1">
            <text:p>167,76</text:p>
          </table:table-cell>
          <table:table-cell office:value-type="float" office:value="125.95" table:style-name="ce1">
            <text:p>125,95</text:p>
          </table:table-cell>
          <table:table-cell office:value-type="float" office:value="4471807" table:style-name="ce1">
            <text:p>4471807</text:p>
          </table:table-cell>
          <table:table-cell office:value-type="float" office:value="51988" table:style-name="ce1">
            <text:p>51988</text:p>
          </table:table-cell>
          <table:table-cell office:value-type="float" office:value="32.32" table:style-name="ce1">
            <text:p>32,32</text:p>
          </table:table-cell>
          <table:table-cell office:value-type="float" office:value="25.26" table:style-name="ce1">
            <text:p>25,26</text:p>
          </table:table-cell>
          <table:table-cell office:value-type="float" office:value="78984" table:style-name="ce1">
            <text:p>78984</text:p>
          </table:table-cell>
          <table:table-cell office:value-type="float" office:value="43581" table:style-name="ce1">
            <text:p>43581</text:p>
          </table:table-cell>
          <table:table-cell office:value-type="float" office:value="11.13" table:formula="of:=MIN([.$B130];[.$F130];[.$J130];[.$N130];[.$R130];[.$V130];[.$Z130];[.$AD130];[.$AH130];[.$AL130];[.$AP130];[.$AT130];[.$AX130];[.$BB130];[.$BF130])" table:style-name="ce1">
            <text:p>11,13</text:p>
          </table:table-cell>
          <table:table-cell office:value-type="float" office:value="3.8" table:formula="of:=MIN([.$C130];[.$G130];[.$K130];[.$O130];[.$S130];[.$W130];[.$AA130];[.$AE130];[.$AI130];[.$AM130];[.$AQ130];[.$AU130];[.$AY130];[.$BC130];[.$BG130])" table:style-name="ce1">
            <text:p>3,8</text:p>
          </table:table-cell>
          <table:table-cell office:value-type="float" office:value="8554" table:formula="of:=MIN([.$D130];[.$H130];[.$L130];[.$P130];[.$T130];[.$X130];[.$AB130];[.$AF130];[.$AJ130];[.$AN130];[.$AR130];[.$AV130];[.$AZ130];[.$BD130];[.$BH130])" table:style-name="ce1">
            <text:p>8554</text:p>
          </table:table-cell>
          <table:table-cell office:value-type="float" office:value="6267" table:formula="of:=MIN([.$E130];[.$I130];[.$M130];[.$Q130];[.$U130];[.$Y130];[.$AC130];[.$AG130];[.$AK130];[.$AO130];[.$AS130];[.$AW130];[.$BA130];[.$BE130];[.$BI130])" table:style-name="ce1">
            <text:p>6267</text:p>
          </table:table-cell>
          <table:table-cell office:value-type="float" office:value="63.16" table:formula="of:=MEDIAN([.$B130];[.$F130];[.$J130];[.$N130];[.$R130];[.$V130];[.$Z130];[.$AD130];[.$AH130];[.$AL130];[.$AP130];[.$AT130];[.$AX130];[.$BB130];[.$BF130])" table:style-name="ce1">
            <text:p>63,16</text:p>
          </table:table-cell>
          <table:table-cell office:value-type="float" office:value="43.37" table:formula="of:=MEDIAN([.$C130];[.$G130];[.$K130];[.$O130];[.$S130];[.$W130];[.$AA130];[.$AE130];[.$AI130];[.$AM130];[.$AQ130];[.$AU130];[.$AY130];[.$BC130];[.$BG130])" table:style-name="ce1">
            <text:p>43,37</text:p>
          </table:table-cell>
          <table:table-cell office:value-type="float" office:value="121437" table:formula="of:=MEDIAN([.$D130];[.$H130];[.$L130];[.$P130];[.$T130];[.$X130];[.$AB130];[.$AF130];[.$AJ130];[.$AN130];[.$AR130];[.$AV130];[.$AZ130];[.$BD130];[.$BH130])" table:style-name="ce1">
            <text:p>121437</text:p>
          </table:table-cell>
          <table:table-cell office:value-type="float" office:value="51988" table:formula="of:=MEDIAN([.$E130];[.$I130];[.$M130];[.$Q130];[.$U130];[.$Y130];[.$AC130];[.$AG130];[.$AK130];[.$AO130];[.$AS130];[.$AW130];[.$BA130];[.$BE130];[.$BI130])" table:style-name="ce1">
            <text:p>51988</text:p>
          </table:table-cell>
          <table:table-cell office:value-type="float" office:value="21600" table:formula="of:=MAX([.$B130];[.$F130];[.$J130];[.$N130];[.$R130];[.$V130];[.$Z130];[.$AD130];[.$AH130];[.$AL130];[.$AP130];[.$AT130];[.$AX130];[.$BB130];[.$BF130])" table:style-name="ce1">
            <text:p>21600</text:p>
          </table:table-cell>
          <table:table-cell office:value-type="float" office:value="21600" table:formula="of:=MAX([.$C130];[.$G130];[.$K130];[.$O130];[.$S130];[.$W130];[.$AA130];[.$AE130];[.$AI130];[.$AM130];[.$AQ130];[.$AU130];[.$AY130];[.$BC130];[.$BG130])" table:style-name="ce1">
            <text:p>21600</text:p>
          </table:table-cell>
          <table:table-cell office:value-type="float" office:value="107987750" table:formula="of:=MAX([.$D130];[.$H130];[.$L130];[.$P130];[.$T130];[.$X130];[.$AB130];[.$AF130];[.$AJ130];[.$AN130];[.$AR130];[.$AV130];[.$AZ130];[.$BD130];[.$BH130])" table:style-name="ce1">
            <text:p>107987750</text:p>
          </table:table-cell>
          <table:table-cell office:value-type="float" office:value="18762371" table:formula="of:=MAX([.$E130];[.$I130];[.$M130];[.$Q130];[.$U130];[.$Y130];[.$AC130];[.$AG130];[.$AK130];[.$AO130];[.$AS130];[.$AW130];[.$BA130];[.$BE130];[.$BI130])" table:style-name="ce1">
            <text:p>1876237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9_a15_c60.lp</text:p>
          </table:table-cell>
          <table:table-cell office:value-type="float" office:value="107.62" table:style-name="ce1">
            <text:p>107,62</text:p>
          </table:table-cell>
          <table:table-cell office:value-type="float" office:value="100.39" table:style-name="ce1">
            <text:p>100,39</text:p>
          </table:table-cell>
          <table:table-cell office:value-type="float" office:value="278401" table:style-name="ce1">
            <text:p>278401</text:p>
          </table:table-cell>
          <table:table-cell office:value-type="float" office:value="131883" table:style-name="ce3">
            <text:p>131883</text:p>
          </table:table-cell>
          <table:table-cell office:value-type="float" office:value="33.619999999999997" table:style-name="ce1">
            <text:p>33,62</text:p>
          </table:table-cell>
          <table:table-cell office:value-type="float" office:value="26.7" table:style-name="ce1">
            <text:p>26,7</text:p>
          </table:table-cell>
          <table:table-cell office:value-type="float" office:value="69501" table:style-name="ce1">
            <text:p>69501</text:p>
          </table:table-cell>
          <table:table-cell office:value-type="float" office:value="37047" table:style-name="ce1">
            <text:p>37047</text:p>
          </table:table-cell>
          <table:table-cell office:value-type="float" office:value="28.47" table:style-name="ce1">
            <text:p>28,47</text:p>
          </table:table-cell>
          <table:table-cell office:value-type="float" office:value="20.93" table:style-name="ce1">
            <text:p>20,93</text:p>
          </table:table-cell>
          <table:table-cell office:value-type="float" office:value="104663" table:style-name="ce1">
            <text:p>104663</text:p>
          </table:table-cell>
          <table:table-cell office:value-type="float" office:value="28669" table:style-name="ce1">
            <text:p>28669</text:p>
          </table:table-cell>
          <table:table-cell office:value-type="float" office:value="15.81" table:style-name="ce1">
            <text:p>15,81</text:p>
          </table:table-cell>
          <table:table-cell office:value-type="float" office:value="8.48" table:style-name="ce1">
            <text:p>8,48</text:p>
          </table:table-cell>
          <table:table-cell office:value-type="float" office:value="15995" table:style-name="ce1">
            <text:p>15995</text:p>
          </table:table-cell>
          <table:table-cell office:value-type="float" office:value="11567" table:style-name="ce1">
            <text:p>11567</text:p>
          </table:table-cell>
          <table:table-cell office:value-type="float" office:value="14.63" table:style-name="ce1">
            <text:p>14,63</text:p>
          </table:table-cell>
          <table:table-cell office:value-type="float" office:value="7.67" table:style-name="ce1">
            <text:p>7,67</text:p>
          </table:table-cell>
          <table:table-cell office:value-type="float" office:value="41056" table:style-name="ce1">
            <text:p>41056</text:p>
          </table:table-cell>
          <table:table-cell office:value-type="float" office:value="11229" table:style-name="ce1">
            <text:p>11229</text:p>
          </table:table-cell>
          <table:table-cell office:value-type="float" office:value="21.21" table:style-name="ce1">
            <text:p>21,21</text:p>
          </table:table-cell>
          <table:table-cell office:value-type="float" office:value="14.46" table:style-name="ce1">
            <text:p>14,46</text:p>
          </table:table-cell>
          <table:table-cell office:value-type="float" office:value="24446" table:style-name="ce1">
            <text:p>24446</text:p>
          </table:table-cell>
          <table:table-cell office:value-type="float" office:value="18556" table:style-name="ce1">
            <text:p>18556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9.93" table:style-name="ce1">
            <text:p>29,93</text:p>
          </table:table-cell>
          <table:table-cell office:value-type="float" office:value="47303" table:style-name="ce1">
            <text:p>47303</text:p>
          </table:table-cell>
          <table:table-cell office:value-type="float" office:value="37768" table:style-name="ce1">
            <text:p>37768</text:p>
          </table:table-cell>
          <table:table-cell office:value-type="float" office:value="80.680000000000007" table:style-name="ce1">
            <text:p>80,68</text:p>
          </table:table-cell>
          <table:table-cell office:value-type="float" office:value="73.83" table:style-name="ce1">
            <text:p>73,83</text:p>
          </table:table-cell>
          <table:table-cell office:value-type="float" office:value="106812" table:style-name="ce1">
            <text:p>106812</text:p>
          </table:table-cell>
          <table:table-cell office:value-type="float" office:value="88960" table:style-name="ce1">
            <text:p>88960</text:p>
          </table:table-cell>
          <table:table-cell office:value-type="float" office:value="96.29" table:style-name="ce1">
            <text:p>96,29</text:p>
          </table:table-cell>
          <table:table-cell office:value-type="float" office:value="88.61" table:style-name="ce1">
            <text:p>88,61</text:p>
          </table:table-cell>
          <table:table-cell office:value-type="float" office:value="189934" table:style-name="ce1">
            <text:p>189934</text:p>
          </table:table-cell>
          <table:table-cell office:value-type="float" office:value="104965" table:style-name="ce1">
            <text:p>104965</text:p>
          </table:table-cell>
          <table:table-cell office:value-type="float" office:value="43.62" table:style-name="ce1">
            <text:p>43,62</text:p>
          </table:table-cell>
          <table:table-cell office:value-type="float" office:value="36.229999999999997" table:style-name="ce1">
            <text:p>36,23</text:p>
          </table:table-cell>
          <table:table-cell office:value-type="float" office:value="85206" table:style-name="ce1">
            <text:p>85206</text:p>
          </table:table-cell>
          <table:table-cell office:value-type="float" office:value="46838" table:style-name="ce1">
            <text:p>46838</text:p>
          </table:table-cell>
          <table:table-cell office:value-type="float" office:value="88.07" table:style-name="ce1">
            <text:p>88,07</text:p>
          </table:table-cell>
          <table:table-cell office:value-type="float" office:value="80.349999999999994" table:style-name="ce1">
            <text:p>80,35</text:p>
          </table:table-cell>
          <table:table-cell office:value-type="float" office:value="136952" table:style-name="ce1">
            <text:p>136952</text:p>
          </table:table-cell>
          <table:table-cell office:value-type="float" office:value="98921" table:style-name="ce1">
            <text:p>98921</text:p>
          </table:table-cell>
          <table:table-cell office:value-type="float" office:value="12.31" table:style-name="ce2">
            <text:p>12,31</text:p>
          </table:table-cell>
          <table:table-cell office:value-type="float" office:value="5.22" table:style-name="ce2">
            <text:p>5,22</text:p>
          </table:table-cell>
          <table:table-cell office:value-type="float" office:value="13192" table:style-name="ce2">
            <text:p>13192</text:p>
          </table:table-cell>
          <table:table-cell office:value-type="float" office:value="8764" table:style-name="ce2">
            <text:p>8764</text:p>
          </table:table-cell>
          <table:table-cell office:value-type="float" office:value="114.18" table:style-name="ce1">
            <text:p>114,18</text:p>
          </table:table-cell>
          <table:table-cell office:value-type="float" office:value="70.739999999999995" table:style-name="ce1">
            <text:p>70,74</text:p>
          </table:table-cell>
          <table:table-cell office:value-type="float" office:value="288519" table:style-name="ce1">
            <text:p>288519</text:p>
          </table:table-cell>
          <table:table-cell office:value-type="float" office:value="62696" table:style-name="ce1">
            <text:p>62696</text:p>
          </table:table-cell>
          <table:table-cell office:value-type="float" office:value="178.69" table:style-name="ce3">
            <text:p>178,69</text:p>
          </table:table-cell>
          <table:table-cell office:value-type="float" office:value="134.69" table:style-name="ce3">
            <text:p>134,69</text:p>
          </table:table-cell>
          <table:table-cell office:value-type="float" office:value="5266933" table:style-name="ce3">
            <text:p>5266933</text:p>
          </table:table-cell>
          <table:table-cell office:value-type="float" office:value="67042" table:style-name="ce1">
            <text:p>67042</text:p>
          </table:table-cell>
          <table:table-cell office:value-type="float" office:value="15.05" table:style-name="ce1">
            <text:p>15,05</text:p>
          </table:table-cell>
          <table:table-cell office:value-type="float" office:value="7.9" table:style-name="ce1">
            <text:p>7,9</text:p>
          </table:table-cell>
          <table:table-cell office:value-type="float" office:value="35149" table:style-name="ce1">
            <text:p>35149</text:p>
          </table:table-cell>
          <table:table-cell office:value-type="float" office:value="11678" table:style-name="ce1">
            <text:p>11678</text:p>
          </table:table-cell>
          <table:table-cell office:value-type="float" office:value="12.31" table:formula="of:=MIN([.$B131];[.$F131];[.$J131];[.$N131];[.$R131];[.$V131];[.$Z131];[.$AD131];[.$AH131];[.$AL131];[.$AP131];[.$AT131];[.$AX131];[.$BB131];[.$BF131])" table:style-name="ce1">
            <text:p>12,31</text:p>
          </table:table-cell>
          <table:table-cell office:value-type="float" office:value="5.22" table:formula="of:=MIN([.$C131];[.$G131];[.$K131];[.$O131];[.$S131];[.$W131];[.$AA131];[.$AE131];[.$AI131];[.$AM131];[.$AQ131];[.$AU131];[.$AY131];[.$BC131];[.$BG131])" table:style-name="ce1">
            <text:p>5,22</text:p>
          </table:table-cell>
          <table:table-cell office:value-type="float" office:value="13192" table:formula="of:=MIN([.$D131];[.$H131];[.$L131];[.$P131];[.$T131];[.$X131];[.$AB131];[.$AF131];[.$AJ131];[.$AN131];[.$AR131];[.$AV131];[.$AZ131];[.$BD131];[.$BH131])" table:style-name="ce1">
            <text:p>13192</text:p>
          </table:table-cell>
          <table:table-cell office:value-type="float" office:value="8764" table:formula="of:=MIN([.$E131];[.$I131];[.$M131];[.$Q131];[.$U131];[.$Y131];[.$AC131];[.$AG131];[.$AK131];[.$AO131];[.$AS131];[.$AW131];[.$BA131];[.$BE131];[.$BI131])" table:style-name="ce1">
            <text:p>8764</text:p>
          </table:table-cell>
          <table:table-cell office:value-type="float" office:value="37.799999999999997" table:formula="of:=MEDIAN([.$B131];[.$F131];[.$J131];[.$N131];[.$R131];[.$V131];[.$Z131];[.$AD131];[.$AH131];[.$AL131];[.$AP131];[.$AT131];[.$AX131];[.$BB131];[.$BF131])" table:style-name="ce1">
            <text:p>37,8</text:p>
          </table:table-cell>
          <table:table-cell office:value-type="float" office:value="29.93" table:formula="of:=MEDIAN([.$C131];[.$G131];[.$K131];[.$O131];[.$S131];[.$W131];[.$AA131];[.$AE131];[.$AI131];[.$AM131];[.$AQ131];[.$AU131];[.$AY131];[.$BC131];[.$BG131])" table:style-name="ce1">
            <text:p>29,93</text:p>
          </table:table-cell>
          <table:table-cell office:value-type="float" office:value="85206" table:formula="of:=MEDIAN([.$D131];[.$H131];[.$L131];[.$P131];[.$T131];[.$X131];[.$AB131];[.$AF131];[.$AJ131];[.$AN131];[.$AR131];[.$AV131];[.$AZ131];[.$BD131];[.$BH131])" table:style-name="ce1">
            <text:p>85206</text:p>
          </table:table-cell>
          <table:table-cell office:value-type="float" office:value="37768" table:formula="of:=MEDIAN([.$E131];[.$I131];[.$M131];[.$Q131];[.$U131];[.$Y131];[.$AC131];[.$AG131];[.$AK131];[.$AO131];[.$AS131];[.$AW131];[.$BA131];[.$BE131];[.$BI131])" table:style-name="ce1">
            <text:p>37768</text:p>
          </table:table-cell>
          <table:table-cell office:value-type="float" office:value="178.69" table:formula="of:=MAX([.$B131];[.$F131];[.$J131];[.$N131];[.$R131];[.$V131];[.$Z131];[.$AD131];[.$AH131];[.$AL131];[.$AP131];[.$AT131];[.$AX131];[.$BB131];[.$BF131])" table:style-name="ce1">
            <text:p>178,69</text:p>
          </table:table-cell>
          <table:table-cell office:value-type="float" office:value="134.69" table:formula="of:=MAX([.$C131];[.$G131];[.$K131];[.$O131];[.$S131];[.$W131];[.$AA131];[.$AE131];[.$AI131];[.$AM131];[.$AQ131];[.$AU131];[.$AY131];[.$BC131];[.$BG131])" table:style-name="ce1">
            <text:p>134,69</text:p>
          </table:table-cell>
          <table:table-cell office:value-type="float" office:value="5266933" table:formula="of:=MAX([.$D131];[.$H131];[.$L131];[.$P131];[.$T131];[.$X131];[.$AB131];[.$AF131];[.$AJ131];[.$AN131];[.$AR131];[.$AV131];[.$AZ131];[.$BD131];[.$BH131])" table:style-name="ce1">
            <text:p>5266933</text:p>
          </table:table-cell>
          <table:table-cell office:value-type="float" office:value="131883" table:formula="of:=MAX([.$E131];[.$I131];[.$M131];[.$Q131];[.$U131];[.$Y131];[.$AC131];[.$AG131];[.$AK131];[.$AO131];[.$AS131];[.$AW131];[.$BA131];[.$BE131];[.$BI131])" table:style-name="ce1">
            <text:p>13188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9_a20_c50.lp</text:p>
          </table:table-cell>
          <table:table-cell office:value-type="float" office:value="15.49" table:style-name="ce1">
            <text:p>15,49</text:p>
          </table:table-cell>
          <table:table-cell office:value-type="float" office:value="7.19" table:style-name="ce1">
            <text:p>7,19</text:p>
          </table:table-cell>
          <table:table-cell office:value-type="float" office:value="26428" table:style-name="ce1">
            <text:p>26428</text:p>
          </table:table-cell>
          <table:table-cell office:value-type="float" office:value="11003" table:style-name="ce1">
            <text:p>11003</text:p>
          </table:table-cell>
          <table:table-cell office:value-type="float" office:value="16.62" table:style-name="ce1">
            <text:p>16,62</text:p>
          </table:table-cell>
          <table:table-cell office:value-type="float" office:value="8.5" table:style-name="ce1">
            <text:p>8,5</text:p>
          </table:table-cell>
          <table:table-cell office:value-type="float" office:value="32296" table:style-name="ce1">
            <text:p>32296</text:p>
          </table:table-cell>
          <table:table-cell office:value-type="float" office:value="11365" table:style-name="ce1">
            <text:p>11365</text:p>
          </table:table-cell>
          <table:table-cell office:value-type="float" office:value="13.73" table:style-name="ce1">
            <text:p>13,73</text:p>
          </table:table-cell>
          <table:table-cell office:value-type="float" office:value="5.38" table:style-name="ce1">
            <text:p>5,38</text:p>
          </table:table-cell>
          <table:table-cell office:value-type="float" office:value="24619" table:style-name="ce1">
            <text:p>24619</text:p>
          </table:table-cell>
          <table:table-cell office:value-type="float" office:value="10201" table:style-name="ce1">
            <text:p>10201</text:p>
          </table:table-cell>
          <table:table-cell office:value-type="float" office:value="9.11" table:style-name="ce2">
            <text:p>9,11</text:p>
          </table:table-cell>
          <table:table-cell office:value-type="float" office:value="1.06" table:style-name="ce2">
            <text:p>1,06</text:p>
          </table:table-cell>
          <table:table-cell office:value-type="float" office:value="3621" table:style-name="ce2">
            <text:p>3621</text:p>
          </table:table-cell>
          <table:table-cell office:value-type="float" office:value="1553" table:style-name="ce1">
            <text:p>1553</text:p>
          </table:table-cell>
          <table:table-cell office:value-type="float" office:value="10.32" table:style-name="ce1">
            <text:p>10,32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15021" table:style-name="ce1">
            <text:p>15021</text:p>
          </table:table-cell>
          <table:table-cell office:value-type="float" office:value="4360" table:style-name="ce1">
            <text:p>4360</text:p>
          </table:table-cell>
          <table:table-cell office:value-type="float" office:value="9.7799999999999994" table:style-name="ce1">
            <text:p>9,78</text:p>
          </table:table-cell>
          <table:table-cell office:value-type="float" office:value="1.54" table:style-name="ce1">
            <text:p>1,54</text:p>
          </table:table-cell>
          <table:table-cell office:value-type="float" office:value="5353" table:style-name="ce1">
            <text:p>5353</text:p>
          </table:table-cell>
          <table:table-cell office:value-type="float" office:value="2589" table:style-name="ce1">
            <text:p>2589</text:p>
          </table:table-cell>
          <table:table-cell office:value-type="float" office:value="9.68" table:style-name="ce1">
            <text:p>9,68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5616" table:style-name="ce1">
            <text:p>5616</text:p>
          </table:table-cell>
          <table:table-cell office:value-type="float" office:value="3859" table:style-name="ce1">
            <text:p>3859</text:p>
          </table:table-cell>
          <table:table-cell office:value-type="float" office:value="12.03" table:style-name="ce1">
            <text:p>12,03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12170" table:style-name="ce1">
            <text:p>12170</text:p>
          </table:table-cell>
          <table:table-cell office:value-type="float" office:value="9004" table:style-name="ce1">
            <text:p>9004</text:p>
          </table:table-cell>
          <table:table-cell office:value-type="float" office:value="10.1" table:style-name="ce1">
            <text:p>10,1</text:p>
          </table:table-cell>
          <table:table-cell office:value-type="float" office:value="1.75" table:style-name="ce1">
            <text:p>1,75</text:p>
          </table:table-cell>
          <table:table-cell office:value-type="float" office:value="11679" table:style-name="ce1">
            <text:p>11679</text:p>
          </table:table-cell>
          <table:table-cell office:value-type="float" office:value="3157" table:style-name="ce1">
            <text:p>3157</text:p>
          </table:table-cell>
          <table:table-cell office:value-type="float" office:value="11.72" table:style-name="ce1">
            <text:p>11,72</text:p>
          </table:table-cell>
          <table:table-cell office:value-type="float" office:value="3.53" table:style-name="ce1">
            <text:p>3,53</text:p>
          </table:table-cell>
          <table:table-cell office:value-type="float" office:value="15927" table:style-name="ce1">
            <text:p>15927</text:p>
          </table:table-cell>
          <table:table-cell office:value-type="float" office:value="5309" table:style-name="ce1">
            <text:p>5309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2.77" table:style-name="ce1">
            <text:p>2,77</text:p>
          </table:table-cell>
          <table:table-cell office:value-type="float" office:value="15983" table:style-name="ce1">
            <text:p>15983</text:p>
          </table:table-cell>
          <table:table-cell office:value-type="float" office:value="3910" table:style-name="ce1">
            <text:p>3910</text:p>
          </table:table-cell>
          <table:table-cell office:value-type="float" office:value="1825.86" table:style-name="ce3">
            <text:p>1825,86</text:p>
          </table:table-cell>
          <table:table-cell office:value-type="float" office:value="1817.63" table:style-name="ce3">
            <text:p>1817,63</text:p>
          </table:table-cell>
          <table:table-cell office:value-type="float" office:value="11153013" table:style-name="ce3">
            <text:p>11153013</text:p>
          </table:table-cell>
          <table:table-cell office:value-type="float" office:value="1807516" table:style-name="ce3">
            <text:p>1807516</text:p>
          </table:table-cell>
          <table:table-cell office:value-type="float" office:value="45.03" table:style-name="ce1">
            <text:p>45,03</text:p>
          </table:table-cell>
          <table:table-cell office:value-type="float" office:value="3.8" table:style-name="ce1">
            <text:p>3,8</text:p>
          </table:table-cell>
          <table:table-cell office:value-type="float" office:value="13652" table:style-name="ce1">
            <text:p>13652</text:p>
          </table:table-cell>
          <table:table-cell office:value-type="float" office:value="4012" table:style-name="ce1">
            <text:p>4012</text:p>
          </table:table-cell>
          <table:table-cell office:value-type="float" office:value="54.13" table:style-name="ce1">
            <text:p>54,13</text:p>
          </table:table-cell>
          <table:table-cell office:value-type="float" office:value="6.79" table:style-name="ce1">
            <text:p>6,79</text:p>
          </table:table-cell>
          <table:table-cell office:value-type="float" office:value="115245" table:style-name="ce1">
            <text:p>115245</text:p>
          </table:table-cell>
          <table:table-cell office:value-type="float" office:value="1138" table:style-name="ce2">
            <text:p>1138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8.94" table:style-name="ce1">
            <text:p>28,94</text:p>
          </table:table-cell>
          <table:table-cell office:value-type="float" office:value="67777" table:style-name="ce1">
            <text:p>67777</text:p>
          </table:table-cell>
          <table:table-cell office:value-type="float" office:value="40829" table:style-name="ce1">
            <text:p>40829</text:p>
          </table:table-cell>
          <table:table-cell office:value-type="float" office:value="9.11" table:formula="of:=MIN([.$B132];[.$F132];[.$J132];[.$N132];[.$R132];[.$V132];[.$Z132];[.$AD132];[.$AH132];[.$AL132];[.$AP132];[.$AT132];[.$AX132];[.$BB132];[.$BF132])" table:style-name="ce1">
            <text:p>9,11</text:p>
          </table:table-cell>
          <table:table-cell office:value-type="float" office:value="1.06" table:formula="of:=MIN([.$C132];[.$G132];[.$K132];[.$O132];[.$S132];[.$W132];[.$AA132];[.$AE132];[.$AI132];[.$AM132];[.$AQ132];[.$AU132];[.$AY132];[.$BC132];[.$BG132])" table:style-name="ce1">
            <text:p>1,06</text:p>
          </table:table-cell>
          <table:table-cell office:value-type="float" office:value="3621" table:formula="of:=MIN([.$D132];[.$H132];[.$L132];[.$P132];[.$T132];[.$X132];[.$AB132];[.$AF132];[.$AJ132];[.$AN132];[.$AR132];[.$AV132];[.$AZ132];[.$BD132];[.$BH132])" table:style-name="ce1">
            <text:p>3621</text:p>
          </table:table-cell>
          <table:table-cell office:value-type="float" office:value="1138" table:formula="of:=MIN([.$E132];[.$I132];[.$M132];[.$Q132];[.$U132];[.$Y132];[.$AC132];[.$AG132];[.$AK132];[.$AO132];[.$AS132];[.$AW132];[.$BA132];[.$BE132];[.$BI132])" table:style-name="ce1">
            <text:p>1138</text:p>
          </table:table-cell>
          <table:table-cell office:value-type="float" office:value="12.03" table:formula="of:=MEDIAN([.$B132];[.$F132];[.$J132];[.$N132];[.$R132];[.$V132];[.$Z132];[.$AD132];[.$AH132];[.$AL132];[.$AP132];[.$AT132];[.$AX132];[.$BB132];[.$BF132])" table:style-name="ce1">
            <text:p>12,03</text:p>
          </table:table-cell>
          <table:table-cell office:value-type="float" office:value="3.8" table:formula="of:=MEDIAN([.$C132];[.$G132];[.$K132];[.$O132];[.$S132];[.$W132];[.$AA132];[.$AE132];[.$AI132];[.$AM132];[.$AQ132];[.$AU132];[.$AY132];[.$BC132];[.$BG132])" table:style-name="ce1">
            <text:p>3,8</text:p>
          </table:table-cell>
          <table:table-cell office:value-type="float" office:value="15927" table:formula="of:=MEDIAN([.$D132];[.$H132];[.$L132];[.$P132];[.$T132];[.$X132];[.$AB132];[.$AF132];[.$AJ132];[.$AN132];[.$AR132];[.$AV132];[.$AZ132];[.$BD132];[.$BH132])" table:style-name="ce1">
            <text:p>15927</text:p>
          </table:table-cell>
          <table:table-cell office:value-type="float" office:value="4360" table:formula="of:=MEDIAN([.$E132];[.$I132];[.$M132];[.$Q132];[.$U132];[.$Y132];[.$AC132];[.$AG132];[.$AK132];[.$AO132];[.$AS132];[.$AW132];[.$BA132];[.$BE132];[.$BI132])" table:style-name="ce1">
            <text:p>4360</text:p>
          </table:table-cell>
          <table:table-cell office:value-type="float" office:value="1825.86" table:formula="of:=MAX([.$B132];[.$F132];[.$J132];[.$N132];[.$R132];[.$V132];[.$Z132];[.$AD132];[.$AH132];[.$AL132];[.$AP132];[.$AT132];[.$AX132];[.$BB132];[.$BF132])" table:style-name="ce1">
            <text:p>1825,86</text:p>
          </table:table-cell>
          <table:table-cell office:value-type="float" office:value="1817.63" table:formula="of:=MAX([.$C132];[.$G132];[.$K132];[.$O132];[.$S132];[.$W132];[.$AA132];[.$AE132];[.$AI132];[.$AM132];[.$AQ132];[.$AU132];[.$AY132];[.$BC132];[.$BG132])" table:style-name="ce1">
            <text:p>1817,63</text:p>
          </table:table-cell>
          <table:table-cell office:value-type="float" office:value="11153013" table:formula="of:=MAX([.$D132];[.$H132];[.$L132];[.$P132];[.$T132];[.$X132];[.$AB132];[.$AF132];[.$AJ132];[.$AN132];[.$AR132];[.$AV132];[.$AZ132];[.$BD132];[.$BH132])" table:style-name="ce1">
            <text:p>11153013</text:p>
          </table:table-cell>
          <table:table-cell office:value-type="float" office:value="1807516" table:formula="of:=MAX([.$E132];[.$I132];[.$M132];[.$Q132];[.$U132];[.$Y132];[.$AC132];[.$AG132];[.$AK132];[.$AO132];[.$AS132];[.$AW132];[.$BA132];[.$BE132];[.$BI132])" table:style-name="ce1">
            <text:p>180751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9_a20_c60.lp</text:p>
          </table:table-cell>
          <table:table-cell office:value-type="float" office:value="27.26" table:style-name="ce1">
            <text:p>27,26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67011" table:style-name="ce1">
            <text:p>67011</text:p>
          </table:table-cell>
          <table:table-cell office:value-type="float" office:value="27364" table:style-name="ce1">
            <text:p>27364</text:p>
          </table:table-cell>
          <table:table-cell office:value-type="float" office:value="26.49" table:style-name="ce1">
            <text:p>26,49</text:p>
          </table:table-cell>
          <table:table-cell office:value-type="float" office:value="17.55" table:style-name="ce1">
            <text:p>17,55</text:p>
          </table:table-cell>
          <table:table-cell office:value-type="float" office:value="28103" table:style-name="ce1">
            <text:p>28103</text:p>
          </table:table-cell>
          <table:table-cell office:value-type="float" office:value="22810" table:style-name="ce1">
            <text:p>22810</text:p>
          </table:table-cell>
          <table:table-cell office:value-type="float" office:value="25.21" table:style-name="ce1">
            <text:p>25,21</text:p>
          </table:table-cell>
          <table:table-cell office:value-type="float" office:value="15.95" table:style-name="ce1">
            <text:p>15,95</text:p>
          </table:table-cell>
          <table:table-cell office:value-type="float" office:value="58174" table:style-name="ce1">
            <text:p>58174</text:p>
          </table:table-cell>
          <table:table-cell office:value-type="float" office:value="24199" table:style-name="ce1">
            <text:p>24199</text:p>
          </table:table-cell>
          <table:table-cell office:value-type="float" office:value="30.83" table:style-name="ce1">
            <text:p>30,83</text:p>
          </table:table-cell>
          <table:table-cell office:value-type="float" office:value="22.44" table:style-name="ce1">
            <text:p>22,44</text:p>
          </table:table-cell>
          <table:table-cell office:value-type="float" office:value="35527" table:style-name="ce1">
            <text:p>35527</text:p>
          </table:table-cell>
          <table:table-cell office:value-type="float" office:value="29151" table:style-name="ce1">
            <text:p>29151</text:p>
          </table:table-cell>
          <table:table-cell office:value-type="float" office:value="35.479999999999997" table:style-name="ce1">
            <text:p>35,48</text:p>
          </table:table-cell>
          <table:table-cell office:value-type="float" office:value="26.9" table:style-name="ce1">
            <text:p>26,9</text:p>
          </table:table-cell>
          <table:table-cell office:value-type="float" office:value="55157" table:style-name="ce1">
            <text:p>55157</text:p>
          </table:table-cell>
          <table:table-cell office:value-type="float" office:value="37268" table:style-name="ce3">
            <text:p>37268</text:p>
          </table:table-cell>
          <table:table-cell office:value-type="float" office:value="27.66" table:style-name="ce1">
            <text:p>27,66</text:p>
          </table:table-cell>
          <table:table-cell office:value-type="float" office:value="18.09" table:style-name="ce1">
            <text:p>18,09</text:p>
          </table:table-cell>
          <table:table-cell office:value-type="float" office:value="31888" table:style-name="ce1">
            <text:p>31888</text:p>
          </table:table-cell>
          <table:table-cell office:value-type="float" office:value="26481" table:style-name="ce1">
            <text:p>26481</text:p>
          </table:table-cell>
          <table:table-cell office:value-type="float" office:value="25.55" table:style-name="ce1">
            <text:p>25,55</text:p>
          </table:table-cell>
          <table:table-cell office:value-type="float" office:value="16.18" table:style-name="ce1">
            <text:p>16,18</text:p>
          </table:table-cell>
          <table:table-cell office:value-type="float" office:value="26835" table:style-name="ce1">
            <text:p>26835</text:p>
          </table:table-cell>
          <table:table-cell office:value-type="float" office:value="23116" table:style-name="ce1">
            <text:p>23116</text:p>
          </table:table-cell>
          <table:table-cell office:value-type="float" office:value="20.22" table:style-name="ce1">
            <text:p>20,22</text:p>
          </table:table-cell>
          <table:table-cell office:value-type="float" office:value="11.17" table:style-name="ce1">
            <text:p>11,17</text:p>
          </table:table-cell>
          <table:table-cell office:value-type="float" office:value="20149" table:style-name="ce1">
            <text:p>20149</text:p>
          </table:table-cell>
          <table:table-cell office:value-type="float" office:value="17099" table:style-name="ce1">
            <text:p>17099</text:p>
          </table:table-cell>
          <table:table-cell office:value-type="float" office:value="24.92" table:style-name="ce1">
            <text:p>24,92</text:p>
          </table:table-cell>
          <table:table-cell office:value-type="float" office:value="16.28" table:style-name="ce1">
            <text:p>16,28</text:p>
          </table:table-cell>
          <table:table-cell office:value-type="float" office:value="69018" table:style-name="ce1">
            <text:p>69018</text:p>
          </table:table-cell>
          <table:table-cell office:value-type="float" office:value="24401" table:style-name="ce1">
            <text:p>24401</text:p>
          </table:table-cell>
          <table:table-cell office:value-type="float" office:value="17.559999999999999" table:style-name="ce2">
            <text:p>17,56</text:p>
          </table:table-cell>
          <table:table-cell office:value-type="float" office:value="8.4499999999999993" table:style-name="ce2">
            <text:p>8,45</text:p>
          </table:table-cell>
          <table:table-cell office:value-type="float" office:value="23081" table:style-name="ce1">
            <text:p>23081</text:p>
          </table:table-cell>
          <table:table-cell office:value-type="float" office:value="12981" table:style-name="ce2">
            <text:p>12981</text:p>
          </table:table-cell>
          <table:table-cell office:value-type="float" office:value="20.53" table:style-name="ce1">
            <text:p>20,53</text:p>
          </table:table-cell>
          <table:table-cell office:value-type="float" office:value="11.93" table:style-name="ce1">
            <text:p>11,93</text:p>
          </table:table-cell>
          <table:table-cell office:value-type="float" office:value="28813" table:style-name="ce1">
            <text:p>28813</text:p>
          </table:table-cell>
          <table:table-cell office:value-type="float" office:value="18540" table:style-name="ce1">
            <text:p>18540</text:p>
          </table:table-cell>
          <table:table-cell office:value-type="float" office:value="21.15" table:style-name="ce1">
            <text:p>21,15</text:p>
          </table:table-cell>
          <table:table-cell office:value-type="float" office:value="11.23" table:style-name="ce1">
            <text:p>11,23</text:p>
          </table:table-cell>
          <table:table-cell office:value-type="float" office:value="19956" table:style-name="ce2">
            <text:p>19956</text:p>
          </table:table-cell>
          <table:table-cell office:value-type="float" office:value="16693" table:style-name="ce1">
            <text:p>16693</text:p>
          </table:table-cell>
          <table:table-cell office:value-type="float" office:value="94.27" table:style-name="ce3">
            <text:p>94,27</text:p>
          </table:table-cell>
          <table:table-cell office:value-type="float" office:value="39.74" table:style-name="ce3">
            <text:p>39,74</text:p>
          </table:table-cell>
          <table:table-cell office:value-type="float" office:value="55321" table:style-name="ce1">
            <text:p>55321</text:p>
          </table:table-cell>
          <table:table-cell office:value-type="float" office:value="32021" table:style-name="ce1">
            <text:p>32021</text:p>
          </table:table-cell>
          <table:table-cell office:value-type="float" office:value="77.61" table:style-name="ce1">
            <text:p>77,61</text:p>
          </table:table-cell>
          <table:table-cell office:value-type="float" office:value="22.42" table:style-name="ce1">
            <text:p>22,42</text:p>
          </table:table-cell>
          <table:table-cell office:value-type="float" office:value="221403" table:style-name="ce3">
            <text:p>221403</text:p>
          </table:table-cell>
          <table:table-cell office:value-type="float" office:value="25559" table:style-name="ce1">
            <text:p>25559</text:p>
          </table:table-cell>
          <table:table-cell office:value-type="float" office:value="20.8" table:style-name="ce1">
            <text:p>20,8</text:p>
          </table:table-cell>
          <table:table-cell office:value-type="float" office:value="12.03" table:style-name="ce1">
            <text:p>12,03</text:p>
          </table:table-cell>
          <table:table-cell office:value-type="float" office:value="31929" table:style-name="ce1">
            <text:p>31929</text:p>
          </table:table-cell>
          <table:table-cell office:value-type="float" office:value="17326" table:style-name="ce1">
            <text:p>17326</text:p>
          </table:table-cell>
          <table:table-cell office:value-type="float" office:value="17.559999999999999" table:formula="of:=MIN([.$B133];[.$F133];[.$J133];[.$N133];[.$R133];[.$V133];[.$Z133];[.$AD133];[.$AH133];[.$AL133];[.$AP133];[.$AT133];[.$AX133];[.$BB133];[.$BF133])" table:style-name="ce1">
            <text:p>17,56</text:p>
          </table:table-cell>
          <table:table-cell office:value-type="float" office:value="8.4499999999999993" table:formula="of:=MIN([.$C133];[.$G133];[.$K133];[.$O133];[.$S133];[.$W133];[.$AA133];[.$AE133];[.$AI133];[.$AM133];[.$AQ133];[.$AU133];[.$AY133];[.$BC133];[.$BG133])" table:style-name="ce1">
            <text:p>8,45</text:p>
          </table:table-cell>
          <table:table-cell office:value-type="float" office:value="19956" table:formula="of:=MIN([.$D133];[.$H133];[.$L133];[.$P133];[.$T133];[.$X133];[.$AB133];[.$AF133];[.$AJ133];[.$AN133];[.$AR133];[.$AV133];[.$AZ133];[.$BD133];[.$BH133])" table:style-name="ce1">
            <text:p>19956</text:p>
          </table:table-cell>
          <table:table-cell office:value-type="float" office:value="12981" table:formula="of:=MIN([.$E133];[.$I133];[.$M133];[.$Q133];[.$U133];[.$Y133];[.$AC133];[.$AG133];[.$AK133];[.$AO133];[.$AS133];[.$AW133];[.$BA133];[.$BE133];[.$BI133])" table:style-name="ce1">
            <text:p>12981</text:p>
          </table:table-cell>
          <table:table-cell office:value-type="float" office:value="25.55" table:formula="of:=MEDIAN([.$B133];[.$F133];[.$J133];[.$N133];[.$R133];[.$V133];[.$Z133];[.$AD133];[.$AH133];[.$AL133];[.$AP133];[.$AT133];[.$AX133];[.$BB133];[.$BF133])" table:style-name="ce1">
            <text:p>25,55</text:p>
          </table:table-cell>
          <table:table-cell office:value-type="float" office:value="16.28" table:formula="of:=MEDIAN([.$C133];[.$G133];[.$K133];[.$O133];[.$S133];[.$W133];[.$AA133];[.$AE133];[.$AI133];[.$AM133];[.$AQ133];[.$AU133];[.$AY133];[.$BC133];[.$BG133])" table:style-name="ce1">
            <text:p>16,28</text:p>
          </table:table-cell>
          <table:table-cell office:value-type="float" office:value="31929" table:formula="of:=MEDIAN([.$D133];[.$H133];[.$L133];[.$P133];[.$T133];[.$X133];[.$AB133];[.$AF133];[.$AJ133];[.$AN133];[.$AR133];[.$AV133];[.$AZ133];[.$BD133];[.$BH133])" table:style-name="ce1">
            <text:p>31929</text:p>
          </table:table-cell>
          <table:table-cell office:value-type="float" office:value="24199" table:formula="of:=MEDIAN([.$E133];[.$I133];[.$M133];[.$Q133];[.$U133];[.$Y133];[.$AC133];[.$AG133];[.$AK133];[.$AO133];[.$AS133];[.$AW133];[.$BA133];[.$BE133];[.$BI133])" table:style-name="ce1">
            <text:p>24199</text:p>
          </table:table-cell>
          <table:table-cell office:value-type="float" office:value="94.27" table:formula="of:=MAX([.$B133];[.$F133];[.$J133];[.$N133];[.$R133];[.$V133];[.$Z133];[.$AD133];[.$AH133];[.$AL133];[.$AP133];[.$AT133];[.$AX133];[.$BB133];[.$BF133])" table:style-name="ce1">
            <text:p>94,27</text:p>
          </table:table-cell>
          <table:table-cell office:value-type="float" office:value="39.74" table:formula="of:=MAX([.$C133];[.$G133];[.$K133];[.$O133];[.$S133];[.$W133];[.$AA133];[.$AE133];[.$AI133];[.$AM133];[.$AQ133];[.$AU133];[.$AY133];[.$BC133];[.$BG133])" table:style-name="ce1">
            <text:p>39,74</text:p>
          </table:table-cell>
          <table:table-cell office:value-type="float" office:value="221403" table:formula="of:=MAX([.$D133];[.$H133];[.$L133];[.$P133];[.$T133];[.$X133];[.$AB133];[.$AF133];[.$AJ133];[.$AN133];[.$AR133];[.$AV133];[.$AZ133];[.$BD133];[.$BH133])" table:style-name="ce1">
            <text:p>221403</text:p>
          </table:table-cell>
          <table:table-cell office:value-type="float" office:value="37268" table:formula="of:=MAX([.$E133];[.$I133];[.$M133];[.$Q133];[.$U133];[.$Y133];[.$AC133];[.$AG133];[.$AK133];[.$AO133];[.$AS133];[.$AW133];[.$BA133];[.$BE133];[.$BI133])" table:style-name="ce1">
            <text:p>3726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9_a25_c50.lp</text:p>
          </table:table-cell>
          <table:table-cell office:value-type="float" office:value="182.29" table:style-name="ce1">
            <text:p>182,29</text:p>
          </table:table-cell>
          <table:table-cell office:value-type="float" office:value="170.97" table:style-name="ce1">
            <text:p>170,97</text:p>
          </table:table-cell>
          <table:table-cell office:value-type="float" office:value="1581893" table:style-name="ce1">
            <text:p>1581893</text:p>
          </table:table-cell>
          <table:table-cell office:value-type="float" office:value="159943" table:style-name="ce1">
            <text:p>159943</text:p>
          </table:table-cell>
          <table:table-cell office:value-type="float" office:value="123.37" table:style-name="ce1">
            <text:p>123,37</text:p>
          </table:table-cell>
          <table:table-cell office:value-type="float" office:value="111.01" table:style-name="ce1">
            <text:p>111,01</text:p>
          </table:table-cell>
          <table:table-cell office:value-type="float" office:value="402268" table:style-name="ce1">
            <text:p>402268</text:p>
          </table:table-cell>
          <table:table-cell office:value-type="float" office:value="94706" table:style-name="ce1">
            <text:p>94706</text:p>
          </table:table-cell>
          <table:table-cell office:value-type="float" office:value="178.72" table:style-name="ce1">
            <text:p>178,72</text:p>
          </table:table-cell>
          <table:table-cell office:value-type="float" office:value="167.73" table:style-name="ce1">
            <text:p>167,73</text:p>
          </table:table-cell>
          <table:table-cell office:value-type="float" office:value="1589506" table:style-name="ce1">
            <text:p>1589506</text:p>
          </table:table-cell>
          <table:table-cell office:value-type="float" office:value="169424" table:style-name="ce1">
            <text:p>169424</text:p>
          </table:table-cell>
          <table:table-cell office:value-type="float" office:value="24.61" table:style-name="ce2">
            <text:p>24,61</text:p>
          </table:table-cell>
          <table:table-cell office:value-type="float" office:value="12.65" table:style-name="ce2">
            <text:p>12,65</text:p>
          </table:table-cell>
          <table:table-cell office:value-type="float" office:value="50000" table:style-name="ce2">
            <text:p>50000</text:p>
          </table:table-cell>
          <table:table-cell office:value-type="float" office:value="13031" table:style-name="ce2">
            <text:p>13031</text:p>
          </table:table-cell>
          <table:table-cell office:value-type="float" office:value="293.5" table:style-name="ce1">
            <text:p>293,5</text:p>
          </table:table-cell>
          <table:table-cell office:value-type="float" office:value="282.24" table:style-name="ce1">
            <text:p>282,24</text:p>
          </table:table-cell>
          <table:table-cell office:value-type="float" office:value="2481022" table:style-name="ce1">
            <text:p>2481022</text:p>
          </table:table-cell>
          <table:table-cell office:value-type="float" office:value="265546" table:style-name="ce1">
            <text:p>265546</text:p>
          </table:table-cell>
          <table:table-cell office:value-type="float" office:value="172.91" table:style-name="ce1">
            <text:p>172,91</text:p>
          </table:table-cell>
          <table:table-cell office:value-type="float" office:value="161.02000000000001" table:style-name="ce1">
            <text:p>161,02</text:p>
          </table:table-cell>
          <table:table-cell office:value-type="float" office:value="1332909" table:style-name="ce1">
            <text:p>1332909</text:p>
          </table:table-cell>
          <table:table-cell office:value-type="float" office:value="145336" table:style-name="ce1">
            <text:p>145336</text:p>
          </table:table-cell>
          <table:table-cell office:value-type="float" office:value="2679.85" table:style-name="ce1">
            <text:p>2679,85</text:p>
          </table:table-cell>
          <table:table-cell office:value-type="float" office:value="2667.01" table:style-name="ce1">
            <text:p>2667,01</text:p>
          </table:table-cell>
          <table:table-cell office:value-type="float" office:value="2341802" table:style-name="ce1">
            <text:p>2341802</text:p>
          </table:table-cell>
          <table:table-cell office:value-type="float" office:value="1724397" table:style-name="ce3">
            <text:p>1724397</text:p>
          </table:table-cell>
          <table:table-cell office:value-type="float" office:value="2208.0500000000002" table:style-name="ce1">
            <text:p>2208,05</text:p>
          </table:table-cell>
          <table:table-cell office:value-type="float" office:value="2196.4899999999998" table:style-name="ce1">
            <text:p>2196,49</text:p>
          </table:table-cell>
          <table:table-cell office:value-type="float" office:value="1989335" table:style-name="ce1">
            <text:p>1989335</text:p>
          </table:table-cell>
          <table:table-cell office:value-type="float" office:value="1454693" table:style-name="ce1">
            <text:p>1454693</text:p>
          </table:table-cell>
          <table:table-cell office:value-type="float" office:value="139.1" table:style-name="ce1">
            <text:p>139,1</text:p>
          </table:table-cell>
          <table:table-cell office:value-type="float" office:value="127.39" table:style-name="ce1">
            <text:p>127,39</text:p>
          </table:table-cell>
          <table:table-cell office:value-type="float" office:value="1206945" table:style-name="ce1">
            <text:p>1206945</text:p>
          </table:table-cell>
          <table:table-cell office:value-type="float" office:value="134662" table:style-name="ce1">
            <text:p>134662</text:p>
          </table:table-cell>
          <table:table-cell office:value-type="float" office:value="842.82" table:style-name="ce1">
            <text:p>842,82</text:p>
          </table:table-cell>
          <table:table-cell office:value-type="float" office:value="831.17" table:style-name="ce1">
            <text:p>831,17</text:p>
          </table:table-cell>
          <table:table-cell office:value-type="float" office:value="3704629" table:style-name="ce1">
            <text:p>3704629</text:p>
          </table:table-cell>
          <table:table-cell office:value-type="float" office:value="619839" table:style-name="ce1">
            <text:p>619839</text:p>
          </table:table-cell>
          <table:table-cell office:value-type="float" office:value="126.75" table:style-name="ce1">
            <text:p>126,75</text:p>
          </table:table-cell>
          <table:table-cell office:value-type="float" office:value="114.99" table:style-name="ce1">
            <text:p>114,99</text:p>
          </table:table-cell>
          <table:table-cell office:value-type="float" office:value="800783" table:style-name="ce1">
            <text:p>800783</text:p>
          </table:table-cell>
          <table:table-cell office:value-type="float" office:value="109459" table:style-name="ce1">
            <text:p>109459</text:p>
          </table:table-cell>
          <table:table-cell office:value-type="float" office:value="917.53" table:style-name="ce1">
            <text:p>917,53</text:p>
          </table:table-cell>
          <table:table-cell office:value-type="float" office:value="905.54" table:style-name="ce1">
            <text:p>905,54</text:p>
          </table:table-cell>
          <table:table-cell office:value-type="float" office:value="6178578" table:style-name="ce1">
            <text:p>6178578</text:p>
          </table:table-cell>
          <table:table-cell office:value-type="float" office:value="631566" table:style-name="ce1">
            <text:p>631566</text:p>
          </table:table-cell>
          <table:table-cell office:value-type="float" office:value="103.23" table:style-name="ce1">
            <text:p>103,23</text:p>
          </table:table-cell>
          <table:table-cell office:value-type="float" office:value="40.39" table:style-name="ce1">
            <text:p>40,39</text:p>
          </table:table-cell>
          <table:table-cell office:value-type="float" office:value="649590" table:style-name="ce1">
            <text:p>649590</text:p>
          </table:table-cell>
          <table:table-cell office:value-type="float" office:value="29630" table:style-name="ce1">
            <text:p>29630</text:p>
          </table:table-cell>
          <table:table-cell office:value-type="float" office:value="5391.62" table:style-name="ce3">
            <text:p>5391,62</text:p>
          </table:table-cell>
          <table:table-cell office:value-type="float" office:value="5320.59" table:style-name="ce3">
            <text:p>5320,59</text:p>
          </table:table-cell>
          <table:table-cell office:value-type="float" office:value="582356005" table:style-name="ce3">
            <text:p>582356005</text:p>
          </table:table-cell>
          <table:table-cell office:value-type="float" office:value="766112" table:style-name="ce1">
            <text:p>766112</text:p>
          </table:table-cell>
          <table:table-cell office:value-type="float" office:value="81.27" table:style-name="ce1">
            <text:p>81,27</text:p>
          </table:table-cell>
          <table:table-cell office:value-type="float" office:value="69.540000000000006" table:style-name="ce1">
            <text:p>69,54</text:p>
          </table:table-cell>
          <table:table-cell office:value-type="float" office:value="708269" table:style-name="ce1">
            <text:p>708269</text:p>
          </table:table-cell>
          <table:table-cell office:value-type="float" office:value="72705" table:style-name="ce1">
            <text:p>72705</text:p>
          </table:table-cell>
          <table:table-cell office:value-type="float" office:value="24.61" table:formula="of:=MIN([.$B134];[.$F134];[.$J134];[.$N134];[.$R134];[.$V134];[.$Z134];[.$AD134];[.$AH134];[.$AL134];[.$AP134];[.$AT134];[.$AX134];[.$BB134];[.$BF134])" table:style-name="ce1">
            <text:p>24,61</text:p>
          </table:table-cell>
          <table:table-cell office:value-type="float" office:value="12.65" table:formula="of:=MIN([.$C134];[.$G134];[.$K134];[.$O134];[.$S134];[.$W134];[.$AA134];[.$AE134];[.$AI134];[.$AM134];[.$AQ134];[.$AU134];[.$AY134];[.$BC134];[.$BG134])" table:style-name="ce1">
            <text:p>12,65</text:p>
          </table:table-cell>
          <table:table-cell office:value-type="float" office:value="50000" table:formula="of:=MIN([.$D134];[.$H134];[.$L134];[.$P134];[.$T134];[.$X134];[.$AB134];[.$AF134];[.$AJ134];[.$AN134];[.$AR134];[.$AV134];[.$AZ134];[.$BD134];[.$BH134])" table:style-name="ce1">
            <text:p>50000</text:p>
          </table:table-cell>
          <table:table-cell office:value-type="float" office:value="13031" table:formula="of:=MIN([.$E134];[.$I134];[.$M134];[.$Q134];[.$U134];[.$Y134];[.$AC134];[.$AG134];[.$AK134];[.$AO134];[.$AS134];[.$AW134];[.$BA134];[.$BE134];[.$BI134])" table:style-name="ce1">
            <text:p>13031</text:p>
          </table:table-cell>
          <table:table-cell office:value-type="float" office:value="178.72" table:formula="of:=MEDIAN([.$B134];[.$F134];[.$J134];[.$N134];[.$R134];[.$V134];[.$Z134];[.$AD134];[.$AH134];[.$AL134];[.$AP134];[.$AT134];[.$AX134];[.$BB134];[.$BF134])" table:style-name="ce1">
            <text:p>178,72</text:p>
          </table:table-cell>
          <table:table-cell office:value-type="float" office:value="167.73" table:formula="of:=MEDIAN([.$C134];[.$G134];[.$K134];[.$O134];[.$S134];[.$W134];[.$AA134];[.$AE134];[.$AI134];[.$AM134];[.$AQ134];[.$AU134];[.$AY134];[.$BC134];[.$BG134])" table:style-name="ce1">
            <text:p>167,73</text:p>
          </table:table-cell>
          <table:table-cell office:value-type="float" office:value="1581893" table:formula="of:=MEDIAN([.$D134];[.$H134];[.$L134];[.$P134];[.$T134];[.$X134];[.$AB134];[.$AF134];[.$AJ134];[.$AN134];[.$AR134];[.$AV134];[.$AZ134];[.$BD134];[.$BH134])" table:style-name="ce1">
            <text:p>1581893</text:p>
          </table:table-cell>
          <table:table-cell office:value-type="float" office:value="159943" table:formula="of:=MEDIAN([.$E134];[.$I134];[.$M134];[.$Q134];[.$U134];[.$Y134];[.$AC134];[.$AG134];[.$AK134];[.$AO134];[.$AS134];[.$AW134];[.$BA134];[.$BE134];[.$BI134])" table:style-name="ce1">
            <text:p>159943</text:p>
          </table:table-cell>
          <table:table-cell office:value-type="float" office:value="5391.62" table:formula="of:=MAX([.$B134];[.$F134];[.$J134];[.$N134];[.$R134];[.$V134];[.$Z134];[.$AD134];[.$AH134];[.$AL134];[.$AP134];[.$AT134];[.$AX134];[.$BB134];[.$BF134])" table:style-name="ce1">
            <text:p>5391,62</text:p>
          </table:table-cell>
          <table:table-cell office:value-type="float" office:value="5320.59" table:formula="of:=MAX([.$C134];[.$G134];[.$K134];[.$O134];[.$S134];[.$W134];[.$AA134];[.$AE134];[.$AI134];[.$AM134];[.$AQ134];[.$AU134];[.$AY134];[.$BC134];[.$BG134])" table:style-name="ce1">
            <text:p>5320,59</text:p>
          </table:table-cell>
          <table:table-cell office:value-type="float" office:value="582356005" table:formula="of:=MAX([.$D134];[.$H134];[.$L134];[.$P134];[.$T134];[.$X134];[.$AB134];[.$AF134];[.$AJ134];[.$AN134];[.$AR134];[.$AV134];[.$AZ134];[.$BD134];[.$BH134])" table:style-name="ce1">
            <text:p>582356005</text:p>
          </table:table-cell>
          <table:table-cell office:value-type="float" office:value="1724397" table:formula="of:=MAX([.$E134];[.$I134];[.$M134];[.$Q134];[.$U134];[.$Y134];[.$AC134];[.$AG134];[.$AK134];[.$AO134];[.$AS134];[.$AW134];[.$BA134];[.$BE134];[.$BI134])" table:style-name="ce1">
            <text:p>172439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9_a30_c50.lp</text:p>
          </table:table-cell>
          <table:table-cell office:value-type="float" office:value="105.83" table:style-name="ce1">
            <text:p>105,83</text:p>
          </table:table-cell>
          <table:table-cell office:value-type="float" office:value="89.95" table:style-name="ce1">
            <text:p>89,95</text:p>
          </table:table-cell>
          <table:table-cell office:value-type="float" office:value="740968" table:style-name="ce1">
            <text:p>740968</text:p>
          </table:table-cell>
          <table:table-cell office:value-type="float" office:value="81310" table:style-name="ce1">
            <text:p>81310</text:p>
          </table:table-cell>
          <table:table-cell office:value-type="float" office:value="109" table:style-name="ce1">
            <text:p>109</text:p>
          </table:table-cell>
          <table:table-cell office:value-type="float" office:value="92.22" table:style-name="ce1">
            <text:p>92,22</text:p>
          </table:table-cell>
          <table:table-cell office:value-type="float" office:value="667251" table:style-name="ce1">
            <text:p>667251</text:p>
          </table:table-cell>
          <table:table-cell office:value-type="float" office:value="71288" table:style-name="ce1">
            <text:p>71288</text:p>
          </table:table-cell>
          <table:table-cell office:value-type="float" office:value="164.45" table:style-name="ce1">
            <text:p>164,45</text:p>
          </table:table-cell>
          <table:table-cell office:value-type="float" office:value="149.12" table:style-name="ce1">
            <text:p>149,12</text:p>
          </table:table-cell>
          <table:table-cell office:value-type="float" office:value="1200384" table:style-name="ce1">
            <text:p>1200384</text:p>
          </table:table-cell>
          <table:table-cell office:value-type="float" office:value="124466" table:style-name="ce1">
            <text:p>124466</text:p>
          </table:table-cell>
          <table:table-cell office:value-type="float" office:value="159.16999999999999" table:style-name="ce1">
            <text:p>159,17</text:p>
          </table:table-cell>
          <table:table-cell office:value-type="float" office:value="142.9" table:style-name="ce1">
            <text:p>142,9</text:p>
          </table:table-cell>
          <table:table-cell office:value-type="float" office:value="1114676" table:style-name="ce1">
            <text:p>1114676</text:p>
          </table:table-cell>
          <table:table-cell office:value-type="float" office:value="123730" table:style-name="ce1">
            <text:p>123730</text:p>
          </table:table-cell>
          <table:table-cell office:value-type="float" office:value="673.3" table:style-name="ce1">
            <text:p>673,3</text:p>
          </table:table-cell>
          <table:table-cell office:value-type="float" office:value="657.53" table:style-name="ce1">
            <text:p>657,53</text:p>
          </table:table-cell>
          <table:table-cell office:value-type="float" office:value="3801511" table:style-name="ce1">
            <text:p>3801511</text:p>
          </table:table-cell>
          <table:table-cell office:value-type="float" office:value="471928" table:style-name="ce1">
            <text:p>471928</text:p>
          </table:table-cell>
          <table:table-cell office:value-type="float" office:value="217.42" table:style-name="ce1">
            <text:p>217,42</text:p>
          </table:table-cell>
          <table:table-cell office:value-type="float" office:value="202.72" table:style-name="ce1">
            <text:p>202,72</text:p>
          </table:table-cell>
          <table:table-cell office:value-type="float" office:value="1199859" table:style-name="ce1">
            <text:p>1199859</text:p>
          </table:table-cell>
          <table:table-cell office:value-type="float" office:value="164950" table:style-name="ce1">
            <text:p>164950</text:p>
          </table:table-cell>
          <table:table-cell office:value-type="float" office:value="841.58" table:style-name="ce1">
            <text:p>841,58</text:p>
          </table:table-cell>
          <table:table-cell office:value-type="float" office:value="826.05" table:style-name="ce1">
            <text:p>826,05</text:p>
          </table:table-cell>
          <table:table-cell office:value-type="float" office:value="833461" table:style-name="ce1">
            <text:p>833461</text:p>
          </table:table-cell>
          <table:table-cell office:value-type="float" office:value="592231" table:style-name="ce1">
            <text:p>592231</text:p>
          </table:table-cell>
          <table:table-cell office:value-type="float" office:value="681.26" table:style-name="ce1">
            <text:p>681,26</text:p>
          </table:table-cell>
          <table:table-cell office:value-type="float" office:value="665.92" table:style-name="ce1">
            <text:p>665,92</text:p>
          </table:table-cell>
          <table:table-cell office:value-type="float" office:value="570430" table:style-name="ce1">
            <text:p>570430</text:p>
          </table:table-cell>
          <table:table-cell office:value-type="float" office:value="415422" table:style-name="ce1">
            <text:p>415422</text:p>
          </table:table-cell>
          <table:table-cell office:value-type="float" office:value="179.48" table:style-name="ce1">
            <text:p>179,48</text:p>
          </table:table-cell>
          <table:table-cell office:value-type="float" office:value="164.21" table:style-name="ce1">
            <text:p>164,21</text:p>
          </table:table-cell>
          <table:table-cell office:value-type="float" office:value="1210291" table:style-name="ce1">
            <text:p>1210291</text:p>
          </table:table-cell>
          <table:table-cell office:value-type="float" office:value="141767" table:style-name="ce1">
            <text:p>141767</text:p>
          </table:table-cell>
          <table:table-cell office:value-type="float" office:value="292.89" table:style-name="ce1">
            <text:p>292,89</text:p>
          </table:table-cell>
          <table:table-cell office:value-type="float" office:value="276.45" table:style-name="ce1">
            <text:p>276,45</text:p>
          </table:table-cell>
          <table:table-cell office:value-type="float" office:value="1395275" table:style-name="ce1">
            <text:p>1395275</text:p>
          </table:table-cell>
          <table:table-cell office:value-type="float" office:value="213963" table:style-name="ce1">
            <text:p>213963</text:p>
          </table:table-cell>
          <table:table-cell office:value-type="float" office:value="63.26" table:style-name="ce1">
            <text:p>63,26</text:p>
          </table:table-cell>
          <table:table-cell office:value-type="float" office:value="47.67" table:style-name="ce1">
            <text:p>47,67</text:p>
          </table:table-cell>
          <table:table-cell office:value-type="float" office:value="296240" table:style-name="ce1">
            <text:p>296240</text:p>
          </table:table-cell>
          <table:table-cell office:value-type="float" office:value="40131" table:style-name="ce1">
            <text:p>40131</text:p>
          </table:table-cell>
          <table:table-cell office:value-type="float" office:value="2039.1" table:style-name="ce1">
            <text:p>2039,1</text:p>
          </table:table-cell>
          <table:table-cell office:value-type="float" office:value="2024.48" table:style-name="ce1">
            <text:p>2024,48</text:p>
          </table:table-cell>
          <table:table-cell office:value-type="float" office:value="16130503" table:style-name="ce1">
            <text:p>16130503</text:p>
          </table:table-cell>
          <table:table-cell office:value-type="float" office:value="780812" table:style-name="ce3">
            <text:p>780812</text:p>
          </table:table-cell>
          <table:table-cell office:value-type="float" office:value="314.74" table:style-name="ce1">
            <text:p>314,74</text:p>
          </table:table-cell>
          <table:table-cell office:value-type="float" office:value="229.49" table:style-name="ce1">
            <text:p>229,49</text:p>
          </table:table-cell>
          <table:table-cell office:value-type="float" office:value="1372470" table:style-name="ce1">
            <text:p>1372470</text:p>
          </table:table-cell>
          <table:table-cell office:value-type="float" office:value="114167" table:style-name="ce1">
            <text:p>114167</text:p>
          </table:table-cell>
          <table:table-cell office:value-type="float" office:value="7596.08" table:style-name="ce3">
            <text:p>7596,08</text:p>
          </table:table-cell>
          <table:table-cell office:value-type="float" office:value="7499.05" table:style-name="ce3">
            <text:p>7499,05</text:p>
          </table:table-cell>
          <table:table-cell office:value-type="float" office:value="1029116366" table:style-name="ce3">
            <text:p>1029116366</text:p>
          </table:table-cell>
          <table:table-cell office:value-type="float" office:value="625802" table:style-name="ce1">
            <text:p>625802</text:p>
          </table:table-cell>
          <table:table-cell office:value-type="float" office:value="23.4" table:style-name="ce2">
            <text:p>23,4</text:p>
          </table:table-cell>
          <table:table-cell office:value-type="float" office:value="8.43" table:style-name="ce2">
            <text:p>8,43</text:p>
          </table:table-cell>
          <table:table-cell office:value-type="float" office:value="85929" table:style-name="ce2">
            <text:p>85929</text:p>
          </table:table-cell>
          <table:table-cell office:value-type="float" office:value="7731" table:style-name="ce2">
            <text:p>7731</text:p>
          </table:table-cell>
          <table:table-cell office:value-type="float" office:value="23.4" table:formula="of:=MIN([.$B135];[.$F135];[.$J135];[.$N135];[.$R135];[.$V135];[.$Z135];[.$AD135];[.$AH135];[.$AL135];[.$AP135];[.$AT135];[.$AX135];[.$BB135];[.$BF135])" table:style-name="ce1">
            <text:p>23,4</text:p>
          </table:table-cell>
          <table:table-cell office:value-type="float" office:value="8.43" table:formula="of:=MIN([.$C135];[.$G135];[.$K135];[.$O135];[.$S135];[.$W135];[.$AA135];[.$AE135];[.$AI135];[.$AM135];[.$AQ135];[.$AU135];[.$AY135];[.$BC135];[.$BG135])" table:style-name="ce1">
            <text:p>8,43</text:p>
          </table:table-cell>
          <table:table-cell office:value-type="float" office:value="85929" table:formula="of:=MIN([.$D135];[.$H135];[.$L135];[.$P135];[.$T135];[.$X135];[.$AB135];[.$AF135];[.$AJ135];[.$AN135];[.$AR135];[.$AV135];[.$AZ135];[.$BD135];[.$BH135])" table:style-name="ce1">
            <text:p>85929</text:p>
          </table:table-cell>
          <table:table-cell office:value-type="float" office:value="7731" table:formula="of:=MIN([.$E135];[.$I135];[.$M135];[.$Q135];[.$U135];[.$Y135];[.$AC135];[.$AG135];[.$AK135];[.$AO135];[.$AS135];[.$AW135];[.$BA135];[.$BE135];[.$BI135])" table:style-name="ce1">
            <text:p>7731</text:p>
          </table:table-cell>
          <table:table-cell office:value-type="float" office:value="217.42" table:formula="of:=MEDIAN([.$B135];[.$F135];[.$J135];[.$N135];[.$R135];[.$V135];[.$Z135];[.$AD135];[.$AH135];[.$AL135];[.$AP135];[.$AT135];[.$AX135];[.$BB135];[.$BF135])" table:style-name="ce1">
            <text:p>217,42</text:p>
          </table:table-cell>
          <table:table-cell office:value-type="float" office:value="202.72" table:formula="of:=MEDIAN([.$C135];[.$G135];[.$K135];[.$O135];[.$S135];[.$W135];[.$AA135];[.$AE135];[.$AI135];[.$AM135];[.$AQ135];[.$AU135];[.$AY135];[.$BC135];[.$BG135])" table:style-name="ce1">
            <text:p>202,72</text:p>
          </table:table-cell>
          <table:table-cell office:value-type="float" office:value="1199859" table:formula="of:=MEDIAN([.$D135];[.$H135];[.$L135];[.$P135];[.$T135];[.$X135];[.$AB135];[.$AF135];[.$AJ135];[.$AN135];[.$AR135];[.$AV135];[.$AZ135];[.$BD135];[.$BH135])" table:style-name="ce1">
            <text:p>1199859</text:p>
          </table:table-cell>
          <table:table-cell office:value-type="float" office:value="141767" table:formula="of:=MEDIAN([.$E135];[.$I135];[.$M135];[.$Q135];[.$U135];[.$Y135];[.$AC135];[.$AG135];[.$AK135];[.$AO135];[.$AS135];[.$AW135];[.$BA135];[.$BE135];[.$BI135])" table:style-name="ce1">
            <text:p>141767</text:p>
          </table:table-cell>
          <table:table-cell office:value-type="float" office:value="7596.08" table:formula="of:=MAX([.$B135];[.$F135];[.$J135];[.$N135];[.$R135];[.$V135];[.$Z135];[.$AD135];[.$AH135];[.$AL135];[.$AP135];[.$AT135];[.$AX135];[.$BB135];[.$BF135])" table:style-name="ce1">
            <text:p>7596,08</text:p>
          </table:table-cell>
          <table:table-cell office:value-type="float" office:value="7499.05" table:formula="of:=MAX([.$C135];[.$G135];[.$K135];[.$O135];[.$S135];[.$W135];[.$AA135];[.$AE135];[.$AI135];[.$AM135];[.$AQ135];[.$AU135];[.$AY135];[.$BC135];[.$BG135])" table:style-name="ce1">
            <text:p>7499,05</text:p>
          </table:table-cell>
          <table:table-cell office:value-type="float" office:value="1029116366" table:formula="of:=MAX([.$D135];[.$H135];[.$L135];[.$P135];[.$T135];[.$X135];[.$AB135];[.$AF135];[.$AJ135];[.$AN135];[.$AR135];[.$AV135];[.$AZ135];[.$BD135];[.$BH135])" table:style-name="ce1">
            <text:p>1029116366</text:p>
          </table:table-cell>
          <table:table-cell office:value-type="float" office:value="780812" table:formula="of:=MAX([.$E135];[.$I135];[.$M135];[.$Q135];[.$U135];[.$Y135];[.$AC135];[.$AG135];[.$AK135];[.$AO135];[.$AS135];[.$AW135];[.$BA135];[.$BE135];[.$BI135])" table:style-name="ce1">
            <text:p>78081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19_a35_c50.lp</text:p>
          </table:table-cell>
          <table:table-cell office:value-type="float" office:value="423.32" table:style-name="ce1">
            <text:p>423,32</text:p>
          </table:table-cell>
          <table:table-cell office:value-type="float" office:value="407.18" table:style-name="ce1">
            <text:p>407,18</text:p>
          </table:table-cell>
          <table:table-cell office:value-type="float" office:value="3153776" table:style-name="ce1">
            <text:p>3153776</text:p>
          </table:table-cell>
          <table:table-cell office:value-type="float" office:value="409388" table:style-name="ce1">
            <text:p>409388</text:p>
          </table:table-cell>
          <table:table-cell office:value-type="float" office:value="389.67" table:style-name="ce1">
            <text:p>389,67</text:p>
          </table:table-cell>
          <table:table-cell office:value-type="float" office:value="371.88" table:style-name="ce1">
            <text:p>371,88</text:p>
          </table:table-cell>
          <table:table-cell office:value-type="float" office:value="2948610" table:style-name="ce1">
            <text:p>2948610</text:p>
          </table:table-cell>
          <table:table-cell office:value-type="float" office:value="363868" table:style-name="ce1">
            <text:p>363868</text:p>
          </table:table-cell>
          <table:table-cell office:value-type="float" office:value="81.48" table:style-name="ce1">
            <text:p>81,48</text:p>
          </table:table-cell>
          <table:table-cell office:value-type="float" office:value="65.459999999999994" table:style-name="ce1">
            <text:p>65,46</text:p>
          </table:table-cell>
          <table:table-cell office:value-type="float" office:value="691016" table:style-name="ce1">
            <text:p>691016</text:p>
          </table:table-cell>
          <table:table-cell office:value-type="float" office:value="75862" table:style-name="ce1">
            <text:p>75862</text:p>
          </table:table-cell>
          <table:table-cell office:value-type="float" office:value="506.42" table:style-name="ce1">
            <text:p>506,42</text:p>
          </table:table-cell>
          <table:table-cell office:value-type="float" office:value="489.49" table:style-name="ce1">
            <text:p>489,49</text:p>
          </table:table-cell>
          <table:table-cell office:value-type="float" office:value="3514075" table:style-name="ce1">
            <text:p>3514075</text:p>
          </table:table-cell>
          <table:table-cell office:value-type="float" office:value="472458" table:style-name="ce1">
            <text:p>472458</text:p>
          </table:table-cell>
          <table:table-cell office:value-type="float" office:value="352.8" table:style-name="ce1">
            <text:p>352,8</text:p>
          </table:table-cell>
          <table:table-cell office:value-type="float" office:value="335.14" table:style-name="ce1">
            <text:p>335,14</text:p>
          </table:table-cell>
          <table:table-cell office:value-type="float" office:value="2382095" table:style-name="ce1">
            <text:p>2382095</text:p>
          </table:table-cell>
          <table:table-cell office:value-type="float" office:value="320730" table:style-name="ce1">
            <text:p>320730</text:p>
          </table:table-cell>
          <table:table-cell office:value-type="float" office:value="142.62" table:style-name="ce1">
            <text:p>142,62</text:p>
          </table:table-cell>
          <table:table-cell office:value-type="float" office:value="126.03" table:style-name="ce1">
            <text:p>126,03</text:p>
          </table:table-cell>
          <table:table-cell office:value-type="float" office:value="1066525" table:style-name="ce1">
            <text:p>1066525</text:p>
          </table:table-cell>
          <table:table-cell office:value-type="float" office:value="131113" table:style-name="ce1">
            <text:p>131113</text:p>
          </table:table-cell>
          <table:table-cell office:value-type="float" office:value="2423.98" table:style-name="ce1">
            <text:p>2423,98</text:p>
          </table:table-cell>
          <table:table-cell office:value-type="float" office:value="2408.04" table:style-name="ce1">
            <text:p>2408,04</text:p>
          </table:table-cell>
          <table:table-cell office:value-type="float" office:value="2580364" table:style-name="ce1">
            <text:p>2580364</text:p>
          </table:table-cell>
          <table:table-cell office:value-type="float" office:value="1900586" table:style-name="ce1">
            <text:p>1900586</text:p>
          </table:table-cell>
          <table:table-cell office:value-type="float" office:value="2991.95" table:style-name="ce1">
            <text:p>2991,95</text:p>
          </table:table-cell>
          <table:table-cell office:value-type="float" office:value="2976.49" table:style-name="ce1">
            <text:p>2976,49</text:p>
          </table:table-cell>
          <table:table-cell office:value-type="float" office:value="3071814" table:style-name="ce1">
            <text:p>3071814</text:p>
          </table:table-cell>
          <table:table-cell office:value-type="float" office:value="2285435" table:style-name="ce3">
            <text:p>2285435</text:p>
          </table:table-cell>
          <table:table-cell office:value-type="float" office:value="996.73" table:style-name="ce1">
            <text:p>996,73</text:p>
          </table:table-cell>
          <table:table-cell office:value-type="float" office:value="979.36" table:style-name="ce1">
            <text:p>979,36</text:p>
          </table:table-cell>
          <table:table-cell office:value-type="float" office:value="6750245" table:style-name="ce1">
            <text:p>6750245</text:p>
          </table:table-cell>
          <table:table-cell office:value-type="float" office:value="927105" table:style-name="ce1">
            <text:p>927105</text:p>
          </table:table-cell>
          <table:table-cell office:value-type="float" office:value="207.38" table:style-name="ce1">
            <text:p>207,38</text:p>
          </table:table-cell>
          <table:table-cell office:value-type="float" office:value="189.07" table:style-name="ce1">
            <text:p>189,07</text:p>
          </table:table-cell>
          <table:table-cell office:value-type="float" office:value="1001438" table:style-name="ce1">
            <text:p>1001438</text:p>
          </table:table-cell>
          <table:table-cell office:value-type="float" office:value="160862" table:style-name="ce1">
            <text:p>160862</text:p>
          </table:table-cell>
          <table:table-cell office:value-type="float" office:value="220" table:style-name="ce1">
            <text:p>220</text:p>
          </table:table-cell>
          <table:table-cell office:value-type="float" office:value="203.51" table:style-name="ce1">
            <text:p>203,51</text:p>
          </table:table-cell>
          <table:table-cell office:value-type="float" office:value="1224798" table:style-name="ce1">
            <text:p>1224798</text:p>
          </table:table-cell>
          <table:table-cell office:value-type="float" office:value="197978" table:style-name="ce1">
            <text:p>197978</text:p>
          </table:table-cell>
          <table:table-cell office:value-type="float" office:value="232.03" table:style-name="ce1">
            <text:p>232,03</text:p>
          </table:table-cell>
          <table:table-cell office:value-type="float" office:value="214.98" table:style-name="ce1">
            <text:p>214,98</text:p>
          </table:table-cell>
          <table:table-cell office:value-type="float" office:value="1998291" table:style-name="ce1">
            <text:p>1998291</text:p>
          </table:table-cell>
          <table:table-cell office:value-type="float" office:value="166151" table:style-name="ce1">
            <text:p>166151</text:p>
          </table:table-cell>
          <table:table-cell office:value-type="float" office:value="188.16" table:style-name="ce1">
            <text:p>188,16</text:p>
          </table:table-cell>
          <table:table-cell office:value-type="float" office:value="101.54" table:style-name="ce1">
            <text:p>101,54</text:p>
          </table:table-cell>
          <table:table-cell office:value-type="float" office:value="1216168" table:style-name="ce1">
            <text:p>1216168</text:p>
          </table:table-cell>
          <table:table-cell office:value-type="float" office:value="60588" table:style-name="ce2">
            <text:p>60588</text:p>
          </table:table-cell>
          <table:table-cell office:value-type="float" office:value="8152.67" table:style-name="ce3">
            <text:p>8152,67</text:p>
          </table:table-cell>
          <table:table-cell office:value-type="float" office:value="8060.86" table:style-name="ce3">
            <text:p>8060,86</text:p>
          </table:table-cell>
          <table:table-cell office:value-type="float" office:value="947097422" table:style-name="ce3">
            <text:p>947097422</text:p>
          </table:table-cell>
          <table:table-cell office:value-type="float" office:value="1292347" table:style-name="ce1">
            <text:p>1292347</text:p>
          </table:table-cell>
          <table:table-cell office:value-type="float" office:value="77.099999999999994" table:style-name="ce2">
            <text:p>77,1</text:p>
          </table:table-cell>
          <table:table-cell office:value-type="float" office:value="60.64" table:style-name="ce2">
            <text:p>60,64</text:p>
          </table:table-cell>
          <table:table-cell office:value-type="float" office:value="549138" table:style-name="ce2">
            <text:p>549138</text:p>
          </table:table-cell>
          <table:table-cell office:value-type="float" office:value="67962" table:style-name="ce1">
            <text:p>67962</text:p>
          </table:table-cell>
          <table:table-cell office:value-type="float" office:value="77.099999999999994" table:formula="of:=MIN([.$B136];[.$F136];[.$J136];[.$N136];[.$R136];[.$V136];[.$Z136];[.$AD136];[.$AH136];[.$AL136];[.$AP136];[.$AT136];[.$AX136];[.$BB136];[.$BF136])" table:style-name="ce1">
            <text:p>77,1</text:p>
          </table:table-cell>
          <table:table-cell office:value-type="float" office:value="60.64" table:formula="of:=MIN([.$C136];[.$G136];[.$K136];[.$O136];[.$S136];[.$W136];[.$AA136];[.$AE136];[.$AI136];[.$AM136];[.$AQ136];[.$AU136];[.$AY136];[.$BC136];[.$BG136])" table:style-name="ce1">
            <text:p>60,64</text:p>
          </table:table-cell>
          <table:table-cell office:value-type="float" office:value="549138" table:formula="of:=MIN([.$D136];[.$H136];[.$L136];[.$P136];[.$T136];[.$X136];[.$AB136];[.$AF136];[.$AJ136];[.$AN136];[.$AR136];[.$AV136];[.$AZ136];[.$BD136];[.$BH136])" table:style-name="ce1">
            <text:p>549138</text:p>
          </table:table-cell>
          <table:table-cell office:value-type="float" office:value="60588" table:formula="of:=MIN([.$E136];[.$I136];[.$M136];[.$Q136];[.$U136];[.$Y136];[.$AC136];[.$AG136];[.$AK136];[.$AO136];[.$AS136];[.$AW136];[.$BA136];[.$BE136];[.$BI136])" table:style-name="ce1">
            <text:p>60588</text:p>
          </table:table-cell>
          <table:table-cell office:value-type="float" office:value="352.8" table:formula="of:=MEDIAN([.$B136];[.$F136];[.$J136];[.$N136];[.$R136];[.$V136];[.$Z136];[.$AD136];[.$AH136];[.$AL136];[.$AP136];[.$AT136];[.$AX136];[.$BB136];[.$BF136])" table:style-name="ce1">
            <text:p>352,8</text:p>
          </table:table-cell>
          <table:table-cell office:value-type="float" office:value="335.14" table:formula="of:=MEDIAN([.$C136];[.$G136];[.$K136];[.$O136];[.$S136];[.$W136];[.$AA136];[.$AE136];[.$AI136];[.$AM136];[.$AQ136];[.$AU136];[.$AY136];[.$BC136];[.$BG136])" table:style-name="ce1">
            <text:p>335,14</text:p>
          </table:table-cell>
          <table:table-cell office:value-type="float" office:value="2382095" table:formula="of:=MEDIAN([.$D136];[.$H136];[.$L136];[.$P136];[.$T136];[.$X136];[.$AB136];[.$AF136];[.$AJ136];[.$AN136];[.$AR136];[.$AV136];[.$AZ136];[.$BD136];[.$BH136])" table:style-name="ce1">
            <text:p>2382095</text:p>
          </table:table-cell>
          <table:table-cell office:value-type="float" office:value="320730" table:formula="of:=MEDIAN([.$E136];[.$I136];[.$M136];[.$Q136];[.$U136];[.$Y136];[.$AC136];[.$AG136];[.$AK136];[.$AO136];[.$AS136];[.$AW136];[.$BA136];[.$BE136];[.$BI136])" table:style-name="ce1">
            <text:p>320730</text:p>
          </table:table-cell>
          <table:table-cell office:value-type="float" office:value="8152.67" table:formula="of:=MAX([.$B136];[.$F136];[.$J136];[.$N136];[.$R136];[.$V136];[.$Z136];[.$AD136];[.$AH136];[.$AL136];[.$AP136];[.$AT136];[.$AX136];[.$BB136];[.$BF136])" table:style-name="ce1">
            <text:p>8152,67</text:p>
          </table:table-cell>
          <table:table-cell office:value-type="float" office:value="8060.86" table:formula="of:=MAX([.$C136];[.$G136];[.$K136];[.$O136];[.$S136];[.$W136];[.$AA136];[.$AE136];[.$AI136];[.$AM136];[.$AQ136];[.$AU136];[.$AY136];[.$BC136];[.$BG136])" table:style-name="ce1">
            <text:p>8060,86</text:p>
          </table:table-cell>
          <table:table-cell office:value-type="float" office:value="947097422" table:formula="of:=MAX([.$D136];[.$H136];[.$L136];[.$P136];[.$T136];[.$X136];[.$AB136];[.$AF136];[.$AJ136];[.$AN136];[.$AR136];[.$AV136];[.$AZ136];[.$BD136];[.$BH136])" table:style-name="ce1">
            <text:p>947097422</text:p>
          </table:table-cell>
          <table:table-cell office:value-type="float" office:value="2285435" table:formula="of:=MAX([.$E136];[.$I136];[.$M136];[.$Q136];[.$U136];[.$Y136];[.$AC136];[.$AG136];[.$AK136];[.$AO136];[.$AS136];[.$AW136];[.$BA136];[.$BE136];[.$BI136])" table:style-name="ce1">
            <text:p>228543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15_c55.lp</text:p>
          </table:table-cell>
          <table:table-cell office:value-type="float" office:value="13.2" table:style-name="ce1">
            <text:p>13,2</text:p>
          </table:table-cell>
          <table:table-cell office:value-type="float" office:value="5.35" table:style-name="ce1">
            <text:p>5,35</text:p>
          </table:table-cell>
          <table:table-cell office:value-type="float" office:value="34249" table:style-name="ce1">
            <text:p>34249</text:p>
          </table:table-cell>
          <table:table-cell office:value-type="float" office:value="8093" table:style-name="ce1">
            <text:p>8093</text:p>
          </table:table-cell>
          <table:table-cell office:value-type="float" office:value="10.26" table:style-name="ce2">
            <text:p>10,26</text:p>
          </table:table-cell>
          <table:table-cell office:value-type="float" office:value="0.43" table:style-name="ce2">
            <text:p>0,43</text:p>
          </table:table-cell>
          <table:table-cell office:value-type="float" office:value="2333" table:style-name="ce2">
            <text:p>2333</text:p>
          </table:table-cell>
          <table:table-cell office:value-type="float" office:value="470" table:style-name="ce2">
            <text:p>470</text:p>
          </table:table-cell>
          <table:table-cell office:value-type="float" office:value="31.31" table:style-name="ce1">
            <text:p>31,31</text:p>
          </table:table-cell>
          <table:table-cell office:value-type="float" office:value="23.09" table:style-name="ce1">
            <text:p>23,09</text:p>
          </table:table-cell>
          <table:table-cell office:value-type="float" office:value="147669" table:style-name="ce1">
            <text:p>147669</text:p>
          </table:table-cell>
          <table:table-cell office:value-type="float" office:value="44587" table:style-name="ce1">
            <text:p>44587</text:p>
          </table:table-cell>
          <table:table-cell office:value-type="float" office:value="13.67" table:style-name="ce1">
            <text:p>13,67</text:p>
          </table:table-cell>
          <table:table-cell office:value-type="float" office:value="4.43" table:style-name="ce1">
            <text:p>4,43</text:p>
          </table:table-cell>
          <table:table-cell office:value-type="float" office:value="10637" table:style-name="ce1">
            <text:p>10637</text:p>
          </table:table-cell>
          <table:table-cell office:value-type="float" office:value="7008" table:style-name="ce1">
            <text:p>7008</text:p>
          </table:table-cell>
          <table:table-cell office:value-type="float" office:value="158.47999999999999" table:style-name="ce1">
            <text:p>158,48</text:p>
          </table:table-cell>
          <table:table-cell office:value-type="float" office:value="149.37" table:style-name="ce1">
            <text:p>149,37</text:p>
          </table:table-cell>
          <table:table-cell office:value-type="float" office:value="596681" table:style-name="ce1">
            <text:p>596681</text:p>
          </table:table-cell>
          <table:table-cell office:value-type="float" office:value="237498" table:style-name="ce1">
            <text:p>237498</text:p>
          </table:table-cell>
          <table:table-cell office:value-type="float" office:value="25.97" table:style-name="ce1">
            <text:p>25,97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102758" table:style-name="ce1">
            <text:p>102758</text:p>
          </table:table-cell>
          <table:table-cell office:value-type="float" office:value="21201" table:style-name="ce1">
            <text:p>21201</text:p>
          </table:table-cell>
          <table:table-cell office:value-type="float" office:value="103.6" table:style-name="ce1">
            <text:p>103,6</text:p>
          </table:table-cell>
          <table:table-cell office:value-type="float" office:value="93.59" table:style-name="ce1">
            <text:p>93,59</text:p>
          </table:table-cell>
          <table:table-cell office:value-type="float" office:value="172971" table:style-name="ce1">
            <text:p>172971</text:p>
          </table:table-cell>
          <table:table-cell office:value-type="float" office:value="138946" table:style-name="ce1">
            <text:p>138946</text:p>
          </table:table-cell>
          <table:table-cell office:value-type="float" office:value="13.68" table:style-name="ce1">
            <text:p>13,68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10758" table:style-name="ce1">
            <text:p>10758</text:p>
          </table:table-cell>
          <table:table-cell office:value-type="float" office:value="7587" table:style-name="ce1">
            <text:p>7587</text:p>
          </table:table-cell>
          <table:table-cell office:value-type="float" office:value="77.239999999999995" table:style-name="ce1">
            <text:p>77,24</text:p>
          </table:table-cell>
          <table:table-cell office:value-type="float" office:value="68.569999999999993" table:style-name="ce1">
            <text:p>68,57</text:p>
          </table:table-cell>
          <table:table-cell office:value-type="float" office:value="245583" table:style-name="ce1">
            <text:p>245583</text:p>
          </table:table-cell>
          <table:table-cell office:value-type="float" office:value="110898" table:style-name="ce1">
            <text:p>110898</text:p>
          </table:table-cell>
          <table:table-cell office:value-type="float" office:value="1059.81" table:style-name="ce3">
            <text:p>1059,81</text:p>
          </table:table-cell>
          <table:table-cell office:value-type="float" office:value="1050.3399999999999" table:style-name="ce3">
            <text:p>1050,34</text:p>
          </table:table-cell>
          <table:table-cell office:value-type="float" office:value="2369471" table:style-name="ce1">
            <text:p>2369471</text:p>
          </table:table-cell>
          <table:table-cell office:value-type="float" office:value="1607578" table:style-name="ce3">
            <text:p>1607578</text:p>
          </table:table-cell>
          <table:table-cell office:value-type="float" office:value="52.92" table:style-name="ce1">
            <text:p>52,92</text:p>
          </table:table-cell>
          <table:table-cell office:value-type="float" office:value="43.42" table:style-name="ce1">
            <text:p>43,42</text:p>
          </table:table-cell>
          <table:table-cell office:value-type="float" office:value="149062" table:style-name="ce1">
            <text:p>149062</text:p>
          </table:table-cell>
          <table:table-cell office:value-type="float" office:value="78457" table:style-name="ce1">
            <text:p>78457</text:p>
          </table:table-cell>
          <table:table-cell office:value-type="float" office:value="149.94" table:style-name="ce1">
            <text:p>149,94</text:p>
          </table:table-cell>
          <table:table-cell office:value-type="float" office:value="140.93" table:style-name="ce1">
            <text:p>140,93</text:p>
          </table:table-cell>
          <table:table-cell office:value-type="float" office:value="276290" table:style-name="ce1">
            <text:p>276290</text:p>
          </table:table-cell>
          <table:table-cell office:value-type="float" office:value="211768" table:style-name="ce1">
            <text:p>211768</text:p>
          </table:table-cell>
          <table:table-cell office:value-type="float" office:value="64.97" table:style-name="ce1">
            <text:p>64,97</text:p>
          </table:table-cell>
          <table:table-cell office:value-type="float" office:value="18.32" table:style-name="ce1">
            <text:p>18,32</text:p>
          </table:table-cell>
          <table:table-cell office:value-type="float" office:value="169357" table:style-name="ce1">
            <text:p>169357</text:p>
          </table:table-cell>
          <table:table-cell office:value-type="float" office:value="25784" table:style-name="ce1">
            <text:p>25784</text:p>
          </table:table-cell>
          <table:table-cell office:value-type="float" office:value="534.05999999999995" table:style-name="ce1">
            <text:p>534,06</text:p>
          </table:table-cell>
          <table:table-cell office:value-type="float" office:value="469.8" table:style-name="ce1">
            <text:p>469,8</text:p>
          </table:table-cell>
          <table:table-cell office:value-type="float" office:value="15100825" table:style-name="ce3">
            <text:p>15100825</text:p>
          </table:table-cell>
          <table:table-cell office:value-type="float" office:value="112130" table:style-name="ce1">
            <text:p>112130</text:p>
          </table:table-cell>
          <table:table-cell office:value-type="float" office:value="30.7" table:style-name="ce1">
            <text:p>30,7</text:p>
          </table:table-cell>
          <table:table-cell office:value-type="float" office:value="21.93" table:style-name="ce1">
            <text:p>21,93</text:p>
          </table:table-cell>
          <table:table-cell office:value-type="float" office:value="68206" table:style-name="ce1">
            <text:p>68206</text:p>
          </table:table-cell>
          <table:table-cell office:value-type="float" office:value="37407" table:style-name="ce1">
            <text:p>37407</text:p>
          </table:table-cell>
          <table:table-cell office:value-type="float" office:value="10.26" table:formula="of:=MIN([.$B137];[.$F137];[.$J137];[.$N137];[.$R137];[.$V137];[.$Z137];[.$AD137];[.$AH137];[.$AL137];[.$AP137];[.$AT137];[.$AX137];[.$BB137];[.$BF137])" table:style-name="ce1">
            <text:p>10,26</text:p>
          </table:table-cell>
          <table:table-cell office:value-type="float" office:value="0.43" table:formula="of:=MIN([.$C137];[.$G137];[.$K137];[.$O137];[.$S137];[.$W137];[.$AA137];[.$AE137];[.$AI137];[.$AM137];[.$AQ137];[.$AU137];[.$AY137];[.$BC137];[.$BG137])" table:style-name="ce1">
            <text:p>0,43</text:p>
          </table:table-cell>
          <table:table-cell office:value-type="float" office:value="2333" table:formula="of:=MIN([.$D137];[.$H137];[.$L137];[.$P137];[.$T137];[.$X137];[.$AB137];[.$AF137];[.$AJ137];[.$AN137];[.$AR137];[.$AV137];[.$AZ137];[.$BD137];[.$BH137])" table:style-name="ce1">
            <text:p>2333</text:p>
          </table:table-cell>
          <table:table-cell office:value-type="float" office:value="470" table:formula="of:=MIN([.$E137];[.$I137];[.$M137];[.$Q137];[.$U137];[.$Y137];[.$AC137];[.$AG137];[.$AK137];[.$AO137];[.$AS137];[.$AW137];[.$BA137];[.$BE137];[.$BI137])" table:style-name="ce1">
            <text:p>470</text:p>
          </table:table-cell>
          <table:table-cell office:value-type="float" office:value="52.92" table:formula="of:=MEDIAN([.$B137];[.$F137];[.$J137];[.$N137];[.$R137];[.$V137];[.$Z137];[.$AD137];[.$AH137];[.$AL137];[.$AP137];[.$AT137];[.$AX137];[.$BB137];[.$BF137])" table:style-name="ce1">
            <text:p>52,92</text:p>
          </table:table-cell>
          <table:table-cell office:value-type="float" office:value="23.09" table:formula="of:=MEDIAN([.$C137];[.$G137];[.$K137];[.$O137];[.$S137];[.$W137];[.$AA137];[.$AE137];[.$AI137];[.$AM137];[.$AQ137];[.$AU137];[.$AY137];[.$BC137];[.$BG137])" table:style-name="ce1">
            <text:p>23,09</text:p>
          </table:table-cell>
          <table:table-cell office:value-type="float" office:value="149062" table:formula="of:=MEDIAN([.$D137];[.$H137];[.$L137];[.$P137];[.$T137];[.$X137];[.$AB137];[.$AF137];[.$AJ137];[.$AN137];[.$AR137];[.$AV137];[.$AZ137];[.$BD137];[.$BH137])" table:style-name="ce1">
            <text:p>149062</text:p>
          </table:table-cell>
          <table:table-cell office:value-type="float" office:value="44587" table:formula="of:=MEDIAN([.$E137];[.$I137];[.$M137];[.$Q137];[.$U137];[.$Y137];[.$AC137];[.$AG137];[.$AK137];[.$AO137];[.$AS137];[.$AW137];[.$BA137];[.$BE137];[.$BI137])" table:style-name="ce1">
            <text:p>44587</text:p>
          </table:table-cell>
          <table:table-cell office:value-type="float" office:value="1059.81" table:formula="of:=MAX([.$B137];[.$F137];[.$J137];[.$N137];[.$R137];[.$V137];[.$Z137];[.$AD137];[.$AH137];[.$AL137];[.$AP137];[.$AT137];[.$AX137];[.$BB137];[.$BF137])" table:style-name="ce1">
            <text:p>1059,81</text:p>
          </table:table-cell>
          <table:table-cell office:value-type="float" office:value="1050.3399999999999" table:formula="of:=MAX([.$C137];[.$G137];[.$K137];[.$O137];[.$S137];[.$W137];[.$AA137];[.$AE137];[.$AI137];[.$AM137];[.$AQ137];[.$AU137];[.$AY137];[.$BC137];[.$BG137])" table:style-name="ce1">
            <text:p>1050,34</text:p>
          </table:table-cell>
          <table:table-cell office:value-type="float" office:value="15100825" table:formula="of:=MAX([.$D137];[.$H137];[.$L137];[.$P137];[.$T137];[.$X137];[.$AB137];[.$AF137];[.$AJ137];[.$AN137];[.$AR137];[.$AV137];[.$AZ137];[.$BD137];[.$BH137])" table:style-name="ce1">
            <text:p>15100825</text:p>
          </table:table-cell>
          <table:table-cell office:value-type="float" office:value="1607578" table:formula="of:=MAX([.$E137];[.$I137];[.$M137];[.$Q137];[.$U137];[.$Y137];[.$AC137];[.$AG137];[.$AK137];[.$AO137];[.$AS137];[.$AW137];[.$BA137];[.$BE137];[.$BI137])" table:style-name="ce1">
            <text:p>160757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20_c50.lp</text:p>
          </table:table-cell>
          <table:table-cell office:value-type="float" office:value="69.86" table:style-name="ce1">
            <text:p>69,86</text:p>
          </table:table-cell>
          <table:table-cell office:value-type="float" office:value="60.01" table:style-name="ce1">
            <text:p>60,01</text:p>
          </table:table-cell>
          <table:table-cell office:value-type="float" office:value="145138" table:style-name="ce1">
            <text:p>145138</text:p>
          </table:table-cell>
          <table:table-cell office:value-type="float" office:value="75131" table:style-name="ce1">
            <text:p>75131</text:p>
          </table:table-cell>
          <table:table-cell office:value-type="float" office:value="27.52" table:style-name="ce1">
            <text:p>27,52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31725" table:style-name="ce1">
            <text:p>31725</text:p>
          </table:table-cell>
          <table:table-cell office:value-type="float" office:value="24615" table:style-name="ce1">
            <text:p>24615</text:p>
          </table:table-cell>
          <table:table-cell office:value-type="float" office:value="13.72" table:style-name="ce1">
            <text:p>13,72</text:p>
          </table:table-cell>
          <table:table-cell office:value-type="float" office:value="4.24" table:style-name="ce1">
            <text:p>4,24</text:p>
          </table:table-cell>
          <table:table-cell office:value-type="float" office:value="18440" table:style-name="ce1">
            <text:p>18440</text:p>
          </table:table-cell>
          <table:table-cell office:value-type="float" office:value="6075" table:style-name="ce1">
            <text:p>6075</text:p>
          </table:table-cell>
          <table:table-cell office:value-type="float" office:value="31.21" table:style-name="ce1">
            <text:p>31,21</text:p>
          </table:table-cell>
          <table:table-cell office:value-type="float" office:value="21.95" table:style-name="ce1">
            <text:p>21,95</text:p>
          </table:table-cell>
          <table:table-cell office:value-type="float" office:value="41504" table:style-name="ce1">
            <text:p>41504</text:p>
          </table:table-cell>
          <table:table-cell office:value-type="float" office:value="31241" table:style-name="ce1">
            <text:p>31241</text:p>
          </table:table-cell>
          <table:table-cell office:value-type="float" office:value="20.94" table:style-name="ce1">
            <text:p>20,94</text:p>
          </table:table-cell>
          <table:table-cell office:value-type="float" office:value="11.94" table:style-name="ce1">
            <text:p>11,94</text:p>
          </table:table-cell>
          <table:table-cell office:value-type="float" office:value="23862" table:style-name="ce1">
            <text:p>23862</text:p>
          </table:table-cell>
          <table:table-cell office:value-type="float" office:value="14396" table:style-name="ce1">
            <text:p>1439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0.07" table:style-name="ce1">
            <text:p>10,07</text:p>
          </table:table-cell>
          <table:table-cell office:value-type="float" office:value="18619" table:style-name="ce1">
            <text:p>18619</text:p>
          </table:table-cell>
          <table:table-cell office:value-type="float" office:value="13354" table:style-name="ce1">
            <text:p>13354</text:p>
          </table:table-cell>
          <table:table-cell office:value-type="float" office:value="18.54" table:style-name="ce1">
            <text:p>18,54</text:p>
          </table:table-cell>
          <table:table-cell office:value-type="float" office:value="9.06" table:style-name="ce1">
            <text:p>9,06</text:p>
          </table:table-cell>
          <table:table-cell office:value-type="float" office:value="16253" table:style-name="ce1">
            <text:p>16253</text:p>
          </table:table-cell>
          <table:table-cell office:value-type="float" office:value="11865" table:style-name="ce1">
            <text:p>11865</text:p>
          </table:table-cell>
          <table:table-cell office:value-type="float" office:value="11.36" table:style-name="ce2">
            <text:p>11,36</text:p>
          </table:table-cell>
          <table:table-cell office:value-type="float" office:value="1.82" table:style-name="ce2">
            <text:p>1,82</text:p>
          </table:table-cell>
          <table:table-cell office:value-type="float" office:value="3148" table:style-name="ce2">
            <text:p>3148</text:p>
          </table:table-cell>
          <table:table-cell office:value-type="float" office:value="2053" table:style-name="ce2">
            <text:p>2053</text:p>
          </table:table-cell>
          <table:table-cell office:value-type="float" office:value="15.48" table:style-name="ce1">
            <text:p>15,48</text:p>
          </table:table-cell>
          <table:table-cell office:value-type="float" office:value="5.29" table:style-name="ce1">
            <text:p>5,29</text:p>
          </table:table-cell>
          <table:table-cell office:value-type="float" office:value="12404" table:style-name="ce1">
            <text:p>12404</text:p>
          </table:table-cell>
          <table:table-cell office:value-type="float" office:value="6557" table:style-name="ce1">
            <text:p>6557</text:p>
          </table:table-cell>
          <table:table-cell office:value-type="float" office:value="19.62" table:style-name="ce1">
            <text:p>19,62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23473" table:style-name="ce1">
            <text:p>23473</text:p>
          </table:table-cell>
          <table:table-cell office:value-type="float" office:value="12121" table:style-name="ce1">
            <text:p>12121</text:p>
          </table:table-cell>
          <table:table-cell office:value-type="float" office:value="26.85" table:style-name="ce1">
            <text:p>26,85</text:p>
          </table:table-cell>
          <table:table-cell office:value-type="float" office:value="17.59" table:style-name="ce1">
            <text:p>17,59</text:p>
          </table:table-cell>
          <table:table-cell office:value-type="float" office:value="42061" table:style-name="ce1">
            <text:p>42061</text:p>
          </table:table-cell>
          <table:table-cell office:value-type="float" office:value="24519" table:style-name="ce1">
            <text:p>24519</text:p>
          </table:table-cell>
          <table:table-cell office:value-type="float" office:value="50.76" table:style-name="ce1">
            <text:p>50,76</text:p>
          </table:table-cell>
          <table:table-cell office:value-type="float" office:value="40.950000000000003" table:style-name="ce1">
            <text:p>40,95</text:p>
          </table:table-cell>
          <table:table-cell office:value-type="float" office:value="66877" table:style-name="ce1">
            <text:p>66877</text:p>
          </table:table-cell>
          <table:table-cell office:value-type="float" office:value="51263" table:style-name="ce1">
            <text:p>51263</text:p>
          </table:table-cell>
          <table:table-cell office:value-type="float" office:value="65.790000000000006" table:style-name="ce1">
            <text:p>65,79</text:p>
          </table:table-cell>
          <table:table-cell office:value-type="float" office:value="7.13" table:style-name="ce1">
            <text:p>7,13</text:p>
          </table:table-cell>
          <table:table-cell office:value-type="float" office:value="19777" table:style-name="ce1">
            <text:p>19777</text:p>
          </table:table-cell>
          <table:table-cell office:value-type="float" office:value="5782" table:style-name="ce1">
            <text:p>5782</text:p>
          </table:table-cell>
          <table:table-cell office:value-type="float" office:value="2322.27" table:style-name="ce3">
            <text:p>2322,27</text:p>
          </table:table-cell>
          <table:table-cell office:value-type="float" office:value="2260.75" table:style-name="ce3">
            <text:p>2260,75</text:p>
          </table:table-cell>
          <table:table-cell office:value-type="float" office:value="276421420" table:style-name="ce3">
            <text:p>276421420</text:p>
          </table:table-cell>
          <table:table-cell office:value-type="float" office:value="300147" table:style-name="ce3">
            <text:p>300147</text:p>
          </table:table-cell>
          <table:table-cell office:value-type="float" office:value="31.25" table:style-name="ce1">
            <text:p>31,25</text:p>
          </table:table-cell>
          <table:table-cell office:value-type="float" office:value="21.98" table:style-name="ce1">
            <text:p>21,98</text:p>
          </table:table-cell>
          <table:table-cell office:value-type="float" office:value="57391" table:style-name="ce1">
            <text:p>57391</text:p>
          </table:table-cell>
          <table:table-cell office:value-type="float" office:value="30963" table:style-name="ce1">
            <text:p>30963</text:p>
          </table:table-cell>
          <table:table-cell office:value-type="float" office:value="11.36" table:formula="of:=MIN([.$B138];[.$F138];[.$J138];[.$N138];[.$R138];[.$V138];[.$Z138];[.$AD138];[.$AH138];[.$AL138];[.$AP138];[.$AT138];[.$AX138];[.$BB138];[.$BF138])" table:style-name="ce1">
            <text:p>11,36</text:p>
          </table:table-cell>
          <table:table-cell office:value-type="float" office:value="1.82" table:formula="of:=MIN([.$C138];[.$G138];[.$K138];[.$O138];[.$S138];[.$W138];[.$AA138];[.$AE138];[.$AI138];[.$AM138];[.$AQ138];[.$AU138];[.$AY138];[.$BC138];[.$BG138])" table:style-name="ce1">
            <text:p>1,82</text:p>
          </table:table-cell>
          <table:table-cell office:value-type="float" office:value="3148" table:formula="of:=MIN([.$D138];[.$H138];[.$L138];[.$P138];[.$T138];[.$X138];[.$AB138];[.$AF138];[.$AJ138];[.$AN138];[.$AR138];[.$AV138];[.$AZ138];[.$BD138];[.$BH138])" table:style-name="ce1">
            <text:p>3148</text:p>
          </table:table-cell>
          <table:table-cell office:value-type="float" office:value="2053" table:formula="of:=MIN([.$E138];[.$I138];[.$M138];[.$Q138];[.$U138];[.$Y138];[.$AC138];[.$AG138];[.$AK138];[.$AO138];[.$AS138];[.$AW138];[.$BA138];[.$BE138];[.$BI138])" table:style-name="ce1">
            <text:p>2053</text:p>
          </table:table-cell>
          <table:table-cell office:value-type="float" office:value="26.85" table:formula="of:=MEDIAN([.$B138];[.$F138];[.$J138];[.$N138];[.$R138];[.$V138];[.$Z138];[.$AD138];[.$AH138];[.$AL138];[.$AP138];[.$AT138];[.$AX138];[.$BB138];[.$BF138])" table:style-name="ce1">
            <text:p>26,85</text:p>
          </table:table-cell>
          <table:table-cell office:value-type="float" office:value="11.94" table:formula="of:=MEDIAN([.$C138];[.$G138];[.$K138];[.$O138];[.$S138];[.$W138];[.$AA138];[.$AE138];[.$AI138];[.$AM138];[.$AQ138];[.$AU138];[.$AY138];[.$BC138];[.$BG138])" table:style-name="ce1">
            <text:p>11,94</text:p>
          </table:table-cell>
          <table:table-cell office:value-type="float" office:value="23862" table:formula="of:=MEDIAN([.$D138];[.$H138];[.$L138];[.$P138];[.$T138];[.$X138];[.$AB138];[.$AF138];[.$AJ138];[.$AN138];[.$AR138];[.$AV138];[.$AZ138];[.$BD138];[.$BH138])" table:style-name="ce1">
            <text:p>23862</text:p>
          </table:table-cell>
          <table:table-cell office:value-type="float" office:value="14396" table:formula="of:=MEDIAN([.$E138];[.$I138];[.$M138];[.$Q138];[.$U138];[.$Y138];[.$AC138];[.$AG138];[.$AK138];[.$AO138];[.$AS138];[.$AW138];[.$BA138];[.$BE138];[.$BI138])" table:style-name="ce1">
            <text:p>14396</text:p>
          </table:table-cell>
          <table:table-cell office:value-type="float" office:value="2322.27" table:formula="of:=MAX([.$B138];[.$F138];[.$J138];[.$N138];[.$R138];[.$V138];[.$Z138];[.$AD138];[.$AH138];[.$AL138];[.$AP138];[.$AT138];[.$AX138];[.$BB138];[.$BF138])" table:style-name="ce1">
            <text:p>2322,27</text:p>
          </table:table-cell>
          <table:table-cell office:value-type="float" office:value="2260.75" table:formula="of:=MAX([.$C138];[.$G138];[.$K138];[.$O138];[.$S138];[.$W138];[.$AA138];[.$AE138];[.$AI138];[.$AM138];[.$AQ138];[.$AU138];[.$AY138];[.$BC138];[.$BG138])" table:style-name="ce1">
            <text:p>2260,75</text:p>
          </table:table-cell>
          <table:table-cell office:value-type="float" office:value="276421420" table:formula="of:=MAX([.$D138];[.$H138];[.$L138];[.$P138];[.$T138];[.$X138];[.$AB138];[.$AF138];[.$AJ138];[.$AN138];[.$AR138];[.$AV138];[.$AZ138];[.$BD138];[.$BH138])" table:style-name="ce1">
            <text:p>276421420</text:p>
          </table:table-cell>
          <table:table-cell office:value-type="float" office:value="300147" table:formula="of:=MAX([.$E138];[.$I138];[.$M138];[.$Q138];[.$U138];[.$Y138];[.$AC138];[.$AG138];[.$AK138];[.$AO138];[.$AS138];[.$AW138];[.$BA138];[.$BE138];[.$BI138])" table:style-name="ce1">
            <text:p>30014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20_c55.lp</text:p>
          </table:table-cell>
          <table:table-cell office:value-type="float" office:value="12.36" table:style-name="ce1">
            <text:p>12,36</text:p>
          </table:table-cell>
          <table:table-cell office:value-type="float" office:value="3.35" table:style-name="ce1">
            <text:p>3,35</text:p>
          </table:table-cell>
          <table:table-cell office:value-type="float" office:value="10994" table:style-name="ce1">
            <text:p>10994</text:p>
          </table:table-cell>
          <table:table-cell office:value-type="float" office:value="5202" table:style-name="ce1">
            <text:p>5202</text:p>
          </table:table-cell>
          <table:table-cell office:value-type="float" office:value="9.5500000000000007" table:style-name="ce2">
            <text:p>9,55</text:p>
          </table:table-cell>
          <table:table-cell office:value-type="float" office:value="0.52" table:style-name="ce2">
            <text:p>0,52</text:p>
          </table:table-cell>
          <table:table-cell office:value-type="float" office:value="4070" table:style-name="ce1">
            <text:p>4070</text:p>
          </table:table-cell>
          <table:table-cell office:value-type="float" office:value="1087" table:style-name="ce2">
            <text:p>1087</text:p>
          </table:table-cell>
          <table:table-cell office:value-type="float" office:value="10.55" table:style-name="ce1">
            <text:p>10,55</text:p>
          </table:table-cell>
          <table:table-cell office:value-type="float" office:value="1.45" table:style-name="ce1">
            <text:p>1,45</text:p>
          </table:table-cell>
          <table:table-cell office:value-type="float" office:value="25574" table:style-name="ce1">
            <text:p>25574</text:p>
          </table:table-cell>
          <table:table-cell office:value-type="float" office:value="2563" table:style-name="ce1">
            <text:p>2563</text:p>
          </table:table-cell>
          <table:table-cell office:value-type="float" office:value="14.99" table:style-name="ce1">
            <text:p>14,99</text:p>
          </table:table-cell>
          <table:table-cell office:value-type="float" office:value="5.42" table:style-name="ce1">
            <text:p>5,42</text:p>
          </table:table-cell>
          <table:table-cell office:value-type="float" office:value="13514" table:style-name="ce1">
            <text:p>13514</text:p>
          </table:table-cell>
          <table:table-cell office:value-type="float" office:value="7052" table:style-name="ce1">
            <text:p>7052</text:p>
          </table:table-cell>
          <table:table-cell office:value-type="float" office:value="11.4" table:style-name="ce1">
            <text:p>11,4</text:p>
          </table:table-cell>
          <table:table-cell office:value-type="float" office:value="1.27" table:style-name="ce1">
            <text:p>1,27</text:p>
          </table:table-cell>
          <table:table-cell office:value-type="float" office:value="19873" table:style-name="ce1">
            <text:p>19873</text:p>
          </table:table-cell>
          <table:table-cell office:value-type="float" office:value="1898" table:style-name="ce1">
            <text:p>1898</text:p>
          </table:table-cell>
          <table:table-cell office:value-type="float" office:value="14.75" table:style-name="ce1">
            <text:p>14,75</text:p>
          </table:table-cell>
          <table:table-cell office:value-type="float" office:value="4.76" table:style-name="ce1">
            <text:p>4,76</text:p>
          </table:table-cell>
          <table:table-cell office:value-type="float" office:value="13154" table:style-name="ce1">
            <text:p>13154</text:p>
          </table:table-cell>
          <table:table-cell office:value-type="float" office:value="6547" table:style-name="ce1">
            <text:p>6547</text:p>
          </table:table-cell>
          <table:table-cell office:value-type="float" office:value="11.98" table:style-name="ce1">
            <text:p>11,98</text:p>
          </table:table-cell>
          <table:table-cell office:value-type="float" office:value="1.25" table:style-name="ce1">
            <text:p>1,25</text:p>
          </table:table-cell>
          <table:table-cell office:value-type="float" office:value="3864" table:style-name="ce2">
            <text:p>3864</text:p>
          </table:table-cell>
          <table:table-cell office:value-type="float" office:value="1735" table:style-name="ce1">
            <text:p>1735</text:p>
          </table:table-cell>
          <table:table-cell office:value-type="float" office:value="14.74" table:style-name="ce1">
            <text:p>14,74</text:p>
          </table:table-cell>
          <table:table-cell office:value-type="float" office:value="5.44" table:style-name="ce1">
            <text:p>5,44</text:p>
          </table:table-cell>
          <table:table-cell office:value-type="float" office:value="13048" table:style-name="ce1">
            <text:p>13048</text:p>
          </table:table-cell>
          <table:table-cell office:value-type="float" office:value="7628" table:style-name="ce1">
            <text:p>7628</text:p>
          </table:table-cell>
          <table:table-cell office:value-type="float" office:value="10.95" table:style-name="ce1">
            <text:p>10,95</text:p>
          </table:table-cell>
          <table:table-cell office:value-type="float" office:value="0.66" table:style-name="ce1">
            <text:p>0,66</text:p>
          </table:table-cell>
          <table:table-cell office:value-type="float" office:value="13977" table:style-name="ce1">
            <text:p>13977</text:p>
          </table:table-cell>
          <table:table-cell office:value-type="float" office:value="1200" table:style-name="ce1">
            <text:p>1200</text:p>
          </table:table-cell>
          <table:table-cell office:value-type="float" office:value="10.77" table:style-name="ce1">
            <text:p>10,77</text:p>
          </table:table-cell>
          <table:table-cell office:value-type="float" office:value="0.74" table:style-name="ce1">
            <text:p>0,74</text:p>
          </table:table-cell>
          <table:table-cell office:value-type="float" office:value="7729" table:style-name="ce1">
            <text:p>7729</text:p>
          </table:table-cell>
          <table:table-cell office:value-type="float" office:value="1282" table:style-name="ce1">
            <text:p>1282</text:p>
          </table:table-cell>
          <table:table-cell office:value-type="float" office:value="12.62" table:style-name="ce1">
            <text:p>12,62</text:p>
          </table:table-cell>
          <table:table-cell office:value-type="float" office:value="3" table:style-name="ce1">
            <text:p>3</text:p>
          </table:table-cell>
          <table:table-cell office:value-type="float" office:value="17426" table:style-name="ce1">
            <text:p>17426</text:p>
          </table:table-cell>
          <table:table-cell office:value-type="float" office:value="4748" table:style-name="ce1">
            <text:p>4748</text:p>
          </table:table-cell>
          <table:table-cell office:value-type="float" office:value="196.83" table:style-name="ce3">
            <text:p>196,83</text:p>
          </table:table-cell>
          <table:table-cell office:value-type="float" office:value="186.94" table:style-name="ce3">
            <text:p>186,94</text:p>
          </table:table-cell>
          <table:table-cell office:value-type="float" office:value="989726" table:style-name="ce3">
            <text:p>989726</text:p>
          </table:table-cell>
          <table:table-cell office:value-type="float" office:value="168767" table:style-name="ce3">
            <text:p>168767</text:p>
          </table:table-cell>
          <table:table-cell office:value-type="float" office:value="71.28" table:style-name="ce1">
            <text:p>71,28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66224" table:style-name="ce1">
            <text:p>66224</text:p>
          </table:table-cell>
          <table:table-cell office:value-type="float" office:value="10326" table:style-name="ce1">
            <text:p>10326</text:p>
          </table:table-cell>
          <table:table-cell office:value-type="float" office:value="94.86" table:style-name="ce1">
            <text:p>94,86</text:p>
          </table:table-cell>
          <table:table-cell office:value-type="float" office:value="25.65" table:style-name="ce1">
            <text:p>25,65</text:p>
          </table:table-cell>
          <table:table-cell office:value-type="float" office:value="402918" table:style-name="ce1">
            <text:p>402918</text:p>
          </table:table-cell>
          <table:table-cell office:value-type="float" office:value="13613" table:style-name="ce1">
            <text:p>13613</text:p>
          </table:table-cell>
          <table:table-cell office:value-type="float" office:value="10.68" table:style-name="ce1">
            <text:p>10,68</text:p>
          </table:table-cell>
          <table:table-cell office:value-type="float" office:value="0.71" table:style-name="ce1">
            <text:p>0,71</text:p>
          </table:table-cell>
          <table:table-cell office:value-type="float" office:value="9893" table:style-name="ce1">
            <text:p>9893</text:p>
          </table:table-cell>
          <table:table-cell office:value-type="float" office:value="1292" table:style-name="ce1">
            <text:p>1292</text:p>
          </table:table-cell>
          <table:table-cell office:value-type="float" office:value="9.5500000000000007" table:formula="of:=MIN([.$B139];[.$F139];[.$J139];[.$N139];[.$R139];[.$V139];[.$Z139];[.$AD139];[.$AH139];[.$AL139];[.$AP139];[.$AT139];[.$AX139];[.$BB139];[.$BF139])" table:style-name="ce1">
            <text:p>9,55</text:p>
          </table:table-cell>
          <table:table-cell office:value-type="float" office:value="0.52" table:formula="of:=MIN([.$C139];[.$G139];[.$K139];[.$O139];[.$S139];[.$W139];[.$AA139];[.$AE139];[.$AI139];[.$AM139];[.$AQ139];[.$AU139];[.$AY139];[.$BC139];[.$BG139])" table:style-name="ce1">
            <text:p>0,52</text:p>
          </table:table-cell>
          <table:table-cell office:value-type="float" office:value="3864" table:formula="of:=MIN([.$D139];[.$H139];[.$L139];[.$P139];[.$T139];[.$X139];[.$AB139];[.$AF139];[.$AJ139];[.$AN139];[.$AR139];[.$AV139];[.$AZ139];[.$BD139];[.$BH139])" table:style-name="ce1">
            <text:p>3864</text:p>
          </table:table-cell>
          <table:table-cell office:value-type="float" office:value="1087" table:formula="of:=MIN([.$E139];[.$I139];[.$M139];[.$Q139];[.$U139];[.$Y139];[.$AC139];[.$AG139];[.$AK139];[.$AO139];[.$AS139];[.$AW139];[.$BA139];[.$BE139];[.$BI139])" table:style-name="ce1">
            <text:p>1087</text:p>
          </table:table-cell>
          <table:table-cell office:value-type="float" office:value="12.36" table:formula="of:=MEDIAN([.$B139];[.$F139];[.$J139];[.$N139];[.$R139];[.$V139];[.$Z139];[.$AD139];[.$AH139];[.$AL139];[.$AP139];[.$AT139];[.$AX139];[.$BB139];[.$BF139])" table:style-name="ce1">
            <text:p>12,36</text:p>
          </table:table-cell>
          <table:table-cell office:value-type="float" office:value="3" table:formula="of:=MEDIAN([.$C139];[.$G139];[.$K139];[.$O139];[.$S139];[.$W139];[.$AA139];[.$AE139];[.$AI139];[.$AM139];[.$AQ139];[.$AU139];[.$AY139];[.$BC139];[.$BG139])" table:style-name="ce1">
            <text:p>3</text:p>
          </table:table-cell>
          <table:table-cell office:value-type="float" office:value="13514" table:formula="of:=MEDIAN([.$D139];[.$H139];[.$L139];[.$P139];[.$T139];[.$X139];[.$AB139];[.$AF139];[.$AJ139];[.$AN139];[.$AR139];[.$AV139];[.$AZ139];[.$BD139];[.$BH139])" table:style-name="ce1">
            <text:p>13514</text:p>
          </table:table-cell>
          <table:table-cell office:value-type="float" office:value="4748" table:formula="of:=MEDIAN([.$E139];[.$I139];[.$M139];[.$Q139];[.$U139];[.$Y139];[.$AC139];[.$AG139];[.$AK139];[.$AO139];[.$AS139];[.$AW139];[.$BA139];[.$BE139];[.$BI139])" table:style-name="ce1">
            <text:p>4748</text:p>
          </table:table-cell>
          <table:table-cell office:value-type="float" office:value="196.83" table:formula="of:=MAX([.$B139];[.$F139];[.$J139];[.$N139];[.$R139];[.$V139];[.$Z139];[.$AD139];[.$AH139];[.$AL139];[.$AP139];[.$AT139];[.$AX139];[.$BB139];[.$BF139])" table:style-name="ce1">
            <text:p>196,83</text:p>
          </table:table-cell>
          <table:table-cell office:value-type="float" office:value="186.94" table:formula="of:=MAX([.$C139];[.$G139];[.$K139];[.$O139];[.$S139];[.$W139];[.$AA139];[.$AE139];[.$AI139];[.$AM139];[.$AQ139];[.$AU139];[.$AY139];[.$BC139];[.$BG139])" table:style-name="ce1">
            <text:p>186,94</text:p>
          </table:table-cell>
          <table:table-cell office:value-type="float" office:value="989726" table:formula="of:=MAX([.$D139];[.$H139];[.$L139];[.$P139];[.$T139];[.$X139];[.$AB139];[.$AF139];[.$AJ139];[.$AN139];[.$AR139];[.$AV139];[.$AZ139];[.$BD139];[.$BH139])" table:style-name="ce1">
            <text:p>989726</text:p>
          </table:table-cell>
          <table:table-cell office:value-type="float" office:value="168767" table:formula="of:=MAX([.$E139];[.$I139];[.$M139];[.$Q139];[.$U139];[.$Y139];[.$AC139];[.$AG139];[.$AK139];[.$AO139];[.$AS139];[.$AW139];[.$BA139];[.$BE139];[.$BI139])" table:style-name="ce1">
            <text:p>16876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25_c50.lp</text:p>
          </table:table-cell>
          <table:table-cell office:value-type="float" office:value="27.21" table:style-name="ce1">
            <text:p>27,21</text:p>
          </table:table-cell>
          <table:table-cell office:value-type="float" office:value="15.65" table:style-name="ce1">
            <text:p>15,65</text:p>
          </table:table-cell>
          <table:table-cell office:value-type="float" office:value="55428" table:style-name="ce1">
            <text:p>55428</text:p>
          </table:table-cell>
          <table:table-cell office:value-type="float" office:value="15850" table:style-name="ce1">
            <text:p>15850</text:p>
          </table:table-cell>
          <table:table-cell office:value-type="float" office:value="21.81" table:style-name="ce1">
            <text:p>21,81</text:p>
          </table:table-cell>
          <table:table-cell office:value-type="float" office:value="10.79" table:style-name="ce1">
            <text:p>10,79</text:p>
          </table:table-cell>
          <table:table-cell office:value-type="float" office:value="19277" table:style-name="ce1">
            <text:p>19277</text:p>
          </table:table-cell>
          <table:table-cell office:value-type="float" office:value="12141" table:style-name="ce1">
            <text:p>12141</text:p>
          </table:table-cell>
          <table:table-cell office:value-type="float" office:value="30.39" table:style-name="ce1">
            <text:p>30,39</text:p>
          </table:table-cell>
          <table:table-cell office:value-type="float" office:value="18.48" table:style-name="ce1">
            <text:p>18,48</text:p>
          </table:table-cell>
          <table:table-cell office:value-type="float" office:value="41023" table:style-name="ce1">
            <text:p>41023</text:p>
          </table:table-cell>
          <table:table-cell office:value-type="float" office:value="16219" table:style-name="ce1">
            <text:p>16219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55.64" table:style-name="ce1">
            <text:p>55,64</text:p>
          </table:table-cell>
          <table:table-cell office:value-type="float" office:value="135612" table:style-name="ce1">
            <text:p>135612</text:p>
          </table:table-cell>
          <table:table-cell office:value-type="float" office:value="50418" table:style-name="ce1">
            <text:p>50418</text:p>
          </table:table-cell>
          <table:table-cell office:value-type="float" office:value="48.54" table:style-name="ce1">
            <text:p>48,54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62240" table:style-name="ce1">
            <text:p>62240</text:p>
          </table:table-cell>
          <table:table-cell office:value-type="float" office:value="33286" table:style-name="ce1">
            <text:p>33286</text:p>
          </table:table-cell>
          <table:table-cell office:value-type="float" office:value="54.47" table:style-name="ce1">
            <text:p>54,47</text:p>
          </table:table-cell>
          <table:table-cell office:value-type="float" office:value="42.78" table:style-name="ce1">
            <text:p>42,78</text:p>
          </table:table-cell>
          <table:table-cell office:value-type="float" office:value="50018" table:style-name="ce1">
            <text:p>50018</text:p>
          </table:table-cell>
          <table:table-cell office:value-type="float" office:value="36262" table:style-name="ce1">
            <text:p>36262</text:p>
          </table:table-cell>
          <table:table-cell office:value-type="float" office:value="22.18" table:style-name="ce1">
            <text:p>22,18</text:p>
          </table:table-cell>
          <table:table-cell office:value-type="float" office:value="10.41" table:style-name="ce1">
            <text:p>10,41</text:p>
          </table:table-cell>
          <table:table-cell office:value-type="float" office:value="13831" table:style-name="ce2">
            <text:p>13831</text:p>
          </table:table-cell>
          <table:table-cell office:value-type="float" office:value="8932" table:style-name="ce1">
            <text:p>8932</text:p>
          </table:table-cell>
          <table:table-cell office:value-type="float" office:value="86.28" table:style-name="ce1">
            <text:p>86,28</text:p>
          </table:table-cell>
          <table:table-cell office:value-type="float" office:value="74.78" table:style-name="ce1">
            <text:p>74,78</text:p>
          </table:table-cell>
          <table:table-cell office:value-type="float" office:value="73538" table:style-name="ce1">
            <text:p>73538</text:p>
          </table:table-cell>
          <table:table-cell office:value-type="float" office:value="54217" table:style-name="ce1">
            <text:p>54217</text:p>
          </table:table-cell>
          <table:table-cell office:value-type="float" office:value="141.31" table:style-name="ce1">
            <text:p>141,31</text:p>
          </table:table-cell>
          <table:table-cell office:value-type="float" office:value="129.15" table:style-name="ce1">
            <text:p>129,15</text:p>
          </table:table-cell>
          <table:table-cell office:value-type="float" office:value="224778" table:style-name="ce1">
            <text:p>224778</text:p>
          </table:table-cell>
          <table:table-cell office:value-type="float" office:value="106371" table:style-name="ce1">
            <text:p>106371</text:p>
          </table:table-cell>
          <table:table-cell office:value-type="float" office:value="19.239999999999998" table:style-name="ce2">
            <text:p>19,24</text:p>
          </table:table-cell>
          <table:table-cell office:value-type="float" office:value="7.08" table:style-name="ce2">
            <text:p>7,08</text:p>
          </table:table-cell>
          <table:table-cell office:value-type="float" office:value="24353" table:style-name="ce1">
            <text:p>24353</text:p>
          </table:table-cell>
          <table:table-cell office:value-type="float" office:value="7266" table:style-name="ce2">
            <text:p>7266</text:p>
          </table:table-cell>
          <table:table-cell office:value-type="float" office:value="30.82" table:style-name="ce1">
            <text:p>30,82</text:p>
          </table:table-cell>
          <table:table-cell office:value-type="float" office:value="19.16" table:style-name="ce1">
            <text:p>19,16</text:p>
          </table:table-cell>
          <table:table-cell office:value-type="float" office:value="50162" table:style-name="ce1">
            <text:p>50162</text:p>
          </table:table-cell>
          <table:table-cell office:value-type="float" office:value="18345" table:style-name="ce1">
            <text:p>1834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05495044" table:style-name="ce1">
            <text:p>105495044</text:p>
          </table:table-cell>
          <table:table-cell office:value-type="float" office:value="18484694" table:style-name="ce3">
            <text:p>18484694</text:p>
          </table:table-cell>
          <table:table-cell office:value-type="float" office:value="152.49" table:style-name="ce1">
            <text:p>152,49</text:p>
          </table:table-cell>
          <table:table-cell office:value-type="float" office:value="84.82" table:style-name="ce1">
            <text:p>84,82</text:p>
          </table:table-cell>
          <table:table-cell office:value-type="float" office:value="220287" table:style-name="ce1">
            <text:p>220287</text:p>
          </table:table-cell>
          <table:table-cell office:value-type="float" office:value="44032" table:style-name="ce1">
            <text:p>44032</text:p>
          </table:table-cell>
          <table:table-cell office:value-type="float" office:value="3398.26" table:style-name="ce1">
            <text:p>3398,26</text:p>
          </table:table-cell>
          <table:table-cell office:value-type="float" office:value="3327.99" table:style-name="ce1">
            <text:p>3327,99</text:p>
          </table:table-cell>
          <table:table-cell office:value-type="float" office:value="430939256" table:style-name="ce3">
            <text:p>430939256</text:p>
          </table:table-cell>
          <table:table-cell office:value-type="float" office:value="395596" table:style-name="ce1">
            <text:p>395596</text:p>
          </table:table-cell>
          <table:table-cell office:value-type="float" office:value="137.81" table:style-name="ce1">
            <text:p>137,81</text:p>
          </table:table-cell>
          <table:table-cell office:value-type="float" office:value="126.07" table:style-name="ce1">
            <text:p>126,07</text:p>
          </table:table-cell>
          <table:table-cell office:value-type="float" office:value="175316" table:style-name="ce1">
            <text:p>175316</text:p>
          </table:table-cell>
          <table:table-cell office:value-type="float" office:value="106873" table:style-name="ce1">
            <text:p>106873</text:p>
          </table:table-cell>
          <table:table-cell office:value-type="float" office:value="19.239999999999998" table:formula="of:=MIN([.$B140];[.$F140];[.$J140];[.$N140];[.$R140];[.$V140];[.$Z140];[.$AD140];[.$AH140];[.$AL140];[.$AP140];[.$AT140];[.$AX140];[.$BB140];[.$BF140])" table:style-name="ce1">
            <text:p>19,24</text:p>
          </table:table-cell>
          <table:table-cell office:value-type="float" office:value="7.08" table:formula="of:=MIN([.$C140];[.$G140];[.$K140];[.$O140];[.$S140];[.$W140];[.$AA140];[.$AE140];[.$AI140];[.$AM140];[.$AQ140];[.$AU140];[.$AY140];[.$BC140];[.$BG140])" table:style-name="ce1">
            <text:p>7,08</text:p>
          </table:table-cell>
          <table:table-cell office:value-type="float" office:value="13831" table:formula="of:=MIN([.$D140];[.$H140];[.$L140];[.$P140];[.$T140];[.$X140];[.$AB140];[.$AF140];[.$AJ140];[.$AN140];[.$AR140];[.$AV140];[.$AZ140];[.$BD140];[.$BH140])" table:style-name="ce1">
            <text:p>13831</text:p>
          </table:table-cell>
          <table:table-cell office:value-type="float" office:value="7266" table:formula="of:=MIN([.$E140];[.$I140];[.$M140];[.$Q140];[.$U140];[.$Y140];[.$AC140];[.$AG140];[.$AK140];[.$AO140];[.$AS140];[.$AW140];[.$BA140];[.$BE140];[.$BI140])" table:style-name="ce1">
            <text:p>7266</text:p>
          </table:table-cell>
          <table:table-cell office:value-type="float" office:value="54.47" table:formula="of:=MEDIAN([.$B140];[.$F140];[.$J140];[.$N140];[.$R140];[.$V140];[.$Z140];[.$AD140];[.$AH140];[.$AL140];[.$AP140];[.$AT140];[.$AX140];[.$BB140];[.$BF140])" table:style-name="ce1">
            <text:p>54,47</text:p>
          </table:table-cell>
          <table:table-cell office:value-type="float" office:value="42.78" table:formula="of:=MEDIAN([.$C140];[.$G140];[.$K140];[.$O140];[.$S140];[.$W140];[.$AA140];[.$AE140];[.$AI140];[.$AM140];[.$AQ140];[.$AU140];[.$AY140];[.$BC140];[.$BG140])" table:style-name="ce1">
            <text:p>42,78</text:p>
          </table:table-cell>
          <table:table-cell office:value-type="float" office:value="62240" table:formula="of:=MEDIAN([.$D140];[.$H140];[.$L140];[.$P140];[.$T140];[.$X140];[.$AB140];[.$AF140];[.$AJ140];[.$AN140];[.$AR140];[.$AV140];[.$AZ140];[.$BD140];[.$BH140])" table:style-name="ce1">
            <text:p>62240</text:p>
          </table:table-cell>
          <table:table-cell office:value-type="float" office:value="36262" table:formula="of:=MEDIAN([.$E140];[.$I140];[.$M140];[.$Q140];[.$U140];[.$Y140];[.$AC140];[.$AG140];[.$AK140];[.$AO140];[.$AS140];[.$AW140];[.$BA140];[.$BE140];[.$BI140])" table:style-name="ce1">
            <text:p>36262</text:p>
          </table:table-cell>
          <table:table-cell office:value-type="float" office:value="21600" table:formula="of:=MAX([.$B140];[.$F140];[.$J140];[.$N140];[.$R140];[.$V140];[.$Z140];[.$AD140];[.$AH140];[.$AL140];[.$AP140];[.$AT140];[.$AX140];[.$BB140];[.$BF140])" table:style-name="ce1">
            <text:p>21600</text:p>
          </table:table-cell>
          <table:table-cell office:value-type="float" office:value="21600" table:formula="of:=MAX([.$C140];[.$G140];[.$K140];[.$O140];[.$S140];[.$W140];[.$AA140];[.$AE140];[.$AI140];[.$AM140];[.$AQ140];[.$AU140];[.$AY140];[.$BC140];[.$BG140])" table:style-name="ce1">
            <text:p>21600</text:p>
          </table:table-cell>
          <table:table-cell office:value-type="float" office:value="430939256" table:formula="of:=MAX([.$D140];[.$H140];[.$L140];[.$P140];[.$T140];[.$X140];[.$AB140];[.$AF140];[.$AJ140];[.$AN140];[.$AR140];[.$AV140];[.$AZ140];[.$BD140];[.$BH140])" table:style-name="ce1">
            <text:p>430939256</text:p>
          </table:table-cell>
          <table:table-cell office:value-type="float" office:value="18484694" table:formula="of:=MAX([.$E140];[.$I140];[.$M140];[.$Q140];[.$U140];[.$Y140];[.$AC140];[.$AG140];[.$AK140];[.$AO140];[.$AS140];[.$AW140];[.$BA140];[.$BE140];[.$BI140])" table:style-name="ce1">
            <text:p>1848469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25_c55.lp</text:p>
          </table:table-cell>
          <table:table-cell office:value-type="float" office:value="27.61" table:style-name="ce1">
            <text:p>27,61</text:p>
          </table:table-cell>
          <table:table-cell office:value-type="float" office:value="13.77" table:style-name="ce1">
            <text:p>13,77</text:p>
          </table:table-cell>
          <table:table-cell office:value-type="float" office:value="179910" table:style-name="ce1">
            <text:p>179910</text:p>
          </table:table-cell>
          <table:table-cell office:value-type="float" office:value="19642" table:style-name="ce1">
            <text:p>19642</text:p>
          </table:table-cell>
          <table:table-cell office:value-type="float" office:value="13.07" table:style-name="ce2">
            <text:p>13,07</text:p>
          </table:table-cell>
          <table:table-cell office:value-type="float" office:value="0.9" table:style-name="ce2">
            <text:p>0,9</text:p>
          </table:table-cell>
          <table:table-cell office:value-type="float" office:value="15024" table:style-name="ce2">
            <text:p>15024</text:p>
          </table:table-cell>
          <table:table-cell office:value-type="float" office:value="1054" table:style-name="ce2">
            <text:p>1054</text:p>
          </table:table-cell>
          <table:table-cell office:value-type="float" office:value="42.48" table:style-name="ce1">
            <text:p>42,48</text:p>
          </table:table-cell>
          <table:table-cell office:value-type="float" office:value="30.21" table:style-name="ce1">
            <text:p>30,21</text:p>
          </table:table-cell>
          <table:table-cell office:value-type="float" office:value="362592" table:style-name="ce1">
            <text:p>362592</text:p>
          </table:table-cell>
          <table:table-cell office:value-type="float" office:value="45201" table:style-name="ce1">
            <text:p>45201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18.82" table:style-name="ce1">
            <text:p>18,82</text:p>
          </table:table-cell>
          <table:table-cell office:value-type="float" office:value="197963" table:style-name="ce1">
            <text:p>197963</text:p>
          </table:table-cell>
          <table:table-cell office:value-type="float" office:value="25972" table:style-name="ce1">
            <text:p>25972</text:p>
          </table:table-cell>
          <table:table-cell office:value-type="float" office:value="86.45" table:style-name="ce1">
            <text:p>86,45</text:p>
          </table:table-cell>
          <table:table-cell office:value-type="float" office:value="72.510000000000005" table:style-name="ce1">
            <text:p>72,51</text:p>
          </table:table-cell>
          <table:table-cell office:value-type="float" office:value="726704" table:style-name="ce1">
            <text:p>726704</text:p>
          </table:table-cell>
          <table:table-cell office:value-type="float" office:value="102804" table:style-name="ce1">
            <text:p>102804</text:p>
          </table:table-cell>
          <table:table-cell office:value-type="float" office:value="41.52" table:style-name="ce1">
            <text:p>41,52</text:p>
          </table:table-cell>
          <table:table-cell office:value-type="float" office:value="27.8" table:style-name="ce1">
            <text:p>27,8</text:p>
          </table:table-cell>
          <table:table-cell office:value-type="float" office:value="342604" table:style-name="ce1">
            <text:p>342604</text:p>
          </table:table-cell>
          <table:table-cell office:value-type="float" office:value="43900" table:style-name="ce1">
            <text:p>43900</text:p>
          </table:table-cell>
          <table:table-cell office:value-type="float" office:value="46.71" table:style-name="ce1">
            <text:p>46,71</text:p>
          </table:table-cell>
          <table:table-cell office:value-type="float" office:value="32.49" table:style-name="ce1">
            <text:p>32,49</text:p>
          </table:table-cell>
          <table:table-cell office:value-type="float" office:value="89689" table:style-name="ce1">
            <text:p>89689</text:p>
          </table:table-cell>
          <table:table-cell office:value-type="float" office:value="44068" table:style-name="ce1">
            <text:p>44068</text:p>
          </table:table-cell>
          <table:table-cell office:value-type="float" office:value="149.97999999999999" table:style-name="ce1">
            <text:p>149,98</text:p>
          </table:table-cell>
          <table:table-cell office:value-type="float" office:value="137.27000000000001" table:style-name="ce1">
            <text:p>137,27</text:p>
          </table:table-cell>
          <table:table-cell office:value-type="float" office:value="377861" table:style-name="ce1">
            <text:p>377861</text:p>
          </table:table-cell>
          <table:table-cell office:value-type="float" office:value="208720" table:style-name="ce1">
            <text:p>208720</text:p>
          </table:table-cell>
          <table:table-cell office:value-type="float" office:value="26.49" table:style-name="ce1">
            <text:p>26,49</text:p>
          </table:table-cell>
          <table:table-cell office:value-type="float" office:value="13.62" table:style-name="ce1">
            <text:p>13,62</text:p>
          </table:table-cell>
          <table:table-cell office:value-type="float" office:value="178184" table:style-name="ce1">
            <text:p>178184</text:p>
          </table:table-cell>
          <table:table-cell office:value-type="float" office:value="20986" table:style-name="ce1">
            <text:p>20986</text:p>
          </table:table-cell>
          <table:table-cell office:value-type="float" office:value="53.16" table:style-name="ce1">
            <text:p>53,16</text:p>
          </table:table-cell>
          <table:table-cell office:value-type="float" office:value="39.96" table:style-name="ce1">
            <text:p>39,96</text:p>
          </table:table-cell>
          <table:table-cell office:value-type="float" office:value="447505" table:style-name="ce1">
            <text:p>447505</text:p>
          </table:table-cell>
          <table:table-cell office:value-type="float" office:value="62026" table:style-name="ce1">
            <text:p>62026</text:p>
          </table:table-cell>
          <table:table-cell office:value-type="float" office:value="73.27" table:style-name="ce1">
            <text:p>73,27</text:p>
          </table:table-cell>
          <table:table-cell office:value-type="float" office:value="60.98" table:style-name="ce1">
            <text:p>60,98</text:p>
          </table:table-cell>
          <table:table-cell office:value-type="float" office:value="623465" table:style-name="ce1">
            <text:p>623465</text:p>
          </table:table-cell>
          <table:table-cell office:value-type="float" office:value="92035" table:style-name="ce1">
            <text:p>92035</text:p>
          </table:table-cell>
          <table:table-cell office:value-type="float" office:value="748.41" table:style-name="ce3">
            <text:p>748,41</text:p>
          </table:table-cell>
          <table:table-cell office:value-type="float" office:value="735.26" table:style-name="ce3">
            <text:p>735,26</text:p>
          </table:table-cell>
          <table:table-cell office:value-type="float" office:value="2030279" table:style-name="ce1">
            <text:p>2030279</text:p>
          </table:table-cell>
          <table:table-cell office:value-type="float" office:value="1078038" table:style-name="ce3">
            <text:p>1078038</text:p>
          </table:table-cell>
          <table:table-cell office:value-type="float" office:value="134.1" table:style-name="ce1">
            <text:p>134,1</text:p>
          </table:table-cell>
          <table:table-cell office:value-type="float" office:value="55.08" table:style-name="ce1">
            <text:p>55,08</text:p>
          </table:table-cell>
          <table:table-cell office:value-type="float" office:value="635661" table:style-name="ce1">
            <text:p>635661</text:p>
          </table:table-cell>
          <table:table-cell office:value-type="float" office:value="53078" table:style-name="ce1">
            <text:p>53078</text:p>
          </table:table-cell>
          <table:table-cell office:value-type="float" office:value="335.06" table:style-name="ce1">
            <text:p>335,06</text:p>
          </table:table-cell>
          <table:table-cell office:value-type="float" office:value="244.33" table:style-name="ce1">
            <text:p>244,33</text:p>
          </table:table-cell>
          <table:table-cell office:value-type="float" office:value="8549660" table:style-name="ce3">
            <text:p>8549660</text:p>
          </table:table-cell>
          <table:table-cell office:value-type="float" office:value="47179" table:style-name="ce1">
            <text:p>47179</text:p>
          </table:table-cell>
          <table:table-cell office:value-type="float" office:value="41.69" table:style-name="ce1">
            <text:p>41,69</text:p>
          </table:table-cell>
          <table:table-cell office:value-type="float" office:value="28.94" table:style-name="ce1">
            <text:p>28,94</text:p>
          </table:table-cell>
          <table:table-cell office:value-type="float" office:value="373295" table:style-name="ce1">
            <text:p>373295</text:p>
          </table:table-cell>
          <table:table-cell office:value-type="float" office:value="50824" table:style-name="ce1">
            <text:p>50824</text:p>
          </table:table-cell>
          <table:table-cell office:value-type="float" office:value="13.07" table:formula="of:=MIN([.$B141];[.$F141];[.$J141];[.$N141];[.$R141];[.$V141];[.$Z141];[.$AD141];[.$AH141];[.$AL141];[.$AP141];[.$AT141];[.$AX141];[.$BB141];[.$BF141])" table:style-name="ce1">
            <text:p>13,07</text:p>
          </table:table-cell>
          <table:table-cell office:value-type="float" office:value="0.9" table:formula="of:=MIN([.$C141];[.$G141];[.$K141];[.$O141];[.$S141];[.$W141];[.$AA141];[.$AE141];[.$AI141];[.$AM141];[.$AQ141];[.$AU141];[.$AY141];[.$BC141];[.$BG141])" table:style-name="ce1">
            <text:p>0,9</text:p>
          </table:table-cell>
          <table:table-cell office:value-type="float" office:value="15024" table:formula="of:=MIN([.$D141];[.$H141];[.$L141];[.$P141];[.$T141];[.$X141];[.$AB141];[.$AF141];[.$AJ141];[.$AN141];[.$AR141];[.$AV141];[.$AZ141];[.$BD141];[.$BH141])" table:style-name="ce1">
            <text:p>15024</text:p>
          </table:table-cell>
          <table:table-cell office:value-type="float" office:value="1054" table:formula="of:=MIN([.$E141];[.$I141];[.$M141];[.$Q141];[.$U141];[.$Y141];[.$AC141];[.$AG141];[.$AK141];[.$AO141];[.$AS141];[.$AW141];[.$BA141];[.$BE141];[.$BI141])" table:style-name="ce1">
            <text:p>1054</text:p>
          </table:table-cell>
          <table:table-cell office:value-type="float" office:value="46.71" table:formula="of:=MEDIAN([.$B141];[.$F141];[.$J141];[.$N141];[.$R141];[.$V141];[.$Z141];[.$AD141];[.$AH141];[.$AL141];[.$AP141];[.$AT141];[.$AX141];[.$BB141];[.$BF141])" table:style-name="ce1">
            <text:p>46,71</text:p>
          </table:table-cell>
          <table:table-cell office:value-type="float" office:value="32.49" table:formula="of:=MEDIAN([.$C141];[.$G141];[.$K141];[.$O141];[.$S141];[.$W141];[.$AA141];[.$AE141];[.$AI141];[.$AM141];[.$AQ141];[.$AU141];[.$AY141];[.$BC141];[.$BG141])" table:style-name="ce1">
            <text:p>32,49</text:p>
          </table:table-cell>
          <table:table-cell office:value-type="float" office:value="373295" table:formula="of:=MEDIAN([.$D141];[.$H141];[.$L141];[.$P141];[.$T141];[.$X141];[.$AB141];[.$AF141];[.$AJ141];[.$AN141];[.$AR141];[.$AV141];[.$AZ141];[.$BD141];[.$BH141])" table:style-name="ce1">
            <text:p>373295</text:p>
          </table:table-cell>
          <table:table-cell office:value-type="float" office:value="47179" table:formula="of:=MEDIAN([.$E141];[.$I141];[.$M141];[.$Q141];[.$U141];[.$Y141];[.$AC141];[.$AG141];[.$AK141];[.$AO141];[.$AS141];[.$AW141];[.$BA141];[.$BE141];[.$BI141])" table:style-name="ce1">
            <text:p>47179</text:p>
          </table:table-cell>
          <table:table-cell office:value-type="float" office:value="748.41" table:formula="of:=MAX([.$B141];[.$F141];[.$J141];[.$N141];[.$R141];[.$V141];[.$Z141];[.$AD141];[.$AH141];[.$AL141];[.$AP141];[.$AT141];[.$AX141];[.$BB141];[.$BF141])" table:style-name="ce1">
            <text:p>748,41</text:p>
          </table:table-cell>
          <table:table-cell office:value-type="float" office:value="735.26" table:formula="of:=MAX([.$C141];[.$G141];[.$K141];[.$O141];[.$S141];[.$W141];[.$AA141];[.$AE141];[.$AI141];[.$AM141];[.$AQ141];[.$AU141];[.$AY141];[.$BC141];[.$BG141])" table:style-name="ce1">
            <text:p>735,26</text:p>
          </table:table-cell>
          <table:table-cell office:value-type="float" office:value="8549660" table:formula="of:=MAX([.$D141];[.$H141];[.$L141];[.$P141];[.$T141];[.$X141];[.$AB141];[.$AF141];[.$AJ141];[.$AN141];[.$AR141];[.$AV141];[.$AZ141];[.$BD141];[.$BH141])" table:style-name="ce1">
            <text:p>8549660</text:p>
          </table:table-cell>
          <table:table-cell office:value-type="float" office:value="1078038" table:formula="of:=MAX([.$E141];[.$I141];[.$M141];[.$Q141];[.$U141];[.$Y141];[.$AC141];[.$AG141];[.$AK141];[.$AO141];[.$AS141];[.$AW141];[.$BA141];[.$BE141];[.$BI141])" table:style-name="ce1">
            <text:p>107803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30_c55.lp</text:p>
          </table:table-cell>
          <table:table-cell office:value-type="float" office:value="24.46" table:style-name="ce2">
            <text:p>24,46</text:p>
          </table:table-cell>
          <table:table-cell office:value-type="float" office:value="1.55" table:style-name="ce2">
            <text:p>1,55</text:p>
          </table:table-cell>
          <table:table-cell office:value-type="float" office:value="167213" table:style-name="ce1">
            <text:p>167213</text:p>
          </table:table-cell>
          <table:table-cell office:value-type="float" office:value="229" table:style-name="ce2">
            <text:p>229</text:p>
          </table:table-cell>
          <table:table-cell office:value-type="float" office:value="111.78" table:style-name="ce1">
            <text:p>111,78</text:p>
          </table:table-cell>
          <table:table-cell office:value-type="float" office:value="89.09" table:style-name="ce1">
            <text:p>89,09</text:p>
          </table:table-cell>
          <table:table-cell office:value-type="float" office:value="1445823" table:style-name="ce1">
            <text:p>1445823</text:p>
          </table:table-cell>
          <table:table-cell office:value-type="float" office:value="83259" table:style-name="ce1">
            <text:p>83259</text:p>
          </table:table-cell>
          <table:table-cell office:value-type="float" office:value="62.15" table:style-name="ce1">
            <text:p>62,15</text:p>
          </table:table-cell>
          <table:table-cell office:value-type="float" office:value="39.93" table:style-name="ce1">
            <text:p>39,93</text:p>
          </table:table-cell>
          <table:table-cell office:value-type="float" office:value="795915" table:style-name="ce1">
            <text:p>795915</text:p>
          </table:table-cell>
          <table:table-cell office:value-type="float" office:value="39220" table:style-name="ce1">
            <text:p>39220</text:p>
          </table:table-cell>
          <table:table-cell office:value-type="float" office:value="61.88" table:style-name="ce1">
            <text:p>61,88</text:p>
          </table:table-cell>
          <table:table-cell office:value-type="float" office:value="40.42" table:style-name="ce1">
            <text:p>40,42</text:p>
          </table:table-cell>
          <table:table-cell office:value-type="float" office:value="732579" table:style-name="ce1">
            <text:p>732579</text:p>
          </table:table-cell>
          <table:table-cell office:value-type="float" office:value="36080" table:style-name="ce1">
            <text:p>36080</text:p>
          </table:table-cell>
          <table:table-cell office:value-type="float" office:value="33.69" table:style-name="ce1">
            <text:p>33,69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259541" table:style-name="ce1">
            <text:p>259541</text:p>
          </table:table-cell>
          <table:table-cell office:value-type="float" office:value="7544" table:style-name="ce1">
            <text:p>7544</text:p>
          </table:table-cell>
          <table:table-cell office:value-type="float" office:value="28.1" table:style-name="ce1">
            <text:p>28,1</text:p>
          </table:table-cell>
          <table:table-cell office:value-type="float" office:value="4.46" table:style-name="ce1">
            <text:p>4,46</text:p>
          </table:table-cell>
          <table:table-cell office:value-type="float" office:value="123558" table:style-name="ce2">
            <text:p>123558</text:p>
          </table:table-cell>
          <table:table-cell office:value-type="float" office:value="2348" table:style-name="ce1">
            <text:p>2348</text:p>
          </table:table-cell>
          <table:table-cell office:value-type="float" office:value="751.46" table:style-name="ce1">
            <text:p>751,46</text:p>
          </table:table-cell>
          <table:table-cell office:value-type="float" office:value="726.2" table:style-name="ce1">
            <text:p>726,2</text:p>
          </table:table-cell>
          <table:table-cell office:value-type="float" office:value="2030981" table:style-name="ce1">
            <text:p>2030981</text:p>
          </table:table-cell>
          <table:table-cell office:value-type="float" office:value="700392" table:style-name="ce1">
            <text:p>700392</text:p>
          </table:table-cell>
          <table:table-cell office:value-type="float" office:value="72.989999999999995" table:style-name="ce1">
            <text:p>72,99</text:p>
          </table:table-cell>
          <table:table-cell office:value-type="float" office:value="49.12" table:style-name="ce1">
            <text:p>49,12</text:p>
          </table:table-cell>
          <table:table-cell office:value-type="float" office:value="160258" table:style-name="ce1">
            <text:p>160258</text:p>
          </table:table-cell>
          <table:table-cell office:value-type="float" office:value="40788" table:style-name="ce1">
            <text:p>40788</text:p>
          </table:table-cell>
          <table:table-cell office:value-type="float" office:value="42.46" table:style-name="ce1">
            <text:p>42,46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391076" table:style-name="ce1">
            <text:p>391076</text:p>
          </table:table-cell>
          <table:table-cell office:value-type="float" office:value="18058" table:style-name="ce1">
            <text:p>18058</text:p>
          </table:table-cell>
          <table:table-cell office:value-type="float" office:value="30.84" table:style-name="ce1">
            <text:p>30,84</text:p>
          </table:table-cell>
          <table:table-cell office:value-type="float" office:value="7.12" table:style-name="ce1">
            <text:p>7,12</text:p>
          </table:table-cell>
          <table:table-cell office:value-type="float" office:value="170741" table:style-name="ce1">
            <text:p>170741</text:p>
          </table:table-cell>
          <table:table-cell office:value-type="float" office:value="4609" table:style-name="ce1">
            <text:p>4609</text:p>
          </table:table-cell>
          <table:table-cell office:value-type="float" office:value="31.58" table:style-name="ce1">
            <text:p>31,58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90365" table:style-name="ce1">
            <text:p>190365</text:p>
          </table:table-cell>
          <table:table-cell office:value-type="float" office:value="6125" table:style-name="ce1">
            <text:p>6125</text:p>
          </table:table-cell>
          <table:table-cell office:value-type="float" office:value="19472.599999999999" table:style-name="ce3">
            <text:p>19472,6</text:p>
          </table:table-cell>
          <table:table-cell office:value-type="float" office:value="19448.75" table:style-name="ce3">
            <text:p>19448,75</text:p>
          </table:table-cell>
          <table:table-cell office:value-type="float" office:value="97615851" table:style-name="ce1">
            <text:p>97615851</text:p>
          </table:table-cell>
          <table:table-cell office:value-type="float" office:value="12039809" table:style-name="ce3">
            <text:p>12039809</text:p>
          </table:table-cell>
          <table:table-cell office:value-type="float" office:value="182.38" table:style-name="ce1">
            <text:p>182,38</text:p>
          </table:table-cell>
          <table:table-cell office:value-type="float" office:value="55.28" table:style-name="ce1">
            <text:p>55,28</text:p>
          </table:table-cell>
          <table:table-cell office:value-type="float" office:value="931645" table:style-name="ce1">
            <text:p>931645</text:p>
          </table:table-cell>
          <table:table-cell office:value-type="float" office:value="31250" table:style-name="ce1">
            <text:p>31250</text:p>
          </table:table-cell>
          <table:table-cell office:value-type="float" office:value="12284.09" table:style-name="ce1">
            <text:p>12284,09</text:p>
          </table:table-cell>
          <table:table-cell office:value-type="float" office:value="12121.08" table:style-name="ce1">
            <text:p>12121,08</text:p>
          </table:table-cell>
          <table:table-cell office:value-type="float" office:value="1321288393" table:style-name="ce3">
            <text:p>1321288393</text:p>
          </table:table-cell>
          <table:table-cell office:value-type="float" office:value="516926" table:style-name="ce1">
            <text:p>516926</text:p>
          </table:table-cell>
          <table:table-cell office:value-type="float" office:value="64.849999999999994" table:style-name="ce1">
            <text:p>64,85</text:p>
          </table:table-cell>
          <table:table-cell office:value-type="float" office:value="43.12" table:style-name="ce1">
            <text:p>43,12</text:p>
          </table:table-cell>
          <table:table-cell office:value-type="float" office:value="840232" table:style-name="ce1">
            <text:p>840232</text:p>
          </table:table-cell>
          <table:table-cell office:value-type="float" office:value="45478" table:style-name="ce1">
            <text:p>45478</text:p>
          </table:table-cell>
          <table:table-cell office:value-type="float" office:value="24.46" table:formula="of:=MIN([.$B142];[.$F142];[.$J142];[.$N142];[.$R142];[.$V142];[.$Z142];[.$AD142];[.$AH142];[.$AL142];[.$AP142];[.$AT142];[.$AX142];[.$BB142];[.$BF142])" table:style-name="ce1">
            <text:p>24,46</text:p>
          </table:table-cell>
          <table:table-cell office:value-type="float" office:value="1.55" table:formula="of:=MIN([.$C142];[.$G142];[.$K142];[.$O142];[.$S142];[.$W142];[.$AA142];[.$AE142];[.$AI142];[.$AM142];[.$AQ142];[.$AU142];[.$AY142];[.$BC142];[.$BG142])" table:style-name="ce1">
            <text:p>1,55</text:p>
          </table:table-cell>
          <table:table-cell office:value-type="float" office:value="123558" table:formula="of:=MIN([.$D142];[.$H142];[.$L142];[.$P142];[.$T142];[.$X142];[.$AB142];[.$AF142];[.$AJ142];[.$AN142];[.$AR142];[.$AV142];[.$AZ142];[.$BD142];[.$BH142])" table:style-name="ce1">
            <text:p>123558</text:p>
          </table:table-cell>
          <table:table-cell office:value-type="float" office:value="229" table:formula="of:=MIN([.$E142];[.$I142];[.$M142];[.$Q142];[.$U142];[.$Y142];[.$AC142];[.$AG142];[.$AK142];[.$AO142];[.$AS142];[.$AW142];[.$BA142];[.$BE142];[.$BI142])" table:style-name="ce1">
            <text:p>229</text:p>
          </table:table-cell>
          <table:table-cell office:value-type="float" office:value="62.15" table:formula="of:=MEDIAN([.$B142];[.$F142];[.$J142];[.$N142];[.$R142];[.$V142];[.$Z142];[.$AD142];[.$AH142];[.$AL142];[.$AP142];[.$AT142];[.$AX142];[.$BB142];[.$BF142])" table:style-name="ce1">
            <text:p>62,15</text:p>
          </table:table-cell>
          <table:table-cell office:value-type="float" office:value="40.42" table:formula="of:=MEDIAN([.$C142];[.$G142];[.$K142];[.$O142];[.$S142];[.$W142];[.$AA142];[.$AE142];[.$AI142];[.$AM142];[.$AQ142];[.$AU142];[.$AY142];[.$BC142];[.$BG142])" table:style-name="ce1">
            <text:p>40,42</text:p>
          </table:table-cell>
          <table:table-cell office:value-type="float" office:value="732579" table:formula="of:=MEDIAN([.$D142];[.$H142];[.$L142];[.$P142];[.$T142];[.$X142];[.$AB142];[.$AF142];[.$AJ142];[.$AN142];[.$AR142];[.$AV142];[.$AZ142];[.$BD142];[.$BH142])" table:style-name="ce1">
            <text:p>732579</text:p>
          </table:table-cell>
          <table:table-cell office:value-type="float" office:value="36080" table:formula="of:=MEDIAN([.$E142];[.$I142];[.$M142];[.$Q142];[.$U142];[.$Y142];[.$AC142];[.$AG142];[.$AK142];[.$AO142];[.$AS142];[.$AW142];[.$BA142];[.$BE142];[.$BI142])" table:style-name="ce1">
            <text:p>36080</text:p>
          </table:table-cell>
          <table:table-cell office:value-type="float" office:value="19472.599999999999" table:formula="of:=MAX([.$B142];[.$F142];[.$J142];[.$N142];[.$R142];[.$V142];[.$Z142];[.$AD142];[.$AH142];[.$AL142];[.$AP142];[.$AT142];[.$AX142];[.$BB142];[.$BF142])" table:style-name="ce1">
            <text:p>19472,6</text:p>
          </table:table-cell>
          <table:table-cell office:value-type="float" office:value="19448.75" table:formula="of:=MAX([.$C142];[.$G142];[.$K142];[.$O142];[.$S142];[.$W142];[.$AA142];[.$AE142];[.$AI142];[.$AM142];[.$AQ142];[.$AU142];[.$AY142];[.$BC142];[.$BG142])" table:style-name="ce1">
            <text:p>19448,75</text:p>
          </table:table-cell>
          <table:table-cell office:value-type="float" office:value="1321288393" table:formula="of:=MAX([.$D142];[.$H142];[.$L142];[.$P142];[.$T142];[.$X142];[.$AB142];[.$AF142];[.$AJ142];[.$AN142];[.$AR142];[.$AV142];[.$AZ142];[.$BD142];[.$BH142])" table:style-name="ce1">
            <text:p>1321288393</text:p>
          </table:table-cell>
          <table:table-cell office:value-type="float" office:value="12039809" table:formula="of:=MAX([.$E142];[.$I142];[.$M142];[.$Q142];[.$U142];[.$Y142];[.$AC142];[.$AG142];[.$AK142];[.$AO142];[.$AS142];[.$AW142];[.$BA142];[.$BE142];[.$BI142])" table:style-name="ce1">
            <text:p>1203980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30_c60.lp</text:p>
          </table:table-cell>
          <table:table-cell office:value-type="float" office:value="369.55" table:style-name="ce1">
            <text:p>369,55</text:p>
          </table:table-cell>
          <table:table-cell office:value-type="float" office:value="351.49" table:style-name="ce1">
            <text:p>351,49</text:p>
          </table:table-cell>
          <table:table-cell office:value-type="float" office:value="937227" table:style-name="ce1">
            <text:p>937227</text:p>
          </table:table-cell>
          <table:table-cell office:value-type="float" office:value="182359" table:style-name="ce1">
            <text:p>182359</text:p>
          </table:table-cell>
          <table:table-cell office:value-type="float" office:value="109.38" table:style-name="ce1">
            <text:p>109,38</text:p>
          </table:table-cell>
          <table:table-cell office:value-type="float" office:value="89.08" table:style-name="ce1">
            <text:p>89,08</text:p>
          </table:table-cell>
          <table:table-cell office:value-type="float" office:value="54207" table:style-name="ce2">
            <text:p>54207</text:p>
          </table:table-cell>
          <table:table-cell office:value-type="float" office:value="43042" table:style-name="ce2">
            <text:p>43042</text:p>
          </table:table-cell>
          <table:table-cell office:value-type="float" office:value="417.86" table:style-name="ce1">
            <text:p>417,86</text:p>
          </table:table-cell>
          <table:table-cell office:value-type="float" office:value="398.6" table:style-name="ce1">
            <text:p>398,6</text:p>
          </table:table-cell>
          <table:table-cell office:value-type="float" office:value="1158124" table:style-name="ce1">
            <text:p>1158124</text:p>
          </table:table-cell>
          <table:table-cell office:value-type="float" office:value="252649" table:style-name="ce1">
            <text:p>252649</text:p>
          </table:table-cell>
          <table:table-cell office:value-type="float" office:value="120.86" table:style-name="ce1">
            <text:p>120,86</text:p>
          </table:table-cell>
          <table:table-cell office:value-type="float" office:value="102.81" table:style-name="ce1">
            <text:p>102,81</text:p>
          </table:table-cell>
          <table:table-cell office:value-type="float" office:value="68855" table:style-name="ce1">
            <text:p>68855</text:p>
          </table:table-cell>
          <table:table-cell office:value-type="float" office:value="55669" table:style-name="ce1">
            <text:p>55669</text:p>
          </table:table-cell>
          <table:table-cell office:value-type="float" office:value="254.53" table:style-name="ce1">
            <text:p>254,53</text:p>
          </table:table-cell>
          <table:table-cell office:value-type="float" office:value="236.05" table:style-name="ce1">
            <text:p>236,05</text:p>
          </table:table-cell>
          <table:table-cell office:value-type="float" office:value="703630" table:style-name="ce1">
            <text:p>703630</text:p>
          </table:table-cell>
          <table:table-cell office:value-type="float" office:value="127483" table:style-name="ce1">
            <text:p>127483</text:p>
          </table:table-cell>
          <table:table-cell office:value-type="float" office:value="100.95" table:style-name="ce2">
            <text:p>100,95</text:p>
          </table:table-cell>
          <table:table-cell office:value-type="float" office:value="81.87" table:style-name="ce1">
            <text:p>81,87</text:p>
          </table:table-cell>
          <table:table-cell office:value-type="float" office:value="86749" table:style-name="ce1">
            <text:p>86749</text:p>
          </table:table-cell>
          <table:table-cell office:value-type="float" office:value="52776" table:style-name="ce1">
            <text:p>52776</text:p>
          </table:table-cell>
          <table:table-cell office:value-type="float" office:value="148.6" table:style-name="ce1">
            <text:p>148,6</text:p>
          </table:table-cell>
          <table:table-cell office:value-type="float" office:value="127.98" table:style-name="ce1">
            <text:p>127,98</text:p>
          </table:table-cell>
          <table:table-cell office:value-type="float" office:value="75704" table:style-name="ce1">
            <text:p>75704</text:p>
          </table:table-cell>
          <table:table-cell office:value-type="float" office:value="62434" table:style-name="ce1">
            <text:p>62434</text:p>
          </table:table-cell>
          <table:table-cell office:value-type="float" office:value="119.26" table:style-name="ce1">
            <text:p>119,26</text:p>
          </table:table-cell>
          <table:table-cell office:value-type="float" office:value="98.83" table:style-name="ce1">
            <text:p>98,83</text:p>
          </table:table-cell>
          <table:table-cell office:value-type="float" office:value="60917" table:style-name="ce1">
            <text:p>60917</text:p>
          </table:table-cell>
          <table:table-cell office:value-type="float" office:value="49080" table:style-name="ce1">
            <text:p>49080</text:p>
          </table:table-cell>
          <table:table-cell office:value-type="float" office:value="417.32" table:style-name="ce1">
            <text:p>417,32</text:p>
          </table:table-cell>
          <table:table-cell office:value-type="float" office:value="398.28" table:style-name="ce1">
            <text:p>398,28</text:p>
          </table:table-cell>
          <table:table-cell office:value-type="float" office:value="1062972" table:style-name="ce1">
            <text:p>1062972</text:p>
          </table:table-cell>
          <table:table-cell office:value-type="float" office:value="200762" table:style-name="ce1">
            <text:p>200762</text:p>
          </table:table-cell>
          <table:table-cell office:value-type="float" office:value="240.29" table:style-name="ce1">
            <text:p>240,29</text:p>
          </table:table-cell>
          <table:table-cell office:value-type="float" office:value="220.22" table:style-name="ce1">
            <text:p>220,22</text:p>
          </table:table-cell>
          <table:table-cell office:value-type="float" office:value="373167" table:style-name="ce1">
            <text:p>373167</text:p>
          </table:table-cell>
          <table:table-cell office:value-type="float" office:value="116620" table:style-name="ce1">
            <text:p>116620</text:p>
          </table:table-cell>
          <table:table-cell office:value-type="float" office:value="342.49" table:style-name="ce1">
            <text:p>342,49</text:p>
          </table:table-cell>
          <table:table-cell office:value-type="float" office:value="323.49" table:style-name="ce1">
            <text:p>323,49</text:p>
          </table:table-cell>
          <table:table-cell office:value-type="float" office:value="618350" table:style-name="ce1">
            <text:p>618350</text:p>
          </table:table-cell>
          <table:table-cell office:value-type="float" office:value="172410" table:style-name="ce1">
            <text:p>172410</text:p>
          </table:table-cell>
          <table:table-cell office:value-type="float" office:value="21278.9" table:style-name="ce3">
            <text:p>21278,9</text:p>
          </table:table-cell>
          <table:table-cell office:value-type="float" office:value="21260.42" table:style-name="ce3">
            <text:p>21260,42</text:p>
          </table:table-cell>
          <table:table-cell office:value-type="float" office:value="123708486" table:style-name="ce3">
            <text:p>123708486</text:p>
          </table:table-cell>
          <table:table-cell office:value-type="float" office:value="14580969" table:style-name="ce3">
            <text:p>14580969</text:p>
          </table:table-cell>
          <table:table-cell office:value-type="float" office:value="879.67" table:style-name="ce1">
            <text:p>879,67</text:p>
          </table:table-cell>
          <table:table-cell office:value-type="float" office:value="759.11" table:style-name="ce1">
            <text:p>759,11</text:p>
          </table:table-cell>
          <table:table-cell office:value-type="float" office:value="1290212" table:style-name="ce1">
            <text:p>1290212</text:p>
          </table:table-cell>
          <table:table-cell office:value-type="float" office:value="249931" table:style-name="ce1">
            <text:p>249931</text:p>
          </table:table-cell>
          <table:table-cell office:value-type="float" office:value="202.32" table:style-name="ce1">
            <text:p>202,32</text:p>
          </table:table-cell>
          <table:table-cell office:value-type="float" office:value="79.5" table:style-name="ce2">
            <text:p>79,5</text:p>
          </table:table-cell>
          <table:table-cell office:value-type="float" office:value="55762" table:style-name="ce1">
            <text:p>55762</text:p>
          </table:table-cell>
          <table:table-cell office:value-type="float" office:value="44500" table:style-name="ce1">
            <text:p>44500</text:p>
          </table:table-cell>
          <table:table-cell office:value-type="float" office:value="183.73" table:style-name="ce1">
            <text:p>183,73</text:p>
          </table:table-cell>
          <table:table-cell office:value-type="float" office:value="166.33" table:style-name="ce1">
            <text:p>166,33</text:p>
          </table:table-cell>
          <table:table-cell office:value-type="float" office:value="431245" table:style-name="ce1">
            <text:p>431245</text:p>
          </table:table-cell>
          <table:table-cell office:value-type="float" office:value="120482" table:style-name="ce1">
            <text:p>120482</text:p>
          </table:table-cell>
          <table:table-cell office:value-type="float" office:value="100.95" table:formula="of:=MIN([.$B143];[.$F143];[.$J143];[.$N143];[.$R143];[.$V143];[.$Z143];[.$AD143];[.$AH143];[.$AL143];[.$AP143];[.$AT143];[.$AX143];[.$BB143];[.$BF143])" table:style-name="ce1">
            <text:p>100,95</text:p>
          </table:table-cell>
          <table:table-cell office:value-type="float" office:value="79.5" table:formula="of:=MIN([.$C143];[.$G143];[.$K143];[.$O143];[.$S143];[.$W143];[.$AA143];[.$AE143];[.$AI143];[.$AM143];[.$AQ143];[.$AU143];[.$AY143];[.$BC143];[.$BG143])" table:style-name="ce1">
            <text:p>79,5</text:p>
          </table:table-cell>
          <table:table-cell office:value-type="float" office:value="54207" table:formula="of:=MIN([.$D143];[.$H143];[.$L143];[.$P143];[.$T143];[.$X143];[.$AB143];[.$AF143];[.$AJ143];[.$AN143];[.$AR143];[.$AV143];[.$AZ143];[.$BD143];[.$BH143])" table:style-name="ce1">
            <text:p>54207</text:p>
          </table:table-cell>
          <table:table-cell office:value-type="float" office:value="43042" table:formula="of:=MIN([.$E143];[.$I143];[.$M143];[.$Q143];[.$U143];[.$Y143];[.$AC143];[.$AG143];[.$AK143];[.$AO143];[.$AS143];[.$AW143];[.$BA143];[.$BE143];[.$BI143])" table:style-name="ce1">
            <text:p>43042</text:p>
          </table:table-cell>
          <table:table-cell office:value-type="float" office:value="240.29" table:formula="of:=MEDIAN([.$B143];[.$F143];[.$J143];[.$N143];[.$R143];[.$V143];[.$Z143];[.$AD143];[.$AH143];[.$AL143];[.$AP143];[.$AT143];[.$AX143];[.$BB143];[.$BF143])" table:style-name="ce1">
            <text:p>240,29</text:p>
          </table:table-cell>
          <table:table-cell office:value-type="float" office:value="220.22" table:formula="of:=MEDIAN([.$C143];[.$G143];[.$K143];[.$O143];[.$S143];[.$W143];[.$AA143];[.$AE143];[.$AI143];[.$AM143];[.$AQ143];[.$AU143];[.$AY143];[.$BC143];[.$BG143])" table:style-name="ce1">
            <text:p>220,22</text:p>
          </table:table-cell>
          <table:table-cell office:value-type="float" office:value="431245" table:formula="of:=MEDIAN([.$D143];[.$H143];[.$L143];[.$P143];[.$T143];[.$X143];[.$AB143];[.$AF143];[.$AJ143];[.$AN143];[.$AR143];[.$AV143];[.$AZ143];[.$BD143];[.$BH143])" table:style-name="ce1">
            <text:p>431245</text:p>
          </table:table-cell>
          <table:table-cell office:value-type="float" office:value="120482" table:formula="of:=MEDIAN([.$E143];[.$I143];[.$M143];[.$Q143];[.$U143];[.$Y143];[.$AC143];[.$AG143];[.$AK143];[.$AO143];[.$AS143];[.$AW143];[.$BA143];[.$BE143];[.$BI143])" table:style-name="ce1">
            <text:p>120482</text:p>
          </table:table-cell>
          <table:table-cell office:value-type="float" office:value="21278.9" table:formula="of:=MAX([.$B143];[.$F143];[.$J143];[.$N143];[.$R143];[.$V143];[.$Z143];[.$AD143];[.$AH143];[.$AL143];[.$AP143];[.$AT143];[.$AX143];[.$BB143];[.$BF143])" table:style-name="ce1">
            <text:p>21278,9</text:p>
          </table:table-cell>
          <table:table-cell office:value-type="float" office:value="21260.42" table:formula="of:=MAX([.$C143];[.$G143];[.$K143];[.$O143];[.$S143];[.$W143];[.$AA143];[.$AE143];[.$AI143];[.$AM143];[.$AQ143];[.$AU143];[.$AY143];[.$BC143];[.$BG143])" table:style-name="ce1">
            <text:p>21260,42</text:p>
          </table:table-cell>
          <table:table-cell office:value-type="float" office:value="123708486" table:formula="of:=MAX([.$D143];[.$H143];[.$L143];[.$P143];[.$T143];[.$X143];[.$AB143];[.$AF143];[.$AJ143];[.$AN143];[.$AR143];[.$AV143];[.$AZ143];[.$BD143];[.$BH143])" table:style-name="ce1">
            <text:p>123708486</text:p>
          </table:table-cell>
          <table:table-cell office:value-type="float" office:value="14580969" table:formula="of:=MAX([.$E143];[.$I143];[.$M143];[.$Q143];[.$U143];[.$Y143];[.$AC143];[.$AG143];[.$AK143];[.$AO143];[.$AS143];[.$AW143];[.$BA143];[.$BE143];[.$BI143])" table:style-name="ce1">
            <text:p>1458096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35_c55.lp</text:p>
          </table:table-cell>
          <table:table-cell office:value-type="float" office:value="89.28" table:style-name="ce1">
            <text:p>89,28</text:p>
          </table:table-cell>
          <table:table-cell office:value-type="float" office:value="59.76" table:style-name="ce1">
            <text:p>59,76</text:p>
          </table:table-cell>
          <table:table-cell office:value-type="float" office:value="773178" table:style-name="ce1">
            <text:p>773178</text:p>
          </table:table-cell>
          <table:table-cell office:value-type="float" office:value="43410" table:style-name="ce1">
            <text:p>43410</text:p>
          </table:table-cell>
          <table:table-cell office:value-type="float" office:value="485.74" table:style-name="ce1">
            <text:p>485,74</text:p>
          </table:table-cell>
          <table:table-cell office:value-type="float" office:value="453.76" table:style-name="ce1">
            <text:p>453,76</text:p>
          </table:table-cell>
          <table:table-cell office:value-type="float" office:value="4982285" table:style-name="ce1">
            <text:p>4982285</text:p>
          </table:table-cell>
          <table:table-cell office:value-type="float" office:value="355234" table:style-name="ce1">
            <text:p>355234</text:p>
          </table:table-cell>
          <table:table-cell office:value-type="float" office:value="288.61" table:style-name="ce1">
            <text:p>288,61</text:p>
          </table:table-cell>
          <table:table-cell office:value-type="float" office:value="257.37" table:style-name="ce1">
            <text:p>257,37</text:p>
          </table:table-cell>
          <table:table-cell office:value-type="float" office:value="2923483" table:style-name="ce1">
            <text:p>2923483</text:p>
          </table:table-cell>
          <table:table-cell office:value-type="float" office:value="203327" table:style-name="ce1">
            <text:p>203327</text:p>
          </table:table-cell>
          <table:table-cell office:value-type="float" office:value="492.29" table:style-name="ce1">
            <text:p>492,29</text:p>
          </table:table-cell>
          <table:table-cell office:value-type="float" office:value="460.65" table:style-name="ce1">
            <text:p>460,65</text:p>
          </table:table-cell>
          <table:table-cell office:value-type="float" office:value="4847530" table:style-name="ce1">
            <text:p>4847530</text:p>
          </table:table-cell>
          <table:table-cell office:value-type="float" office:value="358084" table:style-name="ce1">
            <text:p>358084</text:p>
          </table:table-cell>
          <table:table-cell office:value-type="float" office:value="144.37" table:style-name="ce1">
            <text:p>144,37</text:p>
          </table:table-cell>
          <table:table-cell office:value-type="float" office:value="115.68" table:style-name="ce1">
            <text:p>115,68</text:p>
          </table:table-cell>
          <table:table-cell office:value-type="float" office:value="1378903" table:style-name="ce1">
            <text:p>1378903</text:p>
          </table:table-cell>
          <table:table-cell office:value-type="float" office:value="90203" table:style-name="ce1">
            <text:p>90203</text:p>
          </table:table-cell>
          <table:table-cell office:value-type="float" office:value="80.91" table:style-name="ce1">
            <text:p>80,91</text:p>
          </table:table-cell>
          <table:table-cell office:value-type="float" office:value="49.05" table:style-name="ce1">
            <text:p>49,05</text:p>
          </table:table-cell>
          <table:table-cell office:value-type="float" office:value="691602" table:style-name="ce1">
            <text:p>691602</text:p>
          </table:table-cell>
          <table:table-cell office:value-type="float" office:value="30674" table:style-name="ce1">
            <text:p>30674</text:p>
          </table:table-cell>
          <table:table-cell office:value-type="float" office:value="1133.8800000000001" table:style-name="ce1">
            <text:p>1133,88</text:p>
          </table:table-cell>
          <table:table-cell office:value-type="float" office:value="1099.76" table:style-name="ce1">
            <text:p>1099,76</text:p>
          </table:table-cell>
          <table:table-cell office:value-type="float" office:value="1813784" table:style-name="ce1">
            <text:p>1813784</text:p>
          </table:table-cell>
          <table:table-cell office:value-type="float" office:value="712251" table:style-name="ce1">
            <text:p>712251</text:p>
          </table:table-cell>
          <table:table-cell office:value-type="float" office:value="1518.09" table:style-name="ce1">
            <text:p>1518,09</text:p>
          </table:table-cell>
          <table:table-cell office:value-type="float" office:value="1485.5" table:style-name="ce1">
            <text:p>1485,5</text:p>
          </table:table-cell>
          <table:table-cell office:value-type="float" office:value="2565196" table:style-name="ce1">
            <text:p>2565196</text:p>
          </table:table-cell>
          <table:table-cell office:value-type="float" office:value="1022458" table:style-name="ce1">
            <text:p>1022458</text:p>
          </table:table-cell>
          <table:table-cell office:value-type="float" office:value="310.91000000000003" table:style-name="ce1">
            <text:p>310,91</text:p>
          </table:table-cell>
          <table:table-cell office:value-type="float" office:value="278.32" table:style-name="ce1">
            <text:p>278,32</text:p>
          </table:table-cell>
          <table:table-cell office:value-type="float" office:value="3218751" table:style-name="ce1">
            <text:p>3218751</text:p>
          </table:table-cell>
          <table:table-cell office:value-type="float" office:value="220912" table:style-name="ce1">
            <text:p>220912</text:p>
          </table:table-cell>
          <table:table-cell office:value-type="float" office:value="36.94" table:style-name="ce2">
            <text:p>36,94</text:p>
          </table:table-cell>
          <table:table-cell office:value-type="float" office:value="3.56" table:style-name="ce2">
            <text:p>3,56</text:p>
          </table:table-cell>
          <table:table-cell office:value-type="float" office:value="115682" table:style-name="ce2">
            <text:p>115682</text:p>
          </table:table-cell>
          <table:table-cell office:value-type="float" office:value="1847" table:style-name="ce2">
            <text:p>1847</text:p>
          </table:table-cell>
          <table:table-cell office:value-type="float" office:value="40.21" table:style-name="ce1">
            <text:p>40,21</text:p>
          </table:table-cell>
          <table:table-cell office:value-type="float" office:value="7.79" table:style-name="ce1">
            <text:p>7,79</text:p>
          </table:table-cell>
          <table:table-cell office:value-type="float" office:value="159032" table:style-name="ce1">
            <text:p>159032</text:p>
          </table:table-cell>
          <table:table-cell office:value-type="float" office:value="4073" table:style-name="ce1">
            <text:p>4073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52074812" table:style-name="ce1">
            <text:p>52074812</text:p>
          </table:table-cell>
          <table:table-cell office:value-type="float" office:value="14578679" table:style-name="ce3">
            <text:p>14578679</text:p>
          </table:table-cell>
          <table:table-cell office:value-type="float" office:value="238.28" table:style-name="ce1">
            <text:p>238,28</text:p>
          </table:table-cell>
          <table:table-cell office:value-type="float" office:value="46.78" table:style-name="ce1">
            <text:p>46,78</text:p>
          </table:table-cell>
          <table:table-cell office:value-type="float" office:value="378758" table:style-name="ce1">
            <text:p>378758</text:p>
          </table:table-cell>
          <table:table-cell office:value-type="float" office:value="17814" table:style-name="ce1">
            <text:p>17814</text:p>
          </table:table-cell>
          <table:table-cell office:value-type="float" office:value="19756.12" table:style-name="ce1">
            <text:p>19756,12</text:p>
          </table:table-cell>
          <table:table-cell office:value-type="float" office:value="19579.72" table:style-name="ce1">
            <text:p>19579,72</text:p>
          </table:table-cell>
          <table:table-cell office:value-type="float" office:value="2074282021" table:style-name="ce3">
            <text:p>2074282021</text:p>
          </table:table-cell>
          <table:table-cell office:value-type="float" office:value="794529" table:style-name="ce1">
            <text:p>794529</text:p>
          </table:table-cell>
          <table:table-cell office:value-type="float" office:value="376.37" table:style-name="ce1">
            <text:p>376,37</text:p>
          </table:table-cell>
          <table:table-cell office:value-type="float" office:value="348.36" table:style-name="ce1">
            <text:p>348,36</text:p>
          </table:table-cell>
          <table:table-cell office:value-type="float" office:value="4263230" table:style-name="ce1">
            <text:p>4263230</text:p>
          </table:table-cell>
          <table:table-cell office:value-type="float" office:value="304036" table:style-name="ce1">
            <text:p>304036</text:p>
          </table:table-cell>
          <table:table-cell office:value-type="float" office:value="36.94" table:formula="of:=MIN([.$B144];[.$F144];[.$J144];[.$N144];[.$R144];[.$V144];[.$Z144];[.$AD144];[.$AH144];[.$AL144];[.$AP144];[.$AT144];[.$AX144];[.$BB144];[.$BF144])" table:style-name="ce1">
            <text:p>36,94</text:p>
          </table:table-cell>
          <table:table-cell office:value-type="float" office:value="3.56" table:formula="of:=MIN([.$C144];[.$G144];[.$K144];[.$O144];[.$S144];[.$W144];[.$AA144];[.$AE144];[.$AI144];[.$AM144];[.$AQ144];[.$AU144];[.$AY144];[.$BC144];[.$BG144])" table:style-name="ce1">
            <text:p>3,56</text:p>
          </table:table-cell>
          <table:table-cell office:value-type="float" office:value="115682" table:formula="of:=MIN([.$D144];[.$H144];[.$L144];[.$P144];[.$T144];[.$X144];[.$AB144];[.$AF144];[.$AJ144];[.$AN144];[.$AR144];[.$AV144];[.$AZ144];[.$BD144];[.$BH144])" table:style-name="ce1">
            <text:p>115682</text:p>
          </table:table-cell>
          <table:table-cell office:value-type="float" office:value="1847" table:formula="of:=MIN([.$E144];[.$I144];[.$M144];[.$Q144];[.$U144];[.$Y144];[.$AC144];[.$AG144];[.$AK144];[.$AO144];[.$AS144];[.$AW144];[.$BA144];[.$BE144];[.$BI144])" table:style-name="ce1">
            <text:p>1847</text:p>
          </table:table-cell>
          <table:table-cell office:value-type="float" office:value="310.91000000000003" table:formula="of:=MEDIAN([.$B144];[.$F144];[.$J144];[.$N144];[.$R144];[.$V144];[.$Z144];[.$AD144];[.$AH144];[.$AL144];[.$AP144];[.$AT144];[.$AX144];[.$BB144];[.$BF144])" table:style-name="ce1">
            <text:p>310,91</text:p>
          </table:table-cell>
          <table:table-cell office:value-type="float" office:value="278.32" table:formula="of:=MEDIAN([.$C144];[.$G144];[.$K144];[.$O144];[.$S144];[.$W144];[.$AA144];[.$AE144];[.$AI144];[.$AM144];[.$AQ144];[.$AU144];[.$AY144];[.$BC144];[.$BG144])" table:style-name="ce1">
            <text:p>278,32</text:p>
          </table:table-cell>
          <table:table-cell office:value-type="float" office:value="2565196" table:formula="of:=MEDIAN([.$D144];[.$H144];[.$L144];[.$P144];[.$T144];[.$X144];[.$AB144];[.$AF144];[.$AJ144];[.$AN144];[.$AR144];[.$AV144];[.$AZ144];[.$BD144];[.$BH144])" table:style-name="ce1">
            <text:p>2565196</text:p>
          </table:table-cell>
          <table:table-cell office:value-type="float" office:value="220912" table:formula="of:=MEDIAN([.$E144];[.$I144];[.$M144];[.$Q144];[.$U144];[.$Y144];[.$AC144];[.$AG144];[.$AK144];[.$AO144];[.$AS144];[.$AW144];[.$BA144];[.$BE144];[.$BI144])" table:style-name="ce1">
            <text:p>220912</text:p>
          </table:table-cell>
          <table:table-cell office:value-type="float" office:value="21600" table:formula="of:=MAX([.$B144];[.$F144];[.$J144];[.$N144];[.$R144];[.$V144];[.$Z144];[.$AD144];[.$AH144];[.$AL144];[.$AP144];[.$AT144];[.$AX144];[.$BB144];[.$BF144])" table:style-name="ce1">
            <text:p>21600</text:p>
          </table:table-cell>
          <table:table-cell office:value-type="float" office:value="21600" table:formula="of:=MAX([.$C144];[.$G144];[.$K144];[.$O144];[.$S144];[.$W144];[.$AA144];[.$AE144];[.$AI144];[.$AM144];[.$AQ144];[.$AU144];[.$AY144];[.$BC144];[.$BG144])" table:style-name="ce1">
            <text:p>21600</text:p>
          </table:table-cell>
          <table:table-cell office:value-type="float" office:value="2074282021" table:formula="of:=MAX([.$D144];[.$H144];[.$L144];[.$P144];[.$T144];[.$X144];[.$AB144];[.$AF144];[.$AJ144];[.$AN144];[.$AR144];[.$AV144];[.$AZ144];[.$BD144];[.$BH144])" table:style-name="ce1">
            <text:p>2074282021</text:p>
          </table:table-cell>
          <table:table-cell office:value-type="float" office:value="14578679" table:formula="of:=MAX([.$E144];[.$I144];[.$M144];[.$Q144];[.$U144];[.$Y144];[.$AC144];[.$AG144];[.$AK144];[.$AO144];[.$AS144];[.$AW144];[.$BA144];[.$BE144];[.$BI144])" table:style-name="ce1">
            <text:p>1457867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andom_s20_a35_c60.lp</text:p>
          </table:table-cell>
          <table:table-cell office:value-type="float" office:value="40.71" table:style-name="ce1">
            <text:p>40,71</text:p>
          </table:table-cell>
          <table:table-cell office:value-type="float" office:value="14.5" table:style-name="ce1">
            <text:p>14,5</text:p>
          </table:table-cell>
          <table:table-cell office:value-type="float" office:value="121674" table:style-name="ce1">
            <text:p>121674</text:p>
          </table:table-cell>
          <table:table-cell office:value-type="float" office:value="11116" table:style-name="ce1">
            <text:p>11116</text:p>
          </table:table-cell>
          <table:table-cell office:value-type="float" office:value="30.46" table:style-name="ce2">
            <text:p>30,46</text:p>
          </table:table-cell>
          <table:table-cell office:value-type="float" office:value="3.69" table:style-name="ce2">
            <text:p>3,69</text:p>
          </table:table-cell>
          <table:table-cell office:value-type="float" office:value="35391" table:style-name="ce2">
            <text:p>35391</text:p>
          </table:table-cell>
          <table:table-cell office:value-type="float" office:value="2668" table:style-name="ce2">
            <text:p>2668</text:p>
          </table:table-cell>
          <table:table-cell office:value-type="float" office:value="32.43" table:style-name="ce1">
            <text:p>32,43</text:p>
          </table:table-cell>
          <table:table-cell office:value-type="float" office:value="7.79" table:style-name="ce1">
            <text:p>7,79</text:p>
          </table:table-cell>
          <table:table-cell office:value-type="float" office:value="85209" table:style-name="ce1">
            <text:p>85209</text:p>
          </table:table-cell>
          <table:table-cell office:value-type="float" office:value="6343" table:style-name="ce1">
            <text:p>6343</text:p>
          </table:table-cell>
          <table:table-cell office:value-type="float" office:value="59.16" table:style-name="ce1">
            <text:p>59,16</text:p>
          </table:table-cell>
          <table:table-cell office:value-type="float" office:value="36.29" table:style-name="ce1">
            <text:p>36,29</text:p>
          </table:table-cell>
          <table:table-cell office:value-type="float" office:value="226372" table:style-name="ce1">
            <text:p>226372</text:p>
          </table:table-cell>
          <table:table-cell office:value-type="float" office:value="28858" table:style-name="ce1">
            <text:p>28858</text:p>
          </table:table-cell>
          <table:table-cell office:value-type="float" office:value="81.47" table:style-name="ce1">
            <text:p>81,47</text:p>
          </table:table-cell>
          <table:table-cell office:value-type="float" office:value="58.07" table:style-name="ce1">
            <text:p>58,07</text:p>
          </table:table-cell>
          <table:table-cell office:value-type="float" office:value="347668" table:style-name="ce1">
            <text:p>347668</text:p>
          </table:table-cell>
          <table:table-cell office:value-type="float" office:value="41469" table:style-name="ce1">
            <text:p>41469</text:p>
          </table:table-cell>
          <table:table-cell office:value-type="float" office:value="48.45" table:style-name="ce1">
            <text:p>48,45</text:p>
          </table:table-cell>
          <table:table-cell office:value-type="float" office:value="25.37" table:style-name="ce1">
            <text:p>25,37</text:p>
          </table:table-cell>
          <table:table-cell office:value-type="float" office:value="133935" table:style-name="ce1">
            <text:p>133935</text:p>
          </table:table-cell>
          <table:table-cell office:value-type="float" office:value="21121" table:style-name="ce1">
            <text:p>21121</text:p>
          </table:table-cell>
          <table:table-cell office:value-type="float" office:value="88.92" table:style-name="ce1">
            <text:p>88,92</text:p>
          </table:table-cell>
          <table:table-cell office:value-type="float" office:value="62.64" table:style-name="ce1">
            <text:p>62,64</text:p>
          </table:table-cell>
          <table:table-cell office:value-type="float" office:value="71787" table:style-name="ce1">
            <text:p>71787</text:p>
          </table:table-cell>
          <table:table-cell office:value-type="float" office:value="41527" table:style-name="ce1">
            <text:p>41527</text:p>
          </table:table-cell>
          <table:table-cell office:value-type="float" office:value="146.66" table:style-name="ce1">
            <text:p>146,66</text:p>
          </table:table-cell>
          <table:table-cell office:value-type="float" office:value="121.05" table:style-name="ce1">
            <text:p>121,05</text:p>
          </table:table-cell>
          <table:table-cell office:value-type="float" office:value="104556" table:style-name="ce1">
            <text:p>104556</text:p>
          </table:table-cell>
          <table:table-cell office:value-type="float" office:value="69761" table:style-name="ce1">
            <text:p>69761</text:p>
          </table:table-cell>
          <table:table-cell office:value-type="float" office:value="42.34" table:style-name="ce1">
            <text:p>42,34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79621" table:style-name="ce1">
            <text:p>79621</text:p>
          </table:table-cell>
          <table:table-cell office:value-type="float" office:value="15054" table:style-name="ce1">
            <text:p>15054</text:p>
          </table:table-cell>
          <table:table-cell office:value-type="float" office:value="56.08" table:style-name="ce1">
            <text:p>56,08</text:p>
          </table:table-cell>
          <table:table-cell office:value-type="float" office:value="29.93" table:style-name="ce1">
            <text:p>29,93</text:p>
          </table:table-cell>
          <table:table-cell office:value-type="float" office:value="103218" table:style-name="ce1">
            <text:p>103218</text:p>
          </table:table-cell>
          <table:table-cell office:value-type="float" office:value="21066" table:style-name="ce1">
            <text:p>21066</text:p>
          </table:table-cell>
          <table:table-cell office:value-type="float" office:value="42.97" table:style-name="ce1">
            <text:p>42,97</text:p>
          </table:table-cell>
          <table:table-cell office:value-type="float" office:value="19.149999999999999" table:style-name="ce1">
            <text:p>19,15</text:p>
          </table:table-cell>
          <table:table-cell office:value-type="float" office:value="45528" table:style-name="ce1">
            <text:p>45528</text:p>
          </table:table-cell>
          <table:table-cell office:value-type="float" office:value="14372" table:style-name="ce1">
            <text:p>1437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47251993" table:style-name="ce1">
            <text:p>47251993</text:p>
          </table:table-cell>
          <table:table-cell office:value-type="float" office:value="11525743" table:style-name="ce3">
            <text:p>11525743</text:p>
          </table:table-cell>
          <table:table-cell office:value-type="float" office:value="189.3" table:style-name="ce1">
            <text:p>189,3</text:p>
          </table:table-cell>
          <table:table-cell office:value-type="float" office:value="73.290000000000006" table:style-name="ce1">
            <text:p>73,29</text:p>
          </table:table-cell>
          <table:table-cell office:value-type="float" office:value="621665" table:style-name="ce1">
            <text:p>621665</text:p>
          </table:table-cell>
          <table:table-cell office:value-type="float" office:value="37357" table:style-name="ce1">
            <text:p>37357</text:p>
          </table:table-cell>
          <table:table-cell office:value-type="float" office:value="15764.91" table:style-name="ce1">
            <text:p>15764,91</text:p>
          </table:table-cell>
          <table:table-cell office:value-type="float" office:value="15613.67" table:style-name="ce1">
            <text:p>15613,67</text:p>
          </table:table-cell>
          <table:table-cell office:value-type="float" office:value="2079618441" table:style-name="ce3">
            <text:p>2079618441</text:p>
          </table:table-cell>
          <table:table-cell office:value-type="float" office:value="1050828" table:style-name="ce1">
            <text:p>1050828</text:p>
          </table:table-cell>
          <table:table-cell office:value-type="float" office:value="51.05" table:style-name="ce1">
            <text:p>51,05</text:p>
          </table:table-cell>
          <table:table-cell office:value-type="float" office:value="27.09" table:style-name="ce1">
            <text:p>27,09</text:p>
          </table:table-cell>
          <table:table-cell office:value-type="float" office:value="212045" table:style-name="ce1">
            <text:p>212045</text:p>
          </table:table-cell>
          <table:table-cell office:value-type="float" office:value="19287" table:style-name="ce1">
            <text:p>19287</text:p>
          </table:table-cell>
          <table:table-cell office:value-type="float" office:value="30.46" table:formula="of:=MIN([.$B145];[.$F145];[.$J145];[.$N145];[.$R145];[.$V145];[.$Z145];[.$AD145];[.$AH145];[.$AL145];[.$AP145];[.$AT145];[.$AX145];[.$BB145];[.$BF145])" table:style-name="ce1">
            <text:p>30,46</text:p>
          </table:table-cell>
          <table:table-cell office:value-type="float" office:value="3.69" table:formula="of:=MIN([.$C145];[.$G145];[.$K145];[.$O145];[.$S145];[.$W145];[.$AA145];[.$AE145];[.$AI145];[.$AM145];[.$AQ145];[.$AU145];[.$AY145];[.$BC145];[.$BG145])" table:style-name="ce1">
            <text:p>3,69</text:p>
          </table:table-cell>
          <table:table-cell office:value-type="float" office:value="35391" table:formula="of:=MIN([.$D145];[.$H145];[.$L145];[.$P145];[.$T145];[.$X145];[.$AB145];[.$AF145];[.$AJ145];[.$AN145];[.$AR145];[.$AV145];[.$AZ145];[.$BD145];[.$BH145])" table:style-name="ce1">
            <text:p>35391</text:p>
          </table:table-cell>
          <table:table-cell office:value-type="float" office:value="2668" table:formula="of:=MIN([.$E145];[.$I145];[.$M145];[.$Q145];[.$U145];[.$Y145];[.$AC145];[.$AG145];[.$AK145];[.$AO145];[.$AS145];[.$AW145];[.$BA145];[.$BE145];[.$BI145])" table:style-name="ce1">
            <text:p>2668</text:p>
          </table:table-cell>
          <table:table-cell office:value-type="float" office:value="56.08" table:formula="of:=MEDIAN([.$B145];[.$F145];[.$J145];[.$N145];[.$R145];[.$V145];[.$Z145];[.$AD145];[.$AH145];[.$AL145];[.$AP145];[.$AT145];[.$AX145];[.$BB145];[.$BF145])" table:style-name="ce1">
            <text:p>56,08</text:p>
          </table:table-cell>
          <table:table-cell office:value-type="float" office:value="29.93" table:formula="of:=MEDIAN([.$C145];[.$G145];[.$K145];[.$O145];[.$S145];[.$W145];[.$AA145];[.$AE145];[.$AI145];[.$AM145];[.$AQ145];[.$AU145];[.$AY145];[.$BC145];[.$BG145])" table:style-name="ce1">
            <text:p>29,93</text:p>
          </table:table-cell>
          <table:table-cell office:value-type="float" office:value="121674" table:formula="of:=MEDIAN([.$D145];[.$H145];[.$L145];[.$P145];[.$T145];[.$X145];[.$AB145];[.$AF145];[.$AJ145];[.$AN145];[.$AR145];[.$AV145];[.$AZ145];[.$BD145];[.$BH145])" table:style-name="ce1">
            <text:p>121674</text:p>
          </table:table-cell>
          <table:table-cell office:value-type="float" office:value="21121" table:formula="of:=MEDIAN([.$E145];[.$I145];[.$M145];[.$Q145];[.$U145];[.$Y145];[.$AC145];[.$AG145];[.$AK145];[.$AO145];[.$AS145];[.$AW145];[.$BA145];[.$BE145];[.$BI145])" table:style-name="ce1">
            <text:p>21121</text:p>
          </table:table-cell>
          <table:table-cell office:value-type="float" office:value="21600" table:formula="of:=MAX([.$B145];[.$F145];[.$J145];[.$N145];[.$R145];[.$V145];[.$Z145];[.$AD145];[.$AH145];[.$AL145];[.$AP145];[.$AT145];[.$AX145];[.$BB145];[.$BF145])" table:style-name="ce1">
            <text:p>21600</text:p>
          </table:table-cell>
          <table:table-cell office:value-type="float" office:value="21600" table:formula="of:=MAX([.$C145];[.$G145];[.$K145];[.$O145];[.$S145];[.$W145];[.$AA145];[.$AE145];[.$AI145];[.$AM145];[.$AQ145];[.$AU145];[.$AY145];[.$BC145];[.$BG145])" table:style-name="ce1">
            <text:p>21600</text:p>
          </table:table-cell>
          <table:table-cell office:value-type="float" office:value="2079618441" table:formula="of:=MAX([.$D145];[.$H145];[.$L145];[.$P145];[.$T145];[.$X145];[.$AB145];[.$AF145];[.$AJ145];[.$AN145];[.$AR145];[.$AV145];[.$AZ145];[.$BD145];[.$BH145])" table:style-name="ce1">
            <text:p>2079618441</text:p>
          </table:table-cell>
          <table:table-cell office:value-type="float" office:value="11525743" table:formula="of:=MAX([.$E145];[.$I145];[.$M145];[.$Q145];[.$U145];[.$Y145];[.$AC145];[.$AG145];[.$AK145];[.$AO145];[.$AS145];[.$AW145];[.$BA145];[.$BE145];[.$BI145])" table:style-name="ce1">
            <text:p>1152574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0_a15_w1.lp</text:p>
          </table:table-cell>
          <table:table-cell office:value-type="float" office:value="23.12" table:style-name="ce1">
            <text:p>23,12</text:p>
          </table:table-cell>
          <table:table-cell office:value-type="float" office:value="22.27" table:style-name="ce1">
            <text:p>22,27</text:p>
          </table:table-cell>
          <table:table-cell office:value-type="float" office:value="125158" table:style-name="ce1">
            <text:p>125158</text:p>
          </table:table-cell>
          <table:table-cell office:value-type="float" office:value="69821" table:style-name="ce1">
            <text:p>69821</text:p>
          </table:table-cell>
          <table:table-cell office:value-type="float" office:value="33.31" table:style-name="ce1">
            <text:p>33,31</text:p>
          </table:table-cell>
          <table:table-cell office:value-type="float" office:value="32.49" table:style-name="ce1">
            <text:p>32,49</text:p>
          </table:table-cell>
          <table:table-cell office:value-type="float" office:value="123347" table:style-name="ce1">
            <text:p>123347</text:p>
          </table:table-cell>
          <table:table-cell office:value-type="float" office:value="94748" table:style-name="ce1">
            <text:p>94748</text:p>
          </table:table-cell>
          <table:table-cell office:value-type="float" office:value="55.99" table:style-name="ce1">
            <text:p>55,99</text:p>
          </table:table-cell>
          <table:table-cell office:value-type="float" office:value="55.1" table:style-name="ce1">
            <text:p>55,1</text:p>
          </table:table-cell>
          <table:table-cell office:value-type="float" office:value="213823" table:style-name="ce1">
            <text:p>213823</text:p>
          </table:table-cell>
          <table:table-cell office:value-type="float" office:value="167276" table:style-name="ce1">
            <text:p>167276</text:p>
          </table:table-cell>
          <table:table-cell office:value-type="float" office:value="34" table:style-name="ce1">
            <text:p>34</text:p>
          </table:table-cell>
          <table:table-cell office:value-type="float" office:value="33.15" table:style-name="ce1">
            <text:p>33,15</text:p>
          </table:table-cell>
          <table:table-cell office:value-type="float" office:value="132639" table:style-name="ce1">
            <text:p>132639</text:p>
          </table:table-cell>
          <table:table-cell office:value-type="float" office:value="102033" table:style-name="ce1">
            <text:p>102033</text:p>
          </table:table-cell>
          <table:table-cell office:value-type="float" office:value="14.48" table:style-name="ce2">
            <text:p>14,48</text:p>
          </table:table-cell>
          <table:table-cell office:value-type="float" office:value="13.69" table:style-name="ce2">
            <text:p>13,69</text:p>
          </table:table-cell>
          <table:table-cell office:value-type="float" office:value="76096" table:style-name="ce1">
            <text:p>76096</text:p>
          </table:table-cell>
          <table:table-cell office:value-type="float" office:value="43678" table:style-name="ce2">
            <text:p>43678</text:p>
          </table:table-cell>
          <table:table-cell office:value-type="float" office:value="30.83" table:style-name="ce1">
            <text:p>30,83</text:p>
          </table:table-cell>
          <table:table-cell office:value-type="float" office:value="30" table:style-name="ce1">
            <text:p>30</text:p>
          </table:table-cell>
          <table:table-cell office:value-type="float" office:value="112887" table:style-name="ce1">
            <text:p>112887</text:p>
          </table:table-cell>
          <table:table-cell office:value-type="float" office:value="85752" table:style-name="ce1">
            <text:p>85752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6.16" table:style-name="ce1">
            <text:p>16,16</text:p>
          </table:table-cell>
          <table:table-cell office:value-type="float" office:value="86207" table:style-name="ce1">
            <text:p>86207</text:p>
          </table:table-cell>
          <table:table-cell office:value-type="float" office:value="65202" table:style-name="ce1">
            <text:p>65202</text:p>
          </table:table-cell>
          <table:table-cell office:value-type="float" office:value="18.29" table:style-name="ce1">
            <text:p>18,29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72217" table:style-name="ce2">
            <text:p>72217</text:p>
          </table:table-cell>
          <table:table-cell office:value-type="float" office:value="54143" table:style-name="ce1">
            <text:p>54143</text:p>
          </table:table-cell>
          <table:table-cell office:value-type="float" office:value="19.62" table:style-name="ce1">
            <text:p>19,62</text:p>
          </table:table-cell>
          <table:table-cell office:value-type="float" office:value="18.78" table:style-name="ce1">
            <text:p>18,78</text:p>
          </table:table-cell>
          <table:table-cell office:value-type="float" office:value="104691" table:style-name="ce1">
            <text:p>104691</text:p>
          </table:table-cell>
          <table:table-cell office:value-type="float" office:value="62305" table:style-name="ce1">
            <text:p>62305</text:p>
          </table:table-cell>
          <table:table-cell office:value-type="float" office:value="15.11" table:style-name="ce1">
            <text:p>15,11</text:p>
          </table:table-cell>
          <table:table-cell office:value-type="float" office:value="14.29" table:style-name="ce1">
            <text:p>14,29</text:p>
          </table:table-cell>
          <table:table-cell office:value-type="float" office:value="86060" table:style-name="ce1">
            <text:p>86060</text:p>
          </table:table-cell>
          <table:table-cell office:value-type="float" office:value="47913" table:style-name="ce1">
            <text:p>47913</text:p>
          </table:table-cell>
          <table:table-cell office:value-type="float" office:value="23.78" table:style-name="ce1">
            <text:p>23,78</text:p>
          </table:table-cell>
          <table:table-cell office:value-type="float" office:value="22.94" table:style-name="ce1">
            <text:p>22,94</text:p>
          </table:table-cell>
          <table:table-cell office:value-type="float" office:value="119431" table:style-name="ce1">
            <text:p>119431</text:p>
          </table:table-cell>
          <table:table-cell office:value-type="float" office:value="69772" table:style-name="ce1">
            <text:p>69772</text:p>
          </table:table-cell>
          <table:table-cell office:value-type="float" office:value="3151.27" table:style-name="ce3">
            <text:p>3151,27</text:p>
          </table:table-cell>
          <table:table-cell office:value-type="float" office:value="3150.48" table:style-name="ce3">
            <text:p>3150,48</text:p>
          </table:table-cell>
          <table:table-cell office:value-type="float" office:value="13209325" table:style-name="ce3">
            <text:p>13209325</text:p>
          </table:table-cell>
          <table:table-cell office:value-type="float" office:value="5746260" table:style-name="ce3">
            <text:p>5746260</text:p>
          </table:table-cell>
          <table:table-cell office:value-type="float" office:value="81.819999999999993" table:style-name="ce1">
            <text:p>81,82</text:p>
          </table:table-cell>
          <table:table-cell office:value-type="float" office:value="79.489999999999995" table:style-name="ce1">
            <text:p>79,49</text:p>
          </table:table-cell>
          <table:table-cell office:value-type="float" office:value="234544" table:style-name="ce1">
            <text:p>234544</text:p>
          </table:table-cell>
          <table:table-cell office:value-type="float" office:value="148378" table:style-name="ce1">
            <text:p>148378</text:p>
          </table:table-cell>
          <table:table-cell office:value-type="float" office:value="32.19" table:style-name="ce1">
            <text:p>32,19</text:p>
          </table:table-cell>
          <table:table-cell office:value-type="float" office:value="29.2" table:style-name="ce1">
            <text:p>29,2</text:p>
          </table:table-cell>
          <table:table-cell office:value-type="float" office:value="419659" table:style-name="ce1">
            <text:p>419659</text:p>
          </table:table-cell>
          <table:table-cell office:value-type="float" office:value="77695" table:style-name="ce1">
            <text:p>77695</text:p>
          </table:table-cell>
          <table:table-cell office:value-type="float" office:value="37.979999999999997" table:style-name="ce1">
            <text:p>37,98</text:p>
          </table:table-cell>
          <table:table-cell office:value-type="float" office:value="37.340000000000003" table:style-name="ce1">
            <text:p>37,34</text:p>
          </table:table-cell>
          <table:table-cell office:value-type="float" office:value="231212" table:style-name="ce1">
            <text:p>231212</text:p>
          </table:table-cell>
          <table:table-cell office:value-type="float" office:value="141558" table:style-name="ce1">
            <text:p>141558</text:p>
          </table:table-cell>
          <table:table-cell office:value-type="float" office:value="14.48" table:formula="of:=MIN([.$B146];[.$F146];[.$J146];[.$N146];[.$R146];[.$V146];[.$Z146];[.$AD146];[.$AH146];[.$AL146];[.$AP146];[.$AT146];[.$AX146];[.$BB146];[.$BF146])" table:style-name="ce1">
            <text:p>14,48</text:p>
          </table:table-cell>
          <table:table-cell office:value-type="float" office:value="13.69" table:formula="of:=MIN([.$C146];[.$G146];[.$K146];[.$O146];[.$S146];[.$W146];[.$AA146];[.$AE146];[.$AI146];[.$AM146];[.$AQ146];[.$AU146];[.$AY146];[.$BC146];[.$BG146])" table:style-name="ce1">
            <text:p>13,69</text:p>
          </table:table-cell>
          <table:table-cell office:value-type="float" office:value="72217" table:formula="of:=MIN([.$D146];[.$H146];[.$L146];[.$P146];[.$T146];[.$X146];[.$AB146];[.$AF146];[.$AJ146];[.$AN146];[.$AR146];[.$AV146];[.$AZ146];[.$BD146];[.$BH146])" table:style-name="ce1">
            <text:p>72217</text:p>
          </table:table-cell>
          <table:table-cell office:value-type="float" office:value="43678" table:formula="of:=MIN([.$E146];[.$I146];[.$M146];[.$Q146];[.$U146];[.$Y146];[.$AC146];[.$AG146];[.$AK146];[.$AO146];[.$AS146];[.$AW146];[.$BA146];[.$BE146];[.$BI146])" table:style-name="ce1">
            <text:p>43678</text:p>
          </table:table-cell>
          <table:table-cell office:value-type="float" office:value="30.83" table:formula="of:=MEDIAN([.$B146];[.$F146];[.$J146];[.$N146];[.$R146];[.$V146];[.$Z146];[.$AD146];[.$AH146];[.$AL146];[.$AP146];[.$AT146];[.$AX146];[.$BB146];[.$BF146])" table:style-name="ce1">
            <text:p>30,83</text:p>
          </table:table-cell>
          <table:table-cell office:value-type="float" office:value="29.2" table:formula="of:=MEDIAN([.$C146];[.$G146];[.$K146];[.$O146];[.$S146];[.$W146];[.$AA146];[.$AE146];[.$AI146];[.$AM146];[.$AQ146];[.$AU146];[.$AY146];[.$BC146];[.$BG146])" table:style-name="ce1">
            <text:p>29,2</text:p>
          </table:table-cell>
          <table:table-cell office:value-type="float" office:value="123347" table:formula="of:=MEDIAN([.$D146];[.$H146];[.$L146];[.$P146];[.$T146];[.$X146];[.$AB146];[.$AF146];[.$AJ146];[.$AN146];[.$AR146];[.$AV146];[.$AZ146];[.$BD146];[.$BH146])" table:style-name="ce1">
            <text:p>123347</text:p>
          </table:table-cell>
          <table:table-cell office:value-type="float" office:value="77695" table:formula="of:=MEDIAN([.$E146];[.$I146];[.$M146];[.$Q146];[.$U146];[.$Y146];[.$AC146];[.$AG146];[.$AK146];[.$AO146];[.$AS146];[.$AW146];[.$BA146];[.$BE146];[.$BI146])" table:style-name="ce1">
            <text:p>77695</text:p>
          </table:table-cell>
          <table:table-cell office:value-type="float" office:value="3151.27" table:formula="of:=MAX([.$B146];[.$F146];[.$J146];[.$N146];[.$R146];[.$V146];[.$Z146];[.$AD146];[.$AH146];[.$AL146];[.$AP146];[.$AT146];[.$AX146];[.$BB146];[.$BF146])" table:style-name="ce1">
            <text:p>3151,27</text:p>
          </table:table-cell>
          <table:table-cell office:value-type="float" office:value="3150.48" table:formula="of:=MAX([.$C146];[.$G146];[.$K146];[.$O146];[.$S146];[.$W146];[.$AA146];[.$AE146];[.$AI146];[.$AM146];[.$AQ146];[.$AU146];[.$AY146];[.$BC146];[.$BG146])" table:style-name="ce1">
            <text:p>3150,48</text:p>
          </table:table-cell>
          <table:table-cell office:value-type="float" office:value="13209325" table:formula="of:=MAX([.$D146];[.$H146];[.$L146];[.$P146];[.$T146];[.$X146];[.$AB146];[.$AF146];[.$AJ146];[.$AN146];[.$AR146];[.$AV146];[.$AZ146];[.$BD146];[.$BH146])" table:style-name="ce1">
            <text:p>13209325</text:p>
          </table:table-cell>
          <table:table-cell office:value-type="float" office:value="5746260" table:formula="of:=MAX([.$E146];[.$I146];[.$M146];[.$Q146];[.$U146];[.$Y146];[.$AC146];[.$AG146];[.$AK146];[.$AO146];[.$AS146];[.$AW146];[.$BA146];[.$BE146];[.$BI146])" table:style-name="ce1">
            <text:p>574626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0_a30_w5.lp</text:p>
          </table:table-cell>
          <table:table-cell office:value-type="float" office:value="22.12" table:style-name="ce1">
            <text:p>22,12</text:p>
          </table:table-cell>
          <table:table-cell office:value-type="float" office:value="19.77" table:style-name="ce1">
            <text:p>19,77</text:p>
          </table:table-cell>
          <table:table-cell office:value-type="float" office:value="91368" table:style-name="ce1">
            <text:p>91368</text:p>
          </table:table-cell>
          <table:table-cell office:value-type="float" office:value="31022" table:style-name="ce1">
            <text:p>31022</text:p>
          </table:table-cell>
          <table:table-cell office:value-type="float" office:value="42.45" table:style-name="ce1">
            <text:p>42,45</text:p>
          </table:table-cell>
          <table:table-cell office:value-type="float" office:value="39.81" table:style-name="ce1">
            <text:p>39,81</text:p>
          </table:table-cell>
          <table:table-cell office:value-type="float" office:value="134208" table:style-name="ce1">
            <text:p>134208</text:p>
          </table:table-cell>
          <table:table-cell office:value-type="float" office:value="53288" table:style-name="ce1">
            <text:p>53288</text:p>
          </table:table-cell>
          <table:table-cell office:value-type="float" office:value="3.98" table:style-name="ce1">
            <text:p>3,98</text:p>
          </table:table-cell>
          <table:table-cell office:value-type="float" office:value="1.38" table:style-name="ce1">
            <text:p>1,38</text:p>
          </table:table-cell>
          <table:table-cell office:value-type="float" office:value="19815" table:style-name="ce1">
            <text:p>19815</text:p>
          </table:table-cell>
          <table:table-cell office:value-type="float" office:value="2308" table:style-name="ce1">
            <text:p>2308</text:p>
          </table:table-cell>
          <table:table-cell office:value-type="float" office:value="3.6" table:style-name="ce2">
            <text:p>3,6</text:p>
          </table:table-cell>
          <table:table-cell office:value-type="float" office:value="1.0900000000000001" table:style-name="ce2">
            <text:p>1,09</text:p>
          </table:table-cell>
          <table:table-cell office:value-type="float" office:value="9421" table:style-name="ce1">
            <text:p>9421</text:p>
          </table:table-cell>
          <table:table-cell office:value-type="float" office:value="2008" table:style-name="ce2">
            <text:p>2008</text:p>
          </table:table-cell>
          <table:table-cell office:value-type="float" office:value="40.21" table:style-name="ce1">
            <text:p>40,21</text:p>
          </table:table-cell>
          <table:table-cell office:value-type="float" office:value="37.92" table:style-name="ce1">
            <text:p>37,92</text:p>
          </table:table-cell>
          <table:table-cell office:value-type="float" office:value="96067" table:style-name="ce1">
            <text:p>96067</text:p>
          </table:table-cell>
          <table:table-cell office:value-type="float" office:value="52228" table:style-name="ce1">
            <text:p>52228</text:p>
          </table:table-cell>
          <table:table-cell office:value-type="float" office:value="5.91" table:style-name="ce1">
            <text:p>5,91</text:p>
          </table:table-cell>
          <table:table-cell office:value-type="float" office:value="3.58" table:style-name="ce1">
            <text:p>3,58</text:p>
          </table:table-cell>
          <table:table-cell office:value-type="float" office:value="14461" table:style-name="ce1">
            <text:p>14461</text:p>
          </table:table-cell>
          <table:table-cell office:value-type="float" office:value="5914" table:style-name="ce1">
            <text:p>5914</text:p>
          </table:table-cell>
          <table:table-cell office:value-type="float" office:value="4.57" table:style-name="ce1">
            <text:p>4,57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5944" table:style-name="ce2">
            <text:p>5944</text:p>
          </table:table-cell>
          <table:table-cell office:value-type="float" office:value="3526" table:style-name="ce1">
            <text:p>3526</text:p>
          </table:table-cell>
          <table:table-cell office:value-type="float" office:value="6.09" table:style-name="ce1">
            <text:p>6,09</text:p>
          </table:table-cell>
          <table:table-cell office:value-type="float" office:value="3.72" table:style-name="ce1">
            <text:p>3,72</text:p>
          </table:table-cell>
          <table:table-cell office:value-type="float" office:value="10348" table:style-name="ce1">
            <text:p>10348</text:p>
          </table:table-cell>
          <table:table-cell office:value-type="float" office:value="6478" table:style-name="ce1">
            <text:p>6478</text:p>
          </table:table-cell>
          <table:table-cell office:value-type="float" office:value="16.57" table:style-name="ce1">
            <text:p>16,57</text:p>
          </table:table-cell>
          <table:table-cell office:value-type="float" office:value="13.96" table:style-name="ce1">
            <text:p>13,96</text:p>
          </table:table-cell>
          <table:table-cell office:value-type="float" office:value="71957" table:style-name="ce1">
            <text:p>71957</text:p>
          </table:table-cell>
          <table:table-cell office:value-type="float" office:value="20015" table:style-name="ce1">
            <text:p>20015</text:p>
          </table:table-cell>
          <table:table-cell office:value-type="float" office:value="13.08" table:style-name="ce1">
            <text:p>13,08</text:p>
          </table:table-cell>
          <table:table-cell office:value-type="float" office:value="10.44" table:style-name="ce1">
            <text:p>10,44</text:p>
          </table:table-cell>
          <table:table-cell office:value-type="float" office:value="46048" table:style-name="ce1">
            <text:p>46048</text:p>
          </table:table-cell>
          <table:table-cell office:value-type="float" office:value="17640" table:style-name="ce1">
            <text:p>17640</text:p>
          </table:table-cell>
          <table:table-cell office:value-type="float" office:value="37.950000000000003" table:style-name="ce1">
            <text:p>37,95</text:p>
          </table:table-cell>
          <table:table-cell office:value-type="float" office:value="35.61" table:style-name="ce1">
            <text:p>35,61</text:p>
          </table:table-cell>
          <table:table-cell office:value-type="float" office:value="102888" table:style-name="ce1">
            <text:p>102888</text:p>
          </table:table-cell>
          <table:table-cell office:value-type="float" office:value="50708" table:style-name="ce1">
            <text:p>50708</text:p>
          </table:table-cell>
          <table:table-cell office:value-type="float" office:value="48.24" table:style-name="ce1">
            <text:p>48,24</text:p>
          </table:table-cell>
          <table:table-cell office:value-type="float" office:value="45.92" table:style-name="ce1">
            <text:p>45,92</text:p>
          </table:table-cell>
          <table:table-cell office:value-type="float" office:value="281484" table:style-name="ce1">
            <text:p>281484</text:p>
          </table:table-cell>
          <table:table-cell office:value-type="float" office:value="82944" table:style-name="ce1">
            <text:p>82944</text:p>
          </table:table-cell>
          <table:table-cell office:value-type="float" office:value="121.55" table:style-name="ce1">
            <text:p>121,55</text:p>
          </table:table-cell>
          <table:table-cell office:value-type="float" office:value="112.03" table:style-name="ce1">
            <text:p>112,03</text:p>
          </table:table-cell>
          <table:table-cell office:value-type="float" office:value="308150" table:style-name="ce1">
            <text:p>308150</text:p>
          </table:table-cell>
          <table:table-cell office:value-type="float" office:value="86699" table:style-name="ce1">
            <text:p>86699</text:p>
          </table:table-cell>
          <table:table-cell office:value-type="float" office:value="707.94" table:style-name="ce3">
            <text:p>707,94</text:p>
          </table:table-cell>
          <table:table-cell office:value-type="float" office:value="698.81" table:style-name="ce3">
            <text:p>698,81</text:p>
          </table:table-cell>
          <table:table-cell office:value-type="float" office:value="96025670" table:style-name="ce3">
            <text:p>96025670</text:p>
          </table:table-cell>
          <table:table-cell office:value-type="float" office:value="460143" table:style-name="ce3">
            <text:p>460143</text:p>
          </table:table-cell>
          <table:table-cell office:value-type="float" office:value="56.73" table:style-name="ce1">
            <text:p>56,73</text:p>
          </table:table-cell>
          <table:table-cell office:value-type="float" office:value="54.82" table:style-name="ce1">
            <text:p>54,82</text:p>
          </table:table-cell>
          <table:table-cell office:value-type="float" office:value="189331" table:style-name="ce1">
            <text:p>189331</text:p>
          </table:table-cell>
          <table:table-cell office:value-type="float" office:value="101766" table:style-name="ce1">
            <text:p>101766</text:p>
          </table:table-cell>
          <table:table-cell office:value-type="float" office:value="3.6" table:formula="of:=MIN([.$B147];[.$F147];[.$J147];[.$N147];[.$R147];[.$V147];[.$Z147];[.$AD147];[.$AH147];[.$AL147];[.$AP147];[.$AT147];[.$AX147];[.$BB147];[.$BF147])" table:style-name="ce1">
            <text:p>3,6</text:p>
          </table:table-cell>
          <table:table-cell office:value-type="float" office:value="1.0900000000000001" table:formula="of:=MIN([.$C147];[.$G147];[.$K147];[.$O147];[.$S147];[.$W147];[.$AA147];[.$AE147];[.$AI147];[.$AM147];[.$AQ147];[.$AU147];[.$AY147];[.$BC147];[.$BG147])" table:style-name="ce1">
            <text:p>1,09</text:p>
          </table:table-cell>
          <table:table-cell office:value-type="float" office:value="5944" table:formula="of:=MIN([.$D147];[.$H147];[.$L147];[.$P147];[.$T147];[.$X147];[.$AB147];[.$AF147];[.$AJ147];[.$AN147];[.$AR147];[.$AV147];[.$AZ147];[.$BD147];[.$BH147])" table:style-name="ce1">
            <text:p>5944</text:p>
          </table:table-cell>
          <table:table-cell office:value-type="float" office:value="2008" table:formula="of:=MIN([.$E147];[.$I147];[.$M147];[.$Q147];[.$U147];[.$Y147];[.$AC147];[.$AG147];[.$AK147];[.$AO147];[.$AS147];[.$AW147];[.$BA147];[.$BE147];[.$BI147])" table:style-name="ce1">
            <text:p>2008</text:p>
          </table:table-cell>
          <table:table-cell office:value-type="float" office:value="22.12" table:formula="of:=MEDIAN([.$B147];[.$F147];[.$J147];[.$N147];[.$R147];[.$V147];[.$Z147];[.$AD147];[.$AH147];[.$AL147];[.$AP147];[.$AT147];[.$AX147];[.$BB147];[.$BF147])" table:style-name="ce1">
            <text:p>22,12</text:p>
          </table:table-cell>
          <table:table-cell office:value-type="float" office:value="19.77" table:formula="of:=MEDIAN([.$C147];[.$G147];[.$K147];[.$O147];[.$S147];[.$W147];[.$AA147];[.$AE147];[.$AI147];[.$AM147];[.$AQ147];[.$AU147];[.$AY147];[.$BC147];[.$BG147])" table:style-name="ce1">
            <text:p>19,77</text:p>
          </table:table-cell>
          <table:table-cell office:value-type="float" office:value="91368" table:formula="of:=MEDIAN([.$D147];[.$H147];[.$L147];[.$P147];[.$T147];[.$X147];[.$AB147];[.$AF147];[.$AJ147];[.$AN147];[.$AR147];[.$AV147];[.$AZ147];[.$BD147];[.$BH147])" table:style-name="ce1">
            <text:p>91368</text:p>
          </table:table-cell>
          <table:table-cell office:value-type="float" office:value="31022" table:formula="of:=MEDIAN([.$E147];[.$I147];[.$M147];[.$Q147];[.$U147];[.$Y147];[.$AC147];[.$AG147];[.$AK147];[.$AO147];[.$AS147];[.$AW147];[.$BA147];[.$BE147];[.$BI147])" table:style-name="ce1">
            <text:p>31022</text:p>
          </table:table-cell>
          <table:table-cell office:value-type="float" office:value="707.94" table:formula="of:=MAX([.$B147];[.$F147];[.$J147];[.$N147];[.$R147];[.$V147];[.$Z147];[.$AD147];[.$AH147];[.$AL147];[.$AP147];[.$AT147];[.$AX147];[.$BB147];[.$BF147])" table:style-name="ce1">
            <text:p>707,94</text:p>
          </table:table-cell>
          <table:table-cell office:value-type="float" office:value="698.81" table:formula="of:=MAX([.$C147];[.$G147];[.$K147];[.$O147];[.$S147];[.$W147];[.$AA147];[.$AE147];[.$AI147];[.$AM147];[.$AQ147];[.$AU147];[.$AY147];[.$BC147];[.$BG147])" table:style-name="ce1">
            <text:p>698,81</text:p>
          </table:table-cell>
          <table:table-cell office:value-type="float" office:value="96025670" table:formula="of:=MAX([.$D147];[.$H147];[.$L147];[.$P147];[.$T147];[.$X147];[.$AB147];[.$AF147];[.$AJ147];[.$AN147];[.$AR147];[.$AV147];[.$AZ147];[.$BD147];[.$BH147])" table:style-name="ce1">
            <text:p>96025670</text:p>
          </table:table-cell>
          <table:table-cell office:value-type="float" office:value="460143" table:formula="of:=MAX([.$E147];[.$I147];[.$M147];[.$Q147];[.$U147];[.$Y147];[.$AC147];[.$AG147];[.$AK147];[.$AO147];[.$AS147];[.$AW147];[.$BA147];[.$BE147];[.$BI147])" table:style-name="ce1">
            <text:p>46014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15_w1.lp</text:p>
          </table:table-cell>
          <table:table-cell office:value-type="float" office:value="39.79" table:style-name="ce1">
            <text:p>39,79</text:p>
          </table:table-cell>
          <table:table-cell office:value-type="float" office:value="37.950000000000003" table:style-name="ce1">
            <text:p>37,95</text:p>
          </table:table-cell>
          <table:table-cell office:value-type="float" office:value="199261" table:style-name="ce1">
            <text:p>199261</text:p>
          </table:table-cell>
          <table:table-cell office:value-type="float" office:value="100265" table:style-name="ce1">
            <text:p>100265</text:p>
          </table:table-cell>
          <table:table-cell office:value-type="float" office:value="29.07" table:style-name="ce1">
            <text:p>29,07</text:p>
          </table:table-cell>
          <table:table-cell office:value-type="float" office:value="27.37" table:style-name="ce1">
            <text:p>27,37</text:p>
          </table:table-cell>
          <table:table-cell office:value-type="float" office:value="179565" table:style-name="ce1">
            <text:p>179565</text:p>
          </table:table-cell>
          <table:table-cell office:value-type="float" office:value="89069" table:style-name="ce1">
            <text:p>89069</text:p>
          </table:table-cell>
          <table:table-cell office:value-type="float" office:value="25.32" table:style-name="ce1">
            <text:p>25,32</text:p>
          </table:table-cell>
          <table:table-cell office:value-type="float" office:value="23.58" table:style-name="ce1">
            <text:p>23,58</text:p>
          </table:table-cell>
          <table:table-cell office:value-type="float" office:value="132599" table:style-name="ce1">
            <text:p>132599</text:p>
          </table:table-cell>
          <table:table-cell office:value-type="float" office:value="76619" table:style-name="ce1">
            <text:p>76619</text:p>
          </table:table-cell>
          <table:table-cell office:value-type="float" office:value="20.52" table:style-name="ce1">
            <text:p>20,52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88223" table:style-name="ce1">
            <text:p>88223</text:p>
          </table:table-cell>
          <table:table-cell office:value-type="float" office:value="64059" table:style-name="ce1">
            <text:p>64059</text:p>
          </table:table-cell>
          <table:table-cell office:value-type="float" office:value="62.77" table:style-name="ce1">
            <text:p>62,77</text:p>
          </table:table-cell>
          <table:table-cell office:value-type="float" office:value="61.04" table:style-name="ce1">
            <text:p>61,04</text:p>
          </table:table-cell>
          <table:table-cell office:value-type="float" office:value="245060" table:style-name="ce1">
            <text:p>245060</text:p>
          </table:table-cell>
          <table:table-cell office:value-type="float" office:value="147821" table:style-name="ce1">
            <text:p>14782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.27" table:style-name="ce1">
            <text:p>16,27</text:p>
          </table:table-cell>
          <table:table-cell office:value-type="float" office:value="78401" table:style-name="ce1">
            <text:p>78401</text:p>
          </table:table-cell>
          <table:table-cell office:value-type="float" office:value="58404" table:style-name="ce1">
            <text:p>58404</text:p>
          </table:table-cell>
          <table:table-cell office:value-type="float" office:value="15.76" table:style-name="ce1">
            <text:p>15,76</text:p>
          </table:table-cell>
          <table:table-cell office:value-type="float" office:value="13.86" table:style-name="ce1">
            <text:p>13,86</text:p>
          </table:table-cell>
          <table:table-cell office:value-type="float" office:value="57166" table:style-name="ce2">
            <text:p>57166</text:p>
          </table:table-cell>
          <table:table-cell office:value-type="float" office:value="41981" table:style-name="ce1">
            <text:p>41981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89" table:style-name="ce1">
            <text:p>31,89</text:p>
          </table:table-cell>
          <table:table-cell office:value-type="float" office:value="110195" table:style-name="ce1">
            <text:p>110195</text:p>
          </table:table-cell>
          <table:table-cell office:value-type="float" office:value="83344" table:style-name="ce1">
            <text:p>83344</text:p>
          </table:table-cell>
          <table:table-cell office:value-type="float" office:value="22.31" table:style-name="ce1">
            <text:p>22,31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85307" table:style-name="ce1">
            <text:p>85307</text:p>
          </table:table-cell>
          <table:table-cell office:value-type="float" office:value="62994" table:style-name="ce1">
            <text:p>62994</text:p>
          </table:table-cell>
          <table:table-cell office:value-type="float" office:value="30.55" table:style-name="ce1">
            <text:p>30,55</text:p>
          </table:table-cell>
          <table:table-cell office:value-type="float" office:value="28.81" table:style-name="ce1">
            <text:p>28,81</text:p>
          </table:table-cell>
          <table:table-cell office:value-type="float" office:value="149252" table:style-name="ce1">
            <text:p>149252</text:p>
          </table:table-cell>
          <table:table-cell office:value-type="float" office:value="84872" table:style-name="ce1">
            <text:p>84872</text:p>
          </table:table-cell>
          <table:table-cell office:value-type="float" office:value="13.58" table:style-name="ce2">
            <text:p>13,58</text:p>
          </table:table-cell>
          <table:table-cell office:value-type="float" office:value="11.84" table:style-name="ce2">
            <text:p>11,84</text:p>
          </table:table-cell>
          <table:table-cell office:value-type="float" office:value="69100" table:style-name="ce1">
            <text:p>69100</text:p>
          </table:table-cell>
          <table:table-cell office:value-type="float" office:value="39628" table:style-name="ce2">
            <text:p>39628</text:p>
          </table:table-cell>
          <table:table-cell office:value-type="float" office:value="1569.7" table:style-name="ce3">
            <text:p>1569,7</text:p>
          </table:table-cell>
          <table:table-cell office:value-type="float" office:value="1567.93" table:style-name="ce3">
            <text:p>1567,93</text:p>
          </table:table-cell>
          <table:table-cell office:value-type="float" office:value="7666235" table:style-name="ce3">
            <text:p>7666235</text:p>
          </table:table-cell>
          <table:table-cell office:value-type="float" office:value="3530172" table:style-name="ce3">
            <text:p>3530172</text:p>
          </table:table-cell>
          <table:table-cell office:value-type="float" office:value="29.85" table:style-name="ce1">
            <text:p>29,85</text:p>
          </table:table-cell>
          <table:table-cell office:value-type="float" office:value="24.12" table:style-name="ce1">
            <text:p>24,12</text:p>
          </table:table-cell>
          <table:table-cell office:value-type="float" office:value="115066" table:style-name="ce1">
            <text:p>115066</text:p>
          </table:table-cell>
          <table:table-cell office:value-type="float" office:value="43033" table:style-name="ce1">
            <text:p>43033</text:p>
          </table:table-cell>
          <table:table-cell office:value-type="float" office:value="110.19" table:style-name="ce1">
            <text:p>110,19</text:p>
          </table:table-cell>
          <table:table-cell office:value-type="float" office:value="102.13" table:style-name="ce1">
            <text:p>102,13</text:p>
          </table:table-cell>
          <table:table-cell office:value-type="float" office:value="5168125" table:style-name="ce1">
            <text:p>5168125</text:p>
          </table:table-cell>
          <table:table-cell office:value-type="float" office:value="113886" table:style-name="ce1">
            <text:p>113886</text:p>
          </table:table-cell>
          <table:table-cell office:value-type="float" office:value="32.47" table:style-name="ce1">
            <text:p>32,47</text:p>
          </table:table-cell>
          <table:table-cell office:value-type="float" office:value="30.8" table:style-name="ce1">
            <text:p>30,8</text:p>
          </table:table-cell>
          <table:table-cell office:value-type="float" office:value="160925" table:style-name="ce1">
            <text:p>160925</text:p>
          </table:table-cell>
          <table:table-cell office:value-type="float" office:value="91908" table:style-name="ce1">
            <text:p>91908</text:p>
          </table:table-cell>
          <table:table-cell office:value-type="float" office:value="13.58" table:formula="of:=MIN([.$B148];[.$F148];[.$J148];[.$N148];[.$R148];[.$V148];[.$Z148];[.$AD148];[.$AH148];[.$AL148];[.$AP148];[.$AT148];[.$AX148];[.$BB148];[.$BF148])" table:style-name="ce1">
            <text:p>13,58</text:p>
          </table:table-cell>
          <table:table-cell office:value-type="float" office:value="11.84" table:formula="of:=MIN([.$C148];[.$G148];[.$K148];[.$O148];[.$S148];[.$W148];[.$AA148];[.$AE148];[.$AI148];[.$AM148];[.$AQ148];[.$AU148];[.$AY148];[.$BC148];[.$BG148])" table:style-name="ce1">
            <text:p>11,84</text:p>
          </table:table-cell>
          <table:table-cell office:value-type="float" office:value="57166" table:formula="of:=MIN([.$D148];[.$H148];[.$L148];[.$P148];[.$T148];[.$X148];[.$AB148];[.$AF148];[.$AJ148];[.$AN148];[.$AR148];[.$AV148];[.$AZ148];[.$BD148];[.$BH148])" table:style-name="ce1">
            <text:p>57166</text:p>
          </table:table-cell>
          <table:table-cell office:value-type="float" office:value="39628" table:formula="of:=MIN([.$E148];[.$I148];[.$M148];[.$Q148];[.$U148];[.$Y148];[.$AC148];[.$AG148];[.$AK148];[.$AO148];[.$AS148];[.$AW148];[.$BA148];[.$BE148];[.$BI148])" table:style-name="ce1">
            <text:p>39628</text:p>
          </table:table-cell>
          <table:table-cell office:value-type="float" office:value="29.85" table:formula="of:=MEDIAN([.$B148];[.$F148];[.$J148];[.$N148];[.$R148];[.$V148];[.$Z148];[.$AD148];[.$AH148];[.$AL148];[.$AP148];[.$AT148];[.$AX148];[.$BB148];[.$BF148])" table:style-name="ce1">
            <text:p>29,85</text:p>
          </table:table-cell>
          <table:table-cell office:value-type="float" office:value="27.37" table:formula="of:=MEDIAN([.$C148];[.$G148];[.$K148];[.$O148];[.$S148];[.$W148];[.$AA148];[.$AE148];[.$AI148];[.$AM148];[.$AQ148];[.$AU148];[.$AY148];[.$BC148];[.$BG148])" table:style-name="ce1">
            <text:p>27,37</text:p>
          </table:table-cell>
          <table:table-cell office:value-type="float" office:value="132599" table:formula="of:=MEDIAN([.$D148];[.$H148];[.$L148];[.$P148];[.$T148];[.$X148];[.$AB148];[.$AF148];[.$AJ148];[.$AN148];[.$AR148];[.$AV148];[.$AZ148];[.$BD148];[.$BH148])" table:style-name="ce1">
            <text:p>132599</text:p>
          </table:table-cell>
          <table:table-cell office:value-type="float" office:value="83344" table:formula="of:=MEDIAN([.$E148];[.$I148];[.$M148];[.$Q148];[.$U148];[.$Y148];[.$AC148];[.$AG148];[.$AK148];[.$AO148];[.$AS148];[.$AW148];[.$BA148];[.$BE148];[.$BI148])" table:style-name="ce1">
            <text:p>83344</text:p>
          </table:table-cell>
          <table:table-cell office:value-type="float" office:value="1569.7" table:formula="of:=MAX([.$B148];[.$F148];[.$J148];[.$N148];[.$R148];[.$V148];[.$Z148];[.$AD148];[.$AH148];[.$AL148];[.$AP148];[.$AT148];[.$AX148];[.$BB148];[.$BF148])" table:style-name="ce1">
            <text:p>1569,7</text:p>
          </table:table-cell>
          <table:table-cell office:value-type="float" office:value="1567.93" table:formula="of:=MAX([.$C148];[.$G148];[.$K148];[.$O148];[.$S148];[.$W148];[.$AA148];[.$AE148];[.$AI148];[.$AM148];[.$AQ148];[.$AU148];[.$AY148];[.$BC148];[.$BG148])" table:style-name="ce1">
            <text:p>1567,93</text:p>
          </table:table-cell>
          <table:table-cell office:value-type="float" office:value="7666235" table:formula="of:=MAX([.$D148];[.$H148];[.$L148];[.$P148];[.$T148];[.$X148];[.$AB148];[.$AF148];[.$AJ148];[.$AN148];[.$AR148];[.$AV148];[.$AZ148];[.$BD148];[.$BH148])" table:style-name="ce1">
            <text:p>7666235</text:p>
          </table:table-cell>
          <table:table-cell office:value-type="float" office:value="3530172" table:formula="of:=MAX([.$E148];[.$I148];[.$M148];[.$Q148];[.$U148];[.$Y148];[.$AC148];[.$AG148];[.$AK148];[.$AO148];[.$AS148];[.$AW148];[.$BA148];[.$BE148];[.$BI148])" table:style-name="ce1">
            <text:p>353017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20_w1.lp</text:p>
          </table:table-cell>
          <table:table-cell office:value-type="float" office:value="328.04" table:style-name="ce1">
            <text:p>328,04</text:p>
          </table:table-cell>
          <table:table-cell office:value-type="float" office:value="325.64" table:style-name="ce1">
            <text:p>325,64</text:p>
          </table:table-cell>
          <table:table-cell office:value-type="float" office:value="1160725" table:style-name="ce2">
            <text:p>1160725</text:p>
          </table:table-cell>
          <table:table-cell office:value-type="float" office:value="759798" table:style-name="ce1">
            <text:p>759798</text:p>
          </table:table-cell>
          <table:table-cell office:value-type="float" office:value="617.87" table:style-name="ce1">
            <text:p>617,87</text:p>
          </table:table-cell>
          <table:table-cell office:value-type="float" office:value="615.46" table:style-name="ce1">
            <text:p>615,46</text:p>
          </table:table-cell>
          <table:table-cell office:value-type="float" office:value="5194182" table:style-name="ce1">
            <text:p>5194182</text:p>
          </table:table-cell>
          <table:table-cell office:value-type="float" office:value="1653786" table:style-name="ce1">
            <text:p>1653786</text:p>
          </table:table-cell>
          <table:table-cell office:value-type="float" office:value="878.94" table:style-name="ce1">
            <text:p>878,94</text:p>
          </table:table-cell>
          <table:table-cell office:value-type="float" office:value="876.45" table:style-name="ce1">
            <text:p>876,45</text:p>
          </table:table-cell>
          <table:table-cell office:value-type="float" office:value="6162948" table:style-name="ce1">
            <text:p>6162948</text:p>
          </table:table-cell>
          <table:table-cell office:value-type="float" office:value="2223408" table:style-name="ce1">
            <text:p>2223408</text:p>
          </table:table-cell>
          <table:table-cell office:value-type="float" office:value="2211.27" table:style-name="ce1">
            <text:p>2211,27</text:p>
          </table:table-cell>
          <table:table-cell office:value-type="float" office:value="2208.81" table:style-name="ce1">
            <text:p>2208,81</text:p>
          </table:table-cell>
          <table:table-cell office:value-type="float" office:value="12404042" table:style-name="ce1">
            <text:p>12404042</text:p>
          </table:table-cell>
          <table:table-cell office:value-type="float" office:value="4616866" table:style-name="ce1">
            <text:p>4616866</text:p>
          </table:table-cell>
          <table:table-cell office:value-type="float" office:value="969.5" table:style-name="ce1">
            <text:p>969,5</text:p>
          </table:table-cell>
          <table:table-cell office:value-type="float" office:value="967.25" table:style-name="ce1">
            <text:p>967,25</text:p>
          </table:table-cell>
          <table:table-cell office:value-type="float" office:value="6791625" table:style-name="ce1">
            <text:p>6791625</text:p>
          </table:table-cell>
          <table:table-cell office:value-type="float" office:value="2269454" table:style-name="ce1">
            <text:p>2269454</text:p>
          </table:table-cell>
          <table:table-cell office:value-type="float" office:value="276.22000000000003" table:style-name="ce2">
            <text:p>276,22</text:p>
          </table:table-cell>
          <table:table-cell office:value-type="float" office:value="274.18" table:style-name="ce2">
            <text:p>274,18</text:p>
          </table:table-cell>
          <table:table-cell office:value-type="float" office:value="1199529" table:style-name="ce1">
            <text:p>1199529</text:p>
          </table:table-cell>
          <table:table-cell office:value-type="float" office:value="755639" table:style-name="ce2">
            <text:p>755639</text:p>
          </table:table-cell>
          <table:table-cell office:value-type="float" office:value="411.65" table:style-name="ce1">
            <text:p>411,65</text:p>
          </table:table-cell>
          <table:table-cell office:value-type="float" office:value="409.19" table:style-name="ce1">
            <text:p>409,19</text:p>
          </table:table-cell>
          <table:table-cell office:value-type="float" office:value="1313313" table:style-name="ce1">
            <text:p>1313313</text:p>
          </table:table-cell>
          <table:table-cell office:value-type="float" office:value="1018437" table:style-name="ce1">
            <text:p>1018437</text:p>
          </table:table-cell>
          <table:table-cell office:value-type="float" office:value="486.14" table:style-name="ce1">
            <text:p>486,14</text:p>
          </table:table-cell>
          <table:table-cell office:value-type="float" office:value="483.51" table:style-name="ce1">
            <text:p>483,51</text:p>
          </table:table-cell>
          <table:table-cell office:value-type="float" office:value="1188060" table:style-name="ce1">
            <text:p>1188060</text:p>
          </table:table-cell>
          <table:table-cell office:value-type="float" office:value="917044" table:style-name="ce1">
            <text:p>917044</text:p>
          </table:table-cell>
          <table:table-cell office:value-type="float" office:value="360.02" table:style-name="ce1">
            <text:p>360,02</text:p>
          </table:table-cell>
          <table:table-cell office:value-type="float" office:value="357.95" table:style-name="ce1">
            <text:p>357,95</text:p>
          </table:table-cell>
          <table:table-cell office:value-type="float" office:value="1222177" table:style-name="ce1">
            <text:p>1222177</text:p>
          </table:table-cell>
          <table:table-cell office:value-type="float" office:value="932651" table:style-name="ce1">
            <text:p>932651</text:p>
          </table:table-cell>
          <table:table-cell office:value-type="float" office:value="1646.06" table:style-name="ce1">
            <text:p>1646,06</text:p>
          </table:table-cell>
          <table:table-cell office:value-type="float" office:value="1643.58" table:style-name="ce1">
            <text:p>1643,58</text:p>
          </table:table-cell>
          <table:table-cell office:value-type="float" office:value="8725174" table:style-name="ce1">
            <text:p>8725174</text:p>
          </table:table-cell>
          <table:table-cell office:value-type="float" office:value="3579403" table:style-name="ce1">
            <text:p>3579403</text:p>
          </table:table-cell>
          <table:table-cell office:value-type="float" office:value="1397.1" table:style-name="ce1">
            <text:p>1397,1</text:p>
          </table:table-cell>
          <table:table-cell office:value-type="float" office:value="1394.97" table:style-name="ce1">
            <text:p>1394,97</text:p>
          </table:table-cell>
          <table:table-cell office:value-type="float" office:value="6987115" table:style-name="ce1">
            <text:p>6987115</text:p>
          </table:table-cell>
          <table:table-cell office:value-type="float" office:value="2878778" table:style-name="ce1">
            <text:p>287877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58327179" table:style-name="ce3">
            <text:p>58327179</text:p>
          </table:table-cell>
          <table:table-cell office:value-type="float" office:value="31250211" table:style-name="ce3">
            <text:p>31250211</text:p>
          </table:table-cell>
          <table:table-cell office:value-type="float" office:value="876.77" table:style-name="ce1">
            <text:p>876,77</text:p>
          </table:table-cell>
          <table:table-cell office:value-type="float" office:value="869.83" table:style-name="ce1">
            <text:p>869,83</text:p>
          </table:table-cell>
          <table:table-cell office:value-type="float" office:value="2018880" table:style-name="ce1">
            <text:p>2018880</text:p>
          </table:table-cell>
          <table:table-cell office:value-type="float" office:value="1414258" table:style-name="ce1">
            <text:p>1414258</text:p>
          </table:table-cell>
          <table:table-cell office:value-type="float" office:value="852.93" table:style-name="ce1">
            <text:p>852,93</text:p>
          </table:table-cell>
          <table:table-cell office:value-type="float" office:value="843.04" table:style-name="ce1">
            <text:p>843,04</text:p>
          </table:table-cell>
          <table:table-cell office:value-type="float" office:value="18085301" table:style-name="ce1">
            <text:p>18085301</text:p>
          </table:table-cell>
          <table:table-cell office:value-type="float" office:value="1785638" table:style-name="ce1">
            <text:p>1785638</text:p>
          </table:table-cell>
          <table:table-cell office:value-type="float" office:value="1532.81" table:style-name="ce1">
            <text:p>1532,81</text:p>
          </table:table-cell>
          <table:table-cell office:value-type="float" office:value="1530.51" table:style-name="ce1">
            <text:p>1530,51</text:p>
          </table:table-cell>
          <table:table-cell office:value-type="float" office:value="5567270" table:style-name="ce1">
            <text:p>5567270</text:p>
          </table:table-cell>
          <table:table-cell office:value-type="float" office:value="3298933" table:style-name="ce1">
            <text:p>3298933</text:p>
          </table:table-cell>
          <table:table-cell office:value-type="float" office:value="276.22000000000003" table:formula="of:=MIN([.$B149];[.$F149];[.$J149];[.$N149];[.$R149];[.$V149];[.$Z149];[.$AD149];[.$AH149];[.$AL149];[.$AP149];[.$AT149];[.$AX149];[.$BB149];[.$BF149])" table:style-name="ce1">
            <text:p>276,22</text:p>
          </table:table-cell>
          <table:table-cell office:value-type="float" office:value="274.18" table:formula="of:=MIN([.$C149];[.$G149];[.$K149];[.$O149];[.$S149];[.$W149];[.$AA149];[.$AE149];[.$AI149];[.$AM149];[.$AQ149];[.$AU149];[.$AY149];[.$BC149];[.$BG149])" table:style-name="ce1">
            <text:p>274,18</text:p>
          </table:table-cell>
          <table:table-cell office:value-type="float" office:value="1160725" table:formula="of:=MIN([.$D149];[.$H149];[.$L149];[.$P149];[.$T149];[.$X149];[.$AB149];[.$AF149];[.$AJ149];[.$AN149];[.$AR149];[.$AV149];[.$AZ149];[.$BD149];[.$BH149])" table:style-name="ce1">
            <text:p>1160725</text:p>
          </table:table-cell>
          <table:table-cell office:value-type="float" office:value="755639" table:formula="of:=MIN([.$E149];[.$I149];[.$M149];[.$Q149];[.$U149];[.$Y149];[.$AC149];[.$AG149];[.$AK149];[.$AO149];[.$AS149];[.$AW149];[.$BA149];[.$BE149];[.$BI149])" table:style-name="ce1">
            <text:p>755639</text:p>
          </table:table-cell>
          <table:table-cell office:value-type="float" office:value="876.77" table:formula="of:=MEDIAN([.$B149];[.$F149];[.$J149];[.$N149];[.$R149];[.$V149];[.$Z149];[.$AD149];[.$AH149];[.$AL149];[.$AP149];[.$AT149];[.$AX149];[.$BB149];[.$BF149])" table:style-name="ce1">
            <text:p>876,77</text:p>
          </table:table-cell>
          <table:table-cell office:value-type="float" office:value="869.83" table:formula="of:=MEDIAN([.$C149];[.$G149];[.$K149];[.$O149];[.$S149];[.$W149];[.$AA149];[.$AE149];[.$AI149];[.$AM149];[.$AQ149];[.$AU149];[.$AY149];[.$BC149];[.$BG149])" table:style-name="ce1">
            <text:p>869,83</text:p>
          </table:table-cell>
          <table:table-cell office:value-type="float" office:value="5567270" table:formula="of:=MEDIAN([.$D149];[.$H149];[.$L149];[.$P149];[.$T149];[.$X149];[.$AB149];[.$AF149];[.$AJ149];[.$AN149];[.$AR149];[.$AV149];[.$AZ149];[.$BD149];[.$BH149])" table:style-name="ce1">
            <text:p>5567270</text:p>
          </table:table-cell>
          <table:table-cell office:value-type="float" office:value="1785638" table:formula="of:=MEDIAN([.$E149];[.$I149];[.$M149];[.$Q149];[.$U149];[.$Y149];[.$AC149];[.$AG149];[.$AK149];[.$AO149];[.$AS149];[.$AW149];[.$BA149];[.$BE149];[.$BI149])" table:style-name="ce1">
            <text:p>1785638</text:p>
          </table:table-cell>
          <table:table-cell office:value-type="float" office:value="21600" table:formula="of:=MAX([.$B149];[.$F149];[.$J149];[.$N149];[.$R149];[.$V149];[.$Z149];[.$AD149];[.$AH149];[.$AL149];[.$AP149];[.$AT149];[.$AX149];[.$BB149];[.$BF149])" table:style-name="ce1">
            <text:p>21600</text:p>
          </table:table-cell>
          <table:table-cell office:value-type="float" office:value="21600" table:formula="of:=MAX([.$C149];[.$G149];[.$K149];[.$O149];[.$S149];[.$W149];[.$AA149];[.$AE149];[.$AI149];[.$AM149];[.$AQ149];[.$AU149];[.$AY149];[.$BC149];[.$BG149])" table:style-name="ce1">
            <text:p>21600</text:p>
          </table:table-cell>
          <table:table-cell office:value-type="float" office:value="58327179" table:formula="of:=MAX([.$D149];[.$H149];[.$L149];[.$P149];[.$T149];[.$X149];[.$AB149];[.$AF149];[.$AJ149];[.$AN149];[.$AR149];[.$AV149];[.$AZ149];[.$BD149];[.$BH149])" table:style-name="ce1">
            <text:p>58327179</text:p>
          </table:table-cell>
          <table:table-cell office:value-type="float" office:value="31250211" table:formula="of:=MAX([.$E149];[.$I149];[.$M149];[.$Q149];[.$U149];[.$Y149];[.$AC149];[.$AG149];[.$AK149];[.$AO149];[.$AS149];[.$AW149];[.$BA149];[.$BE149];[.$BI149])" table:style-name="ce1">
            <text:p>3125021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20_w2.lp</text:p>
          </table:table-cell>
          <table:table-cell office:value-type="float" office:value="53.32" table:style-name="ce1">
            <text:p>53,32</text:p>
          </table:table-cell>
          <table:table-cell office:value-type="float" office:value="51.8" table:style-name="ce1">
            <text:p>51,8</text:p>
          </table:table-cell>
          <table:table-cell office:value-type="float" office:value="264798" table:style-name="ce1">
            <text:p>264798</text:p>
          </table:table-cell>
          <table:table-cell office:value-type="float" office:value="189492" table:style-name="ce1">
            <text:p>189492</text:p>
          </table:table-cell>
          <table:table-cell office:value-type="float" office:value="59.15" table:style-name="ce1">
            <text:p>59,15</text:p>
          </table:table-cell>
          <table:table-cell office:value-type="float" office:value="57.76" table:style-name="ce1">
            <text:p>57,76</text:p>
          </table:table-cell>
          <table:table-cell office:value-type="float" office:value="242765" table:style-name="ce1">
            <text:p>242765</text:p>
          </table:table-cell>
          <table:table-cell office:value-type="float" office:value="191005" table:style-name="ce1">
            <text:p>191005</text:p>
          </table:table-cell>
          <table:table-cell office:value-type="float" office:value="130.72999999999999" table:style-name="ce1">
            <text:p>130,73</text:p>
          </table:table-cell>
          <table:table-cell office:value-type="float" office:value="129.08000000000001" table:style-name="ce1">
            <text:p>129,08</text:p>
          </table:table-cell>
          <table:table-cell office:value-type="float" office:value="570742" table:style-name="ce1">
            <text:p>570742</text:p>
          </table:table-cell>
          <table:table-cell office:value-type="float" office:value="367437" table:style-name="ce1">
            <text:p>367437</text:p>
          </table:table-cell>
          <table:table-cell office:value-type="float" office:value="47.76" table:style-name="ce1">
            <text:p>47,76</text:p>
          </table:table-cell>
          <table:table-cell office:value-type="float" office:value="46.47" table:style-name="ce1">
            <text:p>46,47</text:p>
          </table:table-cell>
          <table:table-cell office:value-type="float" office:value="249722" table:style-name="ce1">
            <text:p>249722</text:p>
          </table:table-cell>
          <table:table-cell office:value-type="float" office:value="197657" table:style-name="ce1">
            <text:p>197657</text:p>
          </table:table-cell>
          <table:table-cell office:value-type="float" office:value="179.17" table:style-name="ce1">
            <text:p>179,17</text:p>
          </table:table-cell>
          <table:table-cell office:value-type="float" office:value="177.69" table:style-name="ce1">
            <text:p>177,69</text:p>
          </table:table-cell>
          <table:table-cell office:value-type="float" office:value="801606" table:style-name="ce1">
            <text:p>801606</text:p>
          </table:table-cell>
          <table:table-cell office:value-type="float" office:value="555191" table:style-name="ce1">
            <text:p>555191</text:p>
          </table:table-cell>
          <table:table-cell office:value-type="float" office:value="105.12" table:style-name="ce1">
            <text:p>105,12</text:p>
          </table:table-cell>
          <table:table-cell office:value-type="float" office:value="103.5" table:style-name="ce1">
            <text:p>103,5</text:p>
          </table:table-cell>
          <table:table-cell office:value-type="float" office:value="441585" table:style-name="ce1">
            <text:p>441585</text:p>
          </table:table-cell>
          <table:table-cell office:value-type="float" office:value="361579" table:style-name="ce1">
            <text:p>361579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33.51" table:style-name="ce1">
            <text:p>33,51</text:p>
          </table:table-cell>
          <table:table-cell office:value-type="float" office:value="144805" table:style-name="ce1">
            <text:p>144805</text:p>
          </table:table-cell>
          <table:table-cell office:value-type="float" office:value="111216" table:style-name="ce1">
            <text:p>111216</text:p>
          </table:table-cell>
          <table:table-cell office:value-type="float" office:value="56.89" table:style-name="ce1">
            <text:p>56,89</text:p>
          </table:table-cell>
          <table:table-cell office:value-type="float" office:value="55.24" table:style-name="ce1">
            <text:p>55,24</text:p>
          </table:table-cell>
          <table:table-cell office:value-type="float" office:value="238063" table:style-name="ce1">
            <text:p>238063</text:p>
          </table:table-cell>
          <table:table-cell office:value-type="float" office:value="191043" table:style-name="ce1">
            <text:p>191043</text:p>
          </table:table-cell>
          <table:table-cell office:value-type="float" office:value="62.55" table:style-name="ce1">
            <text:p>62,55</text:p>
          </table:table-cell>
          <table:table-cell office:value-type="float" office:value="60.95" table:style-name="ce1">
            <text:p>60,95</text:p>
          </table:table-cell>
          <table:table-cell office:value-type="float" office:value="266926" table:style-name="ce1">
            <text:p>266926</text:p>
          </table:table-cell>
          <table:table-cell office:value-type="float" office:value="201728" table:style-name="ce1">
            <text:p>201728</text:p>
          </table:table-cell>
          <table:table-cell office:value-type="float" office:value="278.64" table:style-name="ce1">
            <text:p>278,64</text:p>
          </table:table-cell>
          <table:table-cell office:value-type="float" office:value="277.27" table:style-name="ce1">
            <text:p>277,27</text:p>
          </table:table-cell>
          <table:table-cell office:value-type="float" office:value="1143707" table:style-name="ce1">
            <text:p>1143707</text:p>
          </table:table-cell>
          <table:table-cell office:value-type="float" office:value="840397" table:style-name="ce1">
            <text:p>840397</text:p>
          </table:table-cell>
          <table:table-cell office:value-type="float" office:value="281.77999999999997" table:style-name="ce1">
            <text:p>281,78</text:p>
          </table:table-cell>
          <table:table-cell office:value-type="float" office:value="280.24" table:style-name="ce1">
            <text:p>280,24</text:p>
          </table:table-cell>
          <table:table-cell office:value-type="float" office:value="1085219" table:style-name="ce1">
            <text:p>1085219</text:p>
          </table:table-cell>
          <table:table-cell office:value-type="float" office:value="800892" table:style-name="ce1">
            <text:p>80089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79674335" table:style-name="ce3">
            <text:p>79674335</text:p>
          </table:table-cell>
          <table:table-cell office:value-type="float" office:value="33773240" table:style-name="ce3">
            <text:p>33773240</text:p>
          </table:table-cell>
          <table:table-cell office:value-type="float" office:value="117.33" table:style-name="ce1">
            <text:p>117,33</text:p>
          </table:table-cell>
          <table:table-cell office:value-type="float" office:value="111.78" table:style-name="ce1">
            <text:p>111,78</text:p>
          </table:table-cell>
          <table:table-cell office:value-type="float" office:value="361320" table:style-name="ce1">
            <text:p>361320</text:p>
          </table:table-cell>
          <table:table-cell office:value-type="float" office:value="227424" table:style-name="ce1">
            <text:p>227424</text:p>
          </table:table-cell>
          <table:table-cell office:value-type="float" office:value="3083.54" table:style-name="ce1">
            <text:p>3083,54</text:p>
          </table:table-cell>
          <table:table-cell office:value-type="float" office:value="3077" table:style-name="ce1">
            <text:p>3077</text:p>
          </table:table-cell>
          <table:table-cell office:value-type="float" office:value="22801760" table:style-name="ce1">
            <text:p>22801760</text:p>
          </table:table-cell>
          <table:table-cell office:value-type="float" office:value="5358965" table:style-name="ce1">
            <text:p>5358965</text:p>
          </table:table-cell>
          <table:table-cell office:value-type="float" office:value="21.73" table:style-name="ce2">
            <text:p>21,73</text:p>
          </table:table-cell>
          <table:table-cell office:value-type="float" office:value="20.2" table:style-name="ce2">
            <text:p>20,2</text:p>
          </table:table-cell>
          <table:table-cell office:value-type="float" office:value="127892" table:style-name="ce2">
            <text:p>127892</text:p>
          </table:table-cell>
          <table:table-cell office:value-type="float" office:value="80910" table:style-name="ce2">
            <text:p>80910</text:p>
          </table:table-cell>
          <table:table-cell office:value-type="float" office:value="21.73" table:formula="of:=MIN([.$B150];[.$F150];[.$J150];[.$N150];[.$R150];[.$V150];[.$Z150];[.$AD150];[.$AH150];[.$AL150];[.$AP150];[.$AT150];[.$AX150];[.$BB150];[.$BF150])" table:style-name="ce1">
            <text:p>21,73</text:p>
          </table:table-cell>
          <table:table-cell office:value-type="float" office:value="20.2" table:formula="of:=MIN([.$C150];[.$G150];[.$K150];[.$O150];[.$S150];[.$W150];[.$AA150];[.$AE150];[.$AI150];[.$AM150];[.$AQ150];[.$AU150];[.$AY150];[.$BC150];[.$BG150])" table:style-name="ce1">
            <text:p>20,2</text:p>
          </table:table-cell>
          <table:table-cell office:value-type="float" office:value="127892" table:formula="of:=MIN([.$D150];[.$H150];[.$L150];[.$P150];[.$T150];[.$X150];[.$AB150];[.$AF150];[.$AJ150];[.$AN150];[.$AR150];[.$AV150];[.$AZ150];[.$BD150];[.$BH150])" table:style-name="ce1">
            <text:p>127892</text:p>
          </table:table-cell>
          <table:table-cell office:value-type="float" office:value="80910" table:formula="of:=MIN([.$E150];[.$I150];[.$M150];[.$Q150];[.$U150];[.$Y150];[.$AC150];[.$AG150];[.$AK150];[.$AO150];[.$AS150];[.$AW150];[.$BA150];[.$BE150];[.$BI150])" table:style-name="ce1">
            <text:p>80910</text:p>
          </table:table-cell>
          <table:table-cell office:value-type="float" office:value="105.12" table:formula="of:=MEDIAN([.$B150];[.$F150];[.$J150];[.$N150];[.$R150];[.$V150];[.$Z150];[.$AD150];[.$AH150];[.$AL150];[.$AP150];[.$AT150];[.$AX150];[.$BB150];[.$BF150])" table:style-name="ce1">
            <text:p>105,12</text:p>
          </table:table-cell>
          <table:table-cell office:value-type="float" office:value="103.5" table:formula="of:=MEDIAN([.$C150];[.$G150];[.$K150];[.$O150];[.$S150];[.$W150];[.$AA150];[.$AE150];[.$AI150];[.$AM150];[.$AQ150];[.$AU150];[.$AY150];[.$BC150];[.$BG150])" table:style-name="ce1">
            <text:p>103,5</text:p>
          </table:table-cell>
          <table:table-cell office:value-type="float" office:value="361320" table:formula="of:=MEDIAN([.$D150];[.$H150];[.$L150];[.$P150];[.$T150];[.$X150];[.$AB150];[.$AF150];[.$AJ150];[.$AN150];[.$AR150];[.$AV150];[.$AZ150];[.$BD150];[.$BH150])" table:style-name="ce1">
            <text:p>361320</text:p>
          </table:table-cell>
          <table:table-cell office:value-type="float" office:value="227424" table:formula="of:=MEDIAN([.$E150];[.$I150];[.$M150];[.$Q150];[.$U150];[.$Y150];[.$AC150];[.$AG150];[.$AK150];[.$AO150];[.$AS150];[.$AW150];[.$BA150];[.$BE150];[.$BI150])" table:style-name="ce1">
            <text:p>227424</text:p>
          </table:table-cell>
          <table:table-cell office:value-type="float" office:value="21600" table:formula="of:=MAX([.$B150];[.$F150];[.$J150];[.$N150];[.$R150];[.$V150];[.$Z150];[.$AD150];[.$AH150];[.$AL150];[.$AP150];[.$AT150];[.$AX150];[.$BB150];[.$BF150])" table:style-name="ce1">
            <text:p>21600</text:p>
          </table:table-cell>
          <table:table-cell office:value-type="float" office:value="21600" table:formula="of:=MAX([.$C150];[.$G150];[.$K150];[.$O150];[.$S150];[.$W150];[.$AA150];[.$AE150];[.$AI150];[.$AM150];[.$AQ150];[.$AU150];[.$AY150];[.$BC150];[.$BG150])" table:style-name="ce1">
            <text:p>21600</text:p>
          </table:table-cell>
          <table:table-cell office:value-type="float" office:value="79674335" table:formula="of:=MAX([.$D150];[.$H150];[.$L150];[.$P150];[.$T150];[.$X150];[.$AB150];[.$AF150];[.$AJ150];[.$AN150];[.$AR150];[.$AV150];[.$AZ150];[.$BD150];[.$BH150])" table:style-name="ce1">
            <text:p>79674335</text:p>
          </table:table-cell>
          <table:table-cell office:value-type="float" office:value="33773240" table:formula="of:=MAX([.$E150];[.$I150];[.$M150];[.$Q150];[.$U150];[.$Y150];[.$AC150];[.$AG150];[.$AK150];[.$AO150];[.$AS150];[.$AW150];[.$BA150];[.$BE150];[.$BI150])" table:style-name="ce1">
            <text:p>3377324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20_w5.lp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1.96" table:style-name="ce1">
            <text:p>1,96</text:p>
          </table:table-cell>
          <table:table-cell office:value-type="float" office:value="10878" table:style-name="ce1">
            <text:p>10878</text:p>
          </table:table-cell>
          <table:table-cell office:value-type="float" office:value="3540" table:style-name="ce1">
            <text:p>3540</text:p>
          </table:table-cell>
          <table:table-cell office:value-type="float" office:value="4.75" table:style-name="ce1">
            <text:p>4,75</text:p>
          </table:table-cell>
          <table:table-cell office:value-type="float" office:value="2.77" table:style-name="ce1">
            <text:p>2,77</text:p>
          </table:table-cell>
          <table:table-cell office:value-type="float" office:value="24465" table:style-name="ce1">
            <text:p>24465</text:p>
          </table:table-cell>
          <table:table-cell office:value-type="float" office:value="5432" table:style-name="ce1">
            <text:p>5432</text:p>
          </table:table-cell>
          <table:table-cell office:value-type="float" office:value="4.28" table:style-name="ce1">
            <text:p>4,28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16783" table:style-name="ce1">
            <text:p>16783</text:p>
          </table:table-cell>
          <table:table-cell office:value-type="float" office:value="5533" table:style-name="ce1">
            <text:p>5533</text:p>
          </table:table-cell>
          <table:table-cell office:value-type="float" office:value="2.67" table:style-name="ce2">
            <text:p>2,67</text:p>
          </table:table-cell>
          <table:table-cell office:value-type="float" office:value="0.46" table:style-name="ce1">
            <text:p>0,46</text:p>
          </table:table-cell>
          <table:table-cell office:value-type="float" office:value="3447" table:style-name="ce1">
            <text:p>3447</text:p>
          </table:table-cell>
          <table:table-cell office:value-type="float" office:value="1140" table:style-name="ce1">
            <text:p>1140</text:p>
          </table:table-cell>
          <table:table-cell office:value-type="float" office:value="5.39" table:style-name="ce1">
            <text:p>5,39</text:p>
          </table:table-cell>
          <table:table-cell office:value-type="float" office:value="3.17" table:style-name="ce1">
            <text:p>3,17</text:p>
          </table:table-cell>
          <table:table-cell office:value-type="float" office:value="20356" table:style-name="ce1">
            <text:p>20356</text:p>
          </table:table-cell>
          <table:table-cell office:value-type="float" office:value="6129" table:style-name="ce1">
            <text:p>6129</text:p>
          </table:table-cell>
          <table:table-cell office:value-type="float" office:value="3.47" table:style-name="ce1">
            <text:p>3,47</text:p>
          </table:table-cell>
          <table:table-cell office:value-type="float" office:value="1.21" table:style-name="ce1">
            <text:p>1,21</text:p>
          </table:table-cell>
          <table:table-cell office:value-type="float" office:value="9164" table:style-name="ce1">
            <text:p>9164</text:p>
          </table:table-cell>
          <table:table-cell office:value-type="float" office:value="2213" table:style-name="ce1">
            <text:p>2213</text:p>
          </table:table-cell>
          <table:table-cell office:value-type="float" office:value="2.73" table:style-name="ce1">
            <text:p>2,73</text:p>
          </table:table-cell>
          <table:table-cell office:value-type="float" office:value="0.78" table:style-name="ce1">
            <text:p>0,78</text:p>
          </table:table-cell>
          <table:table-cell office:value-type="float" office:value="2892" table:style-name="ce2">
            <text:p>2892</text:p>
          </table:table-cell>
          <table:table-cell office:value-type="float" office:value="1802" table:style-name="ce1">
            <text:p>1802</text:p>
          </table:table-cell>
          <table:table-cell office:value-type="float" office:value="5.05" table:style-name="ce1">
            <text:p>5,05</text:p>
          </table:table-cell>
          <table:table-cell office:value-type="float" office:value="3.13" table:style-name="ce1">
            <text:p>3,13</text:p>
          </table:table-cell>
          <table:table-cell office:value-type="float" office:value="8012" table:style-name="ce1">
            <text:p>8012</text:p>
          </table:table-cell>
          <table:table-cell office:value-type="float" office:value="6127" table:style-name="ce1">
            <text:p>6127</text:p>
          </table:table-cell>
          <table:table-cell office:value-type="float" office:value="5.08" table:style-name="ce1">
            <text:p>5,08</text:p>
          </table:table-cell>
          <table:table-cell office:value-type="float" office:value="2.8" table:style-name="ce1">
            <text:p>2,8</text:p>
          </table:table-cell>
          <table:table-cell office:value-type="float" office:value="17801" table:style-name="ce1">
            <text:p>17801</text:p>
          </table:table-cell>
          <table:table-cell office:value-type="float" office:value="5566" table:style-name="ce1">
            <text:p>5566</text:p>
          </table:table-cell>
          <table:table-cell office:value-type="float" office:value="2.72" table:style-name="ce1">
            <text:p>2,72</text:p>
          </table:table-cell>
          <table:table-cell office:value-type="float" office:value="0.45" table:style-name="ce2">
            <text:p>0,45</text:p>
          </table:table-cell>
          <table:table-cell office:value-type="float" office:value="5826" table:style-name="ce1">
            <text:p>5826</text:p>
          </table:table-cell>
          <table:table-cell office:value-type="float" office:value="898" table:style-name="ce2">
            <text:p>898</text:p>
          </table:table-cell>
          <table:table-cell office:value-type="float" office:value="2.94" table:style-name="ce1">
            <text:p>2,94</text:p>
          </table:table-cell>
          <table:table-cell office:value-type="float" office:value="0.78" table:style-name="ce1">
            <text:p>0,78</text:p>
          </table:table-cell>
          <table:table-cell office:value-type="float" office:value="8675" table:style-name="ce1">
            <text:p>8675</text:p>
          </table:table-cell>
          <table:table-cell office:value-type="float" office:value="1582" table:style-name="ce1">
            <text:p>1582</text:p>
          </table:table-cell>
          <table:table-cell office:value-type="float" office:value="185.42" table:style-name="ce3">
            <text:p>185,42</text:p>
          </table:table-cell>
          <table:table-cell office:value-type="float" office:value="183.24" table:style-name="ce3">
            <text:p>183,24</text:p>
          </table:table-cell>
          <table:table-cell office:value-type="float" office:value="2353052" table:style-name="ce1">
            <text:p>2353052</text:p>
          </table:table-cell>
          <table:table-cell office:value-type="float" office:value="325495" table:style-name="ce3">
            <text:p>325495</text:p>
          </table:table-cell>
          <table:table-cell office:value-type="float" office:value="10.45" table:style-name="ce1">
            <text:p>10,45</text:p>
          </table:table-cell>
          <table:table-cell office:value-type="float" office:value="1.31" table:style-name="ce1">
            <text:p>1,31</text:p>
          </table:table-cell>
          <table:table-cell office:value-type="float" office:value="9186" table:style-name="ce1">
            <text:p>9186</text:p>
          </table:table-cell>
          <table:table-cell office:value-type="float" office:value="1356" table:style-name="ce1">
            <text:p>1356</text:p>
          </table:table-cell>
          <table:table-cell office:value-type="float" office:value="108.59" table:style-name="ce1">
            <text:p>108,59</text:p>
          </table:table-cell>
          <table:table-cell office:value-type="float" office:value="99.64" table:style-name="ce1">
            <text:p>99,64</text:p>
          </table:table-cell>
          <table:table-cell office:value-type="float" office:value="12814962" table:style-name="ce3">
            <text:p>12814962</text:p>
          </table:table-cell>
          <table:table-cell office:value-type="float" office:value="159937" table:style-name="ce1">
            <text:p>159937</text:p>
          </table:table-cell>
          <table:table-cell office:value-type="float" office:value="7.44" table:style-name="ce1">
            <text:p>7,44</text:p>
          </table:table-cell>
          <table:table-cell office:value-type="float" office:value="5.41" table:style-name="ce1">
            <text:p>5,41</text:p>
          </table:table-cell>
          <table:table-cell office:value-type="float" office:value="31939" table:style-name="ce1">
            <text:p>31939</text:p>
          </table:table-cell>
          <table:table-cell office:value-type="float" office:value="11246" table:style-name="ce1">
            <text:p>11246</text:p>
          </table:table-cell>
          <table:table-cell office:value-type="float" office:value="2.67" table:formula="of:=MIN([.$B151];[.$F151];[.$J151];[.$N151];[.$R151];[.$V151];[.$Z151];[.$AD151];[.$AH151];[.$AL151];[.$AP151];[.$AT151];[.$AX151];[.$BB151];[.$BF151])" table:style-name="ce1">
            <text:p>2,67</text:p>
          </table:table-cell>
          <table:table-cell office:value-type="float" office:value="0.45" table:formula="of:=MIN([.$C151];[.$G151];[.$K151];[.$O151];[.$S151];[.$W151];[.$AA151];[.$AE151];[.$AI151];[.$AM151];[.$AQ151];[.$AU151];[.$AY151];[.$BC151];[.$BG151])" table:style-name="ce1">
            <text:p>0,45</text:p>
          </table:table-cell>
          <table:table-cell office:value-type="float" office:value="2892" table:formula="of:=MIN([.$D151];[.$H151];[.$L151];[.$P151];[.$T151];[.$X151];[.$AB151];[.$AF151];[.$AJ151];[.$AN151];[.$AR151];[.$AV151];[.$AZ151];[.$BD151];[.$BH151])" table:style-name="ce1">
            <text:p>2892</text:p>
          </table:table-cell>
          <table:table-cell office:value-type="float" office:value="898" table:formula="of:=MIN([.$E151];[.$I151];[.$M151];[.$Q151];[.$U151];[.$Y151];[.$AC151];[.$AG151];[.$AK151];[.$AO151];[.$AS151];[.$AW151];[.$BA151];[.$BE151];[.$BI151])" table:style-name="ce1">
            <text:p>898</text:p>
          </table:table-cell>
          <table:table-cell office:value-type="float" office:value="4.75" table:formula="of:=MEDIAN([.$B151];[.$F151];[.$J151];[.$N151];[.$R151];[.$V151];[.$Z151];[.$AD151];[.$AH151];[.$AL151];[.$AP151];[.$AT151];[.$AX151];[.$BB151];[.$BF151])" table:style-name="ce1">
            <text:p>4,75</text:p>
          </table:table-cell>
          <table:table-cell office:value-type="float" office:value="2.4900000000000002" table:formula="of:=MEDIAN([.$C151];[.$G151];[.$K151];[.$O151];[.$S151];[.$W151];[.$AA151];[.$AE151];[.$AI151];[.$AM151];[.$AQ151];[.$AU151];[.$AY151];[.$BC151];[.$BG151])" table:style-name="ce1">
            <text:p>2,49</text:p>
          </table:table-cell>
          <table:table-cell office:value-type="float" office:value="10878" table:formula="of:=MEDIAN([.$D151];[.$H151];[.$L151];[.$P151];[.$T151];[.$X151];[.$AB151];[.$AF151];[.$AJ151];[.$AN151];[.$AR151];[.$AV151];[.$AZ151];[.$BD151];[.$BH151])" table:style-name="ce1">
            <text:p>10878</text:p>
          </table:table-cell>
          <table:table-cell office:value-type="float" office:value="5432" table:formula="of:=MEDIAN([.$E151];[.$I151];[.$M151];[.$Q151];[.$U151];[.$Y151];[.$AC151];[.$AG151];[.$AK151];[.$AO151];[.$AS151];[.$AW151];[.$BA151];[.$BE151];[.$BI151])" table:style-name="ce1">
            <text:p>5432</text:p>
          </table:table-cell>
          <table:table-cell office:value-type="float" office:value="185.42" table:formula="of:=MAX([.$B151];[.$F151];[.$J151];[.$N151];[.$R151];[.$V151];[.$Z151];[.$AD151];[.$AH151];[.$AL151];[.$AP151];[.$AT151];[.$AX151];[.$BB151];[.$BF151])" table:style-name="ce1">
            <text:p>185,42</text:p>
          </table:table-cell>
          <table:table-cell office:value-type="float" office:value="183.24" table:formula="of:=MAX([.$C151];[.$G151];[.$K151];[.$O151];[.$S151];[.$W151];[.$AA151];[.$AE151];[.$AI151];[.$AM151];[.$AQ151];[.$AU151];[.$AY151];[.$BC151];[.$BG151])" table:style-name="ce1">
            <text:p>183,24</text:p>
          </table:table-cell>
          <table:table-cell office:value-type="float" office:value="12814962" table:formula="of:=MAX([.$D151];[.$H151];[.$L151];[.$P151];[.$T151];[.$X151];[.$AB151];[.$AF151];[.$AJ151];[.$AN151];[.$AR151];[.$AV151];[.$AZ151];[.$BD151];[.$BH151])" table:style-name="ce1">
            <text:p>12814962</text:p>
          </table:table-cell>
          <table:table-cell office:value-type="float" office:value="325495" table:formula="of:=MAX([.$E151];[.$I151];[.$M151];[.$Q151];[.$U151];[.$Y151];[.$AC151];[.$AG151];[.$AK151];[.$AO151];[.$AS151];[.$AW151];[.$BA151];[.$BE151];[.$BI151])" table:style-name="ce1">
            <text:p>32549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25_w1.lp</text:p>
          </table:table-cell>
          <table:table-cell office:value-type="float" office:value="266.85000000000002" table:style-name="ce1">
            <text:p>266,85</text:p>
          </table:table-cell>
          <table:table-cell office:value-type="float" office:value="264.37" table:style-name="ce1">
            <text:p>264,37</text:p>
          </table:table-cell>
          <table:table-cell office:value-type="float" office:value="1172421" table:style-name="ce1">
            <text:p>1172421</text:p>
          </table:table-cell>
          <table:table-cell office:value-type="float" office:value="647095" table:style-name="ce1">
            <text:p>647095</text:p>
          </table:table-cell>
          <table:table-cell office:value-type="float" office:value="526.61" table:style-name="ce1">
            <text:p>526,61</text:p>
          </table:table-cell>
          <table:table-cell office:value-type="float" office:value="523.70000000000005" table:style-name="ce1">
            <text:p>523,7</text:p>
          </table:table-cell>
          <table:table-cell office:value-type="float" office:value="2191222" table:style-name="ce1">
            <text:p>2191222</text:p>
          </table:table-cell>
          <table:table-cell office:value-type="float" office:value="1186010" table:style-name="ce1">
            <text:p>1186010</text:p>
          </table:table-cell>
          <table:table-cell office:value-type="float" office:value="518.09" table:style-name="ce1">
            <text:p>518,09</text:p>
          </table:table-cell>
          <table:table-cell office:value-type="float" office:value="515.52" table:style-name="ce1">
            <text:p>515,52</text:p>
          </table:table-cell>
          <table:table-cell office:value-type="float" office:value="3770561" table:style-name="ce1">
            <text:p>3770561</text:p>
          </table:table-cell>
          <table:table-cell office:value-type="float" office:value="1236339" table:style-name="ce1">
            <text:p>1236339</text:p>
          </table:table-cell>
          <table:table-cell office:value-type="float" office:value="402.94" table:style-name="ce1">
            <text:p>402,94</text:p>
          </table:table-cell>
          <table:table-cell office:value-type="float" office:value="400.14" table:style-name="ce1">
            <text:p>400,14</text:p>
          </table:table-cell>
          <table:table-cell office:value-type="float" office:value="1641738" table:style-name="ce1">
            <text:p>1641738</text:p>
          </table:table-cell>
          <table:table-cell office:value-type="float" office:value="932988" table:style-name="ce1">
            <text:p>932988</text:p>
          </table:table-cell>
          <table:table-cell office:value-type="float" office:value="309.97000000000003" table:style-name="ce1">
            <text:p>309,97</text:p>
          </table:table-cell>
          <table:table-cell office:value-type="float" office:value="307.26" table:style-name="ce1">
            <text:p>307,26</text:p>
          </table:table-cell>
          <table:table-cell office:value-type="float" office:value="1182908" table:style-name="ce1">
            <text:p>1182908</text:p>
          </table:table-cell>
          <table:table-cell office:value-type="float" office:value="676516" table:style-name="ce1">
            <text:p>676516</text:p>
          </table:table-cell>
          <table:table-cell office:value-type="float" office:value="382.32" table:style-name="ce1">
            <text:p>382,32</text:p>
          </table:table-cell>
          <table:table-cell office:value-type="float" office:value="379.67" table:style-name="ce1">
            <text:p>379,67</text:p>
          </table:table-cell>
          <table:table-cell office:value-type="float" office:value="2950599" table:style-name="ce1">
            <text:p>2950599</text:p>
          </table:table-cell>
          <table:table-cell office:value-type="float" office:value="943497" table:style-name="ce1">
            <text:p>943497</text:p>
          </table:table-cell>
          <table:table-cell office:value-type="float" office:value="177.2" table:style-name="ce1">
            <text:p>177,2</text:p>
          </table:table-cell>
          <table:table-cell office:value-type="float" office:value="174.2" table:style-name="ce1">
            <text:p>174,2</text:p>
          </table:table-cell>
          <table:table-cell office:value-type="float" office:value="541633" table:style-name="ce2">
            <text:p>541633</text:p>
          </table:table-cell>
          <table:table-cell office:value-type="float" office:value="403976" table:style-name="ce2">
            <text:p>403976</text:p>
          </table:table-cell>
          <table:table-cell office:value-type="float" office:value="171.38" table:style-name="ce2">
            <text:p>171,38</text:p>
          </table:table-cell>
          <table:table-cell office:value-type="float" office:value="168.95" table:style-name="ce2">
            <text:p>168,95</text:p>
          </table:table-cell>
          <table:table-cell office:value-type="float" office:value="567657" table:style-name="ce1">
            <text:p>567657</text:p>
          </table:table-cell>
          <table:table-cell office:value-type="float" office:value="425087" table:style-name="ce1">
            <text:p>425087</text:p>
          </table:table-cell>
          <table:table-cell office:value-type="float" office:value="313.42" table:style-name="ce1">
            <text:p>313,42</text:p>
          </table:table-cell>
          <table:table-cell office:value-type="float" office:value="310.76" table:style-name="ce1">
            <text:p>310,76</text:p>
          </table:table-cell>
          <table:table-cell office:value-type="float" office:value="1209348" table:style-name="ce1">
            <text:p>1209348</text:p>
          </table:table-cell>
          <table:table-cell office:value-type="float" office:value="708457" table:style-name="ce1">
            <text:p>708457</text:p>
          </table:table-cell>
          <table:table-cell office:value-type="float" office:value="308.3" table:style-name="ce1">
            <text:p>308,3</text:p>
          </table:table-cell>
          <table:table-cell office:value-type="float" office:value="305.83" table:style-name="ce1">
            <text:p>305,83</text:p>
          </table:table-cell>
          <table:table-cell office:value-type="float" office:value="2146275" table:style-name="ce1">
            <text:p>2146275</text:p>
          </table:table-cell>
          <table:table-cell office:value-type="float" office:value="878157" table:style-name="ce1">
            <text:p>878157</text:p>
          </table:table-cell>
          <table:table-cell office:value-type="float" office:value="530.47" table:style-name="ce1">
            <text:p>530,47</text:p>
          </table:table-cell>
          <table:table-cell office:value-type="float" office:value="527.57000000000005" table:style-name="ce1">
            <text:p>527,57</text:p>
          </table:table-cell>
          <table:table-cell office:value-type="float" office:value="3356548" table:style-name="ce1">
            <text:p>3356548</text:p>
          </table:table-cell>
          <table:table-cell office:value-type="float" office:value="1300682" table:style-name="ce1">
            <text:p>130068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58487318" table:style-name="ce3">
            <text:p>58487318</text:p>
          </table:table-cell>
          <table:table-cell office:value-type="float" office:value="30075155" table:style-name="ce3">
            <text:p>30075155</text:p>
          </table:table-cell>
          <table:table-cell office:value-type="float" office:value="578.11" table:style-name="ce1">
            <text:p>578,11</text:p>
          </table:table-cell>
          <table:table-cell office:value-type="float" office:value="568.41999999999996" table:style-name="ce1">
            <text:p>568,42</text:p>
          </table:table-cell>
          <table:table-cell office:value-type="float" office:value="2934100" table:style-name="ce1">
            <text:p>2934100</text:p>
          </table:table-cell>
          <table:table-cell office:value-type="float" office:value="921697" table:style-name="ce1">
            <text:p>921697</text:p>
          </table:table-cell>
          <table:table-cell office:value-type="float" office:value="602.54" table:style-name="ce1">
            <text:p>602,54</text:p>
          </table:table-cell>
          <table:table-cell office:value-type="float" office:value="589.73" table:style-name="ce1">
            <text:p>589,73</text:p>
          </table:table-cell>
          <table:table-cell office:value-type="float" office:value="18598711" table:style-name="ce1">
            <text:p>18598711</text:p>
          </table:table-cell>
          <table:table-cell office:value-type="float" office:value="904464" table:style-name="ce1">
            <text:p>904464</text:p>
          </table:table-cell>
          <table:table-cell office:value-type="float" office:value="385.51" table:style-name="ce1">
            <text:p>385,51</text:p>
          </table:table-cell>
          <table:table-cell office:value-type="float" office:value="382.83" table:style-name="ce1">
            <text:p>382,83</text:p>
          </table:table-cell>
          <table:table-cell office:value-type="float" office:value="2908943" table:style-name="ce1">
            <text:p>2908943</text:p>
          </table:table-cell>
          <table:table-cell office:value-type="float" office:value="970218" table:style-name="ce1">
            <text:p>970218</text:p>
          </table:table-cell>
          <table:table-cell office:value-type="float" office:value="171.38" table:formula="of:=MIN([.$B152];[.$F152];[.$J152];[.$N152];[.$R152];[.$V152];[.$Z152];[.$AD152];[.$AH152];[.$AL152];[.$AP152];[.$AT152];[.$AX152];[.$BB152];[.$BF152])" table:style-name="ce1">
            <text:p>171,38</text:p>
          </table:table-cell>
          <table:table-cell office:value-type="float" office:value="168.95" table:formula="of:=MIN([.$C152];[.$G152];[.$K152];[.$O152];[.$S152];[.$W152];[.$AA152];[.$AE152];[.$AI152];[.$AM152];[.$AQ152];[.$AU152];[.$AY152];[.$BC152];[.$BG152])" table:style-name="ce1">
            <text:p>168,95</text:p>
          </table:table-cell>
          <table:table-cell office:value-type="float" office:value="541633" table:formula="of:=MIN([.$D152];[.$H152];[.$L152];[.$P152];[.$T152];[.$X152];[.$AB152];[.$AF152];[.$AJ152];[.$AN152];[.$AR152];[.$AV152];[.$AZ152];[.$BD152];[.$BH152])" table:style-name="ce1">
            <text:p>541633</text:p>
          </table:table-cell>
          <table:table-cell office:value-type="float" office:value="403976" table:formula="of:=MIN([.$E152];[.$I152];[.$M152];[.$Q152];[.$U152];[.$Y152];[.$AC152];[.$AG152];[.$AK152];[.$AO152];[.$AS152];[.$AW152];[.$BA152];[.$BE152];[.$BI152])" table:style-name="ce1">
            <text:p>403976</text:p>
          </table:table-cell>
          <table:table-cell office:value-type="float" office:value="385.51" table:formula="of:=MEDIAN([.$B152];[.$F152];[.$J152];[.$N152];[.$R152];[.$V152];[.$Z152];[.$AD152];[.$AH152];[.$AL152];[.$AP152];[.$AT152];[.$AX152];[.$BB152];[.$BF152])" table:style-name="ce1">
            <text:p>385,51</text:p>
          </table:table-cell>
          <table:table-cell office:value-type="float" office:value="382.83" table:formula="of:=MEDIAN([.$C152];[.$G152];[.$K152];[.$O152];[.$S152];[.$W152];[.$AA152];[.$AE152];[.$AI152];[.$AM152];[.$AQ152];[.$AU152];[.$AY152];[.$BC152];[.$BG152])" table:style-name="ce1">
            <text:p>382,83</text:p>
          </table:table-cell>
          <table:table-cell office:value-type="float" office:value="2191222" table:formula="of:=MEDIAN([.$D152];[.$H152];[.$L152];[.$P152];[.$T152];[.$X152];[.$AB152];[.$AF152];[.$AJ152];[.$AN152];[.$AR152];[.$AV152];[.$AZ152];[.$BD152];[.$BH152])" table:style-name="ce1">
            <text:p>2191222</text:p>
          </table:table-cell>
          <table:table-cell office:value-type="float" office:value="921697" table:formula="of:=MEDIAN([.$E152];[.$I152];[.$M152];[.$Q152];[.$U152];[.$Y152];[.$AC152];[.$AG152];[.$AK152];[.$AO152];[.$AS152];[.$AW152];[.$BA152];[.$BE152];[.$BI152])" table:style-name="ce1">
            <text:p>921697</text:p>
          </table:table-cell>
          <table:table-cell office:value-type="float" office:value="21600" table:formula="of:=MAX([.$B152];[.$F152];[.$J152];[.$N152];[.$R152];[.$V152];[.$Z152];[.$AD152];[.$AH152];[.$AL152];[.$AP152];[.$AT152];[.$AX152];[.$BB152];[.$BF152])" table:style-name="ce1">
            <text:p>21600</text:p>
          </table:table-cell>
          <table:table-cell office:value-type="float" office:value="21600" table:formula="of:=MAX([.$C152];[.$G152];[.$K152];[.$O152];[.$S152];[.$W152];[.$AA152];[.$AE152];[.$AI152];[.$AM152];[.$AQ152];[.$AU152];[.$AY152];[.$BC152];[.$BG152])" table:style-name="ce1">
            <text:p>21600</text:p>
          </table:table-cell>
          <table:table-cell office:value-type="float" office:value="58487318" table:formula="of:=MAX([.$D152];[.$H152];[.$L152];[.$P152];[.$T152];[.$X152];[.$AB152];[.$AF152];[.$AJ152];[.$AN152];[.$AR152];[.$AV152];[.$AZ152];[.$BD152];[.$BH152])" table:style-name="ce1">
            <text:p>58487318</text:p>
          </table:table-cell>
          <table:table-cell office:value-type="float" office:value="30075155" table:formula="of:=MAX([.$E152];[.$I152];[.$M152];[.$Q152];[.$U152];[.$Y152];[.$AC152];[.$AG152];[.$AK152];[.$AO152];[.$AS152];[.$AW152];[.$BA152];[.$BE152];[.$BI152])" table:style-name="ce1">
            <text:p>3007515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25_w5.lp</text:p>
          </table:table-cell>
          <table:table-cell office:value-type="float" office:value="6.7" table:style-name="ce1">
            <text:p>6,7</text:p>
          </table:table-cell>
          <table:table-cell office:value-type="float" office:value="3.88" table:style-name="ce1">
            <text:p>3,88</text:p>
          </table:table-cell>
          <table:table-cell office:value-type="float" office:value="26554" table:style-name="ce1">
            <text:p>26554</text:p>
          </table:table-cell>
          <table:table-cell office:value-type="float" office:value="8340" table:style-name="ce1">
            <text:p>8340</text:p>
          </table:table-cell>
          <table:table-cell office:value-type="float" office:value="31.07" table:style-name="ce1">
            <text:p>31,07</text:p>
          </table:table-cell>
          <table:table-cell office:value-type="float" office:value="28.56" table:style-name="ce1">
            <text:p>28,56</text:p>
          </table:table-cell>
          <table:table-cell office:value-type="float" office:value="108765" table:style-name="ce1">
            <text:p>108765</text:p>
          </table:table-cell>
          <table:table-cell office:value-type="float" office:value="46693" table:style-name="ce1">
            <text:p>46693</text:p>
          </table:table-cell>
          <table:table-cell office:value-type="float" office:value="15.45" table:style-name="ce1">
            <text:p>15,45</text:p>
          </table:table-cell>
          <table:table-cell office:value-type="float" office:value="13.07" table:style-name="ce1">
            <text:p>13,07</text:p>
          </table:table-cell>
          <table:table-cell office:value-type="float" office:value="142570" table:style-name="ce1">
            <text:p>142570</text:p>
          </table:table-cell>
          <table:table-cell office:value-type="float" office:value="28676" table:style-name="ce1">
            <text:p>28676</text:p>
          </table:table-cell>
          <table:table-cell office:value-type="float" office:value="10.02" table:style-name="ce1">
            <text:p>10,02</text:p>
          </table:table-cell>
          <table:table-cell office:value-type="float" office:value="7.23" table:style-name="ce1">
            <text:p>7,23</text:p>
          </table:table-cell>
          <table:table-cell office:value-type="float" office:value="54318" table:style-name="ce1">
            <text:p>54318</text:p>
          </table:table-cell>
          <table:table-cell office:value-type="float" office:value="13105" table:style-name="ce1">
            <text:p>13105</text:p>
          </table:table-cell>
          <table:table-cell office:value-type="float" office:value="26.9" table:style-name="ce1">
            <text:p>26,9</text:p>
          </table:table-cell>
          <table:table-cell office:value-type="float" office:value="24.12" table:style-name="ce1">
            <text:p>24,12</text:p>
          </table:table-cell>
          <table:table-cell office:value-type="float" office:value="71955" table:style-name="ce1">
            <text:p>71955</text:p>
          </table:table-cell>
          <table:table-cell office:value-type="float" office:value="42134" table:style-name="ce1">
            <text:p>42134</text:p>
          </table:table-cell>
          <table:table-cell office:value-type="float" office:value="3.27" table:style-name="ce2">
            <text:p>3,27</text:p>
          </table:table-cell>
          <table:table-cell office:value-type="float" office:value="0.46" table:style-name="ce2">
            <text:p>0,46</text:p>
          </table:table-cell>
          <table:table-cell office:value-type="float" office:value="5423" table:style-name="ce2">
            <text:p>5423</text:p>
          </table:table-cell>
          <table:table-cell office:value-type="float" office:value="959" table:style-name="ce2">
            <text:p>959</text:p>
          </table:table-cell>
          <table:table-cell office:value-type="float" office:value="16.96" table:style-name="ce1">
            <text:p>16,96</text:p>
          </table:table-cell>
          <table:table-cell office:value-type="float" office:value="14.4" table:style-name="ce1">
            <text:p>14,4</text:p>
          </table:table-cell>
          <table:table-cell office:value-type="float" office:value="36431" table:style-name="ce1">
            <text:p>36431</text:p>
          </table:table-cell>
          <table:table-cell office:value-type="float" office:value="27112" table:style-name="ce1">
            <text:p>27112</text:p>
          </table:table-cell>
          <table:table-cell office:value-type="float" office:value="5.61" table:style-name="ce1">
            <text:p>5,61</text:p>
          </table:table-cell>
          <table:table-cell office:value-type="float" office:value="3.04" table:style-name="ce1">
            <text:p>3,04</text:p>
          </table:table-cell>
          <table:table-cell office:value-type="float" office:value="8591" table:style-name="ce1">
            <text:p>8591</text:p>
          </table:table-cell>
          <table:table-cell office:value-type="float" office:value="5710" table:style-name="ce1">
            <text:p>5710</text:p>
          </table:table-cell>
          <table:table-cell office:value-type="float" office:value="5.05" table:style-name="ce1">
            <text:p>5,05</text:p>
          </table:table-cell>
          <table:table-cell office:value-type="float" office:value="2.41" table:style-name="ce1">
            <text:p>2,41</text:p>
          </table:table-cell>
          <table:table-cell office:value-type="float" office:value="51316" table:style-name="ce1">
            <text:p>51316</text:p>
          </table:table-cell>
          <table:table-cell office:value-type="float" office:value="6007" table:style-name="ce1">
            <text:p>6007</text:p>
          </table:table-cell>
          <table:table-cell office:value-type="float" office:value="3.78" table:style-name="ce1">
            <text:p>3,78</text:p>
          </table:table-cell>
          <table:table-cell office:value-type="float" office:value="1.03" table:style-name="ce1">
            <text:p>1,03</text:p>
          </table:table-cell>
          <table:table-cell office:value-type="float" office:value="13318" table:style-name="ce1">
            <text:p>13318</text:p>
          </table:table-cell>
          <table:table-cell office:value-type="float" office:value="2172" table:style-name="ce1">
            <text:p>2172</text:p>
          </table:table-cell>
          <table:table-cell office:value-type="float" office:value="8.1" table:style-name="ce1">
            <text:p>8,1</text:p>
          </table:table-cell>
          <table:table-cell office:value-type="float" office:value="5.5" table:style-name="ce1">
            <text:p>5,5</text:p>
          </table:table-cell>
          <table:table-cell office:value-type="float" office:value="32531" table:style-name="ce1">
            <text:p>32531</text:p>
          </table:table-cell>
          <table:table-cell office:value-type="float" office:value="12461" table:style-name="ce1">
            <text:p>12461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0.98" table:style-name="ce1">
            <text:p>30,98</text:p>
          </table:table-cell>
          <table:table-cell office:value-type="float" office:value="168417" table:style-name="ce1">
            <text:p>168417</text:p>
          </table:table-cell>
          <table:table-cell office:value-type="float" office:value="56914" table:style-name="ce1">
            <text:p>56914</text:p>
          </table:table-cell>
          <table:table-cell office:value-type="float" office:value="12.14" table:style-name="ce1">
            <text:p>12,14</text:p>
          </table:table-cell>
          <table:table-cell office:value-type="float" office:value="3.42" table:style-name="ce1">
            <text:p>3,42</text:p>
          </table:table-cell>
          <table:table-cell office:value-type="float" office:value="26883" table:style-name="ce1">
            <text:p>26883</text:p>
          </table:table-cell>
          <table:table-cell office:value-type="float" office:value="5462" table:style-name="ce1">
            <text:p>5462</text:p>
          </table:table-cell>
          <table:table-cell office:value-type="float" office:value="718.56" table:style-name="ce3">
            <text:p>718,56</text:p>
          </table:table-cell>
          <table:table-cell office:value-type="float" office:value="707.57" table:style-name="ce3">
            <text:p>707,57</text:p>
          </table:table-cell>
          <table:table-cell office:value-type="float" office:value="102527472" table:style-name="ce3">
            <text:p>102527472</text:p>
          </table:table-cell>
          <table:table-cell office:value-type="float" office:value="703187" table:style-name="ce3">
            <text:p>703187</text:p>
          </table:table-cell>
          <table:table-cell office:value-type="float" office:value="5.58" table:style-name="ce1">
            <text:p>5,58</text:p>
          </table:table-cell>
          <table:table-cell office:value-type="float" office:value="2.91" table:style-name="ce1">
            <text:p>2,91</text:p>
          </table:table-cell>
          <table:table-cell office:value-type="float" office:value="31750" table:style-name="ce1">
            <text:p>31750</text:p>
          </table:table-cell>
          <table:table-cell office:value-type="float" office:value="5860" table:style-name="ce1">
            <text:p>5860</text:p>
          </table:table-cell>
          <table:table-cell office:value-type="float" office:value="3.27" table:formula="of:=MIN([.$B153];[.$F153];[.$J153];[.$N153];[.$R153];[.$V153];[.$Z153];[.$AD153];[.$AH153];[.$AL153];[.$AP153];[.$AT153];[.$AX153];[.$BB153];[.$BF153])" table:style-name="ce1">
            <text:p>3,27</text:p>
          </table:table-cell>
          <table:table-cell office:value-type="float" office:value="0.46" table:formula="of:=MIN([.$C153];[.$G153];[.$K153];[.$O153];[.$S153];[.$W153];[.$AA153];[.$AE153];[.$AI153];[.$AM153];[.$AQ153];[.$AU153];[.$AY153];[.$BC153];[.$BG153])" table:style-name="ce1">
            <text:p>0,46</text:p>
          </table:table-cell>
          <table:table-cell office:value-type="float" office:value="5423" table:formula="of:=MIN([.$D153];[.$H153];[.$L153];[.$P153];[.$T153];[.$X153];[.$AB153];[.$AF153];[.$AJ153];[.$AN153];[.$AR153];[.$AV153];[.$AZ153];[.$BD153];[.$BH153])" table:style-name="ce1">
            <text:p>5423</text:p>
          </table:table-cell>
          <table:table-cell office:value-type="float" office:value="959" table:formula="of:=MIN([.$E153];[.$I153];[.$M153];[.$Q153];[.$U153];[.$Y153];[.$AC153];[.$AG153];[.$AK153];[.$AO153];[.$AS153];[.$AW153];[.$BA153];[.$BE153];[.$BI153])" table:style-name="ce1">
            <text:p>959</text:p>
          </table:table-cell>
          <table:table-cell office:value-type="float" office:value="10.02" table:formula="of:=MEDIAN([.$B153];[.$F153];[.$J153];[.$N153];[.$R153];[.$V153];[.$Z153];[.$AD153];[.$AH153];[.$AL153];[.$AP153];[.$AT153];[.$AX153];[.$BB153];[.$BF153])" table:style-name="ce1">
            <text:p>10,02</text:p>
          </table:table-cell>
          <table:table-cell office:value-type="float" office:value="5.5" table:formula="of:=MEDIAN([.$C153];[.$G153];[.$K153];[.$O153];[.$S153];[.$W153];[.$AA153];[.$AE153];[.$AI153];[.$AM153];[.$AQ153];[.$AU153];[.$AY153];[.$BC153];[.$BG153])" table:style-name="ce1">
            <text:p>5,5</text:p>
          </table:table-cell>
          <table:table-cell office:value-type="float" office:value="36431" table:formula="of:=MEDIAN([.$D153];[.$H153];[.$L153];[.$P153];[.$T153];[.$X153];[.$AB153];[.$AF153];[.$AJ153];[.$AN153];[.$AR153];[.$AV153];[.$AZ153];[.$BD153];[.$BH153])" table:style-name="ce1">
            <text:p>36431</text:p>
          </table:table-cell>
          <table:table-cell office:value-type="float" office:value="12461" table:formula="of:=MEDIAN([.$E153];[.$I153];[.$M153];[.$Q153];[.$U153];[.$Y153];[.$AC153];[.$AG153];[.$AK153];[.$AO153];[.$AS153];[.$AW153];[.$BA153];[.$BE153];[.$BI153])" table:style-name="ce1">
            <text:p>12461</text:p>
          </table:table-cell>
          <table:table-cell office:value-type="float" office:value="718.56" table:formula="of:=MAX([.$B153];[.$F153];[.$J153];[.$N153];[.$R153];[.$V153];[.$Z153];[.$AD153];[.$AH153];[.$AL153];[.$AP153];[.$AT153];[.$AX153];[.$BB153];[.$BF153])" table:style-name="ce1">
            <text:p>718,56</text:p>
          </table:table-cell>
          <table:table-cell office:value-type="float" office:value="707.57" table:formula="of:=MAX([.$C153];[.$G153];[.$K153];[.$O153];[.$S153];[.$W153];[.$AA153];[.$AE153];[.$AI153];[.$AM153];[.$AQ153];[.$AU153];[.$AY153];[.$BC153];[.$BG153])" table:style-name="ce1">
            <text:p>707,57</text:p>
          </table:table-cell>
          <table:table-cell office:value-type="float" office:value="102527472" table:formula="of:=MAX([.$D153];[.$H153];[.$L153];[.$P153];[.$T153];[.$X153];[.$AB153];[.$AF153];[.$AJ153];[.$AN153];[.$AR153];[.$AV153];[.$AZ153];[.$BD153];[.$BH153])" table:style-name="ce1">
            <text:p>102527472</text:p>
          </table:table-cell>
          <table:table-cell office:value-type="float" office:value="703187" table:formula="of:=MAX([.$E153];[.$I153];[.$M153];[.$Q153];[.$U153];[.$Y153];[.$AC153];[.$AG153];[.$AK153];[.$AO153];[.$AS153];[.$AW153];[.$BA153];[.$BE153];[.$BI153])" table:style-name="ce1">
            <text:p>70318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30_w1.lp</text:p>
          </table:table-cell>
          <table:table-cell office:value-type="float" office:value="203.98" table:style-name="ce1">
            <text:p>203,98</text:p>
          </table:table-cell>
          <table:table-cell office:value-type="float" office:value="201.13" table:style-name="ce1">
            <text:p>201,13</text:p>
          </table:table-cell>
          <table:table-cell office:value-type="float" office:value="1037153" table:style-name="ce1">
            <text:p>1037153</text:p>
          </table:table-cell>
          <table:table-cell office:value-type="float" office:value="407161" table:style-name="ce1">
            <text:p>407161</text:p>
          </table:table-cell>
          <table:table-cell office:value-type="float" office:value="144.71" table:style-name="ce1">
            <text:p>144,71</text:p>
          </table:table-cell>
          <table:table-cell office:value-type="float" office:value="141.53" table:style-name="ce1">
            <text:p>141,53</text:p>
          </table:table-cell>
          <table:table-cell office:value-type="float" office:value="553556" table:style-name="ce1">
            <text:p>553556</text:p>
          </table:table-cell>
          <table:table-cell office:value-type="float" office:value="299958" table:style-name="ce1">
            <text:p>299958</text:p>
          </table:table-cell>
          <table:table-cell office:value-type="float" office:value="48.31" table:style-name="ce1">
            <text:p>48,31</text:p>
          </table:table-cell>
          <table:table-cell office:value-type="float" office:value="45.56" table:style-name="ce1">
            <text:p>45,56</text:p>
          </table:table-cell>
          <table:table-cell office:value-type="float" office:value="271550" table:style-name="ce1">
            <text:p>271550</text:p>
          </table:table-cell>
          <table:table-cell office:value-type="float" office:value="121326" table:style-name="ce1">
            <text:p>121326</text:p>
          </table:table-cell>
          <table:table-cell office:value-type="float" office:value="33.96" table:style-name="ce1">
            <text:p>33,96</text:p>
          </table:table-cell>
          <table:table-cell office:value-type="float" office:value="30.77" table:style-name="ce1">
            <text:p>30,77</text:p>
          </table:table-cell>
          <table:table-cell office:value-type="float" office:value="399849" table:style-name="ce1">
            <text:p>399849</text:p>
          </table:table-cell>
          <table:table-cell office:value-type="float" office:value="82933" table:style-name="ce1">
            <text:p>82933</text:p>
          </table:table-cell>
          <table:table-cell office:value-type="float" office:value="64.510000000000005" table:style-name="ce1">
            <text:p>64,51</text:p>
          </table:table-cell>
          <table:table-cell office:value-type="float" office:value="61.33" table:style-name="ce1">
            <text:p>61,33</text:p>
          </table:table-cell>
          <table:table-cell office:value-type="float" office:value="433401" table:style-name="ce1">
            <text:p>433401</text:p>
          </table:table-cell>
          <table:table-cell office:value-type="float" office:value="150506" table:style-name="ce1">
            <text:p>150506</text:p>
          </table:table-cell>
          <table:table-cell office:value-type="float" office:value="54.14" table:style-name="ce1">
            <text:p>54,14</text:p>
          </table:table-cell>
          <table:table-cell office:value-type="float" office:value="51.28" table:style-name="ce1">
            <text:p>51,28</text:p>
          </table:table-cell>
          <table:table-cell office:value-type="float" office:value="215772" table:style-name="ce2">
            <text:p>215772</text:p>
          </table:table-cell>
          <table:table-cell office:value-type="float" office:value="128975" table:style-name="ce1">
            <text:p>128975</text:p>
          </table:table-cell>
          <table:table-cell office:value-type="float" office:value="251.68" table:style-name="ce1">
            <text:p>251,68</text:p>
          </table:table-cell>
          <table:table-cell office:value-type="float" office:value="248.29" table:style-name="ce1">
            <text:p>248,29</text:p>
          </table:table-cell>
          <table:table-cell office:value-type="float" office:value="671356" table:style-name="ce1">
            <text:p>671356</text:p>
          </table:table-cell>
          <table:table-cell office:value-type="float" office:value="460445" table:style-name="ce1">
            <text:p>460445</text:p>
          </table:table-cell>
          <table:table-cell office:value-type="float" office:value="209.18" table:style-name="ce1">
            <text:p>209,18</text:p>
          </table:table-cell>
          <table:table-cell office:value-type="float" office:value="205.89" table:style-name="ce1">
            <text:p>205,89</text:p>
          </table:table-cell>
          <table:table-cell office:value-type="float" office:value="600351" table:style-name="ce1">
            <text:p>600351</text:p>
          </table:table-cell>
          <table:table-cell office:value-type="float" office:value="401812" table:style-name="ce1">
            <text:p>401812</text:p>
          </table:table-cell>
          <table:table-cell office:value-type="float" office:value="29.15" table:style-name="ce2">
            <text:p>29,15</text:p>
          </table:table-cell>
          <table:table-cell office:value-type="float" office:value="25.99" table:style-name="ce2">
            <text:p>25,99</text:p>
          </table:table-cell>
          <table:table-cell office:value-type="float" office:value="274932" table:style-name="ce1">
            <text:p>274932</text:p>
          </table:table-cell>
          <table:table-cell office:value-type="float" office:value="71721" table:style-name="ce2">
            <text:p>71721</text:p>
          </table:table-cell>
          <table:table-cell office:value-type="float" office:value="154.19" table:style-name="ce1">
            <text:p>154,19</text:p>
          </table:table-cell>
          <table:table-cell office:value-type="float" office:value="151.06" table:style-name="ce1">
            <text:p>151,06</text:p>
          </table:table-cell>
          <table:table-cell office:value-type="float" office:value="689516" table:style-name="ce1">
            <text:p>689516</text:p>
          </table:table-cell>
          <table:table-cell office:value-type="float" office:value="367474" table:style-name="ce1">
            <text:p>367474</text:p>
          </table:table-cell>
          <table:table-cell office:value-type="float" office:value="62.78" table:style-name="ce1">
            <text:p>62,78</text:p>
          </table:table-cell>
          <table:table-cell office:value-type="float" office:value="59.97" table:style-name="ce1">
            <text:p>59,97</text:p>
          </table:table-cell>
          <table:table-cell office:value-type="float" office:value="722588" table:style-name="ce1">
            <text:p>722588</text:p>
          </table:table-cell>
          <table:table-cell office:value-type="float" office:value="185842" table:style-name="ce1">
            <text:p>185842</text:p>
          </table:table-cell>
          <table:table-cell office:value-type="float" office:value="13707.48" table:style-name="ce3">
            <text:p>13707,48</text:p>
          </table:table-cell>
          <table:table-cell office:value-type="float" office:value="13704.28" table:style-name="ce3">
            <text:p>13704,28</text:p>
          </table:table-cell>
          <table:table-cell office:value-type="float" office:value="167202884" table:style-name="ce3">
            <text:p>167202884</text:p>
          </table:table-cell>
          <table:table-cell office:value-type="float" office:value="15071949" table:style-name="ce3">
            <text:p>15071949</text:p>
          </table:table-cell>
          <table:table-cell office:value-type="float" office:value="145.08000000000001" table:style-name="ce1">
            <text:p>145,08</text:p>
          </table:table-cell>
          <table:table-cell office:value-type="float" office:value="134.77000000000001" table:style-name="ce1">
            <text:p>134,77</text:p>
          </table:table-cell>
          <table:table-cell office:value-type="float" office:value="606507" table:style-name="ce1">
            <text:p>606507</text:p>
          </table:table-cell>
          <table:table-cell office:value-type="float" office:value="194365" table:style-name="ce1">
            <text:p>194365</text:p>
          </table:table-cell>
          <table:table-cell office:value-type="float" office:value="346.76" table:style-name="ce1">
            <text:p>346,76</text:p>
          </table:table-cell>
          <table:table-cell office:value-type="float" office:value="332.32" table:style-name="ce1">
            <text:p>332,32</text:p>
          </table:table-cell>
          <table:table-cell office:value-type="float" office:value="28133683" table:style-name="ce1">
            <text:p>28133683</text:p>
          </table:table-cell>
          <table:table-cell office:value-type="float" office:value="248096" table:style-name="ce1">
            <text:p>248096</text:p>
          </table:table-cell>
          <table:table-cell office:value-type="float" office:value="116.59" table:style-name="ce1">
            <text:p>116,59</text:p>
          </table:table-cell>
          <table:table-cell office:value-type="float" office:value="113.88" table:style-name="ce1">
            <text:p>113,88</text:p>
          </table:table-cell>
          <table:table-cell office:value-type="float" office:value="1355194" table:style-name="ce1">
            <text:p>1355194</text:p>
          </table:table-cell>
          <table:table-cell office:value-type="float" office:value="318133" table:style-name="ce1">
            <text:p>318133</text:p>
          </table:table-cell>
          <table:table-cell office:value-type="float" office:value="29.15" table:formula="of:=MIN([.$B154];[.$F154];[.$J154];[.$N154];[.$R154];[.$V154];[.$Z154];[.$AD154];[.$AH154];[.$AL154];[.$AP154];[.$AT154];[.$AX154];[.$BB154];[.$BF154])" table:style-name="ce1">
            <text:p>29,15</text:p>
          </table:table-cell>
          <table:table-cell office:value-type="float" office:value="25.99" table:formula="of:=MIN([.$C154];[.$G154];[.$K154];[.$O154];[.$S154];[.$W154];[.$AA154];[.$AE154];[.$AI154];[.$AM154];[.$AQ154];[.$AU154];[.$AY154];[.$BC154];[.$BG154])" table:style-name="ce1">
            <text:p>25,99</text:p>
          </table:table-cell>
          <table:table-cell office:value-type="float" office:value="215772" table:formula="of:=MIN([.$D154];[.$H154];[.$L154];[.$P154];[.$T154];[.$X154];[.$AB154];[.$AF154];[.$AJ154];[.$AN154];[.$AR154];[.$AV154];[.$AZ154];[.$BD154];[.$BH154])" table:style-name="ce1">
            <text:p>215772</text:p>
          </table:table-cell>
          <table:table-cell office:value-type="float" office:value="71721" table:formula="of:=MIN([.$E154];[.$I154];[.$M154];[.$Q154];[.$U154];[.$Y154];[.$AC154];[.$AG154];[.$AK154];[.$AO154];[.$AS154];[.$AW154];[.$BA154];[.$BE154];[.$BI154])" table:style-name="ce1">
            <text:p>71721</text:p>
          </table:table-cell>
          <table:table-cell office:value-type="float" office:value="144.71" table:formula="of:=MEDIAN([.$B154];[.$F154];[.$J154];[.$N154];[.$R154];[.$V154];[.$Z154];[.$AD154];[.$AH154];[.$AL154];[.$AP154];[.$AT154];[.$AX154];[.$BB154];[.$BF154])" table:style-name="ce1">
            <text:p>144,71</text:p>
          </table:table-cell>
          <table:table-cell office:value-type="float" office:value="134.77000000000001" table:formula="of:=MEDIAN([.$C154];[.$G154];[.$K154];[.$O154];[.$S154];[.$W154];[.$AA154];[.$AE154];[.$AI154];[.$AM154];[.$AQ154];[.$AU154];[.$AY154];[.$BC154];[.$BG154])" table:style-name="ce1">
            <text:p>134,77</text:p>
          </table:table-cell>
          <table:table-cell office:value-type="float" office:value="606507" table:formula="of:=MEDIAN([.$D154];[.$H154];[.$L154];[.$P154];[.$T154];[.$X154];[.$AB154];[.$AF154];[.$AJ154];[.$AN154];[.$AR154];[.$AV154];[.$AZ154];[.$BD154];[.$BH154])" table:style-name="ce1">
            <text:p>606507</text:p>
          </table:table-cell>
          <table:table-cell office:value-type="float" office:value="248096" table:formula="of:=MEDIAN([.$E154];[.$I154];[.$M154];[.$Q154];[.$U154];[.$Y154];[.$AC154];[.$AG154];[.$AK154];[.$AO154];[.$AS154];[.$AW154];[.$BA154];[.$BE154];[.$BI154])" table:style-name="ce1">
            <text:p>248096</text:p>
          </table:table-cell>
          <table:table-cell office:value-type="float" office:value="13707.48" table:formula="of:=MAX([.$B154];[.$F154];[.$J154];[.$N154];[.$R154];[.$V154];[.$Z154];[.$AD154];[.$AH154];[.$AL154];[.$AP154];[.$AT154];[.$AX154];[.$BB154];[.$BF154])" table:style-name="ce1">
            <text:p>13707,48</text:p>
          </table:table-cell>
          <table:table-cell office:value-type="float" office:value="13704.28" table:formula="of:=MAX([.$C154];[.$G154];[.$K154];[.$O154];[.$S154];[.$W154];[.$AA154];[.$AE154];[.$AI154];[.$AM154];[.$AQ154];[.$AU154];[.$AY154];[.$BC154];[.$BG154])" table:style-name="ce1">
            <text:p>13704,28</text:p>
          </table:table-cell>
          <table:table-cell office:value-type="float" office:value="167202884" table:formula="of:=MAX([.$D154];[.$H154];[.$L154];[.$P154];[.$T154];[.$X154];[.$AB154];[.$AF154];[.$AJ154];[.$AN154];[.$AR154];[.$AV154];[.$AZ154];[.$BD154];[.$BH154])" table:style-name="ce1">
            <text:p>167202884</text:p>
          </table:table-cell>
          <table:table-cell office:value-type="float" office:value="15071949" table:formula="of:=MAX([.$E154];[.$I154];[.$M154];[.$Q154];[.$U154];[.$Y154];[.$AC154];[.$AG154];[.$AK154];[.$AO154];[.$AS154];[.$AW154];[.$BA154];[.$BE154];[.$BI154])" table:style-name="ce1">
            <text:p>1507194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30_w3.lp</text:p>
          </table:table-cell>
          <table:table-cell office:value-type="float" office:value="152.41" table:style-name="ce1">
            <text:p>152,41</text:p>
          </table:table-cell>
          <table:table-cell office:value-type="float" office:value="149.91999999999999" table:style-name="ce1">
            <text:p>149,92</text:p>
          </table:table-cell>
          <table:table-cell office:value-type="float" office:value="784767" table:style-name="ce1">
            <text:p>784767</text:p>
          </table:table-cell>
          <table:table-cell office:value-type="float" office:value="342048" table:style-name="ce3">
            <text:p>342048</text:p>
          </table:table-cell>
          <table:table-cell office:value-type="float" office:value="15.12" table:style-name="ce1">
            <text:p>15,12</text:p>
          </table:table-cell>
          <table:table-cell office:value-type="float" office:value="12.73" table:style-name="ce1">
            <text:p>12,73</text:p>
          </table:table-cell>
          <table:table-cell office:value-type="float" office:value="92793" table:style-name="ce1">
            <text:p>92793</text:p>
          </table:table-cell>
          <table:table-cell office:value-type="float" office:value="31413" table:style-name="ce1">
            <text:p>31413</text:p>
          </table:table-cell>
          <table:table-cell office:value-type="float" office:value="5.56" table:style-name="ce2">
            <text:p>5,56</text:p>
          </table:table-cell>
          <table:table-cell office:value-type="float" office:value="3.07" table:style-name="ce2">
            <text:p>3,07</text:p>
          </table:table-cell>
          <table:table-cell office:value-type="float" office:value="20800" table:style-name="ce2">
            <text:p>20800</text:p>
          </table:table-cell>
          <table:table-cell office:value-type="float" office:value="7427" table:style-name="ce1">
            <text:p>7427</text:p>
          </table:table-cell>
          <table:table-cell office:value-type="float" office:value="50.82" table:style-name="ce1">
            <text:p>50,82</text:p>
          </table:table-cell>
          <table:table-cell office:value-type="float" office:value="48.36" table:style-name="ce1">
            <text:p>48,36</text:p>
          </table:table-cell>
          <table:table-cell office:value-type="float" office:value="148690" table:style-name="ce1">
            <text:p>148690</text:p>
          </table:table-cell>
          <table:table-cell office:value-type="float" office:value="104568" table:style-name="ce1">
            <text:p>104568</text:p>
          </table:table-cell>
          <table:table-cell office:value-type="float" office:value="8.31" table:style-name="ce1">
            <text:p>8,31</text:p>
          </table:table-cell>
          <table:table-cell office:value-type="float" office:value="6.06" table:style-name="ce1">
            <text:p>6,06</text:p>
          </table:table-cell>
          <table:table-cell office:value-type="float" office:value="37420" table:style-name="ce1">
            <text:p>37420</text:p>
          </table:table-cell>
          <table:table-cell office:value-type="float" office:value="13168" table:style-name="ce1">
            <text:p>13168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6.7" table:style-name="ce1">
            <text:p>6,7</text:p>
          </table:table-cell>
          <table:table-cell office:value-type="float" office:value="41436" table:style-name="ce1">
            <text:p>41436</text:p>
          </table:table-cell>
          <table:table-cell office:value-type="float" office:value="15568" table:style-name="ce1">
            <text:p>15568</text:p>
          </table:table-cell>
          <table:table-cell office:value-type="float" office:value="16.91" table:style-name="ce1">
            <text:p>16,91</text:p>
          </table:table-cell>
          <table:table-cell office:value-type="float" office:value="14.73" table:style-name="ce1">
            <text:p>14,73</text:p>
          </table:table-cell>
          <table:table-cell office:value-type="float" office:value="48061" table:style-name="ce1">
            <text:p>48061</text:p>
          </table:table-cell>
          <table:table-cell office:value-type="float" office:value="31939" table:style-name="ce1">
            <text:p>31939</text:p>
          </table:table-cell>
          <table:table-cell office:value-type="float" office:value="21.54" table:style-name="ce1">
            <text:p>21,54</text:p>
          </table:table-cell>
          <table:table-cell office:value-type="float" office:value="19.05" table:style-name="ce1">
            <text:p>19,05</text:p>
          </table:table-cell>
          <table:table-cell office:value-type="float" office:value="63209" table:style-name="ce1">
            <text:p>63209</text:p>
          </table:table-cell>
          <table:table-cell office:value-type="float" office:value="42835" table:style-name="ce1">
            <text:p>42835</text:p>
          </table:table-cell>
          <table:table-cell office:value-type="float" office:value="37.9" table:style-name="ce1">
            <text:p>37,9</text:p>
          </table:table-cell>
          <table:table-cell office:value-type="float" office:value="35.659999999999997" table:style-name="ce1">
            <text:p>35,66</text:p>
          </table:table-cell>
          <table:table-cell office:value-type="float" office:value="238923" table:style-name="ce1">
            <text:p>238923</text:p>
          </table:table-cell>
          <table:table-cell office:value-type="float" office:value="94172" table:style-name="ce1">
            <text:p>94172</text:p>
          </table:table-cell>
          <table:table-cell office:value-type="float" office:value="70.88" table:style-name="ce1">
            <text:p>70,88</text:p>
          </table:table-cell>
          <table:table-cell office:value-type="float" office:value="68.53" table:style-name="ce1">
            <text:p>68,53</text:p>
          </table:table-cell>
          <table:table-cell office:value-type="float" office:value="270428" table:style-name="ce1">
            <text:p>270428</text:p>
          </table:table-cell>
          <table:table-cell office:value-type="float" office:value="149586" table:style-name="ce1">
            <text:p>149586</text:p>
          </table:table-cell>
          <table:table-cell office:value-type="float" office:value="20.16" table:style-name="ce1">
            <text:p>20,16</text:p>
          </table:table-cell>
          <table:table-cell office:value-type="float" office:value="17.62" table:style-name="ce1">
            <text:p>17,62</text:p>
          </table:table-cell>
          <table:table-cell office:value-type="float" office:value="82967" table:style-name="ce1">
            <text:p>82967</text:p>
          </table:table-cell>
          <table:table-cell office:value-type="float" office:value="36808" table:style-name="ce1">
            <text:p>36808</text:p>
          </table:table-cell>
          <table:table-cell office:value-type="float" office:value="11.94" table:style-name="ce1">
            <text:p>11,94</text:p>
          </table:table-cell>
          <table:table-cell office:value-type="float" office:value="9.48" table:style-name="ce1">
            <text:p>9,48</text:p>
          </table:table-cell>
          <table:table-cell office:value-type="float" office:value="72147" table:style-name="ce1">
            <text:p>72147</text:p>
          </table:table-cell>
          <table:table-cell office:value-type="float" office:value="27653" table:style-name="ce1">
            <text:p>27653</text:p>
          </table:table-cell>
          <table:table-cell office:value-type="float" office:value="12.81" table:style-name="ce1">
            <text:p>12,81</text:p>
          </table:table-cell>
          <table:table-cell office:value-type="float" office:value="3.7" table:style-name="ce1">
            <text:p>3,7</text:p>
          </table:table-cell>
          <table:table-cell office:value-type="float" office:value="24388" table:style-name="ce1">
            <text:p>24388</text:p>
          </table:table-cell>
          <table:table-cell office:value-type="float" office:value="5375" table:style-name="ce2">
            <text:p>5375</text:p>
          </table:table-cell>
          <table:table-cell office:value-type="float" office:value="466.99" table:style-name="ce3">
            <text:p>466,99</text:p>
          </table:table-cell>
          <table:table-cell office:value-type="float" office:value="458.51" table:style-name="ce3">
            <text:p>458,51</text:p>
          </table:table-cell>
          <table:table-cell office:value-type="float" office:value="65694250" table:style-name="ce3">
            <text:p>65694250</text:p>
          </table:table-cell>
          <table:table-cell office:value-type="float" office:value="330742" table:style-name="ce1">
            <text:p>330742</text:p>
          </table:table-cell>
          <table:table-cell office:value-type="float" office:value="70.61" table:style-name="ce1">
            <text:p>70,61</text:p>
          </table:table-cell>
          <table:table-cell office:value-type="float" office:value="68.2" table:style-name="ce1">
            <text:p>68,2</text:p>
          </table:table-cell>
          <table:table-cell office:value-type="float" office:value="378319" table:style-name="ce1">
            <text:p>378319</text:p>
          </table:table-cell>
          <table:table-cell office:value-type="float" office:value="148911" table:style-name="ce1">
            <text:p>148911</text:p>
          </table:table-cell>
          <table:table-cell office:value-type="float" office:value="5.56" table:formula="of:=MIN([.$B155];[.$F155];[.$J155];[.$N155];[.$R155];[.$V155];[.$Z155];[.$AD155];[.$AH155];[.$AL155];[.$AP155];[.$AT155];[.$AX155];[.$BB155];[.$BF155])" table:style-name="ce1">
            <text:p>5,56</text:p>
          </table:table-cell>
          <table:table-cell office:value-type="float" office:value="3.07" table:formula="of:=MIN([.$C155];[.$G155];[.$K155];[.$O155];[.$S155];[.$W155];[.$AA155];[.$AE155];[.$AI155];[.$AM155];[.$AQ155];[.$AU155];[.$AY155];[.$BC155];[.$BG155])" table:style-name="ce1">
            <text:p>3,07</text:p>
          </table:table-cell>
          <table:table-cell office:value-type="float" office:value="20800" table:formula="of:=MIN([.$D155];[.$H155];[.$L155];[.$P155];[.$T155];[.$X155];[.$AB155];[.$AF155];[.$AJ155];[.$AN155];[.$AR155];[.$AV155];[.$AZ155];[.$BD155];[.$BH155])" table:style-name="ce1">
            <text:p>20800</text:p>
          </table:table-cell>
          <table:table-cell office:value-type="float" office:value="5375" table:formula="of:=MIN([.$E155];[.$I155];[.$M155];[.$Q155];[.$U155];[.$Y155];[.$AC155];[.$AG155];[.$AK155];[.$AO155];[.$AS155];[.$AW155];[.$BA155];[.$BE155];[.$BI155])" table:style-name="ce1">
            <text:p>5375</text:p>
          </table:table-cell>
          <table:table-cell office:value-type="float" office:value="20.16" table:formula="of:=MEDIAN([.$B155];[.$F155];[.$J155];[.$N155];[.$R155];[.$V155];[.$Z155];[.$AD155];[.$AH155];[.$AL155];[.$AP155];[.$AT155];[.$AX155];[.$BB155];[.$BF155])" table:style-name="ce1">
            <text:p>20,16</text:p>
          </table:table-cell>
          <table:table-cell office:value-type="float" office:value="17.62" table:formula="of:=MEDIAN([.$C155];[.$G155];[.$K155];[.$O155];[.$S155];[.$W155];[.$AA155];[.$AE155];[.$AI155];[.$AM155];[.$AQ155];[.$AU155];[.$AY155];[.$BC155];[.$BG155])" table:style-name="ce1">
            <text:p>17,62</text:p>
          </table:table-cell>
          <table:table-cell office:value-type="float" office:value="82967" table:formula="of:=MEDIAN([.$D155];[.$H155];[.$L155];[.$P155];[.$T155];[.$X155];[.$AB155];[.$AF155];[.$AJ155];[.$AN155];[.$AR155];[.$AV155];[.$AZ155];[.$BD155];[.$BH155])" table:style-name="ce1">
            <text:p>82967</text:p>
          </table:table-cell>
          <table:table-cell office:value-type="float" office:value="36808" table:formula="of:=MEDIAN([.$E155];[.$I155];[.$M155];[.$Q155];[.$U155];[.$Y155];[.$AC155];[.$AG155];[.$AK155];[.$AO155];[.$AS155];[.$AW155];[.$BA155];[.$BE155];[.$BI155])" table:style-name="ce1">
            <text:p>36808</text:p>
          </table:table-cell>
          <table:table-cell office:value-type="float" office:value="466.99" table:formula="of:=MAX([.$B155];[.$F155];[.$J155];[.$N155];[.$R155];[.$V155];[.$Z155];[.$AD155];[.$AH155];[.$AL155];[.$AP155];[.$AT155];[.$AX155];[.$BB155];[.$BF155])" table:style-name="ce1">
            <text:p>466,99</text:p>
          </table:table-cell>
          <table:table-cell office:value-type="float" office:value="458.51" table:formula="of:=MAX([.$C155];[.$G155];[.$K155];[.$O155];[.$S155];[.$W155];[.$AA155];[.$AE155];[.$AI155];[.$AM155];[.$AQ155];[.$AU155];[.$AY155];[.$BC155];[.$BG155])" table:style-name="ce1">
            <text:p>458,51</text:p>
          </table:table-cell>
          <table:table-cell office:value-type="float" office:value="65694250" table:formula="of:=MAX([.$D155];[.$H155];[.$L155];[.$P155];[.$T155];[.$X155];[.$AB155];[.$AF155];[.$AJ155];[.$AN155];[.$AR155];[.$AV155];[.$AZ155];[.$BD155];[.$BH155])" table:style-name="ce1">
            <text:p>65694250</text:p>
          </table:table-cell>
          <table:table-cell office:value-type="float" office:value="342048" table:formula="of:=MAX([.$E155];[.$I155];[.$M155];[.$Q155];[.$U155];[.$Y155];[.$AC155];[.$AG155];[.$AK155];[.$AO155];[.$AS155];[.$AW155];[.$BA155];[.$BE155];[.$BI155])" table:style-name="ce1">
            <text:p>34204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30_w4.lp</text:p>
          </table:table-cell>
          <table:table-cell office:value-type="float" office:value="6.88" table:style-name="ce1">
            <text:p>6,88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6662" table:style-name="ce1">
            <text:p>16662</text:p>
          </table:table-cell>
          <table:table-cell office:value-type="float" office:value="5989" table:style-name="ce1">
            <text:p>5989</text:p>
          </table:table-cell>
          <table:table-cell office:value-type="float" office:value="5.8" table:style-name="ce1">
            <text:p>5,8</text:p>
          </table:table-cell>
          <table:table-cell office:value-type="float" office:value="2.91" table:style-name="ce1">
            <text:p>2,91</text:p>
          </table:table-cell>
          <table:table-cell office:value-type="float" office:value="10685" table:style-name="ce1">
            <text:p>10685</text:p>
          </table:table-cell>
          <table:table-cell office:value-type="float" office:value="3876" table:style-name="ce1">
            <text:p>3876</text:p>
          </table:table-cell>
          <table:table-cell office:value-type="float" office:value="4.5" table:style-name="ce2">
            <text:p>4,5</text:p>
          </table:table-cell>
          <table:table-cell office:value-type="float" office:value="1.4" table:style-name="ce2">
            <text:p>1,4</text:p>
          </table:table-cell>
          <table:table-cell office:value-type="float" office:value="8607" table:style-name="ce2">
            <text:p>8607</text:p>
          </table:table-cell>
          <table:table-cell office:value-type="float" office:value="2421" table:style-name="ce2">
            <text:p>2421</text:p>
          </table:table-cell>
          <table:table-cell office:value-type="float" office:value="36.75" table:style-name="ce1">
            <text:p>36,75</text:p>
          </table:table-cell>
          <table:table-cell office:value-type="float" office:value="33.72" table:style-name="ce1">
            <text:p>33,72</text:p>
          </table:table-cell>
          <table:table-cell office:value-type="float" office:value="56209" table:style-name="ce1">
            <text:p>56209</text:p>
          </table:table-cell>
          <table:table-cell office:value-type="float" office:value="40761" table:style-name="ce1">
            <text:p>40761</text:p>
          </table:table-cell>
          <table:table-cell office:value-type="float" office:value="6.38" table:style-name="ce1">
            <text:p>6,38</text:p>
          </table:table-cell>
          <table:table-cell office:value-type="float" office:value="3.5" table:style-name="ce1">
            <text:p>3,5</text:p>
          </table:table-cell>
          <table:table-cell office:value-type="float" office:value="14909" table:style-name="ce1">
            <text:p>14909</text:p>
          </table:table-cell>
          <table:table-cell office:value-type="float" office:value="4029" table:style-name="ce1">
            <text:p>4029</text:p>
          </table:table-cell>
          <table:table-cell office:value-type="float" office:value="8.83" table:style-name="ce1">
            <text:p>8,83</text:p>
          </table:table-cell>
          <table:table-cell office:value-type="float" office:value="5.73" table:style-name="ce1">
            <text:p>5,73</text:p>
          </table:table-cell>
          <table:table-cell office:value-type="float" office:value="22050" table:style-name="ce1">
            <text:p>22050</text:p>
          </table:table-cell>
          <table:table-cell office:value-type="float" office:value="7649" table:style-name="ce1">
            <text:p>7649</text:p>
          </table:table-cell>
          <table:table-cell office:value-type="float" office:value="10.95" table:style-name="ce1">
            <text:p>10,95</text:p>
          </table:table-cell>
          <table:table-cell office:value-type="float" office:value="7.93" table:style-name="ce1">
            <text:p>7,93</text:p>
          </table:table-cell>
          <table:table-cell office:value-type="float" office:value="13002" table:style-name="ce1">
            <text:p>13002</text:p>
          </table:table-cell>
          <table:table-cell office:value-type="float" office:value="9818" table:style-name="ce1">
            <text:p>9818</text:p>
          </table:table-cell>
          <table:table-cell office:value-type="float" office:value="12.49" table:style-name="ce1">
            <text:p>12,49</text:p>
          </table:table-cell>
          <table:table-cell office:value-type="float" office:value="9.41" table:style-name="ce1">
            <text:p>9,41</text:p>
          </table:table-cell>
          <table:table-cell office:value-type="float" office:value="14878" table:style-name="ce1">
            <text:p>14878</text:p>
          </table:table-cell>
          <table:table-cell office:value-type="float" office:value="10743" table:style-name="ce1">
            <text:p>10743</text:p>
          </table:table-cell>
          <table:table-cell office:value-type="float" office:value="11.09" table:style-name="ce1">
            <text:p>11,09</text:p>
          </table:table-cell>
          <table:table-cell office:value-type="float" office:value="7.95" table:style-name="ce1">
            <text:p>7,95</text:p>
          </table:table-cell>
          <table:table-cell office:value-type="float" office:value="29645" table:style-name="ce1">
            <text:p>29645</text:p>
          </table:table-cell>
          <table:table-cell office:value-type="float" office:value="8725" table:style-name="ce1">
            <text:p>8725</text:p>
          </table:table-cell>
          <table:table-cell office:value-type="float" office:value="12.34" table:style-name="ce1">
            <text:p>12,34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6203" table:style-name="ce1">
            <text:p>26203</text:p>
          </table:table-cell>
          <table:table-cell office:value-type="float" office:value="10673" table:style-name="ce1">
            <text:p>10673</text:p>
          </table:table-cell>
          <table:table-cell office:value-type="float" office:value="10.58" table:style-name="ce1">
            <text:p>10,58</text:p>
          </table:table-cell>
          <table:table-cell office:value-type="float" office:value="7.57" table:style-name="ce1">
            <text:p>7,57</text:p>
          </table:table-cell>
          <table:table-cell office:value-type="float" office:value="18457" table:style-name="ce1">
            <text:p>18457</text:p>
          </table:table-cell>
          <table:table-cell office:value-type="float" office:value="9095" table:style-name="ce1">
            <text:p>9095</text:p>
          </table:table-cell>
          <table:table-cell office:value-type="float" office:value="136.06" table:style-name="ce3">
            <text:p>136,06</text:p>
          </table:table-cell>
          <table:table-cell office:value-type="float" office:value="132.94" table:style-name="ce3">
            <text:p>132,94</text:p>
          </table:table-cell>
          <table:table-cell office:value-type="float" office:value="831023" table:style-name="ce3">
            <text:p>831023</text:p>
          </table:table-cell>
          <table:table-cell office:value-type="float" office:value="196845" table:style-name="ce3">
            <text:p>196845</text:p>
          </table:table-cell>
          <table:table-cell office:value-type="float" office:value="25.16" table:style-name="ce1">
            <text:p>25,16</text:p>
          </table:table-cell>
          <table:table-cell office:value-type="float" office:value="14.94" table:style-name="ce1">
            <text:p>14,94</text:p>
          </table:table-cell>
          <table:table-cell office:value-type="float" office:value="21846" table:style-name="ce1">
            <text:p>21846</text:p>
          </table:table-cell>
          <table:table-cell office:value-type="float" office:value="10280" table:style-name="ce1">
            <text:p>10280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7.16" table:style-name="ce1">
            <text:p>7,16</text:p>
          </table:table-cell>
          <table:table-cell office:value-type="float" office:value="259989" table:style-name="ce1">
            <text:p>259989</text:p>
          </table:table-cell>
          <table:table-cell office:value-type="float" office:value="6872" table:style-name="ce1">
            <text:p>687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4.53" table:style-name="ce1">
            <text:p>14,53</text:p>
          </table:table-cell>
          <table:table-cell office:value-type="float" office:value="53306" table:style-name="ce1">
            <text:p>53306</text:p>
          </table:table-cell>
          <table:table-cell office:value-type="float" office:value="20805" table:style-name="ce1">
            <text:p>20805</text:p>
          </table:table-cell>
          <table:table-cell office:value-type="float" office:value="4.5" table:formula="of:=MIN([.$B156];[.$F156];[.$J156];[.$N156];[.$R156];[.$V156];[.$Z156];[.$AD156];[.$AH156];[.$AL156];[.$AP156];[.$AT156];[.$AX156];[.$BB156];[.$BF156])" table:style-name="ce1">
            <text:p>4,5</text:p>
          </table:table-cell>
          <table:table-cell office:value-type="float" office:value="1.4" table:formula="of:=MIN([.$C156];[.$G156];[.$K156];[.$O156];[.$S156];[.$W156];[.$AA156];[.$AE156];[.$AI156];[.$AM156];[.$AQ156];[.$AU156];[.$AY156];[.$BC156];[.$BG156])" table:style-name="ce1">
            <text:p>1,4</text:p>
          </table:table-cell>
          <table:table-cell office:value-type="float" office:value="8607" table:formula="of:=MIN([.$D156];[.$H156];[.$L156];[.$P156];[.$T156];[.$X156];[.$AB156];[.$AF156];[.$AJ156];[.$AN156];[.$AR156];[.$AV156];[.$AZ156];[.$BD156];[.$BH156])" table:style-name="ce1">
            <text:p>8607</text:p>
          </table:table-cell>
          <table:table-cell office:value-type="float" office:value="2421" table:formula="of:=MIN([.$E156];[.$I156];[.$M156];[.$Q156];[.$U156];[.$Y156];[.$AC156];[.$AG156];[.$AK156];[.$AO156];[.$AS156];[.$AW156];[.$BA156];[.$BE156];[.$BI156])" table:style-name="ce1">
            <text:p>2421</text:p>
          </table:table-cell>
          <table:table-cell office:value-type="float" office:value="11.09" table:formula="of:=MEDIAN([.$B156];[.$F156];[.$J156];[.$N156];[.$R156];[.$V156];[.$Z156];[.$AD156];[.$AH156];[.$AL156];[.$AP156];[.$AT156];[.$AX156];[.$BB156];[.$BF156])" table:style-name="ce1">
            <text:p>11,09</text:p>
          </table:table-cell>
          <table:table-cell office:value-type="float" office:value="7.93" table:formula="of:=MEDIAN([.$C156];[.$G156];[.$K156];[.$O156];[.$S156];[.$W156];[.$AA156];[.$AE156];[.$AI156];[.$AM156];[.$AQ156];[.$AU156];[.$AY156];[.$BC156];[.$BG156])" table:style-name="ce1">
            <text:p>7,93</text:p>
          </table:table-cell>
          <table:table-cell office:value-type="float" office:value="21846" table:formula="of:=MEDIAN([.$D156];[.$H156];[.$L156];[.$P156];[.$T156];[.$X156];[.$AB156];[.$AF156];[.$AJ156];[.$AN156];[.$AR156];[.$AV156];[.$AZ156];[.$BD156];[.$BH156])" table:style-name="ce1">
            <text:p>21846</text:p>
          </table:table-cell>
          <table:table-cell office:value-type="float" office:value="9095" table:formula="of:=MEDIAN([.$E156];[.$I156];[.$M156];[.$Q156];[.$U156];[.$Y156];[.$AC156];[.$AG156];[.$AK156];[.$AO156];[.$AS156];[.$AW156];[.$BA156];[.$BE156];[.$BI156])" table:style-name="ce1">
            <text:p>9095</text:p>
          </table:table-cell>
          <table:table-cell office:value-type="float" office:value="136.06" table:formula="of:=MAX([.$B156];[.$F156];[.$J156];[.$N156];[.$R156];[.$V156];[.$Z156];[.$AD156];[.$AH156];[.$AL156];[.$AP156];[.$AT156];[.$AX156];[.$BB156];[.$BF156])" table:style-name="ce1">
            <text:p>136,06</text:p>
          </table:table-cell>
          <table:table-cell office:value-type="float" office:value="132.94" table:formula="of:=MAX([.$C156];[.$G156];[.$K156];[.$O156];[.$S156];[.$W156];[.$AA156];[.$AE156];[.$AI156];[.$AM156];[.$AQ156];[.$AU156];[.$AY156];[.$BC156];[.$BG156])" table:style-name="ce1">
            <text:p>132,94</text:p>
          </table:table-cell>
          <table:table-cell office:value-type="float" office:value="831023" table:formula="of:=MAX([.$D156];[.$H156];[.$L156];[.$P156];[.$T156];[.$X156];[.$AB156];[.$AF156];[.$AJ156];[.$AN156];[.$AR156];[.$AV156];[.$AZ156];[.$BD156];[.$BH156])" table:style-name="ce1">
            <text:p>831023</text:p>
          </table:table-cell>
          <table:table-cell office:value-type="float" office:value="196845" table:formula="of:=MAX([.$E156];[.$I156];[.$M156];[.$Q156];[.$U156];[.$Y156];[.$AC156];[.$AG156];[.$AK156];[.$AO156];[.$AS156];[.$AW156];[.$BA156];[.$BE156];[.$BI156])" table:style-name="ce1">
            <text:p>19684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30_w5.lp</text:p>
          </table:table-cell>
          <table:table-cell office:value-type="float" office:value="75.2" table:style-name="ce1">
            <text:p>75,2</text:p>
          </table:table-cell>
          <table:table-cell office:value-type="float" office:value="71.72" table:style-name="ce1">
            <text:p>71,72</text:p>
          </table:table-cell>
          <table:table-cell office:value-type="float" office:value="248034" table:style-name="ce1">
            <text:p>248034</text:p>
          </table:table-cell>
          <table:table-cell office:value-type="float" office:value="105305" table:style-name="ce1">
            <text:p>105305</text:p>
          </table:table-cell>
          <table:table-cell office:value-type="float" office:value="187.15" table:style-name="ce1">
            <text:p>187,15</text:p>
          </table:table-cell>
          <table:table-cell office:value-type="float" office:value="184.07" table:style-name="ce1">
            <text:p>184,07</text:p>
          </table:table-cell>
          <table:table-cell office:value-type="float" office:value="1916632" table:style-name="ce1">
            <text:p>1916632</text:p>
          </table:table-cell>
          <table:table-cell office:value-type="float" office:value="279283" table:style-name="ce1">
            <text:p>279283</text:p>
          </table:table-cell>
          <table:table-cell office:value-type="float" office:value="291.98" table:style-name="ce1">
            <text:p>291,98</text:p>
          </table:table-cell>
          <table:table-cell office:value-type="float" office:value="288.45999999999998" table:style-name="ce1">
            <text:p>288,46</text:p>
          </table:table-cell>
          <table:table-cell office:value-type="float" office:value="2290454" table:style-name="ce1">
            <text:p>2290454</text:p>
          </table:table-cell>
          <table:table-cell office:value-type="float" office:value="362944" table:style-name="ce1">
            <text:p>362944</text:p>
          </table:table-cell>
          <table:table-cell office:value-type="float" office:value="85.11" table:style-name="ce1">
            <text:p>85,11</text:p>
          </table:table-cell>
          <table:table-cell office:value-type="float" office:value="81.84" table:style-name="ce1">
            <text:p>81,84</text:p>
          </table:table-cell>
          <table:table-cell office:value-type="float" office:value="240673" table:style-name="ce1">
            <text:p>240673</text:p>
          </table:table-cell>
          <table:table-cell office:value-type="float" office:value="104987" table:style-name="ce1">
            <text:p>104987</text:p>
          </table:table-cell>
          <table:table-cell office:value-type="float" office:value="91.94" table:style-name="ce1">
            <text:p>91,94</text:p>
          </table:table-cell>
          <table:table-cell office:value-type="float" office:value="88.64" table:style-name="ce1">
            <text:p>88,64</text:p>
          </table:table-cell>
          <table:table-cell office:value-type="float" office:value="221430" table:style-name="ce1">
            <text:p>221430</text:p>
          </table:table-cell>
          <table:table-cell office:value-type="float" office:value="107489" table:style-name="ce1">
            <text:p>107489</text:p>
          </table:table-cell>
          <table:table-cell office:value-type="float" office:value="87.74" table:style-name="ce1">
            <text:p>87,74</text:p>
          </table:table-cell>
          <table:table-cell office:value-type="float" office:value="84.53" table:style-name="ce1">
            <text:p>84,53</text:p>
          </table:table-cell>
          <table:table-cell office:value-type="float" office:value="344351" table:style-name="ce1">
            <text:p>344351</text:p>
          </table:table-cell>
          <table:table-cell office:value-type="float" office:value="113576" table:style-name="ce1">
            <text:p>113576</text:p>
          </table:table-cell>
          <table:table-cell office:value-type="float" office:value="53" table:style-name="ce2">
            <text:p>53</text:p>
          </table:table-cell>
          <table:table-cell office:value-type="float" office:value="49.61" table:style-name="ce2">
            <text:p>49,61</text:p>
          </table:table-cell>
          <table:table-cell office:value-type="float" office:value="77832" table:style-name="ce2">
            <text:p>77832</text:p>
          </table:table-cell>
          <table:table-cell office:value-type="float" office:value="65959" table:style-name="ce2">
            <text:p>65959</text:p>
          </table:table-cell>
          <table:table-cell office:value-type="float" office:value="67.63" table:style-name="ce1">
            <text:p>67,63</text:p>
          </table:table-cell>
          <table:table-cell office:value-type="float" office:value="64.739999999999995" table:style-name="ce1">
            <text:p>64,74</text:p>
          </table:table-cell>
          <table:table-cell office:value-type="float" office:value="102486" table:style-name="ce1">
            <text:p>102486</text:p>
          </table:table-cell>
          <table:table-cell office:value-type="float" office:value="87438" table:style-name="ce1">
            <text:p>87438</text:p>
          </table:table-cell>
          <table:table-cell office:value-type="float" office:value="176.5" table:style-name="ce1">
            <text:p>176,5</text:p>
          </table:table-cell>
          <table:table-cell office:value-type="float" office:value="173.18" table:style-name="ce1">
            <text:p>173,18</text:p>
          </table:table-cell>
          <table:table-cell office:value-type="float" office:value="1557231" table:style-name="ce1">
            <text:p>1557231</text:p>
          </table:table-cell>
          <table:table-cell office:value-type="float" office:value="244332" table:style-name="ce1">
            <text:p>244332</text:p>
          </table:table-cell>
          <table:table-cell office:value-type="float" office:value="103.45" table:style-name="ce1">
            <text:p>103,45</text:p>
          </table:table-cell>
          <table:table-cell office:value-type="float" office:value="100.34" table:style-name="ce1">
            <text:p>100,34</text:p>
          </table:table-cell>
          <table:table-cell office:value-type="float" office:value="194556" table:style-name="ce1">
            <text:p>194556</text:p>
          </table:table-cell>
          <table:table-cell office:value-type="float" office:value="133732" table:style-name="ce1">
            <text:p>133732</text:p>
          </table:table-cell>
          <table:table-cell office:value-type="float" office:value="97.8" table:style-name="ce1">
            <text:p>97,8</text:p>
          </table:table-cell>
          <table:table-cell office:value-type="float" office:value="94.93" table:style-name="ce1">
            <text:p>94,93</text:p>
          </table:table-cell>
          <table:table-cell office:value-type="float" office:value="183060" table:style-name="ce1">
            <text:p>183060</text:p>
          </table:table-cell>
          <table:table-cell office:value-type="float" office:value="120977" table:style-name="ce1">
            <text:p>12097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1593384" table:style-name="ce3">
            <text:p>121593384</text:p>
          </table:table-cell>
          <table:table-cell office:value-type="float" office:value="23769957" table:style-name="ce3">
            <text:p>23769957</text:p>
          </table:table-cell>
          <table:table-cell office:value-type="float" office:value="152.06" table:style-name="ce1">
            <text:p>152,06</text:p>
          </table:table-cell>
          <table:table-cell office:value-type="float" office:value="138.55000000000001" table:style-name="ce1">
            <text:p>138,55</text:p>
          </table:table-cell>
          <table:table-cell office:value-type="float" office:value="278826" table:style-name="ce1">
            <text:p>278826</text:p>
          </table:table-cell>
          <table:table-cell office:value-type="float" office:value="110026" table:style-name="ce1">
            <text:p>110026</text:p>
          </table:table-cell>
          <table:table-cell office:value-type="float" office:value="128.41" table:style-name="ce1">
            <text:p>128,41</text:p>
          </table:table-cell>
          <table:table-cell office:value-type="float" office:value="115.32" table:style-name="ce1">
            <text:p>115,32</text:p>
          </table:table-cell>
          <table:table-cell office:value-type="float" office:value="397148" table:style-name="ce1">
            <text:p>397148</text:p>
          </table:table-cell>
          <table:table-cell office:value-type="float" office:value="146755" table:style-name="ce1">
            <text:p>146755</text:p>
          </table:table-cell>
          <table:table-cell office:value-type="float" office:value="97.66" table:style-name="ce1">
            <text:p>97,66</text:p>
          </table:table-cell>
          <table:table-cell office:value-type="float" office:value="94.24" table:style-name="ce1">
            <text:p>94,24</text:p>
          </table:table-cell>
          <table:table-cell office:value-type="float" office:value="220554" table:style-name="ce1">
            <text:p>220554</text:p>
          </table:table-cell>
          <table:table-cell office:value-type="float" office:value="115482" table:style-name="ce1">
            <text:p>115482</text:p>
          </table:table-cell>
          <table:table-cell office:value-type="float" office:value="53" table:formula="of:=MIN([.$B157];[.$F157];[.$J157];[.$N157];[.$R157];[.$V157];[.$Z157];[.$AD157];[.$AH157];[.$AL157];[.$AP157];[.$AT157];[.$AX157];[.$BB157];[.$BF157])" table:style-name="ce1">
            <text:p>53</text:p>
          </table:table-cell>
          <table:table-cell office:value-type="float" office:value="49.61" table:formula="of:=MIN([.$C157];[.$G157];[.$K157];[.$O157];[.$S157];[.$W157];[.$AA157];[.$AE157];[.$AI157];[.$AM157];[.$AQ157];[.$AU157];[.$AY157];[.$BC157];[.$BG157])" table:style-name="ce1">
            <text:p>49,61</text:p>
          </table:table-cell>
          <table:table-cell office:value-type="float" office:value="77832" table:formula="of:=MIN([.$D157];[.$H157];[.$L157];[.$P157];[.$T157];[.$X157];[.$AB157];[.$AF157];[.$AJ157];[.$AN157];[.$AR157];[.$AV157];[.$AZ157];[.$BD157];[.$BH157])" table:style-name="ce1">
            <text:p>77832</text:p>
          </table:table-cell>
          <table:table-cell office:value-type="float" office:value="65959" table:formula="of:=MIN([.$E157];[.$I157];[.$M157];[.$Q157];[.$U157];[.$Y157];[.$AC157];[.$AG157];[.$AK157];[.$AO157];[.$AS157];[.$AW157];[.$BA157];[.$BE157];[.$BI157])" table:style-name="ce1">
            <text:p>65959</text:p>
          </table:table-cell>
          <table:table-cell office:value-type="float" office:value="97.8" table:formula="of:=MEDIAN([.$B157];[.$F157];[.$J157];[.$N157];[.$R157];[.$V157];[.$Z157];[.$AD157];[.$AH157];[.$AL157];[.$AP157];[.$AT157];[.$AX157];[.$BB157];[.$BF157])" table:style-name="ce1">
            <text:p>97,8</text:p>
          </table:table-cell>
          <table:table-cell office:value-type="float" office:value="94.93" table:formula="of:=MEDIAN([.$C157];[.$G157];[.$K157];[.$O157];[.$S157];[.$W157];[.$AA157];[.$AE157];[.$AI157];[.$AM157];[.$AQ157];[.$AU157];[.$AY157];[.$BC157];[.$BG157])" table:style-name="ce1">
            <text:p>94,93</text:p>
          </table:table-cell>
          <table:table-cell office:value-type="float" office:value="248034" table:formula="of:=MEDIAN([.$D157];[.$H157];[.$L157];[.$P157];[.$T157];[.$X157];[.$AB157];[.$AF157];[.$AJ157];[.$AN157];[.$AR157];[.$AV157];[.$AZ157];[.$BD157];[.$BH157])" table:style-name="ce1">
            <text:p>248034</text:p>
          </table:table-cell>
          <table:table-cell office:value-type="float" office:value="115482" table:formula="of:=MEDIAN([.$E157];[.$I157];[.$M157];[.$Q157];[.$U157];[.$Y157];[.$AC157];[.$AG157];[.$AK157];[.$AO157];[.$AS157];[.$AW157];[.$BA157];[.$BE157];[.$BI157])" table:style-name="ce1">
            <text:p>115482</text:p>
          </table:table-cell>
          <table:table-cell office:value-type="float" office:value="21600" table:formula="of:=MAX([.$B157];[.$F157];[.$J157];[.$N157];[.$R157];[.$V157];[.$Z157];[.$AD157];[.$AH157];[.$AL157];[.$AP157];[.$AT157];[.$AX157];[.$BB157];[.$BF157])" table:style-name="ce1">
            <text:p>21600</text:p>
          </table:table-cell>
          <table:table-cell office:value-type="float" office:value="21600" table:formula="of:=MAX([.$C157];[.$G157];[.$K157];[.$O157];[.$S157];[.$W157];[.$AA157];[.$AE157];[.$AI157];[.$AM157];[.$AQ157];[.$AU157];[.$AY157];[.$BC157];[.$BG157])" table:style-name="ce1">
            <text:p>21600</text:p>
          </table:table-cell>
          <table:table-cell office:value-type="float" office:value="121593384" table:formula="of:=MAX([.$D157];[.$H157];[.$L157];[.$P157];[.$T157];[.$X157];[.$AB157];[.$AF157];[.$AJ157];[.$AN157];[.$AR157];[.$AV157];[.$AZ157];[.$BD157];[.$BH157])" table:style-name="ce1">
            <text:p>121593384</text:p>
          </table:table-cell>
          <table:table-cell office:value-type="float" office:value="23769957" table:formula="of:=MAX([.$E157];[.$I157];[.$M157];[.$Q157];[.$U157];[.$Y157];[.$AC157];[.$AG157];[.$AK157];[.$AO157];[.$AS157];[.$AW157];[.$BA157];[.$BE157];[.$BI157])" table:style-name="ce1">
            <text:p>2376995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35_w3.lp</text:p>
          </table:table-cell>
          <table:table-cell office:value-type="float" office:value="29.73" table:style-name="ce1">
            <text:p>29,73</text:p>
          </table:table-cell>
          <table:table-cell office:value-type="float" office:value="27.08" table:style-name="ce1">
            <text:p>27,08</text:p>
          </table:table-cell>
          <table:table-cell office:value-type="float" office:value="381734" table:style-name="ce1">
            <text:p>381734</text:p>
          </table:table-cell>
          <table:table-cell office:value-type="float" office:value="67853" table:style-name="ce1">
            <text:p>67853</text:p>
          </table:table-cell>
          <table:table-cell office:value-type="float" office:value="53.84" table:style-name="ce1">
            <text:p>53,84</text:p>
          </table:table-cell>
          <table:table-cell office:value-type="float" office:value="51.02" table:style-name="ce1">
            <text:p>51,02</text:p>
          </table:table-cell>
          <table:table-cell office:value-type="float" office:value="607443" table:style-name="ce1">
            <text:p>607443</text:p>
          </table:table-cell>
          <table:table-cell office:value-type="float" office:value="124679" table:style-name="ce1">
            <text:p>124679</text:p>
          </table:table-cell>
          <table:table-cell office:value-type="float" office:value="25.45" table:style-name="ce1">
            <text:p>25,45</text:p>
          </table:table-cell>
          <table:table-cell office:value-type="float" office:value="22.5" table:style-name="ce1">
            <text:p>22,5</text:p>
          </table:table-cell>
          <table:table-cell office:value-type="float" office:value="302638" table:style-name="ce1">
            <text:p>302638</text:p>
          </table:table-cell>
          <table:table-cell office:value-type="float" office:value="53385" table:style-name="ce1">
            <text:p>53385</text:p>
          </table:table-cell>
          <table:table-cell office:value-type="float" office:value="70.2" table:style-name="ce1">
            <text:p>70,2</text:p>
          </table:table-cell>
          <table:table-cell office:value-type="float" office:value="67.28" table:style-name="ce1">
            <text:p>67,28</text:p>
          </table:table-cell>
          <table:table-cell office:value-type="float" office:value="822782" table:style-name="ce1">
            <text:p>822782</text:p>
          </table:table-cell>
          <table:table-cell office:value-type="float" office:value="152039" table:style-name="ce1">
            <text:p>152039</text:p>
          </table:table-cell>
          <table:table-cell office:value-type="float" office:value="166.17" table:style-name="ce1">
            <text:p>166,17</text:p>
          </table:table-cell>
          <table:table-cell office:value-type="float" office:value="163.54" table:style-name="ce1">
            <text:p>163,54</text:p>
          </table:table-cell>
          <table:table-cell office:value-type="float" office:value="2005507" table:style-name="ce1">
            <text:p>2005507</text:p>
          </table:table-cell>
          <table:table-cell office:value-type="float" office:value="399809" table:style-name="ce1">
            <text:p>399809</text:p>
          </table:table-cell>
          <table:table-cell office:value-type="float" office:value="37.090000000000003" table:style-name="ce1">
            <text:p>37,09</text:p>
          </table:table-cell>
          <table:table-cell office:value-type="float" office:value="34.19" table:style-name="ce1">
            <text:p>34,19</text:p>
          </table:table-cell>
          <table:table-cell office:value-type="float" office:value="434756" table:style-name="ce1">
            <text:p>434756</text:p>
          </table:table-cell>
          <table:table-cell office:value-type="float" office:value="85152" table:style-name="ce1">
            <text:p>85152</text:p>
          </table:table-cell>
          <table:table-cell office:value-type="float" office:value="86.23" table:style-name="ce1">
            <text:p>86,23</text:p>
          </table:table-cell>
          <table:table-cell office:value-type="float" office:value="83.29" table:style-name="ce1">
            <text:p>83,29</text:p>
          </table:table-cell>
          <table:table-cell office:value-type="float" office:value="284920" table:style-name="ce1">
            <text:p>284920</text:p>
          </table:table-cell>
          <table:table-cell office:value-type="float" office:value="190695" table:style-name="ce1">
            <text:p>190695</text:p>
          </table:table-cell>
          <table:table-cell office:value-type="float" office:value="255.8" table:style-name="ce1">
            <text:p>255,8</text:p>
          </table:table-cell>
          <table:table-cell office:value-type="float" office:value="252.67" table:style-name="ce1">
            <text:p>252,67</text:p>
          </table:table-cell>
          <table:table-cell office:value-type="float" office:value="712813" table:style-name="ce1">
            <text:p>712813</text:p>
          </table:table-cell>
          <table:table-cell office:value-type="float" office:value="507198" table:style-name="ce1">
            <text:p>507198</text:p>
          </table:table-cell>
          <table:table-cell office:value-type="float" office:value="505.73" table:style-name="ce1">
            <text:p>505,73</text:p>
          </table:table-cell>
          <table:table-cell office:value-type="float" office:value="502.86" table:style-name="ce1">
            <text:p>502,86</text:p>
          </table:table-cell>
          <table:table-cell office:value-type="float" office:value="1738195" table:style-name="ce1">
            <text:p>1738195</text:p>
          </table:table-cell>
          <table:table-cell office:value-type="float" office:value="1161683" table:style-name="ce1">
            <text:p>1161683</text:p>
          </table:table-cell>
          <table:table-cell office:value-type="float" office:value="137.33000000000001" table:style-name="ce1">
            <text:p>137,33</text:p>
          </table:table-cell>
          <table:table-cell office:value-type="float" office:value="134.25" table:style-name="ce1">
            <text:p>134,25</text:p>
          </table:table-cell>
          <table:table-cell office:value-type="float" office:value="623616" table:style-name="ce1">
            <text:p>623616</text:p>
          </table:table-cell>
          <table:table-cell office:value-type="float" office:value="342588" table:style-name="ce1">
            <text:p>342588</text:p>
          </table:table-cell>
          <table:table-cell office:value-type="float" office:value="53" table:style-name="ce1">
            <text:p>53</text:p>
          </table:table-cell>
          <table:table-cell office:value-type="float" office:value="50.06" table:style-name="ce1">
            <text:p>50,06</text:p>
          </table:table-cell>
          <table:table-cell office:value-type="float" office:value="527436" table:style-name="ce1">
            <text:p>527436</text:p>
          </table:table-cell>
          <table:table-cell office:value-type="float" office:value="116026" table:style-name="ce1">
            <text:p>116026</text:p>
          </table:table-cell>
          <table:table-cell office:value-type="float" office:value="1152.72" table:style-name="ce3">
            <text:p>1152,72</text:p>
          </table:table-cell>
          <table:table-cell office:value-type="float" office:value="1149.6400000000001" table:style-name="ce3">
            <text:p>1149,64</text:p>
          </table:table-cell>
          <table:table-cell office:value-type="float" office:value="5284132" table:style-name="ce1">
            <text:p>5284132</text:p>
          </table:table-cell>
          <table:table-cell office:value-type="float" office:value="2478574" table:style-name="ce3">
            <text:p>2478574</text:p>
          </table:table-cell>
          <table:table-cell office:value-type="float" office:value="193.62" table:style-name="ce1">
            <text:p>193,62</text:p>
          </table:table-cell>
          <table:table-cell office:value-type="float" office:value="182.73" table:style-name="ce1">
            <text:p>182,73</text:p>
          </table:table-cell>
          <table:table-cell office:value-type="float" office:value="1375612" table:style-name="ce1">
            <text:p>1375612</text:p>
          </table:table-cell>
          <table:table-cell office:value-type="float" office:value="261251" table:style-name="ce1">
            <text:p>261251</text:p>
          </table:table-cell>
          <table:table-cell office:value-type="float" office:value="932.11" table:style-name="ce1">
            <text:p>932,11</text:p>
          </table:table-cell>
          <table:table-cell office:value-type="float" office:value="920.32" table:style-name="ce1">
            <text:p>920,32</text:p>
          </table:table-cell>
          <table:table-cell office:value-type="float" office:value="112694512" table:style-name="ce3">
            <text:p>112694512</text:p>
          </table:table-cell>
          <table:table-cell office:value-type="float" office:value="722765" table:style-name="ce1">
            <text:p>722765</text:p>
          </table:table-cell>
          <table:table-cell office:value-type="float" office:value="13.72" table:style-name="ce2">
            <text:p>13,72</text:p>
          </table:table-cell>
          <table:table-cell office:value-type="float" office:value="10.64" table:style-name="ce2">
            <text:p>10,64</text:p>
          </table:table-cell>
          <table:table-cell office:value-type="float" office:value="57129" table:style-name="ce2">
            <text:p>57129</text:p>
          </table:table-cell>
          <table:table-cell office:value-type="float" office:value="23371" table:style-name="ce2">
            <text:p>23371</text:p>
          </table:table-cell>
          <table:table-cell office:value-type="float" office:value="13.72" table:formula="of:=MIN([.$B158];[.$F158];[.$J158];[.$N158];[.$R158];[.$V158];[.$Z158];[.$AD158];[.$AH158];[.$AL158];[.$AP158];[.$AT158];[.$AX158];[.$BB158];[.$BF158])" table:style-name="ce1">
            <text:p>13,72</text:p>
          </table:table-cell>
          <table:table-cell office:value-type="float" office:value="10.64" table:formula="of:=MIN([.$C158];[.$G158];[.$K158];[.$O158];[.$S158];[.$W158];[.$AA158];[.$AE158];[.$AI158];[.$AM158];[.$AQ158];[.$AU158];[.$AY158];[.$BC158];[.$BG158])" table:style-name="ce1">
            <text:p>10,64</text:p>
          </table:table-cell>
          <table:table-cell office:value-type="float" office:value="57129" table:formula="of:=MIN([.$D158];[.$H158];[.$L158];[.$P158];[.$T158];[.$X158];[.$AB158];[.$AF158];[.$AJ158];[.$AN158];[.$AR158];[.$AV158];[.$AZ158];[.$BD158];[.$BH158])" table:style-name="ce1">
            <text:p>57129</text:p>
          </table:table-cell>
          <table:table-cell office:value-type="float" office:value="23371" table:formula="of:=MIN([.$E158];[.$I158];[.$M158];[.$Q158];[.$U158];[.$Y158];[.$AC158];[.$AG158];[.$AK158];[.$AO158];[.$AS158];[.$AW158];[.$BA158];[.$BE158];[.$BI158])" table:style-name="ce1">
            <text:p>23371</text:p>
          </table:table-cell>
          <table:table-cell office:value-type="float" office:value="86.23" table:formula="of:=MEDIAN([.$B158];[.$F158];[.$J158];[.$N158];[.$R158];[.$V158];[.$Z158];[.$AD158];[.$AH158];[.$AL158];[.$AP158];[.$AT158];[.$AX158];[.$BB158];[.$BF158])" table:style-name="ce1">
            <text:p>86,23</text:p>
          </table:table-cell>
          <table:table-cell office:value-type="float" office:value="83.29" table:formula="of:=MEDIAN([.$C158];[.$G158];[.$K158];[.$O158];[.$S158];[.$W158];[.$AA158];[.$AE158];[.$AI158];[.$AM158];[.$AQ158];[.$AU158];[.$AY158];[.$BC158];[.$BG158])" table:style-name="ce1">
            <text:p>83,29</text:p>
          </table:table-cell>
          <table:table-cell office:value-type="float" office:value="623616" table:formula="of:=MEDIAN([.$D158];[.$H158];[.$L158];[.$P158];[.$T158];[.$X158];[.$AB158];[.$AF158];[.$AJ158];[.$AN158];[.$AR158];[.$AV158];[.$AZ158];[.$BD158];[.$BH158])" table:style-name="ce1">
            <text:p>623616</text:p>
          </table:table-cell>
          <table:table-cell office:value-type="float" office:value="190695" table:formula="of:=MEDIAN([.$E158];[.$I158];[.$M158];[.$Q158];[.$U158];[.$Y158];[.$AC158];[.$AG158];[.$AK158];[.$AO158];[.$AS158];[.$AW158];[.$BA158];[.$BE158];[.$BI158])" table:style-name="ce1">
            <text:p>190695</text:p>
          </table:table-cell>
          <table:table-cell office:value-type="float" office:value="1152.72" table:formula="of:=MAX([.$B158];[.$F158];[.$J158];[.$N158];[.$R158];[.$V158];[.$Z158];[.$AD158];[.$AH158];[.$AL158];[.$AP158];[.$AT158];[.$AX158];[.$BB158];[.$BF158])" table:style-name="ce1">
            <text:p>1152,72</text:p>
          </table:table-cell>
          <table:table-cell office:value-type="float" office:value="1149.6400000000001" table:formula="of:=MAX([.$C158];[.$G158];[.$K158];[.$O158];[.$S158];[.$W158];[.$AA158];[.$AE158];[.$AI158];[.$AM158];[.$AQ158];[.$AU158];[.$AY158];[.$BC158];[.$BG158])" table:style-name="ce1">
            <text:p>1149,64</text:p>
          </table:table-cell>
          <table:table-cell office:value-type="float" office:value="112694512" table:formula="of:=MAX([.$D158];[.$H158];[.$L158];[.$P158];[.$T158];[.$X158];[.$AB158];[.$AF158];[.$AJ158];[.$AN158];[.$AR158];[.$AV158];[.$AZ158];[.$BD158];[.$BH158])" table:style-name="ce1">
            <text:p>112694512</text:p>
          </table:table-cell>
          <table:table-cell office:value-type="float" office:value="2478574" table:formula="of:=MAX([.$E158];[.$I158];[.$M158];[.$Q158];[.$U158];[.$Y158];[.$AC158];[.$AG158];[.$AK158];[.$AO158];[.$AS158];[.$AW158];[.$BA158];[.$BE158];[.$BI158])" table:style-name="ce1">
            <text:p>247857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35_w4.lp</text:p>
          </table:table-cell>
          <table:table-cell office:value-type="float" office:value="101.51" table:style-name="ce1">
            <text:p>101,51</text:p>
          </table:table-cell>
          <table:table-cell office:value-type="float" office:value="98.12" table:style-name="ce1">
            <text:p>98,12</text:p>
          </table:table-cell>
          <table:table-cell office:value-type="float" office:value="728643" table:style-name="ce1">
            <text:p>728643</text:p>
          </table:table-cell>
          <table:table-cell office:value-type="float" office:value="129759" table:style-name="ce1">
            <text:p>129759</text:p>
          </table:table-cell>
          <table:table-cell office:value-type="float" office:value="120.68" table:style-name="ce1">
            <text:p>120,68</text:p>
          </table:table-cell>
          <table:table-cell office:value-type="float" office:value="116.77" table:style-name="ce1">
            <text:p>116,77</text:p>
          </table:table-cell>
          <table:table-cell office:value-type="float" office:value="336565" table:style-name="ce1">
            <text:p>336565</text:p>
          </table:table-cell>
          <table:table-cell office:value-type="float" office:value="136149" table:style-name="ce1">
            <text:p>136149</text:p>
          </table:table-cell>
          <table:table-cell office:value-type="float" office:value="11.14" table:style-name="ce2">
            <text:p>11,14</text:p>
          </table:table-cell>
          <table:table-cell office:value-type="float" office:value="7.15" table:style-name="ce2">
            <text:p>7,15</text:p>
          </table:table-cell>
          <table:table-cell office:value-type="float" office:value="95894" table:style-name="ce1">
            <text:p>95894</text:p>
          </table:table-cell>
          <table:table-cell office:value-type="float" office:value="10817" table:style-name="ce2">
            <text:p>10817</text:p>
          </table:table-cell>
          <table:table-cell office:value-type="float" office:value="37.72" table:style-name="ce1">
            <text:p>37,72</text:p>
          </table:table-cell>
          <table:table-cell office:value-type="float" office:value="33.83" table:style-name="ce1">
            <text:p>33,83</text:p>
          </table:table-cell>
          <table:table-cell office:value-type="float" office:value="104221" table:style-name="ce1">
            <text:p>104221</text:p>
          </table:table-cell>
          <table:table-cell office:value-type="float" office:value="45767" table:style-name="ce1">
            <text:p>45767</text:p>
          </table:table-cell>
          <table:table-cell office:value-type="float" office:value="20.6" table:style-name="ce1">
            <text:p>20,6</text:p>
          </table:table-cell>
          <table:table-cell office:value-type="float" office:value="17.13" table:style-name="ce1">
            <text:p>17,13</text:p>
          </table:table-cell>
          <table:table-cell office:value-type="float" office:value="54844" table:style-name="ce2">
            <text:p>54844</text:p>
          </table:table-cell>
          <table:table-cell office:value-type="float" office:value="22721" table:style-name="ce1">
            <text:p>22721</text:p>
          </table:table-cell>
          <table:table-cell office:value-type="float" office:value="32.71" table:style-name="ce1">
            <text:p>32,71</text:p>
          </table:table-cell>
          <table:table-cell office:value-type="float" office:value="29.29" table:style-name="ce1">
            <text:p>29,29</text:p>
          </table:table-cell>
          <table:table-cell office:value-type="float" office:value="102207" table:style-name="ce1">
            <text:p>102207</text:p>
          </table:table-cell>
          <table:table-cell office:value-type="float" office:value="43599" table:style-name="ce1">
            <text:p>43599</text:p>
          </table:table-cell>
          <table:table-cell office:value-type="float" office:value="64.849999999999994" table:style-name="ce1">
            <text:p>64,85</text:p>
          </table:table-cell>
          <table:table-cell office:value-type="float" office:value="60.8" table:style-name="ce1">
            <text:p>60,8</text:p>
          </table:table-cell>
          <table:table-cell office:value-type="float" office:value="109867" table:style-name="ce1">
            <text:p>109867</text:p>
          </table:table-cell>
          <table:table-cell office:value-type="float" office:value="70101" table:style-name="ce1">
            <text:p>70101</text:p>
          </table:table-cell>
          <table:table-cell office:value-type="float" office:value="44.13" table:style-name="ce1">
            <text:p>44,13</text:p>
          </table:table-cell>
          <table:table-cell office:value-type="float" office:value="40.57" table:style-name="ce1">
            <text:p>40,57</text:p>
          </table:table-cell>
          <table:table-cell office:value-type="float" office:value="83825" table:style-name="ce1">
            <text:p>83825</text:p>
          </table:table-cell>
          <table:table-cell office:value-type="float" office:value="51537" table:style-name="ce1">
            <text:p>51537</text:p>
          </table:table-cell>
          <table:table-cell office:value-type="float" office:value="162.82" table:style-name="ce1">
            <text:p>162,82</text:p>
          </table:table-cell>
          <table:table-cell office:value-type="float" office:value="159.09" table:style-name="ce1">
            <text:p>159,09</text:p>
          </table:table-cell>
          <table:table-cell office:value-type="float" office:value="431384" table:style-name="ce1">
            <text:p>431384</text:p>
          </table:table-cell>
          <table:table-cell office:value-type="float" office:value="212430" table:style-name="ce1">
            <text:p>212430</text:p>
          </table:table-cell>
          <table:table-cell office:value-type="float" office:value="27.24" table:style-name="ce1">
            <text:p>27,24</text:p>
          </table:table-cell>
          <table:table-cell office:value-type="float" office:value="23.59" table:style-name="ce1">
            <text:p>23,59</text:p>
          </table:table-cell>
          <table:table-cell office:value-type="float" office:value="77398" table:style-name="ce1">
            <text:p>77398</text:p>
          </table:table-cell>
          <table:table-cell office:value-type="float" office:value="30723" table:style-name="ce1">
            <text:p>30723</text:p>
          </table:table-cell>
          <table:table-cell office:value-type="float" office:value="62.91" table:style-name="ce1">
            <text:p>62,91</text:p>
          </table:table-cell>
          <table:table-cell office:value-type="float" office:value="59.49" table:style-name="ce1">
            <text:p>59,49</text:p>
          </table:table-cell>
          <table:table-cell office:value-type="float" office:value="255799" table:style-name="ce1">
            <text:p>255799</text:p>
          </table:table-cell>
          <table:table-cell office:value-type="float" office:value="86429" table:style-name="ce1">
            <text:p>86429</text:p>
          </table:table-cell>
          <table:table-cell office:value-type="float" office:value="118.99" table:style-name="ce1">
            <text:p>118,99</text:p>
          </table:table-cell>
          <table:table-cell office:value-type="float" office:value="115.24" table:style-name="ce1">
            <text:p>115,24</text:p>
          </table:table-cell>
          <table:table-cell office:value-type="float" office:value="253988" table:style-name="ce1">
            <text:p>253988</text:p>
          </table:table-cell>
          <table:table-cell office:value-type="float" office:value="152648" table:style-name="ce1">
            <text:p>152648</text:p>
          </table:table-cell>
          <table:table-cell office:value-type="float" office:value="40.53" table:style-name="ce1">
            <text:p>40,53</text:p>
          </table:table-cell>
          <table:table-cell office:value-type="float" office:value="27.04" table:style-name="ce1">
            <text:p>27,04</text:p>
          </table:table-cell>
          <table:table-cell office:value-type="float" office:value="117174" table:style-name="ce1">
            <text:p>117174</text:p>
          </table:table-cell>
          <table:table-cell office:value-type="float" office:value="23247" table:style-name="ce1">
            <text:p>23247</text:p>
          </table:table-cell>
          <table:table-cell office:value-type="float" office:value="1277.27" table:style-name="ce3">
            <text:p>1277,27</text:p>
          </table:table-cell>
          <table:table-cell office:value-type="float" office:value="1261.77" table:style-name="ce3">
            <text:p>1261,77</text:p>
          </table:table-cell>
          <table:table-cell office:value-type="float" office:value="171890952" table:style-name="ce3">
            <text:p>171890952</text:p>
          </table:table-cell>
          <table:table-cell office:value-type="float" office:value="511463" table:style-name="ce3">
            <text:p>511463</text:p>
          </table:table-cell>
          <table:table-cell office:value-type="float" office:value="140.29" table:style-name="ce1">
            <text:p>140,29</text:p>
          </table:table-cell>
          <table:table-cell office:value-type="float" office:value="136.9" table:style-name="ce1">
            <text:p>136,9</text:p>
          </table:table-cell>
          <table:table-cell office:value-type="float" office:value="341992" table:style-name="ce1">
            <text:p>341992</text:p>
          </table:table-cell>
          <table:table-cell office:value-type="float" office:value="185276" table:style-name="ce1">
            <text:p>185276</text:p>
          </table:table-cell>
          <table:table-cell office:value-type="float" office:value="11.14" table:formula="of:=MIN([.$B159];[.$F159];[.$J159];[.$N159];[.$R159];[.$V159];[.$Z159];[.$AD159];[.$AH159];[.$AL159];[.$AP159];[.$AT159];[.$AX159];[.$BB159];[.$BF159])" table:style-name="ce1">
            <text:p>11,14</text:p>
          </table:table-cell>
          <table:table-cell office:value-type="float" office:value="7.15" table:formula="of:=MIN([.$C159];[.$G159];[.$K159];[.$O159];[.$S159];[.$W159];[.$AA159];[.$AE159];[.$AI159];[.$AM159];[.$AQ159];[.$AU159];[.$AY159];[.$BC159];[.$BG159])" table:style-name="ce1">
            <text:p>7,15</text:p>
          </table:table-cell>
          <table:table-cell office:value-type="float" office:value="54844" table:formula="of:=MIN([.$D159];[.$H159];[.$L159];[.$P159];[.$T159];[.$X159];[.$AB159];[.$AF159];[.$AJ159];[.$AN159];[.$AR159];[.$AV159];[.$AZ159];[.$BD159];[.$BH159])" table:style-name="ce1">
            <text:p>54844</text:p>
          </table:table-cell>
          <table:table-cell office:value-type="float" office:value="10817" table:formula="of:=MIN([.$E159];[.$I159];[.$M159];[.$Q159];[.$U159];[.$Y159];[.$AC159];[.$AG159];[.$AK159];[.$AO159];[.$AS159];[.$AW159];[.$BA159];[.$BE159];[.$BI159])" table:style-name="ce1">
            <text:p>10817</text:p>
          </table:table-cell>
          <table:table-cell office:value-type="float" office:value="62.91" table:formula="of:=MEDIAN([.$B159];[.$F159];[.$J159];[.$N159];[.$R159];[.$V159];[.$Z159];[.$AD159];[.$AH159];[.$AL159];[.$AP159];[.$AT159];[.$AX159];[.$BB159];[.$BF159])" table:style-name="ce1">
            <text:p>62,91</text:p>
          </table:table-cell>
          <table:table-cell office:value-type="float" office:value="59.49" table:formula="of:=MEDIAN([.$C159];[.$G159];[.$K159];[.$O159];[.$S159];[.$W159];[.$AA159];[.$AE159];[.$AI159];[.$AM159];[.$AQ159];[.$AU159];[.$AY159];[.$BC159];[.$BG159])" table:style-name="ce1">
            <text:p>59,49</text:p>
          </table:table-cell>
          <table:table-cell office:value-type="float" office:value="117174" table:formula="of:=MEDIAN([.$D159];[.$H159];[.$L159];[.$P159];[.$T159];[.$X159];[.$AB159];[.$AF159];[.$AJ159];[.$AN159];[.$AR159];[.$AV159];[.$AZ159];[.$BD159];[.$BH159])" table:style-name="ce1">
            <text:p>117174</text:p>
          </table:table-cell>
          <table:table-cell office:value-type="float" office:value="70101" table:formula="of:=MEDIAN([.$E159];[.$I159];[.$M159];[.$Q159];[.$U159];[.$Y159];[.$AC159];[.$AG159];[.$AK159];[.$AO159];[.$AS159];[.$AW159];[.$BA159];[.$BE159];[.$BI159])" table:style-name="ce1">
            <text:p>70101</text:p>
          </table:table-cell>
          <table:table-cell office:value-type="float" office:value="1277.27" table:formula="of:=MAX([.$B159];[.$F159];[.$J159];[.$N159];[.$R159];[.$V159];[.$Z159];[.$AD159];[.$AH159];[.$AL159];[.$AP159];[.$AT159];[.$AX159];[.$BB159];[.$BF159])" table:style-name="ce1">
            <text:p>1277,27</text:p>
          </table:table-cell>
          <table:table-cell office:value-type="float" office:value="1261.77" table:formula="of:=MAX([.$C159];[.$G159];[.$K159];[.$O159];[.$S159];[.$W159];[.$AA159];[.$AE159];[.$AI159];[.$AM159];[.$AQ159];[.$AU159];[.$AY159];[.$BC159];[.$BG159])" table:style-name="ce1">
            <text:p>1261,77</text:p>
          </table:table-cell>
          <table:table-cell office:value-type="float" office:value="171890952" table:formula="of:=MAX([.$D159];[.$H159];[.$L159];[.$P159];[.$T159];[.$X159];[.$AB159];[.$AF159];[.$AJ159];[.$AN159];[.$AR159];[.$AV159];[.$AZ159];[.$BD159];[.$BH159])" table:style-name="ce1">
            <text:p>171890952</text:p>
          </table:table-cell>
          <table:table-cell office:value-type="float" office:value="511463" table:formula="of:=MAX([.$E159];[.$I159];[.$M159];[.$Q159];[.$U159];[.$Y159];[.$AC159];[.$AG159];[.$AK159];[.$AO159];[.$AS159];[.$AW159];[.$BA159];[.$BE159];[.$BI159])" table:style-name="ce1">
            <text:p>51146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1_a35_w5.lp</text:p>
          </table:table-cell>
          <table:table-cell office:value-type="float" office:value="627.48" table:style-name="ce1">
            <text:p>627,48</text:p>
          </table:table-cell>
          <table:table-cell office:value-type="float" office:value="623.49" table:style-name="ce1">
            <text:p>623,49</text:p>
          </table:table-cell>
          <table:table-cell office:value-type="float" office:value="1051230" table:style-name="ce1">
            <text:p>1051230</text:p>
          </table:table-cell>
          <table:table-cell office:value-type="float" office:value="545884" table:style-name="ce1">
            <text:p>545884</text:p>
          </table:table-cell>
          <table:table-cell office:value-type="float" office:value="4131.88" table:style-name="ce1">
            <text:p>4131,88</text:p>
          </table:table-cell>
          <table:table-cell office:value-type="float" office:value="4127.88" table:style-name="ce1">
            <text:p>4127,88</text:p>
          </table:table-cell>
          <table:table-cell office:value-type="float" office:value="19772149" table:style-name="ce1">
            <text:p>19772149</text:p>
          </table:table-cell>
          <table:table-cell office:value-type="float" office:value="3817904" table:style-name="ce1">
            <text:p>3817904</text:p>
          </table:table-cell>
          <table:table-cell office:value-type="float" office:value="695.87" table:style-name="ce1">
            <text:p>695,87</text:p>
          </table:table-cell>
          <table:table-cell office:value-type="float" office:value="692.46" table:style-name="ce1">
            <text:p>692,46</text:p>
          </table:table-cell>
          <table:table-cell office:value-type="float" office:value="1186686" table:style-name="ce1">
            <text:p>1186686</text:p>
          </table:table-cell>
          <table:table-cell office:value-type="float" office:value="621636" table:style-name="ce1">
            <text:p>621636</text:p>
          </table:table-cell>
          <table:table-cell office:value-type="float" office:value="4384.59" table:style-name="ce1">
            <text:p>4384,59</text:p>
          </table:table-cell>
          <table:table-cell office:value-type="float" office:value="4381.25" table:style-name="ce1">
            <text:p>4381,25</text:p>
          </table:table-cell>
          <table:table-cell office:value-type="float" office:value="22061883" table:style-name="ce1">
            <text:p>22061883</text:p>
          </table:table-cell>
          <table:table-cell office:value-type="float" office:value="4129290" table:style-name="ce1">
            <text:p>4129290</text:p>
          </table:table-cell>
          <table:table-cell office:value-type="float" office:value="5099.7700000000004" table:style-name="ce1">
            <text:p>5099,77</text:p>
          </table:table-cell>
          <table:table-cell office:value-type="float" office:value="5096.0600000000004" table:style-name="ce1">
            <text:p>5096,06</text:p>
          </table:table-cell>
          <table:table-cell office:value-type="float" office:value="23414436" table:style-name="ce1">
            <text:p>23414436</text:p>
          </table:table-cell>
          <table:table-cell office:value-type="float" office:value="4394609" table:style-name="ce1">
            <text:p>4394609</text:p>
          </table:table-cell>
          <table:table-cell office:value-type="float" office:value="999.3" table:style-name="ce1">
            <text:p>999,3</text:p>
          </table:table-cell>
          <table:table-cell office:value-type="float" office:value="995.78" table:style-name="ce1">
            <text:p>995,78</text:p>
          </table:table-cell>
          <table:table-cell office:value-type="float" office:value="1686443" table:style-name="ce1">
            <text:p>1686443</text:p>
          </table:table-cell>
          <table:table-cell office:value-type="float" office:value="873136" table:style-name="ce1">
            <text:p>873136</text:p>
          </table:table-cell>
          <table:table-cell office:value-type="float" office:value="764.15" table:style-name="ce1">
            <text:p>764,15</text:p>
          </table:table-cell>
          <table:table-cell office:value-type="float" office:value="760.2" table:style-name="ce1">
            <text:p>760,2</text:p>
          </table:table-cell>
          <table:table-cell office:value-type="float" office:value="693987" table:style-name="ce1">
            <text:p>693987</text:p>
          </table:table-cell>
          <table:table-cell office:value-type="float" office:value="610346" table:style-name="ce1">
            <text:p>610346</text:p>
          </table:table-cell>
          <table:table-cell office:value-type="float" office:value="534.73" table:style-name="ce1">
            <text:p>534,73</text:p>
          </table:table-cell>
          <table:table-cell office:value-type="float" office:value="530.84" table:style-name="ce1">
            <text:p>530,84</text:p>
          </table:table-cell>
          <table:table-cell office:value-type="float" office:value="517177" table:style-name="ce2">
            <text:p>517177</text:p>
          </table:table-cell>
          <table:table-cell office:value-type="float" office:value="452598" table:style-name="ce1">
            <text:p>452598</text:p>
          </table:table-cell>
          <table:table-cell office:value-type="float" office:value="3011.11" table:style-name="ce1">
            <text:p>3011,11</text:p>
          </table:table-cell>
          <table:table-cell office:value-type="float" office:value="3007.2" table:style-name="ce1">
            <text:p>3007,2</text:p>
          </table:table-cell>
          <table:table-cell office:value-type="float" office:value="11473480" table:style-name="ce1">
            <text:p>11473480</text:p>
          </table:table-cell>
          <table:table-cell office:value-type="float" office:value="2548911" table:style-name="ce1">
            <text:p>2548911</text:p>
          </table:table-cell>
          <table:table-cell office:value-type="float" office:value="2676.48" table:style-name="ce1">
            <text:p>2676,48</text:p>
          </table:table-cell>
          <table:table-cell office:value-type="float" office:value="2672.53" table:style-name="ce1">
            <text:p>2672,53</text:p>
          </table:table-cell>
          <table:table-cell office:value-type="float" office:value="5102379" table:style-name="ce1">
            <text:p>5102379</text:p>
          </table:table-cell>
          <table:table-cell office:value-type="float" office:value="2318942" table:style-name="ce1">
            <text:p>2318942</text:p>
          </table:table-cell>
          <table:table-cell office:value-type="float" office:value="863.42" table:style-name="ce1">
            <text:p>863,42</text:p>
          </table:table-cell>
          <table:table-cell office:value-type="float" office:value="859.43" table:style-name="ce1">
            <text:p>859,43</text:p>
          </table:table-cell>
          <table:table-cell office:value-type="float" office:value="1530508" table:style-name="ce1">
            <text:p>1530508</text:p>
          </table:table-cell>
          <table:table-cell office:value-type="float" office:value="847064" table:style-name="ce1">
            <text:p>847064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44670230" table:style-name="ce3">
            <text:p>144670230</text:p>
          </table:table-cell>
          <table:table-cell office:value-type="float" office:value="22787909" table:style-name="ce3">
            <text:p>22787909</text:p>
          </table:table-cell>
          <table:table-cell office:value-type="float" office:value="1045.6199999999999" table:style-name="ce1">
            <text:p>1045,62</text:p>
          </table:table-cell>
          <table:table-cell office:value-type="float" office:value="1029.9100000000001" table:style-name="ce1">
            <text:p>1029,91</text:p>
          </table:table-cell>
          <table:table-cell office:value-type="float" office:value="1140462" table:style-name="ce1">
            <text:p>1140462</text:p>
          </table:table-cell>
          <table:table-cell office:value-type="float" office:value="554468" table:style-name="ce1">
            <text:p>554468</text:p>
          </table:table-cell>
          <table:table-cell office:value-type="float" office:value="481.82" table:style-name="ce2">
            <text:p>481,82</text:p>
          </table:table-cell>
          <table:table-cell office:value-type="float" office:value="466.11" table:style-name="ce2">
            <text:p>466,11</text:p>
          </table:table-cell>
          <table:table-cell office:value-type="float" office:value="713494" table:style-name="ce1">
            <text:p>713494</text:p>
          </table:table-cell>
          <table:table-cell office:value-type="float" office:value="380251" table:style-name="ce2">
            <text:p>380251</text:p>
          </table:table-cell>
          <table:table-cell office:value-type="float" office:value="4648.53" table:style-name="ce1">
            <text:p>4648,53</text:p>
          </table:table-cell>
          <table:table-cell office:value-type="float" office:value="4644.8999999999996" table:style-name="ce1">
            <text:p>4644,9</text:p>
          </table:table-cell>
          <table:table-cell office:value-type="float" office:value="31162888" table:style-name="ce1">
            <text:p>31162888</text:p>
          </table:table-cell>
          <table:table-cell office:value-type="float" office:value="5273117" table:style-name="ce1">
            <text:p>5273117</text:p>
          </table:table-cell>
          <table:table-cell office:value-type="float" office:value="481.82" table:formula="of:=MIN([.$B160];[.$F160];[.$J160];[.$N160];[.$R160];[.$V160];[.$Z160];[.$AD160];[.$AH160];[.$AL160];[.$AP160];[.$AT160];[.$AX160];[.$BB160];[.$BF160])" table:style-name="ce1">
            <text:p>481,82</text:p>
          </table:table-cell>
          <table:table-cell office:value-type="float" office:value="466.11" table:formula="of:=MIN([.$C160];[.$G160];[.$K160];[.$O160];[.$S160];[.$W160];[.$AA160];[.$AE160];[.$AI160];[.$AM160];[.$AQ160];[.$AU160];[.$AY160];[.$BC160];[.$BG160])" table:style-name="ce1">
            <text:p>466,11</text:p>
          </table:table-cell>
          <table:table-cell office:value-type="float" office:value="517177" table:formula="of:=MIN([.$D160];[.$H160];[.$L160];[.$P160];[.$T160];[.$X160];[.$AB160];[.$AF160];[.$AJ160];[.$AN160];[.$AR160];[.$AV160];[.$AZ160];[.$BD160];[.$BH160])" table:style-name="ce1">
            <text:p>517177</text:p>
          </table:table-cell>
          <table:table-cell office:value-type="float" office:value="380251" table:formula="of:=MIN([.$E160];[.$I160];[.$M160];[.$Q160];[.$U160];[.$Y160];[.$AC160];[.$AG160];[.$AK160];[.$AO160];[.$AS160];[.$AW160];[.$BA160];[.$BE160];[.$BI160])" table:style-name="ce1">
            <text:p>380251</text:p>
          </table:table-cell>
          <table:table-cell office:value-type="float" office:value="1045.6199999999999" table:formula="of:=MEDIAN([.$B160];[.$F160];[.$J160];[.$N160];[.$R160];[.$V160];[.$Z160];[.$AD160];[.$AH160];[.$AL160];[.$AP160];[.$AT160];[.$AX160];[.$BB160];[.$BF160])" table:style-name="ce1">
            <text:p>1045,62</text:p>
          </table:table-cell>
          <table:table-cell office:value-type="float" office:value="1029.9100000000001" table:formula="of:=MEDIAN([.$C160];[.$G160];[.$K160];[.$O160];[.$S160];[.$W160];[.$AA160];[.$AE160];[.$AI160];[.$AM160];[.$AQ160];[.$AU160];[.$AY160];[.$BC160];[.$BG160])" table:style-name="ce1">
            <text:p>1029,91</text:p>
          </table:table-cell>
          <table:table-cell office:value-type="float" office:value="1686443" table:formula="of:=MEDIAN([.$D160];[.$H160];[.$L160];[.$P160];[.$T160];[.$X160];[.$AB160];[.$AF160];[.$AJ160];[.$AN160];[.$AR160];[.$AV160];[.$AZ160];[.$BD160];[.$BH160])" table:style-name="ce1">
            <text:p>1686443</text:p>
          </table:table-cell>
          <table:table-cell office:value-type="float" office:value="873136" table:formula="of:=MEDIAN([.$E160];[.$I160];[.$M160];[.$Q160];[.$U160];[.$Y160];[.$AC160];[.$AG160];[.$AK160];[.$AO160];[.$AS160];[.$AW160];[.$BA160];[.$BE160];[.$BI160])" table:style-name="ce1">
            <text:p>873136</text:p>
          </table:table-cell>
          <table:table-cell office:value-type="float" office:value="21600" table:formula="of:=MAX([.$B160];[.$F160];[.$J160];[.$N160];[.$R160];[.$V160];[.$Z160];[.$AD160];[.$AH160];[.$AL160];[.$AP160];[.$AT160];[.$AX160];[.$BB160];[.$BF160])" table:style-name="ce1">
            <text:p>21600</text:p>
          </table:table-cell>
          <table:table-cell office:value-type="float" office:value="21600" table:formula="of:=MAX([.$C160];[.$G160];[.$K160];[.$O160];[.$S160];[.$W160];[.$AA160];[.$AE160];[.$AI160];[.$AM160];[.$AQ160];[.$AU160];[.$AY160];[.$BC160];[.$BG160])" table:style-name="ce1">
            <text:p>21600</text:p>
          </table:table-cell>
          <table:table-cell office:value-type="float" office:value="144670230" table:formula="of:=MAX([.$D160];[.$H160];[.$L160];[.$P160];[.$T160];[.$X160];[.$AB160];[.$AF160];[.$AJ160];[.$AN160];[.$AR160];[.$AV160];[.$AZ160];[.$BD160];[.$BH160])" table:style-name="ce1">
            <text:p>144670230</text:p>
          </table:table-cell>
          <table:table-cell office:value-type="float" office:value="22787909" table:formula="of:=MAX([.$E160];[.$I160];[.$M160];[.$Q160];[.$U160];[.$Y160];[.$AC160];[.$AG160];[.$AK160];[.$AO160];[.$AS160];[.$AW160];[.$BA160];[.$BE160];[.$BI160])" table:style-name="ce1">
            <text:p>2278790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25_w2.lp</text:p>
          </table:table-cell>
          <table:table-cell office:value-type="float" office:value="22.16" table:style-name="ce1">
            <text:p>22,16</text:p>
          </table:table-cell>
          <table:table-cell office:value-type="float" office:value="20" table:style-name="ce1">
            <text:p>20</text:p>
          </table:table-cell>
          <table:table-cell office:value-type="float" office:value="182512" table:style-name="ce1">
            <text:p>182512</text:p>
          </table:table-cell>
          <table:table-cell office:value-type="float" office:value="38554" table:style-name="ce1">
            <text:p>38554</text:p>
          </table:table-cell>
          <table:table-cell office:value-type="float" office:value="5.82" table:style-name="ce1">
            <text:p>5,82</text:p>
          </table:table-cell>
          <table:table-cell office:value-type="float" office:value="3.66" table:style-name="ce1">
            <text:p>3,66</text:p>
          </table:table-cell>
          <table:table-cell office:value-type="float" office:value="14802" table:style-name="ce1">
            <text:p>14802</text:p>
          </table:table-cell>
          <table:table-cell office:value-type="float" office:value="7675" table:style-name="ce1">
            <text:p>7675</text:p>
          </table:table-cell>
          <table:table-cell office:value-type="float" office:value="18.88" table:style-name="ce1">
            <text:p>18,88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105453" table:style-name="ce1">
            <text:p>105453</text:p>
          </table:table-cell>
          <table:table-cell office:value-type="float" office:value="31995" table:style-name="ce1">
            <text:p>31995</text:p>
          </table:table-cell>
          <table:table-cell office:value-type="float" office:value="14.91" table:style-name="ce1">
            <text:p>14,91</text:p>
          </table:table-cell>
          <table:table-cell office:value-type="float" office:value="12.55" table:style-name="ce1">
            <text:p>12,55</text:p>
          </table:table-cell>
          <table:table-cell office:value-type="float" office:value="33387" table:style-name="ce1">
            <text:p>33387</text:p>
          </table:table-cell>
          <table:table-cell office:value-type="float" office:value="23934" table:style-name="ce1">
            <text:p>23934</text:p>
          </table:table-cell>
          <table:table-cell office:value-type="float" office:value="5.03" table:style-name="ce2">
            <text:p>5,03</text:p>
          </table:table-cell>
          <table:table-cell office:value-type="float" office:value="2.8" table:style-name="ce2">
            <text:p>2,8</text:p>
          </table:table-cell>
          <table:table-cell office:value-type="float" office:value="13428" table:style-name="ce2">
            <text:p>13428</text:p>
          </table:table-cell>
          <table:table-cell office:value-type="float" office:value="6021" table:style-name="ce2">
            <text:p>6021</text:p>
          </table:table-cell>
          <table:table-cell office:value-type="float" office:value="9.61" table:style-name="ce1">
            <text:p>9,61</text:p>
          </table:table-cell>
          <table:table-cell office:value-type="float" office:value="7.38" table:style-name="ce1">
            <text:p>7,38</text:p>
          </table:table-cell>
          <table:table-cell office:value-type="float" office:value="45860" table:style-name="ce1">
            <text:p>45860</text:p>
          </table:table-cell>
          <table:table-cell office:value-type="float" office:value="20001" table:style-name="ce1">
            <text:p>20001</text:p>
          </table:table-cell>
          <table:table-cell office:value-type="float" office:value="24.65" table:style-name="ce1">
            <text:p>24,65</text:p>
          </table:table-cell>
          <table:table-cell office:value-type="float" office:value="22.16" table:style-name="ce1">
            <text:p>22,16</text:p>
          </table:table-cell>
          <table:table-cell office:value-type="float" office:value="56151" table:style-name="ce1">
            <text:p>56151</text:p>
          </table:table-cell>
          <table:table-cell office:value-type="float" office:value="41125" table:style-name="ce1">
            <text:p>41125</text:p>
          </table:table-cell>
          <table:table-cell office:value-type="float" office:value="8.49" table:style-name="ce1">
            <text:p>8,49</text:p>
          </table:table-cell>
          <table:table-cell office:value-type="float" office:value="6.06" table:style-name="ce1">
            <text:p>6,06</text:p>
          </table:table-cell>
          <table:table-cell office:value-type="float" office:value="16462" table:style-name="ce1">
            <text:p>16462</text:p>
          </table:table-cell>
          <table:table-cell office:value-type="float" office:value="11759" table:style-name="ce1">
            <text:p>11759</text:p>
          </table:table-cell>
          <table:table-cell office:value-type="float" office:value="24.88" table:style-name="ce1">
            <text:p>24,88</text:p>
          </table:table-cell>
          <table:table-cell office:value-type="float" office:value="22.64" table:style-name="ce1">
            <text:p>22,64</text:p>
          </table:table-cell>
          <table:table-cell office:value-type="float" office:value="104879" table:style-name="ce1">
            <text:p>104879</text:p>
          </table:table-cell>
          <table:table-cell office:value-type="float" office:value="45055" table:style-name="ce1">
            <text:p>45055</text:p>
          </table:table-cell>
          <table:table-cell office:value-type="float" office:value="68.069999999999993" table:style-name="ce1">
            <text:p>68,07</text:p>
          </table:table-cell>
          <table:table-cell office:value-type="float" office:value="65.8" table:style-name="ce1">
            <text:p>65,8</text:p>
          </table:table-cell>
          <table:table-cell office:value-type="float" office:value="326805" table:style-name="ce1">
            <text:p>326805</text:p>
          </table:table-cell>
          <table:table-cell office:value-type="float" office:value="100844" table:style-name="ce1">
            <text:p>100844</text:p>
          </table:table-cell>
          <table:table-cell office:value-type="float" office:value="28.26" table:style-name="ce1">
            <text:p>28,26</text:p>
          </table:table-cell>
          <table:table-cell office:value-type="float" office:value="25.92" table:style-name="ce1">
            <text:p>25,92</text:p>
          </table:table-cell>
          <table:table-cell office:value-type="float" office:value="87099" table:style-name="ce1">
            <text:p>87099</text:p>
          </table:table-cell>
          <table:table-cell office:value-type="float" office:value="46157" table:style-name="ce1">
            <text:p>46157</text:p>
          </table:table-cell>
          <table:table-cell office:value-type="float" office:value="772.92" table:style-name="ce3">
            <text:p>772,92</text:p>
          </table:table-cell>
          <table:table-cell office:value-type="float" office:value="770.66" table:style-name="ce3">
            <text:p>770,66</text:p>
          </table:table-cell>
          <table:table-cell office:value-type="float" office:value="3192511" table:style-name="ce1">
            <text:p>3192511</text:p>
          </table:table-cell>
          <table:table-cell office:value-type="float" office:value="1453905" table:style-name="ce3">
            <text:p>1453905</text:p>
          </table:table-cell>
          <table:table-cell office:value-type="float" office:value="37.57" table:style-name="ce1">
            <text:p>37,57</text:p>
          </table:table-cell>
          <table:table-cell office:value-type="float" office:value="30.3" table:style-name="ce1">
            <text:p>30,3</text:p>
          </table:table-cell>
          <table:table-cell office:value-type="float" office:value="114304" table:style-name="ce1">
            <text:p>114304</text:p>
          </table:table-cell>
          <table:table-cell office:value-type="float" office:value="47183" table:style-name="ce1">
            <text:p>47183</text:p>
          </table:table-cell>
          <table:table-cell office:value-type="float" office:value="309.94" table:style-name="ce1">
            <text:p>309,94</text:p>
          </table:table-cell>
          <table:table-cell office:value-type="float" office:value="301.35000000000002" table:style-name="ce1">
            <text:p>301,35</text:p>
          </table:table-cell>
          <table:table-cell office:value-type="float" office:value="36877228" table:style-name="ce3">
            <text:p>36877228</text:p>
          </table:table-cell>
          <table:table-cell office:value-type="float" office:value="146041" table:style-name="ce1">
            <text:p>146041</text:p>
          </table:table-cell>
          <table:table-cell office:value-type="float" office:value="7.89" table:style-name="ce1">
            <text:p>7,89</text:p>
          </table:table-cell>
          <table:table-cell office:value-type="float" office:value="5.64" table:style-name="ce1">
            <text:p>5,64</text:p>
          </table:table-cell>
          <table:table-cell office:value-type="float" office:value="26123" table:style-name="ce1">
            <text:p>26123</text:p>
          </table:table-cell>
          <table:table-cell office:value-type="float" office:value="12678" table:style-name="ce1">
            <text:p>12678</text:p>
          </table:table-cell>
          <table:table-cell office:value-type="float" office:value="5.03" table:formula="of:=MIN([.$B161];[.$F161];[.$J161];[.$N161];[.$R161];[.$V161];[.$Z161];[.$AD161];[.$AH161];[.$AL161];[.$AP161];[.$AT161];[.$AX161];[.$BB161];[.$BF161])" table:style-name="ce1">
            <text:p>5,03</text:p>
          </table:table-cell>
          <table:table-cell office:value-type="float" office:value="2.8" table:formula="of:=MIN([.$C161];[.$G161];[.$K161];[.$O161];[.$S161];[.$W161];[.$AA161];[.$AE161];[.$AI161];[.$AM161];[.$AQ161];[.$AU161];[.$AY161];[.$BC161];[.$BG161])" table:style-name="ce1">
            <text:p>2,8</text:p>
          </table:table-cell>
          <table:table-cell office:value-type="float" office:value="13428" table:formula="of:=MIN([.$D161];[.$H161];[.$L161];[.$P161];[.$T161];[.$X161];[.$AB161];[.$AF161];[.$AJ161];[.$AN161];[.$AR161];[.$AV161];[.$AZ161];[.$BD161];[.$BH161])" table:style-name="ce1">
            <text:p>13428</text:p>
          </table:table-cell>
          <table:table-cell office:value-type="float" office:value="6021" table:formula="of:=MIN([.$E161];[.$I161];[.$M161];[.$Q161];[.$U161];[.$Y161];[.$AC161];[.$AG161];[.$AK161];[.$AO161];[.$AS161];[.$AW161];[.$BA161];[.$BE161];[.$BI161])" table:style-name="ce1">
            <text:p>6021</text:p>
          </table:table-cell>
          <table:table-cell office:value-type="float" office:value="22.16" table:formula="of:=MEDIAN([.$B161];[.$F161];[.$J161];[.$N161];[.$R161];[.$V161];[.$Z161];[.$AD161];[.$AH161];[.$AL161];[.$AP161];[.$AT161];[.$AX161];[.$BB161];[.$BF161])" table:style-name="ce1">
            <text:p>22,16</text:p>
          </table:table-cell>
          <table:table-cell office:value-type="float" office:value="20" table:formula="of:=MEDIAN([.$C161];[.$G161];[.$K161];[.$O161];[.$S161];[.$W161];[.$AA161];[.$AE161];[.$AI161];[.$AM161];[.$AQ161];[.$AU161];[.$AY161];[.$BC161];[.$BG161])" table:style-name="ce1">
            <text:p>20</text:p>
          </table:table-cell>
          <table:table-cell office:value-type="float" office:value="87099" table:formula="of:=MEDIAN([.$D161];[.$H161];[.$L161];[.$P161];[.$T161];[.$X161];[.$AB161];[.$AF161];[.$AJ161];[.$AN161];[.$AR161];[.$AV161];[.$AZ161];[.$BD161];[.$BH161])" table:style-name="ce1">
            <text:p>87099</text:p>
          </table:table-cell>
          <table:table-cell office:value-type="float" office:value="38554" table:formula="of:=MEDIAN([.$E161];[.$I161];[.$M161];[.$Q161];[.$U161];[.$Y161];[.$AC161];[.$AG161];[.$AK161];[.$AO161];[.$AS161];[.$AW161];[.$BA161];[.$BE161];[.$BI161])" table:style-name="ce1">
            <text:p>38554</text:p>
          </table:table-cell>
          <table:table-cell office:value-type="float" office:value="772.92" table:formula="of:=MAX([.$B161];[.$F161];[.$J161];[.$N161];[.$R161];[.$V161];[.$Z161];[.$AD161];[.$AH161];[.$AL161];[.$AP161];[.$AT161];[.$AX161];[.$BB161];[.$BF161])" table:style-name="ce1">
            <text:p>772,92</text:p>
          </table:table-cell>
          <table:table-cell office:value-type="float" office:value="770.66" table:formula="of:=MAX([.$C161];[.$G161];[.$K161];[.$O161];[.$S161];[.$W161];[.$AA161];[.$AE161];[.$AI161];[.$AM161];[.$AQ161];[.$AU161];[.$AY161];[.$BC161];[.$BG161])" table:style-name="ce1">
            <text:p>770,66</text:p>
          </table:table-cell>
          <table:table-cell office:value-type="float" office:value="36877228" table:formula="of:=MAX([.$D161];[.$H161];[.$L161];[.$P161];[.$T161];[.$X161];[.$AB161];[.$AF161];[.$AJ161];[.$AN161];[.$AR161];[.$AV161];[.$AZ161];[.$BD161];[.$BH161])" table:style-name="ce1">
            <text:p>36877228</text:p>
          </table:table-cell>
          <table:table-cell office:value-type="float" office:value="1453905" table:formula="of:=MAX([.$E161];[.$I161];[.$M161];[.$Q161];[.$U161];[.$Y161];[.$AC161];[.$AG161];[.$AK161];[.$AO161];[.$AS161];[.$AW161];[.$BA161];[.$BE161];[.$BI161])" table:style-name="ce1">
            <text:p>145390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25_w3.lp</text:p>
          </table:table-cell>
          <table:table-cell office:value-type="float" office:value="11.32" table:style-name="ce1">
            <text:p>11,32</text:p>
          </table:table-cell>
          <table:table-cell office:value-type="float" office:value="8.6" table:style-name="ce1">
            <text:p>8,6</text:p>
          </table:table-cell>
          <table:table-cell office:value-type="float" office:value="30920" table:style-name="ce1">
            <text:p>30920</text:p>
          </table:table-cell>
          <table:table-cell office:value-type="float" office:value="13367" table:style-name="ce1">
            <text:p>13367</text:p>
          </table:table-cell>
          <table:table-cell office:value-type="float" office:value="6.13" table:style-name="ce1">
            <text:p>6,13</text:p>
          </table:table-cell>
          <table:table-cell office:value-type="float" office:value="3.37" table:style-name="ce1">
            <text:p>3,37</text:p>
          </table:table-cell>
          <table:table-cell office:value-type="float" office:value="41278" table:style-name="ce1">
            <text:p>41278</text:p>
          </table:table-cell>
          <table:table-cell office:value-type="float" office:value="6047" table:style-name="ce1">
            <text:p>6047</text:p>
          </table:table-cell>
          <table:table-cell office:value-type="float" office:value="13.33" table:style-name="ce1">
            <text:p>13,33</text:p>
          </table:table-cell>
          <table:table-cell office:value-type="float" office:value="10.71" table:style-name="ce1">
            <text:p>10,71</text:p>
          </table:table-cell>
          <table:table-cell office:value-type="float" office:value="84448" table:style-name="ce1">
            <text:p>84448</text:p>
          </table:table-cell>
          <table:table-cell office:value-type="float" office:value="17448" table:style-name="ce1">
            <text:p>17448</text:p>
          </table:table-cell>
          <table:table-cell office:value-type="float" office:value="14.79" table:style-name="ce1">
            <text:p>14,79</text:p>
          </table:table-cell>
          <table:table-cell office:value-type="float" office:value="11.75" table:style-name="ce1">
            <text:p>11,75</text:p>
          </table:table-cell>
          <table:table-cell office:value-type="float" office:value="27009" table:style-name="ce1">
            <text:p>27009</text:p>
          </table:table-cell>
          <table:table-cell office:value-type="float" office:value="17268" table:style-name="ce1">
            <text:p>17268</text:p>
          </table:table-cell>
          <table:table-cell office:value-type="float" office:value="11.67" table:style-name="ce1">
            <text:p>11,67</text:p>
          </table:table-cell>
          <table:table-cell office:value-type="float" office:value="8.74" table:style-name="ce1">
            <text:p>8,74</text:p>
          </table:table-cell>
          <table:table-cell office:value-type="float" office:value="31781" table:style-name="ce1">
            <text:p>31781</text:p>
          </table:table-cell>
          <table:table-cell office:value-type="float" office:value="15358" table:style-name="ce1">
            <text:p>15358</text:p>
          </table:table-cell>
          <table:table-cell office:value-type="float" office:value="7.36" table:style-name="ce1">
            <text:p>7,36</text:p>
          </table:table-cell>
          <table:table-cell office:value-type="float" office:value="4.25" table:style-name="ce1">
            <text:p>4,25</text:p>
          </table:table-cell>
          <table:table-cell office:value-type="float" office:value="11479" table:style-name="ce1">
            <text:p>11479</text:p>
          </table:table-cell>
          <table:table-cell office:value-type="float" office:value="6674" table:style-name="ce1">
            <text:p>6674</text:p>
          </table:table-cell>
          <table:table-cell office:value-type="float" office:value="4.16" table:style-name="ce2">
            <text:p>4,16</text:p>
          </table:table-cell>
          <table:table-cell office:value-type="float" office:value="1.1599999999999999" table:style-name="ce2">
            <text:p>1,16</text:p>
          </table:table-cell>
          <table:table-cell office:value-type="float" office:value="3706" table:style-name="ce2">
            <text:p>3706</text:p>
          </table:table-cell>
          <table:table-cell office:value-type="float" office:value="2216" table:style-name="ce2">
            <text:p>2216</text:p>
          </table:table-cell>
          <table:table-cell office:value-type="float" office:value="11.04" table:style-name="ce1">
            <text:p>11,04</text:p>
          </table:table-cell>
          <table:table-cell office:value-type="float" office:value="8.26" table:style-name="ce1">
            <text:p>8,26</text:p>
          </table:table-cell>
          <table:table-cell office:value-type="float" office:value="19581" table:style-name="ce1">
            <text:p>19581</text:p>
          </table:table-cell>
          <table:table-cell office:value-type="float" office:value="12617" table:style-name="ce1">
            <text:p>12617</text:p>
          </table:table-cell>
          <table:table-cell office:value-type="float" office:value="20.88" table:style-name="ce1">
            <text:p>20,88</text:p>
          </table:table-cell>
          <table:table-cell office:value-type="float" office:value="17.8" table:style-name="ce1">
            <text:p>17,8</text:p>
          </table:table-cell>
          <table:table-cell office:value-type="float" office:value="76973" table:style-name="ce1">
            <text:p>76973</text:p>
          </table:table-cell>
          <table:table-cell office:value-type="float" office:value="27525" table:style-name="ce3">
            <text:p>27525</text:p>
          </table:table-cell>
          <table:table-cell office:value-type="float" office:value="6.98" table:style-name="ce1">
            <text:p>6,98</text:p>
          </table:table-cell>
          <table:table-cell office:value-type="float" office:value="3.89" table:style-name="ce1">
            <text:p>3,89</text:p>
          </table:table-cell>
          <table:table-cell office:value-type="float" office:value="12571" table:style-name="ce1">
            <text:p>12571</text:p>
          </table:table-cell>
          <table:table-cell office:value-type="float" office:value="5827" table:style-name="ce1">
            <text:p>5827</text:p>
          </table:table-cell>
          <table:table-cell office:value-type="float" office:value="19.22" table:style-name="ce1">
            <text:p>19,22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50992" table:style-name="ce1">
            <text:p>50992</text:p>
          </table:table-cell>
          <table:table-cell office:value-type="float" office:value="26700" table:style-name="ce1">
            <text:p>26700</text:p>
          </table:table-cell>
          <table:table-cell office:value-type="float" office:value="18.13" table:style-name="ce1">
            <text:p>18,13</text:p>
          </table:table-cell>
          <table:table-cell office:value-type="float" office:value="15.06" table:style-name="ce1">
            <text:p>15,06</text:p>
          </table:table-cell>
          <table:table-cell office:value-type="float" office:value="44624" table:style-name="ce1">
            <text:p>44624</text:p>
          </table:table-cell>
          <table:table-cell office:value-type="float" office:value="24538" table:style-name="ce1">
            <text:p>24538</text:p>
          </table:table-cell>
          <table:table-cell office:value-type="float" office:value="26.57" table:style-name="ce3">
            <text:p>26,57</text:p>
          </table:table-cell>
          <table:table-cell office:value-type="float" office:value="15.53" table:style-name="ce1">
            <text:p>15,53</text:p>
          </table:table-cell>
          <table:table-cell office:value-type="float" office:value="100349" table:style-name="ce1">
            <text:p>100349</text:p>
          </table:table-cell>
          <table:table-cell office:value-type="float" office:value="15852" table:style-name="ce1">
            <text:p>15852</text:p>
          </table:table-cell>
          <table:table-cell office:value-type="float" office:value="22.26" table:style-name="ce1">
            <text:p>22,26</text:p>
          </table:table-cell>
          <table:table-cell office:value-type="float" office:value="10.28" table:style-name="ce1">
            <text:p>10,28</text:p>
          </table:table-cell>
          <table:table-cell office:value-type="float" office:value="374830" table:style-name="ce3">
            <text:p>374830</text:p>
          </table:table-cell>
          <table:table-cell office:value-type="float" office:value="12568" table:style-name="ce1">
            <text:p>12568</text:p>
          </table:table-cell>
          <table:table-cell office:value-type="float" office:value="21.19" table:style-name="ce1">
            <text:p>21,19</text:p>
          </table:table-cell>
          <table:table-cell office:value-type="float" office:value="17.829999999999998" table:style-name="ce3">
            <text:p>17,83</text:p>
          </table:table-cell>
          <table:table-cell office:value-type="float" office:value="44273" table:style-name="ce1">
            <text:p>44273</text:p>
          </table:table-cell>
          <table:table-cell office:value-type="float" office:value="22816" table:style-name="ce1">
            <text:p>22816</text:p>
          </table:table-cell>
          <table:table-cell office:value-type="float" office:value="4.16" table:formula="of:=MIN([.$B162];[.$F162];[.$J162];[.$N162];[.$R162];[.$V162];[.$Z162];[.$AD162];[.$AH162];[.$AL162];[.$AP162];[.$AT162];[.$AX162];[.$BB162];[.$BF162])" table:style-name="ce1">
            <text:p>4,16</text:p>
          </table:table-cell>
          <table:table-cell office:value-type="float" office:value="1.1599999999999999" table:formula="of:=MIN([.$C162];[.$G162];[.$K162];[.$O162];[.$S162];[.$W162];[.$AA162];[.$AE162];[.$AI162];[.$AM162];[.$AQ162];[.$AU162];[.$AY162];[.$BC162];[.$BG162])" table:style-name="ce1">
            <text:p>1,16</text:p>
          </table:table-cell>
          <table:table-cell office:value-type="float" office:value="3706" table:formula="of:=MIN([.$D162];[.$H162];[.$L162];[.$P162];[.$T162];[.$X162];[.$AB162];[.$AF162];[.$AJ162];[.$AN162];[.$AR162];[.$AV162];[.$AZ162];[.$BD162];[.$BH162])" table:style-name="ce1">
            <text:p>3706</text:p>
          </table:table-cell>
          <table:table-cell office:value-type="float" office:value="2216" table:formula="of:=MIN([.$E162];[.$I162];[.$M162];[.$Q162];[.$U162];[.$Y162];[.$AC162];[.$AG162];[.$AK162];[.$AO162];[.$AS162];[.$AW162];[.$BA162];[.$BE162];[.$BI162])" table:style-name="ce1">
            <text:p>2216</text:p>
          </table:table-cell>
          <table:table-cell office:value-type="float" office:value="13.33" table:formula="of:=MEDIAN([.$B162];[.$F162];[.$J162];[.$N162];[.$R162];[.$V162];[.$Z162];[.$AD162];[.$AH162];[.$AL162];[.$AP162];[.$AT162];[.$AX162];[.$BB162];[.$BF162])" table:style-name="ce1">
            <text:p>13,33</text:p>
          </table:table-cell>
          <table:table-cell office:value-type="float" office:value="10.28" table:formula="of:=MEDIAN([.$C162];[.$G162];[.$K162];[.$O162];[.$S162];[.$W162];[.$AA162];[.$AE162];[.$AI162];[.$AM162];[.$AQ162];[.$AU162];[.$AY162];[.$BC162];[.$BG162])" table:style-name="ce1">
            <text:p>10,28</text:p>
          </table:table-cell>
          <table:table-cell office:value-type="float" office:value="41278" table:formula="of:=MEDIAN([.$D162];[.$H162];[.$L162];[.$P162];[.$T162];[.$X162];[.$AB162];[.$AF162];[.$AJ162];[.$AN162];[.$AR162];[.$AV162];[.$AZ162];[.$BD162];[.$BH162])" table:style-name="ce1">
            <text:p>41278</text:p>
          </table:table-cell>
          <table:table-cell office:value-type="float" office:value="15358" table:formula="of:=MEDIAN([.$E162];[.$I162];[.$M162];[.$Q162];[.$U162];[.$Y162];[.$AC162];[.$AG162];[.$AK162];[.$AO162];[.$AS162];[.$AW162];[.$BA162];[.$BE162];[.$BI162])" table:style-name="ce1">
            <text:p>15358</text:p>
          </table:table-cell>
          <table:table-cell office:value-type="float" office:value="26.57" table:formula="of:=MAX([.$B162];[.$F162];[.$J162];[.$N162];[.$R162];[.$V162];[.$Z162];[.$AD162];[.$AH162];[.$AL162];[.$AP162];[.$AT162];[.$AX162];[.$BB162];[.$BF162])" table:style-name="ce1">
            <text:p>26,57</text:p>
          </table:table-cell>
          <table:table-cell office:value-type="float" office:value="17.829999999999998" table:formula="of:=MAX([.$C162];[.$G162];[.$K162];[.$O162];[.$S162];[.$W162];[.$AA162];[.$AE162];[.$AI162];[.$AM162];[.$AQ162];[.$AU162];[.$AY162];[.$BC162];[.$BG162])" table:style-name="ce1">
            <text:p>17,83</text:p>
          </table:table-cell>
          <table:table-cell office:value-type="float" office:value="374830" table:formula="of:=MAX([.$D162];[.$H162];[.$L162];[.$P162];[.$T162];[.$X162];[.$AB162];[.$AF162];[.$AJ162];[.$AN162];[.$AR162];[.$AV162];[.$AZ162];[.$BD162];[.$BH162])" table:style-name="ce1">
            <text:p>374830</text:p>
          </table:table-cell>
          <table:table-cell office:value-type="float" office:value="27525" table:formula="of:=MAX([.$E162];[.$I162];[.$M162];[.$Q162];[.$U162];[.$Y162];[.$AC162];[.$AG162];[.$AK162];[.$AO162];[.$AS162];[.$AW162];[.$BA162];[.$BE162];[.$BI162])" table:style-name="ce1">
            <text:p>2752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25_w4.lp</text:p>
          </table:table-cell>
          <table:table-cell office:value-type="float" office:value="5.46" table:style-name="ce1">
            <text:p>5,46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19268" table:style-name="ce1">
            <text:p>19268</text:p>
          </table:table-cell>
          <table:table-cell office:value-type="float" office:value="4899" table:style-name="ce1">
            <text:p>4899</text:p>
          </table:table-cell>
          <table:table-cell office:value-type="float" office:value="7.44" table:style-name="ce1">
            <text:p>7,44</text:p>
          </table:table-cell>
          <table:table-cell office:value-type="float" office:value="4.26" table:style-name="ce1">
            <text:p>4,26</text:p>
          </table:table-cell>
          <table:table-cell office:value-type="float" office:value="80036" table:style-name="ce1">
            <text:p>80036</text:p>
          </table:table-cell>
          <table:table-cell office:value-type="float" office:value="9795" table:style-name="ce1">
            <text:p>9795</text:p>
          </table:table-cell>
          <table:table-cell office:value-type="float" office:value="27.32" table:style-name="ce1">
            <text:p>27,32</text:p>
          </table:table-cell>
          <table:table-cell office:value-type="float" office:value="24.17" table:style-name="ce1">
            <text:p>24,17</text:p>
          </table:table-cell>
          <table:table-cell office:value-type="float" office:value="167233" table:style-name="ce1">
            <text:p>167233</text:p>
          </table:table-cell>
          <table:table-cell office:value-type="float" office:value="40234" table:style-name="ce1">
            <text:p>40234</text:p>
          </table:table-cell>
          <table:table-cell office:value-type="float" office:value="86.18" table:style-name="ce1">
            <text:p>86,18</text:p>
          </table:table-cell>
          <table:table-cell office:value-type="float" office:value="83.04" table:style-name="ce1">
            <text:p>83,04</text:p>
          </table:table-cell>
          <table:table-cell office:value-type="float" office:value="328564" table:style-name="ce1">
            <text:p>328564</text:p>
          </table:table-cell>
          <table:table-cell office:value-type="float" office:value="124773" table:style-name="ce1">
            <text:p>124773</text:p>
          </table:table-cell>
          <table:table-cell office:value-type="float" office:value="3.78" table:style-name="ce1">
            <text:p>3,78</text:p>
          </table:table-cell>
          <table:table-cell office:value-type="float" office:value="0.65" table:style-name="ce2">
            <text:p>0,65</text:p>
          </table:table-cell>
          <table:table-cell office:value-type="float" office:value="10569" table:style-name="ce1">
            <text:p>10569</text:p>
          </table:table-cell>
          <table:table-cell office:value-type="float" office:value="1293" table:style-name="ce2">
            <text:p>1293</text:p>
          </table:table-cell>
          <table:table-cell office:value-type="float" office:value="3.92" table:style-name="ce1">
            <text:p>3,92</text:p>
          </table:table-cell>
          <table:table-cell office:value-type="float" office:value="0.89" table:style-name="ce1">
            <text:p>0,89</text:p>
          </table:table-cell>
          <table:table-cell office:value-type="float" office:value="19727" table:style-name="ce1">
            <text:p>19727</text:p>
          </table:table-cell>
          <table:table-cell office:value-type="float" office:value="2044" table:style-name="ce1">
            <text:p>2044</text:p>
          </table:table-cell>
          <table:table-cell office:value-type="float" office:value="5.41" table:style-name="ce1">
            <text:p>5,41</text:p>
          </table:table-cell>
          <table:table-cell office:value-type="float" office:value="2.37" table:style-name="ce1">
            <text:p>2,37</text:p>
          </table:table-cell>
          <table:table-cell office:value-type="float" office:value="7065" table:style-name="ce1">
            <text:p>7065</text:p>
          </table:table-cell>
          <table:table-cell office:value-type="float" office:value="4195" table:style-name="ce1">
            <text:p>4195</text:p>
          </table:table-cell>
          <table:table-cell office:value-type="float" office:value="4.5" table:style-name="ce1">
            <text:p>4,5</text:p>
          </table:table-cell>
          <table:table-cell office:value-type="float" office:value="1.33" table:style-name="ce1">
            <text:p>1,33</text:p>
          </table:table-cell>
          <table:table-cell office:value-type="float" office:value="4840" table:style-name="ce2">
            <text:p>4840</text:p>
          </table:table-cell>
          <table:table-cell office:value-type="float" office:value="2701" table:style-name="ce1">
            <text:p>2701</text:p>
          </table:table-cell>
          <table:table-cell office:value-type="float" office:value="15.6" table:style-name="ce1">
            <text:p>15,6</text:p>
          </table:table-cell>
          <table:table-cell office:value-type="float" office:value="12.58" table:style-name="ce1">
            <text:p>12,58</text:p>
          </table:table-cell>
          <table:table-cell office:value-type="float" office:value="114460" table:style-name="ce1">
            <text:p>114460</text:p>
          </table:table-cell>
          <table:table-cell office:value-type="float" office:value="26086" table:style-name="ce1">
            <text:p>26086</text:p>
          </table:table-cell>
          <table:table-cell office:value-type="float" office:value="7.02" table:style-name="ce1">
            <text:p>7,02</text:p>
          </table:table-cell>
          <table:table-cell office:value-type="float" office:value="4.24" table:style-name="ce1">
            <text:p>4,24</text:p>
          </table:table-cell>
          <table:table-cell office:value-type="float" office:value="38903" table:style-name="ce1">
            <text:p>38903</text:p>
          </table:table-cell>
          <table:table-cell office:value-type="float" office:value="8929" table:style-name="ce1">
            <text:p>8929</text:p>
          </table:table-cell>
          <table:table-cell office:value-type="float" office:value="11.56" table:style-name="ce1">
            <text:p>11,56</text:p>
          </table:table-cell>
          <table:table-cell office:value-type="float" office:value="8.59" table:style-name="ce1">
            <text:p>8,59</text:p>
          </table:table-cell>
          <table:table-cell office:value-type="float" office:value="56003" table:style-name="ce1">
            <text:p>56003</text:p>
          </table:table-cell>
          <table:table-cell office:value-type="float" office:value="17034" table:style-name="ce1">
            <text:p>17034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0173184" table:style-name="ce3">
            <text:p>120173184</text:p>
          </table:table-cell>
          <table:table-cell office:value-type="float" office:value="24108898" table:style-name="ce3">
            <text:p>24108898</text:p>
          </table:table-cell>
          <table:table-cell office:value-type="float" office:value="12.51" table:style-name="ce1">
            <text:p>12,51</text:p>
          </table:table-cell>
          <table:table-cell office:value-type="float" office:value="2.39" table:style-name="ce1">
            <text:p>2,39</text:p>
          </table:table-cell>
          <table:table-cell office:value-type="float" office:value="36746" table:style-name="ce1">
            <text:p>36746</text:p>
          </table:table-cell>
          <table:table-cell office:value-type="float" office:value="4088" table:style-name="ce1">
            <text:p>4088</text:p>
          </table:table-cell>
          <table:table-cell office:value-type="float" office:value="37.01" table:style-name="ce1">
            <text:p>37,01</text:p>
          </table:table-cell>
          <table:table-cell office:value-type="float" office:value="26.63" table:style-name="ce1">
            <text:p>26,63</text:p>
          </table:table-cell>
          <table:table-cell office:value-type="float" office:value="3356831" table:style-name="ce1">
            <text:p>3356831</text:p>
          </table:table-cell>
          <table:table-cell office:value-type="float" office:value="51941" table:style-name="ce1">
            <text:p>51941</text:p>
          </table:table-cell>
          <table:table-cell office:value-type="float" office:value="3.65" table:style-name="ce2">
            <text:p>3,65</text:p>
          </table:table-cell>
          <table:table-cell office:value-type="float" office:value="0.73" table:style-name="ce1">
            <text:p>0,73</text:p>
          </table:table-cell>
          <table:table-cell office:value-type="float" office:value="22242" table:style-name="ce1">
            <text:p>22242</text:p>
          </table:table-cell>
          <table:table-cell office:value-type="float" office:value="1730" table:style-name="ce1">
            <text:p>1730</text:p>
          </table:table-cell>
          <table:table-cell office:value-type="float" office:value="3.65" table:formula="of:=MIN([.$B163];[.$F163];[.$J163];[.$N163];[.$R163];[.$V163];[.$Z163];[.$AD163];[.$AH163];[.$AL163];[.$AP163];[.$AT163];[.$AX163];[.$BB163];[.$BF163])" table:style-name="ce1">
            <text:p>3,65</text:p>
          </table:table-cell>
          <table:table-cell office:value-type="float" office:value="0.65" table:formula="of:=MIN([.$C163];[.$G163];[.$K163];[.$O163];[.$S163];[.$W163];[.$AA163];[.$AE163];[.$AI163];[.$AM163];[.$AQ163];[.$AU163];[.$AY163];[.$BC163];[.$BG163])" table:style-name="ce1">
            <text:p>0,65</text:p>
          </table:table-cell>
          <table:table-cell office:value-type="float" office:value="4840" table:formula="of:=MIN([.$D163];[.$H163];[.$L163];[.$P163];[.$T163];[.$X163];[.$AB163];[.$AF163];[.$AJ163];[.$AN163];[.$AR163];[.$AV163];[.$AZ163];[.$BD163];[.$BH163])" table:style-name="ce1">
            <text:p>4840</text:p>
          </table:table-cell>
          <table:table-cell office:value-type="float" office:value="1293" table:formula="of:=MIN([.$E163];[.$I163];[.$M163];[.$Q163];[.$U163];[.$Y163];[.$AC163];[.$AG163];[.$AK163];[.$AO163];[.$AS163];[.$AW163];[.$BA163];[.$BE163];[.$BI163])" table:style-name="ce1">
            <text:p>1293</text:p>
          </table:table-cell>
          <table:table-cell office:value-type="float" office:value="7.44" table:formula="of:=MEDIAN([.$B163];[.$F163];[.$J163];[.$N163];[.$R163];[.$V163];[.$Z163];[.$AD163];[.$AH163];[.$AL163];[.$AP163];[.$AT163];[.$AX163];[.$BB163];[.$BF163])" table:style-name="ce1">
            <text:p>7,44</text:p>
          </table:table-cell>
          <table:table-cell office:value-type="float" office:value="4.24" table:formula="of:=MEDIAN([.$C163];[.$G163];[.$K163];[.$O163];[.$S163];[.$W163];[.$AA163];[.$AE163];[.$AI163];[.$AM163];[.$AQ163];[.$AU163];[.$AY163];[.$BC163];[.$BG163])" table:style-name="ce1">
            <text:p>4,24</text:p>
          </table:table-cell>
          <table:table-cell office:value-type="float" office:value="38903" table:formula="of:=MEDIAN([.$D163];[.$H163];[.$L163];[.$P163];[.$T163];[.$X163];[.$AB163];[.$AF163];[.$AJ163];[.$AN163];[.$AR163];[.$AV163];[.$AZ163];[.$BD163];[.$BH163])" table:style-name="ce1">
            <text:p>38903</text:p>
          </table:table-cell>
          <table:table-cell office:value-type="float" office:value="8929" table:formula="of:=MEDIAN([.$E163];[.$I163];[.$M163];[.$Q163];[.$U163];[.$Y163];[.$AC163];[.$AG163];[.$AK163];[.$AO163];[.$AS163];[.$AW163];[.$BA163];[.$BE163];[.$BI163])" table:style-name="ce1">
            <text:p>8929</text:p>
          </table:table-cell>
          <table:table-cell office:value-type="float" office:value="21600" table:formula="of:=MAX([.$B163];[.$F163];[.$J163];[.$N163];[.$R163];[.$V163];[.$Z163];[.$AD163];[.$AH163];[.$AL163];[.$AP163];[.$AT163];[.$AX163];[.$BB163];[.$BF163])" table:style-name="ce1">
            <text:p>21600</text:p>
          </table:table-cell>
          <table:table-cell office:value-type="float" office:value="21600" table:formula="of:=MAX([.$C163];[.$G163];[.$K163];[.$O163];[.$S163];[.$W163];[.$AA163];[.$AE163];[.$AI163];[.$AM163];[.$AQ163];[.$AU163];[.$AY163];[.$BC163];[.$BG163])" table:style-name="ce1">
            <text:p>21600</text:p>
          </table:table-cell>
          <table:table-cell office:value-type="float" office:value="120173184" table:formula="of:=MAX([.$D163];[.$H163];[.$L163];[.$P163];[.$T163];[.$X163];[.$AB163];[.$AF163];[.$AJ163];[.$AN163];[.$AR163];[.$AV163];[.$AZ163];[.$BD163];[.$BH163])" table:style-name="ce1">
            <text:p>120173184</text:p>
          </table:table-cell>
          <table:table-cell office:value-type="float" office:value="24108898" table:formula="of:=MAX([.$E163];[.$I163];[.$M163];[.$Q163];[.$U163];[.$Y163];[.$AC163];[.$AG163];[.$AK163];[.$AO163];[.$AS163];[.$AW163];[.$BA163];[.$BE163];[.$BI163])" table:style-name="ce1">
            <text:p>2410889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25_w5.lp</text:p>
          </table:table-cell>
          <table:table-cell office:value-type="float" office:value="81.37" table:style-name="ce1">
            <text:p>81,37</text:p>
          </table:table-cell>
          <table:table-cell office:value-type="float" office:value="78.55" table:style-name="ce1">
            <text:p>78,55</text:p>
          </table:table-cell>
          <table:table-cell office:value-type="float" office:value="209480" table:style-name="ce1">
            <text:p>209480</text:p>
          </table:table-cell>
          <table:table-cell office:value-type="float" office:value="92654" table:style-name="ce1">
            <text:p>92654</text:p>
          </table:table-cell>
          <table:table-cell office:value-type="float" office:value="37.35" table:style-name="ce1">
            <text:p>37,35</text:p>
          </table:table-cell>
          <table:table-cell office:value-type="float" office:value="34.72" table:style-name="ce1">
            <text:p>34,72</text:p>
          </table:table-cell>
          <table:table-cell office:value-type="float" office:value="141829" table:style-name="ce1">
            <text:p>141829</text:p>
          </table:table-cell>
          <table:table-cell office:value-type="float" office:value="44407" table:style-name="ce1">
            <text:p>44407</text:p>
          </table:table-cell>
          <table:table-cell office:value-type="float" office:value="23.13" table:style-name="ce1">
            <text:p>23,13</text:p>
          </table:table-cell>
          <table:table-cell office:value-type="float" office:value="20.2" table:style-name="ce1">
            <text:p>20,2</text:p>
          </table:table-cell>
          <table:table-cell office:value-type="float" office:value="229585" table:style-name="ce1">
            <text:p>229585</text:p>
          </table:table-cell>
          <table:table-cell office:value-type="float" office:value="25509" table:style-name="ce1">
            <text:p>25509</text:p>
          </table:table-cell>
          <table:table-cell office:value-type="float" office:value="108.48" table:style-name="ce1">
            <text:p>108,48</text:p>
          </table:table-cell>
          <table:table-cell office:value-type="float" office:value="105.52" table:style-name="ce1">
            <text:p>105,52</text:p>
          </table:table-cell>
          <table:table-cell office:value-type="float" office:value="213473" table:style-name="ce1">
            <text:p>213473</text:p>
          </table:table-cell>
          <table:table-cell office:value-type="float" office:value="109986" table:style-name="ce1">
            <text:p>109986</text:p>
          </table:table-cell>
          <table:table-cell office:value-type="float" office:value="67.92" table:style-name="ce1">
            <text:p>67,92</text:p>
          </table:table-cell>
          <table:table-cell office:value-type="float" office:value="65.05" table:style-name="ce1">
            <text:p>65,05</text:p>
          </table:table-cell>
          <table:table-cell office:value-type="float" office:value="471503" table:style-name="ce1">
            <text:p>471503</text:p>
          </table:table-cell>
          <table:table-cell office:value-type="float" office:value="79550" table:style-name="ce1">
            <text:p>79550</text:p>
          </table:table-cell>
          <table:table-cell office:value-type="float" office:value="34.07" table:style-name="ce1">
            <text:p>34,07</text:p>
          </table:table-cell>
          <table:table-cell office:value-type="float" office:value="31.11" table:style-name="ce1">
            <text:p>31,11</text:p>
          </table:table-cell>
          <table:table-cell office:value-type="float" office:value="116006" table:style-name="ce1">
            <text:p>116006</text:p>
          </table:table-cell>
          <table:table-cell office:value-type="float" office:value="42322" table:style-name="ce1">
            <text:p>42322</text:p>
          </table:table-cell>
          <table:table-cell office:value-type="float" office:value="33.29" table:style-name="ce1">
            <text:p>33,29</text:p>
          </table:table-cell>
          <table:table-cell office:value-type="float" office:value="30.27" table:style-name="ce1">
            <text:p>30,27</text:p>
          </table:table-cell>
          <table:table-cell office:value-type="float" office:value="45912" table:style-name="ce1">
            <text:p>45912</text:p>
          </table:table-cell>
          <table:table-cell office:value-type="float" office:value="34818" table:style-name="ce1">
            <text:p>34818</text:p>
          </table:table-cell>
          <table:table-cell office:value-type="float" office:value="16.98" table:style-name="ce1">
            <text:p>16,98</text:p>
          </table:table-cell>
          <table:table-cell office:value-type="float" office:value="14.08" table:style-name="ce1">
            <text:p>14,08</text:p>
          </table:table-cell>
          <table:table-cell office:value-type="float" office:value="26752" table:style-name="ce2">
            <text:p>26752</text:p>
          </table:table-cell>
          <table:table-cell office:value-type="float" office:value="19396" table:style-name="ce1">
            <text:p>19396</text:p>
          </table:table-cell>
          <table:table-cell office:value-type="float" office:value="5.37" table:style-name="ce2">
            <text:p>5,37</text:p>
          </table:table-cell>
          <table:table-cell office:value-type="float" office:value="2.88" table:style-name="ce2">
            <text:p>2,88</text:p>
          </table:table-cell>
          <table:table-cell office:value-type="float" office:value="63174" table:style-name="ce1">
            <text:p>63174</text:p>
          </table:table-cell>
          <table:table-cell office:value-type="float" office:value="5420" table:style-name="ce2">
            <text:p>5420</text:p>
          </table:table-cell>
          <table:table-cell office:value-type="float" office:value="42.96" table:style-name="ce1">
            <text:p>42,96</text:p>
          </table:table-cell>
          <table:table-cell office:value-type="float" office:value="40.29" table:style-name="ce1">
            <text:p>40,29</text:p>
          </table:table-cell>
          <table:table-cell office:value-type="float" office:value="210962" table:style-name="ce1">
            <text:p>210962</text:p>
          </table:table-cell>
          <table:table-cell office:value-type="float" office:value="48742" table:style-name="ce1">
            <text:p>48742</text:p>
          </table:table-cell>
          <table:table-cell office:value-type="float" office:value="47.27" table:style-name="ce1">
            <text:p>47,27</text:p>
          </table:table-cell>
          <table:table-cell office:value-type="float" office:value="44.55" table:style-name="ce1">
            <text:p>44,55</text:p>
          </table:table-cell>
          <table:table-cell office:value-type="float" office:value="308087" table:style-name="ce1">
            <text:p>308087</text:p>
          </table:table-cell>
          <table:table-cell office:value-type="float" office:value="61412" table:style-name="ce1">
            <text:p>6141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02813124" table:style-name="ce1">
            <text:p>102813124</text:p>
          </table:table-cell>
          <table:table-cell office:value-type="float" office:value="23916113" table:style-name="ce3">
            <text:p>23916113</text:p>
          </table:table-cell>
          <table:table-cell office:value-type="float" office:value="70.53" table:style-name="ce1">
            <text:p>70,53</text:p>
          </table:table-cell>
          <table:table-cell office:value-type="float" office:value="59.54" table:style-name="ce1">
            <text:p>59,54</text:p>
          </table:table-cell>
          <table:table-cell office:value-type="float" office:value="354488" table:style-name="ce1">
            <text:p>354488</text:p>
          </table:table-cell>
          <table:table-cell office:value-type="float" office:value="41049" table:style-name="ce1">
            <text:p>41049</text:p>
          </table:table-cell>
          <table:table-cell office:value-type="float" office:value="905.91" table:style-name="ce1">
            <text:p>905,91</text:p>
          </table:table-cell>
          <table:table-cell office:value-type="float" office:value="894.23" table:style-name="ce1">
            <text:p>894,23</text:p>
          </table:table-cell>
          <table:table-cell office:value-type="float" office:value="104348350" table:style-name="ce3">
            <text:p>104348350</text:p>
          </table:table-cell>
          <table:table-cell office:value-type="float" office:value="810820" table:style-name="ce1">
            <text:p>810820</text:p>
          </table:table-cell>
          <table:table-cell office:value-type="float" office:value="33.74" table:style-name="ce1">
            <text:p>33,74</text:p>
          </table:table-cell>
          <table:table-cell office:value-type="float" office:value="30.93" table:style-name="ce1">
            <text:p>30,93</text:p>
          </table:table-cell>
          <table:table-cell office:value-type="float" office:value="92361" table:style-name="ce1">
            <text:p>92361</text:p>
          </table:table-cell>
          <table:table-cell office:value-type="float" office:value="41493" table:style-name="ce1">
            <text:p>41493</text:p>
          </table:table-cell>
          <table:table-cell office:value-type="float" office:value="5.37" table:formula="of:=MIN([.$B164];[.$F164];[.$J164];[.$N164];[.$R164];[.$V164];[.$Z164];[.$AD164];[.$AH164];[.$AL164];[.$AP164];[.$AT164];[.$AX164];[.$BB164];[.$BF164])" table:style-name="ce1">
            <text:p>5,37</text:p>
          </table:table-cell>
          <table:table-cell office:value-type="float" office:value="2.88" table:formula="of:=MIN([.$C164];[.$G164];[.$K164];[.$O164];[.$S164];[.$W164];[.$AA164];[.$AE164];[.$AI164];[.$AM164];[.$AQ164];[.$AU164];[.$AY164];[.$BC164];[.$BG164])" table:style-name="ce1">
            <text:p>2,88</text:p>
          </table:table-cell>
          <table:table-cell office:value-type="float" office:value="26752" table:formula="of:=MIN([.$D164];[.$H164];[.$L164];[.$P164];[.$T164];[.$X164];[.$AB164];[.$AF164];[.$AJ164];[.$AN164];[.$AR164];[.$AV164];[.$AZ164];[.$BD164];[.$BH164])" table:style-name="ce1">
            <text:p>26752</text:p>
          </table:table-cell>
          <table:table-cell office:value-type="float" office:value="5420" table:formula="of:=MIN([.$E164];[.$I164];[.$M164];[.$Q164];[.$U164];[.$Y164];[.$AC164];[.$AG164];[.$AK164];[.$AO164];[.$AS164];[.$AW164];[.$BA164];[.$BE164];[.$BI164])" table:style-name="ce1">
            <text:p>5420</text:p>
          </table:table-cell>
          <table:table-cell office:value-type="float" office:value="42.96" table:formula="of:=MEDIAN([.$B164];[.$F164];[.$J164];[.$N164];[.$R164];[.$V164];[.$Z164];[.$AD164];[.$AH164];[.$AL164];[.$AP164];[.$AT164];[.$AX164];[.$BB164];[.$BF164])" table:style-name="ce1">
            <text:p>42,96</text:p>
          </table:table-cell>
          <table:table-cell office:value-type="float" office:value="40.29" table:formula="of:=MEDIAN([.$C164];[.$G164];[.$K164];[.$O164];[.$S164];[.$W164];[.$AA164];[.$AE164];[.$AI164];[.$AM164];[.$AQ164];[.$AU164];[.$AY164];[.$BC164];[.$BG164])" table:style-name="ce1">
            <text:p>40,29</text:p>
          </table:table-cell>
          <table:table-cell office:value-type="float" office:value="210962" table:formula="of:=MEDIAN([.$D164];[.$H164];[.$L164];[.$P164];[.$T164];[.$X164];[.$AB164];[.$AF164];[.$AJ164];[.$AN164];[.$AR164];[.$AV164];[.$AZ164];[.$BD164];[.$BH164])" table:style-name="ce1">
            <text:p>210962</text:p>
          </table:table-cell>
          <table:table-cell office:value-type="float" office:value="44407" table:formula="of:=MEDIAN([.$E164];[.$I164];[.$M164];[.$Q164];[.$U164];[.$Y164];[.$AC164];[.$AG164];[.$AK164];[.$AO164];[.$AS164];[.$AW164];[.$BA164];[.$BE164];[.$BI164])" table:style-name="ce1">
            <text:p>44407</text:p>
          </table:table-cell>
          <table:table-cell office:value-type="float" office:value="21600" table:formula="of:=MAX([.$B164];[.$F164];[.$J164];[.$N164];[.$R164];[.$V164];[.$Z164];[.$AD164];[.$AH164];[.$AL164];[.$AP164];[.$AT164];[.$AX164];[.$BB164];[.$BF164])" table:style-name="ce1">
            <text:p>21600</text:p>
          </table:table-cell>
          <table:table-cell office:value-type="float" office:value="21600" table:formula="of:=MAX([.$C164];[.$G164];[.$K164];[.$O164];[.$S164];[.$W164];[.$AA164];[.$AE164];[.$AI164];[.$AM164];[.$AQ164];[.$AU164];[.$AY164];[.$BC164];[.$BG164])" table:style-name="ce1">
            <text:p>21600</text:p>
          </table:table-cell>
          <table:table-cell office:value-type="float" office:value="104348350" table:formula="of:=MAX([.$D164];[.$H164];[.$L164];[.$P164];[.$T164];[.$X164];[.$AB164];[.$AF164];[.$AJ164];[.$AN164];[.$AR164];[.$AV164];[.$AZ164];[.$BD164];[.$BH164])" table:style-name="ce1">
            <text:p>104348350</text:p>
          </table:table-cell>
          <table:table-cell office:value-type="float" office:value="23916113" table:formula="of:=MAX([.$E164];[.$I164];[.$M164];[.$Q164];[.$U164];[.$Y164];[.$AC164];[.$AG164];[.$AK164];[.$AO164];[.$AS164];[.$AW164];[.$BA164];[.$BE164];[.$BI164])" table:style-name="ce1">
            <text:p>23916113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30_w2.lp</text:p>
          </table:table-cell>
          <table:table-cell office:value-type="float" office:value="6.54" table:style-name="ce1">
            <text:p>6,54</text:p>
          </table:table-cell>
          <table:table-cell office:value-type="float" office:value="3.85" table:style-name="ce1">
            <text:p>3,85</text:p>
          </table:table-cell>
          <table:table-cell office:value-type="float" office:value="18858" table:style-name="ce1">
            <text:p>18858</text:p>
          </table:table-cell>
          <table:table-cell office:value-type="float" office:value="7036" table:style-name="ce1">
            <text:p>7036</text:p>
          </table:table-cell>
          <table:table-cell office:value-type="float" office:value="6.01" table:style-name="ce1">
            <text:p>6,01</text:p>
          </table:table-cell>
          <table:table-cell office:value-type="float" office:value="3.47" table:style-name="ce1">
            <text:p>3,47</text:p>
          </table:table-cell>
          <table:table-cell office:value-type="float" office:value="14922" table:style-name="ce1">
            <text:p>14922</text:p>
          </table:table-cell>
          <table:table-cell office:value-type="float" office:value="6681" table:style-name="ce1">
            <text:p>6681</text:p>
          </table:table-cell>
          <table:table-cell office:value-type="float" office:value="4.16" table:style-name="ce1">
            <text:p>4,16</text:p>
          </table:table-cell>
          <table:table-cell office:value-type="float" office:value="1.32" table:style-name="ce1">
            <text:p>1,32</text:p>
          </table:table-cell>
          <table:table-cell office:value-type="float" office:value="9346" table:style-name="ce1">
            <text:p>9346</text:p>
          </table:table-cell>
          <table:table-cell office:value-type="float" office:value="2658" table:style-name="ce1">
            <text:p>2658</text:p>
          </table:table-cell>
          <table:table-cell office:value-type="float" office:value="11.68" table:style-name="ce1">
            <text:p>11,68</text:p>
          </table:table-cell>
          <table:table-cell office:value-type="float" office:value="8.86" table:style-name="ce1">
            <text:p>8,86</text:p>
          </table:table-cell>
          <table:table-cell office:value-type="float" office:value="25408" table:style-name="ce1">
            <text:p>25408</text:p>
          </table:table-cell>
          <table:table-cell office:value-type="float" office:value="16998" table:style-name="ce1">
            <text:p>16998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1.43" table:style-name="ce1">
            <text:p>1,43</text:p>
          </table:table-cell>
          <table:table-cell office:value-type="float" office:value="5804" table:style-name="ce1">
            <text:p>5804</text:p>
          </table:table-cell>
          <table:table-cell office:value-type="float" office:value="2408" table:style-name="ce1">
            <text:p>2408</text:p>
          </table:table-cell>
          <table:table-cell office:value-type="float" office:value="10.39" table:style-name="ce1">
            <text:p>10,39</text:p>
          </table:table-cell>
          <table:table-cell office:value-type="float" office:value="8.07" table:style-name="ce1">
            <text:p>8,07</text:p>
          </table:table-cell>
          <table:table-cell office:value-type="float" office:value="28108" table:style-name="ce1">
            <text:p>28108</text:p>
          </table:table-cell>
          <table:table-cell office:value-type="float" office:value="18924" table:style-name="ce1">
            <text:p>18924</text:p>
          </table:table-cell>
          <table:table-cell office:value-type="float" office:value="17.5" table:style-name="ce1">
            <text:p>17,5</text:p>
          </table:table-cell>
          <table:table-cell office:value-type="float" office:value="14.81" table:style-name="ce1">
            <text:p>14,81</text:p>
          </table:table-cell>
          <table:table-cell office:value-type="float" office:value="35110" table:style-name="ce1">
            <text:p>35110</text:p>
          </table:table-cell>
          <table:table-cell office:value-type="float" office:value="25987" table:style-name="ce1">
            <text:p>25987</text:p>
          </table:table-cell>
          <table:table-cell office:value-type="float" office:value="7.72" table:style-name="ce1">
            <text:p>7,72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16500" table:style-name="ce1">
            <text:p>16500</text:p>
          </table:table-cell>
          <table:table-cell office:value-type="float" office:value="9819" table:style-name="ce1">
            <text:p>9819</text:p>
          </table:table-cell>
          <table:table-cell office:value-type="float" office:value="4.88" table:style-name="ce1">
            <text:p>4,88</text:p>
          </table:table-cell>
          <table:table-cell office:value-type="float" office:value="2.37" table:style-name="ce1">
            <text:p>2,37</text:p>
          </table:table-cell>
          <table:table-cell office:value-type="float" office:value="11045" table:style-name="ce1">
            <text:p>11045</text:p>
          </table:table-cell>
          <table:table-cell office:value-type="float" office:value="4464" table:style-name="ce1">
            <text:p>4464</text:p>
          </table:table-cell>
          <table:table-cell office:value-type="float" office:value="3.5" table:style-name="ce2">
            <text:p>3,5</text:p>
          </table:table-cell>
          <table:table-cell office:value-type="float" office:value="0.99" table:style-name="ce2">
            <text:p>0,99</text:p>
          </table:table-cell>
          <table:table-cell office:value-type="float" office:value="3901" table:style-name="ce2">
            <text:p>3901</text:p>
          </table:table-cell>
          <table:table-cell office:value-type="float" office:value="1577" table:style-name="ce1">
            <text:p>1577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7.33" table:style-name="ce1">
            <text:p>7,33</text:p>
          </table:table-cell>
          <table:table-cell office:value-type="float" office:value="19548" table:style-name="ce1">
            <text:p>19548</text:p>
          </table:table-cell>
          <table:table-cell office:value-type="float" office:value="13480" table:style-name="ce1">
            <text:p>13480</text:p>
          </table:table-cell>
          <table:table-cell office:value-type="float" office:value="15915" table:style-name="ce3">
            <text:p>15915</text:p>
          </table:table-cell>
          <table:table-cell office:value-type="float" office:value="15912.21" table:style-name="ce3">
            <text:p>15912,21</text:p>
          </table:table-cell>
          <table:table-cell office:value-type="float" office:value="110564184" table:style-name="ce3">
            <text:p>110564184</text:p>
          </table:table-cell>
          <table:table-cell office:value-type="float" office:value="20969700" table:style-name="ce3">
            <text:p>20969700</text:p>
          </table:table-cell>
          <table:table-cell office:value-type="float" office:value="11.15" table:style-name="ce1">
            <text:p>11,15</text:p>
          </table:table-cell>
          <table:table-cell office:value-type="float" office:value="1.39" table:style-name="ce1">
            <text:p>1,39</text:p>
          </table:table-cell>
          <table:table-cell office:value-type="float" office:value="7942" table:style-name="ce1">
            <text:p>7942</text:p>
          </table:table-cell>
          <table:table-cell office:value-type="float" office:value="1484" table:style-name="ce2">
            <text:p>1484</text:p>
          </table:table-cell>
          <table:table-cell office:value-type="float" office:value="16.66" table:style-name="ce1">
            <text:p>16,66</text:p>
          </table:table-cell>
          <table:table-cell office:value-type="float" office:value="5.14" table:style-name="ce1">
            <text:p>5,14</text:p>
          </table:table-cell>
          <table:table-cell office:value-type="float" office:value="278039" table:style-name="ce1">
            <text:p>278039</text:p>
          </table:table-cell>
          <table:table-cell office:value-type="float" office:value="3397" table:style-name="ce1">
            <text:p>3397</text:p>
          </table:table-cell>
          <table:table-cell office:value-type="float" office:value="11.59" table:style-name="ce1">
            <text:p>11,59</text:p>
          </table:table-cell>
          <table:table-cell office:value-type="float" office:value="8.9" table:style-name="ce1">
            <text:p>8,9</text:p>
          </table:table-cell>
          <table:table-cell office:value-type="float" office:value="25594" table:style-name="ce1">
            <text:p>25594</text:p>
          </table:table-cell>
          <table:table-cell office:value-type="float" office:value="17317" table:style-name="ce1">
            <text:p>17317</text:p>
          </table:table-cell>
          <table:table-cell office:value-type="float" office:value="3.5" table:formula="of:=MIN([.$B165];[.$F165];[.$J165];[.$N165];[.$R165];[.$V165];[.$Z165];[.$AD165];[.$AH165];[.$AL165];[.$AP165];[.$AT165];[.$AX165];[.$BB165];[.$BF165])" table:style-name="ce1">
            <text:p>3,5</text:p>
          </table:table-cell>
          <table:table-cell office:value-type="float" office:value="0.99" table:formula="of:=MIN([.$C165];[.$G165];[.$K165];[.$O165];[.$S165];[.$W165];[.$AA165];[.$AE165];[.$AI165];[.$AM165];[.$AQ165];[.$AU165];[.$AY165];[.$BC165];[.$BG165])" table:style-name="ce1">
            <text:p>0,99</text:p>
          </table:table-cell>
          <table:table-cell office:value-type="float" office:value="3901" table:formula="of:=MIN([.$D165];[.$H165];[.$L165];[.$P165];[.$T165];[.$X165];[.$AB165];[.$AF165];[.$AJ165];[.$AN165];[.$AR165];[.$AV165];[.$AZ165];[.$BD165];[.$BH165])" table:style-name="ce1">
            <text:p>3901</text:p>
          </table:table-cell>
          <table:table-cell office:value-type="float" office:value="1484" table:formula="of:=MIN([.$E165];[.$I165];[.$M165];[.$Q165];[.$U165];[.$Y165];[.$AC165];[.$AG165];[.$AK165];[.$AO165];[.$AS165];[.$AW165];[.$BA165];[.$BE165];[.$BI165])" table:style-name="ce1">
            <text:p>1484</text:p>
          </table:table-cell>
          <table:table-cell office:value-type="float" office:value="10.050000000000001" table:formula="of:=MEDIAN([.$B165];[.$F165];[.$J165];[.$N165];[.$R165];[.$V165];[.$Z165];[.$AD165];[.$AH165];[.$AL165];[.$AP165];[.$AT165];[.$AX165];[.$BB165];[.$BF165])" table:style-name="ce1">
            <text:p>10,05</text:p>
          </table:table-cell>
          <table:table-cell office:value-type="float" office:value="4.8899999999999997" table:formula="of:=MEDIAN([.$C165];[.$G165];[.$K165];[.$O165];[.$S165];[.$W165];[.$AA165];[.$AE165];[.$AI165];[.$AM165];[.$AQ165];[.$AU165];[.$AY165];[.$BC165];[.$BG165])" table:style-name="ce1">
            <text:p>4,89</text:p>
          </table:table-cell>
          <table:table-cell office:value-type="float" office:value="18858" table:formula="of:=MEDIAN([.$D165];[.$H165];[.$L165];[.$P165];[.$T165];[.$X165];[.$AB165];[.$AF165];[.$AJ165];[.$AN165];[.$AR165];[.$AV165];[.$AZ165];[.$BD165];[.$BH165])" table:style-name="ce1">
            <text:p>18858</text:p>
          </table:table-cell>
          <table:table-cell office:value-type="float" office:value="7036" table:formula="of:=MEDIAN([.$E165];[.$I165];[.$M165];[.$Q165];[.$U165];[.$Y165];[.$AC165];[.$AG165];[.$AK165];[.$AO165];[.$AS165];[.$AW165];[.$BA165];[.$BE165];[.$BI165])" table:style-name="ce1">
            <text:p>7036</text:p>
          </table:table-cell>
          <table:table-cell office:value-type="float" office:value="15915" table:formula="of:=MAX([.$B165];[.$F165];[.$J165];[.$N165];[.$R165];[.$V165];[.$Z165];[.$AD165];[.$AH165];[.$AL165];[.$AP165];[.$AT165];[.$AX165];[.$BB165];[.$BF165])" table:style-name="ce1">
            <text:p>15915</text:p>
          </table:table-cell>
          <table:table-cell office:value-type="float" office:value="15912.21" table:formula="of:=MAX([.$C165];[.$G165];[.$K165];[.$O165];[.$S165];[.$W165];[.$AA165];[.$AE165];[.$AI165];[.$AM165];[.$AQ165];[.$AU165];[.$AY165];[.$BC165];[.$BG165])" table:style-name="ce1">
            <text:p>15912,21</text:p>
          </table:table-cell>
          <table:table-cell office:value-type="float" office:value="110564184" table:formula="of:=MAX([.$D165];[.$H165];[.$L165];[.$P165];[.$T165];[.$X165];[.$AB165];[.$AF165];[.$AJ165];[.$AN165];[.$AR165];[.$AV165];[.$AZ165];[.$BD165];[.$BH165])" table:style-name="ce1">
            <text:p>110564184</text:p>
          </table:table-cell>
          <table:table-cell office:value-type="float" office:value="20969700" table:formula="of:=MAX([.$E165];[.$I165];[.$M165];[.$Q165];[.$U165];[.$Y165];[.$AC165];[.$AG165];[.$AK165];[.$AO165];[.$AS165];[.$AW165];[.$BA165];[.$BE165];[.$BI165])" table:style-name="ce1">
            <text:p>2096970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30_w3.lp</text:p>
          </table:table-cell>
          <table:table-cell office:value-type="float" office:value="73.02" table:style-name="ce1">
            <text:p>73,02</text:p>
          </table:table-cell>
          <table:table-cell office:value-type="float" office:value="69.56" table:style-name="ce1">
            <text:p>69,56</text:p>
          </table:table-cell>
          <table:table-cell office:value-type="float" office:value="529442" table:style-name="ce1">
            <text:p>529442</text:p>
          </table:table-cell>
          <table:table-cell office:value-type="float" office:value="110098" table:style-name="ce1">
            <text:p>110098</text:p>
          </table:table-cell>
          <table:table-cell office:value-type="float" office:value="75.66" table:style-name="ce1">
            <text:p>75,66</text:p>
          </table:table-cell>
          <table:table-cell office:value-type="float" office:value="72.180000000000007" table:style-name="ce1">
            <text:p>72,18</text:p>
          </table:table-cell>
          <table:table-cell office:value-type="float" office:value="195475" table:style-name="ce1">
            <text:p>195475</text:p>
          </table:table-cell>
          <table:table-cell office:value-type="float" office:value="118030" table:style-name="ce1">
            <text:p>118030</text:p>
          </table:table-cell>
          <table:table-cell office:value-type="float" office:value="16.75" table:style-name="ce1">
            <text:p>16,75</text:p>
          </table:table-cell>
          <table:table-cell office:value-type="float" office:value="12.97" table:style-name="ce1">
            <text:p>12,97</text:p>
          </table:table-cell>
          <table:table-cell office:value-type="float" office:value="126925" table:style-name="ce1">
            <text:p>126925</text:p>
          </table:table-cell>
          <table:table-cell office:value-type="float" office:value="18091" table:style-name="ce1">
            <text:p>18091</text:p>
          </table:table-cell>
          <table:table-cell office:value-type="float" office:value="41.89" table:style-name="ce1">
            <text:p>41,89</text:p>
          </table:table-cell>
          <table:table-cell office:value-type="float" office:value="38.32" table:style-name="ce1">
            <text:p>38,32</text:p>
          </table:table-cell>
          <table:table-cell office:value-type="float" office:value="99449" table:style-name="ce1">
            <text:p>99449</text:p>
          </table:table-cell>
          <table:table-cell office:value-type="float" office:value="69672" table:style-name="ce1">
            <text:p>69672</text:p>
          </table:table-cell>
          <table:table-cell office:value-type="float" office:value="56.07" table:style-name="ce1">
            <text:p>56,07</text:p>
          </table:table-cell>
          <table:table-cell office:value-type="float" office:value="52.64" table:style-name="ce1">
            <text:p>52,64</text:p>
          </table:table-cell>
          <table:table-cell office:value-type="float" office:value="207489" table:style-name="ce1">
            <text:p>207489</text:p>
          </table:table-cell>
          <table:table-cell office:value-type="float" office:value="70905" table:style-name="ce1">
            <text:p>70905</text:p>
          </table:table-cell>
          <table:table-cell office:value-type="float" office:value="53.73" table:style-name="ce1">
            <text:p>53,73</text:p>
          </table:table-cell>
          <table:table-cell office:value-type="float" office:value="50.01" table:style-name="ce1">
            <text:p>50,01</text:p>
          </table:table-cell>
          <table:table-cell office:value-type="float" office:value="142106" table:style-name="ce1">
            <text:p>142106</text:p>
          </table:table-cell>
          <table:table-cell office:value-type="float" office:value="77336" table:style-name="ce1">
            <text:p>77336</text:p>
          </table:table-cell>
          <table:table-cell office:value-type="float" office:value="16.809999999999999" table:style-name="ce1">
            <text:p>16,81</text:p>
          </table:table-cell>
          <table:table-cell office:value-type="float" office:value="12.91" table:style-name="ce1">
            <text:p>12,91</text:p>
          </table:table-cell>
          <table:table-cell office:value-type="float" office:value="28930" table:style-name="ce1">
            <text:p>28930</text:p>
          </table:table-cell>
          <table:table-cell office:value-type="float" office:value="18911" table:style-name="ce1">
            <text:p>18911</text:p>
          </table:table-cell>
          <table:table-cell office:value-type="float" office:value="23.89" table:style-name="ce1">
            <text:p>23,89</text:p>
          </table:table-cell>
          <table:table-cell office:value-type="float" office:value="20.23" table:style-name="ce1">
            <text:p>20,23</text:p>
          </table:table-cell>
          <table:table-cell office:value-type="float" office:value="44004" table:style-name="ce1">
            <text:p>44004</text:p>
          </table:table-cell>
          <table:table-cell office:value-type="float" office:value="29703" table:style-name="ce1">
            <text:p>29703</text:p>
          </table:table-cell>
          <table:table-cell office:value-type="float" office:value="222.43" table:style-name="ce1">
            <text:p>222,43</text:p>
          </table:table-cell>
          <table:table-cell office:value-type="float" office:value="219.09" table:style-name="ce1">
            <text:p>219,09</text:p>
          </table:table-cell>
          <table:table-cell office:value-type="float" office:value="625751" table:style-name="ce1">
            <text:p>625751</text:p>
          </table:table-cell>
          <table:table-cell office:value-type="float" office:value="332820" table:style-name="ce3">
            <text:p>332820</text:p>
          </table:table-cell>
          <table:table-cell office:value-type="float" office:value="70.37" table:style-name="ce1">
            <text:p>70,37</text:p>
          </table:table-cell>
          <table:table-cell office:value-type="float" office:value="66.760000000000005" table:style-name="ce1">
            <text:p>66,76</text:p>
          </table:table-cell>
          <table:table-cell office:value-type="float" office:value="189792" table:style-name="ce1">
            <text:p>189792</text:p>
          </table:table-cell>
          <table:table-cell office:value-type="float" office:value="91321" table:style-name="ce1">
            <text:p>91321</text:p>
          </table:table-cell>
          <table:table-cell office:value-type="float" office:value="26.02" table:style-name="ce1">
            <text:p>26,02</text:p>
          </table:table-cell>
          <table:table-cell office:value-type="float" office:value="22.55" table:style-name="ce1">
            <text:p>22,55</text:p>
          </table:table-cell>
          <table:table-cell office:value-type="float" office:value="114418" table:style-name="ce1">
            <text:p>114418</text:p>
          </table:table-cell>
          <table:table-cell office:value-type="float" office:value="31852" table:style-name="ce1">
            <text:p>31852</text:p>
          </table:table-cell>
          <table:table-cell office:value-type="float" office:value="11.45" table:style-name="ce1">
            <text:p>11,45</text:p>
          </table:table-cell>
          <table:table-cell office:value-type="float" office:value="7.77" table:style-name="ce2">
            <text:p>7,77</text:p>
          </table:table-cell>
          <table:table-cell office:value-type="float" office:value="28029" table:style-name="ce2">
            <text:p>28029</text:p>
          </table:table-cell>
          <table:table-cell office:value-type="float" office:value="13763" table:style-name="ce2">
            <text:p>13763</text:p>
          </table:table-cell>
          <table:table-cell office:value-type="float" office:value="84.79" table:style-name="ce1">
            <text:p>84,79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146269" table:style-name="ce1">
            <text:p>146269</text:p>
          </table:table-cell>
          <table:table-cell office:value-type="float" office:value="55151" table:style-name="ce1">
            <text:p>55151</text:p>
          </table:table-cell>
          <table:table-cell office:value-type="float" office:value="897.95" table:style-name="ce3">
            <text:p>897,95</text:p>
          </table:table-cell>
          <table:table-cell office:value-type="float" office:value="883.84" table:style-name="ce3">
            <text:p>883,84</text:p>
          </table:table-cell>
          <table:table-cell office:value-type="float" office:value="119953102" table:style-name="ce3">
            <text:p>119953102</text:p>
          </table:table-cell>
          <table:table-cell office:value-type="float" office:value="274006" table:style-name="ce1">
            <text:p>274006</text:p>
          </table:table-cell>
          <table:table-cell office:value-type="float" office:value="11.02" table:style-name="ce2">
            <text:p>11,02</text:p>
          </table:table-cell>
          <table:table-cell office:value-type="float" office:value="8.18" table:style-name="ce1">
            <text:p>8,18</text:p>
          </table:table-cell>
          <table:table-cell office:value-type="float" office:value="102235" table:style-name="ce1">
            <text:p>102235</text:p>
          </table:table-cell>
          <table:table-cell office:value-type="float" office:value="16168" table:style-name="ce1">
            <text:p>16168</text:p>
          </table:table-cell>
          <table:table-cell office:value-type="float" office:value="11.02" table:formula="of:=MIN([.$B166];[.$F166];[.$J166];[.$N166];[.$R166];[.$V166];[.$Z166];[.$AD166];[.$AH166];[.$AL166];[.$AP166];[.$AT166];[.$AX166];[.$BB166];[.$BF166])" table:style-name="ce1">
            <text:p>11,02</text:p>
          </table:table-cell>
          <table:table-cell office:value-type="float" office:value="7.77" table:formula="of:=MIN([.$C166];[.$G166];[.$K166];[.$O166];[.$S166];[.$W166];[.$AA166];[.$AE166];[.$AI166];[.$AM166];[.$AQ166];[.$AU166];[.$AY166];[.$BC166];[.$BG166])" table:style-name="ce1">
            <text:p>7,77</text:p>
          </table:table-cell>
          <table:table-cell office:value-type="float" office:value="28029" table:formula="of:=MIN([.$D166];[.$H166];[.$L166];[.$P166];[.$T166];[.$X166];[.$AB166];[.$AF166];[.$AJ166];[.$AN166];[.$AR166];[.$AV166];[.$AZ166];[.$BD166];[.$BH166])" table:style-name="ce1">
            <text:p>28029</text:p>
          </table:table-cell>
          <table:table-cell office:value-type="float" office:value="13763" table:formula="of:=MIN([.$E166];[.$I166];[.$M166];[.$Q166];[.$U166];[.$Y166];[.$AC166];[.$AG166];[.$AK166];[.$AO166];[.$AS166];[.$AW166];[.$BA166];[.$BE166];[.$BI166])" table:style-name="ce1">
            <text:p>13763</text:p>
          </table:table-cell>
          <table:table-cell office:value-type="float" office:value="53.73" table:formula="of:=MEDIAN([.$B166];[.$F166];[.$J166];[.$N166];[.$R166];[.$V166];[.$Z166];[.$AD166];[.$AH166];[.$AL166];[.$AP166];[.$AT166];[.$AX166];[.$BB166];[.$BF166])" table:style-name="ce1">
            <text:p>53,73</text:p>
          </table:table-cell>
          <table:table-cell office:value-type="float" office:value="50.01" table:formula="of:=MEDIAN([.$C166];[.$G166];[.$K166];[.$O166];[.$S166];[.$W166];[.$AA166];[.$AE166];[.$AI166];[.$AM166];[.$AQ166];[.$AU166];[.$AY166];[.$BC166];[.$BG166])" table:style-name="ce1">
            <text:p>50,01</text:p>
          </table:table-cell>
          <table:table-cell office:value-type="float" office:value="142106" table:formula="of:=MEDIAN([.$D166];[.$H166];[.$L166];[.$P166];[.$T166];[.$X166];[.$AB166];[.$AF166];[.$AJ166];[.$AN166];[.$AR166];[.$AV166];[.$AZ166];[.$BD166];[.$BH166])" table:style-name="ce1">
            <text:p>142106</text:p>
          </table:table-cell>
          <table:table-cell office:value-type="float" office:value="69672" table:formula="of:=MEDIAN([.$E166];[.$I166];[.$M166];[.$Q166];[.$U166];[.$Y166];[.$AC166];[.$AG166];[.$AK166];[.$AO166];[.$AS166];[.$AW166];[.$BA166];[.$BE166];[.$BI166])" table:style-name="ce1">
            <text:p>69672</text:p>
          </table:table-cell>
          <table:table-cell office:value-type="float" office:value="897.95" table:formula="of:=MAX([.$B166];[.$F166];[.$J166];[.$N166];[.$R166];[.$V166];[.$Z166];[.$AD166];[.$AH166];[.$AL166];[.$AP166];[.$AT166];[.$AX166];[.$BB166];[.$BF166])" table:style-name="ce1">
            <text:p>897,95</text:p>
          </table:table-cell>
          <table:table-cell office:value-type="float" office:value="883.84" table:formula="of:=MAX([.$C166];[.$G166];[.$K166];[.$O166];[.$S166];[.$W166];[.$AA166];[.$AE166];[.$AI166];[.$AM166];[.$AQ166];[.$AU166];[.$AY166];[.$BC166];[.$BG166])" table:style-name="ce1">
            <text:p>883,84</text:p>
          </table:table-cell>
          <table:table-cell office:value-type="float" office:value="119953102" table:formula="of:=MAX([.$D166];[.$H166];[.$L166];[.$P166];[.$T166];[.$X166];[.$AB166];[.$AF166];[.$AJ166];[.$AN166];[.$AR166];[.$AV166];[.$AZ166];[.$BD166];[.$BH166])" table:style-name="ce1">
            <text:p>119953102</text:p>
          </table:table-cell>
          <table:table-cell office:value-type="float" office:value="332820" table:formula="of:=MAX([.$E166];[.$I166];[.$M166];[.$Q166];[.$U166];[.$Y166];[.$AC166];[.$AG166];[.$AK166];[.$AO166];[.$AS166];[.$AW166];[.$BA166];[.$BE166];[.$BI166])" table:style-name="ce1">
            <text:p>33282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30_w4.lp</text:p>
          </table:table-cell>
          <table:table-cell office:value-type="float" office:value="16.96" table:style-name="ce1">
            <text:p>16,96</text:p>
          </table:table-cell>
          <table:table-cell office:value-type="float" office:value="12.9" table:style-name="ce1">
            <text:p>12,9</text:p>
          </table:table-cell>
          <table:table-cell office:value-type="float" office:value="63663" table:style-name="ce1">
            <text:p>63663</text:p>
          </table:table-cell>
          <table:table-cell office:value-type="float" office:value="13761" table:style-name="ce1">
            <text:p>13761</text:p>
          </table:table-cell>
          <table:table-cell office:value-type="float" office:value="9.23" table:style-name="ce1">
            <text:p>9,23</text:p>
          </table:table-cell>
          <table:table-cell office:value-type="float" office:value="5.38" table:style-name="ce1">
            <text:p>5,38</text:p>
          </table:table-cell>
          <table:table-cell office:value-type="float" office:value="41674" table:style-name="ce1">
            <text:p>41674</text:p>
          </table:table-cell>
          <table:table-cell office:value-type="float" office:value="6245" table:style-name="ce1">
            <text:p>6245</text:p>
          </table:table-cell>
          <table:table-cell office:value-type="float" office:value="61.29" table:style-name="ce1">
            <text:p>61,29</text:p>
          </table:table-cell>
          <table:table-cell office:value-type="float" office:value="57.45" table:style-name="ce1">
            <text:p>57,45</text:p>
          </table:table-cell>
          <table:table-cell office:value-type="float" office:value="404277" table:style-name="ce1">
            <text:p>404277</text:p>
          </table:table-cell>
          <table:table-cell office:value-type="float" office:value="52438" table:style-name="ce1">
            <text:p>52438</text:p>
          </table:table-cell>
          <table:table-cell office:value-type="float" office:value="40.68" table:style-name="ce1">
            <text:p>40,68</text:p>
          </table:table-cell>
          <table:table-cell office:value-type="float" office:value="36.630000000000003" table:style-name="ce1">
            <text:p>36,63</text:p>
          </table:table-cell>
          <table:table-cell office:value-type="float" office:value="76436" table:style-name="ce1">
            <text:p>76436</text:p>
          </table:table-cell>
          <table:table-cell office:value-type="float" office:value="34965" table:style-name="ce1">
            <text:p>34965</text:p>
          </table:table-cell>
          <table:table-cell office:value-type="float" office:value="8.76" table:style-name="ce2">
            <text:p>8,76</text:p>
          </table:table-cell>
          <table:table-cell office:value-type="float" office:value="4.8899999999999997" table:style-name="ce2">
            <text:p>4,89</text:p>
          </table:table-cell>
          <table:table-cell office:value-type="float" office:value="46634" table:style-name="ce1">
            <text:p>46634</text:p>
          </table:table-cell>
          <table:table-cell office:value-type="float" office:value="4437" table:style-name="ce2">
            <text:p>4437</text:p>
          </table:table-cell>
          <table:table-cell office:value-type="float" office:value="12.76" table:style-name="ce1">
            <text:p>12,76</text:p>
          </table:table-cell>
          <table:table-cell office:value-type="float" office:value="8.85" table:style-name="ce1">
            <text:p>8,85</text:p>
          </table:table-cell>
          <table:table-cell office:value-type="float" office:value="24244" table:style-name="ce1">
            <text:p>24244</text:p>
          </table:table-cell>
          <table:table-cell office:value-type="float" office:value="9775" table:style-name="ce1">
            <text:p>9775</text:p>
          </table:table-cell>
          <table:table-cell office:value-type="float" office:value="14.7" table:style-name="ce1">
            <text:p>14,7</text:p>
          </table:table-cell>
          <table:table-cell office:value-type="float" office:value="10.41" table:style-name="ce1">
            <text:p>10,41</text:p>
          </table:table-cell>
          <table:table-cell office:value-type="float" office:value="17686" table:style-name="ce2">
            <text:p>17686</text:p>
          </table:table-cell>
          <table:table-cell office:value-type="float" office:value="11342" table:style-name="ce1">
            <text:p>11342</text:p>
          </table:table-cell>
          <table:table-cell office:value-type="float" office:value="24.47" table:style-name="ce1">
            <text:p>24,47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31482" table:style-name="ce1">
            <text:p>31482</text:p>
          </table:table-cell>
          <table:table-cell office:value-type="float" office:value="19907" table:style-name="ce1">
            <text:p>19907</text:p>
          </table:table-cell>
          <table:table-cell office:value-type="float" office:value="20.61" table:style-name="ce1">
            <text:p>20,61</text:p>
          </table:table-cell>
          <table:table-cell office:value-type="float" office:value="16.57" table:style-name="ce1">
            <text:p>16,57</text:p>
          </table:table-cell>
          <table:table-cell office:value-type="float" office:value="55608" table:style-name="ce1">
            <text:p>55608</text:p>
          </table:table-cell>
          <table:table-cell office:value-type="float" office:value="17332" table:style-name="ce1">
            <text:p>17332</text:p>
          </table:table-cell>
          <table:table-cell office:value-type="float" office:value="13" table:style-name="ce1">
            <text:p>13</text:p>
          </table:table-cell>
          <table:table-cell office:value-type="float" office:value="9.06" table:style-name="ce1">
            <text:p>9,06</text:p>
          </table:table-cell>
          <table:table-cell office:value-type="float" office:value="21377" table:style-name="ce1">
            <text:p>21377</text:p>
          </table:table-cell>
          <table:table-cell office:value-type="float" office:value="9448" table:style-name="ce1">
            <text:p>9448</text:p>
          </table:table-cell>
          <table:table-cell office:value-type="float" office:value="17.89" table:style-name="ce1">
            <text:p>17,89</text:p>
          </table:table-cell>
          <table:table-cell office:value-type="float" office:value="14.05" table:style-name="ce1">
            <text:p>14,05</text:p>
          </table:table-cell>
          <table:table-cell office:value-type="float" office:value="31711" table:style-name="ce1">
            <text:p>31711</text:p>
          </table:table-cell>
          <table:table-cell office:value-type="float" office:value="14978" table:style-name="ce1">
            <text:p>14978</text:p>
          </table:table-cell>
          <table:table-cell office:value-type="float" office:value="290.33" table:style-name="ce3">
            <text:p>290,33</text:p>
          </table:table-cell>
          <table:table-cell office:value-type="float" office:value="286.27" table:style-name="ce3">
            <text:p>286,27</text:p>
          </table:table-cell>
          <table:table-cell office:value-type="float" office:value="1262522" table:style-name="ce3">
            <text:p>1262522</text:p>
          </table:table-cell>
          <table:table-cell office:value-type="float" office:value="330899" table:style-name="ce3">
            <text:p>330899</text:p>
          </table:table-cell>
          <table:table-cell office:value-type="float" office:value="64.75" table:style-name="ce1">
            <text:p>64,75</text:p>
          </table:table-cell>
          <table:table-cell office:value-type="float" office:value="48.43" table:style-name="ce1">
            <text:p>48,43</text:p>
          </table:table-cell>
          <table:table-cell office:value-type="float" office:value="315685" table:style-name="ce1">
            <text:p>315685</text:p>
          </table:table-cell>
          <table:table-cell office:value-type="float" office:value="30943" table:style-name="ce1">
            <text:p>30943</text:p>
          </table:table-cell>
          <table:table-cell office:value-type="float" office:value="37.86" table:style-name="ce1">
            <text:p>37,86</text:p>
          </table:table-cell>
          <table:table-cell office:value-type="float" office:value="19.14" table:style-name="ce1">
            <text:p>19,14</text:p>
          </table:table-cell>
          <table:table-cell office:value-type="float" office:value="870644" table:style-name="ce1">
            <text:p>870644</text:p>
          </table:table-cell>
          <table:table-cell office:value-type="float" office:value="12201" table:style-name="ce1">
            <text:p>12201</text:p>
          </table:table-cell>
          <table:table-cell office:value-type="float" office:value="21.24" table:style-name="ce1">
            <text:p>21,24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38527" table:style-name="ce1">
            <text:p>38527</text:p>
          </table:table-cell>
          <table:table-cell office:value-type="float" office:value="15796" table:style-name="ce1">
            <text:p>15796</text:p>
          </table:table-cell>
          <table:table-cell office:value-type="float" office:value="8.76" table:formula="of:=MIN([.$B167];[.$F167];[.$J167];[.$N167];[.$R167];[.$V167];[.$Z167];[.$AD167];[.$AH167];[.$AL167];[.$AP167];[.$AT167];[.$AX167];[.$BB167];[.$BF167])" table:style-name="ce1">
            <text:p>8,76</text:p>
          </table:table-cell>
          <table:table-cell office:value-type="float" office:value="4.8899999999999997" table:formula="of:=MIN([.$C167];[.$G167];[.$K167];[.$O167];[.$S167];[.$W167];[.$AA167];[.$AE167];[.$AI167];[.$AM167];[.$AQ167];[.$AU167];[.$AY167];[.$BC167];[.$BG167])" table:style-name="ce1">
            <text:p>4,89</text:p>
          </table:table-cell>
          <table:table-cell office:value-type="float" office:value="17686" table:formula="of:=MIN([.$D167];[.$H167];[.$L167];[.$P167];[.$T167];[.$X167];[.$AB167];[.$AF167];[.$AJ167];[.$AN167];[.$AR167];[.$AV167];[.$AZ167];[.$BD167];[.$BH167])" table:style-name="ce1">
            <text:p>17686</text:p>
          </table:table-cell>
          <table:table-cell office:value-type="float" office:value="4437" table:formula="of:=MIN([.$E167];[.$I167];[.$M167];[.$Q167];[.$U167];[.$Y167];[.$AC167];[.$AG167];[.$AK167];[.$AO167];[.$AS167];[.$AW167];[.$BA167];[.$BE167];[.$BI167])" table:style-name="ce1">
            <text:p>4437</text:p>
          </table:table-cell>
          <table:table-cell office:value-type="float" office:value="20.61" table:formula="of:=MEDIAN([.$B167];[.$F167];[.$J167];[.$N167];[.$R167];[.$V167];[.$Z167];[.$AD167];[.$AH167];[.$AL167];[.$AP167];[.$AT167];[.$AX167];[.$BB167];[.$BF167])" table:style-name="ce1">
            <text:p>20,61</text:p>
          </table:table-cell>
          <table:table-cell office:value-type="float" office:value="16.57" table:formula="of:=MEDIAN([.$C167];[.$G167];[.$K167];[.$O167];[.$S167];[.$W167];[.$AA167];[.$AE167];[.$AI167];[.$AM167];[.$AQ167];[.$AU167];[.$AY167];[.$BC167];[.$BG167])" table:style-name="ce1">
            <text:p>16,57</text:p>
          </table:table-cell>
          <table:table-cell office:value-type="float" office:value="46634" table:formula="of:=MEDIAN([.$D167];[.$H167];[.$L167];[.$P167];[.$T167];[.$X167];[.$AB167];[.$AF167];[.$AJ167];[.$AN167];[.$AR167];[.$AV167];[.$AZ167];[.$BD167];[.$BH167])" table:style-name="ce1">
            <text:p>46634</text:p>
          </table:table-cell>
          <table:table-cell office:value-type="float" office:value="14978" table:formula="of:=MEDIAN([.$E167];[.$I167];[.$M167];[.$Q167];[.$U167];[.$Y167];[.$AC167];[.$AG167];[.$AK167];[.$AO167];[.$AS167];[.$AW167];[.$BA167];[.$BE167];[.$BI167])" table:style-name="ce1">
            <text:p>14978</text:p>
          </table:table-cell>
          <table:table-cell office:value-type="float" office:value="290.33" table:formula="of:=MAX([.$B167];[.$F167];[.$J167];[.$N167];[.$R167];[.$V167];[.$Z167];[.$AD167];[.$AH167];[.$AL167];[.$AP167];[.$AT167];[.$AX167];[.$BB167];[.$BF167])" table:style-name="ce1">
            <text:p>290,33</text:p>
          </table:table-cell>
          <table:table-cell office:value-type="float" office:value="286.27" table:formula="of:=MAX([.$C167];[.$G167];[.$K167];[.$O167];[.$S167];[.$W167];[.$AA167];[.$AE167];[.$AI167];[.$AM167];[.$AQ167];[.$AU167];[.$AY167];[.$BC167];[.$BG167])" table:style-name="ce1">
            <text:p>286,27</text:p>
          </table:table-cell>
          <table:table-cell office:value-type="float" office:value="1262522" table:formula="of:=MAX([.$D167];[.$H167];[.$L167];[.$P167];[.$T167];[.$X167];[.$AB167];[.$AF167];[.$AJ167];[.$AN167];[.$AR167];[.$AV167];[.$AZ167];[.$BD167];[.$BH167])" table:style-name="ce1">
            <text:p>1262522</text:p>
          </table:table-cell>
          <table:table-cell office:value-type="float" office:value="330899" table:formula="of:=MAX([.$E167];[.$I167];[.$M167];[.$Q167];[.$U167];[.$Y167];[.$AC167];[.$AG167];[.$AK167];[.$AO167];[.$AS167];[.$AW167];[.$BA167];[.$BE167];[.$BI167])" table:style-name="ce1">
            <text:p>33089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2_a35_w3.lp</text:p>
          </table:table-cell>
          <table:table-cell office:value-type="float" office:value="518.54999999999995" table:style-name="ce1">
            <text:p>518,55</text:p>
          </table:table-cell>
          <table:table-cell office:value-type="float" office:value="513.94000000000005" table:style-name="ce1">
            <text:p>513,94</text:p>
          </table:table-cell>
          <table:table-cell office:value-type="float" office:value="1349673" table:style-name="ce1">
            <text:p>1349673</text:p>
          </table:table-cell>
          <table:table-cell office:value-type="float" office:value="778584" table:style-name="ce1">
            <text:p>778584</text:p>
          </table:table-cell>
          <table:table-cell office:value-type="float" office:value="137.63" table:style-name="ce1">
            <text:p>137,63</text:p>
          </table:table-cell>
          <table:table-cell office:value-type="float" office:value="133.04" table:style-name="ce1">
            <text:p>133,04</text:p>
          </table:table-cell>
          <table:table-cell office:value-type="float" office:value="333499" table:style-name="ce1">
            <text:p>333499</text:p>
          </table:table-cell>
          <table:table-cell office:value-type="float" office:value="202704" table:style-name="ce1">
            <text:p>202704</text:p>
          </table:table-cell>
          <table:table-cell office:value-type="float" office:value="107.73" table:style-name="ce1">
            <text:p>107,73</text:p>
          </table:table-cell>
          <table:table-cell office:value-type="float" office:value="103.79" table:style-name="ce1">
            <text:p>103,79</text:p>
          </table:table-cell>
          <table:table-cell office:value-type="float" office:value="433681" table:style-name="ce1">
            <text:p>433681</text:p>
          </table:table-cell>
          <table:table-cell office:value-type="float" office:value="209236" table:style-name="ce1">
            <text:p>209236</text:p>
          </table:table-cell>
          <table:table-cell office:value-type="float" office:value="147.46" table:style-name="ce1">
            <text:p>147,46</text:p>
          </table:table-cell>
          <table:table-cell office:value-type="float" office:value="143.13999999999999" table:style-name="ce1">
            <text:p>143,14</text:p>
          </table:table-cell>
          <table:table-cell office:value-type="float" office:value="319996" table:style-name="ce1">
            <text:p>319996</text:p>
          </table:table-cell>
          <table:table-cell office:value-type="float" office:value="202022" table:style-name="ce1">
            <text:p>202022</text:p>
          </table:table-cell>
          <table:table-cell office:value-type="float" office:value="80.11" table:style-name="ce2">
            <text:p>80,11</text:p>
          </table:table-cell>
          <table:table-cell office:value-type="float" office:value="75.650000000000006" table:style-name="ce2">
            <text:p>75,65</text:p>
          </table:table-cell>
          <table:table-cell office:value-type="float" office:value="243562" table:style-name="ce1">
            <text:p>243562</text:p>
          </table:table-cell>
          <table:table-cell office:value-type="float" office:value="114068" table:style-name="ce1">
            <text:p>114068</text:p>
          </table:table-cell>
          <table:table-cell office:value-type="float" office:value="661.93" table:style-name="ce1">
            <text:p>661,93</text:p>
          </table:table-cell>
          <table:table-cell office:value-type="float" office:value="657.38" table:style-name="ce1">
            <text:p>657,38</text:p>
          </table:table-cell>
          <table:table-cell office:value-type="float" office:value="3011998" table:style-name="ce1">
            <text:p>3011998</text:p>
          </table:table-cell>
          <table:table-cell office:value-type="float" office:value="1169727" table:style-name="ce1">
            <text:p>1169727</text:p>
          </table:table-cell>
          <table:table-cell office:value-type="float" office:value="89.14" table:style-name="ce1">
            <text:p>89,14</text:p>
          </table:table-cell>
          <table:table-cell office:value-type="float" office:value="84.86" table:style-name="ce1">
            <text:p>84,86</text:p>
          </table:table-cell>
          <table:table-cell office:value-type="float" office:value="142283" table:style-name="ce1">
            <text:p>142283</text:p>
          </table:table-cell>
          <table:table-cell office:value-type="float" office:value="124977" table:style-name="ce1">
            <text:p>124977</text:p>
          </table:table-cell>
          <table:table-cell office:value-type="float" office:value="82.55" table:style-name="ce1">
            <text:p>82,55</text:p>
          </table:table-cell>
          <table:table-cell office:value-type="float" office:value="78.36" table:style-name="ce1">
            <text:p>78,36</text:p>
          </table:table-cell>
          <table:table-cell office:value-type="float" office:value="120057" table:style-name="ce2">
            <text:p>120057</text:p>
          </table:table-cell>
          <table:table-cell office:value-type="float" office:value="106400" table:style-name="ce2">
            <text:p>106400</text:p>
          </table:table-cell>
          <table:table-cell office:value-type="float" office:value="119.51" table:style-name="ce1">
            <text:p>119,51</text:p>
          </table:table-cell>
          <table:table-cell office:value-type="float" office:value="114.94" table:style-name="ce1">
            <text:p>114,94</text:p>
          </table:table-cell>
          <table:table-cell office:value-type="float" office:value="251670" table:style-name="ce1">
            <text:p>251670</text:p>
          </table:table-cell>
          <table:table-cell office:value-type="float" office:value="164370" table:style-name="ce1">
            <text:p>164370</text:p>
          </table:table-cell>
          <table:table-cell office:value-type="float" office:value="83.26" table:style-name="ce1">
            <text:p>83,26</text:p>
          </table:table-cell>
          <table:table-cell office:value-type="float" office:value="78.7" table:style-name="ce1">
            <text:p>78,7</text:p>
          </table:table-cell>
          <table:table-cell office:value-type="float" office:value="177238" table:style-name="ce1">
            <text:p>177238</text:p>
          </table:table-cell>
          <table:table-cell office:value-type="float" office:value="120539" table:style-name="ce1">
            <text:p>120539</text:p>
          </table:table-cell>
          <table:table-cell office:value-type="float" office:value="159.25" table:style-name="ce1">
            <text:p>159,25</text:p>
          </table:table-cell>
          <table:table-cell office:value-type="float" office:value="154.97999999999999" table:style-name="ce1">
            <text:p>154,98</text:p>
          </table:table-cell>
          <table:table-cell office:value-type="float" office:value="303275" table:style-name="ce1">
            <text:p>303275</text:p>
          </table:table-cell>
          <table:table-cell office:value-type="float" office:value="209381" table:style-name="ce1">
            <text:p>209381</text:p>
          </table:table-cell>
          <table:table-cell office:value-type="float" office:value="7648.07" table:style-name="ce3">
            <text:p>7648,07</text:p>
          </table:table-cell>
          <table:table-cell office:value-type="float" office:value="7644.02" table:style-name="ce3">
            <text:p>7644,02</text:p>
          </table:table-cell>
          <table:table-cell office:value-type="float" office:value="19031731" table:style-name="ce3">
            <text:p>19031731</text:p>
          </table:table-cell>
          <table:table-cell office:value-type="float" office:value="12646540" table:style-name="ce3">
            <text:p>12646540</text:p>
          </table:table-cell>
          <table:table-cell office:value-type="float" office:value="189.21" table:style-name="ce1">
            <text:p>189,21</text:p>
          </table:table-cell>
          <table:table-cell office:value-type="float" office:value="173.06" table:style-name="ce1">
            <text:p>173,06</text:p>
          </table:table-cell>
          <table:table-cell office:value-type="float" office:value="213732" table:style-name="ce1">
            <text:p>213732</text:p>
          </table:table-cell>
          <table:table-cell office:value-type="float" office:value="159936" table:style-name="ce1">
            <text:p>159936</text:p>
          </table:table-cell>
          <table:table-cell office:value-type="float" office:value="237.13" table:style-name="ce1">
            <text:p>237,13</text:p>
          </table:table-cell>
          <table:table-cell office:value-type="float" office:value="219.34" table:style-name="ce1">
            <text:p>219,34</text:p>
          </table:table-cell>
          <table:table-cell office:value-type="float" office:value="544506" table:style-name="ce1">
            <text:p>544506</text:p>
          </table:table-cell>
          <table:table-cell office:value-type="float" office:value="331892" table:style-name="ce1">
            <text:p>331892</text:p>
          </table:table-cell>
          <table:table-cell office:value-type="float" office:value="80.180000000000007" table:style-name="ce1">
            <text:p>80,18</text:p>
          </table:table-cell>
          <table:table-cell office:value-type="float" office:value="75.83" table:style-name="ce1">
            <text:p>75,83</text:p>
          </table:table-cell>
          <table:table-cell office:value-type="float" office:value="186464" table:style-name="ce1">
            <text:p>186464</text:p>
          </table:table-cell>
          <table:table-cell office:value-type="float" office:value="112601" table:style-name="ce1">
            <text:p>112601</text:p>
          </table:table-cell>
          <table:table-cell office:value-type="float" office:value="80.11" table:formula="of:=MIN([.$B168];[.$F168];[.$J168];[.$N168];[.$R168];[.$V168];[.$Z168];[.$AD168];[.$AH168];[.$AL168];[.$AP168];[.$AT168];[.$AX168];[.$BB168];[.$BF168])" table:style-name="ce1">
            <text:p>80,11</text:p>
          </table:table-cell>
          <table:table-cell office:value-type="float" office:value="75.650000000000006" table:formula="of:=MIN([.$C168];[.$G168];[.$K168];[.$O168];[.$S168];[.$W168];[.$AA168];[.$AE168];[.$AI168];[.$AM168];[.$AQ168];[.$AU168];[.$AY168];[.$BC168];[.$BG168])" table:style-name="ce1">
            <text:p>75,65</text:p>
          </table:table-cell>
          <table:table-cell office:value-type="float" office:value="120057" table:formula="of:=MIN([.$D168];[.$H168];[.$L168];[.$P168];[.$T168];[.$X168];[.$AB168];[.$AF168];[.$AJ168];[.$AN168];[.$AR168];[.$AV168];[.$AZ168];[.$BD168];[.$BH168])" table:style-name="ce1">
            <text:p>120057</text:p>
          </table:table-cell>
          <table:table-cell office:value-type="float" office:value="106400" table:formula="of:=MIN([.$E168];[.$I168];[.$M168];[.$Q168];[.$U168];[.$Y168];[.$AC168];[.$AG168];[.$AK168];[.$AO168];[.$AS168];[.$AW168];[.$BA168];[.$BE168];[.$BI168])" table:style-name="ce1">
            <text:p>106400</text:p>
          </table:table-cell>
          <table:table-cell office:value-type="float" office:value="137.63" table:formula="of:=MEDIAN([.$B168];[.$F168];[.$J168];[.$N168];[.$R168];[.$V168];[.$Z168];[.$AD168];[.$AH168];[.$AL168];[.$AP168];[.$AT168];[.$AX168];[.$BB168];[.$BF168])" table:style-name="ce1">
            <text:p>137,63</text:p>
          </table:table-cell>
          <table:table-cell office:value-type="float" office:value="133.04" table:formula="of:=MEDIAN([.$C168];[.$G168];[.$K168];[.$O168];[.$S168];[.$W168];[.$AA168];[.$AE168];[.$AI168];[.$AM168];[.$AQ168];[.$AU168];[.$AY168];[.$BC168];[.$BG168])" table:style-name="ce1">
            <text:p>133,04</text:p>
          </table:table-cell>
          <table:table-cell office:value-type="float" office:value="303275" table:formula="of:=MEDIAN([.$D168];[.$H168];[.$L168];[.$P168];[.$T168];[.$X168];[.$AB168];[.$AF168];[.$AJ168];[.$AN168];[.$AR168];[.$AV168];[.$AZ168];[.$BD168];[.$BH168])" table:style-name="ce1">
            <text:p>303275</text:p>
          </table:table-cell>
          <table:table-cell office:value-type="float" office:value="202022" table:formula="of:=MEDIAN([.$E168];[.$I168];[.$M168];[.$Q168];[.$U168];[.$Y168];[.$AC168];[.$AG168];[.$AK168];[.$AO168];[.$AS168];[.$AW168];[.$BA168];[.$BE168];[.$BI168])" table:style-name="ce1">
            <text:p>202022</text:p>
          </table:table-cell>
          <table:table-cell office:value-type="float" office:value="7648.07" table:formula="of:=MAX([.$B168];[.$F168];[.$J168];[.$N168];[.$R168];[.$V168];[.$Z168];[.$AD168];[.$AH168];[.$AL168];[.$AP168];[.$AT168];[.$AX168];[.$BB168];[.$BF168])" table:style-name="ce1">
            <text:p>7648,07</text:p>
          </table:table-cell>
          <table:table-cell office:value-type="float" office:value="7644.02" table:formula="of:=MAX([.$C168];[.$G168];[.$K168];[.$O168];[.$S168];[.$W168];[.$AA168];[.$AE168];[.$AI168];[.$AM168];[.$AQ168];[.$AU168];[.$AY168];[.$BC168];[.$BG168])" table:style-name="ce1">
            <text:p>7644,02</text:p>
          </table:table-cell>
          <table:table-cell office:value-type="float" office:value="19031731" table:formula="of:=MAX([.$D168];[.$H168];[.$L168];[.$P168];[.$T168];[.$X168];[.$AB168];[.$AF168];[.$AJ168];[.$AN168];[.$AR168];[.$AV168];[.$AZ168];[.$BD168];[.$BH168])" table:style-name="ce1">
            <text:p>19031731</text:p>
          </table:table-cell>
          <table:table-cell office:value-type="float" office:value="12646540" table:formula="of:=MAX([.$E168];[.$I168];[.$M168];[.$Q168];[.$U168];[.$Y168];[.$AC168];[.$AG168];[.$AK168];[.$AO168];[.$AS168];[.$AW168];[.$BA168];[.$BE168];[.$BI168])" table:style-name="ce1">
            <text:p>1264654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15_w1.lp</text:p>
          </table:table-cell>
          <table:table-cell office:value-type="float" office:value="19.829999999999998" table:style-name="ce1">
            <text:p>19,83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90900" table:style-name="ce1">
            <text:p>90900</text:p>
          </table:table-cell>
          <table:table-cell office:value-type="float" office:value="38518" table:style-name="ce1">
            <text:p>38518</text:p>
          </table:table-cell>
          <table:table-cell office:value-type="float" office:value="7.13" table:style-name="ce1">
            <text:p>7,13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35457" table:style-name="ce1">
            <text:p>35457</text:p>
          </table:table-cell>
          <table:table-cell office:value-type="float" office:value="10412" table:style-name="ce1">
            <text:p>10412</text:p>
          </table:table-cell>
          <table:table-cell office:value-type="float" office:value="5.34" table:style-name="ce1">
            <text:p>5,34</text:p>
          </table:table-cell>
          <table:table-cell office:value-type="float" office:value="2.86" table:style-name="ce1">
            <text:p>2,86</text:p>
          </table:table-cell>
          <table:table-cell office:value-type="float" office:value="19264" table:style-name="ce1">
            <text:p>19264</text:p>
          </table:table-cell>
          <table:table-cell office:value-type="float" office:value="6810" table:style-name="ce1">
            <text:p>6810</text:p>
          </table:table-cell>
          <table:table-cell office:value-type="float" office:value="15.87" table:style-name="ce1">
            <text:p>15,87</text:p>
          </table:table-cell>
          <table:table-cell office:value-type="float" office:value="13.67" table:style-name="ce1">
            <text:p>13,67</text:p>
          </table:table-cell>
          <table:table-cell office:value-type="float" office:value="38504" table:style-name="ce1">
            <text:p>38504</text:p>
          </table:table-cell>
          <table:table-cell office:value-type="float" office:value="27078" table:style-name="ce1">
            <text:p>27078</text:p>
          </table:table-cell>
          <table:table-cell office:value-type="float" office:value="21.09" table:style-name="ce1">
            <text:p>21,09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87888" table:style-name="ce1">
            <text:p>87888</text:p>
          </table:table-cell>
          <table:table-cell office:value-type="float" office:value="33986" table:style-name="ce1">
            <text:p>33986</text:p>
          </table:table-cell>
          <table:table-cell office:value-type="float" office:value="10.43" table:style-name="ce1">
            <text:p>10,43</text:p>
          </table:table-cell>
          <table:table-cell office:value-type="float" office:value="7.71" table:style-name="ce1">
            <text:p>7,71</text:p>
          </table:table-cell>
          <table:table-cell office:value-type="float" office:value="21797" table:style-name="ce1">
            <text:p>21797</text:p>
          </table:table-cell>
          <table:table-cell office:value-type="float" office:value="14717" table:style-name="ce1">
            <text:p>14717</text:p>
          </table:table-cell>
          <table:table-cell office:value-type="float" office:value="19.54" table:style-name="ce1">
            <text:p>19,54</text:p>
          </table:table-cell>
          <table:table-cell office:value-type="float" office:value="16.78" table:style-name="ce1">
            <text:p>16,78</text:p>
          </table:table-cell>
          <table:table-cell office:value-type="float" office:value="39660" table:style-name="ce1">
            <text:p>39660</text:p>
          </table:table-cell>
          <table:table-cell office:value-type="float" office:value="28750" table:style-name="ce1">
            <text:p>28750</text:p>
          </table:table-cell>
          <table:table-cell office:value-type="float" office:value="18.38" table:style-name="ce1">
            <text:p>18,38</text:p>
          </table:table-cell>
          <table:table-cell office:value-type="float" office:value="15.77" table:style-name="ce1">
            <text:p>15,77</text:p>
          </table:table-cell>
          <table:table-cell office:value-type="float" office:value="38558" table:style-name="ce1">
            <text:p>38558</text:p>
          </table:table-cell>
          <table:table-cell office:value-type="float" office:value="28163" table:style-name="ce1">
            <text:p>28163</text:p>
          </table:table-cell>
          <table:table-cell office:value-type="float" office:value="4.79" table:style-name="ce2">
            <text:p>4,79</text:p>
          </table:table-cell>
          <table:table-cell office:value-type="float" office:value="2.02" table:style-name="ce2">
            <text:p>2,02</text:p>
          </table:table-cell>
          <table:table-cell office:value-type="float" office:value="14614" table:style-name="ce2">
            <text:p>14614</text:p>
          </table:table-cell>
          <table:table-cell office:value-type="float" office:value="4313" table:style-name="ce2">
            <text:p>4313</text:p>
          </table:table-cell>
          <table:table-cell office:value-type="float" office:value="15.02" table:style-name="ce1">
            <text:p>15,02</text:p>
          </table:table-cell>
          <table:table-cell office:value-type="float" office:value="12.21" table:style-name="ce1">
            <text:p>12,21</text:p>
          </table:table-cell>
          <table:table-cell office:value-type="float" office:value="63976" table:style-name="ce1">
            <text:p>63976</text:p>
          </table:table-cell>
          <table:table-cell office:value-type="float" office:value="22092" table:style-name="ce1">
            <text:p>22092</text:p>
          </table:table-cell>
          <table:table-cell office:value-type="float" office:value="11.08" table:style-name="ce1">
            <text:p>11,08</text:p>
          </table:table-cell>
          <table:table-cell office:value-type="float" office:value="8.75" table:style-name="ce1">
            <text:p>8,75</text:p>
          </table:table-cell>
          <table:table-cell office:value-type="float" office:value="43649" table:style-name="ce1">
            <text:p>43649</text:p>
          </table:table-cell>
          <table:table-cell office:value-type="float" office:value="18517" table:style-name="ce1">
            <text:p>18517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34.15" table:style-name="ce1">
            <text:p>34,15</text:p>
          </table:table-cell>
          <table:table-cell office:value-type="float" office:value="96503" table:style-name="ce1">
            <text:p>96503</text:p>
          </table:table-cell>
          <table:table-cell office:value-type="float" office:value="64572" table:style-name="ce1">
            <text:p>64572</text:p>
          </table:table-cell>
          <table:table-cell office:value-type="float" office:value="69.709999999999994" table:style-name="ce1">
            <text:p>69,71</text:p>
          </table:table-cell>
          <table:table-cell office:value-type="float" office:value="59.91" table:style-name="ce1">
            <text:p>59,91</text:p>
          </table:table-cell>
          <table:table-cell office:value-type="float" office:value="194438" table:style-name="ce1">
            <text:p>194438</text:p>
          </table:table-cell>
          <table:table-cell office:value-type="float" office:value="62794" table:style-name="ce1">
            <text:p>62794</text:p>
          </table:table-cell>
          <table:table-cell office:value-type="float" office:value="179.37" table:style-name="ce3">
            <text:p>179,37</text:p>
          </table:table-cell>
          <table:table-cell office:value-type="float" office:value="166.75" table:style-name="ce3">
            <text:p>166,75</text:p>
          </table:table-cell>
          <table:table-cell office:value-type="float" office:value="11608509" table:style-name="ce3">
            <text:p>11608509</text:p>
          </table:table-cell>
          <table:table-cell office:value-type="float" office:value="77592" table:style-name="ce1">
            <text:p>77592</text:p>
          </table:table-cell>
          <table:table-cell office:value-type="float" office:value="76.8" table:style-name="ce1">
            <text:p>76,8</text:p>
          </table:table-cell>
          <table:table-cell office:value-type="float" office:value="74.16" table:style-name="ce1">
            <text:p>74,16</text:p>
          </table:table-cell>
          <table:table-cell office:value-type="float" office:value="225341" table:style-name="ce1">
            <text:p>225341</text:p>
          </table:table-cell>
          <table:table-cell office:value-type="float" office:value="108807" table:style-name="ce3">
            <text:p>108807</text:p>
          </table:table-cell>
          <table:table-cell office:value-type="float" office:value="4.79" table:formula="of:=MIN([.$B169];[.$F169];[.$J169];[.$N169];[.$R169];[.$V169];[.$Z169];[.$AD169];[.$AH169];[.$AL169];[.$AP169];[.$AT169];[.$AX169];[.$BB169];[.$BF169])" table:style-name="ce1">
            <text:p>4,79</text:p>
          </table:table-cell>
          <table:table-cell office:value-type="float" office:value="2.02" table:formula="of:=MIN([.$C169];[.$G169];[.$K169];[.$O169];[.$S169];[.$W169];[.$AA169];[.$AE169];[.$AI169];[.$AM169];[.$AQ169];[.$AU169];[.$AY169];[.$BC169];[.$BG169])" table:style-name="ce1">
            <text:p>2,02</text:p>
          </table:table-cell>
          <table:table-cell office:value-type="float" office:value="14614" table:formula="of:=MIN([.$D169];[.$H169];[.$L169];[.$P169];[.$T169];[.$X169];[.$AB169];[.$AF169];[.$AJ169];[.$AN169];[.$AR169];[.$AV169];[.$AZ169];[.$BD169];[.$BH169])" table:style-name="ce1">
            <text:p>14614</text:p>
          </table:table-cell>
          <table:table-cell office:value-type="float" office:value="4313" table:formula="of:=MIN([.$E169];[.$I169];[.$M169];[.$Q169];[.$U169];[.$Y169];[.$AC169];[.$AG169];[.$AK169];[.$AO169];[.$AS169];[.$AW169];[.$BA169];[.$BE169];[.$BI169])" table:style-name="ce1">
            <text:p>4313</text:p>
          </table:table-cell>
          <table:table-cell office:value-type="float" office:value="18.38" table:formula="of:=MEDIAN([.$B169];[.$F169];[.$J169];[.$N169];[.$R169];[.$V169];[.$Z169];[.$AD169];[.$AH169];[.$AL169];[.$AP169];[.$AT169];[.$AX169];[.$BB169];[.$BF169])" table:style-name="ce1">
            <text:p>18,38</text:p>
          </table:table-cell>
          <table:table-cell office:value-type="float" office:value="15.77" table:formula="of:=MEDIAN([.$C169];[.$G169];[.$K169];[.$O169];[.$S169];[.$W169];[.$AA169];[.$AE169];[.$AI169];[.$AM169];[.$AQ169];[.$AU169];[.$AY169];[.$BC169];[.$BG169])" table:style-name="ce1">
            <text:p>15,77</text:p>
          </table:table-cell>
          <table:table-cell office:value-type="float" office:value="43649" table:formula="of:=MEDIAN([.$D169];[.$H169];[.$L169];[.$P169];[.$T169];[.$X169];[.$AB169];[.$AF169];[.$AJ169];[.$AN169];[.$AR169];[.$AV169];[.$AZ169];[.$BD169];[.$BH169])" table:style-name="ce1">
            <text:p>43649</text:p>
          </table:table-cell>
          <table:table-cell office:value-type="float" office:value="28163" table:formula="of:=MEDIAN([.$E169];[.$I169];[.$M169];[.$Q169];[.$U169];[.$Y169];[.$AC169];[.$AG169];[.$AK169];[.$AO169];[.$AS169];[.$AW169];[.$BA169];[.$BE169];[.$BI169])" table:style-name="ce1">
            <text:p>28163</text:p>
          </table:table-cell>
          <table:table-cell office:value-type="float" office:value="179.37" table:formula="of:=MAX([.$B169];[.$F169];[.$J169];[.$N169];[.$R169];[.$V169];[.$Z169];[.$AD169];[.$AH169];[.$AL169];[.$AP169];[.$AT169];[.$AX169];[.$BB169];[.$BF169])" table:style-name="ce1">
            <text:p>179,37</text:p>
          </table:table-cell>
          <table:table-cell office:value-type="float" office:value="166.75" table:formula="of:=MAX([.$C169];[.$G169];[.$K169];[.$O169];[.$S169];[.$W169];[.$AA169];[.$AE169];[.$AI169];[.$AM169];[.$AQ169];[.$AU169];[.$AY169];[.$BC169];[.$BG169])" table:style-name="ce1">
            <text:p>166,75</text:p>
          </table:table-cell>
          <table:table-cell office:value-type="float" office:value="11608509" table:formula="of:=MAX([.$D169];[.$H169];[.$L169];[.$P169];[.$T169];[.$X169];[.$AB169];[.$AF169];[.$AJ169];[.$AN169];[.$AR169];[.$AV169];[.$AZ169];[.$BD169];[.$BH169])" table:style-name="ce1">
            <text:p>11608509</text:p>
          </table:table-cell>
          <table:table-cell office:value-type="float" office:value="108807" table:formula="of:=MAX([.$E169];[.$I169];[.$M169];[.$Q169];[.$U169];[.$Y169];[.$AC169];[.$AG169];[.$AK169];[.$AO169];[.$AS169];[.$AW169];[.$BA169];[.$BE169];[.$BI169])" table:style-name="ce1">
            <text:p>10880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20_w1.lp</text:p>
          </table:table-cell>
          <table:table-cell office:value-type="float" office:value="7.2" table:style-name="ce1">
            <text:p>7,2</text:p>
          </table:table-cell>
          <table:table-cell office:value-type="float" office:value="3.68" table:style-name="ce1">
            <text:p>3,68</text:p>
          </table:table-cell>
          <table:table-cell office:value-type="float" office:value="35114" table:style-name="ce1">
            <text:p>35114</text:p>
          </table:table-cell>
          <table:table-cell office:value-type="float" office:value="7952" table:style-name="ce1">
            <text:p>7952</text:p>
          </table:table-cell>
          <table:table-cell office:value-type="float" office:value="10.89" table:style-name="ce1">
            <text:p>10,89</text:p>
          </table:table-cell>
          <table:table-cell office:value-type="float" office:value="7.4" table:style-name="ce1">
            <text:p>7,4</text:p>
          </table:table-cell>
          <table:table-cell office:value-type="float" office:value="21425" table:style-name="ce1">
            <text:p>21425</text:p>
          </table:table-cell>
          <table:table-cell office:value-type="float" office:value="14032" table:style-name="ce1">
            <text:p>14032</text:p>
          </table:table-cell>
          <table:table-cell office:value-type="float" office:value="11.58" table:style-name="ce1">
            <text:p>11,58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65529" table:style-name="ce1">
            <text:p>65529</text:p>
          </table:table-cell>
          <table:table-cell office:value-type="float" office:value="18201" table:style-name="ce1">
            <text:p>18201</text:p>
          </table:table-cell>
          <table:table-cell office:value-type="float" office:value="9.3699999999999992" table:style-name="ce1">
            <text:p>9,37</text:p>
          </table:table-cell>
          <table:table-cell office:value-type="float" office:value="6.09" table:style-name="ce1">
            <text:p>6,09</text:p>
          </table:table-cell>
          <table:table-cell office:value-type="float" office:value="28276" table:style-name="ce1">
            <text:p>28276</text:p>
          </table:table-cell>
          <table:table-cell office:value-type="float" office:value="13167" table:style-name="ce1">
            <text:p>13167</text:p>
          </table:table-cell>
          <table:table-cell office:value-type="float" office:value="23.03" table:style-name="ce1">
            <text:p>23,03</text:p>
          </table:table-cell>
          <table:table-cell office:value-type="float" office:value="19.78" table:style-name="ce1">
            <text:p>19,78</text:p>
          </table:table-cell>
          <table:table-cell office:value-type="float" office:value="110161" table:style-name="ce1">
            <text:p>110161</text:p>
          </table:table-cell>
          <table:table-cell office:value-type="float" office:value="38758" table:style-name="ce1">
            <text:p>38758</text:p>
          </table:table-cell>
          <table:table-cell office:value-type="float" office:value="9.93" table:style-name="ce1">
            <text:p>9,93</text:p>
          </table:table-cell>
          <table:table-cell office:value-type="float" office:value="6.61" table:style-name="ce1">
            <text:p>6,61</text:p>
          </table:table-cell>
          <table:table-cell office:value-type="float" office:value="22717" table:style-name="ce1">
            <text:p>22717</text:p>
          </table:table-cell>
          <table:table-cell office:value-type="float" office:value="15278" table:style-name="ce1">
            <text:p>15278</text:p>
          </table:table-cell>
          <table:table-cell office:value-type="float" office:value="11.31" table:style-name="ce1">
            <text:p>11,31</text:p>
          </table:table-cell>
          <table:table-cell office:value-type="float" office:value="8" table:style-name="ce1">
            <text:p>8</text:p>
          </table:table-cell>
          <table:table-cell office:value-type="float" office:value="20853" table:style-name="ce1">
            <text:p>20853</text:p>
          </table:table-cell>
          <table:table-cell office:value-type="float" office:value="15538" table:style-name="ce1">
            <text:p>15538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5.65" table:style-name="ce1">
            <text:p>5,65</text:p>
          </table:table-cell>
          <table:table-cell office:value-type="float" office:value="17844" table:style-name="ce1">
            <text:p>17844</text:p>
          </table:table-cell>
          <table:table-cell office:value-type="float" office:value="12680" table:style-name="ce1">
            <text:p>12680</text:p>
          </table:table-cell>
          <table:table-cell office:value-type="float" office:value="5.7" table:style-name="ce2">
            <text:p>5,7</text:p>
          </table:table-cell>
          <table:table-cell office:value-type="float" office:value="2.4" table:style-name="ce2">
            <text:p>2,4</text:p>
          </table:table-cell>
          <table:table-cell office:value-type="float" office:value="11665" table:style-name="ce2">
            <text:p>11665</text:p>
          </table:table-cell>
          <table:table-cell office:value-type="float" office:value="4913" table:style-name="ce2">
            <text:p>4913</text:p>
          </table:table-cell>
          <table:table-cell office:value-type="float" office:value="17.98" table:style-name="ce1">
            <text:p>17,98</text:p>
          </table:table-cell>
          <table:table-cell office:value-type="float" office:value="14.34" table:style-name="ce1">
            <text:p>14,34</text:p>
          </table:table-cell>
          <table:table-cell office:value-type="float" office:value="50720" table:style-name="ce1">
            <text:p>50720</text:p>
          </table:table-cell>
          <table:table-cell office:value-type="float" office:value="25786" table:style-name="ce1">
            <text:p>25786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100001" table:style-name="ce1">
            <text:p>100001</text:p>
          </table:table-cell>
          <table:table-cell office:value-type="float" office:value="61228" table:style-name="ce1">
            <text:p>61228</text:p>
          </table:table-cell>
          <table:table-cell office:value-type="float" office:value="574.32000000000005" table:style-name="ce3">
            <text:p>574,32</text:p>
          </table:table-cell>
          <table:table-cell office:value-type="float" office:value="571.07000000000005" table:style-name="ce3">
            <text:p>571,07</text:p>
          </table:table-cell>
          <table:table-cell office:value-type="float" office:value="2205769" table:style-name="ce3">
            <text:p>2205769</text:p>
          </table:table-cell>
          <table:table-cell office:value-type="float" office:value="899280" table:style-name="ce3">
            <text:p>899280</text:p>
          </table:table-cell>
          <table:table-cell office:value-type="float" office:value="60.16" table:style-name="ce1">
            <text:p>60,16</text:p>
          </table:table-cell>
          <table:table-cell office:value-type="float" office:value="47.54" table:style-name="ce1">
            <text:p>47,54</text:p>
          </table:table-cell>
          <table:table-cell office:value-type="float" office:value="234804" table:style-name="ce1">
            <text:p>234804</text:p>
          </table:table-cell>
          <table:table-cell office:value-type="float" office:value="52228" table:style-name="ce1">
            <text:p>52228</text:p>
          </table:table-cell>
          <table:table-cell office:value-type="float" office:value="25.88" table:style-name="ce1">
            <text:p>25,88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145921" table:style-name="ce1">
            <text:p>145921</text:p>
          </table:table-cell>
          <table:table-cell office:value-type="float" office:value="16156" table:style-name="ce1">
            <text:p>16156</text:p>
          </table:table-cell>
          <table:table-cell office:value-type="float" office:value="19.649999999999999" table:style-name="ce1">
            <text:p>19,65</text:p>
          </table:table-cell>
          <table:table-cell office:value-type="float" office:value="16.37" table:style-name="ce1">
            <text:p>16,37</text:p>
          </table:table-cell>
          <table:table-cell office:value-type="float" office:value="58108" table:style-name="ce1">
            <text:p>58108</text:p>
          </table:table-cell>
          <table:table-cell office:value-type="float" office:value="34044" table:style-name="ce1">
            <text:p>34044</text:p>
          </table:table-cell>
          <table:table-cell office:value-type="float" office:value="5.7" table:formula="of:=MIN([.$B170];[.$F170];[.$J170];[.$N170];[.$R170];[.$V170];[.$Z170];[.$AD170];[.$AH170];[.$AL170];[.$AP170];[.$AT170];[.$AX170];[.$BB170];[.$BF170])" table:style-name="ce1">
            <text:p>5,7</text:p>
          </table:table-cell>
          <table:table-cell office:value-type="float" office:value="2.4" table:formula="of:=MIN([.$C170];[.$G170];[.$K170];[.$O170];[.$S170];[.$W170];[.$AA170];[.$AE170];[.$AI170];[.$AM170];[.$AQ170];[.$AU170];[.$AY170];[.$BC170];[.$BG170])" table:style-name="ce1">
            <text:p>2,4</text:p>
          </table:table-cell>
          <table:table-cell office:value-type="float" office:value="11665" table:formula="of:=MIN([.$D170];[.$H170];[.$L170];[.$P170];[.$T170];[.$X170];[.$AB170];[.$AF170];[.$AJ170];[.$AN170];[.$AR170];[.$AV170];[.$AZ170];[.$BD170];[.$BH170])" table:style-name="ce1">
            <text:p>11665</text:p>
          </table:table-cell>
          <table:table-cell office:value-type="float" office:value="4913" table:formula="of:=MIN([.$E170];[.$I170];[.$M170];[.$Q170];[.$U170];[.$Y170];[.$AC170];[.$AG170];[.$AK170];[.$AO170];[.$AS170];[.$AW170];[.$BA170];[.$BE170];[.$BI170])" table:style-name="ce1">
            <text:p>4913</text:p>
          </table:table-cell>
          <table:table-cell office:value-type="float" office:value="11.58" table:formula="of:=MEDIAN([.$B170];[.$F170];[.$J170];[.$N170];[.$R170];[.$V170];[.$Z170];[.$AD170];[.$AH170];[.$AL170];[.$AP170];[.$AT170];[.$AX170];[.$BB170];[.$BF170])" table:style-name="ce1">
            <text:p>11,58</text:p>
          </table:table-cell>
          <table:table-cell office:value-type="float" office:value="8.3000000000000007" table:formula="of:=MEDIAN([.$C170];[.$G170];[.$K170];[.$O170];[.$S170];[.$W170];[.$AA170];[.$AE170];[.$AI170];[.$AM170];[.$AQ170];[.$AU170];[.$AY170];[.$BC170];[.$BG170])" table:style-name="ce1">
            <text:p>8,3</text:p>
          </table:table-cell>
          <table:table-cell office:value-type="float" office:value="50720" table:formula="of:=MEDIAN([.$D170];[.$H170];[.$L170];[.$P170];[.$T170];[.$X170];[.$AB170];[.$AF170];[.$AJ170];[.$AN170];[.$AR170];[.$AV170];[.$AZ170];[.$BD170];[.$BH170])" table:style-name="ce1">
            <text:p>50720</text:p>
          </table:table-cell>
          <table:table-cell office:value-type="float" office:value="16156" table:formula="of:=MEDIAN([.$E170];[.$I170];[.$M170];[.$Q170];[.$U170];[.$Y170];[.$AC170];[.$AG170];[.$AK170];[.$AO170];[.$AS170];[.$AW170];[.$BA170];[.$BE170];[.$BI170])" table:style-name="ce1">
            <text:p>16156</text:p>
          </table:table-cell>
          <table:table-cell office:value-type="float" office:value="574.32000000000005" table:formula="of:=MAX([.$B170];[.$F170];[.$J170];[.$N170];[.$R170];[.$V170];[.$Z170];[.$AD170];[.$AH170];[.$AL170];[.$AP170];[.$AT170];[.$AX170];[.$BB170];[.$BF170])" table:style-name="ce1">
            <text:p>574,32</text:p>
          </table:table-cell>
          <table:table-cell office:value-type="float" office:value="571.07000000000005" table:formula="of:=MAX([.$C170];[.$G170];[.$K170];[.$O170];[.$S170];[.$W170];[.$AA170];[.$AE170];[.$AI170];[.$AM170];[.$AQ170];[.$AU170];[.$AY170];[.$BC170];[.$BG170])" table:style-name="ce1">
            <text:p>571,07</text:p>
          </table:table-cell>
          <table:table-cell office:value-type="float" office:value="2205769" table:formula="of:=MAX([.$D170];[.$H170];[.$L170];[.$P170];[.$T170];[.$X170];[.$AB170];[.$AF170];[.$AJ170];[.$AN170];[.$AR170];[.$AV170];[.$AZ170];[.$BD170];[.$BH170])" table:style-name="ce1">
            <text:p>2205769</text:p>
          </table:table-cell>
          <table:table-cell office:value-type="float" office:value="899280" table:formula="of:=MAX([.$E170];[.$I170];[.$M170];[.$Q170];[.$U170];[.$Y170];[.$AC170];[.$AG170];[.$AK170];[.$AO170];[.$AS170];[.$AW170];[.$BA170];[.$BE170];[.$BI170])" table:style-name="ce1">
            <text:p>89928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25_w1.lp</text:p>
          </table:table-cell>
          <table:table-cell office:value-type="float" office:value="24.33" table:style-name="ce1">
            <text:p>24,33</text:p>
          </table:table-cell>
          <table:table-cell office:value-type="float" office:value="19.55" table:style-name="ce1">
            <text:p>19,55</text:p>
          </table:table-cell>
          <table:table-cell office:value-type="float" office:value="69308" table:style-name="ce1">
            <text:p>69308</text:p>
          </table:table-cell>
          <table:table-cell office:value-type="float" office:value="34442" table:style-name="ce1">
            <text:p>34442</text:p>
          </table:table-cell>
          <table:table-cell office:value-type="float" office:value="78.53" table:style-name="ce1">
            <text:p>78,53</text:p>
          </table:table-cell>
          <table:table-cell office:value-type="float" office:value="74.569999999999993" table:style-name="ce1">
            <text:p>74,57</text:p>
          </table:table-cell>
          <table:table-cell office:value-type="float" office:value="240794" table:style-name="ce1">
            <text:p>240794</text:p>
          </table:table-cell>
          <table:table-cell office:value-type="float" office:value="102838" table:style-name="ce1">
            <text:p>102838</text:p>
          </table:table-cell>
          <table:table-cell office:value-type="float" office:value="12.86" table:style-name="ce2">
            <text:p>12,86</text:p>
          </table:table-cell>
          <table:table-cell office:value-type="float" office:value="8.51" table:style-name="ce2">
            <text:p>8,51</text:p>
          </table:table-cell>
          <table:table-cell office:value-type="float" office:value="95926" table:style-name="ce1">
            <text:p>95926</text:p>
          </table:table-cell>
          <table:table-cell office:value-type="float" office:value="13231" table:style-name="ce2">
            <text:p>13231</text:p>
          </table:table-cell>
          <table:table-cell office:value-type="float" office:value="281.97000000000003" table:style-name="ce1">
            <text:p>281,97</text:p>
          </table:table-cell>
          <table:table-cell office:value-type="float" office:value="277.3" table:style-name="ce1">
            <text:p>277,3</text:p>
          </table:table-cell>
          <table:table-cell office:value-type="float" office:value="663867" table:style-name="ce1">
            <text:p>663867</text:p>
          </table:table-cell>
          <table:table-cell office:value-type="float" office:value="298946" table:style-name="ce1">
            <text:p>298946</text:p>
          </table:table-cell>
          <table:table-cell office:value-type="float" office:value="555.54999999999995" table:style-name="ce1">
            <text:p>555,55</text:p>
          </table:table-cell>
          <table:table-cell office:value-type="float" office:value="551.25" table:style-name="ce1">
            <text:p>551,25</text:p>
          </table:table-cell>
          <table:table-cell office:value-type="float" office:value="1375596" table:style-name="ce1">
            <text:p>1375596</text:p>
          </table:table-cell>
          <table:table-cell office:value-type="float" office:value="567448" table:style-name="ce1">
            <text:p>567448</text:p>
          </table:table-cell>
          <table:table-cell office:value-type="float" office:value="29.5" table:style-name="ce1">
            <text:p>29,5</text:p>
          </table:table-cell>
          <table:table-cell office:value-type="float" office:value="24.58" table:style-name="ce1">
            <text:p>24,58</text:p>
          </table:table-cell>
          <table:table-cell office:value-type="float" office:value="53523" table:style-name="ce2">
            <text:p>53523</text:p>
          </table:table-cell>
          <table:table-cell office:value-type="float" office:value="35564" table:style-name="ce1">
            <text:p>35564</text:p>
          </table:table-cell>
          <table:table-cell office:value-type="float" office:value="161.36000000000001" table:style-name="ce1">
            <text:p>161,36</text:p>
          </table:table-cell>
          <table:table-cell office:value-type="float" office:value="156.56" table:style-name="ce1">
            <text:p>156,56</text:p>
          </table:table-cell>
          <table:table-cell office:value-type="float" office:value="236642" table:style-name="ce1">
            <text:p>236642</text:p>
          </table:table-cell>
          <table:table-cell office:value-type="float" office:value="182204" table:style-name="ce1">
            <text:p>182204</text:p>
          </table:table-cell>
          <table:table-cell office:value-type="float" office:value="226.27" table:style-name="ce1">
            <text:p>226,27</text:p>
          </table:table-cell>
          <table:table-cell office:value-type="float" office:value="221.58" table:style-name="ce1">
            <text:p>221,58</text:p>
          </table:table-cell>
          <table:table-cell office:value-type="float" office:value="300954" table:style-name="ce1">
            <text:p>300954</text:p>
          </table:table-cell>
          <table:table-cell office:value-type="float" office:value="234237" table:style-name="ce1">
            <text:p>234237</text:p>
          </table:table-cell>
          <table:table-cell office:value-type="float" office:value="55.4" table:style-name="ce1">
            <text:p>55,4</text:p>
          </table:table-cell>
          <table:table-cell office:value-type="float" office:value="51.32" table:style-name="ce1">
            <text:p>51,32</text:p>
          </table:table-cell>
          <table:table-cell office:value-type="float" office:value="182329" table:style-name="ce1">
            <text:p>182329</text:p>
          </table:table-cell>
          <table:table-cell office:value-type="float" office:value="80998" table:style-name="ce1">
            <text:p>80998</text:p>
          </table:table-cell>
          <table:table-cell office:value-type="float" office:value="112.63" table:style-name="ce1">
            <text:p>112,63</text:p>
          </table:table-cell>
          <table:table-cell office:value-type="float" office:value="108.41" table:style-name="ce1">
            <text:p>108,41</text:p>
          </table:table-cell>
          <table:table-cell office:value-type="float" office:value="266838" table:style-name="ce1">
            <text:p>266838</text:p>
          </table:table-cell>
          <table:table-cell office:value-type="float" office:value="135643" table:style-name="ce1">
            <text:p>135643</text:p>
          </table:table-cell>
          <table:table-cell office:value-type="float" office:value="74.16" table:style-name="ce1">
            <text:p>74,16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184126" table:style-name="ce1">
            <text:p>184126</text:p>
          </table:table-cell>
          <table:table-cell office:value-type="float" office:value="92647" table:style-name="ce1">
            <text:p>9264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88762736" table:style-name="ce3">
            <text:p>88762736</text:p>
          </table:table-cell>
          <table:table-cell office:value-type="float" office:value="17285788" table:style-name="ce3">
            <text:p>17285788</text:p>
          </table:table-cell>
          <table:table-cell office:value-type="float" office:value="146.91" table:style-name="ce1">
            <text:p>146,91</text:p>
          </table:table-cell>
          <table:table-cell office:value-type="float" office:value="129.24" table:style-name="ce1">
            <text:p>129,24</text:p>
          </table:table-cell>
          <table:table-cell office:value-type="float" office:value="272323" table:style-name="ce1">
            <text:p>272323</text:p>
          </table:table-cell>
          <table:table-cell office:value-type="float" office:value="102694" table:style-name="ce1">
            <text:p>102694</text:p>
          </table:table-cell>
          <table:table-cell office:value-type="float" office:value="962.37" table:style-name="ce1">
            <text:p>962,37</text:p>
          </table:table-cell>
          <table:table-cell office:value-type="float" office:value="939.53" table:style-name="ce1">
            <text:p>939,53</text:p>
          </table:table-cell>
          <table:table-cell office:value-type="float" office:value="75778253" table:style-name="ce1">
            <text:p>75778253</text:p>
          </table:table-cell>
          <table:table-cell office:value-type="float" office:value="529736" table:style-name="ce1">
            <text:p>529736</text:p>
          </table:table-cell>
          <table:table-cell office:value-type="float" office:value="256.08999999999997" table:style-name="ce1">
            <text:p>256,09</text:p>
          </table:table-cell>
          <table:table-cell office:value-type="float" office:value="251.7" table:style-name="ce1">
            <text:p>251,7</text:p>
          </table:table-cell>
          <table:table-cell office:value-type="float" office:value="770402" table:style-name="ce1">
            <text:p>770402</text:p>
          </table:table-cell>
          <table:table-cell office:value-type="float" office:value="272236" table:style-name="ce1">
            <text:p>272236</text:p>
          </table:table-cell>
          <table:table-cell office:value-type="float" office:value="12.86" table:formula="of:=MIN([.$B171];[.$F171];[.$J171];[.$N171];[.$R171];[.$V171];[.$Z171];[.$AD171];[.$AH171];[.$AL171];[.$AP171];[.$AT171];[.$AX171];[.$BB171];[.$BF171])" table:style-name="ce1">
            <text:p>12,86</text:p>
          </table:table-cell>
          <table:table-cell office:value-type="float" office:value="8.51" table:formula="of:=MIN([.$C171];[.$G171];[.$K171];[.$O171];[.$S171];[.$W171];[.$AA171];[.$AE171];[.$AI171];[.$AM171];[.$AQ171];[.$AU171];[.$AY171];[.$BC171];[.$BG171])" table:style-name="ce1">
            <text:p>8,51</text:p>
          </table:table-cell>
          <table:table-cell office:value-type="float" office:value="53523" table:formula="of:=MIN([.$D171];[.$H171];[.$L171];[.$P171];[.$T171];[.$X171];[.$AB171];[.$AF171];[.$AJ171];[.$AN171];[.$AR171];[.$AV171];[.$AZ171];[.$BD171];[.$BH171])" table:style-name="ce1">
            <text:p>53523</text:p>
          </table:table-cell>
          <table:table-cell office:value-type="float" office:value="13231" table:formula="of:=MIN([.$E171];[.$I171];[.$M171];[.$Q171];[.$U171];[.$Y171];[.$AC171];[.$AG171];[.$AK171];[.$AO171];[.$AS171];[.$AW171];[.$BA171];[.$BE171];[.$BI171])" table:style-name="ce1">
            <text:p>13231</text:p>
          </table:table-cell>
          <table:table-cell office:value-type="float" office:value="146.91" table:formula="of:=MEDIAN([.$B171];[.$F171];[.$J171];[.$N171];[.$R171];[.$V171];[.$Z171];[.$AD171];[.$AH171];[.$AL171];[.$AP171];[.$AT171];[.$AX171];[.$BB171];[.$BF171])" table:style-name="ce1">
            <text:p>146,91</text:p>
          </table:table-cell>
          <table:table-cell office:value-type="float" office:value="129.24" table:formula="of:=MEDIAN([.$C171];[.$G171];[.$K171];[.$O171];[.$S171];[.$W171];[.$AA171];[.$AE171];[.$AI171];[.$AM171];[.$AQ171];[.$AU171];[.$AY171];[.$BC171];[.$BG171])" table:style-name="ce1">
            <text:p>129,24</text:p>
          </table:table-cell>
          <table:table-cell office:value-type="float" office:value="266838" table:formula="of:=MEDIAN([.$D171];[.$H171];[.$L171];[.$P171];[.$T171];[.$X171];[.$AB171];[.$AF171];[.$AJ171];[.$AN171];[.$AR171];[.$AV171];[.$AZ171];[.$BD171];[.$BH171])" table:style-name="ce1">
            <text:p>266838</text:p>
          </table:table-cell>
          <table:table-cell office:value-type="float" office:value="135643" table:formula="of:=MEDIAN([.$E171];[.$I171];[.$M171];[.$Q171];[.$U171];[.$Y171];[.$AC171];[.$AG171];[.$AK171];[.$AO171];[.$AS171];[.$AW171];[.$BA171];[.$BE171];[.$BI171])" table:style-name="ce1">
            <text:p>135643</text:p>
          </table:table-cell>
          <table:table-cell office:value-type="float" office:value="21600" table:formula="of:=MAX([.$B171];[.$F171];[.$J171];[.$N171];[.$R171];[.$V171];[.$Z171];[.$AD171];[.$AH171];[.$AL171];[.$AP171];[.$AT171];[.$AX171];[.$BB171];[.$BF171])" table:style-name="ce1">
            <text:p>21600</text:p>
          </table:table-cell>
          <table:table-cell office:value-type="float" office:value="21600" table:formula="of:=MAX([.$C171];[.$G171];[.$K171];[.$O171];[.$S171];[.$W171];[.$AA171];[.$AE171];[.$AI171];[.$AM171];[.$AQ171];[.$AU171];[.$AY171];[.$BC171];[.$BG171])" table:style-name="ce1">
            <text:p>21600</text:p>
          </table:table-cell>
          <table:table-cell office:value-type="float" office:value="88762736" table:formula="of:=MAX([.$D171];[.$H171];[.$L171];[.$P171];[.$T171];[.$X171];[.$AB171];[.$AF171];[.$AJ171];[.$AN171];[.$AR171];[.$AV171];[.$AZ171];[.$BD171];[.$BH171])" table:style-name="ce1">
            <text:p>88762736</text:p>
          </table:table-cell>
          <table:table-cell office:value-type="float" office:value="17285788" table:formula="of:=MAX([.$E171];[.$I171];[.$M171];[.$Q171];[.$U171];[.$Y171];[.$AC171];[.$AG171];[.$AK171];[.$AO171];[.$AS171];[.$AW171];[.$BA171];[.$BE171];[.$BI171])" table:style-name="ce1">
            <text:p>1728578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25_w2.lp</text:p>
          </table:table-cell>
          <table:table-cell office:value-type="float" office:value="34.85" table:style-name="ce1">
            <text:p>34,85</text:p>
          </table:table-cell>
          <table:table-cell office:value-type="float" office:value="31.41" table:style-name="ce1">
            <text:p>31,41</text:p>
          </table:table-cell>
          <table:table-cell office:value-type="float" office:value="117207" table:style-name="ce1">
            <text:p>117207</text:p>
          </table:table-cell>
          <table:table-cell office:value-type="float" office:value="59649" table:style-name="ce1">
            <text:p>59649</text:p>
          </table:table-cell>
          <table:table-cell office:value-type="float" office:value="22.89" table:style-name="ce1">
            <text:p>22,89</text:p>
          </table:table-cell>
          <table:table-cell office:value-type="float" office:value="19.739999999999998" table:style-name="ce1">
            <text:p>19,74</text:p>
          </table:table-cell>
          <table:table-cell office:value-type="float" office:value="50574" table:style-name="ce1">
            <text:p>50574</text:p>
          </table:table-cell>
          <table:table-cell office:value-type="float" office:value="37028" table:style-name="ce1">
            <text:p>37028</text:p>
          </table:table-cell>
          <table:table-cell office:value-type="float" office:value="83.35" table:style-name="ce1">
            <text:p>83,35</text:p>
          </table:table-cell>
          <table:table-cell office:value-type="float" office:value="80.19" table:style-name="ce1">
            <text:p>80,19</text:p>
          </table:table-cell>
          <table:table-cell office:value-type="float" office:value="579055" table:style-name="ce1">
            <text:p>579055</text:p>
          </table:table-cell>
          <table:table-cell office:value-type="float" office:value="162509" table:style-name="ce1">
            <text:p>162509</text:p>
          </table:table-cell>
          <table:table-cell office:value-type="float" office:value="35.03" table:style-name="ce1">
            <text:p>35,03</text:p>
          </table:table-cell>
          <table:table-cell office:value-type="float" office:value="31.54" table:style-name="ce1">
            <text:p>31,54</text:p>
          </table:table-cell>
          <table:table-cell office:value-type="float" office:value="81167" table:style-name="ce1">
            <text:p>81167</text:p>
          </table:table-cell>
          <table:table-cell office:value-type="float" office:value="61231" table:style-name="ce1">
            <text:p>61231</text:p>
          </table:table-cell>
          <table:table-cell office:value-type="float" office:value="21.07" table:style-name="ce1">
            <text:p>21,07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60659" table:style-name="ce1">
            <text:p>60659</text:p>
          </table:table-cell>
          <table:table-cell office:value-type="float" office:value="31910" table:style-name="ce1">
            <text:p>31910</text:p>
          </table:table-cell>
          <table:table-cell office:value-type="float" office:value="50.13" table:style-name="ce1">
            <text:p>50,13</text:p>
          </table:table-cell>
          <table:table-cell office:value-type="float" office:value="46.76" table:style-name="ce1">
            <text:p>46,76</text:p>
          </table:table-cell>
          <table:table-cell office:value-type="float" office:value="104645" table:style-name="ce1">
            <text:p>104645</text:p>
          </table:table-cell>
          <table:table-cell office:value-type="float" office:value="79979" table:style-name="ce1">
            <text:p>79979</text:p>
          </table:table-cell>
          <table:table-cell office:value-type="float" office:value="50.3" table:style-name="ce1">
            <text:p>50,3</text:p>
          </table:table-cell>
          <table:table-cell office:value-type="float" office:value="46.69" table:style-name="ce1">
            <text:p>46,69</text:p>
          </table:table-cell>
          <table:table-cell office:value-type="float" office:value="108798" table:style-name="ce1">
            <text:p>108798</text:p>
          </table:table-cell>
          <table:table-cell office:value-type="float" office:value="83930" table:style-name="ce1">
            <text:p>83930</text:p>
          </table:table-cell>
          <table:table-cell office:value-type="float" office:value="49.47" table:style-name="ce1">
            <text:p>49,47</text:p>
          </table:table-cell>
          <table:table-cell office:value-type="float" office:value="45.96" table:style-name="ce1">
            <text:p>45,96</text:p>
          </table:table-cell>
          <table:table-cell office:value-type="float" office:value="108270" table:style-name="ce1">
            <text:p>108270</text:p>
          </table:table-cell>
          <table:table-cell office:value-type="float" office:value="82639" table:style-name="ce1">
            <text:p>82639</text:p>
          </table:table-cell>
          <table:table-cell office:value-type="float" office:value="35.229999999999997" table:style-name="ce1">
            <text:p>35,23</text:p>
          </table:table-cell>
          <table:table-cell office:value-type="float" office:value="31.67" table:style-name="ce1">
            <text:p>31,67</text:p>
          </table:table-cell>
          <table:table-cell office:value-type="float" office:value="85288" table:style-name="ce1">
            <text:p>85288</text:p>
          </table:table-cell>
          <table:table-cell office:value-type="float" office:value="57227" table:style-name="ce1">
            <text:p>57227</text:p>
          </table:table-cell>
          <table:table-cell office:value-type="float" office:value="14.87" table:style-name="ce1">
            <text:p>14,87</text:p>
          </table:table-cell>
          <table:table-cell office:value-type="float" office:value="11.84" table:style-name="ce1">
            <text:p>11,84</text:p>
          </table:table-cell>
          <table:table-cell office:value-type="float" office:value="48110" table:style-name="ce1">
            <text:p>48110</text:p>
          </table:table-cell>
          <table:table-cell office:value-type="float" office:value="28305" table:style-name="ce1">
            <text:p>28305</text:p>
          </table:table-cell>
          <table:table-cell office:value-type="float" office:value="30.07" table:style-name="ce1">
            <text:p>30,07</text:p>
          </table:table-cell>
          <table:table-cell office:value-type="float" office:value="26.53" table:style-name="ce1">
            <text:p>26,53</text:p>
          </table:table-cell>
          <table:table-cell office:value-type="float" office:value="81092" table:style-name="ce1">
            <text:p>81092</text:p>
          </table:table-cell>
          <table:table-cell office:value-type="float" office:value="50929" table:style-name="ce1">
            <text:p>50929</text:p>
          </table:table-cell>
          <table:table-cell office:value-type="float" office:value="2411.3000000000002" table:style-name="ce3">
            <text:p>2411,3</text:p>
          </table:table-cell>
          <table:table-cell office:value-type="float" office:value="2407.8000000000002" table:style-name="ce3">
            <text:p>2407,8</text:p>
          </table:table-cell>
          <table:table-cell office:value-type="float" office:value="10183692" table:style-name="ce1">
            <text:p>10183692</text:p>
          </table:table-cell>
          <table:table-cell office:value-type="float" office:value="3514410" table:style-name="ce3">
            <text:p>3514410</text:p>
          </table:table-cell>
          <table:table-cell office:value-type="float" office:value="57.46" table:style-name="ce1">
            <text:p>57,46</text:p>
          </table:table-cell>
          <table:table-cell office:value-type="float" office:value="43.44" table:style-name="ce1">
            <text:p>43,44</text:p>
          </table:table-cell>
          <table:table-cell office:value-type="float" office:value="156746" table:style-name="ce1">
            <text:p>156746</text:p>
          </table:table-cell>
          <table:table-cell office:value-type="float" office:value="52111" table:style-name="ce1">
            <text:p>52111</text:p>
          </table:table-cell>
          <table:table-cell office:value-type="float" office:value="563.27" table:style-name="ce1">
            <text:p>563,27</text:p>
          </table:table-cell>
          <table:table-cell office:value-type="float" office:value="547.75" table:style-name="ce1">
            <text:p>547,75</text:p>
          </table:table-cell>
          <table:table-cell office:value-type="float" office:value="63146685" table:style-name="ce3">
            <text:p>63146685</text:p>
          </table:table-cell>
          <table:table-cell office:value-type="float" office:value="276998" table:style-name="ce1">
            <text:p>276998</text:p>
          </table:table-cell>
          <table:table-cell office:value-type="float" office:value="13.58" table:style-name="ce2">
            <text:p>13,58</text:p>
          </table:table-cell>
          <table:table-cell office:value-type="float" office:value="10.56" table:style-name="ce2">
            <text:p>10,56</text:p>
          </table:table-cell>
          <table:table-cell office:value-type="float" office:value="33822" table:style-name="ce2">
            <text:p>33822</text:p>
          </table:table-cell>
          <table:table-cell office:value-type="float" office:value="20164" table:style-name="ce2">
            <text:p>20164</text:p>
          </table:table-cell>
          <table:table-cell office:value-type="float" office:value="13.58" table:formula="of:=MIN([.$B172];[.$F172];[.$J172];[.$N172];[.$R172];[.$V172];[.$Z172];[.$AD172];[.$AH172];[.$AL172];[.$AP172];[.$AT172];[.$AX172];[.$BB172];[.$BF172])" table:style-name="ce1">
            <text:p>13,58</text:p>
          </table:table-cell>
          <table:table-cell office:value-type="float" office:value="10.56" table:formula="of:=MIN([.$C172];[.$G172];[.$K172];[.$O172];[.$S172];[.$W172];[.$AA172];[.$AE172];[.$AI172];[.$AM172];[.$AQ172];[.$AU172];[.$AY172];[.$BC172];[.$BG172])" table:style-name="ce1">
            <text:p>10,56</text:p>
          </table:table-cell>
          <table:table-cell office:value-type="float" office:value="33822" table:formula="of:=MIN([.$D172];[.$H172];[.$L172];[.$P172];[.$T172];[.$X172];[.$AB172];[.$AF172];[.$AJ172];[.$AN172];[.$AR172];[.$AV172];[.$AZ172];[.$BD172];[.$BH172])" table:style-name="ce1">
            <text:p>33822</text:p>
          </table:table-cell>
          <table:table-cell office:value-type="float" office:value="20164" table:formula="of:=MIN([.$E172];[.$I172];[.$M172];[.$Q172];[.$U172];[.$Y172];[.$AC172];[.$AG172];[.$AK172];[.$AO172];[.$AS172];[.$AW172];[.$BA172];[.$BE172];[.$BI172])" table:style-name="ce1">
            <text:p>20164</text:p>
          </table:table-cell>
          <table:table-cell office:value-type="float" office:value="35.229999999999997" table:formula="of:=MEDIAN([.$B172];[.$F172];[.$J172];[.$N172];[.$R172];[.$V172];[.$Z172];[.$AD172];[.$AH172];[.$AL172];[.$AP172];[.$AT172];[.$AX172];[.$BB172];[.$BF172])" table:style-name="ce1">
            <text:p>35,23</text:p>
          </table:table-cell>
          <table:table-cell office:value-type="float" office:value="31.67" table:formula="of:=MEDIAN([.$C172];[.$G172];[.$K172];[.$O172];[.$S172];[.$W172];[.$AA172];[.$AE172];[.$AI172];[.$AM172];[.$AQ172];[.$AU172];[.$AY172];[.$BC172];[.$BG172])" table:style-name="ce1">
            <text:p>31,67</text:p>
          </table:table-cell>
          <table:table-cell office:value-type="float" office:value="104645" table:formula="of:=MEDIAN([.$D172];[.$H172];[.$L172];[.$P172];[.$T172];[.$X172];[.$AB172];[.$AF172];[.$AJ172];[.$AN172];[.$AR172];[.$AV172];[.$AZ172];[.$BD172];[.$BH172])" table:style-name="ce1">
            <text:p>104645</text:p>
          </table:table-cell>
          <table:table-cell office:value-type="float" office:value="59649" table:formula="of:=MEDIAN([.$E172];[.$I172];[.$M172];[.$Q172];[.$U172];[.$Y172];[.$AC172];[.$AG172];[.$AK172];[.$AO172];[.$AS172];[.$AW172];[.$BA172];[.$BE172];[.$BI172])" table:style-name="ce1">
            <text:p>59649</text:p>
          </table:table-cell>
          <table:table-cell office:value-type="float" office:value="2411.3000000000002" table:formula="of:=MAX([.$B172];[.$F172];[.$J172];[.$N172];[.$R172];[.$V172];[.$Z172];[.$AD172];[.$AH172];[.$AL172];[.$AP172];[.$AT172];[.$AX172];[.$BB172];[.$BF172])" table:style-name="ce1">
            <text:p>2411,3</text:p>
          </table:table-cell>
          <table:table-cell office:value-type="float" office:value="2407.8000000000002" table:formula="of:=MAX([.$C172];[.$G172];[.$K172];[.$O172];[.$S172];[.$W172];[.$AA172];[.$AE172];[.$AI172];[.$AM172];[.$AQ172];[.$AU172];[.$AY172];[.$BC172];[.$BG172])" table:style-name="ce1">
            <text:p>2407,8</text:p>
          </table:table-cell>
          <table:table-cell office:value-type="float" office:value="63146685" table:formula="of:=MAX([.$D172];[.$H172];[.$L172];[.$P172];[.$T172];[.$X172];[.$AB172];[.$AF172];[.$AJ172];[.$AN172];[.$AR172];[.$AV172];[.$AZ172];[.$BD172];[.$BH172])" table:style-name="ce1">
            <text:p>63146685</text:p>
          </table:table-cell>
          <table:table-cell office:value-type="float" office:value="3514410" table:formula="of:=MAX([.$E172];[.$I172];[.$M172];[.$Q172];[.$U172];[.$Y172];[.$AC172];[.$AG172];[.$AK172];[.$AO172];[.$AS172];[.$AW172];[.$BA172];[.$BE172];[.$BI172])" table:style-name="ce1">
            <text:p>351441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30_w1.lp</text:p>
          </table:table-cell>
          <table:table-cell office:value-type="float" office:value="292.74" table:style-name="ce1">
            <text:p>292,74</text:p>
          </table:table-cell>
          <table:table-cell office:value-type="float" office:value="288.19" table:style-name="ce1">
            <text:p>288,19</text:p>
          </table:table-cell>
          <table:table-cell office:value-type="float" office:value="3002502" table:style-name="ce1">
            <text:p>3002502</text:p>
          </table:table-cell>
          <table:table-cell office:value-type="float" office:value="626426" table:style-name="ce1">
            <text:p>626426</text:p>
          </table:table-cell>
          <table:table-cell office:value-type="float" office:value="48.74" table:style-name="ce2">
            <text:p>48,74</text:p>
          </table:table-cell>
          <table:table-cell office:value-type="float" office:value="43.62" table:style-name="ce2">
            <text:p>43,62</text:p>
          </table:table-cell>
          <table:table-cell office:value-type="float" office:value="497458" table:style-name="ce2">
            <text:p>497458</text:p>
          </table:table-cell>
          <table:table-cell office:value-type="float" office:value="84564" table:style-name="ce2">
            <text:p>84564</text:p>
          </table:table-cell>
          <table:table-cell office:value-type="float" office:value="207.51" table:style-name="ce1">
            <text:p>207,51</text:p>
          </table:table-cell>
          <table:table-cell office:value-type="float" office:value="202.85" table:style-name="ce1">
            <text:p>202,85</text:p>
          </table:table-cell>
          <table:table-cell office:value-type="float" office:value="2222438" table:style-name="ce1">
            <text:p>2222438</text:p>
          </table:table-cell>
          <table:table-cell office:value-type="float" office:value="421027" table:style-name="ce1">
            <text:p>421027</text:p>
          </table:table-cell>
          <table:table-cell office:value-type="float" office:value="77.930000000000007" table:style-name="ce1">
            <text:p>77,93</text:p>
          </table:table-cell>
          <table:table-cell office:value-type="float" office:value="72.930000000000007" table:style-name="ce1">
            <text:p>72,93</text:p>
          </table:table-cell>
          <table:table-cell office:value-type="float" office:value="877785" table:style-name="ce1">
            <text:p>877785</text:p>
          </table:table-cell>
          <table:table-cell office:value-type="float" office:value="156609" table:style-name="ce1">
            <text:p>156609</text:p>
          </table:table-cell>
          <table:table-cell office:value-type="float" office:value="179.42" table:style-name="ce1">
            <text:p>179,42</text:p>
          </table:table-cell>
          <table:table-cell office:value-type="float" office:value="174.67" table:style-name="ce1">
            <text:p>174,67</text:p>
          </table:table-cell>
          <table:table-cell office:value-type="float" office:value="1804670" table:style-name="ce1">
            <text:p>1804670</text:p>
          </table:table-cell>
          <table:table-cell office:value-type="float" office:value="353556" table:style-name="ce1">
            <text:p>353556</text:p>
          </table:table-cell>
          <table:table-cell office:value-type="float" office:value="600.15" table:style-name="ce1">
            <text:p>600,15</text:p>
          </table:table-cell>
          <table:table-cell office:value-type="float" office:value="595.12" table:style-name="ce1">
            <text:p>595,12</text:p>
          </table:table-cell>
          <table:table-cell office:value-type="float" office:value="1275651" table:style-name="ce1">
            <text:p>1275651</text:p>
          </table:table-cell>
          <table:table-cell office:value-type="float" office:value="1019580" table:style-name="ce1">
            <text:p>1019580</text:p>
          </table:table-cell>
          <table:table-cell office:value-type="float" office:value="385.02" table:style-name="ce1">
            <text:p>385,02</text:p>
          </table:table-cell>
          <table:table-cell office:value-type="float" office:value="380.12" table:style-name="ce1">
            <text:p>380,12</text:p>
          </table:table-cell>
          <table:table-cell office:value-type="float" office:value="1059697" table:style-name="ce1">
            <text:p>1059697</text:p>
          </table:table-cell>
          <table:table-cell office:value-type="float" office:value="817614" table:style-name="ce1">
            <text:p>817614</text:p>
          </table:table-cell>
          <table:table-cell office:value-type="float" office:value="1369.13" table:style-name="ce1">
            <text:p>1369,13</text:p>
          </table:table-cell>
          <table:table-cell office:value-type="float" office:value="1364.35" table:style-name="ce1">
            <text:p>1364,35</text:p>
          </table:table-cell>
          <table:table-cell office:value-type="float" office:value="2711087" table:style-name="ce1">
            <text:p>2711087</text:p>
          </table:table-cell>
          <table:table-cell office:value-type="float" office:value="2238624" table:style-name="ce1">
            <text:p>2238624</text:p>
          </table:table-cell>
          <table:table-cell office:value-type="float" office:value="51.7" table:style-name="ce1">
            <text:p>51,7</text:p>
          </table:table-cell>
          <table:table-cell office:value-type="float" office:value="47.53" table:style-name="ce1">
            <text:p>47,53</text:p>
          </table:table-cell>
          <table:table-cell office:value-type="float" office:value="664453" table:style-name="ce1">
            <text:p>664453</text:p>
          </table:table-cell>
          <table:table-cell office:value-type="float" office:value="115622" table:style-name="ce1">
            <text:p>115622</text:p>
          </table:table-cell>
          <table:table-cell office:value-type="float" office:value="300.76" table:style-name="ce1">
            <text:p>300,76</text:p>
          </table:table-cell>
          <table:table-cell office:value-type="float" office:value="296.55" table:style-name="ce1">
            <text:p>296,55</text:p>
          </table:table-cell>
          <table:table-cell office:value-type="float" office:value="2444208" table:style-name="ce1">
            <text:p>2444208</text:p>
          </table:table-cell>
          <table:table-cell office:value-type="float" office:value="671574" table:style-name="ce1">
            <text:p>671574</text:p>
          </table:table-cell>
          <table:table-cell office:value-type="float" office:value="194.73" table:style-name="ce1">
            <text:p>194,73</text:p>
          </table:table-cell>
          <table:table-cell office:value-type="float" office:value="190.15" table:style-name="ce1">
            <text:p>190,15</text:p>
          </table:table-cell>
          <table:table-cell office:value-type="float" office:value="1357980" table:style-name="ce1">
            <text:p>1357980</text:p>
          </table:table-cell>
          <table:table-cell office:value-type="float" office:value="365211" table:style-name="ce1">
            <text:p>36521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77910656" table:style-name="ce3">
            <text:p>177910656</text:p>
          </table:table-cell>
          <table:table-cell office:value-type="float" office:value="20412338" table:style-name="ce3">
            <text:p>20412338</text:p>
          </table:table-cell>
          <table:table-cell office:value-type="float" office:value="180.09" table:style-name="ce1">
            <text:p>180,09</text:p>
          </table:table-cell>
          <table:table-cell office:value-type="float" office:value="162.75" table:style-name="ce1">
            <text:p>162,75</text:p>
          </table:table-cell>
          <table:table-cell office:value-type="float" office:value="1476708" table:style-name="ce1">
            <text:p>1476708</text:p>
          </table:table-cell>
          <table:table-cell office:value-type="float" office:value="240316" table:style-name="ce1">
            <text:p>240316</text:p>
          </table:table-cell>
          <table:table-cell office:value-type="float" office:value="718.92" table:style-name="ce1">
            <text:p>718,92</text:p>
          </table:table-cell>
          <table:table-cell office:value-type="float" office:value="696.77" table:style-name="ce1">
            <text:p>696,77</text:p>
          </table:table-cell>
          <table:table-cell office:value-type="float" office:value="62173719" table:style-name="ce1">
            <text:p>62173719</text:p>
          </table:table-cell>
          <table:table-cell office:value-type="float" office:value="558370" table:style-name="ce1">
            <text:p>558370</text:p>
          </table:table-cell>
          <table:table-cell office:value-type="float" office:value="211.85" table:style-name="ce1">
            <text:p>211,85</text:p>
          </table:table-cell>
          <table:table-cell office:value-type="float" office:value="207.04" table:style-name="ce1">
            <text:p>207,04</text:p>
          </table:table-cell>
          <table:table-cell office:value-type="float" office:value="2200395" table:style-name="ce1">
            <text:p>2200395</text:p>
          </table:table-cell>
          <table:table-cell office:value-type="float" office:value="451305" table:style-name="ce1">
            <text:p>451305</text:p>
          </table:table-cell>
          <table:table-cell office:value-type="float" office:value="48.74" table:formula="of:=MIN([.$B173];[.$F173];[.$J173];[.$N173];[.$R173];[.$V173];[.$Z173];[.$AD173];[.$AH173];[.$AL173];[.$AP173];[.$AT173];[.$AX173];[.$BB173];[.$BF173])" table:style-name="ce1">
            <text:p>48,74</text:p>
          </table:table-cell>
          <table:table-cell office:value-type="float" office:value="43.62" table:formula="of:=MIN([.$C173];[.$G173];[.$K173];[.$O173];[.$S173];[.$W173];[.$AA173];[.$AE173];[.$AI173];[.$AM173];[.$AQ173];[.$AU173];[.$AY173];[.$BC173];[.$BG173])" table:style-name="ce1">
            <text:p>43,62</text:p>
          </table:table-cell>
          <table:table-cell office:value-type="float" office:value="497458" table:formula="of:=MIN([.$D173];[.$H173];[.$L173];[.$P173];[.$T173];[.$X173];[.$AB173];[.$AF173];[.$AJ173];[.$AN173];[.$AR173];[.$AV173];[.$AZ173];[.$BD173];[.$BH173])" table:style-name="ce1">
            <text:p>497458</text:p>
          </table:table-cell>
          <table:table-cell office:value-type="float" office:value="84564" table:formula="of:=MIN([.$E173];[.$I173];[.$M173];[.$Q173];[.$U173];[.$Y173];[.$AC173];[.$AG173];[.$AK173];[.$AO173];[.$AS173];[.$AW173];[.$BA173];[.$BE173];[.$BI173])" table:style-name="ce1">
            <text:p>84564</text:p>
          </table:table-cell>
          <table:table-cell office:value-type="float" office:value="211.85" table:formula="of:=MEDIAN([.$B173];[.$F173];[.$J173];[.$N173];[.$R173];[.$V173];[.$Z173];[.$AD173];[.$AH173];[.$AL173];[.$AP173];[.$AT173];[.$AX173];[.$BB173];[.$BF173])" table:style-name="ce1">
            <text:p>211,85</text:p>
          </table:table-cell>
          <table:table-cell office:value-type="float" office:value="207.04" table:formula="of:=MEDIAN([.$C173];[.$G173];[.$K173];[.$O173];[.$S173];[.$W173];[.$AA173];[.$AE173];[.$AI173];[.$AM173];[.$AQ173];[.$AU173];[.$AY173];[.$BC173];[.$BG173])" table:style-name="ce1">
            <text:p>207,04</text:p>
          </table:table-cell>
          <table:table-cell office:value-type="float" office:value="1804670" table:formula="of:=MEDIAN([.$D173];[.$H173];[.$L173];[.$P173];[.$T173];[.$X173];[.$AB173];[.$AF173];[.$AJ173];[.$AN173];[.$AR173];[.$AV173];[.$AZ173];[.$BD173];[.$BH173])" table:style-name="ce1">
            <text:p>1804670</text:p>
          </table:table-cell>
          <table:table-cell office:value-type="float" office:value="451305" table:formula="of:=MEDIAN([.$E173];[.$I173];[.$M173];[.$Q173];[.$U173];[.$Y173];[.$AC173];[.$AG173];[.$AK173];[.$AO173];[.$AS173];[.$AW173];[.$BA173];[.$BE173];[.$BI173])" table:style-name="ce1">
            <text:p>451305</text:p>
          </table:table-cell>
          <table:table-cell office:value-type="float" office:value="21600" table:formula="of:=MAX([.$B173];[.$F173];[.$J173];[.$N173];[.$R173];[.$V173];[.$Z173];[.$AD173];[.$AH173];[.$AL173];[.$AP173];[.$AT173];[.$AX173];[.$BB173];[.$BF173])" table:style-name="ce1">
            <text:p>21600</text:p>
          </table:table-cell>
          <table:table-cell office:value-type="float" office:value="21600" table:formula="of:=MAX([.$C173];[.$G173];[.$K173];[.$O173];[.$S173];[.$W173];[.$AA173];[.$AE173];[.$AI173];[.$AM173];[.$AQ173];[.$AU173];[.$AY173];[.$BC173];[.$BG173])" table:style-name="ce1">
            <text:p>21600</text:p>
          </table:table-cell>
          <table:table-cell office:value-type="float" office:value="177910656" table:formula="of:=MAX([.$D173];[.$H173];[.$L173];[.$P173];[.$T173];[.$X173];[.$AB173];[.$AF173];[.$AJ173];[.$AN173];[.$AR173];[.$AV173];[.$AZ173];[.$BD173];[.$BH173])" table:style-name="ce1">
            <text:p>177910656</text:p>
          </table:table-cell>
          <table:table-cell office:value-type="float" office:value="20412338" table:formula="of:=MAX([.$E173];[.$I173];[.$M173];[.$Q173];[.$U173];[.$Y173];[.$AC173];[.$AG173];[.$AK173];[.$AO173];[.$AS173];[.$AW173];[.$BA173];[.$BE173];[.$BI173])" table:style-name="ce1">
            <text:p>2041233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30_w2.lp</text:p>
          </table:table-cell>
          <table:table-cell office:value-type="float" office:value="116.64" table:style-name="ce1">
            <text:p>116,64</text:p>
          </table:table-cell>
          <table:table-cell office:value-type="float" office:value="112.82" table:style-name="ce1">
            <text:p>112,82</text:p>
          </table:table-cell>
          <table:table-cell office:value-type="float" office:value="896130" table:style-name="ce1">
            <text:p>896130</text:p>
          </table:table-cell>
          <table:table-cell office:value-type="float" office:value="160186" table:style-name="ce1">
            <text:p>160186</text:p>
          </table:table-cell>
          <table:table-cell office:value-type="float" office:value="47.66" table:style-name="ce1">
            <text:p>47,66</text:p>
          </table:table-cell>
          <table:table-cell office:value-type="float" office:value="44.03" table:style-name="ce1">
            <text:p>44,03</text:p>
          </table:table-cell>
          <table:table-cell office:value-type="float" office:value="111120" table:style-name="ce2">
            <text:p>111120</text:p>
          </table:table-cell>
          <table:table-cell office:value-type="float" office:value="71357" table:style-name="ce1">
            <text:p>71357</text:p>
          </table:table-cell>
          <table:table-cell office:value-type="float" office:value="87.63" table:style-name="ce1">
            <text:p>87,63</text:p>
          </table:table-cell>
          <table:table-cell office:value-type="float" office:value="84.07" table:style-name="ce1">
            <text:p>84,07</text:p>
          </table:table-cell>
          <table:table-cell office:value-type="float" office:value="330812" table:style-name="ce1">
            <text:p>330812</text:p>
          </table:table-cell>
          <table:table-cell office:value-type="float" office:value="112468" table:style-name="ce1">
            <text:p>112468</text:p>
          </table:table-cell>
          <table:table-cell office:value-type="float" office:value="58.23" table:style-name="ce1">
            <text:p>58,23</text:p>
          </table:table-cell>
          <table:table-cell office:value-type="float" office:value="54.33" table:style-name="ce1">
            <text:p>54,33</text:p>
          </table:table-cell>
          <table:table-cell office:value-type="float" office:value="114434" table:style-name="ce1">
            <text:p>114434</text:p>
          </table:table-cell>
          <table:table-cell office:value-type="float" office:value="73658" table:style-name="ce1">
            <text:p>73658</text:p>
          </table:table-cell>
          <table:table-cell office:value-type="float" office:value="108.56" table:style-name="ce1">
            <text:p>108,56</text:p>
          </table:table-cell>
          <table:table-cell office:value-type="float" office:value="105.02" table:style-name="ce1">
            <text:p>105,02</text:p>
          </table:table-cell>
          <table:table-cell office:value-type="float" office:value="200889" table:style-name="ce1">
            <text:p>200889</text:p>
          </table:table-cell>
          <table:table-cell office:value-type="float" office:value="127794" table:style-name="ce1">
            <text:p>127794</text:p>
          </table:table-cell>
          <table:table-cell office:value-type="float" office:value="22.05" table:style-name="ce2">
            <text:p>22,05</text:p>
          </table:table-cell>
          <table:table-cell office:value-type="float" office:value="18.27" table:style-name="ce2">
            <text:p>18,27</text:p>
          </table:table-cell>
          <table:table-cell office:value-type="float" office:value="130831" table:style-name="ce1">
            <text:p>130831</text:p>
          </table:table-cell>
          <table:table-cell office:value-type="float" office:value="36254" table:style-name="ce2">
            <text:p>36254</text:p>
          </table:table-cell>
          <table:table-cell office:value-type="float" office:value="109.87" table:style-name="ce1">
            <text:p>109,87</text:p>
          </table:table-cell>
          <table:table-cell office:value-type="float" office:value="106.15" table:style-name="ce1">
            <text:p>106,15</text:p>
          </table:table-cell>
          <table:table-cell office:value-type="float" office:value="192028" table:style-name="ce1">
            <text:p>192028</text:p>
          </table:table-cell>
          <table:table-cell office:value-type="float" office:value="131098" table:style-name="ce1">
            <text:p>131098</text:p>
          </table:table-cell>
          <table:table-cell office:value-type="float" office:value="110.35" table:style-name="ce1">
            <text:p>110,35</text:p>
          </table:table-cell>
          <table:table-cell office:value-type="float" office:value="106.68" table:style-name="ce1">
            <text:p>106,68</text:p>
          </table:table-cell>
          <table:table-cell office:value-type="float" office:value="173710" table:style-name="ce1">
            <text:p>173710</text:p>
          </table:table-cell>
          <table:table-cell office:value-type="float" office:value="123329" table:style-name="ce1">
            <text:p>123329</text:p>
          </table:table-cell>
          <table:table-cell office:value-type="float" office:value="201.8" table:style-name="ce1">
            <text:p>201,8</text:p>
          </table:table-cell>
          <table:table-cell office:value-type="float" office:value="198.07" table:style-name="ce1">
            <text:p>198,07</text:p>
          </table:table-cell>
          <table:table-cell office:value-type="float" office:value="773235" table:style-name="ce1">
            <text:p>773235</text:p>
          </table:table-cell>
          <table:table-cell office:value-type="float" office:value="268487" table:style-name="ce1">
            <text:p>268487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36.61" table:style-name="ce1">
            <text:p>36,61</text:p>
          </table:table-cell>
          <table:table-cell office:value-type="float" office:value="125065" table:style-name="ce1">
            <text:p>125065</text:p>
          </table:table-cell>
          <table:table-cell office:value-type="float" office:value="53650" table:style-name="ce1">
            <text:p>53650</text:p>
          </table:table-cell>
          <table:table-cell office:value-type="float" office:value="95.05" table:style-name="ce1">
            <text:p>95,05</text:p>
          </table:table-cell>
          <table:table-cell office:value-type="float" office:value="91.51" table:style-name="ce1">
            <text:p>91,51</text:p>
          </table:table-cell>
          <table:table-cell office:value-type="float" office:value="233530" table:style-name="ce1">
            <text:p>233530</text:p>
          </table:table-cell>
          <table:table-cell office:value-type="float" office:value="124363" table:style-name="ce1">
            <text:p>124363</text:p>
          </table:table-cell>
          <table:table-cell office:value-type="float" office:value="3113.61" table:style-name="ce3">
            <text:p>3113,61</text:p>
          </table:table-cell>
          <table:table-cell office:value-type="float" office:value="3109.86" table:style-name="ce3">
            <text:p>3109,86</text:p>
          </table:table-cell>
          <table:table-cell office:value-type="float" office:value="28598838" table:style-name="ce1">
            <text:p>28598838</text:p>
          </table:table-cell>
          <table:table-cell office:value-type="float" office:value="3207428" table:style-name="ce3">
            <text:p>3207428</text:p>
          </table:table-cell>
          <table:table-cell office:value-type="float" office:value="58.4" table:style-name="ce1">
            <text:p>58,4</text:p>
          </table:table-cell>
          <table:table-cell office:value-type="float" office:value="42.01" table:style-name="ce1">
            <text:p>42,01</text:p>
          </table:table-cell>
          <table:table-cell office:value-type="float" office:value="131291" table:style-name="ce1">
            <text:p>131291</text:p>
          </table:table-cell>
          <table:table-cell office:value-type="float" office:value="37359" table:style-name="ce1">
            <text:p>37359</text:p>
          </table:table-cell>
          <table:table-cell office:value-type="float" office:value="714.93" table:style-name="ce1">
            <text:p>714,93</text:p>
          </table:table-cell>
          <table:table-cell office:value-type="float" office:value="697.46" table:style-name="ce1">
            <text:p>697,46</text:p>
          </table:table-cell>
          <table:table-cell office:value-type="float" office:value="83171917" table:style-name="ce3">
            <text:p>83171917</text:p>
          </table:table-cell>
          <table:table-cell office:value-type="float" office:value="377514" table:style-name="ce1">
            <text:p>377514</text:p>
          </table:table-cell>
          <table:table-cell office:value-type="float" office:value="66.209999999999994" table:style-name="ce1">
            <text:p>66,21</text:p>
          </table:table-cell>
          <table:table-cell office:value-type="float" office:value="62.57" table:style-name="ce1">
            <text:p>62,57</text:p>
          </table:table-cell>
          <table:table-cell office:value-type="float" office:value="214071" table:style-name="ce1">
            <text:p>214071</text:p>
          </table:table-cell>
          <table:table-cell office:value-type="float" office:value="98516" table:style-name="ce1">
            <text:p>98516</text:p>
          </table:table-cell>
          <table:table-cell office:value-type="float" office:value="22.05" table:formula="of:=MIN([.$B174];[.$F174];[.$J174];[.$N174];[.$R174];[.$V174];[.$Z174];[.$AD174];[.$AH174];[.$AL174];[.$AP174];[.$AT174];[.$AX174];[.$BB174];[.$BF174])" table:style-name="ce1">
            <text:p>22,05</text:p>
          </table:table-cell>
          <table:table-cell office:value-type="float" office:value="18.27" table:formula="of:=MIN([.$C174];[.$G174];[.$K174];[.$O174];[.$S174];[.$W174];[.$AA174];[.$AE174];[.$AI174];[.$AM174];[.$AQ174];[.$AU174];[.$AY174];[.$BC174];[.$BG174])" table:style-name="ce1">
            <text:p>18,27</text:p>
          </table:table-cell>
          <table:table-cell office:value-type="float" office:value="111120" table:formula="of:=MIN([.$D174];[.$H174];[.$L174];[.$P174];[.$T174];[.$X174];[.$AB174];[.$AF174];[.$AJ174];[.$AN174];[.$AR174];[.$AV174];[.$AZ174];[.$BD174];[.$BH174])" table:style-name="ce1">
            <text:p>111120</text:p>
          </table:table-cell>
          <table:table-cell office:value-type="float" office:value="36254" table:formula="of:=MIN([.$E174];[.$I174];[.$M174];[.$Q174];[.$U174];[.$Y174];[.$AC174];[.$AG174];[.$AK174];[.$AO174];[.$AS174];[.$AW174];[.$BA174];[.$BE174];[.$BI174])" table:style-name="ce1">
            <text:p>36254</text:p>
          </table:table-cell>
          <table:table-cell office:value-type="float" office:value="95.05" table:formula="of:=MEDIAN([.$B174];[.$F174];[.$J174];[.$N174];[.$R174];[.$V174];[.$Z174];[.$AD174];[.$AH174];[.$AL174];[.$AP174];[.$AT174];[.$AX174];[.$BB174];[.$BF174])" table:style-name="ce1">
            <text:p>95,05</text:p>
          </table:table-cell>
          <table:table-cell office:value-type="float" office:value="91.51" table:formula="of:=MEDIAN([.$C174];[.$G174];[.$K174];[.$O174];[.$S174];[.$W174];[.$AA174];[.$AE174];[.$AI174];[.$AM174];[.$AQ174];[.$AU174];[.$AY174];[.$BC174];[.$BG174])" table:style-name="ce1">
            <text:p>91,51</text:p>
          </table:table-cell>
          <table:table-cell office:value-type="float" office:value="200889" table:formula="of:=MEDIAN([.$D174];[.$H174];[.$L174];[.$P174];[.$T174];[.$X174];[.$AB174];[.$AF174];[.$AJ174];[.$AN174];[.$AR174];[.$AV174];[.$AZ174];[.$BD174];[.$BH174])" table:style-name="ce1">
            <text:p>200889</text:p>
          </table:table-cell>
          <table:table-cell office:value-type="float" office:value="123329" table:formula="of:=MEDIAN([.$E174];[.$I174];[.$M174];[.$Q174];[.$U174];[.$Y174];[.$AC174];[.$AG174];[.$AK174];[.$AO174];[.$AS174];[.$AW174];[.$BA174];[.$BE174];[.$BI174])" table:style-name="ce1">
            <text:p>123329</text:p>
          </table:table-cell>
          <table:table-cell office:value-type="float" office:value="3113.61" table:formula="of:=MAX([.$B174];[.$F174];[.$J174];[.$N174];[.$R174];[.$V174];[.$Z174];[.$AD174];[.$AH174];[.$AL174];[.$AP174];[.$AT174];[.$AX174];[.$BB174];[.$BF174])" table:style-name="ce1">
            <text:p>3113,61</text:p>
          </table:table-cell>
          <table:table-cell office:value-type="float" office:value="3109.86" table:formula="of:=MAX([.$C174];[.$G174];[.$K174];[.$O174];[.$S174];[.$W174];[.$AA174];[.$AE174];[.$AI174];[.$AM174];[.$AQ174];[.$AU174];[.$AY174];[.$BC174];[.$BG174])" table:style-name="ce1">
            <text:p>3109,86</text:p>
          </table:table-cell>
          <table:table-cell office:value-type="float" office:value="83171917" table:formula="of:=MAX([.$D174];[.$H174];[.$L174];[.$P174];[.$T174];[.$X174];[.$AB174];[.$AF174];[.$AJ174];[.$AN174];[.$AR174];[.$AV174];[.$AZ174];[.$BD174];[.$BH174])" table:style-name="ce1">
            <text:p>83171917</text:p>
          </table:table-cell>
          <table:table-cell office:value-type="float" office:value="3207428" table:formula="of:=MAX([.$E174];[.$I174];[.$M174];[.$Q174];[.$U174];[.$Y174];[.$AC174];[.$AG174];[.$AK174];[.$AO174];[.$AS174];[.$AW174];[.$BA174];[.$BE174];[.$BI174])" table:style-name="ce1">
            <text:p>320742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30_w4.lp</text:p>
          </table:table-cell>
          <table:table-cell office:value-type="float" office:value="6.76" table:style-name="ce1">
            <text:p>6,76</text:p>
          </table:table-cell>
          <table:table-cell office:value-type="float" office:value="3.11" table:style-name="ce1">
            <text:p>3,11</text:p>
          </table:table-cell>
          <table:table-cell office:value-type="float" office:value="36138" table:style-name="ce1">
            <text:p>36138</text:p>
          </table:table-cell>
          <table:table-cell office:value-type="float" office:value="8324" table:style-name="ce1">
            <text:p>8324</text:p>
          </table:table-cell>
          <table:table-cell office:value-type="float" office:value="11.14" table:style-name="ce1">
            <text:p>11,14</text:p>
          </table:table-cell>
          <table:table-cell office:value-type="float" office:value="7.34" table:style-name="ce1">
            <text:p>7,34</text:p>
          </table:table-cell>
          <table:table-cell office:value-type="float" office:value="71231" table:style-name="ce1">
            <text:p>71231</text:p>
          </table:table-cell>
          <table:table-cell office:value-type="float" office:value="15697" table:style-name="ce1">
            <text:p>15697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4.33" table:style-name="ce1">
            <text:p>4,33</text:p>
          </table:table-cell>
          <table:table-cell office:value-type="float" office:value="28339" table:style-name="ce1">
            <text:p>28339</text:p>
          </table:table-cell>
          <table:table-cell office:value-type="float" office:value="7949" table:style-name="ce1">
            <text:p>7949</text:p>
          </table:table-cell>
          <table:table-cell office:value-type="float" office:value="4.37" table:style-name="ce2">
            <text:p>4,37</text:p>
          </table:table-cell>
          <table:table-cell office:value-type="float" office:value="0.99" table:style-name="ce1">
            <text:p>0,99</text:p>
          </table:table-cell>
          <table:table-cell office:value-type="float" office:value="6507" table:style-name="ce1">
            <text:p>6507</text:p>
          </table:table-cell>
          <table:table-cell office:value-type="float" office:value="2364" table:style-name="ce1">
            <text:p>2364</text:p>
          </table:table-cell>
          <table:table-cell office:value-type="float" office:value="7.98" table:style-name="ce1">
            <text:p>7,98</text:p>
          </table:table-cell>
          <table:table-cell office:value-type="float" office:value="4.13" table:style-name="ce1">
            <text:p>4,13</text:p>
          </table:table-cell>
          <table:table-cell office:value-type="float" office:value="23948" table:style-name="ce1">
            <text:p>23948</text:p>
          </table:table-cell>
          <table:table-cell office:value-type="float" office:value="8554" table:style-name="ce1">
            <text:p>8554</text:p>
          </table:table-cell>
          <table:table-cell office:value-type="float" office:value="10.27" table:style-name="ce1">
            <text:p>10,27</text:p>
          </table:table-cell>
          <table:table-cell office:value-type="float" office:value="6.35" table:style-name="ce1">
            <text:p>6,35</text:p>
          </table:table-cell>
          <table:table-cell office:value-type="float" office:value="52575" table:style-name="ce1">
            <text:p>52575</text:p>
          </table:table-cell>
          <table:table-cell office:value-type="float" office:value="12949" table:style-name="ce1">
            <text:p>12949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13004" table:style-name="ce1">
            <text:p>13004</text:p>
          </table:table-cell>
          <table:table-cell office:value-type="float" office:value="9564" table:style-name="ce1">
            <text:p>9564</text:p>
          </table:table-cell>
          <table:table-cell office:value-type="float" office:value="4.5" table:style-name="ce1">
            <text:p>4,5</text:p>
          </table:table-cell>
          <table:table-cell office:value-type="float" office:value="0.47" table:style-name="ce2">
            <text:p>0,47</text:p>
          </table:table-cell>
          <table:table-cell office:value-type="float" office:value="1924" table:style-name="ce2">
            <text:p>1924</text:p>
          </table:table-cell>
          <table:table-cell office:value-type="float" office:value="950" table:style-name="ce2">
            <text:p>950</text:p>
          </table:table-cell>
          <table:table-cell office:value-type="float" office:value="5.49" table:style-name="ce1">
            <text:p>5,49</text:p>
          </table:table-cell>
          <table:table-cell office:value-type="float" office:value="1.41" table:style-name="ce1">
            <text:p>1,41</text:p>
          </table:table-cell>
          <table:table-cell office:value-type="float" office:value="12346" table:style-name="ce1">
            <text:p>12346</text:p>
          </table:table-cell>
          <table:table-cell office:value-type="float" office:value="2909" table:style-name="ce1">
            <text:p>2909</text:p>
          </table:table-cell>
          <table:table-cell office:value-type="float" office:value="5.45" table:style-name="ce1">
            <text:p>5,45</text:p>
          </table:table-cell>
          <table:table-cell office:value-type="float" office:value="1.32" table:style-name="ce1">
            <text:p>1,32</text:p>
          </table:table-cell>
          <table:table-cell office:value-type="float" office:value="11939" table:style-name="ce1">
            <text:p>11939</text:p>
          </table:table-cell>
          <table:table-cell office:value-type="float" office:value="2634" table:style-name="ce1">
            <text:p>2634</text:p>
          </table:table-cell>
          <table:table-cell office:value-type="float" office:value="5.34" table:style-name="ce1">
            <text:p>5,34</text:p>
          </table:table-cell>
          <table:table-cell office:value-type="float" office:value="1.5" table:style-name="ce1">
            <text:p>1,5</text:p>
          </table:table-cell>
          <table:table-cell office:value-type="float" office:value="15058" table:style-name="ce1">
            <text:p>15058</text:p>
          </table:table-cell>
          <table:table-cell office:value-type="float" office:value="2990" table:style-name="ce1">
            <text:p>2990</text:p>
          </table:table-cell>
          <table:table-cell office:value-type="float" office:value="53.99" table:style-name="ce1">
            <text:p>53,99</text:p>
          </table:table-cell>
          <table:table-cell office:value-type="float" office:value="49.98" table:style-name="ce3">
            <text:p>49,98</text:p>
          </table:table-cell>
          <table:table-cell office:value-type="float" office:value="215366" table:style-name="ce1">
            <text:p>215366</text:p>
          </table:table-cell>
          <table:table-cell office:value-type="float" office:value="98037" table:style-name="ce3">
            <text:p>98037</text:p>
          </table:table-cell>
          <table:table-cell office:value-type="float" office:value="64.7" table:style-name="ce3">
            <text:p>64,7</text:p>
          </table:table-cell>
          <table:table-cell office:value-type="float" office:value="47.93" table:style-name="ce1">
            <text:p>47,93</text:p>
          </table:table-cell>
          <table:table-cell office:value-type="float" office:value="187310" table:style-name="ce1">
            <text:p>187310</text:p>
          </table:table-cell>
          <table:table-cell office:value-type="float" office:value="52051" table:style-name="ce1">
            <text:p>52051</text:p>
          </table:table-cell>
          <table:table-cell office:value-type="float" office:value="28.91" table:style-name="ce1">
            <text:p>28,91</text:p>
          </table:table-cell>
          <table:table-cell office:value-type="float" office:value="10.39" table:style-name="ce1">
            <text:p>10,39</text:p>
          </table:table-cell>
          <table:table-cell office:value-type="float" office:value="410568" table:style-name="ce3">
            <text:p>410568</text:p>
          </table:table-cell>
          <table:table-cell office:value-type="float" office:value="11401" table:style-name="ce1">
            <text:p>11401</text:p>
          </table:table-cell>
          <table:table-cell office:value-type="float" office:value="5.92" table:style-name="ce1">
            <text:p>5,92</text:p>
          </table:table-cell>
          <table:table-cell office:value-type="float" office:value="2.16" table:style-name="ce1">
            <text:p>2,16</text:p>
          </table:table-cell>
          <table:table-cell office:value-type="float" office:value="15009" table:style-name="ce1">
            <text:p>15009</text:p>
          </table:table-cell>
          <table:table-cell office:value-type="float" office:value="4198" table:style-name="ce1">
            <text:p>4198</text:p>
          </table:table-cell>
          <table:table-cell office:value-type="float" office:value="4.37" table:formula="of:=MIN([.$B175];[.$F175];[.$J175];[.$N175];[.$R175];[.$V175];[.$Z175];[.$AD175];[.$AH175];[.$AL175];[.$AP175];[.$AT175];[.$AX175];[.$BB175];[.$BF175])" table:style-name="ce1">
            <text:p>4,37</text:p>
          </table:table-cell>
          <table:table-cell office:value-type="float" office:value="0.47" table:formula="of:=MIN([.$C175];[.$G175];[.$K175];[.$O175];[.$S175];[.$W175];[.$AA175];[.$AE175];[.$AI175];[.$AM175];[.$AQ175];[.$AU175];[.$AY175];[.$BC175];[.$BG175])" table:style-name="ce1">
            <text:p>0,47</text:p>
          </table:table-cell>
          <table:table-cell office:value-type="float" office:value="1924" table:formula="of:=MIN([.$D175];[.$H175];[.$L175];[.$P175];[.$T175];[.$X175];[.$AB175];[.$AF175];[.$AJ175];[.$AN175];[.$AR175];[.$AV175];[.$AZ175];[.$BD175];[.$BH175])" table:style-name="ce1">
            <text:p>1924</text:p>
          </table:table-cell>
          <table:table-cell office:value-type="float" office:value="950" table:formula="of:=MIN([.$E175];[.$I175];[.$M175];[.$Q175];[.$U175];[.$Y175];[.$AC175];[.$AG175];[.$AK175];[.$AO175];[.$AS175];[.$AW175];[.$BA175];[.$BE175];[.$BI175])" table:style-name="ce1">
            <text:p>950</text:p>
          </table:table-cell>
          <table:table-cell office:value-type="float" office:value="7.98" table:formula="of:=MEDIAN([.$B175];[.$F175];[.$J175];[.$N175];[.$R175];[.$V175];[.$Z175];[.$AD175];[.$AH175];[.$AL175];[.$AP175];[.$AT175];[.$AX175];[.$BB175];[.$BF175])" table:style-name="ce1">
            <text:p>7,98</text:p>
          </table:table-cell>
          <table:table-cell office:value-type="float" office:value="4.13" table:formula="of:=MEDIAN([.$C175];[.$G175];[.$K175];[.$O175];[.$S175];[.$W175];[.$AA175];[.$AE175];[.$AI175];[.$AM175];[.$AQ175];[.$AU175];[.$AY175];[.$BC175];[.$BG175])" table:style-name="ce1">
            <text:p>4,13</text:p>
          </table:table-cell>
          <table:table-cell office:value-type="float" office:value="23948" table:formula="of:=MEDIAN([.$D175];[.$H175];[.$L175];[.$P175];[.$T175];[.$X175];[.$AB175];[.$AF175];[.$AJ175];[.$AN175];[.$AR175];[.$AV175];[.$AZ175];[.$BD175];[.$BH175])" table:style-name="ce1">
            <text:p>23948</text:p>
          </table:table-cell>
          <table:table-cell office:value-type="float" office:value="8324" table:formula="of:=MEDIAN([.$E175];[.$I175];[.$M175];[.$Q175];[.$U175];[.$Y175];[.$AC175];[.$AG175];[.$AK175];[.$AO175];[.$AS175];[.$AW175];[.$BA175];[.$BE175];[.$BI175])" table:style-name="ce1">
            <text:p>8324</text:p>
          </table:table-cell>
          <table:table-cell office:value-type="float" office:value="64.7" table:formula="of:=MAX([.$B175];[.$F175];[.$J175];[.$N175];[.$R175];[.$V175];[.$Z175];[.$AD175];[.$AH175];[.$AL175];[.$AP175];[.$AT175];[.$AX175];[.$BB175];[.$BF175])" table:style-name="ce1">
            <text:p>64,7</text:p>
          </table:table-cell>
          <table:table-cell office:value-type="float" office:value="49.98" table:formula="of:=MAX([.$C175];[.$G175];[.$K175];[.$O175];[.$S175];[.$W175];[.$AA175];[.$AE175];[.$AI175];[.$AM175];[.$AQ175];[.$AU175];[.$AY175];[.$BC175];[.$BG175])" table:style-name="ce1">
            <text:p>49,98</text:p>
          </table:table-cell>
          <table:table-cell office:value-type="float" office:value="410568" table:formula="of:=MAX([.$D175];[.$H175];[.$L175];[.$P175];[.$T175];[.$X175];[.$AB175];[.$AF175];[.$AJ175];[.$AN175];[.$AR175];[.$AV175];[.$AZ175];[.$BD175];[.$BH175])" table:style-name="ce1">
            <text:p>410568</text:p>
          </table:table-cell>
          <table:table-cell office:value-type="float" office:value="98037" table:formula="of:=MAX([.$E175];[.$I175];[.$M175];[.$Q175];[.$U175];[.$Y175];[.$AC175];[.$AG175];[.$AK175];[.$AO175];[.$AS175];[.$AW175];[.$BA175];[.$BE175];[.$BI175])" table:style-name="ce1">
            <text:p>9803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30_w5.lp</text:p>
          </table:table-cell>
          <table:table-cell office:value-type="float" office:value="8.15" table:style-name="ce1">
            <text:p>8,15</text:p>
          </table:table-cell>
          <table:table-cell office:value-type="float" office:value="3.84" table:style-name="ce1">
            <text:p>3,84</text:p>
          </table:table-cell>
          <table:table-cell office:value-type="float" office:value="32368" table:style-name="ce1">
            <text:p>32368</text:p>
          </table:table-cell>
          <table:table-cell office:value-type="float" office:value="6723" table:style-name="ce1">
            <text:p>6723</text:p>
          </table:table-cell>
          <table:table-cell office:value-type="float" office:value="10.18" table:style-name="ce1">
            <text:p>10,18</text:p>
          </table:table-cell>
          <table:table-cell office:value-type="float" office:value="5.55" table:style-name="ce1">
            <text:p>5,55</text:p>
          </table:table-cell>
          <table:table-cell office:value-type="float" office:value="89871" table:style-name="ce1">
            <text:p>89871</text:p>
          </table:table-cell>
          <table:table-cell office:value-type="float" office:value="9933" table:style-name="ce1">
            <text:p>9933</text:p>
          </table:table-cell>
          <table:table-cell office:value-type="float" office:value="11.82" table:style-name="ce1">
            <text:p>11,82</text:p>
          </table:table-cell>
          <table:table-cell office:value-type="float" office:value="7.04" table:style-name="ce1">
            <text:p>7,04</text:p>
          </table:table-cell>
          <table:table-cell office:value-type="float" office:value="109662" table:style-name="ce1">
            <text:p>109662</text:p>
          </table:table-cell>
          <table:table-cell office:value-type="float" office:value="11694" table:style-name="ce1">
            <text:p>11694</text:p>
          </table:table-cell>
          <table:table-cell office:value-type="float" office:value="19.32" table:style-name="ce1">
            <text:p>19,32</text:p>
          </table:table-cell>
          <table:table-cell office:value-type="float" office:value="15.28" table:style-name="ce1">
            <text:p>15,28</text:p>
          </table:table-cell>
          <table:table-cell office:value-type="float" office:value="33970" table:style-name="ce1">
            <text:p>33970</text:p>
          </table:table-cell>
          <table:table-cell office:value-type="float" office:value="20858" table:style-name="ce1">
            <text:p>20858</text:p>
          </table:table-cell>
          <table:table-cell office:value-type="float" office:value="7.86" table:style-name="ce1">
            <text:p>7,86</text:p>
          </table:table-cell>
          <table:table-cell office:value-type="float" office:value="3.46" table:style-name="ce1">
            <text:p>3,46</text:p>
          </table:table-cell>
          <table:table-cell office:value-type="float" office:value="58724" table:style-name="ce1">
            <text:p>58724</text:p>
          </table:table-cell>
          <table:table-cell office:value-type="float" office:value="5907" table:style-name="ce1">
            <text:p>5907</text:p>
          </table:table-cell>
          <table:table-cell office:value-type="float" office:value="9.14" table:style-name="ce1">
            <text:p>9,1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7586" table:style-name="ce1">
            <text:p>57586</text:p>
          </table:table-cell>
          <table:table-cell office:value-type="float" office:value="7370" table:style-name="ce1">
            <text:p>7370</text:p>
          </table:table-cell>
          <table:table-cell office:value-type="float" office:value="6.3" table:style-name="ce1">
            <text:p>6,3</text:p>
          </table:table-cell>
          <table:table-cell office:value-type="float" office:value="1.71" table:style-name="ce1">
            <text:p>1,71</text:p>
          </table:table-cell>
          <table:table-cell office:value-type="float" office:value="5339" table:style-name="ce2">
            <text:p>5339</text:p>
          </table:table-cell>
          <table:table-cell office:value-type="float" office:value="2588" table:style-name="ce1">
            <text:p>2588</text:p>
          </table:table-cell>
          <table:table-cell office:value-type="float" office:value="8.94" table:style-name="ce1">
            <text:p>8,94</text:p>
          </table:table-cell>
          <table:table-cell office:value-type="float" office:value="4.57" table:style-name="ce1">
            <text:p>4,57</text:p>
          </table:table-cell>
          <table:table-cell office:value-type="float" office:value="13694" table:style-name="ce1">
            <text:p>13694</text:p>
          </table:table-cell>
          <table:table-cell office:value-type="float" office:value="7990" table:style-name="ce1">
            <text:p>7990</text:p>
          </table:table-cell>
          <table:table-cell office:value-type="float" office:value="7.23" table:style-name="ce1">
            <text:p>7,23</text:p>
          </table:table-cell>
          <table:table-cell office:value-type="float" office:value="2.39" table:style-name="ce1">
            <text:p>2,39</text:p>
          </table:table-cell>
          <table:table-cell office:value-type="float" office:value="20423" table:style-name="ce1">
            <text:p>20423</text:p>
          </table:table-cell>
          <table:table-cell office:value-type="float" office:value="4048" table:style-name="ce1">
            <text:p>4048</text:p>
          </table:table-cell>
          <table:table-cell office:value-type="float" office:value="4.71" table:style-name="ce2">
            <text:p>4,71</text:p>
          </table:table-cell>
          <table:table-cell office:value-type="float" office:value="0.12" table:style-name="ce2">
            <text:p>0,12</text:p>
          </table:table-cell>
          <table:table-cell office:value-type="float" office:value="5386" table:style-name="ce1">
            <text:p>5386</text:p>
          </table:table-cell>
          <table:table-cell office:value-type="float" office:value="130" table:style-name="ce2">
            <text:p>130</text:p>
          </table:table-cell>
          <table:table-cell office:value-type="float" office:value="5.08" table:style-name="ce1">
            <text:p>5,08</text:p>
          </table:table-cell>
          <table:table-cell office:value-type="float" office:value="0.25" table:style-name="ce1">
            <text:p>0,25</text:p>
          </table:table-cell>
          <table:table-cell office:value-type="float" office:value="5370" table:style-name="ce1">
            <text:p>5370</text:p>
          </table:table-cell>
          <table:table-cell office:value-type="float" office:value="291" table:style-name="ce1">
            <text:p>291</text:p>
          </table:table-cell>
          <table:table-cell office:value-type="float" office:value="18.77" table:style-name="ce1">
            <text:p>18,77</text:p>
          </table:table-cell>
          <table:table-cell office:value-type="float" office:value="14.02" table:style-name="ce1">
            <text:p>14,02</text:p>
          </table:table-cell>
          <table:table-cell office:value-type="float" office:value="110102" table:style-name="ce1">
            <text:p>110102</text:p>
          </table:table-cell>
          <table:table-cell office:value-type="float" office:value="21025" table:style-name="ce1">
            <text:p>21025</text:p>
          </table:table-cell>
          <table:table-cell office:value-type="float" office:value="30.49" table:style-name="ce1">
            <text:p>30,49</text:p>
          </table:table-cell>
          <table:table-cell office:value-type="float" office:value="11.04" table:style-name="ce1">
            <text:p>11,04</text:p>
          </table:table-cell>
          <table:table-cell office:value-type="float" office:value="111690" table:style-name="ce1">
            <text:p>111690</text:p>
          </table:table-cell>
          <table:table-cell office:value-type="float" office:value="11048" table:style-name="ce1">
            <text:p>11048</text:p>
          </table:table-cell>
          <table:table-cell office:value-type="float" office:value="84.74" table:style-name="ce3">
            <text:p>84,74</text:p>
          </table:table-cell>
          <table:table-cell office:value-type="float" office:value="62.93" table:style-name="ce3">
            <text:p>62,93</text:p>
          </table:table-cell>
          <table:table-cell office:value-type="float" office:value="5239538" table:style-name="ce3">
            <text:p>5239538</text:p>
          </table:table-cell>
          <table:table-cell office:value-type="float" office:value="62898" table:style-name="ce3">
            <text:p>62898</text:p>
          </table:table-cell>
          <table:table-cell office:value-type="float" office:value="8.98" table:style-name="ce1">
            <text:p>8,98</text:p>
          </table:table-cell>
          <table:table-cell office:value-type="float" office:value="4.54" table:style-name="ce1">
            <text:p>4,54</text:p>
          </table:table-cell>
          <table:table-cell office:value-type="float" office:value="62423" table:style-name="ce1">
            <text:p>62423</text:p>
          </table:table-cell>
          <table:table-cell office:value-type="float" office:value="7693" table:style-name="ce1">
            <text:p>7693</text:p>
          </table:table-cell>
          <table:table-cell office:value-type="float" office:value="4.71" table:formula="of:=MIN([.$B176];[.$F176];[.$J176];[.$N176];[.$R176];[.$V176];[.$Z176];[.$AD176];[.$AH176];[.$AL176];[.$AP176];[.$AT176];[.$AX176];[.$BB176];[.$BF176])" table:style-name="ce1">
            <text:p>4,71</text:p>
          </table:table-cell>
          <table:table-cell office:value-type="float" office:value="0.12" table:formula="of:=MIN([.$C176];[.$G176];[.$K176];[.$O176];[.$S176];[.$W176];[.$AA176];[.$AE176];[.$AI176];[.$AM176];[.$AQ176];[.$AU176];[.$AY176];[.$BC176];[.$BG176])" table:style-name="ce1">
            <text:p>0,12</text:p>
          </table:table-cell>
          <table:table-cell office:value-type="float" office:value="5339" table:formula="of:=MIN([.$D176];[.$H176];[.$L176];[.$P176];[.$T176];[.$X176];[.$AB176];[.$AF176];[.$AJ176];[.$AN176];[.$AR176];[.$AV176];[.$AZ176];[.$BD176];[.$BH176])" table:style-name="ce1">
            <text:p>5339</text:p>
          </table:table-cell>
          <table:table-cell office:value-type="float" office:value="130" table:formula="of:=MIN([.$E176];[.$I176];[.$M176];[.$Q176];[.$U176];[.$Y176];[.$AC176];[.$AG176];[.$AK176];[.$AO176];[.$AS176];[.$AW176];[.$BA176];[.$BE176];[.$BI176])" table:style-name="ce1">
            <text:p>130</text:p>
          </table:table-cell>
          <table:table-cell office:value-type="float" office:value="8.98" table:formula="of:=MEDIAN([.$B176];[.$F176];[.$J176];[.$N176];[.$R176];[.$V176];[.$Z176];[.$AD176];[.$AH176];[.$AL176];[.$AP176];[.$AT176];[.$AX176];[.$BB176];[.$BF176])" table:style-name="ce1">
            <text:p>8,98</text:p>
          </table:table-cell>
          <table:table-cell office:value-type="float" office:value="4.57" table:formula="of:=MEDIAN([.$C176];[.$G176];[.$K176];[.$O176];[.$S176];[.$W176];[.$AA176];[.$AE176];[.$AI176];[.$AM176];[.$AQ176];[.$AU176];[.$AY176];[.$BC176];[.$BG176])" table:style-name="ce1">
            <text:p>4,57</text:p>
          </table:table-cell>
          <table:table-cell office:value-type="float" office:value="57586" table:formula="of:=MEDIAN([.$D176];[.$H176];[.$L176];[.$P176];[.$T176];[.$X176];[.$AB176];[.$AF176];[.$AJ176];[.$AN176];[.$AR176];[.$AV176];[.$AZ176];[.$BD176];[.$BH176])" table:style-name="ce1">
            <text:p>57586</text:p>
          </table:table-cell>
          <table:table-cell office:value-type="float" office:value="7693" table:formula="of:=MEDIAN([.$E176];[.$I176];[.$M176];[.$Q176];[.$U176];[.$Y176];[.$AC176];[.$AG176];[.$AK176];[.$AO176];[.$AS176];[.$AW176];[.$BA176];[.$BE176];[.$BI176])" table:style-name="ce1">
            <text:p>7693</text:p>
          </table:table-cell>
          <table:table-cell office:value-type="float" office:value="84.74" table:formula="of:=MAX([.$B176];[.$F176];[.$J176];[.$N176];[.$R176];[.$V176];[.$Z176];[.$AD176];[.$AH176];[.$AL176];[.$AP176];[.$AT176];[.$AX176];[.$BB176];[.$BF176])" table:style-name="ce1">
            <text:p>84,74</text:p>
          </table:table-cell>
          <table:table-cell office:value-type="float" office:value="62.93" table:formula="of:=MAX([.$C176];[.$G176];[.$K176];[.$O176];[.$S176];[.$W176];[.$AA176];[.$AE176];[.$AI176];[.$AM176];[.$AQ176];[.$AU176];[.$AY176];[.$BC176];[.$BG176])" table:style-name="ce1">
            <text:p>62,93</text:p>
          </table:table-cell>
          <table:table-cell office:value-type="float" office:value="5239538" table:formula="of:=MAX([.$D176];[.$H176];[.$L176];[.$P176];[.$T176];[.$X176];[.$AB176];[.$AF176];[.$AJ176];[.$AN176];[.$AR176];[.$AV176];[.$AZ176];[.$BD176];[.$BH176])" table:style-name="ce1">
            <text:p>5239538</text:p>
          </table:table-cell>
          <table:table-cell office:value-type="float" office:value="62898" table:formula="of:=MAX([.$E176];[.$I176];[.$M176];[.$Q176];[.$U176];[.$Y176];[.$AC176];[.$AG176];[.$AK176];[.$AO176];[.$AS176];[.$AW176];[.$BA176];[.$BE176];[.$BI176])" table:style-name="ce1">
            <text:p>6289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35_w1.lp</text:p>
          </table:table-cell>
          <table:table-cell office:value-type="float" office:value="89.48" table:style-name="ce1">
            <text:p>89,48</text:p>
          </table:table-cell>
          <table:table-cell office:value-type="float" office:value="83.79" table:style-name="ce1">
            <text:p>83,79</text:p>
          </table:table-cell>
          <table:table-cell office:value-type="float" office:value="686664" table:style-name="ce1">
            <text:p>686664</text:p>
          </table:table-cell>
          <table:table-cell office:value-type="float" office:value="128311" table:style-name="ce1">
            <text:p>128311</text:p>
          </table:table-cell>
          <table:table-cell office:value-type="float" office:value="74.180000000000007" table:style-name="ce1">
            <text:p>74,18</text:p>
          </table:table-cell>
          <table:table-cell office:value-type="float" office:value="68.3" table:style-name="ce1">
            <text:p>68,3</text:p>
          </table:table-cell>
          <table:table-cell office:value-type="float" office:value="194197" table:style-name="ce1">
            <text:p>194197</text:p>
          </table:table-cell>
          <table:table-cell office:value-type="float" office:value="87286" table:style-name="ce1">
            <text:p>87286</text:p>
          </table:table-cell>
          <table:table-cell office:value-type="float" office:value="86.12" table:style-name="ce1">
            <text:p>86,12</text:p>
          </table:table-cell>
          <table:table-cell office:value-type="float" office:value="80.05" table:style-name="ce1">
            <text:p>80,05</text:p>
          </table:table-cell>
          <table:table-cell office:value-type="float" office:value="608837" table:style-name="ce1">
            <text:p>608837</text:p>
          </table:table-cell>
          <table:table-cell office:value-type="float" office:value="113162" table:style-name="ce1">
            <text:p>113162</text:p>
          </table:table-cell>
          <table:table-cell office:value-type="float" office:value="19.95" table:style-name="ce1">
            <text:p>19,95</text:p>
          </table:table-cell>
          <table:table-cell office:value-type="float" office:value="13.76" table:style-name="ce1">
            <text:p>13,76</text:p>
          </table:table-cell>
          <table:table-cell office:value-type="float" office:value="140953" table:style-name="ce1">
            <text:p>140953</text:p>
          </table:table-cell>
          <table:table-cell office:value-type="float" office:value="19424" table:style-name="ce1">
            <text:p>19424</text:p>
          </table:table-cell>
          <table:table-cell office:value-type="float" office:value="198.92" table:style-name="ce1">
            <text:p>198,92</text:p>
          </table:table-cell>
          <table:table-cell office:value-type="float" office:value="193.37" table:style-name="ce1">
            <text:p>193,37</text:p>
          </table:table-cell>
          <table:table-cell office:value-type="float" office:value="1119770" table:style-name="ce1">
            <text:p>1119770</text:p>
          </table:table-cell>
          <table:table-cell office:value-type="float" office:value="246038" table:style-name="ce1">
            <text:p>246038</text:p>
          </table:table-cell>
          <table:table-cell office:value-type="float" office:value="116.82" table:style-name="ce1">
            <text:p>116,82</text:p>
          </table:table-cell>
          <table:table-cell office:value-type="float" office:value="110.87" table:style-name="ce1">
            <text:p>110,87</text:p>
          </table:table-cell>
          <table:table-cell office:value-type="float" office:value="768327" table:style-name="ce1">
            <text:p>768327</text:p>
          </table:table-cell>
          <table:table-cell office:value-type="float" office:value="146082" table:style-name="ce1">
            <text:p>146082</text:p>
          </table:table-cell>
          <table:table-cell office:value-type="float" office:value="443.8" table:style-name="ce1">
            <text:p>443,8</text:p>
          </table:table-cell>
          <table:table-cell office:value-type="float" office:value="437.97" table:style-name="ce1">
            <text:p>437,97</text:p>
          </table:table-cell>
          <table:table-cell office:value-type="float" office:value="869746" table:style-name="ce1">
            <text:p>869746</text:p>
          </table:table-cell>
          <table:table-cell office:value-type="float" office:value="641171" table:style-name="ce1">
            <text:p>641171</text:p>
          </table:table-cell>
          <table:table-cell office:value-type="float" office:value="364.46" table:style-name="ce1">
            <text:p>364,46</text:p>
          </table:table-cell>
          <table:table-cell office:value-type="float" office:value="358.65" table:style-name="ce1">
            <text:p>358,65</text:p>
          </table:table-cell>
          <table:table-cell office:value-type="float" office:value="756923" table:style-name="ce1">
            <text:p>756923</text:p>
          </table:table-cell>
          <table:table-cell office:value-type="float" office:value="547511" table:style-name="ce1">
            <text:p>547511</text:p>
          </table:table-cell>
          <table:table-cell office:value-type="float" office:value="60.46" table:style-name="ce1">
            <text:p>60,46</text:p>
          </table:table-cell>
          <table:table-cell office:value-type="float" office:value="54.3" table:style-name="ce1">
            <text:p>54,3</text:p>
          </table:table-cell>
          <table:table-cell office:value-type="float" office:value="478344" table:style-name="ce1">
            <text:p>478344</text:p>
          </table:table-cell>
          <table:table-cell office:value-type="float" office:value="71495" table:style-name="ce1">
            <text:p>71495</text:p>
          </table:table-cell>
          <table:table-cell office:value-type="float" office:value="61.02" table:style-name="ce1">
            <text:p>61,02</text:p>
          </table:table-cell>
          <table:table-cell office:value-type="float" office:value="55.24" table:style-name="ce1">
            <text:p>55,24</text:p>
          </table:table-cell>
          <table:table-cell office:value-type="float" office:value="321080" table:style-name="ce1">
            <text:p>321080</text:p>
          </table:table-cell>
          <table:table-cell office:value-type="float" office:value="74901" table:style-name="ce1">
            <text:p>74901</text:p>
          </table:table-cell>
          <table:table-cell office:value-type="float" office:value="36.32" table:style-name="ce1">
            <text:p>36,32</text:p>
          </table:table-cell>
          <table:table-cell office:value-type="float" office:value="30.4" table:style-name="ce1">
            <text:p>30,4</text:p>
          </table:table-cell>
          <table:table-cell office:value-type="float" office:value="174719" table:style-name="ce1">
            <text:p>174719</text:p>
          </table:table-cell>
          <table:table-cell office:value-type="float" office:value="38781" table:style-name="ce1">
            <text:p>3878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5499285" table:style-name="ce3">
            <text:p>125499285</text:p>
          </table:table-cell>
          <table:table-cell office:value-type="float" office:value="23753870" table:style-name="ce3">
            <text:p>23753870</text:p>
          </table:table-cell>
          <table:table-cell office:value-type="float" office:value="206.17" table:style-name="ce1">
            <text:p>206,17</text:p>
          </table:table-cell>
          <table:table-cell office:value-type="float" office:value="181.57" table:style-name="ce1">
            <text:p>181,57</text:p>
          </table:table-cell>
          <table:table-cell office:value-type="float" office:value="1109894" table:style-name="ce1">
            <text:p>1109894</text:p>
          </table:table-cell>
          <table:table-cell office:value-type="float" office:value="165992" table:style-name="ce1">
            <text:p>165992</text:p>
          </table:table-cell>
          <table:table-cell office:value-type="float" office:value="1319.54" table:style-name="ce1">
            <text:p>1319,54</text:p>
          </table:table-cell>
          <table:table-cell office:value-type="float" office:value="1289.46" table:style-name="ce1">
            <text:p>1289,46</text:p>
          </table:table-cell>
          <table:table-cell office:value-type="float" office:value="101596162" table:style-name="ce1">
            <text:p>101596162</text:p>
          </table:table-cell>
          <table:table-cell office:value-type="float" office:value="558376" table:style-name="ce1">
            <text:p>558376</text:p>
          </table:table-cell>
          <table:table-cell office:value-type="float" office:value="15.85" table:style-name="ce2">
            <text:p>15,85</text:p>
          </table:table-cell>
          <table:table-cell office:value-type="float" office:value="10.26" table:style-name="ce2">
            <text:p>10,26</text:p>
          </table:table-cell>
          <table:table-cell office:value-type="float" office:value="81966" table:style-name="ce2">
            <text:p>81966</text:p>
          </table:table-cell>
          <table:table-cell office:value-type="float" office:value="14599" table:style-name="ce2">
            <text:p>14599</text:p>
          </table:table-cell>
          <table:table-cell office:value-type="float" office:value="15.85" table:formula="of:=MIN([.$B177];[.$F177];[.$J177];[.$N177];[.$R177];[.$V177];[.$Z177];[.$AD177];[.$AH177];[.$AL177];[.$AP177];[.$AT177];[.$AX177];[.$BB177];[.$BF177])" table:style-name="ce1">
            <text:p>15,85</text:p>
          </table:table-cell>
          <table:table-cell office:value-type="float" office:value="10.26" table:formula="of:=MIN([.$C177];[.$G177];[.$K177];[.$O177];[.$S177];[.$W177];[.$AA177];[.$AE177];[.$AI177];[.$AM177];[.$AQ177];[.$AU177];[.$AY177];[.$BC177];[.$BG177])" table:style-name="ce1">
            <text:p>10,26</text:p>
          </table:table-cell>
          <table:table-cell office:value-type="float" office:value="81966" table:formula="of:=MIN([.$D177];[.$H177];[.$L177];[.$P177];[.$T177];[.$X177];[.$AB177];[.$AF177];[.$AJ177];[.$AN177];[.$AR177];[.$AV177];[.$AZ177];[.$BD177];[.$BH177])" table:style-name="ce1">
            <text:p>81966</text:p>
          </table:table-cell>
          <table:table-cell office:value-type="float" office:value="14599" table:formula="of:=MIN([.$E177];[.$I177];[.$M177];[.$Q177];[.$U177];[.$Y177];[.$AC177];[.$AG177];[.$AK177];[.$AO177];[.$AS177];[.$AW177];[.$BA177];[.$BE177];[.$BI177])" table:style-name="ce1">
            <text:p>14599</text:p>
          </table:table-cell>
          <table:table-cell office:value-type="float" office:value="89.48" table:formula="of:=MEDIAN([.$B177];[.$F177];[.$J177];[.$N177];[.$R177];[.$V177];[.$Z177];[.$AD177];[.$AH177];[.$AL177];[.$AP177];[.$AT177];[.$AX177];[.$BB177];[.$BF177])" table:style-name="ce1">
            <text:p>89,48</text:p>
          </table:table-cell>
          <table:table-cell office:value-type="float" office:value="83.79" table:formula="of:=MEDIAN([.$C177];[.$G177];[.$K177];[.$O177];[.$S177];[.$W177];[.$AA177];[.$AE177];[.$AI177];[.$AM177];[.$AQ177];[.$AU177];[.$AY177];[.$BC177];[.$BG177])" table:style-name="ce1">
            <text:p>83,79</text:p>
          </table:table-cell>
          <table:table-cell office:value-type="float" office:value="686664" table:formula="of:=MEDIAN([.$D177];[.$H177];[.$L177];[.$P177];[.$T177];[.$X177];[.$AB177];[.$AF177];[.$AJ177];[.$AN177];[.$AR177];[.$AV177];[.$AZ177];[.$BD177];[.$BH177])" table:style-name="ce1">
            <text:p>686664</text:p>
          </table:table-cell>
          <table:table-cell office:value-type="float" office:value="128311" table:formula="of:=MEDIAN([.$E177];[.$I177];[.$M177];[.$Q177];[.$U177];[.$Y177];[.$AC177];[.$AG177];[.$AK177];[.$AO177];[.$AS177];[.$AW177];[.$BA177];[.$BE177];[.$BI177])" table:style-name="ce1">
            <text:p>128311</text:p>
          </table:table-cell>
          <table:table-cell office:value-type="float" office:value="21600" table:formula="of:=MAX([.$B177];[.$F177];[.$J177];[.$N177];[.$R177];[.$V177];[.$Z177];[.$AD177];[.$AH177];[.$AL177];[.$AP177];[.$AT177];[.$AX177];[.$BB177];[.$BF177])" table:style-name="ce1">
            <text:p>21600</text:p>
          </table:table-cell>
          <table:table-cell office:value-type="float" office:value="21600" table:formula="of:=MAX([.$C177];[.$G177];[.$K177];[.$O177];[.$S177];[.$W177];[.$AA177];[.$AE177];[.$AI177];[.$AM177];[.$AQ177];[.$AU177];[.$AY177];[.$BC177];[.$BG177])" table:style-name="ce1">
            <text:p>21600</text:p>
          </table:table-cell>
          <table:table-cell office:value-type="float" office:value="125499285" table:formula="of:=MAX([.$D177];[.$H177];[.$L177];[.$P177];[.$T177];[.$X177];[.$AB177];[.$AF177];[.$AJ177];[.$AN177];[.$AR177];[.$AV177];[.$AZ177];[.$BD177];[.$BH177])" table:style-name="ce1">
            <text:p>125499285</text:p>
          </table:table-cell>
          <table:table-cell office:value-type="float" office:value="23753870" table:formula="of:=MAX([.$E177];[.$I177];[.$M177];[.$Q177];[.$U177];[.$Y177];[.$AC177];[.$AG177];[.$AK177];[.$AO177];[.$AS177];[.$AW177];[.$BA177];[.$BE177];[.$BI177])" table:style-name="ce1">
            <text:p>2375387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35_w2.lp</text:p>
          </table:table-cell>
          <table:table-cell office:value-type="float" office:value="17.41" table:style-name="ce1">
            <text:p>17,41</text:p>
          </table:table-cell>
          <table:table-cell office:value-type="float" office:value="13.26" table:style-name="ce1">
            <text:p>13,26</text:p>
          </table:table-cell>
          <table:table-cell office:value-type="float" office:value="57379" table:style-name="ce1">
            <text:p>57379</text:p>
          </table:table-cell>
          <table:table-cell office:value-type="float" office:value="19737" table:style-name="ce1">
            <text:p>19737</text:p>
          </table:table-cell>
          <table:table-cell office:value-type="float" office:value="18.62" table:style-name="ce1">
            <text:p>18,62</text:p>
          </table:table-cell>
          <table:table-cell office:value-type="float" office:value="14.1" table:style-name="ce1">
            <text:p>14,1</text:p>
          </table:table-cell>
          <table:table-cell office:value-type="float" office:value="48694" table:style-name="ce1">
            <text:p>48694</text:p>
          </table:table-cell>
          <table:table-cell office:value-type="float" office:value="19583" table:style-name="ce1">
            <text:p>19583</text:p>
          </table:table-cell>
          <table:table-cell office:value-type="float" office:value="12.99" table:style-name="ce2">
            <text:p>12,99</text:p>
          </table:table-cell>
          <table:table-cell office:value-type="float" office:value="8.82" table:style-name="ce1">
            <text:p>8,82</text:p>
          </table:table-cell>
          <table:table-cell office:value-type="float" office:value="41957" table:style-name="ce1">
            <text:p>41957</text:p>
          </table:table-cell>
          <table:table-cell office:value-type="float" office:value="15428" table:style-name="ce1">
            <text:p>15428</text:p>
          </table:table-cell>
          <table:table-cell office:value-type="float" office:value="18.84" table:style-name="ce1">
            <text:p>18,84</text:p>
          </table:table-cell>
          <table:table-cell office:value-type="float" office:value="14.79" table:style-name="ce1">
            <text:p>14,79</text:p>
          </table:table-cell>
          <table:table-cell office:value-type="float" office:value="34507" table:style-name="ce1">
            <text:p>34507</text:p>
          </table:table-cell>
          <table:table-cell office:value-type="float" office:value="20085" table:style-name="ce1">
            <text:p>20085</text:p>
          </table:table-cell>
          <table:table-cell office:value-type="float" office:value="21.22" table:style-name="ce1">
            <text:p>21,22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51943" table:style-name="ce1">
            <text:p>51943</text:p>
          </table:table-cell>
          <table:table-cell office:value-type="float" office:value="25636" table:style-name="ce1">
            <text:p>25636</text:p>
          </table:table-cell>
          <table:table-cell office:value-type="float" office:value="20.74" table:style-name="ce1">
            <text:p>20,74</text:p>
          </table:table-cell>
          <table:table-cell office:value-type="float" office:value="16.37" table:style-name="ce1">
            <text:p>16,37</text:p>
          </table:table-cell>
          <table:table-cell office:value-type="float" office:value="37893" table:style-name="ce1">
            <text:p>37893</text:p>
          </table:table-cell>
          <table:table-cell office:value-type="float" office:value="21508" table:style-name="ce1">
            <text:p>21508</text:p>
          </table:table-cell>
          <table:table-cell office:value-type="float" office:value="21.85" table:style-name="ce1">
            <text:p>21,85</text:p>
          </table:table-cell>
          <table:table-cell office:value-type="float" office:value="17.32" table:style-name="ce1">
            <text:p>17,32</text:p>
          </table:table-cell>
          <table:table-cell office:value-type="float" office:value="36631" table:style-name="ce1">
            <text:p>36631</text:p>
          </table:table-cell>
          <table:table-cell office:value-type="float" office:value="23775" table:style-name="ce1">
            <text:p>23775</text:p>
          </table:table-cell>
          <table:table-cell office:value-type="float" office:value="50.8" table:style-name="ce1">
            <text:p>50,8</text:p>
          </table:table-cell>
          <table:table-cell office:value-type="float" office:value="46.23" table:style-name="ce1">
            <text:p>46,23</text:p>
          </table:table-cell>
          <table:table-cell office:value-type="float" office:value="85846" table:style-name="ce1">
            <text:p>85846</text:p>
          </table:table-cell>
          <table:table-cell office:value-type="float" office:value="56913" table:style-name="ce1">
            <text:p>56913</text:p>
          </table:table-cell>
          <table:table-cell office:value-type="float" office:value="30.87" table:style-name="ce1">
            <text:p>30,87</text:p>
          </table:table-cell>
          <table:table-cell office:value-type="float" office:value="26.43" table:style-name="ce1">
            <text:p>26,43</text:p>
          </table:table-cell>
          <table:table-cell office:value-type="float" office:value="85746" table:style-name="ce1">
            <text:p>85746</text:p>
          </table:table-cell>
          <table:table-cell office:value-type="float" office:value="38106" table:style-name="ce1">
            <text:p>38106</text:p>
          </table:table-cell>
          <table:table-cell office:value-type="float" office:value="13.07" table:style-name="ce1">
            <text:p>13,07</text:p>
          </table:table-cell>
          <table:table-cell office:value-type="float" office:value="8.48" table:style-name="ce2">
            <text:p>8,48</text:p>
          </table:table-cell>
          <table:table-cell office:value-type="float" office:value="29393" table:style-name="ce2">
            <text:p>29393</text:p>
          </table:table-cell>
          <table:table-cell office:value-type="float" office:value="11835" table:style-name="ce2">
            <text:p>11835</text:p>
          </table:table-cell>
          <table:table-cell office:value-type="float" office:value="24.46" table:style-name="ce1">
            <text:p>24,46</text:p>
          </table:table-cell>
          <table:table-cell office:value-type="float" office:value="20.079999999999998" table:style-name="ce1">
            <text:p>20,08</text:p>
          </table:table-cell>
          <table:table-cell office:value-type="float" office:value="62479" table:style-name="ce1">
            <text:p>62479</text:p>
          </table:table-cell>
          <table:table-cell office:value-type="float" office:value="28482" table:style-name="ce1">
            <text:p>28482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17970378" table:style-name="ce3">
            <text:p>117970378</text:p>
          </table:table-cell>
          <table:table-cell office:value-type="float" office:value="20595271" table:style-name="ce3">
            <text:p>20595271</text:p>
          </table:table-cell>
          <table:table-cell office:value-type="float" office:value="43.87" table:style-name="ce1">
            <text:p>43,87</text:p>
          </table:table-cell>
          <table:table-cell office:value-type="float" office:value="26.34" table:style-name="ce1">
            <text:p>26,34</text:p>
          </table:table-cell>
          <table:table-cell office:value-type="float" office:value="257270" table:style-name="ce1">
            <text:p>257270</text:p>
          </table:table-cell>
          <table:table-cell office:value-type="float" office:value="26011" table:style-name="ce1">
            <text:p>26011</text:p>
          </table:table-cell>
          <table:table-cell office:value-type="float" office:value="51.39" table:style-name="ce1">
            <text:p>51,39</text:p>
          </table:table-cell>
          <table:table-cell office:value-type="float" office:value="30.05" table:style-name="ce1">
            <text:p>30,05</text:p>
          </table:table-cell>
          <table:table-cell office:value-type="float" office:value="1079225" table:style-name="ce1">
            <text:p>1079225</text:p>
          </table:table-cell>
          <table:table-cell office:value-type="float" office:value="24802" table:style-name="ce1">
            <text:p>24802</text:p>
          </table:table-cell>
          <table:table-cell office:value-type="float" office:value="22.94" table:style-name="ce1">
            <text:p>22,94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62036" table:style-name="ce1">
            <text:p>62036</text:p>
          </table:table-cell>
          <table:table-cell office:value-type="float" office:value="28684" table:style-name="ce1">
            <text:p>28684</text:p>
          </table:table-cell>
          <table:table-cell office:value-type="float" office:value="12.99" table:formula="of:=MIN([.$B178];[.$F178];[.$J178];[.$N178];[.$R178];[.$V178];[.$Z178];[.$AD178];[.$AH178];[.$AL178];[.$AP178];[.$AT178];[.$AX178];[.$BB178];[.$BF178])" table:style-name="ce1">
            <text:p>12,99</text:p>
          </table:table-cell>
          <table:table-cell office:value-type="float" office:value="8.48" table:formula="of:=MIN([.$C178];[.$G178];[.$K178];[.$O178];[.$S178];[.$W178];[.$AA178];[.$AE178];[.$AI178];[.$AM178];[.$AQ178];[.$AU178];[.$AY178];[.$BC178];[.$BG178])" table:style-name="ce1">
            <text:p>8,48</text:p>
          </table:table-cell>
          <table:table-cell office:value-type="float" office:value="29393" table:formula="of:=MIN([.$D178];[.$H178];[.$L178];[.$P178];[.$T178];[.$X178];[.$AB178];[.$AF178];[.$AJ178];[.$AN178];[.$AR178];[.$AV178];[.$AZ178];[.$BD178];[.$BH178])" table:style-name="ce1">
            <text:p>29393</text:p>
          </table:table-cell>
          <table:table-cell office:value-type="float" office:value="11835" table:formula="of:=MIN([.$E178];[.$I178];[.$M178];[.$Q178];[.$U178];[.$Y178];[.$AC178];[.$AG178];[.$AK178];[.$AO178];[.$AS178];[.$AW178];[.$BA178];[.$BE178];[.$BI178])" table:style-name="ce1">
            <text:p>11835</text:p>
          </table:table-cell>
          <table:table-cell office:value-type="float" office:value="21.85" table:formula="of:=MEDIAN([.$B178];[.$F178];[.$J178];[.$N178];[.$R178];[.$V178];[.$Z178];[.$AD178];[.$AH178];[.$AL178];[.$AP178];[.$AT178];[.$AX178];[.$BB178];[.$BF178])" table:style-name="ce1">
            <text:p>21,85</text:p>
          </table:table-cell>
          <table:table-cell office:value-type="float" office:value="17.350000000000001" table:formula="of:=MEDIAN([.$C178];[.$G178];[.$K178];[.$O178];[.$S178];[.$W178];[.$AA178];[.$AE178];[.$AI178];[.$AM178];[.$AQ178];[.$AU178];[.$AY178];[.$BC178];[.$BG178])" table:style-name="ce1">
            <text:p>17,35</text:p>
          </table:table-cell>
          <table:table-cell office:value-type="float" office:value="57379" table:formula="of:=MEDIAN([.$D178];[.$H178];[.$L178];[.$P178];[.$T178];[.$X178];[.$AB178];[.$AF178];[.$AJ178];[.$AN178];[.$AR178];[.$AV178];[.$AZ178];[.$BD178];[.$BH178])" table:style-name="ce1">
            <text:p>57379</text:p>
          </table:table-cell>
          <table:table-cell office:value-type="float" office:value="24802" table:formula="of:=MEDIAN([.$E178];[.$I178];[.$M178];[.$Q178];[.$U178];[.$Y178];[.$AC178];[.$AG178];[.$AK178];[.$AO178];[.$AS178];[.$AW178];[.$BA178];[.$BE178];[.$BI178])" table:style-name="ce1">
            <text:p>24802</text:p>
          </table:table-cell>
          <table:table-cell office:value-type="float" office:value="21600" table:formula="of:=MAX([.$B178];[.$F178];[.$J178];[.$N178];[.$R178];[.$V178];[.$Z178];[.$AD178];[.$AH178];[.$AL178];[.$AP178];[.$AT178];[.$AX178];[.$BB178];[.$BF178])" table:style-name="ce1">
            <text:p>21600</text:p>
          </table:table-cell>
          <table:table-cell office:value-type="float" office:value="21600" table:formula="of:=MAX([.$C178];[.$G178];[.$K178];[.$O178];[.$S178];[.$W178];[.$AA178];[.$AE178];[.$AI178];[.$AM178];[.$AQ178];[.$AU178];[.$AY178];[.$BC178];[.$BG178])" table:style-name="ce1">
            <text:p>21600</text:p>
          </table:table-cell>
          <table:table-cell office:value-type="float" office:value="117970378" table:formula="of:=MAX([.$D178];[.$H178];[.$L178];[.$P178];[.$T178];[.$X178];[.$AB178];[.$AF178];[.$AJ178];[.$AN178];[.$AR178];[.$AV178];[.$AZ178];[.$BD178];[.$BH178])" table:style-name="ce1">
            <text:p>117970378</text:p>
          </table:table-cell>
          <table:table-cell office:value-type="float" office:value="20595271" table:formula="of:=MAX([.$E178];[.$I178];[.$M178];[.$Q178];[.$U178];[.$Y178];[.$AC178];[.$AG178];[.$AK178];[.$AO178];[.$AS178];[.$AW178];[.$BA178];[.$BE178];[.$BI178])" table:style-name="ce1">
            <text:p>2059527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3_a35_w4.lp</text:p>
          </table:table-cell>
          <table:table-cell office:value-type="float" office:value="129.51" table:style-name="ce1">
            <text:p>129,51</text:p>
          </table:table-cell>
          <table:table-cell office:value-type="float" office:value="125.13" table:style-name="ce1">
            <text:p>125,13</text:p>
          </table:table-cell>
          <table:table-cell office:value-type="float" office:value="465459" table:style-name="ce1">
            <text:p>465459</text:p>
          </table:table-cell>
          <table:table-cell office:value-type="float" office:value="239275" table:style-name="ce1">
            <text:p>239275</text:p>
          </table:table-cell>
          <table:table-cell office:value-type="float" office:value="71.22" table:style-name="ce1">
            <text:p>71,22</text:p>
          </table:table-cell>
          <table:table-cell office:value-type="float" office:value="66.47" table:style-name="ce1">
            <text:p>66,47</text:p>
          </table:table-cell>
          <table:table-cell office:value-type="float" office:value="893804" table:style-name="ce1">
            <text:p>893804</text:p>
          </table:table-cell>
          <table:table-cell office:value-type="float" office:value="138981" table:style-name="ce1">
            <text:p>138981</text:p>
          </table:table-cell>
          <table:table-cell office:value-type="float" office:value="71.61" table:style-name="ce1">
            <text:p>71,61</text:p>
          </table:table-cell>
          <table:table-cell office:value-type="float" office:value="67.13" table:style-name="ce1">
            <text:p>67,13</text:p>
          </table:table-cell>
          <table:table-cell office:value-type="float" office:value="398425" table:style-name="ce1">
            <text:p>398425</text:p>
          </table:table-cell>
          <table:table-cell office:value-type="float" office:value="133153" table:style-name="ce1">
            <text:p>133153</text:p>
          </table:table-cell>
          <table:table-cell office:value-type="float" office:value="14.27" table:style-name="ce2">
            <text:p>14,27</text:p>
          </table:table-cell>
          <table:table-cell office:value-type="float" office:value="9.32" table:style-name="ce2">
            <text:p>9,32</text:p>
          </table:table-cell>
          <table:table-cell office:value-type="float" office:value="29312" table:style-name="ce2">
            <text:p>29312</text:p>
          </table:table-cell>
          <table:table-cell office:value-type="float" office:value="17618" table:style-name="ce2">
            <text:p>17618</text:p>
          </table:table-cell>
          <table:table-cell office:value-type="float" office:value="94.79" table:style-name="ce1">
            <text:p>94,79</text:p>
          </table:table-cell>
          <table:table-cell office:value-type="float" office:value="90.89" table:style-name="ce1">
            <text:p>90,89</text:p>
          </table:table-cell>
          <table:table-cell office:value-type="float" office:value="458563" table:style-name="ce1">
            <text:p>458563</text:p>
          </table:table-cell>
          <table:table-cell office:value-type="float" office:value="187698" table:style-name="ce1">
            <text:p>187698</text:p>
          </table:table-cell>
          <table:table-cell office:value-type="float" office:value="34.94" table:style-name="ce1">
            <text:p>34,94</text:p>
          </table:table-cell>
          <table:table-cell office:value-type="float" office:value="30.4" table:style-name="ce1">
            <text:p>30,4</text:p>
          </table:table-cell>
          <table:table-cell office:value-type="float" office:value="148949" table:style-name="ce1">
            <text:p>148949</text:p>
          </table:table-cell>
          <table:table-cell office:value-type="float" office:value="68700" table:style-name="ce1">
            <text:p>68700</text:p>
          </table:table-cell>
          <table:table-cell office:value-type="float" office:value="15.39" table:style-name="ce1">
            <text:p>15,39</text:p>
          </table:table-cell>
          <table:table-cell office:value-type="float" office:value="10.74" table:style-name="ce1">
            <text:p>10,74</text:p>
          </table:table-cell>
          <table:table-cell office:value-type="float" office:value="41819" table:style-name="ce1">
            <text:p>41819</text:p>
          </table:table-cell>
          <table:table-cell office:value-type="float" office:value="26327" table:style-name="ce1">
            <text:p>26327</text:p>
          </table:table-cell>
          <table:table-cell office:value-type="float" office:value="112.76" table:style-name="ce1">
            <text:p>112,76</text:p>
          </table:table-cell>
          <table:table-cell office:value-type="float" office:value="108.02" table:style-name="ce1">
            <text:p>108,02</text:p>
          </table:table-cell>
          <table:table-cell office:value-type="float" office:value="258514" table:style-name="ce1">
            <text:p>258514</text:p>
          </table:table-cell>
          <table:table-cell office:value-type="float" office:value="187521" table:style-name="ce1">
            <text:p>187521</text:p>
          </table:table-cell>
          <table:table-cell office:value-type="float" office:value="68.44" table:style-name="ce1">
            <text:p>68,44</text:p>
          </table:table-cell>
          <table:table-cell office:value-type="float" office:value="63.8" table:style-name="ce1">
            <text:p>63,8</text:p>
          </table:table-cell>
          <table:table-cell office:value-type="float" office:value="888045" table:style-name="ce1">
            <text:p>888045</text:p>
          </table:table-cell>
          <table:table-cell office:value-type="float" office:value="146018" table:style-name="ce1">
            <text:p>146018</text:p>
          </table:table-cell>
          <table:table-cell office:value-type="float" office:value="311.72000000000003" table:style-name="ce1">
            <text:p>311,72</text:p>
          </table:table-cell>
          <table:table-cell office:value-type="float" office:value="307.12" table:style-name="ce1">
            <text:p>307,12</text:p>
          </table:table-cell>
          <table:table-cell office:value-type="float" office:value="1040951" table:style-name="ce1">
            <text:p>1040951</text:p>
          </table:table-cell>
          <table:table-cell office:value-type="float" office:value="592492" table:style-name="ce3">
            <text:p>592492</text:p>
          </table:table-cell>
          <table:table-cell office:value-type="float" office:value="213.73" table:style-name="ce1">
            <text:p>213,73</text:p>
          </table:table-cell>
          <table:table-cell office:value-type="float" office:value="208.94" table:style-name="ce1">
            <text:p>208,94</text:p>
          </table:table-cell>
          <table:table-cell office:value-type="float" office:value="702684" table:style-name="ce1">
            <text:p>702684</text:p>
          </table:table-cell>
          <table:table-cell office:value-type="float" office:value="363085" table:style-name="ce1">
            <text:p>363085</text:p>
          </table:table-cell>
          <table:table-cell office:value-type="float" office:value="51.76" table:style-name="ce1">
            <text:p>51,76</text:p>
          </table:table-cell>
          <table:table-cell office:value-type="float" office:value="47.15" table:style-name="ce1">
            <text:p>47,15</text:p>
          </table:table-cell>
          <table:table-cell office:value-type="float" office:value="156507" table:style-name="ce1">
            <text:p>156507</text:p>
          </table:table-cell>
          <table:table-cell office:value-type="float" office:value="94462" table:style-name="ce1">
            <text:p>94462</text:p>
          </table:table-cell>
          <table:table-cell office:value-type="float" office:value="81.55" table:style-name="ce1">
            <text:p>81,55</text:p>
          </table:table-cell>
          <table:table-cell office:value-type="float" office:value="61.54" table:style-name="ce1">
            <text:p>61,54</text:p>
          </table:table-cell>
          <table:table-cell office:value-type="float" office:value="307481" table:style-name="ce1">
            <text:p>307481</text:p>
          </table:table-cell>
          <table:table-cell office:value-type="float" office:value="71833" table:style-name="ce1">
            <text:p>71833</text:p>
          </table:table-cell>
          <table:table-cell office:value-type="float" office:value="1614.35" table:style-name="ce3">
            <text:p>1614,35</text:p>
          </table:table-cell>
          <table:table-cell office:value-type="float" office:value="1592.43" table:style-name="ce3">
            <text:p>1592,43</text:p>
          </table:table-cell>
          <table:table-cell office:value-type="float" office:value="280173543" table:style-name="ce3">
            <text:p>280173543</text:p>
          </table:table-cell>
          <table:table-cell office:value-type="float" office:value="517791" table:style-name="ce1">
            <text:p>517791</text:p>
          </table:table-cell>
          <table:table-cell office:value-type="float" office:value="67.12" table:style-name="ce1">
            <text:p>67,12</text:p>
          </table:table-cell>
          <table:table-cell office:value-type="float" office:value="62.65" table:style-name="ce1">
            <text:p>62,65</text:p>
          </table:table-cell>
          <table:table-cell office:value-type="float" office:value="281984" table:style-name="ce1">
            <text:p>281984</text:p>
          </table:table-cell>
          <table:table-cell office:value-type="float" office:value="124942" table:style-name="ce1">
            <text:p>124942</text:p>
          </table:table-cell>
          <table:table-cell office:value-type="float" office:value="14.27" table:formula="of:=MIN([.$B179];[.$F179];[.$J179];[.$N179];[.$R179];[.$V179];[.$Z179];[.$AD179];[.$AH179];[.$AL179];[.$AP179];[.$AT179];[.$AX179];[.$BB179];[.$BF179])" table:style-name="ce1">
            <text:p>14,27</text:p>
          </table:table-cell>
          <table:table-cell office:value-type="float" office:value="9.32" table:formula="of:=MIN([.$C179];[.$G179];[.$K179];[.$O179];[.$S179];[.$W179];[.$AA179];[.$AE179];[.$AI179];[.$AM179];[.$AQ179];[.$AU179];[.$AY179];[.$BC179];[.$BG179])" table:style-name="ce1">
            <text:p>9,32</text:p>
          </table:table-cell>
          <table:table-cell office:value-type="float" office:value="29312" table:formula="of:=MIN([.$D179];[.$H179];[.$L179];[.$P179];[.$T179];[.$X179];[.$AB179];[.$AF179];[.$AJ179];[.$AN179];[.$AR179];[.$AV179];[.$AZ179];[.$BD179];[.$BH179])" table:style-name="ce1">
            <text:p>29312</text:p>
          </table:table-cell>
          <table:table-cell office:value-type="float" office:value="17618" table:formula="of:=MIN([.$E179];[.$I179];[.$M179];[.$Q179];[.$U179];[.$Y179];[.$AC179];[.$AG179];[.$AK179];[.$AO179];[.$AS179];[.$AW179];[.$BA179];[.$BE179];[.$BI179])" table:style-name="ce1">
            <text:p>17618</text:p>
          </table:table-cell>
          <table:table-cell office:value-type="float" office:value="71.61" table:formula="of:=MEDIAN([.$B179];[.$F179];[.$J179];[.$N179];[.$R179];[.$V179];[.$Z179];[.$AD179];[.$AH179];[.$AL179];[.$AP179];[.$AT179];[.$AX179];[.$BB179];[.$BF179])" table:style-name="ce1">
            <text:p>71,61</text:p>
          </table:table-cell>
          <table:table-cell office:value-type="float" office:value="66.47" table:formula="of:=MEDIAN([.$C179];[.$G179];[.$K179];[.$O179];[.$S179];[.$W179];[.$AA179];[.$AE179];[.$AI179];[.$AM179];[.$AQ179];[.$AU179];[.$AY179];[.$BC179];[.$BG179])" table:style-name="ce1">
            <text:p>66,47</text:p>
          </table:table-cell>
          <table:table-cell office:value-type="float" office:value="398425" table:formula="of:=MEDIAN([.$D179];[.$H179];[.$L179];[.$P179];[.$T179];[.$X179];[.$AB179];[.$AF179];[.$AJ179];[.$AN179];[.$AR179];[.$AV179];[.$AZ179];[.$BD179];[.$BH179])" table:style-name="ce1">
            <text:p>398425</text:p>
          </table:table-cell>
          <table:table-cell office:value-type="float" office:value="138981" table:formula="of:=MEDIAN([.$E179];[.$I179];[.$M179];[.$Q179];[.$U179];[.$Y179];[.$AC179];[.$AG179];[.$AK179];[.$AO179];[.$AS179];[.$AW179];[.$BA179];[.$BE179];[.$BI179])" table:style-name="ce1">
            <text:p>138981</text:p>
          </table:table-cell>
          <table:table-cell office:value-type="float" office:value="1614.35" table:formula="of:=MAX([.$B179];[.$F179];[.$J179];[.$N179];[.$R179];[.$V179];[.$Z179];[.$AD179];[.$AH179];[.$AL179];[.$AP179];[.$AT179];[.$AX179];[.$BB179];[.$BF179])" table:style-name="ce1">
            <text:p>1614,35</text:p>
          </table:table-cell>
          <table:table-cell office:value-type="float" office:value="1592.43" table:formula="of:=MAX([.$C179];[.$G179];[.$K179];[.$O179];[.$S179];[.$W179];[.$AA179];[.$AE179];[.$AI179];[.$AM179];[.$AQ179];[.$AU179];[.$AY179];[.$BC179];[.$BG179])" table:style-name="ce1">
            <text:p>1592,43</text:p>
          </table:table-cell>
          <table:table-cell office:value-type="float" office:value="280173543" table:formula="of:=MAX([.$D179];[.$H179];[.$L179];[.$P179];[.$T179];[.$X179];[.$AB179];[.$AF179];[.$AJ179];[.$AN179];[.$AR179];[.$AV179];[.$AZ179];[.$BD179];[.$BH179])" table:style-name="ce1">
            <text:p>280173543</text:p>
          </table:table-cell>
          <table:table-cell office:value-type="float" office:value="592492" table:formula="of:=MAX([.$E179];[.$I179];[.$M179];[.$Q179];[.$U179];[.$Y179];[.$AC179];[.$AG179];[.$AK179];[.$AO179];[.$AS179];[.$AW179];[.$BA179];[.$BE179];[.$BI179])" table:style-name="ce1">
            <text:p>59249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15_w1.lp</text:p>
          </table:table-cell>
          <table:table-cell office:value-type="float" office:value="4.13" table:style-name="ce1">
            <text:p>4,13</text:p>
          </table:table-cell>
          <table:table-cell office:value-type="float" office:value="1.3" table:style-name="ce1">
            <text:p>1,3</text:p>
          </table:table-cell>
          <table:table-cell office:value-type="float" office:value="12355" table:style-name="ce1">
            <text:p>12355</text:p>
          </table:table-cell>
          <table:table-cell office:value-type="float" office:value="3494" table:style-name="ce1">
            <text:p>3494</text:p>
          </table:table-cell>
          <table:table-cell office:value-type="float" office:value="3.83" table:style-name="ce2">
            <text:p>3,83</text:p>
          </table:table-cell>
          <table:table-cell office:value-type="float" office:value="1.1599999999999999" table:style-name="ce2">
            <text:p>1,16</text:p>
          </table:table-cell>
          <table:table-cell office:value-type="float" office:value="10010" table:style-name="ce2">
            <text:p>10010</text:p>
          </table:table-cell>
          <table:table-cell office:value-type="float" office:value="2649" table:style-name="ce2">
            <text:p>2649</text:p>
          </table:table-cell>
          <table:table-cell office:value-type="float" office:value="9.51" table:style-name="ce1">
            <text:p>9,51</text:p>
          </table:table-cell>
          <table:table-cell office:value-type="float" office:value="6.76" table:style-name="ce1">
            <text:p>6,76</text:p>
          </table:table-cell>
          <table:table-cell office:value-type="float" office:value="33706" table:style-name="ce1">
            <text:p>33706</text:p>
          </table:table-cell>
          <table:table-cell office:value-type="float" office:value="14153" table:style-name="ce1">
            <text:p>14153</text:p>
          </table:table-cell>
          <table:table-cell office:value-type="float" office:value="7.75" table:style-name="ce1">
            <text:p>7,75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18476" table:style-name="ce1">
            <text:p>18476</text:p>
          </table:table-cell>
          <table:table-cell office:value-type="float" office:value="10715" table:style-name="ce1">
            <text:p>10715</text:p>
          </table:table-cell>
          <table:table-cell office:value-type="float" office:value="8.19" table:style-name="ce1">
            <text:p>8,19</text:p>
          </table:table-cell>
          <table:table-cell office:value-type="float" office:value="5.56" table:style-name="ce1">
            <text:p>5,56</text:p>
          </table:table-cell>
          <table:table-cell office:value-type="float" office:value="32938" table:style-name="ce1">
            <text:p>32938</text:p>
          </table:table-cell>
          <table:table-cell office:value-type="float" office:value="12336" table:style-name="ce1">
            <text:p>12336</text:p>
          </table:table-cell>
          <table:table-cell office:value-type="float" office:value="10.91" table:style-name="ce1">
            <text:p>10,91</text:p>
          </table:table-cell>
          <table:table-cell office:value-type="float" office:value="8.36" table:style-name="ce1">
            <text:p>8,36</text:p>
          </table:table-cell>
          <table:table-cell office:value-type="float" office:value="28889" table:style-name="ce1">
            <text:p>28889</text:p>
          </table:table-cell>
          <table:table-cell office:value-type="float" office:value="18587" table:style-name="ce1">
            <text:p>18587</text:p>
          </table:table-cell>
          <table:table-cell office:value-type="float" office:value="23.38" table:style-name="ce1">
            <text:p>23,38</text:p>
          </table:table-cell>
          <table:table-cell office:value-type="float" office:value="20.59" table:style-name="ce1">
            <text:p>20,59</text:p>
          </table:table-cell>
          <table:table-cell office:value-type="float" office:value="62717" table:style-name="ce1">
            <text:p>62717</text:p>
          </table:table-cell>
          <table:table-cell office:value-type="float" office:value="40738" table:style-name="ce1">
            <text:p>40738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6.36" table:style-name="ce1">
            <text:p>6,36</text:p>
          </table:table-cell>
          <table:table-cell office:value-type="float" office:value="24272" table:style-name="ce1">
            <text:p>24272</text:p>
          </table:table-cell>
          <table:table-cell office:value-type="float" office:value="14841" table:style-name="ce1">
            <text:p>14841</text:p>
          </table:table-cell>
          <table:table-cell office:value-type="float" office:value="26.78" table:style-name="ce3">
            <text:p>26,78</text:p>
          </table:table-cell>
          <table:table-cell office:value-type="float" office:value="24" table:style-name="ce3">
            <text:p>24</text:p>
          </table:table-cell>
          <table:table-cell office:value-type="float" office:value="140941" table:style-name="ce3">
            <text:p>140941</text:p>
          </table:table-cell>
          <table:table-cell office:value-type="float" office:value="53599" table:style-name="ce3">
            <text:p>53599</text:p>
          </table:table-cell>
          <table:table-cell office:value-type="float" office:value="6" table:style-name="ce1">
            <text:p>6</text:p>
          </table:table-cell>
          <table:table-cell office:value-type="float" office:value="3.35" table:style-name="ce1">
            <text:p>3,35</text:p>
          </table:table-cell>
          <table:table-cell office:value-type="float" office:value="15463" table:style-name="ce1">
            <text:p>15463</text:p>
          </table:table-cell>
          <table:table-cell office:value-type="float" office:value="7948" table:style-name="ce1">
            <text:p>7948</text:p>
          </table:table-cell>
          <table:table-cell office:value-type="float" office:value="12.91" table:style-name="ce1">
            <text:p>12,91</text:p>
          </table:table-cell>
          <table:table-cell office:value-type="float" office:value="10.59" table:style-name="ce1">
            <text:p>10,59</text:p>
          </table:table-cell>
          <table:table-cell office:value-type="float" office:value="69317" table:style-name="ce1">
            <text:p>69317</text:p>
          </table:table-cell>
          <table:table-cell office:value-type="float" office:value="27506" table:style-name="ce1">
            <text:p>27506</text:p>
          </table:table-cell>
          <table:table-cell office:value-type="float" office:value="9.4499999999999993" table:style-name="ce1">
            <text:p>9,45</text:p>
          </table:table-cell>
          <table:table-cell office:value-type="float" office:value="6.76" table:style-name="ce1">
            <text:p>6,76</text:p>
          </table:table-cell>
          <table:table-cell office:value-type="float" office:value="36286" table:style-name="ce1">
            <text:p>36286</text:p>
          </table:table-cell>
          <table:table-cell office:value-type="float" office:value="16469" table:style-name="ce1">
            <text:p>16469</text:p>
          </table:table-cell>
          <table:table-cell office:value-type="float" office:value="21.84" table:style-name="ce1">
            <text:p>21,84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32755" table:style-name="ce1">
            <text:p>32755</text:p>
          </table:table-cell>
          <table:table-cell office:value-type="float" office:value="13651" table:style-name="ce1">
            <text:p>13651</text:p>
          </table:table-cell>
          <table:table-cell office:value-type="float" office:value="16.79" table:style-name="ce1">
            <text:p>16,79</text:p>
          </table:table-cell>
          <table:table-cell office:value-type="float" office:value="3.03" table:style-name="ce1">
            <text:p>3,03</text:p>
          </table:table-cell>
          <table:table-cell office:value-type="float" office:value="34620" table:style-name="ce1">
            <text:p>34620</text:p>
          </table:table-cell>
          <table:table-cell office:value-type="float" office:value="3952" table:style-name="ce1">
            <text:p>3952</text:p>
          </table:table-cell>
          <table:table-cell office:value-type="float" office:value="3.98" table:style-name="ce1">
            <text:p>3,98</text:p>
          </table:table-cell>
          <table:table-cell office:value-type="float" office:value="1.92" table:style-name="ce1">
            <text:p>1,92</text:p>
          </table:table-cell>
          <table:table-cell office:value-type="float" office:value="15496" table:style-name="ce1">
            <text:p>15496</text:p>
          </table:table-cell>
          <table:table-cell office:value-type="float" office:value="6419" table:style-name="ce1">
            <text:p>6419</text:p>
          </table:table-cell>
          <table:table-cell office:value-type="float" office:value="3.83" table:formula="of:=MIN([.$B180];[.$F180];[.$J180];[.$N180];[.$R180];[.$V180];[.$Z180];[.$AD180];[.$AH180];[.$AL180];[.$AP180];[.$AT180];[.$AX180];[.$BB180];[.$BF180])" table:style-name="ce1">
            <text:p>3,83</text:p>
          </table:table-cell>
          <table:table-cell office:value-type="float" office:value="1.1599999999999999" table:formula="of:=MIN([.$C180];[.$G180];[.$K180];[.$O180];[.$S180];[.$W180];[.$AA180];[.$AE180];[.$AI180];[.$AM180];[.$AQ180];[.$AU180];[.$AY180];[.$BC180];[.$BG180])" table:style-name="ce1">
            <text:p>1,16</text:p>
          </table:table-cell>
          <table:table-cell office:value-type="float" office:value="10010" table:formula="of:=MIN([.$D180];[.$H180];[.$L180];[.$P180];[.$T180];[.$X180];[.$AB180];[.$AF180];[.$AJ180];[.$AN180];[.$AR180];[.$AV180];[.$AZ180];[.$BD180];[.$BH180])" table:style-name="ce1">
            <text:p>10010</text:p>
          </table:table-cell>
          <table:table-cell office:value-type="float" office:value="2649" table:formula="of:=MIN([.$E180];[.$I180];[.$M180];[.$Q180];[.$U180];[.$Y180];[.$AC180];[.$AG180];[.$AK180];[.$AO180];[.$AS180];[.$AW180];[.$BA180];[.$BE180];[.$BI180])" table:style-name="ce1">
            <text:p>2649</text:p>
          </table:table-cell>
          <table:table-cell office:value-type="float" office:value="9.4499999999999993" table:formula="of:=MEDIAN([.$B180];[.$F180];[.$J180];[.$N180];[.$R180];[.$V180];[.$Z180];[.$AD180];[.$AH180];[.$AL180];[.$AP180];[.$AT180];[.$AX180];[.$BB180];[.$BF180])" table:style-name="ce1">
            <text:p>9,45</text:p>
          </table:table-cell>
          <table:table-cell office:value-type="float" office:value="6.36" table:formula="of:=MEDIAN([.$C180];[.$G180];[.$K180];[.$O180];[.$S180];[.$W180];[.$AA180];[.$AE180];[.$AI180];[.$AM180];[.$AQ180];[.$AU180];[.$AY180];[.$BC180];[.$BG180])" table:style-name="ce1">
            <text:p>6,36</text:p>
          </table:table-cell>
          <table:table-cell office:value-type="float" office:value="32755" table:formula="of:=MEDIAN([.$D180];[.$H180];[.$L180];[.$P180];[.$T180];[.$X180];[.$AB180];[.$AF180];[.$AJ180];[.$AN180];[.$AR180];[.$AV180];[.$AZ180];[.$BD180];[.$BH180])" table:style-name="ce1">
            <text:p>32755</text:p>
          </table:table-cell>
          <table:table-cell office:value-type="float" office:value="13651" table:formula="of:=MEDIAN([.$E180];[.$I180];[.$M180];[.$Q180];[.$U180];[.$Y180];[.$AC180];[.$AG180];[.$AK180];[.$AO180];[.$AS180];[.$AW180];[.$BA180];[.$BE180];[.$BI180])" table:style-name="ce1">
            <text:p>13651</text:p>
          </table:table-cell>
          <table:table-cell office:value-type="float" office:value="26.78" table:formula="of:=MAX([.$B180];[.$F180];[.$J180];[.$N180];[.$R180];[.$V180];[.$Z180];[.$AD180];[.$AH180];[.$AL180];[.$AP180];[.$AT180];[.$AX180];[.$BB180];[.$BF180])" table:style-name="ce1">
            <text:p>26,78</text:p>
          </table:table-cell>
          <table:table-cell office:value-type="float" office:value="24" table:formula="of:=MAX([.$C180];[.$G180];[.$K180];[.$O180];[.$S180];[.$W180];[.$AA180];[.$AE180];[.$AI180];[.$AM180];[.$AQ180];[.$AU180];[.$AY180];[.$BC180];[.$BG180])" table:style-name="ce1">
            <text:p>24</text:p>
          </table:table-cell>
          <table:table-cell office:value-type="float" office:value="140941" table:formula="of:=MAX([.$D180];[.$H180];[.$L180];[.$P180];[.$T180];[.$X180];[.$AB180];[.$AF180];[.$AJ180];[.$AN180];[.$AR180];[.$AV180];[.$AZ180];[.$BD180];[.$BH180])" table:style-name="ce1">
            <text:p>140941</text:p>
          </table:table-cell>
          <table:table-cell office:value-type="float" office:value="53599" table:formula="of:=MAX([.$E180];[.$I180];[.$M180];[.$Q180];[.$U180];[.$Y180];[.$AC180];[.$AG180];[.$AK180];[.$AO180];[.$AS180];[.$AW180];[.$BA180];[.$BE180];[.$BI180])" table:style-name="ce1">
            <text:p>5359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20_w1.lp</text:p>
          </table:table-cell>
          <table:table-cell office:value-type="float" office:value="31.96" table:style-name="ce1">
            <text:p>31,96</text:p>
          </table:table-cell>
          <table:table-cell office:value-type="float" office:value="28.57" table:style-name="ce1">
            <text:p>28,57</text:p>
          </table:table-cell>
          <table:table-cell office:value-type="float" office:value="111079" table:style-name="ce1">
            <text:p>111079</text:p>
          </table:table-cell>
          <table:table-cell office:value-type="float" office:value="46389" table:style-name="ce1">
            <text:p>46389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12.81" table:style-name="ce1">
            <text:p>12,81</text:p>
          </table:table-cell>
          <table:table-cell office:value-type="float" office:value="33321" table:style-name="ce1">
            <text:p>33321</text:p>
          </table:table-cell>
          <table:table-cell office:value-type="float" office:value="21648" table:style-name="ce1">
            <text:p>21648</text:p>
          </table:table-cell>
          <table:table-cell office:value-type="float" office:value="61.18" table:style-name="ce1">
            <text:p>61,18</text:p>
          </table:table-cell>
          <table:table-cell office:value-type="float" office:value="58.04" table:style-name="ce1">
            <text:p>58,04</text:p>
          </table:table-cell>
          <table:table-cell office:value-type="float" office:value="227849" table:style-name="ce1">
            <text:p>227849</text:p>
          </table:table-cell>
          <table:table-cell office:value-type="float" office:value="91232" table:style-name="ce1">
            <text:p>91232</text:p>
          </table:table-cell>
          <table:table-cell office:value-type="float" office:value="12.56" table:style-name="ce1">
            <text:p>12,56</text:p>
          </table:table-cell>
          <table:table-cell office:value-type="float" office:value="9.01" table:style-name="ce1">
            <text:p>9,01</text:p>
          </table:table-cell>
          <table:table-cell office:value-type="float" office:value="25591" table:style-name="ce1">
            <text:p>25591</text:p>
          </table:table-cell>
          <table:table-cell office:value-type="float" office:value="15890" table:style-name="ce1">
            <text:p>15890</text:p>
          </table:table-cell>
          <table:table-cell office:value-type="float" office:value="26.23" table:style-name="ce1">
            <text:p>26,23</text:p>
          </table:table-cell>
          <table:table-cell office:value-type="float" office:value="23.1" table:style-name="ce1">
            <text:p>23,1</text:p>
          </table:table-cell>
          <table:table-cell office:value-type="float" office:value="67348" table:style-name="ce1">
            <text:p>67348</text:p>
          </table:table-cell>
          <table:table-cell office:value-type="float" office:value="42382" table:style-name="ce1">
            <text:p>42382</text:p>
          </table:table-cell>
          <table:table-cell office:value-type="float" office:value="18.34" table:style-name="ce1">
            <text:p>18,34</text:p>
          </table:table-cell>
          <table:table-cell office:value-type="float" office:value="15.01" table:style-name="ce1">
            <text:p>15,01</text:p>
          </table:table-cell>
          <table:table-cell office:value-type="float" office:value="40609" table:style-name="ce1">
            <text:p>40609</text:p>
          </table:table-cell>
          <table:table-cell office:value-type="float" office:value="26491" table:style-name="ce1">
            <text:p>26491</text:p>
          </table:table-cell>
          <table:table-cell office:value-type="float" office:value="6.77" table:style-name="ce2">
            <text:p>6,77</text:p>
          </table:table-cell>
          <table:table-cell office:value-type="float" office:value="3.41" table:style-name="ce2">
            <text:p>3,41</text:p>
          </table:table-cell>
          <table:table-cell office:value-type="float" office:value="11161" table:style-name="ce2">
            <text:p>11161</text:p>
          </table:table-cell>
          <table:table-cell office:value-type="float" office:value="6610" table:style-name="ce2">
            <text:p>6610</text:p>
          </table:table-cell>
          <table:table-cell office:value-type="float" office:value="51.77" table:style-name="ce1">
            <text:p>51,77</text:p>
          </table:table-cell>
          <table:table-cell office:value-type="float" office:value="48.28" table:style-name="ce1">
            <text:p>48,28</text:p>
          </table:table-cell>
          <table:table-cell office:value-type="float" office:value="106767" table:style-name="ce1">
            <text:p>106767</text:p>
          </table:table-cell>
          <table:table-cell office:value-type="float" office:value="78744" table:style-name="ce1">
            <text:p>78744</text:p>
          </table:table-cell>
          <table:table-cell office:value-type="float" office:value="35.479999999999997" table:style-name="ce1">
            <text:p>35,48</text:p>
          </table:table-cell>
          <table:table-cell office:value-type="float" office:value="31.82" table:style-name="ce1">
            <text:p>31,82</text:p>
          </table:table-cell>
          <table:table-cell office:value-type="float" office:value="86155" table:style-name="ce1">
            <text:p>86155</text:p>
          </table:table-cell>
          <table:table-cell office:value-type="float" office:value="58462" table:style-name="ce1">
            <text:p>58462</text:p>
          </table:table-cell>
          <table:table-cell office:value-type="float" office:value="33.21" table:style-name="ce1">
            <text:p>33,21</text:p>
          </table:table-cell>
          <table:table-cell office:value-type="float" office:value="29.59" table:style-name="ce1">
            <text:p>29,59</text:p>
          </table:table-cell>
          <table:table-cell office:value-type="float" office:value="67277" table:style-name="ce1">
            <text:p>67277</text:p>
          </table:table-cell>
          <table:table-cell office:value-type="float" office:value="47984" table:style-name="ce1">
            <text:p>47984</text:p>
          </table:table-cell>
          <table:table-cell office:value-type="float" office:value="34.28" table:style-name="ce1">
            <text:p>34,28</text:p>
          </table:table-cell>
          <table:table-cell office:value-type="float" office:value="30.8" table:style-name="ce1">
            <text:p>30,8</text:p>
          </table:table-cell>
          <table:table-cell office:value-type="float" office:value="87173" table:style-name="ce1">
            <text:p>87173</text:p>
          </table:table-cell>
          <table:table-cell office:value-type="float" office:value="52922" table:style-name="ce1">
            <text:p>52922</text:p>
          </table:table-cell>
          <table:table-cell office:value-type="float" office:value="616.67999999999995" table:style-name="ce3">
            <text:p>616,68</text:p>
          </table:table-cell>
          <table:table-cell office:value-type="float" office:value="613.05999999999995" table:style-name="ce3">
            <text:p>613,06</text:p>
          </table:table-cell>
          <table:table-cell office:value-type="float" office:value="2740626" table:style-name="ce1">
            <text:p>2740626</text:p>
          </table:table-cell>
          <table:table-cell office:value-type="float" office:value="719112" table:style-name="ce3">
            <text:p>719112</text:p>
          </table:table-cell>
          <table:table-cell office:value-type="float" office:value="70.83" table:style-name="ce1">
            <text:p>70,83</text:p>
          </table:table-cell>
          <table:table-cell office:value-type="float" office:value="57.18" table:style-name="ce1">
            <text:p>57,18</text:p>
          </table:table-cell>
          <table:table-cell office:value-type="float" office:value="184665" table:style-name="ce1">
            <text:p>184665</text:p>
          </table:table-cell>
          <table:table-cell office:value-type="float" office:value="54549" table:style-name="ce1">
            <text:p>54549</text:p>
          </table:table-cell>
          <table:table-cell office:value-type="float" office:value="380.94" table:style-name="ce1">
            <text:p>380,94</text:p>
          </table:table-cell>
          <table:table-cell office:value-type="float" office:value="362.66" table:style-name="ce1">
            <text:p>362,66</text:p>
          </table:table-cell>
          <table:table-cell office:value-type="float" office:value="30718481" table:style-name="ce3">
            <text:p>30718481</text:p>
          </table:table-cell>
          <table:table-cell office:value-type="float" office:value="115460" table:style-name="ce1">
            <text:p>115460</text:p>
          </table:table-cell>
          <table:table-cell office:value-type="float" office:value="20.9" table:style-name="ce1">
            <text:p>20,9</text:p>
          </table:table-cell>
          <table:table-cell office:value-type="float" office:value="17.88" table:style-name="ce1">
            <text:p>17,88</text:p>
          </table:table-cell>
          <table:table-cell office:value-type="float" office:value="63407" table:style-name="ce1">
            <text:p>63407</text:p>
          </table:table-cell>
          <table:table-cell office:value-type="float" office:value="35748" table:style-name="ce1">
            <text:p>35748</text:p>
          </table:table-cell>
          <table:table-cell office:value-type="float" office:value="6.77" table:formula="of:=MIN([.$B181];[.$F181];[.$J181];[.$N181];[.$R181];[.$V181];[.$Z181];[.$AD181];[.$AH181];[.$AL181];[.$AP181];[.$AT181];[.$AX181];[.$BB181];[.$BF181])" table:style-name="ce1">
            <text:p>6,77</text:p>
          </table:table-cell>
          <table:table-cell office:value-type="float" office:value="3.41" table:formula="of:=MIN([.$C181];[.$G181];[.$K181];[.$O181];[.$S181];[.$W181];[.$AA181];[.$AE181];[.$AI181];[.$AM181];[.$AQ181];[.$AU181];[.$AY181];[.$BC181];[.$BG181])" table:style-name="ce1">
            <text:p>3,41</text:p>
          </table:table-cell>
          <table:table-cell office:value-type="float" office:value="11161" table:formula="of:=MIN([.$D181];[.$H181];[.$L181];[.$P181];[.$T181];[.$X181];[.$AB181];[.$AF181];[.$AJ181];[.$AN181];[.$AR181];[.$AV181];[.$AZ181];[.$BD181];[.$BH181])" table:style-name="ce1">
            <text:p>11161</text:p>
          </table:table-cell>
          <table:table-cell office:value-type="float" office:value="6610" table:formula="of:=MIN([.$E181];[.$I181];[.$M181];[.$Q181];[.$U181];[.$Y181];[.$AC181];[.$AG181];[.$AK181];[.$AO181];[.$AS181];[.$AW181];[.$BA181];[.$BE181];[.$BI181])" table:style-name="ce1">
            <text:p>6610</text:p>
          </table:table-cell>
          <table:table-cell office:value-type="float" office:value="33.21" table:formula="of:=MEDIAN([.$B181];[.$F181];[.$J181];[.$N181];[.$R181];[.$V181];[.$Z181];[.$AD181];[.$AH181];[.$AL181];[.$AP181];[.$AT181];[.$AX181];[.$BB181];[.$BF181])" table:style-name="ce1">
            <text:p>33,21</text:p>
          </table:table-cell>
          <table:table-cell office:value-type="float" office:value="29.59" table:formula="of:=MEDIAN([.$C181];[.$G181];[.$K181];[.$O181];[.$S181];[.$W181];[.$AA181];[.$AE181];[.$AI181];[.$AM181];[.$AQ181];[.$AU181];[.$AY181];[.$BC181];[.$BG181])" table:style-name="ce1">
            <text:p>29,59</text:p>
          </table:table-cell>
          <table:table-cell office:value-type="float" office:value="86155" table:formula="of:=MEDIAN([.$D181];[.$H181];[.$L181];[.$P181];[.$T181];[.$X181];[.$AB181];[.$AF181];[.$AJ181];[.$AN181];[.$AR181];[.$AV181];[.$AZ181];[.$BD181];[.$BH181])" table:style-name="ce1">
            <text:p>86155</text:p>
          </table:table-cell>
          <table:table-cell office:value-type="float" office:value="47984" table:formula="of:=MEDIAN([.$E181];[.$I181];[.$M181];[.$Q181];[.$U181];[.$Y181];[.$AC181];[.$AG181];[.$AK181];[.$AO181];[.$AS181];[.$AW181];[.$BA181];[.$BE181];[.$BI181])" table:style-name="ce1">
            <text:p>47984</text:p>
          </table:table-cell>
          <table:table-cell office:value-type="float" office:value="616.67999999999995" table:formula="of:=MAX([.$B181];[.$F181];[.$J181];[.$N181];[.$R181];[.$V181];[.$Z181];[.$AD181];[.$AH181];[.$AL181];[.$AP181];[.$AT181];[.$AX181];[.$BB181];[.$BF181])" table:style-name="ce1">
            <text:p>616,68</text:p>
          </table:table-cell>
          <table:table-cell office:value-type="float" office:value="613.05999999999995" table:formula="of:=MAX([.$C181];[.$G181];[.$K181];[.$O181];[.$S181];[.$W181];[.$AA181];[.$AE181];[.$AI181];[.$AM181];[.$AQ181];[.$AU181];[.$AY181];[.$BC181];[.$BG181])" table:style-name="ce1">
            <text:p>613,06</text:p>
          </table:table-cell>
          <table:table-cell office:value-type="float" office:value="30718481" table:formula="of:=MAX([.$D181];[.$H181];[.$L181];[.$P181];[.$T181];[.$X181];[.$AB181];[.$AF181];[.$AJ181];[.$AN181];[.$AR181];[.$AV181];[.$AZ181];[.$BD181];[.$BH181])" table:style-name="ce1">
            <text:p>30718481</text:p>
          </table:table-cell>
          <table:table-cell office:value-type="float" office:value="719112" table:formula="of:=MAX([.$E181];[.$I181];[.$M181];[.$Q181];[.$U181];[.$Y181];[.$AC181];[.$AG181];[.$AK181];[.$AO181];[.$AS181];[.$AW181];[.$BA181];[.$BE181];[.$BI181])" table:style-name="ce1">
            <text:p>71911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25_w1.lp</text:p>
          </table:table-cell>
          <table:table-cell office:value-type="float" office:value="34.85" table:style-name="ce1">
            <text:p>34,85</text:p>
          </table:table-cell>
          <table:table-cell office:value-type="float" office:value="30.69" table:style-name="ce1">
            <text:p>30,69</text:p>
          </table:table-cell>
          <table:table-cell office:value-type="float" office:value="530155" table:style-name="ce1">
            <text:p>530155</text:p>
          </table:table-cell>
          <table:table-cell office:value-type="float" office:value="92705" table:style-name="ce1">
            <text:p>92705</text:p>
          </table:table-cell>
          <table:table-cell office:value-type="float" office:value="13.03" table:style-name="ce2">
            <text:p>13,03</text:p>
          </table:table-cell>
          <table:table-cell office:value-type="float" office:value="8.99" table:style-name="ce2">
            <text:p>8,99</text:p>
          </table:table-cell>
          <table:table-cell office:value-type="float" office:value="190280" table:style-name="ce2">
            <text:p>190280</text:p>
          </table:table-cell>
          <table:table-cell office:value-type="float" office:value="26504" table:style-name="ce2">
            <text:p>26504</text:p>
          </table:table-cell>
          <table:table-cell office:value-type="float" office:value="41.89" table:style-name="ce1">
            <text:p>41,89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651062" table:style-name="ce1">
            <text:p>651062</text:p>
          </table:table-cell>
          <table:table-cell office:value-type="float" office:value="103456" table:style-name="ce1">
            <text:p>103456</text:p>
          </table:table-cell>
          <table:table-cell office:value-type="float" office:value="32.9" table:style-name="ce1">
            <text:p>32,9</text:p>
          </table:table-cell>
          <table:table-cell office:value-type="float" office:value="28.94" table:style-name="ce1">
            <text:p>28,94</text:p>
          </table:table-cell>
          <table:table-cell office:value-type="float" office:value="524298" table:style-name="ce1">
            <text:p>524298</text:p>
          </table:table-cell>
          <table:table-cell office:value-type="float" office:value="81033" table:style-name="ce1">
            <text:p>81033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32.28" table:style-name="ce1">
            <text:p>32,28</text:p>
          </table:table-cell>
          <table:table-cell office:value-type="float" office:value="572316" table:style-name="ce1">
            <text:p>572316</text:p>
          </table:table-cell>
          <table:table-cell office:value-type="float" office:value="97419" table:style-name="ce1">
            <text:p>97419</text:p>
          </table:table-cell>
          <table:table-cell office:value-type="float" office:value="34.56" table:style-name="ce1">
            <text:p>34,56</text:p>
          </table:table-cell>
          <table:table-cell office:value-type="float" office:value="30.63" table:style-name="ce1">
            <text:p>30,63</text:p>
          </table:table-cell>
          <table:table-cell office:value-type="float" office:value="622129" table:style-name="ce1">
            <text:p>622129</text:p>
          </table:table-cell>
          <table:table-cell office:value-type="float" office:value="100573" table:style-name="ce1">
            <text:p>100573</text:p>
          </table:table-cell>
          <table:table-cell office:value-type="float" office:value="53.17" table:style-name="ce1">
            <text:p>53,17</text:p>
          </table:table-cell>
          <table:table-cell office:value-type="float" office:value="49.52" table:style-name="ce1">
            <text:p>49,52</text:p>
          </table:table-cell>
          <table:table-cell office:value-type="float" office:value="317740" table:style-name="ce1">
            <text:p>317740</text:p>
          </table:table-cell>
          <table:table-cell office:value-type="float" office:value="168640" table:style-name="ce1">
            <text:p>168640</text:p>
          </table:table-cell>
          <table:table-cell office:value-type="float" office:value="78.95" table:style-name="ce1">
            <text:p>78,95</text:p>
          </table:table-cell>
          <table:table-cell office:value-type="float" office:value="74.89" table:style-name="ce1">
            <text:p>74,89</text:p>
          </table:table-cell>
          <table:table-cell office:value-type="float" office:value="379811" table:style-name="ce1">
            <text:p>379811</text:p>
          </table:table-cell>
          <table:table-cell office:value-type="float" office:value="206788" table:style-name="ce1">
            <text:p>206788</text:p>
          </table:table-cell>
          <table:table-cell office:value-type="float" office:value="46.2" table:style-name="ce1">
            <text:p>46,2</text:p>
          </table:table-cell>
          <table:table-cell office:value-type="float" office:value="42.18" table:style-name="ce1">
            <text:p>42,18</text:p>
          </table:table-cell>
          <table:table-cell office:value-type="float" office:value="814975" table:style-name="ce1">
            <text:p>814975</text:p>
          </table:table-cell>
          <table:table-cell office:value-type="float" office:value="140691" table:style-name="ce1">
            <text:p>140691</text:p>
          </table:table-cell>
          <table:table-cell office:value-type="float" office:value="20.25" table:style-name="ce1">
            <text:p>20,25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275653" table:style-name="ce1">
            <text:p>275653</text:p>
          </table:table-cell>
          <table:table-cell office:value-type="float" office:value="48340" table:style-name="ce1">
            <text:p>48340</text:p>
          </table:table-cell>
          <table:table-cell office:value-type="float" office:value="21.09" table:style-name="ce1">
            <text:p>21,09</text:p>
          </table:table-cell>
          <table:table-cell office:value-type="float" office:value="16.97" table:style-name="ce1">
            <text:p>16,97</text:p>
          </table:table-cell>
          <table:table-cell office:value-type="float" office:value="292439" table:style-name="ce1">
            <text:p>292439</text:p>
          </table:table-cell>
          <table:table-cell office:value-type="float" office:value="52205" table:style-name="ce1">
            <text:p>52205</text:p>
          </table:table-cell>
          <table:table-cell office:value-type="float" office:value="1549.29" table:style-name="ce3">
            <text:p>1549,29</text:p>
          </table:table-cell>
          <table:table-cell office:value-type="float" office:value="1545.45" table:style-name="ce3">
            <text:p>1545,45</text:p>
          </table:table-cell>
          <table:table-cell office:value-type="float" office:value="15456057" table:style-name="ce1">
            <text:p>15456057</text:p>
          </table:table-cell>
          <table:table-cell office:value-type="float" office:value="3338557" table:style-name="ce3">
            <text:p>3338557</text:p>
          </table:table-cell>
          <table:table-cell office:value-type="float" office:value="52.95" table:style-name="ce1">
            <text:p>52,95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553403" table:style-name="ce1">
            <text:p>553403</text:p>
          </table:table-cell>
          <table:table-cell office:value-type="float" office:value="75281" table:style-name="ce1">
            <text:p>75281</text:p>
          </table:table-cell>
          <table:table-cell office:value-type="float" office:value="479.74" table:style-name="ce1">
            <text:p>479,74</text:p>
          </table:table-cell>
          <table:table-cell office:value-type="float" office:value="460.26" table:style-name="ce1">
            <text:p>460,26</text:p>
          </table:table-cell>
          <table:table-cell office:value-type="float" office:value="39488858" table:style-name="ce3">
            <text:p>39488858</text:p>
          </table:table-cell>
          <table:table-cell office:value-type="float" office:value="303547" table:style-name="ce1">
            <text:p>303547</text:p>
          </table:table-cell>
          <table:table-cell office:value-type="float" office:value="24.11" table:style-name="ce1">
            <text:p>24,11</text:p>
          </table:table-cell>
          <table:table-cell office:value-type="float" office:value="20.65" table:style-name="ce1">
            <text:p>20,65</text:p>
          </table:table-cell>
          <table:table-cell office:value-type="float" office:value="398200" table:style-name="ce1">
            <text:p>398200</text:p>
          </table:table-cell>
          <table:table-cell office:value-type="float" office:value="67959" table:style-name="ce1">
            <text:p>67959</text:p>
          </table:table-cell>
          <table:table-cell office:value-type="float" office:value="13.03" table:formula="of:=MIN([.$B182];[.$F182];[.$J182];[.$N182];[.$R182];[.$V182];[.$Z182];[.$AD182];[.$AH182];[.$AL182];[.$AP182];[.$AT182];[.$AX182];[.$BB182];[.$BF182])" table:style-name="ce1">
            <text:p>13,03</text:p>
          </table:table-cell>
          <table:table-cell office:value-type="float" office:value="8.99" table:formula="of:=MIN([.$C182];[.$G182];[.$K182];[.$O182];[.$S182];[.$W182];[.$AA182];[.$AE182];[.$AI182];[.$AM182];[.$AQ182];[.$AU182];[.$AY182];[.$BC182];[.$BG182])" table:style-name="ce1">
            <text:p>8,99</text:p>
          </table:table-cell>
          <table:table-cell office:value-type="float" office:value="190280" table:formula="of:=MIN([.$D182];[.$H182];[.$L182];[.$P182];[.$T182];[.$X182];[.$AB182];[.$AF182];[.$AJ182];[.$AN182];[.$AR182];[.$AV182];[.$AZ182];[.$BD182];[.$BH182])" table:style-name="ce1">
            <text:p>190280</text:p>
          </table:table-cell>
          <table:table-cell office:value-type="float" office:value="26504" table:formula="of:=MIN([.$E182];[.$I182];[.$M182];[.$Q182];[.$U182];[.$Y182];[.$AC182];[.$AG182];[.$AK182];[.$AO182];[.$AS182];[.$AW182];[.$BA182];[.$BE182];[.$BI182])" table:style-name="ce1">
            <text:p>26504</text:p>
          </table:table-cell>
          <table:table-cell office:value-type="float" office:value="35.950000000000003" table:formula="of:=MEDIAN([.$B182];[.$F182];[.$J182];[.$N182];[.$R182];[.$V182];[.$Z182];[.$AD182];[.$AH182];[.$AL182];[.$AP182];[.$AT182];[.$AX182];[.$BB182];[.$BF182])" table:style-name="ce1">
            <text:p>35,95</text:p>
          </table:table-cell>
          <table:table-cell office:value-type="float" office:value="32.28" table:formula="of:=MEDIAN([.$C182];[.$G182];[.$K182];[.$O182];[.$S182];[.$W182];[.$AA182];[.$AE182];[.$AI182];[.$AM182];[.$AQ182];[.$AU182];[.$AY182];[.$BC182];[.$BG182])" table:style-name="ce1">
            <text:p>32,28</text:p>
          </table:table-cell>
          <table:table-cell office:value-type="float" office:value="530155" table:formula="of:=MEDIAN([.$D182];[.$H182];[.$L182];[.$P182];[.$T182];[.$X182];[.$AB182];[.$AF182];[.$AJ182];[.$AN182];[.$AR182];[.$AV182];[.$AZ182];[.$BD182];[.$BH182])" table:style-name="ce1">
            <text:p>530155</text:p>
          </table:table-cell>
          <table:table-cell office:value-type="float" office:value="97419" table:formula="of:=MEDIAN([.$E182];[.$I182];[.$M182];[.$Q182];[.$U182];[.$Y182];[.$AC182];[.$AG182];[.$AK182];[.$AO182];[.$AS182];[.$AW182];[.$BA182];[.$BE182];[.$BI182])" table:style-name="ce1">
            <text:p>97419</text:p>
          </table:table-cell>
          <table:table-cell office:value-type="float" office:value="1549.29" table:formula="of:=MAX([.$B182];[.$F182];[.$J182];[.$N182];[.$R182];[.$V182];[.$Z182];[.$AD182];[.$AH182];[.$AL182];[.$AP182];[.$AT182];[.$AX182];[.$BB182];[.$BF182])" table:style-name="ce1">
            <text:p>1549,29</text:p>
          </table:table-cell>
          <table:table-cell office:value-type="float" office:value="1545.45" table:formula="of:=MAX([.$C182];[.$G182];[.$K182];[.$O182];[.$S182];[.$W182];[.$AA182];[.$AE182];[.$AI182];[.$AM182];[.$AQ182];[.$AU182];[.$AY182];[.$BC182];[.$BG182])" table:style-name="ce1">
            <text:p>1545,45</text:p>
          </table:table-cell>
          <table:table-cell office:value-type="float" office:value="39488858" table:formula="of:=MAX([.$D182];[.$H182];[.$L182];[.$P182];[.$T182];[.$X182];[.$AB182];[.$AF182];[.$AJ182];[.$AN182];[.$AR182];[.$AV182];[.$AZ182];[.$BD182];[.$BH182])" table:style-name="ce1">
            <text:p>39488858</text:p>
          </table:table-cell>
          <table:table-cell office:value-type="float" office:value="3338557" table:formula="of:=MAX([.$E182];[.$I182];[.$M182];[.$Q182];[.$U182];[.$Y182];[.$AC182];[.$AG182];[.$AK182];[.$AO182];[.$AS182];[.$AW182];[.$BA182];[.$BE182];[.$BI182])" table:style-name="ce1">
            <text:p>333855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30_w1.lp</text:p>
          </table:table-cell>
          <table:table-cell office:value-type="float" office:value="15.57" table:style-name="ce1">
            <text:p>15,57</text:p>
          </table:table-cell>
          <table:table-cell office:value-type="float" office:value="10.6" table:style-name="ce1">
            <text:p>10,6</text:p>
          </table:table-cell>
          <table:table-cell office:value-type="float" office:value="149287" table:style-name="ce1">
            <text:p>149287</text:p>
          </table:table-cell>
          <table:table-cell office:value-type="float" office:value="31955" table:style-name="ce1">
            <text:p>31955</text:p>
          </table:table-cell>
          <table:table-cell office:value-type="float" office:value="29.81" table:style-name="ce1">
            <text:p>29,81</text:p>
          </table:table-cell>
          <table:table-cell office:value-type="float" office:value="24.46" table:style-name="ce1">
            <text:p>24,46</text:p>
          </table:table-cell>
          <table:table-cell office:value-type="float" office:value="454493" table:style-name="ce1">
            <text:p>454493</text:p>
          </table:table-cell>
          <table:table-cell office:value-type="float" office:value="76694" table:style-name="ce1">
            <text:p>76694</text:p>
          </table:table-cell>
          <table:table-cell office:value-type="float" office:value="19.45" table:style-name="ce1">
            <text:p>19,45</text:p>
          </table:table-cell>
          <table:table-cell office:value-type="float" office:value="14.23" table:style-name="ce1">
            <text:p>14,23</text:p>
          </table:table-cell>
          <table:table-cell office:value-type="float" office:value="177758" table:style-name="ce1">
            <text:p>177758</text:p>
          </table:table-cell>
          <table:table-cell office:value-type="float" office:value="36311" table:style-name="ce1">
            <text:p>36311</text:p>
          </table:table-cell>
          <table:table-cell office:value-type="float" office:value="15.96" table:style-name="ce1">
            <text:p>15,96</text:p>
          </table:table-cell>
          <table:table-cell office:value-type="float" office:value="10.83" table:style-name="ce1">
            <text:p>10,83</text:p>
          </table:table-cell>
          <table:table-cell office:value-type="float" office:value="184792" table:style-name="ce1">
            <text:p>184792</text:p>
          </table:table-cell>
          <table:table-cell office:value-type="float" office:value="33542" table:style-name="ce1">
            <text:p>33542</text:p>
          </table:table-cell>
          <table:table-cell office:value-type="float" office:value="44.13" table:style-name="ce1">
            <text:p>44,13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506638" table:style-name="ce1">
            <text:p>506638</text:p>
          </table:table-cell>
          <table:table-cell office:value-type="float" office:value="94635" table:style-name="ce1">
            <text:p>94635</text:p>
          </table:table-cell>
          <table:table-cell office:value-type="float" office:value="32.04" table:style-name="ce1">
            <text:p>32,04</text:p>
          </table:table-cell>
          <table:table-cell office:value-type="float" office:value="27.54" table:style-name="ce1">
            <text:p>27,54</text:p>
          </table:table-cell>
          <table:table-cell office:value-type="float" office:value="416710" table:style-name="ce1">
            <text:p>416710</text:p>
          </table:table-cell>
          <table:table-cell office:value-type="float" office:value="78331" table:style-name="ce1">
            <text:p>78331</text:p>
          </table:table-cell>
          <table:table-cell office:value-type="float" office:value="57.82" table:style-name="ce1">
            <text:p>57,82</text:p>
          </table:table-cell>
          <table:table-cell office:value-type="float" office:value="52.77" table:style-name="ce1">
            <text:p>52,77</text:p>
          </table:table-cell>
          <table:table-cell office:value-type="float" office:value="243984" table:style-name="ce1">
            <text:p>243984</text:p>
          </table:table-cell>
          <table:table-cell office:value-type="float" office:value="131957" table:style-name="ce1">
            <text:p>131957</text:p>
          </table:table-cell>
          <table:table-cell office:value-type="float" office:value="69.89" table:style-name="ce1">
            <text:p>69,89</text:p>
          </table:table-cell>
          <table:table-cell office:value-type="float" office:value="64.8" table:style-name="ce1">
            <text:p>64,8</text:p>
          </table:table-cell>
          <table:table-cell office:value-type="float" office:value="243833" table:style-name="ce1">
            <text:p>243833</text:p>
          </table:table-cell>
          <table:table-cell office:value-type="float" office:value="137410" table:style-name="ce1">
            <text:p>137410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68.37" table:style-name="ce1">
            <text:p>68,37</text:p>
          </table:table-cell>
          <table:table-cell office:value-type="float" office:value="682222" table:style-name="ce1">
            <text:p>682222</text:p>
          </table:table-cell>
          <table:table-cell office:value-type="float" office:value="155439" table:style-name="ce1">
            <text:p>155439</text:p>
          </table:table-cell>
          <table:table-cell office:value-type="float" office:value="12.38" table:style-name="ce1">
            <text:p>12,38</text:p>
          </table:table-cell>
          <table:table-cell office:value-type="float" office:value="7.14" table:style-name="ce1">
            <text:p>7,14</text:p>
          </table:table-cell>
          <table:table-cell office:value-type="float" office:value="114561" table:style-name="ce1">
            <text:p>114561</text:p>
          </table:table-cell>
          <table:table-cell office:value-type="float" office:value="21318" table:style-name="ce1">
            <text:p>21318</text:p>
          </table:table-cell>
          <table:table-cell office:value-type="float" office:value="6.55" table:style-name="ce2">
            <text:p>6,55</text:p>
          </table:table-cell>
          <table:table-cell office:value-type="float" office:value="1.26" table:style-name="ce2">
            <text:p>1,26</text:p>
          </table:table-cell>
          <table:table-cell office:value-type="float" office:value="20595" table:style-name="ce2">
            <text:p>20595</text:p>
          </table:table-cell>
          <table:table-cell office:value-type="float" office:value="2882" table:style-name="ce2">
            <text:p>2882</text:p>
          </table:table-cell>
          <table:table-cell office:value-type="float" office:value="13699.09" table:style-name="ce3">
            <text:p>13699,09</text:p>
          </table:table-cell>
          <table:table-cell office:value-type="float" office:value="13693.95" table:style-name="ce3">
            <text:p>13693,95</text:p>
          </table:table-cell>
          <table:table-cell office:value-type="float" office:value="51122665" table:style-name="ce1">
            <text:p>51122665</text:p>
          </table:table-cell>
          <table:table-cell office:value-type="float" office:value="13809800" table:style-name="ce3">
            <text:p>13809800</text:p>
          </table:table-cell>
          <table:table-cell office:value-type="float" office:value="62.47" table:style-name="ce1">
            <text:p>62,47</text:p>
          </table:table-cell>
          <table:table-cell office:value-type="float" office:value="41.81" table:style-name="ce1">
            <text:p>41,81</text:p>
          </table:table-cell>
          <table:table-cell office:value-type="float" office:value="412738" table:style-name="ce1">
            <text:p>412738</text:p>
          </table:table-cell>
          <table:table-cell office:value-type="float" office:value="64236" table:style-name="ce1">
            <text:p>64236</text:p>
          </table:table-cell>
          <table:table-cell office:value-type="float" office:value="740.07" table:style-name="ce1">
            <text:p>740,07</text:p>
          </table:table-cell>
          <table:table-cell office:value-type="float" office:value="714.74" table:style-name="ce1">
            <text:p>714,74</text:p>
          </table:table-cell>
          <table:table-cell office:value-type="float" office:value="66477469" table:style-name="ce3">
            <text:p>66477469</text:p>
          </table:table-cell>
          <table:table-cell office:value-type="float" office:value="390170" table:style-name="ce1">
            <text:p>390170</text:p>
          </table:table-cell>
          <table:table-cell office:value-type="float" office:value="21.59" table:style-name="ce1">
            <text:p>21,59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234121" table:style-name="ce1">
            <text:p>234121</text:p>
          </table:table-cell>
          <table:table-cell office:value-type="float" office:value="43278" table:style-name="ce1">
            <text:p>43278</text:p>
          </table:table-cell>
          <table:table-cell office:value-type="float" office:value="6.55" table:formula="of:=MIN([.$B183];[.$F183];[.$J183];[.$N183];[.$R183];[.$V183];[.$Z183];[.$AD183];[.$AH183];[.$AL183];[.$AP183];[.$AT183];[.$AX183];[.$BB183];[.$BF183])" table:style-name="ce1">
            <text:p>6,55</text:p>
          </table:table-cell>
          <table:table-cell office:value-type="float" office:value="1.26" table:formula="of:=MIN([.$C183];[.$G183];[.$K183];[.$O183];[.$S183];[.$W183];[.$AA183];[.$AE183];[.$AI183];[.$AM183];[.$AQ183];[.$AU183];[.$AY183];[.$BC183];[.$BG183])" table:style-name="ce1">
            <text:p>1,26</text:p>
          </table:table-cell>
          <table:table-cell office:value-type="float" office:value="20595" table:formula="of:=MIN([.$D183];[.$H183];[.$L183];[.$P183];[.$T183];[.$X183];[.$AB183];[.$AF183];[.$AJ183];[.$AN183];[.$AR183];[.$AV183];[.$AZ183];[.$BD183];[.$BH183])" table:style-name="ce1">
            <text:p>20595</text:p>
          </table:table-cell>
          <table:table-cell office:value-type="float" office:value="2882" table:formula="of:=MIN([.$E183];[.$I183];[.$M183];[.$Q183];[.$U183];[.$Y183];[.$AC183];[.$AG183];[.$AK183];[.$AO183];[.$AS183];[.$AW183];[.$BA183];[.$BE183];[.$BI183])" table:style-name="ce1">
            <text:p>2882</text:p>
          </table:table-cell>
          <table:table-cell office:value-type="float" office:value="32.04" table:formula="of:=MEDIAN([.$B183];[.$F183];[.$J183];[.$N183];[.$R183];[.$V183];[.$Z183];[.$AD183];[.$AH183];[.$AL183];[.$AP183];[.$AT183];[.$AX183];[.$BB183];[.$BF183])" table:style-name="ce1">
            <text:p>32,04</text:p>
          </table:table-cell>
          <table:table-cell office:value-type="float" office:value="27.54" table:formula="of:=MEDIAN([.$C183];[.$G183];[.$K183];[.$O183];[.$S183];[.$W183];[.$AA183];[.$AE183];[.$AI183];[.$AM183];[.$AQ183];[.$AU183];[.$AY183];[.$BC183];[.$BG183])" table:style-name="ce1">
            <text:p>27,54</text:p>
          </table:table-cell>
          <table:table-cell office:value-type="float" office:value="243984" table:formula="of:=MEDIAN([.$D183];[.$H183];[.$L183];[.$P183];[.$T183];[.$X183];[.$AB183];[.$AF183];[.$AJ183];[.$AN183];[.$AR183];[.$AV183];[.$AZ183];[.$BD183];[.$BH183])" table:style-name="ce1">
            <text:p>243984</text:p>
          </table:table-cell>
          <table:table-cell office:value-type="float" office:value="76694" table:formula="of:=MEDIAN([.$E183];[.$I183];[.$M183];[.$Q183];[.$U183];[.$Y183];[.$AC183];[.$AG183];[.$AK183];[.$AO183];[.$AS183];[.$AW183];[.$BA183];[.$BE183];[.$BI183])" table:style-name="ce1">
            <text:p>76694</text:p>
          </table:table-cell>
          <table:table-cell office:value-type="float" office:value="13699.09" table:formula="of:=MAX([.$B183];[.$F183];[.$J183];[.$N183];[.$R183];[.$V183];[.$Z183];[.$AD183];[.$AH183];[.$AL183];[.$AP183];[.$AT183];[.$AX183];[.$BB183];[.$BF183])" table:style-name="ce1">
            <text:p>13699,09</text:p>
          </table:table-cell>
          <table:table-cell office:value-type="float" office:value="13693.95" table:formula="of:=MAX([.$C183];[.$G183];[.$K183];[.$O183];[.$S183];[.$W183];[.$AA183];[.$AE183];[.$AI183];[.$AM183];[.$AQ183];[.$AU183];[.$AY183];[.$BC183];[.$BG183])" table:style-name="ce1">
            <text:p>13693,95</text:p>
          </table:table-cell>
          <table:table-cell office:value-type="float" office:value="66477469" table:formula="of:=MAX([.$D183];[.$H183];[.$L183];[.$P183];[.$T183];[.$X183];[.$AB183];[.$AF183];[.$AJ183];[.$AN183];[.$AR183];[.$AV183];[.$AZ183];[.$BD183];[.$BH183])" table:style-name="ce1">
            <text:p>66477469</text:p>
          </table:table-cell>
          <table:table-cell office:value-type="float" office:value="13809800" table:formula="of:=MAX([.$E183];[.$I183];[.$M183];[.$Q183];[.$U183];[.$Y183];[.$AC183];[.$AG183];[.$AK183];[.$AO183];[.$AS183];[.$AW183];[.$BA183];[.$BE183];[.$BI183])" table:style-name="ce1">
            <text:p>1380980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30_w5.lp</text:p>
          </table:table-cell>
          <table:table-cell office:value-type="float" office:value="63.31" table:style-name="ce1">
            <text:p>63,31</text:p>
          </table:table-cell>
          <table:table-cell office:value-type="float" office:value="56.8" table:style-name="ce1">
            <text:p>56,8</text:p>
          </table:table-cell>
          <table:table-cell office:value-type="float" office:value="43017" table:style-name="ce1">
            <text:p>43017</text:p>
          </table:table-cell>
          <table:table-cell office:value-type="float" office:value="35120" table:style-name="ce1">
            <text:p>35120</text:p>
          </table:table-cell>
          <table:table-cell office:value-type="float" office:value="23.08" table:style-name="ce1">
            <text:p>23,08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17048" table:style-name="ce1">
            <text:p>17048</text:p>
          </table:table-cell>
          <table:table-cell office:value-type="float" office:value="12774" table:style-name="ce1">
            <text:p>12774</text:p>
          </table:table-cell>
          <table:table-cell office:value-type="float" office:value="23.33" table:style-name="ce1">
            <text:p>23,33</text:p>
          </table:table-cell>
          <table:table-cell office:value-type="float" office:value="16.57" table:style-name="ce1">
            <text:p>16,57</text:p>
          </table:table-cell>
          <table:table-cell office:value-type="float" office:value="23973" table:style-name="ce1">
            <text:p>23973</text:p>
          </table:table-cell>
          <table:table-cell office:value-type="float" office:value="10633" table:style-name="ce1">
            <text:p>10633</text:p>
          </table:table-cell>
          <table:table-cell office:value-type="float" office:value="50.2" table:style-name="ce1">
            <text:p>50,2</text:p>
          </table:table-cell>
          <table:table-cell office:value-type="float" office:value="44.16" table:style-name="ce1">
            <text:p>44,16</text:p>
          </table:table-cell>
          <table:table-cell office:value-type="float" office:value="36572" table:style-name="ce1">
            <text:p>36572</text:p>
          </table:table-cell>
          <table:table-cell office:value-type="float" office:value="30301" table:style-name="ce1">
            <text:p>30301</text:p>
          </table:table-cell>
          <table:table-cell office:value-type="float" office:value="24.21" table:style-name="ce1">
            <text:p>24,21</text:p>
          </table:table-cell>
          <table:table-cell office:value-type="float" office:value="17.5" table:style-name="ce1">
            <text:p>17,5</text:p>
          </table:table-cell>
          <table:table-cell office:value-type="float" office:value="27089" table:style-name="ce1">
            <text:p>27089</text:p>
          </table:table-cell>
          <table:table-cell office:value-type="float" office:value="11977" table:style-name="ce1">
            <text:p>11977</text:p>
          </table:table-cell>
          <table:table-cell office:value-type="float" office:value="35.9" table:style-name="ce1">
            <text:p>35,9</text:p>
          </table:table-cell>
          <table:table-cell office:value-type="float" office:value="29.57" table:style-name="ce1">
            <text:p>29,57</text:p>
          </table:table-cell>
          <table:table-cell office:value-type="float" office:value="25722" table:style-name="ce1">
            <text:p>25722</text:p>
          </table:table-cell>
          <table:table-cell office:value-type="float" office:value="19957" table:style-name="ce1">
            <text:p>19957</text:p>
          </table:table-cell>
          <table:table-cell office:value-type="float" office:value="11.89" table:style-name="ce2">
            <text:p>11,89</text:p>
          </table:table-cell>
          <table:table-cell office:value-type="float" office:value="5.37" table:style-name="ce2">
            <text:p>5,37</text:p>
          </table:table-cell>
          <table:table-cell office:value-type="float" office:value="5475" table:style-name="ce2">
            <text:p>5475</text:p>
          </table:table-cell>
          <table:table-cell office:value-type="float" office:value="3824" table:style-name="ce1">
            <text:p>3824</text:p>
          </table:table-cell>
          <table:table-cell office:value-type="float" office:value="44.55" table:style-name="ce1">
            <text:p>44,55</text:p>
          </table:table-cell>
          <table:table-cell office:value-type="float" office:value="38.5" table:style-name="ce1">
            <text:p>38,5</text:p>
          </table:table-cell>
          <table:table-cell office:value-type="float" office:value="27994" table:style-name="ce1">
            <text:p>27994</text:p>
          </table:table-cell>
          <table:table-cell office:value-type="float" office:value="22929" table:style-name="ce1">
            <text:p>22929</text:p>
          </table:table-cell>
          <table:table-cell office:value-type="float" office:value="32.67" table:style-name="ce1">
            <text:p>32,67</text:p>
          </table:table-cell>
          <table:table-cell office:value-type="float" office:value="25.89" table:style-name="ce1">
            <text:p>25,89</text:p>
          </table:table-cell>
          <table:table-cell office:value-type="float" office:value="38762" table:style-name="ce1">
            <text:p>38762</text:p>
          </table:table-cell>
          <table:table-cell office:value-type="float" office:value="16374" table:style-name="ce1">
            <text:p>16374</text:p>
          </table:table-cell>
          <table:table-cell office:value-type="float" office:value="90.61" table:style-name="ce3">
            <text:p>90,61</text:p>
          </table:table-cell>
          <table:table-cell office:value-type="float" office:value="84.32" table:style-name="ce3">
            <text:p>84,32</text:p>
          </table:table-cell>
          <table:table-cell office:value-type="float" office:value="74342" table:style-name="ce1">
            <text:p>74342</text:p>
          </table:table-cell>
          <table:table-cell office:value-type="float" office:value="56429" table:style-name="ce3">
            <text:p>56429</text:p>
          </table:table-cell>
          <table:table-cell office:value-type="float" office:value="25.66" table:style-name="ce1">
            <text:p>25,66</text:p>
          </table:table-cell>
          <table:table-cell office:value-type="float" office:value="19.07" table:style-name="ce1">
            <text:p>19,07</text:p>
          </table:table-cell>
          <table:table-cell office:value-type="float" office:value="23861" table:style-name="ce1">
            <text:p>23861</text:p>
          </table:table-cell>
          <table:table-cell office:value-type="float" office:value="13914" table:style-name="ce1">
            <text:p>13914</text:p>
          </table:table-cell>
          <table:table-cell office:value-type="float" office:value="34.89" table:style-name="ce1">
            <text:p>34,89</text:p>
          </table:table-cell>
          <table:table-cell office:value-type="float" office:value="28.24" table:style-name="ce1">
            <text:p>28,24</text:p>
          </table:table-cell>
          <table:table-cell office:value-type="float" office:value="26904" table:style-name="ce1">
            <text:p>26904</text:p>
          </table:table-cell>
          <table:table-cell office:value-type="float" office:value="20235" table:style-name="ce1">
            <text:p>20235</text:p>
          </table:table-cell>
          <table:table-cell office:value-type="float" office:value="34.46" table:style-name="ce1">
            <text:p>34,46</text:p>
          </table:table-cell>
          <table:table-cell office:value-type="float" office:value="5.53" table:style-name="ce1">
            <text:p>5,53</text:p>
          </table:table-cell>
          <table:table-cell office:value-type="float" office:value="10121" table:style-name="ce1">
            <text:p>10121</text:p>
          </table:table-cell>
          <table:table-cell office:value-type="float" office:value="2771" table:style-name="ce2">
            <text:p>2771</text:p>
          </table:table-cell>
          <table:table-cell office:value-type="float" office:value="77.03" table:style-name="ce1">
            <text:p>77,03</text:p>
          </table:table-cell>
          <table:table-cell office:value-type="float" office:value="48.02" table:style-name="ce1">
            <text:p>48,02</text:p>
          </table:table-cell>
          <table:table-cell office:value-type="float" office:value="4862391" table:style-name="ce3">
            <text:p>4862391</text:p>
          </table:table-cell>
          <table:table-cell office:value-type="float" office:value="20185" table:style-name="ce1">
            <text:p>20185</text:p>
          </table:table-cell>
          <table:table-cell office:value-type="float" office:value="36.93" table:style-name="ce1">
            <text:p>36,93</text:p>
          </table:table-cell>
          <table:table-cell office:value-type="float" office:value="30.65" table:style-name="ce1">
            <text:p>30,65</text:p>
          </table:table-cell>
          <table:table-cell office:value-type="float" office:value="31740" table:style-name="ce1">
            <text:p>31740</text:p>
          </table:table-cell>
          <table:table-cell office:value-type="float" office:value="21519" table:style-name="ce1">
            <text:p>21519</text:p>
          </table:table-cell>
          <table:table-cell office:value-type="float" office:value="11.89" table:formula="of:=MIN([.$B184];[.$F184];[.$J184];[.$N184];[.$R184];[.$V184];[.$Z184];[.$AD184];[.$AH184];[.$AL184];[.$AP184];[.$AT184];[.$AX184];[.$BB184];[.$BF184])" table:style-name="ce1">
            <text:p>11,89</text:p>
          </table:table-cell>
          <table:table-cell office:value-type="float" office:value="5.37" table:formula="of:=MIN([.$C184];[.$G184];[.$K184];[.$O184];[.$S184];[.$W184];[.$AA184];[.$AE184];[.$AI184];[.$AM184];[.$AQ184];[.$AU184];[.$AY184];[.$BC184];[.$BG184])" table:style-name="ce1">
            <text:p>5,37</text:p>
          </table:table-cell>
          <table:table-cell office:value-type="float" office:value="5475" table:formula="of:=MIN([.$D184];[.$H184];[.$L184];[.$P184];[.$T184];[.$X184];[.$AB184];[.$AF184];[.$AJ184];[.$AN184];[.$AR184];[.$AV184];[.$AZ184];[.$BD184];[.$BH184])" table:style-name="ce1">
            <text:p>5475</text:p>
          </table:table-cell>
          <table:table-cell office:value-type="float" office:value="2771" table:formula="of:=MIN([.$E184];[.$I184];[.$M184];[.$Q184];[.$U184];[.$Y184];[.$AC184];[.$AG184];[.$AK184];[.$AO184];[.$AS184];[.$AW184];[.$BA184];[.$BE184];[.$BI184])" table:style-name="ce1">
            <text:p>2771</text:p>
          </table:table-cell>
          <table:table-cell office:value-type="float" office:value="34.89" table:formula="of:=MEDIAN([.$B184];[.$F184];[.$J184];[.$N184];[.$R184];[.$V184];[.$Z184];[.$AD184];[.$AH184];[.$AL184];[.$AP184];[.$AT184];[.$AX184];[.$BB184];[.$BF184])" table:style-name="ce1">
            <text:p>34,89</text:p>
          </table:table-cell>
          <table:table-cell office:value-type="float" office:value="28.24" table:formula="of:=MEDIAN([.$C184];[.$G184];[.$K184];[.$O184];[.$S184];[.$W184];[.$AA184];[.$AE184];[.$AI184];[.$AM184];[.$AQ184];[.$AU184];[.$AY184];[.$BC184];[.$BG184])" table:style-name="ce1">
            <text:p>28,24</text:p>
          </table:table-cell>
          <table:table-cell office:value-type="float" office:value="27089" table:formula="of:=MEDIAN([.$D184];[.$H184];[.$L184];[.$P184];[.$T184];[.$X184];[.$AB184];[.$AF184];[.$AJ184];[.$AN184];[.$AR184];[.$AV184];[.$AZ184];[.$BD184];[.$BH184])" table:style-name="ce1">
            <text:p>27089</text:p>
          </table:table-cell>
          <table:table-cell office:value-type="float" office:value="19957" table:formula="of:=MEDIAN([.$E184];[.$I184];[.$M184];[.$Q184];[.$U184];[.$Y184];[.$AC184];[.$AG184];[.$AK184];[.$AO184];[.$AS184];[.$AW184];[.$BA184];[.$BE184];[.$BI184])" table:style-name="ce1">
            <text:p>19957</text:p>
          </table:table-cell>
          <table:table-cell office:value-type="float" office:value="90.61" table:formula="of:=MAX([.$B184];[.$F184];[.$J184];[.$N184];[.$R184];[.$V184];[.$Z184];[.$AD184];[.$AH184];[.$AL184];[.$AP184];[.$AT184];[.$AX184];[.$BB184];[.$BF184])" table:style-name="ce1">
            <text:p>90,61</text:p>
          </table:table-cell>
          <table:table-cell office:value-type="float" office:value="84.32" table:formula="of:=MAX([.$C184];[.$G184];[.$K184];[.$O184];[.$S184];[.$W184];[.$AA184];[.$AE184];[.$AI184];[.$AM184];[.$AQ184];[.$AU184];[.$AY184];[.$BC184];[.$BG184])" table:style-name="ce1">
            <text:p>84,32</text:p>
          </table:table-cell>
          <table:table-cell office:value-type="float" office:value="4862391" table:formula="of:=MAX([.$D184];[.$H184];[.$L184];[.$P184];[.$T184];[.$X184];[.$AB184];[.$AF184];[.$AJ184];[.$AN184];[.$AR184];[.$AV184];[.$AZ184];[.$BD184];[.$BH184])" table:style-name="ce1">
            <text:p>4862391</text:p>
          </table:table-cell>
          <table:table-cell office:value-type="float" office:value="56429" table:formula="of:=MAX([.$E184];[.$I184];[.$M184];[.$Q184];[.$U184];[.$Y184];[.$AC184];[.$AG184];[.$AK184];[.$AO184];[.$AS184];[.$AW184];[.$BA184];[.$BE184];[.$BI184])" table:style-name="ce1">
            <text:p>5642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35_w1.lp</text:p>
          </table:table-cell>
          <table:table-cell office:value-type="float" office:value="187.34" table:style-name="ce1">
            <text:p>187,34</text:p>
          </table:table-cell>
          <table:table-cell office:value-type="float" office:value="180.88" table:style-name="ce1">
            <text:p>180,88</text:p>
          </table:table-cell>
          <table:table-cell office:value-type="float" office:value="2003214" table:style-name="ce1">
            <text:p>2003214</text:p>
          </table:table-cell>
          <table:table-cell office:value-type="float" office:value="317889" table:style-name="ce1">
            <text:p>317889</text:p>
          </table:table-cell>
          <table:table-cell office:value-type="float" office:value="56.91" table:style-name="ce2">
            <text:p>56,91</text:p>
          </table:table-cell>
          <table:table-cell office:value-type="float" office:value="50.6" table:style-name="ce2">
            <text:p>50,6</text:p>
          </table:table-cell>
          <table:table-cell office:value-type="float" office:value="582082" table:style-name="ce2">
            <text:p>582082</text:p>
          </table:table-cell>
          <table:table-cell office:value-type="float" office:value="93206" table:style-name="ce2">
            <text:p>93206</text:p>
          </table:table-cell>
          <table:table-cell office:value-type="float" office:value="352.87" table:style-name="ce1">
            <text:p>352,87</text:p>
          </table:table-cell>
          <table:table-cell office:value-type="float" office:value="346.16" table:style-name="ce1">
            <text:p>346,16</text:p>
          </table:table-cell>
          <table:table-cell office:value-type="float" office:value="3643377" table:style-name="ce1">
            <text:p>3643377</text:p>
          </table:table-cell>
          <table:table-cell office:value-type="float" office:value="626104" table:style-name="ce1">
            <text:p>626104</text:p>
          </table:table-cell>
          <table:table-cell office:value-type="float" office:value="125.05" table:style-name="ce1">
            <text:p>125,05</text:p>
          </table:table-cell>
          <table:table-cell office:value-type="float" office:value="118.53" table:style-name="ce1">
            <text:p>118,53</text:p>
          </table:table-cell>
          <table:table-cell office:value-type="float" office:value="1333942" table:style-name="ce1">
            <text:p>1333942</text:p>
          </table:table-cell>
          <table:table-cell office:value-type="float" office:value="215662" table:style-name="ce1">
            <text:p>215662</text:p>
          </table:table-cell>
          <table:table-cell office:value-type="float" office:value="219.45" table:style-name="ce1">
            <text:p>219,45</text:p>
          </table:table-cell>
          <table:table-cell office:value-type="float" office:value="212.72" table:style-name="ce1">
            <text:p>212,72</text:p>
          </table:table-cell>
          <table:table-cell office:value-type="float" office:value="2254802" table:style-name="ce1">
            <text:p>2254802</text:p>
          </table:table-cell>
          <table:table-cell office:value-type="float" office:value="366421" table:style-name="ce1">
            <text:p>366421</text:p>
          </table:table-cell>
          <table:table-cell office:value-type="float" office:value="345.91" table:style-name="ce1">
            <text:p>345,91</text:p>
          </table:table-cell>
          <table:table-cell office:value-type="float" office:value="339.24" table:style-name="ce1">
            <text:p>339,24</text:p>
          </table:table-cell>
          <table:table-cell office:value-type="float" office:value="3442162" table:style-name="ce1">
            <text:p>3442162</text:p>
          </table:table-cell>
          <table:table-cell office:value-type="float" office:value="597293" table:style-name="ce1">
            <text:p>597293</text:p>
          </table:table-cell>
          <table:table-cell office:value-type="float" office:value="1456.15" table:style-name="ce1">
            <text:p>1456,15</text:p>
          </table:table-cell>
          <table:table-cell office:value-type="float" office:value="1449.73" table:style-name="ce1">
            <text:p>1449,73</text:p>
          </table:table-cell>
          <table:table-cell office:value-type="float" office:value="3030321" table:style-name="ce1">
            <text:p>3030321</text:p>
          </table:table-cell>
          <table:table-cell office:value-type="float" office:value="1924241" table:style-name="ce1">
            <text:p>1924241</text:p>
          </table:table-cell>
          <table:table-cell office:value-type="float" office:value="2790.82" table:style-name="ce1">
            <text:p>2790,82</text:p>
          </table:table-cell>
          <table:table-cell office:value-type="float" office:value="2783.87" table:style-name="ce1">
            <text:p>2783,87</text:p>
          </table:table-cell>
          <table:table-cell office:value-type="float" office:value="4970146" table:style-name="ce1">
            <text:p>4970146</text:p>
          </table:table-cell>
          <table:table-cell office:value-type="float" office:value="3330697" table:style-name="ce1">
            <text:p>3330697</text:p>
          </table:table-cell>
          <table:table-cell office:value-type="float" office:value="240.21" table:style-name="ce1">
            <text:p>240,21</text:p>
          </table:table-cell>
          <table:table-cell office:value-type="float" office:value="233.1" table:style-name="ce1">
            <text:p>233,1</text:p>
          </table:table-cell>
          <table:table-cell office:value-type="float" office:value="2401193" table:style-name="ce1">
            <text:p>2401193</text:p>
          </table:table-cell>
          <table:table-cell office:value-type="float" office:value="398875" table:style-name="ce1">
            <text:p>398875</text:p>
          </table:table-cell>
          <table:table-cell office:value-type="float" office:value="203.93" table:style-name="ce1">
            <text:p>203,93</text:p>
          </table:table-cell>
          <table:table-cell office:value-type="float" office:value="196.71" table:style-name="ce1">
            <text:p>196,71</text:p>
          </table:table-cell>
          <table:table-cell office:value-type="float" office:value="1423736" table:style-name="ce1">
            <text:p>1423736</text:p>
          </table:table-cell>
          <table:table-cell office:value-type="float" office:value="310981" table:style-name="ce1">
            <text:p>310981</text:p>
          </table:table-cell>
          <table:table-cell office:value-type="float" office:value="176.86" table:style-name="ce1">
            <text:p>176,86</text:p>
          </table:table-cell>
          <table:table-cell office:value-type="float" office:value="170" table:style-name="ce1">
            <text:p>170</text:p>
          </table:table-cell>
          <table:table-cell office:value-type="float" office:value="1611543" table:style-name="ce1">
            <text:p>1611543</text:p>
          </table:table-cell>
          <table:table-cell office:value-type="float" office:value="321430" table:style-name="ce1">
            <text:p>321430</text:p>
          </table:table-cell>
          <table:table-cell office:value-type="float" office:value="3296.76" table:style-name="ce3">
            <text:p>3296,76</text:p>
          </table:table-cell>
          <table:table-cell office:value-type="float" office:value="3289.83" table:style-name="ce3">
            <text:p>3289,83</text:p>
          </table:table-cell>
          <table:table-cell office:value-type="float" office:value="18188491" table:style-name="ce1">
            <text:p>18188491</text:p>
          </table:table-cell>
          <table:table-cell office:value-type="float" office:value="5333478" table:style-name="ce3">
            <text:p>5333478</text:p>
          </table:table-cell>
          <table:table-cell office:value-type="float" office:value="527.19000000000005" table:style-name="ce1">
            <text:p>527,19</text:p>
          </table:table-cell>
          <table:table-cell office:value-type="float" office:value="500.85" table:style-name="ce1">
            <text:p>500,85</text:p>
          </table:table-cell>
          <table:table-cell office:value-type="float" office:value="4755130" table:style-name="ce1">
            <text:p>4755130</text:p>
          </table:table-cell>
          <table:table-cell office:value-type="float" office:value="554075" table:style-name="ce1">
            <text:p>554075</text:p>
          </table:table-cell>
          <table:table-cell office:value-type="float" office:value="1339.08" table:style-name="ce1">
            <text:p>1339,08</text:p>
          </table:table-cell>
          <table:table-cell office:value-type="float" office:value="1311.8" table:style-name="ce1">
            <text:p>1311,8</text:p>
          </table:table-cell>
          <table:table-cell office:value-type="float" office:value="88674197" table:style-name="ce3">
            <text:p>88674197</text:p>
          </table:table-cell>
          <table:table-cell office:value-type="float" office:value="496050" table:style-name="ce1">
            <text:p>496050</text:p>
          </table:table-cell>
          <table:table-cell office:value-type="float" office:value="105.93" table:style-name="ce1">
            <text:p>105,93</text:p>
          </table:table-cell>
          <table:table-cell office:value-type="float" office:value="99.63" table:style-name="ce1">
            <text:p>99,63</text:p>
          </table:table-cell>
          <table:table-cell office:value-type="float" office:value="1120315" table:style-name="ce1">
            <text:p>1120315</text:p>
          </table:table-cell>
          <table:table-cell office:value-type="float" office:value="177826" table:style-name="ce1">
            <text:p>177826</text:p>
          </table:table-cell>
          <table:table-cell office:value-type="float" office:value="56.91" table:formula="of:=MIN([.$B185];[.$F185];[.$J185];[.$N185];[.$R185];[.$V185];[.$Z185];[.$AD185];[.$AH185];[.$AL185];[.$AP185];[.$AT185];[.$AX185];[.$BB185];[.$BF185])" table:style-name="ce1">
            <text:p>56,91</text:p>
          </table:table-cell>
          <table:table-cell office:value-type="float" office:value="50.6" table:formula="of:=MIN([.$C185];[.$G185];[.$K185];[.$O185];[.$S185];[.$W185];[.$AA185];[.$AE185];[.$AI185];[.$AM185];[.$AQ185];[.$AU185];[.$AY185];[.$BC185];[.$BG185])" table:style-name="ce1">
            <text:p>50,6</text:p>
          </table:table-cell>
          <table:table-cell office:value-type="float" office:value="582082" table:formula="of:=MIN([.$D185];[.$H185];[.$L185];[.$P185];[.$T185];[.$X185];[.$AB185];[.$AF185];[.$AJ185];[.$AN185];[.$AR185];[.$AV185];[.$AZ185];[.$BD185];[.$BH185])" table:style-name="ce1">
            <text:p>582082</text:p>
          </table:table-cell>
          <table:table-cell office:value-type="float" office:value="93206" table:formula="of:=MIN([.$E185];[.$I185];[.$M185];[.$Q185];[.$U185];[.$Y185];[.$AC185];[.$AG185];[.$AK185];[.$AO185];[.$AS185];[.$AW185];[.$BA185];[.$BE185];[.$BI185])" table:style-name="ce1">
            <text:p>93206</text:p>
          </table:table-cell>
          <table:table-cell office:value-type="float" office:value="240.21" table:formula="of:=MEDIAN([.$B185];[.$F185];[.$J185];[.$N185];[.$R185];[.$V185];[.$Z185];[.$AD185];[.$AH185];[.$AL185];[.$AP185];[.$AT185];[.$AX185];[.$BB185];[.$BF185])" table:style-name="ce1">
            <text:p>240,21</text:p>
          </table:table-cell>
          <table:table-cell office:value-type="float" office:value="233.1" table:formula="of:=MEDIAN([.$C185];[.$G185];[.$K185];[.$O185];[.$S185];[.$W185];[.$AA185];[.$AE185];[.$AI185];[.$AM185];[.$AQ185];[.$AU185];[.$AY185];[.$BC185];[.$BG185])" table:style-name="ce1">
            <text:p>233,1</text:p>
          </table:table-cell>
          <table:table-cell office:value-type="float" office:value="2401193" table:formula="of:=MEDIAN([.$D185];[.$H185];[.$L185];[.$P185];[.$T185];[.$X185];[.$AB185];[.$AF185];[.$AJ185];[.$AN185];[.$AR185];[.$AV185];[.$AZ185];[.$BD185];[.$BH185])" table:style-name="ce1">
            <text:p>2401193</text:p>
          </table:table-cell>
          <table:table-cell office:value-type="float" office:value="398875" table:formula="of:=MEDIAN([.$E185];[.$I185];[.$M185];[.$Q185];[.$U185];[.$Y185];[.$AC185];[.$AG185];[.$AK185];[.$AO185];[.$AS185];[.$AW185];[.$BA185];[.$BE185];[.$BI185])" table:style-name="ce1">
            <text:p>398875</text:p>
          </table:table-cell>
          <table:table-cell office:value-type="float" office:value="3296.76" table:formula="of:=MAX([.$B185];[.$F185];[.$J185];[.$N185];[.$R185];[.$V185];[.$Z185];[.$AD185];[.$AH185];[.$AL185];[.$AP185];[.$AT185];[.$AX185];[.$BB185];[.$BF185])" table:style-name="ce1">
            <text:p>3296,76</text:p>
          </table:table-cell>
          <table:table-cell office:value-type="float" office:value="3289.83" table:formula="of:=MAX([.$C185];[.$G185];[.$K185];[.$O185];[.$S185];[.$W185];[.$AA185];[.$AE185];[.$AI185];[.$AM185];[.$AQ185];[.$AU185];[.$AY185];[.$BC185];[.$BG185])" table:style-name="ce1">
            <text:p>3289,83</text:p>
          </table:table-cell>
          <table:table-cell office:value-type="float" office:value="88674197" table:formula="of:=MAX([.$D185];[.$H185];[.$L185];[.$P185];[.$T185];[.$X185];[.$AB185];[.$AF185];[.$AJ185];[.$AN185];[.$AR185];[.$AV185];[.$AZ185];[.$BD185];[.$BH185])" table:style-name="ce1">
            <text:p>88674197</text:p>
          </table:table-cell>
          <table:table-cell office:value-type="float" office:value="5333478" table:formula="of:=MAX([.$E185];[.$I185];[.$M185];[.$Q185];[.$U185];[.$Y185];[.$AC185];[.$AG185];[.$AK185];[.$AO185];[.$AS185];[.$AW185];[.$BA185];[.$BE185];[.$BI185])" table:style-name="ce1">
            <text:p>533347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35_w2.lp</text:p>
          </table:table-cell>
          <table:table-cell office:value-type="float" office:value="10.19" table:style-name="ce1">
            <text:p>10,19</text:p>
          </table:table-cell>
          <table:table-cell office:value-type="float" office:value="5.64" table:style-name="ce1">
            <text:p>5,64</text:p>
          </table:table-cell>
          <table:table-cell office:value-type="float" office:value="42867" table:style-name="ce1">
            <text:p>42867</text:p>
          </table:table-cell>
          <table:table-cell office:value-type="float" office:value="8129" table:style-name="ce1">
            <text:p>8129</text:p>
          </table:table-cell>
          <table:table-cell office:value-type="float" office:value="12.17" table:style-name="ce1">
            <text:p>12,17</text:p>
          </table:table-cell>
          <table:table-cell office:value-type="float" office:value="6.86" table:style-name="ce1">
            <text:p>6,86</text:p>
          </table:table-cell>
          <table:table-cell office:value-type="float" office:value="86734" table:style-name="ce1">
            <text:p>86734</text:p>
          </table:table-cell>
          <table:table-cell office:value-type="float" office:value="10227" table:style-name="ce1">
            <text:p>10227</text:p>
          </table:table-cell>
          <table:table-cell office:value-type="float" office:value="5.24" table:style-name="ce2">
            <text:p>5,24</text:p>
          </table:table-cell>
          <table:table-cell office:value-type="float" office:value="0.13" table:style-name="ce2">
            <text:p>0,13</text:p>
          </table:table-cell>
          <table:table-cell office:value-type="float" office:value="4504" table:style-name="ce2">
            <text:p>4504</text:p>
          </table:table-cell>
          <table:table-cell office:value-type="float" office:value="103" table:style-name="ce2">
            <text:p>103</text:p>
          </table:table-cell>
          <table:table-cell office:value-type="float" office:value="13.07" table:style-name="ce1">
            <text:p>13,07</text:p>
          </table:table-cell>
          <table:table-cell office:value-type="float" office:value="8.58" table:style-name="ce1">
            <text:p>8,58</text:p>
          </table:table-cell>
          <table:table-cell office:value-type="float" office:value="108735" table:style-name="ce1">
            <text:p>108735</text:p>
          </table:table-cell>
          <table:table-cell office:value-type="float" office:value="12349" table:style-name="ce1">
            <text:p>12349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5.34" table:style-name="ce1">
            <text:p>5,34</text:p>
          </table:table-cell>
          <table:table-cell office:value-type="float" office:value="81095" table:style-name="ce1">
            <text:p>81095</text:p>
          </table:table-cell>
          <table:table-cell office:value-type="float" office:value="10359" table:style-name="ce1">
            <text:p>10359</text:p>
          </table:table-cell>
          <table:table-cell office:value-type="float" office:value="6.15" table:style-name="ce1">
            <text:p>6,15</text:p>
          </table:table-cell>
          <table:table-cell office:value-type="float" office:value="1.45" table:style-name="ce1">
            <text:p>1,45</text:p>
          </table:table-cell>
          <table:table-cell office:value-type="float" office:value="13540" table:style-name="ce1">
            <text:p>13540</text:p>
          </table:table-cell>
          <table:table-cell office:value-type="float" office:value="2549" table:style-name="ce1">
            <text:p>2549</text:p>
          </table:table-cell>
          <table:table-cell office:value-type="float" office:value="67.540000000000006" table:style-name="ce1">
            <text:p>67,54</text:p>
          </table:table-cell>
          <table:table-cell office:value-type="float" office:value="62.67" table:style-name="ce1">
            <text:p>62,67</text:p>
          </table:table-cell>
          <table:table-cell office:value-type="float" office:value="171132" table:style-name="ce1">
            <text:p>171132</text:p>
          </table:table-cell>
          <table:table-cell office:value-type="float" office:value="95556" table:style-name="ce1">
            <text:p>95556</text:p>
          </table:table-cell>
          <table:table-cell office:value-type="float" office:value="28.16" table:style-name="ce1">
            <text:p>28,16</text:p>
          </table:table-cell>
          <table:table-cell office:value-type="float" office:value="23.1" table:style-name="ce1">
            <text:p>23,1</text:p>
          </table:table-cell>
          <table:table-cell office:value-type="float" office:value="65801" table:style-name="ce1">
            <text:p>65801</text:p>
          </table:table-cell>
          <table:table-cell office:value-type="float" office:value="34227" table:style-name="ce1">
            <text:p>34227</text:p>
          </table:table-cell>
          <table:table-cell office:value-type="float" office:value="6.5" table:style-name="ce1">
            <text:p>6,5</text:p>
          </table:table-cell>
          <table:table-cell office:value-type="float" office:value="1.21" table:style-name="ce1">
            <text:p>1,21</text:p>
          </table:table-cell>
          <table:table-cell office:value-type="float" office:value="20400" table:style-name="ce1">
            <text:p>20400</text:p>
          </table:table-cell>
          <table:table-cell office:value-type="float" office:value="1815" table:style-name="ce1">
            <text:p>1815</text:p>
          </table:table-cell>
          <table:table-cell office:value-type="float" office:value="14.86" table:style-name="ce1">
            <text:p>14,86</text:p>
          </table:table-cell>
          <table:table-cell office:value-type="float" office:value="9.93" table:style-name="ce1">
            <text:p>9,93</text:p>
          </table:table-cell>
          <table:table-cell office:value-type="float" office:value="115614" table:style-name="ce1">
            <text:p>115614</text:p>
          </table:table-cell>
          <table:table-cell office:value-type="float" office:value="14849" table:style-name="ce1">
            <text:p>14849</text:p>
          </table:table-cell>
          <table:table-cell office:value-type="float" office:value="6.53" table:style-name="ce1">
            <text:p>6,53</text:p>
          </table:table-cell>
          <table:table-cell office:value-type="float" office:value="1.5" table:style-name="ce1">
            <text:p>1,5</text:p>
          </table:table-cell>
          <table:table-cell office:value-type="float" office:value="19037" table:style-name="ce1">
            <text:p>19037</text:p>
          </table:table-cell>
          <table:table-cell office:value-type="float" office:value="2160" table:style-name="ce1">
            <text:p>2160</text:p>
          </table:table-cell>
          <table:table-cell office:value-type="float" office:value="77.38" table:style-name="ce3">
            <text:p>77,38</text:p>
          </table:table-cell>
          <table:table-cell office:value-type="float" office:value="72.11" table:style-name="ce3">
            <text:p>72,11</text:p>
          </table:table-cell>
          <table:table-cell office:value-type="float" office:value="266568" table:style-name="ce1">
            <text:p>266568</text:p>
          </table:table-cell>
          <table:table-cell office:value-type="float" office:value="115132" table:style-name="ce3">
            <text:p>115132</text:p>
          </table:table-cell>
          <table:table-cell office:value-type="float" office:value="35.49" table:style-name="ce1">
            <text:p>35,49</text:p>
          </table:table-cell>
          <table:table-cell office:value-type="float" office:value="13.47" table:style-name="ce1">
            <text:p>13,47</text:p>
          </table:table-cell>
          <table:table-cell office:value-type="float" office:value="126126" table:style-name="ce1">
            <text:p>126126</text:p>
          </table:table-cell>
          <table:table-cell office:value-type="float" office:value="13015" table:style-name="ce1">
            <text:p>13015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11.88" table:style-name="ce1">
            <text:p>11,88</text:p>
          </table:table-cell>
          <table:table-cell office:value-type="float" office:value="815368" table:style-name="ce3">
            <text:p>815368</text:p>
          </table:table-cell>
          <table:table-cell office:value-type="float" office:value="3221" table:style-name="ce1">
            <text:p>3221</text:p>
          </table:table-cell>
          <table:table-cell office:value-type="float" office:value="13.61" table:style-name="ce1">
            <text:p>13,61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130795" table:style-name="ce1">
            <text:p>130795</text:p>
          </table:table-cell>
          <table:table-cell office:value-type="float" office:value="14433" table:style-name="ce1">
            <text:p>14433</text:p>
          </table:table-cell>
          <table:table-cell office:value-type="float" office:value="5.24" table:formula="of:=MIN([.$B186];[.$F186];[.$J186];[.$N186];[.$R186];[.$V186];[.$Z186];[.$AD186];[.$AH186];[.$AL186];[.$AP186];[.$AT186];[.$AX186];[.$BB186];[.$BF186])" table:style-name="ce1">
            <text:p>5,24</text:p>
          </table:table-cell>
          <table:table-cell office:value-type="float" office:value="0.13" table:formula="of:=MIN([.$C186];[.$G186];[.$K186];[.$O186];[.$S186];[.$W186];[.$AA186];[.$AE186];[.$AI186];[.$AM186];[.$AQ186];[.$AU186];[.$AY186];[.$BC186];[.$BG186])" table:style-name="ce1">
            <text:p>0,13</text:p>
          </table:table-cell>
          <table:table-cell office:value-type="float" office:value="4504" table:formula="of:=MIN([.$D186];[.$H186];[.$L186];[.$P186];[.$T186];[.$X186];[.$AB186];[.$AF186];[.$AJ186];[.$AN186];[.$AR186];[.$AV186];[.$AZ186];[.$BD186];[.$BH186])" table:style-name="ce1">
            <text:p>4504</text:p>
          </table:table-cell>
          <table:table-cell office:value-type="float" office:value="103" table:formula="of:=MIN([.$E186];[.$I186];[.$M186];[.$Q186];[.$U186];[.$Y186];[.$AC186];[.$AG186];[.$AK186];[.$AO186];[.$AS186];[.$AW186];[.$BA186];[.$BE186];[.$BI186])" table:style-name="ce1">
            <text:p>103</text:p>
          </table:table-cell>
          <table:table-cell office:value-type="float" office:value="13.07" table:formula="of:=MEDIAN([.$B186];[.$F186];[.$J186];[.$N186];[.$R186];[.$V186];[.$Z186];[.$AD186];[.$AH186];[.$AL186];[.$AP186];[.$AT186];[.$AX186];[.$BB186];[.$BF186])" table:style-name="ce1">
            <text:p>13,07</text:p>
          </table:table-cell>
          <table:table-cell office:value-type="float" office:value="8.58" table:formula="of:=MEDIAN([.$C186];[.$G186];[.$K186];[.$O186];[.$S186];[.$W186];[.$AA186];[.$AE186];[.$AI186];[.$AM186];[.$AQ186];[.$AU186];[.$AY186];[.$BC186];[.$BG186])" table:style-name="ce1">
            <text:p>8,58</text:p>
          </table:table-cell>
          <table:table-cell office:value-type="float" office:value="86734" table:formula="of:=MEDIAN([.$D186];[.$H186];[.$L186];[.$P186];[.$T186];[.$X186];[.$AB186];[.$AF186];[.$AJ186];[.$AN186];[.$AR186];[.$AV186];[.$AZ186];[.$BD186];[.$BH186])" table:style-name="ce1">
            <text:p>86734</text:p>
          </table:table-cell>
          <table:table-cell office:value-type="float" office:value="10359" table:formula="of:=MEDIAN([.$E186];[.$I186];[.$M186];[.$Q186];[.$U186];[.$Y186];[.$AC186];[.$AG186];[.$AK186];[.$AO186];[.$AS186];[.$AW186];[.$BA186];[.$BE186];[.$BI186])" table:style-name="ce1">
            <text:p>10359</text:p>
          </table:table-cell>
          <table:table-cell office:value-type="float" office:value="77.38" table:formula="of:=MAX([.$B186];[.$F186];[.$J186];[.$N186];[.$R186];[.$V186];[.$Z186];[.$AD186];[.$AH186];[.$AL186];[.$AP186];[.$AT186];[.$AX186];[.$BB186];[.$BF186])" table:style-name="ce1">
            <text:p>77,38</text:p>
          </table:table-cell>
          <table:table-cell office:value-type="float" office:value="72.11" table:formula="of:=MAX([.$C186];[.$G186];[.$K186];[.$O186];[.$S186];[.$W186];[.$AA186];[.$AE186];[.$AI186];[.$AM186];[.$AQ186];[.$AU186];[.$AY186];[.$BC186];[.$BG186])" table:style-name="ce1">
            <text:p>72,11</text:p>
          </table:table-cell>
          <table:table-cell office:value-type="float" office:value="815368" table:formula="of:=MAX([.$D186];[.$H186];[.$L186];[.$P186];[.$T186];[.$X186];[.$AB186];[.$AF186];[.$AJ186];[.$AN186];[.$AR186];[.$AV186];[.$AZ186];[.$BD186];[.$BH186])" table:style-name="ce1">
            <text:p>815368</text:p>
          </table:table-cell>
          <table:table-cell office:value-type="float" office:value="115132" table:formula="of:=MAX([.$E186];[.$I186];[.$M186];[.$Q186];[.$U186];[.$Y186];[.$AC186];[.$AG186];[.$AK186];[.$AO186];[.$AS186];[.$AW186];[.$BA186];[.$BE186];[.$BI186])" table:style-name="ce1">
            <text:p>11513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35_w4.lp</text:p>
          </table:table-cell>
          <table:table-cell office:value-type="float" office:value="35.79" table:style-name="ce1">
            <text:p>35,79</text:p>
          </table:table-cell>
          <table:table-cell office:value-type="float" office:value="29.19" table:style-name="ce1">
            <text:p>29,19</text:p>
          </table:table-cell>
          <table:table-cell office:value-type="float" office:value="115347" table:style-name="ce1">
            <text:p>115347</text:p>
          </table:table-cell>
          <table:table-cell office:value-type="float" office:value="34929" table:style-name="ce1">
            <text:p>34929</text:p>
          </table:table-cell>
          <table:table-cell office:value-type="float" office:value="12.41" table:style-name="ce1">
            <text:p>12,41</text:p>
          </table:table-cell>
          <table:table-cell office:value-type="float" office:value="5.78" table:style-name="ce1">
            <text:p>5,78</text:p>
          </table:table-cell>
          <table:table-cell office:value-type="float" office:value="49889" table:style-name="ce1">
            <text:p>49889</text:p>
          </table:table-cell>
          <table:table-cell office:value-type="float" office:value="9447" table:style-name="ce1">
            <text:p>9447</text:p>
          </table:table-cell>
          <table:table-cell office:value-type="float" office:value="30.09" table:style-name="ce1">
            <text:p>30,09</text:p>
          </table:table-cell>
          <table:table-cell office:value-type="float" office:value="24.21" table:style-name="ce1">
            <text:p>24,21</text:p>
          </table:table-cell>
          <table:table-cell office:value-type="float" office:value="104627" table:style-name="ce1">
            <text:p>104627</text:p>
          </table:table-cell>
          <table:table-cell office:value-type="float" office:value="29205" table:style-name="ce1">
            <text:p>29205</text:p>
          </table:table-cell>
          <table:table-cell office:value-type="float" office:value="57.04" table:style-name="ce1">
            <text:p>57,04</text:p>
          </table:table-cell>
          <table:table-cell office:value-type="float" office:value="49.89" table:style-name="ce1">
            <text:p>49,89</text:p>
          </table:table-cell>
          <table:table-cell office:value-type="float" office:value="74415" table:style-name="ce1">
            <text:p>74415</text:p>
          </table:table-cell>
          <table:table-cell office:value-type="float" office:value="50429" table:style-name="ce1">
            <text:p>50429</text:p>
          </table:table-cell>
          <table:table-cell office:value-type="float" office:value="11.21" table:style-name="ce1">
            <text:p>11,21</text:p>
          </table:table-cell>
          <table:table-cell office:value-type="float" office:value="4.53" table:style-name="ce1">
            <text:p>4,53</text:p>
          </table:table-cell>
          <table:table-cell office:value-type="float" office:value="25081" table:style-name="ce1">
            <text:p>25081</text:p>
          </table:table-cell>
          <table:table-cell office:value-type="float" office:value="6246" table:style-name="ce1">
            <text:p>6246</text:p>
          </table:table-cell>
          <table:table-cell office:value-type="float" office:value="8.86" table:style-name="ce2">
            <text:p>8,86</text:p>
          </table:table-cell>
          <table:table-cell office:value-type="float" office:value="1.93" table:style-name="ce2">
            <text:p>1,93</text:p>
          </table:table-cell>
          <table:table-cell office:value-type="float" office:value="13208" table:style-name="ce2">
            <text:p>13208</text:p>
          </table:table-cell>
          <table:table-cell office:value-type="float" office:value="2768" table:style-name="ce2">
            <text:p>2768</text:p>
          </table:table-cell>
          <table:table-cell office:value-type="float" office:value="52.83" table:style-name="ce1">
            <text:p>52,83</text:p>
          </table:table-cell>
          <table:table-cell office:value-type="float" office:value="45.7" table:style-name="ce1">
            <text:p>45,7</text:p>
          </table:table-cell>
          <table:table-cell office:value-type="float" office:value="72300" table:style-name="ce1">
            <text:p>72300</text:p>
          </table:table-cell>
          <table:table-cell office:value-type="float" office:value="51775" table:style-name="ce1">
            <text:p>51775</text:p>
          </table:table-cell>
          <table:table-cell office:value-type="float" office:value="44.78" table:style-name="ce1">
            <text:p>44,78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60756" table:style-name="ce1">
            <text:p>60756</text:p>
          </table:table-cell>
          <table:table-cell office:value-type="float" office:value="43604" table:style-name="ce1">
            <text:p>43604</text:p>
          </table:table-cell>
          <table:table-cell office:value-type="float" office:value="10.53" table:style-name="ce1">
            <text:p>10,53</text:p>
          </table:table-cell>
          <table:table-cell office:value-type="float" office:value="3.54" table:style-name="ce1">
            <text:p>3,54</text:p>
          </table:table-cell>
          <table:table-cell office:value-type="float" office:value="20404" table:style-name="ce1">
            <text:p>20404</text:p>
          </table:table-cell>
          <table:table-cell office:value-type="float" office:value="4969" table:style-name="ce1">
            <text:p>4969</text:p>
          </table:table-cell>
          <table:table-cell office:value-type="float" office:value="121.03" table:style-name="ce1">
            <text:p>121,03</text:p>
          </table:table-cell>
          <table:table-cell office:value-type="float" office:value="113.96" table:style-name="ce1">
            <text:p>113,96</text:p>
          </table:table-cell>
          <table:table-cell office:value-type="float" office:value="208288" table:style-name="ce1">
            <text:p>208288</text:p>
          </table:table-cell>
          <table:table-cell office:value-type="float" office:value="123381" table:style-name="ce1">
            <text:p>123381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30.81" table:style-name="ce1">
            <text:p>30,81</text:p>
          </table:table-cell>
          <table:table-cell office:value-type="float" office:value="71033" table:style-name="ce1">
            <text:p>71033</text:p>
          </table:table-cell>
          <table:table-cell office:value-type="float" office:value="37814" table:style-name="ce1">
            <text:p>37814</text:p>
          </table:table-cell>
          <table:table-cell office:value-type="float" office:value="141.36000000000001" table:style-name="ce1">
            <text:p>141,36</text:p>
          </table:table-cell>
          <table:table-cell office:value-type="float" office:value="135" table:style-name="ce1">
            <text:p>135</text:p>
          </table:table-cell>
          <table:table-cell office:value-type="float" office:value="487514" table:style-name="ce1">
            <text:p>487514</text:p>
          </table:table-cell>
          <table:table-cell office:value-type="float" office:value="180526" table:style-name="ce1">
            <text:p>180526</text:p>
          </table:table-cell>
          <table:table-cell office:value-type="float" office:value="59.14" table:style-name="ce1">
            <text:p>59,14</text:p>
          </table:table-cell>
          <table:table-cell office:value-type="float" office:value="28.57" table:style-name="ce1">
            <text:p>28,57</text:p>
          </table:table-cell>
          <table:table-cell office:value-type="float" office:value="268887" table:style-name="ce1">
            <text:p>268887</text:p>
          </table:table-cell>
          <table:table-cell office:value-type="float" office:value="23451" table:style-name="ce1">
            <text:p>23451</text:p>
          </table:table-cell>
          <table:table-cell office:value-type="float" office:value="3979.19" table:style-name="ce3">
            <text:p>3979,19</text:p>
          </table:table-cell>
          <table:table-cell office:value-type="float" office:value="3949.16" table:style-name="ce3">
            <text:p>3949,16</text:p>
          </table:table-cell>
          <table:table-cell office:value-type="float" office:value="714183115" table:style-name="ce3">
            <text:p>714183115</text:p>
          </table:table-cell>
          <table:table-cell office:value-type="float" office:value="1370088" table:style-name="ce3">
            <text:p>1370088</text:p>
          </table:table-cell>
          <table:table-cell office:value-type="float" office:value="13.37" table:style-name="ce1">
            <text:p>13,37</text:p>
          </table:table-cell>
          <table:table-cell office:value-type="float" office:value="6.67" table:style-name="ce1">
            <text:p>6,67</text:p>
          </table:table-cell>
          <table:table-cell office:value-type="float" office:value="32151" table:style-name="ce1">
            <text:p>32151</text:p>
          </table:table-cell>
          <table:table-cell office:value-type="float" office:value="9282" table:style-name="ce1">
            <text:p>9282</text:p>
          </table:table-cell>
          <table:table-cell office:value-type="float" office:value="8.86" table:formula="of:=MIN([.$B187];[.$F187];[.$J187];[.$N187];[.$R187];[.$V187];[.$Z187];[.$AD187];[.$AH187];[.$AL187];[.$AP187];[.$AT187];[.$AX187];[.$BB187];[.$BF187])" table:style-name="ce1">
            <text:p>8,86</text:p>
          </table:table-cell>
          <table:table-cell office:value-type="float" office:value="1.93" table:formula="of:=MIN([.$C187];[.$G187];[.$K187];[.$O187];[.$S187];[.$W187];[.$AA187];[.$AE187];[.$AI187];[.$AM187];[.$AQ187];[.$AU187];[.$AY187];[.$BC187];[.$BG187])" table:style-name="ce1">
            <text:p>1,93</text:p>
          </table:table-cell>
          <table:table-cell office:value-type="float" office:value="13208" table:formula="of:=MIN([.$D187];[.$H187];[.$L187];[.$P187];[.$T187];[.$X187];[.$AB187];[.$AF187];[.$AJ187];[.$AN187];[.$AR187];[.$AV187];[.$AZ187];[.$BD187];[.$BH187])" table:style-name="ce1">
            <text:p>13208</text:p>
          </table:table-cell>
          <table:table-cell office:value-type="float" office:value="2768" table:formula="of:=MIN([.$E187];[.$I187];[.$M187];[.$Q187];[.$U187];[.$Y187];[.$AC187];[.$AG187];[.$AK187];[.$AO187];[.$AS187];[.$AW187];[.$BA187];[.$BE187];[.$BI187])" table:style-name="ce1">
            <text:p>2768</text:p>
          </table:table-cell>
          <table:table-cell office:value-type="float" office:value="38.020000000000003" table:formula="of:=MEDIAN([.$B187];[.$F187];[.$J187];[.$N187];[.$R187];[.$V187];[.$Z187];[.$AD187];[.$AH187];[.$AL187];[.$AP187];[.$AT187];[.$AX187];[.$BB187];[.$BF187])" table:style-name="ce1">
            <text:p>38,02</text:p>
          </table:table-cell>
          <table:table-cell office:value-type="float" office:value="29.19" table:formula="of:=MEDIAN([.$C187];[.$G187];[.$K187];[.$O187];[.$S187];[.$W187];[.$AA187];[.$AE187];[.$AI187];[.$AM187];[.$AQ187];[.$AU187];[.$AY187];[.$BC187];[.$BG187])" table:style-name="ce1">
            <text:p>29,19</text:p>
          </table:table-cell>
          <table:table-cell office:value-type="float" office:value="72300" table:formula="of:=MEDIAN([.$D187];[.$H187];[.$L187];[.$P187];[.$T187];[.$X187];[.$AB187];[.$AF187];[.$AJ187];[.$AN187];[.$AR187];[.$AV187];[.$AZ187];[.$BD187];[.$BH187])" table:style-name="ce1">
            <text:p>72300</text:p>
          </table:table-cell>
          <table:table-cell office:value-type="float" office:value="34929" table:formula="of:=MEDIAN([.$E187];[.$I187];[.$M187];[.$Q187];[.$U187];[.$Y187];[.$AC187];[.$AG187];[.$AK187];[.$AO187];[.$AS187];[.$AW187];[.$BA187];[.$BE187];[.$BI187])" table:style-name="ce1">
            <text:p>34929</text:p>
          </table:table-cell>
          <table:table-cell office:value-type="float" office:value="3979.19" table:formula="of:=MAX([.$B187];[.$F187];[.$J187];[.$N187];[.$R187];[.$V187];[.$Z187];[.$AD187];[.$AH187];[.$AL187];[.$AP187];[.$AT187];[.$AX187];[.$BB187];[.$BF187])" table:style-name="ce1">
            <text:p>3979,19</text:p>
          </table:table-cell>
          <table:table-cell office:value-type="float" office:value="3949.16" table:formula="of:=MAX([.$C187];[.$G187];[.$K187];[.$O187];[.$S187];[.$W187];[.$AA187];[.$AE187];[.$AI187];[.$AM187];[.$AQ187];[.$AU187];[.$AY187];[.$BC187];[.$BG187])" table:style-name="ce1">
            <text:p>3949,16</text:p>
          </table:table-cell>
          <table:table-cell office:value-type="float" office:value="714183115" table:formula="of:=MAX([.$D187];[.$H187];[.$L187];[.$P187];[.$T187];[.$X187];[.$AB187];[.$AF187];[.$AJ187];[.$AN187];[.$AR187];[.$AV187];[.$AZ187];[.$BD187];[.$BH187])" table:style-name="ce1">
            <text:p>714183115</text:p>
          </table:table-cell>
          <table:table-cell office:value-type="float" office:value="1370088" table:formula="of:=MAX([.$E187];[.$I187];[.$M187];[.$Q187];[.$U187];[.$Y187];[.$AC187];[.$AG187];[.$AK187];[.$AO187];[.$AS187];[.$AW187];[.$BA187];[.$BE187];[.$BI187])" table:style-name="ce1">
            <text:p>137008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4_a35_w5.lp</text:p>
          </table:table-cell>
          <table:table-cell office:value-type="float" office:value="236.99" table:style-name="ce1">
            <text:p>236,99</text:p>
          </table:table-cell>
          <table:table-cell office:value-type="float" office:value="229.63" table:style-name="ce1">
            <text:p>229,63</text:p>
          </table:table-cell>
          <table:table-cell office:value-type="float" office:value="358559" table:style-name="ce1">
            <text:p>358559</text:p>
          </table:table-cell>
          <table:table-cell office:value-type="float" office:value="129077" table:style-name="ce1">
            <text:p>129077</text:p>
          </table:table-cell>
          <table:table-cell office:value-type="float" office:value="107.67" table:style-name="ce1">
            <text:p>107,67</text:p>
          </table:table-cell>
          <table:table-cell office:value-type="float" office:value="100.48" table:style-name="ce1">
            <text:p>100,48</text:p>
          </table:table-cell>
          <table:table-cell office:value-type="float" office:value="493236" table:style-name="ce1">
            <text:p>493236</text:p>
          </table:table-cell>
          <table:table-cell office:value-type="float" office:value="65477" table:style-name="ce1">
            <text:p>65477</text:p>
          </table:table-cell>
          <table:table-cell office:value-type="float" office:value="44.26" table:style-name="ce1">
            <text:p>44,26</text:p>
          </table:table-cell>
          <table:table-cell office:value-type="float" office:value="36.72" table:style-name="ce1">
            <text:p>36,72</text:p>
          </table:table-cell>
          <table:table-cell office:value-type="float" office:value="51413" table:style-name="ce1">
            <text:p>51413</text:p>
          </table:table-cell>
          <table:table-cell office:value-type="float" office:value="22804" table:style-name="ce1">
            <text:p>22804</text:p>
          </table:table-cell>
          <table:table-cell office:value-type="float" office:value="250.95" table:style-name="ce1">
            <text:p>250,95</text:p>
          </table:table-cell>
          <table:table-cell office:value-type="float" office:value="243.32" table:style-name="ce1">
            <text:p>243,32</text:p>
          </table:table-cell>
          <table:table-cell office:value-type="float" office:value="309267" table:style-name="ce1">
            <text:p>309267</text:p>
          </table:table-cell>
          <table:table-cell office:value-type="float" office:value="141569" table:style-name="ce1">
            <text:p>141569</text:p>
          </table:table-cell>
          <table:table-cell office:value-type="float" office:value="121.6" table:style-name="ce1">
            <text:p>121,6</text:p>
          </table:table-cell>
          <table:table-cell office:value-type="float" office:value="113.97" table:style-name="ce1">
            <text:p>113,97</text:p>
          </table:table-cell>
          <table:table-cell office:value-type="float" office:value="673415" table:style-name="ce1">
            <text:p>673415</text:p>
          </table:table-cell>
          <table:table-cell office:value-type="float" office:value="70257" table:style-name="ce1">
            <text:p>70257</text:p>
          </table:table-cell>
          <table:table-cell office:value-type="float" office:value="40.14" table:style-name="ce1">
            <text:p>40,14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60290" table:style-name="ce1">
            <text:p>60290</text:p>
          </table:table-cell>
          <table:table-cell office:value-type="float" office:value="21915" table:style-name="ce1">
            <text:p>21915</text:p>
          </table:table-cell>
          <table:table-cell office:value-type="float" office:value="29.88" table:style-name="ce1">
            <text:p>29,88</text:p>
          </table:table-cell>
          <table:table-cell office:value-type="float" office:value="22.33" table:style-name="ce1">
            <text:p>22,33</text:p>
          </table:table-cell>
          <table:table-cell office:value-type="float" office:value="22467" table:style-name="ce1">
            <text:p>22467</text:p>
          </table:table-cell>
          <table:table-cell office:value-type="float" office:value="13752" table:style-name="ce1">
            <text:p>13752</text:p>
          </table:table-cell>
          <table:table-cell office:value-type="float" office:value="77.66" table:style-name="ce1">
            <text:p>77,66</text:p>
          </table:table-cell>
          <table:table-cell office:value-type="float" office:value="70.28" table:style-name="ce1">
            <text:p>70,28</text:p>
          </table:table-cell>
          <table:table-cell office:value-type="float" office:value="65234" table:style-name="ce1">
            <text:p>65234</text:p>
          </table:table-cell>
          <table:table-cell office:value-type="float" office:value="42769" table:style-name="ce1">
            <text:p>42769</text:p>
          </table:table-cell>
          <table:table-cell office:value-type="float" office:value="164.1" table:style-name="ce1">
            <text:p>164,1</text:p>
          </table:table-cell>
          <table:table-cell office:value-type="float" office:value="157.66" table:style-name="ce1">
            <text:p>157,66</text:p>
          </table:table-cell>
          <table:table-cell office:value-type="float" office:value="915118" table:style-name="ce1">
            <text:p>915118</text:p>
          </table:table-cell>
          <table:table-cell office:value-type="float" office:value="101828" table:style-name="ce1">
            <text:p>101828</text:p>
          </table:table-cell>
          <table:table-cell office:value-type="float" office:value="135.55000000000001" table:style-name="ce1">
            <text:p>135,55</text:p>
          </table:table-cell>
          <table:table-cell office:value-type="float" office:value="127.7" table:style-name="ce1">
            <text:p>127,7</text:p>
          </table:table-cell>
          <table:table-cell office:value-type="float" office:value="269580" table:style-name="ce1">
            <text:p>269580</text:p>
          </table:table-cell>
          <table:table-cell office:value-type="float" office:value="84075" table:style-name="ce1">
            <text:p>84075</text:p>
          </table:table-cell>
          <table:table-cell office:value-type="float" office:value="27.98" table:style-name="ce1">
            <text:p>27,98</text:p>
          </table:table-cell>
          <table:table-cell office:value-type="float" office:value="20.93" table:style-name="ce1">
            <text:p>20,93</text:p>
          </table:table-cell>
          <table:table-cell office:value-type="float" office:value="52038" table:style-name="ce1">
            <text:p>52038</text:p>
          </table:table-cell>
          <table:table-cell office:value-type="float" office:value="15010" table:style-name="ce1">
            <text:p>15010</text:p>
          </table:table-cell>
          <table:table-cell office:value-type="float" office:value="815.89" table:style-name="ce3">
            <text:p>815,89</text:p>
          </table:table-cell>
          <table:table-cell office:value-type="float" office:value="809.07" table:style-name="ce3">
            <text:p>809,07</text:p>
          </table:table-cell>
          <table:table-cell office:value-type="float" office:value="1045030" table:style-name="ce1">
            <text:p>1045030</text:p>
          </table:table-cell>
          <table:table-cell office:value-type="float" office:value="575006" table:style-name="ce3">
            <text:p>575006</text:p>
          </table:table-cell>
          <table:table-cell office:value-type="float" office:value="74.09" table:style-name="ce1">
            <text:p>74,09</text:p>
          </table:table-cell>
          <table:table-cell office:value-type="float" office:value="40.46" table:style-name="ce1">
            <text:p>40,46</text:p>
          </table:table-cell>
          <table:table-cell office:value-type="float" office:value="172955" table:style-name="ce1">
            <text:p>172955</text:p>
          </table:table-cell>
          <table:table-cell office:value-type="float" office:value="16309" table:style-name="ce1">
            <text:p>16309</text:p>
          </table:table-cell>
          <table:table-cell office:value-type="float" office:value="53.58" table:style-name="ce1">
            <text:p>53,58</text:p>
          </table:table-cell>
          <table:table-cell office:value-type="float" office:value="19.23" table:style-name="ce1">
            <text:p>19,23</text:p>
          </table:table-cell>
          <table:table-cell office:value-type="float" office:value="1067011" table:style-name="ce3">
            <text:p>1067011</text:p>
          </table:table-cell>
          <table:table-cell office:value-type="float" office:value="4624" table:style-name="ce2">
            <text:p>4624</text:p>
          </table:table-cell>
          <table:table-cell office:value-type="float" office:value="16.45" table:style-name="ce2">
            <text:p>16,45</text:p>
          </table:table-cell>
          <table:table-cell office:value-type="float" office:value="9.7200000000000006" table:style-name="ce2">
            <text:p>9,72</text:p>
          </table:table-cell>
          <table:table-cell office:value-type="float" office:value="19569" table:style-name="ce2">
            <text:p>19569</text:p>
          </table:table-cell>
          <table:table-cell office:value-type="float" office:value="7408" table:style-name="ce1">
            <text:p>7408</text:p>
          </table:table-cell>
          <table:table-cell office:value-type="float" office:value="16.45" table:formula="of:=MIN([.$B188];[.$F188];[.$J188];[.$N188];[.$R188];[.$V188];[.$Z188];[.$AD188];[.$AH188];[.$AL188];[.$AP188];[.$AT188];[.$AX188];[.$BB188];[.$BF188])" table:style-name="ce1">
            <text:p>16,45</text:p>
          </table:table-cell>
          <table:table-cell office:value-type="float" office:value="9.7200000000000006" table:formula="of:=MIN([.$C188];[.$G188];[.$K188];[.$O188];[.$S188];[.$W188];[.$AA188];[.$AE188];[.$AI188];[.$AM188];[.$AQ188];[.$AU188];[.$AY188];[.$BC188];[.$BG188])" table:style-name="ce1">
            <text:p>9,72</text:p>
          </table:table-cell>
          <table:table-cell office:value-type="float" office:value="19569" table:formula="of:=MIN([.$D188];[.$H188];[.$L188];[.$P188];[.$T188];[.$X188];[.$AB188];[.$AF188];[.$AJ188];[.$AN188];[.$AR188];[.$AV188];[.$AZ188];[.$BD188];[.$BH188])" table:style-name="ce1">
            <text:p>19569</text:p>
          </table:table-cell>
          <table:table-cell office:value-type="float" office:value="4624" table:formula="of:=MIN([.$E188];[.$I188];[.$M188];[.$Q188];[.$U188];[.$Y188];[.$AC188];[.$AG188];[.$AK188];[.$AO188];[.$AS188];[.$AW188];[.$BA188];[.$BE188];[.$BI188])" table:style-name="ce1">
            <text:p>4624</text:p>
          </table:table-cell>
          <table:table-cell office:value-type="float" office:value="77.66" table:formula="of:=MEDIAN([.$B188];[.$F188];[.$J188];[.$N188];[.$R188];[.$V188];[.$Z188];[.$AD188];[.$AH188];[.$AL188];[.$AP188];[.$AT188];[.$AX188];[.$BB188];[.$BF188])" table:style-name="ce1">
            <text:p>77,66</text:p>
          </table:table-cell>
          <table:table-cell office:value-type="float" office:value="70.28" table:formula="of:=MEDIAN([.$C188];[.$G188];[.$K188];[.$O188];[.$S188];[.$W188];[.$AA188];[.$AE188];[.$AI188];[.$AM188];[.$AQ188];[.$AU188];[.$AY188];[.$BC188];[.$BG188])" table:style-name="ce1">
            <text:p>70,28</text:p>
          </table:table-cell>
          <table:table-cell office:value-type="float" office:value="269580" table:formula="of:=MEDIAN([.$D188];[.$H188];[.$L188];[.$P188];[.$T188];[.$X188];[.$AB188];[.$AF188];[.$AJ188];[.$AN188];[.$AR188];[.$AV188];[.$AZ188];[.$BD188];[.$BH188])" table:style-name="ce1">
            <text:p>269580</text:p>
          </table:table-cell>
          <table:table-cell office:value-type="float" office:value="42769" table:formula="of:=MEDIAN([.$E188];[.$I188];[.$M188];[.$Q188];[.$U188];[.$Y188];[.$AC188];[.$AG188];[.$AK188];[.$AO188];[.$AS188];[.$AW188];[.$BA188];[.$BE188];[.$BI188])" table:style-name="ce1">
            <text:p>42769</text:p>
          </table:table-cell>
          <table:table-cell office:value-type="float" office:value="815.89" table:formula="of:=MAX([.$B188];[.$F188];[.$J188];[.$N188];[.$R188];[.$V188];[.$Z188];[.$AD188];[.$AH188];[.$AL188];[.$AP188];[.$AT188];[.$AX188];[.$BB188];[.$BF188])" table:style-name="ce1">
            <text:p>815,89</text:p>
          </table:table-cell>
          <table:table-cell office:value-type="float" office:value="809.07" table:formula="of:=MAX([.$C188];[.$G188];[.$K188];[.$O188];[.$S188];[.$W188];[.$AA188];[.$AE188];[.$AI188];[.$AM188];[.$AQ188];[.$AU188];[.$AY188];[.$BC188];[.$BG188])" table:style-name="ce1">
            <text:p>809,07</text:p>
          </table:table-cell>
          <table:table-cell office:value-type="float" office:value="1067011" table:formula="of:=MAX([.$D188];[.$H188];[.$L188];[.$P188];[.$T188];[.$X188];[.$AB188];[.$AF188];[.$AJ188];[.$AN188];[.$AR188];[.$AV188];[.$AZ188];[.$BD188];[.$BH188])" table:style-name="ce1">
            <text:p>1067011</text:p>
          </table:table-cell>
          <table:table-cell office:value-type="float" office:value="575006" table:formula="of:=MAX([.$E188];[.$I188];[.$M188];[.$Q188];[.$U188];[.$Y188];[.$AC188];[.$AG188];[.$AK188];[.$AO188];[.$AS188];[.$AW188];[.$BA188];[.$BE188];[.$BI188])" table:style-name="ce1">
            <text:p>57500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15_w1.lp</text:p>
          </table:table-cell>
          <table:table-cell office:value-type="float" office:value="41.96" table:style-name="ce1">
            <text:p>41,96</text:p>
          </table:table-cell>
          <table:table-cell office:value-type="float" office:value="38.46" table:style-name="ce1">
            <text:p>38,46</text:p>
          </table:table-cell>
          <table:table-cell office:value-type="float" office:value="300433" table:style-name="ce1">
            <text:p>300433</text:p>
          </table:table-cell>
          <table:table-cell office:value-type="float" office:value="66321" table:style-name="ce1">
            <text:p>66321</text:p>
          </table:table-cell>
          <table:table-cell office:value-type="float" office:value="27.68" table:style-name="ce1">
            <text:p>27,68</text:p>
          </table:table-cell>
          <table:table-cell office:value-type="float" office:value="24.15" table:style-name="ce1">
            <text:p>24,15</text:p>
          </table:table-cell>
          <table:table-cell office:value-type="float" office:value="110775" table:style-name="ce1">
            <text:p>110775</text:p>
          </table:table-cell>
          <table:table-cell office:value-type="float" office:value="43958" table:style-name="ce1">
            <text:p>43958</text:p>
          </table:table-cell>
          <table:table-cell office:value-type="float" office:value="6.65" table:style-name="ce2">
            <text:p>6,65</text:p>
          </table:table-cell>
          <table:table-cell office:value-type="float" office:value="3.68" table:style-name="ce2">
            <text:p>3,68</text:p>
          </table:table-cell>
          <table:table-cell office:value-type="float" office:value="33330" table:style-name="ce1">
            <text:p>33330</text:p>
          </table:table-cell>
          <table:table-cell office:value-type="float" office:value="8895" table:style-name="ce2">
            <text:p>8895</text:p>
          </table:table-cell>
          <table:table-cell office:value-type="float" office:value="15.14" table:style-name="ce1">
            <text:p>15,14</text:p>
          </table:table-cell>
          <table:table-cell office:value-type="float" office:value="11.64" table:style-name="ce1">
            <text:p>11,64</text:p>
          </table:table-cell>
          <table:table-cell office:value-type="float" office:value="27146" table:style-name="ce2">
            <text:p>27146</text:p>
          </table:table-cell>
          <table:table-cell office:value-type="float" office:value="19781" table:style-name="ce1">
            <text:p>19781</text:p>
          </table:table-cell>
          <table:table-cell office:value-type="float" office:value="61.58" table:style-name="ce1">
            <text:p>61,58</text:p>
          </table:table-cell>
          <table:table-cell office:value-type="float" office:value="58.19" table:style-name="ce1">
            <text:p>58,19</text:p>
          </table:table-cell>
          <table:table-cell office:value-type="float" office:value="180657" table:style-name="ce1">
            <text:p>180657</text:p>
          </table:table-cell>
          <table:table-cell office:value-type="float" office:value="89421" table:style-name="ce1">
            <text:p>89421</text:p>
          </table:table-cell>
          <table:table-cell office:value-type="float" office:value="16.63" table:style-name="ce1">
            <text:p>16,63</text:p>
          </table:table-cell>
          <table:table-cell office:value-type="float" office:value="13.07" table:style-name="ce1">
            <text:p>13,07</text:p>
          </table:table-cell>
          <table:table-cell office:value-type="float" office:value="28672" table:style-name="ce1">
            <text:p>28672</text:p>
          </table:table-cell>
          <table:table-cell office:value-type="float" office:value="21583" table:style-name="ce1">
            <text:p>21583</text:p>
          </table:table-cell>
          <table:table-cell office:value-type="float" office:value="18.84" table:style-name="ce1">
            <text:p>18,84</text:p>
          </table:table-cell>
          <table:table-cell office:value-type="float" office:value="15.07" table:style-name="ce1">
            <text:p>15,07</text:p>
          </table:table-cell>
          <table:table-cell office:value-type="float" office:value="30892" table:style-name="ce1">
            <text:p>30892</text:p>
          </table:table-cell>
          <table:table-cell office:value-type="float" office:value="23585" table:style-name="ce1">
            <text:p>23585</text:p>
          </table:table-cell>
          <table:table-cell office:value-type="float" office:value="35.090000000000003" table:style-name="ce1">
            <text:p>35,09</text:p>
          </table:table-cell>
          <table:table-cell office:value-type="float" office:value="31.56" table:style-name="ce1">
            <text:p>31,56</text:p>
          </table:table-cell>
          <table:table-cell office:value-type="float" office:value="59086" table:style-name="ce1">
            <text:p>59086</text:p>
          </table:table-cell>
          <table:table-cell office:value-type="float" office:value="47062" table:style-name="ce1">
            <text:p>47062</text:p>
          </table:table-cell>
          <table:table-cell office:value-type="float" office:value="24.82" table:style-name="ce1">
            <text:p>24,82</text:p>
          </table:table-cell>
          <table:table-cell office:value-type="float" office:value="20.99" table:style-name="ce1">
            <text:p>20,99</text:p>
          </table:table-cell>
          <table:table-cell office:value-type="float" office:value="89024" table:style-name="ce1">
            <text:p>89024</text:p>
          </table:table-cell>
          <table:table-cell office:value-type="float" office:value="33249" table:style-name="ce1">
            <text:p>33249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45644" table:style-name="ce1">
            <text:p>45644</text:p>
          </table:table-cell>
          <table:table-cell office:value-type="float" office:value="31567" table:style-name="ce1">
            <text:p>31567</text:p>
          </table:table-cell>
          <table:table-cell office:value-type="float" office:value="54.26" table:style-name="ce1">
            <text:p>54,26</text:p>
          </table:table-cell>
          <table:table-cell office:value-type="float" office:value="50.91" table:style-name="ce1">
            <text:p>50,91</text:p>
          </table:table-cell>
          <table:table-cell office:value-type="float" office:value="132080" table:style-name="ce1">
            <text:p>132080</text:p>
          </table:table-cell>
          <table:table-cell office:value-type="float" office:value="79739" table:style-name="ce1">
            <text:p>79739</text:p>
          </table:table-cell>
          <table:table-cell office:value-type="float" office:value="260.31" table:style-name="ce1">
            <text:p>260,31</text:p>
          </table:table-cell>
          <table:table-cell office:value-type="float" office:value="256.68" table:style-name="ce1">
            <text:p>256,68</text:p>
          </table:table-cell>
          <table:table-cell office:value-type="float" office:value="534514" table:style-name="ce1">
            <text:p>534514</text:p>
          </table:table-cell>
          <table:table-cell office:value-type="float" office:value="401806" table:style-name="ce3">
            <text:p>401806</text:p>
          </table:table-cell>
          <table:table-cell office:value-type="float" office:value="70.47" table:style-name="ce1">
            <text:p>70,47</text:p>
          </table:table-cell>
          <table:table-cell office:value-type="float" office:value="55.02" table:style-name="ce1">
            <text:p>55,02</text:p>
          </table:table-cell>
          <table:table-cell office:value-type="float" office:value="169289" table:style-name="ce1">
            <text:p>169289</text:p>
          </table:table-cell>
          <table:table-cell office:value-type="float" office:value="55467" table:style-name="ce1">
            <text:p>55467</text:p>
          </table:table-cell>
          <table:table-cell office:value-type="float" office:value="297.82" table:style-name="ce3">
            <text:p>297,82</text:p>
          </table:table-cell>
          <table:table-cell office:value-type="float" office:value="277.2" table:style-name="ce3">
            <text:p>277,2</text:p>
          </table:table-cell>
          <table:table-cell office:value-type="float" office:value="18676063" table:style-name="ce3">
            <text:p>18676063</text:p>
          </table:table-cell>
          <table:table-cell office:value-type="float" office:value="133274" table:style-name="ce1">
            <text:p>133274</text:p>
          </table:table-cell>
          <table:table-cell office:value-type="float" office:value="57.11" table:style-name="ce1">
            <text:p>57,11</text:p>
          </table:table-cell>
          <table:table-cell office:value-type="float" office:value="53.79" table:style-name="ce1">
            <text:p>53,79</text:p>
          </table:table-cell>
          <table:table-cell office:value-type="float" office:value="223279" table:style-name="ce1">
            <text:p>223279</text:p>
          </table:table-cell>
          <table:table-cell office:value-type="float" office:value="85014" table:style-name="ce1">
            <text:p>85014</text:p>
          </table:table-cell>
          <table:table-cell office:value-type="float" office:value="6.65" table:formula="of:=MIN([.$B189];[.$F189];[.$J189];[.$N189];[.$R189];[.$V189];[.$Z189];[.$AD189];[.$AH189];[.$AL189];[.$AP189];[.$AT189];[.$AX189];[.$BB189];[.$BF189])" table:style-name="ce1">
            <text:p>6,65</text:p>
          </table:table-cell>
          <table:table-cell office:value-type="float" office:value="3.68" table:formula="of:=MIN([.$C189];[.$G189];[.$K189];[.$O189];[.$S189];[.$W189];[.$AA189];[.$AE189];[.$AI189];[.$AM189];[.$AQ189];[.$AU189];[.$AY189];[.$BC189];[.$BG189])" table:style-name="ce1">
            <text:p>3,68</text:p>
          </table:table-cell>
          <table:table-cell office:value-type="float" office:value="27146" table:formula="of:=MIN([.$D189];[.$H189];[.$L189];[.$P189];[.$T189];[.$X189];[.$AB189];[.$AF189];[.$AJ189];[.$AN189];[.$AR189];[.$AV189];[.$AZ189];[.$BD189];[.$BH189])" table:style-name="ce1">
            <text:p>27146</text:p>
          </table:table-cell>
          <table:table-cell office:value-type="float" office:value="8895" table:formula="of:=MIN([.$E189];[.$I189];[.$M189];[.$Q189];[.$U189];[.$Y189];[.$AC189];[.$AG189];[.$AK189];[.$AO189];[.$AS189];[.$AW189];[.$BA189];[.$BE189];[.$BI189])" table:style-name="ce1">
            <text:p>8895</text:p>
          </table:table-cell>
          <table:table-cell office:value-type="float" office:value="35.090000000000003" table:formula="of:=MEDIAN([.$B189];[.$F189];[.$J189];[.$N189];[.$R189];[.$V189];[.$Z189];[.$AD189];[.$AH189];[.$AL189];[.$AP189];[.$AT189];[.$AX189];[.$BB189];[.$BF189])" table:style-name="ce1">
            <text:p>35,09</text:p>
          </table:table-cell>
          <table:table-cell office:value-type="float" office:value="31.56" table:formula="of:=MEDIAN([.$C189];[.$G189];[.$K189];[.$O189];[.$S189];[.$W189];[.$AA189];[.$AE189];[.$AI189];[.$AM189];[.$AQ189];[.$AU189];[.$AY189];[.$BC189];[.$BG189])" table:style-name="ce1">
            <text:p>31,56</text:p>
          </table:table-cell>
          <table:table-cell office:value-type="float" office:value="110775" table:formula="of:=MEDIAN([.$D189];[.$H189];[.$L189];[.$P189];[.$T189];[.$X189];[.$AB189];[.$AF189];[.$AJ189];[.$AN189];[.$AR189];[.$AV189];[.$AZ189];[.$BD189];[.$BH189])" table:style-name="ce1">
            <text:p>110775</text:p>
          </table:table-cell>
          <table:table-cell office:value-type="float" office:value="47062" table:formula="of:=MEDIAN([.$E189];[.$I189];[.$M189];[.$Q189];[.$U189];[.$Y189];[.$AC189];[.$AG189];[.$AK189];[.$AO189];[.$AS189];[.$AW189];[.$BA189];[.$BE189];[.$BI189])" table:style-name="ce1">
            <text:p>47062</text:p>
          </table:table-cell>
          <table:table-cell office:value-type="float" office:value="297.82" table:formula="of:=MAX([.$B189];[.$F189];[.$J189];[.$N189];[.$R189];[.$V189];[.$Z189];[.$AD189];[.$AH189];[.$AL189];[.$AP189];[.$AT189];[.$AX189];[.$BB189];[.$BF189])" table:style-name="ce1">
            <text:p>297,82</text:p>
          </table:table-cell>
          <table:table-cell office:value-type="float" office:value="277.2" table:formula="of:=MAX([.$C189];[.$G189];[.$K189];[.$O189];[.$S189];[.$W189];[.$AA189];[.$AE189];[.$AI189];[.$AM189];[.$AQ189];[.$AU189];[.$AY189];[.$BC189];[.$BG189])" table:style-name="ce1">
            <text:p>277,2</text:p>
          </table:table-cell>
          <table:table-cell office:value-type="float" office:value="18676063" table:formula="of:=MAX([.$D189];[.$H189];[.$L189];[.$P189];[.$T189];[.$X189];[.$AB189];[.$AF189];[.$AJ189];[.$AN189];[.$AR189];[.$AV189];[.$AZ189];[.$BD189];[.$BH189])" table:style-name="ce1">
            <text:p>18676063</text:p>
          </table:table-cell>
          <table:table-cell office:value-type="float" office:value="401806" table:formula="of:=MAX([.$E189];[.$I189];[.$M189];[.$Q189];[.$U189];[.$Y189];[.$AC189];[.$AG189];[.$AK189];[.$AO189];[.$AS189];[.$AW189];[.$BA189];[.$BE189];[.$BI189])" table:style-name="ce1">
            <text:p>40180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20_w1.lp</text:p>
          </table:table-cell>
          <table:table-cell office:value-type="float" office:value="60.93" table:style-name="ce1">
            <text:p>60,93</text:p>
          </table:table-cell>
          <table:table-cell office:value-type="float" office:value="55.41" table:style-name="ce1">
            <text:p>55,41</text:p>
          </table:table-cell>
          <table:table-cell office:value-type="float" office:value="437672" table:style-name="ce1">
            <text:p>437672</text:p>
          </table:table-cell>
          <table:table-cell office:value-type="float" office:value="64448" table:style-name="ce1">
            <text:p>64448</text:p>
          </table:table-cell>
          <table:table-cell office:value-type="float" office:value="54.44" table:style-name="ce1">
            <text:p>54,44</text:p>
          </table:table-cell>
          <table:table-cell office:value-type="float" office:value="48.76" table:style-name="ce1">
            <text:p>48,76</text:p>
          </table:table-cell>
          <table:table-cell office:value-type="float" office:value="74186" table:style-name="ce1">
            <text:p>74186</text:p>
          </table:table-cell>
          <table:table-cell office:value-type="float" office:value="47486" table:style-name="ce1">
            <text:p>47486</text:p>
          </table:table-cell>
          <table:table-cell office:value-type="float" office:value="23.56" table:style-name="ce1">
            <text:p>23,56</text:p>
          </table:table-cell>
          <table:table-cell office:value-type="float" office:value="17.8" table:style-name="ce1">
            <text:p>17,8</text:p>
          </table:table-cell>
          <table:table-cell office:value-type="float" office:value="58192" table:style-name="ce2">
            <text:p>58192</text:p>
          </table:table-cell>
          <table:table-cell office:value-type="float" office:value="18031" table:style-name="ce2">
            <text:p>18031</text:p>
          </table:table-cell>
          <table:table-cell office:value-type="float" office:value="49.58" table:style-name="ce1">
            <text:p>49,58</text:p>
          </table:table-cell>
          <table:table-cell office:value-type="float" office:value="44.06" table:style-name="ce1">
            <text:p>44,06</text:p>
          </table:table-cell>
          <table:table-cell office:value-type="float" office:value="66763" table:style-name="ce1">
            <text:p>66763</text:p>
          </table:table-cell>
          <table:table-cell office:value-type="float" office:value="42860" table:style-name="ce1">
            <text:p>42860</text:p>
          </table:table-cell>
          <table:table-cell office:value-type="float" office:value="19.53" table:style-name="ce2">
            <text:p>19,53</text:p>
          </table:table-cell>
          <table:table-cell office:value-type="float" office:value="14.31" table:style-name="ce2">
            <text:p>14,31</text:p>
          </table:table-cell>
          <table:table-cell office:value-type="float" office:value="150851" table:style-name="ce1">
            <text:p>150851</text:p>
          </table:table-cell>
          <table:table-cell office:value-type="float" office:value="18722" table:style-name="ce1">
            <text:p>18722</text:p>
          </table:table-cell>
          <table:table-cell office:value-type="float" office:value="212.94" table:style-name="ce1">
            <text:p>212,94</text:p>
          </table:table-cell>
          <table:table-cell office:value-type="float" office:value="207.44" table:style-name="ce1">
            <text:p>207,44</text:p>
          </table:table-cell>
          <table:table-cell office:value-type="float" office:value="1175960" table:style-name="ce1">
            <text:p>1175960</text:p>
          </table:table-cell>
          <table:table-cell office:value-type="float" office:value="192630" table:style-name="ce1">
            <text:p>192630</text:p>
          </table:table-cell>
          <table:table-cell office:value-type="float" office:value="51.41" table:style-name="ce1">
            <text:p>51,41</text:p>
          </table:table-cell>
          <table:table-cell office:value-type="float" office:value="45.94" table:style-name="ce1">
            <text:p>45,94</text:p>
          </table:table-cell>
          <table:table-cell office:value-type="float" office:value="71864" table:style-name="ce1">
            <text:p>71864</text:p>
          </table:table-cell>
          <table:table-cell office:value-type="float" office:value="47868" table:style-name="ce1">
            <text:p>47868</text:p>
          </table:table-cell>
          <table:table-cell office:value-type="float" office:value="48.32" table:style-name="ce1">
            <text:p>48,32</text:p>
          </table:table-cell>
          <table:table-cell office:value-type="float" office:value="42.67" table:style-name="ce1">
            <text:p>42,67</text:p>
          </table:table-cell>
          <table:table-cell office:value-type="float" office:value="58893" table:style-name="ce1">
            <text:p>58893</text:p>
          </table:table-cell>
          <table:table-cell office:value-type="float" office:value="38268" table:style-name="ce1">
            <text:p>38268</text:p>
          </table:table-cell>
          <table:table-cell office:value-type="float" office:value="142.38999999999999" table:style-name="ce1">
            <text:p>142,39</text:p>
          </table:table-cell>
          <table:table-cell office:value-type="float" office:value="137.16" table:style-name="ce1">
            <text:p>137,16</text:p>
          </table:table-cell>
          <table:table-cell office:value-type="float" office:value="314939" table:style-name="ce1">
            <text:p>314939</text:p>
          </table:table-cell>
          <table:table-cell office:value-type="float" office:value="129215" table:style-name="ce1">
            <text:p>129215</text:p>
          </table:table-cell>
          <table:table-cell office:value-type="float" office:value="187.89" table:style-name="ce1">
            <text:p>187,89</text:p>
          </table:table-cell>
          <table:table-cell office:value-type="float" office:value="182.99" table:style-name="ce1">
            <text:p>182,99</text:p>
          </table:table-cell>
          <table:table-cell office:value-type="float" office:value="318388" table:style-name="ce1">
            <text:p>318388</text:p>
          </table:table-cell>
          <table:table-cell office:value-type="float" office:value="175158" table:style-name="ce1">
            <text:p>175158</text:p>
          </table:table-cell>
          <table:table-cell office:value-type="float" office:value="39.26" table:style-name="ce1">
            <text:p>39,26</text:p>
          </table:table-cell>
          <table:table-cell office:value-type="float" office:value="34" table:style-name="ce1">
            <text:p>34</text:p>
          </table:table-cell>
          <table:table-cell office:value-type="float" office:value="78613" table:style-name="ce1">
            <text:p>78613</text:p>
          </table:table-cell>
          <table:table-cell office:value-type="float" office:value="37788" table:style-name="ce1">
            <text:p>37788</text:p>
          </table:table-cell>
          <table:table-cell office:value-type="float" office:value="828.66" table:style-name="ce1">
            <text:p>828,66</text:p>
          </table:table-cell>
          <table:table-cell office:value-type="float" office:value="823.17" table:style-name="ce1">
            <text:p>823,17</text:p>
          </table:table-cell>
          <table:table-cell office:value-type="float" office:value="4709984" table:style-name="ce1">
            <text:p>4709984</text:p>
          </table:table-cell>
          <table:table-cell office:value-type="float" office:value="701959" table:style-name="ce3">
            <text:p>701959</text:p>
          </table:table-cell>
          <table:table-cell office:value-type="float" office:value="149.87" table:style-name="ce1">
            <text:p>149,87</text:p>
          </table:table-cell>
          <table:table-cell office:value-type="float" office:value="124.4" table:style-name="ce1">
            <text:p>124,4</text:p>
          </table:table-cell>
          <table:table-cell office:value-type="float" office:value="263530" table:style-name="ce1">
            <text:p>263530</text:p>
          </table:table-cell>
          <table:table-cell office:value-type="float" office:value="75026" table:style-name="ce1">
            <text:p>75026</text:p>
          </table:table-cell>
          <table:table-cell office:value-type="float" office:value="1308.02" table:style-name="ce3">
            <text:p>1308,02</text:p>
          </table:table-cell>
          <table:table-cell office:value-type="float" office:value="1274.77" table:style-name="ce3">
            <text:p>1274,77</text:p>
          </table:table-cell>
          <table:table-cell office:value-type="float" office:value="88562418" table:style-name="ce3">
            <text:p>88562418</text:p>
          </table:table-cell>
          <table:table-cell office:value-type="float" office:value="402098" table:style-name="ce1">
            <text:p>402098</text:p>
          </table:table-cell>
          <table:table-cell office:value-type="float" office:value="194.24" table:style-name="ce1">
            <text:p>194,24</text:p>
          </table:table-cell>
          <table:table-cell office:value-type="float" office:value="188.99" table:style-name="ce1">
            <text:p>188,99</text:p>
          </table:table-cell>
          <table:table-cell office:value-type="float" office:value="372737" table:style-name="ce1">
            <text:p>372737</text:p>
          </table:table-cell>
          <table:table-cell office:value-type="float" office:value="181073" table:style-name="ce1">
            <text:p>181073</text:p>
          </table:table-cell>
          <table:table-cell office:value-type="float" office:value="19.53" table:formula="of:=MIN([.$B190];[.$F190];[.$J190];[.$N190];[.$R190];[.$V190];[.$Z190];[.$AD190];[.$AH190];[.$AL190];[.$AP190];[.$AT190];[.$AX190];[.$BB190];[.$BF190])" table:style-name="ce1">
            <text:p>19,53</text:p>
          </table:table-cell>
          <table:table-cell office:value-type="float" office:value="14.31" table:formula="of:=MIN([.$C190];[.$G190];[.$K190];[.$O190];[.$S190];[.$W190];[.$AA190];[.$AE190];[.$AI190];[.$AM190];[.$AQ190];[.$AU190];[.$AY190];[.$BC190];[.$BG190])" table:style-name="ce1">
            <text:p>14,31</text:p>
          </table:table-cell>
          <table:table-cell office:value-type="float" office:value="58192" table:formula="of:=MIN([.$D190];[.$H190];[.$L190];[.$P190];[.$T190];[.$X190];[.$AB190];[.$AF190];[.$AJ190];[.$AN190];[.$AR190];[.$AV190];[.$AZ190];[.$BD190];[.$BH190])" table:style-name="ce1">
            <text:p>58192</text:p>
          </table:table-cell>
          <table:table-cell office:value-type="float" office:value="18031" table:formula="of:=MIN([.$E190];[.$I190];[.$M190];[.$Q190];[.$U190];[.$Y190];[.$AC190];[.$AG190];[.$AK190];[.$AO190];[.$AS190];[.$AW190];[.$BA190];[.$BE190];[.$BI190])" table:style-name="ce1">
            <text:p>18031</text:p>
          </table:table-cell>
          <table:table-cell office:value-type="float" office:value="60.93" table:formula="of:=MEDIAN([.$B190];[.$F190];[.$J190];[.$N190];[.$R190];[.$V190];[.$Z190];[.$AD190];[.$AH190];[.$AL190];[.$AP190];[.$AT190];[.$AX190];[.$BB190];[.$BF190])" table:style-name="ce1">
            <text:p>60,93</text:p>
          </table:table-cell>
          <table:table-cell office:value-type="float" office:value="55.41" table:formula="of:=MEDIAN([.$C190];[.$G190];[.$K190];[.$O190];[.$S190];[.$W190];[.$AA190];[.$AE190];[.$AI190];[.$AM190];[.$AQ190];[.$AU190];[.$AY190];[.$BC190];[.$BG190])" table:style-name="ce1">
            <text:p>55,41</text:p>
          </table:table-cell>
          <table:table-cell office:value-type="float" office:value="263530" table:formula="of:=MEDIAN([.$D190];[.$H190];[.$L190];[.$P190];[.$T190];[.$X190];[.$AB190];[.$AF190];[.$AJ190];[.$AN190];[.$AR190];[.$AV190];[.$AZ190];[.$BD190];[.$BH190])" table:style-name="ce1">
            <text:p>263530</text:p>
          </table:table-cell>
          <table:table-cell office:value-type="float" office:value="64448" table:formula="of:=MEDIAN([.$E190];[.$I190];[.$M190];[.$Q190];[.$U190];[.$Y190];[.$AC190];[.$AG190];[.$AK190];[.$AO190];[.$AS190];[.$AW190];[.$BA190];[.$BE190];[.$BI190])" table:style-name="ce1">
            <text:p>64448</text:p>
          </table:table-cell>
          <table:table-cell office:value-type="float" office:value="1308.02" table:formula="of:=MAX([.$B190];[.$F190];[.$J190];[.$N190];[.$R190];[.$V190];[.$Z190];[.$AD190];[.$AH190];[.$AL190];[.$AP190];[.$AT190];[.$AX190];[.$BB190];[.$BF190])" table:style-name="ce1">
            <text:p>1308,02</text:p>
          </table:table-cell>
          <table:table-cell office:value-type="float" office:value="1274.77" table:formula="of:=MAX([.$C190];[.$G190];[.$K190];[.$O190];[.$S190];[.$W190];[.$AA190];[.$AE190];[.$AI190];[.$AM190];[.$AQ190];[.$AU190];[.$AY190];[.$BC190];[.$BG190])" table:style-name="ce1">
            <text:p>1274,77</text:p>
          </table:table-cell>
          <table:table-cell office:value-type="float" office:value="88562418" table:formula="of:=MAX([.$D190];[.$H190];[.$L190];[.$P190];[.$T190];[.$X190];[.$AB190];[.$AF190];[.$AJ190];[.$AN190];[.$AR190];[.$AV190];[.$AZ190];[.$BD190];[.$BH190])" table:style-name="ce1">
            <text:p>88562418</text:p>
          </table:table-cell>
          <table:table-cell office:value-type="float" office:value="701959" table:formula="of:=MAX([.$E190];[.$I190];[.$M190];[.$Q190];[.$U190];[.$Y190];[.$AC190];[.$AG190];[.$AK190];[.$AO190];[.$AS190];[.$AW190];[.$BA190];[.$BE190];[.$BI190])" table:style-name="ce1">
            <text:p>70195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20_w2.lp</text:p>
          </table:table-cell>
          <table:table-cell office:value-type="float" office:value="12.69" table:style-name="ce1">
            <text:p>12,69</text:p>
          </table:table-cell>
          <table:table-cell office:value-type="float" office:value="7.7" table:style-name="ce1">
            <text:p>7,7</text:p>
          </table:table-cell>
          <table:table-cell office:value-type="float" office:value="100286" table:style-name="ce1">
            <text:p>100286</text:p>
          </table:table-cell>
          <table:table-cell office:value-type="float" office:value="15406" table:style-name="ce1">
            <text:p>15406</text:p>
          </table:table-cell>
          <table:table-cell office:value-type="float" office:value="11.77" table:style-name="ce2">
            <text:p>11,77</text:p>
          </table:table-cell>
          <table:table-cell office:value-type="float" office:value="6.98" table:style-name="ce2">
            <text:p>6,98</text:p>
          </table:table-cell>
          <table:table-cell office:value-type="float" office:value="91738" table:style-name="ce1">
            <text:p>91738</text:p>
          </table:table-cell>
          <table:table-cell office:value-type="float" office:value="13050" table:style-name="ce2">
            <text:p>13050</text:p>
          </table:table-cell>
          <table:table-cell office:value-type="float" office:value="38.78" table:style-name="ce1">
            <text:p>38,78</text:p>
          </table:table-cell>
          <table:table-cell office:value-type="float" office:value="33.65" table:style-name="ce1">
            <text:p>33,65</text:p>
          </table:table-cell>
          <table:table-cell office:value-type="float" office:value="161831" table:style-name="ce1">
            <text:p>161831</text:p>
          </table:table-cell>
          <table:table-cell office:value-type="float" office:value="46538" table:style-name="ce1">
            <text:p>46538</text:p>
          </table:table-cell>
          <table:table-cell office:value-type="float" office:value="24.56" table:style-name="ce1">
            <text:p>24,56</text:p>
          </table:table-cell>
          <table:table-cell office:value-type="float" office:value="19.63" table:style-name="ce1">
            <text:p>19,63</text:p>
          </table:table-cell>
          <table:table-cell office:value-type="float" office:value="42055" table:style-name="ce2">
            <text:p>42055</text:p>
          </table:table-cell>
          <table:table-cell office:value-type="float" office:value="31466" table:style-name="ce1">
            <text:p>31466</text:p>
          </table:table-cell>
          <table:table-cell office:value-type="float" office:value="130.93" table:style-name="ce1">
            <text:p>130,93</text:p>
          </table:table-cell>
          <table:table-cell office:value-type="float" office:value="126.07" table:style-name="ce1">
            <text:p>126,07</text:p>
          </table:table-cell>
          <table:table-cell office:value-type="float" office:value="423151" table:style-name="ce1">
            <text:p>423151</text:p>
          </table:table-cell>
          <table:table-cell office:value-type="float" office:value="171595" table:style-name="ce1">
            <text:p>171595</text:p>
          </table:table-cell>
          <table:table-cell office:value-type="float" office:value="99.31" table:style-name="ce1">
            <text:p>99,31</text:p>
          </table:table-cell>
          <table:table-cell office:value-type="float" office:value="94.35" table:style-name="ce1">
            <text:p>94,35</text:p>
          </table:table-cell>
          <table:table-cell office:value-type="float" office:value="161373" table:style-name="ce1">
            <text:p>161373</text:p>
          </table:table-cell>
          <table:table-cell office:value-type="float" office:value="129357" table:style-name="ce1">
            <text:p>129357</text:p>
          </table:table-cell>
          <table:table-cell office:value-type="float" office:value="52.66" table:style-name="ce1">
            <text:p>52,66</text:p>
          </table:table-cell>
          <table:table-cell office:value-type="float" office:value="47.56" table:style-name="ce1">
            <text:p>47,56</text:p>
          </table:table-cell>
          <table:table-cell office:value-type="float" office:value="101847" table:style-name="ce1">
            <text:p>101847</text:p>
          </table:table-cell>
          <table:table-cell office:value-type="float" office:value="78876" table:style-name="ce1">
            <text:p>78876</text:p>
          </table:table-cell>
          <table:table-cell office:value-type="float" office:value="28.12" table:style-name="ce1">
            <text:p>28,12</text:p>
          </table:table-cell>
          <table:table-cell office:value-type="float" office:value="23.27" table:style-name="ce1">
            <text:p>23,27</text:p>
          </table:table-cell>
          <table:table-cell office:value-type="float" office:value="46186" table:style-name="ce1">
            <text:p>46186</text:p>
          </table:table-cell>
          <table:table-cell office:value-type="float" office:value="35502" table:style-name="ce1">
            <text:p>35502</text:p>
          </table:table-cell>
          <table:table-cell office:value-type="float" office:value="71.290000000000006" table:style-name="ce1">
            <text:p>71,29</text:p>
          </table:table-cell>
          <table:table-cell office:value-type="float" office:value="66.19" table:style-name="ce1">
            <text:p>66,19</text:p>
          </table:table-cell>
          <table:table-cell office:value-type="float" office:value="313731" table:style-name="ce1">
            <text:p>313731</text:p>
          </table:table-cell>
          <table:table-cell office:value-type="float" office:value="96889" table:style-name="ce1">
            <text:p>96889</text:p>
          </table:table-cell>
          <table:table-cell office:value-type="float" office:value="44.59" table:style-name="ce1">
            <text:p>44,59</text:p>
          </table:table-cell>
          <table:table-cell office:value-type="float" office:value="40.11" table:style-name="ce1">
            <text:p>40,11</text:p>
          </table:table-cell>
          <table:table-cell office:value-type="float" office:value="188519" table:style-name="ce1">
            <text:p>188519</text:p>
          </table:table-cell>
          <table:table-cell office:value-type="float" office:value="75700" table:style-name="ce1">
            <text:p>75700</text:p>
          </table:table-cell>
          <table:table-cell office:value-type="float" office:value="81.17" table:style-name="ce1">
            <text:p>81,17</text:p>
          </table:table-cell>
          <table:table-cell office:value-type="float" office:value="76.56" table:style-name="ce1">
            <text:p>76,56</text:p>
          </table:table-cell>
          <table:table-cell office:value-type="float" office:value="247079" table:style-name="ce1">
            <text:p>247079</text:p>
          </table:table-cell>
          <table:table-cell office:value-type="float" office:value="113310" table:style-name="ce1">
            <text:p>113310</text:p>
          </table:table-cell>
          <table:table-cell office:value-type="float" office:value="3274.82" table:style-name="ce3">
            <text:p>3274,82</text:p>
          </table:table-cell>
          <table:table-cell office:value-type="float" office:value="3269.79" table:style-name="ce3">
            <text:p>3269,79</text:p>
          </table:table-cell>
          <table:table-cell office:value-type="float" office:value="11620333" table:style-name="ce1">
            <text:p>11620333</text:p>
          </table:table-cell>
          <table:table-cell office:value-type="float" office:value="3858870" table:style-name="ce3">
            <text:p>3858870</text:p>
          </table:table-cell>
          <table:table-cell office:value-type="float" office:value="43.71" table:style-name="ce1">
            <text:p>43,71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190363" table:style-name="ce1">
            <text:p>190363</text:p>
          </table:table-cell>
          <table:table-cell office:value-type="float" office:value="22150" table:style-name="ce1">
            <text:p>22150</text:p>
          </table:table-cell>
          <table:table-cell office:value-type="float" office:value="1077.2" table:style-name="ce1">
            <text:p>1077,2</text:p>
          </table:table-cell>
          <table:table-cell office:value-type="float" office:value="1052.69" table:style-name="ce1">
            <text:p>1052,69</text:p>
          </table:table-cell>
          <table:table-cell office:value-type="float" office:value="124357494" table:style-name="ce3">
            <text:p>124357494</text:p>
          </table:table-cell>
          <table:table-cell office:value-type="float" office:value="288151" table:style-name="ce1">
            <text:p>288151</text:p>
          </table:table-cell>
          <table:table-cell office:value-type="float" office:value="23.73" table:style-name="ce1">
            <text:p>23,73</text:p>
          </table:table-cell>
          <table:table-cell office:value-type="float" office:value="19.96" table:style-name="ce1">
            <text:p>19,96</text:p>
          </table:table-cell>
          <table:table-cell office:value-type="float" office:value="100720" table:style-name="ce1">
            <text:p>100720</text:p>
          </table:table-cell>
          <table:table-cell office:value-type="float" office:value="41247" table:style-name="ce1">
            <text:p>41247</text:p>
          </table:table-cell>
          <table:table-cell office:value-type="float" office:value="11.77" table:formula="of:=MIN([.$B191];[.$F191];[.$J191];[.$N191];[.$R191];[.$V191];[.$Z191];[.$AD191];[.$AH191];[.$AL191];[.$AP191];[.$AT191];[.$AX191];[.$BB191];[.$BF191])" table:style-name="ce1">
            <text:p>11,77</text:p>
          </table:table-cell>
          <table:table-cell office:value-type="float" office:value="6.98" table:formula="of:=MIN([.$C191];[.$G191];[.$K191];[.$O191];[.$S191];[.$W191];[.$AA191];[.$AE191];[.$AI191];[.$AM191];[.$AQ191];[.$AU191];[.$AY191];[.$BC191];[.$BG191])" table:style-name="ce1">
            <text:p>6,98</text:p>
          </table:table-cell>
          <table:table-cell office:value-type="float" office:value="42055" table:formula="of:=MIN([.$D191];[.$H191];[.$L191];[.$P191];[.$T191];[.$X191];[.$AB191];[.$AF191];[.$AJ191];[.$AN191];[.$AR191];[.$AV191];[.$AZ191];[.$BD191];[.$BH191])" table:style-name="ce1">
            <text:p>42055</text:p>
          </table:table-cell>
          <table:table-cell office:value-type="float" office:value="13050" table:formula="of:=MIN([.$E191];[.$I191];[.$M191];[.$Q191];[.$U191];[.$Y191];[.$AC191];[.$AG191];[.$AK191];[.$AO191];[.$AS191];[.$AW191];[.$BA191];[.$BE191];[.$BI191])" table:style-name="ce1">
            <text:p>13050</text:p>
          </table:table-cell>
          <table:table-cell office:value-type="float" office:value="44.59" table:formula="of:=MEDIAN([.$B191];[.$F191];[.$J191];[.$N191];[.$R191];[.$V191];[.$Z191];[.$AD191];[.$AH191];[.$AL191];[.$AP191];[.$AT191];[.$AX191];[.$BB191];[.$BF191])" table:style-name="ce1">
            <text:p>44,59</text:p>
          </table:table-cell>
          <table:table-cell office:value-type="float" office:value="40.11" table:formula="of:=MEDIAN([.$C191];[.$G191];[.$K191];[.$O191];[.$S191];[.$W191];[.$AA191];[.$AE191];[.$AI191];[.$AM191];[.$AQ191];[.$AU191];[.$AY191];[.$BC191];[.$BG191])" table:style-name="ce1">
            <text:p>40,11</text:p>
          </table:table-cell>
          <table:table-cell office:value-type="float" office:value="161831" table:formula="of:=MEDIAN([.$D191];[.$H191];[.$L191];[.$P191];[.$T191];[.$X191];[.$AB191];[.$AF191];[.$AJ191];[.$AN191];[.$AR191];[.$AV191];[.$AZ191];[.$BD191];[.$BH191])" table:style-name="ce1">
            <text:p>161831</text:p>
          </table:table-cell>
          <table:table-cell office:value-type="float" office:value="75700" table:formula="of:=MEDIAN([.$E191];[.$I191];[.$M191];[.$Q191];[.$U191];[.$Y191];[.$AC191];[.$AG191];[.$AK191];[.$AO191];[.$AS191];[.$AW191];[.$BA191];[.$BE191];[.$BI191])" table:style-name="ce1">
            <text:p>75700</text:p>
          </table:table-cell>
          <table:table-cell office:value-type="float" office:value="3274.82" table:formula="of:=MAX([.$B191];[.$F191];[.$J191];[.$N191];[.$R191];[.$V191];[.$Z191];[.$AD191];[.$AH191];[.$AL191];[.$AP191];[.$AT191];[.$AX191];[.$BB191];[.$BF191])" table:style-name="ce1">
            <text:p>3274,82</text:p>
          </table:table-cell>
          <table:table-cell office:value-type="float" office:value="3269.79" table:formula="of:=MAX([.$C191];[.$G191];[.$K191];[.$O191];[.$S191];[.$W191];[.$AA191];[.$AE191];[.$AI191];[.$AM191];[.$AQ191];[.$AU191];[.$AY191];[.$BC191];[.$BG191])" table:style-name="ce1">
            <text:p>3269,79</text:p>
          </table:table-cell>
          <table:table-cell office:value-type="float" office:value="124357494" table:formula="of:=MAX([.$D191];[.$H191];[.$L191];[.$P191];[.$T191];[.$X191];[.$AB191];[.$AF191];[.$AJ191];[.$AN191];[.$AR191];[.$AV191];[.$AZ191];[.$BD191];[.$BH191])" table:style-name="ce1">
            <text:p>124357494</text:p>
          </table:table-cell>
          <table:table-cell office:value-type="float" office:value="3858870" table:formula="of:=MAX([.$E191];[.$I191];[.$M191];[.$Q191];[.$U191];[.$Y191];[.$AC191];[.$AG191];[.$AK191];[.$AO191];[.$AS191];[.$AW191];[.$BA191];[.$BE191];[.$BI191])" table:style-name="ce1">
            <text:p>385887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25_w1.lp</text:p>
          </table:table-cell>
          <table:table-cell office:value-type="float" office:value="19.149999999999999" table:style-name="ce1">
            <text:p>19,15</text:p>
          </table:table-cell>
          <table:table-cell office:value-type="float" office:value="12.59" table:style-name="ce1">
            <text:p>12,59</text:p>
          </table:table-cell>
          <table:table-cell office:value-type="float" office:value="42701" table:style-name="ce1">
            <text:p>42701</text:p>
          </table:table-cell>
          <table:table-cell office:value-type="float" office:value="16233" table:style-name="ce1">
            <text:p>16233</text:p>
          </table:table-cell>
          <table:table-cell office:value-type="float" office:value="14.98" table:style-name="ce1">
            <text:p>14,98</text:p>
          </table:table-cell>
          <table:table-cell office:value-type="float" office:value="8.32" table:style-name="ce1">
            <text:p>8,32</text:p>
          </table:table-cell>
          <table:table-cell office:value-type="float" office:value="29178" table:style-name="ce1">
            <text:p>29178</text:p>
          </table:table-cell>
          <table:table-cell office:value-type="float" office:value="11945" table:style-name="ce1">
            <text:p>11945</text:p>
          </table:table-cell>
          <table:table-cell office:value-type="float" office:value="16.45" table:style-name="ce1">
            <text:p>16,45</text:p>
          </table:table-cell>
          <table:table-cell office:value-type="float" office:value="10.48" table:style-name="ce1">
            <text:p>10,48</text:p>
          </table:table-cell>
          <table:table-cell office:value-type="float" office:value="47216" table:style-name="ce1">
            <text:p>47216</text:p>
          </table:table-cell>
          <table:table-cell office:value-type="float" office:value="16681" table:style-name="ce1">
            <text:p>16681</text:p>
          </table:table-cell>
          <table:table-cell office:value-type="float" office:value="10.29" table:style-name="ce2">
            <text:p>10,29</text:p>
          </table:table-cell>
          <table:table-cell office:value-type="float" office:value="4.16" table:style-name="ce2">
            <text:p>4,16</text:p>
          </table:table-cell>
          <table:table-cell office:value-type="float" office:value="13170" table:style-name="ce2">
            <text:p>13170</text:p>
          </table:table-cell>
          <table:table-cell office:value-type="float" office:value="6451" table:style-name="ce2">
            <text:p>6451</text:p>
          </table:table-cell>
          <table:table-cell office:value-type="float" office:value="13.42" table:style-name="ce1">
            <text:p>13,42</text:p>
          </table:table-cell>
          <table:table-cell office:value-type="float" office:value="7.15" table:style-name="ce1">
            <text:p>7,15</text:p>
          </table:table-cell>
          <table:table-cell office:value-type="float" office:value="29025" table:style-name="ce1">
            <text:p>29025</text:p>
          </table:table-cell>
          <table:table-cell office:value-type="float" office:value="10641" table:style-name="ce1">
            <text:p>10641</text:p>
          </table:table-cell>
          <table:table-cell office:value-type="float" office:value="24.79" table:style-name="ce1">
            <text:p>24,79</text:p>
          </table:table-cell>
          <table:table-cell office:value-type="float" office:value="18.86" table:style-name="ce1">
            <text:p>18,86</text:p>
          </table:table-cell>
          <table:table-cell office:value-type="float" office:value="43275" table:style-name="ce1">
            <text:p>43275</text:p>
          </table:table-cell>
          <table:table-cell office:value-type="float" office:value="28029" table:style-name="ce1">
            <text:p>28029</text:p>
          </table:table-cell>
          <table:table-cell office:value-type="float" office:value="50.03" table:style-name="ce1">
            <text:p>50,03</text:p>
          </table:table-cell>
          <table:table-cell office:value-type="float" office:value="43.6" table:style-name="ce1">
            <text:p>43,6</text:p>
          </table:table-cell>
          <table:table-cell office:value-type="float" office:value="78299" table:style-name="ce1">
            <text:p>78299</text:p>
          </table:table-cell>
          <table:table-cell office:value-type="float" office:value="52753" table:style-name="ce1">
            <text:p>52753</text:p>
          </table:table-cell>
          <table:table-cell office:value-type="float" office:value="17.489999999999998" table:style-name="ce1">
            <text:p>17,49</text:p>
          </table:table-cell>
          <table:table-cell office:value-type="float" office:value="10.81" table:style-name="ce1">
            <text:p>10,81</text:p>
          </table:table-cell>
          <table:table-cell office:value-type="float" office:value="23605" table:style-name="ce1">
            <text:p>23605</text:p>
          </table:table-cell>
          <table:table-cell office:value-type="float" office:value="14714" table:style-name="ce1">
            <text:p>14714</text:p>
          </table:table-cell>
          <table:table-cell office:value-type="float" office:value="28.9" table:style-name="ce1">
            <text:p>28,9</text:p>
          </table:table-cell>
          <table:table-cell office:value-type="float" office:value="22.61" table:style-name="ce1">
            <text:p>22,61</text:p>
          </table:table-cell>
          <table:table-cell office:value-type="float" office:value="49928" table:style-name="ce1">
            <text:p>49928</text:p>
          </table:table-cell>
          <table:table-cell office:value-type="float" office:value="30584" table:style-name="ce1">
            <text:p>30584</text:p>
          </table:table-cell>
          <table:table-cell office:value-type="float" office:value="20.32" table:style-name="ce1">
            <text:p>20,32</text:p>
          </table:table-cell>
          <table:table-cell office:value-type="float" office:value="14.04" table:style-name="ce1">
            <text:p>14,04</text:p>
          </table:table-cell>
          <table:table-cell office:value-type="float" office:value="46158" table:style-name="ce1">
            <text:p>46158</text:p>
          </table:table-cell>
          <table:table-cell office:value-type="float" office:value="19984" table:style-name="ce1">
            <text:p>19984</text:p>
          </table:table-cell>
          <table:table-cell office:value-type="float" office:value="11.2" table:style-name="ce1">
            <text:p>11,2</text:p>
          </table:table-cell>
          <table:table-cell office:value-type="float" office:value="5.01" table:style-name="ce1">
            <text:p>5,01</text:p>
          </table:table-cell>
          <table:table-cell office:value-type="float" office:value="22304" table:style-name="ce1">
            <text:p>22304</text:p>
          </table:table-cell>
          <table:table-cell office:value-type="float" office:value="7459" table:style-name="ce1">
            <text:p>745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69678190" table:style-name="ce3">
            <text:p>69678190</text:p>
          </table:table-cell>
          <table:table-cell office:value-type="float" office:value="17561515" table:style-name="ce3">
            <text:p>17561515</text:p>
          </table:table-cell>
          <table:table-cell office:value-type="float" office:value="72.010000000000005" table:style-name="ce1">
            <text:p>72,01</text:p>
          </table:table-cell>
          <table:table-cell office:value-type="float" office:value="44.28" table:style-name="ce1">
            <text:p>44,28</text:p>
          </table:table-cell>
          <table:table-cell office:value-type="float" office:value="216566" table:style-name="ce1">
            <text:p>216566</text:p>
          </table:table-cell>
          <table:table-cell office:value-type="float" office:value="38585" table:style-name="ce1">
            <text:p>38585</text:p>
          </table:table-cell>
          <table:table-cell office:value-type="float" office:value="47.62" table:style-name="ce1">
            <text:p>47,62</text:p>
          </table:table-cell>
          <table:table-cell office:value-type="float" office:value="12.48" table:style-name="ce1">
            <text:p>12,48</text:p>
          </table:table-cell>
          <table:table-cell office:value-type="float" office:value="154489" table:style-name="ce1">
            <text:p>154489</text:p>
          </table:table-cell>
          <table:table-cell office:value-type="float" office:value="12940" table:style-name="ce1">
            <text:p>12940</text:p>
          </table:table-cell>
          <table:table-cell office:value-type="float" office:value="15.63" table:style-name="ce1">
            <text:p>15,63</text:p>
          </table:table-cell>
          <table:table-cell office:value-type="float" office:value="9.9499999999999993" table:style-name="ce1">
            <text:p>9,95</text:p>
          </table:table-cell>
          <table:table-cell office:value-type="float" office:value="37921" table:style-name="ce1">
            <text:p>37921</text:p>
          </table:table-cell>
          <table:table-cell office:value-type="float" office:value="14418" table:style-name="ce1">
            <text:p>14418</text:p>
          </table:table-cell>
          <table:table-cell office:value-type="float" office:value="10.29" table:formula="of:=MIN([.$B192];[.$F192];[.$J192];[.$N192];[.$R192];[.$V192];[.$Z192];[.$AD192];[.$AH192];[.$AL192];[.$AP192];[.$AT192];[.$AX192];[.$BB192];[.$BF192])" table:style-name="ce1">
            <text:p>10,29</text:p>
          </table:table-cell>
          <table:table-cell office:value-type="float" office:value="4.16" table:formula="of:=MIN([.$C192];[.$G192];[.$K192];[.$O192];[.$S192];[.$W192];[.$AA192];[.$AE192];[.$AI192];[.$AM192];[.$AQ192];[.$AU192];[.$AY192];[.$BC192];[.$BG192])" table:style-name="ce1">
            <text:p>4,16</text:p>
          </table:table-cell>
          <table:table-cell office:value-type="float" office:value="13170" table:formula="of:=MIN([.$D192];[.$H192];[.$L192];[.$P192];[.$T192];[.$X192];[.$AB192];[.$AF192];[.$AJ192];[.$AN192];[.$AR192];[.$AV192];[.$AZ192];[.$BD192];[.$BH192])" table:style-name="ce1">
            <text:p>13170</text:p>
          </table:table-cell>
          <table:table-cell office:value-type="float" office:value="6451" table:formula="of:=MIN([.$E192];[.$I192];[.$M192];[.$Q192];[.$U192];[.$Y192];[.$AC192];[.$AG192];[.$AK192];[.$AO192];[.$AS192];[.$AW192];[.$BA192];[.$BE192];[.$BI192])" table:style-name="ce1">
            <text:p>6451</text:p>
          </table:table-cell>
          <table:table-cell office:value-type="float" office:value="19.149999999999999" table:formula="of:=MEDIAN([.$B192];[.$F192];[.$J192];[.$N192];[.$R192];[.$V192];[.$Z192];[.$AD192];[.$AH192];[.$AL192];[.$AP192];[.$AT192];[.$AX192];[.$BB192];[.$BF192])" table:style-name="ce1">
            <text:p>19,15</text:p>
          </table:table-cell>
          <table:table-cell office:value-type="float" office:value="12.48" table:formula="of:=MEDIAN([.$C192];[.$G192];[.$K192];[.$O192];[.$S192];[.$W192];[.$AA192];[.$AE192];[.$AI192];[.$AM192];[.$AQ192];[.$AU192];[.$AY192];[.$BC192];[.$BG192])" table:style-name="ce1">
            <text:p>12,48</text:p>
          </table:table-cell>
          <table:table-cell office:value-type="float" office:value="43275" table:formula="of:=MEDIAN([.$D192];[.$H192];[.$L192];[.$P192];[.$T192];[.$X192];[.$AB192];[.$AF192];[.$AJ192];[.$AN192];[.$AR192];[.$AV192];[.$AZ192];[.$BD192];[.$BH192])" table:style-name="ce1">
            <text:p>43275</text:p>
          </table:table-cell>
          <table:table-cell office:value-type="float" office:value="16233" table:formula="of:=MEDIAN([.$E192];[.$I192];[.$M192];[.$Q192];[.$U192];[.$Y192];[.$AC192];[.$AG192];[.$AK192];[.$AO192];[.$AS192];[.$AW192];[.$BA192];[.$BE192];[.$BI192])" table:style-name="ce1">
            <text:p>16233</text:p>
          </table:table-cell>
          <table:table-cell office:value-type="float" office:value="21600" table:formula="of:=MAX([.$B192];[.$F192];[.$J192];[.$N192];[.$R192];[.$V192];[.$Z192];[.$AD192];[.$AH192];[.$AL192];[.$AP192];[.$AT192];[.$AX192];[.$BB192];[.$BF192])" table:style-name="ce1">
            <text:p>21600</text:p>
          </table:table-cell>
          <table:table-cell office:value-type="float" office:value="21600" table:formula="of:=MAX([.$C192];[.$G192];[.$K192];[.$O192];[.$S192];[.$W192];[.$AA192];[.$AE192];[.$AI192];[.$AM192];[.$AQ192];[.$AU192];[.$AY192];[.$BC192];[.$BG192])" table:style-name="ce1">
            <text:p>21600</text:p>
          </table:table-cell>
          <table:table-cell office:value-type="float" office:value="69678190" table:formula="of:=MAX([.$D192];[.$H192];[.$L192];[.$P192];[.$T192];[.$X192];[.$AB192];[.$AF192];[.$AJ192];[.$AN192];[.$AR192];[.$AV192];[.$AZ192];[.$BD192];[.$BH192])" table:style-name="ce1">
            <text:p>69678190</text:p>
          </table:table-cell>
          <table:table-cell office:value-type="float" office:value="17561515" table:formula="of:=MAX([.$E192];[.$I192];[.$M192];[.$Q192];[.$U192];[.$Y192];[.$AC192];[.$AG192];[.$AK192];[.$AO192];[.$AS192];[.$AW192];[.$BA192];[.$BE192];[.$BI192])" table:style-name="ce1">
            <text:p>1756151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25_w2.lp</text:p>
          </table:table-cell>
          <table:table-cell office:value-type="float" office:value="21.03" table:style-name="ce1">
            <text:p>21,03</text:p>
          </table:table-cell>
          <table:table-cell office:value-type="float" office:value="15.49" table:style-name="ce1">
            <text:p>15,49</text:p>
          </table:table-cell>
          <table:table-cell office:value-type="float" office:value="97102" table:style-name="ce1">
            <text:p>97102</text:p>
          </table:table-cell>
          <table:table-cell office:value-type="float" office:value="22199" table:style-name="ce1">
            <text:p>22199</text:p>
          </table:table-cell>
          <table:table-cell office:value-type="float" office:value="63.3" table:style-name="ce1">
            <text:p>63,3</text:p>
          </table:table-cell>
          <table:table-cell office:value-type="float" office:value="57.74" table:style-name="ce1">
            <text:p>57,74</text:p>
          </table:table-cell>
          <table:table-cell office:value-type="float" office:value="140847" table:style-name="ce1">
            <text:p>140847</text:p>
          </table:table-cell>
          <table:table-cell office:value-type="float" office:value="71930" table:style-name="ce1">
            <text:p>71930</text:p>
          </table:table-cell>
          <table:table-cell office:value-type="float" office:value="20.63" table:style-name="ce1">
            <text:p>20,63</text:p>
          </table:table-cell>
          <table:table-cell office:value-type="float" office:value="15.23" table:style-name="ce1">
            <text:p>15,23</text:p>
          </table:table-cell>
          <table:table-cell office:value-type="float" office:value="101847" table:style-name="ce1">
            <text:p>101847</text:p>
          </table:table-cell>
          <table:table-cell office:value-type="float" office:value="23958" table:style-name="ce1">
            <text:p>23958</text:p>
          </table:table-cell>
          <table:table-cell office:value-type="float" office:value="223.48" table:style-name="ce1">
            <text:p>223,48</text:p>
          </table:table-cell>
          <table:table-cell office:value-type="float" office:value="217.33" table:style-name="ce1">
            <text:p>217,33</text:p>
          </table:table-cell>
          <table:table-cell office:value-type="float" office:value="560762" table:style-name="ce1">
            <text:p>560762</text:p>
          </table:table-cell>
          <table:table-cell office:value-type="float" office:value="232245" table:style-name="ce1">
            <text:p>232245</text:p>
          </table:table-cell>
          <table:table-cell office:value-type="float" office:value="9.39" table:style-name="ce2">
            <text:p>9,39</text:p>
          </table:table-cell>
          <table:table-cell office:value-type="float" office:value="3.76" table:style-name="ce2">
            <text:p>3,76</text:p>
          </table:table-cell>
          <table:table-cell office:value-type="float" office:value="24645" table:style-name="ce2">
            <text:p>24645</text:p>
          </table:table-cell>
          <table:table-cell office:value-type="float" office:value="5338" table:style-name="ce2">
            <text:p>5338</text:p>
          </table:table-cell>
          <table:table-cell office:value-type="float" office:value="30.18" table:style-name="ce1">
            <text:p>30,18</text:p>
          </table:table-cell>
          <table:table-cell office:value-type="float" office:value="24.23" table:style-name="ce1">
            <text:p>24,23</text:p>
          </table:table-cell>
          <table:table-cell office:value-type="float" office:value="40313" table:style-name="ce1">
            <text:p>40313</text:p>
          </table:table-cell>
          <table:table-cell office:value-type="float" office:value="29725" table:style-name="ce1">
            <text:p>29725</text:p>
          </table:table-cell>
          <table:table-cell office:value-type="float" office:value="36.6" table:style-name="ce1">
            <text:p>36,6</text:p>
          </table:table-cell>
          <table:table-cell office:value-type="float" office:value="30.55" table:style-name="ce1">
            <text:p>30,55</text:p>
          </table:table-cell>
          <table:table-cell office:value-type="float" office:value="49931" table:style-name="ce1">
            <text:p>49931</text:p>
          </table:table-cell>
          <table:table-cell office:value-type="float" office:value="38407" table:style-name="ce1">
            <text:p>38407</text:p>
          </table:table-cell>
          <table:table-cell office:value-type="float" office:value="106.64" table:style-name="ce1">
            <text:p>106,64</text:p>
          </table:table-cell>
          <table:table-cell office:value-type="float" office:value="100.71" table:style-name="ce1">
            <text:p>100,71</text:p>
          </table:table-cell>
          <table:table-cell office:value-type="float" office:value="141673" table:style-name="ce1">
            <text:p>141673</text:p>
          </table:table-cell>
          <table:table-cell office:value-type="float" office:value="113702" table:style-name="ce1">
            <text:p>113702</text:p>
          </table:table-cell>
          <table:table-cell office:value-type="float" office:value="35.53" table:style-name="ce1">
            <text:p>35,53</text:p>
          </table:table-cell>
          <table:table-cell office:value-type="float" office:value="29.21" table:style-name="ce1">
            <text:p>29,21</text:p>
          </table:table-cell>
          <table:table-cell office:value-type="float" office:value="134601" table:style-name="ce1">
            <text:p>134601</text:p>
          </table:table-cell>
          <table:table-cell office:value-type="float" office:value="35780" table:style-name="ce1">
            <text:p>35780</text:p>
          </table:table-cell>
          <table:table-cell office:value-type="float" office:value="75.45" table:style-name="ce1">
            <text:p>75,45</text:p>
          </table:table-cell>
          <table:table-cell office:value-type="float" office:value="69.209999999999994" table:style-name="ce1">
            <text:p>69,21</text:p>
          </table:table-cell>
          <table:table-cell office:value-type="float" office:value="167765" table:style-name="ce1">
            <text:p>167765</text:p>
          </table:table-cell>
          <table:table-cell office:value-type="float" office:value="83889" table:style-name="ce1">
            <text:p>83889</text:p>
          </table:table-cell>
          <table:table-cell office:value-type="float" office:value="206.01" table:style-name="ce1">
            <text:p>206,01</text:p>
          </table:table-cell>
          <table:table-cell office:value-type="float" office:value="200.52" table:style-name="ce1">
            <text:p>200,52</text:p>
          </table:table-cell>
          <table:table-cell office:value-type="float" office:value="451973" table:style-name="ce1">
            <text:p>451973</text:p>
          </table:table-cell>
          <table:table-cell office:value-type="float" office:value="228087" table:style-name="ce1">
            <text:p>228087</text:p>
          </table:table-cell>
          <table:table-cell office:value-type="float" office:value="196.87" table:style-name="ce1">
            <text:p>196,87</text:p>
          </table:table-cell>
          <table:table-cell office:value-type="float" office:value="191.06" table:style-name="ce1">
            <text:p>191,06</text:p>
          </table:table-cell>
          <table:table-cell office:value-type="float" office:value="390567" table:style-name="ce1">
            <text:p>390567</text:p>
          </table:table-cell>
          <table:table-cell office:value-type="float" office:value="249330" table:style-name="ce1">
            <text:p>249330</text:p>
          </table:table-cell>
          <table:table-cell office:value-type="float" office:value="336.3" table:style-name="ce1">
            <text:p>336,3</text:p>
          </table:table-cell>
          <table:table-cell office:value-type="float" office:value="310.02999999999997" table:style-name="ce1">
            <text:p>310,03</text:p>
          </table:table-cell>
          <table:table-cell office:value-type="float" office:value="470877" table:style-name="ce1">
            <text:p>470877</text:p>
          </table:table-cell>
          <table:table-cell office:value-type="float" office:value="204970" table:style-name="ce1">
            <text:p>204970</text:p>
          </table:table-cell>
          <table:table-cell office:value-type="float" office:value="1696.87" table:style-name="ce3">
            <text:p>1696,87</text:p>
          </table:table-cell>
          <table:table-cell office:value-type="float" office:value="1667.56" table:style-name="ce3">
            <text:p>1667,56</text:p>
          </table:table-cell>
          <table:table-cell office:value-type="float" office:value="195354462" table:style-name="ce3">
            <text:p>195354462</text:p>
          </table:table-cell>
          <table:table-cell office:value-type="float" office:value="542549" table:style-name="ce3">
            <text:p>542549</text:p>
          </table:table-cell>
          <table:table-cell office:value-type="float" office:value="29.48" table:style-name="ce1">
            <text:p>29,48</text:p>
          </table:table-cell>
          <table:table-cell office:value-type="float" office:value="23.99" table:style-name="ce1">
            <text:p>23,99</text:p>
          </table:table-cell>
          <table:table-cell office:value-type="float" office:value="130382" table:style-name="ce1">
            <text:p>130382</text:p>
          </table:table-cell>
          <table:table-cell office:value-type="float" office:value="31888" table:style-name="ce1">
            <text:p>31888</text:p>
          </table:table-cell>
          <table:table-cell office:value-type="float" office:value="9.39" table:formula="of:=MIN([.$B193];[.$F193];[.$J193];[.$N193];[.$R193];[.$V193];[.$Z193];[.$AD193];[.$AH193];[.$AL193];[.$AP193];[.$AT193];[.$AX193];[.$BB193];[.$BF193])" table:style-name="ce1">
            <text:p>9,39</text:p>
          </table:table-cell>
          <table:table-cell office:value-type="float" office:value="3.76" table:formula="of:=MIN([.$C193];[.$G193];[.$K193];[.$O193];[.$S193];[.$W193];[.$AA193];[.$AE193];[.$AI193];[.$AM193];[.$AQ193];[.$AU193];[.$AY193];[.$BC193];[.$BG193])" table:style-name="ce1">
            <text:p>3,76</text:p>
          </table:table-cell>
          <table:table-cell office:value-type="float" office:value="24645" table:formula="of:=MIN([.$D193];[.$H193];[.$L193];[.$P193];[.$T193];[.$X193];[.$AB193];[.$AF193];[.$AJ193];[.$AN193];[.$AR193];[.$AV193];[.$AZ193];[.$BD193];[.$BH193])" table:style-name="ce1">
            <text:p>24645</text:p>
          </table:table-cell>
          <table:table-cell office:value-type="float" office:value="5338" table:formula="of:=MIN([.$E193];[.$I193];[.$M193];[.$Q193];[.$U193];[.$Y193];[.$AC193];[.$AG193];[.$AK193];[.$AO193];[.$AS193];[.$AW193];[.$BA193];[.$BE193];[.$BI193])" table:style-name="ce1">
            <text:p>5338</text:p>
          </table:table-cell>
          <table:table-cell office:value-type="float" office:value="63.3" table:formula="of:=MEDIAN([.$B193];[.$F193];[.$J193];[.$N193];[.$R193];[.$V193];[.$Z193];[.$AD193];[.$AH193];[.$AL193];[.$AP193];[.$AT193];[.$AX193];[.$BB193];[.$BF193])" table:style-name="ce1">
            <text:p>63,3</text:p>
          </table:table-cell>
          <table:table-cell office:value-type="float" office:value="57.74" table:formula="of:=MEDIAN([.$C193];[.$G193];[.$K193];[.$O193];[.$S193];[.$W193];[.$AA193];[.$AE193];[.$AI193];[.$AM193];[.$AQ193];[.$AU193];[.$AY193];[.$BC193];[.$BG193])" table:style-name="ce1">
            <text:p>57,74</text:p>
          </table:table-cell>
          <table:table-cell office:value-type="float" office:value="140847" table:formula="of:=MEDIAN([.$D193];[.$H193];[.$L193];[.$P193];[.$T193];[.$X193];[.$AB193];[.$AF193];[.$AJ193];[.$AN193];[.$AR193];[.$AV193];[.$AZ193];[.$BD193];[.$BH193])" table:style-name="ce1">
            <text:p>140847</text:p>
          </table:table-cell>
          <table:table-cell office:value-type="float" office:value="71930" table:formula="of:=MEDIAN([.$E193];[.$I193];[.$M193];[.$Q193];[.$U193];[.$Y193];[.$AC193];[.$AG193];[.$AK193];[.$AO193];[.$AS193];[.$AW193];[.$BA193];[.$BE193];[.$BI193])" table:style-name="ce1">
            <text:p>71930</text:p>
          </table:table-cell>
          <table:table-cell office:value-type="float" office:value="1696.87" table:formula="of:=MAX([.$B193];[.$F193];[.$J193];[.$N193];[.$R193];[.$V193];[.$Z193];[.$AD193];[.$AH193];[.$AL193];[.$AP193];[.$AT193];[.$AX193];[.$BB193];[.$BF193])" table:style-name="ce1">
            <text:p>1696,87</text:p>
          </table:table-cell>
          <table:table-cell office:value-type="float" office:value="1667.56" table:formula="of:=MAX([.$C193];[.$G193];[.$K193];[.$O193];[.$S193];[.$W193];[.$AA193];[.$AE193];[.$AI193];[.$AM193];[.$AQ193];[.$AU193];[.$AY193];[.$BC193];[.$BG193])" table:style-name="ce1">
            <text:p>1667,56</text:p>
          </table:table-cell>
          <table:table-cell office:value-type="float" office:value="195354462" table:formula="of:=MAX([.$D193];[.$H193];[.$L193];[.$P193];[.$T193];[.$X193];[.$AB193];[.$AF193];[.$AJ193];[.$AN193];[.$AR193];[.$AV193];[.$AZ193];[.$BD193];[.$BH193])" table:style-name="ce1">
            <text:p>195354462</text:p>
          </table:table-cell>
          <table:table-cell office:value-type="float" office:value="542549" table:formula="of:=MAX([.$E193];[.$I193];[.$M193];[.$Q193];[.$U193];[.$Y193];[.$AC193];[.$AG193];[.$AK193];[.$AO193];[.$AS193];[.$AW193];[.$BA193];[.$BE193];[.$BI193])" table:style-name="ce1">
            <text:p>54254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30_w1.lp</text:p>
          </table:table-cell>
          <table:table-cell office:value-type="float" office:value="10.54" table:style-name="ce2">
            <text:p>10,54</text:p>
          </table:table-cell>
          <table:table-cell office:value-type="float" office:value="3.04" table:style-name="ce2">
            <text:p>3,04</text:p>
          </table:table-cell>
          <table:table-cell office:value-type="float" office:value="15637" table:style-name="ce2">
            <text:p>15637</text:p>
          </table:table-cell>
          <table:table-cell office:value-type="float" office:value="4120" table:style-name="ce2">
            <text:p>4120</text:p>
          </table:table-cell>
          <table:table-cell office:value-type="float" office:value="32.06" table:style-name="ce1">
            <text:p>32,06</text:p>
          </table:table-cell>
          <table:table-cell office:value-type="float" office:value="23.81" table:style-name="ce1">
            <text:p>23,81</text:p>
          </table:table-cell>
          <table:table-cell office:value-type="float" office:value="69646" table:style-name="ce1">
            <text:p>69646</text:p>
          </table:table-cell>
          <table:table-cell office:value-type="float" office:value="23089" table:style-name="ce1">
            <text:p>23089</text:p>
          </table:table-cell>
          <table:table-cell office:value-type="float" office:value="88.2" table:style-name="ce1">
            <text:p>88,2</text:p>
          </table:table-cell>
          <table:table-cell office:value-type="float" office:value="80.819999999999993" table:style-name="ce1">
            <text:p>80,82</text:p>
          </table:table-cell>
          <table:table-cell office:value-type="float" office:value="237705" table:style-name="ce1">
            <text:p>237705</text:p>
          </table:table-cell>
          <table:table-cell office:value-type="float" office:value="75901" table:style-name="ce1">
            <text:p>75901</text:p>
          </table:table-cell>
          <table:table-cell office:value-type="float" office:value="18.61" table:style-name="ce1">
            <text:p>18,61</text:p>
          </table:table-cell>
          <table:table-cell office:value-type="float" office:value="11.09" table:style-name="ce1">
            <text:p>11,09</text:p>
          </table:table-cell>
          <table:table-cell office:value-type="float" office:value="24715" table:style-name="ce1">
            <text:p>24715</text:p>
          </table:table-cell>
          <table:table-cell office:value-type="float" office:value="13966" table:style-name="ce1">
            <text:p>13966</text:p>
          </table:table-cell>
          <table:table-cell office:value-type="float" office:value="22.16" table:style-name="ce1">
            <text:p>22,16</text:p>
          </table:table-cell>
          <table:table-cell office:value-type="float" office:value="14.07" table:style-name="ce1">
            <text:p>14,07</text:p>
          </table:table-cell>
          <table:table-cell office:value-type="float" office:value="31432" table:style-name="ce1">
            <text:p>31432</text:p>
          </table:table-cell>
          <table:table-cell office:value-type="float" office:value="14348" table:style-name="ce1">
            <text:p>14348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24.43" table:style-name="ce1">
            <text:p>24,43</text:p>
          </table:table-cell>
          <table:table-cell office:value-type="float" office:value="40252" table:style-name="ce1">
            <text:p>40252</text:p>
          </table:table-cell>
          <table:table-cell office:value-type="float" office:value="22791" table:style-name="ce1">
            <text:p>22791</text:p>
          </table:table-cell>
          <table:table-cell office:value-type="float" office:value="42.96" table:style-name="ce1">
            <text:p>42,96</text:p>
          </table:table-cell>
          <table:table-cell office:value-type="float" office:value="34.81" table:style-name="ce1">
            <text:p>34,81</text:p>
          </table:table-cell>
          <table:table-cell office:value-type="float" office:value="58954" table:style-name="ce1">
            <text:p>58954</text:p>
          </table:table-cell>
          <table:table-cell office:value-type="float" office:value="36273" table:style-name="ce1">
            <text:p>36273</text:p>
          </table:table-cell>
          <table:table-cell office:value-type="float" office:value="80.959999999999994" table:style-name="ce1">
            <text:p>80,96</text:p>
          </table:table-cell>
          <table:table-cell office:value-type="float" office:value="72.81" table:style-name="ce1">
            <text:p>72,81</text:p>
          </table:table-cell>
          <table:table-cell office:value-type="float" office:value="102058" table:style-name="ce1">
            <text:p>102058</text:p>
          </table:table-cell>
          <table:table-cell office:value-type="float" office:value="67241" table:style-name="ce1">
            <text:p>67241</text:p>
          </table:table-cell>
          <table:table-cell office:value-type="float" office:value="20.72" table:style-name="ce1">
            <text:p>20,72</text:p>
          </table:table-cell>
          <table:table-cell office:value-type="float" office:value="12.83" table:style-name="ce1">
            <text:p>12,83</text:p>
          </table:table-cell>
          <table:table-cell office:value-type="float" office:value="41274" table:style-name="ce1">
            <text:p>41274</text:p>
          </table:table-cell>
          <table:table-cell office:value-type="float" office:value="14063" table:style-name="ce1">
            <text:p>14063</text:p>
          </table:table-cell>
          <table:table-cell office:value-type="float" office:value="41.29" table:style-name="ce1">
            <text:p>41,29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90270" table:style-name="ce1">
            <text:p>90270</text:p>
          </table:table-cell>
          <table:table-cell office:value-type="float" office:value="33882" table:style-name="ce1">
            <text:p>33882</text:p>
          </table:table-cell>
          <table:table-cell office:value-type="float" office:value="21.32" table:style-name="ce1">
            <text:p>21,32</text:p>
          </table:table-cell>
          <table:table-cell office:value-type="float" office:value="13.42" table:style-name="ce1">
            <text:p>13,42</text:p>
          </table:table-cell>
          <table:table-cell office:value-type="float" office:value="45229" table:style-name="ce1">
            <text:p>45229</text:p>
          </table:table-cell>
          <table:table-cell office:value-type="float" office:value="15737" table:style-name="ce1">
            <text:p>15737</text:p>
          </table:table-cell>
          <table:table-cell office:value-type="float" office:value="3591.94" table:style-name="ce3">
            <text:p>3591,94</text:p>
          </table:table-cell>
          <table:table-cell office:value-type="float" office:value="3583.79" table:style-name="ce3">
            <text:p>3583,79</text:p>
          </table:table-cell>
          <table:table-cell office:value-type="float" office:value="32327745" table:style-name="ce3">
            <text:p>32327745</text:p>
          </table:table-cell>
          <table:table-cell office:value-type="float" office:value="2353526" table:style-name="ce3">
            <text:p>2353526</text:p>
          </table:table-cell>
          <table:table-cell office:value-type="float" office:value="53.95" table:style-name="ce1">
            <text:p>53,95</text:p>
          </table:table-cell>
          <table:table-cell office:value-type="float" office:value="19.87" table:style-name="ce1">
            <text:p>19,87</text:p>
          </table:table-cell>
          <table:table-cell office:value-type="float" office:value="31851" table:style-name="ce1">
            <text:p>31851</text:p>
          </table:table-cell>
          <table:table-cell office:value-type="float" office:value="13303" table:style-name="ce1">
            <text:p>13303</text:p>
          </table:table-cell>
          <table:table-cell office:value-type="float" office:value="54.07" table:style-name="ce1">
            <text:p>54,07</text:p>
          </table:table-cell>
          <table:table-cell office:value-type="float" office:value="10.56" table:style-name="ce1">
            <text:p>10,56</text:p>
          </table:table-cell>
          <table:table-cell office:value-type="float" office:value="121038" table:style-name="ce1">
            <text:p>121038</text:p>
          </table:table-cell>
          <table:table-cell office:value-type="float" office:value="7382" table:style-name="ce1">
            <text:p>7382</text:p>
          </table:table-cell>
          <table:table-cell office:value-type="float" office:value="27.14" table:style-name="ce1">
            <text:p>27,14</text:p>
          </table:table-cell>
          <table:table-cell office:value-type="float" office:value="19.2" table:style-name="ce1">
            <text:p>19,2</text:p>
          </table:table-cell>
          <table:table-cell office:value-type="float" office:value="41561" table:style-name="ce1">
            <text:p>41561</text:p>
          </table:table-cell>
          <table:table-cell office:value-type="float" office:value="18950" table:style-name="ce1">
            <text:p>18950</text:p>
          </table:table-cell>
          <table:table-cell office:value-type="float" office:value="10.54" table:formula="of:=MIN([.$B194];[.$F194];[.$J194];[.$N194];[.$R194];[.$V194];[.$Z194];[.$AD194];[.$AH194];[.$AL194];[.$AP194];[.$AT194];[.$AX194];[.$BB194];[.$BF194])" table:style-name="ce1">
            <text:p>10,54</text:p>
          </table:table-cell>
          <table:table-cell office:value-type="float" office:value="3.04" table:formula="of:=MIN([.$C194];[.$G194];[.$K194];[.$O194];[.$S194];[.$W194];[.$AA194];[.$AE194];[.$AI194];[.$AM194];[.$AQ194];[.$AU194];[.$AY194];[.$BC194];[.$BG194])" table:style-name="ce1">
            <text:p>3,04</text:p>
          </table:table-cell>
          <table:table-cell office:value-type="float" office:value="15637" table:formula="of:=MIN([.$D194];[.$H194];[.$L194];[.$P194];[.$T194];[.$X194];[.$AB194];[.$AF194];[.$AJ194];[.$AN194];[.$AR194];[.$AV194];[.$AZ194];[.$BD194];[.$BH194])" table:style-name="ce1">
            <text:p>15637</text:p>
          </table:table-cell>
          <table:table-cell office:value-type="float" office:value="4120" table:formula="of:=MIN([.$E194];[.$I194];[.$M194];[.$Q194];[.$U194];[.$Y194];[.$AC194];[.$AG194];[.$AK194];[.$AO194];[.$AS194];[.$AW194];[.$BA194];[.$BE194];[.$BI194])" table:style-name="ce1">
            <text:p>4120</text:p>
          </table:table-cell>
          <table:table-cell office:value-type="float" office:value="32.479999999999997" table:formula="of:=MEDIAN([.$B194];[.$F194];[.$J194];[.$N194];[.$R194];[.$V194];[.$Z194];[.$AD194];[.$AH194];[.$AL194];[.$AP194];[.$AT194];[.$AX194];[.$BB194];[.$BF194])" table:style-name="ce1">
            <text:p>32,48</text:p>
          </table:table-cell>
          <table:table-cell office:value-type="float" office:value="19.87" table:formula="of:=MEDIAN([.$C194];[.$G194];[.$K194];[.$O194];[.$S194];[.$W194];[.$AA194];[.$AE194];[.$AI194];[.$AM194];[.$AQ194];[.$AU194];[.$AY194];[.$BC194];[.$BG194])" table:style-name="ce1">
            <text:p>19,87</text:p>
          </table:table-cell>
          <table:table-cell office:value-type="float" office:value="45229" table:formula="of:=MEDIAN([.$D194];[.$H194];[.$L194];[.$P194];[.$T194];[.$X194];[.$AB194];[.$AF194];[.$AJ194];[.$AN194];[.$AR194];[.$AV194];[.$AZ194];[.$BD194];[.$BH194])" table:style-name="ce1">
            <text:p>45229</text:p>
          </table:table-cell>
          <table:table-cell office:value-type="float" office:value="18950" table:formula="of:=MEDIAN([.$E194];[.$I194];[.$M194];[.$Q194];[.$U194];[.$Y194];[.$AC194];[.$AG194];[.$AK194];[.$AO194];[.$AS194];[.$AW194];[.$BA194];[.$BE194];[.$BI194])" table:style-name="ce1">
            <text:p>18950</text:p>
          </table:table-cell>
          <table:table-cell office:value-type="float" office:value="3591.94" table:formula="of:=MAX([.$B194];[.$F194];[.$J194];[.$N194];[.$R194];[.$V194];[.$Z194];[.$AD194];[.$AH194];[.$AL194];[.$AP194];[.$AT194];[.$AX194];[.$BB194];[.$BF194])" table:style-name="ce1">
            <text:p>3591,94</text:p>
          </table:table-cell>
          <table:table-cell office:value-type="float" office:value="3583.79" table:formula="of:=MAX([.$C194];[.$G194];[.$K194];[.$O194];[.$S194];[.$W194];[.$AA194];[.$AE194];[.$AI194];[.$AM194];[.$AQ194];[.$AU194];[.$AY194];[.$BC194];[.$BG194])" table:style-name="ce1">
            <text:p>3583,79</text:p>
          </table:table-cell>
          <table:table-cell office:value-type="float" office:value="32327745" table:formula="of:=MAX([.$D194];[.$H194];[.$L194];[.$P194];[.$T194];[.$X194];[.$AB194];[.$AF194];[.$AJ194];[.$AN194];[.$AR194];[.$AV194];[.$AZ194];[.$BD194];[.$BH194])" table:style-name="ce1">
            <text:p>32327745</text:p>
          </table:table-cell>
          <table:table-cell office:value-type="float" office:value="2353526" table:formula="of:=MAX([.$E194];[.$I194];[.$M194];[.$Q194];[.$U194];[.$Y194];[.$AC194];[.$AG194];[.$AK194];[.$AO194];[.$AS194];[.$AW194];[.$BA194];[.$BE194];[.$BI194])" table:style-name="ce1">
            <text:p>235352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30_w2.lp</text:p>
          </table:table-cell>
          <table:table-cell office:value-type="float" office:value="17.489999999999998" table:style-name="ce1">
            <text:p>17,49</text:p>
          </table:table-cell>
          <table:table-cell office:value-type="float" office:value="11.16" table:style-name="ce1">
            <text:p>11,16</text:p>
          </table:table-cell>
          <table:table-cell office:value-type="float" office:value="58254" table:style-name="ce1">
            <text:p>58254</text:p>
          </table:table-cell>
          <table:table-cell office:value-type="float" office:value="14192" table:style-name="ce1">
            <text:p>14192</text:p>
          </table:table-cell>
          <table:table-cell office:value-type="float" office:value="82.95" table:style-name="ce1">
            <text:p>82,95</text:p>
          </table:table-cell>
          <table:table-cell office:value-type="float" office:value="76" table:style-name="ce1">
            <text:p>76</text:p>
          </table:table-cell>
          <table:table-cell office:value-type="float" office:value="498171" table:style-name="ce1">
            <text:p>498171</text:p>
          </table:table-cell>
          <table:table-cell office:value-type="float" office:value="80137" table:style-name="ce1">
            <text:p>80137</text:p>
          </table:table-cell>
          <table:table-cell office:value-type="float" office:value="8.68" table:style-name="ce1">
            <text:p>8,68</text:p>
          </table:table-cell>
          <table:table-cell office:value-type="float" office:value="2.71" table:style-name="ce1">
            <text:p>2,71</text:p>
          </table:table-cell>
          <table:table-cell office:value-type="float" office:value="48779" table:style-name="ce1">
            <text:p>48779</text:p>
          </table:table-cell>
          <table:table-cell office:value-type="float" office:value="3849" table:style-name="ce1">
            <text:p>3849</text:p>
          </table:table-cell>
          <table:table-cell office:value-type="float" office:value="10.48" table:style-name="ce1">
            <text:p>10,48</text:p>
          </table:table-cell>
          <table:table-cell office:value-type="float" office:value="4.33" table:style-name="ce1">
            <text:p>4,33</text:p>
          </table:table-cell>
          <table:table-cell office:value-type="float" office:value="40368" table:style-name="ce1">
            <text:p>40368</text:p>
          </table:table-cell>
          <table:table-cell office:value-type="float" office:value="6244" table:style-name="ce1">
            <text:p>6244</text:p>
          </table:table-cell>
          <table:table-cell office:value-type="float" office:value="51.7" table:style-name="ce1">
            <text:p>51,7</text:p>
          </table:table-cell>
          <table:table-cell office:value-type="float" office:value="45.76" table:style-name="ce1">
            <text:p>45,76</text:p>
          </table:table-cell>
          <table:table-cell office:value-type="float" office:value="466508" table:style-name="ce1">
            <text:p>466508</text:p>
          </table:table-cell>
          <table:table-cell office:value-type="float" office:value="57757" table:style-name="ce1">
            <text:p>57757</text:p>
          </table:table-cell>
          <table:table-cell office:value-type="float" office:value="44.6" table:style-name="ce1">
            <text:p>44,6</text:p>
          </table:table-cell>
          <table:table-cell office:value-type="float" office:value="38.01" table:style-name="ce1">
            <text:p>38,01</text:p>
          </table:table-cell>
          <table:table-cell office:value-type="float" office:value="62912" table:style-name="ce1">
            <text:p>62912</text:p>
          </table:table-cell>
          <table:table-cell office:value-type="float" office:value="38490" table:style-name="ce1">
            <text:p>38490</text:p>
          </table:table-cell>
          <table:table-cell office:value-type="float" office:value="14.16" table:style-name="ce1">
            <text:p>14,16</text:p>
          </table:table-cell>
          <table:table-cell office:value-type="float" office:value="6.97" table:style-name="ce1">
            <text:p>6,97</text:p>
          </table:table-cell>
          <table:table-cell office:value-type="float" office:value="13344" table:style-name="ce2">
            <text:p>13344</text:p>
          </table:table-cell>
          <table:table-cell office:value-type="float" office:value="7043" table:style-name="ce1">
            <text:p>7043</text:p>
          </table:table-cell>
          <table:table-cell office:value-type="float" office:value="76.8" table:style-name="ce1">
            <text:p>76,8</text:p>
          </table:table-cell>
          <table:table-cell office:value-type="float" office:value="70.03" table:style-name="ce1">
            <text:p>70,03</text:p>
          </table:table-cell>
          <table:table-cell office:value-type="float" office:value="125003" table:style-name="ce1">
            <text:p>125003</text:p>
          </table:table-cell>
          <table:table-cell office:value-type="float" office:value="76724" table:style-name="ce1">
            <text:p>76724</text:p>
          </table:table-cell>
          <table:table-cell office:value-type="float" office:value="42.72" table:style-name="ce1">
            <text:p>42,72</text:p>
          </table:table-cell>
          <table:table-cell office:value-type="float" office:value="36.229999999999997" table:style-name="ce1">
            <text:p>36,23</text:p>
          </table:table-cell>
          <table:table-cell office:value-type="float" office:value="364254" table:style-name="ce1">
            <text:p>364254</text:p>
          </table:table-cell>
          <table:table-cell office:value-type="float" office:value="43142" table:style-name="ce1">
            <text:p>43142</text:p>
          </table:table-cell>
          <table:table-cell office:value-type="float" office:value="16.43" table:style-name="ce1">
            <text:p>16,43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71789" table:style-name="ce1">
            <text:p>71789</text:p>
          </table:table-cell>
          <table:table-cell office:value-type="float" office:value="9812" table:style-name="ce1">
            <text:p>9812</text:p>
          </table:table-cell>
          <table:table-cell office:value-type="float" office:value="11.05" table:style-name="ce1">
            <text:p>11,05</text:p>
          </table:table-cell>
          <table:table-cell office:value-type="float" office:value="4.8" table:style-name="ce1">
            <text:p>4,8</text:p>
          </table:table-cell>
          <table:table-cell office:value-type="float" office:value="34281" table:style-name="ce1">
            <text:p>34281</text:p>
          </table:table-cell>
          <table:table-cell office:value-type="float" office:value="5874" table:style-name="ce1">
            <text:p>5874</text:p>
          </table:table-cell>
          <table:table-cell office:value-type="float" office:value="1001.24" table:style-name="ce1">
            <text:p>1001,24</text:p>
          </table:table-cell>
          <table:table-cell office:value-type="float" office:value="994.48" table:style-name="ce1">
            <text:p>994,48</text:p>
          </table:table-cell>
          <table:table-cell office:value-type="float" office:value="3104389" table:style-name="ce1">
            <text:p>3104389</text:p>
          </table:table-cell>
          <table:table-cell office:value-type="float" office:value="1218024" table:style-name="ce3">
            <text:p>1218024</text:p>
          </table:table-cell>
          <table:table-cell office:value-type="float" office:value="108.76" table:style-name="ce1">
            <text:p>108,76</text:p>
          </table:table-cell>
          <table:table-cell office:value-type="float" office:value="79.73" table:style-name="ce1">
            <text:p>79,73</text:p>
          </table:table-cell>
          <table:table-cell office:value-type="float" office:value="596724" table:style-name="ce1">
            <text:p>596724</text:p>
          </table:table-cell>
          <table:table-cell office:value-type="float" office:value="54765" table:style-name="ce1">
            <text:p>54765</text:p>
          </table:table-cell>
          <table:table-cell office:value-type="float" office:value="2112.64" table:style-name="ce3">
            <text:p>2112,64</text:p>
          </table:table-cell>
          <table:table-cell office:value-type="float" office:value="2080.14" table:style-name="ce3">
            <text:p>2080,14</text:p>
          </table:table-cell>
          <table:table-cell office:value-type="float" office:value="248778781" table:style-name="ce3">
            <text:p>248778781</text:p>
          </table:table-cell>
          <table:table-cell office:value-type="float" office:value="399115" table:style-name="ce1">
            <text:p>399115</text:p>
          </table:table-cell>
          <table:table-cell office:value-type="float" office:value="8.6300000000000008" table:style-name="ce2">
            <text:p>8,63</text:p>
          </table:table-cell>
          <table:table-cell office:value-type="float" office:value="2.0499999999999998" table:style-name="ce2">
            <text:p>2,05</text:p>
          </table:table-cell>
          <table:table-cell office:value-type="float" office:value="35602" table:style-name="ce1">
            <text:p>35602</text:p>
          </table:table-cell>
          <table:table-cell office:value-type="float" office:value="2516" table:style-name="ce2">
            <text:p>2516</text:p>
          </table:table-cell>
          <table:table-cell office:value-type="float" office:value="8.6300000000000008" table:formula="of:=MIN([.$B195];[.$F195];[.$J195];[.$N195];[.$R195];[.$V195];[.$Z195];[.$AD195];[.$AH195];[.$AL195];[.$AP195];[.$AT195];[.$AX195];[.$BB195];[.$BF195])" table:style-name="ce1">
            <text:p>8,63</text:p>
          </table:table-cell>
          <table:table-cell office:value-type="float" office:value="2.0499999999999998" table:formula="of:=MIN([.$C195];[.$G195];[.$K195];[.$O195];[.$S195];[.$W195];[.$AA195];[.$AE195];[.$AI195];[.$AM195];[.$AQ195];[.$AU195];[.$AY195];[.$BC195];[.$BG195])" table:style-name="ce1">
            <text:p>2,05</text:p>
          </table:table-cell>
          <table:table-cell office:value-type="float" office:value="13344" table:formula="of:=MIN([.$D195];[.$H195];[.$L195];[.$P195];[.$T195];[.$X195];[.$AB195];[.$AF195];[.$AJ195];[.$AN195];[.$AR195];[.$AV195];[.$AZ195];[.$BD195];[.$BH195])" table:style-name="ce1">
            <text:p>13344</text:p>
          </table:table-cell>
          <table:table-cell office:value-type="float" office:value="2516" table:formula="of:=MIN([.$E195];[.$I195];[.$M195];[.$Q195];[.$U195];[.$Y195];[.$AC195];[.$AG195];[.$AK195];[.$AO195];[.$AS195];[.$AW195];[.$BA195];[.$BE195];[.$BI195])" table:style-name="ce1">
            <text:p>2516</text:p>
          </table:table-cell>
          <table:table-cell office:value-type="float" office:value="42.72" table:formula="of:=MEDIAN([.$B195];[.$F195];[.$J195];[.$N195];[.$R195];[.$V195];[.$Z195];[.$AD195];[.$AH195];[.$AL195];[.$AP195];[.$AT195];[.$AX195];[.$BB195];[.$BF195])" table:style-name="ce1">
            <text:p>42,72</text:p>
          </table:table-cell>
          <table:table-cell office:value-type="float" office:value="36.229999999999997" table:formula="of:=MEDIAN([.$C195];[.$G195];[.$K195];[.$O195];[.$S195];[.$W195];[.$AA195];[.$AE195];[.$AI195];[.$AM195];[.$AQ195];[.$AU195];[.$AY195];[.$BC195];[.$BG195])" table:style-name="ce1">
            <text:p>36,23</text:p>
          </table:table-cell>
          <table:table-cell office:value-type="float" office:value="71789" table:formula="of:=MEDIAN([.$D195];[.$H195];[.$L195];[.$P195];[.$T195];[.$X195];[.$AB195];[.$AF195];[.$AJ195];[.$AN195];[.$AR195];[.$AV195];[.$AZ195];[.$BD195];[.$BH195])" table:style-name="ce1">
            <text:p>71789</text:p>
          </table:table-cell>
          <table:table-cell office:value-type="float" office:value="38490" table:formula="of:=MEDIAN([.$E195];[.$I195];[.$M195];[.$Q195];[.$U195];[.$Y195];[.$AC195];[.$AG195];[.$AK195];[.$AO195];[.$AS195];[.$AW195];[.$BA195];[.$BE195];[.$BI195])" table:style-name="ce1">
            <text:p>38490</text:p>
          </table:table-cell>
          <table:table-cell office:value-type="float" office:value="2112.64" table:formula="of:=MAX([.$B195];[.$F195];[.$J195];[.$N195];[.$R195];[.$V195];[.$Z195];[.$AD195];[.$AH195];[.$AL195];[.$AP195];[.$AT195];[.$AX195];[.$BB195];[.$BF195])" table:style-name="ce1">
            <text:p>2112,64</text:p>
          </table:table-cell>
          <table:table-cell office:value-type="float" office:value="2080.14" table:formula="of:=MAX([.$C195];[.$G195];[.$K195];[.$O195];[.$S195];[.$W195];[.$AA195];[.$AE195];[.$AI195];[.$AM195];[.$AQ195];[.$AU195];[.$AY195];[.$BC195];[.$BG195])" table:style-name="ce1">
            <text:p>2080,14</text:p>
          </table:table-cell>
          <table:table-cell office:value-type="float" office:value="248778781" table:formula="of:=MAX([.$D195];[.$H195];[.$L195];[.$P195];[.$T195];[.$X195];[.$AB195];[.$AF195];[.$AJ195];[.$AN195];[.$AR195];[.$AV195];[.$AZ195];[.$BD195];[.$BH195])" table:style-name="ce1">
            <text:p>248778781</text:p>
          </table:table-cell>
          <table:table-cell office:value-type="float" office:value="1218024" table:formula="of:=MAX([.$E195];[.$I195];[.$M195];[.$Q195];[.$U195];[.$Y195];[.$AC195];[.$AG195];[.$AK195];[.$AO195];[.$AS195];[.$AW195];[.$BA195];[.$BE195];[.$BI195])" table:style-name="ce1">
            <text:p>121802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30_w3.lp</text:p>
          </table:table-cell>
          <table:table-cell office:value-type="float" office:value="12.96" table:style-name="ce1">
            <text:p>12,96</text:p>
          </table:table-cell>
          <table:table-cell office:value-type="float" office:value="5.42" table:style-name="ce1">
            <text:p>5,42</text:p>
          </table:table-cell>
          <table:table-cell office:value-type="float" office:value="15781" table:style-name="ce1">
            <text:p>15781</text:p>
          </table:table-cell>
          <table:table-cell office:value-type="float" office:value="4211" table:style-name="ce1">
            <text:p>4211</text:p>
          </table:table-cell>
          <table:table-cell office:value-type="float" office:value="14.12" table:style-name="ce1">
            <text:p>14,12</text:p>
          </table:table-cell>
          <table:table-cell office:value-type="float" office:value="6.34" table:style-name="ce1">
            <text:p>6,34</text:p>
          </table:table-cell>
          <table:table-cell office:value-type="float" office:value="20099" table:style-name="ce1">
            <text:p>20099</text:p>
          </table:table-cell>
          <table:table-cell office:value-type="float" office:value="5190" table:style-name="ce1">
            <text:p>5190</text:p>
          </table:table-cell>
          <table:table-cell office:value-type="float" office:value="14.57" table:style-name="ce1">
            <text:p>14,57</text:p>
          </table:table-cell>
          <table:table-cell office:value-type="float" office:value="5.58" table:style-name="ce1">
            <text:p>5,58</text:p>
          </table:table-cell>
          <table:table-cell office:value-type="float" office:value="21098" table:style-name="ce1">
            <text:p>21098</text:p>
          </table:table-cell>
          <table:table-cell office:value-type="float" office:value="3915" table:style-name="ce1">
            <text:p>3915</text:p>
          </table:table-cell>
          <table:table-cell office:value-type="float" office:value="9.16" table:style-name="ce1">
            <text:p>9,16</text:p>
          </table:table-cell>
          <table:table-cell office:value-type="float" office:value="0.75" table:style-name="ce1">
            <text:p>0,75</text:p>
          </table:table-cell>
          <table:table-cell office:value-type="float" office:value="2245" table:style-name="ce2">
            <text:p>2245</text:p>
          </table:table-cell>
          <table:table-cell office:value-type="float" office:value="497" table:style-name="ce1">
            <text:p>497</text:p>
          </table:table-cell>
          <table:table-cell office:value-type="float" office:value="12.17" table:style-name="ce1">
            <text:p>12,17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9710" table:style-name="ce1">
            <text:p>9710</text:p>
          </table:table-cell>
          <table:table-cell office:value-type="float" office:value="3485" table:style-name="ce1">
            <text:p>3485</text:p>
          </table:table-cell>
          <table:table-cell office:value-type="float" office:value="12.56" table:style-name="ce1">
            <text:p>12,56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7978" table:style-name="ce1">
            <text:p>7978</text:p>
          </table:table-cell>
          <table:table-cell office:value-type="float" office:value="2740" table:style-name="ce1">
            <text:p>2740</text:p>
          </table:table-cell>
          <table:table-cell office:value-type="float" office:value="13.97" table:style-name="ce1">
            <text:p>13,97</text:p>
          </table:table-cell>
          <table:table-cell office:value-type="float" office:value="5.29" table:style-name="ce1">
            <text:p>5,29</text:p>
          </table:table-cell>
          <table:table-cell office:value-type="float" office:value="5910" table:style-name="ce1">
            <text:p>5910</text:p>
          </table:table-cell>
          <table:table-cell office:value-type="float" office:value="3535" table:style-name="ce1">
            <text:p>3535</text:p>
          </table:table-cell>
          <table:table-cell office:value-type="float" office:value="15.09" table:style-name="ce1">
            <text:p>15,09</text:p>
          </table:table-cell>
          <table:table-cell office:value-type="float" office:value="6.55" table:style-name="ce1">
            <text:p>6,55</text:p>
          </table:table-cell>
          <table:table-cell office:value-type="float" office:value="8435" table:style-name="ce1">
            <text:p>8435</text:p>
          </table:table-cell>
          <table:table-cell office:value-type="float" office:value="5106" table:style-name="ce1">
            <text:p>5106</text:p>
          </table:table-cell>
          <table:table-cell office:value-type="float" office:value="9" table:style-name="ce1">
            <text:p>9</text:p>
          </table:table-cell>
          <table:table-cell office:value-type="float" office:value="1.31" table:style-name="ce1">
            <text:p>1,31</text:p>
          </table:table-cell>
          <table:table-cell office:value-type="float" office:value="10643" table:style-name="ce1">
            <text:p>10643</text:p>
          </table:table-cell>
          <table:table-cell office:value-type="float" office:value="968" table:style-name="ce1">
            <text:p>968</text:p>
          </table:table-cell>
          <table:table-cell office:value-type="float" office:value="23.23" table:style-name="ce1">
            <text:p>23,23</text:p>
          </table:table-cell>
          <table:table-cell office:value-type="float" office:value="14.12" table:style-name="ce1">
            <text:p>14,12</text:p>
          </table:table-cell>
          <table:table-cell office:value-type="float" office:value="23029" table:style-name="ce1">
            <text:p>23029</text:p>
          </table:table-cell>
          <table:table-cell office:value-type="float" office:value="10292" table:style-name="ce1">
            <text:p>10292</text:p>
          </table:table-cell>
          <table:table-cell office:value-type="float" office:value="27.4" table:style-name="ce1">
            <text:p>27,4</text:p>
          </table:table-cell>
          <table:table-cell office:value-type="float" office:value="18.59" table:style-name="ce1">
            <text:p>18,59</text:p>
          </table:table-cell>
          <table:table-cell office:value-type="float" office:value="30408" table:style-name="ce1">
            <text:p>30408</text:p>
          </table:table-cell>
          <table:table-cell office:value-type="float" office:value="12603" table:style-name="ce1">
            <text:p>12603</text:p>
          </table:table-cell>
          <table:table-cell office:value-type="float" office:value="34.81" table:style-name="ce1">
            <text:p>34,81</text:p>
          </table:table-cell>
          <table:table-cell office:value-type="float" office:value="25.9" table:style-name="ce3">
            <text:p>25,9</text:p>
          </table:table-cell>
          <table:table-cell office:value-type="float" office:value="30004" table:style-name="ce1">
            <text:p>30004</text:p>
          </table:table-cell>
          <table:table-cell office:value-type="float" office:value="16956" table:style-name="ce3">
            <text:p>16956</text:p>
          </table:table-cell>
          <table:table-cell office:value-type="float" office:value="65.59" table:style-name="ce3">
            <text:p>65,59</text:p>
          </table:table-cell>
          <table:table-cell office:value-type="float" office:value="24.03" table:style-name="ce1">
            <text:p>24,03</text:p>
          </table:table-cell>
          <table:table-cell office:value-type="float" office:value="30193" table:style-name="ce1">
            <text:p>30193</text:p>
          </table:table-cell>
          <table:table-cell office:value-type="float" office:value="11032" table:style-name="ce1">
            <text:p>11032</text:p>
          </table:table-cell>
          <table:table-cell office:value-type="float" office:value="51.03" table:style-name="ce1">
            <text:p>51,0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940196" table:style-name="ce3">
            <text:p>940196</text:p>
          </table:table-cell>
          <table:table-cell office:value-type="float" office:value="2915" table:style-name="ce1">
            <text:p>2915</text:p>
          </table:table-cell>
          <table:table-cell office:value-type="float" office:value="8.68" table:style-name="ce2">
            <text:p>8,68</text:p>
          </table:table-cell>
          <table:table-cell office:value-type="float" office:value="0.59" table:style-name="ce2">
            <text:p>0,59</text:p>
          </table:table-cell>
          <table:table-cell office:value-type="float" office:value="4680" table:style-name="ce1">
            <text:p>4680</text:p>
          </table:table-cell>
          <table:table-cell office:value-type="float" office:value="385" table:style-name="ce2">
            <text:p>385</text:p>
          </table:table-cell>
          <table:table-cell office:value-type="float" office:value="8.68" table:formula="of:=MIN([.$B196];[.$F196];[.$J196];[.$N196];[.$R196];[.$V196];[.$Z196];[.$AD196];[.$AH196];[.$AL196];[.$AP196];[.$AT196];[.$AX196];[.$BB196];[.$BF196])" table:style-name="ce1">
            <text:p>8,68</text:p>
          </table:table-cell>
          <table:table-cell office:value-type="float" office:value="0.59" table:formula="of:=MIN([.$C196];[.$G196];[.$K196];[.$O196];[.$S196];[.$W196];[.$AA196];[.$AE196];[.$AI196];[.$AM196];[.$AQ196];[.$AU196];[.$AY196];[.$BC196];[.$BG196])" table:style-name="ce1">
            <text:p>0,59</text:p>
          </table:table-cell>
          <table:table-cell office:value-type="float" office:value="2245" table:formula="of:=MIN([.$D196];[.$H196];[.$L196];[.$P196];[.$T196];[.$X196];[.$AB196];[.$AF196];[.$AJ196];[.$AN196];[.$AR196];[.$AV196];[.$AZ196];[.$BD196];[.$BH196])" table:style-name="ce1">
            <text:p>2245</text:p>
          </table:table-cell>
          <table:table-cell office:value-type="float" office:value="385" table:formula="of:=MIN([.$E196];[.$I196];[.$M196];[.$Q196];[.$U196];[.$Y196];[.$AC196];[.$AG196];[.$AK196];[.$AO196];[.$AS196];[.$AW196];[.$BA196];[.$BE196];[.$BI196])" table:style-name="ce1">
            <text:p>385</text:p>
          </table:table-cell>
          <table:table-cell office:value-type="float" office:value="14.12" table:formula="of:=MEDIAN([.$B196];[.$F196];[.$J196];[.$N196];[.$R196];[.$V196];[.$Z196];[.$AD196];[.$AH196];[.$AL196];[.$AP196];[.$AT196];[.$AX196];[.$BB196];[.$BF196])" table:style-name="ce1">
            <text:p>14,12</text:p>
          </table:table-cell>
          <table:table-cell office:value-type="float" office:value="5.58" table:formula="of:=MEDIAN([.$C196];[.$G196];[.$K196];[.$O196];[.$S196];[.$W196];[.$AA196];[.$AE196];[.$AI196];[.$AM196];[.$AQ196];[.$AU196];[.$AY196];[.$BC196];[.$BG196])" table:style-name="ce1">
            <text:p>5,58</text:p>
          </table:table-cell>
          <table:table-cell office:value-type="float" office:value="15781" table:formula="of:=MEDIAN([.$D196];[.$H196];[.$L196];[.$P196];[.$T196];[.$X196];[.$AB196];[.$AF196];[.$AJ196];[.$AN196];[.$AR196];[.$AV196];[.$AZ196];[.$BD196];[.$BH196])" table:style-name="ce1">
            <text:p>15781</text:p>
          </table:table-cell>
          <table:table-cell office:value-type="float" office:value="3915" table:formula="of:=MEDIAN([.$E196];[.$I196];[.$M196];[.$Q196];[.$U196];[.$Y196];[.$AC196];[.$AG196];[.$AK196];[.$AO196];[.$AS196];[.$AW196];[.$BA196];[.$BE196];[.$BI196])" table:style-name="ce1">
            <text:p>3915</text:p>
          </table:table-cell>
          <table:table-cell office:value-type="float" office:value="65.59" table:formula="of:=MAX([.$B196];[.$F196];[.$J196];[.$N196];[.$R196];[.$V196];[.$Z196];[.$AD196];[.$AH196];[.$AL196];[.$AP196];[.$AT196];[.$AX196];[.$BB196];[.$BF196])" table:style-name="ce1">
            <text:p>65,59</text:p>
          </table:table-cell>
          <table:table-cell office:value-type="float" office:value="25.9" table:formula="of:=MAX([.$C196];[.$G196];[.$K196];[.$O196];[.$S196];[.$W196];[.$AA196];[.$AE196];[.$AI196];[.$AM196];[.$AQ196];[.$AU196];[.$AY196];[.$BC196];[.$BG196])" table:style-name="ce1">
            <text:p>25,9</text:p>
          </table:table-cell>
          <table:table-cell office:value-type="float" office:value="940196" table:formula="of:=MAX([.$D196];[.$H196];[.$L196];[.$P196];[.$T196];[.$X196];[.$AB196];[.$AF196];[.$AJ196];[.$AN196];[.$AR196];[.$AV196];[.$AZ196];[.$BD196];[.$BH196])" table:style-name="ce1">
            <text:p>940196</text:p>
          </table:table-cell>
          <table:table-cell office:value-type="float" office:value="16956" table:formula="of:=MAX([.$E196];[.$I196];[.$M196];[.$Q196];[.$U196];[.$Y196];[.$AC196];[.$AG196];[.$AK196];[.$AO196];[.$AS196];[.$AW196];[.$BA196];[.$BE196];[.$BI196])" table:style-name="ce1">
            <text:p>1695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35_w1.lp</text:p>
          </table:table-cell>
          <table:table-cell office:value-type="float" office:value="1010.79" table:style-name="ce1">
            <text:p>1010,79</text:p>
          </table:table-cell>
          <table:table-cell office:value-type="float" office:value="1001.61" table:style-name="ce1">
            <text:p>1001,61</text:p>
          </table:table-cell>
          <table:table-cell office:value-type="float" office:value="2318982" table:style-name="ce1">
            <text:p>2318982</text:p>
          </table:table-cell>
          <table:table-cell office:value-type="float" office:value="699272" table:style-name="ce1">
            <text:p>699272</text:p>
          </table:table-cell>
          <table:table-cell office:value-type="float" office:value="1048.6600000000001" table:style-name="ce1">
            <text:p>1048,66</text:p>
          </table:table-cell>
          <table:table-cell office:value-type="float" office:value="1039.29" table:style-name="ce1">
            <text:p>1039,29</text:p>
          </table:table-cell>
          <table:table-cell office:value-type="float" office:value="4568139" table:style-name="ce1">
            <text:p>4568139</text:p>
          </table:table-cell>
          <table:table-cell office:value-type="float" office:value="809292" table:style-name="ce1">
            <text:p>809292</text:p>
          </table:table-cell>
          <table:table-cell office:value-type="float" office:value="112.01" table:style-name="ce2">
            <text:p>112,01</text:p>
          </table:table-cell>
          <table:table-cell office:value-type="float" office:value="102.11" table:style-name="ce2">
            <text:p>102,11</text:p>
          </table:table-cell>
          <table:table-cell office:value-type="float" office:value="341259" table:style-name="ce2">
            <text:p>341259</text:p>
          </table:table-cell>
          <table:table-cell office:value-type="float" office:value="97259" table:style-name="ce2">
            <text:p>97259</text:p>
          </table:table-cell>
          <table:table-cell office:value-type="float" office:value="676.29" table:style-name="ce1">
            <text:p>676,29</text:p>
          </table:table-cell>
          <table:table-cell office:value-type="float" office:value="666.46" table:style-name="ce1">
            <text:p>666,46</text:p>
          </table:table-cell>
          <table:table-cell office:value-type="float" office:value="1511551" table:style-name="ce1">
            <text:p>1511551</text:p>
          </table:table-cell>
          <table:table-cell office:value-type="float" office:value="485009" table:style-name="ce1">
            <text:p>485009</text:p>
          </table:table-cell>
          <table:table-cell office:value-type="float" office:value="520.27" table:style-name="ce1">
            <text:p>520,27</text:p>
          </table:table-cell>
          <table:table-cell office:value-type="float" office:value="511.58" table:style-name="ce1">
            <text:p>511,58</text:p>
          </table:table-cell>
          <table:table-cell office:value-type="float" office:value="1427950" table:style-name="ce1">
            <text:p>1427950</text:p>
          </table:table-cell>
          <table:table-cell office:value-type="float" office:value="398934" table:style-name="ce1">
            <text:p>398934</text:p>
          </table:table-cell>
          <table:table-cell office:value-type="float" office:value="301.58" table:style-name="ce1">
            <text:p>301,58</text:p>
          </table:table-cell>
          <table:table-cell office:value-type="float" office:value="292.99" table:style-name="ce1">
            <text:p>292,99</text:p>
          </table:table-cell>
          <table:table-cell office:value-type="float" office:value="1213716" table:style-name="ce1">
            <text:p>1213716</text:p>
          </table:table-cell>
          <table:table-cell office:value-type="float" office:value="264539" table:style-name="ce1">
            <text:p>264539</text:p>
          </table:table-cell>
          <table:table-cell office:value-type="float" office:value="6286.44" table:style-name="ce1">
            <text:p>6286,44</text:p>
          </table:table-cell>
          <table:table-cell office:value-type="float" office:value="6277.04" table:style-name="ce1">
            <text:p>6277,04</text:p>
          </table:table-cell>
          <table:table-cell office:value-type="float" office:value="4408174" table:style-name="ce1">
            <text:p>4408174</text:p>
          </table:table-cell>
          <table:table-cell office:value-type="float" office:value="3382970" table:style-name="ce1">
            <text:p>3382970</text:p>
          </table:table-cell>
          <table:table-cell office:value-type="float" office:value="2049.31" table:style-name="ce1">
            <text:p>2049,31</text:p>
          </table:table-cell>
          <table:table-cell office:value-type="float" office:value="2040.06" table:style-name="ce1">
            <text:p>2040,06</text:p>
          </table:table-cell>
          <table:table-cell office:value-type="float" office:value="1630315" table:style-name="ce1">
            <text:p>1630315</text:p>
          </table:table-cell>
          <table:table-cell office:value-type="float" office:value="1251840" table:style-name="ce1">
            <text:p>1251840</text:p>
          </table:table-cell>
          <table:table-cell office:value-type="float" office:value="730.02" table:style-name="ce1">
            <text:p>730,02</text:p>
          </table:table-cell>
          <table:table-cell office:value-type="float" office:value="720.57" table:style-name="ce1">
            <text:p>720,57</text:p>
          </table:table-cell>
          <table:table-cell office:value-type="float" office:value="1028121" table:style-name="ce1">
            <text:p>1028121</text:p>
          </table:table-cell>
          <table:table-cell office:value-type="float" office:value="510460" table:style-name="ce1">
            <text:p>510460</text:p>
          </table:table-cell>
          <table:table-cell office:value-type="float" office:value="351.98" table:style-name="ce1">
            <text:p>351,98</text:p>
          </table:table-cell>
          <table:table-cell office:value-type="float" office:value="342.91" table:style-name="ce1">
            <text:p>342,91</text:p>
          </table:table-cell>
          <table:table-cell office:value-type="float" office:value="702323" table:style-name="ce1">
            <text:p>702323</text:p>
          </table:table-cell>
          <table:table-cell office:value-type="float" office:value="266805" table:style-name="ce1">
            <text:p>266805</text:p>
          </table:table-cell>
          <table:table-cell office:value-type="float" office:value="265.52999999999997" table:style-name="ce1">
            <text:p>265,53</text:p>
          </table:table-cell>
          <table:table-cell office:value-type="float" office:value="255.55" table:style-name="ce1">
            <text:p>255,55</text:p>
          </table:table-cell>
          <table:table-cell office:value-type="float" office:value="661295" table:style-name="ce1">
            <text:p>661295</text:p>
          </table:table-cell>
          <table:table-cell office:value-type="float" office:value="217555" table:style-name="ce1">
            <text:p>21755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26739909" table:style-name="ce1">
            <text:p>126739909</text:p>
          </table:table-cell>
          <table:table-cell office:value-type="float" office:value="14426067" table:style-name="ce3">
            <text:p>14426067</text:p>
          </table:table-cell>
          <table:table-cell office:value-type="float" office:value="777.41" table:style-name="ce1">
            <text:p>777,41</text:p>
          </table:table-cell>
          <table:table-cell office:value-type="float" office:value="735.82" table:style-name="ce1">
            <text:p>735,82</text:p>
          </table:table-cell>
          <table:table-cell office:value-type="float" office:value="2543438" table:style-name="ce1">
            <text:p>2543438</text:p>
          </table:table-cell>
          <table:table-cell office:value-type="float" office:value="378961" table:style-name="ce1">
            <text:p>378961</text:p>
          </table:table-cell>
          <table:table-cell office:value-type="float" office:value="3676.85" table:style-name="ce1">
            <text:p>3676,85</text:p>
          </table:table-cell>
          <table:table-cell office:value-type="float" office:value="3624.56" table:style-name="ce1">
            <text:p>3624,56</text:p>
          </table:table-cell>
          <table:table-cell office:value-type="float" office:value="215751350" table:style-name="ce3">
            <text:p>215751350</text:p>
          </table:table-cell>
          <table:table-cell office:value-type="float" office:value="1369581" table:style-name="ce1">
            <text:p>1369581</text:p>
          </table:table-cell>
          <table:table-cell office:value-type="float" office:value="1839.97" table:style-name="ce1">
            <text:p>1839,97</text:p>
          </table:table-cell>
          <table:table-cell office:value-type="float" office:value="1830.98" table:style-name="ce1">
            <text:p>1830,98</text:p>
          </table:table-cell>
          <table:table-cell office:value-type="float" office:value="3841495" table:style-name="ce1">
            <text:p>3841495</text:p>
          </table:table-cell>
          <table:table-cell office:value-type="float" office:value="1181966" table:style-name="ce1">
            <text:p>1181966</text:p>
          </table:table-cell>
          <table:table-cell office:value-type="float" office:value="112.01" table:formula="of:=MIN([.$B197];[.$F197];[.$J197];[.$N197];[.$R197];[.$V197];[.$Z197];[.$AD197];[.$AH197];[.$AL197];[.$AP197];[.$AT197];[.$AX197];[.$BB197];[.$BF197])" table:style-name="ce1">
            <text:p>112,01</text:p>
          </table:table-cell>
          <table:table-cell office:value-type="float" office:value="102.11" table:formula="of:=MIN([.$C197];[.$G197];[.$K197];[.$O197];[.$S197];[.$W197];[.$AA197];[.$AE197];[.$AI197];[.$AM197];[.$AQ197];[.$AU197];[.$AY197];[.$BC197];[.$BG197])" table:style-name="ce1">
            <text:p>102,11</text:p>
          </table:table-cell>
          <table:table-cell office:value-type="float" office:value="341259" table:formula="of:=MIN([.$D197];[.$H197];[.$L197];[.$P197];[.$T197];[.$X197];[.$AB197];[.$AF197];[.$AJ197];[.$AN197];[.$AR197];[.$AV197];[.$AZ197];[.$BD197];[.$BH197])" table:style-name="ce1">
            <text:p>341259</text:p>
          </table:table-cell>
          <table:table-cell office:value-type="float" office:value="97259" table:formula="of:=MIN([.$E197];[.$I197];[.$M197];[.$Q197];[.$U197];[.$Y197];[.$AC197];[.$AG197];[.$AK197];[.$AO197];[.$AS197];[.$AW197];[.$BA197];[.$BE197];[.$BI197])" table:style-name="ce1">
            <text:p>97259</text:p>
          </table:table-cell>
          <table:table-cell office:value-type="float" office:value="777.41" table:formula="of:=MEDIAN([.$B197];[.$F197];[.$J197];[.$N197];[.$R197];[.$V197];[.$Z197];[.$AD197];[.$AH197];[.$AL197];[.$AP197];[.$AT197];[.$AX197];[.$BB197];[.$BF197])" table:style-name="ce1">
            <text:p>777,41</text:p>
          </table:table-cell>
          <table:table-cell office:value-type="float" office:value="735.82" table:formula="of:=MEDIAN([.$C197];[.$G197];[.$K197];[.$O197];[.$S197];[.$W197];[.$AA197];[.$AE197];[.$AI197];[.$AM197];[.$AQ197];[.$AU197];[.$AY197];[.$BC197];[.$BG197])" table:style-name="ce1">
            <text:p>735,82</text:p>
          </table:table-cell>
          <table:table-cell office:value-type="float" office:value="1630315" table:formula="of:=MEDIAN([.$D197];[.$H197];[.$L197];[.$P197];[.$T197];[.$X197];[.$AB197];[.$AF197];[.$AJ197];[.$AN197];[.$AR197];[.$AV197];[.$AZ197];[.$BD197];[.$BH197])" table:style-name="ce1">
            <text:p>1630315</text:p>
          </table:table-cell>
          <table:table-cell office:value-type="float" office:value="510460" table:formula="of:=MEDIAN([.$E197];[.$I197];[.$M197];[.$Q197];[.$U197];[.$Y197];[.$AC197];[.$AG197];[.$AK197];[.$AO197];[.$AS197];[.$AW197];[.$BA197];[.$BE197];[.$BI197])" table:style-name="ce1">
            <text:p>510460</text:p>
          </table:table-cell>
          <table:table-cell office:value-type="float" office:value="21600" table:formula="of:=MAX([.$B197];[.$F197];[.$J197];[.$N197];[.$R197];[.$V197];[.$Z197];[.$AD197];[.$AH197];[.$AL197];[.$AP197];[.$AT197];[.$AX197];[.$BB197];[.$BF197])" table:style-name="ce1">
            <text:p>21600</text:p>
          </table:table-cell>
          <table:table-cell office:value-type="float" office:value="21600" table:formula="of:=MAX([.$C197];[.$G197];[.$K197];[.$O197];[.$S197];[.$W197];[.$AA197];[.$AE197];[.$AI197];[.$AM197];[.$AQ197];[.$AU197];[.$AY197];[.$BC197];[.$BG197])" table:style-name="ce1">
            <text:p>21600</text:p>
          </table:table-cell>
          <table:table-cell office:value-type="float" office:value="215751350" table:formula="of:=MAX([.$D197];[.$H197];[.$L197];[.$P197];[.$T197];[.$X197];[.$AB197];[.$AF197];[.$AJ197];[.$AN197];[.$AR197];[.$AV197];[.$AZ197];[.$BD197];[.$BH197])" table:style-name="ce1">
            <text:p>215751350</text:p>
          </table:table-cell>
          <table:table-cell office:value-type="float" office:value="14426067" table:formula="of:=MAX([.$E197];[.$I197];[.$M197];[.$Q197];[.$U197];[.$Y197];[.$AC197];[.$AG197];[.$AK197];[.$AO197];[.$AS197];[.$AW197];[.$BA197];[.$BE197];[.$BI197])" table:style-name="ce1">
            <text:p>1442606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35_w3.lp</text:p>
          </table:table-cell>
          <table:table-cell office:value-type="float" office:value="87.58" table:style-name="ce1">
            <text:p>87,58</text:p>
          </table:table-cell>
          <table:table-cell office:value-type="float" office:value="77.849999999999994" table:style-name="ce1">
            <text:p>77,85</text:p>
          </table:table-cell>
          <table:table-cell office:value-type="float" office:value="291360" table:style-name="ce1">
            <text:p>291360</text:p>
          </table:table-cell>
          <table:table-cell office:value-type="float" office:value="49397" table:style-name="ce1">
            <text:p>49397</text:p>
          </table:table-cell>
          <table:table-cell office:value-type="float" office:value="440.68" table:style-name="ce1">
            <text:p>440,68</text:p>
          </table:table-cell>
          <table:table-cell office:value-type="float" office:value="432.64" table:style-name="ce1">
            <text:p>432,64</text:p>
          </table:table-cell>
          <table:table-cell office:value-type="float" office:value="1905539" table:style-name="ce1">
            <text:p>1905539</text:p>
          </table:table-cell>
          <table:table-cell office:value-type="float" office:value="265830" table:style-name="ce1">
            <text:p>265830</text:p>
          </table:table-cell>
          <table:table-cell office:value-type="float" office:value="24.74" table:style-name="ce1">
            <text:p>24,74</text:p>
          </table:table-cell>
          <table:table-cell office:value-type="float" office:value="15.28" table:style-name="ce1">
            <text:p>15,28</text:p>
          </table:table-cell>
          <table:table-cell office:value-type="float" office:value="69340" table:style-name="ce1">
            <text:p>69340</text:p>
          </table:table-cell>
          <table:table-cell office:value-type="float" office:value="10748" table:style-name="ce1">
            <text:p>10748</text:p>
          </table:table-cell>
          <table:table-cell office:value-type="float" office:value="764.25" table:style-name="ce1">
            <text:p>764,25</text:p>
          </table:table-cell>
          <table:table-cell office:value-type="float" office:value="756.15" table:style-name="ce1">
            <text:p>756,15</text:p>
          </table:table-cell>
          <table:table-cell office:value-type="float" office:value="745368" table:style-name="ce1">
            <text:p>745368</text:p>
          </table:table-cell>
          <table:table-cell office:value-type="float" office:value="384753" table:style-name="ce1">
            <text:p>384753</text:p>
          </table:table-cell>
          <table:table-cell office:value-type="float" office:value="87" table:style-name="ce1">
            <text:p>87</text:p>
          </table:table-cell>
          <table:table-cell office:value-type="float" office:value="78.52" table:style-name="ce1">
            <text:p>78,52</text:p>
          </table:table-cell>
          <table:table-cell office:value-type="float" office:value="216116" table:style-name="ce1">
            <text:p>216116</text:p>
          </table:table-cell>
          <table:table-cell office:value-type="float" office:value="48067" table:style-name="ce1">
            <text:p>48067</text:p>
          </table:table-cell>
          <table:table-cell office:value-type="float" office:value="71.790000000000006" table:style-name="ce1">
            <text:p>71,79</text:p>
          </table:table-cell>
          <table:table-cell office:value-type="float" office:value="63.38" table:style-name="ce1">
            <text:p>63,38</text:p>
          </table:table-cell>
          <table:table-cell office:value-type="float" office:value="128679" table:style-name="ce1">
            <text:p>128679</text:p>
          </table:table-cell>
          <table:table-cell office:value-type="float" office:value="39545" table:style-name="ce1">
            <text:p>39545</text:p>
          </table:table-cell>
          <table:table-cell office:value-type="float" office:value="11.27" table:style-name="ce2">
            <text:p>11,27</text:p>
          </table:table-cell>
          <table:table-cell office:value-type="float" office:value="1.51" table:style-name="ce2">
            <text:p>1,51</text:p>
          </table:table-cell>
          <table:table-cell office:value-type="float" office:value="2709" table:style-name="ce2">
            <text:p>2709</text:p>
          </table:table-cell>
          <table:table-cell office:value-type="float" office:value="921" table:style-name="ce2">
            <text:p>921</text:p>
          </table:table-cell>
          <table:table-cell office:value-type="float" office:value="452.95" table:style-name="ce1">
            <text:p>452,95</text:p>
          </table:table-cell>
          <table:table-cell office:value-type="float" office:value="444.06" table:style-name="ce1">
            <text:p>444,06</text:p>
          </table:table-cell>
          <table:table-cell office:value-type="float" office:value="315775" table:style-name="ce1">
            <text:p>315775</text:p>
          </table:table-cell>
          <table:table-cell office:value-type="float" office:value="243291" table:style-name="ce1">
            <text:p>243291</text:p>
          </table:table-cell>
          <table:table-cell office:value-type="float" office:value="237.19" table:style-name="ce1">
            <text:p>237,19</text:p>
          </table:table-cell>
          <table:table-cell office:value-type="float" office:value="227.9" table:style-name="ce1">
            <text:p>227,9</text:p>
          </table:table-cell>
          <table:table-cell office:value-type="float" office:value="268134" table:style-name="ce1">
            <text:p>268134</text:p>
          </table:table-cell>
          <table:table-cell office:value-type="float" office:value="119860" table:style-name="ce1">
            <text:p>119860</text:p>
          </table:table-cell>
          <table:table-cell office:value-type="float" office:value="214.56" table:style-name="ce1">
            <text:p>214,56</text:p>
          </table:table-cell>
          <table:table-cell office:value-type="float" office:value="205.06" table:style-name="ce1">
            <text:p>205,06</text:p>
          </table:table-cell>
          <table:table-cell office:value-type="float" office:value="596909" table:style-name="ce1">
            <text:p>596909</text:p>
          </table:table-cell>
          <table:table-cell office:value-type="float" office:value="119184" table:style-name="ce1">
            <text:p>119184</text:p>
          </table:table-cell>
          <table:table-cell office:value-type="float" office:value="476.03" table:style-name="ce1">
            <text:p>476,03</text:p>
          </table:table-cell>
          <table:table-cell office:value-type="float" office:value="467.04" table:style-name="ce1">
            <text:p>467,04</text:p>
          </table:table-cell>
          <table:table-cell office:value-type="float" office:value="1097480" table:style-name="ce1">
            <text:p>1097480</text:p>
          </table:table-cell>
          <table:table-cell office:value-type="float" office:value="270412" table:style-name="ce1">
            <text:p>270412</text:p>
          </table:table-cell>
          <table:table-cell office:value-type="float" office:value="265.87" table:style-name="ce1">
            <text:p>265,87</text:p>
          </table:table-cell>
          <table:table-cell office:value-type="float" office:value="257" table:style-name="ce1">
            <text:p>257</text:p>
          </table:table-cell>
          <table:table-cell office:value-type="float" office:value="187214" table:style-name="ce1">
            <text:p>187214</text:p>
          </table:table-cell>
          <table:table-cell office:value-type="float" office:value="136749" table:style-name="ce1">
            <text:p>136749</text:p>
          </table:table-cell>
          <table:table-cell office:value-type="float" office:value="129.9" table:style-name="ce1">
            <text:p>129,9</text:p>
          </table:table-cell>
          <table:table-cell office:value-type="float" office:value="82.11" table:style-name="ce1">
            <text:p>82,11</text:p>
          </table:table-cell>
          <table:table-cell office:value-type="float" office:value="459095" table:style-name="ce1">
            <text:p>459095</text:p>
          </table:table-cell>
          <table:table-cell office:value-type="float" office:value="32538" table:style-name="ce1">
            <text:p>32538</text:p>
          </table:table-cell>
          <table:table-cell office:value-type="float" office:value="6156.43" table:style-name="ce3">
            <text:p>6156,43</text:p>
          </table:table-cell>
          <table:table-cell office:value-type="float" office:value="6102.8" table:style-name="ce3">
            <text:p>6102,8</text:p>
          </table:table-cell>
          <table:table-cell office:value-type="float" office:value="989309453" table:style-name="ce3">
            <text:p>989309453</text:p>
          </table:table-cell>
          <table:table-cell office:value-type="float" office:value="1326626" table:style-name="ce3">
            <text:p>1326626</text:p>
          </table:table-cell>
          <table:table-cell office:value-type="float" office:value="12.73" table:style-name="ce1">
            <text:p>12,73</text:p>
          </table:table-cell>
          <table:table-cell office:value-type="float" office:value="4.09" table:style-name="ce1">
            <text:p>4,09</text:p>
          </table:table-cell>
          <table:table-cell office:value-type="float" office:value="26964" table:style-name="ce1">
            <text:p>26964</text:p>
          </table:table-cell>
          <table:table-cell office:value-type="float" office:value="3624" table:style-name="ce1">
            <text:p>3624</text:p>
          </table:table-cell>
          <table:table-cell office:value-type="float" office:value="11.27" table:formula="of:=MIN([.$B198];[.$F198];[.$J198];[.$N198];[.$R198];[.$V198];[.$Z198];[.$AD198];[.$AH198];[.$AL198];[.$AP198];[.$AT198];[.$AX198];[.$BB198];[.$BF198])" table:style-name="ce1">
            <text:p>11,27</text:p>
          </table:table-cell>
          <table:table-cell office:value-type="float" office:value="1.51" table:formula="of:=MIN([.$C198];[.$G198];[.$K198];[.$O198];[.$S198];[.$W198];[.$AA198];[.$AE198];[.$AI198];[.$AM198];[.$AQ198];[.$AU198];[.$AY198];[.$BC198];[.$BG198])" table:style-name="ce1">
            <text:p>1,51</text:p>
          </table:table-cell>
          <table:table-cell office:value-type="float" office:value="2709" table:formula="of:=MIN([.$D198];[.$H198];[.$L198];[.$P198];[.$T198];[.$X198];[.$AB198];[.$AF198];[.$AJ198];[.$AN198];[.$AR198];[.$AV198];[.$AZ198];[.$BD198];[.$BH198])" table:style-name="ce1">
            <text:p>2709</text:p>
          </table:table-cell>
          <table:table-cell office:value-type="float" office:value="921" table:formula="of:=MIN([.$E198];[.$I198];[.$M198];[.$Q198];[.$U198];[.$Y198];[.$AC198];[.$AG198];[.$AK198];[.$AO198];[.$AS198];[.$AW198];[.$BA198];[.$BE198];[.$BI198])" table:style-name="ce1">
            <text:p>921</text:p>
          </table:table-cell>
          <table:table-cell office:value-type="float" office:value="214.56" table:formula="of:=MEDIAN([.$B198];[.$F198];[.$J198];[.$N198];[.$R198];[.$V198];[.$Z198];[.$AD198];[.$AH198];[.$AL198];[.$AP198];[.$AT198];[.$AX198];[.$BB198];[.$BF198])" table:style-name="ce1">
            <text:p>214,56</text:p>
          </table:table-cell>
          <table:table-cell office:value-type="float" office:value="205.06" table:formula="of:=MEDIAN([.$C198];[.$G198];[.$K198];[.$O198];[.$S198];[.$W198];[.$AA198];[.$AE198];[.$AI198];[.$AM198];[.$AQ198];[.$AU198];[.$AY198];[.$BC198];[.$BG198])" table:style-name="ce1">
            <text:p>205,06</text:p>
          </table:table-cell>
          <table:table-cell office:value-type="float" office:value="291360" table:formula="of:=MEDIAN([.$D198];[.$H198];[.$L198];[.$P198];[.$T198];[.$X198];[.$AB198];[.$AF198];[.$AJ198];[.$AN198];[.$AR198];[.$AV198];[.$AZ198];[.$BD198];[.$BH198])" table:style-name="ce1">
            <text:p>291360</text:p>
          </table:table-cell>
          <table:table-cell office:value-type="float" office:value="119184" table:formula="of:=MEDIAN([.$E198];[.$I198];[.$M198];[.$Q198];[.$U198];[.$Y198];[.$AC198];[.$AG198];[.$AK198];[.$AO198];[.$AS198];[.$AW198];[.$BA198];[.$BE198];[.$BI198])" table:style-name="ce1">
            <text:p>119184</text:p>
          </table:table-cell>
          <table:table-cell office:value-type="float" office:value="6156.43" table:formula="of:=MAX([.$B198];[.$F198];[.$J198];[.$N198];[.$R198];[.$V198];[.$Z198];[.$AD198];[.$AH198];[.$AL198];[.$AP198];[.$AT198];[.$AX198];[.$BB198];[.$BF198])" table:style-name="ce1">
            <text:p>6156,43</text:p>
          </table:table-cell>
          <table:table-cell office:value-type="float" office:value="6102.8" table:formula="of:=MAX([.$C198];[.$G198];[.$K198];[.$O198];[.$S198];[.$W198];[.$AA198];[.$AE198];[.$AI198];[.$AM198];[.$AQ198];[.$AU198];[.$AY198];[.$BC198];[.$BG198])" table:style-name="ce1">
            <text:p>6102,8</text:p>
          </table:table-cell>
          <table:table-cell office:value-type="float" office:value="989309453" table:formula="of:=MAX([.$D198];[.$H198];[.$L198];[.$P198];[.$T198];[.$X198];[.$AB198];[.$AF198];[.$AJ198];[.$AN198];[.$AR198];[.$AV198];[.$AZ198];[.$BD198];[.$BH198])" table:style-name="ce1">
            <text:p>989309453</text:p>
          </table:table-cell>
          <table:table-cell office:value-type="float" office:value="1326626" table:formula="of:=MAX([.$E198];[.$I198];[.$M198];[.$Q198];[.$U198];[.$Y198];[.$AC198];[.$AG198];[.$AK198];[.$AO198];[.$AS198];[.$AW198];[.$BA198];[.$BE198];[.$BI198])" table:style-name="ce1">
            <text:p>132662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5_a35_w4.lp</text:p>
          </table:table-cell>
          <table:table-cell office:value-type="float" office:value="8.06" table:style-name="ce1">
            <text:p>8,06</text:p>
          </table:table-cell>
          <table:table-cell office:value-type="float" office:value="0.48" table:style-name="ce1">
            <text:p>0,48</text:p>
          </table:table-cell>
          <table:table-cell office:value-type="float" office:value="4338" table:style-name="ce1">
            <text:p>4338</text:p>
          </table:table-cell>
          <table:table-cell office:value-type="float" office:value="479" table:style-name="ce1">
            <text:p>479</text:p>
          </table:table-cell>
          <table:table-cell office:value-type="float" office:value="13.29" table:style-name="ce1">
            <text:p>13,29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26900" table:style-name="ce1">
            <text:p>26900</text:p>
          </table:table-cell>
          <table:table-cell office:value-type="float" office:value="4435" table:style-name="ce1">
            <text:p>4435</text:p>
          </table:table-cell>
          <table:table-cell office:value-type="float" office:value="11.33" table:style-name="ce1">
            <text:p>11,33</text:p>
          </table:table-cell>
          <table:table-cell office:value-type="float" office:value="4.09" table:style-name="ce1">
            <text:p>4,09</text:p>
          </table:table-cell>
          <table:table-cell office:value-type="float" office:value="18653" table:style-name="ce1">
            <text:p>18653</text:p>
          </table:table-cell>
          <table:table-cell office:value-type="float" office:value="4287" table:style-name="ce1">
            <text:p>4287</text:p>
          </table:table-cell>
          <table:table-cell office:value-type="float" office:value="14.64" table:style-name="ce1">
            <text:p>14,64</text:p>
          </table:table-cell>
          <table:table-cell office:value-type="float" office:value="6.94" table:style-name="ce1">
            <text:p>6,94</text:p>
          </table:table-cell>
          <table:table-cell office:value-type="float" office:value="29643" table:style-name="ce1">
            <text:p>29643</text:p>
          </table:table-cell>
          <table:table-cell office:value-type="float" office:value="6567" table:style-name="ce1">
            <text:p>6567</text:p>
          </table:table-cell>
          <table:table-cell office:value-type="float" office:value="8.27" table:style-name="ce1">
            <text:p>8,27</text:p>
          </table:table-cell>
          <table:table-cell office:value-type="float" office:value="0.2" table:style-name="ce2">
            <text:p>0,2</text:p>
          </table:table-cell>
          <table:table-cell office:value-type="float" office:value="3410" table:style-name="ce1">
            <text:p>3410</text:p>
          </table:table-cell>
          <table:table-cell office:value-type="float" office:value="108" table:style-name="ce2">
            <text:p>108</text:p>
          </table:table-cell>
          <table:table-cell office:value-type="float" office:value="9.98" table:style-name="ce1">
            <text:p>9,98</text:p>
          </table:table-cell>
          <table:table-cell office:value-type="float" office:value="2.37" table:style-name="ce1">
            <text:p>2,37</text:p>
          </table:table-cell>
          <table:table-cell office:value-type="float" office:value="11632" table:style-name="ce1">
            <text:p>11632</text:p>
          </table:table-cell>
          <table:table-cell office:value-type="float" office:value="2208" table:style-name="ce1">
            <text:p>2208</text:p>
          </table:table-cell>
          <table:table-cell office:value-type="float" office:value="9.19" table:style-name="ce1">
            <text:p>9,19</text:p>
          </table:table-cell>
          <table:table-cell office:value-type="float" office:value="2" table:style-name="ce1">
            <text:p>2</text:p>
          </table:table-cell>
          <table:table-cell office:value-type="float" office:value="4731" table:style-name="ce1">
            <text:p>4731</text:p>
          </table:table-cell>
          <table:table-cell office:value-type="float" office:value="1803" table:style-name="ce1">
            <text:p>1803</text:p>
          </table:table-cell>
          <table:table-cell office:value-type="float" office:value="7.33" table:style-name="ce2">
            <text:p>7,33</text:p>
          </table:table-cell>
          <table:table-cell office:value-type="float" office:value="0.22" table:style-name="ce1">
            <text:p>0,22</text:p>
          </table:table-cell>
          <table:table-cell office:value-type="float" office:value="1334" table:style-name="ce2">
            <text:p>1334</text:p>
          </table:table-cell>
          <table:table-cell office:value-type="float" office:value="177" table:style-name="ce1">
            <text:p>177</text:p>
          </table:table-cell>
          <table:table-cell office:value-type="float" office:value="15.33" table:style-name="ce1">
            <text:p>15,33</text:p>
          </table:table-cell>
          <table:table-cell office:value-type="float" office:value="7.08" table:style-name="ce1">
            <text:p>7,08</text:p>
          </table:table-cell>
          <table:table-cell office:value-type="float" office:value="26150" table:style-name="ce1">
            <text:p>26150</text:p>
          </table:table-cell>
          <table:table-cell office:value-type="float" office:value="6073" table:style-name="ce1">
            <text:p>6073</text:p>
          </table:table-cell>
          <table:table-cell office:value-type="float" office:value="9.17" table:style-name="ce1">
            <text:p>9,17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6912" table:style-name="ce1">
            <text:p>6912</text:p>
          </table:table-cell>
          <table:table-cell office:value-type="float" office:value="1019" table:style-name="ce1">
            <text:p>1019</text:p>
          </table:table-cell>
          <table:table-cell office:value-type="float" office:value="7.69" table:style-name="ce1">
            <text:p>7,69</text:p>
          </table:table-cell>
          <table:table-cell office:value-type="float" office:value="0.38" table:style-name="ce1">
            <text:p>0,38</text:p>
          </table:table-cell>
          <table:table-cell office:value-type="float" office:value="4474" table:style-name="ce1">
            <text:p>4474</text:p>
          </table:table-cell>
          <table:table-cell office:value-type="float" office:value="410" table:style-name="ce1">
            <text:p>410</text:p>
          </table:table-cell>
          <table:table-cell office:value-type="float" office:value="17.79" table:style-name="ce1">
            <text:p>17,79</text:p>
          </table:table-cell>
          <table:table-cell office:value-type="float" office:value="9.76" table:style-name="ce1">
            <text:p>9,76</text:p>
          </table:table-cell>
          <table:table-cell office:value-type="float" office:value="26188" table:style-name="ce1">
            <text:p>26188</text:p>
          </table:table-cell>
          <table:table-cell office:value-type="float" office:value="10229" table:style-name="ce1">
            <text:p>10229</text:p>
          </table:table-cell>
          <table:table-cell office:value-type="float" office:value="50.72" table:style-name="ce1">
            <text:p>50,72</text:p>
          </table:table-cell>
          <table:table-cell office:value-type="float" office:value="11.86" table:style-name="ce1">
            <text:p>11,86</text:p>
          </table:table-cell>
          <table:table-cell office:value-type="float" office:value="48720" table:style-name="ce1">
            <text:p>48720</text:p>
          </table:table-cell>
          <table:table-cell office:value-type="float" office:value="6524" table:style-name="ce1">
            <text:p>6524</text:p>
          </table:table-cell>
          <table:table-cell office:value-type="float" office:value="58.06" table:style-name="ce3">
            <text:p>58,06</text:p>
          </table:table-cell>
          <table:table-cell office:value-type="float" office:value="20.99" table:style-name="ce3">
            <text:p>20,99</text:p>
          </table:table-cell>
          <table:table-cell office:value-type="float" office:value="699264" table:style-name="ce3">
            <text:p>699264</text:p>
          </table:table-cell>
          <table:table-cell office:value-type="float" office:value="11791" table:style-name="ce3">
            <text:p>11791</text:p>
          </table:table-cell>
          <table:table-cell office:value-type="float" office:value="8.99" table:style-name="ce1">
            <text:p>8,99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3685" table:style-name="ce1">
            <text:p>13685</text:p>
          </table:table-cell>
          <table:table-cell office:value-type="float" office:value="1102" table:style-name="ce1">
            <text:p>1102</text:p>
          </table:table-cell>
          <table:table-cell office:value-type="float" office:value="7.33" table:formula="of:=MIN([.$B199];[.$F199];[.$J199];[.$N199];[.$R199];[.$V199];[.$Z199];[.$AD199];[.$AH199];[.$AL199];[.$AP199];[.$AT199];[.$AX199];[.$BB199];[.$BF199])" table:style-name="ce1">
            <text:p>7,33</text:p>
          </table:table-cell>
          <table:table-cell office:value-type="float" office:value="0.2" table:formula="of:=MIN([.$C199];[.$G199];[.$K199];[.$O199];[.$S199];[.$W199];[.$AA199];[.$AE199];[.$AI199];[.$AM199];[.$AQ199];[.$AU199];[.$AY199];[.$BC199];[.$BG199])" table:style-name="ce1">
            <text:p>0,2</text:p>
          </table:table-cell>
          <table:table-cell office:value-type="float" office:value="1334" table:formula="of:=MIN([.$D199];[.$H199];[.$L199];[.$P199];[.$T199];[.$X199];[.$AB199];[.$AF199];[.$AJ199];[.$AN199];[.$AR199];[.$AV199];[.$AZ199];[.$BD199];[.$BH199])" table:style-name="ce1">
            <text:p>1334</text:p>
          </table:table-cell>
          <table:table-cell office:value-type="float" office:value="108" table:formula="of:=MIN([.$E199];[.$I199];[.$M199];[.$Q199];[.$U199];[.$Y199];[.$AC199];[.$AG199];[.$AK199];[.$AO199];[.$AS199];[.$AW199];[.$BA199];[.$BE199];[.$BI199])" table:style-name="ce1">
            <text:p>108</text:p>
          </table:table-cell>
          <table:table-cell office:value-type="float" office:value="9.98" table:formula="of:=MEDIAN([.$B199];[.$F199];[.$J199];[.$N199];[.$R199];[.$V199];[.$Z199];[.$AD199];[.$AH199];[.$AL199];[.$AP199];[.$AT199];[.$AX199];[.$BB199];[.$BF199])" table:style-name="ce1">
            <text:p>9,98</text:p>
          </table:table-cell>
          <table:table-cell office:value-type="float" office:value="2.37" table:formula="of:=MEDIAN([.$C199];[.$G199];[.$K199];[.$O199];[.$S199];[.$W199];[.$AA199];[.$AE199];[.$AI199];[.$AM199];[.$AQ199];[.$AU199];[.$AY199];[.$BC199];[.$BG199])" table:style-name="ce1">
            <text:p>2,37</text:p>
          </table:table-cell>
          <table:table-cell office:value-type="float" office:value="13685" table:formula="of:=MEDIAN([.$D199];[.$H199];[.$L199];[.$P199];[.$T199];[.$X199];[.$AB199];[.$AF199];[.$AJ199];[.$AN199];[.$AR199];[.$AV199];[.$AZ199];[.$BD199];[.$BH199])" table:style-name="ce1">
            <text:p>13685</text:p>
          </table:table-cell>
          <table:table-cell office:value-type="float" office:value="2208" table:formula="of:=MEDIAN([.$E199];[.$I199];[.$M199];[.$Q199];[.$U199];[.$Y199];[.$AC199];[.$AG199];[.$AK199];[.$AO199];[.$AS199];[.$AW199];[.$BA199];[.$BE199];[.$BI199])" table:style-name="ce1">
            <text:p>2208</text:p>
          </table:table-cell>
          <table:table-cell office:value-type="float" office:value="58.06" table:formula="of:=MAX([.$B199];[.$F199];[.$J199];[.$N199];[.$R199];[.$V199];[.$Z199];[.$AD199];[.$AH199];[.$AL199];[.$AP199];[.$AT199];[.$AX199];[.$BB199];[.$BF199])" table:style-name="ce1">
            <text:p>58,06</text:p>
          </table:table-cell>
          <table:table-cell office:value-type="float" office:value="20.99" table:formula="of:=MAX([.$C199];[.$G199];[.$K199];[.$O199];[.$S199];[.$W199];[.$AA199];[.$AE199];[.$AI199];[.$AM199];[.$AQ199];[.$AU199];[.$AY199];[.$BC199];[.$BG199])" table:style-name="ce1">
            <text:p>20,99</text:p>
          </table:table-cell>
          <table:table-cell office:value-type="float" office:value="699264" table:formula="of:=MAX([.$D199];[.$H199];[.$L199];[.$P199];[.$T199];[.$X199];[.$AB199];[.$AF199];[.$AJ199];[.$AN199];[.$AR199];[.$AV199];[.$AZ199];[.$BD199];[.$BH199])" table:style-name="ce1">
            <text:p>699264</text:p>
          </table:table-cell>
          <table:table-cell office:value-type="float" office:value="11791" table:formula="of:=MAX([.$E199];[.$I199];[.$M199];[.$Q199];[.$U199];[.$Y199];[.$AC199];[.$AG199];[.$AK199];[.$AO199];[.$AS199];[.$AW199];[.$BA199];[.$BE199];[.$BI199])" table:style-name="ce1">
            <text:p>11791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6_a15_w1.lp</text:p>
          </table:table-cell>
          <table:table-cell office:value-type="float" office:value="9.32" table:style-name="ce1">
            <text:p>9,32</text:p>
          </table:table-cell>
          <table:table-cell office:value-type="float" office:value="5.65" table:style-name="ce1">
            <text:p>5,65</text:p>
          </table:table-cell>
          <table:table-cell office:value-type="float" office:value="35047" table:style-name="ce1">
            <text:p>35047</text:p>
          </table:table-cell>
          <table:table-cell office:value-type="float" office:value="12712" table:style-name="ce1">
            <text:p>12712</text:p>
          </table:table-cell>
          <table:table-cell office:value-type="float" office:value="25.7" table:style-name="ce1">
            <text:p>25,7</text:p>
          </table:table-cell>
          <table:table-cell office:value-type="float" office:value="22.09" table:style-name="ce1">
            <text:p>22,09</text:p>
          </table:table-cell>
          <table:table-cell office:value-type="float" office:value="98122" table:style-name="ce1">
            <text:p>98122</text:p>
          </table:table-cell>
          <table:table-cell office:value-type="float" office:value="37296" table:style-name="ce1">
            <text:p>37296</text:p>
          </table:table-cell>
          <table:table-cell office:value-type="float" office:value="13.59" table:style-name="ce1">
            <text:p>13,59</text:p>
          </table:table-cell>
          <table:table-cell office:value-type="float" office:value="10.19" table:style-name="ce1">
            <text:p>10,19</text:p>
          </table:table-cell>
          <table:table-cell office:value-type="float" office:value="53774" table:style-name="ce1">
            <text:p>53774</text:p>
          </table:table-cell>
          <table:table-cell office:value-type="float" office:value="18807" table:style-name="ce1">
            <text:p>18807</text:p>
          </table:table-cell>
          <table:table-cell office:value-type="float" office:value="14.35" table:style-name="ce1">
            <text:p>14,35</text:p>
          </table:table-cell>
          <table:table-cell office:value-type="float" office:value="10.74" table:style-name="ce1">
            <text:p>10,74</text:p>
          </table:table-cell>
          <table:table-cell office:value-type="float" office:value="31313" table:style-name="ce1">
            <text:p>31313</text:p>
          </table:table-cell>
          <table:table-cell office:value-type="float" office:value="19100" table:style-name="ce1">
            <text:p>19100</text:p>
          </table:table-cell>
          <table:table-cell office:value-type="float" office:value="24.71" table:style-name="ce1">
            <text:p>24,71</text:p>
          </table:table-cell>
          <table:table-cell office:value-type="float" office:value="21.43" table:style-name="ce1">
            <text:p>21,43</text:p>
          </table:table-cell>
          <table:table-cell office:value-type="float" office:value="86284" table:style-name="ce1">
            <text:p>86284</text:p>
          </table:table-cell>
          <table:table-cell office:value-type="float" office:value="41921" table:style-name="ce1">
            <text:p>41921</text:p>
          </table:table-cell>
          <table:table-cell office:value-type="float" office:value="8.77" table:style-name="ce1">
            <text:p>8,77</text:p>
          </table:table-cell>
          <table:table-cell office:value-type="float" office:value="5.03" table:style-name="ce1">
            <text:p>5,03</text:p>
          </table:table-cell>
          <table:table-cell office:value-type="float" office:value="16983" table:style-name="ce1">
            <text:p>16983</text:p>
          </table:table-cell>
          <table:table-cell office:value-type="float" office:value="10007" table:style-name="ce1">
            <text:p>10007</text:p>
          </table:table-cell>
          <table:table-cell office:value-type="float" office:value="7.05" table:style-name="ce1">
            <text:p>7,05</text:p>
          </table:table-cell>
          <table:table-cell office:value-type="float" office:value="3.27" table:style-name="ce1">
            <text:p>3,27</text:p>
          </table:table-cell>
          <table:table-cell office:value-type="float" office:value="11392" table:style-name="ce1">
            <text:p>11392</text:p>
          </table:table-cell>
          <table:table-cell office:value-type="float" office:value="7120" table:style-name="ce1">
            <text:p>7120</text:p>
          </table:table-cell>
          <table:table-cell office:value-type="float" office:value="11.29" table:style-name="ce1">
            <text:p>11,29</text:p>
          </table:table-cell>
          <table:table-cell office:value-type="float" office:value="7.53" table:style-name="ce1">
            <text:p>7,53</text:p>
          </table:table-cell>
          <table:table-cell office:value-type="float" office:value="22632" table:style-name="ce1">
            <text:p>22632</text:p>
          </table:table-cell>
          <table:table-cell office:value-type="float" office:value="14211" table:style-name="ce1">
            <text:p>14211</text:p>
          </table:table-cell>
          <table:table-cell office:value-type="float" office:value="23.38" table:style-name="ce1">
            <text:p>23,38</text:p>
          </table:table-cell>
          <table:table-cell office:value-type="float" office:value="19.88" table:style-name="ce1">
            <text:p>19,88</text:p>
          </table:table-cell>
          <table:table-cell office:value-type="float" office:value="74668" table:style-name="ce1">
            <text:p>74668</text:p>
          </table:table-cell>
          <table:table-cell office:value-type="float" office:value="35679" table:style-name="ce1">
            <text:p>35679</text:p>
          </table:table-cell>
          <table:table-cell office:value-type="float" office:value="14.78" table:style-name="ce1">
            <text:p>14,78</text:p>
          </table:table-cell>
          <table:table-cell office:value-type="float" office:value="11.19" table:style-name="ce1">
            <text:p>11,19</text:p>
          </table:table-cell>
          <table:table-cell office:value-type="float" office:value="31837" table:style-name="ce1">
            <text:p>31837</text:p>
          </table:table-cell>
          <table:table-cell office:value-type="float" office:value="19544" table:style-name="ce1">
            <text:p>19544</text:p>
          </table:table-cell>
          <table:table-cell office:value-type="float" office:value="5.14" table:style-name="ce2">
            <text:p>5,14</text:p>
          </table:table-cell>
          <table:table-cell office:value-type="float" office:value="1.55" table:style-name="ce2">
            <text:p>1,55</text:p>
          </table:table-cell>
          <table:table-cell office:value-type="float" office:value="7384" table:style-name="ce2">
            <text:p>7384</text:p>
          </table:table-cell>
          <table:table-cell office:value-type="float" office:value="3639" table:style-name="ce2">
            <text:p>3639</text:p>
          </table:table-cell>
          <table:table-cell office:value-type="float" office:value="69" table:style-name="ce1">
            <text:p>69</text:p>
          </table:table-cell>
          <table:table-cell office:value-type="float" office:value="65.52" table:style-name="ce1">
            <text:p>65,52</text:p>
          </table:table-cell>
          <table:table-cell office:value-type="float" office:value="341352" table:style-name="ce1">
            <text:p>341352</text:p>
          </table:table-cell>
          <table:table-cell office:value-type="float" office:value="126735" table:style-name="ce3">
            <text:p>126735</text:p>
          </table:table-cell>
          <table:table-cell office:value-type="float" office:value="23.26" table:style-name="ce1">
            <text:p>23,26</text:p>
          </table:table-cell>
          <table:table-cell office:value-type="float" office:value="5.73" table:style-name="ce1">
            <text:p>5,73</text:p>
          </table:table-cell>
          <table:table-cell office:value-type="float" office:value="15090" table:style-name="ce1">
            <text:p>15090</text:p>
          </table:table-cell>
          <table:table-cell office:value-type="float" office:value="7697" table:style-name="ce1">
            <text:p>7697</text:p>
          </table:table-cell>
          <table:table-cell office:value-type="float" office:value="112.04" table:style-name="ce3">
            <text:p>112,04</text:p>
          </table:table-cell>
          <table:table-cell office:value-type="float" office:value="91.65" table:style-name="ce3">
            <text:p>91,65</text:p>
          </table:table-cell>
          <table:table-cell office:value-type="float" office:value="2858576" table:style-name="ce3">
            <text:p>2858576</text:p>
          </table:table-cell>
          <table:table-cell office:value-type="float" office:value="65195" table:style-name="ce1">
            <text:p>65195</text:p>
          </table:table-cell>
          <table:table-cell office:value-type="float" office:value="6.31" table:style-name="ce1">
            <text:p>6,31</text:p>
          </table:table-cell>
          <table:table-cell office:value-type="float" office:value="3.52" table:style-name="ce1">
            <text:p>3,52</text:p>
          </table:table-cell>
          <table:table-cell office:value-type="float" office:value="18196" table:style-name="ce1">
            <text:p>18196</text:p>
          </table:table-cell>
          <table:table-cell office:value-type="float" office:value="10679" table:style-name="ce1">
            <text:p>10679</text:p>
          </table:table-cell>
          <table:table-cell office:value-type="float" office:value="5.14" table:formula="of:=MIN([.$B200];[.$F200];[.$J200];[.$N200];[.$R200];[.$V200];[.$Z200];[.$AD200];[.$AH200];[.$AL200];[.$AP200];[.$AT200];[.$AX200];[.$BB200];[.$BF200])" table:style-name="ce1">
            <text:p>5,14</text:p>
          </table:table-cell>
          <table:table-cell office:value-type="float" office:value="1.55" table:formula="of:=MIN([.$C200];[.$G200];[.$K200];[.$O200];[.$S200];[.$W200];[.$AA200];[.$AE200];[.$AI200];[.$AM200];[.$AQ200];[.$AU200];[.$AY200];[.$BC200];[.$BG200])" table:style-name="ce1">
            <text:p>1,55</text:p>
          </table:table-cell>
          <table:table-cell office:value-type="float" office:value="7384" table:formula="of:=MIN([.$D200];[.$H200];[.$L200];[.$P200];[.$T200];[.$X200];[.$AB200];[.$AF200];[.$AJ200];[.$AN200];[.$AR200];[.$AV200];[.$AZ200];[.$BD200];[.$BH200])" table:style-name="ce1">
            <text:p>7384</text:p>
          </table:table-cell>
          <table:table-cell office:value-type="float" office:value="3639" table:formula="of:=MIN([.$E200];[.$I200];[.$M200];[.$Q200];[.$U200];[.$Y200];[.$AC200];[.$AG200];[.$AK200];[.$AO200];[.$AS200];[.$AW200];[.$BA200];[.$BE200];[.$BI200])" table:style-name="ce1">
            <text:p>3639</text:p>
          </table:table-cell>
          <table:table-cell office:value-type="float" office:value="14.35" table:formula="of:=MEDIAN([.$B200];[.$F200];[.$J200];[.$N200];[.$R200];[.$V200];[.$Z200];[.$AD200];[.$AH200];[.$AL200];[.$AP200];[.$AT200];[.$AX200];[.$BB200];[.$BF200])" table:style-name="ce1">
            <text:p>14,35</text:p>
          </table:table-cell>
          <table:table-cell office:value-type="float" office:value="10.19" table:formula="of:=MEDIAN([.$C200];[.$G200];[.$K200];[.$O200];[.$S200];[.$W200];[.$AA200];[.$AE200];[.$AI200];[.$AM200];[.$AQ200];[.$AU200];[.$AY200];[.$BC200];[.$BG200])" table:style-name="ce1">
            <text:p>10,19</text:p>
          </table:table-cell>
          <table:table-cell office:value-type="float" office:value="31837" table:formula="of:=MEDIAN([.$D200];[.$H200];[.$L200];[.$P200];[.$T200];[.$X200];[.$AB200];[.$AF200];[.$AJ200];[.$AN200];[.$AR200];[.$AV200];[.$AZ200];[.$BD200];[.$BH200])" table:style-name="ce1">
            <text:p>31837</text:p>
          </table:table-cell>
          <table:table-cell office:value-type="float" office:value="18807" table:formula="of:=MEDIAN([.$E200];[.$I200];[.$M200];[.$Q200];[.$U200];[.$Y200];[.$AC200];[.$AG200];[.$AK200];[.$AO200];[.$AS200];[.$AW200];[.$BA200];[.$BE200];[.$BI200])" table:style-name="ce1">
            <text:p>18807</text:p>
          </table:table-cell>
          <table:table-cell office:value-type="float" office:value="112.04" table:formula="of:=MAX([.$B200];[.$F200];[.$J200];[.$N200];[.$R200];[.$V200];[.$Z200];[.$AD200];[.$AH200];[.$AL200];[.$AP200];[.$AT200];[.$AX200];[.$BB200];[.$BF200])" table:style-name="ce1">
            <text:p>112,04</text:p>
          </table:table-cell>
          <table:table-cell office:value-type="float" office:value="91.65" table:formula="of:=MAX([.$C200];[.$G200];[.$K200];[.$O200];[.$S200];[.$W200];[.$AA200];[.$AE200];[.$AI200];[.$AM200];[.$AQ200];[.$AU200];[.$AY200];[.$BC200];[.$BG200])" table:style-name="ce1">
            <text:p>91,65</text:p>
          </table:table-cell>
          <table:table-cell office:value-type="float" office:value="2858576" table:formula="of:=MAX([.$D200];[.$H200];[.$L200];[.$P200];[.$T200];[.$X200];[.$AB200];[.$AF200];[.$AJ200];[.$AN200];[.$AR200];[.$AV200];[.$AZ200];[.$BD200];[.$BH200])" table:style-name="ce1">
            <text:p>2858576</text:p>
          </table:table-cell>
          <table:table-cell office:value-type="float" office:value="126735" table:formula="of:=MAX([.$E200];[.$I200];[.$M200];[.$Q200];[.$U200];[.$Y200];[.$AC200];[.$AG200];[.$AK200];[.$AO200];[.$AS200];[.$AW200];[.$BA200];[.$BE200];[.$BI200])" table:style-name="ce1">
            <text:p>12673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6_a20_w1.lp</text:p>
          </table:table-cell>
          <table:table-cell office:value-type="float" office:value="18.68" table:style-name="ce1">
            <text:p>18,68</text:p>
          </table:table-cell>
          <table:table-cell office:value-type="float" office:value="13.72" table:style-name="ce1">
            <text:p>13,72</text:p>
          </table:table-cell>
          <table:table-cell office:value-type="float" office:value="184452" table:style-name="ce1">
            <text:p>184452</text:p>
          </table:table-cell>
          <table:table-cell office:value-type="float" office:value="21320" table:style-name="ce1">
            <text:p>21320</text:p>
          </table:table-cell>
          <table:table-cell office:value-type="float" office:value="13.85" table:style-name="ce1">
            <text:p>13,85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36328" table:style-name="ce1">
            <text:p>36328</text:p>
          </table:table-cell>
          <table:table-cell office:value-type="float" office:value="15354" table:style-name="ce1">
            <text:p>15354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4.33" table:style-name="ce1">
            <text:p>14,33</text:p>
          </table:table-cell>
          <table:table-cell office:value-type="float" office:value="112777" table:style-name="ce1">
            <text:p>112777</text:p>
          </table:table-cell>
          <table:table-cell office:value-type="float" office:value="25945" table:style-name="ce1">
            <text:p>25945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15.78" table:style-name="ce1">
            <text:p>15,78</text:p>
          </table:table-cell>
          <table:table-cell office:value-type="float" office:value="39573" table:style-name="ce1">
            <text:p>39573</text:p>
          </table:table-cell>
          <table:table-cell office:value-type="float" office:value="22278" table:style-name="ce1">
            <text:p>22278</text:p>
          </table:table-cell>
          <table:table-cell office:value-type="float" office:value="7.64" table:style-name="ce2">
            <text:p>7,64</text:p>
          </table:table-cell>
          <table:table-cell office:value-type="float" office:value="3" table:style-name="ce1">
            <text:p>3</text:p>
          </table:table-cell>
          <table:table-cell office:value-type="float" office:value="31229" table:style-name="ce1">
            <text:p>31229</text:p>
          </table:table-cell>
          <table:table-cell office:value-type="float" office:value="5686" table:style-name="ce1">
            <text:p>5686</text:p>
          </table:table-cell>
          <table:table-cell office:value-type="float" office:value="16.05" table:style-name="ce1">
            <text:p>16,05</text:p>
          </table:table-cell>
          <table:table-cell office:value-type="float" office:value="11.46" table:style-name="ce1">
            <text:p>11,46</text:p>
          </table:table-cell>
          <table:table-cell office:value-type="float" office:value="30792" table:style-name="ce1">
            <text:p>30792</text:p>
          </table:table-cell>
          <table:table-cell office:value-type="float" office:value="16882" table:style-name="ce1">
            <text:p>16882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5.03" table:style-name="ce1">
            <text:p>15,03</text:p>
          </table:table-cell>
          <table:table-cell office:value-type="float" office:value="37099" table:style-name="ce1">
            <text:p>37099</text:p>
          </table:table-cell>
          <table:table-cell office:value-type="float" office:value="21326" table:style-name="ce1">
            <text:p>21326</text:p>
          </table:table-cell>
          <table:table-cell office:value-type="float" office:value="58.82" table:style-name="ce1">
            <text:p>58,82</text:p>
          </table:table-cell>
          <table:table-cell office:value-type="float" office:value="53.87" table:style-name="ce1">
            <text:p>53,87</text:p>
          </table:table-cell>
          <table:table-cell office:value-type="float" office:value="96475" table:style-name="ce1">
            <text:p>96475</text:p>
          </table:table-cell>
          <table:table-cell office:value-type="float" office:value="62398" table:style-name="ce1">
            <text:p>62398</text:p>
          </table:table-cell>
          <table:table-cell office:value-type="float" office:value="10.33" table:style-name="ce1">
            <text:p>10,33</text:p>
          </table:table-cell>
          <table:table-cell office:value-type="float" office:value="5.27" table:style-name="ce1">
            <text:p>5,27</text:p>
          </table:table-cell>
          <table:table-cell office:value-type="float" office:value="81393" table:style-name="ce1">
            <text:p>81393</text:p>
          </table:table-cell>
          <table:table-cell office:value-type="float" office:value="10513" table:style-name="ce1">
            <text:p>10513</text:p>
          </table:table-cell>
          <table:table-cell office:value-type="float" office:value="28.74" table:style-name="ce1">
            <text:p>28,74</text:p>
          </table:table-cell>
          <table:table-cell office:value-type="float" office:value="24.16" table:style-name="ce1">
            <text:p>24,16</text:p>
          </table:table-cell>
          <table:table-cell office:value-type="float" office:value="129385" table:style-name="ce1">
            <text:p>129385</text:p>
          </table:table-cell>
          <table:table-cell office:value-type="float" office:value="39405" table:style-name="ce1">
            <text:p>39405</text:p>
          </table:table-cell>
          <table:table-cell office:value-type="float" office:value="58.38" table:style-name="ce1">
            <text:p>58,38</text:p>
          </table:table-cell>
          <table:table-cell office:value-type="float" office:value="54.14" table:style-name="ce1">
            <text:p>54,14</text:p>
          </table:table-cell>
          <table:table-cell office:value-type="float" office:value="186109" table:style-name="ce1">
            <text:p>186109</text:p>
          </table:table-cell>
          <table:table-cell office:value-type="float" office:value="70961" table:style-name="ce1">
            <text:p>7096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96821844" table:style-name="ce3">
            <text:p>96821844</text:p>
          </table:table-cell>
          <table:table-cell office:value-type="float" office:value="16572664" table:style-name="ce3">
            <text:p>16572664</text:p>
          </table:table-cell>
          <table:table-cell office:value-type="float" office:value="22.95" table:style-name="ce1">
            <text:p>22,9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2281" table:style-name="ce2">
            <text:p>12281</text:p>
          </table:table-cell>
          <table:table-cell office:value-type="float" office:value="2777" table:style-name="ce2">
            <text:p>2777</text:p>
          </table:table-cell>
          <table:table-cell office:value-type="float" office:value="663.16" table:style-name="ce1">
            <text:p>663,16</text:p>
          </table:table-cell>
          <table:table-cell office:value-type="float" office:value="637.6" table:style-name="ce1">
            <text:p>637,6</text:p>
          </table:table-cell>
          <table:table-cell office:value-type="float" office:value="49926351" table:style-name="ce1">
            <text:p>49926351</text:p>
          </table:table-cell>
          <table:table-cell office:value-type="float" office:value="208652" table:style-name="ce1">
            <text:p>208652</text:p>
          </table:table-cell>
          <table:table-cell office:value-type="float" office:value="13.01" table:style-name="ce1">
            <text:p>13,01</text:p>
          </table:table-cell>
          <table:table-cell office:value-type="float" office:value="8.24" table:style-name="ce1">
            <text:p>8,24</text:p>
          </table:table-cell>
          <table:table-cell office:value-type="float" office:value="120945" table:style-name="ce1">
            <text:p>120945</text:p>
          </table:table-cell>
          <table:table-cell office:value-type="float" office:value="14857" table:style-name="ce1">
            <text:p>14857</text:p>
          </table:table-cell>
          <table:table-cell office:value-type="float" office:value="7.64" table:formula="of:=MIN([.$B201];[.$F201];[.$J201];[.$N201];[.$R201];[.$V201];[.$Z201];[.$AD201];[.$AH201];[.$AL201];[.$AP201];[.$AT201];[.$AX201];[.$BB201];[.$BF201])" table:style-name="ce1">
            <text:p>7,64</text:p>
          </table:table-cell>
          <table:table-cell office:value-type="float" office:value="2.2000000000000002" table:formula="of:=MIN([.$C201];[.$G201];[.$K201];[.$O201];[.$S201];[.$W201];[.$AA201];[.$AE201];[.$AI201];[.$AM201];[.$AQ201];[.$AU201];[.$AY201];[.$BC201];[.$BG201])" table:style-name="ce1">
            <text:p>2,2</text:p>
          </table:table-cell>
          <table:table-cell office:value-type="float" office:value="12281" table:formula="of:=MIN([.$D201];[.$H201];[.$L201];[.$P201];[.$T201];[.$X201];[.$AB201];[.$AF201];[.$AJ201];[.$AN201];[.$AR201];[.$AV201];[.$AZ201];[.$BD201];[.$BH201])" table:style-name="ce1">
            <text:p>12281</text:p>
          </table:table-cell>
          <table:table-cell office:value-type="float" office:value="2777" table:formula="of:=MIN([.$E201];[.$I201];[.$M201];[.$Q201];[.$U201];[.$Y201];[.$AC201];[.$AG201];[.$AK201];[.$AO201];[.$AS201];[.$AW201];[.$BA201];[.$BE201];[.$BI201])" table:style-name="ce1">
            <text:p>2777</text:p>
          </table:table-cell>
          <table:table-cell office:value-type="float" office:value="20.100000000000001" table:formula="of:=MEDIAN([.$B201];[.$F201];[.$J201];[.$N201];[.$R201];[.$V201];[.$Z201];[.$AD201];[.$AH201];[.$AL201];[.$AP201];[.$AT201];[.$AX201];[.$BB201];[.$BF201])" table:style-name="ce1">
            <text:p>20,1</text:p>
          </table:table-cell>
          <table:table-cell office:value-type="float" office:value="14.33" table:formula="of:=MEDIAN([.$C201];[.$G201];[.$K201];[.$O201];[.$S201];[.$W201];[.$AA201];[.$AE201];[.$AI201];[.$AM201];[.$AQ201];[.$AU201];[.$AY201];[.$BC201];[.$BG201])" table:style-name="ce1">
            <text:p>14,33</text:p>
          </table:table-cell>
          <table:table-cell office:value-type="float" office:value="96475" table:formula="of:=MEDIAN([.$D201];[.$H201];[.$L201];[.$P201];[.$T201];[.$X201];[.$AB201];[.$AF201];[.$AJ201];[.$AN201];[.$AR201];[.$AV201];[.$AZ201];[.$BD201];[.$BH201])" table:style-name="ce1">
            <text:p>96475</text:p>
          </table:table-cell>
          <table:table-cell office:value-type="float" office:value="21326" table:formula="of:=MEDIAN([.$E201];[.$I201];[.$M201];[.$Q201];[.$U201];[.$Y201];[.$AC201];[.$AG201];[.$AK201];[.$AO201];[.$AS201];[.$AW201];[.$BA201];[.$BE201];[.$BI201])" table:style-name="ce1">
            <text:p>21326</text:p>
          </table:table-cell>
          <table:table-cell office:value-type="float" office:value="21600" table:formula="of:=MAX([.$B201];[.$F201];[.$J201];[.$N201];[.$R201];[.$V201];[.$Z201];[.$AD201];[.$AH201];[.$AL201];[.$AP201];[.$AT201];[.$AX201];[.$BB201];[.$BF201])" table:style-name="ce1">
            <text:p>21600</text:p>
          </table:table-cell>
          <table:table-cell office:value-type="float" office:value="21600" table:formula="of:=MAX([.$C201];[.$G201];[.$K201];[.$O201];[.$S201];[.$W201];[.$AA201];[.$AE201];[.$AI201];[.$AM201];[.$AQ201];[.$AU201];[.$AY201];[.$BC201];[.$BG201])" table:style-name="ce1">
            <text:p>21600</text:p>
          </table:table-cell>
          <table:table-cell office:value-type="float" office:value="96821844" table:formula="of:=MAX([.$D201];[.$H201];[.$L201];[.$P201];[.$T201];[.$X201];[.$AB201];[.$AF201];[.$AJ201];[.$AN201];[.$AR201];[.$AV201];[.$AZ201];[.$BD201];[.$BH201])" table:style-name="ce1">
            <text:p>96821844</text:p>
          </table:table-cell>
          <table:table-cell office:value-type="float" office:value="16572664" table:formula="of:=MAX([.$E201];[.$I201];[.$M201];[.$Q201];[.$U201];[.$Y201];[.$AC201];[.$AG201];[.$AK201];[.$AO201];[.$AS201];[.$AW201];[.$BA201];[.$BE201];[.$BI201])" table:style-name="ce1">
            <text:p>16572664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6_a25_w1.lp</text:p>
          </table:table-cell>
          <table:table-cell office:value-type="float" office:value="334.53" table:style-name="ce1">
            <text:p>334,53</text:p>
          </table:table-cell>
          <table:table-cell office:value-type="float" office:value="328.98" table:style-name="ce1">
            <text:p>328,98</text:p>
          </table:table-cell>
          <table:table-cell office:value-type="float" office:value="2187680" table:style-name="ce1">
            <text:p>2187680</text:p>
          </table:table-cell>
          <table:table-cell office:value-type="float" office:value="558423" table:style-name="ce1">
            <text:p>558423</text:p>
          </table:table-cell>
          <table:table-cell office:value-type="float" office:value="138.32" table:style-name="ce1">
            <text:p>138,32</text:p>
          </table:table-cell>
          <table:table-cell office:value-type="float" office:value="132.72999999999999" table:style-name="ce1">
            <text:p>132,73</text:p>
          </table:table-cell>
          <table:table-cell office:value-type="float" office:value="639317" table:style-name="ce1">
            <text:p>639317</text:p>
          </table:table-cell>
          <table:table-cell office:value-type="float" office:value="207822" table:style-name="ce1">
            <text:p>207822</text:p>
          </table:table-cell>
          <table:table-cell office:value-type="float" office:value="126.36" table:style-name="ce1">
            <text:p>126,36</text:p>
          </table:table-cell>
          <table:table-cell office:value-type="float" office:value="120.48" table:style-name="ce2">
            <text:p>120,48</text:p>
          </table:table-cell>
          <table:table-cell office:value-type="float" office:value="478569" table:style-name="ce1">
            <text:p>478569</text:p>
          </table:table-cell>
          <table:table-cell office:value-type="float" office:value="195035" table:style-name="ce2">
            <text:p>195035</text:p>
          </table:table-cell>
          <table:table-cell office:value-type="float" office:value="387.07" table:style-name="ce1">
            <text:p>387,07</text:p>
          </table:table-cell>
          <table:table-cell office:value-type="float" office:value="381.23" table:style-name="ce1">
            <text:p>381,23</text:p>
          </table:table-cell>
          <table:table-cell office:value-type="float" office:value="2242323" table:style-name="ce1">
            <text:p>2242323</text:p>
          </table:table-cell>
          <table:table-cell office:value-type="float" office:value="577621" table:style-name="ce1">
            <text:p>577621</text:p>
          </table:table-cell>
          <table:table-cell office:value-type="float" office:value="302" table:style-name="ce1">
            <text:p>302</text:p>
          </table:table-cell>
          <table:table-cell office:value-type="float" office:value="296.49" table:style-name="ce1">
            <text:p>296,49</text:p>
          </table:table-cell>
          <table:table-cell office:value-type="float" office:value="1182233" table:style-name="ce1">
            <text:p>1182233</text:p>
          </table:table-cell>
          <table:table-cell office:value-type="float" office:value="449157" table:style-name="ce1">
            <text:p>449157</text:p>
          </table:table-cell>
          <table:table-cell office:value-type="float" office:value="182.39" table:style-name="ce1">
            <text:p>182,39</text:p>
          </table:table-cell>
          <table:table-cell office:value-type="float" office:value="176.82" table:style-name="ce1">
            <text:p>176,82</text:p>
          </table:table-cell>
          <table:table-cell office:value-type="float" office:value="397976" table:style-name="ce2">
            <text:p>397976</text:p>
          </table:table-cell>
          <table:table-cell office:value-type="float" office:value="270784" table:style-name="ce1">
            <text:p>270784</text:p>
          </table:table-cell>
          <table:table-cell office:value-type="float" office:value="262.06" table:style-name="ce1">
            <text:p>262,06</text:p>
          </table:table-cell>
          <table:table-cell office:value-type="float" office:value="256.12" table:style-name="ce1">
            <text:p>256,12</text:p>
          </table:table-cell>
          <table:table-cell office:value-type="float" office:value="588550" table:style-name="ce1">
            <text:p>588550</text:p>
          </table:table-cell>
          <table:table-cell office:value-type="float" office:value="413421" table:style-name="ce1">
            <text:p>413421</text:p>
          </table:table-cell>
          <table:table-cell office:value-type="float" office:value="312.97000000000003" table:style-name="ce1">
            <text:p>312,97</text:p>
          </table:table-cell>
          <table:table-cell office:value-type="float" office:value="307.7" table:style-name="ce1">
            <text:p>307,7</text:p>
          </table:table-cell>
          <table:table-cell office:value-type="float" office:value="700035" table:style-name="ce1">
            <text:p>700035</text:p>
          </table:table-cell>
          <table:table-cell office:value-type="float" office:value="490280" table:style-name="ce1">
            <text:p>490280</text:p>
          </table:table-cell>
          <table:table-cell office:value-type="float" office:value="133.06" table:style-name="ce1">
            <text:p>133,06</text:p>
          </table:table-cell>
          <table:table-cell office:value-type="float" office:value="127.34" table:style-name="ce1">
            <text:p>127,34</text:p>
          </table:table-cell>
          <table:table-cell office:value-type="float" office:value="482198" table:style-name="ce1">
            <text:p>482198</text:p>
          </table:table-cell>
          <table:table-cell office:value-type="float" office:value="204227" table:style-name="ce1">
            <text:p>204227</text:p>
          </table:table-cell>
          <table:table-cell office:value-type="float" office:value="211.22" table:style-name="ce1">
            <text:p>211,22</text:p>
          </table:table-cell>
          <table:table-cell office:value-type="float" office:value="205.63" table:style-name="ce1">
            <text:p>205,63</text:p>
          </table:table-cell>
          <table:table-cell office:value-type="float" office:value="967453" table:style-name="ce1">
            <text:p>967453</text:p>
          </table:table-cell>
          <table:table-cell office:value-type="float" office:value="332551" table:style-name="ce1">
            <text:p>332551</text:p>
          </table:table-cell>
          <table:table-cell office:value-type="float" office:value="334.29" table:style-name="ce1">
            <text:p>334,29</text:p>
          </table:table-cell>
          <table:table-cell office:value-type="float" office:value="328.58" table:style-name="ce1">
            <text:p>328,58</text:p>
          </table:table-cell>
          <table:table-cell office:value-type="float" office:value="1647469" table:style-name="ce1">
            <text:p>1647469</text:p>
          </table:table-cell>
          <table:table-cell office:value-type="float" office:value="553503" table:style-name="ce1">
            <text:p>553503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94047120" table:style-name="ce3">
            <text:p>94047120</text:p>
          </table:table-cell>
          <table:table-cell office:value-type="float" office:value="17723342" table:style-name="ce3">
            <text:p>17723342</text:p>
          </table:table-cell>
          <table:table-cell office:value-type="float" office:value="547.03" table:style-name="ce1">
            <text:p>547,03</text:p>
          </table:table-cell>
          <table:table-cell office:value-type="float" office:value="522.29" table:style-name="ce1">
            <text:p>522,29</text:p>
          </table:table-cell>
          <table:table-cell office:value-type="float" office:value="1001912" table:style-name="ce1">
            <text:p>1001912</text:p>
          </table:table-cell>
          <table:table-cell office:value-type="float" office:value="518387" table:style-name="ce1">
            <text:p>518387</text:p>
          </table:table-cell>
          <table:table-cell office:value-type="float" office:value="1456.23" table:style-name="ce1">
            <text:p>1456,23</text:p>
          </table:table-cell>
          <table:table-cell office:value-type="float" office:value="1425.63" table:style-name="ce1">
            <text:p>1425,63</text:p>
          </table:table-cell>
          <table:table-cell office:value-type="float" office:value="90828481" table:style-name="ce1">
            <text:p>90828481</text:p>
          </table:table-cell>
          <table:table-cell office:value-type="float" office:value="1103039" table:style-name="ce1">
            <text:p>1103039</text:p>
          </table:table-cell>
          <table:table-cell office:value-type="float" office:value="126.12" table:style-name="ce2">
            <text:p>126,12</text:p>
          </table:table-cell>
          <table:table-cell office:value-type="float" office:value="120.58" table:style-name="ce1">
            <text:p>120,58</text:p>
          </table:table-cell>
          <table:table-cell office:value-type="float" office:value="600821" table:style-name="ce1">
            <text:p>600821</text:p>
          </table:table-cell>
          <table:table-cell office:value-type="float" office:value="202511" table:style-name="ce1">
            <text:p>202511</text:p>
          </table:table-cell>
          <table:table-cell office:value-type="float" office:value="126.12" table:formula="of:=MIN([.$B202];[.$F202];[.$J202];[.$N202];[.$R202];[.$V202];[.$Z202];[.$AD202];[.$AH202];[.$AL202];[.$AP202];[.$AT202];[.$AX202];[.$BB202];[.$BF202])" table:style-name="ce1">
            <text:p>126,12</text:p>
          </table:table-cell>
          <table:table-cell office:value-type="float" office:value="120.48" table:formula="of:=MIN([.$C202];[.$G202];[.$K202];[.$O202];[.$S202];[.$W202];[.$AA202];[.$AE202];[.$AI202];[.$AM202];[.$AQ202];[.$AU202];[.$AY202];[.$BC202];[.$BG202])" table:style-name="ce1">
            <text:p>120,48</text:p>
          </table:table-cell>
          <table:table-cell office:value-type="float" office:value="397976" table:formula="of:=MIN([.$D202];[.$H202];[.$L202];[.$P202];[.$T202];[.$X202];[.$AB202];[.$AF202];[.$AJ202];[.$AN202];[.$AR202];[.$AV202];[.$AZ202];[.$BD202];[.$BH202])" table:style-name="ce1">
            <text:p>397976</text:p>
          </table:table-cell>
          <table:table-cell office:value-type="float" office:value="195035" table:formula="of:=MIN([.$E202];[.$I202];[.$M202];[.$Q202];[.$U202];[.$Y202];[.$AC202];[.$AG202];[.$AK202];[.$AO202];[.$AS202];[.$AW202];[.$BA202];[.$BE202];[.$BI202])" table:style-name="ce1">
            <text:p>195035</text:p>
          </table:table-cell>
          <table:table-cell office:value-type="float" office:value="302" table:formula="of:=MEDIAN([.$B202];[.$F202];[.$J202];[.$N202];[.$R202];[.$V202];[.$Z202];[.$AD202];[.$AH202];[.$AL202];[.$AP202];[.$AT202];[.$AX202];[.$BB202];[.$BF202])" table:style-name="ce1">
            <text:p>302</text:p>
          </table:table-cell>
          <table:table-cell office:value-type="float" office:value="296.49" table:formula="of:=MEDIAN([.$C202];[.$G202];[.$K202];[.$O202];[.$S202];[.$W202];[.$AA202];[.$AE202];[.$AI202];[.$AM202];[.$AQ202];[.$AU202];[.$AY202];[.$BC202];[.$BG202])" table:style-name="ce1">
            <text:p>296,49</text:p>
          </table:table-cell>
          <table:table-cell office:value-type="float" office:value="967453" table:formula="of:=MEDIAN([.$D202];[.$H202];[.$L202];[.$P202];[.$T202];[.$X202];[.$AB202];[.$AF202];[.$AJ202];[.$AN202];[.$AR202];[.$AV202];[.$AZ202];[.$BD202];[.$BH202])" table:style-name="ce1">
            <text:p>967453</text:p>
          </table:table-cell>
          <table:table-cell office:value-type="float" office:value="449157" table:formula="of:=MEDIAN([.$E202];[.$I202];[.$M202];[.$Q202];[.$U202];[.$Y202];[.$AC202];[.$AG202];[.$AK202];[.$AO202];[.$AS202];[.$AW202];[.$BA202];[.$BE202];[.$BI202])" table:style-name="ce1">
            <text:p>449157</text:p>
          </table:table-cell>
          <table:table-cell office:value-type="float" office:value="21600" table:formula="of:=MAX([.$B202];[.$F202];[.$J202];[.$N202];[.$R202];[.$V202];[.$Z202];[.$AD202];[.$AH202];[.$AL202];[.$AP202];[.$AT202];[.$AX202];[.$BB202];[.$BF202])" table:style-name="ce1">
            <text:p>21600</text:p>
          </table:table-cell>
          <table:table-cell office:value-type="float" office:value="21600" table:formula="of:=MAX([.$C202];[.$G202];[.$K202];[.$O202];[.$S202];[.$W202];[.$AA202];[.$AE202];[.$AI202];[.$AM202];[.$AQ202];[.$AU202];[.$AY202];[.$BC202];[.$BG202])" table:style-name="ce1">
            <text:p>21600</text:p>
          </table:table-cell>
          <table:table-cell office:value-type="float" office:value="94047120" table:formula="of:=MAX([.$D202];[.$H202];[.$L202];[.$P202];[.$T202];[.$X202];[.$AB202];[.$AF202];[.$AJ202];[.$AN202];[.$AR202];[.$AV202];[.$AZ202];[.$BD202];[.$BH202])" table:style-name="ce1">
            <text:p>94047120</text:p>
          </table:table-cell>
          <table:table-cell office:value-type="float" office:value="17723342" table:formula="of:=MAX([.$E202];[.$I202];[.$M202];[.$Q202];[.$U202];[.$Y202];[.$AC202];[.$AG202];[.$AK202];[.$AO202];[.$AS202];[.$AW202];[.$BA202];[.$BE202];[.$BI202])" table:style-name="ce1">
            <text:p>1772334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6_a30_w1.lp</text:p>
          </table:table-cell>
          <table:table-cell office:value-type="float" office:value="94.51" table:style-name="ce1">
            <text:p>94,51</text:p>
          </table:table-cell>
          <table:table-cell office:value-type="float" office:value="86.33" table:style-name="ce1">
            <text:p>86,33</text:p>
          </table:table-cell>
          <table:table-cell office:value-type="float" office:value="1055969" table:style-name="ce1">
            <text:p>1055969</text:p>
          </table:table-cell>
          <table:table-cell office:value-type="float" office:value="156166" table:style-name="ce1">
            <text:p>156166</text:p>
          </table:table-cell>
          <table:table-cell office:value-type="float" office:value="173.34" table:style-name="ce1">
            <text:p>173,34</text:p>
          </table:table-cell>
          <table:table-cell office:value-type="float" office:value="164.22" table:style-name="ce1">
            <text:p>164,22</text:p>
          </table:table-cell>
          <table:table-cell office:value-type="float" office:value="1683695" table:style-name="ce1">
            <text:p>1683695</text:p>
          </table:table-cell>
          <table:table-cell office:value-type="float" office:value="278435" table:style-name="ce1">
            <text:p>278435</text:p>
          </table:table-cell>
          <table:table-cell office:value-type="float" office:value="140.82" table:style-name="ce1">
            <text:p>140,82</text:p>
          </table:table-cell>
          <table:table-cell office:value-type="float" office:value="131.76" table:style-name="ce1">
            <text:p>131,76</text:p>
          </table:table-cell>
          <table:table-cell office:value-type="float" office:value="1453802" table:style-name="ce1">
            <text:p>1453802</text:p>
          </table:table-cell>
          <table:table-cell office:value-type="float" office:value="203743" table:style-name="ce1">
            <text:p>203743</text:p>
          </table:table-cell>
          <table:table-cell office:value-type="float" office:value="170.73" table:style-name="ce1">
            <text:p>170,73</text:p>
          </table:table-cell>
          <table:table-cell office:value-type="float" office:value="161.91999999999999" table:style-name="ce1">
            <text:p>161,92</text:p>
          </table:table-cell>
          <table:table-cell office:value-type="float" office:value="1683222" table:style-name="ce1">
            <text:p>1683222</text:p>
          </table:table-cell>
          <table:table-cell office:value-type="float" office:value="268420" table:style-name="ce1">
            <text:p>268420</text:p>
          </table:table-cell>
          <table:table-cell office:value-type="float" office:value="61" table:style-name="ce1">
            <text:p>61</text:p>
          </table:table-cell>
          <table:table-cell office:value-type="float" office:value="52.64" table:style-name="ce1">
            <text:p>52,64</text:p>
          </table:table-cell>
          <table:table-cell office:value-type="float" office:value="618410" table:style-name="ce1">
            <text:p>618410</text:p>
          </table:table-cell>
          <table:table-cell office:value-type="float" office:value="91134" table:style-name="ce1">
            <text:p>91134</text:p>
          </table:table-cell>
          <table:table-cell office:value-type="float" office:value="189.28" table:style-name="ce1">
            <text:p>189,28</text:p>
          </table:table-cell>
          <table:table-cell office:value-type="float" office:value="180.42" table:style-name="ce1">
            <text:p>180,42</text:p>
          </table:table-cell>
          <table:table-cell office:value-type="float" office:value="2202198" table:style-name="ce1">
            <text:p>2202198</text:p>
          </table:table-cell>
          <table:table-cell office:value-type="float" office:value="320187" table:style-name="ce1">
            <text:p>320187</text:p>
          </table:table-cell>
          <table:table-cell office:value-type="float" office:value="1385.63" table:style-name="ce1">
            <text:p>1385,63</text:p>
          </table:table-cell>
          <table:table-cell office:value-type="float" office:value="1376.75" table:style-name="ce1">
            <text:p>1376,75</text:p>
          </table:table-cell>
          <table:table-cell office:value-type="float" office:value="3094477" table:style-name="ce1">
            <text:p>3094477</text:p>
          </table:table-cell>
          <table:table-cell office:value-type="float" office:value="1827988" table:style-name="ce1">
            <text:p>1827988</text:p>
          </table:table-cell>
          <table:table-cell office:value-type="float" office:value="1258.93" table:style-name="ce1">
            <text:p>1258,93</text:p>
          </table:table-cell>
          <table:table-cell office:value-type="float" office:value="1250.96" table:style-name="ce1">
            <text:p>1250,96</text:p>
          </table:table-cell>
          <table:table-cell office:value-type="float" office:value="2805089" table:style-name="ce1">
            <text:p>2805089</text:p>
          </table:table-cell>
          <table:table-cell office:value-type="float" office:value="1691483" table:style-name="ce1">
            <text:p>1691483</text:p>
          </table:table-cell>
          <table:table-cell office:value-type="float" office:value="130.69999999999999" table:style-name="ce1">
            <text:p>130,7</text:p>
          </table:table-cell>
          <table:table-cell office:value-type="float" office:value="122.23" table:style-name="ce1">
            <text:p>122,23</text:p>
          </table:table-cell>
          <table:table-cell office:value-type="float" office:value="1385314" table:style-name="ce1">
            <text:p>1385314</text:p>
          </table:table-cell>
          <table:table-cell office:value-type="float" office:value="215418" table:style-name="ce1">
            <text:p>215418</text:p>
          </table:table-cell>
          <table:table-cell office:value-type="float" office:value="123.68" table:style-name="ce1">
            <text:p>123,68</text:p>
          </table:table-cell>
          <table:table-cell office:value-type="float" office:value="115.05" table:style-name="ce1">
            <text:p>115,05</text:p>
          </table:table-cell>
          <table:table-cell office:value-type="float" office:value="1107742" table:style-name="ce1">
            <text:p>1107742</text:p>
          </table:table-cell>
          <table:table-cell office:value-type="float" office:value="206157" table:style-name="ce1">
            <text:p>206157</text:p>
          </table:table-cell>
          <table:table-cell office:value-type="float" office:value="47.48" table:style-name="ce2">
            <text:p>47,48</text:p>
          </table:table-cell>
          <table:table-cell office:value-type="float" office:value="39.18" table:style-name="ce2">
            <text:p>39,18</text:p>
          </table:table-cell>
          <table:table-cell office:value-type="float" office:value="380485" table:style-name="ce2">
            <text:p>380485</text:p>
          </table:table-cell>
          <table:table-cell office:value-type="float" office:value="62856" table:style-name="ce2">
            <text:p>62856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119609419" table:style-name="ce1">
            <text:p>119609419</text:p>
          </table:table-cell>
          <table:table-cell office:value-type="float" office:value="21170435" table:style-name="ce3">
            <text:p>21170435</text:p>
          </table:table-cell>
          <table:table-cell office:value-type="float" office:value="271.87" table:style-name="ce1">
            <text:p>271,87</text:p>
          </table:table-cell>
          <table:table-cell office:value-type="float" office:value="230.24" table:style-name="ce1">
            <text:p>230,24</text:p>
          </table:table-cell>
          <table:table-cell office:value-type="float" office:value="2308941" table:style-name="ce1">
            <text:p>2308941</text:p>
          </table:table-cell>
          <table:table-cell office:value-type="float" office:value="232229" table:style-name="ce1">
            <text:p>232229</text:p>
          </table:table-cell>
          <table:table-cell office:value-type="float" office:value="2077.5500000000002" table:style-name="ce1">
            <text:p>2077,55</text:p>
          </table:table-cell>
          <table:table-cell office:value-type="float" office:value="2027.99" table:style-name="ce1">
            <text:p>2027,99</text:p>
          </table:table-cell>
          <table:table-cell office:value-type="float" office:value="174762052" table:style-name="ce3">
            <text:p>174762052</text:p>
          </table:table-cell>
          <table:table-cell office:value-type="float" office:value="505444" table:style-name="ce1">
            <text:p>505444</text:p>
          </table:table-cell>
          <table:table-cell office:value-type="float" office:value="51.42" table:style-name="ce1">
            <text:p>51,42</text:p>
          </table:table-cell>
          <table:table-cell office:value-type="float" office:value="43.14" table:style-name="ce1">
            <text:p>43,14</text:p>
          </table:table-cell>
          <table:table-cell office:value-type="float" office:value="535285" table:style-name="ce1">
            <text:p>535285</text:p>
          </table:table-cell>
          <table:table-cell office:value-type="float" office:value="73313" table:style-name="ce1">
            <text:p>73313</text:p>
          </table:table-cell>
          <table:table-cell office:value-type="float" office:value="47.48" table:formula="of:=MIN([.$B203];[.$F203];[.$J203];[.$N203];[.$R203];[.$V203];[.$Z203];[.$AD203];[.$AH203];[.$AL203];[.$AP203];[.$AT203];[.$AX203];[.$BB203];[.$BF203])" table:style-name="ce1">
            <text:p>47,48</text:p>
          </table:table-cell>
          <table:table-cell office:value-type="float" office:value="39.18" table:formula="of:=MIN([.$C203];[.$G203];[.$K203];[.$O203];[.$S203];[.$W203];[.$AA203];[.$AE203];[.$AI203];[.$AM203];[.$AQ203];[.$AU203];[.$AY203];[.$BC203];[.$BG203])" table:style-name="ce1">
            <text:p>39,18</text:p>
          </table:table-cell>
          <table:table-cell office:value-type="float" office:value="380485" table:formula="of:=MIN([.$D203];[.$H203];[.$L203];[.$P203];[.$T203];[.$X203];[.$AB203];[.$AF203];[.$AJ203];[.$AN203];[.$AR203];[.$AV203];[.$AZ203];[.$BD203];[.$BH203])" table:style-name="ce1">
            <text:p>380485</text:p>
          </table:table-cell>
          <table:table-cell office:value-type="float" office:value="62856" table:formula="of:=MIN([.$E203];[.$I203];[.$M203];[.$Q203];[.$U203];[.$Y203];[.$AC203];[.$AG203];[.$AK203];[.$AO203];[.$AS203];[.$AW203];[.$BA203];[.$BE203];[.$BI203])" table:style-name="ce1">
            <text:p>62856</text:p>
          </table:table-cell>
          <table:table-cell office:value-type="float" office:value="170.73" table:formula="of:=MEDIAN([.$B203];[.$F203];[.$J203];[.$N203];[.$R203];[.$V203];[.$Z203];[.$AD203];[.$AH203];[.$AL203];[.$AP203];[.$AT203];[.$AX203];[.$BB203];[.$BF203])" table:style-name="ce1">
            <text:p>170,73</text:p>
          </table:table-cell>
          <table:table-cell office:value-type="float" office:value="161.91999999999999" table:formula="of:=MEDIAN([.$C203];[.$G203];[.$K203];[.$O203];[.$S203];[.$W203];[.$AA203];[.$AE203];[.$AI203];[.$AM203];[.$AQ203];[.$AU203];[.$AY203];[.$BC203];[.$BG203])" table:style-name="ce1">
            <text:p>161,92</text:p>
          </table:table-cell>
          <table:table-cell office:value-type="float" office:value="1683222" table:formula="of:=MEDIAN([.$D203];[.$H203];[.$L203];[.$P203];[.$T203];[.$X203];[.$AB203];[.$AF203];[.$AJ203];[.$AN203];[.$AR203];[.$AV203];[.$AZ203];[.$BD203];[.$BH203])" table:style-name="ce1">
            <text:p>1683222</text:p>
          </table:table-cell>
          <table:table-cell office:value-type="float" office:value="232229" table:formula="of:=MEDIAN([.$E203];[.$I203];[.$M203];[.$Q203];[.$U203];[.$Y203];[.$AC203];[.$AG203];[.$AK203];[.$AO203];[.$AS203];[.$AW203];[.$BA203];[.$BE203];[.$BI203])" table:style-name="ce1">
            <text:p>232229</text:p>
          </table:table-cell>
          <table:table-cell office:value-type="float" office:value="21600" table:formula="of:=MAX([.$B203];[.$F203];[.$J203];[.$N203];[.$R203];[.$V203];[.$Z203];[.$AD203];[.$AH203];[.$AL203];[.$AP203];[.$AT203];[.$AX203];[.$BB203];[.$BF203])" table:style-name="ce1">
            <text:p>21600</text:p>
          </table:table-cell>
          <table:table-cell office:value-type="float" office:value="21600" table:formula="of:=MAX([.$C203];[.$G203];[.$K203];[.$O203];[.$S203];[.$W203];[.$AA203];[.$AE203];[.$AI203];[.$AM203];[.$AQ203];[.$AU203];[.$AY203];[.$BC203];[.$BG203])" table:style-name="ce1">
            <text:p>21600</text:p>
          </table:table-cell>
          <table:table-cell office:value-type="float" office:value="174762052" table:formula="of:=MAX([.$D203];[.$H203];[.$L203];[.$P203];[.$T203];[.$X203];[.$AB203];[.$AF203];[.$AJ203];[.$AN203];[.$AR203];[.$AV203];[.$AZ203];[.$BD203];[.$BH203])" table:style-name="ce1">
            <text:p>174762052</text:p>
          </table:table-cell>
          <table:table-cell office:value-type="float" office:value="21170435" table:formula="of:=MAX([.$E203];[.$I203];[.$M203];[.$Q203];[.$U203];[.$Y203];[.$AC203];[.$AG203];[.$AK203];[.$AO203];[.$AS203];[.$AW203];[.$BA203];[.$BE203];[.$BI203])" table:style-name="ce1">
            <text:p>2117043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6_a30_w2.lp</text:p>
          </table:table-cell>
          <table:table-cell office:value-type="float" office:value="11.38" table:style-name="ce1">
            <text:p>11,38</text:p>
          </table:table-cell>
          <table:table-cell office:value-type="float" office:value="3.2" table:style-name="ce1">
            <text:p>3,2</text:p>
          </table:table-cell>
          <table:table-cell office:value-type="float" office:value="7826" table:style-name="ce1">
            <text:p>7826</text:p>
          </table:table-cell>
          <table:table-cell office:value-type="float" office:value="2702" table:style-name="ce1">
            <text:p>2702</text:p>
          </table:table-cell>
          <table:table-cell office:value-type="float" office:value="13.32" table:style-name="ce1">
            <text:p>13,32</text:p>
          </table:table-cell>
          <table:table-cell office:value-type="float" office:value="4.83" table:style-name="ce1">
            <text:p>4,83</text:p>
          </table:table-cell>
          <table:table-cell office:value-type="float" office:value="6047" table:style-name="ce1">
            <text:p>6047</text:p>
          </table:table-cell>
          <table:table-cell office:value-type="float" office:value="3728" table:style-name="ce1">
            <text:p>3728</text:p>
          </table:table-cell>
          <table:table-cell office:value-type="float" office:value="12.48" table:style-name="ce1">
            <text:p>12,48</text:p>
          </table:table-cell>
          <table:table-cell office:value-type="float" office:value="3.96" table:style-name="ce1">
            <text:p>3,96</text:p>
          </table:table-cell>
          <table:table-cell office:value-type="float" office:value="9595" table:style-name="ce1">
            <text:p>9595</text:p>
          </table:table-cell>
          <table:table-cell office:value-type="float" office:value="3318" table:style-name="ce1">
            <text:p>3318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1.07" table:style-name="ce1">
            <text:p>1,07</text:p>
          </table:table-cell>
          <table:table-cell office:value-type="float" office:value="1922" table:style-name="ce1">
            <text:p>1922</text:p>
          </table:table-cell>
          <table:table-cell office:value-type="float" office:value="904" table:style-name="ce1">
            <text:p>904</text:p>
          </table:table-cell>
          <table:table-cell office:value-type="float" office:value="9.1" table:style-name="ce1">
            <text:p>9,1</text:p>
          </table:table-cell>
          <table:table-cell office:value-type="float" office:value="0.4" table:style-name="ce1">
            <text:p>0,4</text:p>
          </table:table-cell>
          <table:table-cell office:value-type="float" office:value="1769" table:style-name="ce1">
            <text:p>1769</text:p>
          </table:table-cell>
          <table:table-cell office:value-type="float" office:value="281" table:style-name="ce1">
            <text:p>281</text:p>
          </table:table-cell>
          <table:table-cell office:value-type="float" office:value="17.02" table:style-name="ce1">
            <text:p>17,02</text:p>
          </table:table-cell>
          <table:table-cell office:value-type="float" office:value="8.66" table:style-name="ce1">
            <text:p>8,66</text:p>
          </table:table-cell>
          <table:table-cell office:value-type="float" office:value="9513" table:style-name="ce1">
            <text:p>9513</text:p>
          </table:table-cell>
          <table:table-cell office:value-type="float" office:value="6581" table:style-name="ce1">
            <text:p>6581</text:p>
          </table:table-cell>
          <table:table-cell office:value-type="float" office:value="10.69" table:style-name="ce1">
            <text:p>10,69</text:p>
          </table:table-cell>
          <table:table-cell office:value-type="float" office:value="1.84" table:style-name="ce1">
            <text:p>1,84</text:p>
          </table:table-cell>
          <table:table-cell office:value-type="float" office:value="2520" table:style-name="ce1">
            <text:p>2520</text:p>
          </table:table-cell>
          <table:table-cell office:value-type="float" office:value="1348" table:style-name="ce1">
            <text:p>1348</text:p>
          </table:table-cell>
          <table:table-cell office:value-type="float" office:value="7.62" table:style-name="ce2">
            <text:p>7,62</text:p>
          </table:table-cell>
          <table:table-cell office:value-type="float" office:value="0.21" table:style-name="ce2">
            <text:p>0,21</text:p>
          </table:table-cell>
          <table:table-cell office:value-type="float" office:value="469" table:style-name="ce2">
            <text:p>469</text:p>
          </table:table-cell>
          <table:table-cell office:value-type="float" office:value="160" table:style-name="ce2">
            <text:p>160</text:p>
          </table:table-cell>
          <table:table-cell office:value-type="float" office:value="26.16" table:style-name="ce1">
            <text:p>26,16</text:p>
          </table:table-cell>
          <table:table-cell office:value-type="float" office:value="17.48" table:style-name="ce1">
            <text:p>17,48</text:p>
          </table:table-cell>
          <table:table-cell office:value-type="float" office:value="19661" table:style-name="ce1">
            <text:p>19661</text:p>
          </table:table-cell>
          <table:table-cell office:value-type="float" office:value="12399" table:style-name="ce1">
            <text:p>12399</text:p>
          </table:table-cell>
          <table:table-cell office:value-type="float" office:value="17.88" table:style-name="ce1">
            <text:p>17,88</text:p>
          </table:table-cell>
          <table:table-cell office:value-type="float" office:value="9.84" table:style-name="ce1">
            <text:p>9,84</text:p>
          </table:table-cell>
          <table:table-cell office:value-type="float" office:value="13216" table:style-name="ce1">
            <text:p>13216</text:p>
          </table:table-cell>
          <table:table-cell office:value-type="float" office:value="8456" table:style-name="ce1">
            <text:p>8456</text:p>
          </table:table-cell>
          <table:table-cell office:value-type="float" office:value="11.95" table:style-name="ce1">
            <text:p>11,95</text:p>
          </table:table-cell>
          <table:table-cell office:value-type="float" office:value="3.8" table:style-name="ce1">
            <text:p>3,8</text:p>
          </table:table-cell>
          <table:table-cell office:value-type="float" office:value="5119" table:style-name="ce1">
            <text:p>5119</text:p>
          </table:table-cell>
          <table:table-cell office:value-type="float" office:value="2785" table:style-name="ce1">
            <text:p>2785</text:p>
          </table:table-cell>
          <table:table-cell office:value-type="float" office:value="62.07" table:style-name="ce1">
            <text:p>62,07</text:p>
          </table:table-cell>
          <table:table-cell office:value-type="float" office:value="53.46" table:style-name="ce1">
            <text:p>53,46</text:p>
          </table:table-cell>
          <table:table-cell office:value-type="float" office:value="76417" table:style-name="ce1">
            <text:p>76417</text:p>
          </table:table-cell>
          <table:table-cell office:value-type="float" office:value="46534" table:style-name="ce1">
            <text:p>46534</text:p>
          </table:table-cell>
          <table:table-cell office:value-type="float" office:value="48.3" table:style-name="ce1">
            <text:p>48,3</text:p>
          </table:table-cell>
          <table:table-cell office:value-type="float" office:value="9.89" table:style-name="ce1">
            <text:p>9,89</text:p>
          </table:table-cell>
          <table:table-cell office:value-type="float" office:value="16218" table:style-name="ce1">
            <text:p>16218</text:p>
          </table:table-cell>
          <table:table-cell office:value-type="float" office:value="5543" table:style-name="ce1">
            <text:p>5543</text:p>
          </table:table-cell>
          <table:table-cell office:value-type="float" office:value="835.11" table:style-name="ce3">
            <text:p>835,11</text:p>
          </table:table-cell>
          <table:table-cell office:value-type="float" office:value="787.64" table:style-name="ce3">
            <text:p>787,64</text:p>
          </table:table-cell>
          <table:table-cell office:value-type="float" office:value="52629998" table:style-name="ce3">
            <text:p>52629998</text:p>
          </table:table-cell>
          <table:table-cell office:value-type="float" office:value="486997" table:style-name="ce3">
            <text:p>486997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0.7" table:style-name="ce1">
            <text:p>0,7</text:p>
          </table:table-cell>
          <table:table-cell office:value-type="float" office:value="2245" table:style-name="ce1">
            <text:p>2245</text:p>
          </table:table-cell>
          <table:table-cell office:value-type="float" office:value="584" table:style-name="ce1">
            <text:p>584</text:p>
          </table:table-cell>
          <table:table-cell office:value-type="float" office:value="7.62" table:formula="of:=MIN([.$B204];[.$F204];[.$J204];[.$N204];[.$R204];[.$V204];[.$Z204];[.$AD204];[.$AH204];[.$AL204];[.$AP204];[.$AT204];[.$AX204];[.$BB204];[.$BF204])" table:style-name="ce1">
            <text:p>7,62</text:p>
          </table:table-cell>
          <table:table-cell office:value-type="float" office:value="0.21" table:formula="of:=MIN([.$C204];[.$G204];[.$K204];[.$O204];[.$S204];[.$W204];[.$AA204];[.$AE204];[.$AI204];[.$AM204];[.$AQ204];[.$AU204];[.$AY204];[.$BC204];[.$BG204])" table:style-name="ce1">
            <text:p>0,21</text:p>
          </table:table-cell>
          <table:table-cell office:value-type="float" office:value="469" table:formula="of:=MIN([.$D204];[.$H204];[.$L204];[.$P204];[.$T204];[.$X204];[.$AB204];[.$AF204];[.$AJ204];[.$AN204];[.$AR204];[.$AV204];[.$AZ204];[.$BD204];[.$BH204])" table:style-name="ce1">
            <text:p>469</text:p>
          </table:table-cell>
          <table:table-cell office:value-type="float" office:value="160" table:formula="of:=MIN([.$E204];[.$I204];[.$M204];[.$Q204];[.$U204];[.$Y204];[.$AC204];[.$AG204];[.$AK204];[.$AO204];[.$AS204];[.$AW204];[.$BA204];[.$BE204];[.$BI204])" table:style-name="ce1">
            <text:p>160</text:p>
          </table:table-cell>
          <table:table-cell office:value-type="float" office:value="12.48" table:formula="of:=MEDIAN([.$B204];[.$F204];[.$J204];[.$N204];[.$R204];[.$V204];[.$Z204];[.$AD204];[.$AH204];[.$AL204];[.$AP204];[.$AT204];[.$AX204];[.$BB204];[.$BF204])" table:style-name="ce1">
            <text:p>12,48</text:p>
          </table:table-cell>
          <table:table-cell office:value-type="float" office:value="3.96" table:formula="of:=MEDIAN([.$C204];[.$G204];[.$K204];[.$O204];[.$S204];[.$W204];[.$AA204];[.$AE204];[.$AI204];[.$AM204];[.$AQ204];[.$AU204];[.$AY204];[.$BC204];[.$BG204])" table:style-name="ce1">
            <text:p>3,96</text:p>
          </table:table-cell>
          <table:table-cell office:value-type="float" office:value="7826" table:formula="of:=MEDIAN([.$D204];[.$H204];[.$L204];[.$P204];[.$T204];[.$X204];[.$AB204];[.$AF204];[.$AJ204];[.$AN204];[.$AR204];[.$AV204];[.$AZ204];[.$BD204];[.$BH204])" table:style-name="ce1">
            <text:p>7826</text:p>
          </table:table-cell>
          <table:table-cell office:value-type="float" office:value="3318" table:formula="of:=MEDIAN([.$E204];[.$I204];[.$M204];[.$Q204];[.$U204];[.$Y204];[.$AC204];[.$AG204];[.$AK204];[.$AO204];[.$AS204];[.$AW204];[.$BA204];[.$BE204];[.$BI204])" table:style-name="ce1">
            <text:p>3318</text:p>
          </table:table-cell>
          <table:table-cell office:value-type="float" office:value="835.11" table:formula="of:=MAX([.$B204];[.$F204];[.$J204];[.$N204];[.$R204];[.$V204];[.$Z204];[.$AD204];[.$AH204];[.$AL204];[.$AP204];[.$AT204];[.$AX204];[.$BB204];[.$BF204])" table:style-name="ce1">
            <text:p>835,11</text:p>
          </table:table-cell>
          <table:table-cell office:value-type="float" office:value="787.64" table:formula="of:=MAX([.$C204];[.$G204];[.$K204];[.$O204];[.$S204];[.$W204];[.$AA204];[.$AE204];[.$AI204];[.$AM204];[.$AQ204];[.$AU204];[.$AY204];[.$BC204];[.$BG204])" table:style-name="ce1">
            <text:p>787,64</text:p>
          </table:table-cell>
          <table:table-cell office:value-type="float" office:value="52629998" table:formula="of:=MAX([.$D204];[.$H204];[.$L204];[.$P204];[.$T204];[.$X204];[.$AB204];[.$AF204];[.$AJ204];[.$AN204];[.$AR204];[.$AV204];[.$AZ204];[.$BD204];[.$BH204])" table:style-name="ce1">
            <text:p>52629998</text:p>
          </table:table-cell>
          <table:table-cell office:value-type="float" office:value="486997" table:formula="of:=MAX([.$E204];[.$I204];[.$M204];[.$Q204];[.$U204];[.$Y204];[.$AC204];[.$AG204];[.$AK204];[.$AO204];[.$AS204];[.$AW204];[.$BA204];[.$BE204];[.$BI204])" table:style-name="ce1">
            <text:p>48699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6_a35_w1.lp</text:p>
          </table:table-cell>
          <table:table-cell office:value-type="float" office:value="124.26" table:style-name="ce1">
            <text:p>124,26</text:p>
          </table:table-cell>
          <table:table-cell office:value-type="float" office:value="113.96" table:style-name="ce1">
            <text:p>113,96</text:p>
          </table:table-cell>
          <table:table-cell office:value-type="float" office:value="1145631" table:style-name="ce1">
            <text:p>1145631</text:p>
          </table:table-cell>
          <table:table-cell office:value-type="float" office:value="169939" table:style-name="ce1">
            <text:p>169939</text:p>
          </table:table-cell>
          <table:table-cell office:value-type="float" office:value="69.39" table:style-name="ce1">
            <text:p>69,39</text:p>
          </table:table-cell>
          <table:table-cell office:value-type="float" office:value="59.07" table:style-name="ce1">
            <text:p>59,07</text:p>
          </table:table-cell>
          <table:table-cell office:value-type="float" office:value="564857" table:style-name="ce1">
            <text:p>564857</text:p>
          </table:table-cell>
          <table:table-cell office:value-type="float" office:value="85443" table:style-name="ce1">
            <text:p>85443</text:p>
          </table:table-cell>
          <table:table-cell office:value-type="float" office:value="24.5" table:style-name="ce1">
            <text:p>24,5</text:p>
          </table:table-cell>
          <table:table-cell office:value-type="float" office:value="14.07" table:style-name="ce1">
            <text:p>14,07</text:p>
          </table:table-cell>
          <table:table-cell office:value-type="float" office:value="188698" table:style-name="ce1">
            <text:p>188698</text:p>
          </table:table-cell>
          <table:table-cell office:value-type="float" office:value="20213" table:style-name="ce1">
            <text:p>20213</text:p>
          </table:table-cell>
          <table:table-cell office:value-type="float" office:value="19.03" table:style-name="ce2">
            <text:p>19,03</text:p>
          </table:table-cell>
          <table:table-cell office:value-type="float" office:value="8.4499999999999993" table:style-name="ce2">
            <text:p>8,45</text:p>
          </table:table-cell>
          <table:table-cell office:value-type="float" office:value="104978" table:style-name="ce2">
            <text:p>104978</text:p>
          </table:table-cell>
          <table:table-cell office:value-type="float" office:value="11913" table:style-name="ce2">
            <text:p>11913</text:p>
          </table:table-cell>
          <table:table-cell office:value-type="float" office:value="244.11" table:style-name="ce1">
            <text:p>244,11</text:p>
          </table:table-cell>
          <table:table-cell office:value-type="float" office:value="233.44" table:style-name="ce1">
            <text:p>233,44</text:p>
          </table:table-cell>
          <table:table-cell office:value-type="float" office:value="2325682" table:style-name="ce1">
            <text:p>2325682</text:p>
          </table:table-cell>
          <table:table-cell office:value-type="float" office:value="339919" table:style-name="ce1">
            <text:p>339919</text:p>
          </table:table-cell>
          <table:table-cell office:value-type="float" office:value="108.05" table:style-name="ce1">
            <text:p>108,05</text:p>
          </table:table-cell>
          <table:table-cell office:value-type="float" office:value="97.65" table:style-name="ce1">
            <text:p>97,65</text:p>
          </table:table-cell>
          <table:table-cell office:value-type="float" office:value="875268" table:style-name="ce1">
            <text:p>875268</text:p>
          </table:table-cell>
          <table:table-cell office:value-type="float" office:value="138472" table:style-name="ce1">
            <text:p>138472</text:p>
          </table:table-cell>
          <table:table-cell office:value-type="float" office:value="5375.33" table:style-name="ce3">
            <text:p>5375,33</text:p>
          </table:table-cell>
          <table:table-cell office:value-type="float" office:value="5364.79" table:style-name="ce3">
            <text:p>5364,79</text:p>
          </table:table-cell>
          <table:table-cell office:value-type="float" office:value="8897941" table:style-name="ce1">
            <text:p>8897941</text:p>
          </table:table-cell>
          <table:table-cell office:value-type="float" office:value="5713680" table:style-name="ce3">
            <text:p>5713680</text:p>
          </table:table-cell>
          <table:table-cell office:value-type="float" office:value="2429.7399999999998" table:style-name="ce1">
            <text:p>2429,74</text:p>
          </table:table-cell>
          <table:table-cell office:value-type="float" office:value="2419.65" table:style-name="ce1">
            <text:p>2419,65</text:p>
          </table:table-cell>
          <table:table-cell office:value-type="float" office:value="4623276" table:style-name="ce1">
            <text:p>4623276</text:p>
          </table:table-cell>
          <table:table-cell office:value-type="float" office:value="2871653" table:style-name="ce1">
            <text:p>2871653</text:p>
          </table:table-cell>
          <table:table-cell office:value-type="float" office:value="152.83000000000001" table:style-name="ce1">
            <text:p>152,83</text:p>
          </table:table-cell>
          <table:table-cell office:value-type="float" office:value="141.94999999999999" table:style-name="ce1">
            <text:p>141,95</text:p>
          </table:table-cell>
          <table:table-cell office:value-type="float" office:value="1380873" table:style-name="ce1">
            <text:p>1380873</text:p>
          </table:table-cell>
          <table:table-cell office:value-type="float" office:value="197527" table:style-name="ce1">
            <text:p>197527</text:p>
          </table:table-cell>
          <table:table-cell office:value-type="float" office:value="63.94" table:style-name="ce1">
            <text:p>63,94</text:p>
          </table:table-cell>
          <table:table-cell office:value-type="float" office:value="52.86" table:style-name="ce1">
            <text:p>52,86</text:p>
          </table:table-cell>
          <table:table-cell office:value-type="float" office:value="424675" table:style-name="ce1">
            <text:p>424675</text:p>
          </table:table-cell>
          <table:table-cell office:value-type="float" office:value="70328" table:style-name="ce1">
            <text:p>70328</text:p>
          </table:table-cell>
          <table:table-cell office:value-type="float" office:value="79.39" table:style-name="ce1">
            <text:p>79,39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586476" table:style-name="ce1">
            <text:p>586476</text:p>
          </table:table-cell>
          <table:table-cell office:value-type="float" office:value="96110" table:style-name="ce1">
            <text:p>96110</text:p>
          </table:table-cell>
          <table:table-cell office:value-type="float" office:value="398.09" table:style-name="ce1">
            <text:p>398,09</text:p>
          </table:table-cell>
          <table:table-cell office:value-type="float" office:value="388.01" table:style-name="ce1">
            <text:p>388,01</text:p>
          </table:table-cell>
          <table:table-cell office:value-type="float" office:value="2104705" table:style-name="ce1">
            <text:p>2104705</text:p>
          </table:table-cell>
          <table:table-cell office:value-type="float" office:value="438437" table:style-name="ce1">
            <text:p>438437</text:p>
          </table:table-cell>
          <table:table-cell office:value-type="float" office:value="146.97" table:style-name="ce1">
            <text:p>146,97</text:p>
          </table:table-cell>
          <table:table-cell office:value-type="float" office:value="100.13" table:style-name="ce1">
            <text:p>100,13</text:p>
          </table:table-cell>
          <table:table-cell office:value-type="float" office:value="1198293" table:style-name="ce1">
            <text:p>1198293</text:p>
          </table:table-cell>
          <table:table-cell office:value-type="float" office:value="94269" table:style-name="ce1">
            <text:p>94269</text:p>
          </table:table-cell>
          <table:table-cell office:value-type="float" office:value="2896.82" table:style-name="ce1">
            <text:p>2896,82</text:p>
          </table:table-cell>
          <table:table-cell office:value-type="float" office:value="2836.71" table:style-name="ce1">
            <text:p>2836,71</text:p>
          </table:table-cell>
          <table:table-cell office:value-type="float" office:value="251008294" table:style-name="ce3">
            <text:p>251008294</text:p>
          </table:table-cell>
          <table:table-cell office:value-type="float" office:value="617378" table:style-name="ce1">
            <text:p>617378</text:p>
          </table:table-cell>
          <table:table-cell office:value-type="float" office:value="303.2" table:style-name="ce1">
            <text:p>303,2</text:p>
          </table:table-cell>
          <table:table-cell office:value-type="float" office:value="292.95" table:style-name="ce1">
            <text:p>292,95</text:p>
          </table:table-cell>
          <table:table-cell office:value-type="float" office:value="2677611" table:style-name="ce1">
            <text:p>2677611</text:p>
          </table:table-cell>
          <table:table-cell office:value-type="float" office:value="394363" table:style-name="ce1">
            <text:p>394363</text:p>
          </table:table-cell>
          <table:table-cell office:value-type="float" office:value="19.03" table:formula="of:=MIN([.$B205];[.$F205];[.$J205];[.$N205];[.$R205];[.$V205];[.$Z205];[.$AD205];[.$AH205];[.$AL205];[.$AP205];[.$AT205];[.$AX205];[.$BB205];[.$BF205])" table:style-name="ce1">
            <text:p>19,03</text:p>
          </table:table-cell>
          <table:table-cell office:value-type="float" office:value="8.4499999999999993" table:formula="of:=MIN([.$C205];[.$G205];[.$K205];[.$O205];[.$S205];[.$W205];[.$AA205];[.$AE205];[.$AI205];[.$AM205];[.$AQ205];[.$AU205];[.$AY205];[.$BC205];[.$BG205])" table:style-name="ce1">
            <text:p>8,45</text:p>
          </table:table-cell>
          <table:table-cell office:value-type="float" office:value="104978" table:formula="of:=MIN([.$D205];[.$H205];[.$L205];[.$P205];[.$T205];[.$X205];[.$AB205];[.$AF205];[.$AJ205];[.$AN205];[.$AR205];[.$AV205];[.$AZ205];[.$BD205];[.$BH205])" table:style-name="ce1">
            <text:p>104978</text:p>
          </table:table-cell>
          <table:table-cell office:value-type="float" office:value="11913" table:formula="of:=MIN([.$E205];[.$I205];[.$M205];[.$Q205];[.$U205];[.$Y205];[.$AC205];[.$AG205];[.$AK205];[.$AO205];[.$AS205];[.$AW205];[.$BA205];[.$BE205];[.$BI205])" table:style-name="ce1">
            <text:p>11913</text:p>
          </table:table-cell>
          <table:table-cell office:value-type="float" office:value="146.97" table:formula="of:=MEDIAN([.$B205];[.$F205];[.$J205];[.$N205];[.$R205];[.$V205];[.$Z205];[.$AD205];[.$AH205];[.$AL205];[.$AP205];[.$AT205];[.$AX205];[.$BB205];[.$BF205])" table:style-name="ce1">
            <text:p>146,97</text:p>
          </table:table-cell>
          <table:table-cell office:value-type="float" office:value="113.96" table:formula="of:=MEDIAN([.$C205];[.$G205];[.$K205];[.$O205];[.$S205];[.$W205];[.$AA205];[.$AE205];[.$AI205];[.$AM205];[.$AQ205];[.$AU205];[.$AY205];[.$BC205];[.$BG205])" table:style-name="ce1">
            <text:p>113,96</text:p>
          </table:table-cell>
          <table:table-cell office:value-type="float" office:value="1198293" table:formula="of:=MEDIAN([.$D205];[.$H205];[.$L205];[.$P205];[.$T205];[.$X205];[.$AB205];[.$AF205];[.$AJ205];[.$AN205];[.$AR205];[.$AV205];[.$AZ205];[.$BD205];[.$BH205])" table:style-name="ce1">
            <text:p>1198293</text:p>
          </table:table-cell>
          <table:table-cell office:value-type="float" office:value="169939" table:formula="of:=MEDIAN([.$E205];[.$I205];[.$M205];[.$Q205];[.$U205];[.$Y205];[.$AC205];[.$AG205];[.$AK205];[.$AO205];[.$AS205];[.$AW205];[.$BA205];[.$BE205];[.$BI205])" table:style-name="ce1">
            <text:p>169939</text:p>
          </table:table-cell>
          <table:table-cell office:value-type="float" office:value="5375.33" table:formula="of:=MAX([.$B205];[.$F205];[.$J205];[.$N205];[.$R205];[.$V205];[.$Z205];[.$AD205];[.$AH205];[.$AL205];[.$AP205];[.$AT205];[.$AX205];[.$BB205];[.$BF205])" table:style-name="ce1">
            <text:p>5375,33</text:p>
          </table:table-cell>
          <table:table-cell office:value-type="float" office:value="5364.79" table:formula="of:=MAX([.$C205];[.$G205];[.$K205];[.$O205];[.$S205];[.$W205];[.$AA205];[.$AE205];[.$AI205];[.$AM205];[.$AQ205];[.$AU205];[.$AY205];[.$BC205];[.$BG205])" table:style-name="ce1">
            <text:p>5364,79</text:p>
          </table:table-cell>
          <table:table-cell office:value-type="float" office:value="251008294" table:formula="of:=MAX([.$D205];[.$H205];[.$L205];[.$P205];[.$T205];[.$X205];[.$AB205];[.$AF205];[.$AJ205];[.$AN205];[.$AR205];[.$AV205];[.$AZ205];[.$BD205];[.$BH205])" table:style-name="ce1">
            <text:p>251008294</text:p>
          </table:table-cell>
          <table:table-cell office:value-type="float" office:value="5713680" table:formula="of:=MAX([.$E205];[.$I205];[.$M205];[.$Q205];[.$U205];[.$Y205];[.$AC205];[.$AG205];[.$AK205];[.$AO205];[.$AS205];[.$AW205];[.$BA205];[.$BE205];[.$BI205])" table:style-name="ce1">
            <text:p>571368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6_a35_w2.lp</text:p>
          </table:table-cell>
          <table:table-cell office:value-type="float" office:value="20.43" table:style-name="ce1">
            <text:p>20,43</text:p>
          </table:table-cell>
          <table:table-cell office:value-type="float" office:value="12.92" table:style-name="ce1">
            <text:p>12,92</text:p>
          </table:table-cell>
          <table:table-cell office:value-type="float" office:value="97806" table:style-name="ce1">
            <text:p>97806</text:p>
          </table:table-cell>
          <table:table-cell office:value-type="float" office:value="11032" table:style-name="ce1">
            <text:p>11032</text:p>
          </table:table-cell>
          <table:table-cell office:value-type="float" office:value="30.53" table:style-name="ce1">
            <text:p>30,53</text:p>
          </table:table-cell>
          <table:table-cell office:value-type="float" office:value="23.27" table:style-name="ce1">
            <text:p>23,27</text:p>
          </table:table-cell>
          <table:table-cell office:value-type="float" office:value="35531" table:style-name="ce1">
            <text:p>35531</text:p>
          </table:table-cell>
          <table:table-cell office:value-type="float" office:value="21523" table:style-name="ce1">
            <text:p>21523</text:p>
          </table:table-cell>
          <table:table-cell office:value-type="float" office:value="38.81" table:style-name="ce1">
            <text:p>38,81</text:p>
          </table:table-cell>
          <table:table-cell office:value-type="float" office:value="31.16" table:style-name="ce1">
            <text:p>31,16</text:p>
          </table:table-cell>
          <table:table-cell office:value-type="float" office:value="215459" table:style-name="ce1">
            <text:p>215459</text:p>
          </table:table-cell>
          <table:table-cell office:value-type="float" office:value="27861" table:style-name="ce1">
            <text:p>27861</text:p>
          </table:table-cell>
          <table:table-cell office:value-type="float" office:value="82.98" table:style-name="ce1">
            <text:p>82,98</text:p>
          </table:table-cell>
          <table:table-cell office:value-type="float" office:value="76.06" table:style-name="ce1">
            <text:p>76,06</text:p>
          </table:table-cell>
          <table:table-cell office:value-type="float" office:value="100707" table:style-name="ce1">
            <text:p>100707</text:p>
          </table:table-cell>
          <table:table-cell office:value-type="float" office:value="67557" table:style-name="ce1">
            <text:p>67557</text:p>
          </table:table-cell>
          <table:table-cell office:value-type="float" office:value="28.01" table:style-name="ce1">
            <text:p>28,01</text:p>
          </table:table-cell>
          <table:table-cell office:value-type="float" office:value="20.92" table:style-name="ce1">
            <text:p>20,92</text:p>
          </table:table-cell>
          <table:table-cell office:value-type="float" office:value="54539" table:style-name="ce1">
            <text:p>54539</text:p>
          </table:table-cell>
          <table:table-cell office:value-type="float" office:value="19983" table:style-name="ce1">
            <text:p>19983</text:p>
          </table:table-cell>
          <table:table-cell office:value-type="float" office:value="95.29" table:style-name="ce1">
            <text:p>95,29</text:p>
          </table:table-cell>
          <table:table-cell office:value-type="float" office:value="88.64" table:style-name="ce1">
            <text:p>88,64</text:p>
          </table:table-cell>
          <table:table-cell office:value-type="float" office:value="117753" table:style-name="ce1">
            <text:p>117753</text:p>
          </table:table-cell>
          <table:table-cell office:value-type="float" office:value="78707" table:style-name="ce1">
            <text:p>78707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33.78" table:style-name="ce1">
            <text:p>33,78</text:p>
          </table:table-cell>
          <table:table-cell office:value-type="float" office:value="48394" table:style-name="ce1">
            <text:p>48394</text:p>
          </table:table-cell>
          <table:table-cell office:value-type="float" office:value="31467" table:style-name="ce1">
            <text:p>31467</text:p>
          </table:table-cell>
          <table:table-cell office:value-type="float" office:value="34.32" table:style-name="ce1">
            <text:p>34,32</text:p>
          </table:table-cell>
          <table:table-cell office:value-type="float" office:value="26.58" table:style-name="ce1">
            <text:p>26,58</text:p>
          </table:table-cell>
          <table:table-cell office:value-type="float" office:value="37049" table:style-name="ce1">
            <text:p>37049</text:p>
          </table:table-cell>
          <table:table-cell office:value-type="float" office:value="22834" table:style-name="ce1">
            <text:p>22834</text:p>
          </table:table-cell>
          <table:table-cell office:value-type="float" office:value="68.680000000000007" table:style-name="ce1">
            <text:p>68,68</text:p>
          </table:table-cell>
          <table:table-cell office:value-type="float" office:value="60.92" table:style-name="ce1">
            <text:p>60,92</text:p>
          </table:table-cell>
          <table:table-cell office:value-type="float" office:value="374631" table:style-name="ce1">
            <text:p>374631</text:p>
          </table:table-cell>
          <table:table-cell office:value-type="float" office:value="48070" table:style-name="ce1">
            <text:p>48070</text:p>
          </table:table-cell>
          <table:table-cell office:value-type="float" office:value="23.77" table:style-name="ce1">
            <text:p>23,77</text:p>
          </table:table-cell>
          <table:table-cell office:value-type="float" office:value="15.93" table:style-name="ce1">
            <text:p>15,93</text:p>
          </table:table-cell>
          <table:table-cell office:value-type="float" office:value="33795" table:style-name="ce1">
            <text:p>33795</text:p>
          </table:table-cell>
          <table:table-cell office:value-type="float" office:value="14258" table:style-name="ce1">
            <text:p>14258</text:p>
          </table:table-cell>
          <table:table-cell office:value-type="float" office:value="60.38" table:style-name="ce1">
            <text:p>60,38</text:p>
          </table:table-cell>
          <table:table-cell office:value-type="float" office:value="53.39" table:style-name="ce1">
            <text:p>53,39</text:p>
          </table:table-cell>
          <table:table-cell office:value-type="float" office:value="101090" table:style-name="ce1">
            <text:p>101090</text:p>
          </table:table-cell>
          <table:table-cell office:value-type="float" office:value="47505" table:style-name="ce1">
            <text:p>47505</text:p>
          </table:table-cell>
          <table:table-cell office:value-type="float" office:value="870.8" table:style-name="ce1">
            <text:p>870,8</text:p>
          </table:table-cell>
          <table:table-cell office:value-type="float" office:value="863.24" table:style-name="ce1">
            <text:p>863,24</text:p>
          </table:table-cell>
          <table:table-cell office:value-type="float" office:value="1877009" table:style-name="ce1">
            <text:p>1877009</text:p>
          </table:table-cell>
          <table:table-cell office:value-type="float" office:value="801997" table:style-name="ce1">
            <text:p>801997</text:p>
          </table:table-cell>
          <table:table-cell office:value-type="float" office:value="44.47" table:style-name="ce1">
            <text:p>44,47</text:p>
          </table:table-cell>
          <table:table-cell office:value-type="float" office:value="12.79" table:style-name="ce1">
            <text:p>12,79</text:p>
          </table:table-cell>
          <table:table-cell office:value-type="float" office:value="27205" table:style-name="ce1">
            <text:p>27205</text:p>
          </table:table-cell>
          <table:table-cell office:value-type="float" office:value="9879" table:style-name="ce1">
            <text:p>9879</text:p>
          </table:table-cell>
          <table:table-cell office:value-type="float" office:value="3038.02" table:style-name="ce3">
            <text:p>3038,02</text:p>
          </table:table-cell>
          <table:table-cell office:value-type="float" office:value="2993.9" table:style-name="ce3">
            <text:p>2993,9</text:p>
          </table:table-cell>
          <table:table-cell office:value-type="float" office:value="418133480" table:style-name="ce3">
            <text:p>418133480</text:p>
          </table:table-cell>
          <table:table-cell office:value-type="float" office:value="853305" table:style-name="ce3">
            <text:p>853305</text:p>
          </table:table-cell>
          <table:table-cell office:value-type="float" office:value="13.21" table:style-name="ce2">
            <text:p>13,21</text:p>
          </table:table-cell>
          <table:table-cell office:value-type="float" office:value="6.26" table:style-name="ce2">
            <text:p>6,26</text:p>
          </table:table-cell>
          <table:table-cell office:value-type="float" office:value="17149" table:style-name="ce2">
            <text:p>17149</text:p>
          </table:table-cell>
          <table:table-cell office:value-type="float" office:value="6115" table:style-name="ce2">
            <text:p>6115</text:p>
          </table:table-cell>
          <table:table-cell office:value-type="float" office:value="13.21" table:formula="of:=MIN([.$B206];[.$F206];[.$J206];[.$N206];[.$R206];[.$V206];[.$Z206];[.$AD206];[.$AH206];[.$AL206];[.$AP206];[.$AT206];[.$AX206];[.$BB206];[.$BF206])" table:style-name="ce1">
            <text:p>13,21</text:p>
          </table:table-cell>
          <table:table-cell office:value-type="float" office:value="6.26" table:formula="of:=MIN([.$C206];[.$G206];[.$K206];[.$O206];[.$S206];[.$W206];[.$AA206];[.$AE206];[.$AI206];[.$AM206];[.$AQ206];[.$AU206];[.$AY206];[.$BC206];[.$BG206])" table:style-name="ce1">
            <text:p>6,26</text:p>
          </table:table-cell>
          <table:table-cell office:value-type="float" office:value="17149" table:formula="of:=MIN([.$D206];[.$H206];[.$L206];[.$P206];[.$T206];[.$X206];[.$AB206];[.$AF206];[.$AJ206];[.$AN206];[.$AR206];[.$AV206];[.$AZ206];[.$BD206];[.$BH206])" table:style-name="ce1">
            <text:p>17149</text:p>
          </table:table-cell>
          <table:table-cell office:value-type="float" office:value="6115" table:formula="of:=MIN([.$E206];[.$I206];[.$M206];[.$Q206];[.$U206];[.$Y206];[.$AC206];[.$AG206];[.$AK206];[.$AO206];[.$AS206];[.$AW206];[.$BA206];[.$BE206];[.$BI206])" table:style-name="ce1">
            <text:p>6115</text:p>
          </table:table-cell>
          <table:table-cell office:value-type="float" office:value="40.520000000000003" table:formula="of:=MEDIAN([.$B206];[.$F206];[.$J206];[.$N206];[.$R206];[.$V206];[.$Z206];[.$AD206];[.$AH206];[.$AL206];[.$AP206];[.$AT206];[.$AX206];[.$BB206];[.$BF206])" table:style-name="ce1">
            <text:p>40,52</text:p>
          </table:table-cell>
          <table:table-cell office:value-type="float" office:value="31.16" table:formula="of:=MEDIAN([.$C206];[.$G206];[.$K206];[.$O206];[.$S206];[.$W206];[.$AA206];[.$AE206];[.$AI206];[.$AM206];[.$AQ206];[.$AU206];[.$AY206];[.$BC206];[.$BG206])" table:style-name="ce1">
            <text:p>31,16</text:p>
          </table:table-cell>
          <table:table-cell office:value-type="float" office:value="97806" table:formula="of:=MEDIAN([.$D206];[.$H206];[.$L206];[.$P206];[.$T206];[.$X206];[.$AB206];[.$AF206];[.$AJ206];[.$AN206];[.$AR206];[.$AV206];[.$AZ206];[.$BD206];[.$BH206])" table:style-name="ce1">
            <text:p>97806</text:p>
          </table:table-cell>
          <table:table-cell office:value-type="float" office:value="27861" table:formula="of:=MEDIAN([.$E206];[.$I206];[.$M206];[.$Q206];[.$U206];[.$Y206];[.$AC206];[.$AG206];[.$AK206];[.$AO206];[.$AS206];[.$AW206];[.$BA206];[.$BE206];[.$BI206])" table:style-name="ce1">
            <text:p>27861</text:p>
          </table:table-cell>
          <table:table-cell office:value-type="float" office:value="3038.02" table:formula="of:=MAX([.$B206];[.$F206];[.$J206];[.$N206];[.$R206];[.$V206];[.$Z206];[.$AD206];[.$AH206];[.$AL206];[.$AP206];[.$AT206];[.$AX206];[.$BB206];[.$BF206])" table:style-name="ce1">
            <text:p>3038,02</text:p>
          </table:table-cell>
          <table:table-cell office:value-type="float" office:value="2993.9" table:formula="of:=MAX([.$C206];[.$G206];[.$K206];[.$O206];[.$S206];[.$W206];[.$AA206];[.$AE206];[.$AI206];[.$AM206];[.$AQ206];[.$AU206];[.$AY206];[.$BC206];[.$BG206])" table:style-name="ce1">
            <text:p>2993,9</text:p>
          </table:table-cell>
          <table:table-cell office:value-type="float" office:value="418133480" table:formula="of:=MAX([.$D206];[.$H206];[.$L206];[.$P206];[.$T206];[.$X206];[.$AB206];[.$AF206];[.$AJ206];[.$AN206];[.$AR206];[.$AV206];[.$AZ206];[.$BD206];[.$BH206])" table:style-name="ce1">
            <text:p>418133480</text:p>
          </table:table-cell>
          <table:table-cell office:value-type="float" office:value="853305" table:formula="of:=MAX([.$E206];[.$I206];[.$M206];[.$Q206];[.$U206];[.$Y206];[.$AC206];[.$AG206];[.$AK206];[.$AO206];[.$AS206];[.$AW206];[.$BA206];[.$BE206];[.$BI206])" table:style-name="ce1">
            <text:p>85330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7_a30_w2.lp</text:p>
          </table:table-cell>
          <table:table-cell office:value-type="float" office:value="9.4" table:style-name="ce2">
            <text:p>9,4</text:p>
          </table:table-cell>
          <table:table-cell office:value-type="float" office:value="0.16" table:style-name="ce2">
            <text:p>0,16</text:p>
          </table:table-cell>
          <table:table-cell office:value-type="float" office:value="2578" table:style-name="ce2">
            <text:p>2578</text:p>
          </table:table-cell>
          <table:table-cell office:value-type="float" office:value="97" table:style-name="ce2">
            <text:p>97</text:p>
          </table:table-cell>
          <table:table-cell office:value-type="float" office:value="39.65" table:style-name="ce1">
            <text:p>39,65</text:p>
          </table:table-cell>
          <table:table-cell office:value-type="float" office:value="29.69" table:style-name="ce1">
            <text:p>29,69</text:p>
          </table:table-cell>
          <table:table-cell office:value-type="float" office:value="91096" table:style-name="ce1">
            <text:p>91096</text:p>
          </table:table-cell>
          <table:table-cell office:value-type="float" office:value="28020" table:style-name="ce1">
            <text:p>28020</text:p>
          </table:table-cell>
          <table:table-cell office:value-type="float" office:value="12.25" table:style-name="ce1">
            <text:p>12,25</text:p>
          </table:table-cell>
          <table:table-cell office:value-type="float" office:value="2.62" table:style-name="ce1">
            <text:p>2,62</text:p>
          </table:table-cell>
          <table:table-cell office:value-type="float" office:value="19495" table:style-name="ce1">
            <text:p>19495</text:p>
          </table:table-cell>
          <table:table-cell office:value-type="float" office:value="2353" table:style-name="ce1">
            <text:p>2353</text:p>
          </table:table-cell>
          <table:table-cell office:value-type="float" office:value="81.99" table:style-name="ce1">
            <text:p>81,99</text:p>
          </table:table-cell>
          <table:table-cell office:value-type="float" office:value="72.98" table:style-name="ce1">
            <text:p>72,98</text:p>
          </table:table-cell>
          <table:table-cell office:value-type="float" office:value="93172" table:style-name="ce1">
            <text:p>93172</text:p>
          </table:table-cell>
          <table:table-cell office:value-type="float" office:value="64100" table:style-name="ce1">
            <text:p>64100</text:p>
          </table:table-cell>
          <table:table-cell office:value-type="float" office:value="12.77" table:style-name="ce1">
            <text:p>12,77</text:p>
          </table:table-cell>
          <table:table-cell office:value-type="float" office:value="3.82" table:style-name="ce1">
            <text:p>3,82</text:p>
          </table:table-cell>
          <table:table-cell office:value-type="float" office:value="10968" table:style-name="ce1">
            <text:p>10968</text:p>
          </table:table-cell>
          <table:table-cell office:value-type="float" office:value="3524" table:style-name="ce1">
            <text:p>3524</text:p>
          </table:table-cell>
          <table:table-cell office:value-type="float" office:value="122.45" table:style-name="ce1">
            <text:p>122,45</text:p>
          </table:table-cell>
          <table:table-cell office:value-type="float" office:value="113.47" table:style-name="ce1">
            <text:p>113,47</text:p>
          </table:table-cell>
          <table:table-cell office:value-type="float" office:value="133384" table:style-name="ce1">
            <text:p>133384</text:p>
          </table:table-cell>
          <table:table-cell office:value-type="float" office:value="94935" table:style-name="ce1">
            <text:p>94935</text:p>
          </table:table-cell>
          <table:table-cell office:value-type="float" office:value="31.16" table:style-name="ce1">
            <text:p>31,16</text:p>
          </table:table-cell>
          <table:table-cell office:value-type="float" office:value="20.78" table:style-name="ce1">
            <text:p>20,78</text:p>
          </table:table-cell>
          <table:table-cell office:value-type="float" office:value="24309" table:style-name="ce1">
            <text:p>24309</text:p>
          </table:table-cell>
          <table:table-cell office:value-type="float" office:value="16332" table:style-name="ce1">
            <text:p>16332</text:p>
          </table:table-cell>
          <table:table-cell office:value-type="float" office:value="96.23" table:style-name="ce1">
            <text:p>96,23</text:p>
          </table:table-cell>
          <table:table-cell office:value-type="float" office:value="86.5" table:style-name="ce1">
            <text:p>86,5</text:p>
          </table:table-cell>
          <table:table-cell office:value-type="float" office:value="100039" table:style-name="ce1">
            <text:p>100039</text:p>
          </table:table-cell>
          <table:table-cell office:value-type="float" office:value="70283" table:style-name="ce1">
            <text:p>70283</text:p>
          </table:table-cell>
          <table:table-cell office:value-type="float" office:value="302.33999999999997" table:style-name="ce1">
            <text:p>302,34</text:p>
          </table:table-cell>
          <table:table-cell office:value-type="float" office:value="293.25" table:style-name="ce1">
            <text:p>293,25</text:p>
          </table:table-cell>
          <table:table-cell office:value-type="float" office:value="534186" table:style-name="ce1">
            <text:p>534186</text:p>
          </table:table-cell>
          <table:table-cell office:value-type="float" office:value="239046" table:style-name="ce1">
            <text:p>239046</text:p>
          </table:table-cell>
          <table:table-cell office:value-type="float" office:value="32.15" table:style-name="ce1">
            <text:p>32,15</text:p>
          </table:table-cell>
          <table:table-cell office:value-type="float" office:value="23.37" table:style-name="ce1">
            <text:p>23,37</text:p>
          </table:table-cell>
          <table:table-cell office:value-type="float" office:value="42902" table:style-name="ce1">
            <text:p>42902</text:p>
          </table:table-cell>
          <table:table-cell office:value-type="float" office:value="21270" table:style-name="ce1">
            <text:p>21270</text:p>
          </table:table-cell>
          <table:table-cell office:value-type="float" office:value="30.22" table:style-name="ce1">
            <text:p>30,22</text:p>
          </table:table-cell>
          <table:table-cell office:value-type="float" office:value="21.61" table:style-name="ce1">
            <text:p>21,61</text:p>
          </table:table-cell>
          <table:table-cell office:value-type="float" office:value="45179" table:style-name="ce1">
            <text:p>45179</text:p>
          </table:table-cell>
          <table:table-cell office:value-type="float" office:value="21136" table:style-name="ce1">
            <text:p>21136</text:p>
          </table:table-cell>
          <table:table-cell office:value-type="float" office:value="313.55" table:style-name="ce1">
            <text:p>313,55</text:p>
          </table:table-cell>
          <table:table-cell office:value-type="float" office:value="303.83999999999997" table:style-name="ce1">
            <text:p>303,84</text:p>
          </table:table-cell>
          <table:table-cell office:value-type="float" office:value="503332" table:style-name="ce1">
            <text:p>503332</text:p>
          </table:table-cell>
          <table:table-cell office:value-type="float" office:value="282993" table:style-name="ce1">
            <text:p>282993</text:p>
          </table:table-cell>
          <table:table-cell office:value-type="float" office:value="96.37" table:style-name="ce1">
            <text:p>96,37</text:p>
          </table:table-cell>
          <table:table-cell office:value-type="float" office:value="53.02" table:style-name="ce1">
            <text:p>53,02</text:p>
          </table:table-cell>
          <table:table-cell office:value-type="float" office:value="206098" table:style-name="ce1">
            <text:p>206098</text:p>
          </table:table-cell>
          <table:table-cell office:value-type="float" office:value="38422" table:style-name="ce1">
            <text:p>38422</text:p>
          </table:table-cell>
          <table:table-cell office:value-type="float" office:value="4517.3100000000004" table:style-name="ce3">
            <text:p>4517,31</text:p>
          </table:table-cell>
          <table:table-cell office:value-type="float" office:value="4458.87" table:style-name="ce3">
            <text:p>4458,87</text:p>
          </table:table-cell>
          <table:table-cell office:value-type="float" office:value="618818708" table:style-name="ce3">
            <text:p>618818708</text:p>
          </table:table-cell>
          <table:table-cell office:value-type="float" office:value="1152437" table:style-name="ce3">
            <text:p>1152437</text:p>
          </table:table-cell>
          <table:table-cell office:value-type="float" office:value="45.78" table:style-name="ce1">
            <text:p>45,78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71829" table:style-name="ce1">
            <text:p>71829</text:p>
          </table:table-cell>
          <table:table-cell office:value-type="float" office:value="31887" table:style-name="ce1">
            <text:p>31887</text:p>
          </table:table-cell>
          <table:table-cell office:value-type="float" office:value="9.4" table:formula="of:=MIN([.$B207];[.$F207];[.$J207];[.$N207];[.$R207];[.$V207];[.$Z207];[.$AD207];[.$AH207];[.$AL207];[.$AP207];[.$AT207];[.$AX207];[.$BB207];[.$BF207])" table:style-name="ce1">
            <text:p>9,4</text:p>
          </table:table-cell>
          <table:table-cell office:value-type="float" office:value="0.16" table:formula="of:=MIN([.$C207];[.$G207];[.$K207];[.$O207];[.$S207];[.$W207];[.$AA207];[.$AE207];[.$AI207];[.$AM207];[.$AQ207];[.$AU207];[.$AY207];[.$BC207];[.$BG207])" table:style-name="ce1">
            <text:p>0,16</text:p>
          </table:table-cell>
          <table:table-cell office:value-type="float" office:value="2578" table:formula="of:=MIN([.$D207];[.$H207];[.$L207];[.$P207];[.$T207];[.$X207];[.$AB207];[.$AF207];[.$AJ207];[.$AN207];[.$AR207];[.$AV207];[.$AZ207];[.$BD207];[.$BH207])" table:style-name="ce1">
            <text:p>2578</text:p>
          </table:table-cell>
          <table:table-cell office:value-type="float" office:value="97" table:formula="of:=MIN([.$E207];[.$I207];[.$M207];[.$Q207];[.$U207];[.$Y207];[.$AC207];[.$AG207];[.$AK207];[.$AO207];[.$AS207];[.$AW207];[.$BA207];[.$BE207];[.$BI207])" table:style-name="ce1">
            <text:p>97</text:p>
          </table:table-cell>
          <table:table-cell office:value-type="float" office:value="45.78" table:formula="of:=MEDIAN([.$B207];[.$F207];[.$J207];[.$N207];[.$R207];[.$V207];[.$Z207];[.$AD207];[.$AH207];[.$AL207];[.$AP207];[.$AT207];[.$AX207];[.$BB207];[.$BF207])" table:style-name="ce1">
            <text:p>45,78</text:p>
          </table:table-cell>
          <table:table-cell office:value-type="float" office:value="35.950000000000003" table:formula="of:=MEDIAN([.$C207];[.$G207];[.$K207];[.$O207];[.$S207];[.$W207];[.$AA207];[.$AE207];[.$AI207];[.$AM207];[.$AQ207];[.$AU207];[.$AY207];[.$BC207];[.$BG207])" table:style-name="ce1">
            <text:p>35,95</text:p>
          </table:table-cell>
          <table:table-cell office:value-type="float" office:value="91096" table:formula="of:=MEDIAN([.$D207];[.$H207];[.$L207];[.$P207];[.$T207];[.$X207];[.$AB207];[.$AF207];[.$AJ207];[.$AN207];[.$AR207];[.$AV207];[.$AZ207];[.$BD207];[.$BH207])" table:style-name="ce1">
            <text:p>91096</text:p>
          </table:table-cell>
          <table:table-cell office:value-type="float" office:value="31887" table:formula="of:=MEDIAN([.$E207];[.$I207];[.$M207];[.$Q207];[.$U207];[.$Y207];[.$AC207];[.$AG207];[.$AK207];[.$AO207];[.$AS207];[.$AW207];[.$BA207];[.$BE207];[.$BI207])" table:style-name="ce1">
            <text:p>31887</text:p>
          </table:table-cell>
          <table:table-cell office:value-type="float" office:value="4517.3100000000004" table:formula="of:=MAX([.$B207];[.$F207];[.$J207];[.$N207];[.$R207];[.$V207];[.$Z207];[.$AD207];[.$AH207];[.$AL207];[.$AP207];[.$AT207];[.$AX207];[.$BB207];[.$BF207])" table:style-name="ce1">
            <text:p>4517,31</text:p>
          </table:table-cell>
          <table:table-cell office:value-type="float" office:value="4458.87" table:formula="of:=MAX([.$C207];[.$G207];[.$K207];[.$O207];[.$S207];[.$W207];[.$AA207];[.$AE207];[.$AI207];[.$AM207];[.$AQ207];[.$AU207];[.$AY207];[.$BC207];[.$BG207])" table:style-name="ce1">
            <text:p>4458,87</text:p>
          </table:table-cell>
          <table:table-cell office:value-type="float" office:value="618818708" table:formula="of:=MAX([.$D207];[.$H207];[.$L207];[.$P207];[.$T207];[.$X207];[.$AB207];[.$AF207];[.$AJ207];[.$AN207];[.$AR207];[.$AV207];[.$AZ207];[.$BD207];[.$BH207])" table:style-name="ce1">
            <text:p>618818708</text:p>
          </table:table-cell>
          <table:table-cell office:value-type="float" office:value="1152437" table:formula="of:=MAX([.$E207];[.$I207];[.$M207];[.$Q207];[.$U207];[.$Y207];[.$AC207];[.$AG207];[.$AK207];[.$AO207];[.$AS207];[.$AW207];[.$BA207];[.$BE207];[.$BI207])" table:style-name="ce1">
            <text:p>1152437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8_a35_w5.lp</text:p>
          </table:table-cell>
          <table:table-cell office:value-type="float" office:value="39.83" table:style-name="ce1">
            <text:p>39,83</text:p>
          </table:table-cell>
          <table:table-cell office:value-type="float" office:value="23.49" table:style-name="ce1">
            <text:p>23,49</text:p>
          </table:table-cell>
          <table:table-cell office:value-type="float" office:value="135862" table:style-name="ce1">
            <text:p>135862</text:p>
          </table:table-cell>
          <table:table-cell office:value-type="float" office:value="41255" table:style-name="ce1">
            <text:p>41255</text:p>
          </table:table-cell>
          <table:table-cell office:value-type="float" office:value="25.74" table:style-name="ce2">
            <text:p>25,74</text:p>
          </table:table-cell>
          <table:table-cell office:value-type="float" office:value="7.82" table:style-name="ce2">
            <text:p>7,82</text:p>
          </table:table-cell>
          <table:table-cell office:value-type="float" office:value="48076" table:style-name="ce1">
            <text:p>48076</text:p>
          </table:table-cell>
          <table:table-cell office:value-type="float" office:value="14556" table:style-name="ce1">
            <text:p>14556</text:p>
          </table:table-cell>
          <table:table-cell office:value-type="float" office:value="40.75" table:style-name="ce1">
            <text:p>40,75</text:p>
          </table:table-cell>
          <table:table-cell office:value-type="float" office:value="21.98" table:style-name="ce1">
            <text:p>21,98</text:p>
          </table:table-cell>
          <table:table-cell office:value-type="float" office:value="143943" table:style-name="ce1">
            <text:p>143943</text:p>
          </table:table-cell>
          <table:table-cell office:value-type="float" office:value="35800" table:style-name="ce1">
            <text:p>35800</text:p>
          </table:table-cell>
          <table:table-cell office:value-type="float" office:value="41.27" table:style-name="ce1">
            <text:p>41,27</text:p>
          </table:table-cell>
          <table:table-cell office:value-type="float" office:value="22.58" table:style-name="ce1">
            <text:p>22,58</text:p>
          </table:table-cell>
          <table:table-cell office:value-type="float" office:value="123961" table:style-name="ce1">
            <text:p>123961</text:p>
          </table:table-cell>
          <table:table-cell office:value-type="float" office:value="29201" table:style-name="ce1">
            <text:p>29201</text:p>
          </table:table-cell>
          <table:table-cell office:value-type="float" office:value="32.08" table:style-name="ce1">
            <text:p>32,08</text:p>
          </table:table-cell>
          <table:table-cell office:value-type="float" office:value="14.03" table:style-name="ce1">
            <text:p>14,03</text:p>
          </table:table-cell>
          <table:table-cell office:value-type="float" office:value="71388" table:style-name="ce1">
            <text:p>71388</text:p>
          </table:table-cell>
          <table:table-cell office:value-type="float" office:value="17816" table:style-name="ce1">
            <text:p>17816</text:p>
          </table:table-cell>
          <table:table-cell office:value-type="float" office:value="38.75" table:style-name="ce1">
            <text:p>38,75</text:p>
          </table:table-cell>
          <table:table-cell office:value-type="float" office:value="20.07" table:style-name="ce1">
            <text:p>20,07</text:p>
          </table:table-cell>
          <table:table-cell office:value-type="float" office:value="109752" table:style-name="ce1">
            <text:p>109752</text:p>
          </table:table-cell>
          <table:table-cell office:value-type="float" office:value="23519" table:style-name="ce1">
            <text:p>23519</text:p>
          </table:table-cell>
          <table:table-cell office:value-type="float" office:value="29.97" table:style-name="ce1">
            <text:p>29,97</text:p>
          </table:table-cell>
          <table:table-cell office:value-type="float" office:value="10.94" table:style-name="ce1">
            <text:p>10,94</text:p>
          </table:table-cell>
          <table:table-cell office:value-type="float" office:value="18676" table:style-name="ce2">
            <text:p>18676</text:p>
          </table:table-cell>
          <table:table-cell office:value-type="float" office:value="11777" table:style-name="ce1">
            <text:p>11777</text:p>
          </table:table-cell>
          <table:table-cell office:value-type="float" office:value="29.17" table:style-name="ce1">
            <text:p>29,17</text:p>
          </table:table-cell>
          <table:table-cell office:value-type="float" office:value="11.54" table:style-name="ce1">
            <text:p>11,54</text:p>
          </table:table-cell>
          <table:table-cell office:value-type="float" office:value="22089" table:style-name="ce1">
            <text:p>22089</text:p>
          </table:table-cell>
          <table:table-cell office:value-type="float" office:value="14399" table:style-name="ce1">
            <text:p>14399</text:p>
          </table:table-cell>
          <table:table-cell office:value-type="float" office:value="40.99" table:style-name="ce1">
            <text:p>40,99</text:p>
          </table:table-cell>
          <table:table-cell office:value-type="float" office:value="23.51" table:style-name="ce1">
            <text:p>23,51</text:p>
          </table:table-cell>
          <table:table-cell office:value-type="float" office:value="123622" table:style-name="ce1">
            <text:p>123622</text:p>
          </table:table-cell>
          <table:table-cell office:value-type="float" office:value="30219" table:style-name="ce1">
            <text:p>30219</text:p>
          </table:table-cell>
          <table:table-cell office:value-type="float" office:value="26.61" table:style-name="ce1">
            <text:p>26,61</text:p>
          </table:table-cell>
          <table:table-cell office:value-type="float" office:value="8.67" table:style-name="ce1">
            <text:p>8,67</text:p>
          </table:table-cell>
          <table:table-cell office:value-type="float" office:value="40502" table:style-name="ce1">
            <text:p>40502</text:p>
          </table:table-cell>
          <table:table-cell office:value-type="float" office:value="10492" table:style-name="ce2">
            <text:p>10492</text:p>
          </table:table-cell>
          <table:table-cell office:value-type="float" office:value="37.56" table:style-name="ce1">
            <text:p>37,56</text:p>
          </table:table-cell>
          <table:table-cell office:value-type="float" office:value="20.66" table:style-name="ce1">
            <text:p>20,66</text:p>
          </table:table-cell>
          <table:table-cell office:value-type="float" office:value="50908" table:style-name="ce1">
            <text:p>50908</text:p>
          </table:table-cell>
          <table:table-cell office:value-type="float" office:value="22400" table:style-name="ce1">
            <text:p>22400</text:p>
          </table:table-cell>
          <table:table-cell office:value-type="float" office:value="150.4" table:style-name="ce1">
            <text:p>150,4</text:p>
          </table:table-cell>
          <table:table-cell office:value-type="float" office:value="133.77000000000001" table:style-name="ce1">
            <text:p>133,77</text:p>
          </table:table-cell>
          <table:table-cell office:value-type="float" office:value="295595" table:style-name="ce1">
            <text:p>295595</text:p>
          </table:table-cell>
          <table:table-cell office:value-type="float" office:value="107162" table:style-name="ce1">
            <text:p>107162</text:p>
          </table:table-cell>
          <table:table-cell office:value-type="float" office:value="110.56" table:style-name="ce1">
            <text:p>110,56</text:p>
          </table:table-cell>
          <table:table-cell office:value-type="float" office:value="13.29" table:style-name="ce1">
            <text:p>13,29</text:p>
          </table:table-cell>
          <table:table-cell office:value-type="float" office:value="50365" table:style-name="ce1">
            <text:p>50365</text:p>
          </table:table-cell>
          <table:table-cell office:value-type="float" office:value="11874" table:style-name="ce1">
            <text:p>11874</text:p>
          </table:table-cell>
          <table:table-cell office:value-type="float" office:value="20899.47" table:style-name="ce3">
            <text:p>20899,47</text:p>
          </table:table-cell>
          <table:table-cell office:value-type="float" office:value="20817.86" table:style-name="ce3">
            <text:p>20817,86</text:p>
          </table:table-cell>
          <table:table-cell office:value-type="float" office:value="4390244512" table:style-name="ce3">
            <text:p>4390244512</text:p>
          </table:table-cell>
          <table:table-cell office:value-type="float" office:value="3332775" table:style-name="ce3">
            <text:p>3332775</text:p>
          </table:table-cell>
          <table:table-cell office:value-type="float" office:value="36.19" table:style-name="ce1">
            <text:p>36,19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33172" table:style-name="ce1">
            <text:p>133172</text:p>
          </table:table-cell>
          <table:table-cell office:value-type="float" office:value="27662" table:style-name="ce1">
            <text:p>27662</text:p>
          </table:table-cell>
          <table:table-cell office:value-type="float" office:value="25.74" table:formula="of:=MIN([.$B208];[.$F208];[.$J208];[.$N208];[.$R208];[.$V208];[.$Z208];[.$AD208];[.$AH208];[.$AL208];[.$AP208];[.$AT208];[.$AX208];[.$BB208];[.$BF208])" table:style-name="ce1">
            <text:p>25,74</text:p>
          </table:table-cell>
          <table:table-cell office:value-type="float" office:value="7.82" table:formula="of:=MIN([.$C208];[.$G208];[.$K208];[.$O208];[.$S208];[.$W208];[.$AA208];[.$AE208];[.$AI208];[.$AM208];[.$AQ208];[.$AU208];[.$AY208];[.$BC208];[.$BG208])" table:style-name="ce1">
            <text:p>7,82</text:p>
          </table:table-cell>
          <table:table-cell office:value-type="float" office:value="18676" table:formula="of:=MIN([.$D208];[.$H208];[.$L208];[.$P208];[.$T208];[.$X208];[.$AB208];[.$AF208];[.$AJ208];[.$AN208];[.$AR208];[.$AV208];[.$AZ208];[.$BD208];[.$BH208])" table:style-name="ce1">
            <text:p>18676</text:p>
          </table:table-cell>
          <table:table-cell office:value-type="float" office:value="10492" table:formula="of:=MIN([.$E208];[.$I208];[.$M208];[.$Q208];[.$U208];[.$Y208];[.$AC208];[.$AG208];[.$AK208];[.$AO208];[.$AS208];[.$AW208];[.$BA208];[.$BE208];[.$BI208])" table:style-name="ce1">
            <text:p>10492</text:p>
          </table:table-cell>
          <table:table-cell office:value-type="float" office:value="38.75" table:formula="of:=MEDIAN([.$B208];[.$F208];[.$J208];[.$N208];[.$R208];[.$V208];[.$Z208];[.$AD208];[.$AH208];[.$AL208];[.$AP208];[.$AT208];[.$AX208];[.$BB208];[.$BF208])" table:style-name="ce1">
            <text:p>38,75</text:p>
          </table:table-cell>
          <table:table-cell office:value-type="float" office:value="20.07" table:formula="of:=MEDIAN([.$C208];[.$G208];[.$K208];[.$O208];[.$S208];[.$W208];[.$AA208];[.$AE208];[.$AI208];[.$AM208];[.$AQ208];[.$AU208];[.$AY208];[.$BC208];[.$BG208])" table:style-name="ce1">
            <text:p>20,07</text:p>
          </table:table-cell>
          <table:table-cell office:value-type="float" office:value="109752" table:formula="of:=MEDIAN([.$D208];[.$H208];[.$L208];[.$P208];[.$T208];[.$X208];[.$AB208];[.$AF208];[.$AJ208];[.$AN208];[.$AR208];[.$AV208];[.$AZ208];[.$BD208];[.$BH208])" table:style-name="ce1">
            <text:p>109752</text:p>
          </table:table-cell>
          <table:table-cell office:value-type="float" office:value="23519" table:formula="of:=MEDIAN([.$E208];[.$I208];[.$M208];[.$Q208];[.$U208];[.$Y208];[.$AC208];[.$AG208];[.$AK208];[.$AO208];[.$AS208];[.$AW208];[.$BA208];[.$BE208];[.$BI208])" table:style-name="ce1">
            <text:p>23519</text:p>
          </table:table-cell>
          <table:table-cell office:value-type="float" office:value="20899.47" table:formula="of:=MAX([.$B208];[.$F208];[.$J208];[.$N208];[.$R208];[.$V208];[.$Z208];[.$AD208];[.$AH208];[.$AL208];[.$AP208];[.$AT208];[.$AX208];[.$BB208];[.$BF208])" table:style-name="ce1">
            <text:p>20899,47</text:p>
          </table:table-cell>
          <table:table-cell office:value-type="float" office:value="20817.86" table:formula="of:=MAX([.$C208];[.$G208];[.$K208];[.$O208];[.$S208];[.$W208];[.$AA208];[.$AE208];[.$AI208];[.$AM208];[.$AQ208];[.$AU208];[.$AY208];[.$BC208];[.$BG208])" table:style-name="ce1">
            <text:p>20817,86</text:p>
          </table:table-cell>
          <table:table-cell office:value-type="float" office:value="4390244512" table:formula="of:=MAX([.$D208];[.$H208];[.$L208];[.$P208];[.$T208];[.$X208];[.$AB208];[.$AF208];[.$AJ208];[.$AN208];[.$AR208];[.$AV208];[.$AZ208];[.$BD208];[.$BH208])" table:style-name="ce1">
            <text:p>4390244512</text:p>
          </table:table-cell>
          <table:table-cell office:value-type="float" office:value="3332775" table:formula="of:=MAX([.$E208];[.$I208];[.$M208];[.$Q208];[.$U208];[.$Y208];[.$AC208];[.$AG208];[.$AK208];[.$AO208];[.$AS208];[.$AW208];[.$BA208];[.$BE208];[.$BI208])" table:style-name="ce1">
            <text:p>3332775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19_a35_w4.lp</text:p>
          </table:table-cell>
          <table:table-cell office:value-type="float" office:value="148" table:style-name="ce1">
            <text:p>148</text:p>
          </table:table-cell>
          <table:table-cell office:value-type="float" office:value="122.08" table:style-name="ce1">
            <text:p>122,08</text:p>
          </table:table-cell>
          <table:table-cell office:value-type="float" office:value="72116" table:style-name="ce1">
            <text:p>72116</text:p>
          </table:table-cell>
          <table:table-cell office:value-type="float" office:value="52583" table:style-name="ce1">
            <text:p>52583</text:p>
          </table:table-cell>
          <table:table-cell office:value-type="float" office:value="36.67" table:style-name="ce2">
            <text:p>36,67</text:p>
          </table:table-cell>
          <table:table-cell office:value-type="float" office:value="12.89" table:style-name="ce2">
            <text:p>12,89</text:p>
          </table:table-cell>
          <table:table-cell office:value-type="float" office:value="11502" table:style-name="ce2">
            <text:p>11502</text:p>
          </table:table-cell>
          <table:table-cell office:value-type="float" office:value="7095" table:style-name="ce2">
            <text:p>7095</text:p>
          </table:table-cell>
          <table:table-cell office:value-type="float" office:value="364.92" table:style-name="ce1">
            <text:p>364,92</text:p>
          </table:table-cell>
          <table:table-cell office:value-type="float" office:value="341.28" table:style-name="ce1">
            <text:p>341,28</text:p>
          </table:table-cell>
          <table:table-cell office:value-type="float" office:value="417063" table:style-name="ce1">
            <text:p>417063</text:p>
          </table:table-cell>
          <table:table-cell office:value-type="float" office:value="159431" table:style-name="ce1">
            <text:p>159431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54.61" table:style-name="ce1">
            <text:p>54,61</text:p>
          </table:table-cell>
          <table:table-cell office:value-type="float" office:value="32073" table:style-name="ce1">
            <text:p>32073</text:p>
          </table:table-cell>
          <table:table-cell office:value-type="float" office:value="24465" table:style-name="ce1">
            <text:p>24465</text:p>
          </table:table-cell>
          <table:table-cell office:value-type="float" office:value="696.61" table:style-name="ce1">
            <text:p>696,61</text:p>
          </table:table-cell>
          <table:table-cell office:value-type="float" office:value="673.84" table:style-name="ce1">
            <text:p>673,84</text:p>
          </table:table-cell>
          <table:table-cell office:value-type="float" office:value="1290839" table:style-name="ce1">
            <text:p>1290839</text:p>
          </table:table-cell>
          <table:table-cell office:value-type="float" office:value="342810" table:style-name="ce1">
            <text:p>342810</text:p>
          </table:table-cell>
          <table:table-cell office:value-type="float" office:value="196.37" table:style-name="ce1">
            <text:p>196,37</text:p>
          </table:table-cell>
          <table:table-cell office:value-type="float" office:value="170.43" table:style-name="ce1">
            <text:p>170,43</text:p>
          </table:table-cell>
          <table:table-cell office:value-type="float" office:value="93137" table:style-name="ce1">
            <text:p>93137</text:p>
          </table:table-cell>
          <table:table-cell office:value-type="float" office:value="74385" table:style-name="ce1">
            <text:p>74385</text:p>
          </table:table-cell>
          <table:table-cell office:value-type="float" office:value="76.8" table:style-name="ce1">
            <text:p>76,8</text:p>
          </table:table-cell>
          <table:table-cell office:value-type="float" office:value="53.55" table:style-name="ce1">
            <text:p>53,55</text:p>
          </table:table-cell>
          <table:table-cell office:value-type="float" office:value="35301" table:style-name="ce1">
            <text:p>35301</text:p>
          </table:table-cell>
          <table:table-cell office:value-type="float" office:value="26040" table:style-name="ce1">
            <text:p>26040</text:p>
          </table:table-cell>
          <table:table-cell office:value-type="float" office:value="100.21" table:style-name="ce1">
            <text:p>100,21</text:p>
          </table:table-cell>
          <table:table-cell office:value-type="float" office:value="73.56" table:style-name="ce1">
            <text:p>73,56</text:p>
          </table:table-cell>
          <table:table-cell office:value-type="float" office:value="40517" table:style-name="ce1">
            <text:p>40517</text:p>
          </table:table-cell>
          <table:table-cell office:value-type="float" office:value="30435" table:style-name="ce1">
            <text:p>30435</text:p>
          </table:table-cell>
          <table:table-cell office:value-type="float" office:value="271.17" table:style-name="ce1">
            <text:p>271,17</text:p>
          </table:table-cell>
          <table:table-cell office:value-type="float" office:value="247.3" table:style-name="ce1">
            <text:p>247,3</text:p>
          </table:table-cell>
          <table:table-cell office:value-type="float" office:value="207174" table:style-name="ce1">
            <text:p>207174</text:p>
          </table:table-cell>
          <table:table-cell office:value-type="float" office:value="122614" table:style-name="ce1">
            <text:p>122614</text:p>
          </table:table-cell>
          <table:table-cell office:value-type="float" office:value="373.67" table:style-name="ce1">
            <text:p>373,67</text:p>
          </table:table-cell>
          <table:table-cell office:value-type="float" office:value="349.9" table:style-name="ce1">
            <text:p>349,9</text:p>
          </table:table-cell>
          <table:table-cell office:value-type="float" office:value="227449" table:style-name="ce1">
            <text:p>227449</text:p>
          </table:table-cell>
          <table:table-cell office:value-type="float" office:value="165381" table:style-name="ce1">
            <text:p>165381</text:p>
          </table:table-cell>
          <table:table-cell office:value-type="float" office:value="175.31" table:style-name="ce1">
            <text:p>175,31</text:p>
          </table:table-cell>
          <table:table-cell office:value-type="float" office:value="152.69" table:style-name="ce1">
            <text:p>152,69</text:p>
          </table:table-cell>
          <table:table-cell office:value-type="float" office:value="103551" table:style-name="ce1">
            <text:p>103551</text:p>
          </table:table-cell>
          <table:table-cell office:value-type="float" office:value="71833" table:style-name="ce1">
            <text:p>71833</text:p>
          </table:table-cell>
          <table:table-cell office:value-type="float" office:value="134.46" table:style-name="ce1">
            <text:p>134,46</text:p>
          </table:table-cell>
          <table:table-cell office:value-type="float" office:value="108.92" table:style-name="ce1">
            <text:p>108,92</text:p>
          </table:table-cell>
          <table:table-cell office:value-type="float" office:value="64139" table:style-name="ce1">
            <text:p>64139</text:p>
          </table:table-cell>
          <table:table-cell office:value-type="float" office:value="49709" table:style-name="ce1">
            <text:p>49709</text:p>
          </table:table-cell>
          <table:table-cell office:value-type="float" office:value="212.37" table:style-name="ce1">
            <text:p>212,37</text:p>
          </table:table-cell>
          <table:table-cell office:value-type="float" office:value="68.02" table:style-name="ce1">
            <text:p>68,02</text:p>
          </table:table-cell>
          <table:table-cell office:value-type="float" office:value="278216" table:style-name="ce1">
            <text:p>278216</text:p>
          </table:table-cell>
          <table:table-cell office:value-type="float" office:value="19500" table:style-name="ce1">
            <text:p>19500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4571085542" table:style-name="ce3">
            <text:p>4571085542</text:p>
          </table:table-cell>
          <table:table-cell office:value-type="float" office:value="1777150" table:style-name="ce3">
            <text:p>1777150</text:p>
          </table:table-cell>
          <table:table-cell office:value-type="float" office:value="88.13" table:style-name="ce1">
            <text:p>88,13</text:p>
          </table:table-cell>
          <table:table-cell office:value-type="float" office:value="64.709999999999994" table:style-name="ce1">
            <text:p>64,71</text:p>
          </table:table-cell>
          <table:table-cell office:value-type="float" office:value="107084" table:style-name="ce1">
            <text:p>107084</text:p>
          </table:table-cell>
          <table:table-cell office:value-type="float" office:value="35264" table:style-name="ce1">
            <text:p>35264</text:p>
          </table:table-cell>
          <table:table-cell office:value-type="float" office:value="36.67" table:formula="of:=MIN([.$B209];[.$F209];[.$J209];[.$N209];[.$R209];[.$V209];[.$Z209];[.$AD209];[.$AH209];[.$AL209];[.$AP209];[.$AT209];[.$AX209];[.$BB209];[.$BF209])" table:style-name="ce1">
            <text:p>36,67</text:p>
          </table:table-cell>
          <table:table-cell office:value-type="float" office:value="12.89" table:formula="of:=MIN([.$C209];[.$G209];[.$K209];[.$O209];[.$S209];[.$W209];[.$AA209];[.$AE209];[.$AI209];[.$AM209];[.$AQ209];[.$AU209];[.$AY209];[.$BC209];[.$BG209])" table:style-name="ce1">
            <text:p>12,89</text:p>
          </table:table-cell>
          <table:table-cell office:value-type="float" office:value="11502" table:formula="of:=MIN([.$D209];[.$H209];[.$L209];[.$P209];[.$T209];[.$X209];[.$AB209];[.$AF209];[.$AJ209];[.$AN209];[.$AR209];[.$AV209];[.$AZ209];[.$BD209];[.$BH209])" table:style-name="ce1">
            <text:p>11502</text:p>
          </table:table-cell>
          <table:table-cell office:value-type="float" office:value="7095" table:formula="of:=MIN([.$E209];[.$I209];[.$M209];[.$Q209];[.$U209];[.$Y209];[.$AC209];[.$AG209];[.$AK209];[.$AO209];[.$AS209];[.$AW209];[.$BA209];[.$BE209];[.$BI209])" table:style-name="ce1">
            <text:p>7095</text:p>
          </table:table-cell>
          <table:table-cell office:value-type="float" office:value="175.31" table:formula="of:=MEDIAN([.$B209];[.$F209];[.$J209];[.$N209];[.$R209];[.$V209];[.$Z209];[.$AD209];[.$AH209];[.$AL209];[.$AP209];[.$AT209];[.$AX209];[.$BB209];[.$BF209])" table:style-name="ce1">
            <text:p>175,31</text:p>
          </table:table-cell>
          <table:table-cell office:value-type="float" office:value="122.08" table:formula="of:=MEDIAN([.$C209];[.$G209];[.$K209];[.$O209];[.$S209];[.$W209];[.$AA209];[.$AE209];[.$AI209];[.$AM209];[.$AQ209];[.$AU209];[.$AY209];[.$BC209];[.$BG209])" table:style-name="ce1">
            <text:p>122,08</text:p>
          </table:table-cell>
          <table:table-cell office:value-type="float" office:value="103551" table:formula="of:=MEDIAN([.$D209];[.$H209];[.$L209];[.$P209];[.$T209];[.$X209];[.$AB209];[.$AF209];[.$AJ209];[.$AN209];[.$AR209];[.$AV209];[.$AZ209];[.$BD209];[.$BH209])" table:style-name="ce1">
            <text:p>103551</text:p>
          </table:table-cell>
          <table:table-cell office:value-type="float" office:value="52583" table:formula="of:=MEDIAN([.$E209];[.$I209];[.$M209];[.$Q209];[.$U209];[.$Y209];[.$AC209];[.$AG209];[.$AK209];[.$AO209];[.$AS209];[.$AW209];[.$BA209];[.$BE209];[.$BI209])" table:style-name="ce1">
            <text:p>52583</text:p>
          </table:table-cell>
          <table:table-cell office:value-type="float" office:value="21600" table:formula="of:=MAX([.$B209];[.$F209];[.$J209];[.$N209];[.$R209];[.$V209];[.$Z209];[.$AD209];[.$AH209];[.$AL209];[.$AP209];[.$AT209];[.$AX209];[.$BB209];[.$BF209])" table:style-name="ce1">
            <text:p>21600</text:p>
          </table:table-cell>
          <table:table-cell office:value-type="float" office:value="21600" table:formula="of:=MAX([.$C209];[.$G209];[.$K209];[.$O209];[.$S209];[.$W209];[.$AA209];[.$AE209];[.$AI209];[.$AM209];[.$AQ209];[.$AU209];[.$AY209];[.$BC209];[.$BG209])" table:style-name="ce1">
            <text:p>21600</text:p>
          </table:table-cell>
          <table:table-cell office:value-type="float" office:value="4571085542" table:formula="of:=MAX([.$D209];[.$H209];[.$L209];[.$P209];[.$T209];[.$X209];[.$AB209];[.$AF209];[.$AJ209];[.$AN209];[.$AR209];[.$AV209];[.$AZ209];[.$BD209];[.$BH209])" table:style-name="ce1">
            <text:p>4571085542</text:p>
          </table:table-cell>
          <table:table-cell office:value-type="float" office:value="1777150" table:formula="of:=MAX([.$E209];[.$I209];[.$M209];[.$Q209];[.$U209];[.$Y209];[.$AC209];[.$AG209];[.$AK209];[.$AO209];[.$AS209];[.$AW209];[.$BA209];[.$BE209];[.$BI209])" table:style-name="ce1">
            <text:p>177715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20_a30_w2.lp</text:p>
          </table:table-cell>
          <table:table-cell office:value-type="float" office:value="31.44" table:style-name="ce1">
            <text:p>31,44</text:p>
          </table:table-cell>
          <table:table-cell office:value-type="float" office:value="15.81" table:style-name="ce1">
            <text:p>15,81</text:p>
          </table:table-cell>
          <table:table-cell office:value-type="float" office:value="65257" table:style-name="ce1">
            <text:p>65257</text:p>
          </table:table-cell>
          <table:table-cell office:value-type="float" office:value="15966" table:style-name="ce1">
            <text:p>15966</text:p>
          </table:table-cell>
          <table:table-cell office:value-type="float" office:value="49.15" table:style-name="ce1">
            <text:p>49,15</text:p>
          </table:table-cell>
          <table:table-cell office:value-type="float" office:value="31.74" table:style-name="ce1">
            <text:p>31,74</text:p>
          </table:table-cell>
          <table:table-cell office:value-type="float" office:value="40435" table:style-name="ce1">
            <text:p>40435</text:p>
          </table:table-cell>
          <table:table-cell office:value-type="float" office:value="28563" table:style-name="ce1">
            <text:p>28563</text:p>
          </table:table-cell>
          <table:table-cell office:value-type="float" office:value="26.96" table:style-name="ce2">
            <text:p>26,96</text:p>
          </table:table-cell>
          <table:table-cell office:value-type="float" office:value="11.78" table:style-name="ce2">
            <text:p>11,78</text:p>
          </table:table-cell>
          <table:table-cell office:value-type="float" office:value="63592" table:style-name="ce1">
            <text:p>63592</text:p>
          </table:table-cell>
          <table:table-cell office:value-type="float" office:value="13120" table:style-name="ce2">
            <text:p>13120</text:p>
          </table:table-cell>
          <table:table-cell office:value-type="float" office:value="47.3" table:style-name="ce1">
            <text:p>47,3</text:p>
          </table:table-cell>
          <table:table-cell office:value-type="float" office:value="31.83" table:style-name="ce1">
            <text:p>31,83</text:p>
          </table:table-cell>
          <table:table-cell office:value-type="float" office:value="45031" table:style-name="ce1">
            <text:p>45031</text:p>
          </table:table-cell>
          <table:table-cell office:value-type="float" office:value="29976" table:style-name="ce1">
            <text:p>29976</text:p>
          </table:table-cell>
          <table:table-cell office:value-type="float" office:value="46.59" table:style-name="ce1">
            <text:p>46,59</text:p>
          </table:table-cell>
          <table:table-cell office:value-type="float" office:value="30.65" table:style-name="ce1">
            <text:p>30,65</text:p>
          </table:table-cell>
          <table:table-cell office:value-type="float" office:value="56771" table:style-name="ce1">
            <text:p>56771</text:p>
          </table:table-cell>
          <table:table-cell office:value-type="float" office:value="27567" table:style-name="ce1">
            <text:p>27567</text:p>
          </table:table-cell>
          <table:table-cell office:value-type="float" office:value="44.68" table:style-name="ce1">
            <text:p>44,68</text:p>
          </table:table-cell>
          <table:table-cell office:value-type="float" office:value="27.7" table:style-name="ce1">
            <text:p>27,7</text:p>
          </table:table-cell>
          <table:table-cell office:value-type="float" office:value="37801" table:style-name="ce1">
            <text:p>37801</text:p>
          </table:table-cell>
          <table:table-cell office:value-type="float" office:value="27271" table:style-name="ce1">
            <text:p>27271</text:p>
          </table:table-cell>
          <table:table-cell office:value-type="float" office:value="65.8" table:style-name="ce1">
            <text:p>65,8</text:p>
          </table:table-cell>
          <table:table-cell office:value-type="float" office:value="48.83" table:style-name="ce1">
            <text:p>48,83</text:p>
          </table:table-cell>
          <table:table-cell office:value-type="float" office:value="58433" table:style-name="ce1">
            <text:p>58433</text:p>
          </table:table-cell>
          <table:table-cell office:value-type="float" office:value="42884" table:style-name="ce1">
            <text:p>42884</text:p>
          </table:table-cell>
          <table:table-cell office:value-type="float" office:value="33.14" table:style-name="ce1">
            <text:p>33,14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25606" table:style-name="ce2">
            <text:p>25606</text:p>
          </table:table-cell>
          <table:table-cell office:value-type="float" office:value="18157" table:style-name="ce1">
            <text:p>18157</text:p>
          </table:table-cell>
          <table:table-cell office:value-type="float" office:value="47.83" table:style-name="ce1">
            <text:p>47,83</text:p>
          </table:table-cell>
          <table:table-cell office:value-type="float" office:value="31.21" table:style-name="ce1">
            <text:p>31,21</text:p>
          </table:table-cell>
          <table:table-cell office:value-type="float" office:value="44562" table:style-name="ce1">
            <text:p>44562</text:p>
          </table:table-cell>
          <table:table-cell office:value-type="float" office:value="27493" table:style-name="ce1">
            <text:p>27493</text:p>
          </table:table-cell>
          <table:table-cell office:value-type="float" office:value="48.38" table:style-name="ce1">
            <text:p>48,38</text:p>
          </table:table-cell>
          <table:table-cell office:value-type="float" office:value="32.159999999999997" table:style-name="ce1">
            <text:p>32,16</text:p>
          </table:table-cell>
          <table:table-cell office:value-type="float" office:value="46906" table:style-name="ce1">
            <text:p>46906</text:p>
          </table:table-cell>
          <table:table-cell office:value-type="float" office:value="24482" table:style-name="ce1">
            <text:p>24482</text:p>
          </table:table-cell>
          <table:table-cell office:value-type="float" office:value="37.69" table:style-name="ce1">
            <text:p>37,69</text:p>
          </table:table-cell>
          <table:table-cell office:value-type="float" office:value="23.17" table:style-name="ce1">
            <text:p>23,17</text:p>
          </table:table-cell>
          <table:table-cell office:value-type="float" office:value="41020" table:style-name="ce1">
            <text:p>41020</text:p>
          </table:table-cell>
          <table:table-cell office:value-type="float" office:value="21522" table:style-name="ce1">
            <text:p>21522</text:p>
          </table:table-cell>
          <table:table-cell office:value-type="float" office:value="315.44" table:style-name="ce1">
            <text:p>315,44</text:p>
          </table:table-cell>
          <table:table-cell office:value-type="float" office:value="299.73" table:style-name="ce1">
            <text:p>299,73</text:p>
          </table:table-cell>
          <table:table-cell office:value-type="float" office:value="581950" table:style-name="ce1">
            <text:p>581950</text:p>
          </table:table-cell>
          <table:table-cell office:value-type="float" office:value="278706" table:style-name="ce1">
            <text:p>278706</text:p>
          </table:table-cell>
          <table:table-cell office:value-type="float" office:value="142.1" table:style-name="ce1">
            <text:p>142,1</text:p>
          </table:table-cell>
          <table:table-cell office:value-type="float" office:value="44.82" table:style-name="ce1">
            <text:p>44,82</text:p>
          </table:table-cell>
          <table:table-cell office:value-type="float" office:value="299062" table:style-name="ce1">
            <text:p>299062</text:p>
          </table:table-cell>
          <table:table-cell office:value-type="float" office:value="25913" table:style-name="ce1">
            <text:p>25913</text:p>
          </table:table-cell>
          <table:table-cell office:value-type="float" office:value="10256.92" table:style-name="ce3">
            <text:p>10256,92</text:p>
          </table:table-cell>
          <table:table-cell office:value-type="float" office:value="10152.91" table:style-name="ce3">
            <text:p>10152,91</text:p>
          </table:table-cell>
          <table:table-cell office:value-type="float" office:value="1473937152" table:style-name="ce3">
            <text:p>1473937152</text:p>
          </table:table-cell>
          <table:table-cell office:value-type="float" office:value="1797669" table:style-name="ce3">
            <text:p>1797669</text:p>
          </table:table-cell>
          <table:table-cell office:value-type="float" office:value="48.42" table:style-name="ce1">
            <text:p>48,42</text:p>
          </table:table-cell>
          <table:table-cell office:value-type="float" office:value="31.35" table:style-name="ce1">
            <text:p>31,35</text:p>
          </table:table-cell>
          <table:table-cell office:value-type="float" office:value="48334" table:style-name="ce1">
            <text:p>48334</text:p>
          </table:table-cell>
          <table:table-cell office:value-type="float" office:value="26545" table:style-name="ce1">
            <text:p>26545</text:p>
          </table:table-cell>
          <table:table-cell office:value-type="float" office:value="26.96" table:formula="of:=MIN([.$B210];[.$F210];[.$J210];[.$N210];[.$R210];[.$V210];[.$Z210];[.$AD210];[.$AH210];[.$AL210];[.$AP210];[.$AT210];[.$AX210];[.$BB210];[.$BF210])" table:style-name="ce1">
            <text:p>26,96</text:p>
          </table:table-cell>
          <table:table-cell office:value-type="float" office:value="11.78" table:formula="of:=MIN([.$C210];[.$G210];[.$K210];[.$O210];[.$S210];[.$W210];[.$AA210];[.$AE210];[.$AI210];[.$AM210];[.$AQ210];[.$AU210];[.$AY210];[.$BC210];[.$BG210])" table:style-name="ce1">
            <text:p>11,78</text:p>
          </table:table-cell>
          <table:table-cell office:value-type="float" office:value="25606" table:formula="of:=MIN([.$D210];[.$H210];[.$L210];[.$P210];[.$T210];[.$X210];[.$AB210];[.$AF210];[.$AJ210];[.$AN210];[.$AR210];[.$AV210];[.$AZ210];[.$BD210];[.$BH210])" table:style-name="ce1">
            <text:p>25606</text:p>
          </table:table-cell>
          <table:table-cell office:value-type="float" office:value="13120" table:formula="of:=MIN([.$E210];[.$I210];[.$M210];[.$Q210];[.$U210];[.$Y210];[.$AC210];[.$AG210];[.$AK210];[.$AO210];[.$AS210];[.$AW210];[.$BA210];[.$BE210];[.$BI210])" table:style-name="ce1">
            <text:p>13120</text:p>
          </table:table-cell>
          <table:table-cell office:value-type="float" office:value="47.83" table:formula="of:=MEDIAN([.$B210];[.$F210];[.$J210];[.$N210];[.$R210];[.$V210];[.$Z210];[.$AD210];[.$AH210];[.$AL210];[.$AP210];[.$AT210];[.$AX210];[.$BB210];[.$BF210])" table:style-name="ce1">
            <text:p>47,83</text:p>
          </table:table-cell>
          <table:table-cell office:value-type="float" office:value="31.35" table:formula="of:=MEDIAN([.$C210];[.$G210];[.$K210];[.$O210];[.$S210];[.$W210];[.$AA210];[.$AE210];[.$AI210];[.$AM210];[.$AQ210];[.$AU210];[.$AY210];[.$BC210];[.$BG210])" table:style-name="ce1">
            <text:p>31,35</text:p>
          </table:table-cell>
          <table:table-cell office:value-type="float" office:value="48334" table:formula="of:=MEDIAN([.$D210];[.$H210];[.$L210];[.$P210];[.$T210];[.$X210];[.$AB210];[.$AF210];[.$AJ210];[.$AN210];[.$AR210];[.$AV210];[.$AZ210];[.$BD210];[.$BH210])" table:style-name="ce1">
            <text:p>48334</text:p>
          </table:table-cell>
          <table:table-cell office:value-type="float" office:value="27271" table:formula="of:=MEDIAN([.$E210];[.$I210];[.$M210];[.$Q210];[.$U210];[.$Y210];[.$AC210];[.$AG210];[.$AK210];[.$AO210];[.$AS210];[.$AW210];[.$BA210];[.$BE210];[.$BI210])" table:style-name="ce1">
            <text:p>27271</text:p>
          </table:table-cell>
          <table:table-cell office:value-type="float" office:value="10256.92" table:formula="of:=MAX([.$B210];[.$F210];[.$J210];[.$N210];[.$R210];[.$V210];[.$Z210];[.$AD210];[.$AH210];[.$AL210];[.$AP210];[.$AT210];[.$AX210];[.$BB210];[.$BF210])" table:style-name="ce1">
            <text:p>10256,92</text:p>
          </table:table-cell>
          <table:table-cell office:value-type="float" office:value="10152.91" table:formula="of:=MAX([.$C210];[.$G210];[.$K210];[.$O210];[.$S210];[.$W210];[.$AA210];[.$AE210];[.$AI210];[.$AM210];[.$AQ210];[.$AU210];[.$AY210];[.$BC210];[.$BG210])" table:style-name="ce1">
            <text:p>10152,91</text:p>
          </table:table-cell>
          <table:table-cell office:value-type="float" office:value="1473937152" table:formula="of:=MAX([.$D210];[.$H210];[.$L210];[.$P210];[.$T210];[.$X210];[.$AB210];[.$AF210];[.$AJ210];[.$AN210];[.$AR210];[.$AV210];[.$AZ210];[.$BD210];[.$BH210])" table:style-name="ce1">
            <text:p>1473937152</text:p>
          </table:table-cell>
          <table:table-cell office:value-type="float" office:value="1797669" table:formula="of:=MAX([.$E210];[.$I210];[.$M210];[.$Q210];[.$U210];[.$Y210];[.$AC210];[.$AG210];[.$AK210];[.$AO210];[.$AS210];[.$AW210];[.$BA210];[.$BE210];[.$BI210])" table:style-name="ce1">
            <text:p>179766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/room_s20_a35_w2.lp</text:p>
          </table:table-cell>
          <table:table-cell office:value-type="float" office:value="320.29000000000002" table:style-name="ce1">
            <text:p>320,29</text:p>
          </table:table-cell>
          <table:table-cell office:value-type="float" office:value="300.93" table:style-name="ce1">
            <text:p>300,93</text:p>
          </table:table-cell>
          <table:table-cell office:value-type="float" office:value="492624" table:style-name="ce1">
            <text:p>492624</text:p>
          </table:table-cell>
          <table:table-cell office:value-type="float" office:value="188617" table:style-name="ce3">
            <text:p>188617</text:p>
          </table:table-cell>
          <table:table-cell office:value-type="float" office:value="97.93" table:style-name="ce1">
            <text:p>97,93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159310" table:style-name="ce1">
            <text:p>159310</text:p>
          </table:table-cell>
          <table:table-cell office:value-type="float" office:value="66449" table:style-name="ce1">
            <text:p>66449</text:p>
          </table:table-cell>
          <table:table-cell office:value-type="float" office:value="36.24" table:style-name="ce1">
            <text:p>36,24</text:p>
          </table:table-cell>
          <table:table-cell office:value-type="float" office:value="18.29" table:style-name="ce1">
            <text:p>18,29</text:p>
          </table:table-cell>
          <table:table-cell office:value-type="float" office:value="86188" table:style-name="ce1">
            <text:p>86188</text:p>
          </table:table-cell>
          <table:table-cell office:value-type="float" office:value="19714" table:style-name="ce1">
            <text:p>19714</text:p>
          </table:table-cell>
          <table:table-cell office:value-type="float" office:value="68.819999999999993" table:style-name="ce1">
            <text:p>68,82</text:p>
          </table:table-cell>
          <table:table-cell office:value-type="float" office:value="51.41" table:style-name="ce1">
            <text:p>51,41</text:p>
          </table:table-cell>
          <table:table-cell office:value-type="float" office:value="59017" table:style-name="ce1">
            <text:p>59017</text:p>
          </table:table-cell>
          <table:table-cell office:value-type="float" office:value="40215" table:style-name="ce1">
            <text:p>40215</text:p>
          </table:table-cell>
          <table:table-cell office:value-type="float" office:value="79.2" table:style-name="ce1">
            <text:p>79,2</text:p>
          </table:table-cell>
          <table:table-cell office:value-type="float" office:value="59.5" table:style-name="ce1">
            <text:p>59,5</text:p>
          </table:table-cell>
          <table:table-cell office:value-type="float" office:value="158414" table:style-name="ce1">
            <text:p>158414</text:p>
          </table:table-cell>
          <table:table-cell office:value-type="float" office:value="47506" table:style-name="ce1">
            <text:p>47506</text:p>
          </table:table-cell>
          <table:table-cell office:value-type="float" office:value="36.67" table:style-name="ce1">
            <text:p>36,67</text:p>
          </table:table-cell>
          <table:table-cell office:value-type="float" office:value="18.66" table:style-name="ce1">
            <text:p>18,66</text:p>
          </table:table-cell>
          <table:table-cell office:value-type="float" office:value="23219" table:style-name="ce1">
            <text:p>23219</text:p>
          </table:table-cell>
          <table:table-cell office:value-type="float" office:value="14786" table:style-name="ce1">
            <text:p>14786</text:p>
          </table:table-cell>
          <table:table-cell office:value-type="float" office:value="254.77" table:style-name="ce1">
            <text:p>254,77</text:p>
          </table:table-cell>
          <table:table-cell office:value-type="float" office:value="235.03" table:style-name="ce1">
            <text:p>235,03</text:p>
          </table:table-cell>
          <table:table-cell office:value-type="float" office:value="178295" table:style-name="ce1">
            <text:p>178295</text:p>
          </table:table-cell>
          <table:table-cell office:value-type="float" office:value="141185" table:style-name="ce1">
            <text:p>141185</text:p>
          </table:table-cell>
          <table:table-cell office:value-type="float" office:value="62.36" table:style-name="ce1">
            <text:p>62,36</text:p>
          </table:table-cell>
          <table:table-cell office:value-type="float" office:value="43.52" table:style-name="ce1">
            <text:p>43,52</text:p>
          </table:table-cell>
          <table:table-cell office:value-type="float" office:value="44964" table:style-name="ce1">
            <text:p>44964</text:p>
          </table:table-cell>
          <table:table-cell office:value-type="float" office:value="31347" table:style-name="ce1">
            <text:p>31347</text:p>
          </table:table-cell>
          <table:table-cell office:value-type="float" office:value="21.61" table:style-name="ce2">
            <text:p>21,61</text:p>
          </table:table-cell>
          <table:table-cell office:value-type="float" office:value="3.25" table:style-name="ce2">
            <text:p>3,25</text:p>
          </table:table-cell>
          <table:table-cell office:value-type="float" office:value="14478" table:style-name="ce2">
            <text:p>14478</text:p>
          </table:table-cell>
          <table:table-cell office:value-type="float" office:value="3047" table:style-name="ce2">
            <text:p>3047</text:p>
          </table:table-cell>
          <table:table-cell office:value-type="float" office:value="99.2" table:style-name="ce1">
            <text:p>99,2</text:p>
          </table:table-cell>
          <table:table-cell office:value-type="float" office:value="81.430000000000007" table:style-name="ce1">
            <text:p>81,43</text:p>
          </table:table-cell>
          <table:table-cell office:value-type="float" office:value="109868" table:style-name="ce1">
            <text:p>109868</text:p>
          </table:table-cell>
          <table:table-cell office:value-type="float" office:value="61088" table:style-name="ce1">
            <text:p>61088</text:p>
          </table:table-cell>
          <table:table-cell office:value-type="float" office:value="161.80000000000001" table:style-name="ce1">
            <text:p>161,8</text:p>
          </table:table-cell>
          <table:table-cell office:value-type="float" office:value="141.18" table:style-name="ce1">
            <text:p>141,18</text:p>
          </table:table-cell>
          <table:table-cell office:value-type="float" office:value="164866" table:style-name="ce1">
            <text:p>164866</text:p>
          </table:table-cell>
          <table:table-cell office:value-type="float" office:value="95117" table:style-name="ce1">
            <text:p>95117</text:p>
          </table:table-cell>
          <table:table-cell office:value-type="float" office:value="214.42" table:style-name="ce1">
            <text:p>214,42</text:p>
          </table:table-cell>
          <table:table-cell office:value-type="float" office:value="195.53" table:style-name="ce1">
            <text:p>195,53</text:p>
          </table:table-cell>
          <table:table-cell office:value-type="float" office:value="165151" table:style-name="ce1">
            <text:p>165151</text:p>
          </table:table-cell>
          <table:table-cell office:value-type="float" office:value="116957" table:style-name="ce1">
            <text:p>116957</text:p>
          </table:table-cell>
          <table:table-cell office:value-type="float" office:value="181.37" table:style-name="ce1">
            <text:p>181,37</text:p>
          </table:table-cell>
          <table:table-cell office:value-type="float" office:value="60.53" table:style-name="ce1">
            <text:p>60,53</text:p>
          </table:table-cell>
          <table:table-cell office:value-type="float" office:value="302498" table:style-name="ce1">
            <text:p>302498</text:p>
          </table:table-cell>
          <table:table-cell office:value-type="float" office:value="32575" table:style-name="ce1">
            <text:p>32575</text:p>
          </table:table-cell>
          <table:table-cell office:value-type="float" office:value="507.8" table:style-name="ce3">
            <text:p>507,8</text:p>
          </table:table-cell>
          <table:table-cell office:value-type="float" office:value="383.2" table:style-name="ce3">
            <text:p>383,2</text:p>
          </table:table-cell>
          <table:table-cell office:value-type="float" office:value="10753169" table:style-name="ce3">
            <text:p>10753169</text:p>
          </table:table-cell>
          <table:table-cell office:value-type="float" office:value="60968" table:style-name="ce1">
            <text:p>60968</text:p>
          </table:table-cell>
          <table:table-cell office:value-type="float" office:value="54.85" table:style-name="ce1">
            <text:p>54,85</text:p>
          </table:table-cell>
          <table:table-cell office:value-type="float" office:value="38.24" table:style-name="ce1">
            <text:p>38,24</text:p>
          </table:table-cell>
          <table:table-cell office:value-type="float" office:value="220283" table:style-name="ce1">
            <text:p>220283</text:p>
          </table:table-cell>
          <table:table-cell office:value-type="float" office:value="32363" table:style-name="ce1">
            <text:p>32363</text:p>
          </table:table-cell>
          <table:table-cell office:value-type="float" office:value="21.61" table:formula="of:=MIN([.$B211];[.$F211];[.$J211];[.$N211];[.$R211];[.$V211];[.$Z211];[.$AD211];[.$AH211];[.$AL211];[.$AP211];[.$AT211];[.$AX211];[.$BB211];[.$BF211])" table:style-name="ce1">
            <text:p>21,61</text:p>
          </table:table-cell>
          <table:table-cell office:value-type="float" office:value="3.25" table:formula="of:=MIN([.$C211];[.$G211];[.$K211];[.$O211];[.$S211];[.$W211];[.$AA211];[.$AE211];[.$AI211];[.$AM211];[.$AQ211];[.$AU211];[.$AY211];[.$BC211];[.$BG211])" table:style-name="ce1">
            <text:p>3,25</text:p>
          </table:table-cell>
          <table:table-cell office:value-type="float" office:value="14478" table:formula="of:=MIN([.$D211];[.$H211];[.$L211];[.$P211];[.$T211];[.$X211];[.$AB211];[.$AF211];[.$AJ211];[.$AN211];[.$AR211];[.$AV211];[.$AZ211];[.$BD211];[.$BH211])" table:style-name="ce1">
            <text:p>14478</text:p>
          </table:table-cell>
          <table:table-cell office:value-type="float" office:value="3047" table:formula="of:=MIN([.$E211];[.$I211];[.$M211];[.$Q211];[.$U211];[.$Y211];[.$AC211];[.$AG211];[.$AK211];[.$AO211];[.$AS211];[.$AW211];[.$BA211];[.$BE211];[.$BI211])" table:style-name="ce1">
            <text:p>3047</text:p>
          </table:table-cell>
          <table:table-cell office:value-type="float" office:value="97.93" table:formula="of:=MEDIAN([.$B211];[.$F211];[.$J211];[.$N211];[.$R211];[.$V211];[.$Z211];[.$AD211];[.$AH211];[.$AL211];[.$AP211];[.$AT211];[.$AX211];[.$BB211];[.$BF211])" table:style-name="ce1">
            <text:p>97,93</text:p>
          </table:table-cell>
          <table:table-cell office:value-type="float" office:value="60.53" table:formula="of:=MEDIAN([.$C211];[.$G211];[.$K211];[.$O211];[.$S211];[.$W211];[.$AA211];[.$AE211];[.$AI211];[.$AM211];[.$AQ211];[.$AU211];[.$AY211];[.$BC211];[.$BG211])" table:style-name="ce1">
            <text:p>60,53</text:p>
          </table:table-cell>
          <table:table-cell office:value-type="float" office:value="159310" table:formula="of:=MEDIAN([.$D211];[.$H211];[.$L211];[.$P211];[.$T211];[.$X211];[.$AB211];[.$AF211];[.$AJ211];[.$AN211];[.$AR211];[.$AV211];[.$AZ211];[.$BD211];[.$BH211])" table:style-name="ce1">
            <text:p>159310</text:p>
          </table:table-cell>
          <table:table-cell office:value-type="float" office:value="47506" table:formula="of:=MEDIAN([.$E211];[.$I211];[.$M211];[.$Q211];[.$U211];[.$Y211];[.$AC211];[.$AG211];[.$AK211];[.$AO211];[.$AS211];[.$AW211];[.$BA211];[.$BE211];[.$BI211])" table:style-name="ce1">
            <text:p>47506</text:p>
          </table:table-cell>
          <table:table-cell office:value-type="float" office:value="507.8" table:formula="of:=MAX([.$B211];[.$F211];[.$J211];[.$N211];[.$R211];[.$V211];[.$Z211];[.$AD211];[.$AH211];[.$AL211];[.$AP211];[.$AT211];[.$AX211];[.$BB211];[.$BF211])" table:style-name="ce1">
            <text:p>507,8</text:p>
          </table:table-cell>
          <table:table-cell office:value-type="float" office:value="383.2" table:formula="of:=MAX([.$C211];[.$G211];[.$K211];[.$O211];[.$S211];[.$W211];[.$AA211];[.$AE211];[.$AI211];[.$AM211];[.$AQ211];[.$AU211];[.$AY211];[.$BC211];[.$BG211])" table:style-name="ce1">
            <text:p>383,2</text:p>
          </table:table-cell>
          <table:table-cell office:value-type="float" office:value="10753169" table:formula="of:=MAX([.$D211];[.$H211];[.$L211];[.$P211];[.$T211];[.$X211];[.$AB211];[.$AF211];[.$AJ211];[.$AN211];[.$AR211];[.$AV211];[.$AZ211];[.$BD211];[.$BH211])" table:style-name="ce1">
            <text:p>10753169</text:p>
          </table:table-cell>
          <table:table-cell office:value-type="float" office:value="188617" table:formula="of:=MAX([.$E211];[.$I211];[.$M211];[.$Q211];[.$U211];[.$Y211];[.$AC211];[.$AG211];[.$AK211];[.$AO211];[.$AS211];[.$AW211];[.$BA211];[.$BE211];[.$BI211])" table:style-name="ce1">
            <text:p>188617</text:p>
          </table:table-cell>
          <table:table-cell table:number-columns-repeated="163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4693.580000000009" table:formula="of:=SUM([.B3:.B211])" table:style-name="ce1">
            <text:p>24693,58</text:p>
          </table:table-cell>
          <table:table-cell office:value-type="float" office:value="21702.959999999999" table:formula="of:=SUM([.C3:.C211])" table:style-name="ce1">
            <text:p>21702,96</text:p>
          </table:table-cell>
          <table:table-cell office:value-type="float" office:value="120715222" table:formula="of:=SUM([.D3:.D211])" table:style-name="ce1">
            <text:p>120715222</text:p>
          </table:table-cell>
          <table:table-cell office:value-type="float" office:value="38185248" table:formula="of:=SUM([.E3:.E211])" table:style-name="ce1">
            <text:p>38185248</text:p>
          </table:table-cell>
          <table:table-cell office:value-type="float" office:value="29968.269999999986" table:formula="of:=SUM([.F3:.F211])" table:style-name="ce1">
            <text:p>29968,27</text:p>
          </table:table-cell>
          <table:table-cell office:value-type="float" office:value="26998.130000000016" table:formula="of:=SUM([.G3:.G211])" table:style-name="ce1">
            <text:p>26998,13</text:p>
          </table:table-cell>
          <table:table-cell office:value-type="float" office:value="124938474" table:formula="of:=SUM([.H3:.H211])" table:style-name="ce1">
            <text:p>124938474</text:p>
          </table:table-cell>
          <table:table-cell office:value-type="float" office:value="42018652" table:formula="of:=SUM([.I3:.I211])" table:style-name="ce1">
            <text:p>42018652</text:p>
          </table:table-cell>
          <table:table-cell office:value-type="float" office:value="16389.509999999995" table:formula="of:=SUM([.J3:.J211])" table:style-name="ce2">
            <text:p>16389,51</text:p>
          </table:table-cell>
          <table:table-cell office:value-type="float" office:value="13421.149999999992" table:formula="of:=SUM([.K3:.K211])" table:style-name="ce2">
            <text:p>13421,15</text:p>
          </table:table-cell>
          <table:table-cell office:value-type="float" office:value="93653288" table:formula="of:=SUM([.L3:.L211])" table:style-name="ce1">
            <text:p>93653288</text:p>
          </table:table-cell>
          <table:table-cell office:value-type="float" office:value="24267495" table:formula="of:=SUM([.M3:.M211])" table:style-name="ce2">
            <text:p>24267495</text:p>
          </table:table-cell>
          <table:table-cell office:value-type="float" office:value="27232.14" table:formula="of:=SUM([.N3:.N211])" table:style-name="ce1">
            <text:p>27232,14</text:p>
          </table:table-cell>
          <table:table-cell office:value-type="float" office:value="24223.540000000005" table:formula="of:=SUM([.O3:.O211])" table:style-name="ce1">
            <text:p>24223,54</text:p>
          </table:table-cell>
          <table:table-cell office:value-type="float" office:value="113629132" table:formula="of:=SUM([.P3:.P211])" table:style-name="ce1">
            <text:p>113629132</text:p>
          </table:table-cell>
          <table:table-cell office:value-type="float" office:value="36344289" table:formula="of:=SUM([.Q3:.Q211])" table:style-name="ce1">
            <text:p>36344289</text:p>
          </table:table-cell>
          <table:table-cell office:value-type="float" office:value="40902.969999999965" table:formula="of:=SUM([.R3:.R211])" table:style-name="ce1">
            <text:p>40902,97</text:p>
          </table:table-cell>
          <table:table-cell office:value-type="float" office:value="37975.229999999974" table:formula="of:=SUM([.S3:.S211])" table:style-name="ce1">
            <text:p>37975,23</text:p>
          </table:table-cell>
          <table:table-cell office:value-type="float" office:value="169996308" table:formula="of:=SUM([.T3:.T211])" table:style-name="ce1">
            <text:p>169996308</text:p>
          </table:table-cell>
          <table:table-cell office:value-type="float" office:value="58456597" table:formula="of:=SUM([.U3:.U211])" table:style-name="ce1">
            <text:p>58456597</text:p>
          </table:table-cell>
          <table:table-cell office:value-type="float" office:value="24265.699999999997" table:formula="of:=SUM([.V3:.V211])" table:style-name="ce1">
            <text:p>24265,7</text:p>
          </table:table-cell>
          <table:table-cell office:value-type="float" office:value="21259.239999999994" table:formula="of:=SUM([.W3:.W211])" table:style-name="ce1">
            <text:p>21259,24</text:p>
          </table:table-cell>
          <table:table-cell office:value-type="float" office:value="98410149" table:formula="of:=SUM([.X3:.X211])" table:style-name="ce1">
            <text:p>98410149</text:p>
          </table:table-cell>
          <table:table-cell office:value-type="float" office:value="39368157" table:formula="of:=SUM([.Y3:.Y211])" table:style-name="ce1">
            <text:p>39368157</text:p>
          </table:table-cell>
          <table:table-cell office:value-type="float" office:value="62500.020000000026" table:formula="of:=SUM([.Z3:.Z211])" table:style-name="ce1">
            <text:p>62500,02</text:p>
          </table:table-cell>
          <table:table-cell office:value-type="float" office:value="59382.330000000038" table:formula="of:=SUM([.AA3:.AA211])" table:style-name="ce1">
            <text:p>59382,33</text:p>
          </table:table-cell>
          <table:table-cell office:value-type="float" office:value="122817571" table:formula="of:=SUM([.AB3:.AB211])" table:style-name="ce1">
            <text:p>122817571</text:p>
          </table:table-cell>
          <table:table-cell office:value-type="float" office:value="88749338" table:formula="of:=SUM([.AC3:.AC211])" table:style-name="ce1">
            <text:p>88749338</text:p>
          </table:table-cell>
          <table:table-cell office:value-type="float" office:value="55792.51" table:formula="of:=SUM([.AD3:.AD211])" table:style-name="ce1">
            <text:p>55792,51</text:p>
          </table:table-cell>
          <table:table-cell office:value-type="float" office:value="52741.689999999966" table:formula="of:=SUM([.AE3:.AE211])" table:style-name="ce1">
            <text:p>52741,69</text:p>
          </table:table-cell>
          <table:table-cell office:value-type="float" office:value="109659759" table:formula="of:=SUM([.AF3:.AF211])" table:style-name="ce1">
            <text:p>109659759</text:p>
          </table:table-cell>
          <table:table-cell office:value-type="float" office:value="79628049" table:formula="of:=SUM([.AG3:.AG211])" table:style-name="ce1">
            <text:p>79628049</text:p>
          </table:table-cell>
          <table:table-cell office:value-type="float" office:value="25459.53000000001" table:formula="of:=SUM([.AH3:.AH211])" table:style-name="ce1">
            <text:p>25459,53</text:p>
          </table:table-cell>
          <table:table-cell office:value-type="float" office:value="22424.09" table:formula="of:=SUM([.AI3:.AI211])" table:style-name="ce1">
            <text:p>22424,09</text:p>
          </table:table-cell>
          <table:table-cell office:value-type="float" office:value="125251729" table:formula="of:=SUM([.AJ3:.AJ211])" table:style-name="ce1">
            <text:p>125251729</text:p>
          </table:table-cell>
          <table:table-cell office:value-type="float" office:value="35675038" table:formula="of:=SUM([.AK3:.AK211])" table:style-name="ce1">
            <text:p>35675038</text:p>
          </table:table-cell>
          <table:table-cell office:value-type="float" office:value="25374.28" table:formula="of:=SUM([.AL3:.AL211])" table:style-name="ce1">
            <text:p>25374,28</text:p>
          </table:table-cell>
          <table:table-cell office:value-type="float" office:value="22365.77" table:formula="of:=SUM([.AM3:.AM211])" table:style-name="ce1">
            <text:p>22365,77</text:p>
          </table:table-cell>
          <table:table-cell office:value-type="float" office:value="93936880" table:formula="of:=SUM([.AN3:.AN211])" table:style-name="ce1">
            <text:p>93936880</text:p>
          </table:table-cell>
          <table:table-cell office:value-type="float" office:value="36662571" table:formula="of:=SUM([.AO3:.AO211])" table:style-name="ce1">
            <text:p>36662571</text:p>
          </table:table-cell>
          <table:table-cell office:value-type="float" office:value="23254.55999999999" table:formula="of:=SUM([.AP3:.AP211])" table:style-name="ce1">
            <text:p>23254,56</text:p>
          </table:table-cell>
          <table:table-cell office:value-type="float" office:value="20219.03" table:formula="of:=SUM([.AQ3:.AQ211])" table:style-name="ce1">
            <text:p>20219,03</text:p>
          </table:table-cell>
          <table:table-cell office:value-type="float" office:value="84436985" table:formula="of:=SUM([.AR3:.AR211])" table:style-name="ce2">
            <text:p>84436985</text:p>
          </table:table-cell>
          <table:table-cell office:value-type="float" office:value="35293346" table:formula="of:=SUM([.AS3:.AS211])" table:style-name="ce1">
            <text:p>35293346</text:p>
          </table:table-cell>
          <table:table-cell office:value-type="float" office:value="1588930.2200000002" table:formula="of:=SUM([.AT3:.AT211])" table:style-name="ce3">
            <text:p>1588930,22</text:p>
          </table:table-cell>
          <table:table-cell office:value-type="float" office:value="1586804.0999999996" table:formula="of:=SUM([.AU3:.AU211])" table:style-name="ce3">
            <text:p>1586804,1</text:p>
          </table:table-cell>
          <table:table-cell office:value-type="float" office:value="8274741313" table:formula="of:=SUM([.AV3:.AV211])" table:style-name="ce1">
            <text:p>8274741313</text:p>
          </table:table-cell>
          <table:table-cell office:value-type="float" office:value="1521362411" table:formula="of:=SUM([.AW3:.AW211])" table:style-name="ce3">
            <text:p>1521362411</text:p>
          </table:table-cell>
          <table:table-cell office:value-type="float" office:value="166449.52999999991" table:formula="of:=SUM([.AX3:.AX211])" table:style-name="ce1">
            <text:p>166449,53</text:p>
          </table:table-cell>
          <table:table-cell office:value-type="float" office:value="153244.62999999989" table:formula="of:=SUM([.AY3:.AY211])" table:style-name="ce1">
            <text:p>153244,63</text:p>
          </table:table-cell>
          <table:table-cell office:value-type="float" office:value="122972484" table:formula="of:=SUM([.AZ3:.AZ211])" table:style-name="ce1">
            <text:p>122972484</text:p>
          </table:table-cell>
          <table:table-cell office:value-type="float" office:value="26387674" table:formula="of:=SUM([.BA3:.BA211])" table:style-name="ce1">
            <text:p>26387674</text:p>
          </table:table-cell>
          <table:table-cell office:value-type="float" office:value="566669.02999999991" table:formula="of:=SUM([.BB3:.BB211])" table:style-name="ce1">
            <text:p>566669,03</text:p>
          </table:table-cell>
          <table:table-cell office:value-type="float" office:value="554128.24" table:formula="of:=SUM([.BC3:.BC211])" table:style-name="ce1">
            <text:p>554128,24</text:p>
          </table:table-cell>
          <table:table-cell office:value-type="float" office:value="47039762711" table:formula="of:=SUM([.BD3:.BD211])" table:style-name="ce3">
            <text:p>47039762711</text:p>
          </table:table-cell>
          <table:table-cell office:value-type="float" office:value="109331480" table:formula="of:=SUM([.BE3:.BE211])" table:style-name="ce1">
            <text:p>109331480</text:p>
          </table:table-cell>
          <table:table-cell office:value-type="float" office:value="25924.119999999995" table:formula="of:=SUM([.BF3:.BF211])" table:style-name="ce1">
            <text:p>25924,12</text:p>
          </table:table-cell>
          <table:table-cell office:value-type="float" office:value="23038.660000000011" table:formula="of:=SUM([.BG3:.BG211])" table:style-name="ce1">
            <text:p>23038,66</text:p>
          </table:table-cell>
          <table:table-cell office:value-type="float" office:value="128810235" table:formula="of:=SUM([.BH3:.BH211])" table:style-name="ce1">
            <text:p>128810235</text:p>
          </table:table-cell>
          <table:table-cell office:value-type="float" office:value="36158417" table:formula="of:=SUM([.BI3:.BI211])" table:style-name="ce1">
            <text:p>36158417</text:p>
          </table:table-cell>
          <table:table-cell office:value-type="float" office:value="6850.8799999999983" table:formula="of:=SUM([.BJ3:.BJ211])" table:style-name="ce1">
            <text:p>6850,88</text:p>
          </table:table-cell>
          <table:table-cell office:value-type="float" office:value="3886.9600000000005" table:formula="of:=SUM([.BK3:.BK211])" table:style-name="ce1">
            <text:p>3886,96</text:p>
          </table:table-cell>
          <table:table-cell office:value-type="float" office:value="18462049" table:formula="of:=SUM([.BL3:.BL211])" table:style-name="ce1">
            <text:p>18462049</text:p>
          </table:table-cell>
          <table:table-cell office:value-type="float" office:value="7306521" table:formula="of:=SUM([.BM3:.BM211])" table:style-name="ce1">
            <text:p>7306521</text:p>
          </table:table-cell>
          <table:table-cell office:value-type="float" office:value="21983.490000000005" table:formula="of:=SUM([.BN3:.BN211])" table:style-name="ce1">
            <text:p>21983,49</text:p>
          </table:table-cell>
          <table:table-cell office:value-type="float" office:value="18566.360000000008" table:formula="of:=SUM([.BO3:.BO211])" table:style-name="ce1">
            <text:p>18566,36</text:p>
          </table:table-cell>
          <table:table-cell office:value-type="float" office:value="94643237.5" table:formula="of:=SUM([.BP3:.BP211])" table:style-name="ce1">
            <text:p>94643237,5</text:p>
          </table:table-cell>
          <table:table-cell office:value-type="float" office:value="31447258.5" table:formula="of:=SUM([.BQ3:.BQ211])" table:style-name="ce1">
            <text:p>31447258,5</text:p>
          </table:table-cell>
          <table:table-cell office:value-type="float" office:value="1892851.7000000009" table:formula="of:=SUM([.BR3:.BR211])" table:style-name="ce1">
            <text:p>1892851,7</text:p>
          </table:table-cell>
          <table:table-cell office:value-type="float" office:value="1886702.2300000004" table:formula="of:=SUM([.BS3:.BS211])" table:style-name="ce1">
            <text:p>1886702,23</text:p>
          </table:table-cell>
          <table:table-cell office:value-type="float" office:value="50788857256" table:formula="of:=SUM([.BT3:.BT211])" table:style-name="ce1">
            <text:p>50788857256</text:p>
          </table:table-cell>
          <table:table-cell office:value-type="float" office:value="1595692612" table:formula="of:=SUM([.BU3:.BU211])" table:style-name="ce1">
            <text:p>1595692612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18.15110047846895" table:formula="of:=AVERAGE([.B3:.B211])" table:style-name="ce1">
            <text:p>118,1511005</text:p>
          </table:table-cell>
          <table:table-cell office:value-type="float" office:value="103.84191387559808" table:formula="of:=AVERAGE([.C3:.C211])" table:style-name="ce1">
            <text:p>103,8419139</text:p>
          </table:table-cell>
          <table:table-cell office:value-type="float" office:value="577584.79425837321" table:formula="of:=AVERAGE([.D3:.D211])" table:style-name="ce1">
            <text:p>577584,7943</text:p>
          </table:table-cell>
          <table:table-cell office:value-type="float" office:value="182704.53588516745" table:formula="of:=AVERAGE([.E3:.E211])" table:style-name="ce1">
            <text:p>182704,5359</text:p>
          </table:table-cell>
          <table:table-cell office:value-type="float" office:value="143.38885167464107" table:formula="of:=AVERAGE([.F3:.F211])" table:style-name="ce1">
            <text:p>143,3888517</text:p>
          </table:table-cell>
          <table:table-cell office:value-type="float" office:value="129.17765550239241" table:formula="of:=AVERAGE([.G3:.G211])" table:style-name="ce1">
            <text:p>129,1776555</text:p>
          </table:table-cell>
          <table:table-cell office:value-type="float" office:value="597791.74162679422" table:formula="of:=AVERAGE([.H3:.H211])" table:style-name="ce1">
            <text:p>597791,7416</text:p>
          </table:table-cell>
          <table:table-cell office:value-type="float" office:value="201046.18181818182" table:formula="of:=AVERAGE([.I3:.I211])" table:style-name="ce1">
            <text:p>201046,1818</text:p>
          </table:table-cell>
          <table:table-cell office:value-type="float" office:value="78.418708133971265" table:formula="of:=AVERAGE([.J3:.J211])" table:style-name="ce2">
            <text:p>78,41870813</text:p>
          </table:table-cell>
          <table:table-cell office:value-type="float" office:value="64.216028708133933" table:formula="of:=AVERAGE([.K3:.K211])" table:style-name="ce2">
            <text:p>64,21602871</text:p>
          </table:table-cell>
          <table:table-cell office:value-type="float" office:value="448101.85645933013" table:formula="of:=AVERAGE([.L3:.L211])" table:style-name="ce1">
            <text:p>448101,8565</text:p>
          </table:table-cell>
          <table:table-cell office:value-type="float" office:value="116112.41626794258" table:formula="of:=AVERAGE([.M3:.M211])" table:style-name="ce2">
            <text:p>116112,4163</text:p>
          </table:table-cell>
          <table:table-cell office:value-type="float" office:value="130.29732057416268" table:formula="of:=AVERAGE([.N3:.N211])" table:style-name="ce1">
            <text:p>130,2973206</text:p>
          </table:table-cell>
          <table:table-cell office:value-type="float" office:value="115.90210526315792" table:formula="of:=AVERAGE([.O3:.O211])" table:style-name="ce1">
            <text:p>115,9021053</text:p>
          </table:table-cell>
          <table:table-cell office:value-type="float" office:value="543680.05741626793" table:formula="of:=AVERAGE([.P3:.P211])" table:style-name="ce1">
            <text:p>543680,0574</text:p>
          </table:table-cell>
          <table:table-cell office:value-type="float" office:value="173896.11961722487" table:formula="of:=AVERAGE([.Q3:.Q211])" table:style-name="ce1">
            <text:p>173896,1196</text:p>
          </table:table-cell>
          <table:table-cell office:value-type="float" office:value="195.70799043062183" table:formula="of:=AVERAGE([.R3:.R211])" table:style-name="ce1">
            <text:p>195,7079904</text:p>
          </table:table-cell>
          <table:table-cell office:value-type="float" office:value="181.6996650717702" table:formula="of:=AVERAGE([.S3:.S211])" table:style-name="ce1">
            <text:p>181,6996651</text:p>
          </table:table-cell>
          <table:table-cell office:value-type="float" office:value="813379.46411483258" table:formula="of:=AVERAGE([.T3:.T211])" table:style-name="ce1">
            <text:p>813379,4641</text:p>
          </table:table-cell>
          <table:table-cell office:value-type="float" office:value="279696.63636363635" table:formula="of:=AVERAGE([.U3:.U211])" table:style-name="ce1">
            <text:p>279696,6364</text:p>
          </table:table-cell>
          <table:table-cell office:value-type="float" office:value="116.10382775119616" table:formula="of:=AVERAGE([.V3:.V211])" table:style-name="ce1">
            <text:p>116,1038278</text:p>
          </table:table-cell>
          <table:table-cell office:value-type="float" office:value="101.71885167464112" table:formula="of:=AVERAGE([.W3:.W211])" table:style-name="ce1">
            <text:p>101,7188517</text:p>
          </table:table-cell>
          <table:table-cell office:value-type="float" office:value="470861.95693779906" table:formula="of:=AVERAGE([.X3:.X211])" table:style-name="ce1">
            <text:p>470861,9569</text:p>
          </table:table-cell>
          <table:table-cell office:value-type="float" office:value="188364.38755980862" table:formula="of:=AVERAGE([.Y3:.Y211])" table:style-name="ce1">
            <text:p>188364,3876</text:p>
          </table:table-cell>
          <table:table-cell office:value-type="float" office:value="299.04315789473696" table:formula="of:=AVERAGE([.Z3:.Z211])" table:style-name="ce1">
            <text:p>299,0431579</text:p>
          </table:table-cell>
          <table:table-cell office:value-type="float" office:value="284.12598086124422" table:formula="of:=AVERAGE([.AA3:.AA211])" table:style-name="ce1">
            <text:p>284,1259809</text:p>
          </table:table-cell>
          <table:table-cell office:value-type="float" office:value="587643.8803827751" table:formula="of:=AVERAGE([.AB3:.AB211])" table:style-name="ce1">
            <text:p>587643,8804</text:p>
          </table:table-cell>
          <table:table-cell office:value-type="float" office:value="424637.98086124402" table:formula="of:=AVERAGE([.AC3:.AC211])" table:style-name="ce1">
            <text:p>424637,9809</text:p>
          </table:table-cell>
          <table:table-cell office:value-type="float" office:value="266.94980861244022" table:formula="of:=AVERAGE([.AD3:.AD211])" table:style-name="ce1">
            <text:p>266,9498086</text:p>
          </table:table-cell>
          <table:table-cell office:value-type="float" office:value="252.35258373205724" table:formula="of:=AVERAGE([.AE3:.AE211])" table:style-name="ce1">
            <text:p>252,3525837</text:p>
          </table:table-cell>
          <table:table-cell office:value-type="float" office:value="524687.84210526315" table:formula="of:=AVERAGE([.AF3:.AF211])" table:style-name="ce1">
            <text:p>524687,8421</text:p>
          </table:table-cell>
          <table:table-cell office:value-type="float" office:value="380995.44976076554" table:formula="of:=AVERAGE([.AG3:.AG211])" table:style-name="ce1">
            <text:p>380995,4498</text:p>
          </table:table-cell>
          <table:table-cell office:value-type="float" office:value="121.81593301435412" table:formula="of:=AVERAGE([.AH3:.AH211])" table:style-name="ce1">
            <text:p>121,815933</text:p>
          </table:table-cell>
          <table:table-cell office:value-type="float" office:value="107.2922966507177" table:formula="of:=AVERAGE([.AI3:.AI211])" table:style-name="ce1">
            <text:p>107,2922967</text:p>
          </table:table-cell>
          <table:table-cell office:value-type="float" office:value="599290.56937799044" table:formula="of:=AVERAGE([.AJ3:.AJ211])" table:style-name="ce1">
            <text:p>599290,5694</text:p>
          </table:table-cell>
          <table:table-cell office:value-type="float" office:value="170693.96172248805" table:formula="of:=AVERAGE([.AK3:.AK211])" table:style-name="ce1">
            <text:p>170693,9617</text:p>
          </table:table-cell>
          <table:table-cell office:value-type="float" office:value="121.40803827751196" table:formula="of:=AVERAGE([.AL3:.AL211])" table:style-name="ce1">
            <text:p>121,4080383</text:p>
          </table:table-cell>
          <table:table-cell office:value-type="float" office:value="107.01325358851675" table:formula="of:=AVERAGE([.AM3:.AM211])" table:style-name="ce1">
            <text:p>107,0132536</text:p>
          </table:table-cell>
          <table:table-cell office:value-type="float" office:value="449458.75598086126" table:formula="of:=AVERAGE([.AN3:.AN211])" table:style-name="ce1">
            <text:p>449458,756</text:p>
          </table:table-cell>
          <table:table-cell office:value-type="float" office:value="175419" table:formula="of:=AVERAGE([.AO3:.AO211])" table:style-name="ce1">
            <text:p>175419</text:p>
          </table:table-cell>
          <table:table-cell office:value-type="float" office:value="111.26583732057412" table:formula="of:=AVERAGE([.AP3:.AP211])" table:style-name="ce1">
            <text:p>111,2658373</text:p>
          </table:table-cell>
          <table:table-cell office:value-type="float" office:value="96.741770334928219" table:formula="of:=AVERAGE([.AQ3:.AQ211])" table:style-name="ce1">
            <text:p>96,74177033</text:p>
          </table:table-cell>
          <table:table-cell office:value-type="float" office:value="404004.71291866031" table:formula="of:=AVERAGE([.AR3:.AR211])" table:style-name="ce2">
            <text:p>404004,7129</text:p>
          </table:table-cell>
          <table:table-cell office:value-type="float" office:value="168867.68421052632" table:formula="of:=AVERAGE([.AS3:.AS211])" table:style-name="ce1">
            <text:p>168867,6842</text:p>
          </table:table-cell>
          <table:table-cell office:value-type="float" office:value="7602.5369377990437" table:formula="of:=AVERAGE([.AT3:.AT211])" table:style-name="ce3">
            <text:p>7602,536938</text:p>
          </table:table-cell>
          <table:table-cell office:value-type="float" office:value="7592.3641148325341" table:formula="of:=AVERAGE([.AU3:.AU211])" table:style-name="ce3">
            <text:p>7592,364115</text:p>
          </table:table-cell>
          <table:table-cell office:value-type="float" office:value="39592063.698564596" table:formula="of:=AVERAGE([.AV3:.AV211])" table:style-name="ce1">
            <text:p>39592063,7</text:p>
          </table:table-cell>
          <table:table-cell office:value-type="float" office:value="7279245.9856459331" table:formula="of:=AVERAGE([.AW3:.AW211])" table:style-name="ce3">
            <text:p>7279245,986</text:p>
          </table:table-cell>
          <table:table-cell office:value-type="float" office:value="796.40923444976033" table:formula="of:=AVERAGE([.AX3:.AX211])" table:style-name="ce1">
            <text:p>796,4092344</text:p>
          </table:table-cell>
          <table:table-cell office:value-type="float" office:value="733.22789473684156" table:formula="of:=AVERAGE([.AY3:.AY211])" table:style-name="ce1">
            <text:p>733,2278947</text:p>
          </table:table-cell>
          <table:table-cell office:value-type="float" office:value="605775.78325123154" table:formula="of:=AVERAGE([.AZ3:.AZ211])" table:style-name="ce1">
            <text:p>605775,7833</text:p>
          </table:table-cell>
          <table:table-cell office:value-type="float" office:value="129988.54187192119" table:formula="of:=AVERAGE([.BA3:.BA211])" table:style-name="ce1">
            <text:p>129988,5419</text:p>
          </table:table-cell>
          <table:table-cell office:value-type="float" office:value="2711.3350717703347" table:formula="of:=AVERAGE([.BB3:.BB211])" table:style-name="ce1">
            <text:p>2711,335072</text:p>
          </table:table-cell>
          <table:table-cell office:value-type="float" office:value="2651.3312918660286" table:formula="of:=AVERAGE([.BC3:.BC211])" table:style-name="ce1">
            <text:p>2651,331292</text:p>
          </table:table-cell>
          <table:table-cell office:value-type="float" office:value="232870112.43069306" table:formula="of:=AVERAGE([.BD3:.BD211])" table:style-name="ce3">
            <text:p>232870112,4</text:p>
          </table:table-cell>
          <table:table-cell office:value-type="float" office:value="541244.95049504947" table:formula="of:=AVERAGE([.BE3:.BE211])" table:style-name="ce1">
            <text:p>541244,9505</text:p>
          </table:table-cell>
          <table:table-cell office:value-type="float" office:value="124.03885167464112" table:formula="of:=AVERAGE([.BF3:.BF211])" table:style-name="ce1">
            <text:p>124,0388517</text:p>
          </table:table-cell>
          <table:table-cell office:value-type="float" office:value="110.23282296650723" table:formula="of:=AVERAGE([.BG3:.BG211])" table:style-name="ce1">
            <text:p>110,232823</text:p>
          </table:table-cell>
          <table:table-cell office:value-type="float" office:value="616316.91387559811" table:formula="of:=AVERAGE([.BH3:.BH211])" table:style-name="ce1">
            <text:p>616316,9139</text:p>
          </table:table-cell>
          <table:table-cell office:value-type="float" office:value="173006.77990430623" table:formula="of:=AVERAGE([.BI3:.BI211])" table:style-name="ce1">
            <text:p>173006,7799</text:p>
          </table:table-cell>
          <table:table-cell office:value-type="float" office:value="32.779330143540662" table:formula="of:=AVERAGE([.BJ3:.BJ211])" table:style-name="ce1">
            <text:p>32,77933014</text:p>
          </table:table-cell>
          <table:table-cell office:value-type="float" office:value="18.597894736842107" table:formula="of:=AVERAGE([.BK3:.BK211])" table:style-name="ce1">
            <text:p>18,59789474</text:p>
          </table:table-cell>
          <table:table-cell office:value-type="float" office:value="88335.162679425834" table:formula="of:=AVERAGE([.BL3:.BL211])" table:style-name="ce1">
            <text:p>88335,16268</text:p>
          </table:table-cell>
          <table:table-cell office:value-type="float" office:value="34959.430622009568" table:formula="of:=AVERAGE([.BM3:.BM211])" table:style-name="ce1">
            <text:p>34959,43062</text:p>
          </table:table-cell>
          <table:table-cell office:value-type="float" office:value="105.18416267942587" table:formula="of:=AVERAGE([.BN3:.BN211])" table:style-name="ce1">
            <text:p>105,1841627</text:p>
          </table:table-cell>
          <table:table-cell office:value-type="float" office:value="88.834258373205785" table:formula="of:=AVERAGE([.BO3:.BO211])" table:style-name="ce1">
            <text:p>88,83425837</text:p>
          </table:table-cell>
          <table:table-cell office:value-type="float" office:value="452838.45693779906" table:formula="of:=AVERAGE([.BP3:.BP211])" table:style-name="ce1">
            <text:p>452838,4569</text:p>
          </table:table-cell>
          <table:table-cell office:value-type="float" office:value="150465.35167464116" table:formula="of:=AVERAGE([.BQ3:.BQ211])" table:style-name="ce1">
            <text:p>150465,3517</text:p>
          </table:table-cell>
          <table:table-cell office:value-type="float" office:value="9056.7066985645979" table:formula="of:=AVERAGE([.BR3:.BR211])" table:style-name="ce1">
            <text:p>9056,706699</text:p>
          </table:table-cell>
          <table:table-cell office:value-type="float" office:value="9027.2833971291893" table:formula="of:=AVERAGE([.BS3:.BS211])" table:style-name="ce1">
            <text:p>9027,283397</text:p>
          </table:table-cell>
          <table:table-cell office:value-type="float" office:value="243008886.3923445" table:formula="of:=AVERAGE([.BT3:.BT211])" table:style-name="ce1">
            <text:p>243008886,4</text:p>
          </table:table-cell>
          <table:table-cell office:value-type="float" office:value="7634892.8803827753" table:formula="of:=AVERAGE([.BU3:.BU211])" table:style-name="ce1">
            <text:p>7634892,88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269.98192305268395" table:formula="of:=STDEV([.B3:.B211])" table:style-name="ce1">
            <text:p>269,9819231</text:p>
          </table:table-cell>
          <table:table-cell office:value-type="float" office:value="270.87245126444981" table:formula="of:=STDEV([.C3:.C211])" table:style-name="ce1">
            <text:p>270,8724513</text:p>
          </table:table-cell>
          <table:table-cell office:value-type="float" office:value="1313309.4967415703" table:formula="of:=STDEV([.D3:.D211])" table:style-name="ce1">
            <text:p>1313309,497</text:p>
          </table:table-cell>
          <table:table-cell office:value-type="float" office:value="525122.4079467823" table:formula="of:=STDEV([.E3:.E211])" table:style-name="ce1">
            <text:p>525122,4079</text:p>
          </table:table-cell>
          <table:table-cell office:value-type="float" office:value="482.51327897293515" table:formula="of:=STDEV([.F3:.F211])" table:style-name="ce1">
            <text:p>482,513279</text:p>
          </table:table-cell>
          <table:table-cell office:value-type="float" office:value="483.86859002347296" table:formula="of:=STDEV([.G3:.G211])" table:style-name="ce1">
            <text:p>483,86859</text:p>
          </table:table-cell>
          <table:table-cell office:value-type="float" office:value="1771138.7408949183" table:formula="of:=STDEV([.H3:.H211])" table:style-name="ce1">
            <text:p>1771138,741</text:p>
          </table:table-cell>
          <table:table-cell office:value-type="float" office:value="690449.99902184436" table:formula="of:=STDEV([.I3:.I211])" table:style-name="ce1">
            <text:p>690449,999</text:p>
          </table:table-cell>
          <table:table-cell office:value-type="float" office:value="136.36443156101112" table:formula="of:=STDEV([.J3:.J211])" table:style-name="ce2">
            <text:p>136,3644316</text:p>
          </table:table-cell>
          <table:table-cell office:value-type="float" office:value="135.9047226390434" table:formula="of:=STDEV([.K3:.K211])" table:style-name="ce2">
            <text:p>135,9047226</text:p>
          </table:table-cell>
          <table:table-cell office:value-type="float" office:value="900650.63424195244" table:formula="of:=STDEV([.L3:.L211])" table:style-name="ce1">
            <text:p>900650,6342</text:p>
          </table:table-cell>
          <table:table-cell office:value-type="float" office:value="288873.35395201226" table:formula="of:=STDEV([.M3:.M211])" table:style-name="ce1">
            <text:p>288873,354</text:p>
          </table:table-cell>
          <table:table-cell office:value-type="float" office:value="395.69315470850734" table:formula="of:=STDEV([.N3:.N211])" table:style-name="ce1">
            <text:p>395,6931547</text:p>
          </table:table-cell>
          <table:table-cell office:value-type="float" office:value="396.46034402084086" table:formula="of:=STDEV([.O3:.O211])" table:style-name="ce1">
            <text:p>396,460344</text:p>
          </table:table-cell>
          <table:table-cell office:value-type="float" office:value="1882330.7223287821" table:formula="of:=STDEV([.P3:.P211])" table:style-name="ce1">
            <text:p>1882330,722</text:p>
          </table:table-cell>
          <table:table-cell office:value-type="float" office:value="509787.13423496677" table:formula="of:=STDEV([.Q3:.Q211])" table:style-name="ce1">
            <text:p>509787,1342</text:p>
          </table:table-cell>
          <table:table-cell office:value-type="float" office:value="1123.7244269973655" table:formula="of:=STDEV([.R3:.R211])" table:style-name="ce1">
            <text:p>1123,724427</text:p>
          </table:table-cell>
          <table:table-cell office:value-type="float" office:value="1124.6741527841541" table:formula="of:=STDEV([.S3:.S211])" table:style-name="ce1">
            <text:p>1124,674153</text:p>
          </table:table-cell>
          <table:table-cell office:value-type="float" office:value="3093464.8564348505" table:formula="of:=STDEV([.T3:.T211])" table:style-name="ce1">
            <text:p>3093464,856</text:p>
          </table:table-cell>
          <table:table-cell office:value-type="float" office:value="1755064.0794258225" table:formula="of:=STDEV([.U3:.U211])" table:style-name="ce1">
            <text:p>1755064,079</text:p>
          </table:table-cell>
          <table:table-cell office:value-type="float" office:value="282.12527529329299" table:formula="of:=STDEV([.V3:.V211])" table:style-name="ce1">
            <text:p>282,1252753</text:p>
          </table:table-cell>
          <table:table-cell office:value-type="float" office:value="283.54926271661617" table:formula="of:=STDEV([.W3:.W211])" table:style-name="ce1">
            <text:p>283,5492627</text:p>
          </table:table-cell>
          <table:table-cell office:value-type="float" office:value="1164093.3188064315" table:formula="of:=STDEV([.X3:.X211])" table:style-name="ce1">
            <text:p>1164093,319</text:p>
          </table:table-cell>
          <table:table-cell office:value-type="float" office:value="612078.55768005794" table:formula="of:=STDEV([.Y3:.Y211])" table:style-name="ce1">
            <text:p>612078,5577</text:p>
          </table:table-cell>
          <table:table-cell office:value-type="float" office:value="804.1299012469334" table:formula="of:=STDEV([.Z3:.Z211])" table:style-name="ce1">
            <text:p>804,1299012</text:p>
          </table:table-cell>
          <table:table-cell office:value-type="float" office:value="805.36271892468983" table:formula="of:=STDEV([.AA3:.AA211])" table:style-name="ce1">
            <text:p>805,3627189</text:p>
          </table:table-cell>
          <table:table-cell office:value-type="float" office:value="1795726.6310142286" table:formula="of:=STDEV([.AB3:.AB211])" table:style-name="ce1">
            <text:p>1795726,631</text:p>
          </table:table-cell>
          <table:table-cell office:value-type="float" office:value="1395858.2011189112" table:formula="of:=STDEV([.AC3:.AC211])" table:style-name="ce1">
            <text:p>1395858,201</text:p>
          </table:table-cell>
          <table:table-cell office:value-type="float" office:value="640.64164930482139" table:formula="of:=STDEV([.AD3:.AD211])" table:style-name="ce1">
            <text:p>640,6416493</text:p>
          </table:table-cell>
          <table:table-cell office:value-type="float" office:value="641.63213255339963" table:formula="of:=STDEV([.AE3:.AE211])" table:style-name="ce1">
            <text:p>641,6321326</text:p>
          </table:table-cell>
          <table:table-cell office:value-type="float" office:value="1479841.136063081" table:formula="of:=STDEV([.AF3:.AF211])" table:style-name="ce1">
            <text:p>1479841,136</text:p>
          </table:table-cell>
          <table:table-cell office:value-type="float" office:value="1154115.5115005607" table:formula="of:=STDEV([.AG3:.AG211])" table:style-name="ce1">
            <text:p>1154115,512</text:p>
          </table:table-cell>
          <table:table-cell office:value-type="float" office:value="285.11390476205912" table:formula="of:=STDEV([.AH3:.AH211])" table:style-name="ce1">
            <text:p>285,1139048</text:p>
          </table:table-cell>
          <table:table-cell office:value-type="float" office:value="286.10452498990651" table:formula="of:=STDEV([.AI3:.AI211])" table:style-name="ce1">
            <text:p>286,104525</text:p>
          </table:table-cell>
          <table:table-cell office:value-type="float" office:value="1354016.5978067371" table:formula="of:=STDEV([.AJ3:.AJ211])" table:style-name="ce1">
            <text:p>1354016,598</text:p>
          </table:table-cell>
          <table:table-cell office:value-type="float" office:value="427148.81794425182" table:formula="of:=STDEV([.AK3:.AK211])" table:style-name="ce1">
            <text:p>427148,8179</text:p>
          </table:table-cell>
          <table:table-cell office:value-type="float" office:value="280.4880585598803" table:formula="of:=STDEV([.AL3:.AL211])" table:style-name="ce1">
            <text:p>280,4880586</text:p>
          </table:table-cell>
          <table:table-cell office:value-type="float" office:value="281.80449197800016" table:formula="of:=STDEV([.AM3:.AM211])" table:style-name="ce1">
            <text:p>281,804492</text:p>
          </table:table-cell>
          <table:table-cell office:value-type="float" office:value="977311.41616962291" table:formula="of:=STDEV([.AN3:.AN211])" table:style-name="ce1">
            <text:p>977311,4162</text:p>
          </table:table-cell>
          <table:table-cell office:value-type="float" office:value="453627.07081801532" table:formula="of:=STDEV([.AO3:.AO211])" table:style-name="ce1">
            <text:p>453627,0708</text:p>
          </table:table-cell>
          <table:table-cell office:value-type="float" office:value="212.8940231696015" table:formula="of:=STDEV([.AP3:.AP211])" table:style-name="ce1">
            <text:p>212,8940232</text:p>
          </table:table-cell>
          <table:table-cell office:value-type="float" office:value="214.38368655023658" table:formula="of:=STDEV([.AQ3:.AQ211])" table:style-name="ce1">
            <text:p>214,3836866</text:p>
          </table:table-cell>
          <table:table-cell office:value-type="float" office:value="827495.59957369603" table:formula="of:=STDEV([.AR3:.AR211])" table:style-name="ce2">
            <text:p>827495,5996</text:p>
          </table:table-cell>
          <table:table-cell office:value-type="float" office:value="435023.55826667126" table:formula="of:=STDEV([.AS3:.AS211])" table:style-name="ce1">
            <text:p>435023,5583</text:p>
          </table:table-cell>
          <table:table-cell office:value-type="float" office:value="9577.3287496936646" table:formula="of:=STDEV([.AT3:.AT211])" table:style-name="ce3">
            <text:p>9577,32875</text:p>
          </table:table-cell>
          <table:table-cell office:value-type="float" office:value="9582.9458069682169" table:formula="of:=STDEV([.AU3:.AU211])" table:style-name="ce3">
            <text:p>9582,945807</text:p>
          </table:table-cell>
          <table:table-cell office:value-type="float" office:value="56108926.791234143" table:formula="of:=STDEV([.AV3:.AV211])" table:style-name="ce1">
            <text:p>56108926,79</text:p>
          </table:table-cell>
          <table:table-cell office:value-type="float" office:value="10042119.983320352" table:formula="of:=STDEV([.AW3:.AW211])" table:style-name="ce3">
            <text:p>10042119,98</text:p>
          </table:table-cell>
          <table:table-cell office:value-type="float" office:value="3593.8269087674694" table:formula="of:=STDEV([.AX3:.AX211])" table:style-name="ce1">
            <text:p>3593,826909</text:p>
          </table:table-cell>
          <table:table-cell office:value-type="float" office:value="3602.5653718348581" table:formula="of:=STDEV([.AY3:.AY211])" table:style-name="ce1">
            <text:p>3602,565372</text:p>
          </table:table-cell>
          <table:table-cell office:value-type="float" office:value="1105665.1905849527" table:formula="of:=STDEV([.AZ3:.AZ211])" table:style-name="ce1">
            <text:p>1105665,191</text:p>
          </table:table-cell>
          <table:table-cell office:value-type="float" office:value="288739.65127902786" table:formula="of:=STDEV([.BA3:.BA211])" table:style-name="ce2">
            <text:p>288739,6513</text:p>
          </table:table-cell>
          <table:table-cell office:value-type="float" office:value="5436.3743722872559" table:formula="of:=STDEV([.BB3:.BB211])" table:style-name="ce1">
            <text:p>5436,374372</text:p>
          </table:table-cell>
          <table:table-cell office:value-type="float" office:value="5434.7668892101128" table:formula="of:=STDEV([.BC3:.BC211])" table:style-name="ce1">
            <text:p>5434,766889</text:p>
          </table:table-cell>
          <table:table-cell office:value-type="float" office:value="612876864.67049325" table:formula="of:=STDEV([.BD3:.BD211])" table:style-name="ce3">
            <text:p>612876864,7</text:p>
          </table:table-cell>
          <table:table-cell office:value-type="float" office:value="1074126.8792528147" table:formula="of:=STDEV([.BE3:.BE211])" table:style-name="ce1">
            <text:p>1074126,879</text:p>
          </table:table-cell>
          <table:table-cell office:value-type="float" office:value="421.87150337653168" table:formula="of:=STDEV([.BF3:.BF211])" table:style-name="ce1">
            <text:p>421,8715034</text:p>
          </table:table-cell>
          <table:table-cell office:value-type="float" office:value="422.79315738424009" table:formula="of:=STDEV([.BG3:.BG211])" table:style-name="ce1">
            <text:p>422,7931574</text:p>
          </table:table-cell>
          <table:table-cell office:value-type="float" office:value="2352939.6633991706" table:formula="of:=STDEV([.BH3:.BH211])" table:style-name="ce1">
            <text:p>2352939,663</text:p>
          </table:table-cell>
          <table:table-cell office:value-type="float" office:value="555932.18794408499" table:formula="of:=STDEV([.BI3:.BI211])" table:style-name="ce1">
            <text:p>555932,1879</text:p>
          </table:table-cell>
          <table:table-cell office:value-type="float" office:value="58.507887087744102" table:formula="of:=STDEV([.BJ3:.BJ211])" table:style-name="ce1">
            <text:p>58,50788709</text:p>
          </table:table-cell>
          <table:table-cell office:value-type="float" office:value="53.878630070175916" table:formula="of:=STDEV([.BK3:.BK211])" table:style-name="ce1">
            <text:p>53,87863007</text:p>
          </table:table-cell>
          <table:table-cell office:value-type="float" office:value="200447.26185722754" table:formula="of:=STDEV([.BL3:.BL211])" table:style-name="ce1">
            <text:p>200447,2619</text:p>
          </table:table-cell>
          <table:table-cell office:value-type="float" office:value="105253.39530936859" table:formula="of:=STDEV([.BM3:.BM211])" table:style-name="ce1">
            <text:p>105253,3953</text:p>
          </table:table-cell>
          <table:table-cell office:value-type="float" office:value="185.51476129686034" table:formula="of:=STDEV([.BN3:.BN211])" table:style-name="ce1">
            <text:p>185,5147613</text:p>
          </table:table-cell>
          <table:table-cell office:value-type="float" office:value="185.28926048092353" table:formula="of:=STDEV([.BO3:.BO211])" table:style-name="ce1">
            <text:p>185,2892605</text:p>
          </table:table-cell>
          <table:table-cell office:value-type="float" office:value="846820.42910665425" table:formula="of:=STDEV([.BP3:.BP211])" table:style-name="ce1">
            <text:p>846820,4291</text:p>
          </table:table-cell>
          <table:table-cell office:value-type="float" office:value="367951.9496120906" table:formula="of:=STDEV([.BQ3:.BQ211])" table:style-name="ce1">
            <text:p>367951,9496</text:p>
          </table:table-cell>
          <table:table-cell office:value-type="float" office:value="9545.0424686671031" table:formula="of:=STDEV([.BR3:.BR211])" table:style-name="ce1">
            <text:p>9545,042469</text:p>
          </table:table-cell>
          <table:table-cell office:value-type="float" office:value="9563.3577001850645" table:formula="of:=STDEV([.BS3:.BS211])" table:style-name="ce1">
            <text:p>9563,3577</text:p>
          </table:table-cell>
          <table:table-cell office:value-type="float" office:value="599054328.58945298" table:formula="of:=STDEV([.BT3:.BT211])" table:style-name="ce1">
            <text:p>599054328,6</text:p>
          </table:table-cell>
          <table:table-cell office:value-type="float" office:value="9983012.7186665069" table:formula="of:=STDEV([.BU3:.BU211])" table:style-name="ce1">
            <text:p>9983012,719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3625.4560692690789" table:formula="of:=SUM(([.B3:.B211]-[.$BJ3:.$BJ211])^2)^0.5" table:number-matrix-columns-spanned="1" table:number-matrix-rows-spanned="1" table:style-name="ce1">
            <text:p>3625,456069</text:p>
          </table:table-cell>
          <table:table-cell office:value-type="float" office:value="3625.3962710026608" table:formula="of:=SUM(([.C3:.C211]-[.$BK3:.$BK211])^2)^0.5" table:number-matrix-columns-spanned="1" table:number-matrix-rows-spanned="1" table:style-name="ce1">
            <text:p>3625,396271</text:p>
          </table:table-cell>
          <table:table-cell office:value-type="float" office:value="18662140.32105913" table:formula="of:=SUM(([.D3:.D211]-[.$BL3:.$BL211])^2)^0.5" table:number-matrix-columns-spanned="1" table:number-matrix-rows-spanned="1" table:style-name="ce1">
            <text:p>18662140,32</text:p>
          </table:table-cell>
          <table:table-cell office:value-type="float" office:value="6787030.8836005013" table:formula="of:=SUM(([.E3:.E211]-[.$BM3:.$BM211])^2)^0.5" table:number-matrix-columns-spanned="1" table:number-matrix-rows-spanned="1" table:style-name="ce1">
            <text:p>6787030,884</text:p>
          </table:table-cell>
          <table:table-cell office:value-type="float" office:value="6564.6629363357242" table:formula="of:=SUM(([.F3:.F211]-[.$BJ3:.$BJ211])^2)^0.5" table:number-matrix-columns-spanned="1" table:number-matrix-rows-spanned="1" table:style-name="ce1">
            <text:p>6564,662936</text:p>
          </table:table-cell>
          <table:table-cell office:value-type="float" office:value="6570.9014943841621" table:formula="of:=SUM(([.G3:.G211]-[.$BK3:.$BK211])^2)^0.5" table:number-matrix-columns-spanned="1" table:number-matrix-rows-spanned="1" table:style-name="ce1">
            <text:p>6570,901494</text:p>
          </table:table-cell>
          <table:table-cell office:value-type="float" office:value="25126514.572778553" table:formula="of:=SUM(([.H3:.H211]-[.$BL3:.$BL211])^2)^0.5" table:number-matrix-columns-spanned="1" table:number-matrix-rows-spanned="1" table:style-name="ce1">
            <text:p>25126514,57</text:p>
          </table:table-cell>
          <table:table-cell office:value-type="float" office:value="9189945.1958638467" table:formula="of:=SUM(([.I3:.I211]-[.$BM3:.$BM211])^2)^0.5" table:number-matrix-columns-spanned="1" table:number-matrix-rows-spanned="1" table:style-name="ce1">
            <text:p>9189945,196</text:p>
          </table:table-cell>
          <table:table-cell office:value-type="float" office:value="1566.3196034973191" table:formula="of:=SUM(([.J3:.J211]-[.$BJ3:.$BJ211])^2)^0.5" table:number-matrix-columns-spanned="1" table:number-matrix-rows-spanned="1" table:style-name="ce2">
            <text:p>1566,319603</text:p>
          </table:table-cell>
          <table:table-cell office:value-type="float" office:value="1567.8965864176118" table:formula="of:=SUM(([.K3:.K211]-[.$BK3:.$BK211])^2)^0.5" table:number-matrix-columns-spanned="1" table:number-matrix-rows-spanned="1" table:style-name="ce2">
            <text:p>1567,896586</text:p>
          </table:table-cell>
          <table:table-cell office:value-type="float" office:value="12323492.258356759" table:formula="of:=SUM(([.L3:.L211]-[.$BL3:.$BL211])^2)^0.5" table:number-matrix-columns-spanned="1" table:number-matrix-rows-spanned="1" table:style-name="ce1">
            <text:p>12323492,26</text:p>
          </table:table-cell>
          <table:table-cell office:value-type="float" office:value="3185924.6893340088" table:formula="of:=SUM(([.M3:.M211]-[.$BM3:.$BM211])^2)^0.5" table:number-matrix-columns-spanned="1" table:number-matrix-rows-spanned="1" table:style-name="ce2">
            <text:p>3185924,689</text:p>
          </table:table-cell>
          <table:table-cell office:value-type="float" office:value="5400.4732648352201" table:formula="of:=SUM(([.N3:.N211]-[.$BJ3:.$BJ211])^2)^0.5" table:number-matrix-columns-spanned="1" table:number-matrix-rows-spanned="1" table:style-name="ce1">
            <text:p>5400,473265</text:p>
          </table:table-cell>
          <table:table-cell office:value-type="float" office:value="5409.3295061218078" table:formula="of:=SUM(([.O3:.O211]-[.$BK3:.$BK211])^2)^0.5" table:number-matrix-columns-spanned="1" table:number-matrix-rows-spanned="1" table:style-name="ce1">
            <text:p>5409,329506</text:p>
          </table:table-cell>
          <table:table-cell office:value-type="float" office:value="26747955.695354272" table:formula="of:=SUM(([.P3:.P211]-[.$BL3:.$BL211])^2)^0.5" table:number-matrix-columns-spanned="1" table:number-matrix-rows-spanned="1" table:style-name="ce1">
            <text:p>26747955,7</text:p>
          </table:table-cell>
          <table:table-cell office:value-type="float" office:value="6796320.4937574863" table:formula="of:=SUM(([.Q3:.Q211]-[.$BM3:.$BM211])^2)^0.5" table:number-matrix-columns-spanned="1" table:number-matrix-rows-spanned="1" table:style-name="ce1">
            <text:p>6796320,494</text:p>
          </table:table-cell>
          <table:table-cell office:value-type="float" office:value="16222.377295251767" table:formula="of:=SUM(([.R3:.R211]-[.$BJ3:.$BJ211])^2)^0.5" table:number-matrix-columns-spanned="1" table:number-matrix-rows-spanned="1" table:style-name="ce1">
            <text:p>16222,3773</text:p>
          </table:table-cell>
          <table:table-cell office:value-type="float" office:value="16226.326130535526" table:formula="of:=SUM(([.S3:.S211]-[.$BK3:.$BK211])^2)^0.5" table:number-matrix-columns-spanned="1" table:number-matrix-rows-spanned="1" table:style-name="ce1">
            <text:p>16226,32613</text:p>
          </table:table-cell>
          <table:table-cell office:value-type="float" office:value="45125281.892989799" table:formula="of:=SUM(([.T3:.T211]-[.$BL3:.$BL211])^2)^0.5" table:number-matrix-columns-spanned="1" table:number-matrix-rows-spanned="1" table:style-name="ce1">
            <text:p>45125281,89</text:p>
          </table:table-cell>
          <table:table-cell office:value-type="float" office:value="25337420.175172135" table:formula="of:=SUM(([.U3:.U211]-[.$BM3:.$BM211])^2)^0.5" table:number-matrix-columns-spanned="1" table:number-matrix-rows-spanned="1" table:style-name="ce1">
            <text:p>25337420,18</text:p>
          </table:table-cell>
          <table:table-cell office:value-type="float" office:value="3896.2669256353579" table:formula="of:=SUM(([.V3:.V211]-[.$BJ3:.$BJ211])^2)^0.5" table:number-matrix-columns-spanned="1" table:number-matrix-rows-spanned="1" table:style-name="ce1">
            <text:p>3896,266926</text:p>
          </table:table-cell>
          <table:table-cell office:value-type="float" office:value="3897.8685376241206" table:formula="of:=SUM(([.W3:.W211]-[.$BK3:.$BK211])^2)^0.5" table:number-matrix-columns-spanned="1" table:number-matrix-rows-spanned="1" table:style-name="ce1">
            <text:p>3897,868538</text:p>
          </table:table-cell>
          <table:table-cell office:value-type="float" office:value="15662511.401406545" table:formula="of:=SUM(([.X3:.X211]-[.$BL3:.$BL211])^2)^0.5" table:number-matrix-columns-spanned="1" table:number-matrix-rows-spanned="1" table:style-name="ce1">
            <text:p>15662511,4</text:p>
          </table:table-cell>
          <table:table-cell office:value-type="float" office:value="8352043.8643946312" table:formula="of:=SUM(([.Y3:.Y211]-[.$BM3:.$BM211])^2)^0.5" table:number-matrix-columns-spanned="1" table:number-matrix-rows-spanned="1" table:style-name="ce1">
            <text:p>8352043,864</text:p>
          </table:table-cell>
          <table:table-cell office:value-type="float" office:value="12008.985861270718" table:formula="of:=SUM(([.Z3:.Z211]-[.$BJ3:.$BJ211])^2)^0.5" table:number-matrix-columns-spanned="1" table:number-matrix-rows-spanned="1" table:style-name="ce1">
            <text:p>12008,98586</text:p>
          </table:table-cell>
          <table:table-cell office:value-type="float" office:value="12007.49229468418" table:formula="of:=SUM(([.AA3:.AA211]-[.$BK3:.$BK211])^2)^0.5" table:number-matrix-columns-spanned="1" table:number-matrix-rows-spanned="1" table:style-name="ce1">
            <text:p>12007,49229</text:p>
          </table:table-cell>
          <table:table-cell office:value-type="float" office:value="24916205.299142204" table:formula="of:=SUM(([.AB3:.AB211]-[.$BL3:.$BL211])^2)^0.5" table:number-matrix-columns-spanned="1" table:number-matrix-rows-spanned="1" table:style-name="ce1">
            <text:p>24916205,3</text:p>
          </table:table-cell>
          <table:table-cell office:value-type="float" office:value="20208269.924376726" table:formula="of:=SUM(([.AC3:.AC211]-[.$BM3:.$BM211])^2)^0.5" table:number-matrix-columns-spanned="1" table:number-matrix-rows-spanned="1" table:style-name="ce1">
            <text:p>20208269,92</text:p>
          </table:table-cell>
          <table:table-cell office:value-type="float" office:value="9591.4973415572604" table:formula="of:=SUM(([.AD3:.AD211]-[.$BJ3:.$BJ211])^2)^0.5" table:number-matrix-columns-spanned="1" table:number-matrix-rows-spanned="1" table:style-name="ce1">
            <text:p>9591,497342</text:p>
          </table:table-cell>
          <table:table-cell office:value-type="float" office:value="9592.1739219063365" table:formula="of:=SUM(([.AE3:.AE211]-[.$BK3:.$BK211])^2)^0.5" table:number-matrix-columns-spanned="1" table:number-matrix-rows-spanned="1" table:style-name="ce1">
            <text:p>9592,173922</text:p>
          </table:table-cell>
          <table:table-cell office:value-type="float" office:value="20643209.363614321" table:formula="of:=SUM(([.AF3:.AF211]-[.$BL3:.$BL211])^2)^0.5" table:number-matrix-columns-spanned="1" table:number-matrix-rows-spanned="1" table:style-name="ce1">
            <text:p>20643209,36</text:p>
          </table:table-cell>
          <table:table-cell office:value-type="float" office:value="16738869.420606937" table:formula="of:=SUM(([.AG3:.AG211]-[.$BM3:.$BM211])^2)^0.5" table:number-matrix-columns-spanned="1" table:number-matrix-rows-spanned="1" table:style-name="ce1">
            <text:p>16738869,42</text:p>
          </table:table-cell>
          <table:table-cell office:value-type="float" office:value="3788.4625220397788" table:formula="of:=SUM(([.AH3:.AH211]-[.$BJ3:.$BJ211])^2)^0.5" table:number-matrix-columns-spanned="1" table:number-matrix-rows-spanned="1" table:style-name="ce1">
            <text:p>3788,462522</text:p>
          </table:table-cell>
          <table:table-cell office:value-type="float" office:value="3797.158693536524" table:formula="of:=SUM(([.AI3:.AI211]-[.$BK3:.$BK211])^2)^0.5" table:number-matrix-columns-spanned="1" table:number-matrix-rows-spanned="1" table:style-name="ce1">
            <text:p>3797,158694</text:p>
          </table:table-cell>
          <table:table-cell office:value-type="float" office:value="19488039.089196838" table:formula="of:=SUM(([.AJ3:.AJ211]-[.$BL3:.$BL211])^2)^0.5" table:number-matrix-columns-spanned="1" table:number-matrix-rows-spanned="1" table:style-name="ce1">
            <text:p>19488039,09</text:p>
          </table:table-cell>
          <table:table-cell office:value-type="float" office:value="5560085.5620084656" table:formula="of:=SUM(([.AK3:.AK211]-[.$BM3:.$BM211])^2)^0.5" table:number-matrix-columns-spanned="1" table:number-matrix-rows-spanned="1" table:style-name="ce1">
            <text:p>5560085,562</text:p>
          </table:table-cell>
          <table:table-cell office:value-type="float" office:value="3674.7479842024541" table:formula="of:=SUM(([.AL3:.AL211]-[.$BJ3:.$BJ211])^2)^0.5" table:number-matrix-columns-spanned="1" table:number-matrix-rows-spanned="1" table:style-name="ce1">
            <text:p>3674,747984</text:p>
          </table:table-cell>
          <table:table-cell office:value-type="float" office:value="3681.3594236776171" table:formula="of:=SUM(([.AM3:.AM211]-[.$BK3:.$BK211])^2)^0.5" table:number-matrix-columns-spanned="1" table:number-matrix-rows-spanned="1" table:style-name="ce1">
            <text:p>3681,359424</text:p>
          </table:table-cell>
          <table:table-cell office:value-type="float" office:value="13352370.907399965" table:formula="of:=SUM(([.AN3:.AN211]-[.$BL3:.$BL211])^2)^0.5" table:number-matrix-columns-spanned="1" table:number-matrix-rows-spanned="1" table:style-name="ce1">
            <text:p>13352370,91</text:p>
          </table:table-cell>
          <table:table-cell office:value-type="float" office:value="5760283.8875459945" table:formula="of:=SUM(([.AO3:.AO211]-[.$BM3:.$BM211])^2)^0.5" table:number-matrix-columns-spanned="1" table:number-matrix-rows-spanned="1" table:style-name="ce1">
            <text:p>5760283,888</text:p>
          </table:table-cell>
          <table:table-cell office:value-type="float" office:value="2743.505768319068" table:formula="of:=SUM(([.AP3:.AP211]-[.$BJ3:.$BJ211])^2)^0.5" table:number-matrix-columns-spanned="1" table:number-matrix-rows-spanned="1" table:style-name="ce1">
            <text:p>2743,505768</text:p>
          </table:table-cell>
          <table:table-cell office:value-type="float" office:value="2744.0667977474595" table:formula="of:=SUM(([.AQ3:.AQ211]-[.$BK3:.$BK211])^2)^0.5" table:number-matrix-columns-spanned="1" table:number-matrix-rows-spanned="1" table:style-name="ce1">
            <text:p>2744,066798</text:p>
          </table:table-cell>
          <table:table-cell office:value-type="float" office:value="10799097.33921646" table:formula="of:=SUM(([.AR3:.AR211]-[.$BL3:.$BL211])^2)^0.5" table:number-matrix-columns-spanned="1" table:number-matrix-rows-spanned="1" table:style-name="ce2">
            <text:p>10799097,34</text:p>
          </table:table-cell>
          <table:table-cell office:value-type="float" office:value="5354872.8750203773" table:formula="of:=SUM(([.AS3:.AS211]-[.$BM3:.$BM211])^2)^0.5" table:number-matrix-columns-spanned="1" table:number-matrix-rows-spanned="1" table:style-name="ce1">
            <text:p>5354872,875</text:p>
          </table:table-cell>
          <table:table-cell office:value-type="float" office:value="176058.18194626176" table:formula="of:=SUM(([.AT3:.AT211]-[.$BJ3:.$BJ211])^2)^0.5" table:number-matrix-columns-spanned="1" table:number-matrix-rows-spanned="1" table:style-name="ce3">
            <text:p>176058,1819</text:p>
          </table:table-cell>
          <table:table-cell office:value-type="float" office:value="176171.22365139605" table:formula="of:=SUM(([.AU3:.AU211]-[.$BK3:.$BK211])^2)^0.5" table:number-matrix-columns-spanned="1" table:number-matrix-rows-spanned="1" table:style-name="ce3">
            <text:p>176171,2237</text:p>
          </table:table-cell>
          <table:table-cell office:value-type="float" office:value="989801663.44656634" table:formula="of:=SUM(([.AV3:.AV211]-[.$BL3:.$BL211])^2)^0.5" table:number-matrix-columns-spanned="1" table:number-matrix-rows-spanned="1" table:style-name="ce1">
            <text:p>989801663,4</text:p>
          </table:table-cell>
          <table:table-cell office:value-type="float" office:value="178300858.14130008" table:formula="of:=SUM(([.AW3:.AW211]-[.$BM3:.$BM211])^2)^0.5" table:number-matrix-columns-spanned="1" table:number-matrix-rows-spanned="1" table:style-name="ce3">
            <text:p>178300858,1</text:p>
          </table:table-cell>
          <table:table-cell office:value-type="float" office:value="52673.099468146953" table:formula="of:=SUM(([.AX3:.AX211]-[.$BJ3:.$BJ211])^2)^0.5" table:number-matrix-columns-spanned="1" table:number-matrix-rows-spanned="1" table:style-name="ce1">
            <text:p>52673,09947</text:p>
          </table:table-cell>
          <table:table-cell office:value-type="float" office:value="52983.488094985791" table:formula="of:=SUM(([.AY3:.AY211]-[.$BK3:.$BK211])^2)^0.5" table:number-matrix-columns-spanned="1" table:number-matrix-rows-spanned="1" table:style-name="ce1">
            <text:p>52983,48809</text:p>
          </table:table-cell>
          <table:table-cell office:value-type="float" office:value="16010057.602756681" table:formula="of:=SUM(([.AZ3:.AZ211]-[.$BL3:.$BL211])^2)^0.5" table:number-matrix-columns-spanned="1" table:number-matrix-rows-spanned="1" table:style-name="ce1">
            <text:p>16010057,6</text:p>
          </table:table-cell>
          <table:table-cell office:value-type="float" office:value="3198608.1719483868" table:formula="of:=SUM(([.BA3:.BA211]-[.$BM3:.$BM211])^2)^0.5" table:number-matrix-columns-spanned="1" table:number-matrix-rows-spanned="1" table:style-name="ce1">
            <text:p>3198608,172</text:p>
          </table:table-cell>
          <table:table-cell office:value-type="float" office:value="87218.339735272981" table:formula="of:=SUM(([.BB3:.BB211]-[.$BJ3:.$BJ211])^2)^0.5" table:number-matrix-columns-spanned="1" table:number-matrix-rows-spanned="1" table:style-name="ce1">
            <text:p>87218,33974</text:p>
          </table:table-cell>
          <table:table-cell office:value-type="float" office:value="87163.143768097303" table:formula="of:=SUM(([.BC3:.BC211]-[.$BK3:.$BK211])^2)^0.5" table:number-matrix-columns-spanned="1" table:number-matrix-rows-spanned="1" table:style-name="ce1">
            <text:p>87163,14377</text:p>
          </table:table-cell>
          <table:table-cell office:value-type="float" office:value="9297667146.6639023" table:formula="of:=SUM(([.BD3:.BD211]-[.$BL3:.$BL211])^2)^0.5" table:number-matrix-columns-spanned="1" table:number-matrix-rows-spanned="1" table:style-name="ce3">
            <text:p>9297667147</text:p>
          </table:table-cell>
          <table:table-cell office:value-type="float" office:value="16055265.865194665" table:formula="of:=SUM(([.BE3:.BE211]-[.$BM3:.$BM211])^2)^0.5" table:number-matrix-columns-spanned="1" table:number-matrix-rows-spanned="1" table:style-name="ce1">
            <text:p>16055265,87</text:p>
          </table:table-cell>
          <table:table-cell office:value-type="float" office:value="5722.3387871568748" table:formula="of:=SUM(([.BF3:.BF211]-[.$BJ3:.$BJ211])^2)^0.5" table:number-matrix-columns-spanned="1" table:number-matrix-rows-spanned="1" table:style-name="ce1">
            <text:p>5722,338787</text:p>
          </table:table-cell>
          <table:table-cell office:value-type="float" office:value="5732.3952123872268" table:formula="of:=SUM(([.BG3:.BG211]-[.$BK3:.$BK211])^2)^0.5" table:number-matrix-columns-spanned="1" table:number-matrix-rows-spanned="1" table:style-name="ce1">
            <text:p>5732,395212</text:p>
          </table:table-cell>
          <table:table-cell office:value-type="float" office:value="33767258.744018711" table:formula="of:=SUM(([.BH3:.BH211]-[.$BL3:.$BL211])^2)^0.5" table:number-matrix-columns-spanned="1" table:number-matrix-rows-spanned="1" table:style-name="ce1">
            <text:p>33767258,74</text:p>
          </table:table-cell>
          <table:table-cell office:value-type="float" office:value="7244760.4593797298" table:formula="of:=SUM(([.BI3:.BI211]-[.$BM3:.$BM211])^2)^0.5" table:number-matrix-columns-spanned="1" table:number-matrix-rows-spanned="1" table:style-name="ce1">
            <text:p>7244760,4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C3:.C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D3:.D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E3:.E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F3:.F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G3:.G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H3:.H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I3:.I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J3:.J211]=[.$BJ3:.$BJ211])" table:number-matrix-columns-spanned="1" table:number-matrix-rows-spanned="1" table:style-name="ce2">
            <text:p>0</text:p>
          </table:table-cell>
          <table:table-cell office:value-type="float" office:value="0" table:formula="of:=SUM([.K3:.K211]=[.$BK3:.$BK211])" table:number-matrix-columns-spanned="1" table:number-matrix-rows-spanned="1" table:style-name="ce2">
            <text:p>0</text:p>
          </table:table-cell>
          <table:table-cell office:value-type="float" office:value="0" table:formula="of:=SUM([.L3:.L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M3:.M211]=[.$BM3:.$BM211])" table:number-matrix-columns-spanned="1" table:number-matrix-rows-spanned="1" table:style-name="ce2">
            <text:p>0</text:p>
          </table:table-cell>
          <table:table-cell office:value-type="float" office:value="0" table:formula="of:=SUM([.N3:.N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O3:.O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P3:.P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Q3:.Q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R3:.R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S3:.S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T3:.T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U3:.U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V3:.V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W3:.W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X3:.X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Y3:.Y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Z3:.Z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A3:.AA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B3:.AB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C3:.AC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D3:.AD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E3:.AE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F3:.AF211]=[.$BL3:.$BL211])" table:number-matrix-columns-spanned="1" table:number-matrix-rows-spanned="1" table:style-name="ce2">
            <text:p>0</text:p>
          </table:table-cell>
          <table:table-cell office:value-type="float" office:value="0" table:formula="of:=SUM([.AG3:.AG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H3:.AH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I3:.AI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J3:.AJ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K3:.AK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L3:.AL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M3:.AM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N3:.AN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O3:.AO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P3:.AP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Q3:.AQ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R3:.AR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S3:.AS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T3:.AT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U3:.AU211]=[.$BK3:.$BK211])" table:number-matrix-columns-spanned="1" table:number-matrix-rows-spanned="1" table:style-name="ce3">
            <text:p>0</text:p>
          </table:table-cell>
          <table:table-cell office:value-type="float" office:value="0" table:formula="of:=SUM([.AV3:.AV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W3:.AW211]=[.$BM3:.$BM211])" table:number-matrix-columns-spanned="1" table:number-matrix-rows-spanned="1" table:style-name="ce3">
            <text:p>0</text:p>
          </table:table-cell>
          <table:table-cell office:value-type="float" office:value="0" table:formula="of:=SUM([.AX3:.AX211]=[.$BJ3:.$BJ211])" table:number-matrix-columns-spanned="1" table:number-matrix-rows-spanned="1" table:style-name="ce3">
            <text:p>0</text:p>
          </table:table-cell>
          <table:table-cell office:value-type="float" office:value="0" table:formula="of:=SUM([.AY3:.AY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Z3:.AZ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BA3:.BA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BB3:.BB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BC3:.BC211]=[.$BK3:.$BK211])" table:number-matrix-columns-spanned="1" table:number-matrix-rows-spanned="1" table:style-name="ce3">
            <text:p>0</text:p>
          </table:table-cell>
          <table:table-cell office:value-type="float" office:value="0" table:formula="of:=SUM([.BD3:.BD211]=[.$BL3:.$BL211])" table:number-matrix-columns-spanned="1" table:number-matrix-rows-spanned="1" table:style-name="ce3">
            <text:p>0</text:p>
          </table:table-cell>
          <table:table-cell office:value-type="float" office:value="0" table:formula="of:=SUM([.BE3:.BE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BF3:.BF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BG3:.BG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BH3:.BH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BI3:.BI211]=[.$BM3:.$BM211])" table:number-matrix-columns-spanned="1" table:number-matrix-rows-spanned="1" table:style-name="ce1">
            <text:p>0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C3:.C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D3:.D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E3:.E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F3:.F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G3:.G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H3:.H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I3:.I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J3:.J211]&lt;[.$BN3:.$BN211])" table:number-matrix-columns-spanned="1" table:number-matrix-rows-spanned="1" table:style-name="ce2">
            <text:p>0</text:p>
          </table:table-cell>
          <table:table-cell office:value-type="float" office:value="0" table:formula="of:=SUM([.K3:.K211]&lt;[.$BO3:.$BO211])" table:number-matrix-columns-spanned="1" table:number-matrix-rows-spanned="1" table:style-name="ce2">
            <text:p>0</text:p>
          </table:table-cell>
          <table:table-cell office:value-type="float" office:value="0" table:formula="of:=SUM([.L3:.L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M3:.M211]&lt;[.$BQ3:.$BQ211])" table:number-matrix-columns-spanned="1" table:number-matrix-rows-spanned="1" table:style-name="ce2">
            <text:p>0</text:p>
          </table:table-cell>
          <table:table-cell office:value-type="float" office:value="0" table:formula="of:=SUM([.N3:.N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O3:.O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P3:.P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Q3:.Q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R3:.R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S3:.S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T3:.T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U3:.U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V3:.V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W3:.W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X3:.X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Y3:.Y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Z3:.Z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AA3:.AA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AB3:.AB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AC3:.AC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AD3:.AD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AE3:.AE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AF3:.AF211]&lt;[.$BP3:.$BP211])" table:number-matrix-columns-spanned="1" table:number-matrix-rows-spanned="1" table:style-name="ce2">
            <text:p>0</text:p>
          </table:table-cell>
          <table:table-cell office:value-type="float" office:value="0" table:formula="of:=SUM([.AG3:.AG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AH3:.AH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AI3:.AI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AJ3:.AJ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AK3:.AK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AL3:.AL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AM3:.AM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AN3:.AN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AO3:.AO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AP3:.AP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AQ3:.AQ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AR3:.AR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AS3:.AS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AT3:.AT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AU3:.AU211]&lt;[.$BO3:.$BO211])" table:number-matrix-columns-spanned="1" table:number-matrix-rows-spanned="1" table:style-name="ce3">
            <text:p>0</text:p>
          </table:table-cell>
          <table:table-cell office:value-type="float" office:value="0" table:formula="of:=SUM([.AV3:.AV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AW3:.AW211]&lt;[.$BQ3:.$BQ211])" table:number-matrix-columns-spanned="1" table:number-matrix-rows-spanned="1" table:style-name="ce3">
            <text:p>0</text:p>
          </table:table-cell>
          <table:table-cell office:value-type="float" office:value="0" table:formula="of:=SUM([.AX3:.AX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AY3:.AY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AZ3:.AZ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BA3:.BA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BB3:.BB211]&lt;[.$BN3:.$BN211])" table:number-matrix-columns-spanned="1" table:number-matrix-rows-spanned="1" table:style-name="ce3">
            <text:p>0</text:p>
          </table:table-cell>
          <table:table-cell office:value-type="float" office:value="0" table:formula="of:=SUM([.BC3:.BC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BD3:.BD211]&lt;[.$BP3:.$BP211])" table:number-matrix-columns-spanned="1" table:number-matrix-rows-spanned="1" table:style-name="ce3">
            <text:p>0</text:p>
          </table:table-cell>
          <table:table-cell office:value-type="float" office:value="0" table:formula="of:=SUM([.BE3:.BE211]&lt;[.$BQ3:.$BQ211])" table:number-matrix-columns-spanned="1" table:number-matrix-rows-spanned="1" table:style-name="ce1">
            <text:p>0</text:p>
          </table:table-cell>
          <table:table-cell office:value-type="float" office:value="0" table:formula="of:=SUM([.BF3:.BF211]&lt;[.$BN3:.$BN211])" table:number-matrix-columns-spanned="1" table:number-matrix-rows-spanned="1" table:style-name="ce1">
            <text:p>0</text:p>
          </table:table-cell>
          <table:table-cell office:value-type="float" office:value="0" table:formula="of:=SUM([.BG3:.BG211]&lt;[.$BO3:.$BO211])" table:number-matrix-columns-spanned="1" table:number-matrix-rows-spanned="1" table:style-name="ce1">
            <text:p>0</text:p>
          </table:table-cell>
          <table:table-cell office:value-type="float" office:value="0" table:formula="of:=SUM([.BH3:.BH211]&lt;[.$BP3:.$BP211])" table:number-matrix-columns-spanned="1" table:number-matrix-rows-spanned="1" table:style-name="ce1">
            <text:p>0</text:p>
          </table:table-cell>
          <table:table-cell office:value-type="float" office:value="0" table:formula="of:=SUM([.BI3:.BI211]&lt;[.$BQ3:.$BQ211])" table:number-matrix-columns-spanned="1" table:number-matrix-rows-spanned="1" table:style-name="ce1">
            <text:p>0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C3:.C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D3:.D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E3:.E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F3:.F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G3:.G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H3:.H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I3:.I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J3:.J211]&gt;[.$BN3:.$BN211])" table:number-matrix-columns-spanned="1" table:number-matrix-rows-spanned="1" table:style-name="ce2">
            <text:p>0</text:p>
          </table:table-cell>
          <table:table-cell office:value-type="float" office:value="0" table:formula="of:=SUM([.K3:.K211]&gt;[.$BO3:.$BO211])" table:number-matrix-columns-spanned="1" table:number-matrix-rows-spanned="1" table:style-name="ce2">
            <text:p>0</text:p>
          </table:table-cell>
          <table:table-cell office:value-type="float" office:value="0" table:formula="of:=SUM([.L3:.L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M3:.M211]&gt;[.$BQ3:.$BQ211])" table:number-matrix-columns-spanned="1" table:number-matrix-rows-spanned="1" table:style-name="ce2">
            <text:p>0</text:p>
          </table:table-cell>
          <table:table-cell office:value-type="float" office:value="0" table:formula="of:=SUM([.N3:.N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O3:.O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P3:.P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Q3:.Q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R3:.R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S3:.S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T3:.T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U3:.U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V3:.V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W3:.W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X3:.X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Y3:.Y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Z3:.Z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AA3:.AA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AB3:.AB211]&gt;[.$BP3:.$BP211])" table:number-matrix-columns-spanned="1" table:number-matrix-rows-spanned="1" table:style-name="ce2">
            <text:p>0</text:p>
          </table:table-cell>
          <table:table-cell office:value-type="float" office:value="0" table:formula="of:=SUM([.AC3:.AC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AD3:.AD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AE3:.AE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AF3:.AF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AG3:.AG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AH3:.AH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AI3:.AI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AJ3:.AJ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AK3:.AK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AL3:.AL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AM3:.AM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AN3:.AN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AO3:.AO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AP3:.AP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AQ3:.AQ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AR3:.AR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AS3:.AS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AT3:.AT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AU3:.AU211]&gt;[.$BO3:.$BO211])" table:number-matrix-columns-spanned="1" table:number-matrix-rows-spanned="1" table:style-name="ce3">
            <text:p>0</text:p>
          </table:table-cell>
          <table:table-cell office:value-type="float" office:value="0" table:formula="of:=SUM([.AV3:.AV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AW3:.AW211]&gt;[.$BQ3:.$BQ211])" table:number-matrix-columns-spanned="1" table:number-matrix-rows-spanned="1" table:style-name="ce3">
            <text:p>0</text:p>
          </table:table-cell>
          <table:table-cell office:value-type="float" office:value="0" table:formula="of:=SUM([.AX3:.AX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AY3:.AY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AZ3:.AZ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BA3:.BA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BB3:.BB211]&gt;[.$BN3:.$BN211])" table:number-matrix-columns-spanned="1" table:number-matrix-rows-spanned="1" table:style-name="ce3">
            <text:p>0</text:p>
          </table:table-cell>
          <table:table-cell office:value-type="float" office:value="0" table:formula="of:=SUM([.BC3:.BC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BD3:.BD211]&gt;[.$BP3:.$BP211])" table:number-matrix-columns-spanned="1" table:number-matrix-rows-spanned="1" table:style-name="ce3">
            <text:p>0</text:p>
          </table:table-cell>
          <table:table-cell office:value-type="float" office:value="0" table:formula="of:=SUM([.BE3:.BE211]&gt;[.$BQ3:.$BQ211])" table:number-matrix-columns-spanned="1" table:number-matrix-rows-spanned="1" table:style-name="ce1">
            <text:p>0</text:p>
          </table:table-cell>
          <table:table-cell office:value-type="float" office:value="0" table:formula="of:=SUM([.BF3:.BF211]&gt;[.$BN3:.$BN211])" table:number-matrix-columns-spanned="1" table:number-matrix-rows-spanned="1" table:style-name="ce1">
            <text:p>0</text:p>
          </table:table-cell>
          <table:table-cell office:value-type="float" office:value="0" table:formula="of:=SUM([.BG3:.BG211]&gt;[.$BO3:.$BO211])" table:number-matrix-columns-spanned="1" table:number-matrix-rows-spanned="1" table:style-name="ce1">
            <text:p>0</text:p>
          </table:table-cell>
          <table:table-cell office:value-type="float" office:value="0" table:formula="of:=SUM([.BH3:.BH211]&gt;[.$BP3:.$BP211])" table:number-matrix-columns-spanned="1" table:number-matrix-rows-spanned="1" table:style-name="ce1">
            <text:p>0</text:p>
          </table:table-cell>
          <table:table-cell office:value-type="float" office:value="0" table:formula="of:=SUM([.BI3:.BI211]&gt;[.$BQ3:.$BQ211])" table:number-matrix-columns-spanned="1" table:number-matrix-rows-spanned="1" table:style-name="ce1">
            <text:p>0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C3:.C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D3:.D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E3:.E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F3:.F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G3:.G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H3:.H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I3:.I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J3:.J211]=[.$BR3:.$BR211])" table:number-matrix-columns-spanned="1" table:number-matrix-rows-spanned="1" table:style-name="ce2">
            <text:p>0</text:p>
          </table:table-cell>
          <table:table-cell office:value-type="float" office:value="0" table:formula="of:=SUM([.K3:.K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L3:.L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M3:.M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N3:.N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O3:.O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P3:.P211]=[.$BT3:.$BT211])" table:number-matrix-columns-spanned="1" table:number-matrix-rows-spanned="1" table:style-name="ce2">
            <text:p>0</text:p>
          </table:table-cell>
          <table:table-cell office:value-type="float" office:value="0" table:formula="of:=SUM([.Q3:.Q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R3:.R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S3:.S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T3:.T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U3:.U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V3:.V211]=[.$BR3:.$BR211])" table:number-matrix-columns-spanned="1" table:number-matrix-rows-spanned="1" table:style-name="ce2">
            <text:p>0</text:p>
          </table:table-cell>
          <table:table-cell office:value-type="float" office:value="0" table:formula="of:=SUM([.W3:.W211]=[.$BS3:.$BS211])" table:number-matrix-columns-spanned="1" table:number-matrix-rows-spanned="1" table:style-name="ce2">
            <text:p>0</text:p>
          </table:table-cell>
          <table:table-cell office:value-type="float" office:value="0" table:formula="of:=SUM([.X3:.X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Y3:.Y211]=[.$BU3:.$BU211])" table:number-matrix-columns-spanned="1" table:number-matrix-rows-spanned="1" table:style-name="ce2">
            <text:p>0</text:p>
          </table:table-cell>
          <table:table-cell office:value-type="float" office:value="0" table:formula="of:=SUM([.Z3:.Z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AA3:.AA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AB3:.AB211]=[.$BT3:.$BT211])" table:number-matrix-columns-spanned="1" table:number-matrix-rows-spanned="1" table:style-name="ce2">
            <text:p>0</text:p>
          </table:table-cell>
          <table:table-cell office:value-type="float" office:value="0" table:formula="of:=SUM([.AC3:.AC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AD3:.AD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AE3:.AE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AF3:.AF211]=[.$BT3:.$BT211])" table:number-matrix-columns-spanned="1" table:number-matrix-rows-spanned="1" table:style-name="ce2">
            <text:p>0</text:p>
          </table:table-cell>
          <table:table-cell office:value-type="float" office:value="0" table:formula="of:=SUM([.AG3:.AG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AH3:.AH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AI3:.AI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AJ3:.AJ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AK3:.AK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AL3:.AL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AM3:.AM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AN3:.AN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AO3:.AO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AP3:.AP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AQ3:.AQ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AR3:.AR211]=[.$BT3:.$BT211])" table:number-matrix-columns-spanned="1" table:number-matrix-rows-spanned="1" table:style-name="ce2">
            <text:p>0</text:p>
          </table:table-cell>
          <table:table-cell office:value-type="float" office:value="0" table:formula="of:=SUM([.AS3:.AS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AT3:.AT211]=[.$BR3:.$BR211])" table:number-matrix-columns-spanned="1" table:number-matrix-rows-spanned="1" table:style-name="ce3">
            <text:p>0</text:p>
          </table:table-cell>
          <table:table-cell office:value-type="float" office:value="0" table:formula="of:=SUM([.AU3:.AU211]=[.$BS3:.$BS211])" table:number-matrix-columns-spanned="1" table:number-matrix-rows-spanned="1" table:style-name="ce3">
            <text:p>0</text:p>
          </table:table-cell>
          <table:table-cell office:value-type="float" office:value="0" table:formula="of:=SUM([.AV3:.AV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AW3:.AW211]=[.$BU3:.$BU211])" table:number-matrix-columns-spanned="1" table:number-matrix-rows-spanned="1" table:style-name="ce3">
            <text:p>0</text:p>
          </table:table-cell>
          <table:table-cell office:value-type="float" office:value="0" table:formula="of:=SUM([.AX3:.AX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AY3:.AY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AZ3:.AZ211]=[.$BT3:.$BT211])" table:number-matrix-columns-spanned="1" table:number-matrix-rows-spanned="1" table:style-name="ce1">
            <text:p>0</text:p>
          </table:table-cell>
          <table:table-cell office:value-type="float" office:value="0" table:formula="of:=SUM([.BA3:.BA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BB3:.BB211]=[.$BR3:.$BR211])" table:number-matrix-columns-spanned="1" table:number-matrix-rows-spanned="1" table:style-name="ce1">
            <text:p>0</text:p>
          </table:table-cell>
          <table:table-cell office:value-type="float" office:value="0" table:formula="of:=SUM([.BC3:.BC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BD3:.BD211]=[.$BT3:.$BT211])" table:number-matrix-columns-spanned="1" table:number-matrix-rows-spanned="1" table:style-name="ce3">
            <text:p>0</text:p>
          </table:table-cell>
          <table:table-cell office:value-type="float" office:value="0" table:formula="of:=SUM([.BE3:.BE211]=[.$BU3:.$BU211])" table:number-matrix-columns-spanned="1" table:number-matrix-rows-spanned="1" table:style-name="ce1">
            <text:p>0</text:p>
          </table:table-cell>
          <table:table-cell office:value-type="float" office:value="0" table:formula="of:=SUM([.BF3:.BF211]=[.$BR3:.$BR211])" table:number-matrix-columns-spanned="1" table:number-matrix-rows-spanned="1" table:style-name="ce2">
            <text:p>0</text:p>
          </table:table-cell>
          <table:table-cell office:value-type="float" office:value="0" table:formula="of:=SUM([.BG3:.BG211]=[.$BS3:.$BS211])" table:number-matrix-columns-spanned="1" table:number-matrix-rows-spanned="1" table:style-name="ce1">
            <text:p>0</text:p>
          </table:table-cell>
          <table:table-cell office:value-type="float" office:value="0" table:formula="of:=SUM([.BH3:.BH211]=[.$BT3:.$BT211])" table:number-matrix-columns-spanned="1" table:number-matrix-rows-spanned="1" table:style-name="ce2">
            <text:p>0</text:p>
          </table:table-cell>
          <table:table-cell office:value-type="float" office:value="0" table:formula="of:=SUM([.BI3:.BI211]=[.$BU3:.$BU211])" table:number-matrix-columns-spanned="1" table:number-matrix-rows-spanned="1" table:style-name="ce1">
            <text:p>0</text:p>
          </table:table-cell>
          <table:table-cell table:number-columns-repeated="16323" table:style-name="ce1"/>
        </table:table-row>
        <table:table-row table:number-rows-repeated="1048356" table:style-name="ro1">
          <table:table-cell table:number-columns-repeated="16384"/>
        </table:table-row>
      </table:table>
      <table:table table:name="Classes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16" table:default-cell-style-name="ce1"/>
        <table:table-column table:style-name="co11" table:number-columns-repeated="16310" table:default-cell-style-name="ce1"/>
        <table:table-row table:style-name="ro1">
          <table:table-cell table:style-name="ce1"/>
          <table:table-cell office:value-type="string" table:style-name="ce1">
            <text:p>clingo-1/setting-hDistanceStart</text:p>
          </table:table-cell>
          <table:table-cell table:number-columns-repeated="3" table:style-name="ce1"/>
          <table:table-cell office:value-type="string" table:style-name="ce1">
            <text:p>clingo-1/setting-hDistanceTime</text:p>
          </table:table-cell>
          <table:table-cell table:number-columns-repeated="3" table:style-name="ce1"/>
          <table:table-cell office:value-type="string" table:style-name="ce1">
            <text:p>clingo-1/setting-hDistance-init</text:p>
          </table:table-cell>
          <table:table-cell table:number-columns-repeated="3" table:style-name="ce1"/>
          <table:table-cell office:value-type="string" table:style-name="ce1">
            <text:p>clingo-1/setting-hForbiddenHorizon</text:p>
          </table:table-cell>
          <table:table-cell table:number-columns-repeated="3" table:style-name="ce1"/>
          <table:table-cell office:value-type="string" table:style-name="ce1">
            <text:p>clingo-1/setting-hForbiddenNodeNegative</text:p>
          </table:table-cell>
          <table:table-cell table:number-columns-repeated="3" table:style-name="ce1"/>
          <table:table-cell office:value-type="string" table:style-name="ce1">
            <text:p>clingo-1/setting-hForbiddenNode-init</text:p>
          </table:table-cell>
          <table:table-cell table:number-columns-repeated="3" table:style-name="ce1"/>
          <table:table-cell office:value-type="string" table:style-name="ce1">
            <text:p>clingo-1/setting-hStrange-AND-hNodecost</text:p>
          </table:table-cell>
          <table:table-cell table:number-columns-repeated="3" table:style-name="ce1"/>
          <table:table-cell office:value-type="string" table:style-name="ce1">
            <text:p>clingo-1/setting-hStrang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PathArea-AND-Distance</text:p>
          </table:table-cell>
          <table:table-cell table:number-columns-repeated="3" table:style-name="ce1"/>
          <table:table-cell office:value-type="string" table:style-name="ce1">
            <text:p>clingo-1/setting-hPathArea-AND-NodeCost</text:p>
          </table:table-cell>
          <table:table-cell table:number-columns-repeated="3" table:style-name="ce1"/>
          <table:table-cell office:value-type="string" table:style-name="ce1">
            <text:p>clingo-1/setting-hPathArea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314" table:style-name="ce1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.</text:p>
          </table:table-cell>
          <table:table-cell office:value-type="float" office:value="118.15110047846895" table:formula="of:=AVERAGE([Instances.B3:.B211])" table:style-name="ce1">
            <text:p>118,1511005</text:p>
          </table:table-cell>
          <table:table-cell office:value-type="float" office:value="103.84191387559808" table:formula="of:=AVERAGE([Instances.C3:.C211])" table:style-name="ce1">
            <text:p>103,8419139</text:p>
          </table:table-cell>
          <table:table-cell office:value-type="float" office:value="577584.79425837321" table:formula="of:=AVERAGE([Instances.D3:.D211])" table:style-name="ce1">
            <text:p>577584,7943</text:p>
          </table:table-cell>
          <table:table-cell office:value-type="float" office:value="182704.53588516745" table:formula="of:=AVERAGE([Instances.E3:.E211])" table:style-name="ce1">
            <text:p>182704,5359</text:p>
          </table:table-cell>
          <table:table-cell office:value-type="float" office:value="143.38885167464107" table:formula="of:=AVERAGE([Instances.F3:.F211])" table:style-name="ce1">
            <text:p>143,3888517</text:p>
          </table:table-cell>
          <table:table-cell office:value-type="float" office:value="129.17765550239241" table:formula="of:=AVERAGE([Instances.G3:.G211])" table:style-name="ce1">
            <text:p>129,1776555</text:p>
          </table:table-cell>
          <table:table-cell office:value-type="float" office:value="597791.74162679422" table:formula="of:=AVERAGE([Instances.H3:.H211])" table:style-name="ce1">
            <text:p>597791,7416</text:p>
          </table:table-cell>
          <table:table-cell office:value-type="float" office:value="201046.18181818182" table:formula="of:=AVERAGE([Instances.I3:.I211])" table:style-name="ce1">
            <text:p>201046,1818</text:p>
          </table:table-cell>
          <table:table-cell office:value-type="float" office:value="78.418708133971265" table:formula="of:=AVERAGE([Instances.J3:.J211])" table:style-name="ce2">
            <text:p>78,41870813</text:p>
          </table:table-cell>
          <table:table-cell office:value-type="float" office:value="64.216028708133933" table:formula="of:=AVERAGE([Instances.K3:.K211])" table:style-name="ce2">
            <text:p>64,21602871</text:p>
          </table:table-cell>
          <table:table-cell office:value-type="float" office:value="448101.85645933013" table:formula="of:=AVERAGE([Instances.L3:.L211])" table:style-name="ce1">
            <text:p>448101,8565</text:p>
          </table:table-cell>
          <table:table-cell office:value-type="float" office:value="116112.41626794258" table:formula="of:=AVERAGE([Instances.M3:.M211])" table:style-name="ce2">
            <text:p>116112,4163</text:p>
          </table:table-cell>
          <table:table-cell office:value-type="float" office:value="130.29732057416268" table:formula="of:=AVERAGE([Instances.N3:.N211])" table:style-name="ce1">
            <text:p>130,2973206</text:p>
          </table:table-cell>
          <table:table-cell office:value-type="float" office:value="115.90210526315792" table:formula="of:=AVERAGE([Instances.O3:.O211])" table:style-name="ce1">
            <text:p>115,9021053</text:p>
          </table:table-cell>
          <table:table-cell office:value-type="float" office:value="543680.05741626793" table:formula="of:=AVERAGE([Instances.P3:.P211])" table:style-name="ce1">
            <text:p>543680,0574</text:p>
          </table:table-cell>
          <table:table-cell office:value-type="float" office:value="173896.11961722487" table:formula="of:=AVERAGE([Instances.Q3:.Q211])" table:style-name="ce1">
            <text:p>173896,1196</text:p>
          </table:table-cell>
          <table:table-cell office:value-type="float" office:value="195.70799043062183" table:formula="of:=AVERAGE([Instances.R3:.R211])" table:style-name="ce1">
            <text:p>195,7079904</text:p>
          </table:table-cell>
          <table:table-cell office:value-type="float" office:value="181.6996650717702" table:formula="of:=AVERAGE([Instances.S3:.S211])" table:style-name="ce1">
            <text:p>181,6996651</text:p>
          </table:table-cell>
          <table:table-cell office:value-type="float" office:value="813379.46411483258" table:formula="of:=AVERAGE([Instances.T3:.T211])" table:style-name="ce1">
            <text:p>813379,4641</text:p>
          </table:table-cell>
          <table:table-cell office:value-type="float" office:value="279696.63636363635" table:formula="of:=AVERAGE([Instances.U3:.U211])" table:style-name="ce1">
            <text:p>279696,6364</text:p>
          </table:table-cell>
          <table:table-cell office:value-type="float" office:value="116.10382775119616" table:formula="of:=AVERAGE([Instances.V3:.V211])" table:style-name="ce1">
            <text:p>116,1038278</text:p>
          </table:table-cell>
          <table:table-cell office:value-type="float" office:value="101.71885167464112" table:formula="of:=AVERAGE([Instances.W3:.W211])" table:style-name="ce1">
            <text:p>101,7188517</text:p>
          </table:table-cell>
          <table:table-cell office:value-type="float" office:value="470861.95693779906" table:formula="of:=AVERAGE([Instances.X3:.X211])" table:style-name="ce1">
            <text:p>470861,9569</text:p>
          </table:table-cell>
          <table:table-cell office:value-type="float" office:value="188364.38755980862" table:formula="of:=AVERAGE([Instances.Y3:.Y211])" table:style-name="ce1">
            <text:p>188364,3876</text:p>
          </table:table-cell>
          <table:table-cell office:value-type="float" office:value="299.04315789473696" table:formula="of:=AVERAGE([Instances.Z3:.Z211])" table:style-name="ce1">
            <text:p>299,0431579</text:p>
          </table:table-cell>
          <table:table-cell office:value-type="float" office:value="284.12598086124422" table:formula="of:=AVERAGE([Instances.AA3:.AA211])" table:style-name="ce1">
            <text:p>284,1259809</text:p>
          </table:table-cell>
          <table:table-cell office:value-type="float" office:value="587643.8803827751" table:formula="of:=AVERAGE([Instances.AB3:.AB211])" table:style-name="ce1">
            <text:p>587643,8804</text:p>
          </table:table-cell>
          <table:table-cell office:value-type="float" office:value="424637.98086124402" table:formula="of:=AVERAGE([Instances.AC3:.AC211])" table:style-name="ce1">
            <text:p>424637,9809</text:p>
          </table:table-cell>
          <table:table-cell office:value-type="float" office:value="266.94980861244022" table:formula="of:=AVERAGE([Instances.AD3:.AD211])" table:style-name="ce1">
            <text:p>266,9498086</text:p>
          </table:table-cell>
          <table:table-cell office:value-type="float" office:value="252.35258373205724" table:formula="of:=AVERAGE([Instances.AE3:.AE211])" table:style-name="ce1">
            <text:p>252,3525837</text:p>
          </table:table-cell>
          <table:table-cell office:value-type="float" office:value="524687.84210526315" table:formula="of:=AVERAGE([Instances.AF3:.AF211])" table:style-name="ce1">
            <text:p>524687,8421</text:p>
          </table:table-cell>
          <table:table-cell office:value-type="float" office:value="380995.44976076554" table:formula="of:=AVERAGE([Instances.AG3:.AG211])" table:style-name="ce1">
            <text:p>380995,4498</text:p>
          </table:table-cell>
          <table:table-cell office:value-type="float" office:value="121.81593301435412" table:formula="of:=AVERAGE([Instances.AH3:.AH211])" table:style-name="ce1">
            <text:p>121,815933</text:p>
          </table:table-cell>
          <table:table-cell office:value-type="float" office:value="107.2922966507177" table:formula="of:=AVERAGE([Instances.AI3:.AI211])" table:style-name="ce1">
            <text:p>107,2922967</text:p>
          </table:table-cell>
          <table:table-cell office:value-type="float" office:value="599290.56937799044" table:formula="of:=AVERAGE([Instances.AJ3:.AJ211])" table:style-name="ce1">
            <text:p>599290,5694</text:p>
          </table:table-cell>
          <table:table-cell office:value-type="float" office:value="170693.96172248805" table:formula="of:=AVERAGE([Instances.AK3:.AK211])" table:style-name="ce1">
            <text:p>170693,9617</text:p>
          </table:table-cell>
          <table:table-cell office:value-type="float" office:value="121.40803827751196" table:formula="of:=AVERAGE([Instances.AL3:.AL211])" table:style-name="ce1">
            <text:p>121,4080383</text:p>
          </table:table-cell>
          <table:table-cell office:value-type="float" office:value="107.01325358851675" table:formula="of:=AVERAGE([Instances.AM3:.AM211])" table:style-name="ce1">
            <text:p>107,0132536</text:p>
          </table:table-cell>
          <table:table-cell office:value-type="float" office:value="449458.75598086126" table:formula="of:=AVERAGE([Instances.AN3:.AN211])" table:style-name="ce1">
            <text:p>449458,756</text:p>
          </table:table-cell>
          <table:table-cell office:value-type="float" office:value="175419" table:formula="of:=AVERAGE([Instances.AO3:.AO211])" table:style-name="ce1">
            <text:p>175419</text:p>
          </table:table-cell>
          <table:table-cell office:value-type="float" office:value="111.26583732057412" table:formula="of:=AVERAGE([Instances.AP3:.AP211])" table:style-name="ce1">
            <text:p>111,2658373</text:p>
          </table:table-cell>
          <table:table-cell office:value-type="float" office:value="96.741770334928219" table:formula="of:=AVERAGE([Instances.AQ3:.AQ211])" table:style-name="ce1">
            <text:p>96,74177033</text:p>
          </table:table-cell>
          <table:table-cell office:value-type="float" office:value="404004.71291866031" table:formula="of:=AVERAGE([Instances.AR3:.AR211])" table:style-name="ce2">
            <text:p>404004,7129</text:p>
          </table:table-cell>
          <table:table-cell office:value-type="float" office:value="168867.68421052632" table:formula="of:=AVERAGE([Instances.AS3:.AS211])" table:style-name="ce1">
            <text:p>168867,6842</text:p>
          </table:table-cell>
          <table:table-cell office:value-type="float" office:value="7602.5369377990437" table:formula="of:=AVERAGE([Instances.AT3:.AT211])" table:style-name="ce3">
            <text:p>7602,536938</text:p>
          </table:table-cell>
          <table:table-cell office:value-type="float" office:value="7592.3641148325341" table:formula="of:=AVERAGE([Instances.AU3:.AU211])" table:style-name="ce3">
            <text:p>7592,364115</text:p>
          </table:table-cell>
          <table:table-cell office:value-type="float" office:value="39592063.698564596" table:formula="of:=AVERAGE([Instances.AV3:.AV211])" table:style-name="ce1">
            <text:p>39592063,7</text:p>
          </table:table-cell>
          <table:table-cell office:value-type="float" office:value="7279245.9856459331" table:formula="of:=AVERAGE([Instances.AW3:.AW211])" table:style-name="ce3">
            <text:p>7279245,986</text:p>
          </table:table-cell>
          <table:table-cell office:value-type="float" office:value="796.40923444976033" table:formula="of:=AVERAGE([Instances.AX3:.AX211])" table:style-name="ce1">
            <text:p>796,4092344</text:p>
          </table:table-cell>
          <table:table-cell office:value-type="float" office:value="733.22789473684156" table:formula="of:=AVERAGE([Instances.AY3:.AY211])" table:style-name="ce1">
            <text:p>733,2278947</text:p>
          </table:table-cell>
          <table:table-cell office:value-type="float" office:value="605775.78325123154" table:formula="of:=AVERAGE([Instances.AZ3:.AZ211])" table:style-name="ce1">
            <text:p>605775,7833</text:p>
          </table:table-cell>
          <table:table-cell office:value-type="float" office:value="129988.54187192119" table:formula="of:=AVERAGE([Instances.BA3:.BA211])" table:style-name="ce1">
            <text:p>129988,5419</text:p>
          </table:table-cell>
          <table:table-cell office:value-type="float" office:value="2711.3350717703347" table:formula="of:=AVERAGE([Instances.BB3:.BB211])" table:style-name="ce1">
            <text:p>2711,335072</text:p>
          </table:table-cell>
          <table:table-cell office:value-type="float" office:value="2651.3312918660286" table:formula="of:=AVERAGE([Instances.BC3:.BC211])" table:style-name="ce1">
            <text:p>2651,331292</text:p>
          </table:table-cell>
          <table:table-cell office:value-type="float" office:value="232870112.43069306" table:formula="of:=AVERAGE([Instances.BD3:.BD211])" table:style-name="ce3">
            <text:p>232870112,4</text:p>
          </table:table-cell>
          <table:table-cell office:value-type="float" office:value="541244.95049504947" table:formula="of:=AVERAGE([Instances.BE3:.BE211])" table:style-name="ce1">
            <text:p>541244,9505</text:p>
          </table:table-cell>
          <table:table-cell office:value-type="float" office:value="124.03885167464112" table:formula="of:=AVERAGE([Instances.BF3:.BF211])" table:style-name="ce1">
            <text:p>124,0388517</text:p>
          </table:table-cell>
          <table:table-cell office:value-type="float" office:value="110.23282296650723" table:formula="of:=AVERAGE([Instances.BG3:.BG211])" table:style-name="ce1">
            <text:p>110,232823</text:p>
          </table:table-cell>
          <table:table-cell office:value-type="float" office:value="616316.91387559811" table:formula="of:=AVERAGE([Instances.BH3:.BH211])" table:style-name="ce1">
            <text:p>616316,9139</text:p>
          </table:table-cell>
          <table:table-cell office:value-type="float" office:value="173006.77990430623" table:formula="of:=AVERAGE([Instances.BI3:.BI211])" table:style-name="ce1">
            <text:p>173006,7799</text:p>
          </table:table-cell>
          <table:table-cell office:value-type="float" office:value="78.418708133971265" table:formula="of:=MIN([.$B3];[.$F3];[.$J3];[.$N3];[.$R3];[.$V3];[.$Z3];[.$AD3];[.$AH3];[.$AL3];[.$AP3];[.$AT3];[.$AX3];[.$BB3];[.$BF3])" table:style-name="ce1">
            <text:p>78,41870813</text:p>
          </table:table-cell>
          <table:table-cell office:value-type="float" office:value="64.216028708133933" table:formula="of:=MIN([.$C3];[.$G3];[.$K3];[.$O3];[.$S3];[.$W3];[.$AA3];[.$AE3];[.$AI3];[.$AM3];[.$AQ3];[.$AU3];[.$AY3];[.$BC3];[.$BG3])" table:style-name="ce1">
            <text:p>64,21602871</text:p>
          </table:table-cell>
          <table:table-cell office:value-type="float" office:value="404004.71291866031" table:formula="of:=MIN([.$D3];[.$H3];[.$L3];[.$P3];[.$T3];[.$X3];[.$AB3];[.$AF3];[.$AJ3];[.$AN3];[.$AR3];[.$AV3];[.$AZ3];[.$BD3];[.$BH3])" table:style-name="ce1">
            <text:p>404004,7129</text:p>
          </table:table-cell>
          <table:table-cell office:value-type="float" office:value="116112.41626794258" table:formula="of:=MIN([.$E3];[.$I3];[.$M3];[.$Q3];[.$U3];[.$Y3];[.$AC3];[.$AG3];[.$AK3];[.$AO3];[.$AS3];[.$AW3];[.$BA3];[.$BE3];[.$BI3])" table:style-name="ce1">
            <text:p>116112,4163</text:p>
          </table:table-cell>
          <table:table-cell office:value-type="float" office:value="130.29732057416268" table:formula="of:=MEDIAN([.$B3];[.$F3];[.$J3];[.$N3];[.$R3];[.$V3];[.$Z3];[.$AD3];[.$AH3];[.$AL3];[.$AP3];[.$AT3];[.$AX3];[.$BB3];[.$BF3])" table:style-name="ce1">
            <text:p>130,2973206</text:p>
          </table:table-cell>
          <table:table-cell office:value-type="float" office:value="115.90210526315792" table:formula="of:=MEDIAN([.$C3];[.$G3];[.$K3];[.$O3];[.$S3];[.$W3];[.$AA3];[.$AE3];[.$AI3];[.$AM3];[.$AQ3];[.$AU3];[.$AY3];[.$BC3];[.$BG3])" table:style-name="ce1">
            <text:p>115,9021053</text:p>
          </table:table-cell>
          <table:table-cell office:value-type="float" office:value="587643.8803827751" table:formula="of:=MEDIAN([.$D3];[.$H3];[.$L3];[.$P3];[.$T3];[.$X3];[.$AB3];[.$AF3];[.$AJ3];[.$AN3];[.$AR3];[.$AV3];[.$AZ3];[.$BD3];[.$BH3])" table:style-name="ce1">
            <text:p>587643,8804</text:p>
          </table:table-cell>
          <table:table-cell office:value-type="float" office:value="182704.53588516745" table:formula="of:=MEDIAN([.$E3];[.$I3];[.$M3];[.$Q3];[.$U3];[.$Y3];[.$AC3];[.$AG3];[.$AK3];[.$AO3];[.$AS3];[.$AW3];[.$BA3];[.$BE3];[.$BI3])" table:style-name="ce1">
            <text:p>182704,5359</text:p>
          </table:table-cell>
          <table:table-cell office:value-type="float" office:value="7602.5369377990437" table:formula="of:=MAX([.$B3];[.$F3];[.$J3];[.$N3];[.$R3];[.$V3];[.$Z3];[.$AD3];[.$AH3];[.$AL3];[.$AP3];[.$AT3];[.$AX3];[.$BB3];[.$BF3])" table:style-name="ce1">
            <text:p>7602,536938</text:p>
          </table:table-cell>
          <table:table-cell office:value-type="float" office:value="7592.3641148325341" table:formula="of:=MAX([.$C3];[.$G3];[.$K3];[.$O3];[.$S3];[.$W3];[.$AA3];[.$AE3];[.$AI3];[.$AM3];[.$AQ3];[.$AU3];[.$AY3];[.$BC3];[.$BG3])" table:style-name="ce1">
            <text:p>7592,364115</text:p>
          </table:table-cell>
          <table:table-cell office:value-type="float" office:value="232870112.43069306" table:formula="of:=MAX([.$D3];[.$H3];[.$L3];[.$P3];[.$T3];[.$X3];[.$AB3];[.$AF3];[.$AJ3];[.$AN3];[.$AR3];[.$AV3];[.$AZ3];[.$BD3];[.$BH3])" table:style-name="ce1">
            <text:p>232870112,4</text:p>
          </table:table-cell>
          <table:table-cell office:value-type="float" office:value="7279245.9856459331" table:formula="of:=MAX([.$E3];[.$I3];[.$M3];[.$Q3];[.$U3];[.$Y3];[.$AC3];[.$AG3];[.$AK3];[.$AO3];[.$AS3];[.$AW3];[.$BA3];[.$BE3];[.$BI3])" table:style-name="ce1">
            <text:p>7279245,986</text:p>
          </table:table-cell>
          <table:table-cell table:number-columns-repeated="163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18.15110047846895" table:formula="of:=SUM([.B3:.B3])" table:style-name="ce1">
            <text:p>118,1511005</text:p>
          </table:table-cell>
          <table:table-cell office:value-type="float" office:value="103.84191387559808" table:formula="of:=SUM([.C3:.C3])" table:style-name="ce1">
            <text:p>103,8419139</text:p>
          </table:table-cell>
          <table:table-cell office:value-type="float" office:value="577584.79425837321" table:formula="of:=SUM([.D3:.D3])" table:style-name="ce1">
            <text:p>577584,7943</text:p>
          </table:table-cell>
          <table:table-cell office:value-type="float" office:value="182704.53588516745" table:formula="of:=SUM([.E3:.E3])" table:style-name="ce1">
            <text:p>182704,5359</text:p>
          </table:table-cell>
          <table:table-cell office:value-type="float" office:value="143.38885167464107" table:formula="of:=SUM([.F3:.F3])" table:style-name="ce1">
            <text:p>143,3888517</text:p>
          </table:table-cell>
          <table:table-cell office:value-type="float" office:value="129.17765550239241" table:formula="of:=SUM([.G3:.G3])" table:style-name="ce1">
            <text:p>129,1776555</text:p>
          </table:table-cell>
          <table:table-cell office:value-type="float" office:value="597791.74162679422" table:formula="of:=SUM([.H3:.H3])" table:style-name="ce1">
            <text:p>597791,7416</text:p>
          </table:table-cell>
          <table:table-cell office:value-type="float" office:value="201046.18181818182" table:formula="of:=SUM([.I3:.I3])" table:style-name="ce1">
            <text:p>201046,1818</text:p>
          </table:table-cell>
          <table:table-cell office:value-type="float" office:value="78.418708133971265" table:formula="of:=SUM([.J3:.J3])" table:style-name="ce2">
            <text:p>78,41870813</text:p>
          </table:table-cell>
          <table:table-cell office:value-type="float" office:value="64.216028708133933" table:formula="of:=SUM([.K3:.K3])" table:style-name="ce2">
            <text:p>64,21602871</text:p>
          </table:table-cell>
          <table:table-cell office:value-type="float" office:value="448101.85645933013" table:formula="of:=SUM([.L3:.L3])" table:style-name="ce1">
            <text:p>448101,8565</text:p>
          </table:table-cell>
          <table:table-cell office:value-type="float" office:value="116112.41626794258" table:formula="of:=SUM([.M3:.M3])" table:style-name="ce2">
            <text:p>116112,4163</text:p>
          </table:table-cell>
          <table:table-cell office:value-type="float" office:value="130.29732057416268" table:formula="of:=SUM([.N3:.N3])" table:style-name="ce1">
            <text:p>130,2973206</text:p>
          </table:table-cell>
          <table:table-cell office:value-type="float" office:value="115.90210526315792" table:formula="of:=SUM([.O3:.O3])" table:style-name="ce1">
            <text:p>115,9021053</text:p>
          </table:table-cell>
          <table:table-cell office:value-type="float" office:value="543680.05741626793" table:formula="of:=SUM([.P3:.P3])" table:style-name="ce1">
            <text:p>543680,0574</text:p>
          </table:table-cell>
          <table:table-cell office:value-type="float" office:value="173896.11961722487" table:formula="of:=SUM([.Q3:.Q3])" table:style-name="ce1">
            <text:p>173896,1196</text:p>
          </table:table-cell>
          <table:table-cell office:value-type="float" office:value="195.70799043062183" table:formula="of:=SUM([.R3:.R3])" table:style-name="ce1">
            <text:p>195,7079904</text:p>
          </table:table-cell>
          <table:table-cell office:value-type="float" office:value="181.6996650717702" table:formula="of:=SUM([.S3:.S3])" table:style-name="ce1">
            <text:p>181,6996651</text:p>
          </table:table-cell>
          <table:table-cell office:value-type="float" office:value="813379.46411483258" table:formula="of:=SUM([.T3:.T3])" table:style-name="ce1">
            <text:p>813379,4641</text:p>
          </table:table-cell>
          <table:table-cell office:value-type="float" office:value="279696.63636363635" table:formula="of:=SUM([.U3:.U3])" table:style-name="ce1">
            <text:p>279696,6364</text:p>
          </table:table-cell>
          <table:table-cell office:value-type="float" office:value="116.10382775119616" table:formula="of:=SUM([.V3:.V3])" table:style-name="ce1">
            <text:p>116,1038278</text:p>
          </table:table-cell>
          <table:table-cell office:value-type="float" office:value="101.71885167464112" table:formula="of:=SUM([.W3:.W3])" table:style-name="ce1">
            <text:p>101,7188517</text:p>
          </table:table-cell>
          <table:table-cell office:value-type="float" office:value="470861.95693779906" table:formula="of:=SUM([.X3:.X3])" table:style-name="ce1">
            <text:p>470861,9569</text:p>
          </table:table-cell>
          <table:table-cell office:value-type="float" office:value="188364.38755980862" table:formula="of:=SUM([.Y3:.Y3])" table:style-name="ce1">
            <text:p>188364,3876</text:p>
          </table:table-cell>
          <table:table-cell office:value-type="float" office:value="299.04315789473696" table:formula="of:=SUM([.Z3:.Z3])" table:style-name="ce1">
            <text:p>299,0431579</text:p>
          </table:table-cell>
          <table:table-cell office:value-type="float" office:value="284.12598086124422" table:formula="of:=SUM([.AA3:.AA3])" table:style-name="ce1">
            <text:p>284,1259809</text:p>
          </table:table-cell>
          <table:table-cell office:value-type="float" office:value="587643.8803827751" table:formula="of:=SUM([.AB3:.AB3])" table:style-name="ce1">
            <text:p>587643,8804</text:p>
          </table:table-cell>
          <table:table-cell office:value-type="float" office:value="424637.98086124402" table:formula="of:=SUM([.AC3:.AC3])" table:style-name="ce1">
            <text:p>424637,9809</text:p>
          </table:table-cell>
          <table:table-cell office:value-type="float" office:value="266.94980861244022" table:formula="of:=SUM([.AD3:.AD3])" table:style-name="ce1">
            <text:p>266,9498086</text:p>
          </table:table-cell>
          <table:table-cell office:value-type="float" office:value="252.35258373205724" table:formula="of:=SUM([.AE3:.AE3])" table:style-name="ce1">
            <text:p>252,3525837</text:p>
          </table:table-cell>
          <table:table-cell office:value-type="float" office:value="524687.84210526315" table:formula="of:=SUM([.AF3:.AF3])" table:style-name="ce1">
            <text:p>524687,8421</text:p>
          </table:table-cell>
          <table:table-cell office:value-type="float" office:value="380995.44976076554" table:formula="of:=SUM([.AG3:.AG3])" table:style-name="ce1">
            <text:p>380995,4498</text:p>
          </table:table-cell>
          <table:table-cell office:value-type="float" office:value="121.81593301435412" table:formula="of:=SUM([.AH3:.AH3])" table:style-name="ce1">
            <text:p>121,815933</text:p>
          </table:table-cell>
          <table:table-cell office:value-type="float" office:value="107.2922966507177" table:formula="of:=SUM([.AI3:.AI3])" table:style-name="ce1">
            <text:p>107,2922967</text:p>
          </table:table-cell>
          <table:table-cell office:value-type="float" office:value="599290.56937799044" table:formula="of:=SUM([.AJ3:.AJ3])" table:style-name="ce1">
            <text:p>599290,5694</text:p>
          </table:table-cell>
          <table:table-cell office:value-type="float" office:value="170693.96172248805" table:formula="of:=SUM([.AK3:.AK3])" table:style-name="ce1">
            <text:p>170693,9617</text:p>
          </table:table-cell>
          <table:table-cell office:value-type="float" office:value="121.40803827751196" table:formula="of:=SUM([.AL3:.AL3])" table:style-name="ce1">
            <text:p>121,4080383</text:p>
          </table:table-cell>
          <table:table-cell office:value-type="float" office:value="107.01325358851675" table:formula="of:=SUM([.AM3:.AM3])" table:style-name="ce1">
            <text:p>107,0132536</text:p>
          </table:table-cell>
          <table:table-cell office:value-type="float" office:value="449458.75598086126" table:formula="of:=SUM([.AN3:.AN3])" table:style-name="ce1">
            <text:p>449458,756</text:p>
          </table:table-cell>
          <table:table-cell office:value-type="float" office:value="175419" table:formula="of:=SUM([.AO3:.AO3])" table:style-name="ce1">
            <text:p>175419</text:p>
          </table:table-cell>
          <table:table-cell office:value-type="float" office:value="111.26583732057412" table:formula="of:=SUM([.AP3:.AP3])" table:style-name="ce1">
            <text:p>111,2658373</text:p>
          </table:table-cell>
          <table:table-cell office:value-type="float" office:value="96.741770334928219" table:formula="of:=SUM([.AQ3:.AQ3])" table:style-name="ce1">
            <text:p>96,74177033</text:p>
          </table:table-cell>
          <table:table-cell office:value-type="float" office:value="404004.71291866031" table:formula="of:=SUM([.AR3:.AR3])" table:style-name="ce2">
            <text:p>404004,7129</text:p>
          </table:table-cell>
          <table:table-cell office:value-type="float" office:value="168867.68421052632" table:formula="of:=SUM([.AS3:.AS3])" table:style-name="ce1">
            <text:p>168867,6842</text:p>
          </table:table-cell>
          <table:table-cell office:value-type="float" office:value="7602.5369377990437" table:formula="of:=SUM([.AT3:.AT3])" table:style-name="ce3">
            <text:p>7602,536938</text:p>
          </table:table-cell>
          <table:table-cell office:value-type="float" office:value="7592.3641148325341" table:formula="of:=SUM([.AU3:.AU3])" table:style-name="ce3">
            <text:p>7592,364115</text:p>
          </table:table-cell>
          <table:table-cell office:value-type="float" office:value="39592063.698564596" table:formula="of:=SUM([.AV3:.AV3])" table:style-name="ce1">
            <text:p>39592063,7</text:p>
          </table:table-cell>
          <table:table-cell office:value-type="float" office:value="7279245.9856459331" table:formula="of:=SUM([.AW3:.AW3])" table:style-name="ce3">
            <text:p>7279245,986</text:p>
          </table:table-cell>
          <table:table-cell office:value-type="float" office:value="796.40923444976033" table:formula="of:=SUM([.AX3:.AX3])" table:style-name="ce1">
            <text:p>796,4092344</text:p>
          </table:table-cell>
          <table:table-cell office:value-type="float" office:value="733.22789473684156" table:formula="of:=SUM([.AY3:.AY3])" table:style-name="ce1">
            <text:p>733,2278947</text:p>
          </table:table-cell>
          <table:table-cell office:value-type="float" office:value="605775.78325123154" table:formula="of:=SUM([.AZ3:.AZ3])" table:style-name="ce1">
            <text:p>605775,7833</text:p>
          </table:table-cell>
          <table:table-cell office:value-type="float" office:value="129988.54187192119" table:formula="of:=SUM([.BA3:.BA3])" table:style-name="ce1">
            <text:p>129988,5419</text:p>
          </table:table-cell>
          <table:table-cell office:value-type="float" office:value="2711.3350717703347" table:formula="of:=SUM([.BB3:.BB3])" table:style-name="ce1">
            <text:p>2711,335072</text:p>
          </table:table-cell>
          <table:table-cell office:value-type="float" office:value="2651.3312918660286" table:formula="of:=SUM([.BC3:.BC3])" table:style-name="ce1">
            <text:p>2651,331292</text:p>
          </table:table-cell>
          <table:table-cell office:value-type="float" office:value="232870112.43069306" table:formula="of:=SUM([.BD3:.BD3])" table:style-name="ce3">
            <text:p>232870112,4</text:p>
          </table:table-cell>
          <table:table-cell office:value-type="float" office:value="541244.95049504947" table:formula="of:=SUM([.BE3:.BE3])" table:style-name="ce1">
            <text:p>541244,9505</text:p>
          </table:table-cell>
          <table:table-cell office:value-type="float" office:value="124.03885167464112" table:formula="of:=SUM([.BF3:.BF3])" table:style-name="ce1">
            <text:p>124,0388517</text:p>
          </table:table-cell>
          <table:table-cell office:value-type="float" office:value="110.23282296650723" table:formula="of:=SUM([.BG3:.BG3])" table:style-name="ce1">
            <text:p>110,232823</text:p>
          </table:table-cell>
          <table:table-cell office:value-type="float" office:value="616316.91387559811" table:formula="of:=SUM([.BH3:.BH3])" table:style-name="ce1">
            <text:p>616316,9139</text:p>
          </table:table-cell>
          <table:table-cell office:value-type="float" office:value="173006.77990430623" table:formula="of:=SUM([.BI3:.BI3])" table:style-name="ce1">
            <text:p>173006,7799</text:p>
          </table:table-cell>
          <table:table-cell office:value-type="float" office:value="78.418708133971265" table:formula="of:=SUM([.BJ3:.BJ3])" table:style-name="ce1">
            <text:p>78,41870813</text:p>
          </table:table-cell>
          <table:table-cell office:value-type="float" office:value="64.216028708133933" table:formula="of:=SUM([.BK3:.BK3])" table:style-name="ce1">
            <text:p>64,21602871</text:p>
          </table:table-cell>
          <table:table-cell office:value-type="float" office:value="404004.71291866031" table:formula="of:=SUM([.BL3:.BL3])" table:style-name="ce1">
            <text:p>404004,7129</text:p>
          </table:table-cell>
          <table:table-cell office:value-type="float" office:value="116112.41626794258" table:formula="of:=SUM([.BM3:.BM3])" table:style-name="ce1">
            <text:p>116112,4163</text:p>
          </table:table-cell>
          <table:table-cell office:value-type="float" office:value="130.29732057416268" table:formula="of:=SUM([.BN3:.BN3])" table:style-name="ce1">
            <text:p>130,2973206</text:p>
          </table:table-cell>
          <table:table-cell office:value-type="float" office:value="115.90210526315792" table:formula="of:=SUM([.BO3:.BO3])" table:style-name="ce1">
            <text:p>115,9021053</text:p>
          </table:table-cell>
          <table:table-cell office:value-type="float" office:value="587643.8803827751" table:formula="of:=SUM([.BP3:.BP3])" table:style-name="ce1">
            <text:p>587643,8804</text:p>
          </table:table-cell>
          <table:table-cell office:value-type="float" office:value="182704.53588516745" table:formula="of:=SUM([.BQ3:.BQ3])" table:style-name="ce1">
            <text:p>182704,5359</text:p>
          </table:table-cell>
          <table:table-cell office:value-type="float" office:value="7602.5369377990437" table:formula="of:=SUM([.BR3:.BR3])" table:style-name="ce1">
            <text:p>7602,536938</text:p>
          </table:table-cell>
          <table:table-cell office:value-type="float" office:value="7592.3641148325341" table:formula="of:=SUM([.BS3:.BS3])" table:style-name="ce1">
            <text:p>7592,364115</text:p>
          </table:table-cell>
          <table:table-cell office:value-type="float" office:value="232870112.43069306" table:formula="of:=SUM([.BT3:.BT3])" table:style-name="ce1">
            <text:p>232870112,4</text:p>
          </table:table-cell>
          <table:table-cell office:value-type="float" office:value="7279245.9856459331" table:formula="of:=SUM([.BU3:.BU3])" table:style-name="ce1">
            <text:p>7279245,98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18.15110047846895" table:formula="of:=AVERAGE([.B3:.B3])" table:style-name="ce1">
            <text:p>118,1511005</text:p>
          </table:table-cell>
          <table:table-cell office:value-type="float" office:value="103.84191387559808" table:formula="of:=AVERAGE([.C3:.C3])" table:style-name="ce1">
            <text:p>103,8419139</text:p>
          </table:table-cell>
          <table:table-cell office:value-type="float" office:value="577584.79425837321" table:formula="of:=AVERAGE([.D3:.D3])" table:style-name="ce1">
            <text:p>577584,7943</text:p>
          </table:table-cell>
          <table:table-cell office:value-type="float" office:value="182704.53588516745" table:formula="of:=AVERAGE([.E3:.E3])" table:style-name="ce1">
            <text:p>182704,5359</text:p>
          </table:table-cell>
          <table:table-cell office:value-type="float" office:value="143.38885167464107" table:formula="of:=AVERAGE([.F3:.F3])" table:style-name="ce1">
            <text:p>143,3888517</text:p>
          </table:table-cell>
          <table:table-cell office:value-type="float" office:value="129.17765550239241" table:formula="of:=AVERAGE([.G3:.G3])" table:style-name="ce1">
            <text:p>129,1776555</text:p>
          </table:table-cell>
          <table:table-cell office:value-type="float" office:value="597791.74162679422" table:formula="of:=AVERAGE([.H3:.H3])" table:style-name="ce1">
            <text:p>597791,7416</text:p>
          </table:table-cell>
          <table:table-cell office:value-type="float" office:value="201046.18181818182" table:formula="of:=AVERAGE([.I3:.I3])" table:style-name="ce1">
            <text:p>201046,1818</text:p>
          </table:table-cell>
          <table:table-cell office:value-type="float" office:value="78.418708133971265" table:formula="of:=AVERAGE([.J3:.J3])" table:style-name="ce2">
            <text:p>78,41870813</text:p>
          </table:table-cell>
          <table:table-cell office:value-type="float" office:value="64.216028708133933" table:formula="of:=AVERAGE([.K3:.K3])" table:style-name="ce2">
            <text:p>64,21602871</text:p>
          </table:table-cell>
          <table:table-cell office:value-type="float" office:value="448101.85645933013" table:formula="of:=AVERAGE([.L3:.L3])" table:style-name="ce1">
            <text:p>448101,8565</text:p>
          </table:table-cell>
          <table:table-cell office:value-type="float" office:value="116112.41626794258" table:formula="of:=AVERAGE([.M3:.M3])" table:style-name="ce2">
            <text:p>116112,4163</text:p>
          </table:table-cell>
          <table:table-cell office:value-type="float" office:value="130.29732057416268" table:formula="of:=AVERAGE([.N3:.N3])" table:style-name="ce1">
            <text:p>130,2973206</text:p>
          </table:table-cell>
          <table:table-cell office:value-type="float" office:value="115.90210526315792" table:formula="of:=AVERAGE([.O3:.O3])" table:style-name="ce1">
            <text:p>115,9021053</text:p>
          </table:table-cell>
          <table:table-cell office:value-type="float" office:value="543680.05741626793" table:formula="of:=AVERAGE([.P3:.P3])" table:style-name="ce1">
            <text:p>543680,0574</text:p>
          </table:table-cell>
          <table:table-cell office:value-type="float" office:value="173896.11961722487" table:formula="of:=AVERAGE([.Q3:.Q3])" table:style-name="ce1">
            <text:p>173896,1196</text:p>
          </table:table-cell>
          <table:table-cell office:value-type="float" office:value="195.70799043062183" table:formula="of:=AVERAGE([.R3:.R3])" table:style-name="ce1">
            <text:p>195,7079904</text:p>
          </table:table-cell>
          <table:table-cell office:value-type="float" office:value="181.6996650717702" table:formula="of:=AVERAGE([.S3:.S3])" table:style-name="ce1">
            <text:p>181,6996651</text:p>
          </table:table-cell>
          <table:table-cell office:value-type="float" office:value="813379.46411483258" table:formula="of:=AVERAGE([.T3:.T3])" table:style-name="ce1">
            <text:p>813379,4641</text:p>
          </table:table-cell>
          <table:table-cell office:value-type="float" office:value="279696.63636363635" table:formula="of:=AVERAGE([.U3:.U3])" table:style-name="ce1">
            <text:p>279696,6364</text:p>
          </table:table-cell>
          <table:table-cell office:value-type="float" office:value="116.10382775119616" table:formula="of:=AVERAGE([.V3:.V3])" table:style-name="ce1">
            <text:p>116,1038278</text:p>
          </table:table-cell>
          <table:table-cell office:value-type="float" office:value="101.71885167464112" table:formula="of:=AVERAGE([.W3:.W3])" table:style-name="ce1">
            <text:p>101,7188517</text:p>
          </table:table-cell>
          <table:table-cell office:value-type="float" office:value="470861.95693779906" table:formula="of:=AVERAGE([.X3:.X3])" table:style-name="ce1">
            <text:p>470861,9569</text:p>
          </table:table-cell>
          <table:table-cell office:value-type="float" office:value="188364.38755980862" table:formula="of:=AVERAGE([.Y3:.Y3])" table:style-name="ce1">
            <text:p>188364,3876</text:p>
          </table:table-cell>
          <table:table-cell office:value-type="float" office:value="299.04315789473696" table:formula="of:=AVERAGE([.Z3:.Z3])" table:style-name="ce1">
            <text:p>299,0431579</text:p>
          </table:table-cell>
          <table:table-cell office:value-type="float" office:value="284.12598086124422" table:formula="of:=AVERAGE([.AA3:.AA3])" table:style-name="ce1">
            <text:p>284,1259809</text:p>
          </table:table-cell>
          <table:table-cell office:value-type="float" office:value="587643.8803827751" table:formula="of:=AVERAGE([.AB3:.AB3])" table:style-name="ce1">
            <text:p>587643,8804</text:p>
          </table:table-cell>
          <table:table-cell office:value-type="float" office:value="424637.98086124402" table:formula="of:=AVERAGE([.AC3:.AC3])" table:style-name="ce1">
            <text:p>424637,9809</text:p>
          </table:table-cell>
          <table:table-cell office:value-type="float" office:value="266.94980861244022" table:formula="of:=AVERAGE([.AD3:.AD3])" table:style-name="ce1">
            <text:p>266,9498086</text:p>
          </table:table-cell>
          <table:table-cell office:value-type="float" office:value="252.35258373205724" table:formula="of:=AVERAGE([.AE3:.AE3])" table:style-name="ce1">
            <text:p>252,3525837</text:p>
          </table:table-cell>
          <table:table-cell office:value-type="float" office:value="524687.84210526315" table:formula="of:=AVERAGE([.AF3:.AF3])" table:style-name="ce1">
            <text:p>524687,8421</text:p>
          </table:table-cell>
          <table:table-cell office:value-type="float" office:value="380995.44976076554" table:formula="of:=AVERAGE([.AG3:.AG3])" table:style-name="ce1">
            <text:p>380995,4498</text:p>
          </table:table-cell>
          <table:table-cell office:value-type="float" office:value="121.81593301435412" table:formula="of:=AVERAGE([.AH3:.AH3])" table:style-name="ce1">
            <text:p>121,815933</text:p>
          </table:table-cell>
          <table:table-cell office:value-type="float" office:value="107.2922966507177" table:formula="of:=AVERAGE([.AI3:.AI3])" table:style-name="ce1">
            <text:p>107,2922967</text:p>
          </table:table-cell>
          <table:table-cell office:value-type="float" office:value="599290.56937799044" table:formula="of:=AVERAGE([.AJ3:.AJ3])" table:style-name="ce1">
            <text:p>599290,5694</text:p>
          </table:table-cell>
          <table:table-cell office:value-type="float" office:value="170693.96172248805" table:formula="of:=AVERAGE([.AK3:.AK3])" table:style-name="ce1">
            <text:p>170693,9617</text:p>
          </table:table-cell>
          <table:table-cell office:value-type="float" office:value="121.40803827751196" table:formula="of:=AVERAGE([.AL3:.AL3])" table:style-name="ce1">
            <text:p>121,4080383</text:p>
          </table:table-cell>
          <table:table-cell office:value-type="float" office:value="107.01325358851675" table:formula="of:=AVERAGE([.AM3:.AM3])" table:style-name="ce1">
            <text:p>107,0132536</text:p>
          </table:table-cell>
          <table:table-cell office:value-type="float" office:value="449458.75598086126" table:formula="of:=AVERAGE([.AN3:.AN3])" table:style-name="ce1">
            <text:p>449458,756</text:p>
          </table:table-cell>
          <table:table-cell office:value-type="float" office:value="175419" table:formula="of:=AVERAGE([.AO3:.AO3])" table:style-name="ce1">
            <text:p>175419</text:p>
          </table:table-cell>
          <table:table-cell office:value-type="float" office:value="111.26583732057412" table:formula="of:=AVERAGE([.AP3:.AP3])" table:style-name="ce1">
            <text:p>111,2658373</text:p>
          </table:table-cell>
          <table:table-cell office:value-type="float" office:value="96.741770334928219" table:formula="of:=AVERAGE([.AQ3:.AQ3])" table:style-name="ce1">
            <text:p>96,74177033</text:p>
          </table:table-cell>
          <table:table-cell office:value-type="float" office:value="404004.71291866031" table:formula="of:=AVERAGE([.AR3:.AR3])" table:style-name="ce2">
            <text:p>404004,7129</text:p>
          </table:table-cell>
          <table:table-cell office:value-type="float" office:value="168867.68421052632" table:formula="of:=AVERAGE([.AS3:.AS3])" table:style-name="ce1">
            <text:p>168867,6842</text:p>
          </table:table-cell>
          <table:table-cell office:value-type="float" office:value="7602.5369377990437" table:formula="of:=AVERAGE([.AT3:.AT3])" table:style-name="ce3">
            <text:p>7602,536938</text:p>
          </table:table-cell>
          <table:table-cell office:value-type="float" office:value="7592.3641148325341" table:formula="of:=AVERAGE([.AU3:.AU3])" table:style-name="ce3">
            <text:p>7592,364115</text:p>
          </table:table-cell>
          <table:table-cell office:value-type="float" office:value="39592063.698564596" table:formula="of:=AVERAGE([.AV3:.AV3])" table:style-name="ce1">
            <text:p>39592063,7</text:p>
          </table:table-cell>
          <table:table-cell office:value-type="float" office:value="7279245.9856459331" table:formula="of:=AVERAGE([.AW3:.AW3])" table:style-name="ce3">
            <text:p>7279245,986</text:p>
          </table:table-cell>
          <table:table-cell office:value-type="float" office:value="796.40923444976033" table:formula="of:=AVERAGE([.AX3:.AX3])" table:style-name="ce1">
            <text:p>796,4092344</text:p>
          </table:table-cell>
          <table:table-cell office:value-type="float" office:value="733.22789473684156" table:formula="of:=AVERAGE([.AY3:.AY3])" table:style-name="ce1">
            <text:p>733,2278947</text:p>
          </table:table-cell>
          <table:table-cell office:value-type="float" office:value="605775.78325123154" table:formula="of:=AVERAGE([.AZ3:.AZ3])" table:style-name="ce1">
            <text:p>605775,7833</text:p>
          </table:table-cell>
          <table:table-cell office:value-type="float" office:value="129988.54187192119" table:formula="of:=AVERAGE([.BA3:.BA3])" table:style-name="ce1">
            <text:p>129988,5419</text:p>
          </table:table-cell>
          <table:table-cell office:value-type="float" office:value="2711.3350717703347" table:formula="of:=AVERAGE([.BB3:.BB3])" table:style-name="ce1">
            <text:p>2711,335072</text:p>
          </table:table-cell>
          <table:table-cell office:value-type="float" office:value="2651.3312918660286" table:formula="of:=AVERAGE([.BC3:.BC3])" table:style-name="ce1">
            <text:p>2651,331292</text:p>
          </table:table-cell>
          <table:table-cell office:value-type="float" office:value="232870112.43069306" table:formula="of:=AVERAGE([.BD3:.BD3])" table:style-name="ce3">
            <text:p>232870112,4</text:p>
          </table:table-cell>
          <table:table-cell office:value-type="float" office:value="541244.95049504947" table:formula="of:=AVERAGE([.BE3:.BE3])" table:style-name="ce1">
            <text:p>541244,9505</text:p>
          </table:table-cell>
          <table:table-cell office:value-type="float" office:value="124.03885167464112" table:formula="of:=AVERAGE([.BF3:.BF3])" table:style-name="ce1">
            <text:p>124,0388517</text:p>
          </table:table-cell>
          <table:table-cell office:value-type="float" office:value="110.23282296650723" table:formula="of:=AVERAGE([.BG3:.BG3])" table:style-name="ce1">
            <text:p>110,232823</text:p>
          </table:table-cell>
          <table:table-cell office:value-type="float" office:value="616316.91387559811" table:formula="of:=AVERAGE([.BH3:.BH3])" table:style-name="ce1">
            <text:p>616316,9139</text:p>
          </table:table-cell>
          <table:table-cell office:value-type="float" office:value="173006.77990430623" table:formula="of:=AVERAGE([.BI3:.BI3])" table:style-name="ce1">
            <text:p>173006,7799</text:p>
          </table:table-cell>
          <table:table-cell office:value-type="float" office:value="78.418708133971265" table:formula="of:=AVERAGE([.BJ3:.BJ3])" table:style-name="ce1">
            <text:p>78,41870813</text:p>
          </table:table-cell>
          <table:table-cell office:value-type="float" office:value="64.216028708133933" table:formula="of:=AVERAGE([.BK3:.BK3])" table:style-name="ce1">
            <text:p>64,21602871</text:p>
          </table:table-cell>
          <table:table-cell office:value-type="float" office:value="404004.71291866031" table:formula="of:=AVERAGE([.BL3:.BL3])" table:style-name="ce1">
            <text:p>404004,7129</text:p>
          </table:table-cell>
          <table:table-cell office:value-type="float" office:value="116112.41626794258" table:formula="of:=AVERAGE([.BM3:.BM3])" table:style-name="ce1">
            <text:p>116112,4163</text:p>
          </table:table-cell>
          <table:table-cell office:value-type="float" office:value="130.29732057416268" table:formula="of:=AVERAGE([.BN3:.BN3])" table:style-name="ce1">
            <text:p>130,2973206</text:p>
          </table:table-cell>
          <table:table-cell office:value-type="float" office:value="115.90210526315792" table:formula="of:=AVERAGE([.BO3:.BO3])" table:style-name="ce1">
            <text:p>115,9021053</text:p>
          </table:table-cell>
          <table:table-cell office:value-type="float" office:value="587643.8803827751" table:formula="of:=AVERAGE([.BP3:.BP3])" table:style-name="ce1">
            <text:p>587643,8804</text:p>
          </table:table-cell>
          <table:table-cell office:value-type="float" office:value="182704.53588516745" table:formula="of:=AVERAGE([.BQ3:.BQ3])" table:style-name="ce1">
            <text:p>182704,5359</text:p>
          </table:table-cell>
          <table:table-cell office:value-type="float" office:value="7602.5369377990437" table:formula="of:=AVERAGE([.BR3:.BR3])" table:style-name="ce1">
            <text:p>7602,536938</text:p>
          </table:table-cell>
          <table:table-cell office:value-type="float" office:value="7592.3641148325341" table:formula="of:=AVERAGE([.BS3:.BS3])" table:style-name="ce1">
            <text:p>7592,364115</text:p>
          </table:table-cell>
          <table:table-cell office:value-type="float" office:value="232870112.43069306" table:formula="of:=AVERAGE([.BT3:.BT3])" table:style-name="ce1">
            <text:p>232870112,4</text:p>
          </table:table-cell>
          <table:table-cell office:value-type="float" office:value="7279245.9856459331" table:formula="of:=AVERAGE([.BU3:.BU3])" table:style-name="ce1">
            <text:p>7279245,986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0" table:formula="of:=STDEV([.B3:.B3])" table:style-name="ce1">
            <text:p>#DIV/0!</text:p>
          </table:table-cell>
          <table:table-cell office:value-type="float" office:value="0" table:formula="of:=STDEV([.C3:.C3])" table:style-name="ce1">
            <text:p>#DIV/0!</text:p>
          </table:table-cell>
          <table:table-cell office:value-type="float" office:value="0" table:formula="of:=STDEV([.D3:.D3])" table:style-name="ce1">
            <text:p>#DIV/0!</text:p>
          </table:table-cell>
          <table:table-cell office:value-type="float" office:value="0" table:formula="of:=STDEV([.E3:.E3])" table:style-name="ce1">
            <text:p>#DIV/0!</text:p>
          </table:table-cell>
          <table:table-cell office:value-type="float" office:value="0" table:formula="of:=STDEV([.F3:.F3])" table:style-name="ce1">
            <text:p>#DIV/0!</text:p>
          </table:table-cell>
          <table:table-cell office:value-type="float" office:value="0" table:formula="of:=STDEV([.G3:.G3])" table:style-name="ce1">
            <text:p>#DIV/0!</text:p>
          </table:table-cell>
          <table:table-cell office:value-type="float" office:value="0" table:formula="of:=STDEV([.H3:.H3])" table:style-name="ce1">
            <text:p>#DIV/0!</text:p>
          </table:table-cell>
          <table:table-cell office:value-type="float" office:value="0" table:formula="of:=STDEV([.I3:.I3])" table:style-name="ce1">
            <text:p>#DIV/0!</text:p>
          </table:table-cell>
          <table:table-cell office:value-type="float" office:value="0" table:formula="of:=STDEV([.J3:.J3])" table:style-name="ce1">
            <text:p>#DIV/0!</text:p>
          </table:table-cell>
          <table:table-cell office:value-type="float" office:value="0" table:formula="of:=STDEV([.K3:.K3])" table:style-name="ce1">
            <text:p>#DIV/0!</text:p>
          </table:table-cell>
          <table:table-cell office:value-type="float" office:value="0" table:formula="of:=STDEV([.L3:.L3])" table:style-name="ce1">
            <text:p>#DIV/0!</text:p>
          </table:table-cell>
          <table:table-cell office:value-type="float" office:value="0" table:formula="of:=STDEV([.M3:.M3])" table:style-name="ce1">
            <text:p>#DIV/0!</text:p>
          </table:table-cell>
          <table:table-cell office:value-type="float" office:value="0" table:formula="of:=STDEV([.N3:.N3])" table:style-name="ce1">
            <text:p>#DIV/0!</text:p>
          </table:table-cell>
          <table:table-cell office:value-type="float" office:value="0" table:formula="of:=STDEV([.O3:.O3])" table:style-name="ce1">
            <text:p>#DIV/0!</text:p>
          </table:table-cell>
          <table:table-cell office:value-type="float" office:value="0" table:formula="of:=STDEV([.P3:.P3])" table:style-name="ce1">
            <text:p>#DIV/0!</text:p>
          </table:table-cell>
          <table:table-cell office:value-type="float" office:value="0" table:formula="of:=STDEV([.Q3:.Q3])" table:style-name="ce1">
            <text:p>#DIV/0!</text:p>
          </table:table-cell>
          <table:table-cell office:value-type="float" office:value="0" table:formula="of:=STDEV([.R3:.R3])" table:style-name="ce1">
            <text:p>#DIV/0!</text:p>
          </table:table-cell>
          <table:table-cell office:value-type="float" office:value="0" table:formula="of:=STDEV([.S3:.S3])" table:style-name="ce1">
            <text:p>#DIV/0!</text:p>
          </table:table-cell>
          <table:table-cell office:value-type="float" office:value="0" table:formula="of:=STDEV([.T3:.T3])" table:style-name="ce1">
            <text:p>#DIV/0!</text:p>
          </table:table-cell>
          <table:table-cell office:value-type="float" office:value="0" table:formula="of:=STDEV([.U3:.U3])" table:style-name="ce1">
            <text:p>#DIV/0!</text:p>
          </table:table-cell>
          <table:table-cell office:value-type="float" office:value="0" table:formula="of:=STDEV([.V3:.V3])" table:style-name="ce1">
            <text:p>#DIV/0!</text:p>
          </table:table-cell>
          <table:table-cell office:value-type="float" office:value="0" table:formula="of:=STDEV([.W3:.W3])" table:style-name="ce1">
            <text:p>#DIV/0!</text:p>
          </table:table-cell>
          <table:table-cell office:value-type="float" office:value="0" table:formula="of:=STDEV([.X3:.X3])" table:style-name="ce1">
            <text:p>#DIV/0!</text:p>
          </table:table-cell>
          <table:table-cell office:value-type="float" office:value="0" table:formula="of:=STDEV([.Y3:.Y3])" table:style-name="ce1">
            <text:p>#DIV/0!</text:p>
          </table:table-cell>
          <table:table-cell office:value-type="float" office:value="0" table:formula="of:=STDEV([.Z3:.Z3])" table:style-name="ce1">
            <text:p>#DIV/0!</text:p>
          </table:table-cell>
          <table:table-cell office:value-type="float" office:value="0" table:formula="of:=STDEV([.AA3:.AA3])" table:style-name="ce1">
            <text:p>#DIV/0!</text:p>
          </table:table-cell>
          <table:table-cell office:value-type="float" office:value="0" table:formula="of:=STDEV([.AB3:.AB3])" table:style-name="ce1">
            <text:p>#DIV/0!</text:p>
          </table:table-cell>
          <table:table-cell office:value-type="float" office:value="0" table:formula="of:=STDEV([.AC3:.AC3])" table:style-name="ce1">
            <text:p>#DIV/0!</text:p>
          </table:table-cell>
          <table:table-cell office:value-type="float" office:value="0" table:formula="of:=STDEV([.AD3:.AD3])" table:style-name="ce1">
            <text:p>#DIV/0!</text:p>
          </table:table-cell>
          <table:table-cell office:value-type="float" office:value="0" table:formula="of:=STDEV([.AE3:.AE3])" table:style-name="ce1">
            <text:p>#DIV/0!</text:p>
          </table:table-cell>
          <table:table-cell office:value-type="float" office:value="0" table:formula="of:=STDEV([.AF3:.AF3])" table:style-name="ce1">
            <text:p>#DIV/0!</text:p>
          </table:table-cell>
          <table:table-cell office:value-type="float" office:value="0" table:formula="of:=STDEV([.AG3:.AG3])" table:style-name="ce1">
            <text:p>#DIV/0!</text:p>
          </table:table-cell>
          <table:table-cell office:value-type="float" office:value="0" table:formula="of:=STDEV([.AH3:.AH3])" table:style-name="ce1">
            <text:p>#DIV/0!</text:p>
          </table:table-cell>
          <table:table-cell office:value-type="float" office:value="0" table:formula="of:=STDEV([.AI3:.AI3])" table:style-name="ce1">
            <text:p>#DIV/0!</text:p>
          </table:table-cell>
          <table:table-cell office:value-type="float" office:value="0" table:formula="of:=STDEV([.AJ3:.AJ3])" table:style-name="ce1">
            <text:p>#DIV/0!</text:p>
          </table:table-cell>
          <table:table-cell office:value-type="float" office:value="0" table:formula="of:=STDEV([.AK3:.AK3])" table:style-name="ce1">
            <text:p>#DIV/0!</text:p>
          </table:table-cell>
          <table:table-cell office:value-type="float" office:value="0" table:formula="of:=STDEV([.AL3:.AL3])" table:style-name="ce1">
            <text:p>#DIV/0!</text:p>
          </table:table-cell>
          <table:table-cell office:value-type="float" office:value="0" table:formula="of:=STDEV([.AM3:.AM3])" table:style-name="ce1">
            <text:p>#DIV/0!</text:p>
          </table:table-cell>
          <table:table-cell office:value-type="float" office:value="0" table:formula="of:=STDEV([.AN3:.AN3])" table:style-name="ce1">
            <text:p>#DIV/0!</text:p>
          </table:table-cell>
          <table:table-cell office:value-type="float" office:value="0" table:formula="of:=STDEV([.AO3:.AO3])" table:style-name="ce1">
            <text:p>#DIV/0!</text:p>
          </table:table-cell>
          <table:table-cell office:value-type="float" office:value="0" table:formula="of:=STDEV([.AP3:.AP3])" table:style-name="ce1">
            <text:p>#DIV/0!</text:p>
          </table:table-cell>
          <table:table-cell office:value-type="float" office:value="0" table:formula="of:=STDEV([.AQ3:.AQ3])" table:style-name="ce1">
            <text:p>#DIV/0!</text:p>
          </table:table-cell>
          <table:table-cell office:value-type="float" office:value="0" table:formula="of:=STDEV([.AR3:.AR3])" table:style-name="ce1">
            <text:p>#DIV/0!</text:p>
          </table:table-cell>
          <table:table-cell office:value-type="float" office:value="0" table:formula="of:=STDEV([.AS3:.AS3])" table:style-name="ce1">
            <text:p>#DIV/0!</text:p>
          </table:table-cell>
          <table:table-cell office:value-type="float" office:value="0" table:formula="of:=STDEV([.AT3:.AT3])" table:style-name="ce1">
            <text:p>#DIV/0!</text:p>
          </table:table-cell>
          <table:table-cell office:value-type="float" office:value="0" table:formula="of:=STDEV([.AU3:.AU3])" table:style-name="ce1">
            <text:p>#DIV/0!</text:p>
          </table:table-cell>
          <table:table-cell office:value-type="float" office:value="0" table:formula="of:=STDEV([.AV3:.AV3])" table:style-name="ce1">
            <text:p>#DIV/0!</text:p>
          </table:table-cell>
          <table:table-cell office:value-type="float" office:value="0" table:formula="of:=STDEV([.AW3:.AW3])" table:style-name="ce1">
            <text:p>#DIV/0!</text:p>
          </table:table-cell>
          <table:table-cell office:value-type="float" office:value="0" table:formula="of:=STDEV([.AX3:.AX3])" table:style-name="ce1">
            <text:p>#DIV/0!</text:p>
          </table:table-cell>
          <table:table-cell office:value-type="float" office:value="0" table:formula="of:=STDEV([.AY3:.AY3])" table:style-name="ce1">
            <text:p>#DIV/0!</text:p>
          </table:table-cell>
          <table:table-cell office:value-type="float" office:value="0" table:formula="of:=STDEV([.AZ3:.AZ3])" table:style-name="ce1">
            <text:p>#DIV/0!</text:p>
          </table:table-cell>
          <table:table-cell office:value-type="float" office:value="0" table:formula="of:=STDEV([.BA3:.BA3])" table:style-name="ce1">
            <text:p>#DIV/0!</text:p>
          </table:table-cell>
          <table:table-cell office:value-type="float" office:value="0" table:formula="of:=STDEV([.BB3:.BB3])" table:style-name="ce1">
            <text:p>#DIV/0!</text:p>
          </table:table-cell>
          <table:table-cell office:value-type="float" office:value="0" table:formula="of:=STDEV([.BC3:.BC3])" table:style-name="ce1">
            <text:p>#DIV/0!</text:p>
          </table:table-cell>
          <table:table-cell office:value-type="float" office:value="0" table:formula="of:=STDEV([.BD3:.BD3])" table:style-name="ce1">
            <text:p>#DIV/0!</text:p>
          </table:table-cell>
          <table:table-cell office:value-type="float" office:value="0" table:formula="of:=STDEV([.BE3:.BE3])" table:style-name="ce1">
            <text:p>#DIV/0!</text:p>
          </table:table-cell>
          <table:table-cell office:value-type="float" office:value="0" table:formula="of:=STDEV([.BF3:.BF3])" table:style-name="ce1">
            <text:p>#DIV/0!</text:p>
          </table:table-cell>
          <table:table-cell office:value-type="float" office:value="0" table:formula="of:=STDEV([.BG3:.BG3])" table:style-name="ce1">
            <text:p>#DIV/0!</text:p>
          </table:table-cell>
          <table:table-cell office:value-type="float" office:value="0" table:formula="of:=STDEV([.BH3:.BH3])" table:style-name="ce1">
            <text:p>#DIV/0!</text:p>
          </table:table-cell>
          <table:table-cell office:value-type="float" office:value="0" table:formula="of:=STDEV([.BI3:.BI3])" table:style-name="ce1">
            <text:p>#DIV/0!</text:p>
          </table:table-cell>
          <table:table-cell office:value-type="float" office:value="0" table:formula="of:=STDEV([.BJ3:.BJ3])" table:style-name="ce1">
            <text:p>#DIV/0!</text:p>
          </table:table-cell>
          <table:table-cell office:value-type="float" office:value="0" table:formula="of:=STDEV([.BK3:.BK3])" table:style-name="ce1">
            <text:p>#DIV/0!</text:p>
          </table:table-cell>
          <table:table-cell office:value-type="float" office:value="0" table:formula="of:=STDEV([.BL3:.BL3])" table:style-name="ce1">
            <text:p>#DIV/0!</text:p>
          </table:table-cell>
          <table:table-cell office:value-type="float" office:value="0" table:formula="of:=STDEV([.BM3:.BM3])" table:style-name="ce1">
            <text:p>#DIV/0!</text:p>
          </table:table-cell>
          <table:table-cell office:value-type="float" office:value="0" table:formula="of:=STDEV([.BN3:.BN3])" table:style-name="ce1">
            <text:p>#DIV/0!</text:p>
          </table:table-cell>
          <table:table-cell office:value-type="float" office:value="0" table:formula="of:=STDEV([.BO3:.BO3])" table:style-name="ce1">
            <text:p>#DIV/0!</text:p>
          </table:table-cell>
          <table:table-cell office:value-type="float" office:value="0" table:formula="of:=STDEV([.BP3:.BP3])" table:style-name="ce1">
            <text:p>#DIV/0!</text:p>
          </table:table-cell>
          <table:table-cell office:value-type="float" office:value="0" table:formula="of:=STDEV([.BQ3:.BQ3])" table:style-name="ce1">
            <text:p>#DIV/0!</text:p>
          </table:table-cell>
          <table:table-cell office:value-type="float" office:value="0" table:formula="of:=STDEV([.BR3:.BR3])" table:style-name="ce1">
            <text:p>#DIV/0!</text:p>
          </table:table-cell>
          <table:table-cell office:value-type="float" office:value="0" table:formula="of:=STDEV([.BS3:.BS3])" table:style-name="ce1">
            <text:p>#DIV/0!</text:p>
          </table:table-cell>
          <table:table-cell office:value-type="float" office:value="0" table:formula="of:=STDEV([.BT3:.BT3])" table:style-name="ce1">
            <text:p>#DIV/0!</text:p>
          </table:table-cell>
          <table:table-cell office:value-type="float" office:value="0" table:formula="of:=STDEV([.BU3:.BU3])" table:style-name="ce1">
            <text:p>#DIV/0!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39.732392344497683" table:formula="of:=SUM(([.B3:.B3]-[.$BJ3:.$BJ3])^2)^0.5" table:number-matrix-columns-spanned="1" table:number-matrix-rows-spanned="1" table:style-name="ce1">
            <text:p>39,73239234</text:p>
          </table:table-cell>
          <table:table-cell office:value-type="float" office:value="39.625885167464148" table:formula="of:=SUM(([.C3:.C3]-[.$BK3:.$BK3])^2)^0.5" table:number-matrix-columns-spanned="1" table:number-matrix-rows-spanned="1" table:style-name="ce1">
            <text:p>39,62588517</text:p>
          </table:table-cell>
          <table:table-cell office:value-type="float" office:value="173580.08133971289" table:formula="of:=SUM(([.D3:.D3]-[.$BL3:.$BL3])^2)^0.5" table:number-matrix-columns-spanned="1" table:number-matrix-rows-spanned="1" table:style-name="ce1">
            <text:p>173580,0813</text:p>
          </table:table-cell>
          <table:table-cell office:value-type="float" office:value="66592.119617224875" table:formula="of:=SUM(([.E3:.E3]-[.$BM3:.$BM3])^2)^0.5" table:number-matrix-columns-spanned="1" table:number-matrix-rows-spanned="1" table:style-name="ce1">
            <text:p>66592,11962</text:p>
          </table:table-cell>
          <table:table-cell office:value-type="float" office:value="64.97014354066981" table:formula="of:=SUM(([.F3:.F3]-[.$BJ3:.$BJ3])^2)^0.5" table:number-matrix-columns-spanned="1" table:number-matrix-rows-spanned="1" table:style-name="ce1">
            <text:p>64,97014354</text:p>
          </table:table-cell>
          <table:table-cell office:value-type="float" office:value="64.961626794258478" table:formula="of:=SUM(([.G3:.G3]-[.$BK3:.$BK3])^2)^0.5" table:number-matrix-columns-spanned="1" table:number-matrix-rows-spanned="1" table:style-name="ce1">
            <text:p>64,96162679</text:p>
          </table:table-cell>
          <table:table-cell office:value-type="float" office:value="193787.0287081339" table:formula="of:=SUM(([.H3:.H3]-[.$BL3:.$BL3])^2)^0.5" table:number-matrix-columns-spanned="1" table:number-matrix-rows-spanned="1" table:style-name="ce1">
            <text:p>193787,0287</text:p>
          </table:table-cell>
          <table:table-cell office:value-type="float" office:value="84933.765550239244" table:formula="of:=SUM(([.I3:.I3]-[.$BM3:.$BM3])^2)^0.5" table:number-matrix-columns-spanned="1" table:number-matrix-rows-spanned="1" table:style-name="ce1">
            <text:p>84933,76555</text:p>
          </table:table-cell>
          <table:table-cell office:value-type="float" office:value="0" table:formula="of:=SUM(([.J3:.J3]-[.$BJ3:.$BJ3])^2)^0.5" table:number-matrix-columns-spanned="1" table:number-matrix-rows-spanned="1" table:style-name="ce2">
            <text:p>0</text:p>
          </table:table-cell>
          <table:table-cell office:value-type="float" office:value="0" table:formula="of:=SUM(([.K3:.K3]-[.$BK3:.$BK3])^2)^0.5" table:number-matrix-columns-spanned="1" table:number-matrix-rows-spanned="1" table:style-name="ce2">
            <text:p>0</text:p>
          </table:table-cell>
          <table:table-cell office:value-type="float" office:value="44097.143540669815" table:formula="of:=SUM(([.L3:.L3]-[.$BL3:.$BL3])^2)^0.5" table:number-matrix-columns-spanned="1" table:number-matrix-rows-spanned="1" table:style-name="ce1">
            <text:p>44097,14354</text:p>
          </table:table-cell>
          <table:table-cell office:value-type="float" office:value="0" table:formula="of:=SUM(([.M3:.M3]-[.$BM3:.$BM3])^2)^0.5" table:number-matrix-columns-spanned="1" table:number-matrix-rows-spanned="1" table:style-name="ce2">
            <text:p>0</text:p>
          </table:table-cell>
          <table:table-cell office:value-type="float" office:value="51.878612440191418" table:formula="of:=SUM(([.N3:.N3]-[.$BJ3:.$BJ3])^2)^0.5" table:number-matrix-columns-spanned="1" table:number-matrix-rows-spanned="1" table:style-name="ce1">
            <text:p>51,87861244</text:p>
          </table:table-cell>
          <table:table-cell office:value-type="float" office:value="51.686076555023988" table:formula="of:=SUM(([.O3:.O3]-[.$BK3:.$BK3])^2)^0.5" table:number-matrix-columns-spanned="1" table:number-matrix-rows-spanned="1" table:style-name="ce1">
            <text:p>51,68607656</text:p>
          </table:table-cell>
          <table:table-cell office:value-type="float" office:value="139675.34449760761" table:formula="of:=SUM(([.P3:.P3]-[.$BL3:.$BL3])^2)^0.5" table:number-matrix-columns-spanned="1" table:number-matrix-rows-spanned="1" table:style-name="ce1">
            <text:p>139675,3445</text:p>
          </table:table-cell>
          <table:table-cell office:value-type="float" office:value="57783.703349282296" table:formula="of:=SUM(([.Q3:.Q3]-[.$BM3:.$BM3])^2)^0.5" table:number-matrix-columns-spanned="1" table:number-matrix-rows-spanned="1" table:style-name="ce1">
            <text:p>57783,70335</text:p>
          </table:table-cell>
          <table:table-cell office:value-type="float" office:value="117.28928229665057" table:formula="of:=SUM(([.R3:.R3]-[.$BJ3:.$BJ3])^2)^0.5" table:number-matrix-columns-spanned="1" table:number-matrix-rows-spanned="1" table:style-name="ce1">
            <text:p>117,2892823</text:p>
          </table:table-cell>
          <table:table-cell office:value-type="float" office:value="117.48363636363626" table:formula="of:=SUM(([.S3:.S3]-[.$BK3:.$BK3])^2)^0.5" table:number-matrix-columns-spanned="1" table:number-matrix-rows-spanned="1" table:style-name="ce1">
            <text:p>117,4836364</text:p>
          </table:table-cell>
          <table:table-cell office:value-type="float" office:value="409374.75119617226" table:formula="of:=SUM(([.T3:.T3]-[.$BL3:.$BL3])^2)^0.5" table:number-matrix-columns-spanned="1" table:number-matrix-rows-spanned="1" table:style-name="ce1">
            <text:p>409374,7512</text:p>
          </table:table-cell>
          <table:table-cell office:value-type="float" office:value="163584.22009569377" table:formula="of:=SUM(([.U3:.U3]-[.$BM3:.$BM3])^2)^0.5" table:number-matrix-columns-spanned="1" table:number-matrix-rows-spanned="1" table:style-name="ce1">
            <text:p>163584,2201</text:p>
          </table:table-cell>
          <table:table-cell office:value-type="float" office:value="37.685119617224899" table:formula="of:=SUM(([.V3:.V3]-[.$BJ3:.$BJ3])^2)^0.5" table:number-matrix-columns-spanned="1" table:number-matrix-rows-spanned="1" table:style-name="ce1">
            <text:p>37,68511962</text:p>
          </table:table-cell>
          <table:table-cell office:value-type="float" office:value="37.502822966507182" table:formula="of:=SUM(([.W3:.W3]-[.$BK3:.$BK3])^2)^0.5" table:number-matrix-columns-spanned="1" table:number-matrix-rows-spanned="1" table:style-name="ce1">
            <text:p>37,50282297</text:p>
          </table:table-cell>
          <table:table-cell office:value-type="float" office:value="66857.244019138743" table:formula="of:=SUM(([.X3:.X3]-[.$BL3:.$BL3])^2)^0.5" table:number-matrix-columns-spanned="1" table:number-matrix-rows-spanned="1" table:style-name="ce1">
            <text:p>66857,24402</text:p>
          </table:table-cell>
          <table:table-cell office:value-type="float" office:value="72251.971291866037" table:formula="of:=SUM(([.Y3:.Y3]-[.$BM3:.$BM3])^2)^0.5" table:number-matrix-columns-spanned="1" table:number-matrix-rows-spanned="1" table:style-name="ce1">
            <text:p>72251,97129</text:p>
          </table:table-cell>
          <table:table-cell office:value-type="float" office:value="220.62444976076569" table:formula="of:=SUM(([.Z3:.Z3]-[.$BJ3:.$BJ3])^2)^0.5" table:number-matrix-columns-spanned="1" table:number-matrix-rows-spanned="1" table:style-name="ce1">
            <text:p>220,6244498</text:p>
          </table:table-cell>
          <table:table-cell office:value-type="float" office:value="219.90995215311028" table:formula="of:=SUM(([.AA3:.AA3]-[.$BK3:.$BK3])^2)^0.5" table:number-matrix-columns-spanned="1" table:number-matrix-rows-spanned="1" table:style-name="ce1">
            <text:p>219,9099522</text:p>
          </table:table-cell>
          <table:table-cell office:value-type="float" office:value="183639.16746411478" table:formula="of:=SUM(([.AB3:.AB3]-[.$BL3:.$BL3])^2)^0.5" table:number-matrix-columns-spanned="1" table:number-matrix-rows-spanned="1" table:style-name="ce1">
            <text:p>183639,1675</text:p>
          </table:table-cell>
          <table:table-cell office:value-type="float" office:value="308525.56459330145" table:formula="of:=SUM(([.AC3:.AC3]-[.$BM3:.$BM3])^2)^0.5" table:number-matrix-columns-spanned="1" table:number-matrix-rows-spanned="1" table:style-name="ce1">
            <text:p>308525,5646</text:p>
          </table:table-cell>
          <table:table-cell office:value-type="float" office:value="188.53110047846894" table:formula="of:=SUM(([.AD3:.AD3]-[.$BJ3:.$BJ3])^2)^0.5" table:number-matrix-columns-spanned="1" table:number-matrix-rows-spanned="1" table:style-name="ce1">
            <text:p>188,5311005</text:p>
          </table:table-cell>
          <table:table-cell office:value-type="float" office:value="188.13655502392331" table:formula="of:=SUM(([.AE3:.AE3]-[.$BK3:.$BK3])^2)^0.5" table:number-matrix-columns-spanned="1" table:number-matrix-rows-spanned="1" table:style-name="ce1">
            <text:p>188,136555</text:p>
          </table:table-cell>
          <table:table-cell office:value-type="float" office:value="120683.12918660283" table:formula="of:=SUM(([.AF3:.AF3]-[.$BL3:.$BL3])^2)^0.5" table:number-matrix-columns-spanned="1" table:number-matrix-rows-spanned="1" table:style-name="ce1">
            <text:p>120683,1292</text:p>
          </table:table-cell>
          <table:table-cell office:value-type="float" office:value="264883.03349282296" table:formula="of:=SUM(([.AG3:.AG3]-[.$BM3:.$BM3])^2)^0.5" table:number-matrix-columns-spanned="1" table:number-matrix-rows-spanned="1" table:style-name="ce1">
            <text:p>264883,0335</text:p>
          </table:table-cell>
          <table:table-cell office:value-type="float" office:value="43.397224880382851" table:formula="of:=SUM(([.AH3:.AH3]-[.$BJ3:.$BJ3])^2)^0.5" table:number-matrix-columns-spanned="1" table:number-matrix-rows-spanned="1" table:style-name="ce1">
            <text:p>43,39722488</text:p>
          </table:table-cell>
          <table:table-cell office:value-type="float" office:value="43.076267942583769" table:formula="of:=SUM(([.AI3:.AI3]-[.$BK3:.$BK3])^2)^0.5" table:number-matrix-columns-spanned="1" table:number-matrix-rows-spanned="1" table:style-name="ce1">
            <text:p>43,07626794</text:p>
          </table:table-cell>
          <table:table-cell office:value-type="float" office:value="195285.85645933013" table:formula="of:=SUM(([.AJ3:.AJ3]-[.$BL3:.$BL3])^2)^0.5" table:number-matrix-columns-spanned="1" table:number-matrix-rows-spanned="1" table:style-name="ce1">
            <text:p>195285,8565</text:p>
          </table:table-cell>
          <table:table-cell office:value-type="float" office:value="54581.54545454547" table:formula="of:=SUM(([.AK3:.AK3]-[.$BM3:.$BM3])^2)^0.5" table:number-matrix-columns-spanned="1" table:number-matrix-rows-spanned="1" table:style-name="ce1">
            <text:p>54581,54545</text:p>
          </table:table-cell>
          <table:table-cell office:value-type="float" office:value="42.989330143540698" table:formula="of:=SUM(([.AL3:.AL3]-[.$BJ3:.$BJ3])^2)^0.5" table:number-matrix-columns-spanned="1" table:number-matrix-rows-spanned="1" table:style-name="ce1">
            <text:p>42,98933014</text:p>
          </table:table-cell>
          <table:table-cell office:value-type="float" office:value="42.797224880382814" table:formula="of:=SUM(([.AM3:.AM3]-[.$BK3:.$BK3])^2)^0.5" table:number-matrix-columns-spanned="1" table:number-matrix-rows-spanned="1" table:style-name="ce1">
            <text:p>42,79722488</text:p>
          </table:table-cell>
          <table:table-cell office:value-type="float" office:value="45454.043062200944" table:formula="of:=SUM(([.AN3:.AN3]-[.$BL3:.$BL3])^2)^0.5" table:number-matrix-columns-spanned="1" table:number-matrix-rows-spanned="1" table:style-name="ce1">
            <text:p>45454,04306</text:p>
          </table:table-cell>
          <table:table-cell office:value-type="float" office:value="59306.583732057421" table:formula="of:=SUM(([.AO3:.AO3]-[.$BM3:.$BM3])^2)^0.5" table:number-matrix-columns-spanned="1" table:number-matrix-rows-spanned="1" table:style-name="ce1">
            <text:p>59306,58373</text:p>
          </table:table-cell>
          <table:table-cell office:value-type="float" office:value="32.847129186602857" table:formula="of:=SUM(([.AP3:.AP3]-[.$BJ3:.$BJ3])^2)^0.5" table:number-matrix-columns-spanned="1" table:number-matrix-rows-spanned="1" table:style-name="ce1">
            <text:p>32,84712919</text:p>
          </table:table-cell>
          <table:table-cell office:value-type="float" office:value="32.525741626794286" table:formula="of:=SUM(([.AQ3:.AQ3]-[.$BK3:.$BK3])^2)^0.5" table:number-matrix-columns-spanned="1" table:number-matrix-rows-spanned="1" table:style-name="ce1">
            <text:p>32,52574163</text:p>
          </table:table-cell>
          <table:table-cell office:value-type="float" office:value="0" table:formula="of:=SUM(([.AR3:.AR3]-[.$BL3:.$BL3])^2)^0.5" table:number-matrix-columns-spanned="1" table:number-matrix-rows-spanned="1" table:style-name="ce2">
            <text:p>0</text:p>
          </table:table-cell>
          <table:table-cell office:value-type="float" office:value="52755.267942583741" table:formula="of:=SUM(([.AS3:.AS3]-[.$BM3:.$BM3])^2)^0.5" table:number-matrix-columns-spanned="1" table:number-matrix-rows-spanned="1" table:style-name="ce1">
            <text:p>52755,26794</text:p>
          </table:table-cell>
          <table:table-cell office:value-type="float" office:value="7524.1182296650722" table:formula="of:=SUM(([.AT3:.AT3]-[.$BJ3:.$BJ3])^2)^0.5" table:number-matrix-columns-spanned="1" table:number-matrix-rows-spanned="1" table:style-name="ce3">
            <text:p>7524,11823</text:p>
          </table:table-cell>
          <table:table-cell office:value-type="float" office:value="7528.1480861243999" table:formula="of:=SUM(([.AU3:.AU3]-[.$BK3:.$BK3])^2)^0.5" table:number-matrix-columns-spanned="1" table:number-matrix-rows-spanned="1" table:style-name="ce3">
            <text:p>7528,148086</text:p>
          </table:table-cell>
          <table:table-cell office:value-type="float" office:value="39188058.985645935" table:formula="of:=SUM(([.AV3:.AV3]-[.$BL3:.$BL3])^2)^0.5" table:number-matrix-columns-spanned="1" table:number-matrix-rows-spanned="1" table:style-name="ce1">
            <text:p>39188058,99</text:p>
          </table:table-cell>
          <table:table-cell office:value-type="float" office:value="7163133.5693779904" table:formula="of:=SUM(([.AW3:.AW3]-[.$BM3:.$BM3])^2)^0.5" table:number-matrix-columns-spanned="1" table:number-matrix-rows-spanned="1" table:style-name="ce3">
            <text:p>7163133,569</text:p>
          </table:table-cell>
          <table:table-cell office:value-type="float" office:value="717.99052631578911" table:formula="of:=SUM(([.AX3:.AX3]-[.$BJ3:.$BJ3])^2)^0.5" table:number-matrix-columns-spanned="1" table:number-matrix-rows-spanned="1" table:style-name="ce1">
            <text:p>717,9905263</text:p>
          </table:table-cell>
          <table:table-cell office:value-type="float" office:value="669.01186602870757" table:formula="of:=SUM(([.AY3:.AY3]-[.$BK3:.$BK3])^2)^0.5" table:number-matrix-columns-spanned="1" table:number-matrix-rows-spanned="1" table:style-name="ce1">
            <text:p>669,011866</text:p>
          </table:table-cell>
          <table:table-cell office:value-type="float" office:value="201771.07033257122" table:formula="of:=SUM(([.AZ3:.AZ3]-[.$BL3:.$BL3])^2)^0.5" table:number-matrix-columns-spanned="1" table:number-matrix-rows-spanned="1" table:style-name="ce1">
            <text:p>201771,0703</text:p>
          </table:table-cell>
          <table:table-cell office:value-type="float" office:value="13876.125603978609" table:formula="of:=SUM(([.BA3:.BA3]-[.$BM3:.$BM3])^2)^0.5" table:number-matrix-columns-spanned="1" table:number-matrix-rows-spanned="1" table:style-name="ce1">
            <text:p>13876,1256</text:p>
          </table:table-cell>
          <table:table-cell office:value-type="float" office:value="2632.9163636363633" table:formula="of:=SUM(([.BB3:.BB3]-[.$BJ3:.$BJ3])^2)^0.5" table:number-matrix-columns-spanned="1" table:number-matrix-rows-spanned="1" table:style-name="ce1">
            <text:p>2632,916364</text:p>
          </table:table-cell>
          <table:table-cell office:value-type="float" office:value="2587.1152631578948" table:formula="of:=SUM(([.BC3:.BC3]-[.$BK3:.$BK3])^2)^0.5" table:number-matrix-columns-spanned="1" table:number-matrix-rows-spanned="1" table:style-name="ce1">
            <text:p>2587,115263</text:p>
          </table:table-cell>
          <table:table-cell office:value-type="float" office:value="232466107.71777439" table:formula="of:=SUM(([.BD3:.BD3]-[.$BL3:.$BL3])^2)^0.5" table:number-matrix-columns-spanned="1" table:number-matrix-rows-spanned="1" table:style-name="ce3">
            <text:p>232466107,7</text:p>
          </table:table-cell>
          <table:table-cell office:value-type="float" office:value="425132.53422710689" table:formula="of:=SUM(([.BE3:.BE3]-[.$BM3:.$BM3])^2)^0.5" table:number-matrix-columns-spanned="1" table:number-matrix-rows-spanned="1" table:style-name="ce1">
            <text:p>425132,5342</text:p>
          </table:table-cell>
          <table:table-cell office:value-type="float" office:value="45.620143540669858" table:formula="of:=SUM(([.BF3:.BF3]-[.$BJ3:.$BJ3])^2)^0.5" table:number-matrix-columns-spanned="1" table:number-matrix-rows-spanned="1" table:style-name="ce1">
            <text:p>45,62014354</text:p>
          </table:table-cell>
          <table:table-cell office:value-type="float" office:value="46.016794258373295" table:formula="of:=SUM(([.BG3:.BG3]-[.$BK3:.$BK3])^2)^0.5" table:number-matrix-columns-spanned="1" table:number-matrix-rows-spanned="1" table:style-name="ce1">
            <text:p>46,01679426</text:p>
          </table:table-cell>
          <table:table-cell office:value-type="float" office:value="212312.2009569378" table:formula="of:=SUM(([.BH3:.BH3]-[.$BL3:.$BL3])^2)^0.5" table:number-matrix-columns-spanned="1" table:number-matrix-rows-spanned="1" table:style-name="ce1">
            <text:p>212312,201</text:p>
          </table:table-cell>
          <table:table-cell office:value-type="float" office:value="56894.363636363647" table:formula="of:=SUM(([.BI3:.BI3]-[.$BM3:.$BM3])^2)^0.5" table:number-matrix-columns-spanned="1" table:number-matrix-rows-spanned="1" table:style-name="ce1">
            <text:p>56894,36364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3]=[.$BJ3:.$BJ3])" table:number-matrix-columns-spanned="1" table:number-matrix-rows-spanned="1" table:style-name="ce1">
            <text:p>0</text:p>
          </table:table-cell>
          <table:table-cell office:value-type="float" office:value="0" table:formula="of:=SUM([.C3:.C3]=[.$BK3:.$BK3])" table:number-matrix-columns-spanned="1" table:number-matrix-rows-spanned="1" table:style-name="ce1">
            <text:p>0</text:p>
          </table:table-cell>
          <table:table-cell office:value-type="float" office:value="0" table:formula="of:=SUM([.D3:.D3]=[.$BL3:.$BL3])" table:number-matrix-columns-spanned="1" table:number-matrix-rows-spanned="1" table:style-name="ce1">
            <text:p>0</text:p>
          </table:table-cell>
          <table:table-cell office:value-type="float" office:value="0" table:formula="of:=SUM([.E3:.E3]=[.$BM3:.$BM3])" table:number-matrix-columns-spanned="1" table:number-matrix-rows-spanned="1" table:style-name="ce1">
            <text:p>0</text:p>
          </table:table-cell>
          <table:table-cell office:value-type="float" office:value="0" table:formula="of:=SUM([.F3:.F3]=[.$BJ3:.$BJ3])" table:number-matrix-columns-spanned="1" table:number-matrix-rows-spanned="1" table:style-name="ce1">
            <text:p>0</text:p>
          </table:table-cell>
          <table:table-cell office:value-type="float" office:value="0" table:formula="of:=SUM([.G3:.G3]=[.$BK3:.$BK3])" table:number-matrix-columns-spanned="1" table:number-matrix-rows-spanned="1" table:style-name="ce1">
            <text:p>0</text:p>
          </table:table-cell>
          <table:table-cell office:value-type="float" office:value="0" table:formula="of:=SUM([.H3:.H3]=[.$BL3:.$BL3])" table:number-matrix-columns-spanned="1" table:number-matrix-rows-spanned="1" table:style-name="ce1">
            <text:p>0</text:p>
          </table:table-cell>
          <table:table-cell office:value-type="float" office:value="0" table:formula="of:=SUM([.I3:.I3]=[.$BM3:.$BM3])" table:number-matrix-columns-spanned="1" table:number-matrix-rows-spanned="1" table:style-name="ce1">
            <text:p>0</text:p>
          </table:table-cell>
          <table:table-cell office:value-type="float" office:value="1" table:formula="of:=SUM([.J3:.J3]=[.$BJ3:.$BJ3])" table:number-matrix-columns-spanned="1" table:number-matrix-rows-spanned="1" table:style-name="ce1">
            <text:p>1</text:p>
          </table:table-cell>
          <table:table-cell office:value-type="float" office:value="1" table:formula="of:=SUM([.K3:.K3]=[.$BK3:.$BK3])" table:number-matrix-columns-spanned="1" table:number-matrix-rows-spanned="1" table:style-name="ce1">
            <text:p>1</text:p>
          </table:table-cell>
          <table:table-cell office:value-type="float" office:value="0" table:formula="of:=SUM([.L3:.L3]=[.$BL3:.$BL3])" table:number-matrix-columns-spanned="1" table:number-matrix-rows-spanned="1" table:style-name="ce1">
            <text:p>0</text:p>
          </table:table-cell>
          <table:table-cell office:value-type="float" office:value="1" table:formula="of:=SUM([.M3:.M3]=[.$BM3:.$BM3])" table:number-matrix-columns-spanned="1" table:number-matrix-rows-spanned="1" table:style-name="ce1">
            <text:p>1</text:p>
          </table:table-cell>
          <table:table-cell office:value-type="float" office:value="0" table:formula="of:=SUM([.N3:.N3]=[.$BJ3:.$BJ3])" table:number-matrix-columns-spanned="1" table:number-matrix-rows-spanned="1" table:style-name="ce1">
            <text:p>0</text:p>
          </table:table-cell>
          <table:table-cell office:value-type="float" office:value="0" table:formula="of:=SUM([.O3:.O3]=[.$BK3:.$BK3])" table:number-matrix-columns-spanned="1" table:number-matrix-rows-spanned="1" table:style-name="ce1">
            <text:p>0</text:p>
          </table:table-cell>
          <table:table-cell office:value-type="float" office:value="0" table:formula="of:=SUM([.P3:.P3]=[.$BL3:.$BL3])" table:number-matrix-columns-spanned="1" table:number-matrix-rows-spanned="1" table:style-name="ce1">
            <text:p>0</text:p>
          </table:table-cell>
          <table:table-cell office:value-type="float" office:value="0" table:formula="of:=SUM([.Q3:.Q3]=[.$BM3:.$BM3])" table:number-matrix-columns-spanned="1" table:number-matrix-rows-spanned="1" table:style-name="ce1">
            <text:p>0</text:p>
          </table:table-cell>
          <table:table-cell office:value-type="float" office:value="0" table:formula="of:=SUM([.R3:.R3]=[.$BJ3:.$BJ3])" table:number-matrix-columns-spanned="1" table:number-matrix-rows-spanned="1" table:style-name="ce1">
            <text:p>0</text:p>
          </table:table-cell>
          <table:table-cell office:value-type="float" office:value="0" table:formula="of:=SUM([.S3:.S3]=[.$BK3:.$BK3])" table:number-matrix-columns-spanned="1" table:number-matrix-rows-spanned="1" table:style-name="ce1">
            <text:p>0</text:p>
          </table:table-cell>
          <table:table-cell office:value-type="float" office:value="0" table:formula="of:=SUM([.T3:.T3]=[.$BL3:.$BL3])" table:number-matrix-columns-spanned="1" table:number-matrix-rows-spanned="1" table:style-name="ce1">
            <text:p>0</text:p>
          </table:table-cell>
          <table:table-cell office:value-type="float" office:value="0" table:formula="of:=SUM([.U3:.U3]=[.$BM3:.$BM3])" table:number-matrix-columns-spanned="1" table:number-matrix-rows-spanned="1" table:style-name="ce1">
            <text:p>0</text:p>
          </table:table-cell>
          <table:table-cell office:value-type="float" office:value="0" table:formula="of:=SUM([.V3:.V3]=[.$BJ3:.$BJ3])" table:number-matrix-columns-spanned="1" table:number-matrix-rows-spanned="1" table:style-name="ce1">
            <text:p>0</text:p>
          </table:table-cell>
          <table:table-cell office:value-type="float" office:value="0" table:formula="of:=SUM([.W3:.W3]=[.$BK3:.$BK3])" table:number-matrix-columns-spanned="1" table:number-matrix-rows-spanned="1" table:style-name="ce1">
            <text:p>0</text:p>
          </table:table-cell>
          <table:table-cell office:value-type="float" office:value="0" table:formula="of:=SUM([.X3:.X3]=[.$BL3:.$BL3])" table:number-matrix-columns-spanned="1" table:number-matrix-rows-spanned="1" table:style-name="ce1">
            <text:p>0</text:p>
          </table:table-cell>
          <table:table-cell office:value-type="float" office:value="0" table:formula="of:=SUM([.Y3:.Y3]=[.$BM3:.$BM3])" table:number-matrix-columns-spanned="1" table:number-matrix-rows-spanned="1" table:style-name="ce1">
            <text:p>0</text:p>
          </table:table-cell>
          <table:table-cell office:value-type="float" office:value="0" table:formula="of:=SUM([.Z3:.Z3]=[.$BJ3:.$BJ3])" table:number-matrix-columns-spanned="1" table:number-matrix-rows-spanned="1" table:style-name="ce1">
            <text:p>0</text:p>
          </table:table-cell>
          <table:table-cell office:value-type="float" office:value="0" table:formula="of:=SUM([.AA3:.AA3]=[.$BK3:.$BK3])" table:number-matrix-columns-spanned="1" table:number-matrix-rows-spanned="1" table:style-name="ce1">
            <text:p>0</text:p>
          </table:table-cell>
          <table:table-cell office:value-type="float" office:value="0" table:formula="of:=SUM([.AB3:.AB3]=[.$BL3:.$BL3])" table:number-matrix-columns-spanned="1" table:number-matrix-rows-spanned="1" table:style-name="ce1">
            <text:p>0</text:p>
          </table:table-cell>
          <table:table-cell office:value-type="float" office:value="0" table:formula="of:=SUM([.AC3:.AC3]=[.$BM3:.$BM3])" table:number-matrix-columns-spanned="1" table:number-matrix-rows-spanned="1" table:style-name="ce1">
            <text:p>0</text:p>
          </table:table-cell>
          <table:table-cell office:value-type="float" office:value="0" table:formula="of:=SUM([.AD3:.AD3]=[.$BJ3:.$BJ3])" table:number-matrix-columns-spanned="1" table:number-matrix-rows-spanned="1" table:style-name="ce1">
            <text:p>0</text:p>
          </table:table-cell>
          <table:table-cell office:value-type="float" office:value="0" table:formula="of:=SUM([.AE3:.AE3]=[.$BK3:.$BK3])" table:number-matrix-columns-spanned="1" table:number-matrix-rows-spanned="1" table:style-name="ce1">
            <text:p>0</text:p>
          </table:table-cell>
          <table:table-cell office:value-type="float" office:value="0" table:formula="of:=SUM([.AF3:.AF3]=[.$BL3:.$BL3])" table:number-matrix-columns-spanned="1" table:number-matrix-rows-spanned="1" table:style-name="ce1">
            <text:p>0</text:p>
          </table:table-cell>
          <table:table-cell office:value-type="float" office:value="0" table:formula="of:=SUM([.AG3:.AG3]=[.$BM3:.$BM3])" table:number-matrix-columns-spanned="1" table:number-matrix-rows-spanned="1" table:style-name="ce1">
            <text:p>0</text:p>
          </table:table-cell>
          <table:table-cell office:value-type="float" office:value="0" table:formula="of:=SUM([.AH3:.AH3]=[.$BJ3:.$BJ3])" table:number-matrix-columns-spanned="1" table:number-matrix-rows-spanned="1" table:style-name="ce1">
            <text:p>0</text:p>
          </table:table-cell>
          <table:table-cell office:value-type="float" office:value="0" table:formula="of:=SUM([.AI3:.AI3]=[.$BK3:.$BK3])" table:number-matrix-columns-spanned="1" table:number-matrix-rows-spanned="1" table:style-name="ce1">
            <text:p>0</text:p>
          </table:table-cell>
          <table:table-cell office:value-type="float" office:value="0" table:formula="of:=SUM([.AJ3:.AJ3]=[.$BL3:.$BL3])" table:number-matrix-columns-spanned="1" table:number-matrix-rows-spanned="1" table:style-name="ce1">
            <text:p>0</text:p>
          </table:table-cell>
          <table:table-cell office:value-type="float" office:value="0" table:formula="of:=SUM([.AK3:.AK3]=[.$BM3:.$BM3])" table:number-matrix-columns-spanned="1" table:number-matrix-rows-spanned="1" table:style-name="ce1">
            <text:p>0</text:p>
          </table:table-cell>
          <table:table-cell office:value-type="float" office:value="0" table:formula="of:=SUM([.AL3:.AL3]=[.$BJ3:.$BJ3])" table:number-matrix-columns-spanned="1" table:number-matrix-rows-spanned="1" table:style-name="ce1">
            <text:p>0</text:p>
          </table:table-cell>
          <table:table-cell office:value-type="float" office:value="0" table:formula="of:=SUM([.AM3:.AM3]=[.$BK3:.$BK3])" table:number-matrix-columns-spanned="1" table:number-matrix-rows-spanned="1" table:style-name="ce1">
            <text:p>0</text:p>
          </table:table-cell>
          <table:table-cell office:value-type="float" office:value="0" table:formula="of:=SUM([.AN3:.AN3]=[.$BL3:.$BL3])" table:number-matrix-columns-spanned="1" table:number-matrix-rows-spanned="1" table:style-name="ce1">
            <text:p>0</text:p>
          </table:table-cell>
          <table:table-cell office:value-type="float" office:value="0" table:formula="of:=SUM([.AO3:.AO3]=[.$BM3:.$BM3])" table:number-matrix-columns-spanned="1" table:number-matrix-rows-spanned="1" table:style-name="ce1">
            <text:p>0</text:p>
          </table:table-cell>
          <table:table-cell office:value-type="float" office:value="0" table:formula="of:=SUM([.AP3:.AP3]=[.$BJ3:.$BJ3])" table:number-matrix-columns-spanned="1" table:number-matrix-rows-spanned="1" table:style-name="ce1">
            <text:p>0</text:p>
          </table:table-cell>
          <table:table-cell office:value-type="float" office:value="0" table:formula="of:=SUM([.AQ3:.AQ3]=[.$BK3:.$BK3])" table:number-matrix-columns-spanned="1" table:number-matrix-rows-spanned="1" table:style-name="ce1">
            <text:p>0</text:p>
          </table:table-cell>
          <table:table-cell office:value-type="float" office:value="1" table:formula="of:=SUM([.AR3:.AR3]=[.$BL3:.$BL3])" table:number-matrix-columns-spanned="1" table:number-matrix-rows-spanned="1" table:style-name="ce1">
            <text:p>1</text:p>
          </table:table-cell>
          <table:table-cell office:value-type="float" office:value="0" table:formula="of:=SUM([.AS3:.AS3]=[.$BM3:.$BM3])" table:number-matrix-columns-spanned="1" table:number-matrix-rows-spanned="1" table:style-name="ce1">
            <text:p>0</text:p>
          </table:table-cell>
          <table:table-cell office:value-type="float" office:value="0" table:formula="of:=SUM([.AT3:.AT3]=[.$BJ3:.$BJ3])" table:number-matrix-columns-spanned="1" table:number-matrix-rows-spanned="1" table:style-name="ce1">
            <text:p>0</text:p>
          </table:table-cell>
          <table:table-cell office:value-type="float" office:value="0" table:formula="of:=SUM([.AU3:.AU3]=[.$BK3:.$BK3])" table:number-matrix-columns-spanned="1" table:number-matrix-rows-spanned="1" table:style-name="ce1">
            <text:p>0</text:p>
          </table:table-cell>
          <table:table-cell office:value-type="float" office:value="0" table:formula="of:=SUM([.AV3:.AV3]=[.$BL3:.$BL3])" table:number-matrix-columns-spanned="1" table:number-matrix-rows-spanned="1" table:style-name="ce1">
            <text:p>0</text:p>
          </table:table-cell>
          <table:table-cell office:value-type="float" office:value="0" table:formula="of:=SUM([.AW3:.AW3]=[.$BM3:.$BM3])" table:number-matrix-columns-spanned="1" table:number-matrix-rows-spanned="1" table:style-name="ce1">
            <text:p>0</text:p>
          </table:table-cell>
          <table:table-cell office:value-type="float" office:value="0" table:formula="of:=SUM([.AX3:.AX3]=[.$BJ3:.$BJ3])" table:number-matrix-columns-spanned="1" table:number-matrix-rows-spanned="1" table:style-name="ce1">
            <text:p>0</text:p>
          </table:table-cell>
          <table:table-cell office:value-type="float" office:value="0" table:formula="of:=SUM([.AY3:.AY3]=[.$BK3:.$BK3])" table:number-matrix-columns-spanned="1" table:number-matrix-rows-spanned="1" table:style-name="ce1">
            <text:p>0</text:p>
          </table:table-cell>
          <table:table-cell office:value-type="float" office:value="0" table:formula="of:=SUM([.AZ3:.AZ3]=[.$BL3:.$BL3])" table:number-matrix-columns-spanned="1" table:number-matrix-rows-spanned="1" table:style-name="ce1">
            <text:p>0</text:p>
          </table:table-cell>
          <table:table-cell office:value-type="float" office:value="0" table:formula="of:=SUM([.BA3:.BA3]=[.$BM3:.$BM3])" table:number-matrix-columns-spanned="1" table:number-matrix-rows-spanned="1" table:style-name="ce1">
            <text:p>0</text:p>
          </table:table-cell>
          <table:table-cell office:value-type="float" office:value="0" table:formula="of:=SUM([.BB3:.BB3]=[.$BJ3:.$BJ3])" table:number-matrix-columns-spanned="1" table:number-matrix-rows-spanned="1" table:style-name="ce1">
            <text:p>0</text:p>
          </table:table-cell>
          <table:table-cell office:value-type="float" office:value="0" table:formula="of:=SUM([.BC3:.BC3]=[.$BK3:.$BK3])" table:number-matrix-columns-spanned="1" table:number-matrix-rows-spanned="1" table:style-name="ce1">
            <text:p>0</text:p>
          </table:table-cell>
          <table:table-cell office:value-type="float" office:value="0" table:formula="of:=SUM([.BD3:.BD3]=[.$BL3:.$BL3])" table:number-matrix-columns-spanned="1" table:number-matrix-rows-spanned="1" table:style-name="ce1">
            <text:p>0</text:p>
          </table:table-cell>
          <table:table-cell office:value-type="float" office:value="0" table:formula="of:=SUM([.BE3:.BE3]=[.$BM3:.$BM3])" table:number-matrix-columns-spanned="1" table:number-matrix-rows-spanned="1" table:style-name="ce1">
            <text:p>0</text:p>
          </table:table-cell>
          <table:table-cell office:value-type="float" office:value="0" table:formula="of:=SUM([.BF3:.BF3]=[.$BJ3:.$BJ3])" table:number-matrix-columns-spanned="1" table:number-matrix-rows-spanned="1" table:style-name="ce1">
            <text:p>0</text:p>
          </table:table-cell>
          <table:table-cell office:value-type="float" office:value="0" table:formula="of:=SUM([.BG3:.BG3]=[.$BK3:.$BK3])" table:number-matrix-columns-spanned="1" table:number-matrix-rows-spanned="1" table:style-name="ce1">
            <text:p>0</text:p>
          </table:table-cell>
          <table:table-cell office:value-type="float" office:value="0" table:formula="of:=SUM([.BH3:.BH3]=[.$BL3:.$BL3])" table:number-matrix-columns-spanned="1" table:number-matrix-rows-spanned="1" table:style-name="ce1">
            <text:p>0</text:p>
          </table:table-cell>
          <table:table-cell office:value-type="float" office:value="0" table:formula="of:=SUM([.BI3:.BI3]=[.$BM3:.$BM3])" table:number-matrix-columns-spanned="1" table:number-matrix-rows-spanned="1" table:style-name="ce1">
            <text:p>0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1" table:formula="of:=SUM([.B3:.B3]&lt;[.$BN3:.$BN3])" table:number-matrix-columns-spanned="1" table:number-matrix-rows-spanned="1" table:style-name="ce1">
            <text:p>1</text:p>
          </table:table-cell>
          <table:table-cell office:value-type="float" office:value="1" table:formula="of:=SUM([.C3:.C3]&lt;[.$BO3:.$BO3])" table:number-matrix-columns-spanned="1" table:number-matrix-rows-spanned="1" table:style-name="ce1">
            <text:p>1</text:p>
          </table:table-cell>
          <table:table-cell office:value-type="float" office:value="1" table:formula="of:=SUM([.D3:.D3]&lt;[.$BP3:.$BP3])" table:number-matrix-columns-spanned="1" table:number-matrix-rows-spanned="1" table:style-name="ce1">
            <text:p>1</text:p>
          </table:table-cell>
          <table:table-cell office:value-type="float" office:value="0" table:formula="of:=SUM([.E3:.E3]&lt;[.$BQ3:.$BQ3])" table:number-matrix-columns-spanned="1" table:number-matrix-rows-spanned="1" table:style-name="ce1">
            <text:p>0</text:p>
          </table:table-cell>
          <table:table-cell office:value-type="float" office:value="0" table:formula="of:=SUM([.F3:.F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G3:.G3]&lt;[.$BO3:.$BO3])" table:number-matrix-columns-spanned="1" table:number-matrix-rows-spanned="1" table:style-name="ce1">
            <text:p>0</text:p>
          </table:table-cell>
          <table:table-cell office:value-type="float" office:value="0" table:formula="of:=SUM([.H3:.H3]&lt;[.$BP3:.$BP3])" table:number-matrix-columns-spanned="1" table:number-matrix-rows-spanned="1" table:style-name="ce1">
            <text:p>0</text:p>
          </table:table-cell>
          <table:table-cell office:value-type="float" office:value="0" table:formula="of:=SUM([.I3:.I3]&lt;[.$BQ3:.$BQ3])" table:number-matrix-columns-spanned="1" table:number-matrix-rows-spanned="1" table:style-name="ce1">
            <text:p>0</text:p>
          </table:table-cell>
          <table:table-cell office:value-type="float" office:value="1" table:formula="of:=SUM([.J3:.J3]&lt;[.$BN3:.$BN3])" table:number-matrix-columns-spanned="1" table:number-matrix-rows-spanned="1" table:style-name="ce1">
            <text:p>1</text:p>
          </table:table-cell>
          <table:table-cell office:value-type="float" office:value="1" table:formula="of:=SUM([.K3:.K3]&lt;[.$BO3:.$BO3])" table:number-matrix-columns-spanned="1" table:number-matrix-rows-spanned="1" table:style-name="ce1">
            <text:p>1</text:p>
          </table:table-cell>
          <table:table-cell office:value-type="float" office:value="1" table:formula="of:=SUM([.L3:.L3]&lt;[.$BP3:.$BP3])" table:number-matrix-columns-spanned="1" table:number-matrix-rows-spanned="1" table:style-name="ce1">
            <text:p>1</text:p>
          </table:table-cell>
          <table:table-cell office:value-type="float" office:value="1" table:formula="of:=SUM([.M3:.M3]&lt;[.$BQ3:.$BQ3])" table:number-matrix-columns-spanned="1" table:number-matrix-rows-spanned="1" table:style-name="ce1">
            <text:p>1</text:p>
          </table:table-cell>
          <table:table-cell office:value-type="float" office:value="0" table:formula="of:=SUM([.N3:.N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O3:.O3]&lt;[.$BO3:.$BO3])" table:number-matrix-columns-spanned="1" table:number-matrix-rows-spanned="1" table:style-name="ce1">
            <text:p>0</text:p>
          </table:table-cell>
          <table:table-cell office:value-type="float" office:value="1" table:formula="of:=SUM([.P3:.P3]&lt;[.$BP3:.$BP3])" table:number-matrix-columns-spanned="1" table:number-matrix-rows-spanned="1" table:style-name="ce1">
            <text:p>1</text:p>
          </table:table-cell>
          <table:table-cell office:value-type="float" office:value="1" table:formula="of:=SUM([.Q3:.Q3]&lt;[.$BQ3:.$BQ3])" table:number-matrix-columns-spanned="1" table:number-matrix-rows-spanned="1" table:style-name="ce1">
            <text:p>1</text:p>
          </table:table-cell>
          <table:table-cell office:value-type="float" office:value="0" table:formula="of:=SUM([.R3:.R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S3:.S3]&lt;[.$BO3:.$BO3])" table:number-matrix-columns-spanned="1" table:number-matrix-rows-spanned="1" table:style-name="ce1">
            <text:p>0</text:p>
          </table:table-cell>
          <table:table-cell office:value-type="float" office:value="0" table:formula="of:=SUM([.T3:.T3]&lt;[.$BP3:.$BP3])" table:number-matrix-columns-spanned="1" table:number-matrix-rows-spanned="1" table:style-name="ce1">
            <text:p>0</text:p>
          </table:table-cell>
          <table:table-cell office:value-type="float" office:value="0" table:formula="of:=SUM([.U3:.U3]&lt;[.$BQ3:.$BQ3])" table:number-matrix-columns-spanned="1" table:number-matrix-rows-spanned="1" table:style-name="ce1">
            <text:p>0</text:p>
          </table:table-cell>
          <table:table-cell office:value-type="float" office:value="1" table:formula="of:=SUM([.V3:.V3]&lt;[.$BN3:.$BN3])" table:number-matrix-columns-spanned="1" table:number-matrix-rows-spanned="1" table:style-name="ce1">
            <text:p>1</text:p>
          </table:table-cell>
          <table:table-cell office:value-type="float" office:value="1" table:formula="of:=SUM([.W3:.W3]&lt;[.$BO3:.$BO3])" table:number-matrix-columns-spanned="1" table:number-matrix-rows-spanned="1" table:style-name="ce1">
            <text:p>1</text:p>
          </table:table-cell>
          <table:table-cell office:value-type="float" office:value="1" table:formula="of:=SUM([.X3:.X3]&lt;[.$BP3:.$BP3])" table:number-matrix-columns-spanned="1" table:number-matrix-rows-spanned="1" table:style-name="ce1">
            <text:p>1</text:p>
          </table:table-cell>
          <table:table-cell office:value-type="float" office:value="0" table:formula="of:=SUM([.Y3:.Y3]&lt;[.$BQ3:.$BQ3])" table:number-matrix-columns-spanned="1" table:number-matrix-rows-spanned="1" table:style-name="ce1">
            <text:p>0</text:p>
          </table:table-cell>
          <table:table-cell office:value-type="float" office:value="0" table:formula="of:=SUM([.Z3:.Z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AA3:.AA3]&lt;[.$BO3:.$BO3])" table:number-matrix-columns-spanned="1" table:number-matrix-rows-spanned="1" table:style-name="ce1">
            <text:p>0</text:p>
          </table:table-cell>
          <table:table-cell office:value-type="float" office:value="0" table:formula="of:=SUM([.AB3:.AB3]&lt;[.$BP3:.$BP3])" table:number-matrix-columns-spanned="1" table:number-matrix-rows-spanned="1" table:style-name="ce1">
            <text:p>0</text:p>
          </table:table-cell>
          <table:table-cell office:value-type="float" office:value="0" table:formula="of:=SUM([.AC3:.AC3]&lt;[.$BQ3:.$BQ3])" table:number-matrix-columns-spanned="1" table:number-matrix-rows-spanned="1" table:style-name="ce1">
            <text:p>0</text:p>
          </table:table-cell>
          <table:table-cell office:value-type="float" office:value="0" table:formula="of:=SUM([.AD3:.AD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AE3:.AE3]&lt;[.$BO3:.$BO3])" table:number-matrix-columns-spanned="1" table:number-matrix-rows-spanned="1" table:style-name="ce1">
            <text:p>0</text:p>
          </table:table-cell>
          <table:table-cell office:value-type="float" office:value="1" table:formula="of:=SUM([.AF3:.AF3]&lt;[.$BP3:.$BP3])" table:number-matrix-columns-spanned="1" table:number-matrix-rows-spanned="1" table:style-name="ce1">
            <text:p>1</text:p>
          </table:table-cell>
          <table:table-cell office:value-type="float" office:value="0" table:formula="of:=SUM([.AG3:.AG3]&lt;[.$BQ3:.$BQ3])" table:number-matrix-columns-spanned="1" table:number-matrix-rows-spanned="1" table:style-name="ce1">
            <text:p>0</text:p>
          </table:table-cell>
          <table:table-cell office:value-type="float" office:value="1" table:formula="of:=SUM([.AH3:.AH3]&lt;[.$BN3:.$BN3])" table:number-matrix-columns-spanned="1" table:number-matrix-rows-spanned="1" table:style-name="ce1">
            <text:p>1</text:p>
          </table:table-cell>
          <table:table-cell office:value-type="float" office:value="1" table:formula="of:=SUM([.AI3:.AI3]&lt;[.$BO3:.$BO3])" table:number-matrix-columns-spanned="1" table:number-matrix-rows-spanned="1" table:style-name="ce1">
            <text:p>1</text:p>
          </table:table-cell>
          <table:table-cell office:value-type="float" office:value="0" table:formula="of:=SUM([.AJ3:.AJ3]&lt;[.$BP3:.$BP3])" table:number-matrix-columns-spanned="1" table:number-matrix-rows-spanned="1" table:style-name="ce1">
            <text:p>0</text:p>
          </table:table-cell>
          <table:table-cell office:value-type="float" office:value="1" table:formula="of:=SUM([.AK3:.AK3]&lt;[.$BQ3:.$BQ3])" table:number-matrix-columns-spanned="1" table:number-matrix-rows-spanned="1" table:style-name="ce1">
            <text:p>1</text:p>
          </table:table-cell>
          <table:table-cell office:value-type="float" office:value="1" table:formula="of:=SUM([.AL3:.AL3]&lt;[.$BN3:.$BN3])" table:number-matrix-columns-spanned="1" table:number-matrix-rows-spanned="1" table:style-name="ce1">
            <text:p>1</text:p>
          </table:table-cell>
          <table:table-cell office:value-type="float" office:value="1" table:formula="of:=SUM([.AM3:.AM3]&lt;[.$BO3:.$BO3])" table:number-matrix-columns-spanned="1" table:number-matrix-rows-spanned="1" table:style-name="ce1">
            <text:p>1</text:p>
          </table:table-cell>
          <table:table-cell office:value-type="float" office:value="1" table:formula="of:=SUM([.AN3:.AN3]&lt;[.$BP3:.$BP3])" table:number-matrix-columns-spanned="1" table:number-matrix-rows-spanned="1" table:style-name="ce1">
            <text:p>1</text:p>
          </table:table-cell>
          <table:table-cell office:value-type="float" office:value="1" table:formula="of:=SUM([.AO3:.AO3]&lt;[.$BQ3:.$BQ3])" table:number-matrix-columns-spanned="1" table:number-matrix-rows-spanned="1" table:style-name="ce1">
            <text:p>1</text:p>
          </table:table-cell>
          <table:table-cell office:value-type="float" office:value="1" table:formula="of:=SUM([.AP3:.AP3]&lt;[.$BN3:.$BN3])" table:number-matrix-columns-spanned="1" table:number-matrix-rows-spanned="1" table:style-name="ce1">
            <text:p>1</text:p>
          </table:table-cell>
          <table:table-cell office:value-type="float" office:value="1" table:formula="of:=SUM([.AQ3:.AQ3]&lt;[.$BO3:.$BO3])" table:number-matrix-columns-spanned="1" table:number-matrix-rows-spanned="1" table:style-name="ce1">
            <text:p>1</text:p>
          </table:table-cell>
          <table:table-cell office:value-type="float" office:value="1" table:formula="of:=SUM([.AR3:.AR3]&lt;[.$BP3:.$BP3])" table:number-matrix-columns-spanned="1" table:number-matrix-rows-spanned="1" table:style-name="ce1">
            <text:p>1</text:p>
          </table:table-cell>
          <table:table-cell office:value-type="float" office:value="1" table:formula="of:=SUM([.AS3:.AS3]&lt;[.$BQ3:.$BQ3])" table:number-matrix-columns-spanned="1" table:number-matrix-rows-spanned="1" table:style-name="ce1">
            <text:p>1</text:p>
          </table:table-cell>
          <table:table-cell office:value-type="float" office:value="0" table:formula="of:=SUM([.AT3:.AT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AU3:.AU3]&lt;[.$BO3:.$BO3])" table:number-matrix-columns-spanned="1" table:number-matrix-rows-spanned="1" table:style-name="ce1">
            <text:p>0</text:p>
          </table:table-cell>
          <table:table-cell office:value-type="float" office:value="0" table:formula="of:=SUM([.AV3:.AV3]&lt;[.$BP3:.$BP3])" table:number-matrix-columns-spanned="1" table:number-matrix-rows-spanned="1" table:style-name="ce1">
            <text:p>0</text:p>
          </table:table-cell>
          <table:table-cell office:value-type="float" office:value="0" table:formula="of:=SUM([.AW3:.AW3]&lt;[.$BQ3:.$BQ3])" table:number-matrix-columns-spanned="1" table:number-matrix-rows-spanned="1" table:style-name="ce1">
            <text:p>0</text:p>
          </table:table-cell>
          <table:table-cell office:value-type="float" office:value="0" table:formula="of:=SUM([.AX3:.AX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AY3:.AY3]&lt;[.$BO3:.$BO3])" table:number-matrix-columns-spanned="1" table:number-matrix-rows-spanned="1" table:style-name="ce1">
            <text:p>0</text:p>
          </table:table-cell>
          <table:table-cell office:value-type="float" office:value="0" table:formula="of:=SUM([.AZ3:.AZ3]&lt;[.$BP3:.$BP3])" table:number-matrix-columns-spanned="1" table:number-matrix-rows-spanned="1" table:style-name="ce1">
            <text:p>0</text:p>
          </table:table-cell>
          <table:table-cell office:value-type="float" office:value="1" table:formula="of:=SUM([.BA3:.BA3]&lt;[.$BQ3:.$BQ3])" table:number-matrix-columns-spanned="1" table:number-matrix-rows-spanned="1" table:style-name="ce1">
            <text:p>1</text:p>
          </table:table-cell>
          <table:table-cell office:value-type="float" office:value="0" table:formula="of:=SUM([.BB3:.BB3]&lt;[.$BN3:.$BN3])" table:number-matrix-columns-spanned="1" table:number-matrix-rows-spanned="1" table:style-name="ce1">
            <text:p>0</text:p>
          </table:table-cell>
          <table:table-cell office:value-type="float" office:value="0" table:formula="of:=SUM([.BC3:.BC3]&lt;[.$BO3:.$BO3])" table:number-matrix-columns-spanned="1" table:number-matrix-rows-spanned="1" table:style-name="ce1">
            <text:p>0</text:p>
          </table:table-cell>
          <table:table-cell office:value-type="float" office:value="0" table:formula="of:=SUM([.BD3:.BD3]&lt;[.$BP3:.$BP3])" table:number-matrix-columns-spanned="1" table:number-matrix-rows-spanned="1" table:style-name="ce1">
            <text:p>0</text:p>
          </table:table-cell>
          <table:table-cell office:value-type="float" office:value="0" table:formula="of:=SUM([.BE3:.BE3]&lt;[.$BQ3:.$BQ3])" table:number-matrix-columns-spanned="1" table:number-matrix-rows-spanned="1" table:style-name="ce1">
            <text:p>0</text:p>
          </table:table-cell>
          <table:table-cell office:value-type="float" office:value="1" table:formula="of:=SUM([.BF3:.BF3]&lt;[.$BN3:.$BN3])" table:number-matrix-columns-spanned="1" table:number-matrix-rows-spanned="1" table:style-name="ce1">
            <text:p>1</text:p>
          </table:table-cell>
          <table:table-cell office:value-type="float" office:value="1" table:formula="of:=SUM([.BG3:.BG3]&lt;[.$BO3:.$BO3])" table:number-matrix-columns-spanned="1" table:number-matrix-rows-spanned="1" table:style-name="ce1">
            <text:p>1</text:p>
          </table:table-cell>
          <table:table-cell office:value-type="float" office:value="0" table:formula="of:=SUM([.BH3:.BH3]&lt;[.$BP3:.$BP3])" table:number-matrix-columns-spanned="1" table:number-matrix-rows-spanned="1" table:style-name="ce1">
            <text:p>0</text:p>
          </table:table-cell>
          <table:table-cell office:value-type="float" office:value="1" table:formula="of:=SUM([.BI3:.BI3]&lt;[.$BQ3:.$BQ3])" table:number-matrix-columns-spanned="1" table:number-matrix-rows-spanned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C3:.C3]&gt;[.$BO3:.$BO3])" table:number-matrix-columns-spanned="1" table:number-matrix-rows-spanned="1" table:style-name="ce1">
            <text:p>0</text:p>
          </table:table-cell>
          <table:table-cell office:value-type="float" office:value="0" table:formula="of:=SUM([.D3:.D3]&gt;[.$BP3:.$BP3])" table:number-matrix-columns-spanned="1" table:number-matrix-rows-spanned="1" table:style-name="ce1">
            <text:p>0</text:p>
          </table:table-cell>
          <table:table-cell office:value-type="float" office:value="0" table:formula="of:=SUM([.E3:.E3]&gt;[.$BQ3:.$BQ3])" table:number-matrix-columns-spanned="1" table:number-matrix-rows-spanned="1" table:style-name="ce1">
            <text:p>0</text:p>
          </table:table-cell>
          <table:table-cell office:value-type="float" office:value="1" table:formula="of:=SUM([.F3:.F3]&gt;[.$BN3:.$BN3])" table:number-matrix-columns-spanned="1" table:number-matrix-rows-spanned="1" table:style-name="ce1">
            <text:p>1</text:p>
          </table:table-cell>
          <table:table-cell office:value-type="float" office:value="1" table:formula="of:=SUM([.G3:.G3]&gt;[.$BO3:.$BO3])" table:number-matrix-columns-spanned="1" table:number-matrix-rows-spanned="1" table:style-name="ce1">
            <text:p>1</text:p>
          </table:table-cell>
          <table:table-cell office:value-type="float" office:value="1" table:formula="of:=SUM([.H3:.H3]&gt;[.$BP3:.$BP3])" table:number-matrix-columns-spanned="1" table:number-matrix-rows-spanned="1" table:style-name="ce1">
            <text:p>1</text:p>
          </table:table-cell>
          <table:table-cell office:value-type="float" office:value="1" table:formula="of:=SUM([.I3:.I3]&gt;[.$BQ3:.$BQ3])" table:number-matrix-columns-spanned="1" table:number-matrix-rows-spanned="1" table:style-name="ce1">
            <text:p>1</text:p>
          </table:table-cell>
          <table:table-cell office:value-type="float" office:value="0" table:formula="of:=SUM([.J3:.J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K3:.K3]&gt;[.$BO3:.$BO3])" table:number-matrix-columns-spanned="1" table:number-matrix-rows-spanned="1" table:style-name="ce1">
            <text:p>0</text:p>
          </table:table-cell>
          <table:table-cell office:value-type="float" office:value="0" table:formula="of:=SUM([.L3:.L3]&gt;[.$BP3:.$BP3])" table:number-matrix-columns-spanned="1" table:number-matrix-rows-spanned="1" table:style-name="ce1">
            <text:p>0</text:p>
          </table:table-cell>
          <table:table-cell office:value-type="float" office:value="0" table:formula="of:=SUM([.M3:.M3]&gt;[.$BQ3:.$BQ3])" table:number-matrix-columns-spanned="1" table:number-matrix-rows-spanned="1" table:style-name="ce1">
            <text:p>0</text:p>
          </table:table-cell>
          <table:table-cell office:value-type="float" office:value="0" table:formula="of:=SUM([.N3:.N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O3:.O3]&gt;[.$BO3:.$BO3])" table:number-matrix-columns-spanned="1" table:number-matrix-rows-spanned="1" table:style-name="ce1">
            <text:p>0</text:p>
          </table:table-cell>
          <table:table-cell office:value-type="float" office:value="0" table:formula="of:=SUM([.P3:.P3]&gt;[.$BP3:.$BP3])" table:number-matrix-columns-spanned="1" table:number-matrix-rows-spanned="1" table:style-name="ce1">
            <text:p>0</text:p>
          </table:table-cell>
          <table:table-cell office:value-type="float" office:value="0" table:formula="of:=SUM([.Q3:.Q3]&gt;[.$BQ3:.$BQ3])" table:number-matrix-columns-spanned="1" table:number-matrix-rows-spanned="1" table:style-name="ce1">
            <text:p>0</text:p>
          </table:table-cell>
          <table:table-cell office:value-type="float" office:value="1" table:formula="of:=SUM([.R3:.R3]&gt;[.$BN3:.$BN3])" table:number-matrix-columns-spanned="1" table:number-matrix-rows-spanned="1" table:style-name="ce1">
            <text:p>1</text:p>
          </table:table-cell>
          <table:table-cell office:value-type="float" office:value="1" table:formula="of:=SUM([.S3:.S3]&gt;[.$BO3:.$BO3])" table:number-matrix-columns-spanned="1" table:number-matrix-rows-spanned="1" table:style-name="ce1">
            <text:p>1</text:p>
          </table:table-cell>
          <table:table-cell office:value-type="float" office:value="1" table:formula="of:=SUM([.T3:.T3]&gt;[.$BP3:.$BP3])" table:number-matrix-columns-spanned="1" table:number-matrix-rows-spanned="1" table:style-name="ce1">
            <text:p>1</text:p>
          </table:table-cell>
          <table:table-cell office:value-type="float" office:value="1" table:formula="of:=SUM([.U3:.U3]&gt;[.$BQ3:.$BQ3])" table:number-matrix-columns-spanned="1" table:number-matrix-rows-spanned="1" table:style-name="ce1">
            <text:p>1</text:p>
          </table:table-cell>
          <table:table-cell office:value-type="float" office:value="0" table:formula="of:=SUM([.V3:.V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W3:.W3]&gt;[.$BO3:.$BO3])" table:number-matrix-columns-spanned="1" table:number-matrix-rows-spanned="1" table:style-name="ce1">
            <text:p>0</text:p>
          </table:table-cell>
          <table:table-cell office:value-type="float" office:value="0" table:formula="of:=SUM([.X3:.X3]&gt;[.$BP3:.$BP3])" table:number-matrix-columns-spanned="1" table:number-matrix-rows-spanned="1" table:style-name="ce1">
            <text:p>0</text:p>
          </table:table-cell>
          <table:table-cell office:value-type="float" office:value="1" table:formula="of:=SUM([.Y3:.Y3]&gt;[.$BQ3:.$BQ3])" table:number-matrix-columns-spanned="1" table:number-matrix-rows-spanned="1" table:style-name="ce1">
            <text:p>1</text:p>
          </table:table-cell>
          <table:table-cell office:value-type="float" office:value="1" table:formula="of:=SUM([.Z3:.Z3]&gt;[.$BN3:.$BN3])" table:number-matrix-columns-spanned="1" table:number-matrix-rows-spanned="1" table:style-name="ce1">
            <text:p>1</text:p>
          </table:table-cell>
          <table:table-cell office:value-type="float" office:value="1" table:formula="of:=SUM([.AA3:.AA3]&gt;[.$BO3:.$BO3])" table:number-matrix-columns-spanned="1" table:number-matrix-rows-spanned="1" table:style-name="ce1">
            <text:p>1</text:p>
          </table:table-cell>
          <table:table-cell office:value-type="float" office:value="0" table:formula="of:=SUM([.AB3:.AB3]&gt;[.$BP3:.$BP3])" table:number-matrix-columns-spanned="1" table:number-matrix-rows-spanned="1" table:style-name="ce1">
            <text:p>0</text:p>
          </table:table-cell>
          <table:table-cell office:value-type="float" office:value="1" table:formula="of:=SUM([.AC3:.AC3]&gt;[.$BQ3:.$BQ3])" table:number-matrix-columns-spanned="1" table:number-matrix-rows-spanned="1" table:style-name="ce1">
            <text:p>1</text:p>
          </table:table-cell>
          <table:table-cell office:value-type="float" office:value="1" table:formula="of:=SUM([.AD3:.AD3]&gt;[.$BN3:.$BN3])" table:number-matrix-columns-spanned="1" table:number-matrix-rows-spanned="1" table:style-name="ce1">
            <text:p>1</text:p>
          </table:table-cell>
          <table:table-cell office:value-type="float" office:value="1" table:formula="of:=SUM([.AE3:.AE3]&gt;[.$BO3:.$BO3])" table:number-matrix-columns-spanned="1" table:number-matrix-rows-spanned="1" table:style-name="ce1">
            <text:p>1</text:p>
          </table:table-cell>
          <table:table-cell office:value-type="float" office:value="0" table:formula="of:=SUM([.AF3:.AF3]&gt;[.$BP3:.$BP3])" table:number-matrix-columns-spanned="1" table:number-matrix-rows-spanned="1" table:style-name="ce1">
            <text:p>0</text:p>
          </table:table-cell>
          <table:table-cell office:value-type="float" office:value="1" table:formula="of:=SUM([.AG3:.AG3]&gt;[.$BQ3:.$BQ3])" table:number-matrix-columns-spanned="1" table:number-matrix-rows-spanned="1" table:style-name="ce1">
            <text:p>1</text:p>
          </table:table-cell>
          <table:table-cell office:value-type="float" office:value="0" table:formula="of:=SUM([.AH3:.AH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AI3:.AI3]&gt;[.$BO3:.$BO3])" table:number-matrix-columns-spanned="1" table:number-matrix-rows-spanned="1" table:style-name="ce1">
            <text:p>0</text:p>
          </table:table-cell>
          <table:table-cell office:value-type="float" office:value="1" table:formula="of:=SUM([.AJ3:.AJ3]&gt;[.$BP3:.$BP3])" table:number-matrix-columns-spanned="1" table:number-matrix-rows-spanned="1" table:style-name="ce1">
            <text:p>1</text:p>
          </table:table-cell>
          <table:table-cell office:value-type="float" office:value="0" table:formula="of:=SUM([.AK3:.AK3]&gt;[.$BQ3:.$BQ3])" table:number-matrix-columns-spanned="1" table:number-matrix-rows-spanned="1" table:style-name="ce1">
            <text:p>0</text:p>
          </table:table-cell>
          <table:table-cell office:value-type="float" office:value="0" table:formula="of:=SUM([.AL3:.AL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AM3:.AM3]&gt;[.$BO3:.$BO3])" table:number-matrix-columns-spanned="1" table:number-matrix-rows-spanned="1" table:style-name="ce1">
            <text:p>0</text:p>
          </table:table-cell>
          <table:table-cell office:value-type="float" office:value="0" table:formula="of:=SUM([.AN3:.AN3]&gt;[.$BP3:.$BP3])" table:number-matrix-columns-spanned="1" table:number-matrix-rows-spanned="1" table:style-name="ce1">
            <text:p>0</text:p>
          </table:table-cell>
          <table:table-cell office:value-type="float" office:value="0" table:formula="of:=SUM([.AO3:.AO3]&gt;[.$BQ3:.$BQ3])" table:number-matrix-columns-spanned="1" table:number-matrix-rows-spanned="1" table:style-name="ce1">
            <text:p>0</text:p>
          </table:table-cell>
          <table:table-cell office:value-type="float" office:value="0" table:formula="of:=SUM([.AP3:.AP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AQ3:.AQ3]&gt;[.$BO3:.$BO3])" table:number-matrix-columns-spanned="1" table:number-matrix-rows-spanned="1" table:style-name="ce1">
            <text:p>0</text:p>
          </table:table-cell>
          <table:table-cell office:value-type="float" office:value="0" table:formula="of:=SUM([.AR3:.AR3]&gt;[.$BP3:.$BP3])" table:number-matrix-columns-spanned="1" table:number-matrix-rows-spanned="1" table:style-name="ce1">
            <text:p>0</text:p>
          </table:table-cell>
          <table:table-cell office:value-type="float" office:value="0" table:formula="of:=SUM([.AS3:.AS3]&gt;[.$BQ3:.$BQ3])" table:number-matrix-columns-spanned="1" table:number-matrix-rows-spanned="1" table:style-name="ce1">
            <text:p>0</text:p>
          </table:table-cell>
          <table:table-cell office:value-type="float" office:value="1" table:formula="of:=SUM([.AT3:.AT3]&gt;[.$BN3:.$BN3])" table:number-matrix-columns-spanned="1" table:number-matrix-rows-spanned="1" table:style-name="ce1">
            <text:p>1</text:p>
          </table:table-cell>
          <table:table-cell office:value-type="float" office:value="1" table:formula="of:=SUM([.AU3:.AU3]&gt;[.$BO3:.$BO3])" table:number-matrix-columns-spanned="1" table:number-matrix-rows-spanned="1" table:style-name="ce1">
            <text:p>1</text:p>
          </table:table-cell>
          <table:table-cell office:value-type="float" office:value="1" table:formula="of:=SUM([.AV3:.AV3]&gt;[.$BP3:.$BP3])" table:number-matrix-columns-spanned="1" table:number-matrix-rows-spanned="1" table:style-name="ce1">
            <text:p>1</text:p>
          </table:table-cell>
          <table:table-cell office:value-type="float" office:value="1" table:formula="of:=SUM([.AW3:.AW3]&gt;[.$BQ3:.$BQ3])" table:number-matrix-columns-spanned="1" table:number-matrix-rows-spanned="1" table:style-name="ce1">
            <text:p>1</text:p>
          </table:table-cell>
          <table:table-cell office:value-type="float" office:value="1" table:formula="of:=SUM([.AX3:.AX3]&gt;[.$BN3:.$BN3])" table:number-matrix-columns-spanned="1" table:number-matrix-rows-spanned="1" table:style-name="ce1">
            <text:p>1</text:p>
          </table:table-cell>
          <table:table-cell office:value-type="float" office:value="1" table:formula="of:=SUM([.AY3:.AY3]&gt;[.$BO3:.$BO3])" table:number-matrix-columns-spanned="1" table:number-matrix-rows-spanned="1" table:style-name="ce1">
            <text:p>1</text:p>
          </table:table-cell>
          <table:table-cell office:value-type="float" office:value="1" table:formula="of:=SUM([.AZ3:.AZ3]&gt;[.$BP3:.$BP3])" table:number-matrix-columns-spanned="1" table:number-matrix-rows-spanned="1" table:style-name="ce1">
            <text:p>1</text:p>
          </table:table-cell>
          <table:table-cell office:value-type="float" office:value="0" table:formula="of:=SUM([.BA3:.BA3]&gt;[.$BQ3:.$BQ3])" table:number-matrix-columns-spanned="1" table:number-matrix-rows-spanned="1" table:style-name="ce1">
            <text:p>0</text:p>
          </table:table-cell>
          <table:table-cell office:value-type="float" office:value="1" table:formula="of:=SUM([.BB3:.BB3]&gt;[.$BN3:.$BN3])" table:number-matrix-columns-spanned="1" table:number-matrix-rows-spanned="1" table:style-name="ce1">
            <text:p>1</text:p>
          </table:table-cell>
          <table:table-cell office:value-type="float" office:value="1" table:formula="of:=SUM([.BC3:.BC3]&gt;[.$BO3:.$BO3])" table:number-matrix-columns-spanned="1" table:number-matrix-rows-spanned="1" table:style-name="ce1">
            <text:p>1</text:p>
          </table:table-cell>
          <table:table-cell office:value-type="float" office:value="1" table:formula="of:=SUM([.BD3:.BD3]&gt;[.$BP3:.$BP3])" table:number-matrix-columns-spanned="1" table:number-matrix-rows-spanned="1" table:style-name="ce1">
            <text:p>1</text:p>
          </table:table-cell>
          <table:table-cell office:value-type="float" office:value="1" table:formula="of:=SUM([.BE3:.BE3]&gt;[.$BQ3:.$BQ3])" table:number-matrix-columns-spanned="1" table:number-matrix-rows-spanned="1" table:style-name="ce1">
            <text:p>1</text:p>
          </table:table-cell>
          <table:table-cell office:value-type="float" office:value="0" table:formula="of:=SUM([.BF3:.BF3]&gt;[.$BN3:.$BN3])" table:number-matrix-columns-spanned="1" table:number-matrix-rows-spanned="1" table:style-name="ce1">
            <text:p>0</text:p>
          </table:table-cell>
          <table:table-cell office:value-type="float" office:value="0" table:formula="of:=SUM([.BG3:.BG3]&gt;[.$BO3:.$BO3])" table:number-matrix-columns-spanned="1" table:number-matrix-rows-spanned="1" table:style-name="ce1">
            <text:p>0</text:p>
          </table:table-cell>
          <table:table-cell office:value-type="float" office:value="1" table:formula="of:=SUM([.BH3:.BH3]&gt;[.$BP3:.$BP3])" table:number-matrix-columns-spanned="1" table:number-matrix-rows-spanned="1" table:style-name="ce1">
            <text:p>1</text:p>
          </table:table-cell>
          <table:table-cell office:value-type="float" office:value="0" table:formula="of:=SUM([.BI3:.BI3]&gt;[.$BQ3:.$BQ3])" table:number-matrix-columns-spanned="1" table:number-matrix-rows-spanned="1" table:style-name="ce1">
            <text:p>0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3]=[.$BR3:.$BR3])" table:number-matrix-columns-spanned="1" table:number-matrix-rows-spanned="1" table:style-name="ce1">
            <text:p>0</text:p>
          </table:table-cell>
          <table:table-cell office:value-type="float" office:value="0" table:formula="of:=SUM([.C3:.C3]=[.$BS3:.$BS3])" table:number-matrix-columns-spanned="1" table:number-matrix-rows-spanned="1" table:style-name="ce1">
            <text:p>0</text:p>
          </table:table-cell>
          <table:table-cell office:value-type="float" office:value="0" table:formula="of:=SUM([.D3:.D3]=[.$BT3:.$BT3])" table:number-matrix-columns-spanned="1" table:number-matrix-rows-spanned="1" table:style-name="ce1">
            <text:p>0</text:p>
          </table:table-cell>
          <table:table-cell office:value-type="float" office:value="0" table:formula="of:=SUM([.E3:.E3]=[.$BU3:.$BU3])" table:number-matrix-columns-spanned="1" table:number-matrix-rows-spanned="1" table:style-name="ce1">
            <text:p>0</text:p>
          </table:table-cell>
          <table:table-cell office:value-type="float" office:value="0" table:formula="of:=SUM([.F3:.F3]=[.$BR3:.$BR3])" table:number-matrix-columns-spanned="1" table:number-matrix-rows-spanned="1" table:style-name="ce1">
            <text:p>0</text:p>
          </table:table-cell>
          <table:table-cell office:value-type="float" office:value="0" table:formula="of:=SUM([.G3:.G3]=[.$BS3:.$BS3])" table:number-matrix-columns-spanned="1" table:number-matrix-rows-spanned="1" table:style-name="ce1">
            <text:p>0</text:p>
          </table:table-cell>
          <table:table-cell office:value-type="float" office:value="0" table:formula="of:=SUM([.H3:.H3]=[.$BT3:.$BT3])" table:number-matrix-columns-spanned="1" table:number-matrix-rows-spanned="1" table:style-name="ce1">
            <text:p>0</text:p>
          </table:table-cell>
          <table:table-cell office:value-type="float" office:value="0" table:formula="of:=SUM([.I3:.I3]=[.$BU3:.$BU3])" table:number-matrix-columns-spanned="1" table:number-matrix-rows-spanned="1" table:style-name="ce1">
            <text:p>0</text:p>
          </table:table-cell>
          <table:table-cell office:value-type="float" office:value="0" table:formula="of:=SUM([.J3:.J3]=[.$BR3:.$BR3])" table:number-matrix-columns-spanned="1" table:number-matrix-rows-spanned="1" table:style-name="ce1">
            <text:p>0</text:p>
          </table:table-cell>
          <table:table-cell office:value-type="float" office:value="0" table:formula="of:=SUM([.K3:.K3]=[.$BS3:.$BS3])" table:number-matrix-columns-spanned="1" table:number-matrix-rows-spanned="1" table:style-name="ce1">
            <text:p>0</text:p>
          </table:table-cell>
          <table:table-cell office:value-type="float" office:value="0" table:formula="of:=SUM([.L3:.L3]=[.$BT3:.$BT3])" table:number-matrix-columns-spanned="1" table:number-matrix-rows-spanned="1" table:style-name="ce1">
            <text:p>0</text:p>
          </table:table-cell>
          <table:table-cell office:value-type="float" office:value="0" table:formula="of:=SUM([.M3:.M3]=[.$BU3:.$BU3])" table:number-matrix-columns-spanned="1" table:number-matrix-rows-spanned="1" table:style-name="ce1">
            <text:p>0</text:p>
          </table:table-cell>
          <table:table-cell office:value-type="float" office:value="0" table:formula="of:=SUM([.N3:.N3]=[.$BR3:.$BR3])" table:number-matrix-columns-spanned="1" table:number-matrix-rows-spanned="1" table:style-name="ce1">
            <text:p>0</text:p>
          </table:table-cell>
          <table:table-cell office:value-type="float" office:value="0" table:formula="of:=SUM([.O3:.O3]=[.$BS3:.$BS3])" table:number-matrix-columns-spanned="1" table:number-matrix-rows-spanned="1" table:style-name="ce1">
            <text:p>0</text:p>
          </table:table-cell>
          <table:table-cell office:value-type="float" office:value="0" table:formula="of:=SUM([.P3:.P3]=[.$BT3:.$BT3])" table:number-matrix-columns-spanned="1" table:number-matrix-rows-spanned="1" table:style-name="ce1">
            <text:p>0</text:p>
          </table:table-cell>
          <table:table-cell office:value-type="float" office:value="0" table:formula="of:=SUM([.Q3:.Q3]=[.$BU3:.$BU3])" table:number-matrix-columns-spanned="1" table:number-matrix-rows-spanned="1" table:style-name="ce1">
            <text:p>0</text:p>
          </table:table-cell>
          <table:table-cell office:value-type="float" office:value="0" table:formula="of:=SUM([.R3:.R3]=[.$BR3:.$BR3])" table:number-matrix-columns-spanned="1" table:number-matrix-rows-spanned="1" table:style-name="ce1">
            <text:p>0</text:p>
          </table:table-cell>
          <table:table-cell office:value-type="float" office:value="0" table:formula="of:=SUM([.S3:.S3]=[.$BS3:.$BS3])" table:number-matrix-columns-spanned="1" table:number-matrix-rows-spanned="1" table:style-name="ce1">
            <text:p>0</text:p>
          </table:table-cell>
          <table:table-cell office:value-type="float" office:value="0" table:formula="of:=SUM([.T3:.T3]=[.$BT3:.$BT3])" table:number-matrix-columns-spanned="1" table:number-matrix-rows-spanned="1" table:style-name="ce1">
            <text:p>0</text:p>
          </table:table-cell>
          <table:table-cell office:value-type="float" office:value="0" table:formula="of:=SUM([.U3:.U3]=[.$BU3:.$BU3])" table:number-matrix-columns-spanned="1" table:number-matrix-rows-spanned="1" table:style-name="ce1">
            <text:p>0</text:p>
          </table:table-cell>
          <table:table-cell office:value-type="float" office:value="0" table:formula="of:=SUM([.V3:.V3]=[.$BR3:.$BR3])" table:number-matrix-columns-spanned="1" table:number-matrix-rows-spanned="1" table:style-name="ce1">
            <text:p>0</text:p>
          </table:table-cell>
          <table:table-cell office:value-type="float" office:value="0" table:formula="of:=SUM([.W3:.W3]=[.$BS3:.$BS3])" table:number-matrix-columns-spanned="1" table:number-matrix-rows-spanned="1" table:style-name="ce1">
            <text:p>0</text:p>
          </table:table-cell>
          <table:table-cell office:value-type="float" office:value="0" table:formula="of:=SUM([.X3:.X3]=[.$BT3:.$BT3])" table:number-matrix-columns-spanned="1" table:number-matrix-rows-spanned="1" table:style-name="ce1">
            <text:p>0</text:p>
          </table:table-cell>
          <table:table-cell office:value-type="float" office:value="0" table:formula="of:=SUM([.Y3:.Y3]=[.$BU3:.$BU3])" table:number-matrix-columns-spanned="1" table:number-matrix-rows-spanned="1" table:style-name="ce1">
            <text:p>0</text:p>
          </table:table-cell>
          <table:table-cell office:value-type="float" office:value="0" table:formula="of:=SUM([.Z3:.Z3]=[.$BR3:.$BR3])" table:number-matrix-columns-spanned="1" table:number-matrix-rows-spanned="1" table:style-name="ce1">
            <text:p>0</text:p>
          </table:table-cell>
          <table:table-cell office:value-type="float" office:value="0" table:formula="of:=SUM([.AA3:.AA3]=[.$BS3:.$BS3])" table:number-matrix-columns-spanned="1" table:number-matrix-rows-spanned="1" table:style-name="ce1">
            <text:p>0</text:p>
          </table:table-cell>
          <table:table-cell office:value-type="float" office:value="0" table:formula="of:=SUM([.AB3:.AB3]=[.$BT3:.$BT3])" table:number-matrix-columns-spanned="1" table:number-matrix-rows-spanned="1" table:style-name="ce1">
            <text:p>0</text:p>
          </table:table-cell>
          <table:table-cell office:value-type="float" office:value="0" table:formula="of:=SUM([.AC3:.AC3]=[.$BU3:.$BU3])" table:number-matrix-columns-spanned="1" table:number-matrix-rows-spanned="1" table:style-name="ce1">
            <text:p>0</text:p>
          </table:table-cell>
          <table:table-cell office:value-type="float" office:value="0" table:formula="of:=SUM([.AD3:.AD3]=[.$BR3:.$BR3])" table:number-matrix-columns-spanned="1" table:number-matrix-rows-spanned="1" table:style-name="ce1">
            <text:p>0</text:p>
          </table:table-cell>
          <table:table-cell office:value-type="float" office:value="0" table:formula="of:=SUM([.AE3:.AE3]=[.$BS3:.$BS3])" table:number-matrix-columns-spanned="1" table:number-matrix-rows-spanned="1" table:style-name="ce1">
            <text:p>0</text:p>
          </table:table-cell>
          <table:table-cell office:value-type="float" office:value="0" table:formula="of:=SUM([.AF3:.AF3]=[.$BT3:.$BT3])" table:number-matrix-columns-spanned="1" table:number-matrix-rows-spanned="1" table:style-name="ce1">
            <text:p>0</text:p>
          </table:table-cell>
          <table:table-cell office:value-type="float" office:value="0" table:formula="of:=SUM([.AG3:.AG3]=[.$BU3:.$BU3])" table:number-matrix-columns-spanned="1" table:number-matrix-rows-spanned="1" table:style-name="ce1">
            <text:p>0</text:p>
          </table:table-cell>
          <table:table-cell office:value-type="float" office:value="0" table:formula="of:=SUM([.AH3:.AH3]=[.$BR3:.$BR3])" table:number-matrix-columns-spanned="1" table:number-matrix-rows-spanned="1" table:style-name="ce1">
            <text:p>0</text:p>
          </table:table-cell>
          <table:table-cell office:value-type="float" office:value="0" table:formula="of:=SUM([.AI3:.AI3]=[.$BS3:.$BS3])" table:number-matrix-columns-spanned="1" table:number-matrix-rows-spanned="1" table:style-name="ce1">
            <text:p>0</text:p>
          </table:table-cell>
          <table:table-cell office:value-type="float" office:value="0" table:formula="of:=SUM([.AJ3:.AJ3]=[.$BT3:.$BT3])" table:number-matrix-columns-spanned="1" table:number-matrix-rows-spanned="1" table:style-name="ce1">
            <text:p>0</text:p>
          </table:table-cell>
          <table:table-cell office:value-type="float" office:value="0" table:formula="of:=SUM([.AK3:.AK3]=[.$BU3:.$BU3])" table:number-matrix-columns-spanned="1" table:number-matrix-rows-spanned="1" table:style-name="ce1">
            <text:p>0</text:p>
          </table:table-cell>
          <table:table-cell office:value-type="float" office:value="0" table:formula="of:=SUM([.AL3:.AL3]=[.$BR3:.$BR3])" table:number-matrix-columns-spanned="1" table:number-matrix-rows-spanned="1" table:style-name="ce1">
            <text:p>0</text:p>
          </table:table-cell>
          <table:table-cell office:value-type="float" office:value="0" table:formula="of:=SUM([.AM3:.AM3]=[.$BS3:.$BS3])" table:number-matrix-columns-spanned="1" table:number-matrix-rows-spanned="1" table:style-name="ce1">
            <text:p>0</text:p>
          </table:table-cell>
          <table:table-cell office:value-type="float" office:value="0" table:formula="of:=SUM([.AN3:.AN3]=[.$BT3:.$BT3])" table:number-matrix-columns-spanned="1" table:number-matrix-rows-spanned="1" table:style-name="ce1">
            <text:p>0</text:p>
          </table:table-cell>
          <table:table-cell office:value-type="float" office:value="0" table:formula="of:=SUM([.AO3:.AO3]=[.$BU3:.$BU3])" table:number-matrix-columns-spanned="1" table:number-matrix-rows-spanned="1" table:style-name="ce1">
            <text:p>0</text:p>
          </table:table-cell>
          <table:table-cell office:value-type="float" office:value="0" table:formula="of:=SUM([.AP3:.AP3]=[.$BR3:.$BR3])" table:number-matrix-columns-spanned="1" table:number-matrix-rows-spanned="1" table:style-name="ce1">
            <text:p>0</text:p>
          </table:table-cell>
          <table:table-cell office:value-type="float" office:value="0" table:formula="of:=SUM([.AQ3:.AQ3]=[.$BS3:.$BS3])" table:number-matrix-columns-spanned="1" table:number-matrix-rows-spanned="1" table:style-name="ce1">
            <text:p>0</text:p>
          </table:table-cell>
          <table:table-cell office:value-type="float" office:value="0" table:formula="of:=SUM([.AR3:.AR3]=[.$BT3:.$BT3])" table:number-matrix-columns-spanned="1" table:number-matrix-rows-spanned="1" table:style-name="ce1">
            <text:p>0</text:p>
          </table:table-cell>
          <table:table-cell office:value-type="float" office:value="0" table:formula="of:=SUM([.AS3:.AS3]=[.$BU3:.$BU3])" table:number-matrix-columns-spanned="1" table:number-matrix-rows-spanned="1" table:style-name="ce1">
            <text:p>0</text:p>
          </table:table-cell>
          <table:table-cell office:value-type="float" office:value="1" table:formula="of:=SUM([.AT3:.AT3]=[.$BR3:.$BR3])" table:number-matrix-columns-spanned="1" table:number-matrix-rows-spanned="1" table:style-name="ce1">
            <text:p>1</text:p>
          </table:table-cell>
          <table:table-cell office:value-type="float" office:value="1" table:formula="of:=SUM([.AU3:.AU3]=[.$BS3:.$BS3])" table:number-matrix-columns-spanned="1" table:number-matrix-rows-spanned="1" table:style-name="ce1">
            <text:p>1</text:p>
          </table:table-cell>
          <table:table-cell office:value-type="float" office:value="0" table:formula="of:=SUM([.AV3:.AV3]=[.$BT3:.$BT3])" table:number-matrix-columns-spanned="1" table:number-matrix-rows-spanned="1" table:style-name="ce1">
            <text:p>0</text:p>
          </table:table-cell>
          <table:table-cell office:value-type="float" office:value="1" table:formula="of:=SUM([.AW3:.AW3]=[.$BU3:.$BU3])" table:number-matrix-columns-spanned="1" table:number-matrix-rows-spanned="1" table:style-name="ce1">
            <text:p>1</text:p>
          </table:table-cell>
          <table:table-cell office:value-type="float" office:value="0" table:formula="of:=SUM([.AX3:.AX3]=[.$BR3:.$BR3])" table:number-matrix-columns-spanned="1" table:number-matrix-rows-spanned="1" table:style-name="ce1">
            <text:p>0</text:p>
          </table:table-cell>
          <table:table-cell office:value-type="float" office:value="0" table:formula="of:=SUM([.AY3:.AY3]=[.$BS3:.$BS3])" table:number-matrix-columns-spanned="1" table:number-matrix-rows-spanned="1" table:style-name="ce1">
            <text:p>0</text:p>
          </table:table-cell>
          <table:table-cell office:value-type="float" office:value="0" table:formula="of:=SUM([.AZ3:.AZ3]=[.$BT3:.$BT3])" table:number-matrix-columns-spanned="1" table:number-matrix-rows-spanned="1" table:style-name="ce1">
            <text:p>0</text:p>
          </table:table-cell>
          <table:table-cell office:value-type="float" office:value="0" table:formula="of:=SUM([.BA3:.BA3]=[.$BU3:.$BU3])" table:number-matrix-columns-spanned="1" table:number-matrix-rows-spanned="1" table:style-name="ce1">
            <text:p>0</text:p>
          </table:table-cell>
          <table:table-cell office:value-type="float" office:value="0" table:formula="of:=SUM([.BB3:.BB3]=[.$BR3:.$BR3])" table:number-matrix-columns-spanned="1" table:number-matrix-rows-spanned="1" table:style-name="ce1">
            <text:p>0</text:p>
          </table:table-cell>
          <table:table-cell office:value-type="float" office:value="0" table:formula="of:=SUM([.BC3:.BC3]=[.$BS3:.$BS3])" table:number-matrix-columns-spanned="1" table:number-matrix-rows-spanned="1" table:style-name="ce1">
            <text:p>0</text:p>
          </table:table-cell>
          <table:table-cell office:value-type="float" office:value="1" table:formula="of:=SUM([.BD3:.BD3]=[.$BT3:.$BT3])" table:number-matrix-columns-spanned="1" table:number-matrix-rows-spanned="1" table:style-name="ce1">
            <text:p>1</text:p>
          </table:table-cell>
          <table:table-cell office:value-type="float" office:value="0" table:formula="of:=SUM([.BE3:.BE3]=[.$BU3:.$BU3])" table:number-matrix-columns-spanned="1" table:number-matrix-rows-spanned="1" table:style-name="ce1">
            <text:p>0</text:p>
          </table:table-cell>
          <table:table-cell office:value-type="float" office:value="0" table:formula="of:=SUM([.BF3:.BF3]=[.$BR3:.$BR3])" table:number-matrix-columns-spanned="1" table:number-matrix-rows-spanned="1" table:style-name="ce1">
            <text:p>0</text:p>
          </table:table-cell>
          <table:table-cell office:value-type="float" office:value="0" table:formula="of:=SUM([.BG3:.BG3]=[.$BS3:.$BS3])" table:number-matrix-columns-spanned="1" table:number-matrix-rows-spanned="1" table:style-name="ce1">
            <text:p>0</text:p>
          </table:table-cell>
          <table:table-cell office:value-type="float" office:value="0" table:formula="of:=SUM([.BH3:.BH3]=[.$BT3:.$BT3])" table:number-matrix-columns-spanned="1" table:number-matrix-rows-spanned="1" table:style-name="ce1">
            <text:p>0</text:p>
          </table:table-cell>
          <table:table-cell office:value-type="float" office:value="0" table:formula="of:=SUM([.BI3:.BI3]=[.$BU3:.$BU3])" table:number-matrix-columns-spanned="1" table:number-matrix-rows-spanned="1" table:style-name="ce1">
            <text:p>0</text:p>
          </table:table-cell>
          <table:table-cell table:number-columns-repeated="1632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Joul</dc:creator>
    <dc:date>2022-12-22T11:09:01Z</dc:date>
    <meta:editing-duration>PT0S</meta:editing-duration>
  </office:meta>
</office:document-meta>
</file>